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ahoma1"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6.4313in" fo:margin-left="-0.0486in" table:align="left" style:writing-mode="lr-tb"/>
    </style:style>
    <style:style style:name="Table1.A" style:family="table-column">
      <style:table-column-properties style:column-width="6.4313in"/>
    </style:style>
    <style:style style:name="Table1.A1" style:family="table-cell">
      <style:table-cell-properties style:vertical-align="top" fo:background-color="#7f7f7f" fo:padding-left="0.0486in" fo:padding-right="0.0486in" fo:padding-top="0in" fo:padding-bottom="0in" fo:border="none">
        <style:background-image/>
      </style:table-cell-properties>
    </style:style>
    <style:style style:name="Table2" style:family="table">
      <style:table-properties style:width="6.4313in" fo:margin-left="-0.0486in" table:align="left" style:writing-mode="lr-tb"/>
    </style:style>
    <style:style style:name="Table2.A" style:family="table-column">
      <style:table-column-properties style:column-width="6.4313in"/>
    </style:style>
    <style:style style:name="Table2.A1" style:family="table-cell">
      <style:table-cell-properties style:vertical-align="top" fo:background-color="#7f7f7f" fo:padding-left="0.0486in" fo:padding-right="0.0486in" fo:padding-top="0in" fo:padding-bottom="0in" fo:border="none">
        <style:background-image/>
      </style:table-cell-properties>
    </style:style>
    <style:style style:name="Table4" style:family="table">
      <style:table-properties style:width="6.3986in" table:align="left" style:writing-mode="lr-tb"/>
    </style:style>
    <style:style style:name="Table4.A" style:family="table-column">
      <style:table-column-properties style:column-width="1.6736in"/>
    </style:style>
    <style:style style:name="Table4.B" style:family="table-column">
      <style:table-column-properties style:column-width="4.725in"/>
    </style:style>
    <style:style style:name="Table4.A1" style:family="table-cell">
      <style:table-cell-properties style:vertical-align="top" fo:padding-left="0.0486in" fo:padding-right="0.0486in" fo:padding-top="0in" fo:padding-bottom="0in" fo:border="none"/>
    </style:style>
    <style:style style:name="Table5" style:family="table">
      <style:table-properties style:width="6.3819in" table:align="left" style:writing-mode="lr-tb"/>
    </style:style>
    <style:style style:name="Table5.A" style:family="table-column">
      <style:table-column-properties style:column-width="1.6736in"/>
    </style:style>
    <style:style style:name="Table5.B" style:family="table-column">
      <style:table-column-properties style:column-width="4.7083in"/>
    </style:style>
    <style:style style:name="Table5.A1" style:family="table-cell">
      <style:table-cell-properties style:vertical-align="top" fo:padding-left="0.0486in" fo:padding-right="0.0486in" fo:padding-top="0in" fo:padding-bottom="0in" fo:border="none"/>
    </style:style>
    <style:style style:name="Table6" style:family="table">
      <style:table-properties style:width="1.7222in" fo:margin-left="-0.0486in" table:align="left" style:writing-mode="lr-tb"/>
    </style:style>
    <style:style style:name="Table6.A" style:family="table-column">
      <style:table-column-properties style:column-width="1.7222in"/>
    </style:style>
    <style:style style:name="Table6.A1" style:family="table-cell">
      <style:table-cell-properties style:vertical-align="top" fo:background-color="#7f7f7f" fo:padding-left="0.0486in" fo:padding-right="0.0486in" fo:padding-top="0in" fo:padding-bottom="0in" fo:border="none">
        <style:background-image/>
      </style:table-cell-properties>
    </style:style>
    <style:style style:name="Table7" style:family="table">
      <style:table-properties style:width="1.7222in" fo:margin-left="-0.0486in" table:align="left" style:writing-mode="lr-tb"/>
    </style:style>
    <style:style style:name="Table7.A" style:family="table-column">
      <style:table-column-properties style:column-width="1.7222in"/>
    </style:style>
    <style:style style:name="Table7.A1" style:family="table-cell">
      <style:table-cell-properties style:vertical-align="top" fo:background-color="#7f7f7f" fo:padding-left="0.0486in" fo:padding-right="0.0486in" fo:padding-top="0in" fo:padding-bottom="0in" fo:border="none">
        <style:background-image/>
      </style:table-cell-properties>
    </style:style>
    <style:style style:name="Table8" style:family="table">
      <style:table-properties style:width="6.3986in" table:align="left" style:writing-mode="lr-tb"/>
    </style:style>
    <style:style style:name="Table8.A" style:family="table-column">
      <style:table-column-properties style:column-width="1.6736in"/>
    </style:style>
    <style:style style:name="Table8.B" style:family="table-column">
      <style:table-column-properties style:column-width="4.725in"/>
    </style:style>
    <style:style style:name="Table8.A1" style:family="table-cell">
      <style:table-cell-properties style:vertical-align="top" fo:padding-left="0.0486in" fo:padding-right="0.0486in" fo:padding-top="0in" fo:padding-bottom="0in" fo:border="none"/>
    </style:style>
    <style:style style:name="Table9" style:family="table">
      <style:table-properties style:width="6.3819in" table:align="left" style:writing-mode="lr-tb"/>
    </style:style>
    <style:style style:name="Table9.A" style:family="table-column">
      <style:table-column-properties style:column-width="1.6736in"/>
    </style:style>
    <style:style style:name="Table9.B" style:family="table-column">
      <style:table-column-properties style:column-width="4.7083in"/>
    </style:style>
    <style:style style:name="Table9.A1" style:family="table-cell">
      <style:table-cell-properties style:vertical-align="top" fo:padding-left="0.0486in" fo:padding-right="0.0486in" fo:padding-top="0in" fo:padding-bottom="0in" fo:border="none"/>
    </style:style>
    <style:style style:name="Table10" style:family="table">
      <style:table-properties style:width="6.3819in" table:align="left" style:writing-mode="lr-tb"/>
    </style:style>
    <style:style style:name="Table10.A" style:family="table-column">
      <style:table-column-properties style:column-width="1.6736in"/>
    </style:style>
    <style:style style:name="Table10.B" style:family="table-column">
      <style:table-column-properties style:column-width="4.7083in"/>
    </style:style>
    <style:style style:name="Table10.A1" style:family="table-cell">
      <style:table-cell-properties style:vertical-align="top" fo:padding-left="0.0486in" fo:padding-right="0.0486in" fo:padding-top="0in" fo:padding-bottom="0in" fo:border="none"/>
    </style:style>
    <style:style style:name="Table11" style:family="table">
      <style:table-properties style:width="1.7222in" fo:margin-left="-0.0486in" table:align="left" style:writing-mode="lr-tb"/>
    </style:style>
    <style:style style:name="Table11.A" style:family="table-column">
      <style:table-column-properties style:column-width="1.7222in"/>
    </style:style>
    <style:style style:name="Table11.A1" style:family="table-cell">
      <style:table-cell-properties style:vertical-align="top" fo:background-color="#7f7f7f" fo:padding-left="0.0486in" fo:padding-right="0.0486in" fo:padding-top="0in" fo:padding-bottom="0in" fo:border="none">
        <style:background-image/>
      </style:table-cell-properties>
    </style:style>
    <style:style style:name="Table12" style:family="table">
      <style:table-properties style:width="6.3819in" table:align="left" style:writing-mode="lr-tb"/>
    </style:style>
    <style:style style:name="Table12.A" style:family="table-column">
      <style:table-column-properties style:column-width="1.6736in"/>
    </style:style>
    <style:style style:name="Table12.B" style:family="table-column">
      <style:table-column-properties style:column-width="4.7083in"/>
    </style:style>
    <style:style style:name="Table12.A1" style:family="table-cell">
      <style:table-cell-properties style:vertical-align="top" fo:padding-left="0.0486in" fo:padding-right="0.0486in" fo:padding-top="0in" fo:padding-bottom="0in" fo:border="none"/>
    </style:style>
    <style:style style:name="Table13" style:family="table">
      <style:table-properties style:width="6.3819in" table:align="left" style:writing-mode="lr-tb"/>
    </style:style>
    <style:style style:name="Table13.A" style:family="table-column">
      <style:table-column-properties style:column-width="1.6736in"/>
    </style:style>
    <style:style style:name="Table13.B" style:family="table-column">
      <style:table-column-properties style:column-width="4.7083in"/>
    </style:style>
    <style:style style:name="Table13.A1" style:family="table-cell">
      <style:table-cell-properties style:vertical-align="top" fo:padding-left="0.0486in" fo:padding-right="0.0486in" fo:padding-top="0in" fo:padding-bottom="0in" fo:border="none"/>
    </style:style>
    <style:style style:name="Table14" style:family="table">
      <style:table-properties style:width="6.3819in" table:align="left" style:writing-mode="lr-tb"/>
    </style:style>
    <style:style style:name="Table14.A" style:family="table-column">
      <style:table-column-properties style:column-width="1.6736in"/>
    </style:style>
    <style:style style:name="Table14.B" style:family="table-column">
      <style:table-column-properties style:column-width="4.7083in"/>
    </style:style>
    <style:style style:name="Table14.A1" style:family="table-cell">
      <style:table-cell-properties style:vertical-align="top" fo:padding-left="0.0486in" fo:padding-right="0.0486in" fo:padding-top="0in" fo:padding-bottom="0in" fo:border="none"/>
    </style:style>
    <style:style style:name="Table15" style:family="table">
      <style:table-properties style:width="6.3819in" table:align="left" style:writing-mode="lr-tb"/>
    </style:style>
    <style:style style:name="Table15.A" style:family="table-column">
      <style:table-column-properties style:column-width="1.6736in"/>
    </style:style>
    <style:style style:name="Table15.B" style:family="table-column">
      <style:table-column-properties style:column-width="4.7083in"/>
    </style:style>
    <style:style style:name="Table15.A1" style:family="table-cell">
      <style:table-cell-properties style:vertical-align="top" fo:padding-left="0.0486in" fo:padding-right="0.0486in" fo:padding-top="0in" fo:padding-bottom="0in" fo:border="none"/>
    </style:style>
    <style:style style:name="Table16" style:family="table">
      <style:table-properties style:width="6.3819in" table:align="left" style:writing-mode="lr-tb"/>
    </style:style>
    <style:style style:name="Table16.A" style:family="table-column">
      <style:table-column-properties style:column-width="1.6736in"/>
    </style:style>
    <style:style style:name="Table16.B" style:family="table-column">
      <style:table-column-properties style:column-width="4.7083in"/>
    </style:style>
    <style:style style:name="Table16.A1" style:family="table-cell">
      <style:table-cell-properties style:vertical-align="top" fo:padding-left="0.0486in" fo:padding-right="0.0486in" fo:padding-top="0in" fo:padding-bottom="0in" fo:border="none"/>
    </style:style>
    <style:style style:name="Table17" style:family="table">
      <style:table-properties style:width="6.3986in" table:align="left" style:writing-mode="lr-tb"/>
    </style:style>
    <style:style style:name="Table17.A" style:family="table-column">
      <style:table-column-properties style:column-width="1.6736in"/>
    </style:style>
    <style:style style:name="Table17.B" style:family="table-column">
      <style:table-column-properties style:column-width="4.725in"/>
    </style:style>
    <style:style style:name="Table17.A1" style:family="table-cell">
      <style:table-cell-properties style:vertical-align="top" fo:padding-left="0.0486in" fo:padding-right="0.0486in" fo:padding-top="0in" fo:padding-bottom="0in" fo:border="none"/>
    </style:style>
    <style:style style:name="Table18" style:family="table">
      <style:table-properties style:width="6.3986in" table:align="left" style:writing-mode="lr-tb"/>
    </style:style>
    <style:style style:name="Table18.A" style:family="table-column">
      <style:table-column-properties style:column-width="1.6736in"/>
    </style:style>
    <style:style style:name="Table18.B" style:family="table-column">
      <style:table-column-properties style:column-width="4.725in"/>
    </style:style>
    <style:style style:name="Table18.A1" style:family="table-cell">
      <style:table-cell-properties style:vertical-align="top" fo:padding-left="0.0486in" fo:padding-right="0.0486in" fo:padding-top="0in" fo:padding-bottom="0in" fo:border="none"/>
    </style:style>
    <style:style style:name="Table19" style:family="table">
      <style:table-properties style:width="6.3986in" table:align="left" style:writing-mode="lr-tb"/>
    </style:style>
    <style:style style:name="Table19.A" style:family="table-column">
      <style:table-column-properties style:column-width="1.6736in"/>
    </style:style>
    <style:style style:name="Table19.B" style:family="table-column">
      <style:table-column-properties style:column-width="4.725in"/>
    </style:style>
    <style:style style:name="Table19.A1" style:family="table-cell">
      <style:table-cell-properties style:vertical-align="top" fo:padding-left="0.0486in" fo:padding-right="0.0486in" fo:padding-top="0in" fo:padding-bottom="0in" fo:border="none"/>
    </style:style>
    <style:style style:name="Table20" style:family="table">
      <style:table-properties style:width="6.3819in" table:align="left" style:writing-mode="lr-tb"/>
    </style:style>
    <style:style style:name="Table20.A" style:family="table-column">
      <style:table-column-properties style:column-width="1.6736in"/>
    </style:style>
    <style:style style:name="Table20.B" style:family="table-column">
      <style:table-column-properties style:column-width="4.7083in"/>
    </style:style>
    <style:style style:name="Table20.A1" style:family="table-cell">
      <style:table-cell-properties style:vertical-align="top" fo:padding-left="0.0486in" fo:padding-right="0.0486in" fo:padding-top="0in" fo:padding-bottom="0in" fo:border="none"/>
    </style:style>
    <style:style style:name="Table21" style:family="table">
      <style:table-properties style:width="6.3819in" table:align="left" style:writing-mode="lr-tb"/>
    </style:style>
    <style:style style:name="Table21.A" style:family="table-column">
      <style:table-column-properties style:column-width="1.6736in"/>
    </style:style>
    <style:style style:name="Table21.B" style:family="table-column">
      <style:table-column-properties style:column-width="4.7083in"/>
    </style:style>
    <style:style style:name="Table21.A1" style:family="table-cell">
      <style:table-cell-properties style:vertical-align="top" fo:padding-left="0.0486in" fo:padding-right="0.0486in" fo:padding-top="0in" fo:padding-bottom="0in" fo:border="none"/>
    </style:style>
    <style:style style:name="Table22" style:family="table">
      <style:table-properties style:width="6.3819in" table:align="left" style:writing-mode="lr-tb"/>
    </style:style>
    <style:style style:name="Table22.A" style:family="table-column">
      <style:table-column-properties style:column-width="1.6736in"/>
    </style:style>
    <style:style style:name="Table22.B" style:family="table-column">
      <style:table-column-properties style:column-width="4.7083in"/>
    </style:style>
    <style:style style:name="Table22.A1" style:family="table-cell">
      <style:table-cell-properties style:vertical-align="top" fo:padding-left="0.0486in" fo:padding-right="0.0486in" fo:padding-top="0in" fo:padding-bottom="0in" fo:border="none"/>
    </style:style>
    <style:style style:name="Table23" style:family="table">
      <style:table-properties style:width="1.7222in" fo:margin-left="-0.0486in" table:align="left" style:writing-mode="lr-tb"/>
    </style:style>
    <style:style style:name="Table23.A" style:family="table-column">
      <style:table-column-properties style:column-width="1.7222in"/>
    </style:style>
    <style:style style:name="Table23.A1" style:family="table-cell">
      <style:table-cell-properties style:vertical-align="top" fo:background-color="#7f7f7f" fo:padding-left="0.0486in" fo:padding-right="0.0486in" fo:padding-top="0in" fo:padding-bottom="0in" fo:border="none">
        <style:background-image/>
      </style:table-cell-properties>
    </style:style>
    <style:style style:name="Table24" style:family="table">
      <style:table-properties style:width="6.3486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725in"/>
    </style:style>
    <style:style style:name="Table24.A1" style:family="table-cell">
      <style:table-cell-properties style:vertical-align="top" fo:padding-left="0.0486in" fo:padding-right="0.0486in" fo:padding-top="0in" fo:padding-bottom="0in" fo:border="none"/>
    </style:style>
    <style:style style:name="Table25" style:family="table">
      <style:table-properties style:width="6.3486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725in"/>
    </style:style>
    <style:style style:name="Table25.A1" style:family="table-cell">
      <style:table-cell-properties style:vertical-align="top" fo:padding-left="0.0486in" fo:padding-right="0.0486in" fo:padding-top="0in" fo:padding-bottom="0in" fo:border="none"/>
    </style:style>
    <style:style style:name="Table26" style:family="table">
      <style:table-properties style:width="1.7222in" fo:margin-left="-0.0486in" table:align="left" style:writing-mode="lr-tb"/>
    </style:style>
    <style:style style:name="Table26.A" style:family="table-column">
      <style:table-column-properties style:column-width="1.7222in"/>
    </style:style>
    <style:style style:name="Table26.A1" style:family="table-cell">
      <style:table-cell-properties style:vertical-align="top" fo:background-color="#7f7f7f" fo:padding-left="0.0486in" fo:padding-right="0.0486in" fo:padding-top="0in" fo:padding-bottom="0in" fo:border="none">
        <style:background-image/>
      </style:table-cell-properties>
    </style:style>
    <style:style style:name="Table27" style:family="table">
      <style:table-properties style:width="6.3486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725in"/>
    </style:style>
    <style:style style:name="Table27.A1" style:family="table-cell">
      <style:table-cell-properties style:vertical-align="top" fo:padding-left="0.0486in" fo:padding-right="0.0486in" fo:padding-top="0in" fo:padding-bottom="0in" fo:border="none"/>
    </style:style>
    <style:style style:name="Table28" style:family="table">
      <style:table-properties style:width="6.3486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725in"/>
    </style:style>
    <style:style style:name="Table28.A1" style:family="table-cell">
      <style:table-cell-properties style:vertical-align="top" fo:padding-left="0.0486in" fo:padding-right="0.0486in" fo:padding-top="0in" fo:padding-bottom="0in" fo:border="none"/>
    </style:style>
    <style:style style:name="Table29" style:family="table">
      <style:table-properties style:width="6.3486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725in"/>
    </style:style>
    <style:style style:name="Table29.A1" style:family="table-cell">
      <style:table-cell-properties style:vertical-align="top" fo:padding-left="0.0486in" fo:padding-right="0.0486in" fo:padding-top="0in" fo:padding-bottom="0in" fo:border="none"/>
    </style:style>
    <style:style style:name="Table30" style:family="table">
      <style:table-properties style:width="6.3486in" fo:margin-left="-0.0486in" table:align="left" style:writing-mode="lr-tb"/>
    </style:style>
    <style:style style:name="Table30.A" style:family="table-column">
      <style:table-column-properties style:column-width="1.6236in"/>
    </style:style>
    <style:style style:name="Table30.B" style:family="table-column">
      <style:table-column-properties style:column-width="4.725in"/>
    </style:style>
    <style:style style:name="Table30.A1" style:family="table-cell">
      <style:table-cell-properties style:vertical-align="top" fo:padding-left="0.0486in" fo:padding-right="0.0486in" fo:padding-top="0in" fo:padding-bottom="0in" fo:border="none"/>
    </style:style>
    <style:style style:name="Table31" style:family="table">
      <style:table-properties style:width="6.3486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725in"/>
    </style:style>
    <style:style style:name="Table31.A1" style:family="table-cell">
      <style:table-cell-properties style:vertical-align="top" fo:padding-left="0.0486in" fo:padding-right="0.0486in" fo:padding-top="0in" fo:padding-bottom="0in" fo:border="none"/>
    </style:style>
    <style:style style:name="Table32" style:family="table">
      <style:table-properties style:width="1.7222in" fo:margin-left="-0.0486in" table:align="left" style:writing-mode="lr-tb"/>
    </style:style>
    <style:style style:name="Table32.A" style:family="table-column">
      <style:table-column-properties style:column-width="1.7222in"/>
    </style:style>
    <style:style style:name="Table32.A1" style:family="table-cell">
      <style:table-cell-properties style:vertical-align="top" fo:background-color="#7f7f7f" fo:padding-left="0.0486in" fo:padding-right="0.0486in" fo:padding-top="0in" fo:padding-bottom="0in" fo:border="none">
        <style:background-image/>
      </style:table-cell-properties>
    </style:style>
    <style:style style:name="Table33" style:family="table">
      <style:table-properties style:width="6.3486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725in"/>
    </style:style>
    <style:style style:name="Table33.A1" style:family="table-cell">
      <style:table-cell-properties style:vertical-align="top" fo:padding-left="0.0486in" fo:padding-right="0.0486in" fo:padding-top="0in" fo:padding-bottom="0in" fo:border="none"/>
    </style:style>
    <style:style style:name="Table34" style:family="table">
      <style:table-properties style:width="6.3486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725in"/>
    </style:style>
    <style:style style:name="Table34.A1" style:family="table-cell">
      <style:table-cell-properties style:vertical-align="top" fo:padding-left="0.0486in" fo:padding-right="0.0486in" fo:padding-top="0in" fo:padding-bottom="0in" fo:border="none"/>
    </style:style>
    <style:style style:name="Table35" style:family="table">
      <style:table-properties style:width="6.3486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725in"/>
    </style:style>
    <style:style style:name="Table35.A1" style:family="table-cell">
      <style:table-cell-properties style:vertical-align="top" fo:padding-left="0.0486in" fo:padding-right="0.0486in" fo:padding-top="0in" fo:padding-bottom="0in" fo:border="none"/>
    </style:style>
    <style:style style:name="Table36" style:family="table">
      <style:table-properties style:width="6.3486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725in"/>
    </style:style>
    <style:style style:name="Table36.A1" style:family="table-cell">
      <style:table-cell-properties style:vertical-align="top" fo:padding-left="0.0486in" fo:padding-right="0.0486in" fo:padding-top="0in" fo:padding-bottom="0in" fo:border="none"/>
    </style:style>
    <style:style style:name="Table37" style:family="table">
      <style:table-properties style:width="6.348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725in"/>
    </style:style>
    <style:style style:name="Table37.A1" style:family="table-cell">
      <style:table-cell-properties style:vertical-align="top" fo:padding-left="0.0486in" fo:padding-right="0.0486in" fo:padding-top="0in" fo:padding-bottom="0in" fo:border="none"/>
    </style:style>
    <style:style style:name="Table38" style:family="table">
      <style:table-properties style:width="6.3486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725in"/>
    </style:style>
    <style:style style:name="Table38.A1" style:family="table-cell">
      <style:table-cell-properties style:vertical-align="top" fo:padding-left="0.0486in" fo:padding-right="0.0486in" fo:padding-top="0in" fo:padding-bottom="0in" fo:border="none"/>
    </style:style>
    <style:style style:name="Table39" style:family="table">
      <style:table-properties style:width="6.3486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725in"/>
    </style:style>
    <style:style style:name="Table39.A1" style:family="table-cell">
      <style:table-cell-properties style:vertical-align="top" fo:padding-left="0.0486in" fo:padding-right="0.0486in" fo:padding-top="0in" fo:padding-bottom="0in" fo:border="none"/>
    </style:style>
    <style:style style:name="Table40" style:family="table">
      <style:table-properties style:width="6.3486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725in"/>
    </style:style>
    <style:style style:name="Table40.A1" style:family="table-cell">
      <style:table-cell-properties style:vertical-align="top" fo:padding-left="0.0486in" fo:padding-right="0.0486in" fo:padding-top="0in" fo:padding-bottom="0in" fo:border="none"/>
    </style:style>
    <style:style style:name="Table41" style:family="table">
      <style:table-properties style:width="6.3486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725in"/>
    </style:style>
    <style:style style:name="Table41.A1" style:family="table-cell">
      <style:table-cell-properties style:vertical-align="top" fo:padding-left="0.0486in" fo:padding-right="0.0486in" fo:padding-top="0in" fo:padding-bottom="0in" fo:border="none"/>
    </style:style>
    <style:style style:name="Table42" style:family="table">
      <style:table-properties style:width="6.3486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725in"/>
    </style:style>
    <style:style style:name="Table42.A1" style:family="table-cell">
      <style:table-cell-properties style:vertical-align="top" fo:padding-left="0.0486in" fo:padding-right="0.0486in" fo:padding-top="0in" fo:padding-bottom="0in" fo:border="none"/>
    </style:style>
    <style:style style:name="Table43" style:family="table">
      <style:table-properties style:width="6.3486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725in"/>
    </style:style>
    <style:style style:name="Table43.A1" style:family="table-cell">
      <style:table-cell-properties style:vertical-align="top" fo:padding-left="0.0486in" fo:padding-right="0.0486in" fo:padding-top="0in" fo:padding-bottom="0in" fo:border="none"/>
    </style:style>
    <style:style style:name="Table44" style:family="table">
      <style:table-properties style:width="6.3486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725in"/>
    </style:style>
    <style:style style:name="Table44.A1" style:family="table-cell">
      <style:table-cell-properties style:vertical-align="top" fo:padding-left="0.0486in" fo:padding-right="0.0486in" fo:padding-top="0in" fo:padding-bottom="0in" fo:border="none"/>
    </style:style>
    <style:style style:name="Table45" style:family="table">
      <style:table-properties style:width="1.7222in" fo:margin-left="-0.0486in" table:align="left" style:writing-mode="lr-tb"/>
    </style:style>
    <style:style style:name="Table45.A" style:family="table-column">
      <style:table-column-properties style:column-width="1.7222in"/>
    </style:style>
    <style:style style:name="Table45.A1" style:family="table-cell">
      <style:table-cell-properties style:vertical-align="top" fo:background-color="#7f7f7f" fo:padding-left="0.0486in" fo:padding-right="0.0486in" fo:padding-top="0in" fo:padding-bottom="0in" fo:border="none">
        <style:background-image/>
      </style:table-cell-properties>
    </style:style>
    <style:style style:name="Table46" style:family="table">
      <style:table-properties style:width="6.348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725in"/>
    </style:style>
    <style:style style:name="Table46.A1" style:family="table-cell">
      <style:table-cell-properties style:vertical-align="top" fo:padding-left="0.0486in" fo:padding-right="0.0486in" fo:padding-top="0in" fo:padding-bottom="0in" fo:border="none"/>
    </style:style>
    <style:style style:name="Table47" style:family="table">
      <style:table-properties style:width="6.348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725in"/>
    </style:style>
    <style:style style:name="Table47.A1" style:family="table-cell">
      <style:table-cell-properties style:vertical-align="top" fo:padding-left="0.0486in" fo:padding-right="0.0486in" fo:padding-top="0in" fo:padding-bottom="0in" fo:border="none"/>
    </style:style>
    <style:style style:name="Table48" style:family="table">
      <style:table-properties style:width="6.3486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725in"/>
    </style:style>
    <style:style style:name="Table48.A1" style:family="table-cell">
      <style:table-cell-properties style:vertical-align="top" fo:padding-left="0.0486in" fo:padding-right="0.0486in" fo:padding-top="0in" fo:padding-bottom="0in" fo:border="none"/>
    </style:style>
    <style:style style:name="Table49" style:family="table">
      <style:table-properties style:width="6.3486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725in"/>
    </style:style>
    <style:style style:name="Table49.A1" style:family="table-cell">
      <style:table-cell-properties style:vertical-align="top" fo:padding-left="0.0486in" fo:padding-right="0.0486in" fo:padding-top="0in" fo:padding-bottom="0in" fo:border="none"/>
    </style:style>
    <style:style style:name="Table50" style:family="table">
      <style:table-properties style:width="6.3486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725in"/>
    </style:style>
    <style:style style:name="Table50.A1" style:family="table-cell">
      <style:table-cell-properties style:vertical-align="top" fo:padding-left="0.0486in" fo:padding-right="0.0486in" fo:padding-top="0in" fo:padding-bottom="0in" fo:border="none"/>
    </style:style>
    <style:style style:name="Table51" style:family="table">
      <style:table-properties style:width="6.3486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725in"/>
    </style:style>
    <style:style style:name="Table51.A1" style:family="table-cell">
      <style:table-cell-properties style:vertical-align="top" fo:padding-left="0.0486in" fo:padding-right="0.0486in" fo:padding-top="0in" fo:padding-bottom="0in" fo:border="none"/>
    </style:style>
    <style:style style:name="Table52" style:family="table">
      <style:table-properties style:width="6.3486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725in"/>
    </style:style>
    <style:style style:name="Table52.A1" style:family="table-cell">
      <style:table-cell-properties style:vertical-align="top" fo:padding-left="0.0486in" fo:padding-right="0.0486in" fo:padding-top="0in" fo:padding-bottom="0in" fo:border="none"/>
    </style:style>
    <style:style style:name="Table53" style:family="table">
      <style:table-properties style:width="1.7222in" fo:margin-left="-0.0486in" table:align="left" style:writing-mode="lr-tb"/>
    </style:style>
    <style:style style:name="Table53.A" style:family="table-column">
      <style:table-column-properties style:column-width="1.7222in"/>
    </style:style>
    <style:style style:name="Table53.A1" style:family="table-cell">
      <style:table-cell-properties style:vertical-align="top" fo:background-color="#7f7f7f" fo:padding-left="0.0486in" fo:padding-right="0.0486in" fo:padding-top="0in" fo:padding-bottom="0in" fo:border="none">
        <style:background-image/>
      </style:table-cell-properties>
    </style:style>
    <style:style style:name="Table54" style:family="table">
      <style:table-properties style:width="6.3486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725in"/>
    </style:style>
    <style:style style:name="Table54.A1" style:family="table-cell">
      <style:table-cell-properties style:vertical-align="top" fo:padding-left="0.0486in" fo:padding-right="0.0486in" fo:padding-top="0in" fo:padding-bottom="0in" fo:border="none"/>
    </style:style>
    <style:style style:name="Table55" style:family="table">
      <style:table-properties style:width="6.3528in" fo:margin-left="-0.0486in" table:align="left" style:writing-mode="lr-tb"/>
    </style:style>
    <style:style style:name="Table55.A" style:family="table-column">
      <style:table-column-properties style:column-width="1.6243in"/>
    </style:style>
    <style:style style:name="Table55.B" style:family="table-column">
      <style:table-column-properties style:column-width="4.7285in"/>
    </style:style>
    <style:style style:name="Table55.A1" style:family="table-cell">
      <style:table-cell-properties style:vertical-align="top" fo:padding-left="0.0486in" fo:padding-right="0.0486in" fo:padding-top="0in" fo:padding-bottom="0in" fo:border="none"/>
    </style:style>
    <style:style style:name="Table56" style:family="table">
      <style:table-properties style:width="6.348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725in"/>
    </style:style>
    <style:style style:name="Table56.A1" style:family="table-cell">
      <style:table-cell-properties style:vertical-align="top" fo:padding-left="0.0486in" fo:padding-right="0.0486in" fo:padding-top="0in" fo:padding-bottom="0in" fo:border="none"/>
    </style:style>
    <style:style style:name="Table57" style:family="table">
      <style:table-properties style:width="6.3486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725in"/>
    </style:style>
    <style:style style:name="Table57.A1" style:family="table-cell">
      <style:table-cell-properties style:vertical-align="top" fo:padding-left="0.0486in" fo:padding-right="0.0486in" fo:padding-top="0in" fo:padding-bottom="0in" fo:border="none"/>
    </style:style>
    <style:style style:name="Table58" style:family="table">
      <style:table-properties style:width="6.3528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7292in"/>
    </style:style>
    <style:style style:name="Table58.A1" style:family="table-cell">
      <style:table-cell-properties style:vertical-align="top" fo:padding-left="0.0486in" fo:padding-right="0.0486in" fo:padding-top="0in" fo:padding-bottom="0in" fo:border="none"/>
    </style:style>
    <style:style style:name="Table59" style:family="table">
      <style:table-properties style:width="6.3486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725in"/>
    </style:style>
    <style:style style:name="Table59.A1" style:family="table-cell">
      <style:table-cell-properties style:vertical-align="top" fo:padding-left="0.0486in" fo:padding-right="0.0486in" fo:padding-top="0in" fo:padding-bottom="0in" fo:border="none"/>
    </style:style>
    <style:style style:name="Table60" style:family="table">
      <style:table-properties style:width="6.3486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725in"/>
    </style:style>
    <style:style style:name="Table60.A1" style:family="table-cell">
      <style:table-cell-properties style:vertical-align="top" fo:padding-left="0.0486in" fo:padding-right="0.0486in" fo:padding-top="0in" fo:padding-bottom="0in" fo:border="none"/>
    </style:style>
    <style:style style:name="Table61" style:family="table">
      <style:table-properties style:width="6.3486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725in"/>
    </style:style>
    <style:style style:name="Table61.A1" style:family="table-cell">
      <style:table-cell-properties style:vertical-align="top" fo:padding-left="0.0486in" fo:padding-right="0.0486in" fo:padding-top="0in" fo:padding-bottom="0in" fo:border="none"/>
    </style:style>
    <style:style style:name="Table62" style:family="table">
      <style:table-properties style:width="6.3486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725in"/>
    </style:style>
    <style:style style:name="Table62.A1" style:family="table-cell">
      <style:table-cell-properties style:vertical-align="top" fo:padding-left="0.0486in" fo:padding-right="0.0486in" fo:padding-top="0in" fo:padding-bottom="0in" fo:border="none"/>
    </style:style>
    <style:style style:name="Table63" style:family="table">
      <style:table-properties style:width="6.3486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725in"/>
    </style:style>
    <style:style style:name="Table63.A1" style:family="table-cell">
      <style:table-cell-properties style:vertical-align="top" fo:padding-left="0.0486in" fo:padding-right="0.0486in" fo:padding-top="0in" fo:padding-bottom="0in" fo:border="none"/>
    </style:style>
    <style:style style:name="Table64" style:family="table">
      <style:table-properties style:width="1.7222in" fo:margin-left="-0.0486in" table:align="left" style:writing-mode="lr-tb"/>
    </style:style>
    <style:style style:name="Table64.A" style:family="table-column">
      <style:table-column-properties style:column-width="1.7222in"/>
    </style:style>
    <style:style style:name="Table64.A1" style:family="table-cell">
      <style:table-cell-properties style:vertical-align="top" fo:background-color="#7f7f7f" fo:padding-left="0.0486in" fo:padding-right="0.0486in" fo:padding-top="0in" fo:padding-bottom="0in" fo:border="none">
        <style:background-image/>
      </style:table-cell-properties>
    </style:style>
    <style:style style:name="Table65" style:family="table">
      <style:table-properties style:width="6.3486in" fo:margin-left="-0.0486in" table:align="left" style:writing-mode="lr-tb"/>
    </style:style>
    <style:style style:name="Table65.A" style:family="table-column">
      <style:table-column-properties style:column-width="1.6236in"/>
    </style:style>
    <style:style style:name="Table65.B" style:family="table-column">
      <style:table-column-properties style:column-width="4.725in"/>
    </style:style>
    <style:style style:name="Table65.A1" style:family="table-cell">
      <style:table-cell-properties style:vertical-align="top" fo:padding-left="0.0486in" fo:padding-right="0.0486in" fo:padding-top="0in" fo:padding-bottom="0in" fo:border="none"/>
    </style:style>
    <style:style style:name="Table66" style:family="table">
      <style:table-properties style:width="6.3486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725in"/>
    </style:style>
    <style:style style:name="Table66.A1" style:family="table-cell">
      <style:table-cell-properties style:vertical-align="top" fo:padding-left="0.0486in" fo:padding-right="0.0486in" fo:padding-top="0in" fo:padding-bottom="0in" fo:border="none"/>
    </style:style>
    <style:style style:name="Table67" style:family="table">
      <style:table-properties style:width="6.3528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7292in"/>
    </style:style>
    <style:style style:name="Table67.A1" style:family="table-cell">
      <style:table-cell-properties style:vertical-align="top" fo:padding-left="0.0486in" fo:padding-right="0.0486in" fo:padding-top="0in" fo:padding-bottom="0in" fo:border="none"/>
    </style:style>
    <style:style style:name="Table68" style:family="table">
      <style:table-properties style:width="1.7222in" fo:margin-left="-0.0486in" table:align="left" style:writing-mode="lr-tb"/>
    </style:style>
    <style:style style:name="Table68.A" style:family="table-column">
      <style:table-column-properties style:column-width="1.7222in"/>
    </style:style>
    <style:style style:name="Table68.A1" style:family="table-cell">
      <style:table-cell-properties style:vertical-align="top" fo:background-color="#7f7f7f" fo:padding-left="0.0486in" fo:padding-right="0.0486in" fo:padding-top="0in" fo:padding-bottom="0in" fo:border="none">
        <style:background-image/>
      </style:table-cell-properties>
    </style:style>
    <style:style style:name="Table69" style:family="table">
      <style:table-properties style:width="6.3486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725in"/>
    </style:style>
    <style:style style:name="Table69.A1" style:family="table-cell">
      <style:table-cell-properties style:vertical-align="top" fo:padding-left="0.0486in" fo:padding-right="0.0486in" fo:padding-top="0in" fo:padding-bottom="0in" fo:border="none"/>
    </style:style>
    <style:style style:name="Table70" style:family="table">
      <style:table-properties style:width="6.3528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7292in"/>
    </style:style>
    <style:style style:name="Table70.A1" style:family="table-cell">
      <style:table-cell-properties style:vertical-align="top" fo:padding-left="0.0486in" fo:padding-right="0.0486in" fo:padding-top="0in" fo:padding-bottom="0in" fo:border="none"/>
    </style:style>
    <style:style style:name="Table3" style:family="table">
      <style:table-properties style:width="6.3986in" table:align="left" style:writing-mode="lr-tb"/>
    </style:style>
    <style:style style:name="Table3.A" style:family="table-column">
      <style:table-column-properties style:column-width="1.6736in"/>
    </style:style>
    <style:style style:name="Table3.B" style:family="table-column">
      <style:table-column-properties style:column-width="4.725in"/>
    </style:style>
    <style:style style:name="Table3.A1" style:family="table-cell">
      <style:table-cell-properties style:vertical-align="top" fo:padding-left="0.0486in" fo:padding-right="0.0486in" fo:padding-top="0in" fo:padding-bottom="0in" fo:border="none"/>
    </style:style>
    <style:style style:name="Table71" style:family="table">
      <style:table-properties style:width="6.3986in" table:align="left" style:writing-mode="lr-tb"/>
    </style:style>
    <style:style style:name="Table71.A" style:family="table-column">
      <style:table-column-properties style:column-width="1.6736in"/>
    </style:style>
    <style:style style:name="Table71.B" style:family="table-column">
      <style:table-column-properties style:column-width="4.725in"/>
    </style:style>
    <style:style style:name="Table71.A1" style:family="table-cell">
      <style:table-cell-properties style:vertical-align="top" fo:padding-left="0.0486in" fo:padding-right="0.0486in" fo:padding-top="0in" fo:padding-bottom="0in" fo:border="none"/>
    </style:style>
    <style:style style:name="Table72" style:family="table">
      <style:table-properties style:width="6.3819in" table:align="left" style:writing-mode="lr-tb"/>
    </style:style>
    <style:style style:name="Table72.A" style:family="table-column">
      <style:table-column-properties style:column-width="1.6736in"/>
    </style:style>
    <style:style style:name="Table72.B" style:family="table-column">
      <style:table-column-properties style:column-width="4.7083in"/>
    </style:style>
    <style:style style:name="Table72.A1" style:family="table-cell">
      <style:table-cell-properties style:vertical-align="top" fo:padding-left="0.0486in" fo:padding-right="0.0486in" fo:padding-top="0in" fo:padding-bottom="0in" fo:border="none"/>
    </style:style>
    <style:style style:name="Table73" style:family="table">
      <style:table-properties style:width="6.3819in" table:align="left" style:writing-mode="lr-tb"/>
    </style:style>
    <style:style style:name="Table73.A" style:family="table-column">
      <style:table-column-properties style:column-width="1.6736in"/>
    </style:style>
    <style:style style:name="Table73.B" style:family="table-column">
      <style:table-column-properties style:column-width="4.7083in"/>
    </style:style>
    <style:style style:name="Table73.A1" style:family="table-cell">
      <style:table-cell-properties style:vertical-align="top" fo:padding-left="0.0486in" fo:padding-right="0.0486in" fo:padding-top="0in" fo:padding-bottom="0in" fo:border="none"/>
    </style:style>
    <style:style style:name="Table74" style:family="table">
      <style:table-properties style:width="6.3819in" table:align="left" style:writing-mode="lr-tb"/>
    </style:style>
    <style:style style:name="Table74.A" style:family="table-column">
      <style:table-column-properties style:column-width="1.6736in"/>
    </style:style>
    <style:style style:name="Table74.B" style:family="table-column">
      <style:table-column-properties style:column-width="4.7083in"/>
    </style:style>
    <style:style style:name="Table74.A1" style:family="table-cell">
      <style:table-cell-properties style:vertical-align="top" fo:padding-left="0.0486in" fo:padding-right="0.0486in" fo:padding-top="0in" fo:padding-bottom="0in" fo:border="none"/>
    </style:style>
    <style:style style:name="Table75" style:family="table">
      <style:table-properties style:width="6.3819in" table:align="left" style:writing-mode="lr-tb"/>
    </style:style>
    <style:style style:name="Table75.A" style:family="table-column">
      <style:table-column-properties style:column-width="1.6736in"/>
    </style:style>
    <style:style style:name="Table75.B" style:family="table-column">
      <style:table-column-properties style:column-width="4.7083in"/>
    </style:style>
    <style:style style:name="Table75.A1" style:family="table-cell">
      <style:table-cell-properties style:vertical-align="top" fo:padding-left="0.0486in" fo:padding-right="0.0486in" fo:padding-top="0in" fo:padding-bottom="0in" fo:border="none"/>
    </style:style>
    <style:style style:name="Table76" style:family="table">
      <style:table-properties style:width="6.3819in" table:align="left" style:writing-mode="lr-tb"/>
    </style:style>
    <style:style style:name="Table76.A" style:family="table-column">
      <style:table-column-properties style:column-width="1.6736in"/>
    </style:style>
    <style:style style:name="Table76.B" style:family="table-column">
      <style:table-column-properties style:column-width="4.7083in"/>
    </style:style>
    <style:style style:name="Table76.A1" style:family="table-cell">
      <style:table-cell-properties style:vertical-align="top" fo:padding-left="0.0486in" fo:padding-right="0.0486in" fo:padding-top="0in" fo:padding-bottom="0in" fo:border="none"/>
    </style:style>
    <style:style style:name="Table77" style:family="table">
      <style:table-properties style:width="1.7222in" fo:margin-left="-0.0486in" table:align="left" style:writing-mode="lr-tb"/>
    </style:style>
    <style:style style:name="Table77.A" style:family="table-column">
      <style:table-column-properties style:column-width="1.7222in"/>
    </style:style>
    <style:style style:name="Table77.A1" style:family="table-cell">
      <style:table-cell-properties style:vertical-align="top" fo:background-color="#7f7f7f" fo:padding-left="0.0486in" fo:padding-right="0.0486in" fo:padding-top="0in" fo:padding-bottom="0in" fo:border="none">
        <style:background-image/>
      </style:table-cell-properties>
    </style:style>
    <style:style style:name="Table78" style:family="table">
      <style:table-properties style:width="6.3819in" table:align="left" style:writing-mode="lr-tb"/>
    </style:style>
    <style:style style:name="Table78.A" style:family="table-column">
      <style:table-column-properties style:column-width="1.6736in"/>
    </style:style>
    <style:style style:name="Table78.B" style:family="table-column">
      <style:table-column-properties style:column-width="4.7083in"/>
    </style:style>
    <style:style style:name="Table78.A1" style:family="table-cell">
      <style:table-cell-properties style:vertical-align="top" fo:padding-left="0.0486in" fo:padding-right="0.0486in" fo:padding-top="0in" fo:padding-bottom="0in" fo:border="none"/>
    </style:style>
    <style:style style:name="Table79" style:family="table">
      <style:table-properties style:width="1.7222in" fo:margin-left="-0.0486in" table:align="left" style:writing-mode="lr-tb"/>
    </style:style>
    <style:style style:name="Table79.A" style:family="table-column">
      <style:table-column-properties style:column-width="1.7222in"/>
    </style:style>
    <style:style style:name="Table79.A1" style:family="table-cell">
      <style:table-cell-properties style:vertical-align="top" fo:background-color="#7f7f7f" fo:padding-left="0.0486in" fo:padding-right="0.0486in" fo:padding-top="0in" fo:padding-bottom="0in" fo:border="none">
        <style:background-image/>
      </style:table-cell-properties>
    </style:style>
    <style:style style:name="Table80" style:family="table">
      <style:table-properties style:width="6.3819in" table:align="left" style:writing-mode="lr-tb"/>
    </style:style>
    <style:style style:name="Table80.A" style:family="table-column">
      <style:table-column-properties style:column-width="1.6736in"/>
    </style:style>
    <style:style style:name="Table80.B" style:family="table-column">
      <style:table-column-properties style:column-width="4.7083in"/>
    </style:style>
    <style:style style:name="Table80.A1" style:family="table-cell">
      <style:table-cell-properties style:vertical-align="top" fo:padding-left="0.0486in" fo:padding-right="0.0486in" fo:padding-top="0in" fo:padding-bottom="0in" fo:border="none"/>
    </style:style>
    <style:style style:name="Table81" style:family="table">
      <style:table-properties style:width="6.3819in" table:align="left" style:writing-mode="lr-tb"/>
    </style:style>
    <style:style style:name="Table81.A" style:family="table-column">
      <style:table-column-properties style:column-width="1.6736in"/>
    </style:style>
    <style:style style:name="Table81.B" style:family="table-column">
      <style:table-column-properties style:column-width="4.7083in"/>
    </style:style>
    <style:style style:name="Table81.A1" style:family="table-cell">
      <style:table-cell-properties style:vertical-align="top" fo:padding-left="0.0486in" fo:padding-right="0.0486in" fo:padding-top="0in" fo:padding-bottom="0in" fo:border="none"/>
    </style:style>
    <style:style style:name="Table82" style:family="table">
      <style:table-properties style:width="6.3819in" table:align="left" style:writing-mode="lr-tb"/>
    </style:style>
    <style:style style:name="Table82.A" style:family="table-column">
      <style:table-column-properties style:column-width="1.6736in"/>
    </style:style>
    <style:style style:name="Table82.B" style:family="table-column">
      <style:table-column-properties style:column-width="4.7083in"/>
    </style:style>
    <style:style style:name="Table82.A1" style:family="table-cell">
      <style:table-cell-properties style:vertical-align="top" fo:padding-left="0.0486in" fo:padding-right="0.0486in" fo:padding-top="0in" fo:padding-bottom="0in" fo:border="none"/>
    </style:style>
    <style:style style:name="Table83" style:family="table">
      <style:table-properties style:width="1.7222in" fo:margin-left="-0.0486in" table:align="left" style:writing-mode="lr-tb"/>
    </style:style>
    <style:style style:name="Table83.A" style:family="table-column">
      <style:table-column-properties style:column-width="1.7222in"/>
    </style:style>
    <style:style style:name="Table83.A1" style:family="table-cell">
      <style:table-cell-properties style:vertical-align="top" fo:background-color="#7f7f7f" fo:padding-left="0.0486in" fo:padding-right="0.0486in" fo:padding-top="0in" fo:padding-bottom="0in" fo:border="none">
        <style:background-image/>
      </style:table-cell-properties>
    </style:style>
    <style:style style:name="Table84" style:family="table">
      <style:table-properties style:width="6.3986in" table:align="left" style:writing-mode="lr-tb"/>
    </style:style>
    <style:style style:name="Table84.A" style:family="table-column">
      <style:table-column-properties style:column-width="1.6736in"/>
    </style:style>
    <style:style style:name="Table84.B" style:family="table-column">
      <style:table-column-properties style:column-width="4.725in"/>
    </style:style>
    <style:style style:name="Table84.A1" style:family="table-cell">
      <style:table-cell-properties style:vertical-align="top" fo:padding-left="0.0486in" fo:padding-right="0.0486in" fo:padding-top="0in" fo:padding-bottom="0in" fo:border="none"/>
    </style:style>
    <style:style style:name="Table85" style:family="table">
      <style:table-properties style:width="6.3819in" table:align="left" style:writing-mode="lr-tb"/>
    </style:style>
    <style:style style:name="Table85.A" style:family="table-column">
      <style:table-column-properties style:column-width="1.6736in"/>
    </style:style>
    <style:style style:name="Table85.B" style:family="table-column">
      <style:table-column-properties style:column-width="4.7083in"/>
    </style:style>
    <style:style style:name="Table85.A1" style:family="table-cell">
      <style:table-cell-properties style:vertical-align="top" fo:padding-left="0.0486in" fo:padding-right="0.0486in" fo:padding-top="0in" fo:padding-bottom="0in" fo:border="none"/>
    </style:style>
    <style:style style:name="Table86" style:family="table">
      <style:table-properties style:width="6.3819in" table:align="left" style:writing-mode="lr-tb"/>
    </style:style>
    <style:style style:name="Table86.A" style:family="table-column">
      <style:table-column-properties style:column-width="1.6736in"/>
    </style:style>
    <style:style style:name="Table86.B" style:family="table-column">
      <style:table-column-properties style:column-width="4.7083in"/>
    </style:style>
    <style:style style:name="Table86.A1" style:family="table-cell">
      <style:table-cell-properties style:vertical-align="top" fo:padding-left="0.0486in" fo:padding-right="0.0486in" fo:padding-top="0in" fo:padding-bottom="0in" fo:border="none"/>
    </style:style>
    <style:style style:name="Table87" style:family="table">
      <style:table-properties style:width="6.3819in" table:align="left" style:writing-mode="lr-tb"/>
    </style:style>
    <style:style style:name="Table87.A" style:family="table-column">
      <style:table-column-properties style:column-width="1.6736in"/>
    </style:style>
    <style:style style:name="Table87.B" style:family="table-column">
      <style:table-column-properties style:column-width="4.7083in"/>
    </style:style>
    <style:style style:name="Table87.A1" style:family="table-cell">
      <style:table-cell-properties style:vertical-align="top" fo:padding-left="0.0486in" fo:padding-right="0.0486in" fo:padding-top="0in" fo:padding-bottom="0in" fo:border="none"/>
    </style:style>
    <style:style style:name="Table88" style:family="table">
      <style:table-properties style:width="6.3819in" table:align="left" style:writing-mode="lr-tb"/>
    </style:style>
    <style:style style:name="Table88.A" style:family="table-column">
      <style:table-column-properties style:column-width="1.6736in"/>
    </style:style>
    <style:style style:name="Table88.B" style:family="table-column">
      <style:table-column-properties style:column-width="4.7083in"/>
    </style:style>
    <style:style style:name="Table88.A1" style:family="table-cell">
      <style:table-cell-properties style:vertical-align="top" fo:padding-left="0.0486in" fo:padding-right="0.0486in" fo:padding-top="0in" fo:padding-bottom="0in" fo:border="none"/>
    </style:style>
    <style:style style:name="Table89" style:family="table">
      <style:table-properties style:width="6.3819in" table:align="left" style:writing-mode="lr-tb"/>
    </style:style>
    <style:style style:name="Table89.A" style:family="table-column">
      <style:table-column-properties style:column-width="1.6736in"/>
    </style:style>
    <style:style style:name="Table89.B" style:family="table-column">
      <style:table-column-properties style:column-width="4.7083in"/>
    </style:style>
    <style:style style:name="Table89.A1" style:family="table-cell">
      <style:table-cell-properties style:vertical-align="top" fo:padding-left="0.0486in" fo:padding-right="0.0486in" fo:padding-top="0in" fo:padding-bottom="0in" fo:border="none"/>
    </style:style>
    <style:style style:name="Table90" style:family="table">
      <style:table-properties style:width="6.3819in" table:align="left" style:writing-mode="lr-tb"/>
    </style:style>
    <style:style style:name="Table90.A" style:family="table-column">
      <style:table-column-properties style:column-width="1.6736in"/>
    </style:style>
    <style:style style:name="Table90.B" style:family="table-column">
      <style:table-column-properties style:column-width="4.7083in"/>
    </style:style>
    <style:style style:name="Table90.A1" style:family="table-cell">
      <style:table-cell-properties style:vertical-align="top" fo:padding-left="0.0486in" fo:padding-right="0.0486in" fo:padding-top="0in" fo:padding-bottom="0in" fo:border="none"/>
    </style:style>
    <style:style style:name="Table91" style:family="table">
      <style:table-properties style:width="1.7222in" fo:margin-left="-0.0486in" table:align="left" style:writing-mode="lr-tb"/>
    </style:style>
    <style:style style:name="Table91.A" style:family="table-column">
      <style:table-column-properties style:column-width="1.7222in"/>
    </style:style>
    <style:style style:name="Table91.A1" style:family="table-cell">
      <style:table-cell-properties style:vertical-align="top" fo:background-color="#7f7f7f" fo:padding-left="0.0486in" fo:padding-right="0.0486in" fo:padding-top="0in" fo:padding-bottom="0in" fo:border="none">
        <style:background-image/>
      </style:table-cell-properties>
    </style:style>
    <style:style style:name="Table92" style:family="table">
      <style:table-properties style:width="1.7222in" fo:margin-left="-0.0486in" table:align="left" style:writing-mode="lr-tb"/>
    </style:style>
    <style:style style:name="Table92.A" style:family="table-column">
      <style:table-column-properties style:column-width="1.7222in"/>
    </style:style>
    <style:style style:name="Table92.A1" style:family="table-cell">
      <style:table-cell-properties style:vertical-align="top" fo:background-color="#7f7f7f" fo:padding-left="0.0486in" fo:padding-right="0.0486in" fo:padding-top="0in" fo:padding-bottom="0in" fo:border="none">
        <style:background-image/>
      </style:table-cell-properties>
    </style:style>
    <style:style style:name="Table93" style:family="table">
      <style:table-properties style:width="6.3819in" table:align="left" style:writing-mode="lr-tb"/>
    </style:style>
    <style:style style:name="Table93.A" style:family="table-column">
      <style:table-column-properties style:column-width="1.6736in"/>
    </style:style>
    <style:style style:name="Table93.B" style:family="table-column">
      <style:table-column-properties style:column-width="4.7083in"/>
    </style:style>
    <style:style style:name="Table93.A1" style:family="table-cell">
      <style:table-cell-properties style:vertical-align="top" fo:padding-left="0.0486in" fo:padding-right="0.0486in" fo:padding-top="0in" fo:padding-bottom="0in" fo:border="none"/>
    </style:style>
    <style:style style:name="Table94" style:family="table">
      <style:table-properties style:width="6.3819in" table:align="left" style:writing-mode="lr-tb"/>
    </style:style>
    <style:style style:name="Table94.A" style:family="table-column">
      <style:table-column-properties style:column-width="1.6736in"/>
    </style:style>
    <style:style style:name="Table94.B" style:family="table-column">
      <style:table-column-properties style:column-width="4.7083in"/>
    </style:style>
    <style:style style:name="Table94.A1" style:family="table-cell">
      <style:table-cell-properties style:vertical-align="top" fo:padding-left="0.0486in" fo:padding-right="0.0486in" fo:padding-top="0in" fo:padding-bottom="0in" fo:border="none"/>
    </style:style>
    <style:style style:name="Table95" style:family="table">
      <style:table-properties style:width="6.3819in" table:align="left" style:writing-mode="lr-tb"/>
    </style:style>
    <style:style style:name="Table95.A" style:family="table-column">
      <style:table-column-properties style:column-width="1.6736in"/>
    </style:style>
    <style:style style:name="Table95.B" style:family="table-column">
      <style:table-column-properties style:column-width="4.7083in"/>
    </style:style>
    <style:style style:name="Table95.A1" style:family="table-cell">
      <style:table-cell-properties style:vertical-align="top" fo:padding-left="0.0486in" fo:padding-right="0.0486in" fo:padding-top="0in" fo:padding-bottom="0in" fo:border="none"/>
    </style:style>
    <style:style style:name="Table96" style:family="table">
      <style:table-properties style:width="6.3819in" table:align="left" style:writing-mode="lr-tb"/>
    </style:style>
    <style:style style:name="Table96.A" style:family="table-column">
      <style:table-column-properties style:column-width="1.6736in"/>
    </style:style>
    <style:style style:name="Table96.B" style:family="table-column">
      <style:table-column-properties style:column-width="4.7083in"/>
    </style:style>
    <style:style style:name="Table96.A1" style:family="table-cell">
      <style:table-cell-properties style:vertical-align="top" fo:padding-left="0.0486in" fo:padding-right="0.0486in" fo:padding-top="0in" fo:padding-bottom="0in" fo:border="none"/>
    </style:style>
    <style:style style:name="Table97" style:family="table">
      <style:table-properties style:width="1.7222in" fo:margin-left="-0.0486in" table:align="left" style:writing-mode="lr-tb"/>
    </style:style>
    <style:style style:name="Table97.A" style:family="table-column">
      <style:table-column-properties style:column-width="1.7222in"/>
    </style:style>
    <style:style style:name="Table97.A1" style:family="table-cell">
      <style:table-cell-properties style:vertical-align="top" fo:background-color="#7f7f7f" fo:padding-left="0.0486in" fo:padding-right="0.0486in" fo:padding-top="0in" fo:padding-bottom="0in" fo:border="none">
        <style:background-image/>
      </style:table-cell-properties>
    </style:style>
    <style:style style:name="Table98" style:family="table">
      <style:table-properties style:width="6.3819in" table:align="left" style:writing-mode="lr-tb"/>
    </style:style>
    <style:style style:name="Table98.A" style:family="table-column">
      <style:table-column-properties style:column-width="1.6736in"/>
    </style:style>
    <style:style style:name="Table98.B" style:family="table-column">
      <style:table-column-properties style:column-width="4.7083in"/>
    </style:style>
    <style:style style:name="Table98.A1" style:family="table-cell">
      <style:table-cell-properties style:vertical-align="top" fo:padding-left="0.0486in" fo:padding-right="0.0486in" fo:padding-top="0in" fo:padding-bottom="0in" fo:border="none"/>
    </style:style>
    <style:style style:name="Table99" style:family="table">
      <style:table-properties style:width="6.3819in" table:align="left" style:writing-mode="lr-tb"/>
    </style:style>
    <style:style style:name="Table99.A" style:family="table-column">
      <style:table-column-properties style:column-width="1.6736in"/>
    </style:style>
    <style:style style:name="Table99.B" style:family="table-column">
      <style:table-column-properties style:column-width="4.7083in"/>
    </style:style>
    <style:style style:name="Table99.A1" style:family="table-cell">
      <style:table-cell-properties style:vertical-align="top" fo:padding-left="0.0486in" fo:padding-right="0.0486in" fo:padding-top="0in" fo:padding-bottom="0in" fo:border="none"/>
    </style:style>
    <style:style style:name="Table100" style:family="table">
      <style:table-properties style:width="6.3819in" table:align="left" style:writing-mode="lr-tb"/>
    </style:style>
    <style:style style:name="Table100.A" style:family="table-column">
      <style:table-column-properties style:column-width="1.6875in"/>
    </style:style>
    <style:style style:name="Table100.B" style:family="table-column">
      <style:table-column-properties style:column-width="4.6944in"/>
    </style:style>
    <style:style style:name="Table100.A1" style:family="table-cell">
      <style:table-cell-properties style:vertical-align="top" fo:padding-left="0.0486in" fo:padding-right="0.0486in" fo:padding-top="0in" fo:padding-bottom="0in" fo:border="none"/>
    </style:style>
    <style:style style:name="Table101" style:family="table">
      <style:table-properties style:width="6.3819in" table:align="left" style:writing-mode="lr-tb"/>
    </style:style>
    <style:style style:name="Table101.A" style:family="table-column">
      <style:table-column-properties style:column-width="1.6875in"/>
    </style:style>
    <style:style style:name="Table101.B" style:family="table-column">
      <style:table-column-properties style:column-width="4.6944in"/>
    </style:style>
    <style:style style:name="Table101.A1" style:family="table-cell">
      <style:table-cell-properties style:vertical-align="top" fo:padding-left="0.0486in" fo:padding-right="0.0486in" fo:padding-top="0in" fo:padding-bottom="0in" fo:border="none"/>
    </style:style>
    <style:style style:name="Table102" style:family="table">
      <style:table-properties style:width="1.7222in" fo:margin-left="-0.0486in" table:align="left" style:writing-mode="lr-tb"/>
    </style:style>
    <style:style style:name="Table102.A" style:family="table-column">
      <style:table-column-properties style:column-width="1.7222in"/>
    </style:style>
    <style:style style:name="Table102.A1" style:family="table-cell">
      <style:table-cell-properties style:vertical-align="top" fo:background-color="#7f7f7f" fo:padding-left="0.0486in" fo:padding-right="0.0486in" fo:padding-top="0in" fo:padding-bottom="0in" fo:border="none">
        <style:background-image/>
      </style:table-cell-properties>
    </style:style>
    <style:style style:name="Table103" style:family="table">
      <style:table-properties style:width="6.3819in" table:align="left" style:writing-mode="lr-tb"/>
    </style:style>
    <style:style style:name="Table103.A" style:family="table-column">
      <style:table-column-properties style:column-width="1.575in"/>
    </style:style>
    <style:style style:name="Table103.B" style:family="table-column">
      <style:table-column-properties style:column-width="4.8069in"/>
    </style:style>
    <style:style style:name="Table103.A1" style:family="table-cell">
      <style:table-cell-properties style:vertical-align="top" fo:padding-left="0.0486in" fo:padding-right="0.0486in" fo:padding-top="0in" fo:padding-bottom="0in" fo:border="none"/>
    </style:style>
    <style:style style:name="Table104" style:family="table">
      <style:table-properties style:width="6.4306in" fo:margin-left="-0.0486in" table:align="left" style:writing-mode="lr-tb"/>
    </style:style>
    <style:style style:name="Table104.A" style:family="table-column">
      <style:table-column-properties style:column-width="1.6236in"/>
    </style:style>
    <style:style style:name="Table104.B" style:family="table-column">
      <style:table-column-properties style:column-width="4.8069in"/>
    </style:style>
    <style:style style:name="Table104.A1" style:family="table-cell">
      <style:table-cell-properties style:vertical-align="top" fo:padding-left="0.0486in" fo:padding-right="0.0486in" fo:padding-top="0in" fo:padding-bottom="0in" fo:border="none"/>
    </style:style>
    <style:style style:name="Table105" style:family="table">
      <style:table-properties style:width="6.4306in" fo:margin-left="-0.0486in" table:align="left" style:writing-mode="lr-tb"/>
    </style:style>
    <style:style style:name="Table105.A" style:family="table-column">
      <style:table-column-properties style:column-width="1.6236in"/>
    </style:style>
    <style:style style:name="Table105.B" style:family="table-column">
      <style:table-column-properties style:column-width="4.8069in"/>
    </style:style>
    <style:style style:name="Table105.A1" style:family="table-cell">
      <style:table-cell-properties style:vertical-align="top" fo:padding-left="0.0486in" fo:padding-right="0.0486in" fo:padding-top="0in" fo:padding-bottom="0in" fo:border="none"/>
    </style:style>
    <style:style style:name="Table106" style:family="table">
      <style:table-properties style:width="6.4306in" fo:margin-left="-0.0486in" table:align="left" style:writing-mode="lr-tb"/>
    </style:style>
    <style:style style:name="Table106.A" style:family="table-column">
      <style:table-column-properties style:column-width="1.6236in"/>
    </style:style>
    <style:style style:name="Table106.B" style:family="table-column">
      <style:table-column-properties style:column-width="4.8069in"/>
    </style:style>
    <style:style style:name="Table106.A1" style:family="table-cell">
      <style:table-cell-properties style:vertical-align="top" fo:padding-left="0.0486in" fo:padding-right="0.0486in" fo:padding-top="0in" fo:padding-bottom="0in" fo:border="none"/>
    </style:style>
    <style:style style:name="Table107" style:family="table">
      <style:table-properties style:width="6.4306in" fo:margin-left="-0.0486in" table:align="left" style:writing-mode="lr-tb"/>
    </style:style>
    <style:style style:name="Table107.A" style:family="table-column">
      <style:table-column-properties style:column-width="1.6236in"/>
    </style:style>
    <style:style style:name="Table107.B" style:family="table-column">
      <style:table-column-properties style:column-width="4.8069in"/>
    </style:style>
    <style:style style:name="Table107.A1" style:family="table-cell">
      <style:table-cell-properties style:vertical-align="top" fo:padding-left="0.0486in" fo:padding-right="0.0486in" fo:padding-top="0in" fo:padding-bottom="0in" fo:border="none"/>
    </style:style>
    <style:style style:name="Table108" style:family="table">
      <style:table-properties style:width="6.4306in" fo:margin-left="-0.0486in" table:align="left" style:writing-mode="lr-tb"/>
    </style:style>
    <style:style style:name="Table108.A" style:family="table-column">
      <style:table-column-properties style:column-width="1.6236in"/>
    </style:style>
    <style:style style:name="Table108.B" style:family="table-column">
      <style:table-column-properties style:column-width="4.8069in"/>
    </style:style>
    <style:style style:name="Table108.A1" style:family="table-cell">
      <style:table-cell-properties style:vertical-align="top" fo:padding-left="0.0486in" fo:padding-right="0.0486in" fo:padding-top="0in" fo:padding-bottom="0in" fo:border="none"/>
    </style:style>
    <style:style style:name="Table109" style:family="table">
      <style:table-properties style:width="6.4306in" fo:margin-left="-0.0486in" table:align="left" style:writing-mode="lr-tb"/>
    </style:style>
    <style:style style:name="Table109.A" style:family="table-column">
      <style:table-column-properties style:column-width="1.6236in"/>
    </style:style>
    <style:style style:name="Table109.B" style:family="table-column">
      <style:table-column-properties style:column-width="4.8069in"/>
    </style:style>
    <style:style style:name="Table109.A1" style:family="table-cell">
      <style:table-cell-properties style:vertical-align="top" fo:padding-left="0.0486in" fo:padding-right="0.0486in" fo:padding-top="0in" fo:padding-bottom="0in" fo:border="none"/>
    </style:style>
    <style:style style:name="Table110" style:family="table">
      <style:table-properties style:width="6.4306in" fo:margin-left="-0.0486in" table:align="left" style:writing-mode="lr-tb"/>
    </style:style>
    <style:style style:name="Table110.A" style:family="table-column">
      <style:table-column-properties style:column-width="1.6236in"/>
    </style:style>
    <style:style style:name="Table110.B" style:family="table-column">
      <style:table-column-properties style:column-width="4.8069in"/>
    </style:style>
    <style:style style:name="Table110.A1" style:family="table-cell">
      <style:table-cell-properties style:vertical-align="top" fo:padding-left="0.0486in" fo:padding-right="0.0486in" fo:padding-top="0in" fo:padding-bottom="0in" fo:border="none"/>
    </style:style>
    <style:style style:name="Table111" style:family="table">
      <style:table-properties style:width="6.4306in" fo:margin-left="-0.0486in" table:align="left" style:writing-mode="lr-tb"/>
    </style:style>
    <style:style style:name="Table111.A" style:family="table-column">
      <style:table-column-properties style:column-width="1.6236in"/>
    </style:style>
    <style:style style:name="Table111.B" style:family="table-column">
      <style:table-column-properties style:column-width="4.8069in"/>
    </style:style>
    <style:style style:name="Table111.A1" style:family="table-cell">
      <style:table-cell-properties style:vertical-align="top" fo:padding-left="0.0486in" fo:padding-right="0.0486in" fo:padding-top="0in" fo:padding-bottom="0in" fo:border="none"/>
    </style:style>
    <style:style style:name="Table112" style:family="table">
      <style:table-properties style:width="6.4306in" fo:margin-left="-0.0486in" table:align="left" style:writing-mode="lr-tb"/>
    </style:style>
    <style:style style:name="Table112.A" style:family="table-column">
      <style:table-column-properties style:column-width="1.6236in"/>
    </style:style>
    <style:style style:name="Table112.B" style:family="table-column">
      <style:table-column-properties style:column-width="4.8069in"/>
    </style:style>
    <style:style style:name="Table112.A1" style:family="table-cell">
      <style:table-cell-properties style:vertical-align="top" fo:padding-left="0.0486in" fo:padding-right="0.0486in" fo:padding-top="0in" fo:padding-bottom="0in" fo:border="none"/>
    </style:style>
    <style:style style:name="Table113" style:family="table">
      <style:table-properties style:width="6.4306in" fo:margin-left="-0.0486in" table:align="left" style:writing-mode="lr-tb"/>
    </style:style>
    <style:style style:name="Table113.A" style:family="table-column">
      <style:table-column-properties style:column-width="1.6236in"/>
    </style:style>
    <style:style style:name="Table113.B" style:family="table-column">
      <style:table-column-properties style:column-width="4.8069in"/>
    </style:style>
    <style:style style:name="Table113.A1" style:family="table-cell">
      <style:table-cell-properties style:vertical-align="top" fo:padding-left="0.0486in" fo:padding-right="0.0486in" fo:padding-top="0in" fo:padding-bottom="0in" fo:border="none"/>
    </style:style>
    <style:style style:name="Table114" style:family="table">
      <style:table-properties style:width="6.4306in" fo:margin-left="-0.0486in" table:align="left" style:writing-mode="lr-tb"/>
    </style:style>
    <style:style style:name="Table114.A" style:family="table-column">
      <style:table-column-properties style:column-width="1.6236in"/>
    </style:style>
    <style:style style:name="Table114.B" style:family="table-column">
      <style:table-column-properties style:column-width="4.8069in"/>
    </style:style>
    <style:style style:name="Table114.A1" style:family="table-cell">
      <style:table-cell-properties style:vertical-align="top" fo:padding-left="0.0486in" fo:padding-right="0.0486in" fo:padding-top="0in" fo:padding-bottom="0in" fo:border="none"/>
    </style:style>
    <style:style style:name="Table115" style:family="table">
      <style:table-properties style:width="1.7222in" fo:margin-left="-0.0486in" table:align="left" style:writing-mode="lr-tb"/>
    </style:style>
    <style:style style:name="Table115.A" style:family="table-column">
      <style:table-column-properties style:column-width="1.7222in"/>
    </style:style>
    <style:style style:name="Table115.A1" style:family="table-cell">
      <style:table-cell-properties style:vertical-align="top" fo:background-color="#7f7f7f" fo:padding-left="0.0486in" fo:padding-right="0.0486in" fo:padding-top="0in" fo:padding-bottom="0in" fo:border="none">
        <style:background-image/>
      </style:table-cell-properties>
    </style:style>
    <style:style style:name="Table116" style:family="table">
      <style:table-properties style:width="6.3986in" table:align="left" style:writing-mode="lr-tb"/>
    </style:style>
    <style:style style:name="Table116.A" style:family="table-column">
      <style:table-column-properties style:column-width="1.6736in"/>
    </style:style>
    <style:style style:name="Table116.B" style:family="table-column">
      <style:table-column-properties style:column-width="4.725in"/>
    </style:style>
    <style:style style:name="Table116.A1" style:family="table-cell">
      <style:table-cell-properties style:vertical-align="top" fo:padding-left="0.0486in" fo:padding-right="0.0486in" fo:padding-top="0in" fo:padding-bottom="0in" fo:border="none"/>
    </style:style>
    <style:style style:name="Table117" style:family="table">
      <style:table-properties style:width="6.3819in" table:align="left" style:writing-mode="lr-tb"/>
    </style:style>
    <style:style style:name="Table117.A" style:family="table-column">
      <style:table-column-properties style:column-width="1.6736in"/>
    </style:style>
    <style:style style:name="Table117.B" style:family="table-column">
      <style:table-column-properties style:column-width="4.7083in"/>
    </style:style>
    <style:style style:name="Table117.A1" style:family="table-cell">
      <style:table-cell-properties style:vertical-align="top" fo:padding-left="0.0486in" fo:padding-right="0.0486in" fo:padding-top="0in" fo:padding-bottom="0in" fo:border="none"/>
    </style:style>
    <style:style style:name="Table118" style:family="table">
      <style:table-properties style:width="6.3819in" table:align="left" style:writing-mode="lr-tb"/>
    </style:style>
    <style:style style:name="Table118.A" style:family="table-column">
      <style:table-column-properties style:column-width="1.6736in"/>
    </style:style>
    <style:style style:name="Table118.B" style:family="table-column">
      <style:table-column-properties style:column-width="4.7083in"/>
    </style:style>
    <style:style style:name="Table118.A1" style:family="table-cell">
      <style:table-cell-properties style:vertical-align="top" fo:padding-left="0.0486in" fo:padding-right="0.0486in" fo:padding-top="0in" fo:padding-bottom="0in" fo:border="none"/>
    </style:style>
    <style:style style:name="Table119" style:family="table">
      <style:table-properties style:width="6.3819in" table:align="left" style:writing-mode="lr-tb"/>
    </style:style>
    <style:style style:name="Table119.A" style:family="table-column">
      <style:table-column-properties style:column-width="1.6736in"/>
    </style:style>
    <style:style style:name="Table119.B" style:family="table-column">
      <style:table-column-properties style:column-width="4.7083in"/>
    </style:style>
    <style:style style:name="Table119.A1" style:family="table-cell">
      <style:table-cell-properties style:vertical-align="top" fo:padding-left="0.0486in" fo:padding-right="0.0486in" fo:padding-top="0in" fo:padding-bottom="0in" fo:border="none"/>
    </style:style>
    <style:style style:name="Table120" style:family="table">
      <style:table-properties style:width="6.3819in" table:align="left" style:writing-mode="lr-tb"/>
    </style:style>
    <style:style style:name="Table120.A" style:family="table-column">
      <style:table-column-properties style:column-width="1.6736in"/>
    </style:style>
    <style:style style:name="Table120.B" style:family="table-column">
      <style:table-column-properties style:column-width="4.7083in"/>
    </style:style>
    <style:style style:name="Table120.A1" style:family="table-cell">
      <style:table-cell-properties style:vertical-align="top" fo:padding-left="0.0486in" fo:padding-right="0.0486in" fo:padding-top="0in" fo:padding-bottom="0in" fo:border="none"/>
    </style:style>
    <style:style style:name="Table121" style:family="table">
      <style:table-properties style:width="6.3819in" table:align="left" style:writing-mode="lr-tb"/>
    </style:style>
    <style:style style:name="Table121.A" style:family="table-column">
      <style:table-column-properties style:column-width="1.6736in"/>
    </style:style>
    <style:style style:name="Table121.B" style:family="table-column">
      <style:table-column-properties style:column-width="4.7083in"/>
    </style:style>
    <style:style style:name="Table121.A1" style:family="table-cell">
      <style:table-cell-properties style:vertical-align="top" fo:padding-left="0.0486in" fo:padding-right="0.0486in" fo:padding-top="0in" fo:padding-bottom="0in" fo:border="none"/>
    </style:style>
    <style:style style:name="Table122" style:family="table">
      <style:table-properties style:width="1.7222in" fo:margin-left="-0.0486in" table:align="left" style:writing-mode="lr-tb"/>
    </style:style>
    <style:style style:name="Table122.A" style:family="table-column">
      <style:table-column-properties style:column-width="1.7222in"/>
    </style:style>
    <style:style style:name="Table122.A1" style:family="table-cell">
      <style:table-cell-properties style:vertical-align="top" fo:background-color="#7f7f7f" fo:padding-left="0.0486in" fo:padding-right="0.0486in" fo:padding-top="0in" fo:padding-bottom="0in" fo:border="none">
        <style:background-image/>
      </style:table-cell-properties>
    </style:style>
    <style:style style:name="Table123" style:family="table">
      <style:table-properties style:width="6.3986in" table:align="left" style:writing-mode="lr-tb"/>
    </style:style>
    <style:style style:name="Table123.A" style:family="table-column">
      <style:table-column-properties style:column-width="1.6736in"/>
    </style:style>
    <style:style style:name="Table123.B" style:family="table-column">
      <style:table-column-properties style:column-width="4.725in"/>
    </style:style>
    <style:style style:name="Table123.A1" style:family="table-cell">
      <style:table-cell-properties style:vertical-align="top" fo:padding-left="0.0486in" fo:padding-right="0.0486in" fo:padding-top="0in" fo:padding-bottom="0in" fo:border="none"/>
    </style:style>
    <style:style style:name="Table124" style:family="table">
      <style:table-properties style:width="1.7222in" fo:margin-left="-0.0486in" table:align="left" style:writing-mode="lr-tb"/>
    </style:style>
    <style:style style:name="Table124.A" style:family="table-column">
      <style:table-column-properties style:column-width="1.7222in"/>
    </style:style>
    <style:style style:name="Table124.A1" style:family="table-cell">
      <style:table-cell-properties style:vertical-align="top" fo:background-color="#7f7f7f" fo:padding-left="0.0486in" fo:padding-right="0.0486in" fo:padding-top="0in" fo:padding-bottom="0in" fo:border="none">
        <style:background-image/>
      </style:table-cell-properties>
    </style:style>
    <style:style style:name="Table125" style:family="table">
      <style:table-properties style:width="6.3986in" table:align="left" style:writing-mode="lr-tb"/>
    </style:style>
    <style:style style:name="Table125.A" style:family="table-column">
      <style:table-column-properties style:column-width="1.6736in"/>
    </style:style>
    <style:style style:name="Table125.B" style:family="table-column">
      <style:table-column-properties style:column-width="4.725in"/>
    </style:style>
    <style:style style:name="Table125.A1" style:family="table-cell">
      <style:table-cell-properties style:vertical-align="top" fo:padding-left="0.0486in" fo:padding-right="0.0486in" fo:padding-top="0in" fo:padding-bottom="0in" fo:border="none"/>
    </style:style>
    <style:style style:name="Table126" style:family="table">
      <style:table-properties style:width="6.3819in" table:align="left" style:writing-mode="lr-tb"/>
    </style:style>
    <style:style style:name="Table126.A" style:family="table-column">
      <style:table-column-properties style:column-width="1.6736in"/>
    </style:style>
    <style:style style:name="Table126.B" style:family="table-column">
      <style:table-column-properties style:column-width="4.7083in"/>
    </style:style>
    <style:style style:name="Table126.A1" style:family="table-cell">
      <style:table-cell-properties style:vertical-align="top" fo:padding-left="0.0486in" fo:padding-right="0.0486in" fo:padding-top="0in" fo:padding-bottom="0in" fo:border="none"/>
    </style:style>
    <style:style style:name="Table127" style:family="table">
      <style:table-properties style:width="6.3819in" table:align="left" style:writing-mode="lr-tb"/>
    </style:style>
    <style:style style:name="Table127.A" style:family="table-column">
      <style:table-column-properties style:column-width="1.6736in"/>
    </style:style>
    <style:style style:name="Table127.B" style:family="table-column">
      <style:table-column-properties style:column-width="4.7083in"/>
    </style:style>
    <style:style style:name="Table127.A1" style:family="table-cell">
      <style:table-cell-properties style:vertical-align="top" fo:padding-left="0.0486in" fo:padding-right="0.0486in" fo:padding-top="0in" fo:padding-bottom="0in" fo:border="none"/>
    </style:style>
    <style:style style:name="Table128" style:family="table">
      <style:table-properties style:width="6.3986in" table:align="left" style:writing-mode="lr-tb"/>
    </style:style>
    <style:style style:name="Table128.A" style:family="table-column">
      <style:table-column-properties style:column-width="1.575in"/>
    </style:style>
    <style:style style:name="Table128.B" style:family="table-column">
      <style:table-column-properties style:column-width="4.8236in"/>
    </style:style>
    <style:style style:name="Table128.A1" style:family="table-cell">
      <style:table-cell-properties style:vertical-align="top" fo:padding-left="0.0486in" fo:padding-right="0.0486in" fo:padding-top="0in" fo:padding-bottom="0in" fo:border="none"/>
    </style:style>
    <style:style style:name="Table129" style:family="table">
      <style:table-properties style:width="6.4306in" fo:margin-left="-0.0486in" table:align="left" style:writing-mode="lr-tb"/>
    </style:style>
    <style:style style:name="Table129.A" style:family="table-column">
      <style:table-column-properties style:column-width="1.6236in"/>
    </style:style>
    <style:style style:name="Table129.B" style:family="table-column">
      <style:table-column-properties style:column-width="4.8069in"/>
    </style:style>
    <style:style style:name="Table129.A1" style:family="table-cell">
      <style:table-cell-properties style:vertical-align="top" fo:padding-left="0.0486in" fo:padding-right="0.0486in" fo:padding-top="0in" fo:padding-bottom="0in" fo:border="none"/>
    </style:style>
    <style:style style:name="Table130" style:family="table">
      <style:table-properties style:width="6.4306in" fo:margin-left="-0.0486in" table:align="left" style:writing-mode="lr-tb"/>
    </style:style>
    <style:style style:name="Table130.A" style:family="table-column">
      <style:table-column-properties style:column-width="1.6236in"/>
    </style:style>
    <style:style style:name="Table130.B" style:family="table-column">
      <style:table-column-properties style:column-width="4.8069in"/>
    </style:style>
    <style:style style:name="Table130.A1" style:family="table-cell">
      <style:table-cell-properties style:vertical-align="top" fo:padding-left="0.0486in" fo:padding-right="0.0486in" fo:padding-top="0in" fo:padding-bottom="0in" fo:border="none"/>
    </style:style>
    <style:style style:name="Table131" style:family="table">
      <style:table-properties style:width="6.4306in" fo:margin-left="-0.0486in" table:align="left" style:writing-mode="lr-tb"/>
    </style:style>
    <style:style style:name="Table131.A" style:family="table-column">
      <style:table-column-properties style:column-width="1.6236in"/>
    </style:style>
    <style:style style:name="Table131.B" style:family="table-column">
      <style:table-column-properties style:column-width="4.8069in"/>
    </style:style>
    <style:style style:name="Table131.A1" style:family="table-cell">
      <style:table-cell-properties style:vertical-align="top" fo:padding-left="0.0486in" fo:padding-right="0.0486in" fo:padding-top="0in" fo:padding-bottom="0in" fo:border="none"/>
    </style:style>
    <style:style style:name="Table132" style:family="table">
      <style:table-properties style:width="1.7222in" fo:margin-left="-0.0486in" table:align="left" style:writing-mode="lr-tb"/>
    </style:style>
    <style:style style:name="Table132.A" style:family="table-column">
      <style:table-column-properties style:column-width="1.7222in"/>
    </style:style>
    <style:style style:name="Table132.A1" style:family="table-cell">
      <style:table-cell-properties style:vertical-align="top" fo:background-color="#7f7f7f" fo:padding-left="0.0486in" fo:padding-right="0.0486in" fo:padding-top="0in" fo:padding-bottom="0in" fo:border="none">
        <style:background-image/>
      </style:table-cell-properties>
    </style:style>
    <style:style style:name="Table133" style:family="table">
      <style:table-properties style:width="6.4264in" fo:margin-left="-0.0486in" table:align="left" style:writing-mode="lr-tb"/>
    </style:style>
    <style:style style:name="Table133.A" style:family="table-column">
      <style:table-column-properties style:column-width="1.6236in"/>
    </style:style>
    <style:style style:name="Table133.B" style:family="table-column">
      <style:table-column-properties style:column-width="4.8028in"/>
    </style:style>
    <style:style style:name="Table133.A1" style:family="table-cell">
      <style:table-cell-properties style:vertical-align="top" fo:padding-left="0.0486in" fo:padding-right="0.0486in" fo:padding-top="0in" fo:padding-bottom="0in" fo:border="none"/>
    </style:style>
    <style:style style:name="Table134" style:family="table">
      <style:table-properties style:width="6.4306in" fo:margin-left="-0.0486in" table:align="left" style:writing-mode="lr-tb"/>
    </style:style>
    <style:style style:name="Table134.A" style:family="table-column">
      <style:table-column-properties style:column-width="1.6236in"/>
    </style:style>
    <style:style style:name="Table134.B" style:family="table-column">
      <style:table-column-properties style:column-width="4.8069in"/>
    </style:style>
    <style:style style:name="Table134.A1" style:family="table-cell">
      <style:table-cell-properties style:vertical-align="top" fo:padding-left="0.0486in" fo:padding-right="0.0486in" fo:padding-top="0in" fo:padding-bottom="0in" fo:border="none"/>
    </style:style>
    <style:style style:name="Table135" style:family="table">
      <style:table-properties style:width="6.4306in" fo:margin-left="-0.0486in" table:align="left" style:writing-mode="lr-tb"/>
    </style:style>
    <style:style style:name="Table135.A" style:family="table-column">
      <style:table-column-properties style:column-width="1.6236in"/>
    </style:style>
    <style:style style:name="Table135.B" style:family="table-column">
      <style:table-column-properties style:column-width="4.8069in"/>
    </style:style>
    <style:style style:name="Table135.A1" style:family="table-cell">
      <style:table-cell-properties style:vertical-align="top" fo:padding-left="0.0486in" fo:padding-right="0.0486in" fo:padding-top="0in" fo:padding-bottom="0in" fo:border="none"/>
    </style:style>
    <style:style style:name="Table136" style:family="table">
      <style:table-properties style:width="6.4264in" fo:margin-left="-0.0486in" table:align="left" style:writing-mode="lr-tb"/>
    </style:style>
    <style:style style:name="Table136.A" style:family="table-column">
      <style:table-column-properties style:column-width="1.6236in"/>
    </style:style>
    <style:style style:name="Table136.B" style:family="table-column">
      <style:table-column-properties style:column-width="4.8028in"/>
    </style:style>
    <style:style style:name="Table136.A1" style:family="table-cell">
      <style:table-cell-properties style:vertical-align="top" fo:padding-left="0.0486in" fo:padding-right="0.0486in" fo:padding-top="0in" fo:padding-bottom="0in" fo:border="none"/>
    </style:style>
    <style:style style:name="Table137" style:family="table">
      <style:table-properties style:width="1.7222in" fo:margin-left="-0.0486in" table:align="left" style:writing-mode="lr-tb"/>
    </style:style>
    <style:style style:name="Table137.A" style:family="table-column">
      <style:table-column-properties style:column-width="1.7222in"/>
    </style:style>
    <style:style style:name="Table137.A1" style:family="table-cell">
      <style:table-cell-properties style:vertical-align="top" fo:background-color="#7f7f7f" fo:padding-left="0.0486in" fo:padding-right="0.0486in" fo:padding-top="0in" fo:padding-bottom="0in" fo:border="none">
        <style:background-image/>
      </style:table-cell-properties>
    </style:style>
    <style:style style:name="Table138" style:family="table">
      <style:table-properties style:width="6.4306in" fo:margin-left="-0.0486in" table:align="left" style:writing-mode="lr-tb"/>
    </style:style>
    <style:style style:name="Table138.A" style:family="table-column">
      <style:table-column-properties style:column-width="1.6236in"/>
    </style:style>
    <style:style style:name="Table138.B" style:family="table-column">
      <style:table-column-properties style:column-width="4.8069in"/>
    </style:style>
    <style:style style:name="Table138.A1" style:family="table-cell">
      <style:table-cell-properties style:vertical-align="top" fo:padding-left="0.0486in" fo:padding-right="0.0486in" fo:padding-top="0in" fo:padding-bottom="0in" fo:border="none"/>
    </style:style>
    <style:style style:name="Table139" style:family="table">
      <style:table-properties style:width="6.4264in" fo:margin-left="-0.0486in" table:align="left" style:writing-mode="lr-tb"/>
    </style:style>
    <style:style style:name="Table139.A" style:family="table-column">
      <style:table-column-properties style:column-width="1.6236in"/>
    </style:style>
    <style:style style:name="Table139.B" style:family="table-column">
      <style:table-column-properties style:column-width="4.8028in"/>
    </style:style>
    <style:style style:name="Table139.A1" style:family="table-cell">
      <style:table-cell-properties style:vertical-align="top" fo:padding-left="0.0486in" fo:padding-right="0.0486in" fo:padding-top="0in" fo:padding-bottom="0in" fo:border="none"/>
    </style:style>
    <style:style style:name="Table140" style:family="table">
      <style:table-properties style:width="6.4264in" fo:margin-left="-0.0486in" table:align="left" style:writing-mode="lr-tb"/>
    </style:style>
    <style:style style:name="Table140.A" style:family="table-column">
      <style:table-column-properties style:column-width="1.6236in"/>
    </style:style>
    <style:style style:name="Table140.B" style:family="table-column">
      <style:table-column-properties style:column-width="4.8028in"/>
    </style:style>
    <style:style style:name="Table140.A1" style:family="table-cell">
      <style:table-cell-properties style:vertical-align="top" fo:padding-left="0.0486in" fo:padding-right="0.0486in" fo:padding-top="0in" fo:padding-bottom="0in" fo:border="none"/>
    </style:style>
    <style:style style:name="Table141" style:family="table">
      <style:table-properties style:width="6.4264in" fo:margin-left="-0.0486in" table:align="left" style:writing-mode="lr-tb"/>
    </style:style>
    <style:style style:name="Table141.A" style:family="table-column">
      <style:table-column-properties style:column-width="1.6236in"/>
    </style:style>
    <style:style style:name="Table141.B" style:family="table-column">
      <style:table-column-properties style:column-width="4.8028in"/>
    </style:style>
    <style:style style:name="Table141.A1" style:family="table-cell">
      <style:table-cell-properties style:vertical-align="top" fo:padding-left="0.0486in" fo:padding-right="0.0486in" fo:padding-top="0in" fo:padding-bottom="0in" fo:border="none"/>
    </style:style>
    <style:style style:name="Table142" style:family="table">
      <style:table-properties style:width="6.4264in" fo:margin-left="-0.0486in" table:align="left" style:writing-mode="lr-tb"/>
    </style:style>
    <style:style style:name="Table142.A" style:family="table-column">
      <style:table-column-properties style:column-width="1.6236in"/>
    </style:style>
    <style:style style:name="Table142.B" style:family="table-column">
      <style:table-column-properties style:column-width="4.8028in"/>
    </style:style>
    <style:style style:name="Table142.A1" style:family="table-cell">
      <style:table-cell-properties style:vertical-align="top" fo:padding-left="0.0486in" fo:padding-right="0.0486in" fo:padding-top="0in" fo:padding-bottom="0in" fo:border="none"/>
    </style:style>
    <style:style style:name="Table143" style:family="table">
      <style:table-properties style:width="6.4264in" fo:margin-left="-0.0486in" table:align="left" style:writing-mode="lr-tb"/>
    </style:style>
    <style:style style:name="Table143.A" style:family="table-column">
      <style:table-column-properties style:column-width="1.6236in"/>
    </style:style>
    <style:style style:name="Table143.B" style:family="table-column">
      <style:table-column-properties style:column-width="4.8028in"/>
    </style:style>
    <style:style style:name="Table143.A1" style:family="table-cell">
      <style:table-cell-properties style:vertical-align="top" fo:padding-left="0.0486in" fo:padding-right="0.0486in" fo:padding-top="0in" fo:padding-bottom="0in" fo:border="none"/>
    </style:style>
    <style:style style:name="Table144" style:family="table">
      <style:table-properties style:width="1.7222in" fo:margin-left="-0.0486in" table:align="left" style:writing-mode="lr-tb"/>
    </style:style>
    <style:style style:name="Table144.A" style:family="table-column">
      <style:table-column-properties style:column-width="1.7222in"/>
    </style:style>
    <style:style style:name="Table144.A1" style:family="table-cell">
      <style:table-cell-properties style:vertical-align="top" fo:background-color="#7f7f7f" fo:padding-left="0.0486in" fo:padding-right="0.0486in" fo:padding-top="0in" fo:padding-bottom="0in" fo:border="none">
        <style:background-image/>
      </style:table-cell-properties>
    </style:style>
    <style:style style:name="Table145" style:family="table">
      <style:table-properties style:width="6.4306in" fo:margin-left="-0.0486in" table:align="left" style:writing-mode="lr-tb"/>
    </style:style>
    <style:style style:name="Table145.A" style:family="table-column">
      <style:table-column-properties style:column-width="1.6236in"/>
    </style:style>
    <style:style style:name="Table145.B" style:family="table-column">
      <style:table-column-properties style:column-width="4.8069in"/>
    </style:style>
    <style:style style:name="Table145.A1" style:family="table-cell">
      <style:table-cell-properties style:vertical-align="top" fo:padding-left="0.0486in" fo:padding-right="0.0486in" fo:padding-top="0in" fo:padding-bottom="0in" fo:border="none"/>
    </style:style>
    <style:style style:name="Table146" style:family="table">
      <style:table-properties style:width="6.4264in" fo:margin-left="-0.0486in" table:align="left" style:writing-mode="lr-tb"/>
    </style:style>
    <style:style style:name="Table146.A" style:family="table-column">
      <style:table-column-properties style:column-width="1.6236in"/>
    </style:style>
    <style:style style:name="Table146.B" style:family="table-column">
      <style:table-column-properties style:column-width="4.8028in"/>
    </style:style>
    <style:style style:name="Table146.A1" style:family="table-cell">
      <style:table-cell-properties style:vertical-align="top" fo:padding-left="0.0486in" fo:padding-right="0.0486in" fo:padding-top="0in" fo:padding-bottom="0in" fo:border="none"/>
    </style:style>
    <style:style style:name="Table147" style:family="table">
      <style:table-properties style:width="6.4306in" fo:margin-left="-0.0486in" table:align="left" style:writing-mode="lr-tb"/>
    </style:style>
    <style:style style:name="Table147.A" style:family="table-column">
      <style:table-column-properties style:column-width="1.6236in"/>
    </style:style>
    <style:style style:name="Table147.B" style:family="table-column">
      <style:table-column-properties style:column-width="4.8069in"/>
    </style:style>
    <style:style style:name="Table147.A1" style:family="table-cell">
      <style:table-cell-properties style:vertical-align="top" fo:padding-left="0.0486in" fo:padding-right="0.0486in" fo:padding-top="0in" fo:padding-bottom="0in" fo:border="none"/>
    </style:style>
    <style:style style:name="Table148" style:family="table">
      <style:table-properties style:width="6.4306in" fo:margin-left="-0.0486in" table:align="left" style:writing-mode="lr-tb"/>
    </style:style>
    <style:style style:name="Table148.A" style:family="table-column">
      <style:table-column-properties style:column-width="1.6236in"/>
    </style:style>
    <style:style style:name="Table148.B" style:family="table-column">
      <style:table-column-properties style:column-width="4.8069in"/>
    </style:style>
    <style:style style:name="Table148.A1" style:family="table-cell">
      <style:table-cell-properties style:vertical-align="top" fo:padding-left="0.0486in" fo:padding-right="0.0486in" fo:padding-top="0in" fo:padding-bottom="0in" fo:border="none"/>
    </style:style>
    <style:style style:name="Table149" style:family="table">
      <style:table-properties style:width="6.4264in" fo:margin-left="-0.0486in" table:align="left" style:writing-mode="lr-tb"/>
    </style:style>
    <style:style style:name="Table149.A" style:family="table-column">
      <style:table-column-properties style:column-width="1.6236in"/>
    </style:style>
    <style:style style:name="Table149.B" style:family="table-column">
      <style:table-column-properties style:column-width="4.8028in"/>
    </style:style>
    <style:style style:name="Table149.A1" style:family="table-cell">
      <style:table-cell-properties style:vertical-align="top" fo:padding-left="0.0486in" fo:padding-right="0.0486in" fo:padding-top="0in" fo:padding-bottom="0in" fo:border="none"/>
    </style:style>
    <style:style style:name="Table150" style:family="table">
      <style:table-properties style:width="6.4264in" fo:margin-left="-0.0486in" table:align="left" style:writing-mode="lr-tb"/>
    </style:style>
    <style:style style:name="Table150.A" style:family="table-column">
      <style:table-column-properties style:column-width="1.6236in"/>
    </style:style>
    <style:style style:name="Table150.B" style:family="table-column">
      <style:table-column-properties style:column-width="4.8028in"/>
    </style:style>
    <style:style style:name="Table150.A1" style:family="table-cell">
      <style:table-cell-properties style:vertical-align="top" fo:padding-left="0.0486in" fo:padding-right="0.0486in" fo:padding-top="0in" fo:padding-bottom="0in" fo:border="none"/>
    </style:style>
    <style:style style:name="Table151" style:family="table">
      <style:table-properties style:width="1.7222in" fo:margin-left="-0.0486in" table:align="left" style:writing-mode="lr-tb"/>
    </style:style>
    <style:style style:name="Table151.A" style:family="table-column">
      <style:table-column-properties style:column-width="1.7222in"/>
    </style:style>
    <style:style style:name="Table151.A1" style:family="table-cell">
      <style:table-cell-properties style:vertical-align="top" fo:background-color="#7f7f7f" fo:padding-left="0.0486in" fo:padding-right="0.0486in" fo:padding-top="0in" fo:padding-bottom="0in" fo:border="none">
        <style:background-image/>
      </style:table-cell-properties>
    </style:style>
    <style:style style:name="Table152" style:family="table">
      <style:table-properties style:width="6.4306in" fo:margin-left="-0.0486in" table:align="left" style:writing-mode="lr-tb"/>
    </style:style>
    <style:style style:name="Table152.A" style:family="table-column">
      <style:table-column-properties style:column-width="1.6236in"/>
    </style:style>
    <style:style style:name="Table152.B" style:family="table-column">
      <style:table-column-properties style:column-width="4.8069in"/>
    </style:style>
    <style:style style:name="Table152.A1" style:family="table-cell">
      <style:table-cell-properties style:vertical-align="top" fo:padding-left="0.0486in" fo:padding-right="0.0486in" fo:padding-top="0in" fo:padding-bottom="0in" fo:border="none"/>
    </style:style>
    <style:style style:name="Table153" style:family="table">
      <style:table-properties style:width="6.4306in" fo:margin-left="-0.0486in" table:align="left" style:writing-mode="lr-tb"/>
    </style:style>
    <style:style style:name="Table153.A" style:family="table-column">
      <style:table-column-properties style:column-width="1.6236in"/>
    </style:style>
    <style:style style:name="Table153.B" style:family="table-column">
      <style:table-column-properties style:column-width="4.8069in"/>
    </style:style>
    <style:style style:name="Table153.A1" style:family="table-cell">
      <style:table-cell-properties style:vertical-align="top" fo:padding-left="0.0486in" fo:padding-right="0.0486in" fo:padding-top="0in" fo:padding-bottom="0in" fo:border="none"/>
    </style:style>
    <style:style style:name="Table154" style:family="table">
      <style:table-properties style:width="6.4264in" fo:margin-left="-0.0486in" table:align="left" style:writing-mode="lr-tb"/>
    </style:style>
    <style:style style:name="Table154.A" style:family="table-column">
      <style:table-column-properties style:column-width="1.6236in"/>
    </style:style>
    <style:style style:name="Table154.B" style:family="table-column">
      <style:table-column-properties style:column-width="4.8028in"/>
    </style:style>
    <style:style style:name="Table154.A1" style:family="table-cell">
      <style:table-cell-properties style:vertical-align="top" fo:padding-left="0.0486in" fo:padding-right="0.0486in" fo:padding-top="0in" fo:padding-bottom="0in" fo:border="none"/>
    </style:style>
    <style:style style:name="Table155" style:family="table">
      <style:table-properties style:width="6.4264in" fo:margin-left="-0.0486in" table:align="left" style:writing-mode="lr-tb"/>
    </style:style>
    <style:style style:name="Table155.A" style:family="table-column">
      <style:table-column-properties style:column-width="1.6236in"/>
    </style:style>
    <style:style style:name="Table155.B" style:family="table-column">
      <style:table-column-properties style:column-width="4.8028in"/>
    </style:style>
    <style:style style:name="Table155.A1" style:family="table-cell">
      <style:table-cell-properties style:vertical-align="top" fo:padding-left="0.0486in" fo:padding-right="0.0486in" fo:padding-top="0in" fo:padding-bottom="0in" fo:border="none"/>
    </style:style>
    <style:style style:name="Table156" style:family="table">
      <style:table-properties style:width="6.4264in" fo:margin-left="-0.0486in" table:align="left" style:writing-mode="lr-tb"/>
    </style:style>
    <style:style style:name="Table156.A" style:family="table-column">
      <style:table-column-properties style:column-width="1.6236in"/>
    </style:style>
    <style:style style:name="Table156.B" style:family="table-column">
      <style:table-column-properties style:column-width="4.8028in"/>
    </style:style>
    <style:style style:name="Table156.A1" style:family="table-cell">
      <style:table-cell-properties style:vertical-align="top" fo:padding-left="0.0486in" fo:padding-right="0.0486in" fo:padding-top="0in" fo:padding-bottom="0in" fo:border="none"/>
    </style:style>
    <style:style style:name="Table157" style:family="table">
      <style:table-properties style:width="6.4306in" fo:margin-left="-0.0486in" table:align="left" style:writing-mode="lr-tb"/>
    </style:style>
    <style:style style:name="Table157.A" style:family="table-column">
      <style:table-column-properties style:column-width="1.6236in"/>
    </style:style>
    <style:style style:name="Table157.B" style:family="table-column">
      <style:table-column-properties style:column-width="4.8069in"/>
    </style:style>
    <style:style style:name="Table157.A1" style:family="table-cell">
      <style:table-cell-properties style:vertical-align="top" fo:padding-left="0.0486in" fo:padding-right="0.0486in" fo:padding-top="0in" fo:padding-bottom="0in" fo:border="none"/>
    </style:style>
    <style:style style:name="Table158" style:family="table">
      <style:table-properties style:width="6.4306in" fo:margin-left="-0.0486in" table:align="left" style:writing-mode="lr-tb"/>
    </style:style>
    <style:style style:name="Table158.A" style:family="table-column">
      <style:table-column-properties style:column-width="1.6236in"/>
    </style:style>
    <style:style style:name="Table158.B" style:family="table-column">
      <style:table-column-properties style:column-width="4.8069in"/>
    </style:style>
    <style:style style:name="Table158.A1" style:family="table-cell">
      <style:table-cell-properties style:vertical-align="top" fo:padding-left="0.0486in" fo:padding-right="0.0486in" fo:padding-top="0in" fo:padding-bottom="0in" fo:border="none"/>
    </style:style>
    <style:style style:name="Table159" style:family="table">
      <style:table-properties style:width="6.4264in" fo:margin-left="-0.0486in" table:align="left" style:writing-mode="lr-tb"/>
    </style:style>
    <style:style style:name="Table159.A" style:family="table-column">
      <style:table-column-properties style:column-width="1.6236in"/>
    </style:style>
    <style:style style:name="Table159.B" style:family="table-column">
      <style:table-column-properties style:column-width="4.8028in"/>
    </style:style>
    <style:style style:name="Table159.A1" style:family="table-cell">
      <style:table-cell-properties style:vertical-align="top" fo:padding-left="0.0486in" fo:padding-right="0.0486in" fo:padding-top="0in" fo:padding-bottom="0in" fo:border="none"/>
    </style:style>
    <style:style style:name="Table160" style:family="table">
      <style:table-properties style:width="6.4306in" fo:margin-left="-0.0486in" table:align="left" style:writing-mode="lr-tb"/>
    </style:style>
    <style:style style:name="Table160.A" style:family="table-column">
      <style:table-column-properties style:column-width="1.6236in"/>
    </style:style>
    <style:style style:name="Table160.B" style:family="table-column">
      <style:table-column-properties style:column-width="4.8069in"/>
    </style:style>
    <style:style style:name="Table160.A1" style:family="table-cell">
      <style:table-cell-properties style:vertical-align="top" fo:padding-left="0.0486in" fo:padding-right="0.0486in" fo:padding-top="0in" fo:padding-bottom="0in" fo:border="none"/>
    </style:style>
    <style:style style:name="Table161" style:family="table">
      <style:table-properties style:width="6.4264in" fo:margin-left="-0.0486in" table:align="left" style:writing-mode="lr-tb"/>
    </style:style>
    <style:style style:name="Table161.A" style:family="table-column">
      <style:table-column-properties style:column-width="1.6236in"/>
    </style:style>
    <style:style style:name="Table161.B" style:family="table-column">
      <style:table-column-properties style:column-width="4.8028in"/>
    </style:style>
    <style:style style:name="Table161.A1" style:family="table-cell">
      <style:table-cell-properties style:vertical-align="top" fo:padding-left="0.0486in" fo:padding-right="0.0486in" fo:padding-top="0in" fo:padding-bottom="0in" fo:border="none"/>
    </style:style>
    <style:style style:name="Table162" style:family="table">
      <style:table-properties style:width="6.4264in" fo:margin-left="-0.0486in" table:align="left" style:writing-mode="lr-tb"/>
    </style:style>
    <style:style style:name="Table162.A" style:family="table-column">
      <style:table-column-properties style:column-width="1.6236in"/>
    </style:style>
    <style:style style:name="Table162.B" style:family="table-column">
      <style:table-column-properties style:column-width="4.8028in"/>
    </style:style>
    <style:style style:name="Table162.A1" style:family="table-cell">
      <style:table-cell-properties style:vertical-align="top" fo:padding-left="0.0486in" fo:padding-right="0.0486in" fo:padding-top="0in" fo:padding-bottom="0in" fo:border="none"/>
    </style:style>
    <style:style style:name="Table163" style:family="table">
      <style:table-properties style:width="6.4306in" fo:margin-left="-0.0486in" table:align="left" style:writing-mode="lr-tb"/>
    </style:style>
    <style:style style:name="Table163.A" style:family="table-column">
      <style:table-column-properties style:column-width="1.6236in"/>
    </style:style>
    <style:style style:name="Table163.B" style:family="table-column">
      <style:table-column-properties style:column-width="4.8069in"/>
    </style:style>
    <style:style style:name="Table163.A1" style:family="table-cell">
      <style:table-cell-properties style:vertical-align="top" fo:padding-left="0.0486in" fo:padding-right="0.0486in" fo:padding-top="0in" fo:padding-bottom="0in" fo:border="none"/>
    </style:style>
    <style:style style:name="Table164" style:family="table">
      <style:table-properties style:width="1.7222in" fo:margin-left="-0.0486in" table:align="left" style:writing-mode="lr-tb"/>
    </style:style>
    <style:style style:name="Table164.A" style:family="table-column">
      <style:table-column-properties style:column-width="1.7222in"/>
    </style:style>
    <style:style style:name="Table164.A1" style:family="table-cell">
      <style:table-cell-properties style:vertical-align="top" fo:background-color="#7f7f7f" fo:padding-left="0.0486in" fo:padding-right="0.0486in" fo:padding-top="0in" fo:padding-bottom="0in" fo:border="none">
        <style:background-image/>
      </style:table-cell-properties>
    </style:style>
    <style:style style:name="Table165" style:family="table">
      <style:table-properties style:width="6.4306in" fo:margin-left="-0.0486in" table:align="left" style:writing-mode="lr-tb"/>
    </style:style>
    <style:style style:name="Table165.A" style:family="table-column">
      <style:table-column-properties style:column-width="1.6236in"/>
    </style:style>
    <style:style style:name="Table165.B" style:family="table-column">
      <style:table-column-properties style:column-width="4.8069in"/>
    </style:style>
    <style:style style:name="Table165.A1" style:family="table-cell">
      <style:table-cell-properties style:vertical-align="top" fo:padding-left="0.0486in" fo:padding-right="0.0486in" fo:padding-top="0in" fo:padding-bottom="0in" fo:border="none"/>
    </style:style>
    <style:style style:name="Table166" style:family="table">
      <style:table-properties style:width="6.4264in" fo:margin-left="-0.0486in" table:align="left" style:writing-mode="lr-tb"/>
    </style:style>
    <style:style style:name="Table166.A" style:family="table-column">
      <style:table-column-properties style:column-width="1.6236in"/>
    </style:style>
    <style:style style:name="Table166.B" style:family="table-column">
      <style:table-column-properties style:column-width="4.8028in"/>
    </style:style>
    <style:style style:name="Table166.A1" style:family="table-cell">
      <style:table-cell-properties style:vertical-align="top" fo:padding-left="0.0486in" fo:padding-right="0.0486in" fo:padding-top="0in" fo:padding-bottom="0in" fo:border="none"/>
    </style:style>
    <style:style style:name="Table167" style:family="table">
      <style:table-properties style:width="1.7222in" fo:margin-left="-0.0486in" table:align="left" style:writing-mode="lr-tb"/>
    </style:style>
    <style:style style:name="Table167.A" style:family="table-column">
      <style:table-column-properties style:column-width="1.7222in"/>
    </style:style>
    <style:style style:name="Table167.A1" style:family="table-cell">
      <style:table-cell-properties style:vertical-align="top" fo:background-color="#7f7f7f" fo:padding-left="0.0486in" fo:padding-right="0.0486in" fo:padding-top="0in" fo:padding-bottom="0in" fo:border="none">
        <style:background-image/>
      </style:table-cell-properties>
    </style:style>
    <style:style style:name="Table168" style:family="table">
      <style:table-properties style:width="6.4306in" fo:margin-left="-0.0486in" table:align="left" style:writing-mode="lr-tb"/>
    </style:style>
    <style:style style:name="Table168.A" style:family="table-column">
      <style:table-column-properties style:column-width="1.6236in"/>
    </style:style>
    <style:style style:name="Table168.B" style:family="table-column">
      <style:table-column-properties style:column-width="4.8069in"/>
    </style:style>
    <style:style style:name="Table168.A1" style:family="table-cell">
      <style:table-cell-properties style:vertical-align="top" fo:padding-left="0.0486in" fo:padding-right="0.0486in" fo:padding-top="0in" fo:padding-bottom="0in" fo:border="none"/>
    </style:style>
    <style:style style:name="Table169" style:family="table">
      <style:table-properties style:width="6.4264in" fo:margin-left="-0.0486in" table:align="left" style:writing-mode="lr-tb"/>
    </style:style>
    <style:style style:name="Table169.A" style:family="table-column">
      <style:table-column-properties style:column-width="1.6236in"/>
    </style:style>
    <style:style style:name="Table169.B" style:family="table-column">
      <style:table-column-properties style:column-width="4.8028in"/>
    </style:style>
    <style:style style:name="Table169.A1" style:family="table-cell">
      <style:table-cell-properties style:vertical-align="top" fo:padding-left="0.0486in" fo:padding-right="0.0486in" fo:padding-top="0in" fo:padding-bottom="0in" fo:border="none"/>
    </style:style>
    <style:style style:name="Table170" style:family="table">
      <style:table-properties style:width="1.7222in" fo:margin-left="-0.0486in" table:align="left" style:writing-mode="lr-tb"/>
    </style:style>
    <style:style style:name="Table170.A" style:family="table-column">
      <style:table-column-properties style:column-width="1.7222in"/>
    </style:style>
    <style:style style:name="Table170.A1" style:family="table-cell">
      <style:table-cell-properties style:vertical-align="top" fo:background-color="#7f7f7f" fo:padding-left="0.0486in" fo:padding-right="0.0486in" fo:padding-top="0in" fo:padding-bottom="0in" fo:border="none">
        <style:background-image/>
      </style:table-cell-properties>
    </style:style>
    <style:style style:name="Table171" style:family="table">
      <style:table-properties style:width="6.4264in" fo:margin-left="-0.0486in" table:align="left" style:writing-mode="lr-tb"/>
    </style:style>
    <style:style style:name="Table171.A" style:family="table-column">
      <style:table-column-properties style:column-width="1.6236in"/>
    </style:style>
    <style:style style:name="Table171.B" style:family="table-column">
      <style:table-column-properties style:column-width="4.8028in"/>
    </style:style>
    <style:style style:name="Table171.A1" style:family="table-cell">
      <style:table-cell-properties style:vertical-align="top" fo:padding-left="0.0486in" fo:padding-right="0.0486in" fo:padding-top="0in" fo:padding-bottom="0in" fo:border="none"/>
    </style:style>
    <style:style style:name="Table172" style:family="table">
      <style:table-properties style:width="6.4306in" fo:margin-left="-0.0486in" table:align="left" style:writing-mode="lr-tb"/>
    </style:style>
    <style:style style:name="Table172.A" style:family="table-column">
      <style:table-column-properties style:column-width="1.6236in"/>
    </style:style>
    <style:style style:name="Table172.B" style:family="table-column">
      <style:table-column-properties style:column-width="4.8069in"/>
    </style:style>
    <style:style style:name="Table172.A1" style:family="table-cell">
      <style:table-cell-properties style:vertical-align="top" fo:padding-left="0.0486in" fo:padding-right="0.0486in" fo:padding-top="0in" fo:padding-bottom="0in" fo:border="none"/>
    </style:style>
    <style:style style:name="Table173" style:family="table">
      <style:table-properties style:width="6.4306in" fo:margin-left="-0.0486in" table:align="left" style:writing-mode="lr-tb"/>
    </style:style>
    <style:style style:name="Table173.A" style:family="table-column">
      <style:table-column-properties style:column-width="1.6236in"/>
    </style:style>
    <style:style style:name="Table173.B" style:family="table-column">
      <style:table-column-properties style:column-width="4.8069in"/>
    </style:style>
    <style:style style:name="Table173.A1" style:family="table-cell">
      <style:table-cell-properties style:vertical-align="top" fo:padding-left="0.0486in" fo:padding-right="0.0486in" fo:padding-top="0in" fo:padding-bottom="0in" fo:border="none"/>
    </style:style>
    <style:style style:name="Table174" style:family="table">
      <style:table-properties style:width="1.7222in" fo:margin-left="-0.0486in" table:align="left" style:writing-mode="lr-tb"/>
    </style:style>
    <style:style style:name="Table174.A" style:family="table-column">
      <style:table-column-properties style:column-width="1.7222in"/>
    </style:style>
    <style:style style:name="Table174.A1" style:family="table-cell">
      <style:table-cell-properties style:vertical-align="top" fo:background-color="#7f7f7f" fo:padding-left="0.0486in" fo:padding-right="0.0486in" fo:padding-top="0in" fo:padding-bottom="0in" fo:border="none">
        <style:background-image/>
      </style:table-cell-properties>
    </style:style>
    <style:style style:name="Table175" style:family="table">
      <style:table-properties style:width="6.4264in" fo:margin-left="-0.0486in" table:align="left" style:writing-mode="lr-tb"/>
    </style:style>
    <style:style style:name="Table175.A" style:family="table-column">
      <style:table-column-properties style:column-width="1.6236in"/>
    </style:style>
    <style:style style:name="Table175.B" style:family="table-column">
      <style:table-column-properties style:column-width="4.8028in"/>
    </style:style>
    <style:style style:name="Table175.A1" style:family="table-cell">
      <style:table-cell-properties style:vertical-align="top" fo:padding-left="0.0486in" fo:padding-right="0.0486in" fo:padding-top="0in" fo:padding-bottom="0in" fo:border="none"/>
    </style:style>
    <style:style style:name="Table176" style:family="table">
      <style:table-properties style:width="6.4264in" fo:margin-left="-0.0486in" table:align="left" style:writing-mode="lr-tb"/>
    </style:style>
    <style:style style:name="Table176.A" style:family="table-column">
      <style:table-column-properties style:column-width="1.6236in"/>
    </style:style>
    <style:style style:name="Table176.B" style:family="table-column">
      <style:table-column-properties style:column-width="4.8028in"/>
    </style:style>
    <style:style style:name="Table176.A1" style:family="table-cell">
      <style:table-cell-properties style:vertical-align="top" fo:padding-left="0.0486in" fo:padding-right="0.0486in" fo:padding-top="0in" fo:padding-bottom="0in" fo:border="none"/>
    </style:style>
    <style:style style:name="Table177" style:family="table">
      <style:table-properties style:width="6.4306in" fo:margin-left="-0.0486in" table:align="left" style:writing-mode="lr-tb"/>
    </style:style>
    <style:style style:name="Table177.A" style:family="table-column">
      <style:table-column-properties style:column-width="1.6236in"/>
    </style:style>
    <style:style style:name="Table177.B" style:family="table-column">
      <style:table-column-properties style:column-width="4.8069in"/>
    </style:style>
    <style:style style:name="Table177.A1" style:family="table-cell">
      <style:table-cell-properties style:vertical-align="top" fo:padding-left="0.0486in" fo:padding-right="0.0486in" fo:padding-top="0in" fo:padding-bottom="0in" fo:border="none"/>
    </style:style>
    <style:style style:name="Table178" style:family="table">
      <style:table-properties style:width="6.4306in" fo:margin-left="-0.0486in" table:align="left" style:writing-mode="lr-tb"/>
    </style:style>
    <style:style style:name="Table178.A" style:family="table-column">
      <style:table-column-properties style:column-width="1.6236in"/>
    </style:style>
    <style:style style:name="Table178.B" style:family="table-column">
      <style:table-column-properties style:column-width="4.8069in"/>
    </style:style>
    <style:style style:name="Table178.A1" style:family="table-cell">
      <style:table-cell-properties style:vertical-align="top" fo:padding-left="0.0486in" fo:padding-right="0.0486in" fo:padding-top="0in" fo:padding-bottom="0in" fo:border="none"/>
    </style:style>
    <style:style style:name="Table179" style:family="table">
      <style:table-properties style:width="6.4306in" fo:margin-left="-0.0486in" table:align="left" style:writing-mode="lr-tb"/>
    </style:style>
    <style:style style:name="Table179.A" style:family="table-column">
      <style:table-column-properties style:column-width="1.6236in"/>
    </style:style>
    <style:style style:name="Table179.B" style:family="table-column">
      <style:table-column-properties style:column-width="4.8069in"/>
    </style:style>
    <style:style style:name="Table179.A1" style:family="table-cell">
      <style:table-cell-properties style:vertical-align="top" fo:padding-left="0.0486in" fo:padding-right="0.0486in" fo:padding-top="0in" fo:padding-bottom="0in" fo:border="none"/>
    </style:style>
    <style:style style:name="Table180" style:family="table">
      <style:table-properties style:width="6.4306in" fo:margin-left="-0.0486in" table:align="left" style:writing-mode="lr-tb"/>
    </style:style>
    <style:style style:name="Table180.A" style:family="table-column">
      <style:table-column-properties style:column-width="1.6236in"/>
    </style:style>
    <style:style style:name="Table180.B" style:family="table-column">
      <style:table-column-properties style:column-width="4.8069in"/>
    </style:style>
    <style:style style:name="Table180.A1" style:family="table-cell">
      <style:table-cell-properties style:vertical-align="top" fo:padding-left="0.0486in" fo:padding-right="0.0486in" fo:padding-top="0in" fo:padding-bottom="0in" fo:border="none"/>
    </style:style>
    <style:style style:name="Table181" style:family="table">
      <style:table-properties style:width="6.4306in" fo:margin-left="-0.0486in" table:align="left" style:writing-mode="lr-tb"/>
    </style:style>
    <style:style style:name="Table181.A" style:family="table-column">
      <style:table-column-properties style:column-width="1.6236in"/>
    </style:style>
    <style:style style:name="Table181.B" style:family="table-column">
      <style:table-column-properties style:column-width="4.8069in"/>
    </style:style>
    <style:style style:name="Table181.A1" style:family="table-cell">
      <style:table-cell-properties style:vertical-align="top" fo:padding-left="0.0486in" fo:padding-right="0.0486in" fo:padding-top="0in" fo:padding-bottom="0in" fo:border="none"/>
    </style:style>
    <style:style style:name="Table182" style:family="table">
      <style:table-properties style:width="1.7222in" fo:margin-left="-0.0486in" table:align="left" style:writing-mode="lr-tb"/>
    </style:style>
    <style:style style:name="Table182.A" style:family="table-column">
      <style:table-column-properties style:column-width="1.7222in"/>
    </style:style>
    <style:style style:name="Table182.A1" style:family="table-cell">
      <style:table-cell-properties style:vertical-align="top" fo:background-color="#7f7f7f" fo:padding-left="0.0486in" fo:padding-right="0.0486in" fo:padding-top="0in" fo:padding-bottom="0in" fo:border="none">
        <style:background-image/>
      </style:table-cell-properties>
    </style:style>
    <style:style style:name="Table183" style:family="table">
      <style:table-properties style:width="6.4306in" fo:margin-left="-0.0486in" table:align="left" style:writing-mode="lr-tb"/>
    </style:style>
    <style:style style:name="Table183.A" style:family="table-column">
      <style:table-column-properties style:column-width="1.6236in"/>
    </style:style>
    <style:style style:name="Table183.B" style:family="table-column">
      <style:table-column-properties style:column-width="4.8069in"/>
    </style:style>
    <style:style style:name="Table183.A1" style:family="table-cell">
      <style:table-cell-properties style:vertical-align="top" fo:padding-left="0.0486in" fo:padding-right="0.0486in" fo:padding-top="0in" fo:padding-bottom="0in" fo:border="none"/>
    </style:style>
    <style:style style:name="Table184" style:family="table">
      <style:table-properties style:width="6.4306in" fo:margin-left="-0.0486in" table:align="left" style:writing-mode="lr-tb"/>
    </style:style>
    <style:style style:name="Table184.A" style:family="table-column">
      <style:table-column-properties style:column-width="1.6236in"/>
    </style:style>
    <style:style style:name="Table184.B" style:family="table-column">
      <style:table-column-properties style:column-width="4.8069in"/>
    </style:style>
    <style:style style:name="Table184.A1" style:family="table-cell">
      <style:table-cell-properties style:vertical-align="top" fo:padding-left="0.0486in" fo:padding-right="0.0486in" fo:padding-top="0in" fo:padding-bottom="0in" fo:border="none"/>
    </style:style>
    <style:style style:name="Table185" style:family="table">
      <style:table-properties style:width="6.4306in" fo:margin-left="-0.0486in" table:align="left" style:writing-mode="lr-tb"/>
    </style:style>
    <style:style style:name="Table185.A" style:family="table-column">
      <style:table-column-properties style:column-width="1.6236in"/>
    </style:style>
    <style:style style:name="Table185.B" style:family="table-column">
      <style:table-column-properties style:column-width="4.8069in"/>
    </style:style>
    <style:style style:name="Table185.A1" style:family="table-cell">
      <style:table-cell-properties style:vertical-align="top" fo:padding-left="0.0486in" fo:padding-right="0.0486in" fo:padding-top="0in" fo:padding-bottom="0in" fo:border="none"/>
    </style:style>
    <style:style style:name="Table186" style:family="table">
      <style:table-properties style:width="1.7222in" fo:margin-left="-0.0486in" table:align="left" style:writing-mode="lr-tb"/>
    </style:style>
    <style:style style:name="Table186.A" style:family="table-column">
      <style:table-column-properties style:column-width="1.7222in"/>
    </style:style>
    <style:style style:name="Table186.A1" style:family="table-cell">
      <style:table-cell-properties style:vertical-align="top" fo:background-color="#7f7f7f" fo:padding-left="0.0486in" fo:padding-right="0.0486in" fo:padding-top="0in" fo:padding-bottom="0in" fo:border="none">
        <style:background-image/>
      </style:table-cell-properties>
    </style:style>
    <style:style style:name="Table187" style:family="table">
      <style:table-properties style:width="6.4264in" fo:margin-left="-0.0486in" table:align="left" style:writing-mode="lr-tb"/>
    </style:style>
    <style:style style:name="Table187.A" style:family="table-column">
      <style:table-column-properties style:column-width="1.6236in"/>
    </style:style>
    <style:style style:name="Table187.B" style:family="table-column">
      <style:table-column-properties style:column-width="4.8028in"/>
    </style:style>
    <style:style style:name="Table187.A1" style:family="table-cell">
      <style:table-cell-properties style:vertical-align="top" fo:padding-left="0.0486in" fo:padding-right="0.0486in" fo:padding-top="0in" fo:padding-bottom="0in" fo:border="none"/>
    </style:style>
    <style:style style:name="Table188" style:family="table">
      <style:table-properties style:width="6.4264in" fo:margin-left="-0.0486in" table:align="left" style:writing-mode="lr-tb"/>
    </style:style>
    <style:style style:name="Table188.A" style:family="table-column">
      <style:table-column-properties style:column-width="1.6236in"/>
    </style:style>
    <style:style style:name="Table188.B" style:family="table-column">
      <style:table-column-properties style:column-width="4.8028in"/>
    </style:style>
    <style:style style:name="Table188.A1" style:family="table-cell">
      <style:table-cell-properties style:vertical-align="top" fo:padding-left="0.0486in" fo:padding-right="0.0486in" fo:padding-top="0in" fo:padding-bottom="0in" fo:border="none"/>
    </style:style>
    <style:style style:name="Table189" style:family="table">
      <style:table-properties style:width="6.4306in" fo:margin-left="-0.0486in" table:align="left" style:writing-mode="lr-tb"/>
    </style:style>
    <style:style style:name="Table189.A" style:family="table-column">
      <style:table-column-properties style:column-width="1.6236in"/>
    </style:style>
    <style:style style:name="Table189.B" style:family="table-column">
      <style:table-column-properties style:column-width="4.8069in"/>
    </style:style>
    <style:style style:name="Table189.A1" style:family="table-cell">
      <style:table-cell-properties style:vertical-align="top" fo:padding-left="0.0486in" fo:padding-right="0.0486in" fo:padding-top="0in" fo:padding-bottom="0in" fo:border="none"/>
    </style:style>
    <style:style style:name="Table190" style:family="table">
      <style:table-properties style:width="6.4306in" fo:margin-left="-0.0486in" table:align="left" style:writing-mode="lr-tb"/>
    </style:style>
    <style:style style:name="Table190.A" style:family="table-column">
      <style:table-column-properties style:column-width="1.6236in"/>
    </style:style>
    <style:style style:name="Table190.B" style:family="table-column">
      <style:table-column-properties style:column-width="4.8069in"/>
    </style:style>
    <style:style style:name="Table190.A1" style:family="table-cell">
      <style:table-cell-properties style:vertical-align="top" fo:padding-left="0.0486in" fo:padding-right="0.0486in" fo:padding-top="0in" fo:padding-bottom="0in" fo:border="none"/>
    </style:style>
    <style:style style:name="Table191" style:family="table">
      <style:table-properties style:width="6.4306in" fo:margin-left="-0.0486in" table:align="left" style:writing-mode="lr-tb"/>
    </style:style>
    <style:style style:name="Table191.A" style:family="table-column">
      <style:table-column-properties style:column-width="1.6236in"/>
    </style:style>
    <style:style style:name="Table191.B" style:family="table-column">
      <style:table-column-properties style:column-width="4.8069in"/>
    </style:style>
    <style:style style:name="Table191.A1" style:family="table-cell">
      <style:table-cell-properties style:vertical-align="top" fo:padding-left="0.0486in" fo:padding-right="0.0486in" fo:padding-top="0in" fo:padding-bottom="0in" fo:border="none"/>
    </style:style>
    <style:style style:name="Table192" style:family="table">
      <style:table-properties style:width="6.4306in" fo:margin-left="-0.0486in" table:align="left" style:writing-mode="lr-tb"/>
    </style:style>
    <style:style style:name="Table192.A" style:family="table-column">
      <style:table-column-properties style:column-width="1.6236in"/>
    </style:style>
    <style:style style:name="Table192.B" style:family="table-column">
      <style:table-column-properties style:column-width="4.8069in"/>
    </style:style>
    <style:style style:name="Table192.A1" style:family="table-cell">
      <style:table-cell-properties style:vertical-align="top" fo:padding-left="0.0486in" fo:padding-right="0.0486in" fo:padding-top="0in" fo:padding-bottom="0in" fo:border="none"/>
    </style:style>
    <style:style style:name="Table193" style:family="table">
      <style:table-properties style:width="1.7222in" fo:margin-left="-0.0486in" table:align="left" style:writing-mode="lr-tb"/>
    </style:style>
    <style:style style:name="Table193.A" style:family="table-column">
      <style:table-column-properties style:column-width="1.7222in"/>
    </style:style>
    <style:style style:name="Table193.A1" style:family="table-cell">
      <style:table-cell-properties style:vertical-align="top" fo:background-color="#7f7f7f" fo:padding-left="0.0486in" fo:padding-right="0.0486in" fo:padding-top="0in" fo:padding-bottom="0in" fo:border="none">
        <style:background-image/>
      </style:table-cell-properties>
    </style:style>
    <style:style style:name="Table194" style:family="table">
      <style:table-properties style:width="6.4306in" fo:margin-left="-0.0486in" table:align="left" style:writing-mode="lr-tb"/>
    </style:style>
    <style:style style:name="Table194.A" style:family="table-column">
      <style:table-column-properties style:column-width="1.6236in"/>
    </style:style>
    <style:style style:name="Table194.B" style:family="table-column">
      <style:table-column-properties style:column-width="4.8069in"/>
    </style:style>
    <style:style style:name="Table194.A1" style:family="table-cell">
      <style:table-cell-properties style:vertical-align="top" fo:padding-left="0.0486in" fo:padding-right="0.0486in" fo:padding-top="0in" fo:padding-bottom="0in" fo:border="none"/>
    </style:style>
    <style:style style:name="Table195" style:family="table">
      <style:table-properties style:width="6.4306in" fo:margin-left="-0.0486in" table:align="left" style:writing-mode="lr-tb"/>
    </style:style>
    <style:style style:name="Table195.A" style:family="table-column">
      <style:table-column-properties style:column-width="1.6236in"/>
    </style:style>
    <style:style style:name="Table195.B" style:family="table-column">
      <style:table-column-properties style:column-width="4.8069in"/>
    </style:style>
    <style:style style:name="Table195.A1" style:family="table-cell">
      <style:table-cell-properties style:vertical-align="top" fo:padding-left="0.0486in" fo:padding-right="0.0486in" fo:padding-top="0in" fo:padding-bottom="0in" fo:border="none"/>
    </style:style>
    <style:style style:name="Table196" style:family="table">
      <style:table-properties style:width="6.3778in" table:align="left" style:writing-mode="lr-tb"/>
    </style:style>
    <style:style style:name="Table196.A" style:family="table-column">
      <style:table-column-properties style:column-width="1.575in"/>
    </style:style>
    <style:style style:name="Table196.B" style:family="table-column">
      <style:table-column-properties style:column-width="4.8028in"/>
    </style:style>
    <style:style style:name="Table196.A1" style:family="table-cell">
      <style:table-cell-properties style:vertical-align="top" fo:padding-left="0.0486in" fo:padding-right="0.0486in" fo:padding-top="0in" fo:padding-bottom="0in" fo:border="none"/>
    </style:style>
    <style:style style:name="Table197" style:family="table">
      <style:table-properties style:width="6.3778in" table:align="left" style:writing-mode="lr-tb"/>
    </style:style>
    <style:style style:name="Table197.A" style:family="table-column">
      <style:table-column-properties style:column-width="1.575in"/>
    </style:style>
    <style:style style:name="Table197.B" style:family="table-column">
      <style:table-column-properties style:column-width="4.8028in"/>
    </style:style>
    <style:style style:name="Table197.A1" style:family="table-cell">
      <style:table-cell-properties style:vertical-align="top" fo:padding-left="0.0486in" fo:padding-right="0.0486in" fo:padding-top="0in" fo:padding-bottom="0in" fo:border="none"/>
    </style:style>
    <style:style style:name="Table198" style:family="table">
      <style:table-properties style:width="6.3778in" table:align="left" style:writing-mode="lr-tb"/>
    </style:style>
    <style:style style:name="Table198.A" style:family="table-column">
      <style:table-column-properties style:column-width="1.575in"/>
    </style:style>
    <style:style style:name="Table198.B" style:family="table-column">
      <style:table-column-properties style:column-width="4.8028in"/>
    </style:style>
    <style:style style:name="Table198.A1" style:family="table-cell">
      <style:table-cell-properties style:vertical-align="top" fo:padding-left="0.0486in" fo:padding-right="0.0486in" fo:padding-top="0in" fo:padding-bottom="0in" fo:border="none"/>
    </style:style>
    <style:style style:name="Table199" style:family="table">
      <style:table-properties style:width="1.7222in" fo:margin-left="-0.0486in" table:align="left" style:writing-mode="lr-tb"/>
    </style:style>
    <style:style style:name="Table199.A" style:family="table-column">
      <style:table-column-properties style:column-width="1.7222in"/>
    </style:style>
    <style:style style:name="Table199.A1" style:family="table-cell">
      <style:table-cell-properties style:vertical-align="top" fo:background-color="#7f7f7f" fo:padding-left="0.0486in" fo:padding-right="0.0486in" fo:padding-top="0in" fo:padding-bottom="0in" fo:border="none">
        <style:background-image/>
      </style:table-cell-properties>
    </style:style>
    <style:style style:name="Table200" style:family="table">
      <style:table-properties style:width="6.3778in" table:align="left" style:writing-mode="lr-tb"/>
    </style:style>
    <style:style style:name="Table200.A" style:family="table-column">
      <style:table-column-properties style:column-width="1.575in"/>
    </style:style>
    <style:style style:name="Table200.B" style:family="table-column">
      <style:table-column-properties style:column-width="4.8028in"/>
    </style:style>
    <style:style style:name="Table200.A1" style:family="table-cell">
      <style:table-cell-properties style:vertical-align="top" fo:padding-left="0.0486in" fo:padding-right="0.0486in" fo:padding-top="0in" fo:padding-bottom="0in" fo:border="none"/>
    </style:style>
    <style:style style:name="Table201" style:family="table">
      <style:table-properties style:width="6.3778in" table:align="left" style:writing-mode="lr-tb"/>
    </style:style>
    <style:style style:name="Table201.A" style:family="table-column">
      <style:table-column-properties style:column-width="1.575in"/>
    </style:style>
    <style:style style:name="Table201.B" style:family="table-column">
      <style:table-column-properties style:column-width="4.8028in"/>
    </style:style>
    <style:style style:name="Table201.A1" style:family="table-cell">
      <style:table-cell-properties style:vertical-align="top" fo:padding-left="0.0486in" fo:padding-right="0.0486in" fo:padding-top="0in" fo:padding-bottom="0in" fo:border="none"/>
    </style:style>
    <style:style style:name="Table202" style:family="table">
      <style:table-properties style:width="6.3986in" table:align="left" style:writing-mode="lr-tb"/>
    </style:style>
    <style:style style:name="Table202.A" style:family="table-column">
      <style:table-column-properties style:column-width="1.575in"/>
    </style:style>
    <style:style style:name="Table202.B" style:family="table-column">
      <style:table-column-properties style:column-width="4.8236in"/>
    </style:style>
    <style:style style:name="Table202.A1" style:family="table-cell">
      <style:table-cell-properties style:vertical-align="top" fo:padding-left="0.0486in" fo:padding-right="0.0486in" fo:padding-top="0in" fo:padding-bottom="0in" fo:border="none"/>
    </style:style>
    <style:style style:name="Table203" style:family="table">
      <style:table-properties style:width="6.3778in" table:align="left" style:writing-mode="lr-tb"/>
    </style:style>
    <style:style style:name="Table203.A" style:family="table-column">
      <style:table-column-properties style:column-width="1.575in"/>
    </style:style>
    <style:style style:name="Table203.B" style:family="table-column">
      <style:table-column-properties style:column-width="4.8028in"/>
    </style:style>
    <style:style style:name="Table203.A1" style:family="table-cell">
      <style:table-cell-properties style:vertical-align="top" fo:padding-left="0.0486in" fo:padding-right="0.0486in" fo:padding-top="0in" fo:padding-bottom="0in" fo:border="none"/>
    </style:style>
    <style:style style:name="Table204" style:family="table">
      <style:table-properties style:width="6.3778in" table:align="left" style:writing-mode="lr-tb"/>
    </style:style>
    <style:style style:name="Table204.A" style:family="table-column">
      <style:table-column-properties style:column-width="1.575in"/>
    </style:style>
    <style:style style:name="Table204.B" style:family="table-column">
      <style:table-column-properties style:column-width="4.8028in"/>
    </style:style>
    <style:style style:name="Table204.A1" style:family="table-cell">
      <style:table-cell-properties style:vertical-align="top" fo:padding-left="0.0486in" fo:padding-right="0.0486in" fo:padding-top="0in" fo:padding-bottom="0in" fo:border="none"/>
    </style:style>
    <style:style style:name="Table205" style:family="table">
      <style:table-properties style:width="6.3778in" table:align="left" style:writing-mode="lr-tb"/>
    </style:style>
    <style:style style:name="Table205.A" style:family="table-column">
      <style:table-column-properties style:column-width="1.575in"/>
    </style:style>
    <style:style style:name="Table205.B" style:family="table-column">
      <style:table-column-properties style:column-width="4.8028in"/>
    </style:style>
    <style:style style:name="Table205.A1" style:family="table-cell">
      <style:table-cell-properties style:vertical-align="top" fo:padding-left="0.0486in" fo:padding-right="0.0486in" fo:padding-top="0in" fo:padding-bottom="0in" fo:border="none"/>
    </style:style>
    <style:style style:name="Table206" style:family="table">
      <style:table-properties style:width="1.7222in" fo:margin-left="-0.0486in" table:align="left" style:writing-mode="lr-tb"/>
    </style:style>
    <style:style style:name="Table206.A" style:family="table-column">
      <style:table-column-properties style:column-width="1.7222in"/>
    </style:style>
    <style:style style:name="Table206.A1" style:family="table-cell">
      <style:table-cell-properties style:vertical-align="top" fo:background-color="#7f7f7f" fo:padding-left="0.0486in" fo:padding-right="0.0486in" fo:padding-top="0in" fo:padding-bottom="0in" fo:border="none">
        <style:background-image/>
      </style:table-cell-properties>
    </style:style>
    <style:style style:name="Table207" style:family="table">
      <style:table-properties style:width="6.4306in" fo:margin-left="-0.0486in" table:align="left" style:writing-mode="lr-tb"/>
    </style:style>
    <style:style style:name="Table207.A" style:family="table-column">
      <style:table-column-properties style:column-width="1.6236in"/>
    </style:style>
    <style:style style:name="Table207.B" style:family="table-column">
      <style:table-column-properties style:column-width="4.8069in"/>
    </style:style>
    <style:style style:name="Table207.A1" style:family="table-cell">
      <style:table-cell-properties style:vertical-align="top" fo:padding-left="0.0486in" fo:padding-right="0.0486in" fo:padding-top="0in" fo:padding-bottom="0in" fo:border="none"/>
    </style:style>
    <style:style style:name="Table208" style:family="table">
      <style:table-properties style:width="6.4306in" fo:margin-left="-0.0486in" table:align="left" style:writing-mode="lr-tb"/>
    </style:style>
    <style:style style:name="Table208.A" style:family="table-column">
      <style:table-column-properties style:column-width="1.6236in"/>
    </style:style>
    <style:style style:name="Table208.B" style:family="table-column">
      <style:table-column-properties style:column-width="4.8069in"/>
    </style:style>
    <style:style style:name="Table208.A1" style:family="table-cell">
      <style:table-cell-properties style:vertical-align="top" fo:padding-left="0.0486in" fo:padding-right="0.0486in" fo:padding-top="0in" fo:padding-bottom="0in" fo:border="none"/>
    </style:style>
    <style:style style:name="Table209" style:family="table">
      <style:table-properties style:width="6.4306in" fo:margin-left="-0.0486in" table:align="left" style:writing-mode="lr-tb"/>
    </style:style>
    <style:style style:name="Table209.A" style:family="table-column">
      <style:table-column-properties style:column-width="1.6236in"/>
    </style:style>
    <style:style style:name="Table209.B" style:family="table-column">
      <style:table-column-properties style:column-width="4.8069in"/>
    </style:style>
    <style:style style:name="Table209.A1" style:family="table-cell">
      <style:table-cell-properties style:vertical-align="top" fo:padding-left="0.0486in" fo:padding-right="0.0486in" fo:padding-top="0in" fo:padding-bottom="0in" fo:border="none"/>
    </style:style>
    <style:style style:name="Table210" style:family="table">
      <style:table-properties style:width="6.4306in" fo:margin-left="-0.0486in" table:align="left" style:writing-mode="lr-tb"/>
    </style:style>
    <style:style style:name="Table210.A" style:family="table-column">
      <style:table-column-properties style:column-width="1.6236in"/>
    </style:style>
    <style:style style:name="Table210.B" style:family="table-column">
      <style:table-column-properties style:column-width="4.8069in"/>
    </style:style>
    <style:style style:name="Table210.A1" style:family="table-cell">
      <style:table-cell-properties style:vertical-align="top" fo:padding-left="0.0486in" fo:padding-right="0.0486in" fo:padding-top="0in" fo:padding-bottom="0in" fo:border="none"/>
    </style:style>
    <style:style style:name="Table211" style:family="table">
      <style:table-properties style:width="6.4306in" fo:margin-left="-0.0486in" table:align="left" style:writing-mode="lr-tb"/>
    </style:style>
    <style:style style:name="Table211.A" style:family="table-column">
      <style:table-column-properties style:column-width="1.6236in"/>
    </style:style>
    <style:style style:name="Table211.B" style:family="table-column">
      <style:table-column-properties style:column-width="4.8069in"/>
    </style:style>
    <style:style style:name="Table211.A1" style:family="table-cell">
      <style:table-cell-properties style:vertical-align="top" fo:padding-left="0.0486in" fo:padding-right="0.0486in" fo:padding-top="0in" fo:padding-bottom="0in" fo:border="none"/>
    </style:style>
    <style:style style:name="Table212" style:family="table">
      <style:table-properties style:width="6.4306in" fo:margin-left="-0.0486in" table:align="left" style:writing-mode="lr-tb"/>
    </style:style>
    <style:style style:name="Table212.A" style:family="table-column">
      <style:table-column-properties style:column-width="1.6236in"/>
    </style:style>
    <style:style style:name="Table212.B" style:family="table-column">
      <style:table-column-properties style:column-width="4.8069in"/>
    </style:style>
    <style:style style:name="Table212.A1" style:family="table-cell">
      <style:table-cell-properties style:vertical-align="top" fo:padding-left="0.0486in" fo:padding-right="0.0486in" fo:padding-top="0in" fo:padding-bottom="0in" fo:border="none"/>
    </style:style>
    <style:style style:name="Table213" style:family="table">
      <style:table-properties style:width="6.4306in" fo:margin-left="-0.0486in" table:align="left" style:writing-mode="lr-tb"/>
    </style:style>
    <style:style style:name="Table213.A" style:family="table-column">
      <style:table-column-properties style:column-width="1.6236in"/>
    </style:style>
    <style:style style:name="Table213.B" style:family="table-column">
      <style:table-column-properties style:column-width="4.8069in"/>
    </style:style>
    <style:style style:name="Table213.A1" style:family="table-cell">
      <style:table-cell-properties style:vertical-align="top" fo:padding-left="0.0486in" fo:padding-right="0.0486in" fo:padding-top="0in" fo:padding-bottom="0in" fo:border="none"/>
    </style:style>
    <style:style style:name="Table214" style:family="table">
      <style:table-properties style:width="6.4306in" fo:margin-left="-0.0486in" table:align="left" style:writing-mode="lr-tb"/>
    </style:style>
    <style:style style:name="Table214.A" style:family="table-column">
      <style:table-column-properties style:column-width="1.6236in"/>
    </style:style>
    <style:style style:name="Table214.B" style:family="table-column">
      <style:table-column-properties style:column-width="4.8069in"/>
    </style:style>
    <style:style style:name="Table214.A1" style:family="table-cell">
      <style:table-cell-properties style:vertical-align="top" fo:padding-left="0.0486in" fo:padding-right="0.0486in" fo:padding-top="0in" fo:padding-bottom="0in" fo:border="none"/>
    </style:style>
    <style:style style:name="Table215" style:family="table">
      <style:table-properties style:width="6.4306in" fo:margin-left="-0.0486in" table:align="left" style:writing-mode="lr-tb"/>
    </style:style>
    <style:style style:name="Table215.A" style:family="table-column">
      <style:table-column-properties style:column-width="1.6236in"/>
    </style:style>
    <style:style style:name="Table215.B" style:family="table-column">
      <style:table-column-properties style:column-width="4.8069in"/>
    </style:style>
    <style:style style:name="Table215.A1" style:family="table-cell">
      <style:table-cell-properties style:vertical-align="top" fo:padding-left="0.0486in" fo:padding-right="0.0486in" fo:padding-top="0in" fo:padding-bottom="0in" fo:border="none"/>
    </style:style>
    <style:style style:name="Table216" style:family="table">
      <style:table-properties style:width="6.4306in" fo:margin-left="-0.0486in" table:align="left" style:writing-mode="lr-tb"/>
    </style:style>
    <style:style style:name="Table216.A" style:family="table-column">
      <style:table-column-properties style:column-width="1.6236in"/>
    </style:style>
    <style:style style:name="Table216.B" style:family="table-column">
      <style:table-column-properties style:column-width="4.8069in"/>
    </style:style>
    <style:style style:name="Table216.A1" style:family="table-cell">
      <style:table-cell-properties style:vertical-align="top" fo:padding-left="0.0486in" fo:padding-right="0.0486in" fo:padding-top="0in" fo:padding-bottom="0in" fo:border="none"/>
    </style:style>
    <style:style style:name="Table217" style:family="table">
      <style:table-properties style:width="6.4306in" fo:margin-left="-0.0486in" table:align="left" style:writing-mode="lr-tb"/>
    </style:style>
    <style:style style:name="Table217.A" style:family="table-column">
      <style:table-column-properties style:column-width="1.6236in"/>
    </style:style>
    <style:style style:name="Table217.B" style:family="table-column">
      <style:table-column-properties style:column-width="4.8069in"/>
    </style:style>
    <style:style style:name="Table217.A1" style:family="table-cell">
      <style:table-cell-properties style:vertical-align="top" fo:padding-left="0.0486in" fo:padding-right="0.0486in" fo:padding-top="0in" fo:padding-bottom="0in" fo:border="none"/>
    </style:style>
    <style:style style:name="Table218" style:family="table">
      <style:table-properties style:width="6.4306in" fo:margin-left="-0.0486in" table:align="left" style:writing-mode="lr-tb"/>
    </style:style>
    <style:style style:name="Table218.A" style:family="table-column">
      <style:table-column-properties style:column-width="1.6236in"/>
    </style:style>
    <style:style style:name="Table218.B" style:family="table-column">
      <style:table-column-properties style:column-width="4.8069in"/>
    </style:style>
    <style:style style:name="Table218.A1" style:family="table-cell">
      <style:table-cell-properties style:vertical-align="top" fo:padding-left="0.0486in" fo:padding-right="0.0486in" fo:padding-top="0in" fo:padding-bottom="0in" fo:border="none"/>
    </style:style>
    <style:style style:name="Table219" style:family="table">
      <style:table-properties style:width="6.4306in" fo:margin-left="-0.0486in" table:align="left" style:writing-mode="lr-tb"/>
    </style:style>
    <style:style style:name="Table219.A" style:family="table-column">
      <style:table-column-properties style:column-width="1.6236in"/>
    </style:style>
    <style:style style:name="Table219.B" style:family="table-column">
      <style:table-column-properties style:column-width="4.8069in"/>
    </style:style>
    <style:style style:name="Table219.A1" style:family="table-cell">
      <style:table-cell-properties style:vertical-align="top" fo:padding-left="0.0486in" fo:padding-right="0.0486in" fo:padding-top="0in" fo:padding-bottom="0in" fo:border="none"/>
    </style:style>
    <style:style style:name="Table220" style:family="table">
      <style:table-properties style:width="6.4306in" fo:margin-left="-0.0486in" table:align="left" style:writing-mode="lr-tb"/>
    </style:style>
    <style:style style:name="Table220.A" style:family="table-column">
      <style:table-column-properties style:column-width="1.6236in"/>
    </style:style>
    <style:style style:name="Table220.B" style:family="table-column">
      <style:table-column-properties style:column-width="4.8069in"/>
    </style:style>
    <style:style style:name="Table220.A1" style:family="table-cell">
      <style:table-cell-properties style:vertical-align="top" fo:padding-left="0.0486in" fo:padding-right="0.0486in" fo:padding-top="0in" fo:padding-bottom="0in" fo:border="none"/>
    </style:style>
    <style:style style:name="Table221" style:family="table">
      <style:table-properties style:width="6.4306in" fo:margin-left="-0.0486in" table:align="left" style:writing-mode="lr-tb"/>
    </style:style>
    <style:style style:name="Table221.A" style:family="table-column">
      <style:table-column-properties style:column-width="1.6236in"/>
    </style:style>
    <style:style style:name="Table221.B" style:family="table-column">
      <style:table-column-properties style:column-width="4.8069in"/>
    </style:style>
    <style:style style:name="Table221.A1" style:family="table-cell">
      <style:table-cell-properties style:vertical-align="top" fo:padding-left="0.0486in" fo:padding-right="0.0486in" fo:padding-top="0in" fo:padding-bottom="0in" fo:border="none"/>
    </style:style>
    <style:style style:name="Table222" style:family="table">
      <style:table-properties style:width="6.4306in" fo:margin-left="-0.0486in" table:align="left" style:writing-mode="lr-tb"/>
    </style:style>
    <style:style style:name="Table222.A" style:family="table-column">
      <style:table-column-properties style:column-width="1.6236in"/>
    </style:style>
    <style:style style:name="Table222.B" style:family="table-column">
      <style:table-column-properties style:column-width="4.8069in"/>
    </style:style>
    <style:style style:name="Table222.A1" style:family="table-cell">
      <style:table-cell-properties style:vertical-align="top" fo:padding-left="0.0486in" fo:padding-right="0.0486in" fo:padding-top="0in" fo:padding-bottom="0in" fo:border="none"/>
    </style:style>
    <style:style style:name="Table223" style:family="table">
      <style:table-properties style:width="6.4306in" fo:margin-left="-0.0486in" table:align="left" style:writing-mode="lr-tb"/>
    </style:style>
    <style:style style:name="Table223.A" style:family="table-column">
      <style:table-column-properties style:column-width="1.6236in"/>
    </style:style>
    <style:style style:name="Table223.B" style:family="table-column">
      <style:table-column-properties style:column-width="4.8069in"/>
    </style:style>
    <style:style style:name="Table223.A1" style:family="table-cell">
      <style:table-cell-properties style:vertical-align="top" fo:padding-left="0.0486in" fo:padding-right="0.0486in" fo:padding-top="0in" fo:padding-bottom="0in" fo:border="none"/>
    </style:style>
    <style:style style:name="Table224" style:family="table">
      <style:table-properties style:width="6.4306in" fo:margin-left="-0.0486in" table:align="left" style:writing-mode="lr-tb"/>
    </style:style>
    <style:style style:name="Table224.A" style:family="table-column">
      <style:table-column-properties style:column-width="1.6236in"/>
    </style:style>
    <style:style style:name="Table224.B" style:family="table-column">
      <style:table-column-properties style:column-width="4.8069in"/>
    </style:style>
    <style:style style:name="Table224.A1" style:family="table-cell">
      <style:table-cell-properties style:vertical-align="top" fo:padding-left="0.0486in" fo:padding-right="0.0486in" fo:padding-top="0in" fo:padding-bottom="0in" fo:border="none"/>
    </style:style>
    <style:style style:name="Table225" style:family="table">
      <style:table-properties style:width="1.7222in" fo:margin-left="-0.0486in" table:align="left" style:writing-mode="lr-tb"/>
    </style:style>
    <style:style style:name="Table225.A" style:family="table-column">
      <style:table-column-properties style:column-width="1.7222in"/>
    </style:style>
    <style:style style:name="Table225.A1" style:family="table-cell">
      <style:table-cell-properties style:vertical-align="top" fo:background-color="#7f7f7f" fo:padding-left="0.0486in" fo:padding-right="0.0486in" fo:padding-top="0in" fo:padding-bottom="0in" fo:border="none">
        <style:background-image/>
      </style:table-cell-properties>
    </style:style>
    <style:style style:name="Table226" style:family="table">
      <style:table-properties style:width="1.7222in" fo:margin-left="-0.0486in" table:align="left" style:writing-mode="lr-tb"/>
    </style:style>
    <style:style style:name="Table226.A" style:family="table-column">
      <style:table-column-properties style:column-width="1.7222in"/>
    </style:style>
    <style:style style:name="Table226.A1" style:family="table-cell">
      <style:table-cell-properties style:vertical-align="top" fo:background-color="#7f7f7f" fo:padding-left="0.0486in" fo:padding-right="0.0486in" fo:padding-top="0in" fo:padding-bottom="0in" fo:border="none">
        <style:background-image/>
      </style:table-cell-properties>
    </style:style>
    <style:style style:name="Table227" style:family="table">
      <style:table-properties style:width="6.4306in" fo:margin-left="-0.0486in" table:align="left" style:writing-mode="lr-tb"/>
    </style:style>
    <style:style style:name="Table227.A" style:family="table-column">
      <style:table-column-properties style:column-width="1.6236in"/>
    </style:style>
    <style:style style:name="Table227.B" style:family="table-column">
      <style:table-column-properties style:column-width="4.8069in"/>
    </style:style>
    <style:style style:name="Table227.A1" style:family="table-cell">
      <style:table-cell-properties style:vertical-align="top" fo:padding-left="0.0486in" fo:padding-right="0.0486in" fo:padding-top="0in" fo:padding-bottom="0in" fo:border="none"/>
    </style:style>
    <style:style style:name="Table228" style:family="table">
      <style:table-properties style:width="6.4306in" fo:margin-left="-0.0486in" table:align="left" style:writing-mode="lr-tb"/>
    </style:style>
    <style:style style:name="Table228.A" style:family="table-column">
      <style:table-column-properties style:column-width="1.6236in"/>
    </style:style>
    <style:style style:name="Table228.B" style:family="table-column">
      <style:table-column-properties style:column-width="4.8069in"/>
    </style:style>
    <style:style style:name="Table228.A1" style:family="table-cell">
      <style:table-cell-properties style:vertical-align="top" fo:padding-left="0.0486in" fo:padding-right="0.0486in" fo:padding-top="0in" fo:padding-bottom="0in" fo:border="none"/>
    </style:style>
    <style:style style:name="Table229" style:family="table">
      <style:table-properties style:width="1.7222in" fo:margin-left="-0.0486in" table:align="left" style:writing-mode="lr-tb"/>
    </style:style>
    <style:style style:name="Table229.A" style:family="table-column">
      <style:table-column-properties style:column-width="1.7222in"/>
    </style:style>
    <style:style style:name="Table229.A1" style:family="table-cell">
      <style:table-cell-properties style:vertical-align="top" fo:background-color="#7f7f7f" fo:padding-left="0.0486in" fo:padding-right="0.0486in" fo:padding-top="0in" fo:padding-bottom="0in" fo:border="none">
        <style:background-image/>
      </style:table-cell-properties>
    </style:style>
    <style:style style:name="Table230" style:family="table">
      <style:table-properties style:width="6.4306in" fo:margin-left="-0.0486in" table:align="left" style:writing-mode="lr-tb"/>
    </style:style>
    <style:style style:name="Table230.A" style:family="table-column">
      <style:table-column-properties style:column-width="1.6236in"/>
    </style:style>
    <style:style style:name="Table230.B" style:family="table-column">
      <style:table-column-properties style:column-width="4.8069in"/>
    </style:style>
    <style:style style:name="Table230.A1" style:family="table-cell">
      <style:table-cell-properties style:vertical-align="top" fo:padding-left="0.0486in" fo:padding-right="0.0486in" fo:padding-top="0in" fo:padding-bottom="0in" fo:border="none"/>
    </style:style>
    <style:style style:name="Table231" style:family="table">
      <style:table-properties style:width="6.4264in" fo:margin-left="-0.0486in" table:align="left" style:writing-mode="lr-tb"/>
    </style:style>
    <style:style style:name="Table231.A" style:family="table-column">
      <style:table-column-properties style:column-width="1.6236in"/>
    </style:style>
    <style:style style:name="Table231.B" style:family="table-column">
      <style:table-column-properties style:column-width="4.8028in"/>
    </style:style>
    <style:style style:name="Table231.A1" style:family="table-cell">
      <style:table-cell-properties style:vertical-align="top" fo:padding-left="0.0486in" fo:padding-right="0.0486in" fo:padding-top="0in" fo:padding-bottom="0in" fo:border="none"/>
    </style:style>
    <style:style style:name="Table232" style:family="table">
      <style:table-properties style:width="6.4306in" fo:margin-left="-0.0486in" table:align="left" style:writing-mode="lr-tb"/>
    </style:style>
    <style:style style:name="Table232.A" style:family="table-column">
      <style:table-column-properties style:column-width="1.6236in"/>
    </style:style>
    <style:style style:name="Table232.B" style:family="table-column">
      <style:table-column-properties style:column-width="4.8069in"/>
    </style:style>
    <style:style style:name="Table232.A1" style:family="table-cell">
      <style:table-cell-properties style:vertical-align="top" fo:padding-left="0.0486in" fo:padding-right="0.0486in" fo:padding-top="0in" fo:padding-bottom="0in" fo:border="none"/>
    </style:style>
    <style:style style:name="Table233" style:family="table">
      <style:table-properties style:width="6.4264in" fo:margin-left="-0.0486in" table:align="left" style:writing-mode="lr-tb"/>
    </style:style>
    <style:style style:name="Table233.A" style:family="table-column">
      <style:table-column-properties style:column-width="1.6236in"/>
    </style:style>
    <style:style style:name="Table233.B" style:family="table-column">
      <style:table-column-properties style:column-width="4.8028in"/>
    </style:style>
    <style:style style:name="Table233.A1" style:family="table-cell">
      <style:table-cell-properties style:vertical-align="top" fo:padding-left="0.0486in" fo:padding-right="0.0486in" fo:padding-top="0in" fo:padding-bottom="0in" fo:border="none"/>
    </style:style>
    <style:style style:name="Table234" style:family="table">
      <style:table-properties style:width="6.4306in" fo:margin-left="-0.0486in" table:align="left" style:writing-mode="lr-tb"/>
    </style:style>
    <style:style style:name="Table234.A" style:family="table-column">
      <style:table-column-properties style:column-width="1.6236in"/>
    </style:style>
    <style:style style:name="Table234.B" style:family="table-column">
      <style:table-column-properties style:column-width="4.8069in"/>
    </style:style>
    <style:style style:name="Table234.A1" style:family="table-cell">
      <style:table-cell-properties style:vertical-align="top" fo:padding-left="0.0486in" fo:padding-right="0.0486in" fo:padding-top="0in" fo:padding-bottom="0in" fo:border="none"/>
    </style:style>
    <style:style style:name="Table235" style:family="table">
      <style:table-properties style:width="6.4306in" fo:margin-left="-0.0486in" table:align="left" style:writing-mode="lr-tb"/>
    </style:style>
    <style:style style:name="Table235.A" style:family="table-column">
      <style:table-column-properties style:column-width="1.6236in"/>
    </style:style>
    <style:style style:name="Table235.B" style:family="table-column">
      <style:table-column-properties style:column-width="4.8069in"/>
    </style:style>
    <style:style style:name="Table235.A1" style:family="table-cell">
      <style:table-cell-properties style:vertical-align="top" fo:padding-left="0.0486in" fo:padding-right="0.0486in" fo:padding-top="0in" fo:padding-bottom="0in" fo:border="none"/>
    </style:style>
    <style:style style:name="Table236" style:family="table">
      <style:table-properties style:width="6.4264in" fo:margin-left="-0.0486in" table:align="left" style:writing-mode="lr-tb"/>
    </style:style>
    <style:style style:name="Table236.A" style:family="table-column">
      <style:table-column-properties style:column-width="1.6236in"/>
    </style:style>
    <style:style style:name="Table236.B" style:family="table-column">
      <style:table-column-properties style:column-width="4.8028in"/>
    </style:style>
    <style:style style:name="Table236.A1" style:family="table-cell">
      <style:table-cell-properties style:vertical-align="top" fo:padding-left="0.0486in" fo:padding-right="0.0486in" fo:padding-top="0in" fo:padding-bottom="0in" fo:border="none"/>
    </style:style>
    <style:style style:name="Table237" style:family="table">
      <style:table-properties style:width="6.4306in" fo:margin-left="-0.0486in" table:align="left" style:writing-mode="lr-tb"/>
    </style:style>
    <style:style style:name="Table237.A" style:family="table-column">
      <style:table-column-properties style:column-width="1.6236in"/>
    </style:style>
    <style:style style:name="Table237.B" style:family="table-column">
      <style:table-column-properties style:column-width="4.8069in"/>
    </style:style>
    <style:style style:name="Table237.A1" style:family="table-cell">
      <style:table-cell-properties style:vertical-align="top" fo:padding-left="0.0486in" fo:padding-right="0.0486in" fo:padding-top="0in" fo:padding-bottom="0in" fo:border="none"/>
    </style:style>
    <style:style style:name="Table238" style:family="table">
      <style:table-properties style:width="6.4306in" fo:margin-left="-0.0486in" table:align="left" style:writing-mode="lr-tb"/>
    </style:style>
    <style:style style:name="Table238.A" style:family="table-column">
      <style:table-column-properties style:column-width="1.6236in"/>
    </style:style>
    <style:style style:name="Table238.B" style:family="table-column">
      <style:table-column-properties style:column-width="4.8069in"/>
    </style:style>
    <style:style style:name="Table238.A1" style:family="table-cell">
      <style:table-cell-properties style:vertical-align="top" fo:padding-left="0.0486in" fo:padding-right="0.0486in" fo:padding-top="0in" fo:padding-bottom="0in" fo:border="none"/>
    </style:style>
    <style:style style:name="Table239" style:family="table">
      <style:table-properties style:width="1.7222in" fo:margin-left="-0.0486in" table:align="left" style:writing-mode="lr-tb"/>
    </style:style>
    <style:style style:name="Table239.A" style:family="table-column">
      <style:table-column-properties style:column-width="1.7222in"/>
    </style:style>
    <style:style style:name="Table239.A1" style:family="table-cell">
      <style:table-cell-properties style:vertical-align="top" fo:background-color="#7f7f7f" fo:padding-left="0.0486in" fo:padding-right="0.0486in" fo:padding-top="0in" fo:padding-bottom="0in" fo:border="none">
        <style:background-image/>
      </style:table-cell-properties>
    </style:style>
    <style:style style:name="Table240" style:family="table">
      <style:table-properties style:width="1.7222in" fo:margin-left="-0.0486in" table:align="left" style:writing-mode="lr-tb"/>
    </style:style>
    <style:style style:name="Table240.A" style:family="table-column">
      <style:table-column-properties style:column-width="1.7222in"/>
    </style:style>
    <style:style style:name="Table240.A1" style:family="table-cell">
      <style:table-cell-properties style:vertical-align="top" fo:background-color="#7f7f7f" fo:padding-left="0.0486in" fo:padding-right="0.0486in" fo:padding-top="0in" fo:padding-bottom="0in" fo:border="none">
        <style:background-image/>
      </style:table-cell-properties>
    </style:style>
    <style:style style:name="Table241" style:family="table">
      <style:table-properties style:width="6.4306in" fo:margin-left="-0.0486in" table:align="left" style:writing-mode="lr-tb"/>
    </style:style>
    <style:style style:name="Table241.A" style:family="table-column">
      <style:table-column-properties style:column-width="1.6236in"/>
    </style:style>
    <style:style style:name="Table241.B" style:family="table-column">
      <style:table-column-properties style:column-width="4.8069in"/>
    </style:style>
    <style:style style:name="Table241.A1" style:family="table-cell">
      <style:table-cell-properties style:vertical-align="top" fo:padding-left="0.0486in" fo:padding-right="0.0486in" fo:padding-top="0in" fo:padding-bottom="0in" fo:border="none"/>
    </style:style>
    <style:style style:name="Table242" style:family="table">
      <style:table-properties style:width="6.4306in" fo:margin-left="-0.0486in" table:align="left" style:writing-mode="lr-tb"/>
    </style:style>
    <style:style style:name="Table242.A" style:family="table-column">
      <style:table-column-properties style:column-width="1.6236in"/>
    </style:style>
    <style:style style:name="Table242.B" style:family="table-column">
      <style:table-column-properties style:column-width="4.8069in"/>
    </style:style>
    <style:style style:name="Table242.A1" style:family="table-cell">
      <style:table-cell-properties style:vertical-align="top" fo:padding-left="0.0486in" fo:padding-right="0.0486in" fo:padding-top="0in" fo:padding-bottom="0in" fo:border="none"/>
    </style:style>
    <style:style style:name="Table243" style:family="table">
      <style:table-properties style:width="6.4306in" fo:margin-left="-0.0486in" table:align="left" style:writing-mode="lr-tb"/>
    </style:style>
    <style:style style:name="Table243.A" style:family="table-column">
      <style:table-column-properties style:column-width="1.6236in"/>
    </style:style>
    <style:style style:name="Table243.B" style:family="table-column">
      <style:table-column-properties style:column-width="4.8069in"/>
    </style:style>
    <style:style style:name="Table243.A1" style:family="table-cell">
      <style:table-cell-properties style:vertical-align="top" fo:padding-left="0.0486in" fo:padding-right="0.0486in" fo:padding-top="0in" fo:padding-bottom="0in" fo:border="none"/>
    </style:style>
    <style:style style:name="Table244" style:family="table">
      <style:table-properties style:width="1.7222in" fo:margin-left="-0.0486in" table:align="left" style:writing-mode="lr-tb"/>
    </style:style>
    <style:style style:name="Table244.A" style:family="table-column">
      <style:table-column-properties style:column-width="1.7222in"/>
    </style:style>
    <style:style style:name="Table244.A1" style:family="table-cell">
      <style:table-cell-properties style:vertical-align="top" fo:background-color="#7f7f7f" fo:padding-left="0.0486in" fo:padding-right="0.0486in" fo:padding-top="0in" fo:padding-bottom="0in" fo:border="none">
        <style:background-image/>
      </style:table-cell-properties>
    </style:style>
    <style:style style:name="Table245" style:family="table">
      <style:table-properties style:width="6.4306in" fo:margin-left="-0.0486in" table:align="left" style:writing-mode="lr-tb"/>
    </style:style>
    <style:style style:name="Table245.A" style:family="table-column">
      <style:table-column-properties style:column-width="1.6236in"/>
    </style:style>
    <style:style style:name="Table245.B" style:family="table-column">
      <style:table-column-properties style:column-width="4.8069in"/>
    </style:style>
    <style:style style:name="Table245.A1" style:family="table-cell">
      <style:table-cell-properties style:vertical-align="top" fo:padding-left="0.0486in" fo:padding-right="0.0486in" fo:padding-top="0in" fo:padding-bottom="0in" fo:border="none"/>
    </style:style>
    <style:style style:name="Table246" style:family="table">
      <style:table-properties style:width="6.4306in" fo:margin-left="-0.0486in" table:align="left" style:writing-mode="lr-tb"/>
    </style:style>
    <style:style style:name="Table246.A" style:family="table-column">
      <style:table-column-properties style:column-width="1.6236in"/>
    </style:style>
    <style:style style:name="Table246.B" style:family="table-column">
      <style:table-column-properties style:column-width="4.8069in"/>
    </style:style>
    <style:style style:name="Table246.A1" style:family="table-cell">
      <style:table-cell-properties style:vertical-align="top" fo:padding-left="0.0486in" fo:padding-right="0.0486in" fo:padding-top="0in" fo:padding-bottom="0in" fo:border="none"/>
    </style:style>
    <style:style style:name="Table247" style:family="table">
      <style:table-properties style:width="6.4306in" fo:margin-left="-0.0486in" table:align="left" style:writing-mode="lr-tb"/>
    </style:style>
    <style:style style:name="Table247.A" style:family="table-column">
      <style:table-column-properties style:column-width="1.6236in"/>
    </style:style>
    <style:style style:name="Table247.B" style:family="table-column">
      <style:table-column-properties style:column-width="4.8069in"/>
    </style:style>
    <style:style style:name="Table247.A1" style:family="table-cell">
      <style:table-cell-properties style:vertical-align="top" fo:padding-left="0.0486in" fo:padding-right="0.0486in" fo:padding-top="0in" fo:padding-bottom="0in" fo:border="none"/>
    </style:style>
    <style:style style:name="Table248" style:family="table">
      <style:table-properties style:width="1.7222in" fo:margin-left="-0.0486in" table:align="left" style:writing-mode="lr-tb"/>
    </style:style>
    <style:style style:name="Table248.A" style:family="table-column">
      <style:table-column-properties style:column-width="1.7222in"/>
    </style:style>
    <style:style style:name="Table248.A1" style:family="table-cell">
      <style:table-cell-properties style:vertical-align="top" fo:background-color="#7f7f7f" fo:padding-left="0.0486in" fo:padding-right="0.0486in" fo:padding-top="0in" fo:padding-bottom="0in" fo:border="none">
        <style:background-image/>
      </style:table-cell-properties>
    </style:style>
    <style:style style:name="Table249" style:family="table">
      <style:table-properties style:width="6.4306in" fo:margin-left="-0.0486in" table:align="left" style:writing-mode="lr-tb"/>
    </style:style>
    <style:style style:name="Table249.A" style:family="table-column">
      <style:table-column-properties style:column-width="1.6236in"/>
    </style:style>
    <style:style style:name="Table249.B" style:family="table-column">
      <style:table-column-properties style:column-width="4.8069in"/>
    </style:style>
    <style:style style:name="Table249.A1" style:family="table-cell">
      <style:table-cell-properties style:vertical-align="top" fo:padding-left="0.0486in" fo:padding-right="0.0486in" fo:padding-top="0in" fo:padding-bottom="0in" fo:border="none"/>
    </style:style>
    <style:style style:name="Table250" style:family="table">
      <style:table-properties style:width="6.4306in" fo:margin-left="-0.0486in" table:align="left" style:writing-mode="lr-tb"/>
    </style:style>
    <style:style style:name="Table250.A" style:family="table-column">
      <style:table-column-properties style:column-width="1.6236in"/>
    </style:style>
    <style:style style:name="Table250.B" style:family="table-column">
      <style:table-column-properties style:column-width="4.8069in"/>
    </style:style>
    <style:style style:name="Table250.A1" style:family="table-cell">
      <style:table-cell-properties style:vertical-align="top" fo:padding-left="0.0486in" fo:padding-right="0.0486in" fo:padding-top="0in" fo:padding-bottom="0in" fo:border="none"/>
    </style:style>
    <style:style style:name="Table251" style:family="table">
      <style:table-properties style:width="6.4306in" fo:margin-left="-0.0486in" table:align="left" style:writing-mode="lr-tb"/>
    </style:style>
    <style:style style:name="Table251.A" style:family="table-column">
      <style:table-column-properties style:column-width="1.6236in"/>
    </style:style>
    <style:style style:name="Table251.B" style:family="table-column">
      <style:table-column-properties style:column-width="4.8069in"/>
    </style:style>
    <style:style style:name="Table251.A1" style:family="table-cell">
      <style:table-cell-properties style:vertical-align="top" fo:padding-left="0.0486in" fo:padding-right="0.0486in" fo:padding-top="0in" fo:padding-bottom="0in" fo:border="none"/>
    </style:style>
    <style:style style:name="Table252" style:family="table">
      <style:table-properties style:width="6.4306in" fo:margin-left="-0.0486in" table:align="left" style:writing-mode="lr-tb"/>
    </style:style>
    <style:style style:name="Table252.A" style:family="table-column">
      <style:table-column-properties style:column-width="1.6236in"/>
    </style:style>
    <style:style style:name="Table252.B" style:family="table-column">
      <style:table-column-properties style:column-width="4.8069in"/>
    </style:style>
    <style:style style:name="Table252.A1" style:family="table-cell">
      <style:table-cell-properties style:vertical-align="top" fo:padding-left="0.0486in" fo:padding-right="0.0486in" fo:padding-top="0in" fo:padding-bottom="0in" fo:border="none"/>
    </style:style>
    <style:style style:name="Table253" style:family="table">
      <style:table-properties style:width="6.4306in" fo:margin-left="-0.0486in" table:align="left" style:writing-mode="lr-tb"/>
    </style:style>
    <style:style style:name="Table253.A" style:family="table-column">
      <style:table-column-properties style:column-width="1.6236in"/>
    </style:style>
    <style:style style:name="Table253.B" style:family="table-column">
      <style:table-column-properties style:column-width="4.8069in"/>
    </style:style>
    <style:style style:name="Table253.A1" style:family="table-cell">
      <style:table-cell-properties style:vertical-align="top" fo:padding-left="0.0486in" fo:padding-right="0.0486in" fo:padding-top="0in" fo:padding-bottom="0in" fo:border="none"/>
    </style:style>
    <style:style style:name="Table254" style:family="table">
      <style:table-properties style:width="6.4306in" fo:margin-left="-0.0486in" table:align="left" style:writing-mode="lr-tb"/>
    </style:style>
    <style:style style:name="Table254.A" style:family="table-column">
      <style:table-column-properties style:column-width="1.6236in"/>
    </style:style>
    <style:style style:name="Table254.B" style:family="table-column">
      <style:table-column-properties style:column-width="4.8069in"/>
    </style:style>
    <style:style style:name="Table254.A1" style:family="table-cell">
      <style:table-cell-properties style:vertical-align="top" fo:padding-left="0.0486in" fo:padding-right="0.0486in" fo:padding-top="0in" fo:padding-bottom="0in" fo:border="none"/>
    </style:style>
    <style:style style:name="Table255" style:family="table">
      <style:table-properties style:width="6.4306in" fo:margin-left="-0.0486in" table:align="left" style:writing-mode="lr-tb"/>
    </style:style>
    <style:style style:name="Table255.A" style:family="table-column">
      <style:table-column-properties style:column-width="1.6236in"/>
    </style:style>
    <style:style style:name="Table255.B" style:family="table-column">
      <style:table-column-properties style:column-width="4.8069in"/>
    </style:style>
    <style:style style:name="Table255.A1" style:family="table-cell">
      <style:table-cell-properties style:vertical-align="top" fo:padding-left="0.0486in" fo:padding-right="0.0486in" fo:padding-top="0in" fo:padding-bottom="0in" fo:border="none"/>
    </style:style>
    <style:style style:name="Table256" style:family="table">
      <style:table-properties style:width="6.4306in" fo:margin-left="-0.0486in" table:align="left" style:writing-mode="lr-tb"/>
    </style:style>
    <style:style style:name="Table256.A" style:family="table-column">
      <style:table-column-properties style:column-width="1.6236in"/>
    </style:style>
    <style:style style:name="Table256.B" style:family="table-column">
      <style:table-column-properties style:column-width="4.8069in"/>
    </style:style>
    <style:style style:name="Table256.A1" style:family="table-cell">
      <style:table-cell-properties style:vertical-align="top" fo:padding-left="0.0486in" fo:padding-right="0.0486in" fo:padding-top="0in" fo:padding-bottom="0in" fo:border="none"/>
    </style:style>
    <style:style style:name="Table257" style:family="table">
      <style:table-properties style:width="6.4306in" fo:margin-left="-0.0486in" table:align="left" style:writing-mode="lr-tb"/>
    </style:style>
    <style:style style:name="Table257.A" style:family="table-column">
      <style:table-column-properties style:column-width="1.6236in"/>
    </style:style>
    <style:style style:name="Table257.B" style:family="table-column">
      <style:table-column-properties style:column-width="4.8069in"/>
    </style:style>
    <style:style style:name="Table257.A1" style:family="table-cell">
      <style:table-cell-properties style:vertical-align="top" fo:padding-left="0.0486in" fo:padding-right="0.0486in" fo:padding-top="0in" fo:padding-bottom="0in" fo:border="none"/>
    </style:style>
    <style:style style:name="Table258" style:family="table">
      <style:table-properties style:width="6.4306in" fo:margin-left="-0.0486in" table:align="left" style:writing-mode="lr-tb"/>
    </style:style>
    <style:style style:name="Table258.A" style:family="table-column">
      <style:table-column-properties style:column-width="1.6236in"/>
    </style:style>
    <style:style style:name="Table258.B" style:family="table-column">
      <style:table-column-properties style:column-width="4.8069in"/>
    </style:style>
    <style:style style:name="Table258.A1" style:family="table-cell">
      <style:table-cell-properties style:vertical-align="top" fo:padding-left="0.0486in" fo:padding-right="0.0486in" fo:padding-top="0in" fo:padding-bottom="0in" fo:border="none"/>
    </style:style>
    <style:style style:name="Table259" style:family="table">
      <style:table-properties style:width="6.4306in" fo:margin-left="-0.0486in" table:align="left" style:writing-mode="lr-tb"/>
    </style:style>
    <style:style style:name="Table259.A" style:family="table-column">
      <style:table-column-properties style:column-width="1.6236in"/>
    </style:style>
    <style:style style:name="Table259.B" style:family="table-column">
      <style:table-column-properties style:column-width="4.8069in"/>
    </style:style>
    <style:style style:name="Table259.A1" style:family="table-cell">
      <style:table-cell-properties style:vertical-align="top" fo:padding-left="0.0486in" fo:padding-right="0.0486in" fo:padding-top="0in" fo:padding-bottom="0in" fo:border="none"/>
    </style:style>
    <style:style style:name="Table260" style:family="table">
      <style:table-properties style:width="6.4306in" fo:margin-left="-0.0486in" table:align="left" style:writing-mode="lr-tb"/>
    </style:style>
    <style:style style:name="Table260.A" style:family="table-column">
      <style:table-column-properties style:column-width="1.6236in"/>
    </style:style>
    <style:style style:name="Table260.B" style:family="table-column">
      <style:table-column-properties style:column-width="4.8069in"/>
    </style:style>
    <style:style style:name="Table260.A1" style:family="table-cell">
      <style:table-cell-properties style:vertical-align="top" fo:padding-left="0.0486in" fo:padding-right="0.0486in" fo:padding-top="0in" fo:padding-bottom="0in" fo:border="none"/>
    </style:style>
    <style:style style:name="Table261" style:family="table">
      <style:table-properties style:width="6.4306in" fo:margin-left="-0.0486in" table:align="left" style:writing-mode="lr-tb"/>
    </style:style>
    <style:style style:name="Table261.A" style:family="table-column">
      <style:table-column-properties style:column-width="1.6236in"/>
    </style:style>
    <style:style style:name="Table261.B" style:family="table-column">
      <style:table-column-properties style:column-width="4.8069in"/>
    </style:style>
    <style:style style:name="Table261.A1" style:family="table-cell">
      <style:table-cell-properties style:vertical-align="top" fo:padding-left="0.0486in" fo:padding-right="0.0486in" fo:padding-top="0in" fo:padding-bottom="0in" fo:border="none"/>
    </style:style>
    <style:style style:name="Table262" style:family="table">
      <style:table-properties style:width="1.7222in" fo:margin-left="-0.0486in" table:align="left" style:writing-mode="lr-tb"/>
    </style:style>
    <style:style style:name="Table262.A" style:family="table-column">
      <style:table-column-properties style:column-width="1.7222in"/>
    </style:style>
    <style:style style:name="Table262.A1" style:family="table-cell">
      <style:table-cell-properties style:vertical-align="top" fo:background-color="#7f7f7f" fo:padding-left="0.0486in" fo:padding-right="0.0486in" fo:padding-top="0in" fo:padding-bottom="0in" fo:border="none">
        <style:background-image/>
      </style:table-cell-properties>
    </style:style>
    <style:style style:name="Table263" style:family="table">
      <style:table-properties style:width="6.4306in" fo:margin-left="-0.0486in" table:align="left" style:writing-mode="lr-tb"/>
    </style:style>
    <style:style style:name="Table263.A" style:family="table-column">
      <style:table-column-properties style:column-width="1.6236in"/>
    </style:style>
    <style:style style:name="Table263.B" style:family="table-column">
      <style:table-column-properties style:column-width="4.8069in"/>
    </style:style>
    <style:style style:name="Table263.A1" style:family="table-cell">
      <style:table-cell-properties style:vertical-align="top" fo:padding-left="0.0486in" fo:padding-right="0.0486in" fo:padding-top="0in" fo:padding-bottom="0in" fo:border="none"/>
    </style:style>
    <style:style style:name="Table264" style:family="table">
      <style:table-properties style:width="6.4306in" fo:margin-left="-0.0486in" table:align="left" style:writing-mode="lr-tb"/>
    </style:style>
    <style:style style:name="Table264.A" style:family="table-column">
      <style:table-column-properties style:column-width="1.6236in"/>
    </style:style>
    <style:style style:name="Table264.B" style:family="table-column">
      <style:table-column-properties style:column-width="4.8069in"/>
    </style:style>
    <style:style style:name="Table264.A1" style:family="table-cell">
      <style:table-cell-properties style:vertical-align="top" fo:padding-left="0.0486in" fo:padding-right="0.0486in" fo:padding-top="0in" fo:padding-bottom="0in" fo:border="none"/>
    </style:style>
    <style:style style:name="Table265" style:family="table">
      <style:table-properties style:width="1.7222in" fo:margin-left="-0.0486in" table:align="left" style:writing-mode="lr-tb"/>
    </style:style>
    <style:style style:name="Table265.A" style:family="table-column">
      <style:table-column-properties style:column-width="1.7222in"/>
    </style:style>
    <style:style style:name="Table265.A1" style:family="table-cell">
      <style:table-cell-properties style:vertical-align="top" fo:background-color="#7f7f7f" fo:padding-left="0.0486in" fo:padding-right="0.0486in" fo:padding-top="0in" fo:padding-bottom="0in" fo:border="none">
        <style:background-image/>
      </style:table-cell-properties>
    </style:style>
    <style:style style:name="Table266" style:family="table">
      <style:table-properties style:width="6.4306in" fo:margin-left="-0.0486in" table:align="left" style:writing-mode="lr-tb"/>
    </style:style>
    <style:style style:name="Table266.A" style:family="table-column">
      <style:table-column-properties style:column-width="1.6236in"/>
    </style:style>
    <style:style style:name="Table266.B" style:family="table-column">
      <style:table-column-properties style:column-width="4.8069in"/>
    </style:style>
    <style:style style:name="Table266.A1" style:family="table-cell">
      <style:table-cell-properties style:vertical-align="top" fo:padding-left="0.0486in" fo:padding-right="0.0486in" fo:padding-top="0in" fo:padding-bottom="0in" fo:border="none"/>
    </style:style>
    <style:style style:name="Table267" style:family="table">
      <style:table-properties style:width="6.4306in" fo:margin-left="-0.0486in" table:align="left" style:writing-mode="lr-tb"/>
    </style:style>
    <style:style style:name="Table267.A" style:family="table-column">
      <style:table-column-properties style:column-width="1.6236in"/>
    </style:style>
    <style:style style:name="Table267.B" style:family="table-column">
      <style:table-column-properties style:column-width="4.8069in"/>
    </style:style>
    <style:style style:name="Table267.A1" style:family="table-cell">
      <style:table-cell-properties style:vertical-align="top" fo:padding-left="0.0486in" fo:padding-right="0.0486in" fo:padding-top="0in" fo:padding-bottom="0in" fo:border="none"/>
    </style:style>
    <style:style style:name="Table268" style:family="table">
      <style:table-properties style:width="6.4306in" fo:margin-left="-0.0486in" table:align="left" style:writing-mode="lr-tb"/>
    </style:style>
    <style:style style:name="Table268.A" style:family="table-column">
      <style:table-column-properties style:column-width="1.6236in"/>
    </style:style>
    <style:style style:name="Table268.B" style:family="table-column">
      <style:table-column-properties style:column-width="4.8069in"/>
    </style:style>
    <style:style style:name="Table268.A1" style:family="table-cell">
      <style:table-cell-properties style:vertical-align="top" fo:padding-left="0.0486in" fo:padding-right="0.0486in" fo:padding-top="0in" fo:padding-bottom="0in" fo:border="none"/>
    </style:style>
    <style:style style:name="Table269" style:family="table">
      <style:table-properties style:width="6.4306in" fo:margin-left="-0.0486in" table:align="left" style:writing-mode="lr-tb"/>
    </style:style>
    <style:style style:name="Table269.A" style:family="table-column">
      <style:table-column-properties style:column-width="1.6236in"/>
    </style:style>
    <style:style style:name="Table269.B" style:family="table-column">
      <style:table-column-properties style:column-width="4.8069in"/>
    </style:style>
    <style:style style:name="Table269.A1" style:family="table-cell">
      <style:table-cell-properties style:vertical-align="top" fo:padding-left="0.0486in" fo:padding-right="0.0486in" fo:padding-top="0in" fo:padding-bottom="0in" fo:border="none"/>
    </style:style>
    <style:style style:name="Table270" style:family="table">
      <style:table-properties style:width="6.4306in" fo:margin-left="-0.0486in" table:align="left" style:writing-mode="lr-tb"/>
    </style:style>
    <style:style style:name="Table270.A" style:family="table-column">
      <style:table-column-properties style:column-width="1.6236in"/>
    </style:style>
    <style:style style:name="Table270.B" style:family="table-column">
      <style:table-column-properties style:column-width="4.8069in"/>
    </style:style>
    <style:style style:name="Table270.A1" style:family="table-cell">
      <style:table-cell-properties style:vertical-align="top" fo:padding-left="0.0486in" fo:padding-right="0.0486in" fo:padding-top="0in" fo:padding-bottom="0in" fo:border="none"/>
    </style:style>
    <style:style style:name="Table271" style:family="table">
      <style:table-properties style:width="6.4306in" fo:margin-left="-0.0486in" table:align="left" style:writing-mode="lr-tb"/>
    </style:style>
    <style:style style:name="Table271.A" style:family="table-column">
      <style:table-column-properties style:column-width="1.6236in"/>
    </style:style>
    <style:style style:name="Table271.B" style:family="table-column">
      <style:table-column-properties style:column-width="4.8069in"/>
    </style:style>
    <style:style style:name="Table271.A1" style:family="table-cell">
      <style:table-cell-properties style:vertical-align="top" fo:padding-left="0.0486in" fo:padding-right="0.0486in" fo:padding-top="0in" fo:padding-bottom="0in" fo:border="none"/>
    </style:style>
    <style:style style:name="Table272" style:family="table">
      <style:table-properties style:width="6.4306in" fo:margin-left="-0.0486in" table:align="left" style:writing-mode="lr-tb"/>
    </style:style>
    <style:style style:name="Table272.A" style:family="table-column">
      <style:table-column-properties style:column-width="1.6236in"/>
    </style:style>
    <style:style style:name="Table272.B" style:family="table-column">
      <style:table-column-properties style:column-width="4.8069in"/>
    </style:style>
    <style:style style:name="Table272.A1" style:family="table-cell">
      <style:table-cell-properties style:vertical-align="top" fo:padding-left="0.0486in" fo:padding-right="0.0486in" fo:padding-top="0in" fo:padding-bottom="0in" fo:border="none"/>
    </style:style>
    <style:style style:name="Table273" style:family="table">
      <style:table-properties style:width="6.4306in" fo:margin-left="-0.0486in" table:align="left" style:writing-mode="lr-tb"/>
    </style:style>
    <style:style style:name="Table273.A" style:family="table-column">
      <style:table-column-properties style:column-width="1.6236in"/>
    </style:style>
    <style:style style:name="Table273.B" style:family="table-column">
      <style:table-column-properties style:column-width="4.8069in"/>
    </style:style>
    <style:style style:name="Table273.A1" style:family="table-cell">
      <style:table-cell-properties style:vertical-align="top" fo:padding-left="0.0486in" fo:padding-right="0.0486in" fo:padding-top="0in" fo:padding-bottom="0in" fo:border="none"/>
    </style:style>
    <style:style style:name="Table274" style:family="table">
      <style:table-properties style:width="6.4306in" fo:margin-left="-0.0486in" table:align="left" style:writing-mode="lr-tb"/>
    </style:style>
    <style:style style:name="Table274.A" style:family="table-column">
      <style:table-column-properties style:column-width="1.6236in"/>
    </style:style>
    <style:style style:name="Table274.B" style:family="table-column">
      <style:table-column-properties style:column-width="4.8069in"/>
    </style:style>
    <style:style style:name="Table274.A1" style:family="table-cell">
      <style:table-cell-properties style:vertical-align="top" fo:padding-left="0.0486in" fo:padding-right="0.0486in" fo:padding-top="0in" fo:padding-bottom="0in" fo:border="none"/>
    </style:style>
    <style:style style:name="Table275" style:family="table">
      <style:table-properties style:width="6.4306in" fo:margin-left="-0.0486in" table:align="left" style:writing-mode="lr-tb"/>
    </style:style>
    <style:style style:name="Table275.A" style:family="table-column">
      <style:table-column-properties style:column-width="1.6236in"/>
    </style:style>
    <style:style style:name="Table275.B" style:family="table-column">
      <style:table-column-properties style:column-width="4.8069in"/>
    </style:style>
    <style:style style:name="Table275.A1" style:family="table-cell">
      <style:table-cell-properties style:vertical-align="top" fo:padding-left="0.0486in" fo:padding-right="0.0486in" fo:padding-top="0in" fo:padding-bottom="0in" fo:border="none"/>
    </style:style>
    <style:style style:name="Table276" style:family="table">
      <style:table-properties style:width="6.4306in" fo:margin-left="-0.0486in" table:align="left" style:writing-mode="lr-tb"/>
    </style:style>
    <style:style style:name="Table276.A" style:family="table-column">
      <style:table-column-properties style:column-width="1.6236in"/>
    </style:style>
    <style:style style:name="Table276.B" style:family="table-column">
      <style:table-column-properties style:column-width="4.8069in"/>
    </style:style>
    <style:style style:name="Table276.A1" style:family="table-cell">
      <style:table-cell-properties style:vertical-align="top" fo:padding-left="0.0486in" fo:padding-right="0.0486in" fo:padding-top="0in" fo:padding-bottom="0in" fo:border="none"/>
    </style:style>
    <style:style style:name="Table277" style:family="table">
      <style:table-properties style:width="6.4306in" fo:margin-left="-0.0486in" table:align="left" style:writing-mode="lr-tb"/>
    </style:style>
    <style:style style:name="Table277.A" style:family="table-column">
      <style:table-column-properties style:column-width="1.6236in"/>
    </style:style>
    <style:style style:name="Table277.B" style:family="table-column">
      <style:table-column-properties style:column-width="4.8069in"/>
    </style:style>
    <style:style style:name="Table277.A1" style:family="table-cell">
      <style:table-cell-properties style:vertical-align="top" fo:padding-left="0.0486in" fo:padding-right="0.0486in" fo:padding-top="0in" fo:padding-bottom="0in" fo:border="none"/>
    </style:style>
    <style:style style:name="Table278" style:family="table">
      <style:table-properties style:width="6.4306in" fo:margin-left="-0.0486in" table:align="left" style:writing-mode="lr-tb"/>
    </style:style>
    <style:style style:name="Table278.A" style:family="table-column">
      <style:table-column-properties style:column-width="1.6236in"/>
    </style:style>
    <style:style style:name="Table278.B" style:family="table-column">
      <style:table-column-properties style:column-width="4.8069in"/>
    </style:style>
    <style:style style:name="Table278.A1" style:family="table-cell">
      <style:table-cell-properties style:vertical-align="top" fo:padding-left="0.0486in" fo:padding-right="0.0486in" fo:padding-top="0in" fo:padding-bottom="0in" fo:border="none"/>
    </style:style>
    <style:style style:name="Table279" style:family="table">
      <style:table-properties style:width="6.4306in" fo:margin-left="-0.0486in" table:align="left" style:writing-mode="lr-tb"/>
    </style:style>
    <style:style style:name="Table279.A" style:family="table-column">
      <style:table-column-properties style:column-width="1.6236in"/>
    </style:style>
    <style:style style:name="Table279.B" style:family="table-column">
      <style:table-column-properties style:column-width="4.8069in"/>
    </style:style>
    <style:style style:name="Table279.A1" style:family="table-cell">
      <style:table-cell-properties style:vertical-align="top" fo:padding-left="0.0486in" fo:padding-right="0.0486in" fo:padding-top="0in" fo:padding-bottom="0in" fo:border="none"/>
    </style:style>
    <style:style style:name="Table280" style:family="table">
      <style:table-properties style:width="6.4306in" fo:margin-left="-0.0486in" table:align="left" style:writing-mode="lr-tb"/>
    </style:style>
    <style:style style:name="Table280.A" style:family="table-column">
      <style:table-column-properties style:column-width="1.6236in"/>
    </style:style>
    <style:style style:name="Table280.B" style:family="table-column">
      <style:table-column-properties style:column-width="4.8069in"/>
    </style:style>
    <style:style style:name="Table280.A1" style:family="table-cell">
      <style:table-cell-properties style:vertical-align="top" fo:padding-left="0.0486in" fo:padding-right="0.0486in" fo:padding-top="0in" fo:padding-bottom="0in" fo:border="none"/>
    </style:style>
    <style:style style:name="Table281" style:family="table">
      <style:table-properties style:width="6.4306in" fo:margin-left="-0.0486in" table:align="left" style:writing-mode="lr-tb"/>
    </style:style>
    <style:style style:name="Table281.A" style:family="table-column">
      <style:table-column-properties style:column-width="1.6236in"/>
    </style:style>
    <style:style style:name="Table281.B" style:family="table-column">
      <style:table-column-properties style:column-width="4.8069in"/>
    </style:style>
    <style:style style:name="Table281.A1" style:family="table-cell">
      <style:table-cell-properties style:vertical-align="top" fo:padding-left="0.0486in" fo:padding-right="0.0486in" fo:padding-top="0in" fo:padding-bottom="0in" fo:border="none"/>
    </style:style>
    <style:style style:name="Table282" style:family="table">
      <style:table-properties style:width="6.4306in" fo:margin-left="-0.0486in" table:align="left" style:writing-mode="lr-tb"/>
    </style:style>
    <style:style style:name="Table282.A" style:family="table-column">
      <style:table-column-properties style:column-width="1.6236in"/>
    </style:style>
    <style:style style:name="Table282.B" style:family="table-column">
      <style:table-column-properties style:column-width="4.8069in"/>
    </style:style>
    <style:style style:name="Table282.A1" style:family="table-cell">
      <style:table-cell-properties style:vertical-align="top" fo:padding-left="0.0486in" fo:padding-right="0.0486in" fo:padding-top="0in" fo:padding-bottom="0in" fo:border="none"/>
    </style:style>
    <style:style style:name="Table283" style:family="table">
      <style:table-properties style:width="6.4264in" fo:margin-left="-0.0486in" table:align="left" style:writing-mode="lr-tb"/>
    </style:style>
    <style:style style:name="Table283.A" style:family="table-column">
      <style:table-column-properties style:column-width="1.6236in"/>
    </style:style>
    <style:style style:name="Table283.B" style:family="table-column">
      <style:table-column-properties style:column-width="4.8028in"/>
    </style:style>
    <style:style style:name="Table283.A1" style:family="table-cell">
      <style:table-cell-properties style:vertical-align="top" fo:padding-left="0.0486in" fo:padding-right="0.0486in" fo:padding-top="0in" fo:padding-bottom="0in" fo:border="none"/>
    </style:style>
    <style:style style:name="Table284" style:family="table">
      <style:table-properties style:width="6.4264in" fo:margin-left="-0.0486in" table:align="left" style:writing-mode="lr-tb"/>
    </style:style>
    <style:style style:name="Table284.A" style:family="table-column">
      <style:table-column-properties style:column-width="1.6236in"/>
    </style:style>
    <style:style style:name="Table284.B" style:family="table-column">
      <style:table-column-properties style:column-width="4.8028in"/>
    </style:style>
    <style:style style:name="Table284.A1" style:family="table-cell">
      <style:table-cell-properties style:vertical-align="top" fo:padding-left="0.0486in" fo:padding-right="0.0486in" fo:padding-top="0in" fo:padding-bottom="0in" fo:border="none"/>
    </style:style>
    <style:style style:name="Table285" style:family="table">
      <style:table-properties style:width="6.4264in" fo:margin-left="-0.0486in" table:align="left" style:writing-mode="lr-tb"/>
    </style:style>
    <style:style style:name="Table285.A" style:family="table-column">
      <style:table-column-properties style:column-width="1.6236in"/>
    </style:style>
    <style:style style:name="Table285.B" style:family="table-column">
      <style:table-column-properties style:column-width="4.8028in"/>
    </style:style>
    <style:style style:name="Table285.A1" style:family="table-cell">
      <style:table-cell-properties style:vertical-align="top" fo:padding-left="0.0486in" fo:padding-right="0.0486in" fo:padding-top="0in" fo:padding-bottom="0in" fo:border="none"/>
    </style:style>
    <style:style style:name="Table286" style:family="table">
      <style:table-properties style:width="6.4306in" fo:margin-left="-0.0486in" table:align="left" style:writing-mode="lr-tb"/>
    </style:style>
    <style:style style:name="Table286.A" style:family="table-column">
      <style:table-column-properties style:column-width="1.6236in"/>
    </style:style>
    <style:style style:name="Table286.B" style:family="table-column">
      <style:table-column-properties style:column-width="4.8069in"/>
    </style:style>
    <style:style style:name="Table286.A1" style:family="table-cell">
      <style:table-cell-properties style:vertical-align="top" fo:padding-left="0.0486in" fo:padding-right="0.0486in" fo:padding-top="0in" fo:padding-bottom="0in" fo:border="none"/>
    </style:style>
    <style:style style:name="Table287" style:family="table">
      <style:table-properties style:width="6.4264in" fo:margin-left="-0.0486in" table:align="left" style:writing-mode="lr-tb"/>
    </style:style>
    <style:style style:name="Table287.A" style:family="table-column">
      <style:table-column-properties style:column-width="1.6236in"/>
    </style:style>
    <style:style style:name="Table287.B" style:family="table-column">
      <style:table-column-properties style:column-width="4.8028in"/>
    </style:style>
    <style:style style:name="Table287.A1" style:family="table-cell">
      <style:table-cell-properties style:vertical-align="top" fo:padding-left="0.0486in" fo:padding-right="0.0486in" fo:padding-top="0in" fo:padding-bottom="0in" fo:border="none"/>
    </style:style>
    <style:style style:name="Table288" style:family="table">
      <style:table-properties style:width="6.3986in" table:align="left" style:writing-mode="lr-tb"/>
    </style:style>
    <style:style style:name="Table288.A" style:family="table-column">
      <style:table-column-properties style:column-width="1.575in"/>
    </style:style>
    <style:style style:name="Table288.B" style:family="table-column">
      <style:table-column-properties style:column-width="4.8236in"/>
    </style:style>
    <style:style style:name="Table288.A1" style:family="table-cell">
      <style:table-cell-properties style:vertical-align="top" fo:padding-left="0.0486in" fo:padding-right="0.0486in" fo:padding-top="0in" fo:padding-bottom="0in" fo:border="none"/>
    </style:style>
    <style:style style:name="Table289" style:family="table">
      <style:table-properties style:width="6.4306in" fo:margin-left="-0.0486in" table:align="left" style:writing-mode="lr-tb"/>
    </style:style>
    <style:style style:name="Table289.A" style:family="table-column">
      <style:table-column-properties style:column-width="1.6236in"/>
    </style:style>
    <style:style style:name="Table289.B" style:family="table-column">
      <style:table-column-properties style:column-width="4.8069in"/>
    </style:style>
    <style:style style:name="Table289.A1" style:family="table-cell">
      <style:table-cell-properties style:vertical-align="top" fo:padding-left="0.0486in" fo:padding-right="0.0486in" fo:padding-top="0in" fo:padding-bottom="0in" fo:border="none"/>
    </style:style>
    <style:style style:name="Table290" style:family="table">
      <style:table-properties style:width="6.4306in" fo:margin-left="-0.0486in" table:align="left" style:writing-mode="lr-tb"/>
    </style:style>
    <style:style style:name="Table290.A" style:family="table-column">
      <style:table-column-properties style:column-width="1.6236in"/>
    </style:style>
    <style:style style:name="Table290.B" style:family="table-column">
      <style:table-column-properties style:column-width="4.8069in"/>
    </style:style>
    <style:style style:name="Table290.A1" style:family="table-cell">
      <style:table-cell-properties style:vertical-align="top" fo:padding-left="0.0486in" fo:padding-right="0.0486in" fo:padding-top="0in" fo:padding-bottom="0in" fo:border="none"/>
    </style:style>
    <style:style style:name="Table291" style:family="table">
      <style:table-properties style:width="6.4306in" fo:margin-left="-0.0486in" table:align="left" style:writing-mode="lr-tb"/>
    </style:style>
    <style:style style:name="Table291.A" style:family="table-column">
      <style:table-column-properties style:column-width="1.6236in"/>
    </style:style>
    <style:style style:name="Table291.B" style:family="table-column">
      <style:table-column-properties style:column-width="4.8069in"/>
    </style:style>
    <style:style style:name="Table291.A1" style:family="table-cell">
      <style:table-cell-properties style:vertical-align="top" fo:padding-left="0.0486in" fo:padding-right="0.0486in" fo:padding-top="0in" fo:padding-bottom="0in" fo:border="none"/>
    </style:style>
    <style:style style:name="Table292" style:family="table">
      <style:table-properties style:width="1.7222in" fo:margin-left="-0.0486in" table:align="left" style:writing-mode="lr-tb"/>
    </style:style>
    <style:style style:name="Table292.A" style:family="table-column">
      <style:table-column-properties style:column-width="1.7222in"/>
    </style:style>
    <style:style style:name="Table292.A1" style:family="table-cell">
      <style:table-cell-properties style:vertical-align="top" fo:background-color="#7f7f7f" fo:padding-left="0.0486in" fo:padding-right="0.0486in" fo:padding-top="0in" fo:padding-bottom="0in" fo:border="none">
        <style:background-image/>
      </style:table-cell-properties>
    </style:style>
    <style:style style:name="Table293" style:family="table">
      <style:table-properties style:width="6.4264in" fo:margin-left="-0.0486in" table:align="left" style:writing-mode="lr-tb"/>
    </style:style>
    <style:style style:name="Table293.A" style:family="table-column">
      <style:table-column-properties style:column-width="1.6236in"/>
    </style:style>
    <style:style style:name="Table293.B" style:family="table-column">
      <style:table-column-properties style:column-width="4.8028in"/>
    </style:style>
    <style:style style:name="Table293.A1" style:family="table-cell">
      <style:table-cell-properties style:vertical-align="top" fo:padding-left="0.0486in" fo:padding-right="0.0486in" fo:padding-top="0in" fo:padding-bottom="0in" fo:border="none"/>
    </style:style>
    <style:style style:name="Table294" style:family="table">
      <style:table-properties style:width="6.4306in" fo:margin-left="-0.0486in" table:align="left" style:writing-mode="lr-tb"/>
    </style:style>
    <style:style style:name="Table294.A" style:family="table-column">
      <style:table-column-properties style:column-width="1.6236in"/>
    </style:style>
    <style:style style:name="Table294.B" style:family="table-column">
      <style:table-column-properties style:column-width="4.8069in"/>
    </style:style>
    <style:style style:name="Table294.A1" style:family="table-cell">
      <style:table-cell-properties style:vertical-align="top" fo:padding-left="0.0486in" fo:padding-right="0.0486in" fo:padding-top="0in" fo:padding-bottom="0in" fo:border="none"/>
    </style:style>
    <style:style style:name="Table295" style:family="table">
      <style:table-properties style:width="6.4306in" fo:margin-left="-0.0486in" table:align="left" style:writing-mode="lr-tb"/>
    </style:style>
    <style:style style:name="Table295.A" style:family="table-column">
      <style:table-column-properties style:column-width="1.6236in"/>
    </style:style>
    <style:style style:name="Table295.B" style:family="table-column">
      <style:table-column-properties style:column-width="4.8069in"/>
    </style:style>
    <style:style style:name="Table295.A1" style:family="table-cell">
      <style:table-cell-properties style:vertical-align="top" fo:padding-left="0.0486in" fo:padding-right="0.0486in" fo:padding-top="0in" fo:padding-bottom="0in" fo:border="none"/>
    </style:style>
    <style:style style:name="Table296" style:family="table">
      <style:table-properties style:width="6.4306in" fo:margin-left="-0.0486in" table:align="left" style:writing-mode="lr-tb"/>
    </style:style>
    <style:style style:name="Table296.A" style:family="table-column">
      <style:table-column-properties style:column-width="1.6236in"/>
    </style:style>
    <style:style style:name="Table296.B" style:family="table-column">
      <style:table-column-properties style:column-width="4.8069in"/>
    </style:style>
    <style:style style:name="Table296.A1" style:family="table-cell">
      <style:table-cell-properties style:vertical-align="top" fo:padding-left="0.0486in" fo:padding-right="0.0486in" fo:padding-top="0in" fo:padding-bottom="0in" fo:border="none"/>
    </style:style>
    <style:style style:name="Table297" style:family="table">
      <style:table-properties style:width="6.4306in" fo:margin-left="-0.0486in" table:align="left" style:writing-mode="lr-tb"/>
    </style:style>
    <style:style style:name="Table297.A" style:family="table-column">
      <style:table-column-properties style:column-width="1.6236in"/>
    </style:style>
    <style:style style:name="Table297.B" style:family="table-column">
      <style:table-column-properties style:column-width="4.8069in"/>
    </style:style>
    <style:style style:name="Table297.A1" style:family="table-cell">
      <style:table-cell-properties style:vertical-align="top" fo:padding-left="0.0486in" fo:padding-right="0.0486in" fo:padding-top="0in" fo:padding-bottom="0in" fo:border="none"/>
    </style:style>
    <style:style style:name="Table298" style:family="table">
      <style:table-properties style:width="6.4306in" fo:margin-left="-0.0486in" table:align="left" style:writing-mode="lr-tb"/>
    </style:style>
    <style:style style:name="Table298.A" style:family="table-column">
      <style:table-column-properties style:column-width="1.6236in"/>
    </style:style>
    <style:style style:name="Table298.B" style:family="table-column">
      <style:table-column-properties style:column-width="4.8069in"/>
    </style:style>
    <style:style style:name="Table298.A1" style:family="table-cell">
      <style:table-cell-properties style:vertical-align="top" fo:padding-left="0.0486in" fo:padding-right="0.0486in" fo:padding-top="0in" fo:padding-bottom="0in" fo:border="none"/>
    </style:style>
    <style:style style:name="Table299" style:family="table">
      <style:table-properties style:width="6.4264in" fo:margin-left="-0.0486in" table:align="left" style:writing-mode="lr-tb"/>
    </style:style>
    <style:style style:name="Table299.A" style:family="table-column">
      <style:table-column-properties style:column-width="1.6236in"/>
    </style:style>
    <style:style style:name="Table299.B" style:family="table-column">
      <style:table-column-properties style:column-width="4.8028in"/>
    </style:style>
    <style:style style:name="Table299.A1" style:family="table-cell">
      <style:table-cell-properties style:vertical-align="top" fo:padding-left="0.0486in" fo:padding-right="0.0486in" fo:padding-top="0in" fo:padding-bottom="0in" fo:border="none"/>
    </style:style>
    <style:style style:name="Table300" style:family="table">
      <style:table-properties style:width="6.4472in" fo:margin-left="-0.0486in" table:align="left" style:writing-mode="lr-tb"/>
    </style:style>
    <style:style style:name="Table300.A" style:family="table-column">
      <style:table-column-properties style:column-width="1.6236in"/>
    </style:style>
    <style:style style:name="Table300.B" style:family="table-column">
      <style:table-column-properties style:column-width="4.8236in"/>
    </style:style>
    <style:style style:name="Table300.A1" style:family="table-cell">
      <style:table-cell-properties style:vertical-align="top" fo:padding-left="0.0486in" fo:padding-right="0.0486in" fo:padding-top="0in" fo:padding-bottom="0in" fo:border="none"/>
    </style:style>
    <style:style style:name="Table301" style:family="table">
      <style:table-properties style:width="6.4472in" fo:margin-left="-0.0486in" table:align="left" style:writing-mode="lr-tb"/>
    </style:style>
    <style:style style:name="Table301.A" style:family="table-column">
      <style:table-column-properties style:column-width="1.6236in"/>
    </style:style>
    <style:style style:name="Table301.B" style:family="table-column">
      <style:table-column-properties style:column-width="4.8236in"/>
    </style:style>
    <style:style style:name="Table301.A1" style:family="table-cell">
      <style:table-cell-properties style:vertical-align="top" fo:padding-left="0.0486in" fo:padding-right="0.0486in" fo:padding-top="0in" fo:padding-bottom="0in" fo:border="none"/>
    </style:style>
    <style:style style:name="Table302" style:family="table">
      <style:table-properties style:width="1.7222in" fo:margin-left="-0.0486in" table:align="left" style:writing-mode="lr-tb"/>
    </style:style>
    <style:style style:name="Table302.A" style:family="table-column">
      <style:table-column-properties style:column-width="1.7222in"/>
    </style:style>
    <style:style style:name="Table302.A1" style:family="table-cell">
      <style:table-cell-properties style:vertical-align="top" fo:background-color="#7f7f7f" fo:padding-left="0.0486in" fo:padding-right="0.0486in" fo:padding-top="0in" fo:padding-bottom="0in" fo:border="none">
        <style:background-image/>
      </style:table-cell-properties>
    </style:style>
    <style:style style:name="Table303" style:family="table">
      <style:table-properties style:width="6.4306in" fo:margin-left="-0.0486in" table:align="left" style:writing-mode="lr-tb"/>
    </style:style>
    <style:style style:name="Table303.A" style:family="table-column">
      <style:table-column-properties style:column-width="1.6236in"/>
    </style:style>
    <style:style style:name="Table303.B" style:family="table-column">
      <style:table-column-properties style:column-width="4.8069in"/>
    </style:style>
    <style:style style:name="Table303.A1" style:family="table-cell">
      <style:table-cell-properties style:vertical-align="top" fo:padding-left="0.0486in" fo:padding-right="0.0486in" fo:padding-top="0in" fo:padding-bottom="0in" fo:border="none"/>
    </style:style>
    <style:style style:name="Table304" style:family="table">
      <style:table-properties style:width="6.4306in" fo:margin-left="-0.0486in" table:align="left" style:writing-mode="lr-tb"/>
    </style:style>
    <style:style style:name="Table304.A" style:family="table-column">
      <style:table-column-properties style:column-width="1.6236in"/>
    </style:style>
    <style:style style:name="Table304.B" style:family="table-column">
      <style:table-column-properties style:column-width="4.8069in"/>
    </style:style>
    <style:style style:name="Table304.A1" style:family="table-cell">
      <style:table-cell-properties style:vertical-align="top" fo:padding-left="0.0486in" fo:padding-right="0.0486in" fo:padding-top="0in" fo:padding-bottom="0in" fo:border="none"/>
    </style:style>
    <style:style style:name="Table305" style:family="table">
      <style:table-properties style:width="6.4306in" fo:margin-left="-0.0486in" table:align="left" style:writing-mode="lr-tb"/>
    </style:style>
    <style:style style:name="Table305.A" style:family="table-column">
      <style:table-column-properties style:column-width="1.6236in"/>
    </style:style>
    <style:style style:name="Table305.B" style:family="table-column">
      <style:table-column-properties style:column-width="4.8069in"/>
    </style:style>
    <style:style style:name="Table305.A1" style:family="table-cell">
      <style:table-cell-properties style:vertical-align="top" fo:padding-left="0.0486in" fo:padding-right="0.0486in" fo:padding-top="0in" fo:padding-bottom="0in" fo:border="none"/>
    </style:style>
    <style:style style:name="Table306" style:family="table">
      <style:table-properties style:width="1.7222in" fo:margin-left="-0.0486in" table:align="left" style:writing-mode="lr-tb"/>
    </style:style>
    <style:style style:name="Table306.A" style:family="table-column">
      <style:table-column-properties style:column-width="1.7222in"/>
    </style:style>
    <style:style style:name="Table306.A1" style:family="table-cell">
      <style:table-cell-properties style:vertical-align="top" fo:background-color="#7f7f7f" fo:padding-left="0.0486in" fo:padding-right="0.0486in" fo:padding-top="0in" fo:padding-bottom="0in" fo:border="none">
        <style:background-image/>
      </style:table-cell-properties>
    </style:style>
    <style:style style:name="Table307" style:family="table">
      <style:table-properties style:width="6.4264in" fo:margin-left="-0.0486in" table:align="left" style:writing-mode="lr-tb"/>
    </style:style>
    <style:style style:name="Table307.A" style:family="table-column">
      <style:table-column-properties style:column-width="1.6236in"/>
    </style:style>
    <style:style style:name="Table307.B" style:family="table-column">
      <style:table-column-properties style:column-width="4.8028in"/>
    </style:style>
    <style:style style:name="Table307.A1" style:family="table-cell">
      <style:table-cell-properties style:vertical-align="top" fo:padding-left="0.0486in" fo:padding-right="0.0486in" fo:padding-top="0in" fo:padding-bottom="0in" fo:border="none"/>
    </style:style>
    <style:style style:name="Table308" style:family="table">
      <style:table-properties style:width="6.4306in" fo:margin-left="-0.0486in" table:align="left" style:writing-mode="lr-tb"/>
    </style:style>
    <style:style style:name="Table308.A" style:family="table-column">
      <style:table-column-properties style:column-width="1.6236in"/>
    </style:style>
    <style:style style:name="Table308.B" style:family="table-column">
      <style:table-column-properties style:column-width="4.8069in"/>
    </style:style>
    <style:style style:name="Table308.A1" style:family="table-cell">
      <style:table-cell-properties style:vertical-align="top" fo:padding-left="0.0486in" fo:padding-right="0.0486in" fo:padding-top="0in" fo:padding-bottom="0in" fo:border="none"/>
    </style:style>
    <style:style style:name="Table309" style:family="table">
      <style:table-properties style:width="6.4306in" fo:margin-left="-0.0486in" table:align="left" style:writing-mode="lr-tb"/>
    </style:style>
    <style:style style:name="Table309.A" style:family="table-column">
      <style:table-column-properties style:column-width="1.6236in"/>
    </style:style>
    <style:style style:name="Table309.B" style:family="table-column">
      <style:table-column-properties style:column-width="4.8069in"/>
    </style:style>
    <style:style style:name="Table309.A1" style:family="table-cell">
      <style:table-cell-properties style:vertical-align="top" fo:padding-left="0.0486in" fo:padding-right="0.0486in" fo:padding-top="0in" fo:padding-bottom="0in" fo:border="none"/>
    </style:style>
    <style:style style:name="Table310" style:family="table">
      <style:table-properties style:width="6.4306in" fo:margin-left="-0.0486in" table:align="left" style:writing-mode="lr-tb"/>
    </style:style>
    <style:style style:name="Table310.A" style:family="table-column">
      <style:table-column-properties style:column-width="1.6236in"/>
    </style:style>
    <style:style style:name="Table310.B" style:family="table-column">
      <style:table-column-properties style:column-width="4.8069in"/>
    </style:style>
    <style:style style:name="Table310.A1" style:family="table-cell">
      <style:table-cell-properties style:vertical-align="top" fo:padding-left="0.0486in" fo:padding-right="0.0486in" fo:padding-top="0in" fo:padding-bottom="0in" fo:border="none"/>
    </style:style>
    <style:style style:name="Table311" style:family="table">
      <style:table-properties style:width="6.4306in" fo:margin-left="-0.0486in" table:align="left" style:writing-mode="lr-tb"/>
    </style:style>
    <style:style style:name="Table311.A" style:family="table-column">
      <style:table-column-properties style:column-width="1.6236in"/>
    </style:style>
    <style:style style:name="Table311.B" style:family="table-column">
      <style:table-column-properties style:column-width="4.8069in"/>
    </style:style>
    <style:style style:name="Table311.A1" style:family="table-cell">
      <style:table-cell-properties style:vertical-align="top" fo:padding-left="0.0486in" fo:padding-right="0.0486in" fo:padding-top="0in" fo:padding-bottom="0in" fo:border="none"/>
    </style:style>
    <style:style style:name="Table312" style:family="table">
      <style:table-properties style:width="6.4306in" fo:margin-left="-0.0486in" table:align="left" style:writing-mode="lr-tb"/>
    </style:style>
    <style:style style:name="Table312.A" style:family="table-column">
      <style:table-column-properties style:column-width="1.6236in"/>
    </style:style>
    <style:style style:name="Table312.B" style:family="table-column">
      <style:table-column-properties style:column-width="4.8069in"/>
    </style:style>
    <style:style style:name="Table312.A1" style:family="table-cell">
      <style:table-cell-properties style:vertical-align="top" fo:padding-left="0.0486in" fo:padding-right="0.0486in" fo:padding-top="0in" fo:padding-bottom="0in" fo:border="none"/>
    </style:style>
    <style:style style:name="Table313" style:family="table">
      <style:table-properties style:width="6.4306in" fo:margin-left="-0.0486in" table:align="left" style:writing-mode="lr-tb"/>
    </style:style>
    <style:style style:name="Table313.A" style:family="table-column">
      <style:table-column-properties style:column-width="1.6236in"/>
    </style:style>
    <style:style style:name="Table313.B" style:family="table-column">
      <style:table-column-properties style:column-width="4.8069in"/>
    </style:style>
    <style:style style:name="Table313.A1" style:family="table-cell">
      <style:table-cell-properties style:vertical-align="top" fo:padding-left="0.0486in" fo:padding-right="0.0486in" fo:padding-top="0in" fo:padding-bottom="0in" fo:border="none"/>
    </style:style>
    <style:style style:name="Table314" style:family="table">
      <style:table-properties style:width="1.7222in" fo:margin-left="-0.0486in" table:align="left" style:writing-mode="lr-tb"/>
    </style:style>
    <style:style style:name="Table314.A" style:family="table-column">
      <style:table-column-properties style:column-width="1.7222in"/>
    </style:style>
    <style:style style:name="Table314.A1" style:family="table-cell">
      <style:table-cell-properties style:vertical-align="top" fo:background-color="#7f7f7f" fo:padding-left="0.0486in" fo:padding-right="0.0486in" fo:padding-top="0in" fo:padding-bottom="0in" fo:border="none">
        <style:background-image/>
      </style:table-cell-properties>
    </style:style>
    <style:style style:name="Table315" style:family="table">
      <style:table-properties style:width="6.4306in" fo:margin-left="-0.0486in" table:align="left" style:writing-mode="lr-tb"/>
    </style:style>
    <style:style style:name="Table315.A" style:family="table-column">
      <style:table-column-properties style:column-width="1.6236in"/>
    </style:style>
    <style:style style:name="Table315.B" style:family="table-column">
      <style:table-column-properties style:column-width="4.8069in"/>
    </style:style>
    <style:style style:name="Table315.A1" style:family="table-cell">
      <style:table-cell-properties style:vertical-align="top" fo:padding-left="0.0486in" fo:padding-right="0.0486in" fo:padding-top="0in" fo:padding-bottom="0in" fo:border="none"/>
    </style:style>
    <style:style style:name="Table316" style:family="table">
      <style:table-properties style:width="6.4306in" fo:margin-left="-0.0486in" table:align="left" style:writing-mode="lr-tb"/>
    </style:style>
    <style:style style:name="Table316.A" style:family="table-column">
      <style:table-column-properties style:column-width="1.6236in"/>
    </style:style>
    <style:style style:name="Table316.B" style:family="table-column">
      <style:table-column-properties style:column-width="4.8069in"/>
    </style:style>
    <style:style style:name="Table316.A1" style:family="table-cell">
      <style:table-cell-properties style:vertical-align="top" fo:padding-left="0.0486in" fo:padding-right="0.0486in" fo:padding-top="0in" fo:padding-bottom="0in" fo:border="none"/>
    </style:style>
    <style:style style:name="Table317" style:family="table">
      <style:table-properties style:width="6.4306in" fo:margin-left="-0.0486in" table:align="left" style:writing-mode="lr-tb"/>
    </style:style>
    <style:style style:name="Table317.A" style:family="table-column">
      <style:table-column-properties style:column-width="1.6236in"/>
    </style:style>
    <style:style style:name="Table317.B" style:family="table-column">
      <style:table-column-properties style:column-width="4.8069in"/>
    </style:style>
    <style:style style:name="Table317.A1" style:family="table-cell">
      <style:table-cell-properties style:vertical-align="top" fo:padding-left="0.0486in" fo:padding-right="0.0486in" fo:padding-top="0in" fo:padding-bottom="0in" fo:border="none"/>
    </style:style>
    <style:style style:name="Table318" style:family="table">
      <style:table-properties style:width="6.4306in" fo:margin-left="-0.0486in" table:align="left" style:writing-mode="lr-tb"/>
    </style:style>
    <style:style style:name="Table318.A" style:family="table-column">
      <style:table-column-properties style:column-width="1.6236in"/>
    </style:style>
    <style:style style:name="Table318.B" style:family="table-column">
      <style:table-column-properties style:column-width="4.8069in"/>
    </style:style>
    <style:style style:name="Table318.A1" style:family="table-cell">
      <style:table-cell-properties style:vertical-align="top" fo:padding-left="0.0486in" fo:padding-right="0.0486in" fo:padding-top="0in" fo:padding-bottom="0in" fo:border="none"/>
    </style:style>
    <style:style style:name="Table319" style:family="table">
      <style:table-properties style:width="6.4306in" fo:margin-left="-0.0486in" table:align="left" style:writing-mode="lr-tb"/>
    </style:style>
    <style:style style:name="Table319.A" style:family="table-column">
      <style:table-column-properties style:column-width="1.6236in"/>
    </style:style>
    <style:style style:name="Table319.B" style:family="table-column">
      <style:table-column-properties style:column-width="4.8069in"/>
    </style:style>
    <style:style style:name="Table319.A1" style:family="table-cell">
      <style:table-cell-properties style:vertical-align="top" fo:padding-left="0.0486in" fo:padding-right="0.0486in" fo:padding-top="0in" fo:padding-bottom="0in" fo:border="none"/>
    </style:style>
    <style:style style:name="Table320" style:family="table">
      <style:table-properties style:width="6.4306in" fo:margin-left="-0.0486in" table:align="left" style:writing-mode="lr-tb"/>
    </style:style>
    <style:style style:name="Table320.A" style:family="table-column">
      <style:table-column-properties style:column-width="1.6236in"/>
    </style:style>
    <style:style style:name="Table320.B" style:family="table-column">
      <style:table-column-properties style:column-width="4.8069in"/>
    </style:style>
    <style:style style:name="Table320.A1" style:family="table-cell">
      <style:table-cell-properties style:vertical-align="top" fo:padding-left="0.0486in" fo:padding-right="0.0486in" fo:padding-top="0in" fo:padding-bottom="0in" fo:border="none"/>
    </style:style>
    <style:style style:name="Table321" style:family="table">
      <style:table-properties style:width="6.4306in" fo:margin-left="-0.0486in" table:align="left" style:writing-mode="lr-tb"/>
    </style:style>
    <style:style style:name="Table321.A" style:family="table-column">
      <style:table-column-properties style:column-width="1.6236in"/>
    </style:style>
    <style:style style:name="Table321.B" style:family="table-column">
      <style:table-column-properties style:column-width="4.8069in"/>
    </style:style>
    <style:style style:name="Table321.A1" style:family="table-cell">
      <style:table-cell-properties style:vertical-align="top" fo:padding-left="0.0486in" fo:padding-right="0.0486in" fo:padding-top="0in" fo:padding-bottom="0in" fo:border="none"/>
    </style:style>
    <style:style style:name="Table322" style:family="table">
      <style:table-properties style:width="6.4306in" fo:margin-left="-0.0486in" table:align="left" style:writing-mode="lr-tb"/>
    </style:style>
    <style:style style:name="Table322.A" style:family="table-column">
      <style:table-column-properties style:column-width="1.6236in"/>
    </style:style>
    <style:style style:name="Table322.B" style:family="table-column">
      <style:table-column-properties style:column-width="4.8069in"/>
    </style:style>
    <style:style style:name="Table322.A1" style:family="table-cell">
      <style:table-cell-properties style:vertical-align="top" fo:padding-left="0.0486in" fo:padding-right="0.0486in" fo:padding-top="0in" fo:padding-bottom="0in" fo:border="none"/>
    </style:style>
    <style:style style:name="Table323" style:family="table">
      <style:table-properties style:width="6.4306in" fo:margin-left="-0.0486in" table:align="left" style:writing-mode="lr-tb"/>
    </style:style>
    <style:style style:name="Table323.A" style:family="table-column">
      <style:table-column-properties style:column-width="1.6236in"/>
    </style:style>
    <style:style style:name="Table323.B" style:family="table-column">
      <style:table-column-properties style:column-width="4.8069in"/>
    </style:style>
    <style:style style:name="Table323.A1" style:family="table-cell">
      <style:table-cell-properties style:vertical-align="top" fo:padding-left="0.0486in" fo:padding-right="0.0486in" fo:padding-top="0in" fo:padding-bottom="0in" fo:border="none"/>
    </style:style>
    <style:style style:name="Table324" style:family="table">
      <style:table-properties style:width="6.4306in" fo:margin-left="-0.0486in" table:align="left" style:writing-mode="lr-tb"/>
    </style:style>
    <style:style style:name="Table324.A" style:family="table-column">
      <style:table-column-properties style:column-width="1.6236in"/>
    </style:style>
    <style:style style:name="Table324.B" style:family="table-column">
      <style:table-column-properties style:column-width="4.8069in"/>
    </style:style>
    <style:style style:name="Table324.A1" style:family="table-cell">
      <style:table-cell-properties style:vertical-align="top" fo:padding-left="0.0486in" fo:padding-right="0.0486in" fo:padding-top="0in" fo:padding-bottom="0in" fo:border="none"/>
    </style:style>
    <style:style style:name="Table325" style:family="table">
      <style:table-properties style:width="6.4306in" fo:margin-left="-0.0486in" table:align="left" style:writing-mode="lr-tb"/>
    </style:style>
    <style:style style:name="Table325.A" style:family="table-column">
      <style:table-column-properties style:column-width="1.6236in"/>
    </style:style>
    <style:style style:name="Table325.B" style:family="table-column">
      <style:table-column-properties style:column-width="4.8069in"/>
    </style:style>
    <style:style style:name="Table325.A1" style:family="table-cell">
      <style:table-cell-properties style:vertical-align="top" fo:padding-left="0.0486in" fo:padding-right="0.0486in" fo:padding-top="0in" fo:padding-bottom="0in" fo:border="none"/>
    </style:style>
    <style:style style:name="Table326" style:family="table">
      <style:table-properties style:width="6.4306in" fo:margin-left="-0.0486in" table:align="left" style:writing-mode="lr-tb"/>
    </style:style>
    <style:style style:name="Table326.A" style:family="table-column">
      <style:table-column-properties style:column-width="1.6236in"/>
    </style:style>
    <style:style style:name="Table326.B" style:family="table-column">
      <style:table-column-properties style:column-width="4.8069in"/>
    </style:style>
    <style:style style:name="Table326.A1" style:family="table-cell">
      <style:table-cell-properties style:vertical-align="top" fo:padding-left="0.0486in" fo:padding-right="0.0486in" fo:padding-top="0in" fo:padding-bottom="0in" fo:border="none"/>
    </style:style>
    <style:style style:name="Table327" style:family="table">
      <style:table-properties style:width="6.4306in" fo:margin-left="-0.0486in" table:align="left" style:writing-mode="lr-tb"/>
    </style:style>
    <style:style style:name="Table327.A" style:family="table-column">
      <style:table-column-properties style:column-width="1.6236in"/>
    </style:style>
    <style:style style:name="Table327.B" style:family="table-column">
      <style:table-column-properties style:column-width="4.8069in"/>
    </style:style>
    <style:style style:name="Table327.A1" style:family="table-cell">
      <style:table-cell-properties style:vertical-align="top" fo:padding-left="0.0486in" fo:padding-right="0.0486in" fo:padding-top="0in" fo:padding-bottom="0in" fo:border="none"/>
    </style:style>
    <style:style style:name="Table328" style:family="table">
      <style:table-properties style:width="6.4306in" fo:margin-left="-0.0486in" table:align="left" style:writing-mode="lr-tb"/>
    </style:style>
    <style:style style:name="Table328.A" style:family="table-column">
      <style:table-column-properties style:column-width="1.6236in"/>
    </style:style>
    <style:style style:name="Table328.B" style:family="table-column">
      <style:table-column-properties style:column-width="4.8069in"/>
    </style:style>
    <style:style style:name="Table328.A1" style:family="table-cell">
      <style:table-cell-properties style:vertical-align="top" fo:padding-left="0.0486in" fo:padding-right="0.0486in" fo:padding-top="0in" fo:padding-bottom="0in" fo:border="none"/>
    </style:style>
    <style:style style:name="Table329" style:family="table">
      <style:table-properties style:width="6.4306in" fo:margin-left="-0.0486in" table:align="left" style:writing-mode="lr-tb"/>
    </style:style>
    <style:style style:name="Table329.A" style:family="table-column">
      <style:table-column-properties style:column-width="1.6236in"/>
    </style:style>
    <style:style style:name="Table329.B" style:family="table-column">
      <style:table-column-properties style:column-width="4.8069in"/>
    </style:style>
    <style:style style:name="Table329.A1" style:family="table-cell">
      <style:table-cell-properties style:vertical-align="top" fo:padding-left="0.0486in" fo:padding-right="0.0486in" fo:padding-top="0in" fo:padding-bottom="0in" fo:border="none"/>
    </style:style>
    <style:style style:name="Table330" style:family="table">
      <style:table-properties style:width="1.7222in" fo:margin-left="-0.0486in" table:align="left" style:writing-mode="lr-tb"/>
    </style:style>
    <style:style style:name="Table330.A" style:family="table-column">
      <style:table-column-properties style:column-width="1.7222in"/>
    </style:style>
    <style:style style:name="Table330.A1" style:family="table-cell">
      <style:table-cell-properties style:vertical-align="top" fo:background-color="#7f7f7f" fo:padding-left="0.0486in" fo:padding-right="0.0486in" fo:padding-top="0in" fo:padding-bottom="0in" fo:border="none">
        <style:background-image/>
      </style:table-cell-properties>
    </style:style>
    <style:style style:name="Table331" style:family="table">
      <style:table-properties style:width="6.4306in" fo:margin-left="-0.0486in" table:align="left" style:writing-mode="lr-tb"/>
    </style:style>
    <style:style style:name="Table331.A" style:family="table-column">
      <style:table-column-properties style:column-width="1.6236in"/>
    </style:style>
    <style:style style:name="Table331.B" style:family="table-column">
      <style:table-column-properties style:column-width="4.8069in"/>
    </style:style>
    <style:style style:name="Table331.A1" style:family="table-cell">
      <style:table-cell-properties style:vertical-align="top" fo:padding-left="0.0486in" fo:padding-right="0.0486in" fo:padding-top="0in" fo:padding-bottom="0in" fo:border="none"/>
    </style:style>
    <style:style style:name="Table332" style:family="table">
      <style:table-properties style:width="6.4306in" fo:margin-left="-0.0486in" table:align="left" style:writing-mode="lr-tb"/>
    </style:style>
    <style:style style:name="Table332.A" style:family="table-column">
      <style:table-column-properties style:column-width="1.6236in"/>
    </style:style>
    <style:style style:name="Table332.B" style:family="table-column">
      <style:table-column-properties style:column-width="4.8069in"/>
    </style:style>
    <style:style style:name="Table332.A1" style:family="table-cell">
      <style:table-cell-properties style:vertical-align="top" fo:padding-left="0.0486in" fo:padding-right="0.0486in" fo:padding-top="0in" fo:padding-bottom="0in" fo:border="none"/>
    </style:style>
    <style:style style:name="Table333" style:family="table">
      <style:table-properties style:width="6.4306in" fo:margin-left="-0.0486in" table:align="left" style:writing-mode="lr-tb"/>
    </style:style>
    <style:style style:name="Table333.A" style:family="table-column">
      <style:table-column-properties style:column-width="1.6236in"/>
    </style:style>
    <style:style style:name="Table333.B" style:family="table-column">
      <style:table-column-properties style:column-width="4.8069in"/>
    </style:style>
    <style:style style:name="Table333.A1" style:family="table-cell">
      <style:table-cell-properties style:vertical-align="top" fo:padding-left="0.0486in" fo:padding-right="0.0486in" fo:padding-top="0in" fo:padding-bottom="0in" fo:border="none"/>
    </style:style>
    <style:style style:name="Table334" style:family="table">
      <style:table-properties style:width="1.7222in" fo:margin-left="-0.0486in" table:align="left" style:writing-mode="lr-tb"/>
    </style:style>
    <style:style style:name="Table334.A" style:family="table-column">
      <style:table-column-properties style:column-width="1.7222in"/>
    </style:style>
    <style:style style:name="Table334.A1" style:family="table-cell">
      <style:table-cell-properties style:vertical-align="top" fo:background-color="#7f7f7f" fo:padding-left="0.0486in" fo:padding-right="0.0486in" fo:padding-top="0in" fo:padding-bottom="0in" fo:border="none">
        <style:background-image/>
      </style:table-cell-properties>
    </style:style>
    <style:style style:name="Table335" style:family="table">
      <style:table-properties style:width="6.4264in" fo:margin-left="-0.0486in" table:align="left" style:writing-mode="lr-tb"/>
    </style:style>
    <style:style style:name="Table335.A" style:family="table-column">
      <style:table-column-properties style:column-width="1.6236in"/>
    </style:style>
    <style:style style:name="Table335.B" style:family="table-column">
      <style:table-column-properties style:column-width="4.8028in"/>
    </style:style>
    <style:style style:name="Table335.A1" style:family="table-cell">
      <style:table-cell-properties style:vertical-align="top" fo:padding-left="0.0486in" fo:padding-right="0.0486in" fo:padding-top="0in" fo:padding-bottom="0in" fo:border="none"/>
    </style:style>
    <style:style style:name="Table336" style:family="table">
      <style:table-properties style:width="6.4264in" fo:margin-left="-0.0486in" table:align="left" style:writing-mode="lr-tb"/>
    </style:style>
    <style:style style:name="Table336.A" style:family="table-column">
      <style:table-column-properties style:column-width="1.6236in"/>
    </style:style>
    <style:style style:name="Table336.B" style:family="table-column">
      <style:table-column-properties style:column-width="4.8028in"/>
    </style:style>
    <style:style style:name="Table336.A1" style:family="table-cell">
      <style:table-cell-properties style:vertical-align="top" fo:padding-left="0.0486in" fo:padding-right="0.0486in" fo:padding-top="0in" fo:padding-bottom="0in" fo:border="none"/>
    </style:style>
    <style:style style:name="Table337" style:family="table">
      <style:table-properties style:width="6.4306in" fo:margin-left="-0.0486in" table:align="left" style:writing-mode="lr-tb"/>
    </style:style>
    <style:style style:name="Table337.A" style:family="table-column">
      <style:table-column-properties style:column-width="1.6236in"/>
    </style:style>
    <style:style style:name="Table337.B" style:family="table-column">
      <style:table-column-properties style:column-width="4.8069in"/>
    </style:style>
    <style:style style:name="Table337.A1" style:family="table-cell">
      <style:table-cell-properties style:vertical-align="top" fo:padding-left="0.0486in" fo:padding-right="0.0486in" fo:padding-top="0in" fo:padding-bottom="0in" fo:border="none"/>
    </style:style>
    <style:style style:name="Table338" style:family="table">
      <style:table-properties style:width="6.4306in" fo:margin-left="-0.0486in" table:align="left" style:writing-mode="lr-tb"/>
    </style:style>
    <style:style style:name="Table338.A" style:family="table-column">
      <style:table-column-properties style:column-width="1.6236in"/>
    </style:style>
    <style:style style:name="Table338.B" style:family="table-column">
      <style:table-column-properties style:column-width="4.8069in"/>
    </style:style>
    <style:style style:name="Table338.A1" style:family="table-cell">
      <style:table-cell-properties style:vertical-align="top" fo:padding-left="0.0486in" fo:padding-right="0.0486in" fo:padding-top="0in" fo:padding-bottom="0in" fo:border="none"/>
    </style:style>
    <style:style style:name="Table339" style:family="table">
      <style:table-properties style:width="6.4306in" fo:margin-left="-0.0486in" table:align="left" style:writing-mode="lr-tb"/>
    </style:style>
    <style:style style:name="Table339.A" style:family="table-column">
      <style:table-column-properties style:column-width="1.6236in"/>
    </style:style>
    <style:style style:name="Table339.B" style:family="table-column">
      <style:table-column-properties style:column-width="4.8069in"/>
    </style:style>
    <style:style style:name="Table339.A1" style:family="table-cell">
      <style:table-cell-properties style:vertical-align="top" fo:padding-left="0.0486in" fo:padding-right="0.0486in" fo:padding-top="0in" fo:padding-bottom="0in" fo:border="none"/>
    </style:style>
    <style:style style:name="Table340" style:family="table">
      <style:table-properties style:width="1.7222in" fo:margin-left="-0.0486in" table:align="left" style:writing-mode="lr-tb"/>
    </style:style>
    <style:style style:name="Table340.A" style:family="table-column">
      <style:table-column-properties style:column-width="1.7222in"/>
    </style:style>
    <style:style style:name="Table340.A1" style:family="table-cell">
      <style:table-cell-properties style:vertical-align="top" fo:background-color="#7f7f7f" fo:padding-left="0.0486in" fo:padding-right="0.0486in" fo:padding-top="0in" fo:padding-bottom="0in" fo:border="none">
        <style:background-image/>
      </style:table-cell-properties>
    </style:style>
    <style:style style:name="Table341" style:family="table">
      <style:table-properties style:width="6.4306in" fo:margin-left="-0.0486in" table:align="left" style:writing-mode="lr-tb"/>
    </style:style>
    <style:style style:name="Table341.A" style:family="table-column">
      <style:table-column-properties style:column-width="1.6236in"/>
    </style:style>
    <style:style style:name="Table341.B" style:family="table-column">
      <style:table-column-properties style:column-width="4.8069in"/>
    </style:style>
    <style:style style:name="Table341.A1" style:family="table-cell">
      <style:table-cell-properties style:vertical-align="top" fo:padding-left="0.0486in" fo:padding-right="0.0486in" fo:padding-top="0in" fo:padding-bottom="0in" fo:border="none"/>
    </style:style>
    <style:style style:name="Table342" style:family="table">
      <style:table-properties style:width="6.4306in" fo:margin-left="-0.0486in" table:align="left" style:writing-mode="lr-tb"/>
    </style:style>
    <style:style style:name="Table342.A" style:family="table-column">
      <style:table-column-properties style:column-width="1.6236in"/>
    </style:style>
    <style:style style:name="Table342.B" style:family="table-column">
      <style:table-column-properties style:column-width="4.8069in"/>
    </style:style>
    <style:style style:name="Table342.A1" style:family="table-cell">
      <style:table-cell-properties style:vertical-align="top" fo:padding-left="0.0486in" fo:padding-right="0.0486in" fo:padding-top="0in" fo:padding-bottom="0in" fo:border="none"/>
    </style:style>
    <style:style style:name="Table343" style:family="table">
      <style:table-properties style:width="6.4306in" fo:margin-left="-0.0486in" table:align="left" style:writing-mode="lr-tb"/>
    </style:style>
    <style:style style:name="Table343.A" style:family="table-column">
      <style:table-column-properties style:column-width="1.6236in"/>
    </style:style>
    <style:style style:name="Table343.B" style:family="table-column">
      <style:table-column-properties style:column-width="4.8069in"/>
    </style:style>
    <style:style style:name="Table343.A1" style:family="table-cell">
      <style:table-cell-properties style:vertical-align="top" fo:padding-left="0.0486in" fo:padding-right="0.0486in" fo:padding-top="0in" fo:padding-bottom="0in" fo:border="none"/>
    </style:style>
    <style:style style:name="Table344" style:family="table">
      <style:table-properties style:width="6.4306in" fo:margin-left="-0.0486in" table:align="left" style:writing-mode="lr-tb"/>
    </style:style>
    <style:style style:name="Table344.A" style:family="table-column">
      <style:table-column-properties style:column-width="1.6236in"/>
    </style:style>
    <style:style style:name="Table344.B" style:family="table-column">
      <style:table-column-properties style:column-width="4.8069in"/>
    </style:style>
    <style:style style:name="Table344.A1" style:family="table-cell">
      <style:table-cell-properties style:vertical-align="top" fo:padding-left="0.0486in" fo:padding-right="0.0486in" fo:padding-top="0in" fo:padding-bottom="0in" fo:border="none"/>
    </style:style>
    <style:style style:name="Table345" style:family="table">
      <style:table-properties style:width="6.4306in" fo:margin-left="-0.0486in" table:align="left" style:writing-mode="lr-tb"/>
    </style:style>
    <style:style style:name="Table345.A" style:family="table-column">
      <style:table-column-properties style:column-width="1.6236in"/>
    </style:style>
    <style:style style:name="Table345.B" style:family="table-column">
      <style:table-column-properties style:column-width="4.8069in"/>
    </style:style>
    <style:style style:name="Table345.A1" style:family="table-cell">
      <style:table-cell-properties style:vertical-align="top" fo:padding-left="0.0486in" fo:padding-right="0.0486in" fo:padding-top="0in" fo:padding-bottom="0in" fo:border="none"/>
    </style:style>
    <style:style style:name="Table346" style:family="table">
      <style:table-properties style:width="6.4306in" fo:margin-left="-0.0486in" table:align="left" style:writing-mode="lr-tb"/>
    </style:style>
    <style:style style:name="Table346.A" style:family="table-column">
      <style:table-column-properties style:column-width="1.6236in"/>
    </style:style>
    <style:style style:name="Table346.B" style:family="table-column">
      <style:table-column-properties style:column-width="4.8069in"/>
    </style:style>
    <style:style style:name="Table346.A1" style:family="table-cell">
      <style:table-cell-properties style:vertical-align="top" fo:padding-left="0.0486in" fo:padding-right="0.0486in" fo:padding-top="0in" fo:padding-bottom="0in" fo:border="none"/>
    </style:style>
    <style:style style:name="Table347" style:family="table">
      <style:table-properties style:width="6.4306in" fo:margin-left="-0.0486in" table:align="left" style:writing-mode="lr-tb"/>
    </style:style>
    <style:style style:name="Table347.A" style:family="table-column">
      <style:table-column-properties style:column-width="1.6236in"/>
    </style:style>
    <style:style style:name="Table347.B" style:family="table-column">
      <style:table-column-properties style:column-width="4.8069in"/>
    </style:style>
    <style:style style:name="Table347.A1" style:family="table-cell">
      <style:table-cell-properties style:vertical-align="top" fo:padding-left="0.0486in" fo:padding-right="0.0486in" fo:padding-top="0in" fo:padding-bottom="0in" fo:border="none"/>
    </style:style>
    <style:style style:name="Table348" style:family="table">
      <style:table-properties style:width="1.7222in" fo:margin-left="-0.0486in" table:align="left" style:writing-mode="lr-tb"/>
    </style:style>
    <style:style style:name="Table348.A" style:family="table-column">
      <style:table-column-properties style:column-width="1.7222in"/>
    </style:style>
    <style:style style:name="Table348.A1" style:family="table-cell">
      <style:table-cell-properties style:vertical-align="top" fo:background-color="#7f7f7f" fo:padding-left="0.0486in" fo:padding-right="0.0486in" fo:padding-top="0in" fo:padding-bottom="0in" fo:border="none">
        <style:background-image/>
      </style:table-cell-properties>
    </style:style>
    <style:style style:name="Table349" style:family="table">
      <style:table-properties style:width="6.4306in" fo:margin-left="-0.0486in" table:align="left" style:writing-mode="lr-tb"/>
    </style:style>
    <style:style style:name="Table349.A" style:family="table-column">
      <style:table-column-properties style:column-width="1.6236in"/>
    </style:style>
    <style:style style:name="Table349.B" style:family="table-column">
      <style:table-column-properties style:column-width="4.8069in"/>
    </style:style>
    <style:style style:name="Table349.A1" style:family="table-cell">
      <style:table-cell-properties style:vertical-align="top" fo:padding-left="0.0486in" fo:padding-right="0.0486in" fo:padding-top="0in" fo:padding-bottom="0in" fo:border="none"/>
    </style:style>
    <style:style style:name="Table350" style:family="table">
      <style:table-properties style:width="6.4306in" fo:margin-left="-0.0486in" table:align="left" style:writing-mode="lr-tb"/>
    </style:style>
    <style:style style:name="Table350.A" style:family="table-column">
      <style:table-column-properties style:column-width="1.6236in"/>
    </style:style>
    <style:style style:name="Table350.B" style:family="table-column">
      <style:table-column-properties style:column-width="4.8069in"/>
    </style:style>
    <style:style style:name="Table350.A1" style:family="table-cell">
      <style:table-cell-properties style:vertical-align="top" fo:padding-left="0.0486in" fo:padding-right="0.0486in" fo:padding-top="0in" fo:padding-bottom="0in" fo:border="none"/>
    </style:style>
    <style:style style:name="Table351" style:family="table">
      <style:table-properties style:width="6.4306in" fo:margin-left="-0.0486in" table:align="left" style:writing-mode="lr-tb"/>
    </style:style>
    <style:style style:name="Table351.A" style:family="table-column">
      <style:table-column-properties style:column-width="1.6236in"/>
    </style:style>
    <style:style style:name="Table351.B" style:family="table-column">
      <style:table-column-properties style:column-width="4.8069in"/>
    </style:style>
    <style:style style:name="Table351.A1" style:family="table-cell">
      <style:table-cell-properties style:vertical-align="top" fo:padding-left="0.0486in" fo:padding-right="0.0486in" fo:padding-top="0in" fo:padding-bottom="0in" fo:border="none"/>
    </style:style>
    <style:style style:name="Table352" style:family="table">
      <style:table-properties style:width="6.4306in" fo:margin-left="-0.0486in" table:align="left" style:writing-mode="lr-tb"/>
    </style:style>
    <style:style style:name="Table352.A" style:family="table-column">
      <style:table-column-properties style:column-width="1.6236in"/>
    </style:style>
    <style:style style:name="Table352.B" style:family="table-column">
      <style:table-column-properties style:column-width="4.8069in"/>
    </style:style>
    <style:style style:name="Table352.A1" style:family="table-cell">
      <style:table-cell-properties style:vertical-align="top" fo:padding-left="0.0486in" fo:padding-right="0.0486in" fo:padding-top="0in" fo:padding-bottom="0in" fo:border="none"/>
    </style:style>
    <style:style style:name="Table353" style:family="table">
      <style:table-properties style:width="6.4306in" fo:margin-left="-0.0486in" table:align="left" style:writing-mode="lr-tb"/>
    </style:style>
    <style:style style:name="Table353.A" style:family="table-column">
      <style:table-column-properties style:column-width="1.6236in"/>
    </style:style>
    <style:style style:name="Table353.B" style:family="table-column">
      <style:table-column-properties style:column-width="4.8069in"/>
    </style:style>
    <style:style style:name="Table353.A1" style:family="table-cell">
      <style:table-cell-properties style:vertical-align="top" fo:padding-left="0.0486in" fo:padding-right="0.0486in" fo:padding-top="0in" fo:padding-bottom="0in" fo:border="none"/>
    </style:style>
    <style:style style:name="Table354" style:family="table">
      <style:table-properties style:width="6.4306in" fo:margin-left="-0.0486in" table:align="left" style:writing-mode="lr-tb"/>
    </style:style>
    <style:style style:name="Table354.A" style:family="table-column">
      <style:table-column-properties style:column-width="1.6236in"/>
    </style:style>
    <style:style style:name="Table354.B" style:family="table-column">
      <style:table-column-properties style:column-width="4.8069in"/>
    </style:style>
    <style:style style:name="Table354.A1" style:family="table-cell">
      <style:table-cell-properties style:vertical-align="top" fo:padding-left="0.0486in" fo:padding-right="0.0486in" fo:padding-top="0in" fo:padding-bottom="0in" fo:border="none"/>
    </style:style>
    <style:style style:name="Table355" style:family="table">
      <style:table-properties style:width="6.4306in" fo:margin-left="-0.0486in" table:align="left" style:writing-mode="lr-tb"/>
    </style:style>
    <style:style style:name="Table355.A" style:family="table-column">
      <style:table-column-properties style:column-width="1.6236in"/>
    </style:style>
    <style:style style:name="Table355.B" style:family="table-column">
      <style:table-column-properties style:column-width="4.8069in"/>
    </style:style>
    <style:style style:name="Table355.A1" style:family="table-cell">
      <style:table-cell-properties style:vertical-align="top" fo:padding-left="0.0486in" fo:padding-right="0.0486in" fo:padding-top="0in" fo:padding-bottom="0in" fo:border="none"/>
    </style:style>
    <style:style style:name="Table356" style:family="table">
      <style:table-properties style:width="6.4306in" fo:margin-left="-0.0486in" table:align="left" style:writing-mode="lr-tb"/>
    </style:style>
    <style:style style:name="Table356.A" style:family="table-column">
      <style:table-column-properties style:column-width="1.6236in"/>
    </style:style>
    <style:style style:name="Table356.B" style:family="table-column">
      <style:table-column-properties style:column-width="4.8069in"/>
    </style:style>
    <style:style style:name="Table356.A1" style:family="table-cell">
      <style:table-cell-properties style:vertical-align="top" fo:padding-left="0.0486in" fo:padding-right="0.0486in" fo:padding-top="0in" fo:padding-bottom="0in" fo:border="none"/>
    </style:style>
    <style:style style:name="Table357" style:family="table">
      <style:table-properties style:width="1.7222in" fo:margin-left="-0.0486in" table:align="left" style:writing-mode="lr-tb"/>
    </style:style>
    <style:style style:name="Table357.A" style:family="table-column">
      <style:table-column-properties style:column-width="1.7222in"/>
    </style:style>
    <style:style style:name="Table357.A1" style:family="table-cell">
      <style:table-cell-properties style:vertical-align="top" fo:background-color="#7f7f7f" fo:padding-left="0.0486in" fo:padding-right="0.0486in" fo:padding-top="0in" fo:padding-bottom="0in" fo:border="none">
        <style:background-image/>
      </style:table-cell-properties>
    </style:style>
    <style:style style:name="Table358" style:family="table">
      <style:table-properties style:width="6.4306in" fo:margin-left="-0.0486in" table:align="left" style:writing-mode="lr-tb"/>
    </style:style>
    <style:style style:name="Table358.A" style:family="table-column">
      <style:table-column-properties style:column-width="1.6236in"/>
    </style:style>
    <style:style style:name="Table358.B" style:family="table-column">
      <style:table-column-properties style:column-width="4.8069in"/>
    </style:style>
    <style:style style:name="Table358.A1" style:family="table-cell">
      <style:table-cell-properties style:vertical-align="top" fo:padding-left="0.0486in" fo:padding-right="0.0486in" fo:padding-top="0in" fo:padding-bottom="0in" fo:border="none"/>
    </style:style>
    <style:style style:name="Table359" style:family="table">
      <style:table-properties style:width="6.4306in" fo:margin-left="-0.0486in" table:align="left" style:writing-mode="lr-tb"/>
    </style:style>
    <style:style style:name="Table359.A" style:family="table-column">
      <style:table-column-properties style:column-width="1.6236in"/>
    </style:style>
    <style:style style:name="Table359.B" style:family="table-column">
      <style:table-column-properties style:column-width="4.8069in"/>
    </style:style>
    <style:style style:name="Table359.A1" style:family="table-cell">
      <style:table-cell-properties style:vertical-align="top" fo:padding-left="0.0486in" fo:padding-right="0.0486in" fo:padding-top="0in" fo:padding-bottom="0in" fo:border="none"/>
    </style:style>
    <style:style style:name="Table360" style:family="table">
      <style:table-properties style:width="6.4306in" fo:margin-left="-0.0486in" table:align="left" style:writing-mode="lr-tb"/>
    </style:style>
    <style:style style:name="Table360.A" style:family="table-column">
      <style:table-column-properties style:column-width="1.6236in"/>
    </style:style>
    <style:style style:name="Table360.B" style:family="table-column">
      <style:table-column-properties style:column-width="4.8069in"/>
    </style:style>
    <style:style style:name="Table360.A1" style:family="table-cell">
      <style:table-cell-properties style:vertical-align="top" fo:padding-left="0.0486in" fo:padding-right="0.0486in" fo:padding-top="0in" fo:padding-bottom="0in" fo:border="none"/>
    </style:style>
    <style:style style:name="Table361" style:family="table">
      <style:table-properties style:width="1.7222in" fo:margin-left="-0.0486in" table:align="left" style:writing-mode="lr-tb"/>
    </style:style>
    <style:style style:name="Table361.A" style:family="table-column">
      <style:table-column-properties style:column-width="1.7222in"/>
    </style:style>
    <style:style style:name="Table361.A1" style:family="table-cell">
      <style:table-cell-properties style:vertical-align="top" fo:background-color="#7f7f7f" fo:padding-left="0.0486in" fo:padding-right="0.0486in" fo:padding-top="0in" fo:padding-bottom="0in" fo:border="none">
        <style:background-image/>
      </style:table-cell-properties>
    </style:style>
    <style:style style:name="Table362" style:family="table">
      <style:table-properties style:width="6.4472in" fo:margin-left="-0.0486in" table:align="left" style:writing-mode="lr-tb"/>
    </style:style>
    <style:style style:name="Table362.A" style:family="table-column">
      <style:table-column-properties style:column-width="1.6236in"/>
    </style:style>
    <style:style style:name="Table362.B" style:family="table-column">
      <style:table-column-properties style:column-width="4.8236in"/>
    </style:style>
    <style:style style:name="Table362.A1" style:family="table-cell">
      <style:table-cell-properties style:vertical-align="top" fo:padding-left="0.0486in" fo:padding-right="0.0486in" fo:padding-top="0in" fo:padding-bottom="0in" fo:border="none"/>
    </style:style>
    <style:style style:name="Table363" style:family="table">
      <style:table-properties style:width="6.4306in" fo:margin-left="-0.0486in" table:align="left" style:writing-mode="lr-tb"/>
    </style:style>
    <style:style style:name="Table363.A" style:family="table-column">
      <style:table-column-properties style:column-width="1.6236in"/>
    </style:style>
    <style:style style:name="Table363.B" style:family="table-column">
      <style:table-column-properties style:column-width="4.8069in"/>
    </style:style>
    <style:style style:name="Table363.A1" style:family="table-cell">
      <style:table-cell-properties style:vertical-align="top" fo:padding-left="0.0486in" fo:padding-right="0.0486in" fo:padding-top="0in" fo:padding-bottom="0in" fo:border="none"/>
    </style:style>
    <style:style style:name="Table364" style:family="table">
      <style:table-properties style:width="1.7222in" fo:margin-left="-0.0486in" table:align="left" style:writing-mode="lr-tb"/>
    </style:style>
    <style:style style:name="Table364.A" style:family="table-column">
      <style:table-column-properties style:column-width="1.7222in"/>
    </style:style>
    <style:style style:name="Table364.A1" style:family="table-cell">
      <style:table-cell-properties style:vertical-align="top" fo:background-color="#7f7f7f" fo:padding-left="0.0486in" fo:padding-right="0.0486in" fo:padding-top="0in" fo:padding-bottom="0in" fo:border="none">
        <style:background-image/>
      </style:table-cell-properties>
    </style:style>
    <style:style style:name="Table365" style:family="table">
      <style:table-properties style:width="6.4306in" fo:margin-left="-0.0486in" table:align="left" style:writing-mode="lr-tb"/>
    </style:style>
    <style:style style:name="Table365.A" style:family="table-column">
      <style:table-column-properties style:column-width="1.6236in"/>
    </style:style>
    <style:style style:name="Table365.B" style:family="table-column">
      <style:table-column-properties style:column-width="4.8069in"/>
    </style:style>
    <style:style style:name="Table365.A1" style:family="table-cell">
      <style:table-cell-properties style:vertical-align="top" fo:padding-left="0.0486in" fo:padding-right="0.0486in" fo:padding-top="0in" fo:padding-bottom="0in" fo:border="none"/>
    </style:style>
    <style:style style:name="Table366" style:family="table">
      <style:table-properties style:width="6.4306in" fo:margin-left="-0.0486in" table:align="left" style:writing-mode="lr-tb"/>
    </style:style>
    <style:style style:name="Table366.A" style:family="table-column">
      <style:table-column-properties style:column-width="1.6236in"/>
    </style:style>
    <style:style style:name="Table366.B" style:family="table-column">
      <style:table-column-properties style:column-width="4.8069in"/>
    </style:style>
    <style:style style:name="Table366.A1" style:family="table-cell">
      <style:table-cell-properties style:vertical-align="top" fo:padding-left="0.0486in" fo:padding-right="0.0486in" fo:padding-top="0in" fo:padding-bottom="0in" fo:border="none"/>
    </style:style>
    <style:style style:name="Table367" style:family="table">
      <style:table-properties style:width="6.4306in" fo:margin-left="-0.0486in" table:align="left" style:writing-mode="lr-tb"/>
    </style:style>
    <style:style style:name="Table367.A" style:family="table-column">
      <style:table-column-properties style:column-width="1.6236in"/>
    </style:style>
    <style:style style:name="Table367.B" style:family="table-column">
      <style:table-column-properties style:column-width="4.8069in"/>
    </style:style>
    <style:style style:name="Table367.A1" style:family="table-cell">
      <style:table-cell-properties style:vertical-align="top" fo:padding-left="0.0486in" fo:padding-right="0.0486in" fo:padding-top="0in" fo:padding-bottom="0in" fo:border="none"/>
    </style:style>
    <style:style style:name="Table368" style:family="table">
      <style:table-properties style:width="6.4306in" fo:margin-left="-0.0486in" table:align="left" style:writing-mode="lr-tb"/>
    </style:style>
    <style:style style:name="Table368.A" style:family="table-column">
      <style:table-column-properties style:column-width="1.6236in"/>
    </style:style>
    <style:style style:name="Table368.B" style:family="table-column">
      <style:table-column-properties style:column-width="4.8069in"/>
    </style:style>
    <style:style style:name="Table368.A1" style:family="table-cell">
      <style:table-cell-properties style:vertical-align="top" fo:padding-left="0.0486in" fo:padding-right="0.0486in" fo:padding-top="0in" fo:padding-bottom="0in" fo:border="none"/>
    </style:style>
    <style:style style:name="Table369" style:family="table">
      <style:table-properties style:width="6.4264in" fo:margin-left="-0.0486in" table:align="left" style:writing-mode="lr-tb"/>
    </style:style>
    <style:style style:name="Table369.A" style:family="table-column">
      <style:table-column-properties style:column-width="1.6236in"/>
    </style:style>
    <style:style style:name="Table369.B" style:family="table-column">
      <style:table-column-properties style:column-width="4.8028in"/>
    </style:style>
    <style:style style:name="Table369.A1" style:family="table-cell">
      <style:table-cell-properties style:vertical-align="top" fo:padding-left="0.0486in" fo:padding-right="0.0486in" fo:padding-top="0in" fo:padding-bottom="0in" fo:border="none"/>
    </style:style>
    <style:style style:name="Table370" style:family="table">
      <style:table-properties style:width="6.4306in" fo:margin-left="-0.0486in" table:align="left" style:writing-mode="lr-tb"/>
    </style:style>
    <style:style style:name="Table370.A" style:family="table-column">
      <style:table-column-properties style:column-width="1.6236in"/>
    </style:style>
    <style:style style:name="Table370.B" style:family="table-column">
      <style:table-column-properties style:column-width="4.8069in"/>
    </style:style>
    <style:style style:name="Table370.A1" style:family="table-cell">
      <style:table-cell-properties style:vertical-align="top" fo:padding-left="0.0486in" fo:padding-right="0.0486in" fo:padding-top="0in" fo:padding-bottom="0in" fo:border="none"/>
    </style:style>
    <style:style style:name="Table371" style:family="table">
      <style:table-properties style:width="6.4306in" fo:margin-left="-0.0486in" table:align="left" style:writing-mode="lr-tb"/>
    </style:style>
    <style:style style:name="Table371.A" style:family="table-column">
      <style:table-column-properties style:column-width="1.6236in"/>
    </style:style>
    <style:style style:name="Table371.B" style:family="table-column">
      <style:table-column-properties style:column-width="4.8069in"/>
    </style:style>
    <style:style style:name="Table371.A1" style:family="table-cell">
      <style:table-cell-properties style:vertical-align="top" fo:padding-left="0.0486in" fo:padding-right="0.0486in" fo:padding-top="0in" fo:padding-bottom="0in" fo:border="none"/>
    </style:style>
    <style:style style:name="Table372" style:family="table">
      <style:table-properties style:width="1.7222in" fo:margin-left="-0.0486in" table:align="left" style:writing-mode="lr-tb"/>
    </style:style>
    <style:style style:name="Table372.A" style:family="table-column">
      <style:table-column-properties style:column-width="1.7222in"/>
    </style:style>
    <style:style style:name="Table372.A1" style:family="table-cell">
      <style:table-cell-properties style:vertical-align="top" fo:background-color="#7f7f7f" fo:padding-left="0.0486in" fo:padding-right="0.0486in" fo:padding-top="0in" fo:padding-bottom="0in" fo:border="none">
        <style:background-image/>
      </style:table-cell-properties>
    </style:style>
    <style:style style:name="Table373" style:family="table">
      <style:table-properties style:width="6.4306in" fo:margin-left="-0.0486in" table:align="left" style:writing-mode="lr-tb"/>
    </style:style>
    <style:style style:name="Table373.A" style:family="table-column">
      <style:table-column-properties style:column-width="1.6236in"/>
    </style:style>
    <style:style style:name="Table373.B" style:family="table-column">
      <style:table-column-properties style:column-width="4.8069in"/>
    </style:style>
    <style:style style:name="Table373.A1" style:family="table-cell">
      <style:table-cell-properties style:vertical-align="top" fo:padding-left="0.0486in" fo:padding-right="0.0486in" fo:padding-top="0in" fo:padding-bottom="0in" fo:border="none"/>
    </style:style>
    <style:style style:name="Table374" style:family="table">
      <style:table-properties style:width="6.4306in" fo:margin-left="-0.0486in" table:align="left" style:writing-mode="lr-tb"/>
    </style:style>
    <style:style style:name="Table374.A" style:family="table-column">
      <style:table-column-properties style:column-width="1.6236in"/>
    </style:style>
    <style:style style:name="Table374.B" style:family="table-column">
      <style:table-column-properties style:column-width="4.8069in"/>
    </style:style>
    <style:style style:name="Table374.A1" style:family="table-cell">
      <style:table-cell-properties style:vertical-align="top" fo:padding-left="0.0486in" fo:padding-right="0.0486in" fo:padding-top="0in" fo:padding-bottom="0in" fo:border="none"/>
    </style:style>
    <style:style style:name="Table375" style:family="table">
      <style:table-properties style:width="6.4306in" fo:margin-left="-0.0486in" table:align="left" style:writing-mode="lr-tb"/>
    </style:style>
    <style:style style:name="Table375.A" style:family="table-column">
      <style:table-column-properties style:column-width="1.6236in"/>
    </style:style>
    <style:style style:name="Table375.B" style:family="table-column">
      <style:table-column-properties style:column-width="4.8069in"/>
    </style:style>
    <style:style style:name="Table375.A1" style:family="table-cell">
      <style:table-cell-properties style:vertical-align="top" fo:padding-left="0.0486in" fo:padding-right="0.0486in" fo:padding-top="0in" fo:padding-bottom="0in" fo:border="none"/>
    </style:style>
    <style:style style:name="Table376" style:family="table">
      <style:table-properties style:width="6.4306in" fo:margin-left="-0.0486in" table:align="left" style:writing-mode="lr-tb"/>
    </style:style>
    <style:style style:name="Table376.A" style:family="table-column">
      <style:table-column-properties style:column-width="1.6236in"/>
    </style:style>
    <style:style style:name="Table376.B" style:family="table-column">
      <style:table-column-properties style:column-width="4.8069in"/>
    </style:style>
    <style:style style:name="Table376.A1" style:family="table-cell">
      <style:table-cell-properties style:vertical-align="top" fo:padding-left="0.0486in" fo:padding-right="0.0486in" fo:padding-top="0in" fo:padding-bottom="0in" fo:border="none"/>
    </style:style>
    <style:style style:name="Table377" style:family="table">
      <style:table-properties style:width="6.4306in" fo:margin-left="-0.0486in" table:align="left" style:writing-mode="lr-tb"/>
    </style:style>
    <style:style style:name="Table377.A" style:family="table-column">
      <style:table-column-properties style:column-width="1.6236in"/>
    </style:style>
    <style:style style:name="Table377.B" style:family="table-column">
      <style:table-column-properties style:column-width="4.8069in"/>
    </style:style>
    <style:style style:name="Table377.A1" style:family="table-cell">
      <style:table-cell-properties style:vertical-align="top" fo:padding-left="0.0486in" fo:padding-right="0.0486in" fo:padding-top="0in" fo:padding-bottom="0in" fo:border="none"/>
    </style:style>
    <style:style style:name="Table378" style:family="table">
      <style:table-properties style:width="6.4306in" fo:margin-left="-0.0486in" table:align="left" style:writing-mode="lr-tb"/>
    </style:style>
    <style:style style:name="Table378.A" style:family="table-column">
      <style:table-column-properties style:column-width="1.6236in"/>
    </style:style>
    <style:style style:name="Table378.B" style:family="table-column">
      <style:table-column-properties style:column-width="4.8069in"/>
    </style:style>
    <style:style style:name="Table378.A1" style:family="table-cell">
      <style:table-cell-properties style:vertical-align="top" fo:padding-left="0.0486in" fo:padding-right="0.0486in" fo:padding-top="0in" fo:padding-bottom="0in" fo:border="none"/>
    </style:style>
    <style:style style:name="Table379" style:family="table">
      <style:table-properties style:width="6.4306in" fo:margin-left="-0.0486in" table:align="left" style:writing-mode="lr-tb"/>
    </style:style>
    <style:style style:name="Table379.A" style:family="table-column">
      <style:table-column-properties style:column-width="1.6236in"/>
    </style:style>
    <style:style style:name="Table379.B" style:family="table-column">
      <style:table-column-properties style:column-width="4.8069in"/>
    </style:style>
    <style:style style:name="Table379.A1" style:family="table-cell">
      <style:table-cell-properties style:vertical-align="top" fo:padding-left="0.0486in" fo:padding-right="0.0486in" fo:padding-top="0in" fo:padding-bottom="0in" fo:border="none"/>
    </style:style>
    <style:style style:name="Table380" style:family="table">
      <style:table-properties style:width="6.4306in" fo:margin-left="-0.0486in" table:align="left" style:writing-mode="lr-tb"/>
    </style:style>
    <style:style style:name="Table380.A" style:family="table-column">
      <style:table-column-properties style:column-width="1.6236in"/>
    </style:style>
    <style:style style:name="Table380.B" style:family="table-column">
      <style:table-column-properties style:column-width="4.8069in"/>
    </style:style>
    <style:style style:name="Table380.A1" style:family="table-cell">
      <style:table-cell-properties style:vertical-align="top" fo:padding-left="0.0486in" fo:padding-right="0.0486in" fo:padding-top="0in" fo:padding-bottom="0in" fo:border="none"/>
    </style:style>
    <style:style style:name="Table381" style:family="table">
      <style:table-properties style:width="6.4306in" fo:margin-left="-0.0486in" table:align="left" style:writing-mode="lr-tb"/>
    </style:style>
    <style:style style:name="Table381.A" style:family="table-column">
      <style:table-column-properties style:column-width="1.6236in"/>
    </style:style>
    <style:style style:name="Table381.B" style:family="table-column">
      <style:table-column-properties style:column-width="4.8069in"/>
    </style:style>
    <style:style style:name="Table381.A1" style:family="table-cell">
      <style:table-cell-properties style:vertical-align="top" fo:padding-left="0.0486in" fo:padding-right="0.0486in" fo:padding-top="0in" fo:padding-bottom="0in" fo:border="none"/>
    </style:style>
    <style:style style:name="Table382" style:family="table">
      <style:table-properties style:width="6.4306in" fo:margin-left="-0.0486in" table:align="left" style:writing-mode="lr-tb"/>
    </style:style>
    <style:style style:name="Table382.A" style:family="table-column">
      <style:table-column-properties style:column-width="1.6236in"/>
    </style:style>
    <style:style style:name="Table382.B" style:family="table-column">
      <style:table-column-properties style:column-width="4.8069in"/>
    </style:style>
    <style:style style:name="Table382.A1" style:family="table-cell">
      <style:table-cell-properties style:vertical-align="top" fo:padding-left="0.0486in" fo:padding-right="0.0486in" fo:padding-top="0in" fo:padding-bottom="0in" fo:border="none"/>
    </style:style>
    <style:style style:name="Table383" style:family="table">
      <style:table-properties style:width="6.4306in" fo:margin-left="-0.0486in" table:align="left" style:writing-mode="lr-tb"/>
    </style:style>
    <style:style style:name="Table383.A" style:family="table-column">
      <style:table-column-properties style:column-width="1.6236in"/>
    </style:style>
    <style:style style:name="Table383.B" style:family="table-column">
      <style:table-column-properties style:column-width="4.8069in"/>
    </style:style>
    <style:style style:name="Table383.A1" style:family="table-cell">
      <style:table-cell-properties style:vertical-align="top" fo:padding-left="0.0486in" fo:padding-right="0.0486in" fo:padding-top="0in" fo:padding-bottom="0in" fo:border="none"/>
    </style:style>
    <style:style style:name="Table384" style:family="table">
      <style:table-properties style:width="1.7222in" fo:margin-left="-0.0486in" table:align="left" style:writing-mode="lr-tb"/>
    </style:style>
    <style:style style:name="Table384.A" style:family="table-column">
      <style:table-column-properties style:column-width="1.7222in"/>
    </style:style>
    <style:style style:name="Table384.A1" style:family="table-cell">
      <style:table-cell-properties style:vertical-align="top" fo:background-color="#7f7f7f" fo:padding-left="0.0486in" fo:padding-right="0.0486in" fo:padding-top="0in" fo:padding-bottom="0in" fo:border="none">
        <style:background-image/>
      </style:table-cell-properties>
    </style:style>
    <style:style style:name="Table385" style:family="table">
      <style:table-properties style:width="6.4306in" fo:margin-left="-0.0486in" table:align="left" style:writing-mode="lr-tb"/>
    </style:style>
    <style:style style:name="Table385.A" style:family="table-column">
      <style:table-column-properties style:column-width="1.6236in"/>
    </style:style>
    <style:style style:name="Table385.B" style:family="table-column">
      <style:table-column-properties style:column-width="4.8069in"/>
    </style:style>
    <style:style style:name="Table385.A1" style:family="table-cell">
      <style:table-cell-properties style:vertical-align="top" fo:padding-left="0.0486in" fo:padding-right="0.0486in" fo:padding-top="0in" fo:padding-bottom="0in" fo:border="none"/>
    </style:style>
    <style:style style:name="Table386" style:family="table">
      <style:table-properties style:width="6.4306in" fo:margin-left="-0.0486in" table:align="left" style:writing-mode="lr-tb"/>
    </style:style>
    <style:style style:name="Table386.A" style:family="table-column">
      <style:table-column-properties style:column-width="1.6236in"/>
    </style:style>
    <style:style style:name="Table386.B" style:family="table-column">
      <style:table-column-properties style:column-width="4.8069in"/>
    </style:style>
    <style:style style:name="Table386.A1" style:family="table-cell">
      <style:table-cell-properties style:vertical-align="top" fo:padding-left="0.0486in" fo:padding-right="0.0486in" fo:padding-top="0in" fo:padding-bottom="0in" fo:border="none"/>
    </style:style>
    <style:style style:name="Table387" style:family="table">
      <style:table-properties style:width="6.4306in" fo:margin-left="-0.0486in" table:align="left" style:writing-mode="lr-tb"/>
    </style:style>
    <style:style style:name="Table387.A" style:family="table-column">
      <style:table-column-properties style:column-width="1.6236in"/>
    </style:style>
    <style:style style:name="Table387.B" style:family="table-column">
      <style:table-column-properties style:column-width="4.8069in"/>
    </style:style>
    <style:style style:name="Table387.A1" style:family="table-cell">
      <style:table-cell-properties style:vertical-align="top" fo:padding-left="0.0486in" fo:padding-right="0.0486in" fo:padding-top="0in" fo:padding-bottom="0in" fo:border="none"/>
    </style:style>
    <style:style style:name="Table388" style:family="table">
      <style:table-properties style:width="6.4306in" fo:margin-left="-0.0486in" table:align="left" style:writing-mode="lr-tb"/>
    </style:style>
    <style:style style:name="Table388.A" style:family="table-column">
      <style:table-column-properties style:column-width="1.6236in"/>
    </style:style>
    <style:style style:name="Table388.B" style:family="table-column">
      <style:table-column-properties style:column-width="4.8069in"/>
    </style:style>
    <style:style style:name="Table388.A1" style:family="table-cell">
      <style:table-cell-properties style:vertical-align="top" fo:padding-left="0.0486in" fo:padding-right="0.0486in" fo:padding-top="0in" fo:padding-bottom="0in" fo:border="none"/>
    </style:style>
    <style:style style:name="Table389" style:family="table">
      <style:table-properties style:width="6.4306in" fo:margin-left="-0.0486in" table:align="left" style:writing-mode="lr-tb"/>
    </style:style>
    <style:style style:name="Table389.A" style:family="table-column">
      <style:table-column-properties style:column-width="1.6236in"/>
    </style:style>
    <style:style style:name="Table389.B" style:family="table-column">
      <style:table-column-properties style:column-width="4.8069in"/>
    </style:style>
    <style:style style:name="Table389.A1" style:family="table-cell">
      <style:table-cell-properties style:vertical-align="top" fo:padding-left="0.0486in" fo:padding-right="0.0486in" fo:padding-top="0in" fo:padding-bottom="0in" fo:border="none"/>
    </style:style>
    <style:style style:name="Table390" style:family="table">
      <style:table-properties style:width="6.4306in" fo:margin-left="-0.0486in" table:align="left" style:writing-mode="lr-tb"/>
    </style:style>
    <style:style style:name="Table390.A" style:family="table-column">
      <style:table-column-properties style:column-width="1.6236in"/>
    </style:style>
    <style:style style:name="Table390.B" style:family="table-column">
      <style:table-column-properties style:column-width="4.8069in"/>
    </style:style>
    <style:style style:name="Table390.A1" style:family="table-cell">
      <style:table-cell-properties style:vertical-align="top" fo:padding-left="0.0486in" fo:padding-right="0.0486in" fo:padding-top="0in" fo:padding-bottom="0in" fo:border="none"/>
    </style:style>
    <style:style style:name="Table391" style:family="table">
      <style:table-properties style:width="1.7222in" fo:margin-left="-0.0486in" table:align="left" style:writing-mode="lr-tb"/>
    </style:style>
    <style:style style:name="Table391.A" style:family="table-column">
      <style:table-column-properties style:column-width="1.7222in"/>
    </style:style>
    <style:style style:name="Table391.A1" style:family="table-cell">
      <style:table-cell-properties style:vertical-align="top" fo:background-color="#7f7f7f" fo:padding-left="0.0486in" fo:padding-right="0.0486in" fo:padding-top="0in" fo:padding-bottom="0in" fo:border="none">
        <style:background-image/>
      </style:table-cell-properties>
    </style:style>
    <style:style style:name="Table392" style:family="table">
      <style:table-properties style:width="6.4306in" fo:margin-left="-0.0486in" table:align="left" style:writing-mode="lr-tb"/>
    </style:style>
    <style:style style:name="Table392.A" style:family="table-column">
      <style:table-column-properties style:column-width="1.6236in"/>
    </style:style>
    <style:style style:name="Table392.B" style:family="table-column">
      <style:table-column-properties style:column-width="4.8069in"/>
    </style:style>
    <style:style style:name="Table392.A1" style:family="table-cell">
      <style:table-cell-properties style:vertical-align="top" fo:padding-left="0.0486in" fo:padding-right="0.0486in" fo:padding-top="0in" fo:padding-bottom="0in" fo:border="none"/>
    </style:style>
    <style:style style:name="Table393" style:family="table">
      <style:table-properties style:width="6.4306in" fo:margin-left="-0.0486in" table:align="left" style:writing-mode="lr-tb"/>
    </style:style>
    <style:style style:name="Table393.A" style:family="table-column">
      <style:table-column-properties style:column-width="1.6236in"/>
    </style:style>
    <style:style style:name="Table393.B" style:family="table-column">
      <style:table-column-properties style:column-width="4.8069in"/>
    </style:style>
    <style:style style:name="Table393.A1" style:family="table-cell">
      <style:table-cell-properties style:vertical-align="top" fo:padding-left="0.0486in" fo:padding-right="0.0486in" fo:padding-top="0in" fo:padding-bottom="0in" fo:border="none"/>
    </style:style>
    <style:style style:name="Table394" style:family="table">
      <style:table-properties style:width="6.4306in" fo:margin-left="-0.0486in" table:align="left" style:writing-mode="lr-tb"/>
    </style:style>
    <style:style style:name="Table394.A" style:family="table-column">
      <style:table-column-properties style:column-width="1.6236in"/>
    </style:style>
    <style:style style:name="Table394.B" style:family="table-column">
      <style:table-column-properties style:column-width="4.8069in"/>
    </style:style>
    <style:style style:name="Table394.A1" style:family="table-cell">
      <style:table-cell-properties style:vertical-align="top" fo:padding-left="0.0486in" fo:padding-right="0.0486in" fo:padding-top="0in" fo:padding-bottom="0in" fo:border="none"/>
    </style:style>
    <style:style style:name="Table395" style:family="table">
      <style:table-properties style:width="6.4306in" fo:margin-left="-0.0486in" table:align="left" style:writing-mode="lr-tb"/>
    </style:style>
    <style:style style:name="Table395.A" style:family="table-column">
      <style:table-column-properties style:column-width="1.6236in"/>
    </style:style>
    <style:style style:name="Table395.B" style:family="table-column">
      <style:table-column-properties style:column-width="4.8069in"/>
    </style:style>
    <style:style style:name="Table395.A1" style:family="table-cell">
      <style:table-cell-properties style:vertical-align="top" fo:padding-left="0.0486in" fo:padding-right="0.0486in" fo:padding-top="0in" fo:padding-bottom="0in" fo:border="none"/>
    </style:style>
    <style:style style:name="Table396" style:family="table">
      <style:table-properties style:width="6.4306in" fo:margin-left="-0.0486in" table:align="left" style:writing-mode="lr-tb"/>
    </style:style>
    <style:style style:name="Table396.A" style:family="table-column">
      <style:table-column-properties style:column-width="1.6236in"/>
    </style:style>
    <style:style style:name="Table396.B" style:family="table-column">
      <style:table-column-properties style:column-width="4.8069in"/>
    </style:style>
    <style:style style:name="Table396.A1" style:family="table-cell">
      <style:table-cell-properties style:vertical-align="top" fo:padding-left="0.0486in" fo:padding-right="0.0486in" fo:padding-top="0in" fo:padding-bottom="0in" fo:border="none"/>
    </style:style>
    <style:style style:name="Table397" style:family="table">
      <style:table-properties style:width="6.4306in" fo:margin-left="-0.0486in" table:align="left" style:writing-mode="lr-tb"/>
    </style:style>
    <style:style style:name="Table397.A" style:family="table-column">
      <style:table-column-properties style:column-width="1.6236in"/>
    </style:style>
    <style:style style:name="Table397.B" style:family="table-column">
      <style:table-column-properties style:column-width="4.8069in"/>
    </style:style>
    <style:style style:name="Table397.A1" style:family="table-cell">
      <style:table-cell-properties style:vertical-align="top" fo:padding-left="0.0486in" fo:padding-right="0.0486in" fo:padding-top="0in" fo:padding-bottom="0in" fo:border="none"/>
    </style:style>
    <style:style style:name="Table398" style:family="table">
      <style:table-properties style:width="6.4306in" fo:margin-left="-0.0486in" table:align="left" style:writing-mode="lr-tb"/>
    </style:style>
    <style:style style:name="Table398.A" style:family="table-column">
      <style:table-column-properties style:column-width="1.6236in"/>
    </style:style>
    <style:style style:name="Table398.B" style:family="table-column">
      <style:table-column-properties style:column-width="4.8069in"/>
    </style:style>
    <style:style style:name="Table398.A1" style:family="table-cell">
      <style:table-cell-properties style:vertical-align="top" fo:padding-left="0.0486in" fo:padding-right="0.0486in" fo:padding-top="0in" fo:padding-bottom="0in" fo:border="none"/>
    </style:style>
    <style:style style:name="Table399" style:family="table">
      <style:table-properties style:width="6.4306in" fo:margin-left="-0.0486in" table:align="left" style:writing-mode="lr-tb"/>
    </style:style>
    <style:style style:name="Table399.A" style:family="table-column">
      <style:table-column-properties style:column-width="1.6236in"/>
    </style:style>
    <style:style style:name="Table399.B" style:family="table-column">
      <style:table-column-properties style:column-width="4.8069in"/>
    </style:style>
    <style:style style:name="Table399.A1" style:family="table-cell">
      <style:table-cell-properties style:vertical-align="top" fo:padding-left="0.0486in" fo:padding-right="0.0486in" fo:padding-top="0in" fo:padding-bottom="0in" fo:border="none"/>
    </style:style>
    <style:style style:name="Table400" style:family="table">
      <style:table-properties style:width="6.4306in" fo:margin-left="-0.0486in" table:align="left" style:writing-mode="lr-tb"/>
    </style:style>
    <style:style style:name="Table400.A" style:family="table-column">
      <style:table-column-properties style:column-width="1.6236in"/>
    </style:style>
    <style:style style:name="Table400.B" style:family="table-column">
      <style:table-column-properties style:column-width="4.8069in"/>
    </style:style>
    <style:style style:name="Table400.A1" style:family="table-cell">
      <style:table-cell-properties style:vertical-align="top" fo:padding-left="0.0486in" fo:padding-right="0.0486in" fo:padding-top="0in" fo:padding-bottom="0in" fo:border="none"/>
    </style:style>
    <style:style style:name="Table401" style:family="table">
      <style:table-properties style:width="6.4306in" fo:margin-left="-0.0486in" table:align="left" style:writing-mode="lr-tb"/>
    </style:style>
    <style:style style:name="Table401.A" style:family="table-column">
      <style:table-column-properties style:column-width="1.6236in"/>
    </style:style>
    <style:style style:name="Table401.B" style:family="table-column">
      <style:table-column-properties style:column-width="4.8069in"/>
    </style:style>
    <style:style style:name="Table401.A1" style:family="table-cell">
      <style:table-cell-properties style:vertical-align="top" fo:padding-left="0.0486in" fo:padding-right="0.0486in" fo:padding-top="0in" fo:padding-bottom="0in" fo:border="none"/>
    </style:style>
    <style:style style:name="Table402" style:family="table">
      <style:table-properties style:width="6.4306in" fo:margin-left="-0.0486in" table:align="left" style:writing-mode="lr-tb"/>
    </style:style>
    <style:style style:name="Table402.A" style:family="table-column">
      <style:table-column-properties style:column-width="1.6236in"/>
    </style:style>
    <style:style style:name="Table402.B" style:family="table-column">
      <style:table-column-properties style:column-width="4.8069in"/>
    </style:style>
    <style:style style:name="Table402.A1" style:family="table-cell">
      <style:table-cell-properties style:vertical-align="top" fo:padding-left="0.0486in" fo:padding-right="0.0486in" fo:padding-top="0in" fo:padding-bottom="0in" fo:border="none"/>
    </style:style>
    <style:style style:name="Table403" style:family="table">
      <style:table-properties style:width="1.7222in" fo:margin-left="-0.0486in" table:align="left" style:writing-mode="lr-tb"/>
    </style:style>
    <style:style style:name="Table403.A" style:family="table-column">
      <style:table-column-properties style:column-width="1.7222in"/>
    </style:style>
    <style:style style:name="Table403.A1" style:family="table-cell">
      <style:table-cell-properties style:vertical-align="top" fo:background-color="#7f7f7f" fo:padding-left="0.0486in" fo:padding-right="0.0486in" fo:padding-top="0in" fo:padding-bottom="0in" fo:border="none">
        <style:background-image/>
      </style:table-cell-properties>
    </style:style>
    <style:style style:name="Table404" style:family="table">
      <style:table-properties style:width="6.4306in" fo:margin-left="-0.0486in" table:align="left" style:writing-mode="lr-tb"/>
    </style:style>
    <style:style style:name="Table404.A" style:family="table-column">
      <style:table-column-properties style:column-width="1.6236in"/>
    </style:style>
    <style:style style:name="Table404.B" style:family="table-column">
      <style:table-column-properties style:column-width="4.8069in"/>
    </style:style>
    <style:style style:name="Table404.A1" style:family="table-cell">
      <style:table-cell-properties style:vertical-align="top" fo:padding-left="0.0486in" fo:padding-right="0.0486in" fo:padding-top="0in" fo:padding-bottom="0in" fo:border="none"/>
    </style:style>
    <style:style style:name="Table405" style:family="table">
      <style:table-properties style:width="6.4306in" fo:margin-left="-0.0486in" table:align="left" style:writing-mode="lr-tb"/>
    </style:style>
    <style:style style:name="Table405.A" style:family="table-column">
      <style:table-column-properties style:column-width="1.6236in"/>
    </style:style>
    <style:style style:name="Table405.B" style:family="table-column">
      <style:table-column-properties style:column-width="4.8069in"/>
    </style:style>
    <style:style style:name="Table405.A1" style:family="table-cell">
      <style:table-cell-properties style:vertical-align="top" fo:padding-left="0.0486in" fo:padding-right="0.0486in" fo:padding-top="0in" fo:padding-bottom="0in" fo:border="none"/>
    </style:style>
    <style:style style:name="Table406" style:family="table">
      <style:table-properties style:width="6.4306in" fo:margin-left="-0.0486in" table:align="left" style:writing-mode="lr-tb"/>
    </style:style>
    <style:style style:name="Table406.A" style:family="table-column">
      <style:table-column-properties style:column-width="1.6236in"/>
    </style:style>
    <style:style style:name="Table406.B" style:family="table-column">
      <style:table-column-properties style:column-width="4.8069in"/>
    </style:style>
    <style:style style:name="Table406.A1" style:family="table-cell">
      <style:table-cell-properties style:vertical-align="top" fo:padding-left="0.0486in" fo:padding-right="0.0486in" fo:padding-top="0in" fo:padding-bottom="0in" fo:border="none"/>
    </style:style>
    <style:style style:name="Table407" style:family="table">
      <style:table-properties style:width="6.4306in" fo:margin-left="-0.0486in" table:align="left" style:writing-mode="lr-tb"/>
    </style:style>
    <style:style style:name="Table407.A" style:family="table-column">
      <style:table-column-properties style:column-width="1.6236in"/>
    </style:style>
    <style:style style:name="Table407.B" style:family="table-column">
      <style:table-column-properties style:column-width="4.8069in"/>
    </style:style>
    <style:style style:name="Table407.A1" style:family="table-cell">
      <style:table-cell-properties style:vertical-align="top" fo:padding-left="0.0486in" fo:padding-right="0.0486in" fo:padding-top="0in" fo:padding-bottom="0in" fo:border="none"/>
    </style:style>
    <style:style style:name="Table408" style:family="table">
      <style:table-properties style:width="6.4306in" fo:margin-left="-0.0486in" table:align="left" style:writing-mode="lr-tb"/>
    </style:style>
    <style:style style:name="Table408.A" style:family="table-column">
      <style:table-column-properties style:column-width="1.6236in"/>
    </style:style>
    <style:style style:name="Table408.B" style:family="table-column">
      <style:table-column-properties style:column-width="4.8069in"/>
    </style:style>
    <style:style style:name="Table408.A1" style:family="table-cell">
      <style:table-cell-properties style:vertical-align="top" fo:padding-left="0.0486in" fo:padding-right="0.0486in" fo:padding-top="0in" fo:padding-bottom="0in" fo:border="none"/>
    </style:style>
    <style:style style:name="Table409" style:family="table">
      <style:table-properties style:width="6.4306in" fo:margin-left="-0.0486in" table:align="left" style:writing-mode="lr-tb"/>
    </style:style>
    <style:style style:name="Table409.A" style:family="table-column">
      <style:table-column-properties style:column-width="1.6236in"/>
    </style:style>
    <style:style style:name="Table409.B" style:family="table-column">
      <style:table-column-properties style:column-width="4.8069in"/>
    </style:style>
    <style:style style:name="Table409.A1" style:family="table-cell">
      <style:table-cell-properties style:vertical-align="top" fo:padding-left="0.0486in" fo:padding-right="0.0486in" fo:padding-top="0in" fo:padding-bottom="0in" fo:border="none"/>
    </style:style>
    <style:style style:name="Table410" style:family="table">
      <style:table-properties style:width="1.7222in" fo:margin-left="-0.0486in" table:align="left" style:writing-mode="lr-tb"/>
    </style:style>
    <style:style style:name="Table410.A" style:family="table-column">
      <style:table-column-properties style:column-width="1.7222in"/>
    </style:style>
    <style:style style:name="Table410.A1" style:family="table-cell">
      <style:table-cell-properties style:vertical-align="top" fo:background-color="#7f7f7f" fo:padding-left="0.0486in" fo:padding-right="0.0486in" fo:padding-top="0in" fo:padding-bottom="0in" fo:border="none">
        <style:background-image/>
      </style:table-cell-properties>
    </style:style>
    <style:style style:name="Table411" style:family="table">
      <style:table-properties style:width="6.4264in" fo:margin-left="-0.0486in" table:align="left" style:writing-mode="lr-tb"/>
    </style:style>
    <style:style style:name="Table411.A" style:family="table-column">
      <style:table-column-properties style:column-width="1.6236in"/>
    </style:style>
    <style:style style:name="Table411.B" style:family="table-column">
      <style:table-column-properties style:column-width="4.8028in"/>
    </style:style>
    <style:style style:name="Table411.A1" style:family="table-cell">
      <style:table-cell-properties style:vertical-align="top" fo:padding-left="0.0486in" fo:padding-right="0.0486in" fo:padding-top="0in" fo:padding-bottom="0in" fo:border="none"/>
    </style:style>
    <style:style style:name="Table412" style:family="table">
      <style:table-properties style:width="6.4264in" fo:margin-left="-0.0486in" table:align="left" style:writing-mode="lr-tb"/>
    </style:style>
    <style:style style:name="Table412.A" style:family="table-column">
      <style:table-column-properties style:column-width="1.6236in"/>
    </style:style>
    <style:style style:name="Table412.B" style:family="table-column">
      <style:table-column-properties style:column-width="4.8028in"/>
    </style:style>
    <style:style style:name="Table412.A1" style:family="table-cell">
      <style:table-cell-properties style:vertical-align="top" fo:padding-left="0.0486in" fo:padding-right="0.0486in" fo:padding-top="0in" fo:padding-bottom="0in" fo:border="none"/>
    </style:style>
    <style:style style:name="Table413" style:family="table">
      <style:table-properties style:width="6.4264in" fo:margin-left="-0.0486in" table:align="left" style:writing-mode="lr-tb"/>
    </style:style>
    <style:style style:name="Table413.A" style:family="table-column">
      <style:table-column-properties style:column-width="1.6236in"/>
    </style:style>
    <style:style style:name="Table413.B" style:family="table-column">
      <style:table-column-properties style:column-width="4.8028in"/>
    </style:style>
    <style:style style:name="Table413.A1" style:family="table-cell">
      <style:table-cell-properties style:vertical-align="top" fo:padding-left="0.0486in" fo:padding-right="0.0486in" fo:padding-top="0in" fo:padding-bottom="0in" fo:border="none"/>
    </style:style>
    <style:style style:name="Table414" style:family="table">
      <style:table-properties style:width="6.4264in" fo:margin-left="-0.0486in" table:align="left" style:writing-mode="lr-tb"/>
    </style:style>
    <style:style style:name="Table414.A" style:family="table-column">
      <style:table-column-properties style:column-width="1.6236in"/>
    </style:style>
    <style:style style:name="Table414.B" style:family="table-column">
      <style:table-column-properties style:column-width="4.8028in"/>
    </style:style>
    <style:style style:name="Table414.A1" style:family="table-cell">
      <style:table-cell-properties style:vertical-align="top" fo:padding-left="0.0486in" fo:padding-right="0.0486in" fo:padding-top="0in" fo:padding-bottom="0in" fo:border="none"/>
    </style:style>
    <style:style style:name="Table415" style:family="table">
      <style:table-properties style:width="6.4264in" fo:margin-left="-0.0486in" table:align="left" style:writing-mode="lr-tb"/>
    </style:style>
    <style:style style:name="Table415.A" style:family="table-column">
      <style:table-column-properties style:column-width="1.6236in"/>
    </style:style>
    <style:style style:name="Table415.B" style:family="table-column">
      <style:table-column-properties style:column-width="4.8028in"/>
    </style:style>
    <style:style style:name="Table415.A1" style:family="table-cell">
      <style:table-cell-properties style:vertical-align="top" fo:padding-left="0.0486in" fo:padding-right="0.0486in" fo:padding-top="0in" fo:padding-bottom="0in" fo:border="none"/>
    </style:style>
    <style:style style:name="Table416" style:family="table">
      <style:table-properties style:width="6.4264in" fo:margin-left="-0.0486in" table:align="left" style:writing-mode="lr-tb"/>
    </style:style>
    <style:style style:name="Table416.A" style:family="table-column">
      <style:table-column-properties style:column-width="1.6236in"/>
    </style:style>
    <style:style style:name="Table416.B" style:family="table-column">
      <style:table-column-properties style:column-width="4.8028in"/>
    </style:style>
    <style:style style:name="Table416.A1" style:family="table-cell">
      <style:table-cell-properties style:vertical-align="top" fo:padding-left="0.0486in" fo:padding-right="0.0486in" fo:padding-top="0in" fo:padding-bottom="0in" fo:border="none"/>
    </style:style>
    <style:style style:name="Table417" style:family="table">
      <style:table-properties style:width="6.4264in" fo:margin-left="-0.0486in" table:align="left" style:writing-mode="lr-tb"/>
    </style:style>
    <style:style style:name="Table417.A" style:family="table-column">
      <style:table-column-properties style:column-width="1.6236in"/>
    </style:style>
    <style:style style:name="Table417.B" style:family="table-column">
      <style:table-column-properties style:column-width="4.8028in"/>
    </style:style>
    <style:style style:name="Table417.A1" style:family="table-cell">
      <style:table-cell-properties style:vertical-align="top" fo:padding-left="0.0486in" fo:padding-right="0.0486in" fo:padding-top="0in" fo:padding-bottom="0in" fo:border="none"/>
    </style:style>
    <style:style style:name="Table418" style:family="table">
      <style:table-properties style:width="6.4264in" fo:margin-left="-0.0486in" table:align="left" style:writing-mode="lr-tb"/>
    </style:style>
    <style:style style:name="Table418.A" style:family="table-column">
      <style:table-column-properties style:column-width="1.6236in"/>
    </style:style>
    <style:style style:name="Table418.B" style:family="table-column">
      <style:table-column-properties style:column-width="4.8028in"/>
    </style:style>
    <style:style style:name="Table418.A1" style:family="table-cell">
      <style:table-cell-properties style:vertical-align="top" fo:padding-left="0.0486in" fo:padding-right="0.0486in" fo:padding-top="0in" fo:padding-bottom="0in" fo:border="none"/>
    </style:style>
    <style:style style:name="Table419" style:family="table">
      <style:table-properties style:width="6.4306in" fo:margin-left="-0.0486in" table:align="left" style:writing-mode="lr-tb"/>
    </style:style>
    <style:style style:name="Table419.A" style:family="table-column">
      <style:table-column-properties style:column-width="1.6236in"/>
    </style:style>
    <style:style style:name="Table419.B" style:family="table-column">
      <style:table-column-properties style:column-width="4.8069in"/>
    </style:style>
    <style:style style:name="Table419.A1" style:family="table-cell">
      <style:table-cell-properties style:vertical-align="top" fo:padding-left="0.0486in" fo:padding-right="0.0486in" fo:padding-top="0in" fo:padding-bottom="0in" fo:border="none"/>
    </style:style>
    <style:style style:name="Table420" style:family="table">
      <style:table-properties style:width="6.4264in" fo:margin-left="-0.0486in" table:align="left" style:writing-mode="lr-tb"/>
    </style:style>
    <style:style style:name="Table420.A" style:family="table-column">
      <style:table-column-properties style:column-width="1.6236in"/>
    </style:style>
    <style:style style:name="Table420.B" style:family="table-column">
      <style:table-column-properties style:column-width="4.8028in"/>
    </style:style>
    <style:style style:name="Table420.A1" style:family="table-cell">
      <style:table-cell-properties style:vertical-align="top" fo:padding-left="0.0486in" fo:padding-right="0.0486in" fo:padding-top="0in" fo:padding-bottom="0in" fo:border="none"/>
    </style:style>
    <style:style style:name="Table421" style:family="table">
      <style:table-properties style:width="6.4264in" fo:margin-left="-0.0486in" table:align="left" style:writing-mode="lr-tb"/>
    </style:style>
    <style:style style:name="Table421.A" style:family="table-column">
      <style:table-column-properties style:column-width="1.6236in"/>
    </style:style>
    <style:style style:name="Table421.B" style:family="table-column">
      <style:table-column-properties style:column-width="4.8028in"/>
    </style:style>
    <style:style style:name="Table421.A1" style:family="table-cell">
      <style:table-cell-properties style:vertical-align="top" fo:padding-left="0.0486in" fo:padding-right="0.0486in" fo:padding-top="0in" fo:padding-bottom="0in" fo:border="none"/>
    </style:style>
    <style:style style:name="Table422" style:family="table">
      <style:table-properties style:width="6.4264in" fo:margin-left="-0.0486in" table:align="left" style:writing-mode="lr-tb"/>
    </style:style>
    <style:style style:name="Table422.A" style:family="table-column">
      <style:table-column-properties style:column-width="1.6236in"/>
    </style:style>
    <style:style style:name="Table422.B" style:family="table-column">
      <style:table-column-properties style:column-width="4.8028in"/>
    </style:style>
    <style:style style:name="Table422.A1" style:family="table-cell">
      <style:table-cell-properties style:vertical-align="top" fo:padding-left="0.0486in" fo:padding-right="0.0486in" fo:padding-top="0in" fo:padding-bottom="0in" fo:border="none"/>
    </style:style>
    <style:style style:name="Table423" style:family="table">
      <style:table-properties style:width="6.4264in" fo:margin-left="-0.0486in" table:align="left" style:writing-mode="lr-tb"/>
    </style:style>
    <style:style style:name="Table423.A" style:family="table-column">
      <style:table-column-properties style:column-width="1.6236in"/>
    </style:style>
    <style:style style:name="Table423.B" style:family="table-column">
      <style:table-column-properties style:column-width="4.8028in"/>
    </style:style>
    <style:style style:name="Table423.A1" style:family="table-cell">
      <style:table-cell-properties style:vertical-align="top" fo:padding-left="0.0486in" fo:padding-right="0.0486in" fo:padding-top="0in" fo:padding-bottom="0in" fo:border="none"/>
    </style:style>
    <style:style style:name="Table424" style:family="table">
      <style:table-properties style:width="6.4264in" fo:margin-left="-0.0486in" table:align="left" style:writing-mode="lr-tb"/>
    </style:style>
    <style:style style:name="Table424.A" style:family="table-column">
      <style:table-column-properties style:column-width="1.6236in"/>
    </style:style>
    <style:style style:name="Table424.B" style:family="table-column">
      <style:table-column-properties style:column-width="4.8028in"/>
    </style:style>
    <style:style style:name="Table424.A1" style:family="table-cell">
      <style:table-cell-properties style:vertical-align="top" fo:padding-left="0.0486in" fo:padding-right="0.0486in" fo:padding-top="0in" fo:padding-bottom="0in" fo:border="none"/>
    </style:style>
    <style:style style:name="Table425" style:family="table">
      <style:table-properties style:width="6.3986in" table:align="left" style:writing-mode="lr-tb"/>
    </style:style>
    <style:style style:name="Table425.A" style:family="table-column">
      <style:table-column-properties style:column-width="1.575in"/>
    </style:style>
    <style:style style:name="Table425.B" style:family="table-column">
      <style:table-column-properties style:column-width="4.8236in"/>
    </style:style>
    <style:style style:name="Table425.A1" style:family="table-cell">
      <style:table-cell-properties style:vertical-align="top" fo:padding-left="0.0486in" fo:padding-right="0.0486in" fo:padding-top="0in" fo:padding-bottom="0in" fo:border="none"/>
    </style:style>
    <style:style style:name="Table426" style:family="table">
      <style:table-properties style:width="1.7222in" fo:margin-left="-0.0486in" table:align="left" style:writing-mode="lr-tb"/>
    </style:style>
    <style:style style:name="Table426.A" style:family="table-column">
      <style:table-column-properties style:column-width="1.7222in"/>
    </style:style>
    <style:style style:name="Table426.A1" style:family="table-cell">
      <style:table-cell-properties style:vertical-align="top" fo:background-color="#7f7f7f" fo:padding-left="0.0486in" fo:padding-right="0.0486in" fo:padding-top="0in" fo:padding-bottom="0in" fo:border="none">
        <style:background-image/>
      </style:table-cell-properties>
    </style:style>
    <style:style style:name="Table427" style:family="table">
      <style:table-properties style:width="6.4306in" fo:margin-left="-0.0486in" table:align="left" style:writing-mode="lr-tb"/>
    </style:style>
    <style:style style:name="Table427.A" style:family="table-column">
      <style:table-column-properties style:column-width="1.6236in"/>
    </style:style>
    <style:style style:name="Table427.B" style:family="table-column">
      <style:table-column-properties style:column-width="4.8069in"/>
    </style:style>
    <style:style style:name="Table427.A1" style:family="table-cell">
      <style:table-cell-properties style:vertical-align="top" fo:padding-left="0.0486in" fo:padding-right="0.0486in" fo:padding-top="0in" fo:padding-bottom="0in" fo:border="none"/>
    </style:style>
    <style:style style:name="Table428" style:family="table">
      <style:table-properties style:width="1.7222in" fo:margin-left="-0.0486in" table:align="left" style:writing-mode="lr-tb"/>
    </style:style>
    <style:style style:name="Table428.A" style:family="table-column">
      <style:table-column-properties style:column-width="1.7222in"/>
    </style:style>
    <style:style style:name="Table428.A1" style:family="table-cell">
      <style:table-cell-properties style:vertical-align="top" fo:background-color="#7f7f7f" fo:padding-left="0.0486in" fo:padding-right="0.0486in" fo:padding-top="0in" fo:padding-bottom="0in" fo:border="none">
        <style:background-image/>
      </style:table-cell-properties>
    </style:style>
    <style:style style:name="Table429" style:family="table">
      <style:table-properties style:width="6.4306in" fo:margin-left="-0.0486in" table:align="left" style:writing-mode="lr-tb"/>
    </style:style>
    <style:style style:name="Table429.A" style:family="table-column">
      <style:table-column-properties style:column-width="1.6236in"/>
    </style:style>
    <style:style style:name="Table429.B" style:family="table-column">
      <style:table-column-properties style:column-width="4.8069in"/>
    </style:style>
    <style:style style:name="Table429.A1" style:family="table-cell">
      <style:table-cell-properties style:vertical-align="top" fo:padding-left="0.0486in" fo:padding-right="0.0486in" fo:padding-top="0in" fo:padding-bottom="0in" fo:border="none"/>
    </style:style>
    <style:style style:name="Table430" style:family="table">
      <style:table-properties style:width="6.4264in" fo:margin-left="-0.0486in" table:align="left" style:writing-mode="lr-tb"/>
    </style:style>
    <style:style style:name="Table430.A" style:family="table-column">
      <style:table-column-properties style:column-width="1.6236in"/>
    </style:style>
    <style:style style:name="Table430.B" style:family="table-column">
      <style:table-column-properties style:column-width="4.8028in"/>
    </style:style>
    <style:style style:name="Table430.A1" style:family="table-cell">
      <style:table-cell-properties style:vertical-align="top" fo:padding-left="0.0486in" fo:padding-right="0.0486in" fo:padding-top="0in" fo:padding-bottom="0in" fo:border="none"/>
    </style:style>
    <style:style style:name="Table431" style:family="table">
      <style:table-properties style:width="6.4306in" fo:margin-left="-0.0486in" table:align="left" style:writing-mode="lr-tb"/>
    </style:style>
    <style:style style:name="Table431.A" style:family="table-column">
      <style:table-column-properties style:column-width="1.6236in"/>
    </style:style>
    <style:style style:name="Table431.B" style:family="table-column">
      <style:table-column-properties style:column-width="4.8069in"/>
    </style:style>
    <style:style style:name="Table431.A1" style:family="table-cell">
      <style:table-cell-properties style:vertical-align="top" fo:padding-left="0.0486in" fo:padding-right="0.0486in" fo:padding-top="0in" fo:padding-bottom="0in" fo:border="none"/>
    </style:style>
    <style:style style:name="Table432" style:family="table">
      <style:table-properties style:width="6.4306in" fo:margin-left="-0.0486in" table:align="left" style:writing-mode="lr-tb"/>
    </style:style>
    <style:style style:name="Table432.A" style:family="table-column">
      <style:table-column-properties style:column-width="1.6236in"/>
    </style:style>
    <style:style style:name="Table432.B" style:family="table-column">
      <style:table-column-properties style:column-width="4.8069in"/>
    </style:style>
    <style:style style:name="Table432.A1" style:family="table-cell">
      <style:table-cell-properties style:vertical-align="top" fo:padding-left="0.0486in" fo:padding-right="0.0486in" fo:padding-top="0in" fo:padding-bottom="0in" fo:border="none"/>
    </style:style>
    <style:style style:name="Table433" style:family="table">
      <style:table-properties style:width="6.4264in" fo:margin-left="-0.0486in" table:align="left" style:writing-mode="lr-tb"/>
    </style:style>
    <style:style style:name="Table433.A" style:family="table-column">
      <style:table-column-properties style:column-width="1.6236in"/>
    </style:style>
    <style:style style:name="Table433.B" style:family="table-column">
      <style:table-column-properties style:column-width="4.8028in"/>
    </style:style>
    <style:style style:name="Table433.A1" style:family="table-cell">
      <style:table-cell-properties style:vertical-align="top" fo:padding-left="0.0486in" fo:padding-right="0.0486in" fo:padding-top="0in" fo:padding-bottom="0in" fo:border="none"/>
    </style:style>
    <style:style style:name="Table434" style:family="table">
      <style:table-properties style:width="6.4306in" fo:margin-left="-0.0486in" table:align="left" style:writing-mode="lr-tb"/>
    </style:style>
    <style:style style:name="Table434.A" style:family="table-column">
      <style:table-column-properties style:column-width="1.6236in"/>
    </style:style>
    <style:style style:name="Table434.B" style:family="table-column">
      <style:table-column-properties style:column-width="4.8069in"/>
    </style:style>
    <style:style style:name="Table434.A1" style:family="table-cell">
      <style:table-cell-properties style:vertical-align="top" fo:padding-left="0.0486in" fo:padding-right="0.0486in" fo:padding-top="0in" fo:padding-bottom="0in" fo:border="none"/>
    </style:style>
    <style:style style:name="Table435" style:family="table">
      <style:table-properties style:width="6.4306in" fo:margin-left="-0.0486in" table:align="left" style:writing-mode="lr-tb"/>
    </style:style>
    <style:style style:name="Table435.A" style:family="table-column">
      <style:table-column-properties style:column-width="1.6236in"/>
    </style:style>
    <style:style style:name="Table435.B" style:family="table-column">
      <style:table-column-properties style:column-width="4.8069in"/>
    </style:style>
    <style:style style:name="Table435.A1" style:family="table-cell">
      <style:table-cell-properties style:vertical-align="top" fo:padding-left="0.0486in" fo:padding-right="0.0486in" fo:padding-top="0in" fo:padding-bottom="0in" fo:border="none"/>
    </style:style>
    <style:style style:name="Table436" style:family="table">
      <style:table-properties style:width="6.4264in" fo:margin-left="-0.0486in" table:align="left" style:writing-mode="lr-tb"/>
    </style:style>
    <style:style style:name="Table436.A" style:family="table-column">
      <style:table-column-properties style:column-width="1.6236in"/>
    </style:style>
    <style:style style:name="Table436.B" style:family="table-column">
      <style:table-column-properties style:column-width="4.8028in"/>
    </style:style>
    <style:style style:name="Table436.A1" style:family="table-cell">
      <style:table-cell-properties style:vertical-align="top" fo:padding-left="0.0486in" fo:padding-right="0.0486in" fo:padding-top="0in" fo:padding-bottom="0in" fo:border="none"/>
    </style:style>
    <style:style style:name="Table437" style:family="table">
      <style:table-properties style:width="1.7222in" fo:margin-left="-0.0486in" table:align="left" style:writing-mode="lr-tb"/>
    </style:style>
    <style:style style:name="Table437.A" style:family="table-column">
      <style:table-column-properties style:column-width="1.7222in"/>
    </style:style>
    <style:style style:name="Table437.A1" style:family="table-cell">
      <style:table-cell-properties style:vertical-align="top" fo:background-color="#7f7f7f" fo:padding-left="0.0486in" fo:padding-right="0.0486in" fo:padding-top="0in" fo:padding-bottom="0in" fo:border="none">
        <style:background-image/>
      </style:table-cell-properties>
    </style:style>
    <style:style style:name="Table438" style:family="table">
      <style:table-properties style:width="6.4306in" fo:margin-left="-0.0486in" table:align="left" style:writing-mode="lr-tb"/>
    </style:style>
    <style:style style:name="Table438.A" style:family="table-column">
      <style:table-column-properties style:column-width="1.6236in"/>
    </style:style>
    <style:style style:name="Table438.B" style:family="table-column">
      <style:table-column-properties style:column-width="4.8069in"/>
    </style:style>
    <style:style style:name="Table438.A1" style:family="table-cell">
      <style:table-cell-properties style:vertical-align="top" fo:padding-left="0.0486in" fo:padding-right="0.0486in" fo:padding-top="0in" fo:padding-bottom="0in" fo:border="none"/>
    </style:style>
    <style:style style:name="Table439" style:family="table">
      <style:table-properties style:width="6.4306in" fo:margin-left="-0.0486in" table:align="left" style:writing-mode="lr-tb"/>
    </style:style>
    <style:style style:name="Table439.A" style:family="table-column">
      <style:table-column-properties style:column-width="1.6236in"/>
    </style:style>
    <style:style style:name="Table439.B" style:family="table-column">
      <style:table-column-properties style:column-width="4.8069in"/>
    </style:style>
    <style:style style:name="Table439.A1" style:family="table-cell">
      <style:table-cell-properties style:vertical-align="top" fo:padding-left="0.0486in" fo:padding-right="0.0486in" fo:padding-top="0in" fo:padding-bottom="0in" fo:border="none"/>
    </style:style>
    <style:style style:name="Table440" style:family="table">
      <style:table-properties style:width="6.4306in" fo:margin-left="-0.0486in" table:align="left" style:writing-mode="lr-tb"/>
    </style:style>
    <style:style style:name="Table440.A" style:family="table-column">
      <style:table-column-properties style:column-width="1.6236in"/>
    </style:style>
    <style:style style:name="Table440.B" style:family="table-column">
      <style:table-column-properties style:column-width="4.8069in"/>
    </style:style>
    <style:style style:name="Table440.A1" style:family="table-cell">
      <style:table-cell-properties style:vertical-align="top" fo:padding-left="0.0486in" fo:padding-right="0.0486in" fo:padding-top="0in" fo:padding-bottom="0in" fo:border="none"/>
    </style:style>
    <style:style style:name="Table441" style:family="table">
      <style:table-properties style:width="6.4306in" fo:margin-left="-0.0486in" table:align="left" style:writing-mode="lr-tb"/>
    </style:style>
    <style:style style:name="Table441.A" style:family="table-column">
      <style:table-column-properties style:column-width="1.6236in"/>
    </style:style>
    <style:style style:name="Table441.B" style:family="table-column">
      <style:table-column-properties style:column-width="4.8069in"/>
    </style:style>
    <style:style style:name="Table441.A1" style:family="table-cell">
      <style:table-cell-properties style:vertical-align="top" fo:padding-left="0.0486in" fo:padding-right="0.0486in" fo:padding-top="0in" fo:padding-bottom="0in" fo:border="none"/>
    </style:style>
    <style:style style:name="Table442" style:family="table">
      <style:table-properties style:width="1.7222in" fo:margin-left="-0.0486in" table:align="left" style:writing-mode="lr-tb"/>
    </style:style>
    <style:style style:name="Table442.A" style:family="table-column">
      <style:table-column-properties style:column-width="1.7222in"/>
    </style:style>
    <style:style style:name="Table442.A1" style:family="table-cell">
      <style:table-cell-properties style:vertical-align="top" fo:background-color="#7f7f7f" fo:padding-left="0.0486in" fo:padding-right="0.0486in" fo:padding-top="0in" fo:padding-bottom="0in" fo:border="none">
        <style:background-image/>
      </style:table-cell-properties>
    </style:style>
    <style:style style:name="Table443" style:family="table">
      <style:table-properties style:width="6.4264in" fo:margin-left="-0.0486in" table:align="left" style:writing-mode="lr-tb"/>
    </style:style>
    <style:style style:name="Table443.A" style:family="table-column">
      <style:table-column-properties style:column-width="1.6236in"/>
    </style:style>
    <style:style style:name="Table443.B" style:family="table-column">
      <style:table-column-properties style:column-width="4.8028in"/>
    </style:style>
    <style:style style:name="Table443.A1" style:family="table-cell">
      <style:table-cell-properties style:vertical-align="top" fo:padding-left="0.0486in" fo:padding-right="0.0486in" fo:padding-top="0in" fo:padding-bottom="0in" fo:border="none"/>
    </style:style>
    <style:style style:name="Table444" style:family="table">
      <style:table-properties style:width="6.4306in" fo:margin-left="-0.0486in" table:align="left" style:writing-mode="lr-tb"/>
    </style:style>
    <style:style style:name="Table444.A" style:family="table-column">
      <style:table-column-properties style:column-width="1.6236in"/>
    </style:style>
    <style:style style:name="Table444.B" style:family="table-column">
      <style:table-column-properties style:column-width="4.8069in"/>
    </style:style>
    <style:style style:name="Table444.A1" style:family="table-cell">
      <style:table-cell-properties style:vertical-align="top" fo:padding-left="0.0486in" fo:padding-right="0.0486in" fo:padding-top="0in" fo:padding-bottom="0in" fo:border="none"/>
    </style:style>
    <style:style style:name="Table445" style:family="table">
      <style:table-properties style:width="6.4306in" fo:margin-left="-0.0486in" table:align="left" style:writing-mode="lr-tb"/>
    </style:style>
    <style:style style:name="Table445.A" style:family="table-column">
      <style:table-column-properties style:column-width="1.6236in"/>
    </style:style>
    <style:style style:name="Table445.B" style:family="table-column">
      <style:table-column-properties style:column-width="4.8069in"/>
    </style:style>
    <style:style style:name="Table445.A1" style:family="table-cell">
      <style:table-cell-properties style:vertical-align="top" fo:padding-left="0.0486in" fo:padding-right="0.0486in" fo:padding-top="0in" fo:padding-bottom="0in" fo:border="none"/>
    </style:style>
    <style:style style:name="Table446" style:family="table">
      <style:table-properties style:width="6.4264in" fo:margin-left="-0.0486in" table:align="left" style:writing-mode="lr-tb"/>
    </style:style>
    <style:style style:name="Table446.A" style:family="table-column">
      <style:table-column-properties style:column-width="1.6236in"/>
    </style:style>
    <style:style style:name="Table446.B" style:family="table-column">
      <style:table-column-properties style:column-width="4.8028in"/>
    </style:style>
    <style:style style:name="Table446.A1" style:family="table-cell">
      <style:table-cell-properties style:vertical-align="top" fo:padding-left="0.0486in" fo:padding-right="0.0486in" fo:padding-top="0in" fo:padding-bottom="0in" fo:border="none"/>
    </style:style>
    <style:style style:name="Table447" style:family="table">
      <style:table-properties style:width="6.4264in" fo:margin-left="-0.0486in" table:align="left" style:writing-mode="lr-tb"/>
    </style:style>
    <style:style style:name="Table447.A" style:family="table-column">
      <style:table-column-properties style:column-width="1.6236in"/>
    </style:style>
    <style:style style:name="Table447.B" style:family="table-column">
      <style:table-column-properties style:column-width="4.8028in"/>
    </style:style>
    <style:style style:name="Table447.A1" style:family="table-cell">
      <style:table-cell-properties style:vertical-align="top" fo:padding-left="0.0486in" fo:padding-right="0.0486in" fo:padding-top="0in" fo:padding-bottom="0in" fo:border="none"/>
    </style:style>
    <style:style style:name="Table448" style:family="table">
      <style:table-properties style:width="6.4306in" fo:margin-left="-0.0486in" table:align="left" style:writing-mode="lr-tb"/>
    </style:style>
    <style:style style:name="Table448.A" style:family="table-column">
      <style:table-column-properties style:column-width="1.6236in"/>
    </style:style>
    <style:style style:name="Table448.B" style:family="table-column">
      <style:table-column-properties style:column-width="4.8069in"/>
    </style:style>
    <style:style style:name="Table448.A1" style:family="table-cell">
      <style:table-cell-properties style:vertical-align="top" fo:padding-left="0.0486in" fo:padding-right="0.0486in" fo:padding-top="0in" fo:padding-bottom="0in" fo:border="none"/>
    </style:style>
    <style:style style:name="Table449" style:family="table">
      <style:table-properties style:width="6.4306in" fo:margin-left="-0.0486in" table:align="left" style:writing-mode="lr-tb"/>
    </style:style>
    <style:style style:name="Table449.A" style:family="table-column">
      <style:table-column-properties style:column-width="1.6236in"/>
    </style:style>
    <style:style style:name="Table449.B" style:family="table-column">
      <style:table-column-properties style:column-width="4.8069in"/>
    </style:style>
    <style:style style:name="Table449.A1" style:family="table-cell">
      <style:table-cell-properties style:vertical-align="top" fo:padding-left="0.0486in" fo:padding-right="0.0486in" fo:padding-top="0in" fo:padding-bottom="0in" fo:border="none"/>
    </style:style>
    <style:style style:name="Table450" style:family="table">
      <style:table-properties style:width="6.4264in" fo:margin-left="-0.0486in" table:align="left" style:writing-mode="lr-tb"/>
    </style:style>
    <style:style style:name="Table450.A" style:family="table-column">
      <style:table-column-properties style:column-width="1.6236in"/>
    </style:style>
    <style:style style:name="Table450.B" style:family="table-column">
      <style:table-column-properties style:column-width="4.8028in"/>
    </style:style>
    <style:style style:name="Table450.A1" style:family="table-cell">
      <style:table-cell-properties style:vertical-align="top" fo:padding-left="0.0486in" fo:padding-right="0.0486in" fo:padding-top="0in" fo:padding-bottom="0in" fo:border="none"/>
    </style:style>
    <style:style style:name="Table451" style:family="table">
      <style:table-properties style:width="1.7222in" fo:margin-left="-0.0486in" table:align="left" style:writing-mode="lr-tb"/>
    </style:style>
    <style:style style:name="Table451.A" style:family="table-column">
      <style:table-column-properties style:column-width="1.7222in"/>
    </style:style>
    <style:style style:name="Table451.A1" style:family="table-cell">
      <style:table-cell-properties style:vertical-align="top" fo:background-color="#7f7f7f" fo:padding-left="0.0486in" fo:padding-right="0.0486in" fo:padding-top="0in" fo:padding-bottom="0in" fo:border="none">
        <style:background-image/>
      </style:table-cell-properties>
    </style:style>
    <style:style style:name="Table452" style:family="table">
      <style:table-properties style:width="6.4264in" fo:margin-left="-0.0486in" table:align="left" style:writing-mode="lr-tb"/>
    </style:style>
    <style:style style:name="Table452.A" style:family="table-column">
      <style:table-column-properties style:column-width="1.6236in"/>
    </style:style>
    <style:style style:name="Table452.B" style:family="table-column">
      <style:table-column-properties style:column-width="4.8028in"/>
    </style:style>
    <style:style style:name="Table452.A1" style:family="table-cell">
      <style:table-cell-properties style:vertical-align="top" fo:padding-left="0.0486in" fo:padding-right="0.0486in" fo:padding-top="0in" fo:padding-bottom="0in" fo:border="none"/>
    </style:style>
    <style:style style:name="Table453" style:family="table">
      <style:table-properties style:width="6.4306in" fo:margin-left="-0.0486in" table:align="left" style:writing-mode="lr-tb"/>
    </style:style>
    <style:style style:name="Table453.A" style:family="table-column">
      <style:table-column-properties style:column-width="1.6236in"/>
    </style:style>
    <style:style style:name="Table453.B" style:family="table-column">
      <style:table-column-properties style:column-width="4.8069in"/>
    </style:style>
    <style:style style:name="Table453.A1" style:family="table-cell">
      <style:table-cell-properties style:vertical-align="top" fo:padding-left="0.0486in" fo:padding-right="0.0486in" fo:padding-top="0in" fo:padding-bottom="0in" fo:border="none"/>
    </style:style>
    <style:style style:name="Table454" style:family="table">
      <style:table-properties style:width="6.4306in" fo:margin-left="-0.0486in" table:align="left" style:writing-mode="lr-tb"/>
    </style:style>
    <style:style style:name="Table454.A" style:family="table-column">
      <style:table-column-properties style:column-width="1.6236in"/>
    </style:style>
    <style:style style:name="Table454.B" style:family="table-column">
      <style:table-column-properties style:column-width="4.8069in"/>
    </style:style>
    <style:style style:name="Table454.A1" style:family="table-cell">
      <style:table-cell-properties style:vertical-align="top" fo:padding-left="0.0486in" fo:padding-right="0.0486in" fo:padding-top="0in" fo:padding-bottom="0in" fo:border="none"/>
    </style:style>
    <style:style style:name="Table455" style:family="table">
      <style:table-properties style:width="6.4306in" fo:margin-left="-0.0486in" table:align="left" style:writing-mode="lr-tb"/>
    </style:style>
    <style:style style:name="Table455.A" style:family="table-column">
      <style:table-column-properties style:column-width="1.6236in"/>
    </style:style>
    <style:style style:name="Table455.B" style:family="table-column">
      <style:table-column-properties style:column-width="4.8069in"/>
    </style:style>
    <style:style style:name="Table455.A1" style:family="table-cell">
      <style:table-cell-properties style:vertical-align="top" fo:padding-left="0.0486in" fo:padding-right="0.0486in" fo:padding-top="0in" fo:padding-bottom="0in" fo:border="none"/>
    </style:style>
    <style:style style:name="Table456" style:family="table">
      <style:table-properties style:width="6.4306in" fo:margin-left="-0.0486in" table:align="left" style:writing-mode="lr-tb"/>
    </style:style>
    <style:style style:name="Table456.A" style:family="table-column">
      <style:table-column-properties style:column-width="1.6236in"/>
    </style:style>
    <style:style style:name="Table456.B" style:family="table-column">
      <style:table-column-properties style:column-width="4.8069in"/>
    </style:style>
    <style:style style:name="Table456.A1" style:family="table-cell">
      <style:table-cell-properties style:vertical-align="top" fo:padding-left="0.0486in" fo:padding-right="0.0486in" fo:padding-top="0in" fo:padding-bottom="0in" fo:border="none"/>
    </style:style>
    <style:style style:name="Table457" style:family="table">
      <style:table-properties style:width="6.4306in" fo:margin-left="-0.0486in" table:align="left" style:writing-mode="lr-tb"/>
    </style:style>
    <style:style style:name="Table457.A" style:family="table-column">
      <style:table-column-properties style:column-width="1.6236in"/>
    </style:style>
    <style:style style:name="Table457.B" style:family="table-column">
      <style:table-column-properties style:column-width="4.8069in"/>
    </style:style>
    <style:style style:name="Table457.A1" style:family="table-cell">
      <style:table-cell-properties style:vertical-align="top" fo:padding-left="0.0486in" fo:padding-right="0.0486in" fo:padding-top="0in" fo:padding-bottom="0in" fo:border="none"/>
    </style:style>
    <style:style style:name="Table458" style:family="table">
      <style:table-properties style:width="6.4264in" fo:margin-left="-0.0486in" table:align="left" style:writing-mode="lr-tb"/>
    </style:style>
    <style:style style:name="Table458.A" style:family="table-column">
      <style:table-column-properties style:column-width="1.6236in"/>
    </style:style>
    <style:style style:name="Table458.B" style:family="table-column">
      <style:table-column-properties style:column-width="4.8028in"/>
    </style:style>
    <style:style style:name="Table458.A1" style:family="table-cell">
      <style:table-cell-properties style:vertical-align="top" fo:padding-left="0.0486in" fo:padding-right="0.0486in" fo:padding-top="0in" fo:padding-bottom="0in" fo:border="none"/>
    </style:style>
    <style:style style:name="Table459" style:family="table">
      <style:table-properties style:width="6.4306in" fo:margin-left="-0.0486in" table:align="left" style:writing-mode="lr-tb"/>
    </style:style>
    <style:style style:name="Table459.A" style:family="table-column">
      <style:table-column-properties style:column-width="1.6236in"/>
    </style:style>
    <style:style style:name="Table459.B" style:family="table-column">
      <style:table-column-properties style:column-width="4.8069in"/>
    </style:style>
    <style:style style:name="Table459.A1" style:family="table-cell">
      <style:table-cell-properties style:vertical-align="top" fo:padding-left="0.0486in" fo:padding-right="0.0486in" fo:padding-top="0in" fo:padding-bottom="0in" fo:border="none"/>
    </style:style>
    <style:style style:name="Table460" style:family="table">
      <style:table-properties style:width="1.7222in" fo:margin-left="-0.0486in" table:align="left" style:writing-mode="lr-tb"/>
    </style:style>
    <style:style style:name="Table460.A" style:family="table-column">
      <style:table-column-properties style:column-width="1.7222in"/>
    </style:style>
    <style:style style:name="Table460.A1" style:family="table-cell">
      <style:table-cell-properties style:vertical-align="top" fo:background-color="#7f7f7f" fo:padding-left="0.0486in" fo:padding-right="0.0486in" fo:padding-top="0in" fo:padding-bottom="0in" fo:border="none">
        <style:background-image/>
      </style:table-cell-properties>
    </style:style>
    <style:style style:name="Table461" style:family="table">
      <style:table-properties style:width="6.4472in" fo:margin-left="-0.0486in" table:align="left" style:writing-mode="lr-tb"/>
    </style:style>
    <style:style style:name="Table461.A" style:family="table-column">
      <style:table-column-properties style:column-width="1.6236in"/>
    </style:style>
    <style:style style:name="Table461.B" style:family="table-column">
      <style:table-column-properties style:column-width="4.8236in"/>
    </style:style>
    <style:style style:name="Table461.A1" style:family="table-cell">
      <style:table-cell-properties style:vertical-align="top" fo:padding-left="0.0486in" fo:padding-right="0.0486in" fo:padding-top="0in" fo:padding-bottom="0in" fo:border="none"/>
    </style:style>
    <style:style style:name="Table462" style:family="table">
      <style:table-properties style:width="6.4472in" fo:margin-left="-0.0486in" table:align="left" style:writing-mode="lr-tb"/>
    </style:style>
    <style:style style:name="Table462.A" style:family="table-column">
      <style:table-column-properties style:column-width="1.6236in"/>
    </style:style>
    <style:style style:name="Table462.B" style:family="table-column">
      <style:table-column-properties style:column-width="4.8236in"/>
    </style:style>
    <style:style style:name="Table462.A1" style:family="table-cell">
      <style:table-cell-properties style:vertical-align="top" fo:padding-left="0.0486in" fo:padding-right="0.0486in" fo:padding-top="0in" fo:padding-bottom="0in" fo:border="none"/>
    </style:style>
    <style:style style:name="Table463" style:family="table">
      <style:table-properties style:width="6.4472in" fo:margin-left="-0.0486in" table:align="left" style:writing-mode="lr-tb"/>
    </style:style>
    <style:style style:name="Table463.A" style:family="table-column">
      <style:table-column-properties style:column-width="1.6236in"/>
    </style:style>
    <style:style style:name="Table463.B" style:family="table-column">
      <style:table-column-properties style:column-width="4.8236in"/>
    </style:style>
    <style:style style:name="Table463.A1" style:family="table-cell">
      <style:table-cell-properties style:vertical-align="top" fo:padding-left="0.0486in" fo:padding-right="0.0486in" fo:padding-top="0in" fo:padding-bottom="0in" fo:border="none"/>
    </style:style>
    <style:style style:name="Table464" style:family="table">
      <style:table-properties style:width="6.4472in" fo:margin-left="-0.0486in" table:align="left" style:writing-mode="lr-tb"/>
    </style:style>
    <style:style style:name="Table464.A" style:family="table-column">
      <style:table-column-properties style:column-width="1.6236in"/>
    </style:style>
    <style:style style:name="Table464.B" style:family="table-column">
      <style:table-column-properties style:column-width="4.8236in"/>
    </style:style>
    <style:style style:name="Table464.A1" style:family="table-cell">
      <style:table-cell-properties style:vertical-align="top" fo:padding-left="0.0486in" fo:padding-right="0.0486in" fo:padding-top="0in" fo:padding-bottom="0in" fo:border="none"/>
    </style:style>
    <style:style style:name="Table465" style:family="table">
      <style:table-properties style:width="6.4472in" fo:margin-left="-0.0486in" table:align="left" style:writing-mode="lr-tb"/>
    </style:style>
    <style:style style:name="Table465.A" style:family="table-column">
      <style:table-column-properties style:column-width="1.6236in"/>
    </style:style>
    <style:style style:name="Table465.B" style:family="table-column">
      <style:table-column-properties style:column-width="4.8236in"/>
    </style:style>
    <style:style style:name="Table465.A1" style:family="table-cell">
      <style:table-cell-properties style:vertical-align="top" fo:padding-left="0.0486in" fo:padding-right="0.0486in" fo:padding-top="0in" fo:padding-bottom="0in" fo:border="none"/>
    </style:style>
    <style:style style:name="Table466" style:family="table">
      <style:table-properties style:width="1.7222in" fo:margin-left="-0.0486in" table:align="left" style:writing-mode="lr-tb"/>
    </style:style>
    <style:style style:name="Table466.A" style:family="table-column">
      <style:table-column-properties style:column-width="1.7222in"/>
    </style:style>
    <style:style style:name="Table466.A1" style:family="table-cell">
      <style:table-cell-properties style:vertical-align="top" fo:background-color="#7f7f7f" fo:padding-left="0.0486in" fo:padding-right="0.0486in" fo:padding-top="0in" fo:padding-bottom="0in" fo:border="none">
        <style:background-image/>
      </style:table-cell-properties>
    </style:style>
    <style:style style:name="Table467" style:family="table">
      <style:table-properties style:width="6.4306in" fo:margin-left="-0.0486in" table:align="left" style:writing-mode="lr-tb"/>
    </style:style>
    <style:style style:name="Table467.A" style:family="table-column">
      <style:table-column-properties style:column-width="1.6236in"/>
    </style:style>
    <style:style style:name="Table467.B" style:family="table-column">
      <style:table-column-properties style:column-width="4.8069in"/>
    </style:style>
    <style:style style:name="Table467.A1" style:family="table-cell">
      <style:table-cell-properties style:vertical-align="top" fo:padding-left="0.0486in" fo:padding-right="0.0486in" fo:padding-top="0in" fo:padding-bottom="0in" fo:border="none"/>
    </style:style>
    <style:style style:name="Table468" style:family="table">
      <style:table-properties style:width="6.4306in" fo:margin-left="-0.0486in" table:align="left" style:writing-mode="lr-tb"/>
    </style:style>
    <style:style style:name="Table468.A" style:family="table-column">
      <style:table-column-properties style:column-width="1.6236in"/>
    </style:style>
    <style:style style:name="Table468.B" style:family="table-column">
      <style:table-column-properties style:column-width="4.8069in"/>
    </style:style>
    <style:style style:name="Table468.A1" style:family="table-cell">
      <style:table-cell-properties style:vertical-align="top" fo:padding-left="0.0486in" fo:padding-right="0.0486in" fo:padding-top="0in" fo:padding-bottom="0in" fo:border="none"/>
    </style:style>
    <style:style style:name="Table469" style:family="table">
      <style:table-properties style:width="6.4306in" fo:margin-left="-0.0486in" table:align="left" style:writing-mode="lr-tb"/>
    </style:style>
    <style:style style:name="Table469.A" style:family="table-column">
      <style:table-column-properties style:column-width="1.6236in"/>
    </style:style>
    <style:style style:name="Table469.B" style:family="table-column">
      <style:table-column-properties style:column-width="4.8069in"/>
    </style:style>
    <style:style style:name="Table469.A1" style:family="table-cell">
      <style:table-cell-properties style:vertical-align="top" fo:padding-left="0.0486in" fo:padding-right="0.0486in" fo:padding-top="0in" fo:padding-bottom="0in" fo:border="none"/>
    </style:style>
    <style:style style:name="Table470" style:family="table">
      <style:table-properties style:width="1.7222in" fo:margin-left="-0.0486in" table:align="left" style:writing-mode="lr-tb"/>
    </style:style>
    <style:style style:name="Table470.A" style:family="table-column">
      <style:table-column-properties style:column-width="1.7222in"/>
    </style:style>
    <style:style style:name="Table470.A1" style:family="table-cell">
      <style:table-cell-properties style:vertical-align="top" fo:background-color="#7f7f7f" fo:padding-left="0.0486in" fo:padding-right="0.0486in" fo:padding-top="0in" fo:padding-bottom="0in" fo:border="none">
        <style:background-image/>
      </style:table-cell-properties>
    </style:style>
    <style:style style:name="Table471" style:family="table">
      <style:table-properties style:width="6.3778in" table:align="left" style:writing-mode="lr-tb"/>
    </style:style>
    <style:style style:name="Table471.A" style:family="table-column">
      <style:table-column-properties style:column-width="1.575in"/>
    </style:style>
    <style:style style:name="Table471.B" style:family="table-column">
      <style:table-column-properties style:column-width="4.8028in"/>
    </style:style>
    <style:style style:name="Table471.A1" style:family="table-cell">
      <style:table-cell-properties style:vertical-align="top" fo:padding-left="0.0486in" fo:padding-right="0.0486in" fo:padding-top="0in" fo:padding-bottom="0in" fo:border="none"/>
    </style:style>
    <style:style style:name="Table472" style:family="table">
      <style:table-properties style:width="6.3778in" table:align="left" style:writing-mode="lr-tb"/>
    </style:style>
    <style:style style:name="Table472.A" style:family="table-column">
      <style:table-column-properties style:column-width="1.575in"/>
    </style:style>
    <style:style style:name="Table472.B" style:family="table-column">
      <style:table-column-properties style:column-width="4.8028in"/>
    </style:style>
    <style:style style:name="Table472.A1" style:family="table-cell">
      <style:table-cell-properties style:vertical-align="top" fo:padding-left="0.0486in" fo:padding-right="0.0486in" fo:padding-top="0in" fo:padding-bottom="0in" fo:border="none"/>
    </style:style>
    <style:style style:name="Table473" style:family="table">
      <style:table-properties style:width="6.3778in" table:align="left" style:writing-mode="lr-tb"/>
    </style:style>
    <style:style style:name="Table473.A" style:family="table-column">
      <style:table-column-properties style:column-width="1.575in"/>
    </style:style>
    <style:style style:name="Table473.B" style:family="table-column">
      <style:table-column-properties style:column-width="4.8028in"/>
    </style:style>
    <style:style style:name="Table473.A1" style:family="table-cell">
      <style:table-cell-properties style:vertical-align="top" fo:padding-left="0.0486in" fo:padding-right="0.0486in" fo:padding-top="0in" fo:padding-bottom="0in" fo:border="none"/>
    </style:style>
    <style:style style:name="Table474" style:family="table">
      <style:table-properties style:width="6.3778in" table:align="left" style:writing-mode="lr-tb"/>
    </style:style>
    <style:style style:name="Table474.A" style:family="table-column">
      <style:table-column-properties style:column-width="1.575in"/>
    </style:style>
    <style:style style:name="Table474.B" style:family="table-column">
      <style:table-column-properties style:column-width="4.8028in"/>
    </style:style>
    <style:style style:name="Table474.A1" style:family="table-cell">
      <style:table-cell-properties style:vertical-align="top" fo:padding-left="0.0486in" fo:padding-right="0.0486in" fo:padding-top="0in" fo:padding-bottom="0in" fo:border="none"/>
    </style:style>
    <style:style style:name="Table475" style:family="table">
      <style:table-properties style:width="1.7222in" fo:margin-left="-0.0486in" table:align="left" style:writing-mode="lr-tb"/>
    </style:style>
    <style:style style:name="Table475.A" style:family="table-column">
      <style:table-column-properties style:column-width="1.7222in"/>
    </style:style>
    <style:style style:name="Table475.A1" style:family="table-cell">
      <style:table-cell-properties style:vertical-align="top" fo:background-color="#7f7f7f" fo:padding-left="0.0486in" fo:padding-right="0.0486in" fo:padding-top="0in" fo:padding-bottom="0in" fo:border="none">
        <style:background-image/>
      </style:table-cell-properties>
    </style:style>
    <style:style style:name="Table476" style:family="table">
      <style:table-properties style:width="6.3778in" table:align="left" style:writing-mode="lr-tb"/>
    </style:style>
    <style:style style:name="Table476.A" style:family="table-column">
      <style:table-column-properties style:column-width="1.575in"/>
    </style:style>
    <style:style style:name="Table476.B" style:family="table-column">
      <style:table-column-properties style:column-width="4.8028in"/>
    </style:style>
    <style:style style:name="Table476.A1" style:family="table-cell">
      <style:table-cell-properties style:vertical-align="top" fo:padding-left="0.0486in" fo:padding-right="0.0486in" fo:padding-top="0in" fo:padding-bottom="0in" fo:border="none"/>
    </style:style>
    <style:style style:name="Table477" style:family="table">
      <style:table-properties style:width="6.3778in" table:align="left" style:writing-mode="lr-tb"/>
    </style:style>
    <style:style style:name="Table477.A" style:family="table-column">
      <style:table-column-properties style:column-width="1.575in"/>
    </style:style>
    <style:style style:name="Table477.B" style:family="table-column">
      <style:table-column-properties style:column-width="4.8028in"/>
    </style:style>
    <style:style style:name="Table477.A1" style:family="table-cell">
      <style:table-cell-properties style:vertical-align="top" fo:padding-left="0.0486in" fo:padding-right="0.0486in" fo:padding-top="0in" fo:padding-bottom="0in" fo:border="none"/>
    </style:style>
    <style:style style:name="Table478" style:family="table">
      <style:table-properties style:width="1.7222in" fo:margin-left="-0.0486in" table:align="left" style:writing-mode="lr-tb"/>
    </style:style>
    <style:style style:name="Table478.A" style:family="table-column">
      <style:table-column-properties style:column-width="1.7222in"/>
    </style:style>
    <style:style style:name="Table478.A1" style:family="table-cell">
      <style:table-cell-properties style:vertical-align="top" fo:background-color="#7f7f7f" fo:padding-left="0.0486in" fo:padding-right="0.0486in" fo:padding-top="0in" fo:padding-bottom="0in" fo:border="none">
        <style:background-image/>
      </style:table-cell-properties>
    </style:style>
    <style:style style:name="Table479" style:family="table">
      <style:table-properties style:width="6.4264in" fo:margin-left="-0.0486in" table:align="left" style:writing-mode="lr-tb"/>
    </style:style>
    <style:style style:name="Table479.A" style:family="table-column">
      <style:table-column-properties style:column-width="1.6236in"/>
    </style:style>
    <style:style style:name="Table479.B" style:family="table-column">
      <style:table-column-properties style:column-width="4.8028in"/>
    </style:style>
    <style:style style:name="Table479.A1" style:family="table-cell">
      <style:table-cell-properties style:vertical-align="top" fo:padding-left="0.0486in" fo:padding-right="0.0486in" fo:padding-top="0in" fo:padding-bottom="0in" fo:border="none"/>
    </style:style>
    <style:style style:name="Table480" style:family="table">
      <style:table-properties style:width="6.4264in" fo:margin-left="-0.0486in" table:align="left" style:writing-mode="lr-tb"/>
    </style:style>
    <style:style style:name="Table480.A" style:family="table-column">
      <style:table-column-properties style:column-width="1.6236in"/>
    </style:style>
    <style:style style:name="Table480.B" style:family="table-column">
      <style:table-column-properties style:column-width="4.8028in"/>
    </style:style>
    <style:style style:name="Table480.A1" style:family="table-cell">
      <style:table-cell-properties style:vertical-align="top" fo:padding-left="0.0486in" fo:padding-right="0.0486in" fo:padding-top="0in" fo:padding-bottom="0in" fo:border="none"/>
    </style:style>
    <style:style style:name="Table481" style:family="table">
      <style:table-properties style:width="6.4264in" fo:margin-left="-0.0486in" table:align="left" style:writing-mode="lr-tb"/>
    </style:style>
    <style:style style:name="Table481.A" style:family="table-column">
      <style:table-column-properties style:column-width="1.6236in"/>
    </style:style>
    <style:style style:name="Table481.B" style:family="table-column">
      <style:table-column-properties style:column-width="4.8028in"/>
    </style:style>
    <style:style style:name="Table481.A1" style:family="table-cell">
      <style:table-cell-properties style:vertical-align="top" fo:padding-left="0.0486in" fo:padding-right="0.0486in" fo:padding-top="0in" fo:padding-bottom="0in" fo:border="none"/>
    </style:style>
    <style:style style:name="Table482" style:family="table">
      <style:table-properties style:width="6.4264in" fo:margin-left="-0.0486in" table:align="left" style:writing-mode="lr-tb"/>
    </style:style>
    <style:style style:name="Table482.A" style:family="table-column">
      <style:table-column-properties style:column-width="1.6236in"/>
    </style:style>
    <style:style style:name="Table482.B" style:family="table-column">
      <style:table-column-properties style:column-width="4.8028in"/>
    </style:style>
    <style:style style:name="Table482.A1" style:family="table-cell">
      <style:table-cell-properties style:vertical-align="top" fo:padding-left="0.0486in" fo:padding-right="0.0486in" fo:padding-top="0in" fo:padding-bottom="0in" fo:border="none"/>
    </style:style>
    <style:style style:name="Table483" style:family="table">
      <style:table-properties style:width="6.4472in" fo:margin-left="-0.0486in" table:align="left" style:writing-mode="lr-tb"/>
    </style:style>
    <style:style style:name="Table483.A" style:family="table-column">
      <style:table-column-properties style:column-width="1.6236in"/>
    </style:style>
    <style:style style:name="Table483.B" style:family="table-column">
      <style:table-column-properties style:column-width="4.8236in"/>
    </style:style>
    <style:style style:name="Table483.A1" style:family="table-cell">
      <style:table-cell-properties style:vertical-align="top" fo:padding-left="0.0486in" fo:padding-right="0.0486in" fo:padding-top="0in" fo:padding-bottom="0in" fo:border="none"/>
    </style:style>
    <style:style style:name="Table484" style:family="table">
      <style:table-properties style:width="6.4264in" fo:margin-left="-0.0486in" table:align="left" style:writing-mode="lr-tb"/>
    </style:style>
    <style:style style:name="Table484.A" style:family="table-column">
      <style:table-column-properties style:column-width="1.6236in"/>
    </style:style>
    <style:style style:name="Table484.B" style:family="table-column">
      <style:table-column-properties style:column-width="4.8028in"/>
    </style:style>
    <style:style style:name="Table484.A1" style:family="table-cell">
      <style:table-cell-properties style:vertical-align="top" fo:padding-left="0.0486in" fo:padding-right="0.0486in" fo:padding-top="0in" fo:padding-bottom="0in" fo:border="none"/>
    </style:style>
    <style:style style:name="Table485" style:family="table">
      <style:table-properties style:width="6.4306in" fo:margin-left="-0.0486in" table:align="left" style:writing-mode="lr-tb"/>
    </style:style>
    <style:style style:name="Table485.A" style:family="table-column">
      <style:table-column-properties style:column-width="1.6236in"/>
    </style:style>
    <style:style style:name="Table485.B" style:family="table-column">
      <style:table-column-properties style:column-width="4.8069in"/>
    </style:style>
    <style:style style:name="Table485.A1" style:family="table-cell">
      <style:table-cell-properties style:vertical-align="top" fo:padding-left="0.0486in" fo:padding-right="0.0486in" fo:padding-top="0in" fo:padding-bottom="0in" fo:border="none"/>
    </style:style>
    <style:style style:name="Table486" style:family="table">
      <style:table-properties style:width="6.4264in" fo:margin-left="-0.0486in" table:align="left" style:writing-mode="lr-tb"/>
    </style:style>
    <style:style style:name="Table486.A" style:family="table-column">
      <style:table-column-properties style:column-width="1.6236in"/>
    </style:style>
    <style:style style:name="Table486.B" style:family="table-column">
      <style:table-column-properties style:column-width="4.8028in"/>
    </style:style>
    <style:style style:name="Table486.A1" style:family="table-cell">
      <style:table-cell-properties style:vertical-align="top" fo:padding-left="0.0486in" fo:padding-right="0.0486in" fo:padding-top="0in" fo:padding-bottom="0in" fo:border="none"/>
    </style:style>
    <style:style style:name="Table487" style:family="table">
      <style:table-properties style:width="6.4264in" fo:margin-left="-0.0486in" table:align="left" style:writing-mode="lr-tb"/>
    </style:style>
    <style:style style:name="Table487.A" style:family="table-column">
      <style:table-column-properties style:column-width="1.6236in"/>
    </style:style>
    <style:style style:name="Table487.B" style:family="table-column">
      <style:table-column-properties style:column-width="4.8028in"/>
    </style:style>
    <style:style style:name="Table487.A1" style:family="table-cell">
      <style:table-cell-properties style:vertical-align="top" fo:padding-left="0.0486in" fo:padding-right="0.0486in" fo:padding-top="0in" fo:padding-bottom="0in" fo:border="none"/>
    </style:style>
    <style:style style:name="Table488" style:family="table">
      <style:table-properties style:width="6.4264in" fo:margin-left="-0.0486in" table:align="left" style:writing-mode="lr-tb"/>
    </style:style>
    <style:style style:name="Table488.A" style:family="table-column">
      <style:table-column-properties style:column-width="1.6236in"/>
    </style:style>
    <style:style style:name="Table488.B" style:family="table-column">
      <style:table-column-properties style:column-width="4.8028in"/>
    </style:style>
    <style:style style:name="Table488.A1" style:family="table-cell">
      <style:table-cell-properties style:vertical-align="top" fo:padding-left="0.0486in" fo:padding-right="0.0486in" fo:padding-top="0in" fo:padding-bottom="0in" fo:border="none"/>
    </style:style>
    <style:style style:name="Table489" style:family="table">
      <style:table-properties style:width="6.4306in" fo:margin-left="-0.0486in" table:align="left" style:writing-mode="lr-tb"/>
    </style:style>
    <style:style style:name="Table489.A" style:family="table-column">
      <style:table-column-properties style:column-width="1.6236in"/>
    </style:style>
    <style:style style:name="Table489.B" style:family="table-column">
      <style:table-column-properties style:column-width="4.8069in"/>
    </style:style>
    <style:style style:name="Table489.A1" style:family="table-cell">
      <style:table-cell-properties style:vertical-align="top" fo:padding-left="0.0486in" fo:padding-right="0.0486in" fo:padding-top="0in" fo:padding-bottom="0in" fo:border="none"/>
    </style:style>
    <style:style style:name="Table490" style:family="table">
      <style:table-properties style:width="6.4306in" fo:margin-left="-0.0486in" table:align="left" style:writing-mode="lr-tb"/>
    </style:style>
    <style:style style:name="Table490.A" style:family="table-column">
      <style:table-column-properties style:column-width="1.6236in"/>
    </style:style>
    <style:style style:name="Table490.B" style:family="table-column">
      <style:table-column-properties style:column-width="4.8069in"/>
    </style:style>
    <style:style style:name="Table490.A1" style:family="table-cell">
      <style:table-cell-properties style:vertical-align="top" fo:padding-left="0.0486in" fo:padding-right="0.0486in" fo:padding-top="0in" fo:padding-bottom="0in" fo:border="none"/>
    </style:style>
    <style:style style:name="Table491" style:family="table">
      <style:table-properties style:width="6.4306in" fo:margin-left="-0.0486in" table:align="left" style:writing-mode="lr-tb"/>
    </style:style>
    <style:style style:name="Table491.A" style:family="table-column">
      <style:table-column-properties style:column-width="1.6236in"/>
    </style:style>
    <style:style style:name="Table491.B" style:family="table-column">
      <style:table-column-properties style:column-width="4.8069in"/>
    </style:style>
    <style:style style:name="Table491.A1" style:family="table-cell">
      <style:table-cell-properties style:vertical-align="top" fo:padding-left="0.0486in" fo:padding-right="0.0486in" fo:padding-top="0in" fo:padding-bottom="0in" fo:border="none"/>
    </style:style>
    <style:style style:name="Table492" style:family="table">
      <style:table-properties style:width="6.4306in" fo:margin-left="-0.0486in" table:align="left" style:writing-mode="lr-tb"/>
    </style:style>
    <style:style style:name="Table492.A" style:family="table-column">
      <style:table-column-properties style:column-width="1.6236in"/>
    </style:style>
    <style:style style:name="Table492.B" style:family="table-column">
      <style:table-column-properties style:column-width="4.8069in"/>
    </style:style>
    <style:style style:name="Table492.A1" style:family="table-cell">
      <style:table-cell-properties style:vertical-align="top" fo:padding-left="0.0486in" fo:padding-right="0.0486in" fo:padding-top="0in" fo:padding-bottom="0in" fo:border="none"/>
    </style:style>
    <style:style style:name="Table493" style:family="table">
      <style:table-properties style:width="6.4306in" fo:margin-left="-0.0486in" table:align="left" style:writing-mode="lr-tb"/>
    </style:style>
    <style:style style:name="Table493.A" style:family="table-column">
      <style:table-column-properties style:column-width="1.6236in"/>
    </style:style>
    <style:style style:name="Table493.B" style:family="table-column">
      <style:table-column-properties style:column-width="4.8069in"/>
    </style:style>
    <style:style style:name="Table493.A1" style:family="table-cell">
      <style:table-cell-properties style:vertical-align="top" fo:padding-left="0.0486in" fo:padding-right="0.0486in" fo:padding-top="0in" fo:padding-bottom="0in" fo:border="none"/>
    </style:style>
    <style:style style:name="Table494" style:family="table">
      <style:table-properties style:width="6.4264in" fo:margin-left="-0.0486in" table:align="left" style:writing-mode="lr-tb"/>
    </style:style>
    <style:style style:name="Table494.A" style:family="table-column">
      <style:table-column-properties style:column-width="1.6236in"/>
    </style:style>
    <style:style style:name="Table494.B" style:family="table-column">
      <style:table-column-properties style:column-width="4.8028in"/>
    </style:style>
    <style:style style:name="Table494.A1" style:family="table-cell">
      <style:table-cell-properties style:vertical-align="top" fo:padding-left="0.0486in" fo:padding-right="0.0486in" fo:padding-top="0in" fo:padding-bottom="0in" fo:border="none"/>
    </style:style>
    <style:style style:name="Table495" style:family="table">
      <style:table-properties style:width="6.4264in" fo:margin-left="-0.0486in" table:align="left" style:writing-mode="lr-tb"/>
    </style:style>
    <style:style style:name="Table495.A" style:family="table-column">
      <style:table-column-properties style:column-width="1.6236in"/>
    </style:style>
    <style:style style:name="Table495.B" style:family="table-column">
      <style:table-column-properties style:column-width="4.8028in"/>
    </style:style>
    <style:style style:name="Table495.A1" style:family="table-cell">
      <style:table-cell-properties style:vertical-align="top" fo:padding-left="0.0486in" fo:padding-right="0.0486in" fo:padding-top="0in" fo:padding-bottom="0in" fo:border="none"/>
    </style:style>
    <style:style style:name="Table496" style:family="table">
      <style:table-properties style:width="6.4264in" fo:margin-left="-0.0486in" table:align="left" style:writing-mode="lr-tb"/>
    </style:style>
    <style:style style:name="Table496.A" style:family="table-column">
      <style:table-column-properties style:column-width="1.6236in"/>
    </style:style>
    <style:style style:name="Table496.B" style:family="table-column">
      <style:table-column-properties style:column-width="4.8028in"/>
    </style:style>
    <style:style style:name="Table496.A1" style:family="table-cell">
      <style:table-cell-properties style:vertical-align="top" fo:padding-left="0.0486in" fo:padding-right="0.0486in" fo:padding-top="0in" fo:padding-bottom="0in" fo:border="none"/>
    </style:style>
    <style:style style:name="Table497" style:family="table">
      <style:table-properties style:width="6.4306in" fo:margin-left="-0.0486in" table:align="left" style:writing-mode="lr-tb"/>
    </style:style>
    <style:style style:name="Table497.A" style:family="table-column">
      <style:table-column-properties style:column-width="1.6236in"/>
    </style:style>
    <style:style style:name="Table497.B" style:family="table-column">
      <style:table-column-properties style:column-width="4.8069in"/>
    </style:style>
    <style:style style:name="Table497.A1" style:family="table-cell">
      <style:table-cell-properties style:vertical-align="top" fo:padding-left="0.0486in" fo:padding-right="0.0486in" fo:padding-top="0in" fo:padding-bottom="0in" fo:border="none"/>
    </style:style>
    <style:style style:name="Table498" style:family="table">
      <style:table-properties style:width="1.7222in" fo:margin-left="-0.0486in" table:align="left" style:writing-mode="lr-tb"/>
    </style:style>
    <style:style style:name="Table498.A" style:family="table-column">
      <style:table-column-properties style:column-width="1.7222in"/>
    </style:style>
    <style:style style:name="Table498.A1" style:family="table-cell">
      <style:table-cell-properties style:vertical-align="top" fo:background-color="#7f7f7f" fo:padding-left="0.0486in" fo:padding-right="0.0486in" fo:padding-top="0in" fo:padding-bottom="0in" fo:border="none">
        <style:background-image/>
      </style:table-cell-properties>
    </style:style>
    <style:style style:name="Table499" style:family="table">
      <style:table-properties style:width="6.4306in" fo:margin-left="-0.0486in" table:align="left" style:writing-mode="lr-tb"/>
    </style:style>
    <style:style style:name="Table499.A" style:family="table-column">
      <style:table-column-properties style:column-width="1.6236in"/>
    </style:style>
    <style:style style:name="Table499.B" style:family="table-column">
      <style:table-column-properties style:column-width="4.8069in"/>
    </style:style>
    <style:style style:name="Table499.A1" style:family="table-cell">
      <style:table-cell-properties style:vertical-align="top" fo:padding-left="0.0486in" fo:padding-right="0.0486in" fo:padding-top="0in" fo:padding-bottom="0in" fo:border="none"/>
    </style:style>
    <style:style style:name="Table500" style:family="table">
      <style:table-properties style:width="6.4306in" fo:margin-left="-0.0486in" table:align="left" style:writing-mode="lr-tb"/>
    </style:style>
    <style:style style:name="Table500.A" style:family="table-column">
      <style:table-column-properties style:column-width="1.6236in"/>
    </style:style>
    <style:style style:name="Table500.B" style:family="table-column">
      <style:table-column-properties style:column-width="4.8069in"/>
    </style:style>
    <style:style style:name="Table500.A1" style:family="table-cell">
      <style:table-cell-properties style:vertical-align="top" fo:padding-left="0.0486in" fo:padding-right="0.0486in" fo:padding-top="0in" fo:padding-bottom="0in" fo:border="none"/>
    </style:style>
    <style:style style:name="Table501" style:family="table">
      <style:table-properties style:width="6.4306in" fo:margin-left="-0.0486in" table:align="left" style:writing-mode="lr-tb"/>
    </style:style>
    <style:style style:name="Table501.A" style:family="table-column">
      <style:table-column-properties style:column-width="1.6236in"/>
    </style:style>
    <style:style style:name="Table501.B" style:family="table-column">
      <style:table-column-properties style:column-width="4.8069in"/>
    </style:style>
    <style:style style:name="Table501.A1" style:family="table-cell">
      <style:table-cell-properties style:vertical-align="top" fo:padding-left="0.0486in" fo:padding-right="0.0486in" fo:padding-top="0in" fo:padding-bottom="0in" fo:border="none"/>
    </style:style>
    <style:style style:name="Table502" style:family="table">
      <style:table-properties style:width="6.4306in" fo:margin-left="-0.0486in" table:align="left" style:writing-mode="lr-tb"/>
    </style:style>
    <style:style style:name="Table502.A" style:family="table-column">
      <style:table-column-properties style:column-width="1.6236in"/>
    </style:style>
    <style:style style:name="Table502.B" style:family="table-column">
      <style:table-column-properties style:column-width="4.8069in"/>
    </style:style>
    <style:style style:name="Table502.A1" style:family="table-cell">
      <style:table-cell-properties style:vertical-align="top" fo:padding-left="0.0486in" fo:padding-right="0.0486in" fo:padding-top="0in" fo:padding-bottom="0in" fo:border="none"/>
    </style:style>
    <style:style style:name="Table503" style:family="table">
      <style:table-properties style:width="6.4306in" fo:margin-left="-0.0486in" table:align="left" style:writing-mode="lr-tb"/>
    </style:style>
    <style:style style:name="Table503.A" style:family="table-column">
      <style:table-column-properties style:column-width="1.6236in"/>
    </style:style>
    <style:style style:name="Table503.B" style:family="table-column">
      <style:table-column-properties style:column-width="4.8069in"/>
    </style:style>
    <style:style style:name="Table503.A1" style:family="table-cell">
      <style:table-cell-properties style:vertical-align="top" fo:padding-left="0.0486in" fo:padding-right="0.0486in" fo:padding-top="0in" fo:padding-bottom="0in" fo:border="none"/>
    </style:style>
    <style:style style:name="Table504" style:family="table">
      <style:table-properties style:width="6.4306in" fo:margin-left="-0.0486in" table:align="left" style:writing-mode="lr-tb"/>
    </style:style>
    <style:style style:name="Table504.A" style:family="table-column">
      <style:table-column-properties style:column-width="1.6236in"/>
    </style:style>
    <style:style style:name="Table504.B" style:family="table-column">
      <style:table-column-properties style:column-width="4.8069in"/>
    </style:style>
    <style:style style:name="Table504.A1" style:family="table-cell">
      <style:table-cell-properties style:vertical-align="top" fo:padding-left="0.0486in" fo:padding-right="0.0486in" fo:padding-top="0in" fo:padding-bottom="0in" fo:border="none"/>
    </style:style>
    <style:style style:name="Table505" style:family="table">
      <style:table-properties style:width="1.7222in" fo:margin-left="-0.0486in" table:align="left" style:writing-mode="lr-tb"/>
    </style:style>
    <style:style style:name="Table505.A" style:family="table-column">
      <style:table-column-properties style:column-width="1.7222in"/>
    </style:style>
    <style:style style:name="Table505.A1" style:family="table-cell">
      <style:table-cell-properties style:vertical-align="top" fo:background-color="#7f7f7f" fo:padding-left="0.0486in" fo:padding-right="0.0486in" fo:padding-top="0in" fo:padding-bottom="0in" fo:border="none">
        <style:background-image/>
      </style:table-cell-properties>
    </style:style>
    <style:style style:name="Table506" style:family="table">
      <style:table-properties style:width="6.4264in" fo:margin-left="-0.0486in" table:align="left" style:writing-mode="lr-tb"/>
    </style:style>
    <style:style style:name="Table506.A" style:family="table-column">
      <style:table-column-properties style:column-width="1.6236in"/>
    </style:style>
    <style:style style:name="Table506.B" style:family="table-column">
      <style:table-column-properties style:column-width="4.8028in"/>
    </style:style>
    <style:style style:name="Table506.A1" style:family="table-cell">
      <style:table-cell-properties style:vertical-align="top" fo:padding-left="0.0486in" fo:padding-right="0.0486in" fo:padding-top="0in" fo:padding-bottom="0in" fo:border="none"/>
    </style:style>
    <style:style style:name="Table507" style:family="table">
      <style:table-properties style:width="6.4264in" fo:margin-left="-0.0486in" table:align="left" style:writing-mode="lr-tb"/>
    </style:style>
    <style:style style:name="Table507.A" style:family="table-column">
      <style:table-column-properties style:column-width="1.6236in"/>
    </style:style>
    <style:style style:name="Table507.B" style:family="table-column">
      <style:table-column-properties style:column-width="4.8028in"/>
    </style:style>
    <style:style style:name="Table507.A1" style:family="table-cell">
      <style:table-cell-properties style:vertical-align="top" fo:padding-left="0.0486in" fo:padding-right="0.0486in" fo:padding-top="0in" fo:padding-bottom="0in" fo:border="none"/>
    </style:style>
    <style:style style:name="Table508" style:family="table">
      <style:table-properties style:width="6.4264in" fo:margin-left="-0.0486in" table:align="left" style:writing-mode="lr-tb"/>
    </style:style>
    <style:style style:name="Table508.A" style:family="table-column">
      <style:table-column-properties style:column-width="1.6236in"/>
    </style:style>
    <style:style style:name="Table508.B" style:family="table-column">
      <style:table-column-properties style:column-width="4.8028in"/>
    </style:style>
    <style:style style:name="Table508.A1" style:family="table-cell">
      <style:table-cell-properties style:vertical-align="top" fo:padding-left="0.0486in" fo:padding-right="0.0486in" fo:padding-top="0in" fo:padding-bottom="0in" fo:border="none"/>
    </style:style>
    <style:style style:name="Table509" style:family="table">
      <style:table-properties style:width="6.4264in" fo:margin-left="-0.0486in" table:align="left" style:writing-mode="lr-tb"/>
    </style:style>
    <style:style style:name="Table509.A" style:family="table-column">
      <style:table-column-properties style:column-width="1.6236in"/>
    </style:style>
    <style:style style:name="Table509.B" style:family="table-column">
      <style:table-column-properties style:column-width="4.8028in"/>
    </style:style>
    <style:style style:name="Table509.A1" style:family="table-cell">
      <style:table-cell-properties style:vertical-align="top" fo:padding-left="0.0486in" fo:padding-right="0.0486in" fo:padding-top="0in" fo:padding-bottom="0in" fo:border="none"/>
    </style:style>
    <style:style style:name="Table510" style:family="table">
      <style:table-properties style:width="6.4264in" fo:margin-left="-0.0486in" table:align="left" style:writing-mode="lr-tb"/>
    </style:style>
    <style:style style:name="Table510.A" style:family="table-column">
      <style:table-column-properties style:column-width="1.6236in"/>
    </style:style>
    <style:style style:name="Table510.B" style:family="table-column">
      <style:table-column-properties style:column-width="4.8028in"/>
    </style:style>
    <style:style style:name="Table510.A1" style:family="table-cell">
      <style:table-cell-properties style:vertical-align="top" fo:padding-left="0.0486in" fo:padding-right="0.0486in" fo:padding-top="0in" fo:padding-bottom="0in" fo:border="none"/>
    </style:style>
    <style:style style:name="Table511" style:family="table">
      <style:table-properties style:width="6.4264in" fo:margin-left="-0.0486in" table:align="left" style:writing-mode="lr-tb"/>
    </style:style>
    <style:style style:name="Table511.A" style:family="table-column">
      <style:table-column-properties style:column-width="1.6236in"/>
    </style:style>
    <style:style style:name="Table511.B" style:family="table-column">
      <style:table-column-properties style:column-width="4.8028in"/>
    </style:style>
    <style:style style:name="Table511.A1" style:family="table-cell">
      <style:table-cell-properties style:vertical-align="top" fo:padding-left="0.0486in" fo:padding-right="0.0486in" fo:padding-top="0in" fo:padding-bottom="0in" fo:border="none"/>
    </style:style>
    <style:style style:name="Table512" style:family="table">
      <style:table-properties style:width="1.7222in" fo:margin-left="-0.0486in" table:align="left" style:writing-mode="lr-tb"/>
    </style:style>
    <style:style style:name="Table512.A" style:family="table-column">
      <style:table-column-properties style:column-width="1.7222in"/>
    </style:style>
    <style:style style:name="Table512.A1" style:family="table-cell">
      <style:table-cell-properties style:vertical-align="top" fo:background-color="#7f7f7f" fo:padding-left="0.0486in" fo:padding-right="0.0486in" fo:padding-top="0in" fo:padding-bottom="0in" fo:border="none">
        <style:background-image/>
      </style:table-cell-properties>
    </style:style>
    <style:style style:name="Table513" style:family="table">
      <style:table-properties style:width="6.4306in" fo:margin-left="-0.0486in" table:align="left" style:writing-mode="lr-tb"/>
    </style:style>
    <style:style style:name="Table513.A" style:family="table-column">
      <style:table-column-properties style:column-width="1.6236in"/>
    </style:style>
    <style:style style:name="Table513.B" style:family="table-column">
      <style:table-column-properties style:column-width="4.8069in"/>
    </style:style>
    <style:style style:name="Table513.A1" style:family="table-cell">
      <style:table-cell-properties style:vertical-align="top" fo:padding-left="0.0486in" fo:padding-right="0.0486in" fo:padding-top="0in" fo:padding-bottom="0in" fo:border="none"/>
    </style:style>
    <style:style style:name="Table514" style:family="table">
      <style:table-properties style:width="6.4306in" fo:margin-left="-0.0486in" table:align="left" style:writing-mode="lr-tb"/>
    </style:style>
    <style:style style:name="Table514.A" style:family="table-column">
      <style:table-column-properties style:column-width="1.6236in"/>
    </style:style>
    <style:style style:name="Table514.B" style:family="table-column">
      <style:table-column-properties style:column-width="4.8069in"/>
    </style:style>
    <style:style style:name="Table514.A1" style:family="table-cell">
      <style:table-cell-properties style:vertical-align="top" fo:padding-left="0.0486in" fo:padding-right="0.0486in" fo:padding-top="0in" fo:padding-bottom="0in" fo:border="none"/>
    </style:style>
    <style:style style:name="Table515" style:family="table">
      <style:table-properties style:width="6.4306in" fo:margin-left="-0.0486in" table:align="left" style:writing-mode="lr-tb"/>
    </style:style>
    <style:style style:name="Table515.A" style:family="table-column">
      <style:table-column-properties style:column-width="1.6236in"/>
    </style:style>
    <style:style style:name="Table515.B" style:family="table-column">
      <style:table-column-properties style:column-width="4.8069in"/>
    </style:style>
    <style:style style:name="Table515.A1" style:family="table-cell">
      <style:table-cell-properties style:vertical-align="top" fo:padding-left="0.0486in" fo:padding-right="0.0486in" fo:padding-top="0in" fo:padding-bottom="0in" fo:border="none"/>
    </style:style>
    <style:style style:name="Table516" style:family="table">
      <style:table-properties style:width="6.4264in" fo:margin-left="-0.0486in" table:align="left" style:writing-mode="lr-tb"/>
    </style:style>
    <style:style style:name="Table516.A" style:family="table-column">
      <style:table-column-properties style:column-width="1.6236in"/>
    </style:style>
    <style:style style:name="Table516.B" style:family="table-column">
      <style:table-column-properties style:column-width="4.8028in"/>
    </style:style>
    <style:style style:name="Table516.A1" style:family="table-cell">
      <style:table-cell-properties style:vertical-align="top" fo:padding-left="0.0486in" fo:padding-right="0.0486in" fo:padding-top="0in" fo:padding-bottom="0in" fo:border="none"/>
    </style:style>
    <style:style style:name="Table517" style:family="table">
      <style:table-properties style:width="6.4306in" fo:margin-left="-0.0486in" table:align="left" style:writing-mode="lr-tb"/>
    </style:style>
    <style:style style:name="Table517.A" style:family="table-column">
      <style:table-column-properties style:column-width="1.6236in"/>
    </style:style>
    <style:style style:name="Table517.B" style:family="table-column">
      <style:table-column-properties style:column-width="4.8069in"/>
    </style:style>
    <style:style style:name="Table517.A1" style:family="table-cell">
      <style:table-cell-properties style:vertical-align="top" fo:padding-left="0.0486in" fo:padding-right="0.0486in" fo:padding-top="0in" fo:padding-bottom="0in" fo:border="none"/>
    </style:style>
    <style:style style:name="Table518" style:family="table">
      <style:table-properties style:width="6.4264in" fo:margin-left="-0.0486in" table:align="left" style:writing-mode="lr-tb"/>
    </style:style>
    <style:style style:name="Table518.A" style:family="table-column">
      <style:table-column-properties style:column-width="1.6236in"/>
    </style:style>
    <style:style style:name="Table518.B" style:family="table-column">
      <style:table-column-properties style:column-width="4.8028in"/>
    </style:style>
    <style:style style:name="Table518.A1" style:family="table-cell">
      <style:table-cell-properties style:vertical-align="top" fo:padding-left="0.0486in" fo:padding-right="0.0486in" fo:padding-top="0in" fo:padding-bottom="0in" fo:border="none"/>
    </style:style>
    <style:style style:name="Table519" style:family="table">
      <style:table-properties style:width="6.4264in" fo:margin-left="-0.0486in" table:align="left" style:writing-mode="lr-tb"/>
    </style:style>
    <style:style style:name="Table519.A" style:family="table-column">
      <style:table-column-properties style:column-width="1.6236in"/>
    </style:style>
    <style:style style:name="Table519.B" style:family="table-column">
      <style:table-column-properties style:column-width="4.8028in"/>
    </style:style>
    <style:style style:name="Table519.A1" style:family="table-cell">
      <style:table-cell-properties style:vertical-align="top" fo:padding-left="0.0486in" fo:padding-right="0.0486in" fo:padding-top="0in" fo:padding-bottom="0in" fo:border="none"/>
    </style:style>
    <style:style style:name="Table520" style:family="table">
      <style:table-properties style:width="6.4306in" fo:margin-left="-0.0486in" table:align="left" style:writing-mode="lr-tb"/>
    </style:style>
    <style:style style:name="Table520.A" style:family="table-column">
      <style:table-column-properties style:column-width="1.6236in"/>
    </style:style>
    <style:style style:name="Table520.B" style:family="table-column">
      <style:table-column-properties style:column-width="4.8069in"/>
    </style:style>
    <style:style style:name="Table520.A1" style:family="table-cell">
      <style:table-cell-properties style:vertical-align="top" fo:padding-left="0.0486in" fo:padding-right="0.0486in" fo:padding-top="0in" fo:padding-bottom="0in" fo:border="none"/>
    </style:style>
    <style:style style:name="Table521" style:family="table">
      <style:table-properties style:width="6.4264in" fo:margin-left="-0.0486in" table:align="left" style:writing-mode="lr-tb"/>
    </style:style>
    <style:style style:name="Table521.A" style:family="table-column">
      <style:table-column-properties style:column-width="1.6236in"/>
    </style:style>
    <style:style style:name="Table521.B" style:family="table-column">
      <style:table-column-properties style:column-width="4.8028in"/>
    </style:style>
    <style:style style:name="Table521.A1" style:family="table-cell">
      <style:table-cell-properties style:vertical-align="top" fo:padding-left="0.0486in" fo:padding-right="0.0486in" fo:padding-top="0in" fo:padding-bottom="0in" fo:border="none"/>
    </style:style>
    <style:style style:name="Table522" style:family="table">
      <style:table-properties style:width="6.4264in" fo:margin-left="-0.0486in" table:align="left" style:writing-mode="lr-tb"/>
    </style:style>
    <style:style style:name="Table522.A" style:family="table-column">
      <style:table-column-properties style:column-width="1.6111in"/>
    </style:style>
    <style:style style:name="Table522.B" style:family="table-column">
      <style:table-column-properties style:column-width="4.8153in"/>
    </style:style>
    <style:style style:name="Table522.1" style:family="table-row">
      <style:table-row-properties style:min-row-height="0.5299in"/>
    </style:style>
    <style:style style:name="Table522.A1" style:family="table-cell">
      <style:table-cell-properties style:vertical-align="top" fo:padding-left="0.0486in" fo:padding-right="0.0486in" fo:padding-top="0in" fo:padding-bottom="0in" fo:border="none"/>
    </style:style>
    <style:style style:name="Table523" style:family="table">
      <style:table-properties style:width="6.4264in" fo:margin-left="-0.0486in" table:align="left" style:writing-mode="lr-tb"/>
    </style:style>
    <style:style style:name="Table523.A" style:family="table-column">
      <style:table-column-properties style:column-width="1.6236in"/>
    </style:style>
    <style:style style:name="Table523.B" style:family="table-column">
      <style:table-column-properties style:column-width="4.8028in"/>
    </style:style>
    <style:style style:name="Table523.A1" style:family="table-cell">
      <style:table-cell-properties style:vertical-align="top" fo:padding-left="0.0486in" fo:padding-right="0.0486in" fo:padding-top="0in" fo:padding-bottom="0in" fo:border="none"/>
    </style:style>
    <style:style style:name="Table524" style:family="table">
      <style:table-properties style:width="6.4306in" fo:margin-left="-0.0486in" table:align="left" style:writing-mode="lr-tb"/>
    </style:style>
    <style:style style:name="Table524.A" style:family="table-column">
      <style:table-column-properties style:column-width="1.6236in"/>
    </style:style>
    <style:style style:name="Table524.B" style:family="table-column">
      <style:table-column-properties style:column-width="4.8069in"/>
    </style:style>
    <style:style style:name="Table524.A1" style:family="table-cell">
      <style:table-cell-properties style:vertical-align="top" fo:padding-left="0.0486in" fo:padding-right="0.0486in" fo:padding-top="0in" fo:padding-bottom="0in" fo:border="none"/>
    </style:style>
    <style:style style:name="Table525" style:family="table">
      <style:table-properties style:width="6.4264in" fo:margin-left="-0.0486in" table:align="left" style:writing-mode="lr-tb"/>
    </style:style>
    <style:style style:name="Table525.A" style:family="table-column">
      <style:table-column-properties style:column-width="1.6236in"/>
    </style:style>
    <style:style style:name="Table525.B" style:family="table-column">
      <style:table-column-properties style:column-width="4.8028in"/>
    </style:style>
    <style:style style:name="Table525.A1" style:family="table-cell">
      <style:table-cell-properties style:vertical-align="top" fo:padding-left="0.0486in" fo:padding-right="0.0486in" fo:padding-top="0in" fo:padding-bottom="0in" fo:border="none"/>
    </style:style>
    <style:style style:name="Table526" style:family="table">
      <style:table-properties style:width="6.3986in" table:align="left" style:writing-mode="lr-tb"/>
    </style:style>
    <style:style style:name="Table526.A" style:family="table-column">
      <style:table-column-properties style:column-width="1.575in"/>
    </style:style>
    <style:style style:name="Table526.B" style:family="table-column">
      <style:table-column-properties style:column-width="4.8236in"/>
    </style:style>
    <style:style style:name="Table526.A1" style:family="table-cell">
      <style:table-cell-properties style:vertical-align="top" fo:padding-left="0.0486in" fo:padding-right="0.0486in" fo:padding-top="0in" fo:padding-bottom="0in" fo:border="none"/>
    </style:style>
    <style:style style:name="Table527" style:family="table">
      <style:table-properties style:width="6.4306in" fo:margin-left="-0.0486in" table:align="left" style:writing-mode="lr-tb"/>
    </style:style>
    <style:style style:name="Table527.A" style:family="table-column">
      <style:table-column-properties style:column-width="1.6236in"/>
    </style:style>
    <style:style style:name="Table527.B" style:family="table-column">
      <style:table-column-properties style:column-width="4.8069in"/>
    </style:style>
    <style:style style:name="Table527.A1" style:family="table-cell">
      <style:table-cell-properties style:vertical-align="top" fo:padding-left="0.0486in" fo:padding-right="0.0486in" fo:padding-top="0in" fo:padding-bottom="0in" fo:border="none"/>
    </style:style>
    <style:style style:name="Table528" style:family="table">
      <style:table-properties style:width="6.4306in" fo:margin-left="-0.0486in" table:align="left" style:writing-mode="lr-tb"/>
    </style:style>
    <style:style style:name="Table528.A" style:family="table-column">
      <style:table-column-properties style:column-width="1.6236in"/>
    </style:style>
    <style:style style:name="Table528.B" style:family="table-column">
      <style:table-column-properties style:column-width="4.8069in"/>
    </style:style>
    <style:style style:name="Table528.A1" style:family="table-cell">
      <style:table-cell-properties style:vertical-align="top" fo:padding-left="0.0486in" fo:padding-right="0.0486in" fo:padding-top="0in" fo:padding-bottom="0in" fo:border="none"/>
    </style:style>
    <style:style style:name="Table529" style:family="table">
      <style:table-properties style:width="6.4306in" fo:margin-left="-0.0486in" table:align="left" style:writing-mode="lr-tb"/>
    </style:style>
    <style:style style:name="Table529.A" style:family="table-column">
      <style:table-column-properties style:column-width="1.6236in"/>
    </style:style>
    <style:style style:name="Table529.B" style:family="table-column">
      <style:table-column-properties style:column-width="4.8069in"/>
    </style:style>
    <style:style style:name="Table529.A1" style:family="table-cell">
      <style:table-cell-properties style:vertical-align="top" fo:padding-left="0.0486in" fo:padding-right="0.0486in" fo:padding-top="0in" fo:padding-bottom="0in" fo:border="none"/>
    </style:style>
    <style:style style:name="Table530" style:family="table">
      <style:table-properties style:width="6.4306in" fo:margin-left="-0.0486in" table:align="left" style:writing-mode="lr-tb"/>
    </style:style>
    <style:style style:name="Table530.A" style:family="table-column">
      <style:table-column-properties style:column-width="1.6236in"/>
    </style:style>
    <style:style style:name="Table530.B" style:family="table-column">
      <style:table-column-properties style:column-width="4.8069in"/>
    </style:style>
    <style:style style:name="Table530.A1" style:family="table-cell">
      <style:table-cell-properties style:vertical-align="top" fo:padding-left="0.0486in" fo:padding-right="0.0486in" fo:padding-top="0in" fo:padding-bottom="0in" fo:border="none"/>
    </style:style>
    <style:style style:name="Table531" style:family="table">
      <style:table-properties style:width="6.4306in" fo:margin-left="-0.0486in" table:align="left" style:writing-mode="lr-tb"/>
    </style:style>
    <style:style style:name="Table531.A" style:family="table-column">
      <style:table-column-properties style:column-width="1.6236in"/>
    </style:style>
    <style:style style:name="Table531.B" style:family="table-column">
      <style:table-column-properties style:column-width="4.8069in"/>
    </style:style>
    <style:style style:name="Table531.A1" style:family="table-cell">
      <style:table-cell-properties style:vertical-align="top" fo:padding-left="0.0486in" fo:padding-right="0.0486in" fo:padding-top="0in" fo:padding-bottom="0in" fo:border="none"/>
    </style:style>
    <style:style style:name="Table532" style:family="table">
      <style:table-properties style:width="6.4306in" fo:margin-left="-0.0486in" table:align="left" style:writing-mode="lr-tb"/>
    </style:style>
    <style:style style:name="Table532.A" style:family="table-column">
      <style:table-column-properties style:column-width="1.6236in"/>
    </style:style>
    <style:style style:name="Table532.B" style:family="table-column">
      <style:table-column-properties style:column-width="4.8069in"/>
    </style:style>
    <style:style style:name="Table532.A1" style:family="table-cell">
      <style:table-cell-properties style:vertical-align="top" fo:padding-left="0.0486in" fo:padding-right="0.0486in" fo:padding-top="0in" fo:padding-bottom="0in" fo:border="none"/>
    </style:style>
    <style:style style:name="Table533" style:family="table">
      <style:table-properties style:width="1.7222in" fo:margin-left="-0.0486in" table:align="left" style:writing-mode="lr-tb"/>
    </style:style>
    <style:style style:name="Table533.A" style:family="table-column">
      <style:table-column-properties style:column-width="1.7222in"/>
    </style:style>
    <style:style style:name="Table533.A1" style:family="table-cell">
      <style:table-cell-properties style:vertical-align="top" fo:background-color="#7f7f7f" fo:padding-left="0.0486in" fo:padding-right="0.0486in" fo:padding-top="0in" fo:padding-bottom="0in" fo:border="none">
        <style:background-image/>
      </style:table-cell-properties>
    </style:style>
    <style:style style:name="Table534" style:family="table">
      <style:table-properties style:width="1.7222in" fo:margin-left="-0.0486in" table:align="left" style:writing-mode="lr-tb"/>
    </style:style>
    <style:style style:name="Table534.A" style:family="table-column">
      <style:table-column-properties style:column-width="1.7222in"/>
    </style:style>
    <style:style style:name="Table534.A1" style:family="table-cell">
      <style:table-cell-properties style:vertical-align="top" fo:background-color="#7f7f7f" fo:padding-left="0.0486in" fo:padding-right="0.0486in" fo:padding-top="0in" fo:padding-bottom="0in" fo:border="none">
        <style:background-image/>
      </style:table-cell-properties>
    </style:style>
    <style:style style:name="Table535" style:family="table">
      <style:table-properties style:width="6.4306in" fo:margin-left="-0.0486in" table:align="left" style:writing-mode="lr-tb"/>
    </style:style>
    <style:style style:name="Table535.A" style:family="table-column">
      <style:table-column-properties style:column-width="1.6236in"/>
    </style:style>
    <style:style style:name="Table535.B" style:family="table-column">
      <style:table-column-properties style:column-width="4.8069in"/>
    </style:style>
    <style:style style:name="Table535.A1" style:family="table-cell">
      <style:table-cell-properties style:vertical-align="top" fo:padding-left="0.0486in" fo:padding-right="0.0486in" fo:padding-top="0in" fo:padding-bottom="0in" fo:border="none"/>
    </style:style>
    <style:style style:name="Table536" style:family="table">
      <style:table-properties style:width="6.4264in" fo:margin-left="-0.0486in" table:align="left" style:writing-mode="lr-tb"/>
    </style:style>
    <style:style style:name="Table536.A" style:family="table-column">
      <style:table-column-properties style:column-width="1.6236in"/>
    </style:style>
    <style:style style:name="Table536.B" style:family="table-column">
      <style:table-column-properties style:column-width="4.8028in"/>
    </style:style>
    <style:style style:name="Table536.A1" style:family="table-cell">
      <style:table-cell-properties style:vertical-align="top" fo:padding-left="0.0486in" fo:padding-right="0.0486in" fo:padding-top="0in" fo:padding-bottom="0in" fo:border="none"/>
    </style:style>
    <style:style style:name="Table537" style:family="table">
      <style:table-properties style:width="6.4306in" fo:margin-left="-0.0486in" table:align="left" style:writing-mode="lr-tb"/>
    </style:style>
    <style:style style:name="Table537.A" style:family="table-column">
      <style:table-column-properties style:column-width="1.6236in"/>
    </style:style>
    <style:style style:name="Table537.B" style:family="table-column">
      <style:table-column-properties style:column-width="4.8069in"/>
    </style:style>
    <style:style style:name="Table537.A1" style:family="table-cell">
      <style:table-cell-properties style:vertical-align="top" fo:padding-left="0.0486in" fo:padding-right="0.0486in" fo:padding-top="0in" fo:padding-bottom="0in" fo:border="none"/>
    </style:style>
    <style:style style:name="Table538" style:family="table">
      <style:table-properties style:width="6.4264in" fo:margin-left="-0.0486in" table:align="left" style:writing-mode="lr-tb"/>
    </style:style>
    <style:style style:name="Table538.A" style:family="table-column">
      <style:table-column-properties style:column-width="1.6236in"/>
    </style:style>
    <style:style style:name="Table538.B" style:family="table-column">
      <style:table-column-properties style:column-width="4.8028in"/>
    </style:style>
    <style:style style:name="Table538.A1" style:family="table-cell">
      <style:table-cell-properties style:vertical-align="top" fo:padding-left="0.0486in" fo:padding-right="0.0486in" fo:padding-top="0in" fo:padding-bottom="0in" fo:border="none"/>
    </style:style>
    <style:style style:name="Table539" style:family="table">
      <style:table-properties style:width="6.4264in" fo:margin-left="-0.0486in" table:align="left" style:writing-mode="lr-tb"/>
    </style:style>
    <style:style style:name="Table539.A" style:family="table-column">
      <style:table-column-properties style:column-width="1.6236in"/>
    </style:style>
    <style:style style:name="Table539.B" style:family="table-column">
      <style:table-column-properties style:column-width="4.8028in"/>
    </style:style>
    <style:style style:name="Table539.A1" style:family="table-cell">
      <style:table-cell-properties style:vertical-align="top" fo:padding-left="0.0486in" fo:padding-right="0.0486in" fo:padding-top="0in" fo:padding-bottom="0in" fo:border="none"/>
    </style:style>
    <style:style style:name="Table540" style:family="table">
      <style:table-properties style:width="6.4264in" fo:margin-left="-0.0486in" table:align="left" style:writing-mode="lr-tb"/>
    </style:style>
    <style:style style:name="Table540.A" style:family="table-column">
      <style:table-column-properties style:column-width="1.6236in"/>
    </style:style>
    <style:style style:name="Table540.B" style:family="table-column">
      <style:table-column-properties style:column-width="4.8028in"/>
    </style:style>
    <style:style style:name="Table540.A1" style:family="table-cell">
      <style:table-cell-properties style:vertical-align="top" fo:padding-left="0.0486in" fo:padding-right="0.0486in" fo:padding-top="0in" fo:padding-bottom="0in" fo:border="none"/>
    </style:style>
    <style:style style:name="Table541" style:family="table">
      <style:table-properties style:width="6.4306in" fo:margin-left="-0.0486in" table:align="left" style:writing-mode="lr-tb"/>
    </style:style>
    <style:style style:name="Table541.A" style:family="table-column">
      <style:table-column-properties style:column-width="1.6236in"/>
    </style:style>
    <style:style style:name="Table541.B" style:family="table-column">
      <style:table-column-properties style:column-width="4.8069in"/>
    </style:style>
    <style:style style:name="Table541.A1" style:family="table-cell">
      <style:table-cell-properties style:vertical-align="top" fo:padding-left="0.0486in" fo:padding-right="0.0486in" fo:padding-top="0in" fo:padding-bottom="0in" fo:border="none"/>
    </style:style>
    <style:style style:name="Table542" style:family="table">
      <style:table-properties style:width="6.4264in" fo:margin-left="-0.0486in" table:align="left" style:writing-mode="lr-tb"/>
    </style:style>
    <style:style style:name="Table542.A" style:family="table-column">
      <style:table-column-properties style:column-width="1.6236in"/>
    </style:style>
    <style:style style:name="Table542.B" style:family="table-column">
      <style:table-column-properties style:column-width="4.8028in"/>
    </style:style>
    <style:style style:name="Table542.A1" style:family="table-cell">
      <style:table-cell-properties style:vertical-align="top" fo:padding-left="0.0486in" fo:padding-right="0.0486in" fo:padding-top="0in" fo:padding-bottom="0in" fo:border="none"/>
    </style:style>
    <style:style style:name="Table543" style:family="table">
      <style:table-properties style:width="6.4264in" fo:margin-left="-0.0486in" table:align="left" style:writing-mode="lr-tb"/>
    </style:style>
    <style:style style:name="Table543.A" style:family="table-column">
      <style:table-column-properties style:column-width="1.6236in"/>
    </style:style>
    <style:style style:name="Table543.B" style:family="table-column">
      <style:table-column-properties style:column-width="4.8028in"/>
    </style:style>
    <style:style style:name="Table543.A1" style:family="table-cell">
      <style:table-cell-properties style:vertical-align="top" fo:padding-left="0.0486in" fo:padding-right="0.0486in" fo:padding-top="0in" fo:padding-bottom="0in" fo:border="none"/>
    </style:style>
    <style:style style:name="Table544" style:family="table">
      <style:table-properties style:width="6.4264in" fo:margin-left="-0.0486in" table:align="left" style:writing-mode="lr-tb"/>
    </style:style>
    <style:style style:name="Table544.A" style:family="table-column">
      <style:table-column-properties style:column-width="1.6236in"/>
    </style:style>
    <style:style style:name="Table544.B" style:family="table-column">
      <style:table-column-properties style:column-width="4.8028in"/>
    </style:style>
    <style:style style:name="Table544.A1" style:family="table-cell">
      <style:table-cell-properties style:vertical-align="top" fo:padding-left="0.0486in" fo:padding-right="0.0486in" fo:padding-top="0in" fo:padding-bottom="0in" fo:border="none"/>
    </style:style>
    <style:style style:name="Table545" style:family="table">
      <style:table-properties style:width="6.4306in" fo:margin-left="-0.0486in" table:align="left" style:writing-mode="lr-tb"/>
    </style:style>
    <style:style style:name="Table545.A" style:family="table-column">
      <style:table-column-properties style:column-width="1.6236in"/>
    </style:style>
    <style:style style:name="Table545.B" style:family="table-column">
      <style:table-column-properties style:column-width="4.8069in"/>
    </style:style>
    <style:style style:name="Table545.A1" style:family="table-cell">
      <style:table-cell-properties style:vertical-align="top" fo:padding-left="0.0486in" fo:padding-right="0.0486in" fo:padding-top="0in" fo:padding-bottom="0in" fo:border="none"/>
    </style:style>
    <style:style style:name="Table546" style:family="table">
      <style:table-properties style:width="1.7222in" fo:margin-left="-0.0486in" table:align="left" style:writing-mode="lr-tb"/>
    </style:style>
    <style:style style:name="Table546.A" style:family="table-column">
      <style:table-column-properties style:column-width="1.7222in"/>
    </style:style>
    <style:style style:name="Table546.A1" style:family="table-cell">
      <style:table-cell-properties style:vertical-align="top" fo:background-color="#7f7f7f" fo:padding-left="0.0486in" fo:padding-right="0.0486in" fo:padding-top="0in" fo:padding-bottom="0in" fo:border="none">
        <style:background-image/>
      </style:table-cell-properties>
    </style:style>
    <style:style style:name="Table547" style:family="table">
      <style:table-properties style:width="6.4264in" fo:margin-left="-0.0486in" table:align="left" style:writing-mode="lr-tb"/>
    </style:style>
    <style:style style:name="Table547.A" style:family="table-column">
      <style:table-column-properties style:column-width="1.6236in"/>
    </style:style>
    <style:style style:name="Table547.B" style:family="table-column">
      <style:table-column-properties style:column-width="4.8028in"/>
    </style:style>
    <style:style style:name="Table547.A1" style:family="table-cell">
      <style:table-cell-properties style:vertical-align="top" fo:padding-left="0.0486in" fo:padding-right="0.0486in" fo:padding-top="0in" fo:padding-bottom="0in" fo:border="none"/>
    </style:style>
    <style:style style:name="Table548" style:family="table">
      <style:table-properties style:width="6.4306in" fo:margin-left="-0.0486in" table:align="left" style:writing-mode="lr-tb"/>
    </style:style>
    <style:style style:name="Table548.A" style:family="table-column">
      <style:table-column-properties style:column-width="1.6236in"/>
    </style:style>
    <style:style style:name="Table548.B" style:family="table-column">
      <style:table-column-properties style:column-width="4.8069in"/>
    </style:style>
    <style:style style:name="Table548.A1" style:family="table-cell">
      <style:table-cell-properties style:vertical-align="top" fo:padding-left="0.0486in" fo:padding-right="0.0486in" fo:padding-top="0in" fo:padding-bottom="0in" fo:border="none"/>
    </style:style>
    <style:style style:name="Table549" style:family="table">
      <style:table-properties style:width="6.4306in" fo:margin-left="-0.0486in" table:align="left" style:writing-mode="lr-tb"/>
    </style:style>
    <style:style style:name="Table549.A" style:family="table-column">
      <style:table-column-properties style:column-width="1.6236in"/>
    </style:style>
    <style:style style:name="Table549.B" style:family="table-column">
      <style:table-column-properties style:column-width="4.8069in"/>
    </style:style>
    <style:style style:name="Table549.A1" style:family="table-cell">
      <style:table-cell-properties style:vertical-align="top" fo:padding-left="0.0486in" fo:padding-right="0.0486in" fo:padding-top="0in" fo:padding-bottom="0in" fo:border="none"/>
    </style:style>
    <style:style style:name="Table550" style:family="table">
      <style:table-properties style:width="6.4306in" fo:margin-left="-0.0486in" table:align="left" style:writing-mode="lr-tb"/>
    </style:style>
    <style:style style:name="Table550.A" style:family="table-column">
      <style:table-column-properties style:column-width="1.6236in"/>
    </style:style>
    <style:style style:name="Table550.B" style:family="table-column">
      <style:table-column-properties style:column-width="4.8069in"/>
    </style:style>
    <style:style style:name="Table550.A1" style:family="table-cell">
      <style:table-cell-properties style:vertical-align="top" fo:padding-left="0.0486in" fo:padding-right="0.0486in" fo:padding-top="0in" fo:padding-bottom="0in" fo:border="none"/>
    </style:style>
    <style:style style:name="Table551" style:family="table">
      <style:table-properties style:width="6.4264in" fo:margin-left="-0.0486in" table:align="left" style:writing-mode="lr-tb"/>
    </style:style>
    <style:style style:name="Table551.A" style:family="table-column">
      <style:table-column-properties style:column-width="1.6236in"/>
    </style:style>
    <style:style style:name="Table551.B" style:family="table-column">
      <style:table-column-properties style:column-width="4.8028in"/>
    </style:style>
    <style:style style:name="Table551.A1" style:family="table-cell">
      <style:table-cell-properties style:vertical-align="top" fo:padding-left="0.0486in" fo:padding-right="0.0486in" fo:padding-top="0in" fo:padding-bottom="0in" fo:border="none"/>
    </style:style>
    <style:style style:name="Table552" style:family="table">
      <style:table-properties style:width="6.4264in" fo:margin-left="-0.0486in" table:align="left" style:writing-mode="lr-tb"/>
    </style:style>
    <style:style style:name="Table552.A" style:family="table-column">
      <style:table-column-properties style:column-width="1.6236in"/>
    </style:style>
    <style:style style:name="Table552.B" style:family="table-column">
      <style:table-column-properties style:column-width="4.8028in"/>
    </style:style>
    <style:style style:name="Table552.A1" style:family="table-cell">
      <style:table-cell-properties style:vertical-align="top" fo:padding-left="0.0486in" fo:padding-right="0.0486in" fo:padding-top="0in" fo:padding-bottom="0in" fo:border="none"/>
    </style:style>
    <style:style style:name="Table553" style:family="table">
      <style:table-properties style:width="6.4306in" fo:margin-left="-0.0486in" table:align="left" style:writing-mode="lr-tb"/>
    </style:style>
    <style:style style:name="Table553.A" style:family="table-column">
      <style:table-column-properties style:column-width="1.6236in"/>
    </style:style>
    <style:style style:name="Table553.B" style:family="table-column">
      <style:table-column-properties style:column-width="4.8069in"/>
    </style:style>
    <style:style style:name="Table553.A1" style:family="table-cell">
      <style:table-cell-properties style:vertical-align="top" fo:padding-left="0.0486in" fo:padding-right="0.0486in" fo:padding-top="0in" fo:padding-bottom="0in" fo:border="none"/>
    </style:style>
    <style:style style:name="Table554" style:family="table">
      <style:table-properties style:width="6.4306in" fo:margin-left="-0.0486in" table:align="left" style:writing-mode="lr-tb"/>
    </style:style>
    <style:style style:name="Table554.A" style:family="table-column">
      <style:table-column-properties style:column-width="1.6236in"/>
    </style:style>
    <style:style style:name="Table554.B" style:family="table-column">
      <style:table-column-properties style:column-width="4.8069in"/>
    </style:style>
    <style:style style:name="Table554.A1" style:family="table-cell">
      <style:table-cell-properties style:vertical-align="top" fo:padding-left="0.0486in" fo:padding-right="0.0486in" fo:padding-top="0in" fo:padding-bottom="0in" fo:border="none"/>
    </style:style>
    <style:style style:name="Table555" style:family="table">
      <style:table-properties style:width="6.4306in" fo:margin-left="-0.0486in" table:align="left" style:writing-mode="lr-tb"/>
    </style:style>
    <style:style style:name="Table555.A" style:family="table-column">
      <style:table-column-properties style:column-width="1.6236in"/>
    </style:style>
    <style:style style:name="Table555.B" style:family="table-column">
      <style:table-column-properties style:column-width="4.8069in"/>
    </style:style>
    <style:style style:name="Table555.A1" style:family="table-cell">
      <style:table-cell-properties style:vertical-align="top" fo:padding-left="0.0486in" fo:padding-right="0.0486in" fo:padding-top="0in" fo:padding-bottom="0in" fo:border="none"/>
    </style:style>
    <style:style style:name="Table556" style:family="table">
      <style:table-properties style:width="6.4264in" fo:margin-left="-0.0486in" table:align="left" style:writing-mode="lr-tb"/>
    </style:style>
    <style:style style:name="Table556.A" style:family="table-column">
      <style:table-column-properties style:column-width="1.6236in"/>
    </style:style>
    <style:style style:name="Table556.B" style:family="table-column">
      <style:table-column-properties style:column-width="4.8028in"/>
    </style:style>
    <style:style style:name="Table556.A1" style:family="table-cell">
      <style:table-cell-properties style:vertical-align="top" fo:padding-left="0.0486in" fo:padding-right="0.0486in" fo:padding-top="0in" fo:padding-bottom="0in" fo:border="none"/>
    </style:style>
    <style:style style:name="Table557" style:family="table">
      <style:table-properties style:width="6.4264in" fo:margin-left="-0.0486in" table:align="left" style:writing-mode="lr-tb"/>
    </style:style>
    <style:style style:name="Table557.A" style:family="table-column">
      <style:table-column-properties style:column-width="1.6236in"/>
    </style:style>
    <style:style style:name="Table557.B" style:family="table-column">
      <style:table-column-properties style:column-width="4.8028in"/>
    </style:style>
    <style:style style:name="Table557.A1" style:family="table-cell">
      <style:table-cell-properties style:vertical-align="top" fo:padding-left="0.0486in" fo:padding-right="0.0486in" fo:padding-top="0in" fo:padding-bottom="0in" fo:border="none"/>
    </style:style>
    <style:style style:name="Table558" style:family="table">
      <style:table-properties style:width="6.4306in" fo:margin-left="-0.0486in" table:align="left" style:writing-mode="lr-tb"/>
    </style:style>
    <style:style style:name="Table558.A" style:family="table-column">
      <style:table-column-properties style:column-width="1.6236in"/>
    </style:style>
    <style:style style:name="Table558.B" style:family="table-column">
      <style:table-column-properties style:column-width="4.8069in"/>
    </style:style>
    <style:style style:name="Table558.A1" style:family="table-cell">
      <style:table-cell-properties style:vertical-align="top" fo:padding-left="0.0486in" fo:padding-right="0.0486in" fo:padding-top="0in" fo:padding-bottom="0in" fo:border="none"/>
    </style:style>
    <style:style style:name="Table559" style:family="table">
      <style:table-properties style:width="6.4264in" fo:margin-left="-0.0486in" table:align="left" style:writing-mode="lr-tb"/>
    </style:style>
    <style:style style:name="Table559.A" style:family="table-column">
      <style:table-column-properties style:column-width="1.6236in"/>
    </style:style>
    <style:style style:name="Table559.B" style:family="table-column">
      <style:table-column-properties style:column-width="4.8028in"/>
    </style:style>
    <style:style style:name="Table559.A1" style:family="table-cell">
      <style:table-cell-properties style:vertical-align="top" fo:padding-left="0.0486in" fo:padding-right="0.0486in" fo:padding-top="0in" fo:padding-bottom="0in" fo:border="none"/>
    </style:style>
    <style:style style:name="Table560" style:family="table">
      <style:table-properties style:width="6.4306in" fo:margin-left="-0.0486in" table:align="left" style:writing-mode="lr-tb"/>
    </style:style>
    <style:style style:name="Table560.A" style:family="table-column">
      <style:table-column-properties style:column-width="1.6236in"/>
    </style:style>
    <style:style style:name="Table560.B" style:family="table-column">
      <style:table-column-properties style:column-width="4.8069in"/>
    </style:style>
    <style:style style:name="Table560.A1" style:family="table-cell">
      <style:table-cell-properties style:vertical-align="top" fo:padding-left="0.0486in" fo:padding-right="0.0486in" fo:padding-top="0in" fo:padding-bottom="0in" fo:border="none"/>
    </style:style>
    <style:style style:name="Table561" style:family="table">
      <style:table-properties style:width="6.4306in" fo:margin-left="-0.0486in" table:align="left" style:writing-mode="lr-tb"/>
    </style:style>
    <style:style style:name="Table561.A" style:family="table-column">
      <style:table-column-properties style:column-width="1.6236in"/>
    </style:style>
    <style:style style:name="Table561.B" style:family="table-column">
      <style:table-column-properties style:column-width="4.8069in"/>
    </style:style>
    <style:style style:name="Table561.A1" style:family="table-cell">
      <style:table-cell-properties style:vertical-align="top" fo:padding-left="0.0486in" fo:padding-right="0.0486in" fo:padding-top="0in" fo:padding-bottom="0in" fo:border="none"/>
    </style:style>
    <style:style style:name="Table562" style:family="table">
      <style:table-properties style:width="6.4264in" fo:margin-left="-0.0486in" table:align="left" style:writing-mode="lr-tb"/>
    </style:style>
    <style:style style:name="Table562.A" style:family="table-column">
      <style:table-column-properties style:column-width="1.6236in"/>
    </style:style>
    <style:style style:name="Table562.B" style:family="table-column">
      <style:table-column-properties style:column-width="4.8028in"/>
    </style:style>
    <style:style style:name="Table562.A1" style:family="table-cell">
      <style:table-cell-properties style:vertical-align="top" fo:padding-left="0.0486in" fo:padding-right="0.0486in" fo:padding-top="0in" fo:padding-bottom="0in" fo:border="none"/>
    </style:style>
    <style:style style:name="Table563" style:family="table">
      <style:table-properties style:width="1.7222in" fo:margin-left="-0.0486in" table:align="left" style:writing-mode="lr-tb"/>
    </style:style>
    <style:style style:name="Table563.A" style:family="table-column">
      <style:table-column-properties style:column-width="1.7222in"/>
    </style:style>
    <style:style style:name="Table563.A1" style:family="table-cell">
      <style:table-cell-properties style:vertical-align="top" fo:background-color="#7f7f7f" fo:padding-left="0.0486in" fo:padding-right="0.0486in" fo:padding-top="0in" fo:padding-bottom="0in" fo:border="none">
        <style:background-image/>
      </style:table-cell-properties>
    </style:style>
    <style:style style:name="Table564" style:family="table">
      <style:table-properties style:width="6.4264in" fo:margin-left="-0.0486in" table:align="left" style:writing-mode="lr-tb"/>
    </style:style>
    <style:style style:name="Table564.A" style:family="table-column">
      <style:table-column-properties style:column-width="1.6236in"/>
    </style:style>
    <style:style style:name="Table564.B" style:family="table-column">
      <style:table-column-properties style:column-width="4.8028in"/>
    </style:style>
    <style:style style:name="Table564.A1" style:family="table-cell">
      <style:table-cell-properties style:vertical-align="top" fo:padding-left="0.0486in" fo:padding-right="0.0486in" fo:padding-top="0in" fo:padding-bottom="0in" fo:border="none"/>
    </style:style>
    <style:style style:name="Table565" style:family="table">
      <style:table-properties style:width="6.4306in" fo:margin-left="-0.0486in" table:align="left" style:writing-mode="lr-tb"/>
    </style:style>
    <style:style style:name="Table565.A" style:family="table-column">
      <style:table-column-properties style:column-width="1.6236in"/>
    </style:style>
    <style:style style:name="Table565.B" style:family="table-column">
      <style:table-column-properties style:column-width="4.8069in"/>
    </style:style>
    <style:style style:name="Table565.A1" style:family="table-cell">
      <style:table-cell-properties style:vertical-align="top" fo:padding-left="0.0486in" fo:padding-right="0.0486in" fo:padding-top="0in" fo:padding-bottom="0in" fo:border="none"/>
    </style:style>
    <style:style style:name="Table566" style:family="table">
      <style:table-properties style:width="6.4306in" fo:margin-left="-0.0486in" table:align="left" style:writing-mode="lr-tb"/>
    </style:style>
    <style:style style:name="Table566.A" style:family="table-column">
      <style:table-column-properties style:column-width="1.6236in"/>
    </style:style>
    <style:style style:name="Table566.B" style:family="table-column">
      <style:table-column-properties style:column-width="4.8069in"/>
    </style:style>
    <style:style style:name="Table566.A1" style:family="table-cell">
      <style:table-cell-properties style:vertical-align="top" fo:padding-left="0.0486in" fo:padding-right="0.0486in" fo:padding-top="0in" fo:padding-bottom="0in" fo:border="none"/>
    </style:style>
    <style:style style:name="Table567" style:family="table">
      <style:table-properties style:width="6.4264in" fo:margin-left="-0.0486in" table:align="left" style:writing-mode="lr-tb"/>
    </style:style>
    <style:style style:name="Table567.A" style:family="table-column">
      <style:table-column-properties style:column-width="1.6236in"/>
    </style:style>
    <style:style style:name="Table567.B" style:family="table-column">
      <style:table-column-properties style:column-width="4.8028in"/>
    </style:style>
    <style:style style:name="Table567.A1" style:family="table-cell">
      <style:table-cell-properties style:vertical-align="top" fo:padding-left="0.0486in" fo:padding-right="0.0486in" fo:padding-top="0in" fo:padding-bottom="0in" fo:border="none"/>
    </style:style>
    <style:style style:name="Table568" style:family="table">
      <style:table-properties style:width="6.4264in" fo:margin-left="-0.0486in" table:align="left" style:writing-mode="lr-tb"/>
    </style:style>
    <style:style style:name="Table568.A" style:family="table-column">
      <style:table-column-properties style:column-width="1.6236in"/>
    </style:style>
    <style:style style:name="Table568.B" style:family="table-column">
      <style:table-column-properties style:column-width="4.8028in"/>
    </style:style>
    <style:style style:name="Table568.A1" style:family="table-cell">
      <style:table-cell-properties style:vertical-align="top" fo:padding-left="0.0486in" fo:padding-right="0.0486in" fo:padding-top="0in" fo:padding-bottom="0in" fo:border="none"/>
    </style:style>
    <style:style style:name="Table569" style:family="table">
      <style:table-properties style:width="6.4306in" fo:margin-left="-0.0486in" table:align="left" style:writing-mode="lr-tb"/>
    </style:style>
    <style:style style:name="Table569.A" style:family="table-column">
      <style:table-column-properties style:column-width="1.6236in"/>
    </style:style>
    <style:style style:name="Table569.B" style:family="table-column">
      <style:table-column-properties style:column-width="4.8069in"/>
    </style:style>
    <style:style style:name="Table569.A1" style:family="table-cell">
      <style:table-cell-properties style:vertical-align="top" fo:padding-left="0.0486in" fo:padding-right="0.0486in" fo:padding-top="0in" fo:padding-bottom="0in" fo:border="none"/>
    </style:style>
    <style:style style:name="Table570" style:family="table">
      <style:table-properties style:width="6.4306in" fo:margin-left="-0.0486in" table:align="left" style:writing-mode="lr-tb"/>
    </style:style>
    <style:style style:name="Table570.A" style:family="table-column">
      <style:table-column-properties style:column-width="1.6236in"/>
    </style:style>
    <style:style style:name="Table570.B" style:family="table-column">
      <style:table-column-properties style:column-width="4.8069in"/>
    </style:style>
    <style:style style:name="Table570.A1" style:family="table-cell">
      <style:table-cell-properties style:vertical-align="top" fo:padding-left="0.0486in" fo:padding-right="0.0486in" fo:padding-top="0in" fo:padding-bottom="0in" fo:border="none"/>
    </style:style>
    <style:style style:name="Table571" style:family="table">
      <style:table-properties style:width="6.4306in" fo:margin-left="-0.0486in" table:align="left" style:writing-mode="lr-tb"/>
    </style:style>
    <style:style style:name="Table571.A" style:family="table-column">
      <style:table-column-properties style:column-width="1.6236in"/>
    </style:style>
    <style:style style:name="Table571.B" style:family="table-column">
      <style:table-column-properties style:column-width="4.8069in"/>
    </style:style>
    <style:style style:name="Table571.A1" style:family="table-cell">
      <style:table-cell-properties style:vertical-align="top" fo:padding-left="0.0486in" fo:padding-right="0.0486in" fo:padding-top="0in" fo:padding-bottom="0in" fo:border="none"/>
    </style:style>
    <style:style style:name="Table572" style:family="table">
      <style:table-properties style:width="6.4264in" fo:margin-left="-0.0486in" table:align="left" style:writing-mode="lr-tb"/>
    </style:style>
    <style:style style:name="Table572.A" style:family="table-column">
      <style:table-column-properties style:column-width="1.6236in"/>
    </style:style>
    <style:style style:name="Table572.B" style:family="table-column">
      <style:table-column-properties style:column-width="4.8028in"/>
    </style:style>
    <style:style style:name="Table572.A1" style:family="table-cell">
      <style:table-cell-properties style:vertical-align="top" fo:padding-left="0.0486in" fo:padding-right="0.0486in" fo:padding-top="0in" fo:padding-bottom="0in" fo:border="none"/>
    </style:style>
    <style:style style:name="Table573" style:family="table">
      <style:table-properties style:width="6.4306in" fo:margin-left="-0.0486in" table:align="left" style:writing-mode="lr-tb"/>
    </style:style>
    <style:style style:name="Table573.A" style:family="table-column">
      <style:table-column-properties style:column-width="1.6236in"/>
    </style:style>
    <style:style style:name="Table573.B" style:family="table-column">
      <style:table-column-properties style:column-width="4.8069in"/>
    </style:style>
    <style:style style:name="Table573.A1" style:family="table-cell">
      <style:table-cell-properties style:vertical-align="top" fo:padding-left="0.0486in" fo:padding-right="0.0486in" fo:padding-top="0in" fo:padding-bottom="0in" fo:border="none"/>
    </style:style>
    <style:style style:name="Table574" style:family="table">
      <style:table-properties style:width="6.4306in" fo:margin-left="-0.0486in" table:align="left" style:writing-mode="lr-tb"/>
    </style:style>
    <style:style style:name="Table574.A" style:family="table-column">
      <style:table-column-properties style:column-width="1.6236in"/>
    </style:style>
    <style:style style:name="Table574.B" style:family="table-column">
      <style:table-column-properties style:column-width="4.8069in"/>
    </style:style>
    <style:style style:name="Table574.A1" style:family="table-cell">
      <style:table-cell-properties style:vertical-align="top" fo:padding-left="0.0486in" fo:padding-right="0.0486in" fo:padding-top="0in" fo:padding-bottom="0in" fo:border="none"/>
    </style:style>
    <style:style style:name="Table575" style:family="table">
      <style:table-properties style:width="6.4264in" fo:margin-left="-0.0486in" table:align="left" style:writing-mode="lr-tb"/>
    </style:style>
    <style:style style:name="Table575.A" style:family="table-column">
      <style:table-column-properties style:column-width="1.6236in"/>
    </style:style>
    <style:style style:name="Table575.B" style:family="table-column">
      <style:table-column-properties style:column-width="4.8028in"/>
    </style:style>
    <style:style style:name="Table575.A1" style:family="table-cell">
      <style:table-cell-properties style:vertical-align="top" fo:padding-left="0.0486in" fo:padding-right="0.0486in" fo:padding-top="0in" fo:padding-bottom="0in" fo:border="none"/>
    </style:style>
    <style:style style:name="Table576" style:family="table">
      <style:table-properties style:width="6.4306in" fo:margin-left="-0.0486in" table:align="left" style:writing-mode="lr-tb"/>
    </style:style>
    <style:style style:name="Table576.A" style:family="table-column">
      <style:table-column-properties style:column-width="1.6236in"/>
    </style:style>
    <style:style style:name="Table576.B" style:family="table-column">
      <style:table-column-properties style:column-width="4.8069in"/>
    </style:style>
    <style:style style:name="Table576.A1" style:family="table-cell">
      <style:table-cell-properties style:vertical-align="top" fo:padding-left="0.0486in" fo:padding-right="0.0486in" fo:padding-top="0in" fo:padding-bottom="0in" fo:border="none"/>
    </style:style>
    <style:style style:name="Table577" style:family="table">
      <style:table-properties style:width="6.4264in" fo:margin-left="-0.0486in" table:align="left" style:writing-mode="lr-tb"/>
    </style:style>
    <style:style style:name="Table577.A" style:family="table-column">
      <style:table-column-properties style:column-width="1.6236in"/>
    </style:style>
    <style:style style:name="Table577.B" style:family="table-column">
      <style:table-column-properties style:column-width="4.8028in"/>
    </style:style>
    <style:style style:name="Table577.A1" style:family="table-cell">
      <style:table-cell-properties style:vertical-align="top" fo:padding-left="0.0486in" fo:padding-right="0.0486in" fo:padding-top="0in" fo:padding-bottom="0in" fo:border="none"/>
    </style:style>
    <style:style style:name="Table578" style:family="table">
      <style:table-properties style:width="6.4306in" fo:margin-left="-0.0486in" table:align="left" style:writing-mode="lr-tb"/>
    </style:style>
    <style:style style:name="Table578.A" style:family="table-column">
      <style:table-column-properties style:column-width="1.6236in"/>
    </style:style>
    <style:style style:name="Table578.B" style:family="table-column">
      <style:table-column-properties style:column-width="4.8069in"/>
    </style:style>
    <style:style style:name="Table578.A1" style:family="table-cell">
      <style:table-cell-properties style:vertical-align="top" fo:padding-left="0.0486in" fo:padding-right="0.0486in" fo:padding-top="0in" fo:padding-bottom="0in" fo:border="none"/>
    </style:style>
    <style:style style:name="Table579" style:family="table">
      <style:table-properties style:width="6.4264in" fo:margin-left="-0.0486in" table:align="left" style:writing-mode="lr-tb"/>
    </style:style>
    <style:style style:name="Table579.A" style:family="table-column">
      <style:table-column-properties style:column-width="1.6236in"/>
    </style:style>
    <style:style style:name="Table579.B" style:family="table-column">
      <style:table-column-properties style:column-width="4.8028in"/>
    </style:style>
    <style:style style:name="Table579.A1" style:family="table-cell">
      <style:table-cell-properties style:vertical-align="top" fo:padding-left="0.0486in" fo:padding-right="0.0486in" fo:padding-top="0in" fo:padding-bottom="0in" fo:border="none"/>
    </style:style>
    <style:style style:name="Table580" style:family="table">
      <style:table-properties style:width="6.4306in" fo:margin-left="-0.0486in" table:align="left" style:writing-mode="lr-tb"/>
    </style:style>
    <style:style style:name="Table580.A" style:family="table-column">
      <style:table-column-properties style:column-width="1.6236in"/>
    </style:style>
    <style:style style:name="Table580.B" style:family="table-column">
      <style:table-column-properties style:column-width="4.8069in"/>
    </style:style>
    <style:style style:name="Table580.A1" style:family="table-cell">
      <style:table-cell-properties style:vertical-align="top" fo:padding-left="0.0486in" fo:padding-right="0.0486in" fo:padding-top="0in" fo:padding-bottom="0in" fo:border="none"/>
    </style:style>
    <style:style style:name="Table581" style:family="table">
      <style:table-properties style:width="6.4264in" fo:margin-left="-0.0486in" table:align="left" style:writing-mode="lr-tb"/>
    </style:style>
    <style:style style:name="Table581.A" style:family="table-column">
      <style:table-column-properties style:column-width="1.6236in"/>
    </style:style>
    <style:style style:name="Table581.B" style:family="table-column">
      <style:table-column-properties style:column-width="4.8028in"/>
    </style:style>
    <style:style style:name="Table581.A1" style:family="table-cell">
      <style:table-cell-properties style:vertical-align="top" fo:padding-left="0.0486in" fo:padding-right="0.0486in" fo:padding-top="0in" fo:padding-bottom="0in" fo:border="none"/>
    </style:style>
    <style:style style:name="Table582" style:family="table">
      <style:table-properties style:width="6.4264in" fo:margin-left="-0.0486in" table:align="left" style:writing-mode="lr-tb"/>
    </style:style>
    <style:style style:name="Table582.A" style:family="table-column">
      <style:table-column-properties style:column-width="1.6236in"/>
    </style:style>
    <style:style style:name="Table582.B" style:family="table-column">
      <style:table-column-properties style:column-width="4.8028in"/>
    </style:style>
    <style:style style:name="Table582.A1" style:family="table-cell">
      <style:table-cell-properties style:vertical-align="top" fo:padding-left="0.0486in" fo:padding-right="0.0486in" fo:padding-top="0in" fo:padding-bottom="0in" fo:border="none"/>
    </style:style>
    <style:style style:name="Table583" style:family="table">
      <style:table-properties style:width="6.4264in" fo:margin-left="-0.0486in" table:align="left" style:writing-mode="lr-tb"/>
    </style:style>
    <style:style style:name="Table583.A" style:family="table-column">
      <style:table-column-properties style:column-width="1.6236in"/>
    </style:style>
    <style:style style:name="Table583.B" style:family="table-column">
      <style:table-column-properties style:column-width="4.8028in"/>
    </style:style>
    <style:style style:name="Table583.A1" style:family="table-cell">
      <style:table-cell-properties style:vertical-align="top" fo:padding-left="0.0486in" fo:padding-right="0.0486in" fo:padding-top="0in" fo:padding-bottom="0in" fo:border="none"/>
    </style:style>
    <style:style style:name="Table584" style:family="table">
      <style:table-properties style:width="6.4306in" fo:margin-left="-0.0486in" table:align="left" style:writing-mode="lr-tb"/>
    </style:style>
    <style:style style:name="Table584.A" style:family="table-column">
      <style:table-column-properties style:column-width="1.6236in"/>
    </style:style>
    <style:style style:name="Table584.B" style:family="table-column">
      <style:table-column-properties style:column-width="4.8069in"/>
    </style:style>
    <style:style style:name="Table584.A1" style:family="table-cell">
      <style:table-cell-properties style:vertical-align="top" fo:padding-left="0.0486in" fo:padding-right="0.0486in" fo:padding-top="0in" fo:padding-bottom="0in" fo:border="none"/>
    </style:style>
    <style:style style:name="Table585" style:family="table">
      <style:table-properties style:width="6.4306in" fo:margin-left="-0.0486in" table:align="left" style:writing-mode="lr-tb"/>
    </style:style>
    <style:style style:name="Table585.A" style:family="table-column">
      <style:table-column-properties style:column-width="1.6236in"/>
    </style:style>
    <style:style style:name="Table585.B" style:family="table-column">
      <style:table-column-properties style:column-width="4.8069in"/>
    </style:style>
    <style:style style:name="Table585.A1" style:family="table-cell">
      <style:table-cell-properties style:vertical-align="top" fo:padding-left="0.0486in" fo:padding-right="0.0486in" fo:padding-top="0in" fo:padding-bottom="0in" fo:border="none"/>
    </style:style>
    <style:style style:name="Table586" style:family="table">
      <style:table-properties style:width="6.4264in" fo:margin-left="-0.0486in" table:align="left" style:writing-mode="lr-tb"/>
    </style:style>
    <style:style style:name="Table586.A" style:family="table-column">
      <style:table-column-properties style:column-width="1.6236in"/>
    </style:style>
    <style:style style:name="Table586.B" style:family="table-column">
      <style:table-column-properties style:column-width="4.8028in"/>
    </style:style>
    <style:style style:name="Table586.A1" style:family="table-cell">
      <style:table-cell-properties style:vertical-align="top" fo:padding-left="0.0486in" fo:padding-right="0.0486in" fo:padding-top="0in" fo:padding-bottom="0in" fo:border="none"/>
    </style:style>
    <style:style style:name="Table587" style:family="table">
      <style:table-properties style:width="6.4306in" fo:margin-left="-0.0486in" table:align="left" style:writing-mode="lr-tb"/>
    </style:style>
    <style:style style:name="Table587.A" style:family="table-column">
      <style:table-column-properties style:column-width="1.6236in"/>
    </style:style>
    <style:style style:name="Table587.B" style:family="table-column">
      <style:table-column-properties style:column-width="4.8069in"/>
    </style:style>
    <style:style style:name="Table587.A1" style:family="table-cell">
      <style:table-cell-properties style:vertical-align="top" fo:padding-left="0.0486in" fo:padding-right="0.0486in" fo:padding-top="0in" fo:padding-bottom="0in" fo:border="none"/>
    </style:style>
    <style:style style:name="Table588" style:family="table">
      <style:table-properties style:width="1.7222in" fo:margin-left="-0.0486in" table:align="left" style:writing-mode="lr-tb"/>
    </style:style>
    <style:style style:name="Table588.A" style:family="table-column">
      <style:table-column-properties style:column-width="1.7222in"/>
    </style:style>
    <style:style style:name="Table588.A1" style:family="table-cell">
      <style:table-cell-properties style:vertical-align="top" fo:background-color="#7f7f7f" fo:padding-left="0.0486in" fo:padding-right="0.0486in" fo:padding-top="0in" fo:padding-bottom="0in" fo:border="none">
        <style:background-image/>
      </style:table-cell-properties>
    </style:style>
    <style:style style:name="Table589" style:family="table">
      <style:table-properties style:width="6.4264in" fo:margin-left="-0.0486in" table:align="left" style:writing-mode="lr-tb"/>
    </style:style>
    <style:style style:name="Table589.A" style:family="table-column">
      <style:table-column-properties style:column-width="1.6236in"/>
    </style:style>
    <style:style style:name="Table589.B" style:family="table-column">
      <style:table-column-properties style:column-width="4.8028in"/>
    </style:style>
    <style:style style:name="Table589.A1" style:family="table-cell">
      <style:table-cell-properties style:vertical-align="top" fo:padding-left="0.0486in" fo:padding-right="0.0486in" fo:padding-top="0in" fo:padding-bottom="0in" fo:border="none"/>
    </style:style>
    <style:style style:name="Table590" style:family="table">
      <style:table-properties style:width="6.4264in" fo:margin-left="-0.0486in" table:align="left" style:writing-mode="lr-tb"/>
    </style:style>
    <style:style style:name="Table590.A" style:family="table-column">
      <style:table-column-properties style:column-width="1.6236in"/>
    </style:style>
    <style:style style:name="Table590.B" style:family="table-column">
      <style:table-column-properties style:column-width="4.8028in"/>
    </style:style>
    <style:style style:name="Table590.A1" style:family="table-cell">
      <style:table-cell-properties style:vertical-align="top" fo:padding-left="0.0486in" fo:padding-right="0.0486in" fo:padding-top="0in" fo:padding-bottom="0in" fo:border="none"/>
    </style:style>
    <style:style style:name="Table591" style:family="table">
      <style:table-properties style:width="6.4306in" fo:margin-left="-0.0486in" table:align="left" style:writing-mode="lr-tb"/>
    </style:style>
    <style:style style:name="Table591.A" style:family="table-column">
      <style:table-column-properties style:column-width="1.6236in"/>
    </style:style>
    <style:style style:name="Table591.B" style:family="table-column">
      <style:table-column-properties style:column-width="4.8069in"/>
    </style:style>
    <style:style style:name="Table591.A1" style:family="table-cell">
      <style:table-cell-properties style:vertical-align="top" fo:padding-left="0.0486in" fo:padding-right="0.0486in" fo:padding-top="0in" fo:padding-bottom="0in" fo:border="none"/>
    </style:style>
    <style:style style:name="Table592" style:family="table">
      <style:table-properties style:width="6.4306in" fo:margin-left="-0.0486in" table:align="left" style:writing-mode="lr-tb"/>
    </style:style>
    <style:style style:name="Table592.A" style:family="table-column">
      <style:table-column-properties style:column-width="1.6236in"/>
    </style:style>
    <style:style style:name="Table592.B" style:family="table-column">
      <style:table-column-properties style:column-width="4.8069in"/>
    </style:style>
    <style:style style:name="Table592.A1" style:family="table-cell">
      <style:table-cell-properties style:vertical-align="top" fo:padding-left="0.0486in" fo:padding-right="0.0486in" fo:padding-top="0in" fo:padding-bottom="0in" fo:border="none"/>
    </style:style>
    <style:style style:name="Table593" style:family="table">
      <style:table-properties style:width="6.4306in" fo:margin-left="-0.0486in" table:align="left" style:writing-mode="lr-tb"/>
    </style:style>
    <style:style style:name="Table593.A" style:family="table-column">
      <style:table-column-properties style:column-width="1.6236in"/>
    </style:style>
    <style:style style:name="Table593.B" style:family="table-column">
      <style:table-column-properties style:column-width="4.8069in"/>
    </style:style>
    <style:style style:name="Table593.A1" style:family="table-cell">
      <style:table-cell-properties style:vertical-align="top" fo:padding-left="0.0486in" fo:padding-right="0.0486in" fo:padding-top="0in" fo:padding-bottom="0in" fo:border="none"/>
    </style:style>
    <style:style style:name="Table594" style:family="table">
      <style:table-properties style:width="6.4306in" fo:margin-left="-0.0486in" table:align="left" style:writing-mode="lr-tb"/>
    </style:style>
    <style:style style:name="Table594.A" style:family="table-column">
      <style:table-column-properties style:column-width="1.6236in"/>
    </style:style>
    <style:style style:name="Table594.B" style:family="table-column">
      <style:table-column-properties style:column-width="4.8069in"/>
    </style:style>
    <style:style style:name="Table594.A1" style:family="table-cell">
      <style:table-cell-properties style:vertical-align="top" fo:padding-left="0.0486in" fo:padding-right="0.0486in" fo:padding-top="0in" fo:padding-bottom="0in" fo:border="none"/>
    </style:style>
    <style:style style:name="Table595" style:family="table">
      <style:table-properties style:width="6.4306in" fo:margin-left="-0.0486in" table:align="left" style:writing-mode="lr-tb"/>
    </style:style>
    <style:style style:name="Table595.A" style:family="table-column">
      <style:table-column-properties style:column-width="1.6236in"/>
    </style:style>
    <style:style style:name="Table595.B" style:family="table-column">
      <style:table-column-properties style:column-width="4.8069in"/>
    </style:style>
    <style:style style:name="Table595.A1" style:family="table-cell">
      <style:table-cell-properties style:vertical-align="top" fo:padding-left="0.0486in" fo:padding-right="0.0486in" fo:padding-top="0in" fo:padding-bottom="0in" fo:border="none"/>
    </style:style>
    <style:style style:name="Table596" style:family="table">
      <style:table-properties style:width="6.4306in" fo:margin-left="-0.0486in" table:align="left" style:writing-mode="lr-tb"/>
    </style:style>
    <style:style style:name="Table596.A" style:family="table-column">
      <style:table-column-properties style:column-width="1.6236in"/>
    </style:style>
    <style:style style:name="Table596.B" style:family="table-column">
      <style:table-column-properties style:column-width="4.8069in"/>
    </style:style>
    <style:style style:name="Table596.A1" style:family="table-cell">
      <style:table-cell-properties style:vertical-align="top" fo:padding-left="0.0486in" fo:padding-right="0.0486in" fo:padding-top="0in" fo:padding-bottom="0in" fo:border="none"/>
    </style:style>
    <style:style style:name="Table597" style:family="table">
      <style:table-properties style:width="6.4306in" fo:margin-left="-0.0486in" table:align="left" style:writing-mode="lr-tb"/>
    </style:style>
    <style:style style:name="Table597.A" style:family="table-column">
      <style:table-column-properties style:column-width="1.6236in"/>
    </style:style>
    <style:style style:name="Table597.B" style:family="table-column">
      <style:table-column-properties style:column-width="4.8069in"/>
    </style:style>
    <style:style style:name="Table597.A1" style:family="table-cell">
      <style:table-cell-properties style:vertical-align="top" fo:padding-left="0.0486in" fo:padding-right="0.0486in" fo:padding-top="0in" fo:padding-bottom="0in" fo:border="none"/>
    </style:style>
    <style:style style:name="Table598" style:family="table">
      <style:table-properties style:width="6.4306in" fo:margin-left="-0.0486in" table:align="left" style:writing-mode="lr-tb"/>
    </style:style>
    <style:style style:name="Table598.A" style:family="table-column">
      <style:table-column-properties style:column-width="1.6236in"/>
    </style:style>
    <style:style style:name="Table598.B" style:family="table-column">
      <style:table-column-properties style:column-width="4.8069in"/>
    </style:style>
    <style:style style:name="Table598.A1" style:family="table-cell">
      <style:table-cell-properties style:vertical-align="top" fo:padding-left="0.0486in" fo:padding-right="0.0486in" fo:padding-top="0in" fo:padding-bottom="0in" fo:border="none"/>
    </style:style>
    <style:style style:name="Table599" style:family="table">
      <style:table-properties style:width="6.4306in" fo:margin-left="-0.0486in" table:align="left" style:writing-mode="lr-tb"/>
    </style:style>
    <style:style style:name="Table599.A" style:family="table-column">
      <style:table-column-properties style:column-width="1.6236in"/>
    </style:style>
    <style:style style:name="Table599.B" style:family="table-column">
      <style:table-column-properties style:column-width="4.8069in"/>
    </style:style>
    <style:style style:name="Table599.A1" style:family="table-cell">
      <style:table-cell-properties style:vertical-align="top" fo:padding-left="0.0486in" fo:padding-right="0.0486in" fo:padding-top="0in" fo:padding-bottom="0in" fo:border="none"/>
    </style:style>
    <style:style style:name="Table600" style:family="table">
      <style:table-properties style:width="6.4306in" fo:margin-left="-0.0486in" table:align="left" style:writing-mode="lr-tb"/>
    </style:style>
    <style:style style:name="Table600.A" style:family="table-column">
      <style:table-column-properties style:column-width="1.6236in"/>
    </style:style>
    <style:style style:name="Table600.B" style:family="table-column">
      <style:table-column-properties style:column-width="4.8069in"/>
    </style:style>
    <style:style style:name="Table600.A1" style:family="table-cell">
      <style:table-cell-properties style:vertical-align="top" fo:padding-left="0.0486in" fo:padding-right="0.0486in" fo:padding-top="0in" fo:padding-bottom="0in" fo:border="none"/>
    </style:style>
    <style:style style:name="Table601" style:family="table">
      <style:table-properties style:width="6.4306in" fo:margin-left="-0.0486in" table:align="left" style:writing-mode="lr-tb"/>
    </style:style>
    <style:style style:name="Table601.A" style:family="table-column">
      <style:table-column-properties style:column-width="1.6236in"/>
    </style:style>
    <style:style style:name="Table601.B" style:family="table-column">
      <style:table-column-properties style:column-width="4.8069in"/>
    </style:style>
    <style:style style:name="Table601.A1" style:family="table-cell">
      <style:table-cell-properties style:vertical-align="top" fo:padding-left="0.0486in" fo:padding-right="0.0486in" fo:padding-top="0in" fo:padding-bottom="0in" fo:border="none"/>
    </style:style>
    <style:style style:name="Table602" style:family="table">
      <style:table-properties style:width="6.4306in" fo:margin-left="-0.0486in" table:align="left" style:writing-mode="lr-tb"/>
    </style:style>
    <style:style style:name="Table602.A" style:family="table-column">
      <style:table-column-properties style:column-width="1.6236in"/>
    </style:style>
    <style:style style:name="Table602.B" style:family="table-column">
      <style:table-column-properties style:column-width="4.8069in"/>
    </style:style>
    <style:style style:name="Table602.A1" style:family="table-cell">
      <style:table-cell-properties style:vertical-align="top" fo:padding-left="0.0486in" fo:padding-right="0.0486in" fo:padding-top="0in" fo:padding-bottom="0in" fo:border="none"/>
    </style:style>
    <style:style style:name="Table603" style:family="table">
      <style:table-properties style:width="6.4306in" fo:margin-left="-0.0486in" table:align="left" style:writing-mode="lr-tb"/>
    </style:style>
    <style:style style:name="Table603.A" style:family="table-column">
      <style:table-column-properties style:column-width="1.6236in"/>
    </style:style>
    <style:style style:name="Table603.B" style:family="table-column">
      <style:table-column-properties style:column-width="4.8069in"/>
    </style:style>
    <style:style style:name="Table603.A1" style:family="table-cell">
      <style:table-cell-properties style:vertical-align="top" fo:padding-left="0.0486in" fo:padding-right="0.0486in" fo:padding-top="0in" fo:padding-bottom="0in" fo:border="none"/>
    </style:style>
    <style:style style:name="Table604" style:family="table">
      <style:table-properties style:width="6.4264in" fo:margin-left="-0.0486in" table:align="left" style:writing-mode="lr-tb"/>
    </style:style>
    <style:style style:name="Table604.A" style:family="table-column">
      <style:table-column-properties style:column-width="1.6236in"/>
    </style:style>
    <style:style style:name="Table604.B" style:family="table-column">
      <style:table-column-properties style:column-width="4.8028in"/>
    </style:style>
    <style:style style:name="Table604.A1" style:family="table-cell">
      <style:table-cell-properties style:vertical-align="top" fo:padding-left="0.0486in" fo:padding-right="0.0486in" fo:padding-top="0in" fo:padding-bottom="0in" fo:border="none"/>
    </style:style>
    <style:style style:name="Table605" style:family="table">
      <style:table-properties style:width="6.4306in" fo:margin-left="-0.0486in" table:align="left" style:writing-mode="lr-tb"/>
    </style:style>
    <style:style style:name="Table605.A" style:family="table-column">
      <style:table-column-properties style:column-width="1.6236in"/>
    </style:style>
    <style:style style:name="Table605.B" style:family="table-column">
      <style:table-column-properties style:column-width="4.8069in"/>
    </style:style>
    <style:style style:name="Table605.A1" style:family="table-cell">
      <style:table-cell-properties style:vertical-align="top" fo:padding-left="0.0486in" fo:padding-right="0.0486in" fo:padding-top="0in" fo:padding-bottom="0in" fo:border="none"/>
    </style:style>
    <style:style style:name="Table606" style:family="table">
      <style:table-properties style:width="6.4306in" fo:margin-left="-0.0486in" table:align="left" style:writing-mode="lr-tb"/>
    </style:style>
    <style:style style:name="Table606.A" style:family="table-column">
      <style:table-column-properties style:column-width="1.6236in"/>
    </style:style>
    <style:style style:name="Table606.B" style:family="table-column">
      <style:table-column-properties style:column-width="4.8069in"/>
    </style:style>
    <style:style style:name="Table606.A1" style:family="table-cell">
      <style:table-cell-properties style:vertical-align="top" fo:padding-left="0.0486in" fo:padding-right="0.0486in" fo:padding-top="0in" fo:padding-bottom="0in" fo:border="none"/>
    </style:style>
    <style:style style:name="Table607" style:family="table">
      <style:table-properties style:width="6.4264in" fo:margin-left="-0.0486in" table:align="left" style:writing-mode="lr-tb"/>
    </style:style>
    <style:style style:name="Table607.A" style:family="table-column">
      <style:table-column-properties style:column-width="1.6236in"/>
    </style:style>
    <style:style style:name="Table607.B" style:family="table-column">
      <style:table-column-properties style:column-width="4.8028in"/>
    </style:style>
    <style:style style:name="Table607.A1" style:family="table-cell">
      <style:table-cell-properties style:vertical-align="top" fo:padding-left="0.0486in" fo:padding-right="0.0486in" fo:padding-top="0in" fo:padding-bottom="0in" fo:border="none"/>
    </style:style>
    <style:style style:name="Table608" style:family="table">
      <style:table-properties style:width="6.4264in" fo:margin-left="-0.0486in" table:align="left" style:writing-mode="lr-tb"/>
    </style:style>
    <style:style style:name="Table608.A" style:family="table-column">
      <style:table-column-properties style:column-width="1.6236in"/>
    </style:style>
    <style:style style:name="Table608.B" style:family="table-column">
      <style:table-column-properties style:column-width="4.8028in"/>
    </style:style>
    <style:style style:name="Table608.A1" style:family="table-cell">
      <style:table-cell-properties style:vertical-align="top" fo:padding-left="0.0486in" fo:padding-right="0.0486in" fo:padding-top="0in" fo:padding-bottom="0in" fo:border="none"/>
    </style:style>
    <style:style style:name="Table609" style:family="table">
      <style:table-properties style:width="6.4306in" fo:margin-left="-0.0486in" table:align="left" style:writing-mode="lr-tb"/>
    </style:style>
    <style:style style:name="Table609.A" style:family="table-column">
      <style:table-column-properties style:column-width="1.6236in"/>
    </style:style>
    <style:style style:name="Table609.B" style:family="table-column">
      <style:table-column-properties style:column-width="4.8069in"/>
    </style:style>
    <style:style style:name="Table609.A1" style:family="table-cell">
      <style:table-cell-properties style:vertical-align="top" fo:padding-left="0.0486in" fo:padding-right="0.0486in" fo:padding-top="0in" fo:padding-bottom="0in" fo:border="none"/>
    </style:style>
    <style:style style:name="Table610" style:family="table">
      <style:table-properties style:width="6.4264in" fo:margin-left="-0.0486in" table:align="left" style:writing-mode="lr-tb"/>
    </style:style>
    <style:style style:name="Table610.A" style:family="table-column">
      <style:table-column-properties style:column-width="1.6236in"/>
    </style:style>
    <style:style style:name="Table610.B" style:family="table-column">
      <style:table-column-properties style:column-width="4.8028in"/>
    </style:style>
    <style:style style:name="Table610.A1" style:family="table-cell">
      <style:table-cell-properties style:vertical-align="top" fo:padding-left="0.0486in" fo:padding-right="0.0486in" fo:padding-top="0in" fo:padding-bottom="0in" fo:border="none"/>
    </style:style>
    <style:style style:name="Table611" style:family="table">
      <style:table-properties style:width="6.4306in" fo:margin-left="-0.0486in" table:align="left" style:writing-mode="lr-tb"/>
    </style:style>
    <style:style style:name="Table611.A" style:family="table-column">
      <style:table-column-properties style:column-width="1.6236in"/>
    </style:style>
    <style:style style:name="Table611.B" style:family="table-column">
      <style:table-column-properties style:column-width="4.8069in"/>
    </style:style>
    <style:style style:name="Table611.A1" style:family="table-cell">
      <style:table-cell-properties style:vertical-align="top" fo:padding-left="0.0486in" fo:padding-right="0.0486in" fo:padding-top="0in" fo:padding-bottom="0in" fo:border="none"/>
    </style:style>
    <style:style style:name="Table612" style:family="table">
      <style:table-properties style:width="6.4306in" fo:margin-left="-0.0486in" table:align="left" style:writing-mode="lr-tb"/>
    </style:style>
    <style:style style:name="Table612.A" style:family="table-column">
      <style:table-column-properties style:column-width="1.6236in"/>
    </style:style>
    <style:style style:name="Table612.B" style:family="table-column">
      <style:table-column-properties style:column-width="4.8069in"/>
    </style:style>
    <style:style style:name="Table612.A1" style:family="table-cell">
      <style:table-cell-properties style:vertical-align="top" fo:padding-left="0.0486in" fo:padding-right="0.0486in" fo:padding-top="0in" fo:padding-bottom="0in" fo:border="none"/>
    </style:style>
    <style:style style:name="Table613" style:family="table">
      <style:table-properties style:width="1.7222in" fo:margin-left="-0.0486in" table:align="left" style:writing-mode="lr-tb"/>
    </style:style>
    <style:style style:name="Table613.A" style:family="table-column">
      <style:table-column-properties style:column-width="1.7222in"/>
    </style:style>
    <style:style style:name="Table613.A1" style:family="table-cell">
      <style:table-cell-properties style:vertical-align="top" fo:background-color="#7f7f7f" fo:padding-left="0.0486in" fo:padding-right="0.0486in" fo:padding-top="0in" fo:padding-bottom="0in" fo:border="none">
        <style:background-image/>
      </style:table-cell-properties>
    </style:style>
    <style:style style:name="Table614" style:family="table">
      <style:table-properties style:width="6.4306in" fo:margin-left="-0.0486in" table:align="left" style:writing-mode="lr-tb"/>
    </style:style>
    <style:style style:name="Table614.A" style:family="table-column">
      <style:table-column-properties style:column-width="1.6236in"/>
    </style:style>
    <style:style style:name="Table614.B" style:family="table-column">
      <style:table-column-properties style:column-width="4.8069in"/>
    </style:style>
    <style:style style:name="Table614.A1" style:family="table-cell">
      <style:table-cell-properties style:vertical-align="top" fo:padding-left="0.0486in" fo:padding-right="0.0486in" fo:padding-top="0in" fo:padding-bottom="0in" fo:border="none"/>
    </style:style>
    <style:style style:name="Table615" style:family="table">
      <style:table-properties style:width="6.4306in" fo:margin-left="-0.0486in" table:align="left" style:writing-mode="lr-tb"/>
    </style:style>
    <style:style style:name="Table615.A" style:family="table-column">
      <style:table-column-properties style:column-width="1.6236in"/>
    </style:style>
    <style:style style:name="Table615.B" style:family="table-column">
      <style:table-column-properties style:column-width="4.8069in"/>
    </style:style>
    <style:style style:name="Table615.A1" style:family="table-cell">
      <style:table-cell-properties style:vertical-align="top" fo:padding-left="0.0486in" fo:padding-right="0.0486in" fo:padding-top="0in" fo:padding-bottom="0in" fo:border="none"/>
    </style:style>
    <style:style style:name="Table616" style:family="table">
      <style:table-properties style:width="6.4306in" fo:margin-left="-0.0486in" table:align="left" style:writing-mode="lr-tb"/>
    </style:style>
    <style:style style:name="Table616.A" style:family="table-column">
      <style:table-column-properties style:column-width="1.6236in"/>
    </style:style>
    <style:style style:name="Table616.B" style:family="table-column">
      <style:table-column-properties style:column-width="4.8069in"/>
    </style:style>
    <style:style style:name="Table616.A1" style:family="table-cell">
      <style:table-cell-properties style:vertical-align="top" fo:padding-left="0.0486in" fo:padding-right="0.0486in" fo:padding-top="0in" fo:padding-bottom="0in" fo:border="none"/>
    </style:style>
    <style:style style:name="Table617" style:family="table">
      <style:table-properties style:width="6.4306in" fo:margin-left="-0.0486in" table:align="left" style:writing-mode="lr-tb"/>
    </style:style>
    <style:style style:name="Table617.A" style:family="table-column">
      <style:table-column-properties style:column-width="1.6236in"/>
    </style:style>
    <style:style style:name="Table617.B" style:family="table-column">
      <style:table-column-properties style:column-width="4.8069in"/>
    </style:style>
    <style:style style:name="Table617.A1" style:family="table-cell">
      <style:table-cell-properties style:vertical-align="top" fo:padding-left="0.0486in" fo:padding-right="0.0486in" fo:padding-top="0in" fo:padding-bottom="0in" fo:border="none"/>
    </style:style>
    <style:style style:name="Table618" style:family="table">
      <style:table-properties style:width="6.4306in" fo:margin-left="-0.0486in" table:align="left" style:writing-mode="lr-tb"/>
    </style:style>
    <style:style style:name="Table618.A" style:family="table-column">
      <style:table-column-properties style:column-width="1.6236in"/>
    </style:style>
    <style:style style:name="Table618.B" style:family="table-column">
      <style:table-column-properties style:column-width="4.8069in"/>
    </style:style>
    <style:style style:name="Table618.A1" style:family="table-cell">
      <style:table-cell-properties style:vertical-align="top" fo:padding-left="0.0486in" fo:padding-right="0.0486in" fo:padding-top="0in" fo:padding-bottom="0in" fo:border="none"/>
    </style:style>
    <style:style style:name="Table619" style:family="table">
      <style:table-properties style:width="6.4264in" fo:margin-left="-0.0486in" table:align="left" style:writing-mode="lr-tb"/>
    </style:style>
    <style:style style:name="Table619.A" style:family="table-column">
      <style:table-column-properties style:column-width="1.6236in"/>
    </style:style>
    <style:style style:name="Table619.B" style:family="table-column">
      <style:table-column-properties style:column-width="4.8028in"/>
    </style:style>
    <style:style style:name="Table619.A1" style:family="table-cell">
      <style:table-cell-properties style:vertical-align="top" fo:padding-left="0.0486in" fo:padding-right="0.0486in" fo:padding-top="0in" fo:padding-bottom="0in" fo:border="none"/>
    </style:style>
    <style:style style:name="Table620" style:family="table">
      <style:table-properties style:width="6.4306in" fo:margin-left="-0.0486in" table:align="left" style:writing-mode="lr-tb"/>
    </style:style>
    <style:style style:name="Table620.A" style:family="table-column">
      <style:table-column-properties style:column-width="1.6236in"/>
    </style:style>
    <style:style style:name="Table620.B" style:family="table-column">
      <style:table-column-properties style:column-width="4.8069in"/>
    </style:style>
    <style:style style:name="Table620.A1" style:family="table-cell">
      <style:table-cell-properties style:vertical-align="top" fo:padding-left="0.0486in" fo:padding-right="0.0486in" fo:padding-top="0in" fo:padding-bottom="0in" fo:border="none"/>
    </style:style>
    <style:style style:name="Table621" style:family="table">
      <style:table-properties style:width="6.4306in" fo:margin-left="-0.0486in" table:align="left" style:writing-mode="lr-tb"/>
    </style:style>
    <style:style style:name="Table621.A" style:family="table-column">
      <style:table-column-properties style:column-width="1.6236in"/>
    </style:style>
    <style:style style:name="Table621.B" style:family="table-column">
      <style:table-column-properties style:column-width="4.8069in"/>
    </style:style>
    <style:style style:name="Table621.A1" style:family="table-cell">
      <style:table-cell-properties style:vertical-align="top" fo:padding-left="0.0486in" fo:padding-right="0.0486in" fo:padding-top="0in" fo:padding-bottom="0in" fo:border="none"/>
    </style:style>
    <style:style style:name="Table622" style:family="table">
      <style:table-properties style:width="6.4306in" fo:margin-left="-0.0486in" table:align="left" style:writing-mode="lr-tb"/>
    </style:style>
    <style:style style:name="Table622.A" style:family="table-column">
      <style:table-column-properties style:column-width="1.6236in"/>
    </style:style>
    <style:style style:name="Table622.B" style:family="table-column">
      <style:table-column-properties style:column-width="4.8069in"/>
    </style:style>
    <style:style style:name="Table622.A1" style:family="table-cell">
      <style:table-cell-properties style:vertical-align="top" fo:padding-left="0.0486in" fo:padding-right="0.0486in" fo:padding-top="0in" fo:padding-bottom="0in" fo:border="none"/>
    </style:style>
    <style:style style:name="Table623" style:family="table">
      <style:table-properties style:width="6.3986in" table:align="left" style:writing-mode="lr-tb"/>
    </style:style>
    <style:style style:name="Table623.A" style:family="table-column">
      <style:table-column-properties style:column-width="1.575in"/>
    </style:style>
    <style:style style:name="Table623.B" style:family="table-column">
      <style:table-column-properties style:column-width="4.8236in"/>
    </style:style>
    <style:style style:name="Table623.A1" style:family="table-cell">
      <style:table-cell-properties style:vertical-align="top" fo:padding-left="0.0486in" fo:padding-right="0.0486in" fo:padding-top="0in" fo:padding-bottom="0in" fo:border="none"/>
    </style:style>
    <style:style style:name="Table624" style:family="table">
      <style:table-properties style:width="6.3819in" table:align="left" style:writing-mode="lr-tb"/>
    </style:style>
    <style:style style:name="Table624.A" style:family="table-column">
      <style:table-column-properties style:column-width="1.575in"/>
    </style:style>
    <style:style style:name="Table624.B" style:family="table-column">
      <style:table-column-properties style:column-width="4.8069in"/>
    </style:style>
    <style:style style:name="Table624.A1" style:family="table-cell">
      <style:table-cell-properties style:vertical-align="top" fo:padding-left="0.0486in" fo:padding-right="0.0486in" fo:padding-top="0in" fo:padding-bottom="0in" fo:border="none"/>
    </style:style>
    <style:style style:name="Table625" style:family="table">
      <style:table-properties style:width="6.3819in" table:align="left" style:writing-mode="lr-tb"/>
    </style:style>
    <style:style style:name="Table625.A" style:family="table-column">
      <style:table-column-properties style:column-width="1.575in"/>
    </style:style>
    <style:style style:name="Table625.B" style:family="table-column">
      <style:table-column-properties style:column-width="4.8069in"/>
    </style:style>
    <style:style style:name="Table625.A1" style:family="table-cell">
      <style:table-cell-properties style:vertical-align="top" fo:padding-left="0.0486in" fo:padding-right="0.0486in" fo:padding-top="0in" fo:padding-bottom="0in" fo:border="none"/>
    </style:style>
    <style:style style:name="Table626" style:family="table">
      <style:table-properties style:width="6.3819in" table:align="left" style:writing-mode="lr-tb"/>
    </style:style>
    <style:style style:name="Table626.A" style:family="table-column">
      <style:table-column-properties style:column-width="1.575in"/>
    </style:style>
    <style:style style:name="Table626.B" style:family="table-column">
      <style:table-column-properties style:column-width="4.8069in"/>
    </style:style>
    <style:style style:name="Table626.A1" style:family="table-cell">
      <style:table-cell-properties style:vertical-align="top" fo:padding-left="0.0486in" fo:padding-right="0.0486in" fo:padding-top="0in" fo:padding-bottom="0in" fo:border="none"/>
    </style:style>
    <style:style style:name="Table627" style:family="table">
      <style:table-properties style:width="6.3819in" table:align="left" style:writing-mode="lr-tb"/>
    </style:style>
    <style:style style:name="Table627.A" style:family="table-column">
      <style:table-column-properties style:column-width="1.575in"/>
    </style:style>
    <style:style style:name="Table627.B" style:family="table-column">
      <style:table-column-properties style:column-width="4.8069in"/>
    </style:style>
    <style:style style:name="Table627.A1" style:family="table-cell">
      <style:table-cell-properties style:vertical-align="top" fo:padding-left="0.0486in" fo:padding-right="0.0486in" fo:padding-top="0in" fo:padding-bottom="0in" fo:border="none"/>
    </style:style>
    <style:style style:name="Table628" style:family="table">
      <style:table-properties style:width="6.3819in" table:align="left" style:writing-mode="lr-tb"/>
    </style:style>
    <style:style style:name="Table628.A" style:family="table-column">
      <style:table-column-properties style:column-width="1.575in"/>
    </style:style>
    <style:style style:name="Table628.B" style:family="table-column">
      <style:table-column-properties style:column-width="4.8069in"/>
    </style:style>
    <style:style style:name="Table628.A1" style:family="table-cell">
      <style:table-cell-properties style:vertical-align="top" fo:padding-left="0.0486in" fo:padding-right="0.0486in" fo:padding-top="0in" fo:padding-bottom="0in" fo:border="none"/>
    </style:style>
    <style:style style:name="Table629" style:family="table">
      <style:table-properties style:width="6.4306in" fo:margin-left="-0.0486in" table:align="left" style:writing-mode="lr-tb"/>
    </style:style>
    <style:style style:name="Table629.A" style:family="table-column">
      <style:table-column-properties style:column-width="1.6236in"/>
    </style:style>
    <style:style style:name="Table629.B" style:family="table-column">
      <style:table-column-properties style:column-width="4.8069in"/>
    </style:style>
    <style:style style:name="Table629.A1" style:family="table-cell">
      <style:table-cell-properties style:vertical-align="top" fo:padding-left="0.0486in" fo:padding-right="0.0486in" fo:padding-top="0in" fo:padding-bottom="0in" fo:border="none"/>
    </style:style>
    <style:style style:name="Table630" style:family="table">
      <style:table-properties style:width="6.4306in" fo:margin-left="-0.0486in" table:align="left" style:writing-mode="lr-tb"/>
    </style:style>
    <style:style style:name="Table630.A" style:family="table-column">
      <style:table-column-properties style:column-width="1.6236in"/>
    </style:style>
    <style:style style:name="Table630.B" style:family="table-column">
      <style:table-column-properties style:column-width="4.8069in"/>
    </style:style>
    <style:style style:name="Table630.A1" style:family="table-cell">
      <style:table-cell-properties style:vertical-align="top" fo:padding-left="0.0486in" fo:padding-right="0.0486in" fo:padding-top="0in" fo:padding-bottom="0in" fo:border="none"/>
    </style:style>
    <style:style style:name="Table631" style:family="table">
      <style:table-properties style:width="1.7222in" fo:margin-left="-0.0486in" table:align="left" style:writing-mode="lr-tb"/>
    </style:style>
    <style:style style:name="Table631.A" style:family="table-column">
      <style:table-column-properties style:column-width="1.7222in"/>
    </style:style>
    <style:style style:name="Table631.A1" style:family="table-cell">
      <style:table-cell-properties style:vertical-align="top" fo:background-color="#7f7f7f" fo:padding-left="0.0486in" fo:padding-right="0.0486in" fo:padding-top="0in" fo:padding-bottom="0in" fo:border="none">
        <style:background-image/>
      </style:table-cell-properties>
    </style:style>
    <style:style style:name="Table632" style:family="table">
      <style:table-properties style:width="1.7222in" fo:margin-left="-0.0486in" table:align="left" style:writing-mode="lr-tb"/>
    </style:style>
    <style:style style:name="Table632.A" style:family="table-column">
      <style:table-column-properties style:column-width="1.7222in"/>
    </style:style>
    <style:style style:name="Table632.A1" style:family="table-cell">
      <style:table-cell-properties style:vertical-align="top" fo:background-color="#7f7f7f" fo:padding-left="0.0486in" fo:padding-right="0.0486in" fo:padding-top="0in" fo:padding-bottom="0in" fo:border="none">
        <style:background-image/>
      </style:table-cell-properties>
    </style:style>
    <style:style style:name="Table633" style:family="table">
      <style:table-properties style:width="6.4306in" fo:margin-left="-0.0486in" table:align="left" style:writing-mode="lr-tb"/>
    </style:style>
    <style:style style:name="Table633.A" style:family="table-column">
      <style:table-column-properties style:column-width="1.6236in"/>
    </style:style>
    <style:style style:name="Table633.B" style:family="table-column">
      <style:table-column-properties style:column-width="4.8069in"/>
    </style:style>
    <style:style style:name="Table633.A1" style:family="table-cell">
      <style:table-cell-properties style:vertical-align="top" fo:padding-left="0.0486in" fo:padding-right="0.0486in" fo:padding-top="0in" fo:padding-bottom="0in" fo:border="none"/>
    </style:style>
    <style:style style:name="Table634" style:family="table">
      <style:table-properties style:width="6.4306in" fo:margin-left="-0.0486in" table:align="left" style:writing-mode="lr-tb"/>
    </style:style>
    <style:style style:name="Table634.A" style:family="table-column">
      <style:table-column-properties style:column-width="1.6236in"/>
    </style:style>
    <style:style style:name="Table634.B" style:family="table-column">
      <style:table-column-properties style:column-width="4.8069in"/>
    </style:style>
    <style:style style:name="Table634.A1" style:family="table-cell">
      <style:table-cell-properties style:vertical-align="top" fo:padding-left="0.0486in" fo:padding-right="0.0486in" fo:padding-top="0in" fo:padding-bottom="0in" fo:border="none"/>
    </style:style>
    <style:style style:name="Table635" style:family="table">
      <style:table-properties style:width="6.4306in" fo:margin-left="-0.0486in" table:align="left" style:writing-mode="lr-tb"/>
    </style:style>
    <style:style style:name="Table635.A" style:family="table-column">
      <style:table-column-properties style:column-width="1.6236in"/>
    </style:style>
    <style:style style:name="Table635.B" style:family="table-column">
      <style:table-column-properties style:column-width="4.8069in"/>
    </style:style>
    <style:style style:name="Table635.A1" style:family="table-cell">
      <style:table-cell-properties style:vertical-align="top" fo:padding-left="0.0486in" fo:padding-right="0.0486in" fo:padding-top="0in" fo:padding-bottom="0in" fo:border="none"/>
    </style:style>
    <style:style style:name="Table636" style:family="table">
      <style:table-properties style:width="6.4306in" fo:margin-left="-0.0486in" table:align="left" style:writing-mode="lr-tb"/>
    </style:style>
    <style:style style:name="Table636.A" style:family="table-column">
      <style:table-column-properties style:column-width="1.6236in"/>
    </style:style>
    <style:style style:name="Table636.B" style:family="table-column">
      <style:table-column-properties style:column-width="4.8069in"/>
    </style:style>
    <style:style style:name="Table636.A1" style:family="table-cell">
      <style:table-cell-properties style:vertical-align="top" fo:padding-left="0.0486in" fo:padding-right="0.0486in" fo:padding-top="0in" fo:padding-bottom="0in" fo:border="none"/>
    </style:style>
    <style:style style:name="Table637" style:family="table">
      <style:table-properties style:width="6.4306in" fo:margin-left="-0.0486in" table:align="left" style:writing-mode="lr-tb"/>
    </style:style>
    <style:style style:name="Table637.A" style:family="table-column">
      <style:table-column-properties style:column-width="1.6236in"/>
    </style:style>
    <style:style style:name="Table637.B" style:family="table-column">
      <style:table-column-properties style:column-width="4.8069in"/>
    </style:style>
    <style:style style:name="Table637.A1" style:family="table-cell">
      <style:table-cell-properties style:vertical-align="top" fo:padding-left="0.0486in" fo:padding-right="0.0486in" fo:padding-top="0in" fo:padding-bottom="0in" fo:border="none"/>
    </style:style>
    <style:style style:name="Table638" style:family="table">
      <style:table-properties style:width="6.4306in" fo:margin-left="-0.0486in" table:align="left" style:writing-mode="lr-tb"/>
    </style:style>
    <style:style style:name="Table638.A" style:family="table-column">
      <style:table-column-properties style:column-width="1.6236in"/>
    </style:style>
    <style:style style:name="Table638.B" style:family="table-column">
      <style:table-column-properties style:column-width="4.8069in"/>
    </style:style>
    <style:style style:name="Table638.A1" style:family="table-cell">
      <style:table-cell-properties style:vertical-align="top" fo:padding-left="0.0486in" fo:padding-right="0.0486in" fo:padding-top="0in" fo:padding-bottom="0in" fo:border="none"/>
    </style:style>
    <style:style style:name="Table639" style:family="table">
      <style:table-properties style:width="6.4306in" fo:margin-left="-0.0486in" table:align="left" style:writing-mode="lr-tb"/>
    </style:style>
    <style:style style:name="Table639.A" style:family="table-column">
      <style:table-column-properties style:column-width="1.6236in"/>
    </style:style>
    <style:style style:name="Table639.B" style:family="table-column">
      <style:table-column-properties style:column-width="4.8069in"/>
    </style:style>
    <style:style style:name="Table639.A1" style:family="table-cell">
      <style:table-cell-properties style:vertical-align="top" fo:padding-left="0.0486in" fo:padding-right="0.0486in" fo:padding-top="0in" fo:padding-bottom="0in" fo:border="none"/>
    </style:style>
    <style:style style:name="Table640" style:family="table">
      <style:table-properties style:width="6.4264in" fo:margin-left="-0.0486in" table:align="left" style:writing-mode="lr-tb"/>
    </style:style>
    <style:style style:name="Table640.A" style:family="table-column">
      <style:table-column-properties style:column-width="1.6236in"/>
    </style:style>
    <style:style style:name="Table640.B" style:family="table-column">
      <style:table-column-properties style:column-width="4.8028in"/>
    </style:style>
    <style:style style:name="Table640.A1" style:family="table-cell">
      <style:table-cell-properties style:vertical-align="top" fo:padding-left="0.0486in" fo:padding-right="0.0486in" fo:padding-top="0in" fo:padding-bottom="0in" fo:border="none"/>
    </style:style>
    <style:style style:name="Table641" style:family="table">
      <style:table-properties style:width="6.4264in" fo:margin-left="-0.0486in" table:align="left" style:writing-mode="lr-tb"/>
    </style:style>
    <style:style style:name="Table641.A" style:family="table-column">
      <style:table-column-properties style:column-width="1.6236in"/>
    </style:style>
    <style:style style:name="Table641.B" style:family="table-column">
      <style:table-column-properties style:column-width="4.8028in"/>
    </style:style>
    <style:style style:name="Table641.A1" style:family="table-cell">
      <style:table-cell-properties style:vertical-align="top" fo:padding-left="0.0486in" fo:padding-right="0.0486in" fo:padding-top="0in" fo:padding-bottom="0in" fo:border="none"/>
    </style:style>
    <style:style style:name="Table642" style:family="table">
      <style:table-properties style:width="6.4306in" fo:margin-left="-0.0486in" table:align="left" style:writing-mode="lr-tb"/>
    </style:style>
    <style:style style:name="Table642.A" style:family="table-column">
      <style:table-column-properties style:column-width="1.6236in"/>
    </style:style>
    <style:style style:name="Table642.B" style:family="table-column">
      <style:table-column-properties style:column-width="4.8069in"/>
    </style:style>
    <style:style style:name="Table642.A1" style:family="table-cell">
      <style:table-cell-properties style:vertical-align="top" fo:padding-left="0.0486in" fo:padding-right="0.0486in" fo:padding-top="0in" fo:padding-bottom="0in" fo:border="none"/>
    </style:style>
    <style:style style:name="Table643" style:family="table">
      <style:table-properties style:width="6.4306in" fo:margin-left="-0.0486in" table:align="left" style:writing-mode="lr-tb"/>
    </style:style>
    <style:style style:name="Table643.A" style:family="table-column">
      <style:table-column-properties style:column-width="1.6236in"/>
    </style:style>
    <style:style style:name="Table643.B" style:family="table-column">
      <style:table-column-properties style:column-width="4.8069in"/>
    </style:style>
    <style:style style:name="Table643.A1" style:family="table-cell">
      <style:table-cell-properties style:vertical-align="top" fo:padding-left="0.0486in" fo:padding-right="0.0486in" fo:padding-top="0in" fo:padding-bottom="0in" fo:border="none"/>
    </style:style>
    <style:style style:name="Table644" style:family="table">
      <style:table-properties style:width="6.4306in" fo:margin-left="-0.0486in" table:align="left" style:writing-mode="lr-tb"/>
    </style:style>
    <style:style style:name="Table644.A" style:family="table-column">
      <style:table-column-properties style:column-width="1.6236in"/>
    </style:style>
    <style:style style:name="Table644.B" style:family="table-column">
      <style:table-column-properties style:column-width="4.8069in"/>
    </style:style>
    <style:style style:name="Table644.A1" style:family="table-cell">
      <style:table-cell-properties style:vertical-align="top" fo:padding-left="0.0486in" fo:padding-right="0.0486in" fo:padding-top="0in" fo:padding-bottom="0in" fo:border="none"/>
    </style:style>
    <style:style style:name="Table645" style:family="table">
      <style:table-properties style:width="6.4264in" fo:margin-left="-0.0486in" table:align="left" style:writing-mode="lr-tb"/>
    </style:style>
    <style:style style:name="Table645.A" style:family="table-column">
      <style:table-column-properties style:column-width="1.6236in"/>
    </style:style>
    <style:style style:name="Table645.B" style:family="table-column">
      <style:table-column-properties style:column-width="4.8028in"/>
    </style:style>
    <style:style style:name="Table645.A1" style:family="table-cell">
      <style:table-cell-properties style:vertical-align="top" fo:padding-left="0.0486in" fo:padding-right="0.0486in" fo:padding-top="0in" fo:padding-bottom="0in" fo:border="none"/>
    </style:style>
    <style:style style:name="Table646" style:family="table">
      <style:table-properties style:width="1.7222in" fo:margin-left="-0.0486in" table:align="left" style:writing-mode="lr-tb"/>
    </style:style>
    <style:style style:name="Table646.A" style:family="table-column">
      <style:table-column-properties style:column-width="1.7222in"/>
    </style:style>
    <style:style style:name="Table646.A1" style:family="table-cell">
      <style:table-cell-properties style:vertical-align="top" fo:background-color="#7f7f7f" fo:padding-left="0.0486in" fo:padding-right="0.0486in" fo:padding-top="0in" fo:padding-bottom="0in" fo:border="none">
        <style:background-image/>
      </style:table-cell-properties>
    </style:style>
    <style:style style:name="Table647" style:family="table">
      <style:table-properties style:width="6.4264in" fo:margin-left="-0.0486in" table:align="left" style:writing-mode="lr-tb"/>
    </style:style>
    <style:style style:name="Table647.A" style:family="table-column">
      <style:table-column-properties style:column-width="1.6236in"/>
    </style:style>
    <style:style style:name="Table647.B" style:family="table-column">
      <style:table-column-properties style:column-width="4.8028in"/>
    </style:style>
    <style:style style:name="Table647.A1" style:family="table-cell">
      <style:table-cell-properties style:vertical-align="top" fo:padding-left="0.0486in" fo:padding-right="0.0486in" fo:padding-top="0in" fo:padding-bottom="0in" fo:border="none"/>
    </style:style>
    <style:style style:name="Table648" style:family="table">
      <style:table-properties style:width="6.4306in" fo:margin-left="-0.0486in" table:align="left" style:writing-mode="lr-tb"/>
    </style:style>
    <style:style style:name="Table648.A" style:family="table-column">
      <style:table-column-properties style:column-width="1.6236in"/>
    </style:style>
    <style:style style:name="Table648.B" style:family="table-column">
      <style:table-column-properties style:column-width="4.8069in"/>
    </style:style>
    <style:style style:name="Table648.A1" style:family="table-cell">
      <style:table-cell-properties style:vertical-align="top" fo:padding-left="0.0486in" fo:padding-right="0.0486in" fo:padding-top="0in" fo:padding-bottom="0in" fo:border="none"/>
    </style:style>
    <style:style style:name="Table649" style:family="table">
      <style:table-properties style:width="6.4306in" fo:margin-left="-0.0486in" table:align="left" style:writing-mode="lr-tb"/>
    </style:style>
    <style:style style:name="Table649.A" style:family="table-column">
      <style:table-column-properties style:column-width="1.6236in"/>
    </style:style>
    <style:style style:name="Table649.B" style:family="table-column">
      <style:table-column-properties style:column-width="4.8069in"/>
    </style:style>
    <style:style style:name="Table649.A1" style:family="table-cell">
      <style:table-cell-properties style:vertical-align="top" fo:padding-left="0.0486in" fo:padding-right="0.0486in" fo:padding-top="0in" fo:padding-bottom="0in" fo:border="none"/>
    </style:style>
    <style:style style:name="Table650" style:family="table">
      <style:table-properties style:width="6.4306in" fo:margin-left="-0.0486in" table:align="left" style:writing-mode="lr-tb"/>
    </style:style>
    <style:style style:name="Table650.A" style:family="table-column">
      <style:table-column-properties style:column-width="1.6236in"/>
    </style:style>
    <style:style style:name="Table650.B" style:family="table-column">
      <style:table-column-properties style:column-width="4.8069in"/>
    </style:style>
    <style:style style:name="Table650.A1" style:family="table-cell">
      <style:table-cell-properties style:vertical-align="top" fo:padding-left="0.0486in" fo:padding-right="0.0486in" fo:padding-top="0in" fo:padding-bottom="0in" fo:border="none"/>
    </style:style>
    <style:style style:name="Table651" style:family="table">
      <style:table-properties style:width="6.4306in" fo:margin-left="-0.0486in" table:align="left" style:writing-mode="lr-tb"/>
    </style:style>
    <style:style style:name="Table651.A" style:family="table-column">
      <style:table-column-properties style:column-width="1.6236in"/>
    </style:style>
    <style:style style:name="Table651.B" style:family="table-column">
      <style:table-column-properties style:column-width="4.8069in"/>
    </style:style>
    <style:style style:name="Table651.A1" style:family="table-cell">
      <style:table-cell-properties style:vertical-align="top" fo:padding-left="0.0486in" fo:padding-right="0.0486in" fo:padding-top="0in" fo:padding-bottom="0in" fo:border="none"/>
    </style:style>
    <style:style style:name="Table652" style:family="table">
      <style:table-properties style:width="6.4306in" fo:margin-left="-0.0486in" table:align="left" style:writing-mode="lr-tb"/>
    </style:style>
    <style:style style:name="Table652.A" style:family="table-column">
      <style:table-column-properties style:column-width="1.6236in"/>
    </style:style>
    <style:style style:name="Table652.B" style:family="table-column">
      <style:table-column-properties style:column-width="4.8069in"/>
    </style:style>
    <style:style style:name="Table652.A1" style:family="table-cell">
      <style:table-cell-properties style:vertical-align="top" fo:padding-left="0.0486in" fo:padding-right="0.0486in" fo:padding-top="0in" fo:padding-bottom="0in" fo:border="none"/>
    </style:style>
    <style:style style:name="Table653" style:family="table">
      <style:table-properties style:width="6.4306in" fo:margin-left="-0.0486in" table:align="left" style:writing-mode="lr-tb"/>
    </style:style>
    <style:style style:name="Table653.A" style:family="table-column">
      <style:table-column-properties style:column-width="1.6236in"/>
    </style:style>
    <style:style style:name="Table653.B" style:family="table-column">
      <style:table-column-properties style:column-width="4.8069in"/>
    </style:style>
    <style:style style:name="Table653.A1" style:family="table-cell">
      <style:table-cell-properties style:vertical-align="top" fo:padding-left="0.0486in" fo:padding-right="0.0486in" fo:padding-top="0in" fo:padding-bottom="0in" fo:border="none"/>
    </style:style>
    <style:style style:name="Table654" style:family="table">
      <style:table-properties style:width="6.4306in" fo:margin-left="-0.0486in" table:align="left" style:writing-mode="lr-tb"/>
    </style:style>
    <style:style style:name="Table654.A" style:family="table-column">
      <style:table-column-properties style:column-width="1.6236in"/>
    </style:style>
    <style:style style:name="Table654.B" style:family="table-column">
      <style:table-column-properties style:column-width="4.8069in"/>
    </style:style>
    <style:style style:name="Table654.A1" style:family="table-cell">
      <style:table-cell-properties style:vertical-align="top" fo:padding-left="0.0486in" fo:padding-right="0.0486in" fo:padding-top="0in" fo:padding-bottom="0in" fo:border="none"/>
    </style:style>
    <style:style style:name="Table655" style:family="table">
      <style:table-properties style:width="6.4306in" fo:margin-left="-0.0486in" table:align="left" style:writing-mode="lr-tb"/>
    </style:style>
    <style:style style:name="Table655.A" style:family="table-column">
      <style:table-column-properties style:column-width="1.6236in"/>
    </style:style>
    <style:style style:name="Table655.B" style:family="table-column">
      <style:table-column-properties style:column-width="4.8069in"/>
    </style:style>
    <style:style style:name="Table655.A1" style:family="table-cell">
      <style:table-cell-properties style:vertical-align="top" fo:padding-left="0.0486in" fo:padding-right="0.0486in" fo:padding-top="0in" fo:padding-bottom="0in" fo:border="none"/>
    </style:style>
    <style:style style:name="Table656" style:family="table">
      <style:table-properties style:width="6.4264in" fo:margin-left="-0.0486in" table:align="left" style:writing-mode="lr-tb"/>
    </style:style>
    <style:style style:name="Table656.A" style:family="table-column">
      <style:table-column-properties style:column-width="1.6236in"/>
    </style:style>
    <style:style style:name="Table656.B" style:family="table-column">
      <style:table-column-properties style:column-width="4.8028in"/>
    </style:style>
    <style:style style:name="Table656.A1" style:family="table-cell">
      <style:table-cell-properties style:vertical-align="top" fo:padding-left="0.0486in" fo:padding-right="0.0486in" fo:padding-top="0in" fo:padding-bottom="0in" fo:border="none"/>
    </style:style>
    <style:style style:name="Table657" style:family="table">
      <style:table-properties style:width="1.7222in" fo:margin-left="-0.0486in" table:align="left" style:writing-mode="lr-tb"/>
    </style:style>
    <style:style style:name="Table657.A" style:family="table-column">
      <style:table-column-properties style:column-width="1.7222in"/>
    </style:style>
    <style:style style:name="Table657.A1" style:family="table-cell">
      <style:table-cell-properties style:vertical-align="top" fo:background-color="#7f7f7f" fo:padding-left="0.0486in" fo:padding-right="0.0486in" fo:padding-top="0in" fo:padding-bottom="0in" fo:border="none">
        <style:background-image/>
      </style:table-cell-properties>
    </style:style>
    <style:style style:name="Table658" style:family="table">
      <style:table-properties style:width="6.4306in" fo:margin-left="-0.0486in" table:align="left" style:writing-mode="lr-tb"/>
    </style:style>
    <style:style style:name="Table658.A" style:family="table-column">
      <style:table-column-properties style:column-width="1.6236in"/>
    </style:style>
    <style:style style:name="Table658.B" style:family="table-column">
      <style:table-column-properties style:column-width="4.8069in"/>
    </style:style>
    <style:style style:name="Table658.A1" style:family="table-cell">
      <style:table-cell-properties style:vertical-align="top" fo:padding-left="0.0486in" fo:padding-right="0.0486in" fo:padding-top="0in" fo:padding-bottom="0in" fo:border="none"/>
    </style:style>
    <style:style style:name="Table659" style:family="table">
      <style:table-properties style:width="6.4264in" fo:margin-left="-0.0486in" table:align="left" style:writing-mode="lr-tb"/>
    </style:style>
    <style:style style:name="Table659.A" style:family="table-column">
      <style:table-column-properties style:column-width="1.6236in"/>
    </style:style>
    <style:style style:name="Table659.B" style:family="table-column">
      <style:table-column-properties style:column-width="4.8028in"/>
    </style:style>
    <style:style style:name="Table659.A1" style:family="table-cell">
      <style:table-cell-properties style:vertical-align="top" fo:padding-left="0.0486in" fo:padding-right="0.0486in" fo:padding-top="0in" fo:padding-bottom="0in" fo:border="none"/>
    </style:style>
    <style:style style:name="Table660" style:family="table">
      <style:table-properties style:width="6.4306in" fo:margin-left="-0.0486in" table:align="left" style:writing-mode="lr-tb"/>
    </style:style>
    <style:style style:name="Table660.A" style:family="table-column">
      <style:table-column-properties style:column-width="1.6236in"/>
    </style:style>
    <style:style style:name="Table660.B" style:family="table-column">
      <style:table-column-properties style:column-width="4.8069in"/>
    </style:style>
    <style:style style:name="Table660.A1" style:family="table-cell">
      <style:table-cell-properties style:vertical-align="top" fo:padding-left="0.0486in" fo:padding-right="0.0486in" fo:padding-top="0in" fo:padding-bottom="0in" fo:border="none"/>
    </style:style>
    <style:style style:name="Table661" style:family="table">
      <style:table-properties style:width="6.4264in" fo:margin-left="-0.0486in" table:align="left" style:writing-mode="lr-tb"/>
    </style:style>
    <style:style style:name="Table661.A" style:family="table-column">
      <style:table-column-properties style:column-width="1.6236in"/>
    </style:style>
    <style:style style:name="Table661.B" style:family="table-column">
      <style:table-column-properties style:column-width="4.8028in"/>
    </style:style>
    <style:style style:name="Table661.A1" style:family="table-cell">
      <style:table-cell-properties style:vertical-align="top" fo:padding-left="0.0486in" fo:padding-right="0.0486in" fo:padding-top="0in" fo:padding-bottom="0in" fo:border="none"/>
    </style:style>
    <style:style style:name="Table662" style:family="table">
      <style:table-properties style:width="6.4306in" fo:margin-left="-0.0486in" table:align="left" style:writing-mode="lr-tb"/>
    </style:style>
    <style:style style:name="Table662.A" style:family="table-column">
      <style:table-column-properties style:column-width="1.6236in"/>
    </style:style>
    <style:style style:name="Table662.B" style:family="table-column">
      <style:table-column-properties style:column-width="4.8069in"/>
    </style:style>
    <style:style style:name="Table662.A1" style:family="table-cell">
      <style:table-cell-properties style:vertical-align="top" fo:padding-left="0.0486in" fo:padding-right="0.0486in" fo:padding-top="0in" fo:padding-bottom="0in" fo:border="none"/>
    </style:style>
    <style:style style:name="Table663" style:family="table">
      <style:table-properties style:width="6.4306in" fo:margin-left="-0.0486in" table:align="left" style:writing-mode="lr-tb"/>
    </style:style>
    <style:style style:name="Table663.A" style:family="table-column">
      <style:table-column-properties style:column-width="1.6236in"/>
    </style:style>
    <style:style style:name="Table663.B" style:family="table-column">
      <style:table-column-properties style:column-width="4.8069in"/>
    </style:style>
    <style:style style:name="Table663.A1" style:family="table-cell">
      <style:table-cell-properties style:vertical-align="top" fo:padding-left="0.0486in" fo:padding-right="0.0486in" fo:padding-top="0in" fo:padding-bottom="0in" fo:border="none"/>
    </style:style>
    <style:style style:name="Table664" style:family="table">
      <style:table-properties style:width="6.4306in" fo:margin-left="-0.0486in" table:align="left" style:writing-mode="lr-tb"/>
    </style:style>
    <style:style style:name="Table664.A" style:family="table-column">
      <style:table-column-properties style:column-width="1.6236in"/>
    </style:style>
    <style:style style:name="Table664.B" style:family="table-column">
      <style:table-column-properties style:column-width="4.8069in"/>
    </style:style>
    <style:style style:name="Table664.A1" style:family="table-cell">
      <style:table-cell-properties style:vertical-align="top" fo:padding-left="0.0486in" fo:padding-right="0.0486in" fo:padding-top="0in" fo:padding-bottom="0in" fo:border="none"/>
    </style:style>
    <style:style style:name="Table665" style:family="table">
      <style:table-properties style:width="1.7222in" fo:margin-left="-0.0486in" table:align="left" style:writing-mode="lr-tb"/>
    </style:style>
    <style:style style:name="Table665.A" style:family="table-column">
      <style:table-column-properties style:column-width="1.7222in"/>
    </style:style>
    <style:style style:name="Table665.A1" style:family="table-cell">
      <style:table-cell-properties style:vertical-align="top" fo:background-color="#7f7f7f" fo:padding-left="0.0486in" fo:padding-right="0.0486in" fo:padding-top="0in" fo:padding-bottom="0in" fo:border="none">
        <style:background-image/>
      </style:table-cell-properties>
    </style:style>
    <style:style style:name="Table666" style:family="table">
      <style:table-properties style:width="6.4306in" fo:margin-left="-0.0486in" table:align="left" style:writing-mode="lr-tb"/>
    </style:style>
    <style:style style:name="Table666.A" style:family="table-column">
      <style:table-column-properties style:column-width="1.6236in"/>
    </style:style>
    <style:style style:name="Table666.B" style:family="table-column">
      <style:table-column-properties style:column-width="4.8069in"/>
    </style:style>
    <style:style style:name="Table666.A1" style:family="table-cell">
      <style:table-cell-properties style:vertical-align="top" fo:padding-left="0.0486in" fo:padding-right="0.0486in" fo:padding-top="0in" fo:padding-bottom="0in" fo:border="none"/>
    </style:style>
    <style:style style:name="Table667" style:family="table">
      <style:table-properties style:width="6.4306in" fo:margin-left="-0.0486in" table:align="left" style:writing-mode="lr-tb"/>
    </style:style>
    <style:style style:name="Table667.A" style:family="table-column">
      <style:table-column-properties style:column-width="1.6236in"/>
    </style:style>
    <style:style style:name="Table667.B" style:family="table-column">
      <style:table-column-properties style:column-width="4.8069in"/>
    </style:style>
    <style:style style:name="Table667.A1" style:family="table-cell">
      <style:table-cell-properties style:vertical-align="top" fo:padding-left="0.0486in" fo:padding-right="0.0486in" fo:padding-top="0in" fo:padding-bottom="0in" fo:border="none"/>
    </style:style>
    <style:style style:name="Table668" style:family="table">
      <style:table-properties style:width="6.4306in" fo:margin-left="-0.0486in" table:align="left" style:writing-mode="lr-tb"/>
    </style:style>
    <style:style style:name="Table668.A" style:family="table-column">
      <style:table-column-properties style:column-width="1.6236in"/>
    </style:style>
    <style:style style:name="Table668.B" style:family="table-column">
      <style:table-column-properties style:column-width="4.8069in"/>
    </style:style>
    <style:style style:name="Table668.A1" style:family="table-cell">
      <style:table-cell-properties style:vertical-align="top" fo:padding-left="0.0486in" fo:padding-right="0.0486in" fo:padding-top="0in" fo:padding-bottom="0in" fo:border="none"/>
    </style:style>
    <style:style style:name="Table669" style:family="table">
      <style:table-properties style:width="6.4306in" fo:margin-left="-0.0486in" table:align="left" style:writing-mode="lr-tb"/>
    </style:style>
    <style:style style:name="Table669.A" style:family="table-column">
      <style:table-column-properties style:column-width="1.6236in"/>
    </style:style>
    <style:style style:name="Table669.B" style:family="table-column">
      <style:table-column-properties style:column-width="4.8069in"/>
    </style:style>
    <style:style style:name="Table669.A1" style:family="table-cell">
      <style:table-cell-properties style:vertical-align="top" fo:padding-left="0.0486in" fo:padding-right="0.0486in" fo:padding-top="0in" fo:padding-bottom="0in" fo:border="none"/>
    </style:style>
    <style:style style:name="Table670" style:family="table">
      <style:table-properties style:width="6.4306in" fo:margin-left="-0.0486in" table:align="left" style:writing-mode="lr-tb"/>
    </style:style>
    <style:style style:name="Table670.A" style:family="table-column">
      <style:table-column-properties style:column-width="1.6236in"/>
    </style:style>
    <style:style style:name="Table670.B" style:family="table-column">
      <style:table-column-properties style:column-width="4.8069in"/>
    </style:style>
    <style:style style:name="Table670.A1" style:family="table-cell">
      <style:table-cell-properties style:vertical-align="top" fo:padding-left="0.0486in" fo:padding-right="0.0486in" fo:padding-top="0in" fo:padding-bottom="0in" fo:border="none"/>
    </style:style>
    <style:style style:name="Table671" style:family="table">
      <style:table-properties style:width="6.4306in" fo:margin-left="-0.0486in" table:align="left" style:writing-mode="lr-tb"/>
    </style:style>
    <style:style style:name="Table671.A" style:family="table-column">
      <style:table-column-properties style:column-width="1.6236in"/>
    </style:style>
    <style:style style:name="Table671.B" style:family="table-column">
      <style:table-column-properties style:column-width="4.8069in"/>
    </style:style>
    <style:style style:name="Table671.A1" style:family="table-cell">
      <style:table-cell-properties style:vertical-align="top" fo:padding-left="0.0486in" fo:padding-right="0.0486in" fo:padding-top="0in" fo:padding-bottom="0in" fo:border="none"/>
    </style:style>
    <style:style style:name="Table672" style:family="table">
      <style:table-properties style:width="6.4306in" fo:margin-left="-0.0486in" table:align="left" style:writing-mode="lr-tb"/>
    </style:style>
    <style:style style:name="Table672.A" style:family="table-column">
      <style:table-column-properties style:column-width="1.6236in"/>
    </style:style>
    <style:style style:name="Table672.B" style:family="table-column">
      <style:table-column-properties style:column-width="4.8069in"/>
    </style:style>
    <style:style style:name="Table672.A1" style:family="table-cell">
      <style:table-cell-properties style:vertical-align="top" fo:padding-left="0.0486in" fo:padding-right="0.0486in" fo:padding-top="0in" fo:padding-bottom="0in" fo:border="none"/>
    </style:style>
    <style:style style:name="Table673" style:family="table">
      <style:table-properties style:width="6.4306in" fo:margin-left="-0.0486in" table:align="left" style:writing-mode="lr-tb"/>
    </style:style>
    <style:style style:name="Table673.A" style:family="table-column">
      <style:table-column-properties style:column-width="1.6236in"/>
    </style:style>
    <style:style style:name="Table673.B" style:family="table-column">
      <style:table-column-properties style:column-width="4.8069in"/>
    </style:style>
    <style:style style:name="Table673.A1" style:family="table-cell">
      <style:table-cell-properties style:vertical-align="top" fo:padding-left="0.0486in" fo:padding-right="0.0486in" fo:padding-top="0in" fo:padding-bottom="0in" fo:border="none"/>
    </style:style>
    <style:style style:name="Table674" style:family="table">
      <style:table-properties style:width="6.4306in" fo:margin-left="-0.0486in" table:align="left" style:writing-mode="lr-tb"/>
    </style:style>
    <style:style style:name="Table674.A" style:family="table-column">
      <style:table-column-properties style:column-width="1.6236in"/>
    </style:style>
    <style:style style:name="Table674.B" style:family="table-column">
      <style:table-column-properties style:column-width="4.8069in"/>
    </style:style>
    <style:style style:name="Table674.A1" style:family="table-cell">
      <style:table-cell-properties style:vertical-align="top" fo:padding-left="0.0486in" fo:padding-right="0.0486in" fo:padding-top="0in" fo:padding-bottom="0in" fo:border="none"/>
    </style:style>
    <style:style style:name="Table675" style:family="table">
      <style:table-properties style:width="6.4306in" fo:margin-left="-0.0486in" table:align="left" style:writing-mode="lr-tb"/>
    </style:style>
    <style:style style:name="Table675.A" style:family="table-column">
      <style:table-column-properties style:column-width="1.6236in"/>
    </style:style>
    <style:style style:name="Table675.B" style:family="table-column">
      <style:table-column-properties style:column-width="4.8069in"/>
    </style:style>
    <style:style style:name="Table675.A1" style:family="table-cell">
      <style:table-cell-properties style:vertical-align="top" fo:padding-left="0.0486in" fo:padding-right="0.0486in" fo:padding-top="0in" fo:padding-bottom="0in" fo:border="none"/>
    </style:style>
    <style:style style:name="Table676" style:family="table">
      <style:table-properties style:width="6.4306in" fo:margin-left="-0.0486in" table:align="left" style:writing-mode="lr-tb"/>
    </style:style>
    <style:style style:name="Table676.A" style:family="table-column">
      <style:table-column-properties style:column-width="1.6236in"/>
    </style:style>
    <style:style style:name="Table676.B" style:family="table-column">
      <style:table-column-properties style:column-width="4.8069in"/>
    </style:style>
    <style:style style:name="Table676.A1" style:family="table-cell">
      <style:table-cell-properties style:vertical-align="top" fo:padding-left="0.0486in" fo:padding-right="0.0486in" fo:padding-top="0in" fo:padding-bottom="0in" fo:border="none"/>
    </style:style>
    <style:style style:name="Table677" style:family="table">
      <style:table-properties style:width="6.4306in" fo:margin-left="-0.0486in" table:align="left" style:writing-mode="lr-tb"/>
    </style:style>
    <style:style style:name="Table677.A" style:family="table-column">
      <style:table-column-properties style:column-width="1.6236in"/>
    </style:style>
    <style:style style:name="Table677.B" style:family="table-column">
      <style:table-column-properties style:column-width="4.8069in"/>
    </style:style>
    <style:style style:name="Table677.A1" style:family="table-cell">
      <style:table-cell-properties style:vertical-align="top" fo:padding-left="0.0486in" fo:padding-right="0.0486in" fo:padding-top="0in" fo:padding-bottom="0in" fo:border="none"/>
    </style:style>
    <style:style style:name="Table678" style:family="table">
      <style:table-properties style:width="6.4306in" fo:margin-left="-0.0486in" table:align="left" style:writing-mode="lr-tb"/>
    </style:style>
    <style:style style:name="Table678.A" style:family="table-column">
      <style:table-column-properties style:column-width="1.6236in"/>
    </style:style>
    <style:style style:name="Table678.B" style:family="table-column">
      <style:table-column-properties style:column-width="4.8069in"/>
    </style:style>
    <style:style style:name="Table678.A1" style:family="table-cell">
      <style:table-cell-properties style:vertical-align="top" fo:padding-left="0.0486in" fo:padding-right="0.0486in" fo:padding-top="0in" fo:padding-bottom="0in" fo:border="none"/>
    </style:style>
    <style:style style:name="Table679" style:family="table">
      <style:table-properties style:width="6.4306in" fo:margin-left="-0.0486in" table:align="left" style:writing-mode="lr-tb"/>
    </style:style>
    <style:style style:name="Table679.A" style:family="table-column">
      <style:table-column-properties style:column-width="1.6236in"/>
    </style:style>
    <style:style style:name="Table679.B" style:family="table-column">
      <style:table-column-properties style:column-width="4.8069in"/>
    </style:style>
    <style:style style:name="Table679.A1" style:family="table-cell">
      <style:table-cell-properties style:vertical-align="top" fo:padding-left="0.0486in" fo:padding-right="0.0486in" fo:padding-top="0in" fo:padding-bottom="0in" fo:border="none"/>
    </style:style>
    <style:style style:name="Table680" style:family="table">
      <style:table-properties style:width="6.4306in" fo:margin-left="-0.0486in" table:align="left" style:writing-mode="lr-tb"/>
    </style:style>
    <style:style style:name="Table680.A" style:family="table-column">
      <style:table-column-properties style:column-width="1.6236in"/>
    </style:style>
    <style:style style:name="Table680.B" style:family="table-column">
      <style:table-column-properties style:column-width="4.8069in"/>
    </style:style>
    <style:style style:name="Table680.A1" style:family="table-cell">
      <style:table-cell-properties style:vertical-align="top" fo:padding-left="0.0486in" fo:padding-right="0.0486in" fo:padding-top="0in" fo:padding-bottom="0in" fo:border="none"/>
    </style:style>
    <style:style style:name="Table681" style:family="table">
      <style:table-properties style:width="1.7222in" fo:margin-left="-0.0486in" table:align="left" style:writing-mode="lr-tb"/>
    </style:style>
    <style:style style:name="Table681.A" style:family="table-column">
      <style:table-column-properties style:column-width="1.7222in"/>
    </style:style>
    <style:style style:name="Table681.A1" style:family="table-cell">
      <style:table-cell-properties style:vertical-align="top" fo:background-color="#7f7f7f" fo:padding-left="0.0486in" fo:padding-right="0.0486in" fo:padding-top="0in" fo:padding-bottom="0in" fo:border="none">
        <style:background-image/>
      </style:table-cell-properties>
    </style:style>
    <style:style style:name="Table682" style:family="table">
      <style:table-properties style:width="6.4306in" fo:margin-left="-0.0486in" table:align="left" style:writing-mode="lr-tb"/>
    </style:style>
    <style:style style:name="Table682.A" style:family="table-column">
      <style:table-column-properties style:column-width="1.6236in"/>
    </style:style>
    <style:style style:name="Table682.B" style:family="table-column">
      <style:table-column-properties style:column-width="4.8069in"/>
    </style:style>
    <style:style style:name="Table682.A1" style:family="table-cell">
      <style:table-cell-properties style:vertical-align="top" fo:padding-left="0.0486in" fo:padding-right="0.0486in" fo:padding-top="0in" fo:padding-bottom="0in" fo:border="none"/>
    </style:style>
    <style:style style:name="Table683" style:family="table">
      <style:table-properties style:width="6.4306in" fo:margin-left="-0.0486in" table:align="left" style:writing-mode="lr-tb"/>
    </style:style>
    <style:style style:name="Table683.A" style:family="table-column">
      <style:table-column-properties style:column-width="1.6236in"/>
    </style:style>
    <style:style style:name="Table683.B" style:family="table-column">
      <style:table-column-properties style:column-width="4.8069in"/>
    </style:style>
    <style:style style:name="Table683.A1" style:family="table-cell">
      <style:table-cell-properties style:vertical-align="top" fo:padding-left="0.0486in" fo:padding-right="0.0486in" fo:padding-top="0in" fo:padding-bottom="0in" fo:border="none"/>
    </style:style>
    <style:style style:name="Table684" style:family="table">
      <style:table-properties style:width="6.4306in" fo:margin-left="-0.0486in" table:align="left" style:writing-mode="lr-tb"/>
    </style:style>
    <style:style style:name="Table684.A" style:family="table-column">
      <style:table-column-properties style:column-width="1.6236in"/>
    </style:style>
    <style:style style:name="Table684.B" style:family="table-column">
      <style:table-column-properties style:column-width="4.8069in"/>
    </style:style>
    <style:style style:name="Table684.A1" style:family="table-cell">
      <style:table-cell-properties style:vertical-align="top" fo:padding-left="0.0486in" fo:padding-right="0.0486in" fo:padding-top="0in" fo:padding-bottom="0in" fo:border="none"/>
    </style:style>
    <style:style style:name="Table685" style:family="table">
      <style:table-properties style:width="6.4306in" fo:margin-left="-0.0486in" table:align="left" style:writing-mode="lr-tb"/>
    </style:style>
    <style:style style:name="Table685.A" style:family="table-column">
      <style:table-column-properties style:column-width="1.6236in"/>
    </style:style>
    <style:style style:name="Table685.B" style:family="table-column">
      <style:table-column-properties style:column-width="4.8069in"/>
    </style:style>
    <style:style style:name="Table685.A1" style:family="table-cell">
      <style:table-cell-properties style:vertical-align="top" fo:padding-left="0.0486in" fo:padding-right="0.0486in" fo:padding-top="0in" fo:padding-bottom="0in" fo:border="none"/>
    </style:style>
    <style:style style:name="Table686" style:family="table">
      <style:table-properties style:width="6.4306in" fo:margin-left="-0.0486in" table:align="left" style:writing-mode="lr-tb"/>
    </style:style>
    <style:style style:name="Table686.A" style:family="table-column">
      <style:table-column-properties style:column-width="1.6236in"/>
    </style:style>
    <style:style style:name="Table686.B" style:family="table-column">
      <style:table-column-properties style:column-width="4.8069in"/>
    </style:style>
    <style:style style:name="Table686.A1" style:family="table-cell">
      <style:table-cell-properties style:vertical-align="top" fo:padding-left="0.0486in" fo:padding-right="0.0486in" fo:padding-top="0in" fo:padding-bottom="0in" fo:border="none"/>
    </style:style>
    <style:style style:name="Table687" style:family="table">
      <style:table-properties style:width="6.4264in" fo:margin-left="-0.0486in" table:align="left" style:writing-mode="lr-tb"/>
    </style:style>
    <style:style style:name="Table687.A" style:family="table-column">
      <style:table-column-properties style:column-width="1.6236in"/>
    </style:style>
    <style:style style:name="Table687.B" style:family="table-column">
      <style:table-column-properties style:column-width="4.8028in"/>
    </style:style>
    <style:style style:name="Table687.A1" style:family="table-cell">
      <style:table-cell-properties style:vertical-align="top" fo:padding-left="0.0486in" fo:padding-right="0.0486in" fo:padding-top="0in" fo:padding-bottom="0in" fo:border="none"/>
    </style:style>
    <style:style style:name="Table688" style:family="table">
      <style:table-properties style:width="6.4264in" fo:margin-left="-0.0486in" table:align="left" style:writing-mode="lr-tb"/>
    </style:style>
    <style:style style:name="Table688.A" style:family="table-column">
      <style:table-column-properties style:column-width="1.6236in"/>
    </style:style>
    <style:style style:name="Table688.B" style:family="table-column">
      <style:table-column-properties style:column-width="4.8028in"/>
    </style:style>
    <style:style style:name="Table688.A1" style:family="table-cell">
      <style:table-cell-properties style:vertical-align="top" fo:padding-left="0.0486in" fo:padding-right="0.0486in" fo:padding-top="0in" fo:padding-bottom="0in" fo:border="none"/>
    </style:style>
    <style:style style:name="Table689" style:family="table">
      <style:table-properties style:width="6.4306in" fo:margin-left="-0.0486in" table:align="left" style:writing-mode="lr-tb"/>
    </style:style>
    <style:style style:name="Table689.A" style:family="table-column">
      <style:table-column-properties style:column-width="1.6236in"/>
    </style:style>
    <style:style style:name="Table689.B" style:family="table-column">
      <style:table-column-properties style:column-width="4.8069in"/>
    </style:style>
    <style:style style:name="Table689.A1" style:family="table-cell">
      <style:table-cell-properties style:vertical-align="top" fo:padding-left="0.0486in" fo:padding-right="0.0486in" fo:padding-top="0in" fo:padding-bottom="0in" fo:border="none"/>
    </style:style>
    <style:style style:name="Table690" style:family="table">
      <style:table-properties style:width="6.4306in" fo:margin-left="-0.0486in" table:align="left" style:writing-mode="lr-tb"/>
    </style:style>
    <style:style style:name="Table690.A" style:family="table-column">
      <style:table-column-properties style:column-width="1.6236in"/>
    </style:style>
    <style:style style:name="Table690.B" style:family="table-column">
      <style:table-column-properties style:column-width="4.8069in"/>
    </style:style>
    <style:style style:name="Table690.A1" style:family="table-cell">
      <style:table-cell-properties style:vertical-align="top" fo:padding-left="0.0486in" fo:padding-right="0.0486in" fo:padding-top="0in" fo:padding-bottom="0in" fo:border="none"/>
    </style:style>
    <style:style style:name="Table691" style:family="table">
      <style:table-properties style:width="6.4306in" fo:margin-left="-0.0486in" table:align="left" style:writing-mode="lr-tb"/>
    </style:style>
    <style:style style:name="Table691.A" style:family="table-column">
      <style:table-column-properties style:column-width="1.6236in"/>
    </style:style>
    <style:style style:name="Table691.B" style:family="table-column">
      <style:table-column-properties style:column-width="4.8069in"/>
    </style:style>
    <style:style style:name="Table691.A1" style:family="table-cell">
      <style:table-cell-properties style:vertical-align="top" fo:padding-left="0.0486in" fo:padding-right="0.0486in" fo:padding-top="0in" fo:padding-bottom="0in" fo:border="none"/>
    </style:style>
    <style:style style:name="Table692" style:family="table">
      <style:table-properties style:width="6.4306in" fo:margin-left="-0.0486in" table:align="left" style:writing-mode="lr-tb"/>
    </style:style>
    <style:style style:name="Table692.A" style:family="table-column">
      <style:table-column-properties style:column-width="1.6236in"/>
    </style:style>
    <style:style style:name="Table692.B" style:family="table-column">
      <style:table-column-properties style:column-width="4.8069in"/>
    </style:style>
    <style:style style:name="Table692.A1" style:family="table-cell">
      <style:table-cell-properties style:vertical-align="top" fo:padding-left="0.0486in" fo:padding-right="0.0486in" fo:padding-top="0in" fo:padding-bottom="0in" fo:border="none"/>
    </style:style>
    <style:style style:name="Table693" style:family="table">
      <style:table-properties style:width="6.4306in" fo:margin-left="-0.0486in" table:align="left" style:writing-mode="lr-tb"/>
    </style:style>
    <style:style style:name="Table693.A" style:family="table-column">
      <style:table-column-properties style:column-width="1.6236in"/>
    </style:style>
    <style:style style:name="Table693.B" style:family="table-column">
      <style:table-column-properties style:column-width="4.8069in"/>
    </style:style>
    <style:style style:name="Table693.A1" style:family="table-cell">
      <style:table-cell-properties style:vertical-align="top" fo:padding-left="0.0486in" fo:padding-right="0.0486in" fo:padding-top="0in" fo:padding-bottom="0in" fo:border="none"/>
    </style:style>
    <style:style style:name="Table694" style:family="table">
      <style:table-properties style:width="6.4306in" fo:margin-left="-0.0486in" table:align="left" style:writing-mode="lr-tb"/>
    </style:style>
    <style:style style:name="Table694.A" style:family="table-column">
      <style:table-column-properties style:column-width="1.6236in"/>
    </style:style>
    <style:style style:name="Table694.B" style:family="table-column">
      <style:table-column-properties style:column-width="4.8069in"/>
    </style:style>
    <style:style style:name="Table694.A1" style:family="table-cell">
      <style:table-cell-properties style:vertical-align="top" fo:padding-left="0.0486in" fo:padding-right="0.0486in" fo:padding-top="0in" fo:padding-bottom="0in" fo:border="none"/>
    </style:style>
    <style:style style:name="Table695" style:family="table">
      <style:table-properties style:width="6.4306in" fo:margin-left="-0.0486in" table:align="left" style:writing-mode="lr-tb"/>
    </style:style>
    <style:style style:name="Table695.A" style:family="table-column">
      <style:table-column-properties style:column-width="1.6236in"/>
    </style:style>
    <style:style style:name="Table695.B" style:family="table-column">
      <style:table-column-properties style:column-width="4.8069in"/>
    </style:style>
    <style:style style:name="Table695.A1" style:family="table-cell">
      <style:table-cell-properties style:vertical-align="top" fo:padding-left="0.0486in" fo:padding-right="0.0486in" fo:padding-top="0in" fo:padding-bottom="0in" fo:border="none"/>
    </style:style>
    <style:style style:name="Table696" style:family="table">
      <style:table-properties style:width="1.7222in" fo:margin-left="-0.0486in" table:align="left" style:writing-mode="lr-tb"/>
    </style:style>
    <style:style style:name="Table696.A" style:family="table-column">
      <style:table-column-properties style:column-width="1.7222in"/>
    </style:style>
    <style:style style:name="Table696.A1" style:family="table-cell">
      <style:table-cell-properties style:vertical-align="top" fo:background-color="#7f7f7f" fo:padding-left="0.0486in" fo:padding-right="0.0486in" fo:padding-top="0in" fo:padding-bottom="0in" fo:border="none">
        <style:background-image/>
      </style:table-cell-properties>
    </style:style>
    <style:style style:name="Table697" style:family="table">
      <style:table-properties style:width="1.7222in" fo:margin-left="-0.0486in" table:align="left" style:writing-mode="lr-tb"/>
    </style:style>
    <style:style style:name="Table697.A" style:family="table-column">
      <style:table-column-properties style:column-width="1.7222in"/>
    </style:style>
    <style:style style:name="Table697.A1" style:family="table-cell">
      <style:table-cell-properties style:vertical-align="top" fo:background-color="#7f7f7f" fo:padding-left="0.0486in" fo:padding-right="0.0486in" fo:padding-top="0in" fo:padding-bottom="0in" fo:border="none">
        <style:background-image/>
      </style:table-cell-properties>
    </style:style>
    <style:style style:name="Table698" style:family="table">
      <style:table-properties style:width="6.4306in" fo:margin-left="-0.0486in" table:align="left" style:writing-mode="lr-tb"/>
    </style:style>
    <style:style style:name="Table698.A" style:family="table-column">
      <style:table-column-properties style:column-width="1.6236in"/>
    </style:style>
    <style:style style:name="Table698.B" style:family="table-column">
      <style:table-column-properties style:column-width="4.8069in"/>
    </style:style>
    <style:style style:name="Table698.A1" style:family="table-cell">
      <style:table-cell-properties style:vertical-align="top" fo:padding-left="0.0486in" fo:padding-right="0.0486in" fo:padding-top="0in" fo:padding-bottom="0in" fo:border="none"/>
    </style:style>
    <style:style style:name="Table699" style:family="table">
      <style:table-properties style:width="6.4306in" fo:margin-left="-0.0486in" table:align="left" style:writing-mode="lr-tb"/>
    </style:style>
    <style:style style:name="Table699.A" style:family="table-column">
      <style:table-column-properties style:column-width="1.6236in"/>
    </style:style>
    <style:style style:name="Table699.B" style:family="table-column">
      <style:table-column-properties style:column-width="4.8069in"/>
    </style:style>
    <style:style style:name="Table699.A1" style:family="table-cell">
      <style:table-cell-properties style:vertical-align="top" fo:padding-left="0.0486in" fo:padding-right="0.0486in" fo:padding-top="0in" fo:padding-bottom="0in" fo:border="none"/>
    </style:style>
    <style:style style:name="Table700" style:family="table">
      <style:table-properties style:width="6.4306in" fo:margin-left="-0.0486in" table:align="left" style:writing-mode="lr-tb"/>
    </style:style>
    <style:style style:name="Table700.A" style:family="table-column">
      <style:table-column-properties style:column-width="1.6236in"/>
    </style:style>
    <style:style style:name="Table700.B" style:family="table-column">
      <style:table-column-properties style:column-width="4.8069in"/>
    </style:style>
    <style:style style:name="Table700.A1" style:family="table-cell">
      <style:table-cell-properties style:vertical-align="top" fo:padding-left="0.0486in" fo:padding-right="0.0486in" fo:padding-top="0in" fo:padding-bottom="0in" fo:border="none"/>
    </style:style>
    <style:style style:name="Table701" style:family="table">
      <style:table-properties style:width="6.4306in" fo:margin-left="-0.0486in" table:align="left" style:writing-mode="lr-tb"/>
    </style:style>
    <style:style style:name="Table701.A" style:family="table-column">
      <style:table-column-properties style:column-width="1.6236in"/>
    </style:style>
    <style:style style:name="Table701.B" style:family="table-column">
      <style:table-column-properties style:column-width="4.8069in"/>
    </style:style>
    <style:style style:name="Table701.A1" style:family="table-cell">
      <style:table-cell-properties style:vertical-align="top" fo:padding-left="0.0486in" fo:padding-right="0.0486in" fo:padding-top="0in" fo:padding-bottom="0in" fo:border="none"/>
    </style:style>
    <style:style style:name="Table702" style:family="table">
      <style:table-properties style:width="6.4306in" fo:margin-left="-0.0486in" table:align="left" style:writing-mode="lr-tb"/>
    </style:style>
    <style:style style:name="Table702.A" style:family="table-column">
      <style:table-column-properties style:column-width="1.6236in"/>
    </style:style>
    <style:style style:name="Table702.B" style:family="table-column">
      <style:table-column-properties style:column-width="4.8069in"/>
    </style:style>
    <style:style style:name="Table702.A1" style:family="table-cell">
      <style:table-cell-properties style:vertical-align="top" fo:padding-left="0.0486in" fo:padding-right="0.0486in" fo:padding-top="0in" fo:padding-bottom="0in" fo:border="none"/>
    </style:style>
    <style:style style:name="Table703" style:family="table">
      <style:table-properties style:width="6.4264in" fo:margin-left="-0.0486in" table:align="left" style:writing-mode="lr-tb"/>
    </style:style>
    <style:style style:name="Table703.A" style:family="table-column">
      <style:table-column-properties style:column-width="1.6236in"/>
    </style:style>
    <style:style style:name="Table703.B" style:family="table-column">
      <style:table-column-properties style:column-width="4.8028in"/>
    </style:style>
    <style:style style:name="Table703.A1" style:family="table-cell">
      <style:table-cell-properties style:vertical-align="top" fo:padding-left="0.0486in" fo:padding-right="0.0486in" fo:padding-top="0in" fo:padding-bottom="0in" fo:border="none"/>
    </style:style>
    <style:style style:name="Table704" style:family="table">
      <style:table-properties style:width="6.4264in" fo:margin-left="-0.0486in" table:align="left" style:writing-mode="lr-tb"/>
    </style:style>
    <style:style style:name="Table704.A" style:family="table-column">
      <style:table-column-properties style:column-width="1.6236in"/>
    </style:style>
    <style:style style:name="Table704.B" style:family="table-column">
      <style:table-column-properties style:column-width="4.8028in"/>
    </style:style>
    <style:style style:name="Table704.A1" style:family="table-cell">
      <style:table-cell-properties style:vertical-align="top" fo:padding-left="0.0486in" fo:padding-right="0.0486in" fo:padding-top="0in" fo:padding-bottom="0in" fo:border="none"/>
    </style:style>
    <style:style style:name="Table705" style:family="table">
      <style:table-properties style:width="6.4306in" fo:margin-left="-0.0486in" table:align="left" style:writing-mode="lr-tb"/>
    </style:style>
    <style:style style:name="Table705.A" style:family="table-column">
      <style:table-column-properties style:column-width="1.6236in"/>
    </style:style>
    <style:style style:name="Table705.B" style:family="table-column">
      <style:table-column-properties style:column-width="4.8069in"/>
    </style:style>
    <style:style style:name="Table705.A1" style:family="table-cell">
      <style:table-cell-properties style:vertical-align="top" fo:padding-left="0.0486in" fo:padding-right="0.0486in" fo:padding-top="0in" fo:padding-bottom="0in" fo:border="none"/>
    </style:style>
    <style:style style:name="Table706" style:family="table">
      <style:table-properties style:width="6.4472in" fo:margin-left="-0.0486in" table:align="left" style:writing-mode="lr-tb"/>
    </style:style>
    <style:style style:name="Table706.A" style:family="table-column">
      <style:table-column-properties style:column-width="1.6236in"/>
    </style:style>
    <style:style style:name="Table706.B" style:family="table-column">
      <style:table-column-properties style:column-width="4.8236in"/>
    </style:style>
    <style:style style:name="Table706.A1" style:family="table-cell">
      <style:table-cell-properties style:vertical-align="top" fo:padding-left="0.0486in" fo:padding-right="0.0486in" fo:padding-top="0in" fo:padding-bottom="0in" fo:border="none"/>
    </style:style>
    <style:style style:name="Table707" style:family="table">
      <style:table-properties style:width="6.4306in" fo:margin-left="-0.0486in" table:align="left" style:writing-mode="lr-tb"/>
    </style:style>
    <style:style style:name="Table707.A" style:family="table-column">
      <style:table-column-properties style:column-width="1.6236in"/>
    </style:style>
    <style:style style:name="Table707.B" style:family="table-column">
      <style:table-column-properties style:column-width="4.8069in"/>
    </style:style>
    <style:style style:name="Table707.A1" style:family="table-cell">
      <style:table-cell-properties style:vertical-align="top" fo:padding-left="0.0486in" fo:padding-right="0.0486in" fo:padding-top="0in" fo:padding-bottom="0in" fo:border="none"/>
    </style:style>
    <style:style style:name="Table708" style:family="table">
      <style:table-properties style:width="6.4306in" fo:margin-left="-0.0486in" table:align="left" style:writing-mode="lr-tb"/>
    </style:style>
    <style:style style:name="Table708.A" style:family="table-column">
      <style:table-column-properties style:column-width="1.6236in"/>
    </style:style>
    <style:style style:name="Table708.B" style:family="table-column">
      <style:table-column-properties style:column-width="4.8069in"/>
    </style:style>
    <style:style style:name="Table708.A1" style:family="table-cell">
      <style:table-cell-properties style:vertical-align="top" fo:padding-left="0.0486in" fo:padding-right="0.0486in" fo:padding-top="0in" fo:padding-bottom="0in" fo:border="none"/>
    </style:style>
    <style:style style:name="Table709" style:family="table">
      <style:table-properties style:width="6.4264in" fo:margin-left="-0.0486in" table:align="left" style:writing-mode="lr-tb"/>
    </style:style>
    <style:style style:name="Table709.A" style:family="table-column">
      <style:table-column-properties style:column-width="1.6236in"/>
    </style:style>
    <style:style style:name="Table709.B" style:family="table-column">
      <style:table-column-properties style:column-width="4.8028in"/>
    </style:style>
    <style:style style:name="Table709.A1" style:family="table-cell">
      <style:table-cell-properties style:vertical-align="top" fo:padding-left="0.0486in" fo:padding-right="0.0486in" fo:padding-top="0in" fo:padding-bottom="0in" fo:border="none"/>
    </style:style>
    <style:style style:name="Table710" style:family="table">
      <style:table-properties style:width="6.4306in" fo:margin-left="-0.0486in" table:align="left" style:writing-mode="lr-tb"/>
    </style:style>
    <style:style style:name="Table710.A" style:family="table-column">
      <style:table-column-properties style:column-width="1.6236in"/>
    </style:style>
    <style:style style:name="Table710.B" style:family="table-column">
      <style:table-column-properties style:column-width="4.8069in"/>
    </style:style>
    <style:style style:name="Table710.A1" style:family="table-cell">
      <style:table-cell-properties style:vertical-align="top" fo:padding-left="0.0486in" fo:padding-right="0.0486in" fo:padding-top="0in" fo:padding-bottom="0in" fo:border="none"/>
    </style:style>
    <style:style style:name="Table711" style:family="table">
      <style:table-properties style:width="6.4306in" fo:margin-left="-0.0486in" table:align="left" style:writing-mode="lr-tb"/>
    </style:style>
    <style:style style:name="Table711.A" style:family="table-column">
      <style:table-column-properties style:column-width="1.6236in"/>
    </style:style>
    <style:style style:name="Table711.B" style:family="table-column">
      <style:table-column-properties style:column-width="4.8069in"/>
    </style:style>
    <style:style style:name="Table711.A1" style:family="table-cell">
      <style:table-cell-properties style:vertical-align="top" fo:padding-left="0.0486in" fo:padding-right="0.0486in" fo:padding-top="0in" fo:padding-bottom="0in" fo:border="none"/>
    </style:style>
    <style:style style:name="Table712" style:family="table">
      <style:table-properties style:width="6.4306in" fo:margin-left="-0.0486in" table:align="left" style:writing-mode="lr-tb"/>
    </style:style>
    <style:style style:name="Table712.A" style:family="table-column">
      <style:table-column-properties style:column-width="1.6236in"/>
    </style:style>
    <style:style style:name="Table712.B" style:family="table-column">
      <style:table-column-properties style:column-width="4.8069in"/>
    </style:style>
    <style:style style:name="Table712.A1" style:family="table-cell">
      <style:table-cell-properties style:vertical-align="top" fo:padding-left="0.0486in" fo:padding-right="0.0486in" fo:padding-top="0in" fo:padding-bottom="0in" fo:border="none"/>
    </style:style>
    <style:style style:name="Table713" style:family="table">
      <style:table-properties style:width="6.4306in" fo:margin-left="-0.0486in" table:align="left" style:writing-mode="lr-tb"/>
    </style:style>
    <style:style style:name="Table713.A" style:family="table-column">
      <style:table-column-properties style:column-width="1.6236in"/>
    </style:style>
    <style:style style:name="Table713.B" style:family="table-column">
      <style:table-column-properties style:column-width="4.8069in"/>
    </style:style>
    <style:style style:name="Table713.A1" style:family="table-cell">
      <style:table-cell-properties style:vertical-align="top" fo:padding-left="0.0486in" fo:padding-right="0.0486in" fo:padding-top="0in" fo:padding-bottom="0in" fo:border="none"/>
    </style:style>
    <style:style style:name="Table714" style:family="table">
      <style:table-properties style:width="6.4306in" fo:margin-left="-0.0486in" table:align="left" style:writing-mode="lr-tb"/>
    </style:style>
    <style:style style:name="Table714.A" style:family="table-column">
      <style:table-column-properties style:column-width="1.6236in"/>
    </style:style>
    <style:style style:name="Table714.B" style:family="table-column">
      <style:table-column-properties style:column-width="4.8069in"/>
    </style:style>
    <style:style style:name="Table714.A1" style:family="table-cell">
      <style:table-cell-properties style:vertical-align="top" fo:padding-left="0.0486in" fo:padding-right="0.0486in" fo:padding-top="0in" fo:padding-bottom="0in" fo:border="none"/>
    </style:style>
    <style:style style:name="Table715" style:family="table">
      <style:table-properties style:width="6.4306in" fo:margin-left="-0.0486in" table:align="left" style:writing-mode="lr-tb"/>
    </style:style>
    <style:style style:name="Table715.A" style:family="table-column">
      <style:table-column-properties style:column-width="1.6236in"/>
    </style:style>
    <style:style style:name="Table715.B" style:family="table-column">
      <style:table-column-properties style:column-width="4.8069in"/>
    </style:style>
    <style:style style:name="Table715.A1" style:family="table-cell">
      <style:table-cell-properties style:vertical-align="top" fo:padding-left="0.0486in" fo:padding-right="0.0486in" fo:padding-top="0in" fo:padding-bottom="0in" fo:border="none"/>
    </style:style>
    <style:style style:name="Table716" style:family="table">
      <style:table-properties style:width="1.7222in" fo:margin-left="-0.0486in" table:align="left" style:writing-mode="lr-tb"/>
    </style:style>
    <style:style style:name="Table716.A" style:family="table-column">
      <style:table-column-properties style:column-width="1.7222in"/>
    </style:style>
    <style:style style:name="Table716.A1" style:family="table-cell">
      <style:table-cell-properties style:vertical-align="top" fo:background-color="#7f7f7f" fo:padding-left="0.0486in" fo:padding-right="0.0486in" fo:padding-top="0in" fo:padding-bottom="0in" fo:border="none">
        <style:background-image/>
      </style:table-cell-properties>
    </style:style>
    <style:style style:name="Table717" style:family="table">
      <style:table-properties style:width="6.4306in" fo:margin-left="-0.0486in" table:align="left" style:writing-mode="lr-tb"/>
    </style:style>
    <style:style style:name="Table717.A" style:family="table-column">
      <style:table-column-properties style:column-width="1.6236in"/>
    </style:style>
    <style:style style:name="Table717.B" style:family="table-column">
      <style:table-column-properties style:column-width="4.8069in"/>
    </style:style>
    <style:style style:name="Table717.A1" style:family="table-cell">
      <style:table-cell-properties style:vertical-align="top" fo:padding-left="0.0486in" fo:padding-right="0.0486in" fo:padding-top="0in" fo:padding-bottom="0in" fo:border="none"/>
    </style:style>
    <style:style style:name="Table718" style:family="table">
      <style:table-properties style:width="6.4306in" fo:margin-left="-0.0486in" table:align="left" style:writing-mode="lr-tb"/>
    </style:style>
    <style:style style:name="Table718.A" style:family="table-column">
      <style:table-column-properties style:column-width="1.6236in"/>
    </style:style>
    <style:style style:name="Table718.B" style:family="table-column">
      <style:table-column-properties style:column-width="4.8069in"/>
    </style:style>
    <style:style style:name="Table718.A1" style:family="table-cell">
      <style:table-cell-properties style:vertical-align="top" fo:padding-left="0.0486in" fo:padding-right="0.0486in" fo:padding-top="0in" fo:padding-bottom="0in" fo:border="none"/>
    </style:style>
    <style:style style:name="Table719" style:family="table">
      <style:table-properties style:width="6.4306in" fo:margin-left="-0.0486in" table:align="left" style:writing-mode="lr-tb"/>
    </style:style>
    <style:style style:name="Table719.A" style:family="table-column">
      <style:table-column-properties style:column-width="1.6236in"/>
    </style:style>
    <style:style style:name="Table719.B" style:family="table-column">
      <style:table-column-properties style:column-width="4.8069in"/>
    </style:style>
    <style:style style:name="Table719.A1" style:family="table-cell">
      <style:table-cell-properties style:vertical-align="top" fo:padding-left="0.0486in" fo:padding-right="0.0486in" fo:padding-top="0in" fo:padding-bottom="0in" fo:border="none"/>
    </style:style>
    <style:style style:name="Table720" style:family="table">
      <style:table-properties style:width="6.4306in" fo:margin-left="-0.0486in" table:align="left" style:writing-mode="lr-tb"/>
    </style:style>
    <style:style style:name="Table720.A" style:family="table-column">
      <style:table-column-properties style:column-width="1.6236in"/>
    </style:style>
    <style:style style:name="Table720.B" style:family="table-column">
      <style:table-column-properties style:column-width="4.8069in"/>
    </style:style>
    <style:style style:name="Table720.A1" style:family="table-cell">
      <style:table-cell-properties style:vertical-align="top" fo:padding-left="0.0486in" fo:padding-right="0.0486in" fo:padding-top="0in" fo:padding-bottom="0in" fo:border="none"/>
    </style:style>
    <style:style style:name="Table721" style:family="table">
      <style:table-properties style:width="6.4306in" fo:margin-left="-0.0486in" table:align="left" style:writing-mode="lr-tb"/>
    </style:style>
    <style:style style:name="Table721.A" style:family="table-column">
      <style:table-column-properties style:column-width="1.6236in"/>
    </style:style>
    <style:style style:name="Table721.B" style:family="table-column">
      <style:table-column-properties style:column-width="4.8069in"/>
    </style:style>
    <style:style style:name="Table721.A1" style:family="table-cell">
      <style:table-cell-properties style:vertical-align="top" fo:padding-left="0.0486in" fo:padding-right="0.0486in" fo:padding-top="0in" fo:padding-bottom="0in" fo:border="none"/>
    </style:style>
    <style:style style:name="Table722" style:family="table">
      <style:table-properties style:width="6.4306in" fo:margin-left="-0.0486in" table:align="left" style:writing-mode="lr-tb"/>
    </style:style>
    <style:style style:name="Table722.A" style:family="table-column">
      <style:table-column-properties style:column-width="1.6236in"/>
    </style:style>
    <style:style style:name="Table722.B" style:family="table-column">
      <style:table-column-properties style:column-width="4.8069in"/>
    </style:style>
    <style:style style:name="Table722.A1" style:family="table-cell">
      <style:table-cell-properties style:vertical-align="top" fo:padding-left="0.0486in" fo:padding-right="0.0486in" fo:padding-top="0in" fo:padding-bottom="0in" fo:border="none"/>
    </style:style>
    <style:style style:name="Table723" style:family="table">
      <style:table-properties style:width="6.4306in" fo:margin-left="-0.0486in" table:align="left" style:writing-mode="lr-tb"/>
    </style:style>
    <style:style style:name="Table723.A" style:family="table-column">
      <style:table-column-properties style:column-width="1.6236in"/>
    </style:style>
    <style:style style:name="Table723.B" style:family="table-column">
      <style:table-column-properties style:column-width="4.8069in"/>
    </style:style>
    <style:style style:name="Table723.A1" style:family="table-cell">
      <style:table-cell-properties style:vertical-align="top" fo:padding-left="0.0486in" fo:padding-right="0.0486in" fo:padding-top="0in" fo:padding-bottom="0in" fo:border="none"/>
    </style:style>
    <style:style style:name="Table724" style:family="table">
      <style:table-properties style:width="6.4306in" fo:margin-left="-0.0486in" table:align="left" style:writing-mode="lr-tb"/>
    </style:style>
    <style:style style:name="Table724.A" style:family="table-column">
      <style:table-column-properties style:column-width="1.6236in"/>
    </style:style>
    <style:style style:name="Table724.B" style:family="table-column">
      <style:table-column-properties style:column-width="4.8069in"/>
    </style:style>
    <style:style style:name="Table724.A1" style:family="table-cell">
      <style:table-cell-properties style:vertical-align="top" fo:padding-left="0.0486in" fo:padding-right="0.0486in" fo:padding-top="0in" fo:padding-bottom="0in" fo:border="none"/>
    </style:style>
    <style:style style:name="Table725" style:family="table">
      <style:table-properties style:width="1.7222in" fo:margin-left="-0.0486in" table:align="left" style:writing-mode="lr-tb"/>
    </style:style>
    <style:style style:name="Table725.A" style:family="table-column">
      <style:table-column-properties style:column-width="1.7222in"/>
    </style:style>
    <style:style style:name="Table725.A1" style:family="table-cell">
      <style:table-cell-properties style:vertical-align="top" fo:background-color="#7f7f7f" fo:padding-left="0.0486in" fo:padding-right="0.0486in" fo:padding-top="0in" fo:padding-bottom="0in" fo:border="none">
        <style:background-image/>
      </style:table-cell-properties>
    </style:style>
    <style:style style:name="Table726" style:family="table">
      <style:table-properties style:width="6.4306in" fo:margin-left="-0.0486in" table:align="left" style:writing-mode="lr-tb"/>
    </style:style>
    <style:style style:name="Table726.A" style:family="table-column">
      <style:table-column-properties style:column-width="1.6236in"/>
    </style:style>
    <style:style style:name="Table726.B" style:family="table-column">
      <style:table-column-properties style:column-width="4.8069in"/>
    </style:style>
    <style:style style:name="Table726.A1" style:family="table-cell">
      <style:table-cell-properties style:vertical-align="top" fo:padding-left="0.0486in" fo:padding-right="0.0486in" fo:padding-top="0in" fo:padding-bottom="0in" fo:border="none"/>
    </style:style>
    <style:style style:name="Table727" style:family="table">
      <style:table-properties style:width="6.4306in" fo:margin-left="-0.0486in" table:align="left" style:writing-mode="lr-tb"/>
    </style:style>
    <style:style style:name="Table727.A" style:family="table-column">
      <style:table-column-properties style:column-width="1.6236in"/>
    </style:style>
    <style:style style:name="Table727.B" style:family="table-column">
      <style:table-column-properties style:column-width="4.8069in"/>
    </style:style>
    <style:style style:name="Table727.A1" style:family="table-cell">
      <style:table-cell-properties style:vertical-align="top" fo:padding-left="0.0486in" fo:padding-right="0.0486in" fo:padding-top="0in" fo:padding-bottom="0in" fo:border="none"/>
    </style:style>
    <style:style style:name="Table728" style:family="table">
      <style:table-properties style:width="6.4306in" fo:margin-left="-0.0486in" table:align="left" style:writing-mode="lr-tb"/>
    </style:style>
    <style:style style:name="Table728.A" style:family="table-column">
      <style:table-column-properties style:column-width="1.6236in"/>
    </style:style>
    <style:style style:name="Table728.B" style:family="table-column">
      <style:table-column-properties style:column-width="4.8069in"/>
    </style:style>
    <style:style style:name="Table728.A1" style:family="table-cell">
      <style:table-cell-properties style:vertical-align="top" fo:padding-left="0.0486in" fo:padding-right="0.0486in" fo:padding-top="0in" fo:padding-bottom="0in" fo:border="none"/>
    </style:style>
    <style:style style:name="Table729" style:family="table">
      <style:table-properties style:width="6.4306in" fo:margin-left="-0.0486in" table:align="left" style:writing-mode="lr-tb"/>
    </style:style>
    <style:style style:name="Table729.A" style:family="table-column">
      <style:table-column-properties style:column-width="1.6236in"/>
    </style:style>
    <style:style style:name="Table729.B" style:family="table-column">
      <style:table-column-properties style:column-width="4.8069in"/>
    </style:style>
    <style:style style:name="Table729.A1" style:family="table-cell">
      <style:table-cell-properties style:vertical-align="top" fo:padding-left="0.0486in" fo:padding-right="0.0486in" fo:padding-top="0in" fo:padding-bottom="0in" fo:border="none"/>
    </style:style>
    <style:style style:name="Table730" style:family="table">
      <style:table-properties style:width="1.7222in" fo:margin-left="-0.0486in" table:align="left" style:writing-mode="lr-tb"/>
    </style:style>
    <style:style style:name="Table730.A" style:family="table-column">
      <style:table-column-properties style:column-width="1.7222in"/>
    </style:style>
    <style:style style:name="Table730.A1" style:family="table-cell">
      <style:table-cell-properties style:vertical-align="top" fo:background-color="#7f7f7f" fo:padding-left="0.0486in" fo:padding-right="0.0486in" fo:padding-top="0in" fo:padding-bottom="0in" fo:border="none">
        <style:background-image/>
      </style:table-cell-properties>
    </style:style>
    <style:style style:name="Table731" style:family="table">
      <style:table-properties style:width="6.4306in" fo:margin-left="-0.0486in" table:align="left" style:writing-mode="lr-tb"/>
    </style:style>
    <style:style style:name="Table731.A" style:family="table-column">
      <style:table-column-properties style:column-width="1.6236in"/>
    </style:style>
    <style:style style:name="Table731.B" style:family="table-column">
      <style:table-column-properties style:column-width="4.8069in"/>
    </style:style>
    <style:style style:name="Table731.A1" style:family="table-cell">
      <style:table-cell-properties style:vertical-align="top" fo:padding-left="0.0486in" fo:padding-right="0.0486in" fo:padding-top="0in" fo:padding-bottom="0in" fo:border="none"/>
    </style:style>
    <style:style style:name="Table732" style:family="table">
      <style:table-properties style:width="6.4306in" fo:margin-left="-0.0486in" table:align="left" style:writing-mode="lr-tb"/>
    </style:style>
    <style:style style:name="Table732.A" style:family="table-column">
      <style:table-column-properties style:column-width="1.6236in"/>
    </style:style>
    <style:style style:name="Table732.B" style:family="table-column">
      <style:table-column-properties style:column-width="4.8069in"/>
    </style:style>
    <style:style style:name="Table732.A1" style:family="table-cell">
      <style:table-cell-properties style:vertical-align="top" fo:padding-left="0.0486in" fo:padding-right="0.0486in" fo:padding-top="0in" fo:padding-bottom="0in" fo:border="none"/>
    </style:style>
    <style:style style:name="Table733" style:family="table">
      <style:table-properties style:width="6.4306in" fo:margin-left="-0.0486in" table:align="left" style:writing-mode="lr-tb"/>
    </style:style>
    <style:style style:name="Table733.A" style:family="table-column">
      <style:table-column-properties style:column-width="1.6236in"/>
    </style:style>
    <style:style style:name="Table733.B" style:family="table-column">
      <style:table-column-properties style:column-width="4.8069in"/>
    </style:style>
    <style:style style:name="Table733.A1" style:family="table-cell">
      <style:table-cell-properties style:vertical-align="top" fo:padding-left="0.0486in" fo:padding-right="0.0486in" fo:padding-top="0in" fo:padding-bottom="0in" fo:border="none"/>
    </style:style>
    <style:style style:name="Table734" style:family="table">
      <style:table-properties style:width="6.4306in" fo:margin-left="-0.0486in" table:align="left" style:writing-mode="lr-tb"/>
    </style:style>
    <style:style style:name="Table734.A" style:family="table-column">
      <style:table-column-properties style:column-width="1.6236in"/>
    </style:style>
    <style:style style:name="Table734.B" style:family="table-column">
      <style:table-column-properties style:column-width="4.8069in"/>
    </style:style>
    <style:style style:name="Table734.A1" style:family="table-cell">
      <style:table-cell-properties style:vertical-align="top" fo:padding-left="0.0486in" fo:padding-right="0.0486in" fo:padding-top="0in" fo:padding-bottom="0in" fo:border="none"/>
    </style:style>
    <style:style style:name="Table735" style:family="table">
      <style:table-properties style:width="1.7222in" fo:margin-left="-0.0486in" table:align="left" style:writing-mode="lr-tb"/>
    </style:style>
    <style:style style:name="Table735.A" style:family="table-column">
      <style:table-column-properties style:column-width="1.7222in"/>
    </style:style>
    <style:style style:name="Table735.A1" style:family="table-cell">
      <style:table-cell-properties style:vertical-align="top" fo:background-color="#7f7f7f" fo:padding-left="0.0486in" fo:padding-right="0.0486in" fo:padding-top="0in" fo:padding-bottom="0in" fo:border="none">
        <style:background-image/>
      </style:table-cell-properties>
    </style:style>
    <style:style style:name="Table736" style:family="table">
      <style:table-properties style:width="6.4306in" fo:margin-left="-0.0486in" table:align="left" style:writing-mode="lr-tb"/>
    </style:style>
    <style:style style:name="Table736.A" style:family="table-column">
      <style:table-column-properties style:column-width="1.6236in"/>
    </style:style>
    <style:style style:name="Table736.B" style:family="table-column">
      <style:table-column-properties style:column-width="4.8069in"/>
    </style:style>
    <style:style style:name="Table736.A1" style:family="table-cell">
      <style:table-cell-properties style:vertical-align="top" fo:padding-left="0.0486in" fo:padding-right="0.0486in" fo:padding-top="0in" fo:padding-bottom="0in" fo:border="none"/>
    </style:style>
    <style:style style:name="Table737" style:family="table">
      <style:table-properties style:width="6.4306in" fo:margin-left="-0.0486in" table:align="left" style:writing-mode="lr-tb"/>
    </style:style>
    <style:style style:name="Table737.A" style:family="table-column">
      <style:table-column-properties style:column-width="1.6236in"/>
    </style:style>
    <style:style style:name="Table737.B" style:family="table-column">
      <style:table-column-properties style:column-width="4.8069in"/>
    </style:style>
    <style:style style:name="Table737.A1" style:family="table-cell">
      <style:table-cell-properties style:vertical-align="top" fo:padding-left="0.0486in" fo:padding-right="0.0486in" fo:padding-top="0in" fo:padding-bottom="0in" fo:border="none"/>
    </style:style>
    <style:style style:name="Table738" style:family="table">
      <style:table-properties style:width="6.4306in" fo:margin-left="-0.0486in" table:align="left" style:writing-mode="lr-tb"/>
    </style:style>
    <style:style style:name="Table738.A" style:family="table-column">
      <style:table-column-properties style:column-width="1.6236in"/>
    </style:style>
    <style:style style:name="Table738.B" style:family="table-column">
      <style:table-column-properties style:column-width="4.8069in"/>
    </style:style>
    <style:style style:name="Table738.A1" style:family="table-cell">
      <style:table-cell-properties style:vertical-align="top" fo:padding-left="0.0486in" fo:padding-right="0.0486in" fo:padding-top="0in" fo:padding-bottom="0in" fo:border="none"/>
    </style:style>
    <style:style style:name="Table739" style:family="table">
      <style:table-properties style:width="6.4306in" fo:margin-left="-0.0486in" table:align="left" style:writing-mode="lr-tb"/>
    </style:style>
    <style:style style:name="Table739.A" style:family="table-column">
      <style:table-column-properties style:column-width="1.6236in"/>
    </style:style>
    <style:style style:name="Table739.B" style:family="table-column">
      <style:table-column-properties style:column-width="4.8069in"/>
    </style:style>
    <style:style style:name="Table739.A1" style:family="table-cell">
      <style:table-cell-properties style:vertical-align="top" fo:padding-left="0.0486in" fo:padding-right="0.0486in" fo:padding-top="0in" fo:padding-bottom="0in" fo:border="none"/>
    </style:style>
    <style:style style:name="Table740" style:family="table">
      <style:table-properties style:width="6.4306in" fo:margin-left="-0.0486in" table:align="left" style:writing-mode="lr-tb"/>
    </style:style>
    <style:style style:name="Table740.A" style:family="table-column">
      <style:table-column-properties style:column-width="1.6236in"/>
    </style:style>
    <style:style style:name="Table740.B" style:family="table-column">
      <style:table-column-properties style:column-width="4.8069in"/>
    </style:style>
    <style:style style:name="Table740.A1" style:family="table-cell">
      <style:table-cell-properties style:vertical-align="top" fo:padding-left="0.0486in" fo:padding-right="0.0486in" fo:padding-top="0in" fo:padding-bottom="0in" fo:border="none"/>
    </style:style>
    <style:style style:name="Table741" style:family="table">
      <style:table-properties style:width="6.4306in" fo:margin-left="-0.0486in" table:align="left" style:writing-mode="lr-tb"/>
    </style:style>
    <style:style style:name="Table741.A" style:family="table-column">
      <style:table-column-properties style:column-width="1.6236in"/>
    </style:style>
    <style:style style:name="Table741.B" style:family="table-column">
      <style:table-column-properties style:column-width="4.8069in"/>
    </style:style>
    <style:style style:name="Table741.A1" style:family="table-cell">
      <style:table-cell-properties style:vertical-align="top" fo:padding-left="0.0486in" fo:padding-right="0.0486in" fo:padding-top="0in" fo:padding-bottom="0in" fo:border="none"/>
    </style:style>
    <style:style style:name="Table742" style:family="table">
      <style:table-properties style:width="6.4306in" fo:margin-left="-0.0486in" table:align="left" style:writing-mode="lr-tb"/>
    </style:style>
    <style:style style:name="Table742.A" style:family="table-column">
      <style:table-column-properties style:column-width="1.6236in"/>
    </style:style>
    <style:style style:name="Table742.B" style:family="table-column">
      <style:table-column-properties style:column-width="4.8069in"/>
    </style:style>
    <style:style style:name="Table742.A1" style:family="table-cell">
      <style:table-cell-properties style:vertical-align="top" fo:padding-left="0.0486in" fo:padding-right="0.0486in" fo:padding-top="0in" fo:padding-bottom="0in" fo:border="none"/>
    </style:style>
    <style:style style:name="Table743" style:family="table">
      <style:table-properties style:width="6.4306in" fo:margin-left="-0.0486in" table:align="left" style:writing-mode="lr-tb"/>
    </style:style>
    <style:style style:name="Table743.A" style:family="table-column">
      <style:table-column-properties style:column-width="1.6236in"/>
    </style:style>
    <style:style style:name="Table743.B" style:family="table-column">
      <style:table-column-properties style:column-width="4.8069in"/>
    </style:style>
    <style:style style:name="Table743.A1" style:family="table-cell">
      <style:table-cell-properties style:vertical-align="top" fo:padding-left="0.0486in" fo:padding-right="0.0486in" fo:padding-top="0in" fo:padding-bottom="0in" fo:border="none"/>
    </style:style>
    <style:style style:name="Table744" style:family="table">
      <style:table-properties style:width="1.7222in" fo:margin-left="-0.0486in" table:align="left" style:writing-mode="lr-tb"/>
    </style:style>
    <style:style style:name="Table744.A" style:family="table-column">
      <style:table-column-properties style:column-width="1.7222in"/>
    </style:style>
    <style:style style:name="Table744.A1" style:family="table-cell">
      <style:table-cell-properties style:vertical-align="top" fo:background-color="#7f7f7f" fo:padding-left="0.0486in" fo:padding-right="0.0486in" fo:padding-top="0in" fo:padding-bottom="0in" fo:border="none">
        <style:background-image/>
      </style:table-cell-properties>
    </style:style>
    <style:style style:name="Table745" style:family="table">
      <style:table-properties style:width="1.7222in" fo:margin-left="-0.0486in" table:align="left" style:writing-mode="lr-tb"/>
    </style:style>
    <style:style style:name="Table745.A" style:family="table-column">
      <style:table-column-properties style:column-width="1.7222in"/>
    </style:style>
    <style:style style:name="Table745.A1" style:family="table-cell">
      <style:table-cell-properties style:vertical-align="top" fo:background-color="#7f7f7f" fo:padding-left="0.0486in" fo:padding-right="0.0486in" fo:padding-top="0in" fo:padding-bottom="0in" fo:border="none">
        <style:background-image/>
      </style:table-cell-properties>
    </style:style>
    <style:style style:name="Table746" style:family="table">
      <style:table-properties style:width="6.4264in" fo:margin-left="-0.0486in" table:align="left" style:writing-mode="lr-tb"/>
    </style:style>
    <style:style style:name="Table746.A" style:family="table-column">
      <style:table-column-properties style:column-width="1.6236in"/>
    </style:style>
    <style:style style:name="Table746.B" style:family="table-column">
      <style:table-column-properties style:column-width="4.8028in"/>
    </style:style>
    <style:style style:name="Table746.A1" style:family="table-cell">
      <style:table-cell-properties style:vertical-align="top" fo:padding-left="0.0486in" fo:padding-right="0.0486in" fo:padding-top="0in" fo:padding-bottom="0in" fo:border="none"/>
    </style:style>
    <style:style style:name="Table747" style:family="table">
      <style:table-properties style:width="6.4264in" fo:margin-left="-0.0486in" table:align="left" style:writing-mode="lr-tb"/>
    </style:style>
    <style:style style:name="Table747.A" style:family="table-column">
      <style:table-column-properties style:column-width="1.6236in"/>
    </style:style>
    <style:style style:name="Table747.B" style:family="table-column">
      <style:table-column-properties style:column-width="4.8028in"/>
    </style:style>
    <style:style style:name="Table747.A1" style:family="table-cell">
      <style:table-cell-properties style:vertical-align="top" fo:padding-left="0.0486in" fo:padding-right="0.0486in" fo:padding-top="0in" fo:padding-bottom="0in" fo:border="none"/>
    </style:style>
    <style:style style:name="Table748" style:family="table">
      <style:table-properties style:width="6.4264in" fo:margin-left="-0.0486in" table:align="left" style:writing-mode="lr-tb"/>
    </style:style>
    <style:style style:name="Table748.A" style:family="table-column">
      <style:table-column-properties style:column-width="1.6236in"/>
    </style:style>
    <style:style style:name="Table748.B" style:family="table-column">
      <style:table-column-properties style:column-width="4.8028in"/>
    </style:style>
    <style:style style:name="Table748.A1" style:family="table-cell">
      <style:table-cell-properties style:vertical-align="top" fo:padding-left="0.0486in" fo:padding-right="0.0486in" fo:padding-top="0in" fo:padding-bottom="0in" fo:border="none"/>
    </style:style>
    <style:style style:name="Table749" style:family="table">
      <style:table-properties style:width="6.4264in" fo:margin-left="-0.0486in" table:align="left" style:writing-mode="lr-tb"/>
    </style:style>
    <style:style style:name="Table749.A" style:family="table-column">
      <style:table-column-properties style:column-width="1.6236in"/>
    </style:style>
    <style:style style:name="Table749.B" style:family="table-column">
      <style:table-column-properties style:column-width="4.8028in"/>
    </style:style>
    <style:style style:name="Table749.A1" style:family="table-cell">
      <style:table-cell-properties style:vertical-align="top" fo:padding-left="0.0486in" fo:padding-right="0.0486in" fo:padding-top="0in" fo:padding-bottom="0in" fo:border="none"/>
    </style:style>
    <style:style style:name="Table750" style:family="table">
      <style:table-properties style:width="6.4264in" fo:margin-left="-0.0486in" table:align="left" style:writing-mode="lr-tb"/>
    </style:style>
    <style:style style:name="Table750.A" style:family="table-column">
      <style:table-column-properties style:column-width="1.6236in"/>
    </style:style>
    <style:style style:name="Table750.B" style:family="table-column">
      <style:table-column-properties style:column-width="4.8028in"/>
    </style:style>
    <style:style style:name="Table750.A1" style:family="table-cell">
      <style:table-cell-properties style:vertical-align="top" fo:padding-left="0.0486in" fo:padding-right="0.0486in" fo:padding-top="0in" fo:padding-bottom="0in" fo:border="none"/>
    </style:style>
    <style:style style:name="Table751" style:family="table">
      <style:table-properties style:width="6.4264in" fo:margin-left="-0.0486in" table:align="left" style:writing-mode="lr-tb"/>
    </style:style>
    <style:style style:name="Table751.A" style:family="table-column">
      <style:table-column-properties style:column-width="1.6236in"/>
    </style:style>
    <style:style style:name="Table751.B" style:family="table-column">
      <style:table-column-properties style:column-width="4.8028in"/>
    </style:style>
    <style:style style:name="Table751.A1" style:family="table-cell">
      <style:table-cell-properties style:vertical-align="top" fo:padding-left="0.0486in" fo:padding-right="0.0486in" fo:padding-top="0in" fo:padding-bottom="0in" fo:border="none"/>
    </style:style>
    <style:style style:name="Table752" style:family="table">
      <style:table-properties style:width="6.4306in" fo:margin-left="-0.0486in" table:align="left" style:writing-mode="lr-tb"/>
    </style:style>
    <style:style style:name="Table752.A" style:family="table-column">
      <style:table-column-properties style:column-width="1.6236in"/>
    </style:style>
    <style:style style:name="Table752.B" style:family="table-column">
      <style:table-column-properties style:column-width="4.8069in"/>
    </style:style>
    <style:style style:name="Table752.A1" style:family="table-cell">
      <style:table-cell-properties style:vertical-align="top" fo:padding-left="0.0486in" fo:padding-right="0.0486in" fo:padding-top="0in" fo:padding-bottom="0in" fo:border="none"/>
    </style:style>
    <style:style style:name="Table753" style:family="table">
      <style:table-properties style:width="6.4306in" fo:margin-left="-0.0486in" table:align="left" style:writing-mode="lr-tb"/>
    </style:style>
    <style:style style:name="Table753.A" style:family="table-column">
      <style:table-column-properties style:column-width="1.6236in"/>
    </style:style>
    <style:style style:name="Table753.B" style:family="table-column">
      <style:table-column-properties style:column-width="4.8069in"/>
    </style:style>
    <style:style style:name="Table753.A1" style:family="table-cell">
      <style:table-cell-properties style:vertical-align="top" fo:padding-left="0.0486in" fo:padding-right="0.0486in" fo:padding-top="0in" fo:padding-bottom="0in" fo:border="none"/>
    </style:style>
    <style:style style:name="Table754" style:family="table">
      <style:table-properties style:width="6.4306in" fo:margin-left="-0.0486in" table:align="left" style:writing-mode="lr-tb"/>
    </style:style>
    <style:style style:name="Table754.A" style:family="table-column">
      <style:table-column-properties style:column-width="1.6236in"/>
    </style:style>
    <style:style style:name="Table754.B" style:family="table-column">
      <style:table-column-properties style:column-width="4.8069in"/>
    </style:style>
    <style:style style:name="Table754.A1" style:family="table-cell">
      <style:table-cell-properties style:vertical-align="top" fo:padding-left="0.0486in" fo:padding-right="0.0486in" fo:padding-top="0in" fo:padding-bottom="0in" fo:border="none"/>
    </style:style>
    <style:style style:name="Table755" style:family="table">
      <style:table-properties style:width="6.4306in" fo:margin-left="-0.0486in" table:align="left" style:writing-mode="lr-tb"/>
    </style:style>
    <style:style style:name="Table755.A" style:family="table-column">
      <style:table-column-properties style:column-width="1.6236in"/>
    </style:style>
    <style:style style:name="Table755.B" style:family="table-column">
      <style:table-column-properties style:column-width="4.8069in"/>
    </style:style>
    <style:style style:name="Table755.A1" style:family="table-cell">
      <style:table-cell-properties style:vertical-align="top" fo:padding-left="0.0486in" fo:padding-right="0.0486in" fo:padding-top="0in" fo:padding-bottom="0in" fo:border="none"/>
    </style:style>
    <style:style style:name="Table756" style:family="table">
      <style:table-properties style:width="6.4306in" fo:margin-left="-0.0486in" table:align="left" style:writing-mode="lr-tb"/>
    </style:style>
    <style:style style:name="Table756.A" style:family="table-column">
      <style:table-column-properties style:column-width="1.6236in"/>
    </style:style>
    <style:style style:name="Table756.B" style:family="table-column">
      <style:table-column-properties style:column-width="4.8069in"/>
    </style:style>
    <style:style style:name="Table756.A1" style:family="table-cell">
      <style:table-cell-properties style:vertical-align="top" fo:padding-left="0.0486in" fo:padding-right="0.0486in" fo:padding-top="0in" fo:padding-bottom="0in" fo:border="none"/>
    </style:style>
    <style:style style:name="Table757" style:family="table">
      <style:table-properties style:width="6.4306in" fo:margin-left="-0.0486in" table:align="left" style:writing-mode="lr-tb"/>
    </style:style>
    <style:style style:name="Table757.A" style:family="table-column">
      <style:table-column-properties style:column-width="1.6236in"/>
    </style:style>
    <style:style style:name="Table757.B" style:family="table-column">
      <style:table-column-properties style:column-width="4.8069in"/>
    </style:style>
    <style:style style:name="Table757.A1" style:family="table-cell">
      <style:table-cell-properties style:vertical-align="top" fo:padding-left="0.0486in" fo:padding-right="0.0486in" fo:padding-top="0in" fo:padding-bottom="0in" fo:border="none"/>
    </style:style>
    <style:style style:name="Table758" style:family="table">
      <style:table-properties style:width="6.4306in" fo:margin-left="-0.0486in" table:align="left" style:writing-mode="lr-tb"/>
    </style:style>
    <style:style style:name="Table758.A" style:family="table-column">
      <style:table-column-properties style:column-width="1.6236in"/>
    </style:style>
    <style:style style:name="Table758.B" style:family="table-column">
      <style:table-column-properties style:column-width="4.8069in"/>
    </style:style>
    <style:style style:name="Table758.A1" style:family="table-cell">
      <style:table-cell-properties style:vertical-align="top" fo:padding-left="0.0486in" fo:padding-right="0.0486in" fo:padding-top="0in" fo:padding-bottom="0in" fo:border="none"/>
    </style:style>
    <style:style style:name="Table759" style:family="table">
      <style:table-properties style:width="6.4306in" fo:margin-left="-0.0486in" table:align="left" style:writing-mode="lr-tb"/>
    </style:style>
    <style:style style:name="Table759.A" style:family="table-column">
      <style:table-column-properties style:column-width="1.6236in"/>
    </style:style>
    <style:style style:name="Table759.B" style:family="table-column">
      <style:table-column-properties style:column-width="4.8069in"/>
    </style:style>
    <style:style style:name="Table759.A1" style:family="table-cell">
      <style:table-cell-properties style:vertical-align="top" fo:padding-left="0.0486in" fo:padding-right="0.0486in" fo:padding-top="0in" fo:padding-bottom="0in" fo:border="none"/>
    </style:style>
    <style:style style:name="Table760" style:family="table">
      <style:table-properties style:width="6.4306in" fo:margin-left="-0.0486in" table:align="left" style:writing-mode="lr-tb"/>
    </style:style>
    <style:style style:name="Table760.A" style:family="table-column">
      <style:table-column-properties style:column-width="1.6236in"/>
    </style:style>
    <style:style style:name="Table760.B" style:family="table-column">
      <style:table-column-properties style:column-width="4.8069in"/>
    </style:style>
    <style:style style:name="Table760.A1" style:family="table-cell">
      <style:table-cell-properties style:vertical-align="top" fo:padding-left="0.0486in" fo:padding-right="0.0486in" fo:padding-top="0in" fo:padding-bottom="0in" fo:border="none"/>
    </style:style>
    <style:style style:name="Table761" style:family="table">
      <style:table-properties style:width="6.4306in" fo:margin-left="-0.0486in" table:align="left" style:writing-mode="lr-tb"/>
    </style:style>
    <style:style style:name="Table761.A" style:family="table-column">
      <style:table-column-properties style:column-width="1.6236in"/>
    </style:style>
    <style:style style:name="Table761.B" style:family="table-column">
      <style:table-column-properties style:column-width="4.8069in"/>
    </style:style>
    <style:style style:name="Table761.A1" style:family="table-cell">
      <style:table-cell-properties style:vertical-align="top" fo:padding-left="0.0486in" fo:padding-right="0.0486in" fo:padding-top="0in" fo:padding-bottom="0in" fo:border="none"/>
    </style:style>
    <style:style style:name="Table762" style:family="table">
      <style:table-properties style:width="6.4264in" fo:margin-left="-0.0486in" table:align="left" style:writing-mode="lr-tb"/>
    </style:style>
    <style:style style:name="Table762.A" style:family="table-column">
      <style:table-column-properties style:column-width="1.6236in"/>
    </style:style>
    <style:style style:name="Table762.B" style:family="table-column">
      <style:table-column-properties style:column-width="4.8028in"/>
    </style:style>
    <style:style style:name="Table762.A1" style:family="table-cell">
      <style:table-cell-properties style:vertical-align="top" fo:padding-left="0.0486in" fo:padding-right="0.0486in" fo:padding-top="0in" fo:padding-bottom="0in" fo:border="none"/>
    </style:style>
    <style:style style:name="Table763" style:family="table">
      <style:table-properties style:width="6.4264in" fo:margin-left="-0.0486in" table:align="left" style:writing-mode="lr-tb"/>
    </style:style>
    <style:style style:name="Table763.A" style:family="table-column">
      <style:table-column-properties style:column-width="1.6236in"/>
    </style:style>
    <style:style style:name="Table763.B" style:family="table-column">
      <style:table-column-properties style:column-width="4.8028in"/>
    </style:style>
    <style:style style:name="Table763.A1" style:family="table-cell">
      <style:table-cell-properties style:vertical-align="top" fo:padding-left="0.0486in" fo:padding-right="0.0486in" fo:padding-top="0in" fo:padding-bottom="0in" fo:border="none"/>
    </style:style>
    <style:style style:name="Table764" style:family="table">
      <style:table-properties style:width="6.4264in" fo:margin-left="-0.0486in" table:align="left" style:writing-mode="lr-tb"/>
    </style:style>
    <style:style style:name="Table764.A" style:family="table-column">
      <style:table-column-properties style:column-width="1.6236in"/>
    </style:style>
    <style:style style:name="Table764.B" style:family="table-column">
      <style:table-column-properties style:column-width="4.8028in"/>
    </style:style>
    <style:style style:name="Table764.A1" style:family="table-cell">
      <style:table-cell-properties style:vertical-align="top" fo:padding-left="0.0486in" fo:padding-right="0.0486in" fo:padding-top="0in" fo:padding-bottom="0in" fo:border="none"/>
    </style:style>
    <style:style style:name="Table765" style:family="table">
      <style:table-properties style:width="6.4264in" fo:margin-left="-0.0486in" table:align="left" style:writing-mode="lr-tb"/>
    </style:style>
    <style:style style:name="Table765.A" style:family="table-column">
      <style:table-column-properties style:column-width="1.6236in"/>
    </style:style>
    <style:style style:name="Table765.B" style:family="table-column">
      <style:table-column-properties style:column-width="4.8028in"/>
    </style:style>
    <style:style style:name="Table765.A1" style:family="table-cell">
      <style:table-cell-properties style:vertical-align="top" fo:padding-left="0.0486in" fo:padding-right="0.0486in" fo:padding-top="0in" fo:padding-bottom="0in" fo:border="none"/>
    </style:style>
    <style:style style:name="Table766" style:family="table">
      <style:table-properties style:width="6.4264in" fo:margin-left="-0.0486in" table:align="left" style:writing-mode="lr-tb"/>
    </style:style>
    <style:style style:name="Table766.A" style:family="table-column">
      <style:table-column-properties style:column-width="1.6236in"/>
    </style:style>
    <style:style style:name="Table766.B" style:family="table-column">
      <style:table-column-properties style:column-width="4.8028in"/>
    </style:style>
    <style:style style:name="Table766.A1" style:family="table-cell">
      <style:table-cell-properties style:vertical-align="top" fo:padding-left="0.0486in" fo:padding-right="0.0486in" fo:padding-top="0in" fo:padding-bottom="0in" fo:border="none"/>
    </style:style>
    <style:style style:name="Table767" style:family="table">
      <style:table-properties style:width="1.7222in" fo:margin-left="-0.0486in" table:align="left" style:writing-mode="lr-tb"/>
    </style:style>
    <style:style style:name="Table767.A" style:family="table-column">
      <style:table-column-properties style:column-width="1.7222in"/>
    </style:style>
    <style:style style:name="Table767.A1" style:family="table-cell">
      <style:table-cell-properties style:vertical-align="top" fo:background-color="#7f7f7f" fo:padding-left="0.0486in" fo:padding-right="0.0486in" fo:padding-top="0in" fo:padding-bottom="0in" fo:border="none">
        <style:background-image/>
      </style:table-cell-properties>
    </style:style>
    <style:style style:name="Table768" style:family="table">
      <style:table-properties style:width="6.4264in" fo:margin-left="-0.0486in" table:align="left" style:writing-mode="lr-tb"/>
    </style:style>
    <style:style style:name="Table768.A" style:family="table-column">
      <style:table-column-properties style:column-width="1.6236in"/>
    </style:style>
    <style:style style:name="Table768.B" style:family="table-column">
      <style:table-column-properties style:column-width="4.8028in"/>
    </style:style>
    <style:style style:name="Table768.A1" style:family="table-cell">
      <style:table-cell-properties style:vertical-align="top" fo:padding-left="0.0486in" fo:padding-right="0.0486in" fo:padding-top="0in" fo:padding-bottom="0in" fo:border="none"/>
    </style:style>
    <style:style style:name="Table769" style:family="table">
      <style:table-properties style:width="6.4306in" fo:margin-left="-0.0486in" table:align="left" style:writing-mode="lr-tb"/>
    </style:style>
    <style:style style:name="Table769.A" style:family="table-column">
      <style:table-column-properties style:column-width="1.6236in"/>
    </style:style>
    <style:style style:name="Table769.B" style:family="table-column">
      <style:table-column-properties style:column-width="4.8069in"/>
    </style:style>
    <style:style style:name="Table769.A1" style:family="table-cell">
      <style:table-cell-properties style:vertical-align="top" fo:padding-left="0.0486in" fo:padding-right="0.0486in" fo:padding-top="0in" fo:padding-bottom="0in" fo:border="none"/>
    </style:style>
    <style:style style:name="Table770" style:family="table">
      <style:table-properties style:width="6.4306in" fo:margin-left="-0.0486in" table:align="left" style:writing-mode="lr-tb"/>
    </style:style>
    <style:style style:name="Table770.A" style:family="table-column">
      <style:table-column-properties style:column-width="1.6236in"/>
    </style:style>
    <style:style style:name="Table770.B" style:family="table-column">
      <style:table-column-properties style:column-width="4.8069in"/>
    </style:style>
    <style:style style:name="Table770.A1" style:family="table-cell">
      <style:table-cell-properties style:vertical-align="top" fo:padding-left="0.0486in" fo:padding-right="0.0486in" fo:padding-top="0in" fo:padding-bottom="0in" fo:border="none"/>
    </style:style>
    <style:style style:name="Table771" style:family="table">
      <style:table-properties style:width="6.3986in" table:align="left" style:writing-mode="lr-tb"/>
    </style:style>
    <style:style style:name="Table771.A" style:family="table-column">
      <style:table-column-properties style:column-width="1.575in"/>
    </style:style>
    <style:style style:name="Table771.B" style:family="table-column">
      <style:table-column-properties style:column-width="4.8236in"/>
    </style:style>
    <style:style style:name="Table771.A1" style:family="table-cell">
      <style:table-cell-properties style:vertical-align="top" fo:padding-left="0.0486in" fo:padding-right="0.0486in" fo:padding-top="0in" fo:padding-bottom="0in" fo:border="none"/>
    </style:style>
    <style:style style:name="Table772" style:family="table">
      <style:table-properties style:width="6.4306in" fo:margin-left="-0.0486in" table:align="left" style:writing-mode="lr-tb"/>
    </style:style>
    <style:style style:name="Table772.A" style:family="table-column">
      <style:table-column-properties style:column-width="1.6236in"/>
    </style:style>
    <style:style style:name="Table772.B" style:family="table-column">
      <style:table-column-properties style:column-width="4.8069in"/>
    </style:style>
    <style:style style:name="Table772.A1" style:family="table-cell">
      <style:table-cell-properties style:vertical-align="top" fo:padding-left="0.0486in" fo:padding-right="0.0486in" fo:padding-top="0in" fo:padding-bottom="0in" fo:border="none"/>
    </style:style>
    <style:style style:name="Table773" style:family="table">
      <style:table-properties style:width="6.4306in" fo:margin-left="-0.0486in" table:align="left" style:writing-mode="lr-tb"/>
    </style:style>
    <style:style style:name="Table773.A" style:family="table-column">
      <style:table-column-properties style:column-width="1.6236in"/>
    </style:style>
    <style:style style:name="Table773.B" style:family="table-column">
      <style:table-column-properties style:column-width="4.8069in"/>
    </style:style>
    <style:style style:name="Table773.A1" style:family="table-cell">
      <style:table-cell-properties style:vertical-align="top" fo:padding-left="0.0486in" fo:padding-right="0.0486in" fo:padding-top="0in" fo:padding-bottom="0in" fo:border="none"/>
    </style:style>
    <style:style style:name="Table774" style:family="table">
      <style:table-properties style:width="6.4306in" fo:margin-left="-0.0486in" table:align="left" style:writing-mode="lr-tb"/>
    </style:style>
    <style:style style:name="Table774.A" style:family="table-column">
      <style:table-column-properties style:column-width="1.6236in"/>
    </style:style>
    <style:style style:name="Table774.B" style:family="table-column">
      <style:table-column-properties style:column-width="4.8069in"/>
    </style:style>
    <style:style style:name="Table774.A1" style:family="table-cell">
      <style:table-cell-properties style:vertical-align="top" fo:padding-left="0.0486in" fo:padding-right="0.0486in" fo:padding-top="0in" fo:padding-bottom="0in" fo:border="none"/>
    </style:style>
    <style:style style:name="Table775" style:family="table">
      <style:table-properties style:width="6.4306in" fo:margin-left="-0.0486in" table:align="left" style:writing-mode="lr-tb"/>
    </style:style>
    <style:style style:name="Table775.A" style:family="table-column">
      <style:table-column-properties style:column-width="1.6236in"/>
    </style:style>
    <style:style style:name="Table775.B" style:family="table-column">
      <style:table-column-properties style:column-width="4.8069in"/>
    </style:style>
    <style:style style:name="Table775.A1" style:family="table-cell">
      <style:table-cell-properties style:vertical-align="top" fo:padding-left="0.0486in" fo:padding-right="0.0486in" fo:padding-top="0in" fo:padding-bottom="0in" fo:border="none"/>
    </style:style>
    <style:style style:name="Table776" style:family="table">
      <style:table-properties style:width="6.4306in" fo:margin-left="-0.0486in" table:align="left" style:writing-mode="lr-tb"/>
    </style:style>
    <style:style style:name="Table776.A" style:family="table-column">
      <style:table-column-properties style:column-width="1.6236in"/>
    </style:style>
    <style:style style:name="Table776.B" style:family="table-column">
      <style:table-column-properties style:column-width="4.8069in"/>
    </style:style>
    <style:style style:name="Table776.A1" style:family="table-cell">
      <style:table-cell-properties style:vertical-align="top" fo:padding-left="0.0486in" fo:padding-right="0.0486in" fo:padding-top="0in" fo:padding-bottom="0in" fo:border="none"/>
    </style:style>
    <style:style style:name="Table777" style:family="table">
      <style:table-properties style:width="1.7222in" fo:margin-left="-0.0486in" table:align="left" style:writing-mode="lr-tb"/>
    </style:style>
    <style:style style:name="Table777.A" style:family="table-column">
      <style:table-column-properties style:column-width="1.7222in"/>
    </style:style>
    <style:style style:name="Table777.A1" style:family="table-cell">
      <style:table-cell-properties style:vertical-align="top" fo:background-color="#7f7f7f" fo:padding-left="0.0486in" fo:padding-right="0.0486in" fo:padding-top="0in" fo:padding-bottom="0in" fo:border="none">
        <style:background-image/>
      </style:table-cell-properties>
    </style:style>
    <style:style style:name="Table778" style:family="table">
      <style:table-properties style:width="6.4264in" fo:margin-left="-0.0486in" table:align="left" style:writing-mode="lr-tb"/>
    </style:style>
    <style:style style:name="Table778.A" style:family="table-column">
      <style:table-column-properties style:column-width="1.6236in"/>
    </style:style>
    <style:style style:name="Table778.B" style:family="table-column">
      <style:table-column-properties style:column-width="4.8028in"/>
    </style:style>
    <style:style style:name="Table778.A1" style:family="table-cell">
      <style:table-cell-properties style:vertical-align="top" fo:padding-left="0.0486in" fo:padding-right="0.0486in" fo:padding-top="0in" fo:padding-bottom="0in" fo:border="none"/>
    </style:style>
    <style:style style:name="Table779" style:family="table">
      <style:table-properties style:width="6.4264in" fo:margin-left="-0.0486in" table:align="left" style:writing-mode="lr-tb"/>
    </style:style>
    <style:style style:name="Table779.A" style:family="table-column">
      <style:table-column-properties style:column-width="1.6236in"/>
    </style:style>
    <style:style style:name="Table779.B" style:family="table-column">
      <style:table-column-properties style:column-width="4.8028in"/>
    </style:style>
    <style:style style:name="Table779.A1" style:family="table-cell">
      <style:table-cell-properties style:vertical-align="top" fo:padding-left="0.0486in" fo:padding-right="0.0486in" fo:padding-top="0in" fo:padding-bottom="0in" fo:border="none"/>
    </style:style>
    <style:style style:name="Table780" style:family="table">
      <style:table-properties style:width="6.4264in" fo:margin-left="-0.0486in" table:align="left" style:writing-mode="lr-tb"/>
    </style:style>
    <style:style style:name="Table780.A" style:family="table-column">
      <style:table-column-properties style:column-width="1.6236in"/>
    </style:style>
    <style:style style:name="Table780.B" style:family="table-column">
      <style:table-column-properties style:column-width="4.8028in"/>
    </style:style>
    <style:style style:name="Table780.A1" style:family="table-cell">
      <style:table-cell-properties style:vertical-align="top" fo:padding-left="0.0486in" fo:padding-right="0.0486in" fo:padding-top="0in" fo:padding-bottom="0in" fo:border="none"/>
    </style:style>
    <style:style style:name="Table781" style:family="table">
      <style:table-properties style:width="6.4264in" fo:margin-left="-0.0486in" table:align="left" style:writing-mode="lr-tb"/>
    </style:style>
    <style:style style:name="Table781.A" style:family="table-column">
      <style:table-column-properties style:column-width="1.6236in"/>
    </style:style>
    <style:style style:name="Table781.B" style:family="table-column">
      <style:table-column-properties style:column-width="4.8028in"/>
    </style:style>
    <style:style style:name="Table781.A1" style:family="table-cell">
      <style:table-cell-properties style:vertical-align="top" fo:padding-left="0.0486in" fo:padding-right="0.0486in" fo:padding-top="0in" fo:padding-bottom="0in" fo:border="none"/>
    </style:style>
    <style:style style:name="Table782" style:family="table">
      <style:table-properties style:width="1.7222in" fo:margin-left="-0.0486in" table:align="left" style:writing-mode="lr-tb"/>
    </style:style>
    <style:style style:name="Table782.A" style:family="table-column">
      <style:table-column-properties style:column-width="1.7222in"/>
    </style:style>
    <style:style style:name="Table782.A1" style:family="table-cell">
      <style:table-cell-properties style:vertical-align="top" fo:background-color="#7f7f7f" fo:padding-left="0.0486in" fo:padding-right="0.0486in" fo:padding-top="0in" fo:padding-bottom="0in" fo:border="none">
        <style:background-image/>
      </style:table-cell-properties>
    </style:style>
    <style:style style:name="Table783" style:family="table">
      <style:table-properties style:width="6.4264in" fo:margin-left="-0.0486in" table:align="left" style:writing-mode="lr-tb"/>
    </style:style>
    <style:style style:name="Table783.A" style:family="table-column">
      <style:table-column-properties style:column-width="1.6236in"/>
    </style:style>
    <style:style style:name="Table783.B" style:family="table-column">
      <style:table-column-properties style:column-width="4.8028in"/>
    </style:style>
    <style:style style:name="Table783.A1" style:family="table-cell">
      <style:table-cell-properties style:vertical-align="top" fo:padding-left="0.0486in" fo:padding-right="0.0486in" fo:padding-top="0in" fo:padding-bottom="0in" fo:border="none"/>
    </style:style>
    <style:style style:name="Table784" style:family="table">
      <style:table-properties style:width="6.4264in" fo:margin-left="-0.0486in" table:align="left" style:writing-mode="lr-tb"/>
    </style:style>
    <style:style style:name="Table784.A" style:family="table-column">
      <style:table-column-properties style:column-width="1.6236in"/>
    </style:style>
    <style:style style:name="Table784.B" style:family="table-column">
      <style:table-column-properties style:column-width="4.8028in"/>
    </style:style>
    <style:style style:name="Table784.A1" style:family="table-cell">
      <style:table-cell-properties style:vertical-align="top" fo:padding-left="0.0486in" fo:padding-right="0.0486in" fo:padding-top="0in" fo:padding-bottom="0in" fo:border="none"/>
    </style:style>
    <style:style style:name="Table785" style:family="table">
      <style:table-properties style:width="6.4264in" fo:margin-left="-0.0486in" table:align="left" style:writing-mode="lr-tb"/>
    </style:style>
    <style:style style:name="Table785.A" style:family="table-column">
      <style:table-column-properties style:column-width="1.6236in"/>
    </style:style>
    <style:style style:name="Table785.B" style:family="table-column">
      <style:table-column-properties style:column-width="4.8028in"/>
    </style:style>
    <style:style style:name="Table785.A1" style:family="table-cell">
      <style:table-cell-properties style:vertical-align="top" fo:padding-left="0.0486in" fo:padding-right="0.0486in" fo:padding-top="0in" fo:padding-bottom="0in" fo:border="none"/>
    </style:style>
    <style:style style:name="Table786" style:family="table">
      <style:table-properties style:width="6.4264in" fo:margin-left="-0.0486in" table:align="left" style:writing-mode="lr-tb"/>
    </style:style>
    <style:style style:name="Table786.A" style:family="table-column">
      <style:table-column-properties style:column-width="1.6236in"/>
    </style:style>
    <style:style style:name="Table786.B" style:family="table-column">
      <style:table-column-properties style:column-width="4.8028in"/>
    </style:style>
    <style:style style:name="Table786.A1" style:family="table-cell">
      <style:table-cell-properties style:vertical-align="top" fo:padding-left="0.0486in" fo:padding-right="0.0486in" fo:padding-top="0in" fo:padding-bottom="0in" fo:border="none"/>
    </style:style>
    <style:style style:name="Table787" style:family="table">
      <style:table-properties style:width="6.4264in" fo:margin-left="-0.0486in" table:align="left" style:writing-mode="lr-tb"/>
    </style:style>
    <style:style style:name="Table787.A" style:family="table-column">
      <style:table-column-properties style:column-width="1.6236in"/>
    </style:style>
    <style:style style:name="Table787.B" style:family="table-column">
      <style:table-column-properties style:column-width="4.8028in"/>
    </style:style>
    <style:style style:name="Table787.A1" style:family="table-cell">
      <style:table-cell-properties style:vertical-align="top" fo:padding-left="0.0486in" fo:padding-right="0.0486in" fo:padding-top="0in" fo:padding-bottom="0in" fo:border="none"/>
    </style:style>
    <style:style style:name="Table788" style:family="table">
      <style:table-properties style:width="6.4264in" fo:margin-left="-0.0486in" table:align="left" style:writing-mode="lr-tb"/>
    </style:style>
    <style:style style:name="Table788.A" style:family="table-column">
      <style:table-column-properties style:column-width="1.6236in"/>
    </style:style>
    <style:style style:name="Table788.B" style:family="table-column">
      <style:table-column-properties style:column-width="4.8028in"/>
    </style:style>
    <style:style style:name="Table788.A1" style:family="table-cell">
      <style:table-cell-properties style:vertical-align="top" fo:padding-left="0.0486in" fo:padding-right="0.0486in" fo:padding-top="0in" fo:padding-bottom="0in" fo:border="none"/>
    </style:style>
    <style:style style:name="Table789" style:family="table">
      <style:table-properties style:width="6.4264in" fo:margin-left="-0.0486in" table:align="left" style:writing-mode="lr-tb"/>
    </style:style>
    <style:style style:name="Table789.A" style:family="table-column">
      <style:table-column-properties style:column-width="1.6236in"/>
    </style:style>
    <style:style style:name="Table789.B" style:family="table-column">
      <style:table-column-properties style:column-width="4.8028in"/>
    </style:style>
    <style:style style:name="Table789.A1" style:family="table-cell">
      <style:table-cell-properties style:vertical-align="top" fo:padding-left="0.0486in" fo:padding-right="0.0486in" fo:padding-top="0in" fo:padding-bottom="0in" fo:border="none"/>
    </style:style>
    <style:style style:name="Table790" style:family="table">
      <style:table-properties style:width="6.4264in" fo:margin-left="-0.0486in" table:align="left" style:writing-mode="lr-tb"/>
    </style:style>
    <style:style style:name="Table790.A" style:family="table-column">
      <style:table-column-properties style:column-width="1.6236in"/>
    </style:style>
    <style:style style:name="Table790.B" style:family="table-column">
      <style:table-column-properties style:column-width="4.8028in"/>
    </style:style>
    <style:style style:name="Table790.A1" style:family="table-cell">
      <style:table-cell-properties style:vertical-align="top" fo:padding-left="0.0486in" fo:padding-right="0.0486in" fo:padding-top="0in" fo:padding-bottom="0in" fo:border="none"/>
    </style:style>
    <style:style style:name="Table791" style:family="table">
      <style:table-properties style:width="6.4264in" fo:margin-left="-0.0486in" table:align="left" style:writing-mode="lr-tb"/>
    </style:style>
    <style:style style:name="Table791.A" style:family="table-column">
      <style:table-column-properties style:column-width="1.6236in"/>
    </style:style>
    <style:style style:name="Table791.B" style:family="table-column">
      <style:table-column-properties style:column-width="4.8028in"/>
    </style:style>
    <style:style style:name="Table791.A1" style:family="table-cell">
      <style:table-cell-properties style:vertical-align="top" fo:padding-left="0.0486in" fo:padding-right="0.0486in" fo:padding-top="0in" fo:padding-bottom="0in" fo:border="none"/>
    </style:style>
    <style:style style:name="Table792" style:family="table">
      <style:table-properties style:width="6.4264in" fo:margin-left="-0.0486in" table:align="left" style:writing-mode="lr-tb"/>
    </style:style>
    <style:style style:name="Table792.A" style:family="table-column">
      <style:table-column-properties style:column-width="1.6236in"/>
    </style:style>
    <style:style style:name="Table792.B" style:family="table-column">
      <style:table-column-properties style:column-width="4.8028in"/>
    </style:style>
    <style:style style:name="Table792.A1" style:family="table-cell">
      <style:table-cell-properties style:vertical-align="top" fo:padding-left="0.0486in" fo:padding-right="0.0486in" fo:padding-top="0in" fo:padding-bottom="0in" fo:border="none"/>
    </style:style>
    <style:style style:name="Table793" style:family="table">
      <style:table-properties style:width="6.4264in" fo:margin-left="-0.0486in" table:align="left" style:writing-mode="lr-tb"/>
    </style:style>
    <style:style style:name="Table793.A" style:family="table-column">
      <style:table-column-properties style:column-width="1.6236in"/>
    </style:style>
    <style:style style:name="Table793.B" style:family="table-column">
      <style:table-column-properties style:column-width="4.8028in"/>
    </style:style>
    <style:style style:name="Table793.A1" style:family="table-cell">
      <style:table-cell-properties style:vertical-align="top" fo:padding-left="0.0486in" fo:padding-right="0.0486in" fo:padding-top="0in" fo:padding-bottom="0in" fo:border="none"/>
    </style:style>
    <style:style style:name="Table794" style:family="table">
      <style:table-properties style:width="6.4264in" fo:margin-left="-0.0486in" table:align="left" style:writing-mode="lr-tb"/>
    </style:style>
    <style:style style:name="Table794.A" style:family="table-column">
      <style:table-column-properties style:column-width="1.6236in"/>
    </style:style>
    <style:style style:name="Table794.B" style:family="table-column">
      <style:table-column-properties style:column-width="4.8028in"/>
    </style:style>
    <style:style style:name="Table794.A1" style:family="table-cell">
      <style:table-cell-properties style:vertical-align="top" fo:padding-left="0.0486in" fo:padding-right="0.0486in" fo:padding-top="0in" fo:padding-bottom="0in" fo:border="none"/>
    </style:style>
    <style:style style:name="Table795" style:family="table">
      <style:table-properties style:width="6.4264in" fo:margin-left="-0.0486in" table:align="left" style:writing-mode="lr-tb"/>
    </style:style>
    <style:style style:name="Table795.A" style:family="table-column">
      <style:table-column-properties style:column-width="1.6236in"/>
    </style:style>
    <style:style style:name="Table795.B" style:family="table-column">
      <style:table-column-properties style:column-width="4.8028in"/>
    </style:style>
    <style:style style:name="Table795.A1" style:family="table-cell">
      <style:table-cell-properties style:vertical-align="top" fo:padding-left="0.0486in" fo:padding-right="0.0486in" fo:padding-top="0in" fo:padding-bottom="0in" fo:border="none"/>
    </style:style>
    <style:style style:name="Table796" style:family="table">
      <style:table-properties style:width="6.4264in" fo:margin-left="-0.0486in" table:align="left" style:writing-mode="lr-tb"/>
    </style:style>
    <style:style style:name="Table796.A" style:family="table-column">
      <style:table-column-properties style:column-width="1.6236in"/>
    </style:style>
    <style:style style:name="Table796.B" style:family="table-column">
      <style:table-column-properties style:column-width="4.8028in"/>
    </style:style>
    <style:style style:name="Table796.A1" style:family="table-cell">
      <style:table-cell-properties style:vertical-align="top" fo:padding-left="0.0486in" fo:padding-right="0.0486in" fo:padding-top="0in" fo:padding-bottom="0in" fo:border="none"/>
    </style:style>
    <style:style style:name="Table797" style:family="table">
      <style:table-properties style:width="6.4264in" fo:margin-left="-0.0486in" table:align="left" style:writing-mode="lr-tb"/>
    </style:style>
    <style:style style:name="Table797.A" style:family="table-column">
      <style:table-column-properties style:column-width="1.6236in"/>
    </style:style>
    <style:style style:name="Table797.B" style:family="table-column">
      <style:table-column-properties style:column-width="4.8028in"/>
    </style:style>
    <style:style style:name="Table797.A1" style:family="table-cell">
      <style:table-cell-properties style:vertical-align="top" fo:padding-left="0.0486in" fo:padding-right="0.0486in" fo:padding-top="0in" fo:padding-bottom="0in" fo:border="none"/>
    </style:style>
    <style:style style:name="Table798" style:family="table">
      <style:table-properties style:width="6.4264in" fo:margin-left="-0.0486in" table:align="left" style:writing-mode="lr-tb"/>
    </style:style>
    <style:style style:name="Table798.A" style:family="table-column">
      <style:table-column-properties style:column-width="1.6236in"/>
    </style:style>
    <style:style style:name="Table798.B" style:family="table-column">
      <style:table-column-properties style:column-width="4.8028in"/>
    </style:style>
    <style:style style:name="Table798.A1" style:family="table-cell">
      <style:table-cell-properties style:vertical-align="top" fo:padding-left="0.0486in" fo:padding-right="0.0486in" fo:padding-top="0in" fo:padding-bottom="0in" fo:border="none"/>
    </style:style>
    <style:style style:name="Table799" style:family="table">
      <style:table-properties style:width="6.4264in" fo:margin-left="-0.0486in" table:align="left" style:writing-mode="lr-tb"/>
    </style:style>
    <style:style style:name="Table799.A" style:family="table-column">
      <style:table-column-properties style:column-width="1.6236in"/>
    </style:style>
    <style:style style:name="Table799.B" style:family="table-column">
      <style:table-column-properties style:column-width="4.8028in"/>
    </style:style>
    <style:style style:name="Table799.A1" style:family="table-cell">
      <style:table-cell-properties style:vertical-align="top" fo:padding-left="0.0486in" fo:padding-right="0.0486in" fo:padding-top="0in" fo:padding-bottom="0in" fo:border="none"/>
    </style:style>
    <style:style style:name="Table800" style:family="table">
      <style:table-properties style:width="6.4264in" fo:margin-left="-0.0486in" table:align="left" style:writing-mode="lr-tb"/>
    </style:style>
    <style:style style:name="Table800.A" style:family="table-column">
      <style:table-column-properties style:column-width="1.6236in"/>
    </style:style>
    <style:style style:name="Table800.B" style:family="table-column">
      <style:table-column-properties style:column-width="4.8028in"/>
    </style:style>
    <style:style style:name="Table800.A1" style:family="table-cell">
      <style:table-cell-properties style:vertical-align="top" fo:padding-left="0.0486in" fo:padding-right="0.0486in" fo:padding-top="0in" fo:padding-bottom="0in" fo:border="none"/>
    </style:style>
    <style:style style:name="Table801" style:family="table">
      <style:table-properties style:width="6.4264in" fo:margin-left="-0.0486in" table:align="left" style:writing-mode="lr-tb"/>
    </style:style>
    <style:style style:name="Table801.A" style:family="table-column">
      <style:table-column-properties style:column-width="1.6236in"/>
    </style:style>
    <style:style style:name="Table801.B" style:family="table-column">
      <style:table-column-properties style:column-width="4.8028in"/>
    </style:style>
    <style:style style:name="Table801.A1" style:family="table-cell">
      <style:table-cell-properties style:vertical-align="top" fo:padding-left="0.0486in" fo:padding-right="0.0486in" fo:padding-top="0in" fo:padding-bottom="0in" fo:border="none"/>
    </style:style>
    <style:style style:name="Table802" style:family="table">
      <style:table-properties style:width="6.4264in" fo:margin-left="-0.0486in" table:align="left" style:writing-mode="lr-tb"/>
    </style:style>
    <style:style style:name="Table802.A" style:family="table-column">
      <style:table-column-properties style:column-width="1.6236in"/>
    </style:style>
    <style:style style:name="Table802.B" style:family="table-column">
      <style:table-column-properties style:column-width="4.8028in"/>
    </style:style>
    <style:style style:name="Table802.A1" style:family="table-cell">
      <style:table-cell-properties style:vertical-align="top" fo:padding-left="0.0486in" fo:padding-right="0.0486in" fo:padding-top="0in" fo:padding-bottom="0in" fo:border="none"/>
    </style:style>
    <style:style style:name="Table803" style:family="table">
      <style:table-properties style:width="6.4264in" fo:margin-left="-0.0486in" table:align="left" style:writing-mode="lr-tb"/>
    </style:style>
    <style:style style:name="Table803.A" style:family="table-column">
      <style:table-column-properties style:column-width="1.6236in"/>
    </style:style>
    <style:style style:name="Table803.B" style:family="table-column">
      <style:table-column-properties style:column-width="4.8028in"/>
    </style:style>
    <style:style style:name="Table803.A1" style:family="table-cell">
      <style:table-cell-properties style:vertical-align="top" fo:padding-left="0.0486in" fo:padding-right="0.0486in" fo:padding-top="0in" fo:padding-bottom="0in" fo:border="none"/>
    </style:style>
    <style:style style:name="Table804" style:family="table">
      <style:table-properties style:width="6.4264in" fo:margin-left="-0.0486in" table:align="left" style:writing-mode="lr-tb"/>
    </style:style>
    <style:style style:name="Table804.A" style:family="table-column">
      <style:table-column-properties style:column-width="1.6236in"/>
    </style:style>
    <style:style style:name="Table804.B" style:family="table-column">
      <style:table-column-properties style:column-width="4.8028in"/>
    </style:style>
    <style:style style:name="Table804.A1" style:family="table-cell">
      <style:table-cell-properties style:vertical-align="top" fo:padding-left="0.0486in" fo:padding-right="0.0486in" fo:padding-top="0in" fo:padding-bottom="0in" fo:border="none"/>
    </style:style>
    <style:style style:name="Table805" style:family="table">
      <style:table-properties style:width="6.4264in" fo:margin-left="-0.0486in" table:align="left" style:writing-mode="lr-tb"/>
    </style:style>
    <style:style style:name="Table805.A" style:family="table-column">
      <style:table-column-properties style:column-width="1.6236in"/>
    </style:style>
    <style:style style:name="Table805.B" style:family="table-column">
      <style:table-column-properties style:column-width="4.8028in"/>
    </style:style>
    <style:style style:name="Table805.A1" style:family="table-cell">
      <style:table-cell-properties style:vertical-align="top" fo:padding-left="0.0486in" fo:padding-right="0.0486in" fo:padding-top="0in" fo:padding-bottom="0in" fo:border="none"/>
    </style:style>
    <style:style style:name="Table806" style:family="table">
      <style:table-properties style:width="6.4264in" fo:margin-left="-0.0486in" table:align="left" style:writing-mode="lr-tb"/>
    </style:style>
    <style:style style:name="Table806.A" style:family="table-column">
      <style:table-column-properties style:column-width="1.6236in"/>
    </style:style>
    <style:style style:name="Table806.B" style:family="table-column">
      <style:table-column-properties style:column-width="4.8028in"/>
    </style:style>
    <style:style style:name="Table806.A1" style:family="table-cell">
      <style:table-cell-properties style:vertical-align="top" fo:padding-left="0.0486in" fo:padding-right="0.0486in" fo:padding-top="0in" fo:padding-bottom="0in" fo:border="none"/>
    </style:style>
    <style:style style:name="Table807" style:family="table">
      <style:table-properties style:width="1.7222in" fo:margin-left="-0.0486in" table:align="left" style:writing-mode="lr-tb"/>
    </style:style>
    <style:style style:name="Table807.A" style:family="table-column">
      <style:table-column-properties style:column-width="1.7222in"/>
    </style:style>
    <style:style style:name="Table807.A1" style:family="table-cell">
      <style:table-cell-properties style:vertical-align="top" fo:background-color="#7f7f7f" fo:padding-left="0.0486in" fo:padding-right="0.0486in" fo:padding-top="0in" fo:padding-bottom="0in" fo:border="none">
        <style:background-image/>
      </style:table-cell-properties>
    </style:style>
    <style:style style:name="Table808" style:family="table">
      <style:table-properties style:width="6.4264in" fo:margin-left="-0.0486in" table:align="left" style:writing-mode="lr-tb"/>
    </style:style>
    <style:style style:name="Table808.A" style:family="table-column">
      <style:table-column-properties style:column-width="1.6236in"/>
    </style:style>
    <style:style style:name="Table808.B" style:family="table-column">
      <style:table-column-properties style:column-width="4.8028in"/>
    </style:style>
    <style:style style:name="Table808.A1" style:family="table-cell">
      <style:table-cell-properties style:vertical-align="top" fo:padding-left="0.0486in" fo:padding-right="0.0486in" fo:padding-top="0in" fo:padding-bottom="0in" fo:border="none"/>
    </style:style>
    <style:style style:name="Table809" style:family="table">
      <style:table-properties style:width="6.4264in" fo:margin-left="-0.0486in" table:align="left" style:writing-mode="lr-tb"/>
    </style:style>
    <style:style style:name="Table809.A" style:family="table-column">
      <style:table-column-properties style:column-width="1.6236in"/>
    </style:style>
    <style:style style:name="Table809.B" style:family="table-column">
      <style:table-column-properties style:column-width="4.8028in"/>
    </style:style>
    <style:style style:name="Table809.A1" style:family="table-cell">
      <style:table-cell-properties style:vertical-align="top" fo:padding-left="0.0486in" fo:padding-right="0.0486in" fo:padding-top="0in" fo:padding-bottom="0in" fo:border="none"/>
    </style:style>
    <style:style style:name="Table810" style:family="table">
      <style:table-properties style:width="6.4264in" fo:margin-left="-0.0486in" table:align="left" style:writing-mode="lr-tb"/>
    </style:style>
    <style:style style:name="Table810.A" style:family="table-column">
      <style:table-column-properties style:column-width="1.6236in"/>
    </style:style>
    <style:style style:name="Table810.B" style:family="table-column">
      <style:table-column-properties style:column-width="4.8028in"/>
    </style:style>
    <style:style style:name="Table810.A1" style:family="table-cell">
      <style:table-cell-properties style:vertical-align="top" fo:padding-left="0.0486in" fo:padding-right="0.0486in" fo:padding-top="0in" fo:padding-bottom="0in" fo:border="none"/>
    </style:style>
    <style:style style:name="Table811" style:family="table">
      <style:table-properties style:width="6.4264in" fo:margin-left="-0.0486in" table:align="left" style:writing-mode="lr-tb"/>
    </style:style>
    <style:style style:name="Table811.A" style:family="table-column">
      <style:table-column-properties style:column-width="1.6236in"/>
    </style:style>
    <style:style style:name="Table811.B" style:family="table-column">
      <style:table-column-properties style:column-width="4.8028in"/>
    </style:style>
    <style:style style:name="Table811.A1" style:family="table-cell">
      <style:table-cell-properties style:vertical-align="top" fo:padding-left="0.0486in" fo:padding-right="0.0486in" fo:padding-top="0in" fo:padding-bottom="0in" fo:border="none"/>
    </style:style>
    <style:style style:name="Table812" style:family="table">
      <style:table-properties style:width="6.4264in" fo:margin-left="-0.0486in" table:align="left" style:writing-mode="lr-tb"/>
    </style:style>
    <style:style style:name="Table812.A" style:family="table-column">
      <style:table-column-properties style:column-width="1.6236in"/>
    </style:style>
    <style:style style:name="Table812.B" style:family="table-column">
      <style:table-column-properties style:column-width="4.8028in"/>
    </style:style>
    <style:style style:name="Table812.A1" style:family="table-cell">
      <style:table-cell-properties style:vertical-align="top" fo:padding-left="0.0486in" fo:padding-right="0.0486in" fo:padding-top="0in" fo:padding-bottom="0in" fo:border="none"/>
    </style:style>
    <style:style style:name="Table813" style:family="table">
      <style:table-properties style:width="6.4264in" fo:margin-left="-0.0486in" table:align="left" style:writing-mode="lr-tb"/>
    </style:style>
    <style:style style:name="Table813.A" style:family="table-column">
      <style:table-column-properties style:column-width="1.6236in"/>
    </style:style>
    <style:style style:name="Table813.B" style:family="table-column">
      <style:table-column-properties style:column-width="4.8028in"/>
    </style:style>
    <style:style style:name="Table813.A1" style:family="table-cell">
      <style:table-cell-properties style:vertical-align="top" fo:padding-left="0.0486in" fo:padding-right="0.0486in" fo:padding-top="0in" fo:padding-bottom="0in" fo:border="none"/>
    </style:style>
    <style:style style:name="Table814" style:family="table">
      <style:table-properties style:width="6.4264in" fo:margin-left="-0.0486in" table:align="left" style:writing-mode="lr-tb"/>
    </style:style>
    <style:style style:name="Table814.A" style:family="table-column">
      <style:table-column-properties style:column-width="1.6236in"/>
    </style:style>
    <style:style style:name="Table814.B" style:family="table-column">
      <style:table-column-properties style:column-width="4.8028in"/>
    </style:style>
    <style:style style:name="Table814.A1" style:family="table-cell">
      <style:table-cell-properties style:vertical-align="top" fo:padding-left="0.0486in" fo:padding-right="0.0486in" fo:padding-top="0in" fo:padding-bottom="0in" fo:border="none"/>
    </style:style>
    <style:style style:name="Table815" style:family="table">
      <style:table-properties style:width="6.4264in" fo:margin-left="-0.0486in" table:align="left" style:writing-mode="lr-tb"/>
    </style:style>
    <style:style style:name="Table815.A" style:family="table-column">
      <style:table-column-properties style:column-width="1.6236in"/>
    </style:style>
    <style:style style:name="Table815.B" style:family="table-column">
      <style:table-column-properties style:column-width="4.8028in"/>
    </style:style>
    <style:style style:name="Table815.A1" style:family="table-cell">
      <style:table-cell-properties style:vertical-align="top" fo:padding-left="0.0486in" fo:padding-right="0.0486in" fo:padding-top="0in" fo:padding-bottom="0in" fo:border="none"/>
    </style:style>
    <style:style style:name="Table816" style:family="table">
      <style:table-properties style:width="6.4264in" fo:margin-left="-0.0486in" table:align="left" style:writing-mode="lr-tb"/>
    </style:style>
    <style:style style:name="Table816.A" style:family="table-column">
      <style:table-column-properties style:column-width="1.6236in"/>
    </style:style>
    <style:style style:name="Table816.B" style:family="table-column">
      <style:table-column-properties style:column-width="4.8028in"/>
    </style:style>
    <style:style style:name="Table816.A1" style:family="table-cell">
      <style:table-cell-properties style:vertical-align="top" fo:padding-left="0.0486in" fo:padding-right="0.0486in" fo:padding-top="0in" fo:padding-bottom="0in" fo:border="none"/>
    </style:style>
    <style:style style:name="Table817" style:family="table">
      <style:table-properties style:width="6.4264in" fo:margin-left="-0.0486in" table:align="left" style:writing-mode="lr-tb"/>
    </style:style>
    <style:style style:name="Table817.A" style:family="table-column">
      <style:table-column-properties style:column-width="1.6236in"/>
    </style:style>
    <style:style style:name="Table817.B" style:family="table-column">
      <style:table-column-properties style:column-width="4.8028in"/>
    </style:style>
    <style:style style:name="Table817.A1" style:family="table-cell">
      <style:table-cell-properties style:vertical-align="top" fo:padding-left="0.0486in" fo:padding-right="0.0486in" fo:padding-top="0in" fo:padding-bottom="0in" fo:border="none"/>
    </style:style>
    <style:style style:name="Table818" style:family="table">
      <style:table-properties style:width="6.4264in" fo:margin-left="-0.0486in" table:align="left" style:writing-mode="lr-tb"/>
    </style:style>
    <style:style style:name="Table818.A" style:family="table-column">
      <style:table-column-properties style:column-width="1.6236in"/>
    </style:style>
    <style:style style:name="Table818.B" style:family="table-column">
      <style:table-column-properties style:column-width="4.8028in"/>
    </style:style>
    <style:style style:name="Table818.A1" style:family="table-cell">
      <style:table-cell-properties style:vertical-align="top" fo:padding-left="0.0486in" fo:padding-right="0.0486in" fo:padding-top="0in" fo:padding-bottom="0in" fo:border="none"/>
    </style:style>
    <style:style style:name="Table819" style:family="table">
      <style:table-properties style:width="6.4264in" fo:margin-left="-0.0486in" table:align="left" style:writing-mode="lr-tb"/>
    </style:style>
    <style:style style:name="Table819.A" style:family="table-column">
      <style:table-column-properties style:column-width="1.6236in"/>
    </style:style>
    <style:style style:name="Table819.B" style:family="table-column">
      <style:table-column-properties style:column-width="4.8028in"/>
    </style:style>
    <style:style style:name="Table819.A1" style:family="table-cell">
      <style:table-cell-properties style:vertical-align="top" fo:padding-left="0.0486in" fo:padding-right="0.0486in" fo:padding-top="0in" fo:padding-bottom="0in" fo:border="none"/>
    </style:style>
    <style:style style:name="Table820" style:family="table">
      <style:table-properties style:width="6.4264in" fo:margin-left="-0.0486in" table:align="left" style:writing-mode="lr-tb"/>
    </style:style>
    <style:style style:name="Table820.A" style:family="table-column">
      <style:table-column-properties style:column-width="1.6236in"/>
    </style:style>
    <style:style style:name="Table820.B" style:family="table-column">
      <style:table-column-properties style:column-width="4.8028in"/>
    </style:style>
    <style:style style:name="Table820.A1" style:family="table-cell">
      <style:table-cell-properties style:vertical-align="top" fo:padding-left="0.0486in" fo:padding-right="0.0486in" fo:padding-top="0in" fo:padding-bottom="0in" fo:border="none"/>
    </style:style>
    <style:style style:name="Table821" style:family="table">
      <style:table-properties style:width="6.4264in" fo:margin-left="-0.0486in" table:align="left" style:writing-mode="lr-tb"/>
    </style:style>
    <style:style style:name="Table821.A" style:family="table-column">
      <style:table-column-properties style:column-width="1.6236in"/>
    </style:style>
    <style:style style:name="Table821.B" style:family="table-column">
      <style:table-column-properties style:column-width="4.8028in"/>
    </style:style>
    <style:style style:name="Table821.A1" style:family="table-cell">
      <style:table-cell-properties style:vertical-align="top" fo:padding-left="0.0486in" fo:padding-right="0.0486in" fo:padding-top="0in" fo:padding-bottom="0in" fo:border="none"/>
    </style:style>
    <style:style style:name="Table822" style:family="table">
      <style:table-properties style:width="6.4264in" fo:margin-left="-0.0486in" table:align="left" style:writing-mode="lr-tb"/>
    </style:style>
    <style:style style:name="Table822.A" style:family="table-column">
      <style:table-column-properties style:column-width="1.6236in"/>
    </style:style>
    <style:style style:name="Table822.B" style:family="table-column">
      <style:table-column-properties style:column-width="4.8028in"/>
    </style:style>
    <style:style style:name="Table822.A1" style:family="table-cell">
      <style:table-cell-properties style:vertical-align="top" fo:padding-left="0.0486in" fo:padding-right="0.0486in" fo:padding-top="0in" fo:padding-bottom="0in" fo:border="none"/>
    </style:style>
    <style:style style:name="Table823" style:family="table">
      <style:table-properties style:width="6.4264in" fo:margin-left="-0.0486in" table:align="left" style:writing-mode="lr-tb"/>
    </style:style>
    <style:style style:name="Table823.A" style:family="table-column">
      <style:table-column-properties style:column-width="1.6236in"/>
    </style:style>
    <style:style style:name="Table823.B" style:family="table-column">
      <style:table-column-properties style:column-width="4.8028in"/>
    </style:style>
    <style:style style:name="Table823.A1" style:family="table-cell">
      <style:table-cell-properties style:vertical-align="top" fo:padding-left="0.0486in" fo:padding-right="0.0486in" fo:padding-top="0in" fo:padding-bottom="0in" fo:border="none"/>
    </style:style>
    <style:style style:name="Table824" style:family="table">
      <style:table-properties style:width="6.4264in" fo:margin-left="-0.0486in" table:align="left" style:writing-mode="lr-tb"/>
    </style:style>
    <style:style style:name="Table824.A" style:family="table-column">
      <style:table-column-properties style:column-width="1.6236in"/>
    </style:style>
    <style:style style:name="Table824.B" style:family="table-column">
      <style:table-column-properties style:column-width="4.8028in"/>
    </style:style>
    <style:style style:name="Table824.A1" style:family="table-cell">
      <style:table-cell-properties style:vertical-align="top" fo:padding-left="0.0486in" fo:padding-right="0.0486in" fo:padding-top="0in" fo:padding-bottom="0in" fo:border="none"/>
    </style:style>
    <style:style style:name="Table825" style:family="table">
      <style:table-properties style:width="6.4264in" fo:margin-left="-0.0486in" table:align="left" style:writing-mode="lr-tb"/>
    </style:style>
    <style:style style:name="Table825.A" style:family="table-column">
      <style:table-column-properties style:column-width="1.6236in"/>
    </style:style>
    <style:style style:name="Table825.B" style:family="table-column">
      <style:table-column-properties style:column-width="4.8028in"/>
    </style:style>
    <style:style style:name="Table825.A1" style:family="table-cell">
      <style:table-cell-properties style:vertical-align="top" fo:padding-left="0.0486in" fo:padding-right="0.0486in" fo:padding-top="0in" fo:padding-bottom="0in" fo:border="none"/>
    </style:style>
    <style:style style:name="Table826" style:family="table">
      <style:table-properties style:width="6.4264in" fo:margin-left="-0.0486in" table:align="left" style:writing-mode="lr-tb"/>
    </style:style>
    <style:style style:name="Table826.A" style:family="table-column">
      <style:table-column-properties style:column-width="1.6236in"/>
    </style:style>
    <style:style style:name="Table826.B" style:family="table-column">
      <style:table-column-properties style:column-width="4.8028in"/>
    </style:style>
    <style:style style:name="Table826.A1" style:family="table-cell">
      <style:table-cell-properties style:vertical-align="top" fo:padding-left="0.0486in" fo:padding-right="0.0486in" fo:padding-top="0in" fo:padding-bottom="0in" fo:border="none"/>
    </style:style>
    <style:style style:name="Table827" style:family="table">
      <style:table-properties style:width="6.4264in" fo:margin-left="-0.0486in" table:align="left" style:writing-mode="lr-tb"/>
    </style:style>
    <style:style style:name="Table827.A" style:family="table-column">
      <style:table-column-properties style:column-width="1.6236in"/>
    </style:style>
    <style:style style:name="Table827.B" style:family="table-column">
      <style:table-column-properties style:column-width="4.8028in"/>
    </style:style>
    <style:style style:name="Table827.A1" style:family="table-cell">
      <style:table-cell-properties style:vertical-align="top" fo:padding-left="0.0486in" fo:padding-right="0.0486in" fo:padding-top="0in" fo:padding-bottom="0in" fo:border="none"/>
    </style:style>
    <style:style style:name="Table828" style:family="table">
      <style:table-properties style:width="6.4264in" fo:margin-left="-0.0486in" table:align="left" style:writing-mode="lr-tb"/>
    </style:style>
    <style:style style:name="Table828.A" style:family="table-column">
      <style:table-column-properties style:column-width="1.6236in"/>
    </style:style>
    <style:style style:name="Table828.B" style:family="table-column">
      <style:table-column-properties style:column-width="4.8028in"/>
    </style:style>
    <style:style style:name="Table828.A1" style:family="table-cell">
      <style:table-cell-properties style:vertical-align="top" fo:padding-left="0.0486in" fo:padding-right="0.0486in" fo:padding-top="0in" fo:padding-bottom="0in" fo:border="none"/>
    </style:style>
    <style:style style:name="Table829" style:family="table">
      <style:table-properties style:width="6.4264in" fo:margin-left="-0.0486in" table:align="left" style:writing-mode="lr-tb"/>
    </style:style>
    <style:style style:name="Table829.A" style:family="table-column">
      <style:table-column-properties style:column-width="1.6236in"/>
    </style:style>
    <style:style style:name="Table829.B" style:family="table-column">
      <style:table-column-properties style:column-width="4.8028in"/>
    </style:style>
    <style:style style:name="Table829.A1" style:family="table-cell">
      <style:table-cell-properties style:vertical-align="top" fo:padding-left="0.0486in" fo:padding-right="0.0486in" fo:padding-top="0in" fo:padding-bottom="0in" fo:border="none"/>
    </style:style>
    <style:style style:name="Table830" style:family="table">
      <style:table-properties style:width="6.4264in" fo:margin-left="-0.0486in" table:align="left" style:writing-mode="lr-tb"/>
    </style:style>
    <style:style style:name="Table830.A" style:family="table-column">
      <style:table-column-properties style:column-width="1.6236in"/>
    </style:style>
    <style:style style:name="Table830.B" style:family="table-column">
      <style:table-column-properties style:column-width="4.8028in"/>
    </style:style>
    <style:style style:name="Table830.A1" style:family="table-cell">
      <style:table-cell-properties style:vertical-align="top" fo:padding-left="0.0486in" fo:padding-right="0.0486in" fo:padding-top="0in" fo:padding-bottom="0in" fo:border="none"/>
    </style:style>
    <style:style style:name="Table831" style:family="table">
      <style:table-properties style:width="6.4264in" fo:margin-left="-0.0486in" table:align="left" style:writing-mode="lr-tb"/>
    </style:style>
    <style:style style:name="Table831.A" style:family="table-column">
      <style:table-column-properties style:column-width="1.6236in"/>
    </style:style>
    <style:style style:name="Table831.B" style:family="table-column">
      <style:table-column-properties style:column-width="4.8028in"/>
    </style:style>
    <style:style style:name="Table831.A1" style:family="table-cell">
      <style:table-cell-properties style:vertical-align="top" fo:padding-left="0.0486in" fo:padding-right="0.0486in" fo:padding-top="0in" fo:padding-bottom="0in" fo:border="none"/>
    </style:style>
    <style:style style:name="Table832" style:family="table">
      <style:table-properties style:width="6.4264in" fo:margin-left="-0.0486in" table:align="left" style:writing-mode="lr-tb"/>
    </style:style>
    <style:style style:name="Table832.A" style:family="table-column">
      <style:table-column-properties style:column-width="1.6236in"/>
    </style:style>
    <style:style style:name="Table832.B" style:family="table-column">
      <style:table-column-properties style:column-width="4.8028in"/>
    </style:style>
    <style:style style:name="Table832.A1" style:family="table-cell">
      <style:table-cell-properties style:vertical-align="top" fo:padding-left="0.0486in" fo:padding-right="0.0486in" fo:padding-top="0in" fo:padding-bottom="0in" fo:border="none"/>
    </style:style>
    <style:style style:name="Table833" style:family="table">
      <style:table-properties style:width="6.4264in" fo:margin-left="-0.0486in" table:align="left" style:writing-mode="lr-tb"/>
    </style:style>
    <style:style style:name="Table833.A" style:family="table-column">
      <style:table-column-properties style:column-width="1.6236in"/>
    </style:style>
    <style:style style:name="Table833.B" style:family="table-column">
      <style:table-column-properties style:column-width="4.8028in"/>
    </style:style>
    <style:style style:name="Table833.A1" style:family="table-cell">
      <style:table-cell-properties style:vertical-align="top" fo:padding-left="0.0486in" fo:padding-right="0.0486in" fo:padding-top="0in" fo:padding-bottom="0in" fo:border="none"/>
    </style:style>
    <style:style style:name="Table834" style:family="table">
      <style:table-properties style:width="1.7222in" fo:margin-left="-0.0486in" table:align="left" style:writing-mode="lr-tb"/>
    </style:style>
    <style:style style:name="Table834.A" style:family="table-column">
      <style:table-column-properties style:column-width="1.7222in"/>
    </style:style>
    <style:style style:name="Table834.A1" style:family="table-cell">
      <style:table-cell-properties style:vertical-align="top" fo:background-color="#7f7f7f" fo:padding-left="0.0486in" fo:padding-right="0.0486in" fo:padding-top="0in" fo:padding-bottom="0in" fo:border="none">
        <style:background-image/>
      </style:table-cell-properties>
    </style:style>
    <style:style style:name="Table835" style:family="table">
      <style:table-properties style:width="6.4264in" fo:margin-left="-0.0486in" table:align="left" style:writing-mode="lr-tb"/>
    </style:style>
    <style:style style:name="Table835.A" style:family="table-column">
      <style:table-column-properties style:column-width="1.6236in"/>
    </style:style>
    <style:style style:name="Table835.B" style:family="table-column">
      <style:table-column-properties style:column-width="4.8028in"/>
    </style:style>
    <style:style style:name="Table835.A1" style:family="table-cell">
      <style:table-cell-properties style:vertical-align="top" fo:padding-left="0.0486in" fo:padding-right="0.0486in" fo:padding-top="0in" fo:padding-bottom="0in" fo:border="none"/>
    </style:style>
    <style:style style:name="Table836" style:family="table">
      <style:table-properties style:width="6.4264in" fo:margin-left="-0.0486in" table:align="left" style:writing-mode="lr-tb"/>
    </style:style>
    <style:style style:name="Table836.A" style:family="table-column">
      <style:table-column-properties style:column-width="1.6236in"/>
    </style:style>
    <style:style style:name="Table836.B" style:family="table-column">
      <style:table-column-properties style:column-width="4.8028in"/>
    </style:style>
    <style:style style:name="Table836.A1" style:family="table-cell">
      <style:table-cell-properties style:vertical-align="top" fo:padding-left="0.0486in" fo:padding-right="0.0486in" fo:padding-top="0in" fo:padding-bottom="0in" fo:border="none"/>
    </style:style>
    <style:style style:name="Table837" style:family="table">
      <style:table-properties style:width="6.4264in" fo:margin-left="-0.0486in" table:align="left" style:writing-mode="lr-tb"/>
    </style:style>
    <style:style style:name="Table837.A" style:family="table-column">
      <style:table-column-properties style:column-width="1.6236in"/>
    </style:style>
    <style:style style:name="Table837.B" style:family="table-column">
      <style:table-column-properties style:column-width="4.8028in"/>
    </style:style>
    <style:style style:name="Table837.A1" style:family="table-cell">
      <style:table-cell-properties style:vertical-align="top" fo:padding-left="0.0486in" fo:padding-right="0.0486in" fo:padding-top="0in" fo:padding-bottom="0in" fo:border="none"/>
    </style:style>
    <style:style style:name="Table838" style:family="table">
      <style:table-properties style:width="6.4264in" fo:margin-left="-0.0486in" table:align="left" style:writing-mode="lr-tb"/>
    </style:style>
    <style:style style:name="Table838.A" style:family="table-column">
      <style:table-column-properties style:column-width="1.6236in"/>
    </style:style>
    <style:style style:name="Table838.B" style:family="table-column">
      <style:table-column-properties style:column-width="4.8028in"/>
    </style:style>
    <style:style style:name="Table838.A1" style:family="table-cell">
      <style:table-cell-properties style:vertical-align="top" fo:padding-left="0.0486in" fo:padding-right="0.0486in" fo:padding-top="0in" fo:padding-bottom="0in" fo:border="none"/>
    </style:style>
    <style:style style:name="Table839" style:family="table">
      <style:table-properties style:width="6.4264in" fo:margin-left="-0.0486in" table:align="left" style:writing-mode="lr-tb"/>
    </style:style>
    <style:style style:name="Table839.A" style:family="table-column">
      <style:table-column-properties style:column-width="1.6236in"/>
    </style:style>
    <style:style style:name="Table839.B" style:family="table-column">
      <style:table-column-properties style:column-width="4.8028in"/>
    </style:style>
    <style:style style:name="Table839.A1" style:family="table-cell">
      <style:table-cell-properties style:vertical-align="top" fo:padding-left="0.0486in" fo:padding-right="0.0486in" fo:padding-top="0in" fo:padding-bottom="0in" fo:border="none"/>
    </style:style>
    <style:style style:name="Table840" style:family="table">
      <style:table-properties style:width="6.4264in" fo:margin-left="-0.0486in" table:align="left" style:writing-mode="lr-tb"/>
    </style:style>
    <style:style style:name="Table840.A" style:family="table-column">
      <style:table-column-properties style:column-width="1.6236in"/>
    </style:style>
    <style:style style:name="Table840.B" style:family="table-column">
      <style:table-column-properties style:column-width="4.8028in"/>
    </style:style>
    <style:style style:name="Table840.A1" style:family="table-cell">
      <style:table-cell-properties style:vertical-align="top" fo:padding-left="0.0486in" fo:padding-right="0.0486in" fo:padding-top="0in" fo:padding-bottom="0in" fo:border="none"/>
    </style:style>
    <style:style style:name="Table841" style:family="table">
      <style:table-properties style:width="1.7222in" fo:margin-left="-0.0486in" table:align="left" style:writing-mode="lr-tb"/>
    </style:style>
    <style:style style:name="Table841.A" style:family="table-column">
      <style:table-column-properties style:column-width="1.7222in"/>
    </style:style>
    <style:style style:name="Table841.A1" style:family="table-cell">
      <style:table-cell-properties style:vertical-align="top" fo:background-color="#7f7f7f" fo:padding-left="0.0486in" fo:padding-right="0.0486in" fo:padding-top="0in" fo:padding-bottom="0in" fo:border="none">
        <style:background-image/>
      </style:table-cell-properties>
    </style:style>
    <style:style style:name="Table842" style:family="table">
      <style:table-properties style:width="6.4264in" fo:margin-left="-0.0486in" table:align="left" style:writing-mode="lr-tb"/>
    </style:style>
    <style:style style:name="Table842.A" style:family="table-column">
      <style:table-column-properties style:column-width="1.6236in"/>
    </style:style>
    <style:style style:name="Table842.B" style:family="table-column">
      <style:table-column-properties style:column-width="4.8028in"/>
    </style:style>
    <style:style style:name="Table842.A1" style:family="table-cell">
      <style:table-cell-properties style:vertical-align="top" fo:padding-left="0.0486in" fo:padding-right="0.0486in" fo:padding-top="0in" fo:padding-bottom="0in" fo:border="none"/>
    </style:style>
    <style:style style:name="Table843" style:family="table">
      <style:table-properties style:width="6.4264in" fo:margin-left="-0.0486in" table:align="left" style:writing-mode="lr-tb"/>
    </style:style>
    <style:style style:name="Table843.A" style:family="table-column">
      <style:table-column-properties style:column-width="1.6236in"/>
    </style:style>
    <style:style style:name="Table843.B" style:family="table-column">
      <style:table-column-properties style:column-width="4.8028in"/>
    </style:style>
    <style:style style:name="Table843.A1" style:family="table-cell">
      <style:table-cell-properties style:vertical-align="top" fo:padding-left="0.0486in" fo:padding-right="0.0486in" fo:padding-top="0in" fo:padding-bottom="0in" fo:border="none"/>
    </style:style>
    <style:style style:name="Table844" style:family="table">
      <style:table-properties style:width="6.4264in" fo:margin-left="-0.0486in" table:align="left" style:writing-mode="lr-tb"/>
    </style:style>
    <style:style style:name="Table844.A" style:family="table-column">
      <style:table-column-properties style:column-width="1.6236in"/>
    </style:style>
    <style:style style:name="Table844.B" style:family="table-column">
      <style:table-column-properties style:column-width="4.8028in"/>
    </style:style>
    <style:style style:name="Table844.A1" style:family="table-cell">
      <style:table-cell-properties style:vertical-align="top" fo:padding-left="0.0486in" fo:padding-right="0.0486in" fo:padding-top="0in" fo:padding-bottom="0in" fo:border="none"/>
    </style:style>
    <style:style style:name="Table845" style:family="table">
      <style:table-properties style:width="6.4264in" fo:margin-left="-0.0486in" table:align="left" style:writing-mode="lr-tb"/>
    </style:style>
    <style:style style:name="Table845.A" style:family="table-column">
      <style:table-column-properties style:column-width="1.6236in"/>
    </style:style>
    <style:style style:name="Table845.B" style:family="table-column">
      <style:table-column-properties style:column-width="4.8028in"/>
    </style:style>
    <style:style style:name="Table845.A1" style:family="table-cell">
      <style:table-cell-properties style:vertical-align="top" fo:padding-left="0.0486in" fo:padding-right="0.0486in" fo:padding-top="0in" fo:padding-bottom="0in" fo:border="none"/>
    </style:style>
    <style:style style:name="Table846" style:family="table">
      <style:table-properties style:width="6.4264in" fo:margin-left="-0.0486in" table:align="left" style:writing-mode="lr-tb"/>
    </style:style>
    <style:style style:name="Table846.A" style:family="table-column">
      <style:table-column-properties style:column-width="1.6236in"/>
    </style:style>
    <style:style style:name="Table846.B" style:family="table-column">
      <style:table-column-properties style:column-width="4.8028in"/>
    </style:style>
    <style:style style:name="Table846.A1" style:family="table-cell">
      <style:table-cell-properties style:vertical-align="top" fo:padding-left="0.0486in" fo:padding-right="0.0486in" fo:padding-top="0in" fo:padding-bottom="0in" fo:border="none"/>
    </style:style>
    <style:style style:name="Table847" style:family="table">
      <style:table-properties style:width="6.4264in" fo:margin-left="-0.0486in" table:align="left" style:writing-mode="lr-tb"/>
    </style:style>
    <style:style style:name="Table847.A" style:family="table-column">
      <style:table-column-properties style:column-width="1.6236in"/>
    </style:style>
    <style:style style:name="Table847.B" style:family="table-column">
      <style:table-column-properties style:column-width="4.8028in"/>
    </style:style>
    <style:style style:name="Table847.A1" style:family="table-cell">
      <style:table-cell-properties style:vertical-align="top" fo:padding-left="0.0486in" fo:padding-right="0.0486in" fo:padding-top="0in" fo:padding-bottom="0in" fo:border="none"/>
    </style:style>
    <style:style style:name="Table848" style:family="table">
      <style:table-properties style:width="6.4264in" fo:margin-left="-0.0486in" table:align="left" style:writing-mode="lr-tb"/>
    </style:style>
    <style:style style:name="Table848.A" style:family="table-column">
      <style:table-column-properties style:column-width="1.6236in"/>
    </style:style>
    <style:style style:name="Table848.B" style:family="table-column">
      <style:table-column-properties style:column-width="4.8028in"/>
    </style:style>
    <style:style style:name="Table848.A1" style:family="table-cell">
      <style:table-cell-properties style:vertical-align="top" fo:padding-left="0.0486in" fo:padding-right="0.0486in" fo:padding-top="0in" fo:padding-bottom="0in" fo:border="none"/>
    </style:style>
    <style:style style:name="Table849" style:family="table">
      <style:table-properties style:width="6.4264in" fo:margin-left="-0.0486in" table:align="left" style:writing-mode="lr-tb"/>
    </style:style>
    <style:style style:name="Table849.A" style:family="table-column">
      <style:table-column-properties style:column-width="1.6236in"/>
    </style:style>
    <style:style style:name="Table849.B" style:family="table-column">
      <style:table-column-properties style:column-width="4.8028in"/>
    </style:style>
    <style:style style:name="Table849.A1" style:family="table-cell">
      <style:table-cell-properties style:vertical-align="top" fo:padding-left="0.0486in" fo:padding-right="0.0486in" fo:padding-top="0in" fo:padding-bottom="0in" fo:border="none"/>
    </style:style>
    <style:style style:name="Table850" style:family="table">
      <style:table-properties style:width="6.4264in" fo:margin-left="-0.0486in" table:align="left" style:writing-mode="lr-tb"/>
    </style:style>
    <style:style style:name="Table850.A" style:family="table-column">
      <style:table-column-properties style:column-width="1.6236in"/>
    </style:style>
    <style:style style:name="Table850.B" style:family="table-column">
      <style:table-column-properties style:column-width="4.8028in"/>
    </style:style>
    <style:style style:name="Table850.A1" style:family="table-cell">
      <style:table-cell-properties style:vertical-align="top" fo:padding-left="0.0486in" fo:padding-right="0.0486in" fo:padding-top="0in" fo:padding-bottom="0in" fo:border="none"/>
    </style:style>
    <style:style style:name="Table851" style:family="table">
      <style:table-properties style:width="6.3986in" table:align="left" style:writing-mode="lr-tb"/>
    </style:style>
    <style:style style:name="Table851.A" style:family="table-column">
      <style:table-column-properties style:column-width="1.575in"/>
    </style:style>
    <style:style style:name="Table851.B" style:family="table-column">
      <style:table-column-properties style:column-width="4.8236in"/>
    </style:style>
    <style:style style:name="Table851.A1" style:family="table-cell">
      <style:table-cell-properties style:vertical-align="top" fo:padding-left="0.0486in" fo:padding-right="0.0486in" fo:padding-top="0in" fo:padding-bottom="0in" fo:border="none"/>
    </style:style>
    <style:style style:name="Table852" style:family="table">
      <style:table-properties style:width="6.3819in" table:align="left" style:writing-mode="lr-tb"/>
    </style:style>
    <style:style style:name="Table852.A" style:family="table-column">
      <style:table-column-properties style:column-width="1.575in"/>
    </style:style>
    <style:style style:name="Table852.B" style:family="table-column">
      <style:table-column-properties style:column-width="4.8069in"/>
    </style:style>
    <style:style style:name="Table852.A1" style:family="table-cell">
      <style:table-cell-properties style:vertical-align="top" fo:padding-left="0.0486in" fo:padding-right="0.0486in" fo:padding-top="0in" fo:padding-bottom="0in" fo:border="none"/>
    </style:style>
    <style:style style:name="Table853" style:family="table">
      <style:table-properties style:width="6.4264in" fo:margin-left="-0.0486in" table:align="left" style:writing-mode="lr-tb"/>
    </style:style>
    <style:style style:name="Table853.A" style:family="table-column">
      <style:table-column-properties style:column-width="1.6236in"/>
    </style:style>
    <style:style style:name="Table853.B" style:family="table-column">
      <style:table-column-properties style:column-width="4.8028in"/>
    </style:style>
    <style:style style:name="Table853.A1" style:family="table-cell">
      <style:table-cell-properties style:vertical-align="top" fo:padding-left="0.0486in" fo:padding-right="0.0486in" fo:padding-top="0in" fo:padding-bottom="0in" fo:border="none"/>
    </style:style>
    <style:style style:name="Table854" style:family="table">
      <style:table-properties style:width="6.4264in" fo:margin-left="-0.0486in" table:align="left" style:writing-mode="lr-tb"/>
    </style:style>
    <style:style style:name="Table854.A" style:family="table-column">
      <style:table-column-properties style:column-width="1.6236in"/>
    </style:style>
    <style:style style:name="Table854.B" style:family="table-column">
      <style:table-column-properties style:column-width="4.8028in"/>
    </style:style>
    <style:style style:name="Table854.A1" style:family="table-cell">
      <style:table-cell-properties style:vertical-align="top" fo:padding-left="0.0486in" fo:padding-right="0.0486in" fo:padding-top="0in" fo:padding-bottom="0in" fo:border="none"/>
    </style:style>
    <style:style style:name="Table855" style:family="table">
      <style:table-properties style:width="1.7222in" fo:margin-left="-0.0486in" table:align="left" style:writing-mode="lr-tb"/>
    </style:style>
    <style:style style:name="Table855.A" style:family="table-column">
      <style:table-column-properties style:column-width="1.7222in"/>
    </style:style>
    <style:style style:name="Table855.A1" style:family="table-cell">
      <style:table-cell-properties style:vertical-align="top" fo:background-color="#7f7f7f" fo:padding-left="0.0486in" fo:padding-right="0.0486in" fo:padding-top="0in" fo:padding-bottom="0in" fo:border="none">
        <style:background-image/>
      </style:table-cell-properties>
    </style:style>
    <style:style style:name="Table856" style:family="table">
      <style:table-properties style:width="1.7222in" fo:margin-left="-0.0486in" table:align="left" style:writing-mode="lr-tb"/>
    </style:style>
    <style:style style:name="Table856.A" style:family="table-column">
      <style:table-column-properties style:column-width="1.7222in"/>
    </style:style>
    <style:style style:name="Table856.A1" style:family="table-cell">
      <style:table-cell-properties style:vertical-align="top" fo:background-color="#7f7f7f" fo:padding-left="0.0486in" fo:padding-right="0.0486in" fo:padding-top="0in" fo:padding-bottom="0in" fo:border="none">
        <style:background-image/>
      </style:table-cell-properties>
    </style:style>
    <style:style style:name="Table857" style:family="table">
      <style:table-properties style:width="6.4306in" fo:margin-left="-0.0486in" table:align="left" style:writing-mode="lr-tb"/>
    </style:style>
    <style:style style:name="Table857.A" style:family="table-column">
      <style:table-column-properties style:column-width="1.6236in"/>
    </style:style>
    <style:style style:name="Table857.B" style:family="table-column">
      <style:table-column-properties style:column-width="4.8069in"/>
    </style:style>
    <style:style style:name="Table857.A1" style:family="table-cell">
      <style:table-cell-properties style:vertical-align="top" fo:padding-left="0.0486in" fo:padding-right="0.0486in" fo:padding-top="0in" fo:padding-bottom="0in" fo:border="none"/>
    </style:style>
    <style:style style:name="Table858" style:family="table">
      <style:table-properties style:width="6.4306in" fo:margin-left="-0.0486in" table:align="left" style:writing-mode="lr-tb"/>
    </style:style>
    <style:style style:name="Table858.A" style:family="table-column">
      <style:table-column-properties style:column-width="1.6236in"/>
    </style:style>
    <style:style style:name="Table858.B" style:family="table-column">
      <style:table-column-properties style:column-width="4.8069in"/>
    </style:style>
    <style:style style:name="Table858.A1" style:family="table-cell">
      <style:table-cell-properties style:vertical-align="top" fo:padding-left="0.0486in" fo:padding-right="0.0486in" fo:padding-top="0in" fo:padding-bottom="0in" fo:border="none"/>
    </style:style>
    <style:style style:name="Table859" style:family="table">
      <style:table-properties style:width="1.7222in" fo:margin-left="-0.0486in" table:align="left" style:writing-mode="lr-tb"/>
    </style:style>
    <style:style style:name="Table859.A" style:family="table-column">
      <style:table-column-properties style:column-width="1.7222in"/>
    </style:style>
    <style:style style:name="Table859.A1" style:family="table-cell">
      <style:table-cell-properties style:vertical-align="top" fo:background-color="#7f7f7f" fo:padding-left="0.0486in" fo:padding-right="0.0486in" fo:padding-top="0in" fo:padding-bottom="0in" fo:border="none">
        <style:background-image/>
      </style:table-cell-properties>
    </style:style>
    <style:style style:name="Table860" style:family="table">
      <style:table-properties style:width="6.4306in" fo:margin-left="-0.0486in" table:align="left" style:writing-mode="lr-tb"/>
    </style:style>
    <style:style style:name="Table860.A" style:family="table-column">
      <style:table-column-properties style:column-width="1.6236in"/>
    </style:style>
    <style:style style:name="Table860.B" style:family="table-column">
      <style:table-column-properties style:column-width="4.8069in"/>
    </style:style>
    <style:style style:name="Table860.A1" style:family="table-cell">
      <style:table-cell-properties style:vertical-align="top" fo:padding-left="0.0486in" fo:padding-right="0.0486in" fo:padding-top="0in" fo:padding-bottom="0in" fo:border="none"/>
    </style:style>
    <style:style style:name="Table861" style:family="table">
      <style:table-properties style:width="6.4264in" fo:margin-left="-0.0486in" table:align="left" style:writing-mode="lr-tb"/>
    </style:style>
    <style:style style:name="Table861.A" style:family="table-column">
      <style:table-column-properties style:column-width="1.6236in"/>
    </style:style>
    <style:style style:name="Table861.B" style:family="table-column">
      <style:table-column-properties style:column-width="4.8028in"/>
    </style:style>
    <style:style style:name="Table861.A1" style:family="table-cell">
      <style:table-cell-properties style:vertical-align="top" fo:padding-left="0.0486in" fo:padding-right="0.0486in" fo:padding-top="0in" fo:padding-bottom="0in" fo:border="none"/>
    </style:style>
    <style:style style:name="Table862" style:family="table">
      <style:table-properties style:width="6.4264in" fo:margin-left="-0.0486in" table:align="left" style:writing-mode="lr-tb"/>
    </style:style>
    <style:style style:name="Table862.A" style:family="table-column">
      <style:table-column-properties style:column-width="1.6236in"/>
    </style:style>
    <style:style style:name="Table862.B" style:family="table-column">
      <style:table-column-properties style:column-width="4.8028in"/>
    </style:style>
    <style:style style:name="Table862.A1" style:family="table-cell">
      <style:table-cell-properties style:vertical-align="top" fo:padding-left="0.0486in" fo:padding-right="0.0486in" fo:padding-top="0in" fo:padding-bottom="0in" fo:border="none"/>
    </style:style>
    <style:style style:name="Table863" style:family="table">
      <style:table-properties style:width="1.7222in" fo:margin-left="-0.0486in" table:align="left" style:writing-mode="lr-tb"/>
    </style:style>
    <style:style style:name="Table863.A" style:family="table-column">
      <style:table-column-properties style:column-width="1.7222in"/>
    </style:style>
    <style:style style:name="Table863.A1" style:family="table-cell">
      <style:table-cell-properties style:vertical-align="top" fo:background-color="#7f7f7f" fo:padding-left="0.0486in" fo:padding-right="0.0486in" fo:padding-top="0in" fo:padding-bottom="0in" fo:border="none">
        <style:background-image/>
      </style:table-cell-properties>
    </style:style>
    <style:style style:name="Table864" style:family="table">
      <style:table-properties style:width="6.4264in" fo:margin-left="-0.0486in" table:align="left" style:writing-mode="lr-tb"/>
    </style:style>
    <style:style style:name="Table864.A" style:family="table-column">
      <style:table-column-properties style:column-width="1.6236in"/>
    </style:style>
    <style:style style:name="Table864.B" style:family="table-column">
      <style:table-column-properties style:column-width="4.8028in"/>
    </style:style>
    <style:style style:name="Table864.A1" style:family="table-cell">
      <style:table-cell-properties style:vertical-align="top" fo:padding-left="0.0486in" fo:padding-right="0.0486in" fo:padding-top="0in" fo:padding-bottom="0in" fo:border="none"/>
    </style:style>
    <style:style style:name="Table865" style:family="table">
      <style:table-properties style:width="6.4264in" fo:margin-left="-0.0486in" table:align="left" style:writing-mode="lr-tb"/>
    </style:style>
    <style:style style:name="Table865.A" style:family="table-column">
      <style:table-column-properties style:column-width="1.6236in"/>
    </style:style>
    <style:style style:name="Table865.B" style:family="table-column">
      <style:table-column-properties style:column-width="4.8028in"/>
    </style:style>
    <style:style style:name="Table865.A1" style:family="table-cell">
      <style:table-cell-properties style:vertical-align="top" fo:padding-left="0.0486in" fo:padding-right="0.0486in" fo:padding-top="0in" fo:padding-bottom="0in" fo:border="none"/>
    </style:style>
    <style:style style:name="Table866" style:family="table">
      <style:table-properties style:width="6.4264in" fo:margin-left="-0.0486in" table:align="left" style:writing-mode="lr-tb"/>
    </style:style>
    <style:style style:name="Table866.A" style:family="table-column">
      <style:table-column-properties style:column-width="1.6236in"/>
    </style:style>
    <style:style style:name="Table866.B" style:family="table-column">
      <style:table-column-properties style:column-width="4.8028in"/>
    </style:style>
    <style:style style:name="Table866.A1" style:family="table-cell">
      <style:table-cell-properties style:vertical-align="top" fo:padding-left="0.0486in" fo:padding-right="0.0486in" fo:padding-top="0in" fo:padding-bottom="0in" fo:border="none"/>
    </style:style>
    <style:style style:name="Table867" style:family="table">
      <style:table-properties style:width="6.4264in" fo:margin-left="-0.0486in" table:align="left" style:writing-mode="lr-tb"/>
    </style:style>
    <style:style style:name="Table867.A" style:family="table-column">
      <style:table-column-properties style:column-width="1.6236in"/>
    </style:style>
    <style:style style:name="Table867.B" style:family="table-column">
      <style:table-column-properties style:column-width="4.8028in"/>
    </style:style>
    <style:style style:name="Table867.A1" style:family="table-cell">
      <style:table-cell-properties style:vertical-align="top" fo:padding-left="0.0486in" fo:padding-right="0.0486in" fo:padding-top="0in" fo:padding-bottom="0in" fo:border="none"/>
    </style:style>
    <style:style style:name="Table868" style:family="table">
      <style:table-properties style:width="6.4264in" fo:margin-left="-0.0486in" table:align="left" style:writing-mode="lr-tb"/>
    </style:style>
    <style:style style:name="Table868.A" style:family="table-column">
      <style:table-column-properties style:column-width="1.6236in"/>
    </style:style>
    <style:style style:name="Table868.B" style:family="table-column">
      <style:table-column-properties style:column-width="4.8028in"/>
    </style:style>
    <style:style style:name="Table868.A1" style:family="table-cell">
      <style:table-cell-properties style:vertical-align="top" fo:padding-left="0.0486in" fo:padding-right="0.0486in" fo:padding-top="0in" fo:padding-bottom="0in" fo:border="none"/>
    </style:style>
    <style:style style:name="Table869" style:family="table">
      <style:table-properties style:width="1.7222in" fo:margin-left="-0.0486in" table:align="left" style:writing-mode="lr-tb"/>
    </style:style>
    <style:style style:name="Table869.A" style:family="table-column">
      <style:table-column-properties style:column-width="1.7222in"/>
    </style:style>
    <style:style style:name="Table869.A1" style:family="table-cell">
      <style:table-cell-properties style:vertical-align="top" fo:background-color="#7f7f7f" fo:padding-left="0.0486in" fo:padding-right="0.0486in" fo:padding-top="0in" fo:padding-bottom="0in" fo:border="none">
        <style:background-image/>
      </style:table-cell-properties>
    </style:style>
    <style:style style:name="Table870" style:family="table">
      <style:table-properties style:width="6.4264in" fo:margin-left="-0.0486in" table:align="left" style:writing-mode="lr-tb"/>
    </style:style>
    <style:style style:name="Table870.A" style:family="table-column">
      <style:table-column-properties style:column-width="1.6236in"/>
    </style:style>
    <style:style style:name="Table870.B" style:family="table-column">
      <style:table-column-properties style:column-width="4.8028in"/>
    </style:style>
    <style:style style:name="Table870.A1" style:family="table-cell">
      <style:table-cell-properties style:vertical-align="top" fo:padding-left="0.0486in" fo:padding-right="0.0486in" fo:padding-top="0in" fo:padding-bottom="0in" fo:border="none"/>
    </style:style>
    <style:style style:name="Table871" style:family="table">
      <style:table-properties style:width="6.4264in" fo:margin-left="-0.0486in" table:align="left" style:writing-mode="lr-tb"/>
    </style:style>
    <style:style style:name="Table871.A" style:family="table-column">
      <style:table-column-properties style:column-width="1.6236in"/>
    </style:style>
    <style:style style:name="Table871.B" style:family="table-column">
      <style:table-column-properties style:column-width="4.8028in"/>
    </style:style>
    <style:style style:name="Table871.A1" style:family="table-cell">
      <style:table-cell-properties style:vertical-align="top" fo:padding-left="0.0486in" fo:padding-right="0.0486in" fo:padding-top="0in" fo:padding-bottom="0in" fo:border="none"/>
    </style:style>
    <style:style style:name="Table872" style:family="table">
      <style:table-properties style:width="6.4264in" fo:margin-left="-0.0486in" table:align="left" style:writing-mode="lr-tb"/>
    </style:style>
    <style:style style:name="Table872.A" style:family="table-column">
      <style:table-column-properties style:column-width="1.6236in"/>
    </style:style>
    <style:style style:name="Table872.B" style:family="table-column">
      <style:table-column-properties style:column-width="4.8028in"/>
    </style:style>
    <style:style style:name="Table872.A1" style:family="table-cell">
      <style:table-cell-properties style:vertical-align="top" fo:padding-left="0.0486in" fo:padding-right="0.0486in" fo:padding-top="0in" fo:padding-bottom="0in" fo:border="none"/>
    </style:style>
    <style:style style:name="Table873" style:family="table">
      <style:table-properties style:width="6.4264in" fo:margin-left="-0.0486in" table:align="left" style:writing-mode="lr-tb"/>
    </style:style>
    <style:style style:name="Table873.A" style:family="table-column">
      <style:table-column-properties style:column-width="1.6236in"/>
    </style:style>
    <style:style style:name="Table873.B" style:family="table-column">
      <style:table-column-properties style:column-width="4.8028in"/>
    </style:style>
    <style:style style:name="Table873.A1" style:family="table-cell">
      <style:table-cell-properties style:vertical-align="top" fo:padding-left="0.0486in" fo:padding-right="0.0486in" fo:padding-top="0in" fo:padding-bottom="0in" fo:border="none"/>
    </style:style>
    <style:style style:name="Table874" style:family="table">
      <style:table-properties style:width="6.4264in" fo:margin-left="-0.0486in" table:align="left" style:writing-mode="lr-tb"/>
    </style:style>
    <style:style style:name="Table874.A" style:family="table-column">
      <style:table-column-properties style:column-width="1.6236in"/>
    </style:style>
    <style:style style:name="Table874.B" style:family="table-column">
      <style:table-column-properties style:column-width="4.8028in"/>
    </style:style>
    <style:style style:name="Table874.A1" style:family="table-cell">
      <style:table-cell-properties style:vertical-align="top" fo:padding-left="0.0486in" fo:padding-right="0.0486in" fo:padding-top="0in" fo:padding-bottom="0in" fo:border="none"/>
    </style:style>
    <style:style style:name="Table875" style:family="table">
      <style:table-properties style:width="6.4264in" fo:margin-left="-0.0486in" table:align="left" style:writing-mode="lr-tb"/>
    </style:style>
    <style:style style:name="Table875.A" style:family="table-column">
      <style:table-column-properties style:column-width="1.6236in"/>
    </style:style>
    <style:style style:name="Table875.B" style:family="table-column">
      <style:table-column-properties style:column-width="4.8028in"/>
    </style:style>
    <style:style style:name="Table875.A1" style:family="table-cell">
      <style:table-cell-properties style:vertical-align="top" fo:padding-left="0.0486in" fo:padding-right="0.0486in" fo:padding-top="0in" fo:padding-bottom="0in" fo:border="none"/>
    </style:style>
    <style:style style:name="Table876" style:family="table">
      <style:table-properties style:width="1.7222in" fo:margin-left="-0.0486in" table:align="left" style:writing-mode="lr-tb"/>
    </style:style>
    <style:style style:name="Table876.A" style:family="table-column">
      <style:table-column-properties style:column-width="1.7222in"/>
    </style:style>
    <style:style style:name="Table876.A1" style:family="table-cell">
      <style:table-cell-properties style:vertical-align="top" fo:background-color="#7f7f7f" fo:padding-left="0.0486in" fo:padding-right="0.0486in" fo:padding-top="0in" fo:padding-bottom="0in" fo:border="none">
        <style:background-image/>
      </style:table-cell-properties>
    </style:style>
    <style:style style:name="Table877" style:family="table">
      <style:table-properties style:width="6.4264in" fo:margin-left="-0.0486in" table:align="left" style:writing-mode="lr-tb"/>
    </style:style>
    <style:style style:name="Table877.A" style:family="table-column">
      <style:table-column-properties style:column-width="1.6236in"/>
    </style:style>
    <style:style style:name="Table877.B" style:family="table-column">
      <style:table-column-properties style:column-width="4.8028in"/>
    </style:style>
    <style:style style:name="Table877.A1" style:family="table-cell">
      <style:table-cell-properties style:vertical-align="top" fo:padding-left="0.0486in" fo:padding-right="0.0486in" fo:padding-top="0in" fo:padding-bottom="0in" fo:border="none"/>
    </style:style>
    <style:style style:name="Table878" style:family="table">
      <style:table-properties style:width="6.4264in" fo:margin-left="-0.0486in" table:align="left" style:writing-mode="lr-tb"/>
    </style:style>
    <style:style style:name="Table878.A" style:family="table-column">
      <style:table-column-properties style:column-width="1.6236in"/>
    </style:style>
    <style:style style:name="Table878.B" style:family="table-column">
      <style:table-column-properties style:column-width="4.8028in"/>
    </style:style>
    <style:style style:name="Table878.A1" style:family="table-cell">
      <style:table-cell-properties style:vertical-align="top" fo:padding-left="0.0486in" fo:padding-right="0.0486in" fo:padding-top="0in" fo:padding-bottom="0in" fo:border="none"/>
    </style:style>
    <style:style style:name="Table879" style:family="table">
      <style:table-properties style:width="6.4264in" fo:margin-left="-0.0486in" table:align="left" style:writing-mode="lr-tb"/>
    </style:style>
    <style:style style:name="Table879.A" style:family="table-column">
      <style:table-column-properties style:column-width="1.6236in"/>
    </style:style>
    <style:style style:name="Table879.B" style:family="table-column">
      <style:table-column-properties style:column-width="4.8028in"/>
    </style:style>
    <style:style style:name="Table879.A1" style:family="table-cell">
      <style:table-cell-properties style:vertical-align="top" fo:padding-left="0.0486in" fo:padding-right="0.0486in" fo:padding-top="0in" fo:padding-bottom="0in" fo:border="none"/>
    </style:style>
    <style:style style:name="Table880" style:family="table">
      <style:table-properties style:width="6.4264in" fo:margin-left="-0.0486in" table:align="left" style:writing-mode="lr-tb"/>
    </style:style>
    <style:style style:name="Table880.A" style:family="table-column">
      <style:table-column-properties style:column-width="1.6236in"/>
    </style:style>
    <style:style style:name="Table880.B" style:family="table-column">
      <style:table-column-properties style:column-width="4.8028in"/>
    </style:style>
    <style:style style:name="Table880.A1" style:family="table-cell">
      <style:table-cell-properties style:vertical-align="top" fo:padding-left="0.0486in" fo:padding-right="0.0486in" fo:padding-top="0in" fo:padding-bottom="0in" fo:border="none"/>
    </style:style>
    <style:style style:name="Table881" style:family="table">
      <style:table-properties style:width="6.4264in" fo:margin-left="-0.0486in" table:align="left" style:writing-mode="lr-tb"/>
    </style:style>
    <style:style style:name="Table881.A" style:family="table-column">
      <style:table-column-properties style:column-width="1.6236in"/>
    </style:style>
    <style:style style:name="Table881.B" style:family="table-column">
      <style:table-column-properties style:column-width="4.8028in"/>
    </style:style>
    <style:style style:name="Table881.A1" style:family="table-cell">
      <style:table-cell-properties style:vertical-align="top" fo:padding-left="0.0486in" fo:padding-right="0.0486in" fo:padding-top="0in" fo:padding-bottom="0in" fo:border="none"/>
    </style:style>
    <style:style style:name="Table882" style:family="table">
      <style:table-properties style:width="6.4264in" fo:margin-left="-0.0486in" table:align="left" style:writing-mode="lr-tb"/>
    </style:style>
    <style:style style:name="Table882.A" style:family="table-column">
      <style:table-column-properties style:column-width="1.6236in"/>
    </style:style>
    <style:style style:name="Table882.B" style:family="table-column">
      <style:table-column-properties style:column-width="4.8028in"/>
    </style:style>
    <style:style style:name="Table882.A1" style:family="table-cell">
      <style:table-cell-properties style:vertical-align="top" fo:padding-left="0.0486in" fo:padding-right="0.0486in" fo:padding-top="0in" fo:padding-bottom="0in" fo:border="none"/>
    </style:style>
    <style:style style:name="Table883" style:family="table">
      <style:table-properties style:width="6.4264in" fo:margin-left="-0.0486in" table:align="left" style:writing-mode="lr-tb"/>
    </style:style>
    <style:style style:name="Table883.A" style:family="table-column">
      <style:table-column-properties style:column-width="1.6236in"/>
    </style:style>
    <style:style style:name="Table883.B" style:family="table-column">
      <style:table-column-properties style:column-width="4.8028in"/>
    </style:style>
    <style:style style:name="Table883.A1" style:family="table-cell">
      <style:table-cell-properties style:vertical-align="top" fo:padding-left="0.0486in" fo:padding-right="0.0486in" fo:padding-top="0in" fo:padding-bottom="0in" fo:border="none"/>
    </style:style>
    <style:style style:name="Table884" style:family="table">
      <style:table-properties style:width="6.4264in" fo:margin-left="-0.0486in" table:align="left" style:writing-mode="lr-tb"/>
    </style:style>
    <style:style style:name="Table884.A" style:family="table-column">
      <style:table-column-properties style:column-width="1.6236in"/>
    </style:style>
    <style:style style:name="Table884.B" style:family="table-column">
      <style:table-column-properties style:column-width="4.8028in"/>
    </style:style>
    <style:style style:name="Table884.A1" style:family="table-cell">
      <style:table-cell-properties style:vertical-align="top" fo:padding-left="0.0486in" fo:padding-right="0.0486in" fo:padding-top="0in" fo:padding-bottom="0in" fo:border="none"/>
    </style:style>
    <style:style style:name="Table885" style:family="table">
      <style:table-properties style:width="1.7222in" fo:margin-left="-0.0486in" table:align="left" style:writing-mode="lr-tb"/>
    </style:style>
    <style:style style:name="Table885.A" style:family="table-column">
      <style:table-column-properties style:column-width="1.7222in"/>
    </style:style>
    <style:style style:name="Table885.A1" style:family="table-cell">
      <style:table-cell-properties style:vertical-align="top" fo:background-color="#7f7f7f" fo:padding-left="0.0486in" fo:padding-right="0.0486in" fo:padding-top="0in" fo:padding-bottom="0in" fo:border="none">
        <style:background-image/>
      </style:table-cell-properties>
    </style:style>
    <style:style style:name="Table886" style:family="table">
      <style:table-properties style:width="6.4264in" fo:margin-left="-0.0486in" table:align="left" style:writing-mode="lr-tb"/>
    </style:style>
    <style:style style:name="Table886.A" style:family="table-column">
      <style:table-column-properties style:column-width="1.6236in"/>
    </style:style>
    <style:style style:name="Table886.B" style:family="table-column">
      <style:table-column-properties style:column-width="4.8028in"/>
    </style:style>
    <style:style style:name="Table886.A1" style:family="table-cell">
      <style:table-cell-properties style:vertical-align="top" fo:padding-left="0.0486in" fo:padding-right="0.0486in" fo:padding-top="0in" fo:padding-bottom="0in" fo:border="none"/>
    </style:style>
    <style:style style:name="Table887" style:family="table">
      <style:table-properties style:width="6.4264in" fo:margin-left="-0.0486in" table:align="left" style:writing-mode="lr-tb"/>
    </style:style>
    <style:style style:name="Table887.A" style:family="table-column">
      <style:table-column-properties style:column-width="1.6236in"/>
    </style:style>
    <style:style style:name="Table887.B" style:family="table-column">
      <style:table-column-properties style:column-width="4.8028in"/>
    </style:style>
    <style:style style:name="Table887.A1" style:family="table-cell">
      <style:table-cell-properties style:vertical-align="top" fo:padding-left="0.0486in" fo:padding-right="0.0486in" fo:padding-top="0in" fo:padding-bottom="0in" fo:border="none"/>
    </style:style>
    <style:style style:name="Table888" style:family="table">
      <style:table-properties style:width="6.4264in" fo:margin-left="-0.0486in" table:align="left" style:writing-mode="lr-tb"/>
    </style:style>
    <style:style style:name="Table888.A" style:family="table-column">
      <style:table-column-properties style:column-width="1.6236in"/>
    </style:style>
    <style:style style:name="Table888.B" style:family="table-column">
      <style:table-column-properties style:column-width="4.8028in"/>
    </style:style>
    <style:style style:name="Table888.A1" style:family="table-cell">
      <style:table-cell-properties style:vertical-align="top" fo:padding-left="0.0486in" fo:padding-right="0.0486in" fo:padding-top="0in" fo:padding-bottom="0in" fo:border="none"/>
    </style:style>
    <style:style style:name="Table889" style:family="table">
      <style:table-properties style:width="6.4264in" fo:margin-left="-0.0486in" table:align="left" style:writing-mode="lr-tb"/>
    </style:style>
    <style:style style:name="Table889.A" style:family="table-column">
      <style:table-column-properties style:column-width="1.6236in"/>
    </style:style>
    <style:style style:name="Table889.B" style:family="table-column">
      <style:table-column-properties style:column-width="4.8028in"/>
    </style:style>
    <style:style style:name="Table889.A1" style:family="table-cell">
      <style:table-cell-properties style:vertical-align="top" fo:padding-left="0.0486in" fo:padding-right="0.0486in" fo:padding-top="0in" fo:padding-bottom="0in" fo:border="none"/>
    </style:style>
    <style:style style:name="Table890" style:family="table">
      <style:table-properties style:width="6.4264in" fo:margin-left="-0.0486in" table:align="left" style:writing-mode="lr-tb"/>
    </style:style>
    <style:style style:name="Table890.A" style:family="table-column">
      <style:table-column-properties style:column-width="1.6236in"/>
    </style:style>
    <style:style style:name="Table890.B" style:family="table-column">
      <style:table-column-properties style:column-width="4.8028in"/>
    </style:style>
    <style:style style:name="Table890.A1" style:family="table-cell">
      <style:table-cell-properties style:vertical-align="top" fo:padding-left="0.0486in" fo:padding-right="0.0486in" fo:padding-top="0in" fo:padding-bottom="0in" fo:border="none"/>
    </style:style>
    <style:style style:name="Table891" style:family="table">
      <style:table-properties style:width="6.4264in" fo:margin-left="-0.0486in" table:align="left" style:writing-mode="lr-tb"/>
    </style:style>
    <style:style style:name="Table891.A" style:family="table-column">
      <style:table-column-properties style:column-width="1.6236in"/>
    </style:style>
    <style:style style:name="Table891.B" style:family="table-column">
      <style:table-column-properties style:column-width="4.8028in"/>
    </style:style>
    <style:style style:name="Table891.A1" style:family="table-cell">
      <style:table-cell-properties style:vertical-align="top" fo:padding-left="0.0486in" fo:padding-right="0.0486in" fo:padding-top="0in" fo:padding-bottom="0in" fo:border="none"/>
    </style:style>
    <style:style style:name="Table892" style:family="table">
      <style:table-properties style:width="1.7222in" fo:margin-left="-0.0486in" table:align="left" style:writing-mode="lr-tb"/>
    </style:style>
    <style:style style:name="Table892.A" style:family="table-column">
      <style:table-column-properties style:column-width="1.7222in"/>
    </style:style>
    <style:style style:name="Table892.A1" style:family="table-cell">
      <style:table-cell-properties style:vertical-align="top" fo:background-color="#7f7f7f" fo:padding-left="0.0486in" fo:padding-right="0.0486in" fo:padding-top="0in" fo:padding-bottom="0in" fo:border="none">
        <style:background-image/>
      </style:table-cell-properties>
    </style:style>
    <style:style style:name="Table893" style:family="table">
      <style:table-properties style:width="6.4264in" fo:margin-left="-0.0486in" table:align="left" style:writing-mode="lr-tb"/>
    </style:style>
    <style:style style:name="Table893.A" style:family="table-column">
      <style:table-column-properties style:column-width="1.6236in"/>
    </style:style>
    <style:style style:name="Table893.B" style:family="table-column">
      <style:table-column-properties style:column-width="4.8028in"/>
    </style:style>
    <style:style style:name="Table893.A1" style:family="table-cell">
      <style:table-cell-properties style:vertical-align="top" fo:padding-left="0.0486in" fo:padding-right="0.0486in" fo:padding-top="0in" fo:padding-bottom="0in" fo:border="none"/>
    </style:style>
    <style:style style:name="Table894" style:family="table">
      <style:table-properties style:width="6.4264in" fo:margin-left="-0.0486in" table:align="left" style:writing-mode="lr-tb"/>
    </style:style>
    <style:style style:name="Table894.A" style:family="table-column">
      <style:table-column-properties style:column-width="1.6236in"/>
    </style:style>
    <style:style style:name="Table894.B" style:family="table-column">
      <style:table-column-properties style:column-width="4.8028in"/>
    </style:style>
    <style:style style:name="Table894.A1" style:family="table-cell">
      <style:table-cell-properties style:vertical-align="top" fo:padding-left="0.0486in" fo:padding-right="0.0486in" fo:padding-top="0in" fo:padding-bottom="0in" fo:border="none"/>
    </style:style>
    <style:style style:name="Table895" style:family="table">
      <style:table-properties style:width="6.4264in" fo:margin-left="-0.0486in" table:align="left" style:writing-mode="lr-tb"/>
    </style:style>
    <style:style style:name="Table895.A" style:family="table-column">
      <style:table-column-properties style:column-width="1.6236in"/>
    </style:style>
    <style:style style:name="Table895.B" style:family="table-column">
      <style:table-column-properties style:column-width="4.8028in"/>
    </style:style>
    <style:style style:name="Table895.A1" style:family="table-cell">
      <style:table-cell-properties style:vertical-align="top" fo:padding-left="0.0486in" fo:padding-right="0.0486in" fo:padding-top="0in" fo:padding-bottom="0in" fo:border="none"/>
    </style:style>
    <style:style style:name="Table896" style:family="table">
      <style:table-properties style:width="6.4264in" fo:margin-left="-0.0486in" table:align="left" style:writing-mode="lr-tb"/>
    </style:style>
    <style:style style:name="Table896.A" style:family="table-column">
      <style:table-column-properties style:column-width="1.6236in"/>
    </style:style>
    <style:style style:name="Table896.B" style:family="table-column">
      <style:table-column-properties style:column-width="4.8028in"/>
    </style:style>
    <style:style style:name="Table896.A1" style:family="table-cell">
      <style:table-cell-properties style:vertical-align="top" fo:padding-left="0.0486in" fo:padding-right="0.0486in" fo:padding-top="0in" fo:padding-bottom="0in" fo:border="none"/>
    </style:style>
    <style:style style:name="Table897" style:family="table">
      <style:table-properties style:width="6.4264in" fo:margin-left="-0.0486in" table:align="left" style:writing-mode="lr-tb"/>
    </style:style>
    <style:style style:name="Table897.A" style:family="table-column">
      <style:table-column-properties style:column-width="1.6236in"/>
    </style:style>
    <style:style style:name="Table897.B" style:family="table-column">
      <style:table-column-properties style:column-width="4.8028in"/>
    </style:style>
    <style:style style:name="Table897.A1" style:family="table-cell">
      <style:table-cell-properties style:vertical-align="top" fo:padding-left="0.0486in" fo:padding-right="0.0486in" fo:padding-top="0in" fo:padding-bottom="0in" fo:border="none"/>
    </style:style>
    <style:style style:name="Table898" style:family="table">
      <style:table-properties style:width="6.4264in" fo:margin-left="-0.0486in" table:align="left" style:writing-mode="lr-tb"/>
    </style:style>
    <style:style style:name="Table898.A" style:family="table-column">
      <style:table-column-properties style:column-width="1.6236in"/>
    </style:style>
    <style:style style:name="Table898.B" style:family="table-column">
      <style:table-column-properties style:column-width="4.8028in"/>
    </style:style>
    <style:style style:name="Table898.A1" style:family="table-cell">
      <style:table-cell-properties style:vertical-align="top" fo:padding-left="0.0486in" fo:padding-right="0.0486in" fo:padding-top="0in" fo:padding-bottom="0in" fo:border="none"/>
    </style:style>
    <style:style style:name="Table899" style:family="table">
      <style:table-properties style:width="6.4264in" fo:margin-left="-0.0486in" table:align="left" style:writing-mode="lr-tb"/>
    </style:style>
    <style:style style:name="Table899.A" style:family="table-column">
      <style:table-column-properties style:column-width="1.6236in"/>
    </style:style>
    <style:style style:name="Table899.B" style:family="table-column">
      <style:table-column-properties style:column-width="4.8028in"/>
    </style:style>
    <style:style style:name="Table899.A1" style:family="table-cell">
      <style:table-cell-properties style:vertical-align="top" fo:padding-left="0.0486in" fo:padding-right="0.0486in" fo:padding-top="0in" fo:padding-bottom="0in" fo:border="none"/>
    </style:style>
    <style:style style:name="Table900" style:family="table">
      <style:table-properties style:width="6.4264in" fo:margin-left="-0.0486in" table:align="left" style:writing-mode="lr-tb"/>
    </style:style>
    <style:style style:name="Table900.A" style:family="table-column">
      <style:table-column-properties style:column-width="1.6236in"/>
    </style:style>
    <style:style style:name="Table900.B" style:family="table-column">
      <style:table-column-properties style:column-width="4.8028in"/>
    </style:style>
    <style:style style:name="Table900.A1" style:family="table-cell">
      <style:table-cell-properties style:vertical-align="top" fo:padding-left="0.0486in" fo:padding-right="0.0486in" fo:padding-top="0in" fo:padding-bottom="0in" fo:border="none"/>
    </style:style>
    <style:style style:name="Table901" style:family="table">
      <style:table-properties style:width="6.4264in" fo:margin-left="-0.0486in" table:align="left" style:writing-mode="lr-tb"/>
    </style:style>
    <style:style style:name="Table901.A" style:family="table-column">
      <style:table-column-properties style:column-width="1.6236in"/>
    </style:style>
    <style:style style:name="Table901.B" style:family="table-column">
      <style:table-column-properties style:column-width="4.8028in"/>
    </style:style>
    <style:style style:name="Table901.A1" style:family="table-cell">
      <style:table-cell-properties style:vertical-align="top" fo:padding-left="0.0486in" fo:padding-right="0.0486in" fo:padding-top="0in" fo:padding-bottom="0in" fo:border="none"/>
    </style:style>
    <style:style style:name="Table902" style:family="table">
      <style:table-properties style:width="6.4264in" fo:margin-left="-0.0486in" table:align="left" style:writing-mode="lr-tb"/>
    </style:style>
    <style:style style:name="Table902.A" style:family="table-column">
      <style:table-column-properties style:column-width="1.6236in"/>
    </style:style>
    <style:style style:name="Table902.B" style:family="table-column">
      <style:table-column-properties style:column-width="4.8028in"/>
    </style:style>
    <style:style style:name="Table902.A1" style:family="table-cell">
      <style:table-cell-properties style:vertical-align="top" fo:padding-left="0.0486in" fo:padding-right="0.0486in" fo:padding-top="0in" fo:padding-bottom="0in" fo:border="none"/>
    </style:style>
    <style:style style:name="Table903" style:family="table">
      <style:table-properties style:width="6.4264in" fo:margin-left="-0.0486in" table:align="left" style:writing-mode="lr-tb"/>
    </style:style>
    <style:style style:name="Table903.A" style:family="table-column">
      <style:table-column-properties style:column-width="1.6236in"/>
    </style:style>
    <style:style style:name="Table903.B" style:family="table-column">
      <style:table-column-properties style:column-width="4.8028in"/>
    </style:style>
    <style:style style:name="Table903.A1" style:family="table-cell">
      <style:table-cell-properties style:vertical-align="top" fo:padding-left="0.0486in" fo:padding-right="0.0486in" fo:padding-top="0in" fo:padding-bottom="0in" fo:border="none"/>
    </style:style>
    <style:style style:name="Table904" style:family="table">
      <style:table-properties style:width="6.4264in" fo:margin-left="-0.0486in" table:align="left" style:writing-mode="lr-tb"/>
    </style:style>
    <style:style style:name="Table904.A" style:family="table-column">
      <style:table-column-properties style:column-width="1.6236in"/>
    </style:style>
    <style:style style:name="Table904.B" style:family="table-column">
      <style:table-column-properties style:column-width="4.8028in"/>
    </style:style>
    <style:style style:name="Table904.A1" style:family="table-cell">
      <style:table-cell-properties style:vertical-align="top" fo:padding-left="0.0486in" fo:padding-right="0.0486in" fo:padding-top="0in" fo:padding-bottom="0in" fo:border="none"/>
    </style:style>
    <style:style style:name="Table905" style:family="table">
      <style:table-properties style:width="6.4264in" fo:margin-left="-0.0486in" table:align="left" style:writing-mode="lr-tb"/>
    </style:style>
    <style:style style:name="Table905.A" style:family="table-column">
      <style:table-column-properties style:column-width="1.6236in"/>
    </style:style>
    <style:style style:name="Table905.B" style:family="table-column">
      <style:table-column-properties style:column-width="4.8028in"/>
    </style:style>
    <style:style style:name="Table905.A1" style:family="table-cell">
      <style:table-cell-properties style:vertical-align="top" fo:padding-left="0.0486in" fo:padding-right="0.0486in" fo:padding-top="0in" fo:padding-bottom="0in" fo:border="none"/>
    </style:style>
    <style:style style:name="Table906" style:family="table">
      <style:table-properties style:width="6.4264in" fo:margin-left="-0.0486in" table:align="left" style:writing-mode="lr-tb"/>
    </style:style>
    <style:style style:name="Table906.A" style:family="table-column">
      <style:table-column-properties style:column-width="1.6236in"/>
    </style:style>
    <style:style style:name="Table906.B" style:family="table-column">
      <style:table-column-properties style:column-width="4.8028in"/>
    </style:style>
    <style:style style:name="Table906.A1" style:family="table-cell">
      <style:table-cell-properties style:vertical-align="top" fo:padding-left="0.0486in" fo:padding-right="0.0486in" fo:padding-top="0in" fo:padding-bottom="0in" fo:border="none"/>
    </style:style>
    <style:style style:name="Table907" style:family="table">
      <style:table-properties style:width="6.4264in" fo:margin-left="-0.0486in" table:align="left" style:writing-mode="lr-tb"/>
    </style:style>
    <style:style style:name="Table907.A" style:family="table-column">
      <style:table-column-properties style:column-width="1.6236in"/>
    </style:style>
    <style:style style:name="Table907.B" style:family="table-column">
      <style:table-column-properties style:column-width="4.8028in"/>
    </style:style>
    <style:style style:name="Table907.A1" style:family="table-cell">
      <style:table-cell-properties style:vertical-align="top" fo:padding-left="0.0486in" fo:padding-right="0.0486in" fo:padding-top="0in" fo:padding-bottom="0in" fo:border="none"/>
    </style:style>
    <style:style style:name="Table908" style:family="table">
      <style:table-properties style:width="6.4264in" fo:margin-left="-0.0486in" table:align="left" style:writing-mode="lr-tb"/>
    </style:style>
    <style:style style:name="Table908.A" style:family="table-column">
      <style:table-column-properties style:column-width="1.6236in"/>
    </style:style>
    <style:style style:name="Table908.B" style:family="table-column">
      <style:table-column-properties style:column-width="4.8028in"/>
    </style:style>
    <style:style style:name="Table908.A1" style:family="table-cell">
      <style:table-cell-properties style:vertical-align="top" fo:padding-left="0.0486in" fo:padding-right="0.0486in" fo:padding-top="0in" fo:padding-bottom="0in" fo:border="none"/>
    </style:style>
    <style:style style:name="Table909" style:family="table">
      <style:table-properties style:width="6.4264in" fo:margin-left="-0.0486in" table:align="left" style:writing-mode="lr-tb"/>
    </style:style>
    <style:style style:name="Table909.A" style:family="table-column">
      <style:table-column-properties style:column-width="1.6236in"/>
    </style:style>
    <style:style style:name="Table909.B" style:family="table-column">
      <style:table-column-properties style:column-width="4.8028in"/>
    </style:style>
    <style:style style:name="Table909.A1" style:family="table-cell">
      <style:table-cell-properties style:vertical-align="top" fo:padding-left="0.0486in" fo:padding-right="0.0486in" fo:padding-top="0in" fo:padding-bottom="0in" fo:border="none"/>
    </style:style>
    <style:style style:name="Table910" style:family="table">
      <style:table-properties style:width="6.4264in" fo:margin-left="-0.0486in" table:align="left" style:writing-mode="lr-tb"/>
    </style:style>
    <style:style style:name="Table910.A" style:family="table-column">
      <style:table-column-properties style:column-width="1.6236in"/>
    </style:style>
    <style:style style:name="Table910.B" style:family="table-column">
      <style:table-column-properties style:column-width="4.8028in"/>
    </style:style>
    <style:style style:name="Table910.A1" style:family="table-cell">
      <style:table-cell-properties style:vertical-align="top" fo:padding-left="0.0486in" fo:padding-right="0.0486in" fo:padding-top="0in" fo:padding-bottom="0in" fo:border="none"/>
    </style:style>
    <style:style style:name="Table911" style:family="table">
      <style:table-properties style:width="6.4264in" fo:margin-left="-0.0486in" table:align="left" style:writing-mode="lr-tb"/>
    </style:style>
    <style:style style:name="Table911.A" style:family="table-column">
      <style:table-column-properties style:column-width="1.6236in"/>
    </style:style>
    <style:style style:name="Table911.B" style:family="table-column">
      <style:table-column-properties style:column-width="4.8028in"/>
    </style:style>
    <style:style style:name="Table911.A1" style:family="table-cell">
      <style:table-cell-properties style:vertical-align="top" fo:padding-left="0.0486in" fo:padding-right="0.0486in" fo:padding-top="0in" fo:padding-bottom="0in" fo:border="none"/>
    </style:style>
    <style:style style:name="Table912" style:family="table">
      <style:table-properties style:width="6.4264in" fo:margin-left="-0.0486in" table:align="left" style:writing-mode="lr-tb"/>
    </style:style>
    <style:style style:name="Table912.A" style:family="table-column">
      <style:table-column-properties style:column-width="1.6236in"/>
    </style:style>
    <style:style style:name="Table912.B" style:family="table-column">
      <style:table-column-properties style:column-width="4.8028in"/>
    </style:style>
    <style:style style:name="Table912.A1" style:family="table-cell">
      <style:table-cell-properties style:vertical-align="top" fo:padding-left="0.0486in" fo:padding-right="0.0486in" fo:padding-top="0in" fo:padding-bottom="0in" fo:border="none"/>
    </style:style>
    <style:style style:name="Table913" style:family="table">
      <style:table-properties style:width="6.4264in" fo:margin-left="-0.0486in" table:align="left" style:writing-mode="lr-tb"/>
    </style:style>
    <style:style style:name="Table913.A" style:family="table-column">
      <style:table-column-properties style:column-width="1.6236in"/>
    </style:style>
    <style:style style:name="Table913.B" style:family="table-column">
      <style:table-column-properties style:column-width="4.8028in"/>
    </style:style>
    <style:style style:name="Table913.A1" style:family="table-cell">
      <style:table-cell-properties style:vertical-align="top" fo:padding-left="0.0486in" fo:padding-right="0.0486in" fo:padding-top="0in" fo:padding-bottom="0in" fo:border="none"/>
    </style:style>
    <style:style style:name="Table914" style:family="table">
      <style:table-properties style:width="6.4264in" fo:margin-left="-0.0486in" table:align="left" style:writing-mode="lr-tb"/>
    </style:style>
    <style:style style:name="Table914.A" style:family="table-column">
      <style:table-column-properties style:column-width="1.6236in"/>
    </style:style>
    <style:style style:name="Table914.B" style:family="table-column">
      <style:table-column-properties style:column-width="4.8028in"/>
    </style:style>
    <style:style style:name="Table914.A1" style:family="table-cell">
      <style:table-cell-properties style:vertical-align="top" fo:padding-left="0.0486in" fo:padding-right="0.0486in" fo:padding-top="0in" fo:padding-bottom="0in" fo:border="none"/>
    </style:style>
    <style:style style:name="Table915" style:family="table">
      <style:table-properties style:width="6.4264in" fo:margin-left="-0.0486in" table:align="left" style:writing-mode="lr-tb"/>
    </style:style>
    <style:style style:name="Table915.A" style:family="table-column">
      <style:table-column-properties style:column-width="1.6236in"/>
    </style:style>
    <style:style style:name="Table915.B" style:family="table-column">
      <style:table-column-properties style:column-width="4.8028in"/>
    </style:style>
    <style:style style:name="Table915.A1" style:family="table-cell">
      <style:table-cell-properties style:vertical-align="top" fo:padding-left="0.0486in" fo:padding-right="0.0486in" fo:padding-top="0in" fo:padding-bottom="0in" fo:border="none"/>
    </style:style>
    <style:style style:name="Table916" style:family="table">
      <style:table-properties style:width="6.4264in" fo:margin-left="-0.0486in" table:align="left" style:writing-mode="lr-tb"/>
    </style:style>
    <style:style style:name="Table916.A" style:family="table-column">
      <style:table-column-properties style:column-width="1.6236in"/>
    </style:style>
    <style:style style:name="Table916.B" style:family="table-column">
      <style:table-column-properties style:column-width="4.8028in"/>
    </style:style>
    <style:style style:name="Table916.A1" style:family="table-cell">
      <style:table-cell-properties style:vertical-align="top" fo:padding-left="0.0486in" fo:padding-right="0.0486in" fo:padding-top="0in" fo:padding-bottom="0in" fo:border="none"/>
    </style:style>
    <style:style style:name="Table917" style:family="table">
      <style:table-properties style:width="1.7222in" fo:margin-left="-0.0486in" table:align="left" style:writing-mode="lr-tb"/>
    </style:style>
    <style:style style:name="Table917.A" style:family="table-column">
      <style:table-column-properties style:column-width="1.7222in"/>
    </style:style>
    <style:style style:name="Table917.A1" style:family="table-cell">
      <style:table-cell-properties style:vertical-align="top" fo:background-color="#7f7f7f" fo:padding-left="0.0486in" fo:padding-right="0.0486in" fo:padding-top="0in" fo:padding-bottom="0in" fo:border="none">
        <style:background-image/>
      </style:table-cell-properties>
    </style:style>
    <style:style style:name="Table918" style:family="table">
      <style:table-properties style:width="6.4264in" fo:margin-left="-0.0486in" table:align="left" style:writing-mode="lr-tb"/>
    </style:style>
    <style:style style:name="Table918.A" style:family="table-column">
      <style:table-column-properties style:column-width="1.6236in"/>
    </style:style>
    <style:style style:name="Table918.B" style:family="table-column">
      <style:table-column-properties style:column-width="4.8028in"/>
    </style:style>
    <style:style style:name="Table918.A1" style:family="table-cell">
      <style:table-cell-properties style:vertical-align="top" fo:padding-left="0.0486in" fo:padding-right="0.0486in" fo:padding-top="0in" fo:padding-bottom="0in" fo:border="none"/>
    </style:style>
    <style:style style:name="Table919" style:family="table">
      <style:table-properties style:width="6.4264in" fo:margin-left="-0.0486in" table:align="left" style:writing-mode="lr-tb"/>
    </style:style>
    <style:style style:name="Table919.A" style:family="table-column">
      <style:table-column-properties style:column-width="1.6236in"/>
    </style:style>
    <style:style style:name="Table919.B" style:family="table-column">
      <style:table-column-properties style:column-width="4.8028in"/>
    </style:style>
    <style:style style:name="Table919.A1" style:family="table-cell">
      <style:table-cell-properties style:vertical-align="top" fo:padding-left="0.0486in" fo:padding-right="0.0486in" fo:padding-top="0in" fo:padding-bottom="0in" fo:border="none"/>
    </style:style>
    <style:style style:name="Table920" style:family="table">
      <style:table-properties style:width="6.4264in" fo:margin-left="-0.0486in" table:align="left" style:writing-mode="lr-tb"/>
    </style:style>
    <style:style style:name="Table920.A" style:family="table-column">
      <style:table-column-properties style:column-width="1.6236in"/>
    </style:style>
    <style:style style:name="Table920.B" style:family="table-column">
      <style:table-column-properties style:column-width="4.8028in"/>
    </style:style>
    <style:style style:name="Table920.A1" style:family="table-cell">
      <style:table-cell-properties style:vertical-align="top" fo:padding-left="0.0486in" fo:padding-right="0.0486in" fo:padding-top="0in" fo:padding-bottom="0in" fo:border="none"/>
    </style:style>
    <style:style style:name="Table921" style:family="table">
      <style:table-properties style:width="6.4264in" fo:margin-left="-0.0486in" table:align="left" style:writing-mode="lr-tb"/>
    </style:style>
    <style:style style:name="Table921.A" style:family="table-column">
      <style:table-column-properties style:column-width="1.6236in"/>
    </style:style>
    <style:style style:name="Table921.B" style:family="table-column">
      <style:table-column-properties style:column-width="4.8028in"/>
    </style:style>
    <style:style style:name="Table921.A1" style:family="table-cell">
      <style:table-cell-properties style:vertical-align="top" fo:padding-left="0.0486in" fo:padding-right="0.0486in" fo:padding-top="0in" fo:padding-bottom="0in" fo:border="none"/>
    </style:style>
    <style:style style:name="Table922" style:family="table">
      <style:table-properties style:width="6.4264in" fo:margin-left="-0.0486in" table:align="left" style:writing-mode="lr-tb"/>
    </style:style>
    <style:style style:name="Table922.A" style:family="table-column">
      <style:table-column-properties style:column-width="1.6236in"/>
    </style:style>
    <style:style style:name="Table922.B" style:family="table-column">
      <style:table-column-properties style:column-width="4.8028in"/>
    </style:style>
    <style:style style:name="Table922.A1" style:family="table-cell">
      <style:table-cell-properties style:vertical-align="top" fo:padding-left="0.0486in" fo:padding-right="0.0486in" fo:padding-top="0in" fo:padding-bottom="0in" fo:border="none"/>
    </style:style>
    <style:style style:name="Table923" style:family="table">
      <style:table-properties style:width="6.4264in" fo:margin-left="-0.0486in" table:align="left" style:writing-mode="lr-tb"/>
    </style:style>
    <style:style style:name="Table923.A" style:family="table-column">
      <style:table-column-properties style:column-width="1.6236in"/>
    </style:style>
    <style:style style:name="Table923.B" style:family="table-column">
      <style:table-column-properties style:column-width="4.8028in"/>
    </style:style>
    <style:style style:name="Table923.A1" style:family="table-cell">
      <style:table-cell-properties style:vertical-align="top" fo:padding-left="0.0486in" fo:padding-right="0.0486in" fo:padding-top="0in" fo:padding-bottom="0in" fo:border="none"/>
    </style:style>
    <style:style style:name="Table924" style:family="table">
      <style:table-properties style:width="6.4264in" fo:margin-left="-0.0486in" table:align="left" style:writing-mode="lr-tb"/>
    </style:style>
    <style:style style:name="Table924.A" style:family="table-column">
      <style:table-column-properties style:column-width="1.6236in"/>
    </style:style>
    <style:style style:name="Table924.B" style:family="table-column">
      <style:table-column-properties style:column-width="4.8028in"/>
    </style:style>
    <style:style style:name="Table924.A1" style:family="table-cell">
      <style:table-cell-properties style:vertical-align="top" fo:padding-left="0.0486in" fo:padding-right="0.0486in" fo:padding-top="0in" fo:padding-bottom="0in" fo:border="none"/>
    </style:style>
    <style:style style:name="Table925" style:family="table">
      <style:table-properties style:width="6.4264in" fo:margin-left="-0.0486in" table:align="left" style:writing-mode="lr-tb"/>
    </style:style>
    <style:style style:name="Table925.A" style:family="table-column">
      <style:table-column-properties style:column-width="1.6236in"/>
    </style:style>
    <style:style style:name="Table925.B" style:family="table-column">
      <style:table-column-properties style:column-width="4.8028in"/>
    </style:style>
    <style:style style:name="Table925.A1" style:family="table-cell">
      <style:table-cell-properties style:vertical-align="top" fo:padding-left="0.0486in" fo:padding-right="0.0486in" fo:padding-top="0in" fo:padding-bottom="0in" fo:border="none"/>
    </style:style>
    <style:style style:name="Table926" style:family="table">
      <style:table-properties style:width="6.4264in" fo:margin-left="-0.0486in" table:align="left" style:writing-mode="lr-tb"/>
    </style:style>
    <style:style style:name="Table926.A" style:family="table-column">
      <style:table-column-properties style:column-width="1.6236in"/>
    </style:style>
    <style:style style:name="Table926.B" style:family="table-column">
      <style:table-column-properties style:column-width="4.8028in"/>
    </style:style>
    <style:style style:name="Table926.A1" style:family="table-cell">
      <style:table-cell-properties style:vertical-align="top" fo:padding-left="0.0486in" fo:padding-right="0.0486in" fo:padding-top="0in" fo:padding-bottom="0in" fo:border="none"/>
    </style:style>
    <style:style style:name="Table927" style:family="table">
      <style:table-properties style:width="6.4264in" fo:margin-left="-0.0486in" table:align="left" style:writing-mode="lr-tb"/>
    </style:style>
    <style:style style:name="Table927.A" style:family="table-column">
      <style:table-column-properties style:column-width="1.6236in"/>
    </style:style>
    <style:style style:name="Table927.B" style:family="table-column">
      <style:table-column-properties style:column-width="4.8028in"/>
    </style:style>
    <style:style style:name="Table927.A1" style:family="table-cell">
      <style:table-cell-properties style:vertical-align="top" fo:padding-left="0.0486in" fo:padding-right="0.0486in" fo:padding-top="0in" fo:padding-bottom="0in" fo:border="none"/>
    </style:style>
    <style:style style:name="Table928" style:family="table">
      <style:table-properties style:width="6.4264in" fo:margin-left="-0.0486in" table:align="left" style:writing-mode="lr-tb"/>
    </style:style>
    <style:style style:name="Table928.A" style:family="table-column">
      <style:table-column-properties style:column-width="1.6236in"/>
    </style:style>
    <style:style style:name="Table928.B" style:family="table-column">
      <style:table-column-properties style:column-width="4.8028in"/>
    </style:style>
    <style:style style:name="Table928.A1" style:family="table-cell">
      <style:table-cell-properties style:vertical-align="top" fo:padding-left="0.0486in" fo:padding-right="0.0486in" fo:padding-top="0in" fo:padding-bottom="0in" fo:border="none"/>
    </style:style>
    <style:style style:name="Table929" style:family="table">
      <style:table-properties style:width="6.4264in" fo:margin-left="-0.0486in" table:align="left" style:writing-mode="lr-tb"/>
    </style:style>
    <style:style style:name="Table929.A" style:family="table-column">
      <style:table-column-properties style:column-width="1.6236in"/>
    </style:style>
    <style:style style:name="Table929.B" style:family="table-column">
      <style:table-column-properties style:column-width="4.8028in"/>
    </style:style>
    <style:style style:name="Table929.A1" style:family="table-cell">
      <style:table-cell-properties style:vertical-align="top" fo:padding-left="0.0486in" fo:padding-right="0.0486in" fo:padding-top="0in" fo:padding-bottom="0in" fo:border="none"/>
    </style:style>
    <style:style style:name="Table930" style:family="table">
      <style:table-properties style:width="6.4264in" fo:margin-left="-0.0486in" table:align="left" style:writing-mode="lr-tb"/>
    </style:style>
    <style:style style:name="Table930.A" style:family="table-column">
      <style:table-column-properties style:column-width="1.6236in"/>
    </style:style>
    <style:style style:name="Table930.B" style:family="table-column">
      <style:table-column-properties style:column-width="4.8028in"/>
    </style:style>
    <style:style style:name="Table930.A1" style:family="table-cell">
      <style:table-cell-properties style:vertical-align="top" fo:padding-left="0.0486in" fo:padding-right="0.0486in" fo:padding-top="0in" fo:padding-bottom="0in" fo:border="none"/>
    </style:style>
    <style:style style:name="Table931" style:family="table">
      <style:table-properties style:width="6.4264in" fo:margin-left="-0.0486in" table:align="left" style:writing-mode="lr-tb"/>
    </style:style>
    <style:style style:name="Table931.A" style:family="table-column">
      <style:table-column-properties style:column-width="1.6236in"/>
    </style:style>
    <style:style style:name="Table931.B" style:family="table-column">
      <style:table-column-properties style:column-width="4.8028in"/>
    </style:style>
    <style:style style:name="Table931.A1" style:family="table-cell">
      <style:table-cell-properties style:vertical-align="top" fo:padding-left="0.0486in" fo:padding-right="0.0486in" fo:padding-top="0in" fo:padding-bottom="0in" fo:border="none"/>
    </style:style>
    <style:style style:name="Table932" style:family="table">
      <style:table-properties style:width="6.4264in" fo:margin-left="-0.0486in" table:align="left" style:writing-mode="lr-tb"/>
    </style:style>
    <style:style style:name="Table932.A" style:family="table-column">
      <style:table-column-properties style:column-width="1.6236in"/>
    </style:style>
    <style:style style:name="Table932.B" style:family="table-column">
      <style:table-column-properties style:column-width="4.8028in"/>
    </style:style>
    <style:style style:name="Table932.A1" style:family="table-cell">
      <style:table-cell-properties style:vertical-align="top" fo:padding-left="0.0486in" fo:padding-right="0.0486in" fo:padding-top="0in" fo:padding-bottom="0in" fo:border="none"/>
    </style:style>
    <style:style style:name="Table933" style:family="table">
      <style:table-properties style:width="6.4264in" fo:margin-left="-0.0486in" table:align="left" style:writing-mode="lr-tb"/>
    </style:style>
    <style:style style:name="Table933.A" style:family="table-column">
      <style:table-column-properties style:column-width="1.6236in"/>
    </style:style>
    <style:style style:name="Table933.B" style:family="table-column">
      <style:table-column-properties style:column-width="4.8028in"/>
    </style:style>
    <style:style style:name="Table933.A1" style:family="table-cell">
      <style:table-cell-properties style:vertical-align="top" fo:padding-left="0.0486in" fo:padding-right="0.0486in" fo:padding-top="0in" fo:padding-bottom="0in" fo:border="none"/>
    </style:style>
    <style:style style:name="Table934" style:family="table">
      <style:table-properties style:width="6.4264in" fo:margin-left="-0.0486in" table:align="left" style:writing-mode="lr-tb"/>
    </style:style>
    <style:style style:name="Table934.A" style:family="table-column">
      <style:table-column-properties style:column-width="1.6236in"/>
    </style:style>
    <style:style style:name="Table934.B" style:family="table-column">
      <style:table-column-properties style:column-width="4.8028in"/>
    </style:style>
    <style:style style:name="Table934.A1" style:family="table-cell">
      <style:table-cell-properties style:vertical-align="top" fo:padding-left="0.0486in" fo:padding-right="0.0486in" fo:padding-top="0in" fo:padding-bottom="0in" fo:border="none"/>
    </style:style>
    <style:style style:name="Table935" style:family="table">
      <style:table-properties style:width="6.4264in" fo:margin-left="-0.0486in" table:align="left" style:writing-mode="lr-tb"/>
    </style:style>
    <style:style style:name="Table935.A" style:family="table-column">
      <style:table-column-properties style:column-width="1.6236in"/>
    </style:style>
    <style:style style:name="Table935.B" style:family="table-column">
      <style:table-column-properties style:column-width="4.8028in"/>
    </style:style>
    <style:style style:name="Table935.A1" style:family="table-cell">
      <style:table-cell-properties style:vertical-align="top" fo:padding-left="0.0486in" fo:padding-right="0.0486in" fo:padding-top="0in" fo:padding-bottom="0in" fo:border="none"/>
    </style:style>
    <style:style style:name="Table936" style:family="table">
      <style:table-properties style:width="6.4264in" fo:margin-left="-0.0486in" table:align="left" style:writing-mode="lr-tb"/>
    </style:style>
    <style:style style:name="Table936.A" style:family="table-column">
      <style:table-column-properties style:column-width="1.6236in"/>
    </style:style>
    <style:style style:name="Table936.B" style:family="table-column">
      <style:table-column-properties style:column-width="4.8028in"/>
    </style:style>
    <style:style style:name="Table936.A1" style:family="table-cell">
      <style:table-cell-properties style:vertical-align="top" fo:padding-left="0.0486in" fo:padding-right="0.0486in" fo:padding-top="0in" fo:padding-bottom="0in" fo:border="none"/>
    </style:style>
    <style:style style:name="Table937" style:family="table">
      <style:table-properties style:width="6.4264in" fo:margin-left="-0.0486in" table:align="left" style:writing-mode="lr-tb"/>
    </style:style>
    <style:style style:name="Table937.A" style:family="table-column">
      <style:table-column-properties style:column-width="1.6236in"/>
    </style:style>
    <style:style style:name="Table937.B" style:family="table-column">
      <style:table-column-properties style:column-width="4.8028in"/>
    </style:style>
    <style:style style:name="Table937.A1" style:family="table-cell">
      <style:table-cell-properties style:vertical-align="top" fo:padding-left="0.0486in" fo:padding-right="0.0486in" fo:padding-top="0in" fo:padding-bottom="0in" fo:border="none"/>
    </style:style>
    <style:style style:name="Table938" style:family="table">
      <style:table-properties style:width="6.4264in" fo:margin-left="-0.0486in" table:align="left" style:writing-mode="lr-tb"/>
    </style:style>
    <style:style style:name="Table938.A" style:family="table-column">
      <style:table-column-properties style:column-width="1.6236in"/>
    </style:style>
    <style:style style:name="Table938.B" style:family="table-column">
      <style:table-column-properties style:column-width="4.8028in"/>
    </style:style>
    <style:style style:name="Table938.A1" style:family="table-cell">
      <style:table-cell-properties style:vertical-align="top" fo:padding-left="0.0486in" fo:padding-right="0.0486in" fo:padding-top="0in" fo:padding-bottom="0in" fo:border="none"/>
    </style:style>
    <style:style style:name="Table939" style:family="table">
      <style:table-properties style:width="6.4264in" fo:margin-left="-0.0486in" table:align="left" style:writing-mode="lr-tb"/>
    </style:style>
    <style:style style:name="Table939.A" style:family="table-column">
      <style:table-column-properties style:column-width="1.6236in"/>
    </style:style>
    <style:style style:name="Table939.B" style:family="table-column">
      <style:table-column-properties style:column-width="4.8028in"/>
    </style:style>
    <style:style style:name="Table939.A1" style:family="table-cell">
      <style:table-cell-properties style:vertical-align="top" fo:padding-left="0.0486in" fo:padding-right="0.0486in" fo:padding-top="0in" fo:padding-bottom="0in" fo:border="none"/>
    </style:style>
    <style:style style:name="Table940" style:family="table">
      <style:table-properties style:width="6.4264in" fo:margin-left="-0.0486in" table:align="left" style:writing-mode="lr-tb"/>
    </style:style>
    <style:style style:name="Table940.A" style:family="table-column">
      <style:table-column-properties style:column-width="1.6236in"/>
    </style:style>
    <style:style style:name="Table940.B" style:family="table-column">
      <style:table-column-properties style:column-width="4.8028in"/>
    </style:style>
    <style:style style:name="Table940.A1" style:family="table-cell">
      <style:table-cell-properties style:vertical-align="top" fo:padding-left="0.0486in" fo:padding-right="0.0486in" fo:padding-top="0in" fo:padding-bottom="0in" fo:border="none"/>
    </style:style>
    <style:style style:name="Table941" style:family="table">
      <style:table-properties style:width="6.4264in" fo:margin-left="-0.0486in" table:align="left" style:writing-mode="lr-tb"/>
    </style:style>
    <style:style style:name="Table941.A" style:family="table-column">
      <style:table-column-properties style:column-width="1.6236in"/>
    </style:style>
    <style:style style:name="Table941.B" style:family="table-column">
      <style:table-column-properties style:column-width="4.8028in"/>
    </style:style>
    <style:style style:name="Table941.A1" style:family="table-cell">
      <style:table-cell-properties style:vertical-align="top" fo:padding-left="0.0486in" fo:padding-right="0.0486in" fo:padding-top="0in" fo:padding-bottom="0in" fo:border="none"/>
    </style:style>
    <style:style style:name="Table942" style:family="table">
      <style:table-properties style:width="6.4264in" fo:margin-left="-0.0486in" table:align="left" style:writing-mode="lr-tb"/>
    </style:style>
    <style:style style:name="Table942.A" style:family="table-column">
      <style:table-column-properties style:column-width="1.6236in"/>
    </style:style>
    <style:style style:name="Table942.B" style:family="table-column">
      <style:table-column-properties style:column-width="4.8028in"/>
    </style:style>
    <style:style style:name="Table942.A1" style:family="table-cell">
      <style:table-cell-properties style:vertical-align="top" fo:padding-left="0.0486in" fo:padding-right="0.0486in" fo:padding-top="0in" fo:padding-bottom="0in" fo:border="none"/>
    </style:style>
    <style:style style:name="Table943" style:family="table">
      <style:table-properties style:width="6.4264in" fo:margin-left="-0.0486in" table:align="left" style:writing-mode="lr-tb"/>
    </style:style>
    <style:style style:name="Table943.A" style:family="table-column">
      <style:table-column-properties style:column-width="1.6236in"/>
    </style:style>
    <style:style style:name="Table943.B" style:family="table-column">
      <style:table-column-properties style:column-width="4.8028in"/>
    </style:style>
    <style:style style:name="Table943.A1" style:family="table-cell">
      <style:table-cell-properties style:vertical-align="top" fo:padding-left="0.0486in" fo:padding-right="0.0486in" fo:padding-top="0in" fo:padding-bottom="0in" fo:border="none"/>
    </style:style>
    <style:style style:name="Table944" style:family="table">
      <style:table-properties style:width="6.4264in" fo:margin-left="-0.0486in" table:align="left" style:writing-mode="lr-tb"/>
    </style:style>
    <style:style style:name="Table944.A" style:family="table-column">
      <style:table-column-properties style:column-width="1.6236in"/>
    </style:style>
    <style:style style:name="Table944.B" style:family="table-column">
      <style:table-column-properties style:column-width="4.8028in"/>
    </style:style>
    <style:style style:name="Table944.A1" style:family="table-cell">
      <style:table-cell-properties style:vertical-align="top" fo:padding-left="0.0486in" fo:padding-right="0.0486in" fo:padding-top="0in" fo:padding-bottom="0in" fo:border="none"/>
    </style:style>
    <style:style style:name="Table945" style:family="table">
      <style:table-properties style:width="6.4264in" fo:margin-left="-0.0486in" table:align="left" style:writing-mode="lr-tb"/>
    </style:style>
    <style:style style:name="Table945.A" style:family="table-column">
      <style:table-column-properties style:column-width="1.6236in"/>
    </style:style>
    <style:style style:name="Table945.B" style:family="table-column">
      <style:table-column-properties style:column-width="4.8028in"/>
    </style:style>
    <style:style style:name="Table945.A1" style:family="table-cell">
      <style:table-cell-properties style:vertical-align="top" fo:padding-left="0.0486in" fo:padding-right="0.0486in" fo:padding-top="0in" fo:padding-bottom="0in" fo:border="none"/>
    </style:style>
    <style:style style:name="Table946" style:family="table">
      <style:table-properties style:width="6.4264in" fo:margin-left="-0.0486in" table:align="left" style:writing-mode="lr-tb"/>
    </style:style>
    <style:style style:name="Table946.A" style:family="table-column">
      <style:table-column-properties style:column-width="1.6236in"/>
    </style:style>
    <style:style style:name="Table946.B" style:family="table-column">
      <style:table-column-properties style:column-width="4.8028in"/>
    </style:style>
    <style:style style:name="Table946.A1" style:family="table-cell">
      <style:table-cell-properties style:vertical-align="top" fo:padding-left="0.0486in" fo:padding-right="0.0486in" fo:padding-top="0in" fo:padding-bottom="0in" fo:border="none"/>
    </style:style>
    <style:style style:name="Table947" style:family="table">
      <style:table-properties style:width="6.4264in" fo:margin-left="-0.0486in" table:align="left" style:writing-mode="lr-tb"/>
    </style:style>
    <style:style style:name="Table947.A" style:family="table-column">
      <style:table-column-properties style:column-width="1.6236in"/>
    </style:style>
    <style:style style:name="Table947.B" style:family="table-column">
      <style:table-column-properties style:column-width="4.8028in"/>
    </style:style>
    <style:style style:name="Table947.A1" style:family="table-cell">
      <style:table-cell-properties style:vertical-align="top" fo:padding-left="0.0486in" fo:padding-right="0.0486in" fo:padding-top="0in" fo:padding-bottom="0in" fo:border="none"/>
    </style:style>
    <style:style style:name="Table948" style:family="table">
      <style:table-properties style:width="6.4264in" fo:margin-left="-0.0486in" table:align="left" style:writing-mode="lr-tb"/>
    </style:style>
    <style:style style:name="Table948.A" style:family="table-column">
      <style:table-column-properties style:column-width="1.6236in"/>
    </style:style>
    <style:style style:name="Table948.B" style:family="table-column">
      <style:table-column-properties style:column-width="4.8028in"/>
    </style:style>
    <style:style style:name="Table948.A1" style:family="table-cell">
      <style:table-cell-properties style:vertical-align="top" fo:padding-left="0.0486in" fo:padding-right="0.0486in" fo:padding-top="0in" fo:padding-bottom="0in" fo:border="none"/>
    </style:style>
    <style:style style:name="Table949" style:family="table">
      <style:table-properties style:width="6.4264in" fo:margin-left="-0.0486in" table:align="left" style:writing-mode="lr-tb"/>
    </style:style>
    <style:style style:name="Table949.A" style:family="table-column">
      <style:table-column-properties style:column-width="1.6236in"/>
    </style:style>
    <style:style style:name="Table949.B" style:family="table-column">
      <style:table-column-properties style:column-width="4.8028in"/>
    </style:style>
    <style:style style:name="Table949.A1" style:family="table-cell">
      <style:table-cell-properties style:vertical-align="top" fo:padding-left="0.0486in" fo:padding-right="0.0486in" fo:padding-top="0in" fo:padding-bottom="0in" fo:border="none"/>
    </style:style>
    <style:style style:name="Table950" style:family="table">
      <style:table-properties style:width="6.4264in" fo:margin-left="-0.0486in" table:align="left" style:writing-mode="lr-tb"/>
    </style:style>
    <style:style style:name="Table950.A" style:family="table-column">
      <style:table-column-properties style:column-width="1.6236in"/>
    </style:style>
    <style:style style:name="Table950.B" style:family="table-column">
      <style:table-column-properties style:column-width="4.8028in"/>
    </style:style>
    <style:style style:name="Table950.A1" style:family="table-cell">
      <style:table-cell-properties style:vertical-align="top" fo:padding-left="0.0486in" fo:padding-right="0.0486in" fo:padding-top="0in" fo:padding-bottom="0in" fo:border="none"/>
    </style:style>
    <style:style style:name="Table951" style:family="table">
      <style:table-properties style:width="6.4264in" fo:margin-left="-0.0486in" table:align="left" style:writing-mode="lr-tb"/>
    </style:style>
    <style:style style:name="Table951.A" style:family="table-column">
      <style:table-column-properties style:column-width="1.6236in"/>
    </style:style>
    <style:style style:name="Table951.B" style:family="table-column">
      <style:table-column-properties style:column-width="4.8028in"/>
    </style:style>
    <style:style style:name="Table951.A1" style:family="table-cell">
      <style:table-cell-properties style:vertical-align="top" fo:padding-left="0.0486in" fo:padding-right="0.0486in" fo:padding-top="0in" fo:padding-bottom="0in" fo:border="none"/>
    </style:style>
    <style:style style:name="Table952" style:family="table">
      <style:table-properties style:width="6.4264in" fo:margin-left="-0.0486in" table:align="left" style:writing-mode="lr-tb"/>
    </style:style>
    <style:style style:name="Table952.A" style:family="table-column">
      <style:table-column-properties style:column-width="1.6236in"/>
    </style:style>
    <style:style style:name="Table952.B" style:family="table-column">
      <style:table-column-properties style:column-width="4.8028in"/>
    </style:style>
    <style:style style:name="Table952.A1" style:family="table-cell">
      <style:table-cell-properties style:vertical-align="top" fo:padding-left="0.0486in" fo:padding-right="0.0486in" fo:padding-top="0in" fo:padding-bottom="0in" fo:border="none"/>
    </style:style>
    <style:style style:name="Table953" style:family="table">
      <style:table-properties style:width="6.4264in" fo:margin-left="-0.0486in" table:align="left" style:writing-mode="lr-tb"/>
    </style:style>
    <style:style style:name="Table953.A" style:family="table-column">
      <style:table-column-properties style:column-width="1.6236in"/>
    </style:style>
    <style:style style:name="Table953.B" style:family="table-column">
      <style:table-column-properties style:column-width="4.8028in"/>
    </style:style>
    <style:style style:name="Table953.A1" style:family="table-cell">
      <style:table-cell-properties style:vertical-align="top" fo:padding-left="0.0486in" fo:padding-right="0.0486in" fo:padding-top="0in" fo:padding-bottom="0in" fo:border="none"/>
    </style:style>
    <style:style style:name="Table954" style:family="table">
      <style:table-properties style:width="6.4264in" fo:margin-left="-0.0486in" table:align="left" style:writing-mode="lr-tb"/>
    </style:style>
    <style:style style:name="Table954.A" style:family="table-column">
      <style:table-column-properties style:column-width="1.6236in"/>
    </style:style>
    <style:style style:name="Table954.B" style:family="table-column">
      <style:table-column-properties style:column-width="4.8028in"/>
    </style:style>
    <style:style style:name="Table954.A1" style:family="table-cell">
      <style:table-cell-properties style:vertical-align="top" fo:padding-left="0.0486in" fo:padding-right="0.0486in" fo:padding-top="0in" fo:padding-bottom="0in" fo:border="none"/>
    </style:style>
    <style:style style:name="Table955" style:family="table">
      <style:table-properties style:width="6.4264in" fo:margin-left="-0.0486in" table:align="left" style:writing-mode="lr-tb"/>
    </style:style>
    <style:style style:name="Table955.A" style:family="table-column">
      <style:table-column-properties style:column-width="1.6236in"/>
    </style:style>
    <style:style style:name="Table955.B" style:family="table-column">
      <style:table-column-properties style:column-width="4.8028in"/>
    </style:style>
    <style:style style:name="Table955.A1" style:family="table-cell">
      <style:table-cell-properties style:vertical-align="top" fo:padding-left="0.0486in" fo:padding-right="0.0486in" fo:padding-top="0in" fo:padding-bottom="0in" fo:border="none"/>
    </style:style>
    <style:style style:name="Table956" style:family="table">
      <style:table-properties style:width="6.4264in" fo:margin-left="-0.0486in" table:align="left" style:writing-mode="lr-tb"/>
    </style:style>
    <style:style style:name="Table956.A" style:family="table-column">
      <style:table-column-properties style:column-width="1.6236in"/>
    </style:style>
    <style:style style:name="Table956.B" style:family="table-column">
      <style:table-column-properties style:column-width="4.8028in"/>
    </style:style>
    <style:style style:name="Table956.A1" style:family="table-cell">
      <style:table-cell-properties style:vertical-align="top" fo:padding-left="0.0486in" fo:padding-right="0.0486in" fo:padding-top="0in" fo:padding-bottom="0in" fo:border="none"/>
    </style:style>
    <style:style style:name="Table957" style:family="table">
      <style:table-properties style:width="6.4264in" fo:margin-left="-0.0486in" table:align="left" style:writing-mode="lr-tb"/>
    </style:style>
    <style:style style:name="Table957.A" style:family="table-column">
      <style:table-column-properties style:column-width="1.6236in"/>
    </style:style>
    <style:style style:name="Table957.B" style:family="table-column">
      <style:table-column-properties style:column-width="4.8028in"/>
    </style:style>
    <style:style style:name="Table957.A1" style:family="table-cell">
      <style:table-cell-properties style:vertical-align="top" fo:padding-left="0.0486in" fo:padding-right="0.0486in" fo:padding-top="0in" fo:padding-bottom="0in" fo:border="none"/>
    </style:style>
    <style:style style:name="Table958" style:family="table">
      <style:table-properties style:width="6.4264in" fo:margin-left="-0.0486in" table:align="left" style:writing-mode="lr-tb"/>
    </style:style>
    <style:style style:name="Table958.A" style:family="table-column">
      <style:table-column-properties style:column-width="1.6236in"/>
    </style:style>
    <style:style style:name="Table958.B" style:family="table-column">
      <style:table-column-properties style:column-width="4.8028in"/>
    </style:style>
    <style:style style:name="Table958.A1" style:family="table-cell">
      <style:table-cell-properties style:vertical-align="top" fo:padding-left="0.0486in" fo:padding-right="0.0486in" fo:padding-top="0in" fo:padding-bottom="0in" fo:border="none"/>
    </style:style>
    <style:style style:name="Table959" style:family="table">
      <style:table-properties style:width="6.4264in" fo:margin-left="-0.0486in" table:align="left" style:writing-mode="lr-tb"/>
    </style:style>
    <style:style style:name="Table959.A" style:family="table-column">
      <style:table-column-properties style:column-width="1.6236in"/>
    </style:style>
    <style:style style:name="Table959.B" style:family="table-column">
      <style:table-column-properties style:column-width="4.8028in"/>
    </style:style>
    <style:style style:name="Table959.A1" style:family="table-cell">
      <style:table-cell-properties style:vertical-align="top" fo:padding-left="0.0486in" fo:padding-right="0.0486in" fo:padding-top="0in" fo:padding-bottom="0in" fo:border="none"/>
    </style:style>
    <style:style style:name="Table960" style:family="table">
      <style:table-properties style:width="6.4264in" fo:margin-left="-0.0486in" table:align="left" style:writing-mode="lr-tb"/>
    </style:style>
    <style:style style:name="Table960.A" style:family="table-column">
      <style:table-column-properties style:column-width="1.6236in"/>
    </style:style>
    <style:style style:name="Table960.B" style:family="table-column">
      <style:table-column-properties style:column-width="4.8028in"/>
    </style:style>
    <style:style style:name="Table960.A1" style:family="table-cell">
      <style:table-cell-properties style:vertical-align="top" fo:padding-left="0.0486in" fo:padding-right="0.0486in" fo:padding-top="0in" fo:padding-bottom="0in" fo:border="none"/>
    </style:style>
    <style:style style:name="Table961" style:family="table">
      <style:table-properties style:width="6.4264in" fo:margin-left="-0.0486in" table:align="left" style:writing-mode="lr-tb"/>
    </style:style>
    <style:style style:name="Table961.A" style:family="table-column">
      <style:table-column-properties style:column-width="1.6236in"/>
    </style:style>
    <style:style style:name="Table961.B" style:family="table-column">
      <style:table-column-properties style:column-width="4.8028in"/>
    </style:style>
    <style:style style:name="Table961.A1" style:family="table-cell">
      <style:table-cell-properties style:vertical-align="top" fo:padding-left="0.0486in" fo:padding-right="0.0486in" fo:padding-top="0in" fo:padding-bottom="0in" fo:border="none"/>
    </style:style>
    <style:style style:name="Table962" style:family="table">
      <style:table-properties style:width="6.4264in" fo:margin-left="-0.0486in" table:align="left" style:writing-mode="lr-tb"/>
    </style:style>
    <style:style style:name="Table962.A" style:family="table-column">
      <style:table-column-properties style:column-width="1.6236in"/>
    </style:style>
    <style:style style:name="Table962.B" style:family="table-column">
      <style:table-column-properties style:column-width="4.8028in"/>
    </style:style>
    <style:style style:name="Table962.A1" style:family="table-cell">
      <style:table-cell-properties style:vertical-align="top" fo:padding-left="0.0486in" fo:padding-right="0.0486in" fo:padding-top="0in" fo:padding-bottom="0in" fo:border="none"/>
    </style:style>
    <style:style style:name="Table963" style:family="table">
      <style:table-properties style:width="6.4264in" fo:margin-left="-0.0486in" table:align="left" style:writing-mode="lr-tb"/>
    </style:style>
    <style:style style:name="Table963.A" style:family="table-column">
      <style:table-column-properties style:column-width="1.6236in"/>
    </style:style>
    <style:style style:name="Table963.B" style:family="table-column">
      <style:table-column-properties style:column-width="4.8028in"/>
    </style:style>
    <style:style style:name="Table963.A1" style:family="table-cell">
      <style:table-cell-properties style:vertical-align="top" fo:padding-left="0.0486in" fo:padding-right="0.0486in" fo:padding-top="0in" fo:padding-bottom="0in" fo:border="none"/>
    </style:style>
    <style:style style:name="Table964" style:family="table">
      <style:table-properties style:width="6.4264in" fo:margin-left="-0.0486in" table:align="left" style:writing-mode="lr-tb"/>
    </style:style>
    <style:style style:name="Table964.A" style:family="table-column">
      <style:table-column-properties style:column-width="1.6236in"/>
    </style:style>
    <style:style style:name="Table964.B" style:family="table-column">
      <style:table-column-properties style:column-width="4.8028in"/>
    </style:style>
    <style:style style:name="Table964.A1" style:family="table-cell">
      <style:table-cell-properties style:vertical-align="top" fo:padding-left="0.0486in" fo:padding-right="0.0486in" fo:padding-top="0in" fo:padding-bottom="0in" fo:border="none"/>
    </style:style>
    <style:style style:name="Table965" style:family="table">
      <style:table-properties style:width="6.4264in" fo:margin-left="-0.0486in" table:align="left" style:writing-mode="lr-tb"/>
    </style:style>
    <style:style style:name="Table965.A" style:family="table-column">
      <style:table-column-properties style:column-width="1.6236in"/>
    </style:style>
    <style:style style:name="Table965.B" style:family="table-column">
      <style:table-column-properties style:column-width="4.8028in"/>
    </style:style>
    <style:style style:name="Table965.A1" style:family="table-cell">
      <style:table-cell-properties style:vertical-align="top" fo:padding-left="0.0486in" fo:padding-right="0.0486in" fo:padding-top="0in" fo:padding-bottom="0in" fo:border="none"/>
    </style:style>
    <style:style style:name="Table966" style:family="table">
      <style:table-properties style:width="6.4264in" fo:margin-left="-0.0486in" table:align="left" style:writing-mode="lr-tb"/>
    </style:style>
    <style:style style:name="Table966.A" style:family="table-column">
      <style:table-column-properties style:column-width="1.6236in"/>
    </style:style>
    <style:style style:name="Table966.B" style:family="table-column">
      <style:table-column-properties style:column-width="4.8028in"/>
    </style:style>
    <style:style style:name="Table966.A1" style:family="table-cell">
      <style:table-cell-properties style:vertical-align="top" fo:padding-left="0.0486in" fo:padding-right="0.0486in" fo:padding-top="0in" fo:padding-bottom="0in" fo:border="none"/>
    </style:style>
    <style:style style:name="Table967" style:family="table">
      <style:table-properties style:width="6.4264in" fo:margin-left="-0.0486in" table:align="left" style:writing-mode="lr-tb"/>
    </style:style>
    <style:style style:name="Table967.A" style:family="table-column">
      <style:table-column-properties style:column-width="1.6236in"/>
    </style:style>
    <style:style style:name="Table967.B" style:family="table-column">
      <style:table-column-properties style:column-width="4.8028in"/>
    </style:style>
    <style:style style:name="Table967.A1" style:family="table-cell">
      <style:table-cell-properties style:vertical-align="top" fo:padding-left="0.0486in" fo:padding-right="0.0486in" fo:padding-top="0in" fo:padding-bottom="0in" fo:border="none"/>
    </style:style>
    <style:style style:name="Table968" style:family="table">
      <style:table-properties style:width="6.4264in" fo:margin-left="-0.0486in" table:align="left" style:writing-mode="lr-tb"/>
    </style:style>
    <style:style style:name="Table968.A" style:family="table-column">
      <style:table-column-properties style:column-width="1.6236in"/>
    </style:style>
    <style:style style:name="Table968.B" style:family="table-column">
      <style:table-column-properties style:column-width="4.8028in"/>
    </style:style>
    <style:style style:name="Table968.A1" style:family="table-cell">
      <style:table-cell-properties style:vertical-align="top" fo:padding-left="0.0486in" fo:padding-right="0.0486in" fo:padding-top="0in" fo:padding-bottom="0in" fo:border="none"/>
    </style:style>
    <style:style style:name="Table969" style:family="table">
      <style:table-properties style:width="6.4264in" fo:margin-left="-0.0486in" table:align="left" style:writing-mode="lr-tb"/>
    </style:style>
    <style:style style:name="Table969.A" style:family="table-column">
      <style:table-column-properties style:column-width="1.6236in"/>
    </style:style>
    <style:style style:name="Table969.B" style:family="table-column">
      <style:table-column-properties style:column-width="4.8028in"/>
    </style:style>
    <style:style style:name="Table969.A1" style:family="table-cell">
      <style:table-cell-properties style:vertical-align="top" fo:padding-left="0.0486in" fo:padding-right="0.0486in" fo:padding-top="0in" fo:padding-bottom="0in" fo:border="none"/>
    </style:style>
    <style:style style:name="Table970" style:family="table">
      <style:table-properties style:width="6.4264in" fo:margin-left="-0.0486in" table:align="left" style:writing-mode="lr-tb"/>
    </style:style>
    <style:style style:name="Table970.A" style:family="table-column">
      <style:table-column-properties style:column-width="1.6236in"/>
    </style:style>
    <style:style style:name="Table970.B" style:family="table-column">
      <style:table-column-properties style:column-width="4.8028in"/>
    </style:style>
    <style:style style:name="Table970.A1" style:family="table-cell">
      <style:table-cell-properties style:vertical-align="top" fo:padding-left="0.0486in" fo:padding-right="0.0486in" fo:padding-top="0in" fo:padding-bottom="0in" fo:border="none"/>
    </style:style>
    <style:style style:name="Table971" style:family="table">
      <style:table-properties style:width="1.7222in" fo:margin-left="-0.0486in" table:align="left" style:writing-mode="lr-tb"/>
    </style:style>
    <style:style style:name="Table971.A" style:family="table-column">
      <style:table-column-properties style:column-width="1.7222in"/>
    </style:style>
    <style:style style:name="Table971.A1" style:family="table-cell">
      <style:table-cell-properties style:vertical-align="top" fo:background-color="#7f7f7f" fo:padding-left="0.0486in" fo:padding-right="0.0486in" fo:padding-top="0in" fo:padding-bottom="0in" fo:border="none">
        <style:background-image/>
      </style:table-cell-properties>
    </style:style>
    <style:style style:name="Table972" style:family="table">
      <style:table-properties style:width="6.4264in" fo:margin-left="-0.0486in" table:align="left" style:writing-mode="lr-tb"/>
    </style:style>
    <style:style style:name="Table972.A" style:family="table-column">
      <style:table-column-properties style:column-width="1.6236in"/>
    </style:style>
    <style:style style:name="Table972.B" style:family="table-column">
      <style:table-column-properties style:column-width="4.8028in"/>
    </style:style>
    <style:style style:name="Table972.A1" style:family="table-cell">
      <style:table-cell-properties style:vertical-align="top" fo:padding-left="0.0486in" fo:padding-right="0.0486in" fo:padding-top="0in" fo:padding-bottom="0in" fo:border="none"/>
    </style:style>
    <style:style style:name="Table973" style:family="table">
      <style:table-properties style:width="6.4264in" fo:margin-left="-0.0486in" table:align="left" style:writing-mode="lr-tb"/>
    </style:style>
    <style:style style:name="Table973.A" style:family="table-column">
      <style:table-column-properties style:column-width="1.6236in"/>
    </style:style>
    <style:style style:name="Table973.B" style:family="table-column">
      <style:table-column-properties style:column-width="4.8028in"/>
    </style:style>
    <style:style style:name="Table973.A1" style:family="table-cell">
      <style:table-cell-properties style:vertical-align="top" fo:padding-left="0.0486in" fo:padding-right="0.0486in" fo:padding-top="0in" fo:padding-bottom="0in" fo:border="none"/>
    </style:style>
    <style:style style:name="Table974" style:family="table">
      <style:table-properties style:width="6.4264in" fo:margin-left="-0.0486in" table:align="left" style:writing-mode="lr-tb"/>
    </style:style>
    <style:style style:name="Table974.A" style:family="table-column">
      <style:table-column-properties style:column-width="1.6236in"/>
    </style:style>
    <style:style style:name="Table974.B" style:family="table-column">
      <style:table-column-properties style:column-width="4.8028in"/>
    </style:style>
    <style:style style:name="Table974.A1" style:family="table-cell">
      <style:table-cell-properties style:vertical-align="top" fo:padding-left="0.0486in" fo:padding-right="0.0486in" fo:padding-top="0in" fo:padding-bottom="0in" fo:border="none"/>
    </style:style>
    <style:style style:name="Table975" style:family="table">
      <style:table-properties style:width="6.4264in" fo:margin-left="-0.0486in" table:align="left" style:writing-mode="lr-tb"/>
    </style:style>
    <style:style style:name="Table975.A" style:family="table-column">
      <style:table-column-properties style:column-width="1.6236in"/>
    </style:style>
    <style:style style:name="Table975.B" style:family="table-column">
      <style:table-column-properties style:column-width="4.8028in"/>
    </style:style>
    <style:style style:name="Table975.A1" style:family="table-cell">
      <style:table-cell-properties style:vertical-align="top" fo:padding-left="0.0486in" fo:padding-right="0.0486in" fo:padding-top="0in" fo:padding-bottom="0in" fo:border="none"/>
    </style:style>
    <style:style style:name="Table976" style:family="table">
      <style:table-properties style:width="6.3986in" table:align="left" style:writing-mode="lr-tb"/>
    </style:style>
    <style:style style:name="Table976.A" style:family="table-column">
      <style:table-column-properties style:column-width="1.575in"/>
    </style:style>
    <style:style style:name="Table976.B" style:family="table-column">
      <style:table-column-properties style:column-width="4.8236in"/>
    </style:style>
    <style:style style:name="Table976.A1" style:family="table-cell">
      <style:table-cell-properties style:vertical-align="top" fo:padding-left="0.0486in" fo:padding-right="0.0486in" fo:padding-top="0in" fo:padding-bottom="0in" fo:border="none"/>
    </style:style>
    <style:style style:name="Table977" style:family="table">
      <style:table-properties style:width="6.4306in" fo:margin-left="-0.0486in" table:align="left" style:writing-mode="lr-tb"/>
    </style:style>
    <style:style style:name="Table977.A" style:family="table-column">
      <style:table-column-properties style:column-width="1.6236in"/>
    </style:style>
    <style:style style:name="Table977.B" style:family="table-column">
      <style:table-column-properties style:column-width="4.8069in"/>
    </style:style>
    <style:style style:name="Table977.A1" style:family="table-cell">
      <style:table-cell-properties style:vertical-align="top" fo:padding-left="0.0486in" fo:padding-right="0.0486in" fo:padding-top="0in" fo:padding-bottom="0in" fo:border="none"/>
    </style:style>
    <style:style style:name="Table978" style:family="table">
      <style:table-properties style:width="6.4264in" fo:margin-left="-0.0486in" table:align="left" style:writing-mode="lr-tb"/>
    </style:style>
    <style:style style:name="Table978.A" style:family="table-column">
      <style:table-column-properties style:column-width="1.6236in"/>
    </style:style>
    <style:style style:name="Table978.B" style:family="table-column">
      <style:table-column-properties style:column-width="4.8028in"/>
    </style:style>
    <style:style style:name="Table978.A1" style:family="table-cell">
      <style:table-cell-properties style:vertical-align="top" fo:padding-left="0.0486in" fo:padding-right="0.0486in" fo:padding-top="0in" fo:padding-bottom="0in" fo:border="none"/>
    </style:style>
    <style:style style:name="Table979" style:family="table">
      <style:table-properties style:width="6.4264in" fo:margin-left="-0.0486in" table:align="left" style:writing-mode="lr-tb"/>
    </style:style>
    <style:style style:name="Table979.A" style:family="table-column">
      <style:table-column-properties style:column-width="1.6236in"/>
    </style:style>
    <style:style style:name="Table979.B" style:family="table-column">
      <style:table-column-properties style:column-width="4.8028in"/>
    </style:style>
    <style:style style:name="Table979.A1" style:family="table-cell">
      <style:table-cell-properties style:vertical-align="top" fo:padding-left="0.0486in" fo:padding-right="0.0486in" fo:padding-top="0in" fo:padding-bottom="0in" fo:border="none"/>
    </style:style>
    <style:style style:name="Table980" style:family="table">
      <style:table-properties style:width="1.7222in" fo:margin-left="-0.0486in" table:align="left" style:writing-mode="lr-tb"/>
    </style:style>
    <style:style style:name="Table980.A" style:family="table-column">
      <style:table-column-properties style:column-width="1.7222in"/>
    </style:style>
    <style:style style:name="Table980.A1" style:family="table-cell">
      <style:table-cell-properties style:vertical-align="top" fo:background-color="#7f7f7f" fo:padding-left="0.0486in" fo:padding-right="0.0486in" fo:padding-top="0in" fo:padding-bottom="0in" fo:border="none">
        <style:background-image/>
      </style:table-cell-properties>
    </style:style>
    <style:style style:name="Table981" style:family="table">
      <style:table-properties style:width="1.7222in" fo:margin-left="-0.0486in" table:align="left" style:writing-mode="lr-tb"/>
    </style:style>
    <style:style style:name="Table981.A" style:family="table-column">
      <style:table-column-properties style:column-width="1.7222in"/>
    </style:style>
    <style:style style:name="Table981.A1" style:family="table-cell">
      <style:table-cell-properties style:vertical-align="top" fo:background-color="#7f7f7f" fo:padding-left="0.0486in" fo:padding-right="0.0486in" fo:padding-top="0in" fo:padding-bottom="0in" fo:border="none">
        <style:background-image/>
      </style:table-cell-properties>
    </style:style>
    <style:style style:name="Table982" style:family="table">
      <style:table-properties style:width="6.4264in" fo:margin-left="-0.0486in" table:align="left" style:writing-mode="lr-tb"/>
    </style:style>
    <style:style style:name="Table982.A" style:family="table-column">
      <style:table-column-properties style:column-width="1.6236in"/>
    </style:style>
    <style:style style:name="Table982.B" style:family="table-column">
      <style:table-column-properties style:column-width="4.8028in"/>
    </style:style>
    <style:style style:name="Table982.A1" style:family="table-cell">
      <style:table-cell-properties style:vertical-align="top" fo:padding-left="0.0486in" fo:padding-right="0.0486in" fo:padding-top="0in" fo:padding-bottom="0in" fo:border="none"/>
    </style:style>
    <style:style style:name="Table983" style:family="table">
      <style:table-properties style:width="6.4264in" fo:margin-left="-0.0486in" table:align="left" style:writing-mode="lr-tb"/>
    </style:style>
    <style:style style:name="Table983.A" style:family="table-column">
      <style:table-column-properties style:column-width="1.6236in"/>
    </style:style>
    <style:style style:name="Table983.B" style:family="table-column">
      <style:table-column-properties style:column-width="4.8028in"/>
    </style:style>
    <style:style style:name="Table983.A1" style:family="table-cell">
      <style:table-cell-properties style:vertical-align="top" fo:padding-left="0.0486in" fo:padding-right="0.0486in" fo:padding-top="0in" fo:padding-bottom="0in" fo:border="none"/>
    </style:style>
    <style:style style:name="Table984" style:family="table">
      <style:table-properties style:width="6.4264in" fo:margin-left="-0.0486in" table:align="left" style:writing-mode="lr-tb"/>
    </style:style>
    <style:style style:name="Table984.A" style:family="table-column">
      <style:table-column-properties style:column-width="1.6236in"/>
    </style:style>
    <style:style style:name="Table984.B" style:family="table-column">
      <style:table-column-properties style:column-width="4.8028in"/>
    </style:style>
    <style:style style:name="Table984.A1" style:family="table-cell">
      <style:table-cell-properties style:vertical-align="top" fo:padding-left="0.0486in" fo:padding-right="0.0486in" fo:padding-top="0in" fo:padding-bottom="0in" fo:border="none"/>
    </style:style>
    <style:style style:name="Table985" style:family="table">
      <style:table-properties style:width="6.4264in" fo:margin-left="-0.0486in" table:align="left" style:writing-mode="lr-tb"/>
    </style:style>
    <style:style style:name="Table985.A" style:family="table-column">
      <style:table-column-properties style:column-width="1.6236in"/>
    </style:style>
    <style:style style:name="Table985.B" style:family="table-column">
      <style:table-column-properties style:column-width="4.8028in"/>
    </style:style>
    <style:style style:name="Table985.A1" style:family="table-cell">
      <style:table-cell-properties style:vertical-align="top" fo:padding-left="0.0486in" fo:padding-right="0.0486in" fo:padding-top="0in" fo:padding-bottom="0in" fo:border="none"/>
    </style:style>
    <style:style style:name="Table986" style:family="table">
      <style:table-properties style:width="6.4264in" fo:margin-left="-0.0486in" table:align="left" style:writing-mode="lr-tb"/>
    </style:style>
    <style:style style:name="Table986.A" style:family="table-column">
      <style:table-column-properties style:column-width="1.6236in"/>
    </style:style>
    <style:style style:name="Table986.B" style:family="table-column">
      <style:table-column-properties style:column-width="4.8028in"/>
    </style:style>
    <style:style style:name="Table986.A1" style:family="table-cell">
      <style:table-cell-properties style:vertical-align="top" fo:padding-left="0.0486in" fo:padding-right="0.0486in" fo:padding-top="0in" fo:padding-bottom="0in" fo:border="none"/>
    </style:style>
    <style:style style:name="Table987" style:family="table">
      <style:table-properties style:width="6.4264in" fo:margin-left="-0.0486in" table:align="left" style:writing-mode="lr-tb"/>
    </style:style>
    <style:style style:name="Table987.A" style:family="table-column">
      <style:table-column-properties style:column-width="1.6236in"/>
    </style:style>
    <style:style style:name="Table987.B" style:family="table-column">
      <style:table-column-properties style:column-width="4.8028in"/>
    </style:style>
    <style:style style:name="Table987.A1" style:family="table-cell">
      <style:table-cell-properties style:vertical-align="top" fo:padding-left="0.0486in" fo:padding-right="0.0486in" fo:padding-top="0in" fo:padding-bottom="0in" fo:border="none"/>
    </style:style>
    <style:style style:name="Table988" style:family="table">
      <style:table-properties style:width="6.4264in" fo:margin-left="-0.0486in" table:align="left" style:writing-mode="lr-tb"/>
    </style:style>
    <style:style style:name="Table988.A" style:family="table-column">
      <style:table-column-properties style:column-width="1.6236in"/>
    </style:style>
    <style:style style:name="Table988.B" style:family="table-column">
      <style:table-column-properties style:column-width="4.8028in"/>
    </style:style>
    <style:style style:name="Table988.A1" style:family="table-cell">
      <style:table-cell-properties style:vertical-align="top" fo:padding-left="0.0486in" fo:padding-right="0.0486in" fo:padding-top="0in" fo:padding-bottom="0in" fo:border="none"/>
    </style:style>
    <style:style style:name="Table989" style:family="table">
      <style:table-properties style:width="6.4264in" fo:margin-left="-0.0486in" table:align="left" style:writing-mode="lr-tb"/>
    </style:style>
    <style:style style:name="Table989.A" style:family="table-column">
      <style:table-column-properties style:column-width="1.6236in"/>
    </style:style>
    <style:style style:name="Table989.B" style:family="table-column">
      <style:table-column-properties style:column-width="4.8028in"/>
    </style:style>
    <style:style style:name="Table989.A1" style:family="table-cell">
      <style:table-cell-properties style:vertical-align="top" fo:padding-left="0.0486in" fo:padding-right="0.0486in" fo:padding-top="0in" fo:padding-bottom="0in" fo:border="none"/>
    </style:style>
    <style:style style:name="Table990" style:family="table">
      <style:table-properties style:width="6.4264in" fo:margin-left="-0.0486in" table:align="left" style:writing-mode="lr-tb"/>
    </style:style>
    <style:style style:name="Table990.A" style:family="table-column">
      <style:table-column-properties style:column-width="1.6236in"/>
    </style:style>
    <style:style style:name="Table990.B" style:family="table-column">
      <style:table-column-properties style:column-width="4.8028in"/>
    </style:style>
    <style:style style:name="Table990.A1" style:family="table-cell">
      <style:table-cell-properties style:vertical-align="top" fo:padding-left="0.0486in" fo:padding-right="0.0486in" fo:padding-top="0in" fo:padding-bottom="0in" fo:border="none"/>
    </style:style>
    <style:style style:name="Table991" style:family="table">
      <style:table-properties style:width="6.4264in" fo:margin-left="-0.0486in" table:align="left" style:writing-mode="lr-tb"/>
    </style:style>
    <style:style style:name="Table991.A" style:family="table-column">
      <style:table-column-properties style:column-width="1.6236in"/>
    </style:style>
    <style:style style:name="Table991.B" style:family="table-column">
      <style:table-column-properties style:column-width="4.8028in"/>
    </style:style>
    <style:style style:name="Table991.A1" style:family="table-cell">
      <style:table-cell-properties style:vertical-align="top" fo:padding-left="0.0486in" fo:padding-right="0.0486in" fo:padding-top="0in" fo:padding-bottom="0in" fo:border="none"/>
    </style:style>
    <style:style style:name="Table992" style:family="table">
      <style:table-properties style:width="6.4264in" fo:margin-left="-0.0486in" table:align="left" style:writing-mode="lr-tb"/>
    </style:style>
    <style:style style:name="Table992.A" style:family="table-column">
      <style:table-column-properties style:column-width="1.6236in"/>
    </style:style>
    <style:style style:name="Table992.B" style:family="table-column">
      <style:table-column-properties style:column-width="4.8028in"/>
    </style:style>
    <style:style style:name="Table992.A1" style:family="table-cell">
      <style:table-cell-properties style:vertical-align="top" fo:padding-left="0.0486in" fo:padding-right="0.0486in" fo:padding-top="0in" fo:padding-bottom="0in" fo:border="none"/>
    </style:style>
    <style:style style:name="Table993" style:family="table">
      <style:table-properties style:width="1.7222in" fo:margin-left="-0.0486in" table:align="left" style:writing-mode="lr-tb"/>
    </style:style>
    <style:style style:name="Table993.A" style:family="table-column">
      <style:table-column-properties style:column-width="1.7222in"/>
    </style:style>
    <style:style style:name="Table993.A1" style:family="table-cell">
      <style:table-cell-properties style:vertical-align="top" fo:background-color="#7f7f7f" fo:padding-left="0.0486in" fo:padding-right="0.0486in" fo:padding-top="0in" fo:padding-bottom="0in" fo:border="none">
        <style:background-image/>
      </style:table-cell-properties>
    </style:style>
    <style:style style:name="Table994" style:family="table">
      <style:table-properties style:width="6.4264in" fo:margin-left="-0.0486in" table:align="left" style:writing-mode="lr-tb"/>
    </style:style>
    <style:style style:name="Table994.A" style:family="table-column">
      <style:table-column-properties style:column-width="1.6236in"/>
    </style:style>
    <style:style style:name="Table994.B" style:family="table-column">
      <style:table-column-properties style:column-width="4.8028in"/>
    </style:style>
    <style:style style:name="Table994.A1" style:family="table-cell">
      <style:table-cell-properties style:vertical-align="top" fo:padding-left="0.0486in" fo:padding-right="0.0486in" fo:padding-top="0in" fo:padding-bottom="0in" fo:border="none"/>
    </style:style>
    <style:style style:name="Table995" style:family="table">
      <style:table-properties style:width="6.4264in" fo:margin-left="-0.0486in" table:align="left" style:writing-mode="lr-tb"/>
    </style:style>
    <style:style style:name="Table995.A" style:family="table-column">
      <style:table-column-properties style:column-width="1.6236in"/>
    </style:style>
    <style:style style:name="Table995.B" style:family="table-column">
      <style:table-column-properties style:column-width="4.8028in"/>
    </style:style>
    <style:style style:name="Table995.A1" style:family="table-cell">
      <style:table-cell-properties style:vertical-align="top" fo:padding-left="0.0486in" fo:padding-right="0.0486in" fo:padding-top="0in" fo:padding-bottom="0in" fo:border="none"/>
    </style:style>
    <style:style style:name="Table996" style:family="table">
      <style:table-properties style:width="6.4264in" fo:margin-left="-0.0486in" table:align="left" style:writing-mode="lr-tb"/>
    </style:style>
    <style:style style:name="Table996.A" style:family="table-column">
      <style:table-column-properties style:column-width="1.6236in"/>
    </style:style>
    <style:style style:name="Table996.B" style:family="table-column">
      <style:table-column-properties style:column-width="4.8028in"/>
    </style:style>
    <style:style style:name="Table996.A1" style:family="table-cell">
      <style:table-cell-properties style:vertical-align="top" fo:padding-left="0.0486in" fo:padding-right="0.0486in" fo:padding-top="0in" fo:padding-bottom="0in" fo:border="none"/>
    </style:style>
    <style:style style:name="Table997" style:family="table">
      <style:table-properties style:width="6.4264in" fo:margin-left="-0.0486in" table:align="left" style:writing-mode="lr-tb"/>
    </style:style>
    <style:style style:name="Table997.A" style:family="table-column">
      <style:table-column-properties style:column-width="1.6236in"/>
    </style:style>
    <style:style style:name="Table997.B" style:family="table-column">
      <style:table-column-properties style:column-width="4.8028in"/>
    </style:style>
    <style:style style:name="Table997.A1" style:family="table-cell">
      <style:table-cell-properties style:vertical-align="top" fo:padding-left="0.0486in" fo:padding-right="0.0486in" fo:padding-top="0in" fo:padding-bottom="0in" fo:border="none"/>
    </style:style>
    <style:style style:name="Table998" style:family="table">
      <style:table-properties style:width="6.4264in" fo:margin-left="-0.0486in" table:align="left" style:writing-mode="lr-tb"/>
    </style:style>
    <style:style style:name="Table998.A" style:family="table-column">
      <style:table-column-properties style:column-width="1.6236in"/>
    </style:style>
    <style:style style:name="Table998.B" style:family="table-column">
      <style:table-column-properties style:column-width="4.8028in"/>
    </style:style>
    <style:style style:name="Table998.A1" style:family="table-cell">
      <style:table-cell-properties style:vertical-align="top" fo:padding-left="0.0486in" fo:padding-right="0.0486in" fo:padding-top="0in" fo:padding-bottom="0in" fo:border="none"/>
    </style:style>
    <style:style style:name="Table999" style:family="table">
      <style:table-properties style:width="6.4264in" fo:margin-left="-0.0486in" table:align="left" style:writing-mode="lr-tb"/>
    </style:style>
    <style:style style:name="Table999.A" style:family="table-column">
      <style:table-column-properties style:column-width="1.6236in"/>
    </style:style>
    <style:style style:name="Table999.B" style:family="table-column">
      <style:table-column-properties style:column-width="4.8028in"/>
    </style:style>
    <style:style style:name="Table999.A1" style:family="table-cell">
      <style:table-cell-properties style:vertical-align="top" fo:padding-left="0.0486in" fo:padding-right="0.0486in" fo:padding-top="0in" fo:padding-bottom="0in" fo:border="none"/>
    </style:style>
    <style:style style:name="Table1000" style:family="table">
      <style:table-properties style:width="6.4264in" fo:margin-left="-0.0486in" table:align="left" style:writing-mode="lr-tb"/>
    </style:style>
    <style:style style:name="Table1000.A" style:family="table-column">
      <style:table-column-properties style:column-width="1.6236in"/>
    </style:style>
    <style:style style:name="Table1000.B" style:family="table-column">
      <style:table-column-properties style:column-width="4.8028in"/>
    </style:style>
    <style:style style:name="Table1000.A1" style:family="table-cell">
      <style:table-cell-properties style:vertical-align="top" fo:padding-left="0.0486in" fo:padding-right="0.0486in" fo:padding-top="0in" fo:padding-bottom="0in" fo:border="none"/>
    </style:style>
    <style:style style:name="Table1001" style:family="table">
      <style:table-properties style:width="6.4264in" fo:margin-left="-0.0486in" table:align="left" style:writing-mode="lr-tb"/>
    </style:style>
    <style:style style:name="Table1001.A" style:family="table-column">
      <style:table-column-properties style:column-width="1.6236in"/>
    </style:style>
    <style:style style:name="Table1001.B" style:family="table-column">
      <style:table-column-properties style:column-width="4.8028in"/>
    </style:style>
    <style:style style:name="Table1001.A1" style:family="table-cell">
      <style:table-cell-properties style:vertical-align="top" fo:padding-left="0.0486in" fo:padding-right="0.0486in" fo:padding-top="0in" fo:padding-bottom="0in" fo:border="none"/>
    </style:style>
    <style:style style:name="Table1002" style:family="table">
      <style:table-properties style:width="6.4264in" fo:margin-left="-0.0486in" table:align="left" style:writing-mode="lr-tb"/>
    </style:style>
    <style:style style:name="Table1002.A" style:family="table-column">
      <style:table-column-properties style:column-width="1.6236in"/>
    </style:style>
    <style:style style:name="Table1002.B" style:family="table-column">
      <style:table-column-properties style:column-width="4.8028in"/>
    </style:style>
    <style:style style:name="Table1002.A1" style:family="table-cell">
      <style:table-cell-properties style:vertical-align="top" fo:padding-left="0.0486in" fo:padding-right="0.0486in" fo:padding-top="0in" fo:padding-bottom="0in" fo:border="none"/>
    </style:style>
    <style:style style:name="Table1003" style:family="table">
      <style:table-properties style:width="6.4264in" fo:margin-left="-0.0486in" table:align="left" style:writing-mode="lr-tb"/>
    </style:style>
    <style:style style:name="Table1003.A" style:family="table-column">
      <style:table-column-properties style:column-width="1.6236in"/>
    </style:style>
    <style:style style:name="Table1003.B" style:family="table-column">
      <style:table-column-properties style:column-width="4.8028in"/>
    </style:style>
    <style:style style:name="Table1003.A1" style:family="table-cell">
      <style:table-cell-properties style:vertical-align="top" fo:padding-left="0.0486in" fo:padding-right="0.0486in" fo:padding-top="0in" fo:padding-bottom="0in" fo:border="none"/>
    </style:style>
    <style:style style:name="Table1004" style:family="table">
      <style:table-properties style:width="6.4264in" fo:margin-left="-0.0486in" table:align="left" style:writing-mode="lr-tb"/>
    </style:style>
    <style:style style:name="Table1004.A" style:family="table-column">
      <style:table-column-properties style:column-width="1.6236in"/>
    </style:style>
    <style:style style:name="Table1004.B" style:family="table-column">
      <style:table-column-properties style:column-width="4.8028in"/>
    </style:style>
    <style:style style:name="Table1004.A1" style:family="table-cell">
      <style:table-cell-properties style:vertical-align="top" fo:padding-left="0.0486in" fo:padding-right="0.0486in" fo:padding-top="0in" fo:padding-bottom="0in" fo:border="none"/>
    </style:style>
    <style:style style:name="Table1005" style:family="table">
      <style:table-properties style:width="6.4264in" fo:margin-left="-0.0486in" table:align="left" style:writing-mode="lr-tb"/>
    </style:style>
    <style:style style:name="Table1005.A" style:family="table-column">
      <style:table-column-properties style:column-width="1.6236in"/>
    </style:style>
    <style:style style:name="Table1005.B" style:family="table-column">
      <style:table-column-properties style:column-width="4.8028in"/>
    </style:style>
    <style:style style:name="Table1005.A1" style:family="table-cell">
      <style:table-cell-properties style:vertical-align="top" fo:padding-left="0.0486in" fo:padding-right="0.0486in" fo:padding-top="0in" fo:padding-bottom="0in" fo:border="none"/>
    </style:style>
    <style:style style:name="Table1006" style:family="table">
      <style:table-properties style:width="1.7222in" fo:margin-left="-0.0486in" table:align="left" style:writing-mode="lr-tb"/>
    </style:style>
    <style:style style:name="Table1006.A" style:family="table-column">
      <style:table-column-properties style:column-width="1.7222in"/>
    </style:style>
    <style:style style:name="Table1006.A1" style:family="table-cell">
      <style:table-cell-properties style:vertical-align="top" fo:background-color="#7f7f7f" fo:padding-left="0.0486in" fo:padding-right="0.0486in" fo:padding-top="0in" fo:padding-bottom="0in" fo:border="none">
        <style:background-image/>
      </style:table-cell-properties>
    </style:style>
    <style:style style:name="Table1007" style:family="table">
      <style:table-properties style:width="6.4264in" fo:margin-left="-0.0486in" table:align="left" style:writing-mode="lr-tb"/>
    </style:style>
    <style:style style:name="Table1007.A" style:family="table-column">
      <style:table-column-properties style:column-width="1.6236in"/>
    </style:style>
    <style:style style:name="Table1007.B" style:family="table-column">
      <style:table-column-properties style:column-width="4.8028in"/>
    </style:style>
    <style:style style:name="Table1007.A1" style:family="table-cell">
      <style:table-cell-properties style:vertical-align="top" fo:padding-left="0.0486in" fo:padding-right="0.0486in" fo:padding-top="0in" fo:padding-bottom="0in" fo:border="none"/>
    </style:style>
    <style:style style:name="Table1008" style:family="table">
      <style:table-properties style:width="6.4264in" fo:margin-left="-0.0486in" table:align="left" style:writing-mode="lr-tb"/>
    </style:style>
    <style:style style:name="Table1008.A" style:family="table-column">
      <style:table-column-properties style:column-width="1.6236in"/>
    </style:style>
    <style:style style:name="Table1008.B" style:family="table-column">
      <style:table-column-properties style:column-width="4.8028in"/>
    </style:style>
    <style:style style:name="Table1008.A1" style:family="table-cell">
      <style:table-cell-properties style:vertical-align="top" fo:padding-left="0.0486in" fo:padding-right="0.0486in" fo:padding-top="0in" fo:padding-bottom="0in" fo:border="none"/>
    </style:style>
    <style:style style:name="Table1009" style:family="table">
      <style:table-properties style:width="6.4264in" fo:margin-left="-0.0486in" table:align="left" style:writing-mode="lr-tb"/>
    </style:style>
    <style:style style:name="Table1009.A" style:family="table-column">
      <style:table-column-properties style:column-width="1.6236in"/>
    </style:style>
    <style:style style:name="Table1009.B" style:family="table-column">
      <style:table-column-properties style:column-width="4.8028in"/>
    </style:style>
    <style:style style:name="Table1009.A1" style:family="table-cell">
      <style:table-cell-properties style:vertical-align="top" fo:padding-left="0.0486in" fo:padding-right="0.0486in" fo:padding-top="0in" fo:padding-bottom="0in" fo:border="none"/>
    </style:style>
    <style:style style:name="Table1010" style:family="table">
      <style:table-properties style:width="6.4264in" fo:margin-left="-0.0486in" table:align="left" style:writing-mode="lr-tb"/>
    </style:style>
    <style:style style:name="Table1010.A" style:family="table-column">
      <style:table-column-properties style:column-width="1.6236in"/>
    </style:style>
    <style:style style:name="Table1010.B" style:family="table-column">
      <style:table-column-properties style:column-width="4.8028in"/>
    </style:style>
    <style:style style:name="Table1010.A1" style:family="table-cell">
      <style:table-cell-properties style:vertical-align="top" fo:padding-left="0.0486in" fo:padding-right="0.0486in" fo:padding-top="0in" fo:padding-bottom="0in" fo:border="none"/>
    </style:style>
    <style:style style:name="Table1011" style:family="table">
      <style:table-properties style:width="6.4264in" fo:margin-left="-0.0486in" table:align="left" style:writing-mode="lr-tb"/>
    </style:style>
    <style:style style:name="Table1011.A" style:family="table-column">
      <style:table-column-properties style:column-width="1.6236in"/>
    </style:style>
    <style:style style:name="Table1011.B" style:family="table-column">
      <style:table-column-properties style:column-width="4.8028in"/>
    </style:style>
    <style:style style:name="Table1011.A1" style:family="table-cell">
      <style:table-cell-properties style:vertical-align="top" fo:padding-left="0.0486in" fo:padding-right="0.0486in" fo:padding-top="0in" fo:padding-bottom="0in" fo:border="none"/>
    </style:style>
    <style:style style:name="Table1012" style:family="table">
      <style:table-properties style:width="6.4264in" fo:margin-left="-0.0486in" table:align="left" style:writing-mode="lr-tb"/>
    </style:style>
    <style:style style:name="Table1012.A" style:family="table-column">
      <style:table-column-properties style:column-width="1.6236in"/>
    </style:style>
    <style:style style:name="Table1012.B" style:family="table-column">
      <style:table-column-properties style:column-width="4.8028in"/>
    </style:style>
    <style:style style:name="Table1012.A1" style:family="table-cell">
      <style:table-cell-properties style:vertical-align="top" fo:padding-left="0.0486in" fo:padding-right="0.0486in" fo:padding-top="0in" fo:padding-bottom="0in" fo:border="none"/>
    </style:style>
    <style:style style:name="Table1013" style:family="table">
      <style:table-properties style:width="6.4264in" fo:margin-left="-0.0486in" table:align="left" style:writing-mode="lr-tb"/>
    </style:style>
    <style:style style:name="Table1013.A" style:family="table-column">
      <style:table-column-properties style:column-width="1.6236in"/>
    </style:style>
    <style:style style:name="Table1013.B" style:family="table-column">
      <style:table-column-properties style:column-width="4.8028in"/>
    </style:style>
    <style:style style:name="Table1013.A1" style:family="table-cell">
      <style:table-cell-properties style:vertical-align="top" fo:padding-left="0.0486in" fo:padding-right="0.0486in" fo:padding-top="0in" fo:padding-bottom="0in" fo:border="none"/>
    </style:style>
    <style:style style:name="Table1014" style:family="table">
      <style:table-properties style:width="6.4264in" fo:margin-left="-0.0486in" table:align="left" style:writing-mode="lr-tb"/>
    </style:style>
    <style:style style:name="Table1014.A" style:family="table-column">
      <style:table-column-properties style:column-width="1.6236in"/>
    </style:style>
    <style:style style:name="Table1014.B" style:family="table-column">
      <style:table-column-properties style:column-width="4.8028in"/>
    </style:style>
    <style:style style:name="Table1014.A1" style:family="table-cell">
      <style:table-cell-properties style:vertical-align="top" fo:padding-left="0.0486in" fo:padding-right="0.0486in" fo:padding-top="0in" fo:padding-bottom="0in" fo:border="none"/>
    </style:style>
    <style:style style:name="Table1015" style:family="table">
      <style:table-properties style:width="6.4264in" fo:margin-left="-0.0486in" table:align="left" style:writing-mode="lr-tb"/>
    </style:style>
    <style:style style:name="Table1015.A" style:family="table-column">
      <style:table-column-properties style:column-width="1.6236in"/>
    </style:style>
    <style:style style:name="Table1015.B" style:family="table-column">
      <style:table-column-properties style:column-width="4.8028in"/>
    </style:style>
    <style:style style:name="Table1015.A1" style:family="table-cell">
      <style:table-cell-properties style:vertical-align="top" fo:padding-left="0.0486in" fo:padding-right="0.0486in" fo:padding-top="0in" fo:padding-bottom="0in" fo:border="none"/>
    </style:style>
    <style:style style:name="Table1016" style:family="table">
      <style:table-properties style:width="1.7222in" fo:margin-left="-0.0486in" table:align="left" style:writing-mode="lr-tb"/>
    </style:style>
    <style:style style:name="Table1016.A" style:family="table-column">
      <style:table-column-properties style:column-width="1.7222in"/>
    </style:style>
    <style:style style:name="Table1016.A1" style:family="table-cell">
      <style:table-cell-properties style:vertical-align="top" fo:background-color="#7f7f7f" fo:padding-left="0.0486in" fo:padding-right="0.0486in" fo:padding-top="0in" fo:padding-bottom="0in" fo:border="none">
        <style:background-image/>
      </style:table-cell-properties>
    </style:style>
    <style:style style:name="Table1017" style:family="table">
      <style:table-properties style:width="6.4264in" fo:margin-left="-0.0486in" table:align="left" style:writing-mode="lr-tb"/>
    </style:style>
    <style:style style:name="Table1017.A" style:family="table-column">
      <style:table-column-properties style:column-width="1.6236in"/>
    </style:style>
    <style:style style:name="Table1017.B" style:family="table-column">
      <style:table-column-properties style:column-width="4.8028in"/>
    </style:style>
    <style:style style:name="Table1017.A1" style:family="table-cell">
      <style:table-cell-properties style:vertical-align="top" fo:padding-left="0.0486in" fo:padding-right="0.0486in" fo:padding-top="0in" fo:padding-bottom="0in" fo:border="none"/>
    </style:style>
    <style:style style:name="Table1018" style:family="table">
      <style:table-properties style:width="6.4264in" fo:margin-left="-0.0486in" table:align="left" style:writing-mode="lr-tb"/>
    </style:style>
    <style:style style:name="Table1018.A" style:family="table-column">
      <style:table-column-properties style:column-width="1.6236in"/>
    </style:style>
    <style:style style:name="Table1018.B" style:family="table-column">
      <style:table-column-properties style:column-width="4.8028in"/>
    </style:style>
    <style:style style:name="Table1018.A1" style:family="table-cell">
      <style:table-cell-properties style:vertical-align="top" fo:padding-left="0.0486in" fo:padding-right="0.0486in" fo:padding-top="0in" fo:padding-bottom="0in" fo:border="none"/>
    </style:style>
    <style:style style:name="Table1019" style:family="table">
      <style:table-properties style:width="6.4264in" fo:margin-left="-0.0486in" table:align="left" style:writing-mode="lr-tb"/>
    </style:style>
    <style:style style:name="Table1019.A" style:family="table-column">
      <style:table-column-properties style:column-width="1.6236in"/>
    </style:style>
    <style:style style:name="Table1019.B" style:family="table-column">
      <style:table-column-properties style:column-width="4.8028in"/>
    </style:style>
    <style:style style:name="Table1019.A1" style:family="table-cell">
      <style:table-cell-properties style:vertical-align="top" fo:padding-left="0.0486in" fo:padding-right="0.0486in" fo:padding-top="0in" fo:padding-bottom="0in" fo:border="none"/>
    </style:style>
    <style:style style:name="Table1020" style:family="table">
      <style:table-properties style:width="6.4264in" fo:margin-left="-0.0486in" table:align="left" style:writing-mode="lr-tb"/>
    </style:style>
    <style:style style:name="Table1020.A" style:family="table-column">
      <style:table-column-properties style:column-width="1.6236in"/>
    </style:style>
    <style:style style:name="Table1020.B" style:family="table-column">
      <style:table-column-properties style:column-width="4.8028in"/>
    </style:style>
    <style:style style:name="Table1020.A1" style:family="table-cell">
      <style:table-cell-properties style:vertical-align="top" fo:padding-left="0.0486in" fo:padding-right="0.0486in" fo:padding-top="0in" fo:padding-bottom="0in" fo:border="none"/>
    </style:style>
    <style:style style:name="Table1021" style:family="table">
      <style:table-properties style:width="1.7222in" fo:margin-left="-0.0486in" table:align="left" style:writing-mode="lr-tb"/>
    </style:style>
    <style:style style:name="Table1021.A" style:family="table-column">
      <style:table-column-properties style:column-width="1.7222in"/>
    </style:style>
    <style:style style:name="Table1021.A1" style:family="table-cell">
      <style:table-cell-properties style:vertical-align="top" fo:background-color="#7f7f7f" fo:padding-left="0.0486in" fo:padding-right="0.0486in" fo:padding-top="0in" fo:padding-bottom="0in" fo:border="none">
        <style:background-image/>
      </style:table-cell-properties>
    </style:style>
    <style:style style:name="Table1022" style:family="table">
      <style:table-properties style:width="6.4306in" fo:margin-left="-0.0486in" table:align="left" style:writing-mode="lr-tb"/>
    </style:style>
    <style:style style:name="Table1022.A" style:family="table-column">
      <style:table-column-properties style:column-width="1.6236in"/>
    </style:style>
    <style:style style:name="Table1022.B" style:family="table-column">
      <style:table-column-properties style:column-width="4.8069in"/>
    </style:style>
    <style:style style:name="Table1022.A1" style:family="table-cell">
      <style:table-cell-properties style:vertical-align="top" fo:padding-left="0.0486in" fo:padding-right="0.0486in" fo:padding-top="0in" fo:padding-bottom="0in" fo:border="none"/>
    </style:style>
    <style:style style:name="Table1023" style:family="table">
      <style:table-properties style:width="6.4306in" fo:margin-left="-0.0486in" table:align="left" style:writing-mode="lr-tb"/>
    </style:style>
    <style:style style:name="Table1023.A" style:family="table-column">
      <style:table-column-properties style:column-width="1.6236in"/>
    </style:style>
    <style:style style:name="Table1023.B" style:family="table-column">
      <style:table-column-properties style:column-width="4.8069in"/>
    </style:style>
    <style:style style:name="Table1023.A1" style:family="table-cell">
      <style:table-cell-properties style:vertical-align="top" fo:padding-left="0.0486in" fo:padding-right="0.0486in" fo:padding-top="0in" fo:padding-bottom="0in" fo:border="none"/>
    </style:style>
    <style:style style:name="Table1024" style:family="table">
      <style:table-properties style:width="6.4306in" fo:margin-left="-0.0486in" table:align="left" style:writing-mode="lr-tb"/>
    </style:style>
    <style:style style:name="Table1024.A" style:family="table-column">
      <style:table-column-properties style:column-width="1.6236in"/>
    </style:style>
    <style:style style:name="Table1024.B" style:family="table-column">
      <style:table-column-properties style:column-width="4.8069in"/>
    </style:style>
    <style:style style:name="Table1024.A1" style:family="table-cell">
      <style:table-cell-properties style:vertical-align="top" fo:padding-left="0.0486in" fo:padding-right="0.0486in" fo:padding-top="0in" fo:padding-bottom="0in" fo:border="none"/>
    </style:style>
    <style:style style:name="Table1025" style:family="table">
      <style:table-properties style:width="6.4306in" fo:margin-left="-0.0486in" table:align="left" style:writing-mode="lr-tb"/>
    </style:style>
    <style:style style:name="Table1025.A" style:family="table-column">
      <style:table-column-properties style:column-width="1.6236in"/>
    </style:style>
    <style:style style:name="Table1025.B" style:family="table-column">
      <style:table-column-properties style:column-width="4.8069in"/>
    </style:style>
    <style:style style:name="Table1025.A1" style:family="table-cell">
      <style:table-cell-properties style:vertical-align="top" fo:padding-left="0.0486in" fo:padding-right="0.0486in" fo:padding-top="0in" fo:padding-bottom="0in" fo:border="none"/>
    </style:style>
    <style:style style:name="Table1026" style:family="table">
      <style:table-properties style:width="6.4306in" fo:margin-left="-0.0486in" table:align="left" style:writing-mode="lr-tb"/>
    </style:style>
    <style:style style:name="Table1026.A" style:family="table-column">
      <style:table-column-properties style:column-width="1.6236in"/>
    </style:style>
    <style:style style:name="Table1026.B" style:family="table-column">
      <style:table-column-properties style:column-width="4.8069in"/>
    </style:style>
    <style:style style:name="Table1026.A1" style:family="table-cell">
      <style:table-cell-properties style:vertical-align="top"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Courier New"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text-properties style:font-name="Courier New" fo:font-size="12pt" fo:font-weight="bold" style:font-size-asian="12pt" style:font-weight-asian="bold" style:font-size-complex="12pt"/>
    </style:style>
    <style:style style:name="P7" style:family="paragraph" style:parent-style-name="Standard">
      <style:paragraph-properties fo:break-before="page"/>
      <style:text-properties style:font-name="Courier New"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size-complex="12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italic" style:font-style-asian="italic"/>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justify" style:justify-single-word="false"/>
      <style:text-properties fo:font-size="12pt" style:font-size-asian="12pt"/>
    </style:style>
    <style:style style:name="P14" style:family="paragraph" style:parent-style-name="Standard">
      <style:text-properties fo:font-size="12pt" style:font-size-asian="12pt"/>
    </style:style>
    <style:style style:name="P15" style:family="paragraph" style:parent-style-name="Standard">
      <style:paragraph-properties fo:text-align="justify" style:justify-single-word="false"/>
    </style:style>
    <style:style style:name="P16" style:family="paragraph" style:parent-style-name="Heading_20_1">
      <style:paragraph-properties fo:margin-left="0in" fo:margin-right="0in" fo:text-align="justify" style:justify-single-word="false" fo:text-indent="0in" style:auto-text-indent="false"/>
      <style:text-properties fo:font-size="12pt" fo:language="en" fo:country="CA" style:font-size-asian="12pt"/>
    </style:style>
    <style:style style:name="P17"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text-properties fo:font-size="48pt" fo:language="en" fo:country="CA" fo:font-style="italic" style:font-size-asian="48pt" style:font-style-asian="italic"/>
    </style:style>
    <style:style style:name="P18" style:family="paragraph" style:parent-style-name="Standard">
      <style:text-properties fo:language="en" fo:country="CA"/>
    </style:style>
    <style:style style:name="P19" style:family="paragraph" style:parent-style-name="Heading_20_1">
      <style:paragraph-properties fo:margin-left="0in" fo:margin-right="0in" fo:text-indent="0in" style:auto-text-indent="false"/>
      <style:text-properties fo:language="en" fo:country="CA" fo:background-color="#3f3f3f"/>
    </style:style>
    <style:style style:name="P20" style:family="paragraph" style:parent-style-name="Heading_20_1">
      <style:paragraph-properties fo:margin-left="0in" fo:margin-right="0in" fo:text-indent="0in" style:auto-text-indent="false"/>
      <style:text-properties fo:font-size="24pt" fo:language="en" fo:country="CA" style:font-size-asian="24pt"/>
    </style:style>
    <style:style style:name="P21" style:family="paragraph" style:parent-style-name="Heading_20_1">
      <style:paragraph-properties fo:margin-left="0in" fo:margin-right="0in" fo:text-align="justify" style:justify-single-word="false" fo:text-indent="0in" style:auto-text-indent="false"/>
      <style:text-properties fo:font-size="12pt" fo:language="en" fo:country="CA" fo:font-style="italic" style:font-size-asian="12pt" style:font-style-asian="italic"/>
    </style:style>
    <style:style style:name="P22" style:family="paragraph" style:parent-style-name="Heading_20_1">
      <style:paragraph-properties fo:margin-left="0in" fo:margin-right="0in" fo:text-indent="0in" style:auto-text-indent="false"/>
      <style:text-properties fo:font-size="12pt" fo:language="en" fo:country="CA" style:font-size-asian="12pt"/>
    </style:style>
    <style:style style:name="P23" style:family="paragraph" style:parent-style-name="Standard">
      <style:paragraph-properties fo:text-align="justify" style:justify-single-word="false"/>
      <style:text-properties fo:language="en" fo:country="CA" fo:font-style="italic" fo:font-weight="bold" style:font-style-asian="italic" style:font-weight-asian="bold"/>
    </style:style>
    <style:style style:name="P24" style:family="paragraph" style:parent-style-name="Standard">
      <style:paragraph-properties fo:break-before="page"/>
      <style:text-properties fo:language="en" fo:country="CA"/>
    </style:style>
    <style:style style:name="P25" style:family="paragraph" style:parent-style-name="Heading_20_3">
      <style:paragraph-properties fo:text-align="justify" style:justify-single-word="false"/>
      <style:text-properties fo:color="#808080" fo:font-size="20pt" fo:language="en" fo:country="CA" fo:font-weight="bold" style:font-size-asian="20pt" style:font-weight-asian="bold"/>
    </style:style>
    <style:style style:name="P26" style:family="paragraph" style:parent-style-name="Standard">
      <style:text-properties fo:font-size="2.5pt" fo:language="en" fo:country="CA" style:font-size-asian="2.5pt"/>
    </style:style>
    <style:style style:name="P27" style:family="paragraph" style:parent-style-name="Heading_20_2">
      <style:paragraph-properties fo:margin-left="0in" fo:margin-right="0in" fo:text-indent="0in" style:auto-text-indent="false"/>
      <style:text-properties fo:color="#808080" fo:language="en" fo:country="CA" fo:font-weight="bold" style:font-weight-asian="bold"/>
    </style:style>
    <style:style style:name="P28" style:family="paragraph" style:parent-style-name="Footer">
      <style:paragraph-properties fo:text-align="justify" style:justify-single-word="false">
        <style:tab-stops>
          <style:tab-stop style:position="0.1484in"/>
        </style:tab-stops>
      </style:paragraph-properties>
      <style:text-properties fo:language="en" fo:country="CA"/>
    </style:style>
    <style:style style:name="P29" style:family="paragraph" style:parent-style-name="Standard">
      <style:paragraph-properties fo:text-align="justify" style:justify-single-word="false"/>
      <style:text-properties fo:language="en" fo:country="CA"/>
    </style:style>
    <style:style style:name="P30" style:family="paragraph" style:parent-style-name="Footer">
      <style:paragraph-properties fo:text-align="justify" style:justify-single-word="false">
        <style:tab-stops>
          <style:tab-stop style:position="0.3453in"/>
        </style:tab-stops>
      </style:paragraph-properties>
      <style:text-properties fo:language="en" fo:country="CA" fo:font-weight="bold" style:font-weight-asian="bold"/>
    </style:style>
    <style:style style:name="P31" style:family="paragraph" style:parent-style-name="Footer">
      <style:paragraph-properties fo:margin-left="0.1in" fo:margin-right="0in" fo:text-indent="0in" style:auto-text-indent="false">
        <style:tab-stops>
          <style:tab-stop style:position="0.0484in"/>
        </style:tab-stops>
      </style:paragraph-properties>
      <style:text-properties fo:language="en" fo:country="CA"/>
    </style:style>
    <style:style style:name="P32" style:family="paragraph" style:parent-style-name="Footer">
      <style:paragraph-properties fo:margin-left="0.1in" fo:margin-right="0in" fo:text-indent="0in" style:auto-text-indent="false">
        <style:tab-stops>
          <style:tab-stop style:position="0.0484in"/>
        </style:tab-stops>
      </style:paragraph-properties>
    </style:style>
    <style:style style:name="P33" style:family="paragraph" style:parent-style-name="Text_20_body">
      <style:paragraph-properties fo:text-align="justify" style:justify-single-word="false"/>
      <style:text-properties fo:language="en" fo:country="CA"/>
    </style:style>
    <style:style style:name="P34" style:family="paragraph" style:parent-style-name="Heading_20_1">
      <style:paragraph-properties fo:margin-left="0in" fo:margin-right="0in" fo:text-indent="0in" style:auto-text-indent="false"/>
      <style:text-properties fo:font-size="12pt" fo:language="en" fo:country="CA" fo:font-weight="normal" style:font-size-asian="12pt" style:font-weight-asian="normal"/>
    </style:style>
    <style:style style:name="P35" style:family="paragraph" style:parent-style-name="Standard">
      <style:paragraph-properties fo:keep-with-next="always"/>
    </style:style>
    <style:style style:name="P36" style:family="paragraph" style:parent-style-name="Standard">
      <style:paragraph-properties fo:keep-with-next="always"/>
      <style:text-properties fo:language="en" fo:country="CA"/>
    </style:style>
    <style:style style:name="P37" style:family="paragraph" style:parent-style-name="Standard">
      <style:paragraph-properties fo:keep-with-next="always"/>
      <style:text-properties fo:color="#000080" style:font-name="Courier New" fo:font-size="11pt" fo:language="en" fo:country="CA" style:font-size-asian="11pt"/>
    </style:style>
    <style:style style:name="P38" style:family="paragraph" style:parent-style-name="Heading_20_1">
      <style:paragraph-properties fo:margin-left="0.4917in" fo:margin-right="0in" fo:text-align="justify" style:justify-single-word="false" fo:text-indent="0in" style:auto-text-indent="false"/>
      <style:text-properties fo:font-size="12pt" fo:language="en" fo:country="CA" fo:font-weight="normal" style:font-size-asian="12pt" style:font-weight-asian="normal"/>
    </style:style>
    <style:style style:name="P39" style:family="paragraph" style:parent-style-name="Standard">
      <style:paragraph-properties fo:text-align="justify" style:justify-single-word="false"/>
      <style:text-properties style:font-name="Courier New" fo:language="en" fo:country="CA"/>
    </style:style>
    <style:style style:name="P40" style:family="paragraph" style:parent-style-name="Heading_20_1">
      <style:paragraph-properties fo:margin-left="0.4917in" fo:margin-right="0in" fo:text-indent="0in" style:auto-text-indent="false"/>
      <style:text-properties fo:font-size="12pt" fo:language="en" fo:country="CA" fo:font-style="italic" style:font-size-asian="12pt" style:font-style-asian="italic"/>
    </style:style>
    <style:style style:name="P41" style:family="paragraph" style:parent-style-name="Boîte_20_grise_20_instruction_20_Java">
      <style:paragraph-properties fo:margin-left="0in" fo:margin-right="0in" fo:text-indent="0in" style:auto-text-indent="false"/>
    </style:style>
    <style:style style:name="P42" style:family="paragraph" style:parent-style-name="Footer">
      <style:paragraph-properties>
        <style:tab-stops>
          <style:tab-stop style:position="0.1484in"/>
        </style:tab-stops>
      </style:paragraph-properties>
    </style:style>
    <style:style style:name="P43" style:family="paragraph" style:parent-style-name="Standard">
      <style:paragraph-properties>
        <style:tab-stops>
          <style:tab-stop style:position="0.1484in"/>
        </style:tab-stops>
      </style:paragraph-properties>
      <style:text-properties style:font-name="Courier New" fo:language="en" fo:country="CA"/>
    </style:style>
    <style:style style:name="P44" style:family="paragraph" style:parent-style-name="Footer">
      <style:paragraph-properties>
        <style:tab-stops>
          <style:tab-stop style:position="0.1484in"/>
        </style:tab-stops>
      </style:paragraph-properties>
      <style:text-properties fo:language="en" fo:country="CA"/>
    </style:style>
    <style:style style:name="P45" style:family="paragraph" style:parent-style-name="Standard">
      <style:paragraph-properties fo:margin-left="0.4437in" fo:margin-right="0in" fo:text-align="justify" style:justify-single-word="false" fo:text-indent="-0.4437in" style:auto-text-indent="false">
        <style:tab-stops>
          <style:tab-stop style:position="-0.0984in"/>
        </style:tab-stops>
      </style:paragraph-properties>
      <style:text-properties fo:language="en" fo:country="CA"/>
    </style:style>
    <style:style style:name="P46" style:family="paragraph" style:parent-style-name="Text_20_body_20_indent">
      <style:paragraph-properties fo:margin-left="0.4437in" fo:margin-right="0in" fo:text-indent="-0.4437in" style:auto-text-indent="false">
        <style:tab-stops>
          <style:tab-stop style:position="-0.0984in"/>
        </style:tab-stops>
      </style:paragraph-properties>
    </style:style>
    <style:style style:name="P47" style:family="paragraph" style:parent-style-name="Standard">
      <style:paragraph-properties fo:text-align="justify" style:justify-single-word="false"/>
      <style:text-properties fo:language="en" fo:country="CA" fo:font-weight="bold" style:font-weight-asian="bold"/>
    </style:style>
    <style:style style:name="P48" style:family="paragraph" style:parent-style-name="Standard">
      <style:text-properties fo:language="en" fo:country="CA" fo:font-weight="bold" style:font-weight-asian="bold"/>
    </style:style>
    <style:style style:name="P49" style:family="paragraph" style:parent-style-name="Standard">
      <style:paragraph-properties fo:margin-left="0.1972in" fo:margin-right="0in" fo:text-indent="-0.1972in" style:auto-text-indent="false"/>
      <style:text-properties fo:language="en" fo:country="CA"/>
    </style:style>
    <style:style style:name="P50" style:family="paragraph" style:parent-style-name="Standard">
      <style:paragraph-properties fo:margin-left="0.1972in" fo:margin-right="0in" fo:text-indent="-0.1972in" style:auto-text-indent="false"/>
    </style:style>
    <style:style style:name="P51" style:family="paragraph" style:parent-style-name="Standard">
      <style:text-properties fo:color="#000080" style:font-name="Courier New" fo:language="en" fo:country="CA"/>
    </style:style>
    <style:style style:name="P52" style:family="paragraph" style:parent-style-name="Footer">
      <style:paragraph-properties fo:text-align="justify" style:justify-single-word="false">
        <style:tab-stops/>
      </style:paragraph-properties>
      <style:text-properties fo:language="en" fo:country="CA"/>
    </style:style>
    <style:style style:name="P53" style:family="paragraph" style:parent-style-name="Heading_20_2">
      <style:paragraph-properties fo:margin-left="0in" fo:margin-right="0in" fo:text-indent="0in" style:auto-text-indent="false"/>
    </style:style>
    <style:style style:name="P54" style:family="paragraph" style:parent-style-name="Footer">
      <style:paragraph-properties fo:text-align="justify" style:justify-single-word="false">
        <style:tab-stops/>
      </style:paragraph-properties>
    </style:style>
    <style:style style:name="P55" style:family="paragraph" style:parent-style-name="Footer">
      <style:paragraph-properties>
        <style:tab-stops/>
      </style:paragraph-properties>
      <style:text-properties fo:language="en" fo:country="CA"/>
    </style:style>
    <style:style style:name="P56" style:family="paragraph" style:parent-style-name="Text_20_body_20_indent">
      <style:text-properties fo:language="en" fo:country="CA"/>
    </style:style>
    <style:style style:name="P57" style:family="paragraph" style:parent-style-name="Standard">
      <style:paragraph-properties fo:text-align="justify" style:justify-single-word="false">
        <style:tab-stops>
          <style:tab-stop style:position="0.1484in"/>
        </style:tab-stops>
      </style:paragraph-properties>
      <style:text-properties fo:language="en" fo:country="CA"/>
    </style:style>
    <style:style style:name="P58" style:family="paragraph" style:parent-style-name="Text_20_body_20_indent">
      <style:paragraph-properties>
        <style:tab-stops>
          <style:tab-stop style:position="0.1484in"/>
        </style:tab-stops>
      </style:paragraph-properties>
      <style:text-properties fo:language="en" fo:country="CA"/>
    </style:style>
    <style:style style:name="P59" style:family="paragraph" style:parent-style-name="Standard">
      <style:paragraph-properties fo:text-align="justify" style:justify-single-word="false"/>
      <style:text-properties style:font-name="Courier New" fo:language="en" fo:country="CA" fo:font-weight="bold" style:font-weight-asian="bold"/>
    </style:style>
    <style:style style:name="P60" style:family="paragraph" style:parent-style-name="Standard">
      <style:paragraph-properties fo:text-align="justify" style:justify-single-word="false"/>
      <style:text-properties fo:color="#000080" style:font-name="Courier New" fo:language="en" fo:country="CA"/>
    </style:style>
    <style:style style:name="P61" style:family="paragraph" style:parent-style-name="Standard">
      <style:text-properties fo:color="#000080" style:font-name="Courier New" fo:font-size="10pt" fo:language="en" fo:country="CA" style:font-size-asian="10pt"/>
    </style:style>
    <style:style style:name="P62" style:family="paragraph" style:parent-style-name="Standard" style:list-style-name="WW8Num4">
      <style:paragraph-properties fo:margin-left="0in" fo:margin-right="0in" fo:text-align="justify" style:justify-single-word="false" fo:text-indent="0in" style:auto-text-indent="false"/>
    </style:style>
    <style:style style:name="P63" style:family="paragraph" style:parent-style-name="Standard">
      <style:paragraph-properties fo:margin-left="0.1484in" fo:margin-right="0in" fo:text-align="justify" style:justify-single-word="false" fo:text-indent="0in" style:auto-text-indent="false"/>
      <style:text-properties fo:language="en" fo:country="CA"/>
    </style:style>
    <style:style style:name="P64" style:family="paragraph" style:parent-style-name="Heading_20_3">
      <style:paragraph-properties fo:text-align="justify" style:justify-single-word="false"/>
      <style:text-properties fo:color="#808080" fo:font-size="12pt" fo:language="en" fo:country="CA" fo:font-weight="bold" style:font-size-asian="12pt" style:font-weight-asian="bold" style:font-size-complex="12pt"/>
    </style:style>
    <style:style style:name="P65" style:family="paragraph" style:parent-style-name="Heading_20_1">
      <style:paragraph-properties fo:margin-left="0in" fo:margin-right="0in" fo:text-align="justify" style:justify-single-word="false" fo:text-indent="0in" style:auto-text-indent="false"/>
      <style:text-properties fo:language="en" fo:country="CA"/>
    </style:style>
    <style:style style:name="P66" style:family="paragraph" style:parent-style-name="Heading_20_1">
      <style:paragraph-properties fo:margin-left="0in" fo:margin-right="0in" fo:text-indent="0in" style:auto-text-indent="false"/>
      <style:text-properties fo:font-size="12pt" fo:language="en" fo:country="CA" fo:font-style="italic" style:font-size-asian="12pt" style:font-style-asian="italic"/>
    </style:style>
    <style:style style:name="P67" style:family="paragraph" style:parent-style-name="Heading_20_1">
      <style:paragraph-properties fo:margin-left="0in" fo:margin-right="0in" fo:text-align="justify" style:justify-single-word="false" fo:text-indent="0in" style:auto-text-indent="false"/>
      <style:text-properties fo:font-size="12pt" style:font-size-asian="12pt" style:font-size-complex="12pt"/>
    </style:style>
    <style:style style:name="P68"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69" style:family="paragraph" style:parent-style-name="Footer">
      <style:paragraph-properties>
        <style:tab-stops/>
      </style:paragraph-properties>
    </style:style>
    <style:style style:name="P70" style:family="paragraph" style:parent-style-name="Heading_20_1">
      <style:paragraph-properties fo:margin-left="0in" fo:margin-right="0in" fo:text-indent="0in" style:auto-text-indent="false"/>
      <style:text-properties fo:background-color="#3f3f3f"/>
    </style:style>
    <style:style style:name="P71" style:family="paragraph" style:parent-style-name="Heading_20_1">
      <style:paragraph-properties fo:margin-left="0in" fo:margin-right="0in" fo:text-indent="0in" style:auto-text-indent="false"/>
      <style:text-properties fo:font-size="24pt" style:font-size-asian="24pt" style:font-size-complex="24pt"/>
    </style:style>
    <style:style style:name="P72"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font-size-complex="12pt" style:font-style-complex="italic"/>
    </style:style>
    <style:style style:name="P73" style:family="paragraph" style:parent-style-name="Heading_20_1">
      <style:paragraph-properties fo:margin-left="0in" fo:margin-right="0in" fo:text-indent="0in" style:auto-text-indent="false"/>
      <style:text-properties fo:font-size="12pt" style:font-size-asian="12pt" style:font-size-complex="12pt"/>
    </style:style>
    <style:style style:name="P74" style:family="paragraph" style:parent-style-name="Standard">
      <style:text-properties fo:font-weight="bold" style:font-weight-asian="bold" style:font-weight-complex="bold"/>
    </style:style>
    <style:style style:name="P7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6" style:family="paragraph" style:parent-style-name="Standard">
      <style:paragraph-properties fo:break-before="page"/>
    </style:style>
    <style:style style:name="P77" style:family="paragraph" style:parent-style-name="Heading_20_3">
      <style:paragraph-properties fo:text-align="justify" style:justify-single-word="false"/>
      <style:text-properties fo:font-size="20pt" fo:font-weight="bold" style:font-size-asian="20pt" style:font-weight-asian="bold" style:font-size-complex="20pt" style:font-weight-complex="bold"/>
    </style:style>
    <style:style style:name="P78" style:family="paragraph" style:parent-style-name="Standard">
      <style:text-properties fo:font-size="2.5pt" style:font-size-asian="2.5pt" style:font-size-complex="2.5pt"/>
    </style:style>
    <style:style style:name="P79" style:family="paragraph" style:parent-style-name="Heading_20_2">
      <style:paragraph-properties fo:margin-left="0in" fo:margin-right="0in" fo:text-indent="0in" style:auto-text-indent="false"/>
      <style:text-properties fo:font-weight="bold" style:font-weight-asian="bold" style:font-weight-complex="bold"/>
    </style:style>
    <style:style style:name="P80" style:family="paragraph" style:parent-style-name="Style_20_courrier">
      <style:text-properties style:font-name="Courier New" fo:font-style="normal" style:font-style-asian="normal" style:font-name-complex="Courier New" style:font-style-complex="normal"/>
    </style:style>
    <style:style style:name="P81" style:family="paragraph" style:parent-style-name="Footer">
      <style:paragraph-properties fo:text-align="justify" style:justify-single-word="false">
        <style:tab-stops>
          <style:tab-stop style:position="0.1484in"/>
        </style:tab-stops>
      </style:paragraph-properties>
    </style:style>
    <style:style style:name="P82" style:family="paragraph" style:parent-style-name="Standard">
      <style:paragraph-properties fo:margin-left="0.1484in" fo:margin-right="0in" fo:text-indent="0in" style:auto-text-indent="false"/>
    </style:style>
    <style:style style:name="P83" style:family="paragraph" style:parent-style-name="Standard">
      <style:paragraph-properties fo:text-align="justify" style:justify-single-word="false"/>
      <style:text-properties style:font-name="Courier New" style:font-name-complex="Courier New"/>
    </style:style>
    <style:style style:name="P84" style:family="paragraph" style:parent-style-name="Standard">
      <style:paragraph-properties fo:margin-left="0.5425in" fo:margin-right="0in" fo:text-align="justify" style:justify-single-word="false" fo:text-indent="-0.5425in" style:auto-text-indent="false"/>
      <style:text-properties style:font-name="Courier New" style:font-name-complex="Courier New"/>
    </style:style>
    <style:style style:name="P85" style:family="paragraph" style:parent-style-name="Standard">
      <style:paragraph-properties fo:margin-left="0.9362in" fo:margin-right="0in" fo:text-align="justify" style:justify-single-word="false" fo:text-indent="-0.9362in" style:auto-text-indent="false"/>
      <style:text-properties style:font-name="Courier New" style:font-name-complex="Courier New"/>
    </style:style>
    <style:style style:name="P86" style:family="paragraph" style:parent-style-name="Standard" style:list-style-name="WW8Num3">
      <style:paragraph-properties fo:margin-left="1.0339in" fo:margin-right="0in" fo:text-indent="0in" style:auto-text-indent="false">
        <style:tab-stops/>
      </style:paragraph-properties>
      <style:text-properties style:font-name="Courier New" style:font-name-complex="Courier New"/>
    </style:style>
    <style:style style:name="P87" style:family="paragraph" style:parent-style-name="Heading_20_3">
      <style:paragraph-properties fo:text-align="justify" style:justify-single-word="false" fo:keep-with-next="auto"/>
      <style:text-properties fo:font-size="20pt" fo:font-weight="bold" style:font-size-asian="20pt" style:font-weight-asian="bold" style:font-size-complex="20pt" style:font-weight-complex="bold"/>
    </style:style>
    <style:style style:name="P88" style:family="paragraph" style:parent-style-name="Text_20_body">
      <style:paragraph-properties fo:margin-left="0.2465in" fo:margin-right="0in" fo:text-align="justify" style:justify-single-word="false" fo:text-indent="0in" style:auto-text-indent="false"/>
    </style:style>
    <style:style style:name="P89" style:family="paragraph" style:parent-style-name="Text_20_body" style:list-style-name="WW8Num10">
      <style:paragraph-properties fo:margin-left="0in" fo:margin-right="0in" fo:text-align="justify" style:justify-single-word="false" fo:text-indent="0in" style:auto-text-indent="false"/>
    </style:style>
    <style:style style:name="P90" style:family="paragraph" style:parent-style-name="Text_20_body">
      <style:paragraph-properties fo:text-align="justify" style:justify-single-word="false" fo:keep-with-next="always"/>
    </style:style>
    <style:style style:name="P91" style:family="paragraph" style:parent-style-name="Text_20_body">
      <style:paragraph-properties fo:margin-left="0.2465in" fo:margin-right="0in" fo:text-align="justify" style:justify-single-word="false" fo:text-indent="0in" style:auto-text-indent="false" fo:keep-with-next="always"/>
    </style:style>
    <style:style style:name="P92" style:family="paragraph" style:parent-style-name="Text_20_body">
      <style:paragraph-properties fo:margin-left="0.2465in" fo:margin-right="0in" fo:text-align="justify" style:justify-single-word="false" fo:text-indent="0in" style:auto-text-indent="false" fo:keep-with-next="always"/>
      <style:text-properties style:font-name="Courier New" style:font-name-complex="Courier New"/>
    </style:style>
    <style:style style:name="P93" style:family="paragraph" style:parent-style-name="Text_20_body">
      <style:paragraph-properties fo:text-align="justify" style:justify-single-word="false" fo:keep-with-next="always"/>
      <style:text-properties style:font-name="Courier New" style:font-name-complex="Courier New"/>
    </style:style>
    <style:style style:name="P94" style:family="paragraph" style:parent-style-name="Heading_20_4">
      <style:paragraph-properties fo:margin-left="0in" fo:margin-right="0in" fo:text-indent="0in" style:auto-text-indent="false">
        <style:tab-stops/>
      </style:paragraph-properties>
    </style:style>
    <style:style style:name="P95" style:family="paragraph" style:parent-style-name="Standard">
      <style:paragraph-properties fo:margin-left="1.1327in" fo:margin-right="0in" fo:text-indent="-1.1327in" style:auto-text-indent="false"/>
      <style:text-properties style:font-name="Courier New" style:font-name-complex="Courier New"/>
    </style:style>
    <style:style style:name="P96" style:family="paragraph" style:parent-style-name="Standard">
      <style:text-properties style:font-name="Courier New" style:font-name-complex="Courier New"/>
    </style:style>
    <style:style style:name="P97" style:family="paragraph" style:parent-style-name="Standard" style:list-style-name="WW8Num5">
      <style:paragraph-properties fo:margin-left="-0.2425in" fo:margin-right="0in" fo:text-align="justify" style:justify-single-word="false" fo:text-indent="0in" style:auto-text-indent="false">
        <style:tab-stops>
          <style:tab-stop style:position="1.3909in"/>
        </style:tab-stops>
      </style:paragraph-properties>
    </style:style>
    <style:style style:name="P98" style:family="paragraph" style:parent-style-name="Heading_20_1">
      <style:paragraph-properties fo:margin-left="0in" fo:margin-right="0in" fo:text-indent="0in" style:auto-text-indent="false">
        <style:tab-stops>
          <style:tab-stop style:position="0.1484in"/>
        </style:tab-stops>
      </style:paragraph-properties>
    </style:style>
    <style:style style:name="P99" style:family="paragraph" style:parent-style-name="Heading_20_1">
      <style:paragraph-properties fo:margin-left="0in" fo:margin-right="0in" fo:text-indent="0in" style:auto-text-indent="false">
        <style:tab-stops>
          <style:tab-stop style:position="0.1484in"/>
        </style:tab-stops>
      </style:paragraph-properties>
      <style:text-properties fo:font-size="12pt" fo:font-weight="normal" style:font-size-asian="12pt" style:font-weight-asian="normal" style:font-size-complex="12pt" style:font-weight-complex="normal"/>
    </style:style>
    <style:style style:name="P100" style:family="paragraph" style:parent-style-name="Text_20_body">
      <style:paragraph-properties fo:text-align="justify" style:justify-single-word="false"/>
      <style:text-properties style:font-name="Courier New" style:font-name-complex="Courier New"/>
    </style:style>
    <style:style style:name="P101" style:family="paragraph" style:parent-style-name="Text_20_body">
      <style:paragraph-properties fo:text-align="justify" style:justify-single-word="false"/>
      <style:text-properties style:font-name="Courier New" fo:font-weight="bold" style:font-weight-asian="bold" style:font-name-complex="Courier New" style:font-weight-complex="bold"/>
    </style:style>
    <style:style style:name="P102" style:family="paragraph" style:parent-style-name="Heading_20_4">
      <style:paragraph-properties fo:margin-left="0.1in" fo:margin-right="0in" fo:text-indent="0in" style:auto-text-indent="false">
        <style:tab-stops>
          <style:tab-stop style:position="0.0484in"/>
        </style:tab-stops>
      </style:paragraph-properties>
    </style:style>
    <style:style style:name="P103"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104" style:family="paragraph" style:parent-style-name="Standard">
      <style:paragraph-properties>
        <style:tab-stops>
          <style:tab-stop style:position="0.1484in"/>
        </style:tab-stops>
      </style:paragraph-properties>
    </style:style>
    <style:style style:name="P105" style:family="paragraph" style:parent-style-name="Heading_20_3">
      <style:paragraph-properties fo:text-align="justify" style:justify-single-word="false"/>
    </style:style>
    <style:style style:name="P106" style:family="paragraph" style:parent-style-name="Standard">
      <style:paragraph-properties fo:text-align="justify" style:justify-single-word="false"/>
    </style:style>
    <style:style style:name="P107" style:family="paragraph" style:parent-style-name="Standard">
      <style:paragraph-properties fo:margin-left="1.5in" fo:margin-right="0in" fo:text-indent="-1.5in" style:auto-text-indent="false" fo:break-before="page">
        <style:tab-stops>
          <style:tab-stop style:position="0in"/>
        </style:tab-stops>
      </style:paragraph-properties>
    </style:style>
    <style:style style:name="P108" style:family="paragraph" style:parent-style-name="Heading_20_3">
      <style:paragraph-properties fo:text-align="justify" style:justify-single-word="false"/>
      <style:text-properties fo:font-size="20pt" fo:language="en" fo:country="CA" fo:font-weight="bold" style:font-size-asian="20pt" style:font-weight-asian="bold"/>
    </style:style>
    <style:style style:name="P109" style:family="paragraph" style:parent-style-name="Standard">
      <style:paragraph-properties fo:text-align="justify" style:justify-single-word="false"/>
      <style:text-properties style:font-name="Courier New" style:font-size-complex="12pt"/>
    </style:style>
    <style:style style:name="P110" style:family="paragraph" style:parent-style-name="Heading_20_3" style:master-page-name="">
      <style:paragraph-properties fo:text-align="justify" style:justify-single-word="false" fo:keep-together="always" fo:orphans="0" fo:widows="0" fo:background-color="transparent" fo:keep-with-next="always">
        <style:background-image/>
      </style:paragraph-properties>
      <style:text-properties fo:font-size="20pt" fo:language="en" fo:country="CA" fo:font-weight="bold" style:font-size-asian="20pt" style:font-weight-asian="bold"/>
    </style:style>
    <style:style style:name="P111" style:family="paragraph" style:parent-style-name="Standard">
      <style:paragraph-properties fo:text-align="justify" style:justify-single-word="false" fo:keep-together="always" fo:orphans="0" fo:widows="0" fo:background-color="transparent" fo:keep-with-next="always">
        <style:background-image/>
      </style:paragraph-properties>
      <style:text-properties fo:language="en" fo:country="CA"/>
    </style:style>
    <style:style style:name="P112" style:family="paragraph" style:parent-style-name="Standard">
      <style:paragraph-properties fo:text-align="justify" style:justify-single-word="false" fo:keep-together="always" fo:orphans="0" fo:widows="0" fo:background-color="transparent" fo:keep-with-next="always">
        <style:background-image/>
      </style:paragraph-properties>
    </style:style>
    <style:style style:name="P113" style:family="paragraph" style:parent-style-name="Standard">
      <style:text-properties style:font-name="Courier New" style:font-size-complex="12pt"/>
    </style:style>
    <style:style style:name="P114" style:family="paragraph" style:parent-style-name="Heading_20_2">
      <style:paragraph-properties fo:margin-left="0in" fo:margin-right="0in" fo:text-indent="0in" style:auto-text-indent="false"/>
      <style:text-properties fo:language="en" fo:country="CA" fo:font-weight="bold" style:font-weight-asian="bold"/>
    </style:style>
    <style:style style:name="P115" style:family="paragraph" style:parent-style-name="Text_20_body">
      <style:text-properties fo:language="en" fo:country="CA" fo:font-weight="bold" style:font-weight-asian="bold"/>
    </style:style>
    <style:style style:name="P116" style:family="paragraph" style:parent-style-name="Text_20_body">
      <style:paragraph-properties fo:margin-left="0.1972in" fo:margin-right="0in" fo:text-indent="-0.1972in" style:auto-text-indent="false"/>
      <style:text-properties fo:language="en" fo:country="CA"/>
    </style:style>
    <style:style style:name="P117" style:family="paragraph" style:parent-style-name="Heading_20_7">
      <style:paragraph-properties>
        <style:tab-stops>
          <style:tab-stop style:position="0.2472in"/>
          <style:tab-stop style:position="1.8138in"/>
        </style:tab-stops>
      </style:paragraph-properties>
      <style:text-properties fo:language="en" fo:country="CA"/>
    </style:style>
    <style:style style:name="P118" style:family="paragraph" style:parent-style-name="Standard" style:list-style-name="WW8Num10">
      <style:paragraph-properties fo:margin-left="0in" fo:margin-right="0in" fo:text-align="justify" style:justify-single-word="false" fo:text-indent="0in" style:auto-text-indent="false">
        <style:tab-stops>
          <style:tab-stop style:position="0.5in"/>
          <style:tab-stop style:position="1.9764in"/>
        </style:tab-stops>
      </style:paragraph-properties>
      <style:text-properties fo:language="en" fo:country="CA"/>
    </style:style>
    <style:style style:name="P119" style:family="paragraph" style:parent-style-name="Standard">
      <style:paragraph-properties fo:text-align="justify" style:justify-single-word="false"/>
      <style:text-properties fo:language="en" fo:country="CA" style:font-size-complex="12pt"/>
    </style:style>
    <style:style style:name="P120" style:family="paragraph" style:parent-style-name="Standard">
      <style:paragraph-properties fo:text-align="justify" style:justify-single-word="false"/>
      <style:text-properties style:font-name="Courier New" fo:language="en" fo:country="CA" style:font-size-complex="12pt"/>
    </style:style>
    <style:style style:name="P121" style:family="paragraph" style:parent-style-name="Standard" style:master-page-name="">
      <style:paragraph-properties fo:orphans="0" fo:widows="0"/>
      <style:text-properties fo:language="en" fo:country="CA"/>
    </style:style>
    <style:style style:name="P122" style:family="paragraph" style:parent-style-name="Standard" style:master-page-name="">
      <style:paragraph-properties fo:keep-together="always" fo:orphans="0" fo:widows="0" fo:keep-with-next="always"/>
      <style:text-properties fo:language="en" fo:country="CA"/>
    </style:style>
    <style:style style:name="P123" style:family="paragraph" style:parent-style-name="Standard" style:master-page-name="">
      <style:paragraph-properties fo:keep-together="auto" fo:orphans="0" fo:widows="0" fo:keep-with-next="auto"/>
      <style:text-properties fo:language="en" fo:country="CA"/>
    </style:style>
    <style:style style:name="P124" style:family="paragraph" style:parent-style-name="Standard">
      <style:paragraph-properties fo:keep-together="auto" fo:orphans="0" fo:widows="0" fo:keep-with-next="auto"/>
      <style:text-properties fo:language="en" fo:country="CA"/>
    </style:style>
    <style:style style:name="P125" style:family="paragraph" style:parent-style-name="Standard">
      <style:paragraph-properties fo:keep-together="always" fo:orphans="0" fo:widows="0" fo:keep-with-next="always"/>
      <style:text-properties fo:language="en" fo:country="CA"/>
    </style:style>
    <style:style style:name="P126" style:family="paragraph" style:parent-style-name="Heading_20_3">
      <style:paragraph-properties fo:text-align="justify" style:justify-single-word="false" fo:keep-together="always" fo:orphans="0" fo:widows="0" fo:keep-with-next="always"/>
      <style:text-properties fo:font-size="20pt" fo:language="en" fo:country="CA" fo:font-weight="bold" style:font-size-asian="20pt" style:font-weight-asian="bold"/>
    </style:style>
    <style:style style:name="P127" style:family="paragraph" style:parent-style-name="Standard">
      <style:paragraph-properties fo:text-align="justify" style:justify-single-word="false" fo:keep-together="always" fo:orphans="0" fo:widows="0" fo:keep-with-next="always"/>
      <style:text-properties fo:language="en" fo:country="CA"/>
    </style:style>
    <style:style style:name="P128" style:family="paragraph" style:parent-style-name="Standard">
      <style:paragraph-properties fo:text-align="justify" style:justify-single-word="false" fo:keep-together="always" fo:orphans="0" fo:widows="0" fo:keep-with-next="always"/>
    </style:style>
    <style:style style:name="P129" style:family="paragraph" style:parent-style-name="Standard">
      <style:paragraph-properties fo:text-align="justify" style:justify-single-word="false" fo:break-before="page"/>
      <style:text-properties fo:language="en" fo:country="CA" fo:font-style="italic" fo:font-weight="bold" style:font-style-asian="italic" style:font-weight-asian="bold"/>
    </style:style>
    <style:style style:name="P130" style:family="paragraph" style:parent-style-name="Standard">
      <style:paragraph-properties fo:margin-left="1.5752in" fo:margin-right="0in" fo:text-indent="-1.5752in" style:auto-text-indent="false"/>
    </style:style>
    <style:style style:name="P131" style:family="paragraph" style:parent-style-name="Heading_20_2">
      <style:paragraph-properties fo:margin-left="0in" fo:margin-right="0in" fo:text-indent="0in" style:auto-text-indent="false"/>
      <style:text-properties fo:font-size="20pt" fo:language="en" fo:country="CA" fo:font-weight="bold" style:font-size-asian="20pt" style:font-weight-asian="bold"/>
    </style:style>
    <style:style style:name="P132" style:family="paragraph" style:parent-style-name="Standard">
      <style:paragraph-properties fo:text-align="justify" style:justify-single-word="false"/>
      <style:text-properties style:font-name="Courier New" fo:language="en" fo:country="CA" fo:font-style="italic" style:font-style-asian="italic"/>
    </style:style>
    <style:style style:name="P133" style:family="paragraph" style:parent-style-name="Footer">
      <style:paragraph-properties>
        <style:tab-stops/>
      </style:paragraph-properties>
      <style:text-properties style:font-name="Courier New" fo:language="en" fo:country="CA"/>
    </style:style>
    <style:style style:name="P134" style:family="paragraph" style:parent-style-name="Footer">
      <style:paragraph-properties>
        <style:tab-stops/>
      </style:paragraph-properties>
      <style:text-properties fo:language="en" fo:country="CA" fo:font-weight="bold" style:font-weight-asian="bold"/>
    </style:style>
    <style:style style:name="P135" style:family="paragraph" style:parent-style-name="Standard">
      <style:paragraph-properties fo:text-align="justify" style:justify-single-word="false">
        <style:tab-stops>
          <style:tab-stop style:position="0.3453in"/>
        </style:tab-stops>
      </style:paragraph-properties>
    </style:style>
    <style:style style:name="P136" style:family="paragraph" style:parent-style-name="Standard">
      <style:paragraph-properties fo:text-align="justify" style:justify-single-word="false">
        <style:tab-stops>
          <style:tab-stop style:position="0.3453in"/>
        </style:tab-stops>
      </style:paragraph-properties>
      <style:text-properties style:font-name="Courier New" fo:language="en" fo:country="CA"/>
    </style:style>
    <style:style style:name="P137" style:family="paragraph" style:parent-style-name="Standard">
      <style:paragraph-properties fo:text-align="justify" style:justify-single-word="false">
        <style:tab-stops>
          <style:tab-stop style:position="0.3453in"/>
        </style:tab-stops>
      </style:paragraph-properties>
      <style:text-properties fo:language="en" fo:country="CA"/>
    </style:style>
    <style:style style:name="P138" style:family="paragraph" style:parent-style-name="Standard">
      <style:paragraph-properties fo:text-align="justify" style:justify-single-word="false">
        <style:tab-stops>
          <style:tab-stop style:position="0.3453in"/>
          <style:tab-stop style:position="0.739in"/>
        </style:tab-stops>
      </style:paragraph-properties>
    </style:style>
    <style:style style:name="P139" style:family="paragraph" style:parent-style-name="Standard">
      <style:paragraph-properties fo:text-align="justify" style:justify-single-word="false">
        <style:tab-stops>
          <style:tab-stop style:position="0.3453in"/>
          <style:tab-stop style:position="0.739in"/>
        </style:tab-stops>
      </style:paragraph-properties>
      <style:text-properties style:font-name="Courier New" fo:language="en" fo:country="CA"/>
    </style:style>
    <style:style style:name="P140" style:family="paragraph" style:parent-style-name="Standard">
      <style:paragraph-properties fo:text-align="justify" style:justify-single-word="false">
        <style:tab-stops>
          <style:tab-stop style:position="0.3453in"/>
          <style:tab-stop style:position="1.0346in"/>
        </style:tab-stops>
      </style:paragraph-properties>
    </style:style>
    <style:style style:name="P141" style:family="paragraph" style:parent-style-name="Standard">
      <style:paragraph-properties fo:margin-left="0.4437in" fo:margin-right="0in" fo:text-align="justify" style:justify-single-word="false" fo:text-indent="-0.4437in" style:auto-text-indent="false"/>
      <style:text-properties fo:font-size="14pt" fo:language="en" fo:country="CA" fo:font-weight="bold" style:font-size-asian="14pt" style:font-weight-asian="bold"/>
    </style:style>
    <style:style style:name="P142" style:family="paragraph" style:parent-style-name="Standard">
      <style:paragraph-properties fo:margin-left="0.4437in" fo:margin-right="0in" fo:text-align="justify" style:justify-single-word="false" fo:text-indent="-0.4437in" style:auto-text-indent="false"/>
      <style:text-properties fo:language="en" fo:country="CA" fo:font-weight="bold" style:font-weight-asian="bold"/>
    </style:style>
    <style:style style:name="P143" style:family="paragraph" style:parent-style-name="Standard">
      <style:paragraph-properties fo:margin-left="0.739in" fo:margin-right="0in" fo:text-align="justify" style:justify-single-word="false" fo:text-indent="-0.739in" style:auto-text-indent="false"/>
    </style:style>
    <style:style style:name="P144" style:family="paragraph" style:parent-style-name="Footer" style:master-page-name="">
      <style:paragraph-properties fo:orphans="0" fo:widows="0">
        <style:tab-stops/>
      </style:paragraph-properties>
      <style:text-properties fo:language="en" fo:country="CA"/>
    </style:style>
    <style:style style:name="P145" style:family="paragraph" style:parent-style-name="Standard">
      <style:text-properties style:font-name="Courier New" fo:language="en" fo:country="CA"/>
    </style:style>
    <style:style style:name="P146" style:family="paragraph" style:parent-style-name="Standard">
      <style:paragraph-properties fo:margin-left="0.1484in" fo:margin-right="0in" fo:text-align="justify" style:justify-single-word="false" fo:text-indent="0in" style:auto-text-indent="false">
        <style:tab-stops>
          <style:tab-stop style:position="0.7874in"/>
          <style:tab-stop style:position="0.8862in"/>
        </style:tab-stops>
      </style:paragraph-properties>
    </style:style>
    <style:style style:name="P147" style:family="paragraph" style:parent-style-name="Heading_20_3">
      <style:text-properties fo:font-size="20pt" fo:language="en" fo:country="CA" fo:font-weight="bold" style:font-size-asian="20pt" style:font-weight-asian="bold"/>
    </style:style>
    <style:style style:name="P148" style:family="paragraph" style:parent-style-name="Standard">
      <style:paragraph-properties fo:keep-with-next="always"/>
      <style:text-properties fo:font-size="2.5pt" fo:language="en" fo:country="CA" style:font-size-asian="2.5pt"/>
    </style:style>
    <style:style style:name="P149" style:family="paragraph" style:parent-style-name="Standard">
      <style:paragraph-properties fo:text-align="justify" style:justify-single-word="false" fo:keep-with-next="always"/>
      <style:text-properties fo:language="en" fo:country="CA"/>
    </style:style>
    <style:style style:name="P150" style:family="paragraph" style:parent-style-name="Standard">
      <style:paragraph-properties fo:keep-together="always" fo:orphans="0" fo:widows="0" fo:keep-with-next="always"/>
      <style:text-properties fo:font-size="2.5pt" fo:language="en" fo:country="CA" style:font-size-asian="2.5pt"/>
    </style:style>
    <style:style style:name="P151" style:family="paragraph" style:parent-style-name="Heading_20_2">
      <style:paragraph-properties fo:margin-left="0in" fo:margin-right="0in" fo:keep-together="always" fo:orphans="0" fo:widows="0" fo:text-indent="0in" style:auto-text-indent="false" fo:keep-with-next="always"/>
      <style:text-properties fo:language="en" fo:country="CA" fo:font-weight="bold" style:font-weight-asian="bold"/>
    </style:style>
    <style:style style:name="P152" style:family="paragraph" style:parent-style-name="Footer">
      <style:paragraph-properties fo:keep-together="always" fo:orphans="0" fo:widows="0" fo:keep-with-next="always">
        <style:tab-stops/>
      </style:paragraph-properties>
      <style:text-properties fo:language="en" fo:country="CA"/>
    </style:style>
    <style:style style:name="P153" style:family="paragraph" style:parent-style-name="Footer">
      <style:paragraph-properties fo:keep-with-next="always">
        <style:tab-stops/>
      </style:paragraph-properties>
      <style:text-properties fo:language="en" fo:country="CA"/>
    </style:style>
    <style:style style:name="P154" style:family="paragraph" style:parent-style-name="Standard">
      <style:paragraph-properties fo:text-align="justify" style:justify-single-word="false" fo:keep-with-next="always"/>
    </style:style>
    <style:style style:name="P155" style:family="paragraph" style:parent-style-name="Standard">
      <style:text-properties style:font-name="Courier New" fo:font-size="8pt" style:font-size-asian="8pt"/>
    </style:style>
    <style:style style:name="P156" style:family="paragraph" style:parent-style-name="Standard">
      <style:paragraph-properties fo:margin-left="0.1484in" fo:margin-right="0in" fo:text-align="justify" style:justify-single-word="false" fo:text-indent="-0.1484in" style:auto-text-indent="false"/>
      <style:text-properties fo:language="en" fo:country="CA"/>
    </style:style>
    <style:style style:name="P157" style:family="paragraph" style:parent-style-name="Standard">
      <style:paragraph-properties fo:margin-left="0.3453in" fo:margin-right="0in" fo:text-align="justify" style:justify-single-word="false" fo:text-indent="0in" style:auto-text-indent="false">
        <style:tab-stops>
          <style:tab-stop style:position="0.0984in"/>
        </style:tab-stops>
      </style:paragraph-properties>
    </style:style>
    <style:style style:name="P158" style:family="paragraph" style:parent-style-name="Standard">
      <style:text-properties style:font-name="Courier New" fo:font-size="10pt" fo:language="en" fo:country="CA" style:font-size-asian="10pt"/>
    </style:style>
    <style:style style:name="P159" style:family="paragraph" style:parent-style-name="Text_20_body_20_indent">
      <style:text-properties style:font-name="Courier New" fo:font-size="10pt" fo:language="en" fo:country="CA" style:font-size-asian="10pt"/>
    </style:style>
    <style:style style:name="P160" style:family="paragraph" style:parent-style-name="Standard" style:list-style-name="WW8Num9">
      <style:paragraph-properties fo:margin-left="0.2472in" fo:margin-right="0in" fo:text-align="justify" style:justify-single-word="false" fo:text-indent="0in" style:auto-text-indent="false"/>
      <style:text-properties fo:language="en" fo:country="CA"/>
    </style:style>
    <style:style style:name="P161" style:family="paragraph" style:parent-style-name="Standard" style:list-style-name="WW8Num9">
      <style:paragraph-properties fo:margin-left="0.2472in" fo:margin-right="0in" fo:text-align="justify" style:justify-single-word="false" fo:text-indent="0in" style:auto-text-indent="false"/>
    </style:style>
    <style:style style:name="P162" style:family="paragraph" style:parent-style-name="Heading_20_1">
      <style:paragraph-properties fo:margin-left="0in" fo:margin-right="0in" fo:text-align="justify" style:justify-single-word="false" fo:text-indent="0in" style:auto-text-indent="false"/>
      <style:text-properties fo:font-size="12pt" style:font-size-asian="12pt"/>
    </style:style>
    <style:style style:name="P163" style:family="paragraph" style:parent-style-name="Standard">
      <style:paragraph-properties fo:orphans="2" fo:widows="2"/>
      <style:text-properties fo:font-size="24pt" fo:font-weight="bold" style:font-size-asian="24pt" style:font-weight-asian="bold"/>
    </style:style>
    <style:style style:name="P164" style:family="paragraph" style:parent-style-name="Heading_20_1">
      <style:paragraph-properties fo:margin-left="0in" fo:margin-right="0in" fo:text-align="justify" style:justify-single-word="false" fo:orphans="2" fo:widows="2" fo:text-indent="0in" style:auto-text-indent="false"/>
      <style:text-properties fo:font-size="12pt" fo:font-style="italic" style:font-size-asian="12pt" style:font-style-asian="italic"/>
    </style:style>
    <style:style style:name="P165"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66" style:family="paragraph" style:parent-style-name="Standard">
      <style:paragraph-properties fo:text-align="justify" style:justify-single-word="false" fo:orphans="2" fo:widows="2"/>
    </style:style>
    <style:style style:name="P167" style:family="paragraph" style:parent-style-name="Standard">
      <style:paragraph-properties fo:text-align="justify" style:justify-single-word="false" fo:orphans="2" fo:widows="2"/>
      <style:text-properties fo:font-style="italic" fo:font-weight="bold" style:font-style-asian="italic" style:font-weight-asian="bold"/>
    </style:style>
    <style:style style:name="P168" style:family="paragraph" style:parent-style-name="Standard">
      <style:paragraph-properties fo:orphans="2" fo:widows="2" fo:break-before="page">
        <style:tab-stops>
          <style:tab-stop style:position="1.5752in"/>
        </style:tab-stops>
      </style:paragraph-properties>
    </style:style>
    <style:style style:name="P169" style:family="paragraph" style:parent-style-name="Standard">
      <style:paragraph-properties fo:orphans="2" fo:widows="2">
        <style:tab-stops>
          <style:tab-stop style:position="1.5752in"/>
        </style:tab-stops>
      </style:paragraph-properties>
      <style:text-properties fo:font-size="24pt" fo:font-style="italic" fo:font-weight="bold" style:font-size-asian="24pt" style:font-style-asian="italic" style:font-weight-asian="bold"/>
    </style:style>
    <style:style style:name="P170" style:family="paragraph" style:parent-style-name="Standard">
      <style:paragraph-properties fo:orphans="2" fo:widows="2"/>
    </style:style>
    <style:style style:name="P171" style:family="paragraph" style:parent-style-name="Standard">
      <style:paragraph-properties fo:keep-together="always" fo:orphans="0" fo:widows="0"/>
    </style:style>
    <style:style style:name="P172" style:family="paragraph" style:parent-style-name="Heading_20_3">
      <style:paragraph-properties fo:text-align="justify" style:justify-single-word="false" fo:keep-together="always" fo:orphans="0" fo:widows="0"/>
      <style:text-properties fo:font-size="20pt" fo:font-weight="bold" style:font-size-asian="20pt" style:font-weight-asian="bold"/>
    </style:style>
    <style:style style:name="P173" style:family="paragraph" style:parent-style-name="Standard">
      <style:paragraph-properties fo:text-align="justify" style:justify-single-word="false" fo:keep-together="always" fo:orphans="0" fo:widows="0"/>
    </style:style>
    <style:style style:name="P174" style:family="paragraph" style:parent-style-name="Standard" style:master-page-name="">
      <style:paragraph-properties fo:text-align="justify" style:justify-single-word="false" fo:keep-together="always" fo:orphans="0" fo:widows="0"/>
    </style:style>
    <style:style style:name="P175" style:family="paragraph" style:parent-style-name="Standard">
      <style:paragraph-properties fo:keep-together="always" fo:orphans="0" fo:widows="0"/>
      <style:text-properties style:font-name="Courier New" fo:font-size="11pt" style:font-size-asian="11pt" style:font-size-complex="11pt"/>
    </style:style>
    <style:style style:name="P176" style:family="paragraph" style:parent-style-name="Text_20_body_20_indent">
      <style:paragraph-properties fo:orphans="2" fo:widows="2"/>
    </style:style>
    <style:style style:name="P177" style:family="paragraph" style:parent-style-name="Standard">
      <style:paragraph-properties fo:orphans="2" fo:widows="2"/>
      <style:text-properties style:font-name="Courier New" fo:font-size="11pt" style:font-size-asian="11pt"/>
    </style:style>
    <style:style style:name="P178" style:family="paragraph" style:parent-style-name="Standard">
      <style:paragraph-properties fo:text-align="justify" style:justify-single-word="false" fo:orphans="2" fo:widows="2"/>
      <style:text-properties style:font-name="Courier New" fo:font-size="11pt" style:font-size-asian="11pt"/>
    </style:style>
    <style:style style:name="P179" style:family="paragraph" style:parent-style-name="Standard">
      <style:paragraph-properties fo:text-align="justify" style:justify-single-word="false" fo:orphans="2" fo:widows="2"/>
      <style:text-properties fo:font-weight="bold" style:font-weight-asian="bold"/>
    </style:style>
    <style:style style:name="P180" style:family="paragraph" style:parent-style-name="Footer">
      <style:paragraph-properties fo:orphans="2" fo:widows="2">
        <style:tab-stops/>
      </style:paragraph-properties>
    </style:style>
    <style:style style:name="P181" style:family="paragraph" style:parent-style-name="Standard" style:master-page-name="">
      <style:paragraph-properties fo:orphans="0" fo:widows="0" fo:keep-with-next="auto"/>
    </style:style>
    <style:style style:name="P182" style:family="paragraph" style:parent-style-name="Standard" style:master-page-name="">
      <style:paragraph-properties fo:keep-together="auto" fo:orphans="0" fo:widows="0" fo:keep-with-next="auto"/>
    </style:style>
    <style:style style:name="P183" style:family="paragraph" style:parent-style-name="Standard">
      <style:paragraph-properties fo:keep-together="auto" fo:orphans="0" fo:widows="0" fo:keep-with-next="auto"/>
    </style:style>
    <style:style style:name="P184" style:family="paragraph" style:parent-style-name="Heading_20_3">
      <style:paragraph-properties fo:text-align="justify" style:justify-single-word="false" fo:keep-together="always" fo:orphans="0" fo:widows="0" fo:keep-with-next="always"/>
      <style:text-properties fo:font-size="20pt" fo:font-weight="bold" style:font-size-asian="20pt" style:font-weight-asian="bold" style:font-size-complex="20pt"/>
    </style:style>
    <style:style style:name="P185" style:family="paragraph" style:parent-style-name="Standard">
      <style:paragraph-properties fo:keep-together="always" fo:orphans="0" fo:widows="0" fo:keep-with-next="always"/>
      <style:text-properties style:font-size-complex="12pt"/>
    </style:style>
    <style:style style:name="P186" style:family="paragraph" style:parent-style-name="Standard">
      <style:paragraph-properties fo:keep-together="always" fo:orphans="0" fo:widows="0" fo:keep-with-next="always"/>
    </style:style>
    <style:style style:name="P187" style:family="paragraph" style:parent-style-name="Standard" style:master-page-name="">
      <style:paragraph-properties fo:text-align="justify" style:justify-single-word="false" fo:orphans="0" fo:widows="0" fo:keep-with-next="auto"/>
    </style:style>
    <style:style style:name="P188" style:family="paragraph" style:parent-style-name="Standard">
      <style:paragraph-properties fo:text-align="justify" style:justify-single-word="false" fo:orphans="0" fo:widows="0" fo:keep-with-next="auto"/>
    </style:style>
    <style:style style:name="P189" style:family="paragraph" style:parent-style-name="Standard">
      <style:paragraph-properties fo:orphans="0" fo:widows="0" fo:keep-with-next="auto"/>
    </style:style>
    <style:style style:name="P190" style:family="paragraph" style:parent-style-name="Heading_20_3">
      <style:paragraph-properties fo:orphans="0" fo:widows="0" fo:keep-with-next="auto"/>
      <style:text-properties fo:font-size="20pt" fo:font-weight="bold" style:font-size-asian="20pt" style:font-weight-asian="bold"/>
    </style:style>
    <style:style style:name="P191" style:family="paragraph" style:parent-style-name="Standard">
      <style:paragraph-properties fo:text-align="justify" style:justify-single-word="false" fo:orphans="2" fo:widows="2" fo:keep-with-next="always"/>
    </style:style>
    <style:style style:name="P192" style:family="paragraph" style:parent-style-name="Standard">
      <style:paragraph-properties fo:orphans="2" fo:widows="2" fo:keep-with-next="always"/>
    </style:style>
    <style:style style:name="P193" style:family="paragraph" style:parent-style-name="Standard">
      <style:paragraph-properties fo:margin-left="0.1484in" fo:margin-right="0in" fo:orphans="2" fo:widows="2" fo:text-indent="0in" style:auto-text-indent="false">
        <style:tab-stops>
          <style:tab-stop style:position="0.0984in"/>
        </style:tab-stops>
      </style:paragraph-properties>
    </style:style>
    <style:style style:name="P194" style:family="paragraph" style:parent-style-name="Standard">
      <style:paragraph-properties fo:margin-left="0.3453in" fo:margin-right="0in" fo:orphans="2" fo:widows="2" fo:text-indent="0in" style:auto-text-indent="false">
        <style:tab-stops>
          <style:tab-stop style:position="0.0984in"/>
        </style:tab-stops>
      </style:paragraph-properties>
    </style:style>
    <style:style style:name="P195" style:family="paragraph" style:parent-style-name="Standard">
      <style:paragraph-properties fo:margin-left="0.5425in" fo:margin-right="0in" fo:orphans="2" fo:widows="2" fo:text-indent="0in" style:auto-text-indent="false">
        <style:tab-stops>
          <style:tab-stop style:position="0.0984in"/>
        </style:tab-stops>
      </style:paragraph-properties>
    </style:style>
    <style:style style:name="P196" style:family="paragraph" style:parent-style-name="Standard">
      <style:paragraph-properties fo:margin-left="0.739in" fo:margin-right="0in" fo:orphans="2" fo:widows="2" fo:text-indent="0in" style:auto-text-indent="false">
        <style:tab-stops>
          <style:tab-stop style:position="0.0984in"/>
        </style:tab-stops>
      </style:paragraph-properties>
    </style:style>
    <style:style style:name="P197" style:family="paragraph" style:parent-style-name="Standard">
      <style:paragraph-properties fo:margin-left="0.739in" fo:margin-right="0in" fo:text-align="justify" style:justify-single-word="false" fo:orphans="2" fo:widows="2" fo:text-indent="0in" style:auto-text-indent="false">
        <style:tab-stops>
          <style:tab-stop style:position="0.0984in"/>
        </style:tab-stops>
      </style:paragraph-properties>
    </style:style>
    <style:style style:name="P198" style:family="paragraph" style:parent-style-name="Standard">
      <style:paragraph-properties fo:text-align="justify" style:justify-single-word="false" fo:orphans="2" fo:widows="2"/>
      <style:text-properties style:font-name="Courier New"/>
    </style:style>
    <style:style style:name="P199" style:family="paragraph" style:parent-style-name="Standard">
      <style:paragraph-properties fo:orphans="2" fo:widows="2"/>
      <style:text-properties style:font-name="Courier New"/>
    </style:style>
    <style:style style:name="P200" style:family="paragraph" style:parent-style-name="Heading_20_3">
      <style:paragraph-properties fo:text-align="justify" style:justify-single-word="false" fo:orphans="2" fo:widows="2"/>
      <style:text-properties fo:font-size="20pt" fo:font-weight="bold" style:font-size-asian="20pt" style:font-weight-asian="bold"/>
    </style:style>
    <style:style style:name="P201" style:family="paragraph" style:parent-style-name="Standard">
      <style:paragraph-properties fo:orphans="2" fo:widows="2"/>
      <style:text-properties fo:font-size="2.5pt" style:font-size-asian="2.5pt"/>
    </style:style>
    <style:style style:name="P202" style:family="paragraph" style:parent-style-name="Heading_20_1">
      <style:paragraph-properties fo:margin-left="0in" fo:margin-right="0in" fo:orphans="2" fo:widows="2" fo:text-indent="0in" style:auto-text-indent="false"/>
    </style:style>
    <style:style style:name="P203" style:family="paragraph" style:parent-style-name="Footer">
      <style:paragraph-properties fo:text-align="justify" style:justify-single-word="false" fo:orphans="2" fo:widows="2">
        <style:tab-stops/>
      </style:paragraph-properties>
    </style:style>
    <style:style style:name="P204" style:family="paragraph" style:parent-style-name="Standard">
      <style:paragraph-properties fo:orphans="2" fo:widows="2" fo:break-before="page"/>
    </style:style>
    <style:style style:name="P205" style:family="paragraph" style:parent-style-name="Standard">
      <style:paragraph-properties fo:orphans="2" fo:widows="2">
        <style:tab-stops>
          <style:tab-stop style:position="1.5752in"/>
        </style:tab-stops>
      </style:paragraph-properties>
    </style:style>
    <style:style style:name="P206" style:family="paragraph" style:parent-style-name="Heading_20_3">
      <style:paragraph-properties fo:text-align="justify" style:justify-single-word="false" fo:orphans="2" fo:widows="2"/>
    </style:style>
    <style:style style:name="P207" style:family="paragraph" style:parent-style-name="Footer">
      <style:paragraph-properties fo:orphans="2" fo:widows="2">
        <style:tab-stops/>
      </style:paragraph-properties>
      <style:text-properties style:font-name="Courier New"/>
    </style:style>
    <style:style style:name="P208" style:family="paragraph" style:parent-style-name="Footer">
      <style:paragraph-properties fo:text-align="justify" style:justify-single-word="false" fo:orphans="2" fo:widows="2">
        <style:tab-stops/>
      </style:paragraph-properties>
      <style:text-properties style:font-name="Courier New"/>
    </style:style>
    <style:style style:name="P209" style:family="paragraph" style:parent-style-name="Footer">
      <style:paragraph-properties fo:orphans="2" fo:widows="2"/>
    </style:style>
    <style:style style:name="P210" style:family="paragraph" style:parent-style-name="WW-Corps_20_de_20_texte_20_3">
      <style:paragraph-properties fo:orphans="2" fo:widows="2"/>
    </style:style>
    <style:style style:name="P211" style:family="paragraph" style:parent-style-name="Standard">
      <style:paragraph-properties fo:margin-left="0.1972in" fo:margin-right="0in" fo:orphans="2" fo:widows="2" fo:text-indent="0in" style:auto-text-indent="false"/>
    </style:style>
    <style:style style:name="P212" style:family="paragraph" style:parent-style-name="Standard">
      <style:paragraph-properties fo:orphans="2" fo:widows="2" fo:keep-with-next="always"/>
      <style:text-properties fo:font-size="2.5pt" style:font-size-asian="2.5pt"/>
    </style:style>
    <style:style style:name="P213" style:family="paragraph" style:parent-style-name="Footer">
      <style:paragraph-properties fo:orphans="2" fo:widows="2"/>
      <style:text-properties style:font-name="Courier New"/>
    </style:style>
    <style:style style:name="P214" style:family="paragraph" style:parent-style-name="Footer">
      <style:paragraph-properties fo:text-align="justify" style:justify-single-word="false" fo:orphans="2" fo:widows="2">
        <style:tab-stops/>
      </style:paragraph-properties>
      <style:text-properties style:font-name="Courier New" style:font-size-complex="12pt"/>
    </style:style>
    <style:style style:name="P215" style:family="paragraph" style:parent-style-name="Heading_20_3">
      <style:paragraph-properties fo:orphans="2" fo:widows="2"/>
      <style:text-properties fo:font-size="20pt" fo:font-weight="bold" style:font-size-asian="20pt" style:font-weight-asian="bold"/>
    </style:style>
    <style:style style:name="P216" style:family="paragraph" style:parent-style-name="Style_20_courrier">
      <style:paragraph-properties fo:orphans="2" fo:widows="2"/>
    </style:style>
    <style:style style:name="P217" style:family="paragraph" style:parent-style-name="Heading_20_2">
      <style:paragraph-properties fo:margin-left="0in" fo:margin-right="0in" fo:orphans="2" fo:widows="2" fo:text-indent="0in" style:auto-text-indent="false"/>
      <style:text-properties fo:font-weight="bold" style:font-weight-asian="bold"/>
    </style:style>
    <style:style style:name="P218" style:family="paragraph" style:parent-style-name="Standard">
      <style:paragraph-properties fo:margin-left="0.0984in" fo:margin-right="0in" fo:orphans="2" fo:widows="2" fo:text-indent="0in" style:auto-text-indent="false"/>
    </style:style>
    <style:style style:name="P219" style:family="paragraph" style:parent-style-name="Footer">
      <style:paragraph-properties fo:orphans="2" fo:widows="2">
        <style:tab-stops>
          <style:tab-stop style:position="0.2472in"/>
          <style:tab-stop style:position="0.4437in"/>
        </style:tab-stops>
      </style:paragraph-properties>
    </style:style>
    <style:style style:name="P220" style:family="paragraph" style:parent-style-name="Standard">
      <style:paragraph-properties fo:orphans="2" fo:widows="2">
        <style:tab-stops>
          <style:tab-stop style:position="0.2472in"/>
          <style:tab-stop style:position="0.4437in"/>
        </style:tab-stops>
      </style:paragraph-properties>
    </style:style>
    <style:style style:name="P221" style:family="paragraph" style:parent-style-name="Footer">
      <style:paragraph-properties fo:orphans="2" fo:widows="2">
        <style:tab-stops>
          <style:tab-stop style:position="0.4437in"/>
          <style:tab-stop style:position="0.8374in"/>
        </style:tab-stops>
      </style:paragraph-properties>
    </style:style>
    <style:style style:name="P222" style:family="paragraph" style:parent-style-name="Standard">
      <style:paragraph-properties fo:margin-left="0.4437in" fo:margin-right="0in" fo:text-align="justify" style:justify-single-word="false" fo:orphans="2" fo:widows="2" fo:text-indent="-0.4437in" style:auto-text-indent="false">
        <style:tab-stops>
          <style:tab-stop style:position="-0.1965in"/>
        </style:tab-stops>
      </style:paragraph-properties>
    </style:style>
    <style:style style:name="P223" style:family="paragraph" style:parent-style-name="Style_20_courrier">
      <style:paragraph-properties fo:orphans="2" fo:widows="2"/>
      <style:text-properties style:font-name="Courier New" fo:font-style="normal" style:font-style-asian="normal"/>
    </style:style>
    <style:style style:name="P224" style:family="paragraph" style:parent-style-name="Standard">
      <style:text-properties fo:language="en" fo:country="CA" fo:font-style="italic" fo:font-weight="bold" style:font-style-asian="italic" style:font-weight-asian="bold"/>
    </style:style>
    <style:style style:name="P225" style:family="paragraph" style:parent-style-name="Standard">
      <style:paragraph-properties fo:orphans="2" fo:widows="2"/>
      <style:text-properties fo:font-style="italic" fo:font-weight="bold" style:font-style-asian="italic" style:font-weight-asian="bold"/>
    </style:style>
    <style:style style:name="P226" style:family="paragraph" style:parent-style-name="Standard">
      <style:paragraph-properties fo:text-align="justify" style:justify-single-word="false" fo:orphans="2" fo:widows="2" fo:break-before="page"/>
    </style:style>
    <style:style style:name="P227" style:family="paragraph" style:parent-style-name="Standard">
      <style:paragraph-properties fo:orphans="2" fo:widows="2"/>
      <style:text-properties fo:font-size="20pt" fo:font-weight="bold" style:font-size-asian="20pt" style:font-weight-asian="bold"/>
    </style:style>
    <style:style style:name="P228" style:family="paragraph" style:parent-style-name="Heading_20_2">
      <style:paragraph-properties fo:margin-left="0in" fo:margin-right="0in" fo:orphans="2" fo:widows="2" fo:text-indent="0in" style:auto-text-indent="false"/>
    </style:style>
    <style:style style:name="P229" style:family="paragraph" style:parent-style-name="Text_20_body_20_indent">
      <style:paragraph-properties fo:orphans="2" fo:widows="2"/>
      <style:text-properties style:font-name="Courier New" style:font-name-complex="Courier New" style:font-size-complex="12pt"/>
    </style:style>
    <style:style style:name="P230" style:family="paragraph" style:parent-style-name="Standard">
      <style:paragraph-properties fo:text-align="justify" style:justify-single-word="false" fo:orphans="2" fo:widows="2"/>
      <style:text-properties style:font-name="Courier New" style:font-name-complex="Courier New" style:font-size-complex="12pt"/>
    </style:style>
    <style:style style:name="P231" style:family="paragraph" style:parent-style-name="Standard">
      <style:paragraph-properties fo:orphans="2" fo:widows="2"/>
      <style:text-properties fo:font-size="10pt" style:font-size-asian="10pt"/>
    </style:style>
    <style:style style:name="P232" style:family="paragraph" style:parent-style-name="Standard" style:master-page-name="">
      <style:paragraph-properties fo:orphans="0" fo:widows="0"/>
    </style:style>
    <style:style style:name="P233" style:family="paragraph" style:parent-style-name="Standard">
      <style:paragraph-properties fo:orphans="0" fo:widows="0"/>
    </style:style>
    <style:style style:name="P234" style:family="paragraph" style:parent-style-name="Standard">
      <style:paragraph-properties fo:orphans="2" fo:widows="2">
        <style:tab-stops>
          <style:tab-stop style:position="0.8374in"/>
        </style:tab-stops>
      </style:paragraph-properties>
    </style:style>
    <style:style style:name="P235" style:family="paragraph" style:parent-style-name="Standard">
      <style:paragraph-properties fo:orphans="2" fo:widows="2">
        <style:tab-stops>
          <style:tab-stop style:position="0.8374in"/>
        </style:tab-stops>
      </style:paragraph-properties>
      <style:text-properties style:font-name="Courier New"/>
    </style:style>
    <style:style style:name="P236" style:family="paragraph" style:parent-style-name="Footer">
      <style:paragraph-properties fo:orphans="2" fo:widows="2">
        <style:tab-stops>
          <style:tab-stop style:position="0.8374in"/>
        </style:tab-stops>
      </style:paragraph-properties>
    </style:style>
    <style:style style:name="P237" style:family="paragraph" style:parent-style-name="Footer" style:master-page-name="">
      <style:paragraph-properties fo:orphans="0" fo:widows="0">
        <style:tab-stops/>
      </style:paragraph-properties>
    </style:style>
    <style:style style:name="P238" style:family="paragraph" style:parent-style-name="Standard">
      <style:paragraph-properties fo:text-align="justify" style:justify-single-word="false" fo:orphans="2" fo:widows="2"/>
      <style:text-properties style:font-name="Courier New" fo:font-style="italic" style:font-style-asian="italic"/>
    </style:style>
    <style:style style:name="P239" style:family="paragraph" style:parent-style-name="Footer">
      <style:paragraph-properties fo:orphans="2" fo:widows="2">
        <style:tab-stops/>
      </style:paragraph-properties>
      <style:text-properties style:font-name="Courier New" style:font-size-complex="12pt"/>
    </style:style>
    <style:style style:name="P240" style:family="paragraph" style:parent-style-name="Footer">
      <style:paragraph-properties fo:margin-left="0.25in" fo:margin-right="0in" fo:text-align="justify" style:justify-single-word="false" fo:orphans="2" fo:widows="2" fo:text-indent="-0.25in" style:auto-text-indent="false">
        <style:tab-stops>
          <style:tab-stop style:position="0in"/>
        </style:tab-stops>
      </style:paragraph-properties>
    </style:style>
    <style:style style:name="P241" style:family="paragraph" style:parent-style-name="Footer">
      <style:paragraph-properties fo:margin-left="0.2472in" fo:margin-right="0in" fo:text-align="justify" style:justify-single-word="false" fo:orphans="2" fo:widows="2" fo:text-indent="-0.2472in" style:auto-text-indent="false">
        <style:tab-stops/>
      </style:paragraph-properties>
    </style:style>
    <style:style style:name="P242" style:family="paragraph" style:parent-style-name="Footer">
      <style:paragraph-properties fo:margin-left="0.2472in" fo:margin-right="0in" fo:orphans="2" fo:widows="2" fo:text-indent="-0.2472in" style:auto-text-indent="false">
        <style:tab-stops/>
      </style:paragraph-properties>
    </style:style>
    <style:style style:name="P243" style:family="paragraph" style:parent-style-name="Standard">
      <style:paragraph-properties fo:orphans="2" fo:widows="2"/>
      <style:text-properties fo:language="en" fo:country="CA" fo:font-style="italic" fo:font-weight="bold" style:font-style-asian="italic" style:font-weight-asian="bold"/>
    </style:style>
    <style:style style:name="P244" style:family="paragraph" style:parent-style-name="Heading_20_7">
      <style:paragraph-properties fo:orphans="2" fo:widows="2"/>
    </style:style>
    <style:style style:name="P245" style:family="paragraph" style:parent-style-name="Standard">
      <style:paragraph-properties fo:margin-left="0.0984in" fo:margin-right="0in" fo:orphans="2" fo:widows="2" fo:text-indent="-0.0984in" style:auto-text-indent="false"/>
    </style:style>
    <style:style style:name="P246" style:family="paragraph" style:parent-style-name="Standard">
      <style:paragraph-properties fo:margin-left="0.2472in" fo:margin-right="0in" fo:text-align="justify" style:justify-single-word="false" fo:orphans="2" fo:widows="2" fo:text-indent="-0.2472in" style:auto-text-indent="false"/>
    </style:style>
    <style:style style:name="P247" style:family="paragraph" style:parent-style-name="Standard">
      <style:paragraph-properties fo:margin-left="0.1972in" fo:margin-right="0in" fo:orphans="2" fo:widows="2" fo:text-indent="-0.1972in" style:auto-text-indent="false"/>
    </style:style>
    <style:style style:name="P248" style:family="paragraph" style:parent-style-name="Text_20_body_20_indent">
      <style:paragraph-properties fo:orphans="2" fo:widows="2"/>
      <style:text-properties style:font-name="Courier New"/>
    </style:style>
    <style:style style:name="P249" style:family="paragraph" style:parent-style-name="Standard">
      <style:paragraph-properties fo:orphans="2" fo:widows="2"/>
      <style:text-properties style:font-name="Courier New" style:font-size-complex="12pt"/>
    </style:style>
    <style:style style:name="P250" style:family="paragraph" style:parent-style-name="Standard">
      <style:paragraph-properties fo:text-align="justify" style:justify-single-word="false" fo:orphans="2" fo:widows="2"/>
      <style:text-properties style:font-name="Courier New" style:font-size-complex="12pt"/>
    </style:style>
    <style:style style:name="P251" style:family="paragraph" style:parent-style-name="Footer">
      <style:paragraph-properties fo:orphans="2" fo:widows="2"/>
      <style:text-properties style:font-name="Courier New" style:font-size-complex="12pt"/>
    </style:style>
    <style:style style:name="P252" style:family="paragraph" style:parent-style-name="Standard">
      <style:paragraph-properties fo:margin-left="1.5752in" fo:margin-right="0in" fo:orphans="2" fo:widows="2" fo:text-indent="0in" style:auto-text-indent="false">
        <style:tab-stops>
          <style:tab-stop style:position="0in"/>
        </style:tab-stops>
      </style:paragraph-properties>
      <style:text-properties fo:font-size="24pt" fo:font-style="italic" fo:font-weight="bold" style:font-size-asian="24pt" style:font-style-asian="italic" style:font-weight-asian="bold"/>
    </style:style>
    <style:style style:name="P253" style:family="paragraph" style:parent-style-name="Heading_20_3">
      <style:paragraph-properties fo:orphans="2" fo:widows="2"/>
    </style:style>
    <style:style style:name="P254" style:family="paragraph" style:parent-style-name="Standard" style:master-page-name="">
      <style:paragraph-properties fo:orphans="2" fo:widows="2" fo:break-before="page">
        <style:tab-stops>
          <style:tab-stop style:position="1.5752in"/>
        </style:tab-stops>
      </style:paragraph-properties>
    </style:style>
    <style:style style:name="P255" style:family="paragraph" style:parent-style-name="Standard">
      <style:paragraph-properties fo:margin-left="0.0252in" fo:margin-right="0.0252in" fo:orphans="2" fo:widows="2" fo:text-indent="0in" style:auto-text-indent="false"/>
    </style:style>
    <style:style style:name="P256" style:family="paragraph" style:parent-style-name="Standard">
      <style:paragraph-properties fo:text-align="justify" style:justify-single-word="false" fo:orphans="2" fo:widows="2">
        <style:tab-stops>
          <style:tab-stop style:position="0.1484in"/>
        </style:tab-stops>
      </style:paragraph-properties>
    </style:style>
    <style:style style:name="P257" style:family="paragraph" style:parent-style-name="Standard">
      <style:paragraph-properties fo:text-align="justify" style:justify-single-word="false" fo:orphans="2" fo:widows="2">
        <style:tab-stops>
          <style:tab-stop style:position="0.1484in"/>
        </style:tab-stops>
      </style:paragraph-properties>
      <style:text-properties fo:font-weight="bold" style:font-weight-asian="bold"/>
    </style:style>
    <style:style style:name="P258" style:family="paragraph" style:parent-style-name="Standard">
      <style:paragraph-properties fo:text-align="justify" style:justify-single-word="false" fo:orphans="2" fo:widows="2"/>
      <style:text-properties style:font-name="Courier New" style:font-name-complex="Courier New"/>
    </style:style>
    <style:style style:name="P259" style:family="paragraph" style:parent-style-name="Heading_20_1">
      <style:paragraph-properties fo:margin-left="0in" fo:margin-right="0in" fo:text-indent="0in" style:auto-text-indent="false"/>
      <style:text-properties fo:font-size="21pt" style:font-size-asian="21pt" style:font-size-complex="21pt"/>
    </style:style>
    <style:style style:name="P260" style:family="paragraph" style:parent-style-name="Standard">
      <style:paragraph-properties fo:text-align="justify" style:justify-single-word="false" fo:orphans="2" fo:widows="2"/>
      <style:text-properties fo:font-style="italic" fo:font-weight="bold" style:font-style-asian="italic" style:font-weight-asian="bold" style:font-style-complex="italic" style:font-weight-complex="bold"/>
    </style:style>
    <style:style style:name="P261" style:family="paragraph" style:parent-style-name="Standard">
      <style:paragraph-properties fo:text-align="justify" style:justify-single-word="false" fo:orphans="2" fo:widows="2">
        <style:tab-stops>
          <style:tab-stop style:position="0.2472in"/>
        </style:tab-stops>
      </style:paragraph-properties>
      <style:text-properties fo:font-style="italic" fo:font-weight="bold" style:font-style-asian="italic" style:font-weight-asian="bold" style:font-style-complex="italic" style:font-weight-complex="bold"/>
    </style:style>
    <style:style style:name="P262" style:family="paragraph" style:parent-style-name="Standard">
      <style:paragraph-properties fo:text-align="justify" style:justify-single-word="false" fo:orphans="2" fo:widows="2">
        <style:tab-stops>
          <style:tab-stop style:position="0.2472in"/>
        </style:tab-stops>
      </style:paragraph-properties>
    </style:style>
    <style:style style:name="P263" style:family="paragraph" style:parent-style-name="Standard">
      <style:paragraph-properties fo:orphans="2" fo:widows="2"/>
      <style:text-properties fo:font-size="10pt" style:font-size-asian="10pt" style:font-size-complex="10pt"/>
    </style:style>
    <style:style style:name="P264" style:family="paragraph" style:parent-style-name="Heading_20_3">
      <style:paragraph-properties fo:orphans="2" fo:widows="2">
        <style:tab-stops>
          <style:tab-stop style:position="3.3472in"/>
          <style:tab-stop style:position="4.8236in"/>
        </style:tab-stops>
      </style:paragraph-properties>
      <style:text-properties fo:font-size="20pt" fo:font-weight="bold" style:font-size-asian="20pt" style:font-weight-asian="bold" style:font-size-complex="20pt" style:font-weight-complex="bold"/>
    </style:style>
    <style:style style:name="P265" style:family="paragraph" style:parent-style-name="Standard">
      <style:paragraph-properties fo:text-align="justify" style:justify-single-word="false" fo:orphans="2" fo:widows="2"/>
      <style:text-properties fo:font-weight="bold" style:font-weight-asian="bold" style:font-weight-complex="bold"/>
    </style:style>
    <style:style style:name="P266" style:family="paragraph" style:parent-style-name="Standard">
      <style:paragraph-properties fo:orphans="2" fo:widows="2"/>
      <style:text-properties fo:font-size="2.5pt" style:font-size-asian="2.5pt" style:font-size-complex="2.5pt"/>
    </style:style>
    <style:style style:name="P267" style:family="paragraph" style:parent-style-name="Heading_20_2">
      <style:paragraph-properties fo:margin-left="0in" fo:margin-right="0in" fo:orphans="2" fo:widows="2" fo:text-indent="0in" style:auto-text-indent="false"/>
      <style:text-properties fo:font-weight="bold" style:font-weight-asian="bold" style:font-weight-complex="bold"/>
    </style:style>
    <style:style style:name="P268" style:family="paragraph" style:parent-style-name="Standard">
      <style:paragraph-properties fo:orphans="2" fo:widows="2"/>
      <style:text-properties style:font-name="Courier New" style:font-name-complex="Courier New"/>
    </style:style>
    <style:style style:name="P269" style:family="paragraph" style:parent-style-name="Style_20_courrier">
      <style:paragraph-properties fo:orphans="2" fo:widows="2"/>
      <style:text-properties style:font-name="Courier New" fo:font-style="normal" style:font-style-asian="normal" style:font-name-complex="Courier New" style:font-style-complex="normal"/>
    </style:style>
    <style:style style:name="P270" style:family="paragraph" style:parent-style-name="Standard">
      <style:paragraph-properties fo:margin-left="0.9362in" fo:margin-right="0in" fo:text-align="justify" style:justify-single-word="false" fo:orphans="2" fo:widows="2" fo:text-indent="-0.9362in" style:auto-text-indent="false"/>
    </style:style>
    <style:style style:name="P271" style:family="paragraph" style:parent-style-name="Text_20_body_20_indent">
      <style:paragraph-properties fo:orphans="2" fo:widows="2"/>
      <style:text-properties style:font-name="Courier New" style:font-name-complex="Courier New"/>
    </style:style>
    <style:style style:name="P272" style:family="paragraph" style:parent-style-name="Standard">
      <style:paragraph-properties fo:orphans="2" fo:widows="2">
        <style:tab-stops>
          <style:tab-stop style:position="0.2472in"/>
        </style:tab-stops>
      </style:paragraph-properties>
      <style:text-properties style:font-name="Courier New" fo:font-size="11pt" style:font-size-asian="11pt" style:font-name-complex="Courier New" style:font-size-complex="11pt"/>
    </style:style>
    <style:style style:name="P273" style:family="paragraph" style:parent-style-name="Text_20_body_20_indent">
      <style:paragraph-properties fo:margin-left="0.2472in" fo:margin-right="0in" fo:orphans="2" fo:widows="2" fo:text-indent="0in" style:auto-text-indent="false"/>
    </style:style>
    <style:style style:name="P274" style:family="paragraph" style:parent-style-name="Footer">
      <style:paragraph-properties fo:orphans="2" fo:widows="2">
        <style:tab-stops/>
      </style:paragraph-properties>
      <style:text-properties style:font-name="Courier New" style:font-name-complex="Courier New"/>
    </style:style>
    <style:style style:name="P275" style:family="paragraph" style:parent-style-name="Text_20_body_20_indent">
      <style:paragraph-properties fo:orphans="2" fo:widows="2">
        <style:tab-stops>
          <style:tab-stop style:position="0.2472in"/>
          <style:tab-stop style:position="1.0346in"/>
        </style:tab-stops>
      </style:paragraph-properties>
    </style:style>
    <style:style style:name="P276" style:family="paragraph" style:parent-style-name="Text_20_body_20_indent">
      <style:paragraph-properties fo:orphans="2" fo:widows="2">
        <style:tab-stops>
          <style:tab-stop style:position="0.3453in"/>
          <style:tab-stop style:position="1.0346in"/>
        </style:tab-stops>
      </style:paragraph-properties>
    </style:style>
    <style:style style:name="P277" style:family="paragraph" style:parent-style-name="Heading_20_2">
      <style:paragraph-properties fo:margin-left="0in" fo:margin-right="0in" fo:orphans="2" fo:widows="2" fo:text-indent="0in" style:auto-text-indent="false"/>
      <style:text-properties fo:font-size="20pt" fo:font-weight="bold" style:font-size-asian="20pt" style:font-weight-asian="bold" style:font-size-complex="20pt" style:font-weight-complex="bold"/>
    </style:style>
    <style:style style:name="P278" style:family="paragraph" style:parent-style-name="Standard">
      <style:paragraph-properties fo:text-align="justify" style:justify-single-word="false" fo:break-before="page"/>
    </style:style>
    <style:style style:name="P279" style:family="paragraph" style:parent-style-name="Heading_20_3">
      <style:paragraph-properties fo:orphans="2" fo:widows="2"/>
      <style:text-properties fo:font-size="20pt" fo:font-weight="bold" style:font-size-asian="20pt" style:font-weight-asian="bold" style:font-size-complex="20pt" style:font-weight-complex="bold"/>
    </style:style>
    <style:style style:name="P280" style:family="paragraph" style:parent-style-name="Standard">
      <style:paragraph-properties fo:orphans="2" fo:widows="2"/>
      <style:text-properties style:font-name="Courier New" fo:font-size="9pt" fo:font-weight="bold" style:font-size-asian="9pt" style:font-weight-asian="bold" style:font-name-complex="Courier New" style:font-size-complex="9pt" style:font-weight-complex="bold"/>
    </style:style>
    <style:style style:name="P281" style:family="paragraph" style:parent-style-name="Standard">
      <style:paragraph-properties fo:margin-left="0.1972in" fo:margin-right="0in" fo:orphans="2" fo:widows="2" fo:text-indent="-0.1972in" style:auto-text-indent="false">
        <style:tab-stops>
          <style:tab-stop style:position="-0.0984in"/>
        </style:tab-stops>
      </style:paragraph-properties>
    </style:style>
    <style:style style:name="P282" style:family="paragraph" style:parent-style-name="Standard">
      <style:paragraph-properties fo:orphans="2" fo:widows="2"/>
      <style:text-properties style:font-name="Courier New" fo:font-size="10pt" style:font-size-asian="10pt" style:font-name-complex="Courier New" style:font-size-complex="10pt"/>
    </style:style>
    <style:style style:name="P283" style:family="paragraph" style:parent-style-name="Standard">
      <style:paragraph-properties fo:orphans="2" fo:widows="2"/>
      <style:text-properties style:font-name="Courier New" fo:font-style="italic" fo:font-weight="bold" style:font-style-asian="italic" style:font-weight-asian="bold" style:font-name-complex="Courier New" style:font-style-complex="italic" style:font-weight-complex="bold"/>
    </style:style>
    <style:style style:name="P284" style:family="paragraph" style:parent-style-name="Standard">
      <style:paragraph-properties fo:text-align="justify" style:justify-single-word="false" fo:orphans="2" fo:widows="2"/>
      <style:text-properties fo:language="en" fo:country="CA" fo:font-style="italic" fo:font-weight="bold" style:font-style-asian="italic" style:font-weight-asian="bold"/>
    </style:style>
    <style:style style:name="P285" style:family="paragraph" style:parent-style-name="Standard">
      <style:paragraph-properties fo:orphans="2" fo:widows="2"/>
      <style:text-properties style:font-name="Courier New1" fo:font-size="10pt" style:font-name-asian="Courier New1" style:font-size-asian="10pt" style:font-name-complex="Courier New1" style:font-size-complex="10pt"/>
    </style:style>
    <style:style style:name="P286" style:family="paragraph" style:parent-style-name="Standard">
      <style:paragraph-properties style:text-autospace="none"/>
      <style:text-properties style:font-name="Courier New1" fo:font-size="10pt" style:font-name-asian="Courier New1" style:font-size-asian="10pt" style:font-name-complex="Courier New1" style:font-size-complex="10pt"/>
    </style:style>
    <style:style style:name="P287" style:family="paragraph" style:parent-style-name="Standard">
      <style:paragraph-properties fo:orphans="2" fo:widows="2"/>
      <style:text-properties style:font-name="Courier New" fo:font-size="8pt" style:font-size-asian="8pt" style:font-name-complex="Courier New" style:font-size-complex="8pt"/>
    </style:style>
    <style:style style:name="P288" style:family="paragraph" style:parent-style-name="Standard">
      <style:text-properties style:font-name="Courier New1" fo:font-size="10pt" style:font-name-asian="Courier New1" style:font-size-asian="10pt" style:font-name-complex="Courier New1" style:font-size-complex="10pt"/>
    </style:style>
    <style:style style:name="P289" style:family="paragraph" style:parent-style-name="Standard">
      <style:paragraph-properties fo:orphans="2" fo:widows="2" style:text-autospace="ideograph-alpha"/>
      <style:text-properties style:font-name="Courier New" style:font-name-complex="Courier New"/>
    </style:style>
    <style:style style:name="P290" style:family="paragraph" style:parent-style-name="Standard">
      <style:paragraph-properties fo:text-align="justify" style:justify-single-word="false" fo:orphans="2" fo:widows="2" fo:break-before="page"/>
      <style:text-properties fo:language="en" fo:country="CA" fo:font-style="italic" fo:font-weight="bold" style:font-style-asian="italic" style:font-weight-asian="bold"/>
    </style:style>
    <style:style style:name="P291" style:family="paragraph" style:parent-style-name="WW-Texte_20_brut">
      <style:paragraph-properties fo:text-align="center" style:justify-single-word="false" fo:break-before="page"/>
      <style:text-properties style:font-name="Times New Roman" fo:font-size="18pt" fo:font-weight="bold" style:font-size-asian="18pt" style:font-weight-asian="bold" style:font-name-complex="Times New Roman" style:font-size-complex="18pt"/>
    </style:style>
    <style:style style:name="P292" style:family="paragraph" style:parent-style-name="WW-Texte_20_brut">
      <style:paragraph-properties fo:text-align="center" style:justify-single-word="false"/>
      <style:text-properties style:font-name="Times New Roman" fo:font-size="18pt" fo:font-weight="bold" style:font-size-asian="18pt" style:font-weight-asian="bold" style:font-name-complex="Times New Roman" style:font-size-complex="18pt"/>
    </style:style>
    <style:style style:name="P293" style:family="paragraph" style:parent-style-name="WW-Texte_20_brut">
      <style:text-properties style:font-name="Times New Roman" fo:font-size="12pt" fo:font-weight="bold" style:font-size-asian="12pt" style:font-weight-asian="bold" style:font-size-complex="12pt" style:font-weight-complex="bold"/>
    </style:style>
    <style:style style:name="P294" style:family="paragraph" style:parent-style-name="WW-Texte_20_brut">
      <style:paragraph-properties fo:margin-left="0.25in" fo:margin-right="0in" fo:text-indent="-0.25in" style:auto-text-indent="false"/>
    </style:style>
    <style:style style:name="P295" style:family="paragraph" style:parent-style-name="WW-Texte_20_brut">
      <style:paragraph-properties fo:margin-left="0.25in" fo:margin-right="0in" fo:text-indent="-0.25in" style:auto-text-indent="false">
        <style:tab-stops/>
      </style:paragraph-properties>
    </style:style>
    <style:style style:name="P296" style:family="paragraph" style:parent-style-name="WW-Texte_20_brut">
      <style:text-properties style:font-name="Times New Roman" fo:font-size="12pt" fo:font-weight="bold" style:font-size-asian="12pt" style:font-weight-asian="bold" style:font-name-complex="Times New Roman" style:font-size-complex="12pt"/>
    </style:style>
    <style:style style:name="P297" style:family="paragraph" style:parent-style-name="WW-Texte_20_brut">
      <style:paragraph-properties fo:keep-with-next="always"/>
      <style:text-properties style:font-name="Times New Roman" fo:font-size="12pt" fo:font-weight="bold" style:font-size-asian="12pt" style:font-weight-asian="bold" style:font-name-complex="Times New Roman" style:font-size-complex="12pt"/>
    </style:style>
    <style:style style:name="P298" style:family="paragraph" style:parent-style-name="WW-Texte_20_brut">
      <style:paragraph-properties fo:keep-with-next="always"/>
    </style:style>
    <style:style style:name="P299" style:family="paragraph" style:parent-style-name="WW-Texte_20_brut">
      <style:paragraph-properties fo:text-align="justify" style:justify-single-word="false" fo:orphans="2" fo:widows="2"/>
      <style:text-properties fo:language="en" fo:country="CA" fo:font-style="italic" fo:font-weight="bold" style:font-style-asian="italic" style:font-weight-asian="bold"/>
    </style:style>
    <style:style style:name="T1" style:family="text">
      <style:text-properties fo:font-style="italic" style:font-style-asian="italic"/>
    </style:style>
    <style:style style:name="T2" style:family="text" style:parent-style-name="Internet_20_link">
      <style:text-properties fo:color="#000000"/>
    </style:style>
    <style:style style:name="T3" style:family="text">
      <style:text-properties fo:font-size="12pt" style:font-size-asian="12pt"/>
    </style:style>
    <style:style style:name="T4" style:family="text">
      <style:text-properties fo:font-size="12pt" style:text-underline-style="solid" style:text-underline-width="auto" style:text-underline-color="font-color" style:font-size-asian="12pt"/>
    </style:style>
    <style:style style:name="T5" style:family="text">
      <style:text-properties fo:font-size="12pt" style:font-size-asian="12pt" style:font-size-complex="12pt"/>
    </style:style>
    <style:style style:name="T6" style:family="text">
      <style:text-properties fo:language="en" fo:country="CA"/>
    </style:style>
    <style:style style:name="T7" style:family="text">
      <style:text-properties fo:language="en" fo:country="CA" fo:font-weight="bold" style:font-weight-asian="bold"/>
    </style:style>
    <style:style style:name="T8" style:family="text">
      <style:text-properties fo:language="en" fo:country="CA" fo:font-style="italic" fo:font-weight="bold" style:font-style-asian="italic" style:font-weight-asian="bold"/>
    </style:style>
    <style:style style:name="T9" style:family="text">
      <style:text-properties fo:color="#000080" style:font-name="Courier New" fo:font-size="11pt" fo:language="en" fo:country="CA" style:font-size-asian="11pt"/>
    </style:style>
    <style:style style:name="T10" style:family="text">
      <style:text-properties fo:color="#000080" style:font-name="Courier New" fo:font-size="11pt" fo:language="en" fo:country="CA" fo:font-weight="bold" style:font-size-asian="11pt" style:font-weight-asian="bold"/>
    </style:style>
    <style:style style:name="T11" style:family="text">
      <style:text-properties fo:language="en" fo:country="CA" fo:font-style="italic" style:font-style-asian="italic"/>
    </style:style>
    <style:style style:name="T12" style:family="text">
      <style:text-properties fo:color="#000080" style:font-name="Courier New" fo:language="en" fo:country="CA" fo:background-color="transparent"/>
    </style:style>
    <style:style style:name="T13" style:family="text">
      <style:text-properties fo:color="#000080" style:font-name="Courier New" fo:language="en" fo:country="CA" fo:font-weight="bold" fo:background-color="transparent" style:font-weight-asian="bold"/>
    </style:style>
    <style:style style:name="T14" style:family="text">
      <style:text-properties style:font-name="Courier New" fo:language="en" fo:country="CA"/>
    </style:style>
    <style:style style:name="T15" style:family="text">
      <style:text-properties style:font-name="Courier New" fo:language="en" fo:country="CA" fo:font-weight="bold" style:font-weight-asian="bold"/>
    </style:style>
    <style:style style:name="T16" style:family="text">
      <style:text-properties style:font-name="Courier New" fo:language="en" fo:country="CA" fo:font-style="italic" style:font-style-asian="italic"/>
    </style:style>
    <style:style style:name="T17" style:family="text">
      <style:text-properties style:font-name="Symbol" fo:language="en" fo:country="CA"/>
    </style:style>
    <style:style style:name="T18" style:family="text">
      <style:text-properties fo:color="#000080" style:font-name="Courier New" fo:language="en" fo:country="CA"/>
    </style:style>
    <style:style style:name="T19" style:family="text">
      <style:text-properties fo:color="#000080" style:font-name="Courier New" fo:language="en" fo:country="CA" fo:font-weight="bold" style:font-weight-asian="bold"/>
    </style:style>
    <style:style style:name="T20" style:family="text">
      <style:text-properties fo:color="#808080" fo:language="en" fo:country="CA" fo:font-weight="bold" style:font-weight-asian="bold"/>
    </style:style>
    <style:style style:name="T21" style:family="text">
      <style:text-properties fo:color="#808080" fo:language="en" fo:country="CA" fo:font-style="italic" fo:font-weight="bold" style:font-style-asian="italic" style:font-weight-asian="bold"/>
    </style:style>
    <style:style style:name="T22" style:family="text">
      <style:text-properties fo:font-size="48pt" fo:font-style="italic" style:font-size-asian="48pt" style:font-style-asian="italic" style:font-size-complex="48pt" style:font-style-complex="italic"/>
    </style:style>
    <style:style style:name="T23" style:family="text">
      <style:text-properties fo:font-size="36pt" fo:font-style="italic" style:font-size-asian="36pt" style:font-style-asian="italic" style:font-size-complex="36pt" style:font-style-complex="italic"/>
    </style:style>
    <style:style style:name="T24" style:family="text">
      <style:text-properties fo:font-style="italic" fo:font-weight="bold" style:font-style-asian="italic" style:font-weight-asian="bold"/>
    </style:style>
    <style:style style:name="T25" style:family="text" style:parent-style-name="Internet_20_link">
      <style:text-properties fo:color="#000000" fo:font-style="italic" fo:font-weight="bold" style:font-style-asian="italic" style:font-weight-asian="bold"/>
    </style:style>
    <style:style style:name="T26" style:family="text">
      <style:text-properties fo:font-style="italic" fo:font-weight="bold" style:font-style-asian="italic" style:font-weight-asian="bold" style:font-style-complex="italic" style:font-weight-complex="bold"/>
    </style:style>
    <style:style style:name="T27" style:family="text" style:parent-style-name="Internet_20_link">
      <style:text-properties fo:color="#000000" fo:font-style="italic" fo:font-weight="bold" style:font-style-asian="italic" style:font-weight-asian="bold" style:font-style-complex="italic" style:font-weight-complex="bold"/>
    </style:style>
    <style:style style:name="T28" style:family="text">
      <style:text-properties style:font-name="Courier New" fo:font-style="italic" style:font-style-asian="italic" style:font-name-complex="Courier New" style:font-style-complex="italic"/>
    </style:style>
    <style:style style:name="T29" style:family="text">
      <style:text-properties style:font-style-complex="italic"/>
    </style:style>
    <style:style style:name="T30" style:family="text">
      <style:text-properties style:font-name="Courier New" fo:font-style="normal" fo:font-weight="bold" style:font-style-asian="normal" style:font-weight-asian="bold" style:font-name-complex="Courier New" style:font-style-complex="normal" style:font-weight-complex="bold"/>
    </style:style>
    <style:style style:name="T31" style:family="text">
      <style:text-properties style:font-name="Courier New" fo:font-style="normal" style:font-style-asian="normal" style:font-name-complex="Courier New" style:font-style-complex="normal" style:font-weight-complex="bold"/>
    </style:style>
    <style:style style:name="T32" style:family="text">
      <style:text-properties fo:font-weight="bold" style:font-weight-asian="bold" style:font-weight-complex="bold"/>
    </style:style>
    <style:style style:name="T33" style:family="text">
      <style:text-properties style:font-name="Courier New" style:font-name-complex="Courier New"/>
    </style:style>
    <style:style style:name="T34" style:family="text">
      <style:text-properties style:font-name="Courier New" fo:font-style="italic" style:font-style-asian="italic" style:font-name-complex="Courier New"/>
    </style:style>
    <style:style style:name="T35" style:family="text">
      <style:text-properties fo:font-style="italic" style:font-style-asian="italic" style:font-style-complex="italic"/>
    </style:style>
    <style:style style:name="T36" style:family="text">
      <style:text-properties style:font-name="Courier New" fo:font-weight="bold" style:font-weight-asian="bold" style:font-name-complex="Courier New"/>
    </style:style>
    <style:style style:name="T37" style:family="text">
      <style:text-properties style:font-name="Symbol"/>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style:font-name="Courier New" fo:font-weight="bold" style:font-weight-asian="bold" style:font-name-complex="Courier New" style:font-weight-complex="bold"/>
    </style:style>
    <style:style style:name="T40" style:family="text">
      <style:text-properties style:font-name="Courier New" fo:font-weight="bold" fo:background-color="transparent" style:font-weight-asian="bold" style:font-name-complex="Courier New" style:font-weight-complex="bold"/>
    </style:style>
    <style:style style:name="T41" style:family="text">
      <style:text-properties style:font-name="Courier New" fo:background-color="transparent" style:font-name-complex="Courier New"/>
    </style:style>
    <style:style style:name="T42" style:family="text">
      <style:text-properties fo:font-size="48pt" fo:language="en" fo:country="CA" fo:font-style="italic" style:font-size-asian="48pt" style:font-style-asian="italic"/>
    </style:style>
    <style:style style:name="T43" style:family="text">
      <style:text-properties fo:font-size="12pt" fo:language="en" fo:country="CA" fo:font-style="italic" style:font-size-asian="12pt" style:font-style-asian="italic"/>
    </style:style>
    <style:style style:name="T44" style:family="text">
      <style:text-properties fo:font-size="24pt" fo:language="en" fo:country="CA" fo:font-weight="bold" style:font-size-asian="24pt" style:font-weight-asian="bold"/>
    </style:style>
    <style:style style:name="T45" style:family="text">
      <style:text-properties fo:font-size="24pt" fo:language="en" fo:country="CA" fo:font-style="italic" fo:font-weight="bold" style:font-size-asian="24pt" style:font-style-asian="italic" style:font-weight-asian="bold"/>
    </style:style>
    <style:style style:name="T46" style:family="text">
      <style:text-properties style:font-name="Courier New" fo:language="en" fo:country="CA" fo:font-style="italic" fo:font-weight="bold" style:font-style-asian="italic" style:font-weight-asian="bold"/>
    </style:style>
    <style:style style:name="T47" style:family="text">
      <style:text-properties style:font-name="Courier New" fo:font-style="italic" fo:font-weight="bold" style:font-style-asian="italic" style:font-weight-asian="bold" style:font-size-complex="12pt"/>
    </style:style>
    <style:style style:name="T48" style:family="text">
      <style:text-properties style:font-name="Courier New" style:font-size-complex="12pt"/>
    </style:style>
    <style:style style:name="T49" style:family="text">
      <style:text-properties style:font-name="Courier New" fo:font-weight="bold" style:font-weight-asian="bold" style:font-size-complex="12pt"/>
    </style:style>
    <style:style style:name="T50" style:family="text">
      <style:text-properties style:font-name="Courier New" fo:language="en" fo:country="CA" fo:font-style="italic" style:font-style-asian="italic" style:font-name-complex="Courier New"/>
    </style:style>
    <style:style style:name="T51" style:family="text">
      <style:text-properties style:font-name="Wingdings" fo:language="en" fo:country="CA" fo:font-style="italic" style:font-style-asian="italic"/>
    </style:style>
    <style:style style:name="T52" style:family="text">
      <style:text-properties fo:font-size="20pt" fo:language="en" fo:country="CA" fo:font-weight="bold" style:font-size-asian="20pt" style:font-weight-asian="bold"/>
    </style:style>
    <style:style style:name="T53" style:family="text">
      <style:text-properties fo:font-size="20pt" fo:language="en" fo:country="CA" fo:font-style="italic" fo:font-weight="bold" style:font-size-asian="20pt" style:font-style-asian="italic" style:font-weight-asian="bold"/>
    </style:style>
    <style:style style:name="T54" style:family="text">
      <style:text-properties style:font-name="Courier New" fo:font-style="italic" style:font-style-asian="italic" style:font-size-complex="12pt"/>
    </style:style>
    <style:style style:name="T55" style:family="text">
      <style:text-properties style:text-position="super 58%" fo:language="en" fo:country="CA" fo:font-weight="bold" style:font-weight-asian="bold"/>
    </style:style>
    <style:style style:name="T56" style:family="text">
      <style:text-properties style:text-position="super 58%" style:font-name="Courier New" fo:language="en" fo:country="CA"/>
    </style:style>
    <style:style style:name="T57" style:family="text">
      <style:text-properties fo:font-size="48pt" fo:font-style="italic" style:font-size-asian="48pt" style:font-style-asian="italic"/>
    </style:style>
    <style:style style:name="T58" style:family="text">
      <style:text-properties fo:font-size="12pt" fo:font-style="italic" style:font-size-asian="12pt" style:font-style-asian="italic"/>
    </style:style>
    <style:style style:name="T59" style:family="text">
      <style:text-properties style:font-name="Courier New" fo:font-style="italic" fo:font-weight="bold" style:font-style-asian="italic" style:font-weight-asian="bold" style:font-name-complex="Courier New"/>
    </style:style>
    <style:style style:name="T60" style:family="text">
      <style:text-properties fo:font-size="24pt" fo:font-weight="bold" style:font-size-asian="24pt" style:font-weight-asian="bold"/>
    </style:style>
    <style:style style:name="T61" style:family="text">
      <style:text-properties fo:font-size="24pt" fo:font-style="italic" fo:font-weight="bold" style:font-size-asian="24pt" style:font-style-asian="italic" style:font-weight-asian="bold"/>
    </style:style>
    <style:style style:name="T62" style:family="text">
      <style:text-properties style:font-name="Courier New" fo:font-style="italic" style:font-style-asian="italic"/>
    </style:style>
    <style:style style:name="T63" style:family="text">
      <style:text-properties style:font-name="Courier New" fo:font-size="11pt" style:font-size-asian="11pt" style:font-size-complex="11pt"/>
    </style:style>
    <style:style style:name="T64" style:family="text">
      <style:text-properties style:font-name="Courier New" fo:font-size="11pt" fo:font-weight="bold" style:font-size-asian="11pt" style:font-weight-asian="bold" style:font-size-complex="11pt"/>
    </style:style>
    <style:style style:name="T65" style:family="text">
      <style:text-properties style:font-name="Courier New" fo:font-size="11pt" fo:font-style="italic" fo:font-weight="bold" style:font-size-asian="11pt" style:font-style-asian="italic" style:font-weight-asian="bold" style:font-size-complex="11pt"/>
    </style:style>
    <style:style style:name="T66" style:family="text">
      <style:text-properties style:font-name="Courier New" fo:font-size="11pt" fo:font-style="italic" style:font-size-asian="11pt" style:font-style-asian="italic" style:font-size-complex="11pt"/>
    </style:style>
    <style:style style:name="T67" style:family="text">
      <style:text-properties style:font-name="Courier New" fo:font-size="11pt" style:font-size-asian="11pt"/>
    </style:style>
    <style:style style:name="T68" style:family="text">
      <style:text-properties style:font-name="Courier New" fo:font-size="11pt" fo:font-style="italic" fo:font-weight="bold" style:font-size-asian="11pt" style:font-style-asian="italic" style:font-weight-asian="bold"/>
    </style:style>
    <style:style style:name="T69" style:family="text">
      <style:text-properties style:font-name="Courier New" fo:font-size="11pt" fo:font-weight="bold" style:font-size-asian="11pt" style:font-weight-asian="bold"/>
    </style:style>
    <style:style style:name="T70" style:family="text">
      <style:text-properties style:font-name="Courier New"/>
    </style:style>
    <style:style style:name="T71" style:family="text">
      <style:text-properties style:font-name="Courier New" fo:font-weight="bold" style:font-weight-asian="bold"/>
    </style:style>
    <style:style style:name="T72" style:family="text">
      <style:text-properties style:font-name="Wingdings" fo:font-style="italic" style:font-style-asian="italic"/>
    </style:style>
    <style:style style:name="T73" style:family="text">
      <style:text-properties fo:font-weight="bold" style:font-weight-asian="bold"/>
    </style:style>
    <style:style style:name="T74" style:family="text">
      <style:text-properties style:font-name="Courier New" fo:font-style="italic" fo:font-weight="bold" style:font-style-asian="italic" style:font-weight-asian="bold"/>
    </style:style>
    <style:style style:name="T75" style:family="text">
      <style:text-properties fo:font-size="18pt" fo:font-style="italic" style:font-size-asian="18pt" style:font-style-asian="italic"/>
    </style:style>
    <style:style style:name="T76" style:family="text">
      <style:text-properties fo:font-size="18pt" style:font-size-asian="18pt"/>
    </style:style>
    <style:style style:name="T77" style:family="text">
      <style:text-properties fo:font-size="20pt" fo:font-weight="bold" style:font-size-asian="20pt" style:font-weight-asian="bold"/>
    </style:style>
    <style:style style:name="T78" style:family="text">
      <style:text-properties style:text-position="super 58%" fo:font-size="20pt" fo:font-weight="bold" style:font-size-asian="20pt" style:font-weight-asian="bold"/>
    </style:style>
    <style:style style:name="T79" style:family="text">
      <style:text-properties fo:font-size="20pt" fo:font-style="italic" fo:font-weight="bold" style:font-size-asian="20pt" style:font-style-asian="italic" style:font-weight-asian="bold"/>
    </style:style>
    <style:style style:name="T80" style:family="text">
      <style:text-properties style:font-name="Courier New" fo:font-style="normal" fo:font-weight="bold" style:font-style-asian="normal" style:font-weight-asian="bold"/>
    </style:style>
    <style:style style:name="T81" style:family="text">
      <style:text-properties style:font-name="Courier New" fo:font-style="normal" style:font-style-asian="normal"/>
    </style:style>
    <style:style style:name="T82" style:family="text">
      <style:text-properties style:font-name="Courier New" style:font-name-complex="Courier New" style:font-size-complex="12pt"/>
    </style:style>
    <style:style style:name="T83" style:family="text">
      <style:text-properties style:font-name="Courier New" fo:font-weight="bold" style:font-weight-asian="bold" style:font-name-complex="Courier New" style:font-size-complex="12pt"/>
    </style:style>
    <style:style style:name="T84" style:family="text">
      <style:text-properties style:font-name="Courier New" fo:font-size="10pt" style:font-size-asian="10pt"/>
    </style:style>
    <style:style style:name="T85" style:family="text">
      <style:text-properties style:font-name="Courier New" fo:font-size="10pt" fo:font-weight="bold" style:font-size-asian="10pt" style:font-weight-asian="bold"/>
    </style:style>
    <style:style style:name="T86" style:family="text">
      <style:text-properties fo:font-size="10pt" style:font-size-asian="10pt"/>
    </style:style>
    <style:style style:name="T87" style:family="text">
      <style:text-properties style:text-position="super 58%"/>
    </style:style>
    <style:style style:name="T88" style:family="text">
      <style:text-properties style:font-name="Symbol1" fo:font-size="12pt"/>
    </style:style>
    <style:style style:name="T89" style:family="text">
      <style:text-properties fo:font-size="24pt" fo:font-style="italic" style:font-size-asian="24pt" style:font-style-asian="italic" style:font-size-complex="24pt" style:font-style-complex="italic"/>
    </style:style>
    <style:style style:name="T90" style:family="text">
      <style:text-properties style:font-name="Courier New" style:font-name-complex="Courier New" style:font-style-complex="italic"/>
    </style:style>
    <style:style style:name="T91" style:family="text">
      <style:text-properties style:font-name="Symbol" style:font-name-complex="Symbol"/>
    </style:style>
    <style:style style:name="T92" style:family="text">
      <style:text-properties fo:font-size="11pt" style:font-size-asian="11pt" style:font-size-complex="11pt"/>
    </style:style>
    <style:style style:name="T93" style:family="text">
      <style:text-properties style:font-name="Courier New" fo:font-style="italic" fo:font-weight="bold" style:font-style-asian="italic" style:font-weight-asian="bold" style:font-name-complex="Courier New" style:font-style-complex="italic" style:font-weight-complex="bold"/>
    </style:style>
    <style:style style:name="T94" style:family="text">
      <style:text-properties style:font-name="Courier New" fo:font-size="11pt" style:font-size-asian="11pt" style:font-name-complex="Courier New" style:font-size-complex="11pt"/>
    </style:style>
    <style:style style:name="T95" style:family="text">
      <style:text-properties style:font-name="Courier New" fo:font-size="11pt" fo:font-weight="bold" style:font-size-asian="11pt" style:font-weight-asian="bold" style:font-name-complex="Courier New" style:font-size-complex="11pt" style:font-weight-complex="bold"/>
    </style:style>
    <style:style style:name="T96" style:family="text">
      <style:text-properties style:font-name="Courier New" fo:font-size="11pt" fo:font-style="italic" fo:font-weight="bold" style:font-size-asian="11pt" style:font-style-asian="italic" style:font-weight-asian="bold" style:font-name-complex="Courier New" style:font-size-complex="11pt" style:font-style-complex="italic" style:font-weight-complex="bold"/>
    </style:style>
    <style:style style:name="T97" style:family="text">
      <style:text-properties style:font-name="Courier New" fo:font-size="9pt" fo:font-weight="bold" style:font-size-asian="9pt" style:font-weight-asian="bold" style:font-name-complex="Courier New" style:font-size-complex="9pt" style:font-weight-complex="bold"/>
    </style:style>
    <style:style style:name="T98" style:family="text">
      <style:text-properties style:font-name="Courier New" fo:font-size="9pt" style:font-size-asian="9pt" style:font-name-complex="Courier New" style:font-size-complex="9pt"/>
    </style:style>
    <style:style style:name="T99" style:family="text">
      <style:text-properties style:font-name="Courier New" fo:font-size="10pt" style:font-size-asian="10pt" style:font-name-complex="Courier New" style:font-size-complex="10pt"/>
    </style:style>
    <style:style style:name="T100" style:family="text">
      <style:text-properties fo:font-style="italic" fo:font-weight="bold" style:font-style-asian="italic" style:font-weight-asian="bold" style:font-style-complex="italic"/>
    </style:style>
    <style:style style:name="T101" style:family="text">
      <style:text-properties style:font-name="Times New Roman"/>
    </style:style>
    <style:style style:name="T102" style:family="text">
      <style:text-properties style:font-name="Times New Roman" fo:font-style="italic" style:font-style-asian="italic" style:font-name-complex="Courier New" style:font-style-complex="italic"/>
    </style:style>
    <style:style style:name="T103" style:family="text">
      <style:text-properties style:font-name="Courier New" fo:font-size="8pt" style:font-size-asian="8pt" style:font-name-complex="Courier New" style:font-size-complex="8pt"/>
    </style:style>
    <style:style style:name="T104" style:family="text">
      <style:text-properties style:font-name="Courier New" fo:font-size="8pt" fo:font-weight="bold" style:font-size-asian="8pt" style:font-weight-asian="bold" style:font-name-complex="Courier New" style:font-size-complex="8pt" style:font-weight-complex="bold"/>
    </style:style>
    <style:style style:name="T105" style:family="text">
      <style:text-properties style:font-name="Courier New" fo:font-size="8pt" fo:font-style="italic" fo:font-weight="bold" style:font-size-asian="8pt" style:font-style-asian="italic" style:font-weight-asian="bold" style:font-name-complex="Courier New" style:font-size-complex="8pt"/>
    </style:style>
    <style:style style:name="T106" style:family="text">
      <style:text-properties style:font-name="Courier New" fo:font-size="8pt" fo:font-style="italic" fo:font-weight="bold" style:font-size-asian="8pt" style:font-style-asian="italic" style:font-weight-asian="bold" style:font-name-complex="Courier New" style:font-size-complex="8pt" style:font-style-complex="italic" style:font-weight-complex="bold"/>
    </style:style>
    <style:style style:name="T107" style:family="text" style:parent-style-name="Internet_20_link">
      <style:text-properties fo:color="#000000" style:text-underline-style="none"/>
    </style:style>
    <style:style style:name="T108" style:family="text">
      <style:text-properties style:text-underline-style="solid" style:text-underline-width="auto" style:text-underline-color="font-color"/>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3">Magic Boxes:</text:p>
      <text:p text:style-name="P3">Spiral Approach to Learning </text:p>
      <text:p text:style-name="P3">Java and Swing</text:p>
      <text:p text:style-name="Standard"/>
      <text:p text:style-name="P2"/>
      <text:p text:style-name="P2"/>
      <text:p text:style-name="P2"/>
      <text:p text:style-name="P4">Dzenan Ridjanovic</text:p>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November 2003</text:p>
      <text:p text:style-name="Standard"/>
      <text:p text:style-name="P6"><text:s/></text:p>
      <text:p text:style-name="P7"/>
      <text:p text:style-name="P7"/>
      <table:table table:name="Table1" table:style-name="Table1">
        <table:table-column table:style-name="Table1.A"/>
        <table:table-row>
          <table:table-cell table:style-name="Table1.A1" office:value-type="string">
            <text:h text:style-name="Heading_20_1" text:outline-level="1"/>
          </table:table-cell>
        </table:table-row>
      </table:table>
      <text:h text:style-name="Heading_20_1" text:outline-level="1">Preface</text:h>
      <text:p text:style-name="P8"/>
      <text:p text:style-name="P8"/>
      <text:p text:style-name="P9">The object oriented (OO) approach has proven itself both in theory and practice. <text:s/>It has brought productivity gains in design and programming of software and information systems. <text:s/>It is based on two fundamental concepts: <text:s/>inheritance and information hiding. <text:s/>Inheritance is used to create new things based on what has been already done. <text:s/>Information hiding is used to encapsulate data and provide meaningful operations that are immune to changes in data representations. <text:s/>Inheritance builds on experiences of others, and information hiding controls future changes. <text:s/>This new way of thinking,<text:span text:style-name="T1"> </text:span>coupled with the concept of the client/server architecture, has contributed to the appearance of new programming languages better suited for today’s demands and technologies.</text:p>
      <text:p text:style-name="P10"/>
      <text:p text:style-name="P9">One of these new languages, Java, was conceived by Sun, among other things, for the development of applications that are better adapted to this new paradigm. The presence of a Java interpreter on the user’s workstation, which Sun calls “The Java Virtual Machine (VM)”, removes the constraints related to a particular operating system or computer. The Java source code is analyzed and “byte code” files are produced to keep the code portability. Diverse mechanisms have been put into place in order to eliminate many of the initial problems related to the speed of execution of Java applications.</text:p>
      <text:p text:style-name="P9"/>
      <text:p text:style-name="P9">The Java language allows the deployment of applications on platforms such as Linux, Windows or Macintosh. This process uses the same Java VM on the user’s workstation and in addition eliminates the constraints of proprietary platforms. <text:s/>In fact, considering that client workstations only need Java VM and that the applications and data are located on servers, this type of architecture favoring an efficient deployment of applications decreases the cost of maintaining a computer environment of this nature by thousands of dollars, according to a study done by the Gartner Group.</text:p>
      <text:p text:style-name="P9"/>
      <text:p text:style-name="P9">To summarize, there are several important reasons why Java technology has become a strategic choice when building systems by way of the new paradigm that constitutes the object oriented approach in client/server environments. <text:s/>First, Java is an OO language. <text:s/>Second, Java code is portable. <text:s/>Third, Java applications are located on servers and may be executed both on clients and servers. <text:s/>Fourth, Java was born after Internet had started and has been designed from the very beginning to be Web enabled. <text:s/>For example, the Java code used in this book is available on my server, http://drdb.fsa.ulaval.ca/mb/, and can be executed on Internet. <text:s/></text:p>
      <text:p text:style-name="P9"/>
      <text:p text:style-name="P9">As stated above, using the OO approach and Java technology offers many significant advantages. <text:s/>However, the development of applications of this nature requires specific theoretical and technical knowledge that can be acquired only through a long and arduous process of learning. In order to shorten the learning curve that could take many long hours, I suggest beginning with the development of a small Java application using a graphical user interface (GUI).</text:p>
      <text:p text:style-name="P9"/>
      <text:p text:style-name="P9">In addition, in order to simplify the learning process of the development of systems using the Java language, which involves certain complex mechanisms, I propose using an iterative or “spiral approach”. This approach permits an “evolutionary” learning of concepts through a succession of development cycles going from very simple to more complex. This method allows us to comprehend on a simple example the most fundamental building blocks of the language that we can use and expand on in the subsequent cycles. <text:s/>Through this gradual process the learner, while discovering the inner workings and the beauty of Java, at the same time builds confidence in his own capacity and, when satisfied with the results, maintains the level of motivation necessary for the completion of such a learning objective. I have used this method for the past 6 years, with my undergraduate and graduate students, as well as in training sessions in organizations with excellent results. In a short period of time, starting with zero knowledge of Java, my students were able to make real life applications with remarkable achievements.</text:p>
      <text:p text:style-name="P9"/>
      <text:p text:style-name="P9">The presentation strategy of this book, in my opinion, constitutes an added value when compared to the majority of (if not all) textbooks on Java currently available on the market. In effect, when we consult a textbook explaining the inner workings of a programming language like Java, we see the theory of the language sprinkled with disparate examples. Even with very attentive reading, we experience difficulties in building a system. It is only after numerous hours of practice that we can achieve our objectives.</text:p>
      <text:p text:style-name="P9"/>
      <text:p text:style-name="P9">The approach presented here allows more rapid learning through a succession of iterative development stages. Certainly, I do not pretend to cover all technical aspects of the Java language. My main preoccupation in this textbook is the acquisition of the most important object oriented notions, rather than technical details. Once the basic elements are mastered, the learner will be better tooled for consulting other reference works available on the market.</text:p>
      <text:p text:style-name="P9"/>
      <text:p text:style-name="P9">This text is especially suitable for those who wish to learn the new concepts inherent in the object oriented approach through practice. Consequently, both computer professionals who desire to expand and perfect their knowledge and beginners in the development of software and information systems can benefit from it.</text:p>
      <text:p text:style-name="P9"/>
      <text:p text:style-name="P9">The code used in this book is written using a regular text editor. <text:s/>The code is compiled and executed using Java console commands that come with Java SDK (Standard Development Kit). <text:s/>SDK may be downloaded freely from <text:a xlink:type="simple" xlink:href="http://java.sun.com/"><text:span text:style-name="T2">java.sun.com</text:span></text:a>. <text:s/>Integrated development environments (IDE) such as JBuilder (<text:a xlink:type="simple" xlink:href="http://www.borland.com/"><text:span text:style-name="T2">www.borland.com</text:span></text:a>) and Eclipse (<text:a xlink:type="simple" xlink:href="http://www.eclipse.org/"><text:span text:style-name="T2">www.eclipse.org</text:span></text:a>) may be used to edit, compile and execute the code. <text:s/>Personal version of JBuilder and Open Source Eclipse are both available for free.</text:p>
      <text:p text:style-name="P9"/>
      <text:p text:style-name="P11">The text begins with a small, simple application, and gradually integrates OO concepts and GUI notions considered to be the most important. The spiral approach will allow a rapid, easy and step by step mastering of the concepts presented.</text:p>
      <text:p text:style-name="Standard"/>
      <text:p text:style-name="Standard"/>
      <text:p text:style-name="Standard"/>
      <text:p text:style-name="Standard"/>
      <text:p text:style-name="Standard"/>
      <table:table table:name="Table2" table:style-name="Table2">
        <table:table-column table:style-name="Table2.A"/>
        <table:table-row>
          <table:table-cell table:style-name="Table2.A1" office:value-type="string">
            <text:h text:style-name="Heading_20_1" text:outline-level="1"/>
          </table:table-cell>
        </table:table-row>
      </table:table>
      <text:h text:style-name="Heading_20_1" text:outline-level="1">On the Spiral Approach</text:h>
      <text:p text:style-name="P12"/>
      <text:p text:style-name="P12"/>
      <text:p text:style-name="P13">Learning a new, object oriented programming language, such as Java, is a difficult task. <text:s/>There are already many books on Java. <text:s/>Most of those books have many pages and cover many topics. <text:s/>And still, they are not sufficient to learn a modern language designed for the new world of Internet.</text:p>
      <text:p text:style-name="P14"/>
      <text:p text:style-name="Text_20_body">Once you understand that you have to use more than one book to learn a complex technology, you have to ask yourself what is the easiest and fastest way to start learning such a technology. <text:s/>It took me more than ten years of learning and teaching to find out that the initial learning of a new technology must be task driven and not topic (subject) driven. <text:s/>Most books on Java are topic driven. <text:s/>It takes a quick look at the Table of Contents of almost any Java book to realize that each chapter introduces a new topic.</text:p>
      <text:p text:style-name="P13"/>
      <text:p text:style-name="P13">In my teaching, I use a task driven, spiral approach, which consists of a single project developed in multiple spirals. <text:s/>In this book, the project is simple graphical software that allows a user to create "boxes" and move them around. <text:s/>Even for a simple project such as this, there are many spirals used. <text:s/>The first spiral creates a simple class in Java, which does almost nothing. <text:s/>However, there are several concepts used in this simple task and all of them are explained in Chapter 1.</text:p>
      <text:p text:style-name="P13"/>
      <text:p text:style-name="P13">With each new spiral, the project grows and new concepts are introduced. <text:s/>A new spiral is explained with respect to the previous one. <text:s/>The difference between two consecutive spirals is that the new spiral has the new code introduced (+) and the old code modified (&amp;) or deleted (-). <text:s/>This is called learning by anchoring to what we already understand. <text:s/>With a new spiral, we can come back to what we did previously and improve it. <text:s/>In this way, learning in spirals can touch the same topic several times, but each time with a new, better version.</text:p>
      <text:p text:style-name="P13"/>
      <text:p text:style-name="P13">As a university professor, I have found out, that even students without any experience in programming, can learn the basics of object oriented programming in Java in ten weeks. <text:s/>It is true, that with this approach only a subset of Java is covered, the subset used to develop our project in spirals. <text:s/>However, once the subset is understood well, a reader can consult many other books on the market or Web, to learn more in an independent way.</text:p>
      <text:p text:style-name="P13"/>
      <text:p text:style-name="P13">More experienced students like the spiral approach as well, since it allows them to be selective in their learning. <text:s/>By following a subset of spirals, or parts of a single spiral, they can reach their goal in a productive way.</text:p>
      <text:p text:style-name="P13"/>
      <text:p text:style-name="P15"><text:span text:style-name="T3">I have used a similar approach with Silverrun CASE (Computer Aided Software Engineering) tools, </text:span><text:span text:style-name="T4">www.silverrun.com</text:span><text:span text:style-name="T3">, first to teach Java, and second to develop commercial products in the role of Director of Research and Development. <text:s/>The spiral approach allowed me to focus on Java essentials in a more controlled way. <text:s/></text:span></text:p>
      <text:p text:style-name="P13"/>
      <text:p text:style-name="P13">I want to thank Rémy Mathieu for working hard on the French version of this book.</text:p>
      <text:p text:style-name="P13"/>
      <text:h text:style-name="Heading_20_4" text:outline-level="4">Dzenan Ridjanovic</text:h>
      <text:p text:style-name="Standard"/>
      <text:p text:style-name="Standard"><text:span text:style-name="T5">Québec, Canada, 2003 October 19</text:span></text:p>
      <text:p text:style-name="P11"/>
      <table:table table:name="Table4" table:style-name="Table4">
        <table:table-column table:style-name="Table4.A"/>
        <table:table-column table:style-name="Table4.B"/>
        <table:table-row>
          <table:table-cell table:style-name="Table4.A1" office:value-type="string">
            <text:h text:style-name="P16" text:outline-level="1">CHAPTER</text:h>
            <text:h text:style-name="P17" text:outline-level="1"><text:s/>1 <text:s text:c="2"/></text:h>
            <text:p text:style-name="P18"/>
            <text:p text:style-name="P18"><text:s/></text:p>
          </table:table-cell>
          <table:table-cell table:style-name="Table4.A1" office:value-type="string">
            <text:h text:style-name="P19" text:outline-level="1"><text:s text:c="73"/></text:h>
            <text:p text:style-name="P18"/>
            <text:h text:style-name="P20" text:outline-level="1">Java Language Basics</text:h>
            <text:h text:style-name="P21" text:outline-level="1"/>
            <text:h text:style-name="P21" text:outline-level="1"/>
            <text:h text:style-name="P21" text:outline-level="1"/>
            <text:h text:style-name="P21" text:outline-level="1">This chapter presents the fundamental notions of the Java programming language allowing the development of a very simple application. More precisely, the goal of this chapter is to introduce: 1) the concepts of object and class, and 2) the concept of inheritance.</text:h>
          </table:table-cell>
        </table:table-row>
      </table:table>
      <text:h text:style-name="P22" text:outline-level="1"/>
      <table:table table:name="Table5" table:style-name="Table5">
        <table:table-column table:style-name="Table5.A"/>
        <table:table-column table:style-name="Table5.B"/>
        <table:table-row>
          <table:table-cell table:style-name="Table5.A1" office:value-type="string">
            <text:p text:style-name="P18"/>
          </table:table-cell>
          <table:table-cell table:style-name="Table5.A1" office:value-type="string">
            <text:p text:style-name="P23">The execution of the sample application in this chapter will not yield any visible results. Nevertheless, it is an important step in the development of Java applications.</text:p>
          </table:table-cell>
        </table:table-row>
      </table:table>
      <text:p text:style-name="P18"/>
      <text:p text:style-name="P24"/>
      <table:table table:name="Table6" table:style-name="Table6">
        <table:table-column table:style-name="Table6.A"/>
        <table:table-row>
          <table:table-cell table:style-name="Table6.A1" office:value-type="string">
            <text:p text:style-name="P18"/>
          </table:table-cell>
        </table:table-row>
      </table:table>
      <text:h text:style-name="P25" text:outline-level="3">Basic Structure</text:h>
      <text:p text:style-name="P18"/>
      <text:p text:style-name="P18"/>
      <table:table table:name="Table7" table:style-name="Table7">
        <table:table-column table:style-name="Table7.A"/>
        <table:table-row>
          <table:table-cell table:style-name="Table7.A1" office:value-type="string">
            <text:p text:style-name="P26"/>
          </table:table-cell>
        </table:table-row>
      </table:table>
      <text:h text:style-name="P27" text:outline-level="2">Object</text:h>
      <text:p text:style-name="P18"/>
      <table:table table:name="Table8" table:style-name="Table8">
        <table:table-column table:style-name="Table8.A"/>
        <table:table-column table:style-name="Table8.B"/>
        <table:table-row>
          <table:table-cell table:style-name="Table8.A1" office:value-type="string">
            <text:p text:style-name="P28"/>
          </table:table-cell>
          <table:table-cell table:style-name="Table8.A1" office:value-type="string">
            <text:p text:style-name="P29">The first task of someone in charge of the design of an information system consists of understanding the real world in which users interact. We must be sure that the final software product reflects reality as much as possible.</text:p>
          </table:table-cell>
        </table:table-row>
      </table:table>
      <text:p text:style-name="P18"/>
      <table:table table:name="Table9" table:style-name="Table9">
        <table:table-column table:style-name="Table9.A"/>
        <table:table-column table:style-name="Table9.B"/>
        <table:table-row>
          <table:table-cell table:style-name="Table9.A1" office:value-type="string">
            <text:p text:style-name="P18"/>
          </table:table-cell>
          <table:table-cell table:style-name="Table9.A1" office:value-type="string">
            <text:p text:style-name="P29">From the point of view of the articulation and implementation of a data structure, we can say that our goal consists of organizing data in function of real world objects.</text:p>
          </table:table-cell>
        </table:table-row>
      </table:table>
      <text:p text:style-name="P18"/>
      <table:table table:name="Table10" table:style-name="Table10">
        <table:table-column table:style-name="Table10.A"/>
        <table:table-column table:style-name="Table10.B"/>
        <table:table-row>
          <table:table-cell table:style-name="Table10.A1" office:value-type="string">
            <text:p text:style-name="Standard"><text:span text:style-name="T6">The data structure used constitutes </text:span><text:span text:style-name="T7">an abstraction of the reality</text:span><text:span text:style-name="T6">.</text:span></text:p>
          </table:table-cell>
          <table:table-cell table:style-name="Table10.A1" office:value-type="string">
            <text:p text:style-name="P29">This data structure must be able to respond to the needs of users. The data structure is in fact an abstraction of the real world. The concept of objects encapsulates part of the knowledge of the real world in which users live. Like living beings, objects are born, live, and die.</text:p>
          </table:table-cell>
        </table:table-row>
      </table:table>
      <text:p text:style-name="P29"/>
      <text:p text:style-name="P29"/>
      <table:table table:name="Table11" table:style-name="Table11">
        <table:table-column table:style-name="Table11.A"/>
        <table:table-row>
          <table:table-cell table:style-name="Table11.A1" office:value-type="string">
            <text:p text:style-name="P26"/>
          </table:table-cell>
        </table:table-row>
      </table:table>
      <text:h text:style-name="P27" text:outline-level="2">Class</text:h>
      <text:p text:style-name="P18"/>
      <table:table table:name="Table12" table:style-name="Table12">
        <table:table-column table:style-name="Table12.A"/>
        <table:table-column table:style-name="Table12.B"/>
        <table:table-row>
          <table:table-cell table:style-name="Table12.A1" office:value-type="string">
            <text:p text:style-name="P18"/>
          </table:table-cell>
          <table:table-cell table:style-name="Table12.A1" office:value-type="string">
            <text:p text:style-name="P29">In order to group objects, we try to naturally join elements that resemble each other, attempting to identify structures of higher levels of abstraction.</text:p>
          </table:table-cell>
        </table:table-row>
      </table:table>
      <text:p text:style-name="P18"/>
      <table:table table:name="Table13" table:style-name="Table13">
        <table:table-column table:style-name="Table13.A"/>
        <table:table-column table:style-name="Table13.B"/>
        <table:table-row>
          <table:table-cell table:style-name="Table13.A1" office:value-type="string">
            <text:p text:style-name="P18">Each object belongs to a class.</text:p>
          </table:table-cell>
          <table:table-cell table:style-name="Table13.A1" office:value-type="string">
            <text:p text:style-name="P29">A class is a description of a set of objects that share the same definition domain. Consequently, each object belongs to a class. Generalities are part of the class while objects contain particularities. The creation of objects from a class is effected through a process called instantiation. Therefore, every object is an instance of a class.</text:p>
          </table:table-cell>
        </table:table-row>
      </table:table>
      <text:p text:style-name="P18"/>
      <table:table table:name="Table14" table:style-name="Table14">
        <table:table-column table:style-name="Table14.A"/>
        <table:table-column table:style-name="Table14.B"/>
        <table:table-row>
          <table:table-cell table:style-name="Table14.A1" office:value-type="string">
            <text:p text:style-name="Standard"/>
          </table:table-cell>
          <table:table-cell table:style-name="Table14.A1" office:value-type="string">
            <text:p text:style-name="P29">Object oriented languages such as Java reduce the distance between human reasoning and the languages understood by computers. As a result, it is easier to develop an application with an object oriented language than with a traditional language.</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30">Class:</text:p>
            <text:p text:style-name="P31">specification of </text:p>
            <text:p text:style-name="P32"><text:span text:style-name="T7">data</text:span><text:span text:style-name="T6"> and </text:span></text:p>
            <text:p text:style-name="P32"><text:span text:style-name="T7">operations</text:span><text:span text:style-name="T6">.</text:span></text:p>
          </table:table-cell>
          <table:table-cell table:style-name="Table15.A1" office:value-type="string">
            <text:p text:style-name="P33">The notion of object makes reference to the class concept. In effect, the class describes the format of data and the definition of operations of an object that operate on the data. It is impossible to write Java code without using this fundamental concept.</text:p>
          </table:table-cell>
        </table:table-row>
      </table:table>
      <text:p text:style-name="P18"/>
      <table:table table:name="Table16" table:style-name="Table16">
        <table:table-column table:style-name="Table16.A"/>
        <table:table-column table:style-name="Table16.B"/>
        <table:table-row>
          <table:table-cell table:style-name="Table16.A1" office:value-type="string">
            <text:p text:style-name="Standard"/>
          </table:table-cell>
          <table:table-cell table:style-name="Table16.A1" office:value-type="string">
            <text:h text:style-name="P34" text:outline-level="1">Here is our first example of a Java class:</text:h>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35"><text:span text:style-name="T7">Class </text:span><text:span text:style-name="T8">Start</text:span></text:p>
            <text:p text:style-name="P36"/>
          </table:table-cell>
          <table:table-cell table:style-name="Table17.A1" office:value-type="string">
            <text:p text:style-name="P35"><text:span text:style-name="T9">1: <text:s/></text:span><text:span text:style-name="T10">public class</text:span><text:span text:style-name="T9"> Start {</text:span></text:p>
            <text:p text:style-name="P37">2: <text:s/></text:p>
            <text:p text:style-name="P35"><text:span text:style-name="T9">3: <text:s text:c="3"/></text:span><text:span text:style-name="T10">public</text:span><text:span text:style-name="T9"> Start(){</text:span></text:p>
            <text:p text:style-name="P35"><text:span text:style-name="T9">4: <text:s text:c="5"/></text:span><text:span text:style-name="T10">super</text:span><text:span text:style-name="T9">();</text:span></text:p>
            <text:p text:style-name="P37">5: <text:s text:c="3"/>}</text:p>
            <text:p text:style-name="P37">6:</text:p>
            <text:p text:style-name="P35"><text:span text:style-name="T9">7: <text:s text:c="3"/></text:span><text:span text:style-name="T10">public</text:span><text:span text:style-name="T9"> </text:span><text:span text:style-name="T10">static void</text:span><text:span text:style-name="T9"> main(String[] args){</text:span></text:p>
            <text:p text:style-name="P35"><text:span text:style-name="T9">8: <text:s text:c="5"/></text:span><text:span text:style-name="T10">new</text:span><text:span text:style-name="T9"> Start();</text:span></text:p>
            <text:p text:style-name="P37">9: <text:s text:c="3"/>}</text:p>
            <text:p text:style-name="P37">10: <text:s/></text:p>
            <text:p text:style-name="P37">11: }</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h text:style-name="P38" text:outline-level="1"/>
            <text:p text:style-name="P18"/>
          </table:table-cell>
          <table:table-cell table:style-name="Table18.A1" office:value-type="string">
            <text:p text:style-name="P15"><text:span text:style-name="T6">The class is used to define the data and operations of an object. In our example, the code shown above defines the class </text:span><text:span text:style-name="T11">Start</text:span><text:span text:style-name="T6">. The heading or signature of this class is displayed on line 1:</text:span></text:p>
            <text:p text:style-name="P39"><text:s/></text:p>
          </table:table-cell>
        </table:table-row>
        <table:table-row>
          <table:table-cell table:style-name="Table18.A1" office:value-type="string">
            <text:h text:style-name="P40" text:outline-level="1"/>
          </table:table-cell>
          <table:table-cell table:style-name="Table18.A1" office:value-type="string">
            <text:p text:style-name="P41"><text:span text:style-name="T12">1: </text:span><text:span text:style-name="T13">public class</text:span><text:span text:style-name="T12"> Start {</text:span></text:p>
          </table:table-cell>
        </table:table-row>
      </table:table>
      <text:p text:style-name="P9"/>
      <table:table table:name="Table19" table:style-name="Table19">
        <table:table-column table:style-name="Table19.A"/>
        <table:table-column table:style-name="Table19.B"/>
        <table:table-row>
          <table:table-cell table:style-name="Table19.A1" office:value-type="string">
            <text:h text:style-name="P22" text:outline-level="1">A Java class:</text:h>
            <text:p text:style-name="P42"><text:span text:style-name="T14"><text:tab/></text:span><text:span text:style-name="T15">class</text:span><text:span text:style-name="T14"> Name {</text:span></text:p>
            <text:p text:style-name="P43"><text:tab/>...</text:p>
            <text:p text:style-name="P43"><text:tab/>}</text:p>
            <text:p text:style-name="P44"/>
          </table:table-cell>
          <table:table-cell table:style-name="Table19.A1" office:value-type="string">
            <text:p text:style-name="P15"><text:span text:style-name="T6">The keyword </text:span><text:span text:style-name="T16">public</text:span><text:span text:style-name="T6"> allows the access to the class from anywhere. <text:s/>The keyword </text:span><text:span text:style-name="T16">class</text:span><text:span text:style-name="T6"> is followed by the name of the class. An open brace "{" followed by code (lines 2 to 10) defines the class. The specification of this class ends on line 11 by a close brace "{". </text:span></text:p>
          </table:table-cell>
        </table:table-row>
      </table:table>
      <text:p text:style-name="P18"/>
      <table:table table:name="Table20" table:style-name="Table20">
        <table:table-column table:style-name="Table20.A"/>
        <table:table-column table:style-name="Table20.B"/>
        <table:table-row>
          <table:table-cell table:style-name="Table20.A1" office:value-type="string">
            <text:p text:style-name="P18"/>
          </table:table-cell>
          <table:table-cell table:style-name="Table20.A1" office:value-type="string">
            <text:p text:style-name="P18">Please note:</text:p>
          </table:table-cell>
        </table:table-row>
      </table:table>
      <text:p text:style-name="P18"/>
      <table:table table:name="Table21" table:style-name="Table21">
        <table:table-column table:style-name="Table21.A"/>
        <table:table-column table:style-name="Table21.B"/>
        <table:table-row>
          <table:table-cell table:style-name="Table21.A1" office:value-type="string">
            <text:p text:style-name="Standard"><text:span text:style-name="T6">The first character of a </text:span><text:span text:style-name="T7">class</text:span><text:span text:style-name="T6"> should be a </text:span><text:span text:style-name="T7">capital letter</text:span><text:span text:style-name="T6">.</text:span></text:p>
          </table:table-cell>
          <table:table-cell table:style-name="Table21.A1" office:value-type="string">
            <text:p text:style-name="P45"><text:tab/>-<text:tab/>the majority of Java developers begin the names of their classes with a capital letter;</text:p>
            <text:p text:style-name="P45"/>
          </table:table-cell>
        </table:table-row>
      </table:table>
      <text:p text:style-name="P18"/>
      <table:table table:name="Table22" table:style-name="Table22">
        <table:table-column table:style-name="Table22.A"/>
        <table:table-column table:style-name="Table22.B"/>
        <table:table-row>
          <table:table-cell table:style-name="Table22.A1" office:value-type="string">
            <text:p text:style-name="P18"/>
          </table:table-cell>
          <table:table-cell table:style-name="Table22.A1" office:value-type="string">
            <text:p text:style-name="P46"><text:span text:style-name="T6"><text:tab/>-<text:tab/>in order to connect the Java code with their corresponding explanation in the text, we use line numbers to the left of each line of code. Please note that these numbers along with </text:span><text:span text:style-name="T17"></text:span><text:span text:style-name="T6">:</text:span><text:span text:style-name="T17"></text:span><text:span text:style-name="T6"> are not parts of the language as such. They are used strictly for information purposes.</text:span></text:p>
          </table:table-cell>
        </table:table-row>
      </table:table>
      <text:p text:style-name="Standard"/>
      <text:p text:style-name="P18"/>
      <text:p text:style-name="P18"/>
      <table:table table:name="Table23" table:style-name="Table23">
        <table:table-column table:style-name="Table23.A"/>
        <table:table-row>
          <table:table-cell table:style-name="Table23.A1" office:value-type="string">
            <text:p text:style-name="P18"/>
          </table:table-cell>
        </table:table-row>
      </table:table>
      <text:h text:style-name="P25" text:outline-level="3">Methods</text:h>
      <text:p text:style-name="P18"/>
      <table:table table:name="Table24" table:style-name="Table24">
        <table:table-column table:style-name="Table24.A"/>
        <table:table-column table:style-name="Table24.B"/>
        <table:table-row>
          <table:table-cell table:style-name="Table24.A1" office:value-type="string">
            <text:p text:style-name="Standard"><text:span text:style-name="T7">Methods</text:span><text:span text:style-name="T6">: the only way to access object data.</text:span></text:p>
          </table:table-cell>
          <table:table-cell table:style-name="Table24.A1" office:value-type="string">
            <text:p text:style-name="P33">Processing “units” are written most of the times in function of the data attributes contained in objects, and we call them the methods of the object. In fact, access to data attributes of an object is generally only possible through methods.</text:p>
          </table:table-cell>
        </table:table-row>
      </table:table>
      <text:p text:style-name="P29"/>
      <table:table table:name="Table25" table:style-name="Table25">
        <table:table-column table:style-name="Table25.A"/>
        <table:table-column table:style-name="Table25.B"/>
        <table:table-row>
          <table:table-cell table:style-name="Table25.A1" office:value-type="string">
            <text:p text:style-name="P29"/>
          </table:table-cell>
          <table:table-cell table:style-name="Table25.A1" office:value-type="string">
            <text:p text:style-name="P15"><text:span text:style-name="T6">Please note that it is also possible to define attributes and methods relative to a class and not to an object. The presence of the word </text:span><text:span text:style-name="T11">static</text:span><text:span text:style-name="T6"> in the definition of attributes or methods allows this particular aspect.</text:span></text:p>
          </table:table-cell>
        </table:table-row>
      </table:table>
      <text:p text:style-name="P47"/>
      <text:p text:style-name="P47"/>
      <table:table table:name="Table26" table:style-name="Table26">
        <table:table-column table:style-name="Table26.A"/>
        <table:table-row>
          <table:table-cell table:style-name="Table26.A1" office:value-type="string">
            <text:p text:style-name="P26"/>
          </table:table-cell>
        </table:table-row>
      </table:table>
      <text:h text:style-name="P27" text:outline-level="2">Constructor</text:h>
      <text:p text:style-name="P29"/>
      <table:table table:name="Table27" table:style-name="Table27">
        <table:table-column table:style-name="Table27.A"/>
        <table:table-column table:style-name="Table27.B"/>
        <table:table-row>
          <table:table-cell table:style-name="Table27.A1" office:value-type="string">
            <text:p text:style-name="P48">Constructor:</text:p>
            <text:p text:style-name="P49"><text:tab/>Special method included in each class that serves to create class objects.</text:p>
          </table:table-cell>
          <table:table-cell table:style-name="Table27.A1" office:value-type="string">
            <text:p text:style-name="P29">In order to associate data attributes and methods to an object in particular, we must beforehand create the object from the definition of its class. This process is realized thanks to a special method that is called the constructor of the object. All classes must possess a constructor. Otherwise, Java furnishes one by default. In fact, it is possible for a class to have more than one constructor, the difference lying in the arguments of each.</text:p>
          </table:table-cell>
        </table:table-row>
      </table:table>
      <text:p text:style-name="P48"/>
      <table:table table:name="Table28" table:style-name="Table28">
        <table:table-column table:style-name="Table28.A"/>
        <table:table-column table:style-name="Table28.B"/>
        <table:table-row>
          <table:table-cell table:style-name="Table28.A1" office:value-type="string">
            <text:p text:style-name="Standard"><text:span text:style-name="T7">Constructor</text:span><text:span text:style-name="T6"> Name</text:span></text:p>
            <text:p text:style-name="P50"><text:span text:style-name="T7">= </text:span><text:span text:style-name="T6">Name of the</text:span><text:span text:style-name="T7"> class</text:span></text:p>
          </table:table-cell>
          <table:table-cell table:style-name="Table28.A1" office:value-type="string">
            <text:p text:style-name="P29">The constructor has the same name as the class. The characters "()" follow its name. It is inside these parentheses that arguments are optionally placed. </text:p>
          </table:table-cell>
        </table:table-row>
      </table:table>
      <text:p text:style-name="P48"/>
      <table:table table:name="Table29" table:style-name="Table29">
        <table:table-column table:style-name="Table29.A"/>
        <table:table-column table:style-name="Table29.B"/>
        <table:table-row>
          <table:table-cell table:style-name="Table29.A1" office:value-type="string">
            <text:p text:style-name="Standard"/>
          </table:table-cell>
          <table:table-cell table:style-name="Table29.A1" office:value-type="string">
            <text:p text:style-name="P15"><text:span text:style-name="T6">In our example, lines 3 to 5 show us the constructor of the class </text:span><text:span text:style-name="T16">Start</text:span><text:span text:style-name="T14">:</text:span></text:p>
          </table:table-cell>
        </table:table-row>
      </table:table>
      <text:p text:style-name="P48"/>
      <table:table table:name="Table30" table:style-name="Table30">
        <table:table-column table:style-name="Table30.A"/>
        <table:table-column table:style-name="Table30.B"/>
        <table:table-row>
          <table:table-cell table:style-name="Table30.A1" office:value-type="string">
            <text:p text:style-name="Standard"/>
          </table:table-cell>
          <table:table-cell table:style-name="Table30.A1" office:value-type="string">
            <text:p text:style-name="Standard"><text:span text:style-name="T18">3: </text:span><text:span text:style-name="T19">public</text:span><text:span text:style-name="T18"> Start(){</text:span></text:p>
            <text:p text:style-name="Standard"><text:span text:style-name="T18">4: <text:s text:c="2"/></text:span><text:span text:style-name="T19">super</text:span><text:span text:style-name="T18">();</text:span></text:p>
            <text:p text:style-name="P51">5: }</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Standard"><text:span text:style-name="T6">Contrary to the constructor, the first character of the name of a </text:span><text:span text:style-name="T7">method</text:span><text:span text:style-name="T6"> must be a </text:span><text:span text:style-name="T7">lowercase letter</text:span><text:span text:style-name="T6">.</text:span></text:p>
          </table:table-cell>
          <table:table-cell table:style-name="Table31.A1" office:value-type="string">
            <text:p text:style-name="P52">In general, in a class, any name can be assigned to a method. Contrary to the constructor, method names must always begin by a lowercase letter. We recommend that you follow these programming standards proposed by the creators of Java, as these norms allow a better visibility of the code. </text:p>
          </table:table-cell>
        </table:table-row>
      </table:table>
      <text:p text:style-name="P47"/>
      <text:p text:style-name="P47"/>
      <table:table table:name="Table32" table:style-name="Table32">
        <table:table-column table:style-name="Table32.A"/>
        <table:table-row>
          <table:table-cell table:style-name="Table32.A1" office:value-type="string">
            <text:p text:style-name="P26"/>
          </table:table-cell>
        </table:table-row>
      </table:table>
      <text:h text:style-name="P53" text:outline-level="2"><text:span text:style-name="T20">The </text:span><text:span text:style-name="T21">main</text:span><text:span text:style-name="T20"> Method</text:span></text:h>
      <text:p text:style-name="P48"/>
      <table:table table:name="Table33" table:style-name="Table33">
        <table:table-column table:style-name="Table33.A"/>
        <table:table-column table:style-name="Table33.B"/>
        <table:table-row>
          <table:table-cell table:style-name="Table33.A1" office:value-type="string">
            <text:p text:style-name="Standard"/>
          </table:table-cell>
          <table:table-cell table:style-name="Table33.A1" office:value-type="string">
            <text:p text:style-name="P54"><text:span text:style-name="T6">Like the constructor, the </text:span><text:span text:style-name="T11">main</text:span><text:span text:style-name="T6"> method possesses intrinsic functions that distinguish it from other methods. In our example, the </text:span><text:span text:style-name="T11">main</text:span><text:span text:style-name="T6"> method is defined as follows:</text:span></text:p>
          </table:table-cell>
        </table:table-row>
      </table:table>
      <text:p text:style-name="P48"/>
      <table:table table:name="Table34" table:style-name="Table34">
        <table:table-column table:style-name="Table34.A"/>
        <table:table-column table:style-name="Table34.B"/>
        <table:table-row>
          <table:table-cell table:style-name="Table34.A1" office:value-type="string">
            <text:p text:style-name="Standard"/>
          </table:table-cell>
          <table:table-cell table:style-name="Table34.A1" office:value-type="string">
            <text:p text:style-name="Standard"><text:span text:style-name="T18">7: </text:span><text:span text:style-name="T19">public</text:span><text:span text:style-name="T18"> </text:span><text:span text:style-name="T19">static void</text:span><text:span text:style-name="T18"> main(String[] args){</text:span></text:p>
            <text:p text:style-name="Standard"><text:span text:style-name="T18">8: <text:s text:c="2"/></text:span><text:span text:style-name="T19">new</text:span><text:span text:style-name="T18"> Start();</text:span></text:p>
            <text:p text:style-name="P51">9: }</text:p>
          </table:table-cell>
        </table:table-row>
      </table:table>
      <text:p text:style-name="Standard"/>
      <table:table table:name="Table35" table:style-name="Table35">
        <table:table-column table:style-name="Table35.A"/>
        <table:table-column table:style-name="Table35.B"/>
        <table:table-row>
          <table:table-cell table:style-name="Table35.A1" office:value-type="string">
            <text:p text:style-name="Standard"><text:span text:style-name="T6">When an application is launched, the Java VM calls the </text:span><text:span text:style-name="T7">main</text:span><text:span text:style-name="T6"> method.</text:span></text:p>
          </table:table-cell>
          <table:table-cell table:style-name="Table35.A1" office:value-type="string">
            <text:p text:style-name="P15"><text:span text:style-name="T6">The function that distinguishes the </text:span><text:span text:style-name="T11">main</text:span><text:span text:style-name="T6"> method from other methods concerns the moment of execution of an application. The Java virtual machine (VM) calls the </text:span><text:span text:style-name="T11">main</text:span><text:span text:style-name="T6"> method when an application is launched. In our example, the following line of code</text:span></text:p>
          </table:table-cell>
        </table:table-row>
      </table:table>
      <text:p text:style-name="P48"/>
      <table:table table:name="Table36" table:style-name="Table36">
        <table:table-column table:style-name="Table36.A"/>
        <table:table-column table:style-name="Table36.B"/>
        <table:table-row>
          <table:table-cell table:style-name="Table36.A1" office:value-type="string">
            <text:p text:style-name="Standard"/>
          </table:table-cell>
          <table:table-cell table:style-name="Table36.A1" office:value-type="string">
            <text:p text:style-name="Standard"><text:span text:style-name="T18">7: </text:span><text:span text:style-name="T19">public</text:span><text:span text:style-name="T18"> </text:span><text:span text:style-name="T19">static void</text:span><text:span text:style-name="T18"> main(String[] args){</text:span></text:p>
          </table:table-cell>
        </table:table-row>
      </table:table>
      <text:p text:style-name="P48"/>
      <table:table table:name="Table37" table:style-name="Table37">
        <table:table-column table:style-name="Table37.A"/>
        <table:table-column table:style-name="Table37.B"/>
        <table:table-row>
          <table:table-cell table:style-name="Table37.A1" office:value-type="string">
            <text:p text:style-name="Standard"/>
          </table:table-cell>
          <table:table-cell table:style-name="Table37.A1" office:value-type="string">
            <text:p text:style-name="P55">serves as the point of entry of our application.</text:p>
          </table:table-cell>
        </table:table-row>
      </table:table>
      <text:p text:style-name="P48"/>
      <table:table table:name="Table38" table:style-name="Table38">
        <table:table-column table:style-name="Table38.A"/>
        <table:table-column table:style-name="Table38.B"/>
        <table:table-row>
          <table:table-cell table:style-name="Table38.A1" office:value-type="string">
            <text:p text:style-name="Standard"/>
          </table:table-cell>
          <table:table-cell table:style-name="Table38.A1" office:value-type="string">
            <text:p text:style-name="P29">Line 8,</text:p>
          </table:table-cell>
        </table:table-row>
      </table:table>
      <text:p text:style-name="P48"/>
      <table:table table:name="Table39" table:style-name="Table39">
        <table:table-column table:style-name="Table39.A"/>
        <table:table-column table:style-name="Table39.B"/>
        <table:table-row>
          <table:table-cell table:style-name="Table39.A1" office:value-type="string">
            <text:p text:style-name="Standard"/>
          </table:table-cell>
          <table:table-cell table:style-name="Table39.A1" office:value-type="string">
            <text:p text:style-name="Standard"><text:span text:style-name="T18">8: </text:span><text:span text:style-name="T19">new</text:span><text:span text:style-name="T18"> Start();</text:span></text:p>
          </table:table-cell>
        </table:table-row>
      </table:table>
      <text:p text:style-name="P48"/>
      <table:table table:name="Table40" table:style-name="Table40">
        <table:table-column table:style-name="Table40.A"/>
        <table:table-column table:style-name="Table40.B"/>
        <table:table-row>
          <table:table-cell table:style-name="Table40.A1" office:value-type="string">
            <text:p text:style-name="Standard"/>
          </table:table-cell>
          <table:table-cell table:style-name="Table40.A1" office:value-type="string">
            <text:p text:style-name="P15"><text:span text:style-name="T6">shows us a way to call the constructor </text:span><text:span text:style-name="T16">Start</text:span><text:span text:style-name="T6"> which creates an object according to the definition of the </text:span><text:span text:style-name="T16">Start</text:span><text:span text:style-name="T6"> class.</text:span></text:p>
          </table:table-cell>
        </table:table-row>
      </table:table>
      <text:p text:style-name="P48"/>
      <table:table table:name="Table41" table:style-name="Table41">
        <table:table-column table:style-name="Table41.A"/>
        <table:table-column table:style-name="Table41.B"/>
        <table:table-row>
          <table:table-cell table:style-name="Table41.A1" office:value-type="string">
            <text:p text:style-name="Standard"/>
          </table:table-cell>
          <table:table-cell table:style-name="Table41.A1" office:value-type="string">
            <text:p text:style-name="P15"><text:span text:style-name="T6">The calling of a constructor uses the keyword </text:span><text:span text:style-name="T11">new</text:span><text:span text:style-name="T6">. This keyword must always be present and must always precede the name of the constructor of a class object.</text:span></text:p>
          </table:table-cell>
        </table:table-row>
      </table:table>
      <text:p text:style-name="P48"/>
      <table:table table:name="Table42" table:style-name="Table42">
        <table:table-column table:style-name="Table42.A"/>
        <table:table-column table:style-name="Table42.B"/>
        <table:table-row>
          <table:table-cell table:style-name="Table42.A1" office:value-type="string">
            <text:p text:style-name="Standard"/>
          </table:table-cell>
          <table:table-cell table:style-name="Table42.A1" office:value-type="string">
            <text:p text:style-name="P15"><text:span text:style-name="T6">This process of creation and definition of the values of an object has permitted to </text:span><text:span text:style-name="T17"></text:span><text:span text:style-name="T6">instantiate</text:span><text:span text:style-name="T17"></text:span><text:span text:style-name="T6"> the class </text:span><text:span text:style-name="T16">Start</text:span><text:span text:style-name="T6">. We can also say that we have created an instance of the class </text:span><text:span text:style-name="T16">Start</text:span><text:span text:style-name="T6">.</text:span></text:p>
          </table:table-cell>
        </table:table-row>
      </table:table>
      <text:p text:style-name="P48"/>
      <table:table table:name="Table43" table:style-name="Table43">
        <table:table-column table:style-name="Table43.A"/>
        <table:table-column table:style-name="Table43.B"/>
        <table:table-row>
          <table:table-cell table:style-name="Table43.A1" office:value-type="string">
            <text:p text:style-name="Standard"/>
          </table:table-cell>
          <table:table-cell table:style-name="Table43.A1" office:value-type="string">
            <text:p text:style-name="P56">After creating an object, we are now allowed to invoke the methods of the object.</text:p>
          </table:table-cell>
        </table:table-row>
      </table:table>
      <text:p text:style-name="P18"/>
      <table:table table:name="Table44" table:style-name="Table44">
        <table:table-column table:style-name="Table44.A"/>
        <table:table-column table:style-name="Table44.B"/>
        <table:table-row>
          <table:table-cell table:style-name="Table44.A1" office:value-type="string">
            <text:p text:style-name="P18"/>
          </table:table-cell>
          <table:table-cell table:style-name="Table44.A1" office:value-type="string">
            <text:p text:style-name="P56">The methods are accessible in three different ways:</text:p>
            <text:p text:style-name="P29"/>
            <text:p text:style-name="P57"><text:tab/>- in their class definition;</text:p>
            <text:p text:style-name="P58"><text:tab/>- in another class of the application;</text:p>
            <text:p text:style-name="P57"><text:tab/>- outside the application.</text:p>
          </table:table-cell>
        </table:table-row>
      </table:table>
      <text:p text:style-name="P18"/>
      <text:p text:style-name="P18"/>
      <text:p text:style-name="P18"/>
      <table:table table:name="Table45" table:style-name="Table45">
        <table:table-column table:style-name="Table45.A"/>
        <table:table-row>
          <table:table-cell table:style-name="Table45.A1" office:value-type="string">
            <text:p text:style-name="P18"/>
          </table:table-cell>
        </table:table-row>
      </table:table>
      <text:h text:style-name="P25" text:outline-level="3">Inheritance</text:h>
      <text:p text:style-name="P18"/>
      <table:table table:name="Table46" table:style-name="Table46">
        <table:table-column table:style-name="Table46.A"/>
        <table:table-column table:style-name="Table46.B"/>
        <table:table-row>
          <table:table-cell table:style-name="Table46.A1" office:value-type="string">
            <text:p text:style-name="P18"/>
          </table:table-cell>
          <table:table-cell table:style-name="Table46.A1" office:value-type="string">
            <text:p text:style-name="P15"><text:span text:style-name="T6">The creation of an object according to the definition of the class </text:span><text:span text:style-name="T16">Start </text:span><text:span text:style-name="T6">is realized by the execution of the code that composes the constructor </text:span><text:span text:style-name="T16">Start</text:span><text:span text:style-name="T6">. This deserves particular attention, as it uses the fundamental idea of class inheritance.</text:span></text:p>
          </table:table-cell>
        </table:table-row>
      </table:table>
      <text:p text:style-name="P18"/>
      <table:table table:name="Table47" table:style-name="Table47">
        <table:table-column table:style-name="Table47.A"/>
        <table:table-column table:style-name="Table47.B"/>
        <table:table-row>
          <table:table-cell table:style-name="Table47.A1" office:value-type="string">
            <text:p text:style-name="Standard"><text:span text:style-name="T6">All classes are interlinked on a hierarchical level below the class </text:span><text:span text:style-name="T7">Object</text:span><text:span text:style-name="T6">.</text:span></text:p>
          </table:table-cell>
          <table:table-cell table:style-name="Table47.A1" office:value-type="string">
            <text:p text:style-name="P15"><text:span text:style-name="T6">Java uses a hierarchical structure between classes. At the top of the pyramid, we always find the class named </text:span><text:span text:style-name="T16">Object</text:span><text:span text:style-name="T6">. All classes are interlinked in a hierarchical fashion below this class. </text:span></text:p>
          </table:table-cell>
        </table:table-row>
      </table:table>
      <text:p text:style-name="Standard"/>
      <table:table table:name="Table48" table:style-name="Table48">
        <table:table-column table:style-name="Table48.A"/>
        <table:table-column table:style-name="Table48.B"/>
        <table:table-row>
          <table:table-cell table:style-name="Table48.A1" office:value-type="string">
            <text:p text:style-name="Standard"><text:span text:style-name="T6">In Java, there always exists a </text:span><text:span text:style-name="T7">unique relationship</text:span><text:span text:style-name="T6"> between a class and its parent.</text:span></text:p>
          </table:table-cell>
          <table:table-cell table:style-name="Table48.A1" office:value-type="string">
            <text:p text:style-name="P52">Generally speaking, it is important to mention that Java does not use so called multiple inheritance. In fact, a unique relationship must always exist between a class and its parent class.</text:p>
          </table:table-cell>
        </table:table-row>
        <table:table-row>
          <table:table-cell table:style-name="Table48.A1" office:value-type="string">
            <text:p text:style-name="P48"/>
          </table:table-cell>
          <table:table-cell table:style-name="Table48.A1" office:value-type="string">
            <text:p text:style-name="P15"><text:span text:style-name="T6">In our example application, the relationship between the class </text:span><text:span text:style-name="T16">Start </text:span><text:span text:style-name="T6">and the class </text:span><text:span text:style-name="T16">Object </text:span><text:span text:style-name="T6">is realized by the execution of the constructor of the parent class </text:span><text:span text:style-name="T16">Object</text:span><text:span text:style-name="T6">.</text:span></text:p>
          </table:table-cell>
        </table:table-row>
      </table:table>
      <text:p text:style-name="P55"/>
      <table:table table:name="Table49" table:style-name="Table49">
        <table:table-column table:style-name="Table49.A"/>
        <table:table-column table:style-name="Table49.B"/>
        <table:table-row>
          <table:table-cell table:style-name="Table49.A1" office:value-type="string">
            <text:p text:style-name="P18"/>
          </table:table-cell>
          <table:table-cell table:style-name="Table49.A1" office:value-type="string">
            <text:p text:style-name="P15"><text:span text:style-name="T6">This call to the constructor of the class </text:span><text:span text:style-name="T11">Object</text:span><text:span text:style-name="T6"> is explicitly defined within the constructor of the class </text:span><text:span text:style-name="T16">Start </text:span><text:span text:style-name="T6">and is as follows:</text:span></text:p>
          </table:table-cell>
        </table:table-row>
      </table:table>
      <text:p text:style-name="P18"/>
      <table:table table:name="Table50" table:style-name="Table50">
        <table:table-column table:style-name="Table50.A"/>
        <table:table-column table:style-name="Table50.B"/>
        <table:table-row>
          <table:table-cell table:style-name="Table50.A1" office:value-type="string">
            <text:p text:style-name="Standard"/>
          </table:table-cell>
          <table:table-cell table:style-name="Table50.A1" office:value-type="string">
            <text:p text:style-name="Standard"><text:span text:style-name="T18">4: </text:span><text:span text:style-name="T19">super</text:span><text:span text:style-name="T18">();</text:span></text:p>
          </table:table-cell>
        </table:table-row>
      </table:table>
      <text:p text:style-name="P18"/>
      <table:table table:name="Table51" table:style-name="Table51">
        <table:table-column table:style-name="Table51.A"/>
        <table:table-column table:style-name="Table51.B"/>
        <table:table-row>
          <table:table-cell table:style-name="Table51.A1" office:value-type="string">
            <text:p text:style-name="Standard"><text:span text:style-name="T6">If the term </text:span><text:span text:style-name="T7">super</text:span><text:span text:style-name="T6"> is absent, Java presumes that it exists by default.</text:span></text:p>
          </table:table-cell>
          <table:table-cell table:style-name="Table51.A1" office:value-type="string">
            <text:p text:style-name="P15"><text:span text:style-name="T6">A constructor must invoke the constructor of its parent class or superclass. This call must always be the first term of the constructor of the child class. If the term </text:span><text:span text:style-name="T11">super</text:span><text:span text:style-name="T6"> is absent from the child class, Java executes it by default.</text:span></text:p>
          </table:table-cell>
        </table:table-row>
      </table:table>
      <text:p text:style-name="P18"/>
      <table:table table:name="Table52" table:style-name="Table52">
        <table:table-column table:style-name="Table52.A"/>
        <table:table-column table:style-name="Table52.B"/>
        <table:table-row>
          <table:table-cell table:style-name="Table52.A1" office:value-type="string">
            <text:p text:style-name="P18"/>
          </table:table-cell>
          <table:table-cell table:style-name="Table52.A1" office:value-type="string">
            <text:p text:style-name="P15"><text:span text:style-name="T6">Technically, the term </text:span><text:span text:style-name="T11">super</text:span><text:span text:style-name="T6"> allows Java to obtain references to the public data attributes and methods from its inherited class.</text:span></text:p>
          </table:table-cell>
        </table:table-row>
      </table:table>
      <text:p text:style-name="P18"/>
      <text:p text:style-name="P18"/>
      <text:p text:style-name="P18"/>
      <table:table table:name="Table53" table:style-name="Table53">
        <table:table-column table:style-name="Table53.A"/>
        <table:table-row>
          <table:table-cell table:style-name="Table53.A1" office:value-type="string">
            <text:p text:style-name="P18"/>
          </table:table-cell>
        </table:table-row>
      </table:table>
      <text:h text:style-name="P25" text:outline-level="3">Modifiers</text:h>
      <text:p text:style-name="P18"/>
      <table:table table:name="Table54" table:style-name="Table54">
        <table:table-column table:style-name="Table54.A"/>
        <table:table-column table:style-name="Table54.B"/>
        <table:table-row>
          <table:table-cell table:style-name="Table54.A1" office:value-type="string">
            <text:p text:style-name="Standard"><text:span text:style-name="T6">The keyword</text:span><text:span text:style-name="T7"> static</text:span><text:span text:style-name="T6"> to the left of the name of a method signifies that this method shall be referenced by its class and not by an object of the class. </text:span></text:p>
          </table:table-cell>
          <table:table-cell table:style-name="Table54.A1" office:value-type="string">
            <text:p text:style-name="P15"><text:span text:style-name="T6">It is possible to call a method, such as the method </text:span><text:span text:style-name="T16">main</text:span><text:span text:style-name="T6">, without having previously created an instance of the class </text:span><text:span text:style-name="T16">Start</text:span><text:span text:style-name="T6">. This is made possible by the presence of the keyword </text:span><text:span text:style-name="T16">static </text:span><text:span text:style-name="T6">in the signature of the method </text:span><text:span text:style-name="T16">main</text:span><text:span text:style-name="T14"> </text:span><text:span text:style-name="T6">of our sample application:</text:span></text:p>
            <text:p text:style-name="P29"/>
            <text:p text:style-name="P15"><text:span text:style-name="T18">7: </text:span><text:span text:style-name="T19">public static void</text:span><text:span text:style-name="T18"> main(String[] args)</text:span></text:p>
            <text:p text:style-name="P59"/>
          </table:table-cell>
        </table:table-row>
        <table:table-row>
          <table:table-cell table:style-name="Table54.A1" office:value-type="string">
            <text:p text:style-name="P48"/>
          </table:table-cell>
          <table:table-cell table:style-name="Table54.A1" office:value-type="string">
            <text:p text:style-name="P15"><text:span text:style-name="T6">We see here that three special words have been placed to the left of the name of the method </text:span><text:span text:style-name="T16">main</text:span><text:span text:style-name="T6">. The terms </text:span><text:span text:style-name="T16">public</text:span><text:span text:style-name="T14">, </text:span><text:span text:style-name="T16">static</text:span><text:span text:style-name="T14"> </text:span><text:span text:style-name="T6">and </text:span><text:span text:style-name="T16">void</text:span><text:span text:style-name="T14"> </text:span><text:span text:style-name="T6">are in fact modifiers and are part of the list of reserved keywords of Java.</text:span></text:p>
          </table:table-cell>
        </table:table-row>
      </table:table>
      <text:p text:style-name="Standard"/>
      <table:table table:name="Table55" table:style-name="Table55">
        <table:table-column table:style-name="Table55.A"/>
        <table:table-column table:style-name="Table55.B"/>
        <table:table-row>
          <table:table-cell table:style-name="Table55.A1" office:value-type="string">
            <text:p text:style-name="Standard"><text:span text:style-name="T6">The keyword </text:span><text:span text:style-name="T7">public </text:span><text:span text:style-name="T6">placed in the signature of a class allows access to the class from anywhere.</text:span></text:p>
          </table:table-cell>
          <table:table-cell table:style-name="Table55.A1" office:value-type="string">
            <text:p text:style-name="P15"><text:span text:style-name="T6">The modifier </text:span><text:span text:style-name="T16">public </text:span><text:span text:style-name="T6">placed in front of the name of a class as in line 1 allows the access to public data and methods of the class from anywhere within or outside the class.</text:span></text:p>
          </table:table-cell>
        </table:table-row>
        <table:table-row>
          <table:table-cell table:style-name="Table55.A1" office:value-type="string">
            <text:p text:style-name="P18"/>
          </table:table-cell>
          <table:table-cell table:style-name="Table55.A1" office:value-type="string">
            <text:p text:style-name="P15"><text:span text:style-name="T6">As we can see on line 7 of our example, the method </text:span><text:span text:style-name="T16">main</text:span><text:span text:style-name="T6">, which has the modifiers </text:span><text:span text:style-name="T16">public</text:span><text:span text:style-name="T6"> and </text:span><text:span text:style-name="T16">static</text:span><text:span text:style-name="T6">, can be called from outside the class </text:span><text:span text:style-name="T16">Start</text:span><text:span text:style-name="T6">.</text:span><text:span text:style-name="T16"> </text:span><text:span text:style-name="T6">In effect, the Java runtime environment calls this method when the application is executed, in the following way:</text:span></text:p>
          </table:table-cell>
        </table:table-row>
      </table:table>
      <text:p text:style-name="P29"/>
      <table:table table:name="Table56" table:style-name="Table56">
        <table:table-column table:style-name="Table56.A"/>
        <table:table-column table:style-name="Table56.B"/>
        <table:table-row>
          <table:table-cell table:style-name="Table56.A1" office:value-type="string">
            <text:p text:style-name="P15"/>
          </table:table-cell>
          <table:table-cell table:style-name="Table56.A1" office:value-type="string">
            <text:p text:style-name="P60">Start.main(…);</text:p>
          </table:table-cell>
        </table:table-row>
      </table:table>
      <text:p text:style-name="P29"/>
      <table:table table:name="Table57" table:style-name="Table57">
        <table:table-column table:style-name="Table57.A"/>
        <table:table-column table:style-name="Table57.B"/>
        <table:table-row>
          <table:table-cell table:style-name="Table57.A1" office:value-type="string">
            <text:p text:style-name="P29"/>
          </table:table-cell>
          <table:table-cell table:style-name="Table57.A1" office:value-type="string">
            <text:p text:style-name="P15"><text:span text:style-name="T6">This example shows how the method </text:span><text:span text:style-name="T16">main</text:span><text:span text:style-name="T14"> </text:span><text:span text:style-name="T6">can serve as the point of entry to the application from outside the class </text:span><text:span text:style-name="T16">Start.</text:span></text:p>
          </table:table-cell>
        </table:table-row>
      </table:table>
      <text:p text:style-name="P29"/>
      <table:table table:name="Table58" table:style-name="Table58">
        <table:table-column table:style-name="Table58.A"/>
        <table:table-column table:style-name="Table58.B"/>
        <table:table-row>
          <table:table-cell table:style-name="Table58.A1" office:value-type="string">
            <text:p text:style-name="P29"/>
          </table:table-cell>
          <table:table-cell table:style-name="Table58.A1" office:value-type="string">
            <text:p text:style-name="P29">The general syntax of the method invocation, which does not require the creation of an object, is as follows:</text:p>
          </table:table-cell>
        </table:table-row>
      </table:table>
      <text:p text:style-name="P29"/>
      <table:table table:name="Table59" table:style-name="Table59">
        <table:table-column table:style-name="Table59.A"/>
        <table:table-column table:style-name="Table59.B"/>
        <table:table-row>
          <table:table-cell table:style-name="Table59.A1" office:value-type="string">
            <text:p text:style-name="P15"/>
          </table:table-cell>
          <table:table-cell table:style-name="Table59.A1" office:value-type="string">
            <text:p text:style-name="P61">&lt;Name of the class&gt;.&lt;name of the method&gt;([parameters])</text:p>
          </table:table-cell>
        </table:table-row>
      </table:table>
      <text:p text:style-name="P29"/>
      <table:table table:name="Table60" table:style-name="Table60">
        <table:table-column table:style-name="Table60.A"/>
        <table:table-column table:style-name="Table60.B"/>
        <table:table-row>
          <table:table-cell table:style-name="Table60.A1" office:value-type="string">
            <text:p text:style-name="P29"/>
          </table:table-cell>
          <table:table-cell table:style-name="Table60.A1" office:value-type="string">
            <text:p text:style-name="P29">Also note that when a method is found in the same class as the method that invokes it, the name of the class followed by "." can be omitted.</text:p>
          </table:table-cell>
        </table:table-row>
      </table:table>
      <text:p text:style-name="P29"/>
      <table:table table:name="Table61" table:style-name="Table61">
        <table:table-column table:style-name="Table61.A"/>
        <table:table-column table:style-name="Table61.B"/>
        <table:table-row>
          <table:table-cell table:style-name="Table61.A1" office:value-type="string">
            <text:p text:style-name="Standard"><text:span text:style-name="T6">With </text:span><text:span text:style-name="T7">void</text:span><text:span text:style-name="T6">, no explicit result is returned by the method.</text:span></text:p>
          </table:table-cell>
          <table:table-cell table:style-name="Table61.A1" office:value-type="string">
            <text:p text:style-name="P15"><text:span text:style-name="T6">A method can return, at its point of invocation, a value. However, situations arrive where a method does not need to return a value. In this case, the modifier </text:span><text:span text:style-name="T16">void</text:span><text:span text:style-name="T6"> specifies this constraint.</text:span></text:p>
          </table:table-cell>
        </table:table-row>
      </table:table>
      <text:p text:style-name="P29"/>
      <table:table table:name="Table62" table:style-name="Table62">
        <table:table-column table:style-name="Table62.A"/>
        <table:table-column table:style-name="Table62.B"/>
        <table:table-row>
          <table:table-cell table:style-name="Table62.A1" office:value-type="string">
            <text:p text:style-name="P18"/>
          </table:table-cell>
          <table:table-cell table:style-name="Table62.A1" office:value-type="string">
            <text:p text:style-name="P15"><text:span text:style-name="T6">In order for the external environment of a Java application to be able to give control of the application to the method </text:span><text:span text:style-name="T16">main</text:span><text:span text:style-name="T6">,</text:span><text:span text:style-name="T16"> </text:span><text:span text:style-name="T6">it is important to include the modifiers </text:span><text:span text:style-name="T16">public</text:span><text:span text:style-name="T14">, </text:span><text:span text:style-name="T16">static</text:span><text:span text:style-name="T14"> </text:span><text:span text:style-name="T6">and </text:span><text:span text:style-name="T16">void </text:span><text:span text:style-name="T6">to the method </text:span><text:span text:style-name="T16">main</text:span><text:span text:style-name="T6">,</text:span><text:span text:style-name="T16"> </text:span><text:span text:style-name="T6">since:</text:span></text:p>
          </table:table-cell>
        </table:table-row>
      </table:table>
      <text:p text:style-name="P47"/>
      <table:table table:name="Table63" table:style-name="Table63">
        <table:table-column table:style-name="Table63.A"/>
        <table:table-column table:style-name="Table63.B"/>
        <table:table-row>
          <table:table-cell table:style-name="Table63.A1" office:value-type="string">
            <text:p text:style-name="P15"/>
          </table:table-cell>
          <table:table-cell table:style-name="Table63.A1" office:value-type="string">
            <text:list text:style-name="WW8Num4">
              <text:list-item>
                <text:p text:style-name="P62"><text:span text:style-name="T6">the method </text:span><text:span text:style-name="T16">main </text:span><text:span text:style-name="T6">must be public so that it can be called outside the application;</text:span></text:p>
              </text:list-item>
            </text:list>
            <text:p text:style-name="P63"/>
            <text:list text:style-name="WW8Num4">
              <text:list-item>
                <text:p text:style-name="P62"><text:span text:style-name="T6">since no object has yet been created, it is appropriate to use the keyword </text:span><text:span text:style-name="T16">static </text:span><text:span text:style-name="T6">in the specification of the method </text:span><text:span text:style-name="T16">main</text:span><text:span text:style-name="T6">. Calling the method </text:span><text:span text:style-name="T16">main </text:span><text:span text:style-name="T6">is then qualified by the name of its belonging class;</text:span></text:p>
              </text:list-item>
            </text:list>
            <text:p text:style-name="P29"/>
            <text:list text:style-name="WW8Num4">
              <text:list-item>
                <text:p text:style-name="P62"><text:span text:style-name="T6">the Java VM must not receive any value after execution, which explains the mandatory use of the modifier </text:span><text:span text:style-name="T16">void</text:span><text:span text:style-name="T6">.</text:span></text:p>
              </text:list-item>
            </text:list>
          </table:table-cell>
        </table:table-row>
      </table:table>
      <text:p text:style-name="P15"/>
      <text:p text:style-name="P18"/>
      <text:p text:style-name="P18"/>
      <table:table table:name="Table64" table:style-name="Table64">
        <table:table-column table:style-name="Table64.A"/>
        <table:table-row>
          <table:table-cell table:style-name="Table64.A1" office:value-type="string">
            <text:p text:style-name="P18"/>
          </table:table-cell>
        </table:table-row>
      </table:table>
      <text:h text:style-name="P25" text:outline-level="3">Parameters of a Method</text:h>
      <text:p text:style-name="P18"/>
      <table:table table:name="Table65" table:style-name="Table65">
        <table:table-column table:style-name="Table65.A"/>
        <table:table-column table:style-name="Table65.B"/>
        <table:table-row>
          <table:table-cell table:style-name="Table65.A1" office:value-type="string">
            <text:p text:style-name="Standard"><text:span text:style-name="T7">Messages</text:span><text:span text:style-name="T6"> are sent by way of parameters associated to methods.</text:span></text:p>
          </table:table-cell>
          <table:table-cell table:style-name="Table65.A1" office:value-type="string">
            <text:p text:style-name="P15"><text:span text:style-name="T6">In order to communicate information between different parts of an application, Java uses parameters attached to methods. These are placed immediately to the right of the method name within parentheses. After the parameters, the programming elements of the method are enclosed by braces </text:span><text:span text:style-name="T17"></text:span><text:span text:style-name="T6">{}</text:span><text:span text:style-name="T17"></text:span><text:span text:style-name="T6">.</text:span></text:p>
          </table:table-cell>
        </table:table-row>
      </table:table>
      <text:p text:style-name="P29"/>
      <table:table table:name="Table66" table:style-name="Table66">
        <table:table-column table:style-name="Table66.A"/>
        <table:table-column table:style-name="Table66.B"/>
        <table:table-row>
          <table:table-cell table:style-name="Table66.A1" office:value-type="string">
            <text:p text:style-name="P55"/>
          </table:table-cell>
          <table:table-cell table:style-name="Table66.A1" office:value-type="string">
            <text:p text:style-name="P15"><text:span text:style-name="T6">In our example, the method </text:span><text:span text:style-name="T11">main</text:span><text:span text:style-name="T6"> contains a single parameter:</text:span></text:p>
            <text:p text:style-name="P29"/>
            <text:p text:style-name="P60">String[] args</text:p>
          </table:table-cell>
        </table:table-row>
      </table:table>
      <text:p text:style-name="P29"/>
      <table:table table:name="Table67" table:style-name="Table67">
        <table:table-column table:style-name="Table67.A"/>
        <table:table-column table:style-name="Table67.B"/>
        <table:table-row>
          <table:table-cell table:style-name="Table67.A1" office:value-type="string">
            <text:p text:style-name="P18"/>
          </table:table-cell>
          <table:table-cell table:style-name="Table67.A1" office:value-type="string">
            <text:p text:style-name="P15"><text:span text:style-name="T6">The term </text:span><text:span text:style-name="T17"></text:span><text:span text:style-name="T14">String</text:span><text:span text:style-name="T17"></text:span><text:span text:style-name="T6"> makes reference to a predefined Java class that allows you to work with text. In fact, Java offers several predefined classes. The class </text:span><text:span text:style-name="T16">Date</text:span><text:span text:style-name="T14"> </text:span><text:span text:style-name="T6">is another example.</text:span></text:p>
          </table:table-cell>
        </table:table-row>
      </table:table>
      <text:h text:style-name="P64" text:outline-level="3"/>
      <text:p text:style-name="P18"/>
      <text:p text:style-name="P18"/>
      <table:table table:name="Table68" table:style-name="Table68">
        <table:table-column table:style-name="Table68.A"/>
        <table:table-row>
          <table:table-cell table:style-name="Table68.A1" office:value-type="string">
            <text:p text:style-name="P18"/>
          </table:table-cell>
        </table:table-row>
      </table:table>
      <text:h text:style-name="P25" text:outline-level="3">Array</text:h>
      <text:p text:style-name="P29"/>
      <table:table table:name="Table69" table:style-name="Table69">
        <table:table-column table:style-name="Table69.A"/>
        <table:table-column table:style-name="Table69.B"/>
        <table:table-row>
          <table:table-cell table:style-name="Table69.A1" office:value-type="string">
            <text:p text:style-name="Standard"><text:span text:style-name="T6">The word </text:span><text:span text:style-name="T8">args</text:span><text:span text:style-name="T6"> in the method </text:span><text:span text:style-name="T8">main</text:span><text:span text:style-name="T7"> </text:span><text:span text:style-name="T6">is its parameter.</text:span></text:p>
          </table:table-cell>
          <table:table-cell table:style-name="Table69.A1" office:value-type="string">
            <text:p text:style-name="P15"><text:span text:style-name="T6">The word </text:span><text:span text:style-name="T17"></text:span><text:span text:style-name="T14">args</text:span><text:span text:style-name="T17"></text:span><text:span text:style-name="T14"> </text:span><text:span text:style-name="T6">that follows the predefined class </text:span><text:span text:style-name="T16">String</text:span><text:span text:style-name="T14"> </text:span><text:span text:style-name="T6">serves to name the parameter of the </text:span><text:span text:style-name="T16">main</text:span><text:span text:style-name="T14"> method</text:span><text:span text:style-name="T6">. The word </text:span><text:span text:style-name="T16">args </text:span><text:span text:style-name="T6">is in fact a local variable associated to the </text:span><text:span text:style-name="T16">main</text:span><text:span text:style-name="T14"> </text:span><text:span text:style-name="T6">method. The brackets [], to the right of </text:span><text:span text:style-name="T16">String</text:span><text:span text:style-name="T11">,</text:span><text:span text:style-name="T16"> </text:span><text:span text:style-name="T6">serve to define the parameter </text:span><text:span text:style-name="T16">args</text:span><text:span text:style-name="T14"> </text:span><text:span text:style-name="T6">as a reference to an array.</text:span></text:p>
          </table:table-cell>
        </table:table-row>
      </table:table>
      <text:p text:style-name="P48"><text:s text:c="149"/></text:p>
      <table:table table:name="Table70" table:style-name="Table70">
        <table:table-column table:style-name="Table70.A"/>
        <table:table-column table:style-name="Table70.B"/>
        <table:table-row>
          <table:table-cell table:style-name="Table70.A1" office:value-type="string">
            <text:p text:style-name="P18"/>
          </table:table-cell>
          <table:table-cell table:style-name="Table70.A1" office:value-type="string">
            <text:p text:style-name="P15"><text:span text:style-name="T6">In the example of the class </text:span><text:span text:style-name="T16">Start</text:span><text:span text:style-name="T11">,</text:span><text:span text:style-name="T6"> no reference is made to </text:span><text:span text:style-name="T16">args</text:span><text:span text:style-name="T14"> </text:span><text:span text:style-name="T6">within the </text:span><text:span text:style-name="T16">main</text:span><text:span text:style-name="T14"> method</text:span><text:span text:style-name="T6">. Despite the fact that this parameter is not invoked anywhere, we must nevertheless define it as a text array.</text:span></text:p>
          </table:table-cell>
        </table:table-row>
      </table:table>
      <text:p text:style-name="P11"/>
      <table:table table:name="Table3" table:style-name="Table3">
        <table:table-column table:style-name="Table3.A"/>
        <table:table-column table:style-name="Table3.B"/>
        <table:table-row>
          <table:table-cell table:style-name="Table3.A1" office:value-type="string">
            <text:h text:style-name="P65" text:outline-level="1"/>
          </table:table-cell>
          <table:table-cell table:style-name="Table3.A1" office:value-type="string">
            <text:h text:style-name="P66" text:outline-level="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1" table:style-name="Table71">
        <table:table-column table:style-name="Table71.A"/>
        <table:table-column table:style-name="Table71.B"/>
        <table:table-row>
          <table:table-cell table:style-name="Table71.A1" office:value-type="string">
            <text:h text:style-name="P67" text:outline-level="1">CHAPTER</text:h>
            <text:h text:style-name="P68" text:outline-level="1"><text:span text:style-name="T22"><text:s/></text:span><text:span text:style-name="T23"><text:s/></text:span><text:span text:style-name="T22">2 <text:s text:c="2"/></text:span></text:h>
            <text:p text:style-name="Standard"/>
            <text:p text:style-name="P69"><text:s/></text:p>
          </table:table-cell>
          <table:table-cell table:style-name="Table71.A1" office:value-type="string">
            <text:h text:style-name="P70" text:outline-level="1"><text:s text:c="73"/></text:h>
            <text:p text:style-name="Standard"/>
            <text:h text:style-name="P71" text:outline-level="1">JBuilder Development Tool</text:h>
            <text:h text:style-name="P72" text:outline-level="1"/>
            <text:h text:style-name="P72" text:outline-level="1"/>
            <text:h text:style-name="P72" text:outline-level="1">To illustrate what a Java development tool may look like, and to allow the editing and execution of the Java code used in this book, it seems important to show how a Java application is handled by a development tool.</text:h>
          </table:table-cell>
        </table:table-row>
      </table:table>
      <text:h text:style-name="P73" text:outline-level="1"/>
      <table:table table:name="Table72" table:style-name="Table72">
        <table:table-column table:style-name="Table72.A"/>
        <table:table-column table:style-name="Table72.B"/>
        <table:table-row>
          <table:table-cell table:style-name="Table72.A1" office:value-type="string">
            <text:p text:style-name="Standard"/>
            <text:p text:style-name="Standard"/>
            <text:p text:style-name="P74"/>
            <text:p text:style-name="P74"/>
            <text:p text:style-name="Standard"/>
          </table:table-cell>
          <table:table-cell table:style-name="Table72.A1" office:value-type="string">
            <text:p text:style-name="P9"><text:span text:style-name="T24">The code used in this book is written using a regular text editor. <text:s/>The code is compiled and executed using Java console commands that come with Java SDK (Standard Development Kit). <text:s/>SDK may be downloaded freely from </text:span><text:a xlink:type="simple" xlink:href="http://java.sun.com/"><text:span text:style-name="T25">java.sun.com</text:span></text:a><text:span text:style-name="T24">. <text:s/>An integrated development environment such as JBuilder (</text:span><text:a xlink:type="simple" xlink:href="http://www.borland.com/"><text:span text:style-name="T25">www.borland.com</text:span></text:a><text:span text:style-name="T24">) or Eclipse (</text:span><text:a xlink:type="simple" xlink:href="http://www.eclipse.org/"><text:span text:style-name="T25">www.eclipse.org</text:span></text:a><text:span text:style-name="T24">) may be used to edit, compile and execute the code. <text:s/>Personal version of JBuilder and Eclipse are both available for free</text:span><text:span text:style-name="T26">. In this chapter the personal version of JBuilder will be introduced briefly. <text:s/>Many good tutorials on Eclipse may be found on </text:span><text:a xlink:type="simple" xlink:href="http://www.tutorial-omondo.com/"><text:span text:style-name="T27">www.tutorial-omondo.com</text:span></text:a><text:span text:style-name="T26">.</text:span></text:p>
          </table:table-cell>
        </table:table-row>
      </table:table>
      <text:p text:style-name="Standard"/>
      <table:table table:name="Table73" table:style-name="Table73">
        <table:table-column table:style-name="Table73.A"/>
        <table:table-column table:style-name="Table73.B"/>
        <table:table-row>
          <table:table-cell table:style-name="Table73.A1" office:value-type="string">
            <text:p text:style-name="Standard"/>
          </table:table-cell>
          <table:table-cell table:style-name="Table73.A1" office:value-type="string">
            <text:p text:style-name="P75">There are several sections that make up the principal graphical user interface of JBuilder. The first section contains the menu bar. A toolbar containing JBuilder’s visual components is also a part of the first section. </text:p>
          </table:table-cell>
        </table:table-row>
      </table:table>
      <text:p text:style-name="Standard"/>
      <table:table table:name="Table74" table:style-name="Table74">
        <table:table-column table:style-name="Table74.A"/>
        <table:table-column table:style-name="Table74.B"/>
        <table:table-row>
          <table:table-cell table:style-name="Table74.A1" office:value-type="string">
            <text:p text:style-name="Standard"/>
          </table:table-cell>
          <table:table-cell table:style-name="Table74.A1" office:value-type="string">
            <text:p text:style-name="P75">The second section displays different components of an application. By clicking on the component Start.java instead of inChap2.jpx, we obtain the code of the class Start in the right part of the second section.</text:p>
          </table:table-cell>
        </table:table-row>
      </table:table>
      <text:p text:style-name="Standard"/>
      <table:table table:name="Table75" table:style-name="Table75">
        <table:table-column table:style-name="Table75.A"/>
        <table:table-column table:style-name="Table75.B"/>
        <table:table-row>
          <table:table-cell table:style-name="Table75.A1" office:value-type="string">
            <text:p text:style-name="Standard"/>
          </table:table-cell>
          <table:table-cell table:style-name="Table75.A1" office:value-type="string">
            <text:p text:style-name="P75">Our goal here is not to show the strengths and weaknesses of JBuilde, but to show users how to use such a tool in order to prepare the application environment and then launch the Java application. If you wish to continue learning JBuilder, it will always be possible to refer to the online help.</text:p>
          </table:table-cell>
        </table:table-row>
      </table:table>
      <text:h text:style-name="P73" text:outline-level="1"/>
      <table:table table:name="Table76" table:style-name="Table76">
        <table:table-column table:style-name="Table76.A"/>
        <table:table-column table:style-name="Table76.B"/>
        <table:table-row>
          <table:table-cell table:style-name="Table76.A1" office:value-type="string">
            <text:p text:style-name="Standard"/>
          </table:table-cell>
          <table:table-cell table:style-name="Table76.A1" office:value-type="string">
            <text:p text:style-name="P75">In summary, this chapter provides a brief overview of the personal version of JBuilder. Even if you will not be using this tool, I recommend that you nevertheless read the entire chapter. Certain comments such as those on application files and "packages" will be useful to everyone.</text:p>
          </table:table-cell>
        </table:table-row>
      </table:table>
      <text:p text:style-name="P76"/>
      <table:table table:name="Table77" table:style-name="Table77">
        <table:table-column table:style-name="Table77.A"/>
        <table:table-row>
          <table:table-cell table:style-name="Table77.A1" office:value-type="string">
            <text:p text:style-name="Standard"/>
          </table:table-cell>
        </table:table-row>
      </table:table>
      <text:h text:style-name="P77" text:outline-level="3">Preparing the Application Environment</text:h>
      <text:p text:style-name="Standard"/>
      <table:table table:name="Table78" table:style-name="Table78">
        <table:table-column table:style-name="Table78.A"/>
        <table:table-column table:style-name="Table78.B"/>
        <table:table-row>
          <table:table-cell table:style-name="Table78.A1" office:value-type="string">
            <text:p text:style-name="Standard"/>
          </table:table-cell>
          <table:table-cell table:style-name="Table78.A1" office:value-type="string">
            <text:p text:style-name="P15">In order to be able to implement the sample application presented in Chapter 1 in JBuilder, the application environment must be first prepared.</text:p>
          </table:table-cell>
        </table:table-row>
      </table:table>
      <text:p text:style-name="Standard"/>
      <text:p text:style-name="Standard"/>
      <table:table table:name="Table79" table:style-name="Table79">
        <table:table-column table:style-name="Table79.A"/>
        <table:table-row>
          <table:table-cell table:style-name="Table79.A1" office:value-type="string">
            <text:p text:style-name="P78"/>
          </table:table-cell>
        </table:table-row>
      </table:table>
      <text:h text:style-name="P79" text:outline-level="2">Directory</text:h>
      <text:p text:style-name="Standard"/>
      <table:table table:name="Table80" table:style-name="Table80">
        <table:table-column table:style-name="Table80.A"/>
        <table:table-column table:style-name="Table80.B"/>
        <table:table-row>
          <table:table-cell table:style-name="Table80.A1" office:value-type="string">
            <text:p text:style-name="Standard"/>
          </table:table-cell>
          <table:table-cell table:style-name="Table80.A1" office:value-type="string">
            <text:p text:style-name="P15">To group all the examples in this book in a single location, we propose creating a directory <text:span text:style-name="T28">code </text:span>under <text:span text:style-name="T28">magicBoxes</text:span><text:span text:style-name="T29">.</text:span><text:span text:style-name="T28"> </text:span>Then all that remains to be done is to create a directory for each chapter. The final result should give the following:</text:p>
          </table:table-cell>
        </table:table-row>
      </table:table>
      <text:p text:style-name="Standard"/>
      <table:table table:name="Table81" table:style-name="Table81">
        <table:table-column table:style-name="Table81.A"/>
        <table:table-column table:style-name="Table81.B"/>
        <table:table-row>
          <table:table-cell table:style-name="Table81.A1" office:value-type="string">
            <text:p text:style-name="Standard">According to the standards established by Java community, directory names must begin by a lowercase letter.<text:line-break/></text:p>
          </table:table-cell>
          <table:table-cell table:style-name="Table81.A1" office:value-type="string">
            <text:p text:style-name="P80">- magicBoxes</text:p>
            <text:p text:style-name="P80"><text:s text:c="6"/>- code</text:p>
            <text:p text:style-name="P80"><text:s text:c="10"/>- ch01</text:p>
            <text:p text:style-name="P80"><text:s text:c="10"/>- ch02</text:p>
            <text:p text:style-name="P80"><text:s text:c="10"/>- ch03A</text:p>
            <text:p text:style-name="P80"><text:s text:c="10"/>- ch03B</text:p>
            <text:p text:style-name="Style_20_courrier"><text:span text:style-name="T30"><text:s text:c="12"/></text:span><text:span text:style-name="T31">…</text:span></text:p>
          </table:table-cell>
        </table:table-row>
      </table:table>
      <text:p text:style-name="Standard"/>
      <table:table table:name="Table82" table:style-name="Table82">
        <table:table-column table:style-name="Table82.A"/>
        <table:table-column table:style-name="Table82.B"/>
        <table:table-row>
          <table:table-cell table:style-name="Table82.A1" office:value-type="string">
            <text:p text:style-name="Standard"/>
          </table:table-cell>
          <table:table-cell table:style-name="Table82.A1" office:value-type="string">
            <text:p text:style-name="P15">Please note that the directory <text:span text:style-name="T28">ch01</text:span> refers to the programming code of Chapter 1. </text:p>
          </table:table-cell>
        </table:table-row>
      </table:table>
      <text:p text:style-name="Standard"/>
      <text:p text:style-name="Standard"/>
      <text:p text:style-name="Standard"/>
      <table:table table:name="Table83" table:style-name="Table83">
        <table:table-column table:style-name="Table83.A"/>
        <table:table-row>
          <table:table-cell table:style-name="Table83.A1" office:value-type="string">
            <text:p text:style-name="Standard"/>
          </table:table-cell>
        </table:table-row>
      </table:table>
      <text:h text:style-name="P77" text:outline-level="3">Project</text:h>
      <text:p text:style-name="Standard"/>
      <table:table table:name="Table84" table:style-name="Table84">
        <table:table-column table:style-name="Table84.A"/>
        <table:table-column table:style-name="Table84.B"/>
        <table:table-row>
          <table:table-cell table:style-name="Table84.A1" office:value-type="string">
            <text:p text:style-name="P81"/>
          </table:table-cell>
          <table:table-cell table:style-name="Table84.A1" office:value-type="string">
            <text:p text:style-name="P15">Once the directory structure of our application is established, the second thing to do (before beginning to work with Java classes) consists of creating the "project" of the application. In the example application of Chapter 2, the project file used is <text:span text:style-name="T28">ch02.jpx</text:span>.</text:p>
          </table:table-cell>
        </table:table-row>
      </table:table>
      <text:p text:style-name="Standard"/>
      <table:table table:name="Table85" table:style-name="Table85">
        <table:table-column table:style-name="Table85.A"/>
        <table:table-column table:style-name="Table85.B"/>
        <table:table-row>
          <table:table-cell table:style-name="Table85.A1" office:value-type="string">
            <text:p text:style-name="Standard"><text:span text:style-name="T32">Project</text:span>:</text:p>
            <text:p text:style-name="P82">Permits saving options as well file references in the application.</text:p>
          </table:table-cell>
          <table:table-cell table:style-name="Table85.A1" office:value-type="string">
            <text:p text:style-name="P15">The project concept allows grouping and saving different files as well as options used by the application under the project name.</text:p>
            <text:p text:style-name="P15"/>
            <text:p text:style-name="P15">We created the project by clicking on the <text:span text:style-name="T28">File</text:span><text:span text:style-name="T33"> </text:span>menu located at the top of the first window in JBuilder, followed by the menu option <text:span text:style-name="T28">New Project...</text:span> :</text:p>
          </table:table-cell>
        </table:table-row>
      </table:table>
      <text:p text:style-name="Standard"/>
      <table:table table:name="Table86" table:style-name="Table86">
        <table:table-column table:style-name="Table86.A"/>
        <table:table-column table:style-name="Table86.B"/>
        <table:table-row>
          <table:table-cell table:style-name="Table86.A1" office:value-type="string">
            <text:p text:style-name="Standard"/>
          </table:table-cell>
          <table:table-cell table:style-name="Table86.A1" office:value-type="string">
            <text:p text:style-name="P15">The field <text:span text:style-name="T28">Name </text:span>allows you to name the project that we are currently defining (ch02). By clicking on the<text:span text:style-name="T28"> ... </text:span><text:span text:style-name="T34">button</text:span><text:span text:style-name="T29">,</text:span> you can determine the project directory path. The field <text:span text:style-name="T28">Directory </text:span>allows you to specify the project file location.</text:p>
          </table:table-cell>
        </table:table-row>
      </table:table>
      <text:p text:style-name="Standard"/>
      <table:table table:name="Table87" table:style-name="Table87">
        <table:table-column table:style-name="Table87.A"/>
        <table:table-column table:style-name="Table87.B"/>
        <table:table-row>
          <table:table-cell table:style-name="Table87.A1" office:value-type="string">
            <text:p text:style-name="Standard"/>
          </table:table-cell>
          <table:table-cell table:style-name="Table87.A1" office:value-type="string">
            <text:p text:style-name="P54">Once the project file name and directory path is defined, all that remains to be done is to define the source code (*.java) directory path and output (*.class) directory path<text:span text:style-name="T35">.</text:span></text:p>
          </table:table-cell>
        </table:table-row>
      </table:table>
      <text:p text:style-name="Standard"/>
      <table:table table:name="Table88" table:style-name="Table88">
        <table:table-column table:style-name="Table88.A"/>
        <table:table-column table:style-name="Table88.B"/>
        <table:table-row>
          <table:table-cell table:style-name="Table88.A1" office:value-type="string">
            <text:p text:style-name="Standard"/>
          </table:table-cell>
          <table:table-cell table:style-name="Table88.A1" office:value-type="string">
            <text:p text:style-name="P15">Here is the new contents of the directory <text:span text:style-name="T28">ch02 </text:span>once the creation of the project is finished:</text:p>
          </table:table-cell>
        </table:table-row>
      </table:table>
      <text:p text:style-name="Standard"/>
      <table:table table:name="Table89" table:style-name="Table89">
        <table:table-column table:style-name="Table89.A"/>
        <table:table-column table:style-name="Table89.B"/>
        <table:table-row>
          <table:table-cell table:style-name="Table89.A1" office:value-type="string">
            <text:p text:style-name="Standard"/>
          </table:table-cell>
          <table:table-cell table:style-name="Table89.A1" office:value-type="string">
            <text:p text:style-name="P83">- magicBoxes</text:p>
            <text:p text:style-name="P84"><text:tab/>- code</text:p>
            <text:p text:style-name="P85"><text:tab/>- ch02</text:p>
            <text:list text:style-name="WW8Num3">
              <text:list-item>
                <text:p text:style-name="P86">ch02.jpx</text:p>
              </text:list-item>
            </text:list>
          </table:table-cell>
        </table:table-row>
      </table:table>
      <text:p text:style-name="Standard"/>
      <table:table table:name="Table90" table:style-name="Table90">
        <table:table-column table:style-name="Table90.A"/>
        <table:table-column table:style-name="Table90.B"/>
        <table:table-row>
          <table:table-cell table:style-name="Table90.A1" office:value-type="string">
            <text:p text:style-name="Standard"/>
          </table:table-cell>
          <table:table-cell table:style-name="Table90.A1" office:value-type="string">
            <text:p text:style-name="P15">In addition to the project file <text:span text:style-name="T28">ch02.jpx</text:span><text:span text:style-name="T29">,</text:span> JBuilder may create the project notes file <text:span text:style-name="T28">ch02.html</text:span><text:span text:style-name="T29">.</text:span> This file allows the display of project information in the "html" format.</text:p>
          </table:table-cell>
        </table:table-row>
      </table:table>
      <text:p text:style-name="Standard"/>
      <text:p text:style-name="Standard"/>
      <text:p text:style-name="Standard"/>
      <table:table table:name="Table91" table:style-name="Table91">
        <table:table-column table:style-name="Table91.A"/>
        <table:table-row>
          <table:table-cell table:style-name="Table91.A1" office:value-type="string">
            <text:p text:style-name="Standard"/>
          </table:table-cell>
        </table:table-row>
      </table:table>
      <text:h text:style-name="P87" text:outline-level="3">Application Files</text:h>
      <text:p text:style-name="Standard"/>
      <text:p text:style-name="Standard"/>
      <table:table table:name="Table92" table:style-name="Table92">
        <table:table-column table:style-name="Table92.A"/>
        <table:table-row>
          <table:table-cell table:style-name="Table92.A1" office:value-type="string">
            <text:p text:style-name="P78"/>
          </table:table-cell>
        </table:table-row>
      </table:table>
      <text:h text:style-name="P79" text:outline-level="2">Source Files</text:h>
      <text:p text:style-name="Standard"/>
      <table:table table:name="Table93" table:style-name="Table93">
        <table:table-column table:style-name="Table93.A"/>
        <table:table-column table:style-name="Table93.B"/>
        <table:table-row>
          <table:table-cell table:style-name="Table93.A1" office:value-type="string">
            <text:p text:style-name="Standard"/>
          </table:table-cell>
          <table:table-cell table:style-name="Table93.A1" office:value-type="string">
            <text:p text:style-name="Standard">In addition to project information stored in the file with the extension ".jpx", the Java class code must be stored in source files. In Chapter 1, we used the file named <text:span text:style-name="T28">Start.java</text:span><text:span text:style-name="T29">.</text:span> The extension "<text:span text:style-name="T28">.java</text:span>" indicates what type of file we are dealing with.</text:p>
          </table:table-cell>
        </table:table-row>
      </table:table>
      <text:p text:style-name="P9"/>
      <table:table table:name="Table94" table:style-name="Table94">
        <table:table-column table:style-name="Table94.A"/>
        <table:table-column table:style-name="Table94.B"/>
        <table:table-row>
          <table:table-cell table:style-name="Table94.A1" office:value-type="string">
            <text:p text:style-name="P9"/>
          </table:table-cell>
          <table:table-cell table:style-name="Table94.A1" office:value-type="string">
            <text:p text:style-name="P9">Here are the steps to follow to create a new source file:</text:p>
            <text:p text:style-name="P88">1- Select the <text:span text:style-name="T28">File </text:span>menu followed by the option <text:span text:style-name="T28">New...</text:span>;</text:p>
            <text:p text:style-name="P88"/>
            <text:list text:style-name="WW8Num10">
              <text:list-item>
                <text:p text:style-name="P89">In the window that appears, in the tab "<text:span text:style-name="T28">General</text:span>",<text:span text:style-name="T28"> </text:span>select the "Class" icon and click on <text:span text:style-name="T33">"</text:span><text:span text:style-name="T28">OK</text:span><text:span text:style-name="T33">"</text:span>;</text:p>
              </text:list-item>
              <text:list-item>
                <text:p text:style-name="P89">Insert the name of the class in the field <text:span text:style-name="T28">"Class Name"</text:span><text:span text:style-name="T29">.</text:span><text:span text:style-name="T28"> </text:span>In our example, the class name is <text:span text:style-name="T28">Start</text:span><text:span text:style-name="T35">.</text:span><text:span text:style-name="T28"> </text:span>After empting package name and selecting the Public and Generate default constructor options, JBuilder automatically generates the following Java code:</text:p>
              </text:list-item>
            </text:list>
          </table:table-cell>
        </table:table-row>
      </table:table>
      <text:p text:style-name="P90"/>
      <table:table table:name="Table95" table:style-name="Table95">
        <table:table-column table:style-name="Table95.A"/>
        <table:table-column table:style-name="Table95.B"/>
        <table:table-row>
          <table:table-cell table:style-name="Table95.A1" office:value-type="string">
            <text:p text:style-name="P90"/>
          </table:table-cell>
          <table:table-cell table:style-name="Table95.A1" office:value-type="string">
            <text:p text:style-name="P90"><text:span text:style-name="T36">public class</text:span><text:span text:style-name="T33"> Start {</text:span></text:p>
            <text:p text:style-name="P91"><text:span text:style-name="T36">public</text:span><text:span text:style-name="T33"> Start() {</text:span></text:p>
            <text:p text:style-name="P92">}</text:p>
            <text:p text:style-name="P93">}</text:p>
          </table:table-cell>
        </table:table-row>
      </table:table>
      <text:p text:style-name="P9"/>
      <table:table table:name="Table96" table:style-name="Table96">
        <table:table-column table:style-name="Table96.A"/>
        <table:table-column table:style-name="Table96.B"/>
        <table:table-row>
          <table:table-cell table:style-name="Table96.A1" office:value-type="string">
            <text:p text:style-name="P9"/>
          </table:table-cell>
          <table:table-cell table:style-name="Table96.A1" office:value-type="string">
            <text:p text:style-name="P9">All that remains to be done is to insert the appropriate Java code, such as what will be presented in the next example in Part A of Chapter 3.</text:p>
          </table:table-cell>
        </table:table-row>
      </table:table>
      <text:p text:style-name="Standard"/>
      <text:p text:style-name="Standard"/>
      <table:table table:name="Table97" table:style-name="Table97">
        <table:table-column table:style-name="Table97.A"/>
        <table:table-row>
          <table:table-cell table:style-name="Table97.A1" office:value-type="string">
            <text:p text:style-name="P78"/>
          </table:table-cell>
        </table:table-row>
        <table:table-row>
          <table:table-cell table:style-name="Table97.A1" office:value-type="string">
            <text:p text:style-name="P78"/>
          </table:table-cell>
        </table:table-row>
      </table:table>
      <text:h text:style-name="P79" text:outline-level="2">Compilation of Classes</text:h>
      <text:p text:style-name="P9"/>
      <table:table table:name="Table98" table:style-name="Table98">
        <table:table-column table:style-name="Table98.A"/>
        <table:table-column table:style-name="Table98.B"/>
        <table:table-row>
          <table:table-cell table:style-name="Table98.A1" office:value-type="string">
            <text:p text:style-name="WW-Corps_20_de_20_texte_20_3">Compiled class:</text:p>
            <text:h text:style-name="P94" text:outline-level="4"><text:tab/>&lt;Name of the class&gt;.class</text:h>
          </table:table-cell>
          <table:table-cell table:style-name="Table98.A1" office:value-type="string">
            <text:p text:style-name="P9">When a class is compiled, the resulting "byte code" is stored in a file with the same name as the class followed by the extension <text:span text:style-name="T37"></text:span>.class<text:span text:style-name="T37"></text:span>. In our last example, the source file <text:span text:style-name="T28">Start.java</text:span> will serve to create another file named <text:span text:style-name="T28">Start.class</text:span><text:span text:style-name="T29">.</text:span></text:p>
          </table:table-cell>
        </table:table-row>
      </table:table>
      <text:p text:style-name="Standard"/>
      <table:table table:name="Table99" table:style-name="Table99">
        <table:table-column table:style-name="Table99.A"/>
        <table:table-column table:style-name="Table99.B"/>
        <table:table-row>
          <table:table-cell table:style-name="Table99.A1" office:value-type="string">
            <text:p text:style-name="Standard"/>
          </table:table-cell>
          <table:table-cell table:style-name="Table99.A1" office:value-type="string">
            <text:p text:style-name="P15">In order to make all files more manageable, we strongly recommend that you physically separate the files of type ".class" from the source files (".java"). To do this, we have created the directory <text:span text:style-name="T28">classes</text:span> for compiled files and the directory <text:span text:style-name="T28">src</text:span> for source code files. For example, here is the directory structure used by the application in Chapter 2:</text:p>
          </table:table-cell>
        </table:table-row>
      </table:table>
      <text:p text:style-name="Standard"/>
      <table:table table:name="Table100" table:style-name="Table100">
        <table:table-column table:style-name="Table100.A"/>
        <table:table-column table:style-name="Table100.B"/>
        <table:table-row>
          <table:table-cell table:style-name="Table100.A1" office:value-type="string">
            <text:p text:style-name="Standard"/>
          </table:table-cell>
          <table:table-cell table:style-name="Table100.A1" office:value-type="string">
            <text:p text:style-name="P83">- magicBoxes</text:p>
            <text:p text:style-name="P84"><text:tab/>- code</text:p>
            <text:p text:style-name="P85"><text:tab/>- ch02</text:p>
            <text:p text:style-name="P95"><text:tab/>- classes</text:p>
            <text:p text:style-name="P95"><text:tab/>- src</text:p>
          </table:table-cell>
        </table:table-row>
      </table:table>
      <text:p text:style-name="Standard"/>
      <table:table table:name="Table101" table:style-name="Table101">
        <table:table-column table:style-name="Table101.A"/>
        <table:table-column table:style-name="Table101.B"/>
        <table:table-row>
          <table:table-cell table:style-name="Table101.A1" office:value-type="string">
            <text:p text:style-name="Standard"/>
          </table:table-cell>
          <table:table-cell table:style-name="Table101.A1" office:value-type="string">
            <text:p text:style-name="P15">Please note that the subdirectories below <text:span text:style-name="T28">classes </text:span>are created automatically by JBuilder during compilation. The names of these subdirectories correspond to those of the source files in <text:span text:style-name="T28">src</text:span>.</text:p>
          </table:table-cell>
        </table:table-row>
      </table:table>
      <text:p text:style-name="Standard"/>
      <text:p text:style-name="Standard"/>
      <text:p text:style-name="Standard"/>
      <table:table table:name="Table102" table:style-name="Table102">
        <table:table-column table:style-name="Table102.A"/>
        <table:table-row>
          <table:table-cell table:style-name="Table102.A1" office:value-type="string">
            <text:p text:style-name="Standard"/>
          </table:table-cell>
        </table:table-row>
      </table:table>
      <text:h text:style-name="P77" text:outline-level="3">Project Properties</text:h>
      <text:p text:style-name="Standard"/>
      <table:table table:name="Table103" table:style-name="Table103">
        <table:table-column table:style-name="Table103.A"/>
        <table:table-column table:style-name="Table103.B"/>
        <table:table-row>
          <table:table-cell table:style-name="Table103.A1" office:value-type="string">
            <text:p text:style-name="Standard"/>
          </table:table-cell>
          <table:table-cell table:style-name="Table103.A1" office:value-type="string">
            <text:p text:style-name="P15">The menu item <text:span text:style-name="T28">Project properties... </text:span>in the <text:span text:style-name="T28">Project</text:span> menu allows you to define project properties. When selecting this item, JBuilder presents the project properties starting with the tab <text:span text:style-name="T28">Paths</text:span>:</text:p>
          </table:table-cell>
        </table:table-row>
      </table:table>
      <text:p text:style-name="Standard"/>
      <table:table table:name="Table104" table:style-name="Table104">
        <table:table-column table:style-name="Table104.A"/>
        <table:table-column table:style-name="Table104.B"/>
        <table:table-row>
          <table:table-cell table:style-name="Table104.A1" office:value-type="string">
            <text:p text:style-name="Standard"/>
          </table:table-cell>
          <table:table-cell table:style-name="Table104.A1" office:value-type="string">
            <text:p text:style-name="Text_20_body_20_indent">The following file path,</text:p>
          </table:table-cell>
        </table:table-row>
      </table:table>
      <text:p text:style-name="Standard"/>
      <table:table table:name="Table105" table:style-name="Table105">
        <table:table-column table:style-name="Table105.A"/>
        <table:table-column table:style-name="Table105.B"/>
        <table:table-row>
          <table:table-cell table:style-name="Table105.A1" office:value-type="string">
            <text:p text:style-name="Standard"/>
          </table:table-cell>
          <table:table-cell table:style-name="Table105.A1" office:value-type="string">
            <text:p text:style-name="P96">...\magicBoxes\code\ch02\src</text:p>
          </table:table-cell>
        </table:table-row>
      </table:table>
      <text:p text:style-name="Standard"/>
      <table:table table:name="Table106" table:style-name="Table106">
        <table:table-column table:style-name="Table106.A"/>
        <table:table-column table:style-name="Table106.B"/>
        <table:table-row>
          <table:table-cell table:style-name="Table106.A1" office:value-type="string">
            <text:p text:style-name="Standard"/>
          </table:table-cell>
          <table:table-cell table:style-name="Table106.A1" office:value-type="string">
            <text:p text:style-name="P15">inserted in the sub page <text:span text:style-name="T28">Source</text:span>,<text:span text:style-name="T35"> </text:span>must correspond to the location of the source code files, such as <text:span text:style-name="T28">Start.java</text:span><text:span text:style-name="T29">.</text:span></text:p>
          </table:table-cell>
        </table:table-row>
      </table:table>
      <text:p text:style-name="Standard"/>
      <table:table table:name="Table107" table:style-name="Table107">
        <table:table-column table:style-name="Table107.A"/>
        <table:table-column table:style-name="Table107.B"/>
        <table:table-row>
          <table:table-cell table:style-name="Table107.A1" office:value-type="string">
            <text:p text:style-name="Standard"/>
          </table:table-cell>
          <table:table-cell table:style-name="Table107.A1" office:value-type="string">
            <text:p text:style-name="P15">As for the example path shown below in the field <text:span text:style-name="T28">Output path</text:span><text:span text:style-name="T29">,</text:span></text:p>
          </table:table-cell>
        </table:table-row>
      </table:table>
      <text:p text:style-name="Standard"/>
      <table:table table:name="Table108" table:style-name="Table108">
        <table:table-column table:style-name="Table108.A"/>
        <table:table-column table:style-name="Table108.B"/>
        <table:table-row>
          <table:table-cell table:style-name="Table108.A1" office:value-type="string">
            <text:p text:style-name="Standard"/>
          </table:table-cell>
          <table:table-cell table:style-name="Table108.A1" office:value-type="string">
            <text:p text:style-name="P96">...\magicBoxes\code\ch02\classes</text:p>
          </table:table-cell>
        </table:table-row>
      </table:table>
      <text:p text:style-name="Standard"/>
      <table:table table:name="Table109" table:style-name="Table109">
        <table:table-column table:style-name="Table109.A"/>
        <table:table-column table:style-name="Table109.B"/>
        <table:table-row>
          <table:table-cell table:style-name="Table109.A1" office:value-type="string">
            <text:p text:style-name="Standard"/>
          </table:table-cell>
          <table:table-cell table:style-name="Table109.A1" office:value-type="string">
            <text:p text:style-name="P15">it corresponds to the real location of the files of type ".class", such as <text:span text:style-name="T28">Start.class</text:span><text:span text:style-name="T29">.</text:span></text:p>
          </table:table-cell>
        </table:table-row>
      </table:table>
      <text:p text:style-name="Standard"/>
      <table:table table:name="Table110" table:style-name="Table110">
        <table:table-column table:style-name="Table110.A"/>
        <table:table-column table:style-name="Table110.B"/>
        <table:table-row>
          <table:table-cell table:style-name="Table110.A1" office:value-type="string">
            <text:p text:style-name="Standard"/>
          </table:table-cell>
          <table:table-cell table:style-name="Table110.A1" office:value-type="string">
            <text:p text:style-name="P15">The functions offered by the buttons “<text:span text:style-name="T34">…</text:span>” and “<text:span text:style-name="T34">Edit</text:span>”<text:span text:style-name="T28"> </text:span>allow you to easily modify the two file paths discussed above.</text:p>
          </table:table-cell>
        </table:table-row>
      </table:table>
      <text:p text:style-name="Standard"/>
      <table:table table:name="Table111" table:style-name="Table111">
        <table:table-column table:style-name="Table111.A"/>
        <table:table-column table:style-name="Table111.B"/>
        <table:table-row>
          <table:table-cell table:style-name="Table111.A1" office:value-type="string">
            <text:p text:style-name="Standard"/>
          </table:table-cell>
          <table:table-cell table:style-name="Table111.A1" office:value-type="string">
            <text:p text:style-name="P15">In the same window where the project properties can be specified, the tab <text:span text:style-name="T28">Run </text:span>allows you to indicate the class as well as the directory of the application entry point (method <text:span text:style-name="T28">main</text:span>).</text:p>
          </table:table-cell>
        </table:table-row>
      </table:table>
      <text:p text:style-name="Standard"/>
      <table:table table:name="Table112" table:style-name="Table112">
        <table:table-column table:style-name="Table112.A"/>
        <table:table-column table:style-name="Table112.B"/>
        <table:table-row>
          <table:table-cell table:style-name="Table112.A1" office:value-type="string">
            <text:p text:style-name="Standard"/>
          </table:table-cell>
          <table:table-cell table:style-name="Table112.A1" office:value-type="string">
            <text:p text:style-name="P15">The specification of the application entry point allows JBuilder, during the launching of the application, to know which class to refer to for the launch. <text:s/>If this property is not defined, we have to select the class that has the <text:span text:style-name="T35">main </text:span>method before launching the application.</text:p>
          </table:table-cell>
        </table:table-row>
      </table:table>
      <text:p text:style-name="Standard"/>
      <table:table table:name="Table113" table:style-name="Table113">
        <table:table-column table:style-name="Table113.A"/>
        <table:table-column table:style-name="Table113.B"/>
        <table:table-row>
          <table:table-cell table:style-name="Table113.A1" office:value-type="string">
            <text:p text:style-name="Standard"/>
          </table:table-cell>
          <table:table-cell table:style-name="Table113.A1" office:value-type="string">
            <text:p text:style-name="P15">Note that the launching of the application can be done in three different ways:</text:p>
          </table:table-cell>
        </table:table-row>
      </table:table>
      <text:p text:style-name="Standard"/>
      <table:table table:name="Table114" table:style-name="Table114">
        <table:table-column table:style-name="Table114.A"/>
        <table:table-column table:style-name="Table114.B"/>
        <table:table-row>
          <table:table-cell table:style-name="Table114.A1" office:value-type="string">
            <text:p text:style-name="Standard"/>
          </table:table-cell>
          <table:table-cell table:style-name="Table114.A1" office:value-type="string">
            <text:list text:style-name="WW8Num5">
              <text:list-item>
                <text:p text:style-name="P97">-<text:tab/>By clicking on the run button in the first section of the JBuilder graphical user interface;</text:p>
              </text:list-item>
              <text:list-item>
                <text:p text:style-name="P97">-<text:tab/>By using the Run menu, the menu item Run Project;</text:p>
              </text:list-item>
              <text:list-item>
                <text:p text:style-name="P97">-<text:tab/>By pressing the F9 function key.</text:p>
              </text:list-item>
            </text:list>
          </table:table-cell>
        </table:table-row>
      </table:table>
      <text:p text:style-name="Standard"/>
      <text:p text:style-name="Standard"/>
      <text:p text:style-name="Standard"/>
      <table:table table:name="Table115" table:style-name="Table115">
        <table:table-column table:style-name="Table115.A"/>
        <table:table-row>
          <table:table-cell table:style-name="Table115.A1" office:value-type="string">
            <text:p text:style-name="Standard"/>
          </table:table-cell>
        </table:table-row>
      </table:table>
      <text:h text:style-name="P77" text:outline-level="3">Package</text:h>
      <text:p text:style-name="Standard"/>
      <table:table table:name="Table116" table:style-name="Table116">
        <table:table-column table:style-name="Table116.A"/>
        <table:table-column table:style-name="Table116.B"/>
        <table:table-row>
          <table:table-cell table:style-name="Table116.A1" office:value-type="string">
            <text:h text:style-name="P98" text:outline-level="1"><text:span text:style-name="T5">Package:</text:span><text:span text:style-name="T38"> collection </text:span></text:h>
            <text:h text:style-name="P99" text:outline-level="1">of classes</text:h>
            <text:p text:style-name="Standard"/>
          </table:table-cell>
          <table:table-cell table:style-name="Table116.A1" office:value-type="string">
            <text:p text:style-name="P15">The development of a Java application requires a particular grouping of classes. It is the <text:span text:style-name="T28">package</text:span> concept that permits us to carry out this type of grouping. </text:p>
          </table:table-cell>
        </table:table-row>
      </table:table>
      <text:p text:style-name="P9"/>
      <table:table table:name="Table117" table:style-name="Table117">
        <table:table-column table:style-name="Table117.A"/>
        <table:table-column table:style-name="Table117.B"/>
        <table:table-row>
          <table:table-cell table:style-name="Table117.A1" office:value-type="string">
            <text:p text:style-name="P9"/>
          </table:table-cell>
          <table:table-cell table:style-name="Table117.A1" office:value-type="string">
            <text:p text:style-name="P9">For example, we may want to regroup certain classes in the <text:span text:style-name="T28">package mb.view</text:span> and other classes in the <text:span text:style-name="T28">package mb.model.</text:span> In concrete terms, the name of a package corresponds to the path of the directories below the location of the <text:span text:style-name="T34">src</text:span> directory (or <text:span text:style-name="T34">classes</text:span> directory).</text:p>
          </table:table-cell>
        </table:table-row>
      </table:table>
      <text:p text:style-name="P9"/>
      <table:table table:name="Table118" table:style-name="Table118">
        <table:table-column table:style-name="Table118.A"/>
        <table:table-column table:style-name="Table118.B"/>
        <table:table-row>
          <table:table-cell table:style-name="Table118.A1" office:value-type="string">
            <text:p text:style-name="P9"/>
          </table:table-cell>
          <table:table-cell table:style-name="Table118.A1" office:value-type="string">
            <text:p text:style-name="P9">In terms of Java code, the keyword <text:span text:style-name="T28">package </text:span>followed by a path of directories allows the specification of the location of the source files. In our example (Part A, Chapter 3), you will need to include the following statement above the definition of a class:</text:p>
          </table:table-cell>
        </table:table-row>
      </table:table>
      <text:p text:style-name="P9"/>
      <table:table table:name="Table119" table:style-name="Table119">
        <table:table-column table:style-name="Table119.A"/>
        <table:table-column table:style-name="Table119.B"/>
        <table:table-row>
          <table:table-cell table:style-name="Table119.A1" office:value-type="string">
            <text:p text:style-name="P9"/>
          </table:table-cell>
          <table:table-cell table:style-name="Table119.A1" office:value-type="string">
            <text:p text:style-name="P9"><text:span text:style-name="T39">package</text:span><text:span text:style-name="T33"> mb;</text:span></text:p>
          </table:table-cell>
        </table:table-row>
      </table:table>
      <text:p text:style-name="P9"/>
      <table:table table:name="Table120" table:style-name="Table120">
        <table:table-column table:style-name="Table120.A"/>
        <table:table-column table:style-name="Table120.B"/>
        <table:table-row>
          <table:table-cell table:style-name="Table120.A1" office:value-type="string">
            <text:p text:style-name="P9"/>
          </table:table-cell>
          <table:table-cell table:style-name="Table120.A1" office:value-type="string">
            <text:p text:style-name="P9">More precisely, we would have the following Java instructions:</text:p>
            <text:p text:style-name="P9"/>
            <text:p text:style-name="P9"><text:span text:style-name="T39">package</text:span><text:span text:style-name="T33"> mb;</text:span></text:p>
            <text:p text:style-name="P100">…</text:p>
            <text:p text:style-name="P9"><text:span text:style-name="T39">public class</text:span><text:span text:style-name="T33"> App {</text:span></text:p>
            <text:p text:style-name="P101"><text:s text:c="2"/>.</text:p>
            <text:p text:style-name="P101"><text:s text:c="2"/>.</text:p>
            <text:p text:style-name="P101"><text:s text:c="2"/>.</text:p>
            <text:p text:style-name="P100">}</text:p>
          </table:table-cell>
        </table:table-row>
      </table:table>
      <text:p text:style-name="P9"/>
      <table:table table:name="Table121" table:style-name="Table121">
        <table:table-column table:style-name="Table121.A"/>
        <table:table-column table:style-name="Table121.B"/>
        <table:table-row>
          <table:table-cell table:style-name="Table121.A1" office:value-type="string">
            <text:p text:style-name="Text_20_body">A <text:span text:style-name="T35">package</text:span> statement makes reference to one or several directories.</text:p>
          </table:table-cell>
          <table:table-cell table:style-name="Table121.A1" office:value-type="string">
            <text:p text:style-name="P9">This last example allows the definition of the <text:span text:style-name="T28">App </text:span>class<text:span text:style-name="T33"> </text:span>(<text:span text:style-name="T28">App.java</text:span><text:span text:style-name="T33"> </text:span>file) within the directory <text:span text:style-name="T28">mb</text:span><text:span text:style-name="T29">.</text:span></text:p>
          </table:table-cell>
        </table:table-row>
      </table:table>
      <text:p text:style-name="P9"/>
      <text:p text:style-name="P15"/>
      <table:table table:name="Table122" table:style-name="Table122">
        <table:table-column table:style-name="Table122.A"/>
        <table:table-row>
          <table:table-cell table:style-name="Table122.A1" office:value-type="string">
            <text:p text:style-name="P78"/>
          </table:table-cell>
        </table:table-row>
      </table:table>
      <text:h text:style-name="P79" text:outline-level="2">Libraries of Pre-Defined Components</text:h>
      <text:p text:style-name="P9"/>
      <table:table table:name="Table123" table:style-name="Table123">
        <table:table-column table:style-name="Table123.A"/>
        <table:table-column table:style-name="Table123.B"/>
        <table:table-row>
          <table:table-cell table:style-name="Table123.A1" office:value-type="string">
            <text:h text:style-name="P102" text:outline-level="4"/>
          </table:table-cell>
          <table:table-cell table:style-name="Table123.A1" office:value-type="string">
            <text:p text:style-name="P15">To facilitate the development of applications, companies such as Sun offer libraries (packages) of predefined components. For example, Sun offers a collection of interface components called <text:span text:style-name="T28">Swing </text:span>in the package <text:span text:style-name="T28">javax.swing</text:span><text:span text:style-name="T29">.</text:span></text:p>
          </table:table-cell>
        </table:table-row>
      </table:table>
      <text:p text:style-name="P9"/>
      <text:p text:style-name="P9"/>
      <table:table table:name="Table124" table:style-name="Table124">
        <table:table-column table:style-name="Table124.A"/>
        <table:table-row>
          <table:table-cell table:style-name="Table124.A1" office:value-type="string">
            <text:p text:style-name="P78"/>
          </table:table-cell>
        </table:table-row>
      </table:table>
      <text:p text:style-name="P103">External Class</text:p>
      <text:p text:style-name="P9"/>
      <table:table table:name="Table125" table:style-name="Table125">
        <table:table-column table:style-name="Table125.A"/>
        <table:table-column table:style-name="Table125.B"/>
        <table:table-row>
          <table:table-cell table:style-name="Table125.A1" office:value-type="string">
            <text:h text:style-name="P73" text:outline-level="1">Import from elsewhere:</text:h>
            <text:p text:style-name="P104"><text:span text:style-name="T33"><text:tab/></text:span><text:span text:style-name="T34">import</text:span></text:p>
            <text:p text:style-name="Standard"/>
          </table:table-cell>
          <table:table-cell table:style-name="Table125.A1" office:value-type="string">
            <text:p text:style-name="P15">When we wish to use a class belonging to another <text:span text:style-name="T28">package</text:span>,<text:span text:style-name="T33"> </text:span>we must import the class into the desired class. The command <text:span text:style-name="T28">import</text:span><text:span text:style-name="T33">,</text:span> as shown in the following example, allows us to do this:</text:p>
            <text:p text:style-name="P15"/>
          </table:table-cell>
        </table:table-row>
        <table:table-row>
          <table:table-cell table:style-name="Table125.A1" office:value-type="string">
            <text:h text:style-name="P73" text:outline-level="1"/>
          </table:table-cell>
          <table:table-cell table:style-name="Table125.A1" office:value-type="string">
            <text:p text:style-name="P41"><text:span text:style-name="T40">import</text:span><text:span text:style-name="T41"> javax.swing.JFrame;</text:span></text:p>
          </table:table-cell>
        </table:table-row>
      </table:table>
      <text:p text:style-name="P9"/>
      <table:table table:name="Table126" table:style-name="Table126">
        <table:table-column table:style-name="Table126.A"/>
        <table:table-column table:style-name="Table126.B"/>
        <table:table-row>
          <table:table-cell table:style-name="Table126.A1" office:value-type="string">
            <text:p text:style-name="P9"/>
          </table:table-cell>
          <table:table-cell table:style-name="Table126.A1" office:value-type="string">
            <text:p text:style-name="P15">In this example, the class <text:span text:style-name="T28">JFrame</text:span><text:span text:style-name="T33"> </text:span>is imported from the <text:span text:style-name="T28">package javax.swing</text:span>.</text:p>
          </table:table-cell>
        </table:table-row>
      </table:table>
      <text:p text:style-name="P9"/>
      <table:table table:name="Table127" table:style-name="Table127">
        <table:table-column table:style-name="Table127.A"/>
        <table:table-column table:style-name="Table127.B"/>
        <table:table-row>
          <table:table-cell table:style-name="Table127.A1" office:value-type="string">
            <text:p text:style-name="P9"/>
          </table:table-cell>
          <table:table-cell table:style-name="Table127.A1" office:value-type="string">
            <text:p text:style-name="P9">Also note that the package <text:span text:style-name="T28">java.lang </text:span>is always included by default even if no <text:span text:style-name="T28">import </text:span>statement concerning this <text:span text:style-name="T28">package</text:span> has been specified.</text:p>
          </table:table-cell>
        </table:table-row>
      </table:table>
      <text:h text:style-name="P105" text:outline-level="3"/>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8"/>
      <table:table table:name="Table128" table:style-name="Table128">
        <table:table-column table:style-name="Table128.A"/>
        <table:table-column table:style-name="Table128.B"/>
        <table:table-row>
          <table:table-cell table:style-name="Table128.A1" office:value-type="string">
            <text:h text:style-name="P16" text:outline-level="1">CHAPTER</text:h>
            <text:h text:style-name="P68" text:outline-level="1"><text:span text:style-name="T42"><text:s/></text:span><text:span text:style-name="T43"><text:s text:c="3"/></text:span><text:span text:style-name="T42">3 <text:s text:c="2"/></text:span></text:h>
            <text:p text:style-name="P18"/>
            <text:p text:style-name="P18"><text:s/></text:p>
          </table:table-cell>
          <table:table-cell table:style-name="Table128.A1" office:value-type="string">
            <text:h text:style-name="P19" text:outline-level="1"><text:s text:c="73"/></text:h>
            <text:p text:style-name="P18"/>
            <text:h text:style-name="P20" text:outline-level="1">Application / Applet Frame</text:h>
            <text:h text:style-name="P21" text:outline-level="1"/>
            <text:p text:style-name="P18"/>
            <text:h text:style-name="P21" text:outline-level="1"/>
            <text:p text:style-name="P55"/>
            <text:h text:style-name="P21" text:outline-level="1">It is an application window or frame that determines the application context.</text:h>
            <text:h text:style-name="P21" text:outline-level="1"/>
            <text:h text:style-name="P21" text:outline-level="1">The result obtained in the first part of the chapter (Part A) corresponds to the principal application frame that is empty in terms of contents. This object, although empty, consists of a title bar.</text:h>
          </table:table-cell>
        </table:table-row>
      </table:table>
      <text:p text:style-name="P29"/>
      <table:table table:name="Table129" table:style-name="Table129">
        <table:table-column table:style-name="Table129.A"/>
        <table:table-column table:style-name="Table129.B"/>
        <table:table-row>
          <table:table-cell table:style-name="Table129.A1" office:value-type="string">
            <text:p text:style-name="P15"/>
          </table:table-cell>
          <table:table-cell table:style-name="Table129.A1" office:value-type="string">
            <text:p text:style-name="P23">In the second part of this chapter (Part B), we will first modify two states of the application frame, in order to add a title and to specify exactly the width and height that we wish our graphical user interface to have.</text:p>
          </table:table-cell>
        </table:table-row>
      </table:table>
      <text:p text:style-name="P29"/>
      <table:table table:name="Table130" table:style-name="Table130">
        <table:table-column table:style-name="Table130.A"/>
        <table:table-column table:style-name="Table130.B"/>
        <table:table-row>
          <table:table-cell table:style-name="Table130.A1" office:value-type="string">
            <text:p text:style-name="Standard"/>
          </table:table-cell>
          <table:table-cell table:style-name="Table130.A1" office:value-type="string">
            <text:p text:style-name="P23">This chapter will introduce the concept of Java applets. From now on, we will furnish supplementary Java code within our applications so that they can be executed on an Internet browser.</text:p>
          </table:table-cell>
        </table:table-row>
      </table:table>
      <text:p text:style-name="P29"/>
      <table:table table:name="Table131" table:style-name="Table131">
        <table:table-column table:style-name="Table131.A"/>
        <table:table-column table:style-name="Table131.B"/>
        <table:table-row>
          <table:table-cell table:style-name="Table131.A1" office:value-type="string">
            <text:p text:style-name="Standard"/>
          </table:table-cell>
          <table:table-cell table:style-name="Table131.A1" office:value-type="string">
            <text:p text:style-name="P23">One of the goals in the second part of this chapter therefore consists of presenting these "special" Java applications that are called "applets". The execution of the applet is simply done by linking to a standard HTML (Hyper Text Markup Language) page (start.html file). The reference to the applet is found within this file that can be located in the classes directory of the application.</text:p>
          </table:table-cell>
        </table:table-row>
      </table:table>
      <text:p text:style-name="P29"/>
      <text:p text:style-name="P29"/>
      <text:p text:style-name="P107"><text:span text:style-name="T44">Part A:</text:span><text:span text:style-name="T45"><text:tab/>Application Frame</text:span></text:p>
      <text:p text:style-name="P18"/>
      <text:p text:style-name="P18"/>
      <text:p text:style-name="P18"/>
      <table:table table:name="Table132" table:style-name="Table132">
        <table:table-column table:style-name="Table132.A"/>
        <table:table-row>
          <table:table-cell table:style-name="Table132.A1" office:value-type="string">
            <text:p text:style-name="P18"/>
          </table:table-cell>
        </table:table-row>
      </table:table>
      <text:h text:style-name="P108" text:outline-level="3">External Class</text:h>
      <text:p text:style-name="P29"/>
      <table:table table:name="Table133" table:style-name="Table133">
        <table:table-column table:style-name="Table133.A"/>
        <table:table-column table:style-name="Table133.B"/>
        <table:table-row>
          <table:table-cell table:style-name="Table133.A1" office:value-type="string">
            <text:p text:style-name="P29"/>
          </table:table-cell>
          <table:table-cell table:style-name="Table133.A1" office:value-type="string">
            <text:p text:style-name="P15"><text:span text:style-name="T6">In the first part of this chapter, we are continuing the development of our sample application from Chapter 1. The class </text:span><text:span text:style-name="T16">Start </text:span><text:span text:style-name="T6">now calls the constructor of the new class called </text:span><text:span text:style-name="T16">App</text:span><text:span text:style-name="T6">. Here is the new representation of the class </text:span><text:span text:style-name="T16">Start</text:span><text:span text:style-name="T6">:</text:span></text:p>
          </table:table-cell>
        </table:table-row>
      </table:table>
      <text:p text:style-name="P29"/>
      <table:table table:name="Table134" table:style-name="Table134">
        <table:table-column table:style-name="Table134.A"/>
        <table:table-column table:style-name="Table134.B"/>
        <table:table-row>
          <table:table-cell table:style-name="Table134.A1" office:value-type="string">
            <text:p text:style-name="P15"/>
          </table:table-cell>
          <table:table-cell table:style-name="Table134.A1" office:value-type="string">
            <text:p text:style-name="P15"><text:span text:style-name="T14">1: <text:s/></text:span><text:span text:style-name="T15">package</text:span><text:span text:style-name="T14"> mb; <text:s/></text:span><text:span text:style-name="T46">// +</text:span></text:p>
            <text:p text:style-name="P39">2:</text:p>
            <text:p text:style-name="P15"><text:span text:style-name="T14">3: <text:s/></text:span><text:span text:style-name="T15">public class</text:span><text:span text:style-name="T14"> Start {</text:span></text:p>
            <text:p text:style-name="P39">4:</text:p>
            <text:p text:style-name="P15"><text:span text:style-name="T14">5: <text:s text:c="3"/></text:span><text:span text:style-name="T15">public</text:span><text:span text:style-name="T14"> Start() {</text:span></text:p>
            <text:p text:style-name="P15"><text:span text:style-name="T14">6: <text:s text:c="5"/></text:span><text:span text:style-name="T15">super</text:span><text:span text:style-name="T14">();</text:span></text:p>
            <text:p text:style-name="P15"><text:span text:style-name="T14">7: <text:s text:c="5"/></text:span><text:span text:style-name="T47">System.out.println("Magic Boxes"); // -</text:span></text:p>
            <text:p text:style-name="P39">8: <text:s text:c="3"/>}</text:p>
            <text:p text:style-name="P39">9:</text:p>
            <text:p text:style-name="P15"><text:span text:style-name="T14">10: <text:s text:c="3"/></text:span><text:span text:style-name="T15">public static void</text:span><text:span text:style-name="T14"> main(String[] args) {</text:span></text:p>
            <text:p text:style-name="P15"><text:span text:style-name="T14">11: <text:s text:c="4"/></text:span><text:span text:style-name="T15">new</text:span><text:span text:style-name="T14"> App();</text:span></text:p>
            <text:p text:style-name="P39">12: <text:s text:c="2"/>}</text:p>
            <text:p text:style-name="P109">13:</text:p>
            <text:p text:style-name="P109">14: }</text:p>
          </table:table-cell>
        </table:table-row>
      </table:table>
      <text:p text:style-name="P29"/>
      <table:table table:name="Table135" table:style-name="Table135">
        <table:table-column table:style-name="Table135.A"/>
        <table:table-column table:style-name="Table135.B"/>
        <table:table-row>
          <table:table-cell table:style-name="Table135.A1" office:value-type="string">
            <text:p text:style-name="Standard"><text:span text:style-name="T6">The location of all external classes used outside of the "package" of the current class must be explicitly defined by way of the </text:span><text:span text:style-name="T8">import</text:span><text:span text:style-name="T6"> statement</text:span><text:span text:style-name="T8">.</text:span></text:p>
          </table:table-cell>
          <table:table-cell table:style-name="Table135.A1" office:value-type="string">
            <text:p text:style-name="Text_20_body_20_indent"><text:span text:style-name="T6">Since the physical location of the class </text:span><text:span text:style-name="T16">App </text:span><text:span text:style-name="T6">does not correspond to the one of the class </text:span><text:span text:style-name="T16">Start </text:span><text:span text:style-name="T6">(from which the application is launched), it is therefore necessary to specify the location of the external class </text:span><text:span text:style-name="T16">App</text:span><text:span text:style-name="T6">.</text:span></text:p>
            <text:p text:style-name="P56"/>
            <text:p text:style-name="Text_20_body_20_indent"><text:span text:style-name="T6">In concrete terms, it is the </text:span><text:span text:style-name="T16">import </text:span><text:span text:style-name="T6">statement in line 1 that specifies the location of this external class. As a reference, here is the directory path allowing access to the class </text:span><text:span text:style-name="T16">App</text:span><text:span text:style-name="T6">:</text:span></text:p>
          </table:table-cell>
        </table:table-row>
      </table:table>
      <text:p text:style-name="P29"/>
      <table:table table:name="Table136" table:style-name="Table136">
        <table:table-column table:style-name="Table136.A"/>
        <table:table-column table:style-name="Table136.B"/>
        <table:table-row>
          <table:table-cell table:style-name="Table136.A1" office:value-type="string">
            <text:p text:style-name="P15"/>
          </table:table-cell>
          <table:table-cell table:style-name="Table136.A1" office:value-type="string">
            <text:p text:style-name="P39">…\magicBoxes\code\ch03A\src\mb</text:p>
          </table:table-cell>
        </table:table-row>
      </table:table>
      <text:p text:style-name="P29"/>
      <text:p text:style-name="P29"/>
      <text:p text:style-name="P29"/>
      <text:p text:style-name="P29"/>
      <text:p text:style-name="P29"/>
      <text:p text:style-name="P29"/>
      <text:p text:style-name="P29"/>
      <text:p text:style-name="P29"/>
      <table:table table:name="Table137" table:style-name="Table137">
        <table:table-column table:style-name="Table137.A"/>
        <table:table-row>
          <table:table-cell table:style-name="Table137.A1" office:value-type="string">
            <text:p text:style-name="P36"/>
          </table:table-cell>
        </table:table-row>
      </table:table>
      <text:h text:style-name="P110" text:outline-level="3">Inheritance</text:h>
      <text:p text:style-name="P111"/>
      <table:table table:name="Table138" table:style-name="Table138">
        <table:table-column table:style-name="Table138.A"/>
        <table:table-column table:style-name="Table138.B"/>
        <table:table-row>
          <table:table-cell table:style-name="Table138.A1" office:value-type="string">
            <text:p text:style-name="P111"/>
          </table:table-cell>
          <table:table-cell table:style-name="Table138.A1" office:value-type="string">
            <text:p text:style-name="P111">The first and only statement within the point of entry of the application corresponds to line 11 shown below:</text:p>
            <text:p text:style-name="P111"/>
            <text:p text:style-name="P112"><text:span text:style-name="T14">11: </text:span><text:span text:style-name="T15">new</text:span><text:span text:style-name="T14"> App();</text:span></text:p>
          </table:table-cell>
        </table:table-row>
      </table:table>
      <text:p text:style-name="P111"/>
      <table:table table:name="Table139" table:style-name="Table139">
        <table:table-column table:style-name="Table139.A"/>
        <table:table-column table:style-name="Table139.B"/>
        <table:table-row>
          <table:table-cell table:style-name="Table139.A1" office:value-type="string">
            <text:p text:style-name="P29"/>
          </table:table-cell>
          <table:table-cell table:style-name="Table139.A1" office:value-type="string">
            <text:p text:style-name="P15"><text:span text:style-name="T6">This statement calls the constructor of the </text:span><text:span text:style-name="T16">App </text:span><text:span text:style-name="T6">class. As we have already mentioned, each constructor (except that of the </text:span><text:span text:style-name="T16">Object</text:span><text:span text:style-name="T14"> </text:span><text:span text:style-name="T6">class) always invokes the constructor of its superclass by way of the keyword </text:span><text:span text:style-name="T16">super</text:span><text:span text:style-name="T6">.</text:span></text:p>
          </table:table-cell>
        </table:table-row>
      </table:table>
      <text:p text:style-name="P29"/>
      <table:table table:name="Table140" table:style-name="Table140">
        <table:table-column table:style-name="Table140.A"/>
        <table:table-column table:style-name="Table140.B"/>
        <table:table-row>
          <table:table-cell table:style-name="Table140.A1" office:value-type="string">
            <text:p text:style-name="P29"/>
          </table:table-cell>
          <table:table-cell table:style-name="Table140.A1" office:value-type="string">
            <text:p text:style-name="P15"><text:span text:style-name="T6">Therefore, the first instruction of the constructor of the </text:span><text:span text:style-name="T16">App </text:span><text:span text:style-name="T6">class</text:span></text:p>
          </table:table-cell>
        </table:table-row>
      </table:table>
      <text:p text:style-name="P29"/>
      <table:table table:name="Table141" table:style-name="Table141">
        <table:table-column table:style-name="Table141.A"/>
        <table:table-column table:style-name="Table141.B"/>
        <table:table-row>
          <table:table-cell table:style-name="Table141.A1" office:value-type="string">
            <text:p text:style-name="P69"/>
          </table:table-cell>
          <table:table-cell table:style-name="Table141.A1" office:value-type="string">
            <text:p text:style-name="Standard"><text:span text:style-name="T14">25: </text:span><text:span text:style-name="T15">public</text:span><text:span text:style-name="T14"> App() {</text:span></text:p>
            <text:p text:style-name="Standard"><text:span text:style-name="T14">26: <text:s text:c="2"/></text:span><text:span text:style-name="T15">super</text:span><text:span text:style-name="T14">();</text:span></text:p>
            <text:p text:style-name="Standard"><text:span text:style-name="T14">27: <text:s text:c="2"/>appFrame = </text:span><text:span text:style-name="T15">new</text:span><text:span text:style-name="T14"> JFrame();</text:span></text:p>
            <text:p text:style-name="Standard"><text:span text:style-name="T14">28: <text:s text:c="2"/>appFrame.setVisible(</text:span><text:span text:style-name="T15">true</text:span><text:span text:style-name="T14">);</text:span></text:p>
            <text:p text:style-name="P39">29: }</text:p>
          </table:table-cell>
        </table:table-row>
      </table:table>
      <text:p text:style-name="P29"/>
      <table:table table:name="Table142" table:style-name="Table142">
        <table:table-column table:style-name="Table142.A"/>
        <table:table-column table:style-name="Table142.B"/>
        <table:table-row>
          <table:table-cell table:style-name="Table142.A1" office:value-type="string">
            <text:p text:style-name="P29"/>
          </table:table-cell>
          <table:table-cell table:style-name="Table142.A1" office:value-type="string">
            <text:p text:style-name="P29">explicitly invokes the constructor of its superclass. </text:p>
          </table:table-cell>
        </table:table-row>
      </table:table>
      <text:p text:style-name="P29"/>
      <table:table table:name="Table143" table:style-name="Table143">
        <table:table-column table:style-name="Table143.A"/>
        <table:table-column table:style-name="Table143.B"/>
        <table:table-row>
          <table:table-cell table:style-name="Table143.A1" office:value-type="string">
            <text:p text:style-name="P29"/>
          </table:table-cell>
          <table:table-cell table:style-name="Table143.A1" office:value-type="string">
            <text:p text:style-name="P15"><text:span text:style-name="T6">Given that the class </text:span><text:span text:style-name="T16">App</text:span><text:span text:style-name="T6"> does not explicitly indicate a link with another class, an inheritance link is then established, in line 21, to the </text:span><text:span text:style-name="T16">Object</text:span><text:span text:style-name="T14"> </text:span><text:span text:style-name="T6">class</text:span><text:span text:style-name="T11">.</text:span><text:span text:style-name="T6"> This link permits the attributes and references to the public methods of the </text:span><text:span text:style-name="T16">Object </text:span><text:span text:style-name="T6">class to be copied to the object being created.</text:span></text:p>
          </table:table-cell>
        </table:table-row>
      </table:table>
      <text:p text:style-name="P15"/>
      <text:p text:style-name="P18"/>
      <text:p text:style-name="P18"/>
      <table:table table:name="Table144" table:style-name="Table144">
        <table:table-column table:style-name="Table144.A"/>
        <table:table-row>
          <table:table-cell table:style-name="Table144.A1" office:value-type="string">
            <text:p text:style-name="P18"/>
          </table:table-cell>
        </table:table-row>
      </table:table>
      <text:h text:style-name="P108" text:outline-level="3">Frame</text:h>
      <text:p text:style-name="P29"/>
      <table:table table:name="Table145" table:style-name="Table145">
        <table:table-column table:style-name="Table145.A"/>
        <table:table-column table:style-name="Table145.B"/>
        <table:table-row>
          <table:table-cell table:style-name="Table145.A1" office:value-type="string">
            <text:p text:style-name="P55"/>
          </table:table-cell>
          <table:table-cell table:style-name="Table145.A1" office:value-type="string">
            <text:p text:style-name="P15"><text:span text:style-name="T6">The objective of the </text:span><text:span text:style-name="T16">App</text:span><text:span text:style-name="T6"> class is to define the frame of our sample application. Here is the code of the </text:span><text:span text:style-name="T16">App </text:span><text:span text:style-name="T6">class:</text:span></text:p>
          </table:table-cell>
        </table:table-row>
      </table:table>
      <text:p text:style-name="P29"/>
      <table:table table:name="Table146" table:style-name="Table146">
        <table:table-column table:style-name="Table146.A"/>
        <table:table-column table:style-name="Table146.B"/>
        <table:table-row>
          <table:table-cell table:style-name="Table146.A1" office:value-type="string">
            <text:p text:style-name="Standard"/>
          </table:table-cell>
          <table:table-cell table:style-name="Table146.A1" office:value-type="string">
            <text:p text:style-name="Standard"><text:span text:style-name="T48">15: </text:span><text:span text:style-name="T47">// {+}</text:span></text:p>
            <text:p text:style-name="P113">16:</text:p>
            <text:p text:style-name="Standard"><text:span text:style-name="T48">17: </text:span><text:span text:style-name="T49">package</text:span><text:span text:style-name="T48"> mb;</text:span></text:p>
            <text:p text:style-name="P113">18:</text:p>
            <text:p text:style-name="Standard"><text:span text:style-name="T48">19: </text:span><text:span text:style-name="T49">import</text:span><text:span text:style-name="T48"> javax.swing.JFrame;</text:span></text:p>
            <text:p text:style-name="P113">20:</text:p>
            <text:p text:style-name="Standard"><text:span text:style-name="T48">21: </text:span><text:span text:style-name="T49">public class</text:span><text:span text:style-name="T48"> App {</text:span></text:p>
            <text:p text:style-name="P113">22:</text:p>
            <text:p text:style-name="Standard"><text:span text:style-name="T48">23: <text:s text:c="2"/></text:span><text:span text:style-name="T49">private</text:span><text:span text:style-name="T48"> JFrame appFrame;</text:span></text:p>
            <text:p text:style-name="P113">24:</text:p>
            <text:p text:style-name="Standard"><text:span text:style-name="T48">25: <text:s text:c="2"/></text:span><text:span text:style-name="T49">public</text:span><text:span text:style-name="T48"> App() {</text:span></text:p>
            <text:p text:style-name="Standard"><text:span text:style-name="T48">26: <text:s text:c="4"/></text:span><text:span text:style-name="T49">super</text:span><text:span text:style-name="T48">();</text:span></text:p>
            <text:p text:style-name="Standard"><text:span text:style-name="T48">27: <text:s text:c="4"/>appFrame = </text:span><text:span text:style-name="T49">new</text:span><text:span text:style-name="T48"> JFrame();</text:span></text:p>
            <text:p text:style-name="Standard"><text:span text:style-name="T48">28: <text:s text:c="4"/>appFrame.setVisible(</text:span><text:span text:style-name="T49">true</text:span><text:span text:style-name="T48">);</text:span></text:p>
            <text:p text:style-name="P113">29: <text:s text:c="2"/>}</text:p>
            <text:p text:style-name="P113">30: <text:s text:c="2"/></text:p>
            <text:p text:style-name="P113">31: }</text:p>
          </table:table-cell>
        </table:table-row>
      </table:table>
      <text:p text:style-name="P29"/>
      <table:table table:name="Table147" table:style-name="Table147">
        <table:table-column table:style-name="Table147.A"/>
        <table:table-column table:style-name="Table147.B"/>
        <table:table-row>
          <table:table-cell table:style-name="Table147.A1" office:value-type="string">
            <text:p text:style-name="P15"/>
          </table:table-cell>
          <table:table-cell table:style-name="Table147.A1" office:value-type="string">
            <text:p text:style-name="P29">The statement in line 15</text:p>
            <text:p text:style-name="P29"/>
            <text:p text:style-name="P15"><text:span text:style-name="T14">15: </text:span><text:span text:style-name="T15">package</text:span><text:span text:style-name="T14"> mb;</text:span></text:p>
          </table:table-cell>
        </table:table-row>
      </table:table>
      <text:p text:style-name="P29"/>
      <table:table table:name="Table148" table:style-name="Table148">
        <table:table-column table:style-name="Table148.A"/>
        <table:table-column table:style-name="Table148.B"/>
        <table:table-row>
          <table:table-cell table:style-name="Table148.A1" office:value-type="string">
            <text:p text:style-name="P29"/>
          </table:table-cell>
          <table:table-cell table:style-name="Table148.A1" office:value-type="string">
            <text:p text:style-name="P15"><text:span text:style-name="T6">defines the location of the class source file in the <text:s/></text:span><text:span text:style-name="T16">mb </text:span><text:span text:style-name="T6">package.</text:span></text:p>
          </table:table-cell>
        </table:table-row>
      </table:table>
      <text:p text:style-name="P29"/>
      <table:table table:name="Table149" table:style-name="Table149">
        <table:table-column table:style-name="Table149.A"/>
        <table:table-column table:style-name="Table149.B"/>
        <table:table-row>
          <table:table-cell table:style-name="Table149.A1" office:value-type="string">
            <text:p text:style-name="P29"/>
          </table:table-cell>
          <table:table-cell table:style-name="Table149.A1" office:value-type="string">
            <text:p text:style-name="P15"><text:span text:style-name="T6">The second statement of the </text:span><text:span text:style-name="T16">App </text:span><text:span text:style-name="T6">class makes reference to the following </text:span><text:span text:style-name="T16">import </text:span><text:span text:style-name="T6">command:</text:span></text:p>
            <text:p text:style-name="P29"/>
            <text:p text:style-name="P15"><text:span text:style-name="T14">19: </text:span><text:span text:style-name="T15">import</text:span><text:span text:style-name="T14"> javax.swing.JFrame;</text:span></text:p>
          </table:table-cell>
        </table:table-row>
      </table:table>
      <text:p text:style-name="P29"/>
      <table:table table:name="Table150" table:style-name="Table150">
        <table:table-column table:style-name="Table150.A"/>
        <table:table-column table:style-name="Table150.B"/>
        <table:table-row>
          <table:table-cell table:style-name="Table150.A1" office:value-type="string">
            <text:p text:style-name="P29"/>
          </table:table-cell>
          <table:table-cell table:style-name="Table150.A1" office:value-type="string">
            <text:p text:style-name="P15"><text:span text:style-name="T6">This statement imports the class </text:span><text:span text:style-name="T16">JFrame </text:span><text:span text:style-name="T6">that we will need in order to define the </text:span><text:span text:style-name="T16">appFrame </text:span><text:span text:style-name="T6">attribute on line 23. The </text:span><text:span text:style-name="T16">JFrame </text:span><text:span text:style-name="T6">class is part of the package </text:span><text:span text:style-name="T14">javax.swing</text:span><text:span text:style-name="T6">. In concrete terms, the code of the </text:span><text:span text:style-name="T16">JFrame </text:span><text:span text:style-name="T6">is not part of the application source code as such. The use of methods offered by external classes such as </text:span><text:span text:style-name="T16">JFrame </text:span><text:span text:style-name="T6">considerably facilitates application development.</text:span></text:p>
          </table:table-cell>
        </table:table-row>
      </table:table>
      <text:p text:style-name="P18"/>
      <text:p text:style-name="P18"/>
      <table:table table:name="Table151" table:style-name="Table151">
        <table:table-column table:style-name="Table151.A"/>
        <table:table-row>
          <table:table-cell table:style-name="Table151.A1" office:value-type="string">
            <text:p text:style-name="P26"/>
          </table:table-cell>
        </table:table-row>
      </table:table>
      <text:h text:style-name="P114" text:outline-level="2">Data Types and Class Attributes</text:h>
      <text:p text:style-name="P18"/>
      <table:table table:name="Table152" table:style-name="Table152">
        <table:table-column table:style-name="Table152.A"/>
        <table:table-column table:style-name="Table152.B"/>
        <table:table-row>
          <table:table-cell table:style-name="Table152.A1" office:value-type="string">
            <text:p text:style-name="P115">Data types =</text:p>
            <text:p text:style-name="P116"><text:tab/>data definitions</text:p>
            <text:p text:style-name="P18"/>
          </table:table-cell>
          <table:table-cell table:style-name="Table152.A1" office:value-type="string">
            <text:p text:style-name="P29">Like all other programming languages, Java uses "base" data types in order to represent the format and structure of data variables that it uses. These data types are grouped in four categories :</text:p>
          </table:table-cell>
        </table:table-row>
      </table:table>
      <text:p text:style-name="P18"/>
      <table:table table:name="Table153" table:style-name="Table153">
        <table:table-column table:style-name="Table153.A"/>
        <table:table-column table:style-name="Table153.B"/>
        <table:table-row>
          <table:table-cell table:style-name="Table153.A1" office:value-type="string">
            <text:p text:style-name="P18"/>
          </table:table-cell>
          <table:table-cell table:style-name="Table153.A1" office:value-type="string">
            <text:h text:style-name="P117" text:outline-level="7">Category<text:tab/>Java Base Type</text:h>
            <text:p text:style-name="P29"/>
            <text:list text:style-name="WW8Num10" text:continue-numbering="true">
              <text:list-item>
                <text:p text:style-name="P118">Integer<text:tab/>byte, int, long, short</text:p>
              </text:list-item>
              <text:list-item>
                <text:p text:style-name="P118">Decimal<text:tab/>double, float,</text:p>
              </text:list-item>
              <text:list-item>
                <text:p text:style-name="P118">Character<text:tab/>char</text:p>
              </text:list-item>
              <text:list-item>
                <text:p text:style-name="P118">Boolean<text:tab/>boolean</text:p>
              </text:list-item>
            </text:list>
          </table:table-cell>
        </table:table-row>
      </table:table>
      <text:p text:style-name="P18"/>
      <table:table table:name="Table154" table:style-name="Table154">
        <table:table-column table:style-name="Table154.A"/>
        <table:table-column table:style-name="Table154.B"/>
        <table:table-row>
          <table:table-cell table:style-name="Table154.A1" office:value-type="string">
            <text:p text:style-name="P18"/>
          </table:table-cell>
          <table:table-cell table:style-name="Table154.A1" office:value-type="string">
            <text:p text:style-name="P15"><text:span text:style-name="T6">For example, in the definition of the external method </text:span><text:span text:style-name="T16">setVisible </text:span><text:span text:style-name="T6">(used on line 28),</text:span></text:p>
            <text:p text:style-name="P39"/>
            <text:p text:style-name="P15"><text:span text:style-name="T15">public void</text:span><text:span text:style-name="T14"> setVisible(boolean b)</text:span></text:p>
          </table:table-cell>
        </table:table-row>
      </table:table>
      <text:p text:style-name="P18"/>
      <table:table table:name="Table155" table:style-name="Table155">
        <table:table-column table:style-name="Table155.A"/>
        <table:table-column table:style-name="Table155.B"/>
        <table:table-row>
          <table:table-cell table:style-name="Table155.A1" office:value-type="string">
            <text:p text:style-name="P18"/>
          </table:table-cell>
          <table:table-cell table:style-name="Table155.A1" office:value-type="string">
            <text:p text:style-name="P15"><text:span text:style-name="T6">the </text:span><text:span text:style-name="T16">b </text:span><text:span text:style-name="T6">parameter that corresponds to the boolean base type is defined as a local variable in the method </text:span><text:span text:style-name="T16">setVisible</text:span><text:span text:style-name="T6">. For this particular data type, only two values are permitted: </text:span><text:span text:style-name="T16">true</text:span><text:span text:style-name="T6"> or </text:span><text:span text:style-name="T16">false</text:span><text:span text:style-name="T11">.</text:span><text:span text:style-name="T6"> The local variable </text:span><text:span text:style-name="T16">b </text:span><text:span text:style-name="T6">is initialized to </text:span><text:span text:style-name="T16">true </text:span><text:span text:style-name="T6">when the method </text:span><text:span text:style-name="T16">setVisible </text:span><text:span text:style-name="T6">is called:</text:span></text:p>
          </table:table-cell>
        </table:table-row>
      </table:table>
      <text:p text:style-name="P18"/>
      <table:table table:name="Table156" table:style-name="Table156">
        <table:table-column table:style-name="Table156.A"/>
        <table:table-column table:style-name="Table156.B"/>
        <table:table-row>
          <table:table-cell table:style-name="Table156.A1" office:value-type="string">
            <text:p text:style-name="Standard"/>
          </table:table-cell>
          <table:table-cell table:style-name="Table156.A1" office:value-type="string">
            <text:p text:style-name="Standard"><text:span text:style-name="T14">28: appFrame.setVisible(</text:span><text:span text:style-name="T15">true</text:span><text:span text:style-name="T14">);</text:span></text:p>
          </table:table-cell>
        </table:table-row>
      </table:table>
      <text:p text:style-name="P18"/>
      <table:table table:name="Table157" table:style-name="Table157">
        <table:table-column table:style-name="Table157.A"/>
        <table:table-column table:style-name="Table157.B"/>
        <table:table-row>
          <table:table-cell table:style-name="Table157.A1" office:value-type="string">
            <text:p text:style-name="Standard"/>
          </table:table-cell>
          <table:table-cell table:style-name="Table157.A1" office:value-type="string">
            <text:p text:style-name="P29">The following line:</text:p>
          </table:table-cell>
        </table:table-row>
      </table:table>
      <text:p text:style-name="P18"/>
      <table:table table:name="Table158" table:style-name="Table158">
        <table:table-column table:style-name="Table158.A"/>
        <table:table-column table:style-name="Table158.B"/>
        <table:table-row>
          <table:table-cell table:style-name="Table158.A1" office:value-type="string">
            <text:p text:style-name="Standard"/>
          </table:table-cell>
          <table:table-cell table:style-name="Table158.A1" office:value-type="string">
            <text:p text:style-name="P15"><text:span text:style-name="T14">23: </text:span><text:span text:style-name="T15">private</text:span><text:span text:style-name="T14"> JFrame appFrame;</text:span></text:p>
          </table:table-cell>
        </table:table-row>
      </table:table>
      <text:p text:style-name="Standard"/>
      <table:table table:name="Table159" table:style-name="Table159">
        <table:table-column table:style-name="Table159.A"/>
        <table:table-column table:style-name="Table159.B"/>
        <table:table-row>
          <table:table-cell table:style-name="Table159.A1" office:value-type="string">
            <text:p text:style-name="Standard"><text:span text:style-name="T7">Swing</text:span><text:span text:style-name="T6">: <text:s/>Java package that defines graphical user interfaces.</text:span></text:p>
          </table:table-cell>
          <table:table-cell table:style-name="Table159.A1" office:value-type="string">
            <text:p text:style-name="P15"><text:span text:style-name="T6">defines the attribute </text:span><text:span text:style-name="T16">appFrame </text:span><text:span text:style-name="T6">of the type </text:span><text:span text:style-name="T16">JFrame</text:span><text:span text:style-name="T11">.</text:span><text:span text:style-name="T6"> In this example, the data type corresponds to the predefined Java class </text:span><text:span text:style-name="T16">JFrame</text:span><text:span text:style-name="T6"> from the </text:span><text:span text:style-name="T14">javax.swing </text:span><text:span text:style-name="T6">package. </text:span></text:p>
          </table:table-cell>
        </table:table-row>
      </table:table>
      <text:p text:style-name="Standard"/>
      <table:table table:name="Table160" table:style-name="Table160">
        <table:table-column table:style-name="Table160.A"/>
        <table:table-column table:style-name="Table160.B"/>
        <table:table-row>
          <table:table-cell table:style-name="Table160.A1" office:value-type="string">
            <text:p text:style-name="Standard"><text:span text:style-name="T7">Base type</text:span><text:span text:style-name="T6">: </text:span></text:p>
            <text:p text:style-name="P18">direct access to the value of an attribute. </text:p>
            <text:p text:style-name="Standard"><text:span text:style-name="T7">Class type</text:span><text:span text:style-name="T6">: </text:span></text:p>
            <text:p text:style-name="P18">access to the reference of the object.</text:p>
          </table:table-cell>
          <table:table-cell table:style-name="Table160.A1" office:value-type="string">
            <text:p text:style-name="P29">With base data types, you have direct access to the value of the variable. With class data types, you have access to the reference of an object.</text:p>
          </table:table-cell>
        </table:table-row>
      </table:table>
      <text:p text:style-name="P29"/>
      <table:table table:name="Table161" table:style-name="Table161">
        <table:table-column table:style-name="Table161.A"/>
        <table:table-column table:style-name="Table161.B"/>
        <table:table-row>
          <table:table-cell table:style-name="Table161.A1" office:value-type="string">
            <text:p text:style-name="P29"/>
          </table:table-cell>
          <table:table-cell table:style-name="Table161.A1" office:value-type="string">
            <text:p text:style-name="P15"><text:span text:style-name="T6">The attribute </text:span><text:span text:style-name="T16">appFrame </text:span><text:span text:style-name="T6">on line 23 is data part of the object defined during the execution of the constructor of the </text:span><text:span text:style-name="T16">App </text:span><text:span text:style-name="T6">class. <text:s/>This attribute is of the JFrame type. <text:s/>It does not refer yet to an object, so its value is null. <text:s/>Its value will change from null to an object reference on line 27:</text:span></text:p>
          </table:table-cell>
        </table:table-row>
      </table:table>
      <text:p text:style-name="P29"/>
      <table:table table:name="Table162" table:style-name="Table162">
        <table:table-column table:style-name="Table162.A"/>
        <table:table-column table:style-name="Table162.B"/>
        <table:table-row>
          <table:table-cell table:style-name="Table162.A1" office:value-type="string">
            <text:p text:style-name="P15"/>
          </table:table-cell>
          <table:table-cell table:style-name="Table162.A1" office:value-type="string">
            <text:p text:style-name="P15"><text:span text:style-name="T14">27: appFrame = </text:span><text:span text:style-name="T15">new</text:span><text:span text:style-name="T14"> JFrame();</text:span></text:p>
          </table:table-cell>
        </table:table-row>
      </table:table>
      <text:p text:style-name="P29"/>
      <table:table table:name="Table163" table:style-name="Table163">
        <table:table-column table:style-name="Table163.A"/>
        <table:table-column table:style-name="Table163.B"/>
        <table:table-row>
          <table:table-cell table:style-name="Table163.A1" office:value-type="string">
            <text:p text:style-name="P29"/>
          </table:table-cell>
          <table:table-cell table:style-name="Table163.A1" office:value-type="string">
            <text:p text:style-name="P15"><text:span text:style-name="T6">The character "=" followed by the constructor of the </text:span><text:span text:style-name="T16">JFrame </text:span><text:span text:style-name="T6">class returns to the attribute </text:span><text:span text:style-name="T14">a</text:span><text:span text:style-name="T16">ppFrame </text:span><text:span text:style-name="T6">the reference to a minimal "application frame" defined through the constructor of the class </text:span><text:span text:style-name="T16">JFrame</text:span><text:span text:style-name="T6">.</text:span></text:p>
          </table:table-cell>
        </table:table-row>
      </table:table>
      <text:p text:style-name="P18"/>
      <text:p text:style-name="P18"/>
      <text:p text:style-name="P18"/>
      <table:table table:name="Table164" table:style-name="Table164">
        <table:table-column table:style-name="Table164.A"/>
        <table:table-row>
          <table:table-cell table:style-name="Table164.A1" office:value-type="string">
            <text:p text:style-name="P26"/>
          </table:table-cell>
        </table:table-row>
      </table:table>
      <text:h text:style-name="P114" text:outline-level="2">Independent Inheritance Hierarchy</text:h>
      <text:p text:style-name="P18"/>
      <table:table table:name="Table165" table:style-name="Table165">
        <table:table-column table:style-name="Table165.A"/>
        <table:table-column table:style-name="Table165.B"/>
        <table:table-row>
          <table:table-cell table:style-name="Table165.A1" office:value-type="string">
            <text:p text:style-name="P15"/>
          </table:table-cell>
          <table:table-cell table:style-name="Table165.A1" office:value-type="string">
            <text:p text:style-name="P15"><text:span text:style-name="T6">The object </text:span><text:span text:style-name="T16">appFrame </text:span><text:span text:style-name="T6">possesses an inheritance hierarchy different and independent of the class to which it belongs </text:span><text:span text:style-name="T14">(</text:span><text:span text:style-name="T16">App</text:span><text:span text:style-name="T14">)</text:span><text:span text:style-name="T6">.</text:span></text:p>
          </table:table-cell>
        </table:table-row>
      </table:table>
      <text:p text:style-name="P15"/>
      <table:table table:name="Table166" table:style-name="Table166">
        <table:table-column table:style-name="Table166.A"/>
        <table:table-column table:style-name="Table166.B"/>
        <table:table-row>
          <table:table-cell table:style-name="Table166.A1" office:value-type="string">
            <text:p text:style-name="Standard"><text:span text:style-name="T7">AWT : </text:span><text:span text:style-name="T6">Java toolkit used in the development of multi-platform graphical user interfaces.</text:span></text:p>
          </table:table-cell>
          <table:table-cell table:style-name="Table166.A1" office:value-type="string">
            <text:p text:style-name="P15"><text:span text:style-name="T6">By its intrinsic inheritance structure, the </text:span><text:span text:style-name="T16">JFrame </text:span><text:span text:style-name="T6">class inherits the </text:span><text:span text:style-name="T16">Frame </text:span><text:span text:style-name="T6">class as well as its ancestors (</text:span><text:span text:style-name="T50">JFrame </text:span><text:span text:style-name="T51"></text:span><text:span text:style-name="T50"> Frame </text:span><text:span text:style-name="T51"></text:span><text:span text:style-name="T50"> <text:s/>Window</text:span><text:span text:style-name="T11"> </text:span><text:span text:style-name="T51"></text:span><text:span text:style-name="T11"> </text:span><text:span text:style-name="T50">Container</text:span><text:span text:style-name="T11"> </text:span><text:span text:style-name="T51"></text:span><text:span text:style-name="T50"> Component</text:span><text:span text:style-name="T11"> </text:span><text:span text:style-name="T51"></text:span><text:span text:style-name="T11"> </text:span><text:span text:style-name="T50">Object</text:span><text:span text:style-name="T6">). The </text:span><text:span text:style-name="T16">Frame </text:span><text:span text:style-name="T6">class is part of the Java AWT (Abstract Window Toolkit). AWT is a toolkit that allows you to develop graphical user interfaces that can work on any platform.</text:span></text:p>
          </table:table-cell>
        </table:table-row>
      </table:table>
      <text:p text:style-name="P29"/>
      <text:p text:style-name="P18"/>
      <table:table table:name="Table167" table:style-name="Table167">
        <table:table-column table:style-name="Table167.A"/>
        <table:table-row>
          <table:table-cell table:style-name="Table167.A1" office:value-type="string">
            <text:p text:style-name="P26"/>
          </table:table-cell>
        </table:table-row>
      </table:table>
      <text:h text:style-name="P53" text:outline-level="2"><text:span text:style-name="T8">private </text:span><text:span text:style-name="T7">Modifier</text:span></text:h>
      <text:p text:style-name="P29"/>
      <table:table table:name="Table168" table:style-name="Table168">
        <table:table-column table:style-name="Table168.A"/>
        <table:table-column table:style-name="Table168.B"/>
        <table:table-row>
          <table:table-cell table:style-name="Table168.A1" office:value-type="string">
            <text:p text:style-name="P29"/>
          </table:table-cell>
          <table:table-cell table:style-name="Table168.A1" office:value-type="string">
            <text:p text:style-name="Text_20_body_20_indent"><text:span text:style-name="T6">The keyword </text:span><text:span text:style-name="T16">private </text:span><text:span text:style-name="T6">used in the definition of the attribute </text:span><text:span text:style-name="T16">appFrame</text:span></text:p>
            <text:p text:style-name="P29"/>
            <text:p text:style-name="P15"><text:span text:style-name="T14">23: </text:span><text:span text:style-name="T15">private</text:span><text:span text:style-name="T14"> JFrame appFrame;</text:span></text:p>
          </table:table-cell>
        </table:table-row>
      </table:table>
      <text:p text:style-name="P29"/>
      <table:table table:name="Table169" table:style-name="Table169">
        <table:table-column table:style-name="Table169.A"/>
        <table:table-column table:style-name="Table169.B"/>
        <table:table-row>
          <table:table-cell table:style-name="Table169.A1" office:value-type="string">
            <text:p text:style-name="P18"/>
          </table:table-cell>
          <table:table-cell table:style-name="Table169.A1" office:value-type="string">
            <text:p text:style-name="P15"><text:span text:style-name="T6">is a modifier that restricts access to </text:span><text:span text:style-name="T16">appFrame</text:span><text:span text:style-name="T6">.</text:span></text:p>
            <text:p text:style-name="P29"/>
            <text:p text:style-name="P15"><text:span text:style-name="T6">For example, if the modifier of the constructor of the </text:span><text:span text:style-name="T16">App </text:span><text:span text:style-name="T6">class was equal to </text:span><text:span text:style-name="T16">private</text:span><text:span text:style-name="T6"> instead of </text:span><text:span text:style-name="T16">public</text:span><text:span text:style-name="T6">,</text:span><text:span text:style-name="T16"> </text:span><text:span text:style-name="T6">the class </text:span><text:span text:style-name="T16">Start </text:span><text:span text:style-name="T6">would have been unable to call its constructor (see line 11). A compilation error would have resulted indicating that the constructor of the </text:span><text:span text:style-name="T16">App </text:span><text:span text:style-name="T6">class has the private accessibility.</text:span></text:p>
          </table:table-cell>
        </table:table-row>
      </table:table>
      <text:p text:style-name="P18"/>
      <text:p text:style-name="P18"/>
      <text:p text:style-name="P55"/>
      <table:table table:name="Table170" table:style-name="Table170">
        <table:table-column table:style-name="Table170.A"/>
        <table:table-row>
          <table:table-cell table:style-name="Table170.A1" office:value-type="string">
            <text:p text:style-name="P18"/>
          </table:table-cell>
        </table:table-row>
      </table:table>
      <text:h text:style-name="P108" text:outline-level="3">Displaying the Application Frame </text:h>
      <text:p text:style-name="P18"/>
      <table:table table:name="Table171" table:style-name="Table171">
        <table:table-column table:style-name="Table171.A"/>
        <table:table-column table:style-name="Table171.B"/>
        <table:table-row>
          <table:table-cell table:style-name="Table171.A1" office:value-type="string">
            <text:p text:style-name="P18"/>
          </table:table-cell>
          <table:table-cell table:style-name="Table171.A1" office:value-type="string">
            <text:p text:style-name="P15"><text:span text:style-name="T6">After defining on line 27 the object </text:span><text:span text:style-name="T16">appFrame </text:span><text:span text:style-name="T6">of our application frame, all that remains to be done is to display it. The following line does it:</text:span></text:p>
          </table:table-cell>
        </table:table-row>
      </table:table>
      <text:p text:style-name="P18"/>
      <table:table table:name="Table172" table:style-name="Table172">
        <table:table-column table:style-name="Table172.A"/>
        <table:table-column table:style-name="Table172.B"/>
        <table:table-row>
          <table:table-cell table:style-name="Table172.A1" office:value-type="string">
            <text:p text:style-name="P15"/>
          </table:table-cell>
          <table:table-cell table:style-name="Table172.A1" office:value-type="string">
            <text:p text:style-name="P15"><text:span text:style-name="T14">28: appFrame.setVisible(</text:span><text:span text:style-name="T15">true</text:span><text:span text:style-name="T14">);</text:span></text:p>
          </table:table-cell>
        </table:table-row>
      </table:table>
      <text:p text:style-name="P29"/>
      <table:table table:name="Table173" table:style-name="Table173">
        <table:table-column table:style-name="Table173.A"/>
        <table:table-column table:style-name="Table173.B"/>
        <table:table-row>
          <table:table-cell table:style-name="Table173.A1" office:value-type="string">
            <text:p text:style-name="P29"/>
          </table:table-cell>
          <table:table-cell table:style-name="Table173.A1" office:value-type="string">
            <text:p text:style-name="P29">This seemingly simple statement nevertheless contains several important notions.</text:p>
          </table:table-cell>
        </table:table-row>
      </table:table>
      <text:p text:style-name="P18"/>
      <text:p text:style-name="P18"/>
      <text:p text:style-name="P18"/>
      <text:p text:style-name="P18"/>
      <table:table table:name="Table174" table:style-name="Table174">
        <table:table-column table:style-name="Table174.A"/>
        <table:table-row>
          <table:table-cell table:style-name="Table174.A1" office:value-type="string">
            <text:p text:style-name="P26"/>
          </table:table-cell>
        </table:table-row>
      </table:table>
      <text:h text:style-name="P114" text:outline-level="2">Calling a Method from an Object</text:h>
      <text:p text:style-name="P29"/>
      <table:table table:name="Table175" table:style-name="Table175">
        <table:table-column table:style-name="Table175.A"/>
        <table:table-column table:style-name="Table175.B"/>
        <table:table-row>
          <table:table-cell table:style-name="Table175.A1" office:value-type="string">
            <text:p text:style-name="P15"/>
          </table:table-cell>
          <table:table-cell table:style-name="Table175.A1" office:value-type="string">
            <text:p text:style-name="P29">Line 28 of our sample application makes reference to the concept of using a method associated to an object. The general syntax of the relationship between an object and a method is shown below :</text:p>
          </table:table-cell>
        </table:table-row>
      </table:table>
      <text:p text:style-name="P15"/>
      <table:table table:name="Table176" table:style-name="Table176">
        <table:table-column table:style-name="Table176.A"/>
        <table:table-column table:style-name="Table176.B"/>
        <table:table-row>
          <table:table-cell table:style-name="Table176.A1" office:value-type="string">
            <text:p text:style-name="P119"/>
          </table:table-cell>
          <table:table-cell table:style-name="Table176.A1" office:value-type="string">
            <text:p text:style-name="P120">&lt;object name&gt;.&lt;method name&gt;([parameters])</text:p>
          </table:table-cell>
        </table:table-row>
      </table:table>
      <text:p text:style-name="P29"/>
      <table:table table:name="Table177" table:style-name="Table177">
        <table:table-column table:style-name="Table177.A"/>
        <table:table-column table:style-name="Table177.B"/>
        <table:table-row>
          <table:table-cell table:style-name="Table177.A1" office:value-type="string">
            <text:p text:style-name="P29"/>
          </table:table-cell>
          <table:table-cell table:style-name="Table177.A1" office:value-type="string">
            <text:p text:style-name="P15"><text:span text:style-name="T6">It is the method header (signature) that determines if an object or class must be associated to a method. In our example, we can immediately see that the method </text:span><text:span text:style-name="T16">setVisible </text:span><text:span text:style-name="T6">is not part of the classes </text:span><text:span text:style-name="T16">Start </text:span><text:span text:style-name="T6">and </text:span><text:span text:style-name="T16">App</text:span><text:span text:style-name="T6">. Since we do not know this method, we must necessarily find its header in order to learn the nature of its function.</text:span></text:p>
          </table:table-cell>
        </table:table-row>
      </table:table>
      <text:p text:style-name="P29"/>
      <text:p text:style-name="P29"/>
      <table:table table:name="Table178" table:style-name="Table178">
        <table:table-column table:style-name="Table178.A"/>
        <table:table-column table:style-name="Table178.B"/>
        <table:table-row>
          <table:table-cell table:style-name="Table178.A1" office:value-type="string">
            <text:p text:style-name="P15"/>
          </table:table-cell>
          <table:table-cell table:style-name="Table178.A1" office:value-type="string">
            <text:p text:style-name="P15"><text:span text:style-name="T6">A development tool offers often an interesting search function that allows, among other things, to find the methods associated to a class. To find the method </text:span><text:span text:style-name="T16">setVisible</text:span><text:span text:style-name="T6">, click on the </text:span><text:span text:style-name="T16">Help</text:span><text:span text:style-name="T14"> </text:span><text:span text:style-name="T6">menu followed by the menu item </text:span><text:span text:style-name="T16">Help Topics</text:span><text:span text:style-name="T6">.</text:span><text:span text:style-name="T11"> </text:span></text:p>
          </table:table-cell>
        </table:table-row>
      </table:table>
      <text:p text:style-name="P29"/>
      <table:table table:name="Table179" table:style-name="Table179">
        <table:table-column table:style-name="Table179.A"/>
        <table:table-column table:style-name="Table179.B"/>
        <table:table-row>
          <table:table-cell table:style-name="Table179.A1" office:value-type="string">
            <text:p text:style-name="P29"/>
          </table:table-cell>
          <table:table-cell table:style-name="Table179.A1" office:value-type="string">
            <text:p text:style-name="P15"><text:span text:style-name="T6">Once the search window is displayed, click on the tab "Find" and type </text:span><text:span text:style-name="T16">setVisible </text:span><text:span text:style-name="T6">in the textbox ("Type the first few letters of the entry:"). The search for </text:span><text:span text:style-name="T16">setVisible </text:span><text:span text:style-name="T6">shows that the name of this method is used in several classes. Since the object </text:span><text:span text:style-name="T16">appFrame </text:span><text:span text:style-name="T6">is part of an inheritance structure including the </text:span><text:span text:style-name="T16">Component </text:span><text:span text:style-name="T6">class, it is clear that it is this class that interests us. By double clicking </text:span><text:span text:style-name="T16">Component </text:span><text:span text:style-name="T6">class, we obtain among other things the list of all methods of this class.</text:span></text:p>
          </table:table-cell>
        </table:table-row>
      </table:table>
      <text:p text:style-name="P29"/>
      <table:table table:name="Table180" table:style-name="Table180">
        <table:table-column table:style-name="Table180.A"/>
        <table:table-column table:style-name="Table180.B"/>
        <table:table-row>
          <table:table-cell table:style-name="Table180.A1" office:value-type="string">
            <text:p text:style-name="P29"/>
          </table:table-cell>
          <table:table-cell table:style-name="Table180.A1" office:value-type="string">
            <text:p text:style-name="P15"><text:span text:style-name="T6">We can see in the method header of </text:span><text:span text:style-name="T16">setVisible </text:span><text:span text:style-name="T6">that the term </text:span><text:span text:style-name="T16">static </text:span><text:span text:style-name="T6">is absent. This determines that the use of the method is at the object level and not at the class level.</text:span></text:p>
          </table:table-cell>
        </table:table-row>
      </table:table>
      <text:p text:style-name="P29"/>
      <table:table table:name="Table181" table:style-name="Table181">
        <table:table-column table:style-name="Table181.A"/>
        <table:table-column table:style-name="Table181.B"/>
        <table:table-row>
          <table:table-cell table:style-name="Table181.A1" office:value-type="string">
            <text:p text:style-name="P29"/>
          </table:table-cell>
          <table:table-cell table:style-name="Table181.A1" office:value-type="string">
            <text:p text:style-name="P15"><text:span text:style-name="T6">Also note that it is the modifier </text:span><text:span text:style-name="T16">public </text:span><text:span text:style-name="T6">associated to </text:span><text:span text:style-name="T16">setVisible </text:span><text:span text:style-name="T6">that allows this method to be used outside the </text:span><text:span text:style-name="T16">Component </text:span><text:span text:style-name="T6">class.</text:span></text:p>
          </table:table-cell>
        </table:table-row>
      </table:table>
      <text:p text:style-name="Standard"/>
      <text:p text:style-name="P121"/>
      <text:p text:style-name="P122"/>
      <text:p text:style-name="P123"/>
      <text:p text:style-name="P124"/>
      <text:p text:style-name="P124"/>
      <text:p text:style-name="P124"/>
      <text:p text:style-name="P124"/>
      <text:p text:style-name="P124"/>
      <text:p text:style-name="P124"/>
      <text:p text:style-name="P124"/>
      <text:p text:style-name="P124"/>
      <table:table table:name="Table182" table:style-name="Table182">
        <table:table-column table:style-name="Table182.A"/>
        <table:table-row>
          <table:table-cell table:style-name="Table182.A1" office:value-type="string">
            <text:p text:style-name="P125"/>
          </table:table-cell>
        </table:table-row>
      </table:table>
      <text:h text:style-name="P126" text:outline-level="3">Property</text:h>
      <text:p text:style-name="P127"/>
      <table:table table:name="Table183" table:style-name="Table183">
        <table:table-column table:style-name="Table183.A"/>
        <table:table-column table:style-name="Table183.B"/>
        <table:table-row>
          <table:table-cell table:style-name="Table183.A1" office:value-type="string">
            <text:p text:style-name="P125">A property allows you to save a specific state of an object.</text:p>
          </table:table-cell>
          <table:table-cell table:style-name="Table183.A1" office:value-type="string">
            <text:p text:style-name="P128"><text:span text:style-name="T6">A property is a state that conserves a specific object value. In our example of the use of the method </text:span><text:span text:style-name="T16">setVisible</text:span><text:span text:style-name="T6">, a state is associated with the </text:span><text:span text:style-name="T16">appFrame </text:span><text:span text:style-name="T6">object in order to determine whether this object should be displayed or not on the user’s screen. This state is saved in a private attribute named </text:span><text:span text:style-name="T16">visible</text:span><text:span text:style-name="T6">. This attribute contains the boolean value </text:span><text:span text:style-name="T16">true</text:span><text:span text:style-name="T6"> or </text:span><text:span text:style-name="T16">false.</text:span><text:span text:style-name="T6"> </text:span></text:p>
          </table:table-cell>
        </table:table-row>
      </table:table>
      <text:p text:style-name="P125"/>
      <table:table table:name="Table184" table:style-name="Table184">
        <table:table-column table:style-name="Table184.A"/>
        <table:table-column table:style-name="Table184.B"/>
        <table:table-row>
          <table:table-cell table:style-name="Table184.A1" office:value-type="string">
            <text:p text:style-name="Standard"><text:span text:style-name="T6">A property is a private attribute possessing special methods composed of the prefixes "</text:span><text:span text:style-name="T11">is</text:span><text:span text:style-name="T6">"</text:span><text:span text:style-name="T11">, </text:span><text:span text:style-name="T6">"</text:span><text:span text:style-name="T11">get</text:span><text:span text:style-name="T6">"</text:span><text:span text:style-name="T11"> </text:span><text:span text:style-name="T6">or</text:span><text:span text:style-name="T11"> </text:span><text:span text:style-name="T6">"</text:span><text:span text:style-name="T11">set</text:span><text:span text:style-name="T6">" followed by the name of the property, with the first letter of the name capitalized.</text:span></text:p>
          </table:table-cell>
          <table:table-cell table:style-name="Table184.A1" office:value-type="string">
            <text:p text:style-name="P15"><text:span text:style-name="T6">In order to modify the value of a property, read and write methods are used. These methods begin with the prefix </text:span><text:span text:style-name="T16">"is"</text:span><text:span text:style-name="T6">, </text:span><text:span text:style-name="T16">"get"</text:span><text:span text:style-name="T6"> or </text:span><text:span text:style-name="T16">"set" </text:span><text:span text:style-name="T6">followed by the name of the property attribute. The name of the property attribute used as a suffix in the method name must begin by a capital letter.</text:span></text:p>
            <text:p text:style-name="P29"/>
            <text:p text:style-name="P15"><text:span text:style-name="T6">By following these basic rules, we see that it is the </text:span><text:span text:style-name="T16">setVisible </text:span><text:span text:style-name="T6">method that allows you to specify or to change the state of the property </text:span><text:span text:style-name="T16">visible </text:span><text:span text:style-name="T6">of the object </text:span><text:span text:style-name="T16">appFrame</text:span><text:span text:style-name="T6">.</text:span></text:p>
          </table:table-cell>
        </table:table-row>
      </table:table>
      <text:p text:style-name="P18"/>
      <table:table table:name="Table185" table:style-name="Table185">
        <table:table-column table:style-name="Table185.A"/>
        <table:table-column table:style-name="Table185.B"/>
        <table:table-row>
          <table:table-cell table:style-name="Table185.A1" office:value-type="string">
            <text:p text:style-name="P18"/>
          </table:table-cell>
          <table:table-cell table:style-name="Table185.A1" office:value-type="string">
            <text:p text:style-name="P15"><text:span text:style-name="T6">Also note that the </text:span><text:span text:style-name="T16">"set" </text:span><text:span text:style-name="T6">methods all have the modifier </text:span><text:span text:style-name="T16">void</text:span><text:span text:style-name="T6">. The value allowing the modification of the property state is passed as a parameter.</text:span></text:p>
          </table:table-cell>
        </table:table-row>
      </table:table>
      <text:p text:style-name="Standard"/>
      <text:p text:style-name="P129"/>
      <text:p text:style-name="P130"><text:span text:style-name="T44">Part B:</text:span><text:span text:style-name="T45"><text:tab/>Applet</text:span></text:p>
      <text:p text:style-name="P23"/>
      <text:p text:style-name="P23"/>
      <text:p text:style-name="P18"/>
      <table:table table:name="Table186" table:style-name="Table186">
        <table:table-column table:style-name="Table186.A"/>
        <table:table-row>
          <table:table-cell table:style-name="Table186.A1" office:value-type="string">
            <text:p text:style-name="P18"/>
          </table:table-cell>
        </table:table-row>
      </table:table>
      <text:h text:style-name="P105" text:outline-level="3"><text:span text:style-name="T52">Eliminating the Class </text:span><text:span text:style-name="T53">Start</text:span></text:h>
      <text:p text:style-name="P23"/>
      <table:table table:name="Table187" table:style-name="Table187">
        <table:table-column table:style-name="Table187.A"/>
        <table:table-column table:style-name="Table187.B"/>
        <table:table-row>
          <table:table-cell table:style-name="Table187.A1" office:value-type="string">
            <text:p text:style-name="P18"/>
          </table:table-cell>
          <table:table-cell table:style-name="Table187.A1" office:value-type="string">
            <text:p text:style-name="P15"><text:span text:style-name="T6">In the preceding section, we used two classes to define the principal frame of the application. Defining the </text:span><text:span text:style-name="T16">main </text:span><text:span text:style-name="T6">method in the </text:span><text:span text:style-name="T16">Start </text:span><text:span text:style-name="T6">class served as the point of entry into the application. In addition, the statement in line 11 called the constructor of the class </text:span><text:span text:style-name="T16">App</text:span><text:span text:style-name="T6">.</text:span></text:p>
          </table:table-cell>
        </table:table-row>
      </table:table>
      <text:p text:style-name="P18"/>
      <table:table table:name="Table188" table:style-name="Table188">
        <table:table-column table:style-name="Table188.A"/>
        <table:table-column table:style-name="Table188.B"/>
        <table:table-row>
          <table:table-cell table:style-name="Table188.A1" office:value-type="string">
            <text:p text:style-name="P18"/>
          </table:table-cell>
          <table:table-cell table:style-name="Table188.A1" office:value-type="string">
            <text:p text:style-name="P15"><text:span text:style-name="T6">In concrete terms, we saw that the </text:span><text:span text:style-name="T16">Start </text:span><text:span text:style-name="T6">class constructor was not part of the application as such. Also, the </text:span><text:span text:style-name="T16">Start</text:span><text:span text:style-name="T6"> class was only used to launch the application. </text:span></text:p>
          </table:table-cell>
        </table:table-row>
      </table:table>
      <text:p text:style-name="P18"/>
      <table:table table:name="Table189" table:style-name="Table189">
        <table:table-column table:style-name="Table189.A"/>
        <table:table-column table:style-name="Table189.B"/>
        <table:table-row>
          <table:table-cell table:style-name="Table189.A1" office:value-type="string">
            <text:p text:style-name="P29"/>
          </table:table-cell>
          <table:table-cell table:style-name="Table189.A1" office:value-type="string">
            <text:p text:style-name="P15"><text:span text:style-name="T6">This procedure was presented to show the difference between the definition of the application frame and the point of entry into an application. Given the number of times the </text:span><text:span text:style-name="T16">Start </text:span><text:span text:style-name="T6">class was used outside of the application as well as its unused constructor, we consequently choose to eliminate the </text:span><text:span text:style-name="T50">Start</text:span><text:span text:style-name="T16"> </text:span><text:span text:style-name="T6">class and include all of its functions in the class </text:span><text:span text:style-name="T16">App</text:span><text:span text:style-name="T6">. Here is the new </text:span><text:span text:style-name="T16">App </text:span><text:span text:style-name="T6">class that now also serves as the point of entry into the application:</text:span></text:p>
          </table:table-cell>
        </table:table-row>
      </table:table>
      <text:p text:style-name="P29"/>
      <table:table table:name="Table190" table:style-name="Table190">
        <table:table-column table:style-name="Table190.A"/>
        <table:table-column table:style-name="Table190.B"/>
        <table:table-row>
          <table:table-cell table:style-name="Table190.A1" office:value-type="string">
            <text:p text:style-name="P15"/>
          </table:table-cell>
          <table:table-cell table:style-name="Table190.A1" office:value-type="string">
            <text:p text:style-name="Standard"><text:span text:style-name="T48">1: <text:s text:c="2"/></text:span><text:span text:style-name="T49">package</text:span><text:span text:style-name="T48"> mb;</text:span></text:p>
            <text:p text:style-name="P113">2:</text:p>
            <text:p text:style-name="Standard"><text:span text:style-name="T48">3: <text:s text:c="2"/></text:span><text:span text:style-name="T49">import</text:span><text:span text:style-name="T48"> javax.swing.JApplet; <text:s/></text:span><text:span text:style-name="T47">// +</text:span></text:p>
            <text:p text:style-name="Standard"><text:span text:style-name="T48">4: <text:s text:c="2"/></text:span><text:span text:style-name="T49">import</text:span><text:span text:style-name="T48"> javax.swing.JFrame;</text:span></text:p>
            <text:p text:style-name="P113">5:</text:p>
            <text:p text:style-name="Standard"><text:span text:style-name="T48">6: <text:s text:c="2"/></text:span><text:span text:style-name="T49">public class</text:span><text:span text:style-name="T48"> App </text:span><text:span text:style-name="T49">extends</text:span><text:span text:style-name="T48"> JApplet { <text:s/></text:span><text:span text:style-name="T47">// &amp;</text:span></text:p>
            <text:p text:style-name="P113">7:</text:p>
            <text:p text:style-name="Standard"><text:span text:style-name="T48">8: <text:s text:c="4"/></text:span><text:span text:style-name="T49">private</text:span><text:span text:style-name="T48"> JFrame appFrame;</text:span></text:p>
            <text:p text:style-name="P113">9:</text:p>
            <text:p text:style-name="Standard"><text:span text:style-name="T48">10: <text:s text:c="3"/></text:span><text:span text:style-name="T49">public</text:span><text:span text:style-name="T48"> App() {</text:span></text:p>
            <text:p text:style-name="Standard"><text:span text:style-name="T48">11: <text:s text:c="5"/></text:span><text:span text:style-name="T49">super</text:span><text:span text:style-name="T48">();</text:span></text:p>
            <text:p text:style-name="Standard"><text:span text:style-name="T48">12: <text:s text:c="5"/>appFrame = </text:span><text:span text:style-name="T49">new</text:span><text:span text:style-name="T48"> JFrame();</text:span></text:p>
            <text:p text:style-name="Standard"><text:span text:style-name="T48">13: <text:s text:c="5"/>appFrame.setTitle("Empty window");</text:span><text:span text:style-name="T47">// +</text:span></text:p>
            <text:p text:style-name="Standard"><text:span text:style-name="T48">14: <text:s text:c="5"/>appFrame.setSize(400, 300); <text:s/></text:span><text:span text:style-name="T47">// +</text:span></text:p>
            <text:p text:style-name="Standard"><text:span text:style-name="T48">15: <text:s text:c="5"/></text:span><text:span text:style-name="T47">// appFrame.setVisible(true);</text:span><text:span text:style-name="T48"> <text:s/></text:span><text:span text:style-name="T47">//-</text:span></text:p>
            <text:p text:style-name="P113">16: <text:s text:c="3"/>}</text:p>
            <text:p text:style-name="P113">17:</text:p>
            <text:p text:style-name="Standard"><text:span text:style-name="T48">18: <text:s text:c="3"/></text:span><text:span text:style-name="T47">// {+}</text:span></text:p>
            <text:p text:style-name="Standard"><text:span text:style-name="T48">19: <text:s text:c="3"/></text:span><text:span text:style-name="T47">// Start.java</text:span><text:span text:style-name="T54"> </text:span><text:span text:style-name="T47">// -</text:span></text:p>
            <text:p text:style-name="P113">20:</text:p>
            <text:p text:style-name="Standard"><text:span text:style-name="T48">21: <text:s text:c="3"/></text:span><text:span text:style-name="T49">public void</text:span><text:span text:style-name="T48"> init() {</text:span></text:p>
            <text:p text:style-name="P113">22: <text:s text:c="5"/>appFrame.setLocation(80, 80);</text:p>
            <text:p text:style-name="P113">23: <text:s text:c="3"/>}</text:p>
            <text:p text:style-name="P113">24:</text:p>
            <text:p text:style-name="Standard"><text:span text:style-name="T48">25: <text:s text:c="3"/></text:span><text:span text:style-name="T49">public void</text:span><text:span text:style-name="T48"> start() {</text:span></text:p>
            <text:p text:style-name="P113">26: <text:s text:c="5"/>appFrame.setVisible(true);</text:p>
            <text:p text:style-name="P113">27: <text:s text:c="3"/>}</text:p>
            <text:p text:style-name="P113">28:</text:p>
            <text:p text:style-name="Standard"><text:span text:style-name="T48">29: <text:s text:c="3"/></text:span><text:span text:style-name="T49">public void</text:span><text:span text:style-name="T48"> stop() {</text:span></text:p>
            <text:p text:style-name="P113">30: <text:s text:c="5"/>appFrame.setVisible(false);</text:p>
            <text:p text:style-name="P113">31: <text:s text:c="3"/>}</text:p>
            <text:p text:style-name="P113">32:</text:p>
            <text:p text:style-name="Standard"><text:span text:style-name="T48">33: <text:s text:c="3"/></text:span><text:span text:style-name="T49">public void</text:span><text:span text:style-name="T48"> destroy() {</text:span></text:p>
            <text:p text:style-name="P113">34: <text:s text:c="5"/>appFrame.dispose();</text:p>
            <text:p text:style-name="P113">35: <text:s text:c="3"/>}</text:p>
            <text:p text:style-name="P113">36:</text:p>
            <text:p text:style-name="Standard"><text:span text:style-name="T48">37: <text:s text:c="3"/></text:span><text:span text:style-name="T49">public static void</text:span><text:span text:style-name="T48"> main(String[] args) {</text:span></text:p>
            <text:p text:style-name="Standard"><text:span text:style-name="T48">38: <text:s text:c="4"/>App app = new App();</text:span><text:span text:style-name="T49"> <text:s/></text:span></text:p>
            <text:p text:style-name="Standard"><text:span text:style-name="T48">39:</text:span><text:span text:style-name="T49"> <text:s text:c="4"/></text:span><text:span text:style-name="T48">app.init();</text:span><text:span text:style-name="T49"> <text:s/></text:span></text:p>
            <text:p text:style-name="Standard"><text:span text:style-name="T48">40:</text:span><text:span text:style-name="T49"> <text:s text:c="4"/></text:span><text:span text:style-name="T48">app.start();</text:span><text:span text:style-name="T49"> <text:s/></text:span></text:p>
            <text:p text:style-name="P113">41: <text:s text:c="2"/>}</text:p>
            <text:p text:style-name="P113">42:</text:p>
            <text:p text:style-name="P113">43: }</text:p>
          </table:table-cell>
        </table:table-row>
      </table:table>
      <text:p text:style-name="P29"/>
      <table:table table:name="Table191" table:style-name="Table191">
        <table:table-column table:style-name="Table191.A"/>
        <table:table-column table:style-name="Table191.B"/>
        <table:table-row>
          <table:table-cell table:style-name="Table191.A1" office:value-type="string">
            <text:p text:style-name="P29"/>
          </table:table-cell>
          <table:table-cell table:style-name="Table191.A1" office:value-type="string">
            <text:p text:style-name="P15"><text:span text:style-name="T6">We see, among other things, the addition of the </text:span><text:span text:style-name="T16">main </text:span><text:span text:style-name="T6">method (lines 37 to 41) which has as its sole purpose to execute the </text:span><text:span text:style-name="T16">App </text:span><text:span text:style-name="T6">class constructor that defines the principal application frame.</text:span></text:p>
          </table:table-cell>
        </table:table-row>
      </table:table>
      <text:p text:style-name="P29"/>
      <table:table table:name="Table192" table:style-name="Table192">
        <table:table-column table:style-name="Table192.A"/>
        <table:table-column table:style-name="Table192.B"/>
        <table:table-row>
          <table:table-cell table:style-name="Table192.A1" office:value-type="string">
            <text:p text:style-name="P29"/>
          </table:table-cell>
          <table:table-cell table:style-name="Table192.A1" office:value-type="string">
            <text:p text:style-name="P15"><text:span text:style-name="T6">The </text:span><text:span text:style-name="T16">super </text:span><text:span text:style-name="T6">statement on line 11 now calls the </text:span><text:span text:style-name="T16">JApplet </text:span><text:span text:style-name="T6">class constructor instead of the </text:span><text:span text:style-name="T16">Object </text:span><text:span text:style-name="T6">constructor as in Part A of this chapter.</text:span></text:p>
          </table:table-cell>
        </table:table-row>
      </table:table>
      <text:p text:style-name="P18"/>
      <text:p text:style-name="P18"/>
      <text:p text:style-name="P18"/>
      <table:table table:name="Table193" table:style-name="Table193">
        <table:table-column table:style-name="Table193.A"/>
        <table:table-row>
          <table:table-cell table:style-name="Table193.A1" office:value-type="string">
            <text:p text:style-name="P18"/>
          </table:table-cell>
        </table:table-row>
      </table:table>
      <text:h text:style-name="P131" text:outline-level="2">Inheritance</text:h>
      <text:p text:style-name="P29"/>
      <table:table table:name="Table194" table:style-name="Table194">
        <table:table-column table:style-name="Table194.A"/>
        <table:table-column table:style-name="Table194.B"/>
        <table:table-row>
          <table:table-cell table:style-name="Table194.A1" office:value-type="string">
            <text:p text:style-name="P29"/>
          </table:table-cell>
          <table:table-cell table:style-name="Table194.A1" office:value-type="string">
            <text:p text:style-name="P15"><text:span text:style-name="T6">In order to be able to use our applications in an Internet browser, we link the class that launches the application to the class </text:span><text:span text:style-name="T16">JApplet</text:span><text:span text:style-name="T6">.</text:span></text:p>
          </table:table-cell>
        </table:table-row>
      </table:table>
      <text:p text:style-name="P29"/>
      <table:table table:name="Table195" table:style-name="Table195">
        <table:table-column table:style-name="Table195.A"/>
        <table:table-column table:style-name="Table195.B"/>
        <table:table-row>
          <table:table-cell table:style-name="Table195.A1" office:value-type="string">
            <text:p text:style-name="P15"/>
          </table:table-cell>
          <table:table-cell table:style-name="Table195.A1" office:value-type="string">
            <text:p text:style-name="P15"><text:span text:style-name="T6">The </text:span><text:span text:style-name="T16">App </text:span><text:span text:style-name="T6">class is now an integral part of the following inheritance structure: </text:span><text:span text:style-name="T50">App</text:span><text:span text:style-name="T11"> </text:span><text:span text:style-name="T51"></text:span><text:span text:style-name="T11"> </text:span><text:span text:style-name="T50">JApplet</text:span><text:span text:style-name="T11"> </text:span><text:span text:style-name="T51"></text:span><text:span text:style-name="T11"> </text:span><text:span text:style-name="T50">Applet</text:span><text:span text:style-name="T11"> </text:span><text:span text:style-name="T51"></text:span><text:span text:style-name="T11"> </text:span><text:span text:style-name="T50">Panel</text:span><text:span text:style-name="T11"> </text:span><text:span text:style-name="T51"></text:span><text:span text:style-name="T11"> </text:span><text:span text:style-name="T50">Container</text:span><text:span text:style-name="T11"> </text:span><text:span text:style-name="T51"></text:span><text:span text:style-name="T50"> Component</text:span><text:span text:style-name="T11"> </text:span><text:span text:style-name="T51"></text:span><text:span text:style-name="T11"> </text:span><text:span text:style-name="T50">Object</text:span><text:span text:style-name="T11">.</text:span></text:p>
          </table:table-cell>
        </table:table-row>
      </table:table>
      <text:p text:style-name="P29"/>
      <table:table table:name="Table196" table:style-name="Table196">
        <table:table-column table:style-name="Table196.A"/>
        <table:table-column table:style-name="Table196.B"/>
        <table:table-row>
          <table:table-cell table:style-name="Table196.A1" office:value-type="string">
            <text:p text:style-name="P29"/>
          </table:table-cell>
          <table:table-cell table:style-name="Table196.A1" office:value-type="string">
            <text:p text:style-name="P15"><text:span text:style-name="T6">This new link established between the </text:span><text:span text:style-name="T16">App </text:span><text:span text:style-name="T6">and </text:span><text:span text:style-name="T16">JApplet </text:span><text:span text:style-name="T6">classes is defined by the keyword </text:span><text:span text:style-name="T16">extends </text:span><text:span text:style-name="T6">in the header of the class </text:span><text:span text:style-name="T16">App</text:span><text:span text:style-name="T6">:</text:span></text:p>
          </table:table-cell>
        </table:table-row>
      </table:table>
      <text:p text:style-name="P29"/>
      <table:table table:name="Table197" table:style-name="Table197">
        <table:table-column table:style-name="Table197.A"/>
        <table:table-column table:style-name="Table197.B"/>
        <table:table-row>
          <table:table-cell table:style-name="Table197.A1" office:value-type="string">
            <text:p text:style-name="P15"/>
          </table:table-cell>
          <table:table-cell table:style-name="Table197.A1" office:value-type="string">
            <text:p text:style-name="P15"><text:span text:style-name="T14">6: </text:span><text:span text:style-name="T15">public class</text:span><text:span text:style-name="T14"> App </text:span><text:span text:style-name="T15">extends</text:span><text:span text:style-name="T14"> JApplet {</text:span></text:p>
          </table:table-cell>
        </table:table-row>
      </table:table>
      <text:p text:style-name="P29"/>
      <table:table table:name="Table198" table:style-name="Table198">
        <table:table-column table:style-name="Table198.A"/>
        <table:table-column table:style-name="Table198.B"/>
        <table:table-row>
          <table:table-cell table:style-name="Table198.A1" office:value-type="string">
            <text:p text:style-name="Standard"><text:span text:style-name="T6">The term</text:span><text:span text:style-name="T7"> </text:span><text:span text:style-name="T8">extends</text:span><text:span text:style-name="T11"> </text:span><text:span text:style-name="T6">defines a hierarchical inheritance relationship between the child class and the parent class.</text:span></text:p>
          </table:table-cell>
          <table:table-cell table:style-name="Table198.A1" office:value-type="string">
            <text:p text:style-name="P15"><text:span text:style-name="T6">This defines a hierarchical inheritance relationship between the two classes. In concrete terms, this link is established with the name of the class specified after the keyword </text:span><text:span text:style-name="T16">extends</text:span><text:span text:style-name="T6">. Therefore, in the example on line 6, the </text:span><text:span text:style-name="T16">JApplet </text:span><text:span text:style-name="T6">class is called the parent class (or superclass) and the</text:span><text:span text:style-name="T14"> </text:span><text:span text:style-name="T16">App</text:span><text:span text:style-name="T14"> </text:span><text:span text:style-name="T6">class is called the child class (or subclass). We also say that the </text:span><text:span text:style-name="T16">App</text:span><text:span text:style-name="T6"> inherits from the class </text:span><text:span text:style-name="T16">JApplet</text:span><text:span text:style-name="T6">.</text:span></text:p>
            <text:p text:style-name="P132"/>
            <text:p text:style-name="P15"><text:span text:style-name="T6">In addition to being able to access its own attribute as well as its own methods, the </text:span><text:span text:style-name="T16">App</text:span><text:span text:style-name="T6"> class can also use the properties and methods that the creators of the </text:span><text:span text:style-name="T16">JApplet</text:span><text:span text:style-name="T14"> </text:span><text:span text:style-name="T6">class (as well as those contained in a hierarchical link above it) have made available. Therefore, the </text:span><text:span text:style-name="T16">JApplet</text:span><text:span text:style-name="T6"> class is in turn inherited from the class </text:span><text:span text:style-name="T16">Applet</text:span><text:span text:style-name="T6">. This chain mechanism of classes continues up to the class </text:span><text:span text:style-name="T16">Object</text:span><text:span text:style-name="T6">.</text:span></text:p>
          </table:table-cell>
        </table:table-row>
      </table:table>
      <text:p text:style-name="P18"/>
      <text:p text:style-name="P18"/>
      <text:p text:style-name="P18"/>
      <table:table table:name="Table199" table:style-name="Table199">
        <table:table-column table:style-name="Table199.A"/>
        <table:table-row>
          <table:table-cell table:style-name="Table199.A1" office:value-type="string">
            <text:p text:style-name="P18"/>
          </table:table-cell>
        </table:table-row>
      </table:table>
      <text:h text:style-name="P131" text:outline-level="2">Comments</text:h>
      <text:p text:style-name="P29"/>
      <table:table table:name="Table200" table:style-name="Table200">
        <table:table-column table:style-name="Table200.A"/>
        <table:table-column table:style-name="Table200.B"/>
        <table:table-row>
          <table:table-cell table:style-name="Table200.A1" office:value-type="string">
            <text:p text:style-name="P29"/>
          </table:table-cell>
          <table:table-cell table:style-name="Table200.A1" office:value-type="string">
            <text:p text:style-name="P29">Like other programming languages, Java allows the insertion of comments to document certain points of a program that need particular attention. As a result, it will be easier for another person to understand the code.</text:p>
          </table:table-cell>
        </table:table-row>
      </table:table>
      <text:p text:style-name="P29"/>
      <table:table table:name="Table201" table:style-name="Table201">
        <table:table-column table:style-name="Table201.A"/>
        <table:table-column table:style-name="Table201.B"/>
        <table:table-row>
          <table:table-cell table:style-name="Table201.A1" office:value-type="string">
            <text:p text:style-name="P29"/>
          </table:table-cell>
          <table:table-cell table:style-name="Table201.A1" office:value-type="string">
            <text:p text:style-name="P29">The insertion of comments can take one of two forms:</text:p>
          </table:table-cell>
        </table:table-row>
      </table:table>
      <text:p text:style-name="P9"/>
      <table:table table:name="Table202" table:style-name="Table202">
        <table:table-column table:style-name="Table202.A"/>
        <table:table-column table:style-name="Table202.B"/>
        <table:table-row>
          <table:table-cell table:style-name="Table202.A1" office:value-type="string">
            <text:h text:style-name="P22" text:outline-level="1">// comment</text:h>
            <text:p text:style-name="P55"><text:s text:c="4"/>or</text:p>
            <text:p text:style-name="P133"/>
            <text:p text:style-name="P133"/>
            <text:p text:style-name="P69"><text:span text:style-name="T7">/* 1</text:span><text:span text:style-name="T55">st</text:span><text:span text:style-name="T7"> line</text:span></text:p>
            <text:p text:style-name="P69"><text:span text:style-name="T7"><text:s text:c="4"/>2</text:span><text:span text:style-name="T55">nd</text:span><text:span text:style-name="T7"> line</text:span></text:p>
            <text:p text:style-name="P134"><text:s text:c="7"/>.</text:p>
            <text:p text:style-name="P134"><text:s text:c="7"/>.</text:p>
            <text:p text:style-name="P134"><text:s text:c="7"/>.</text:p>
            <text:p text:style-name="P69"><text:span text:style-name="T7"><text:s text:c="4"/>last line </text:span><text:span text:style-name="T6">*/</text:span></text:p>
          </table:table-cell>
          <table:table-cell table:style-name="Table202.A1" office:value-type="string">
            <text:p text:style-name="P135"><text:span text:style-name="T15">//</text:span><text:span text:style-name="T14"><text:tab/>A single line of comments</text:span></text:p>
            <text:p text:style-name="P136"/>
            <text:p text:style-name="P136">or</text:p>
            <text:p text:style-name="P137"/>
            <text:p text:style-name="P138"><text:span text:style-name="T15">/*</text:span><text:span text:style-name="T14"><text:tab/>1</text:span><text:span text:style-name="T56">st</text:span><text:span text:style-name="T14"><text:tab/>line of comments</text:span></text:p>
            <text:p text:style-name="P138"><text:span text:style-name="T14"><text:tab/>2</text:span><text:span text:style-name="T56">nd<text:tab/></text:span><text:span text:style-name="T14">line of comments</text:span></text:p>
            <text:p text:style-name="P139"><text:tab/><text:tab/>.</text:p>
            <text:p text:style-name="P139"><text:tab/><text:tab/>.</text:p>
            <text:p text:style-name="P139"><text:tab/><text:tab/>.</text:p>
            <text:p text:style-name="P140"><text:span text:style-name="T14"><text:tab/>last line of comments </text:span><text:span text:style-name="T15">*/</text:span></text:p>
          </table:table-cell>
        </table:table-row>
      </table:table>
      <text:p text:style-name="P29"/>
      <table:table table:name="Table203" table:style-name="Table203">
        <table:table-column table:style-name="Table203.A"/>
        <table:table-column table:style-name="Table203.B"/>
        <table:table-row>
          <table:table-cell table:style-name="Table203.A1" office:value-type="string">
            <text:p text:style-name="P29"/>
          </table:table-cell>
          <table:table-cell table:style-name="Table203.A1" office:value-type="string">
            <text:p text:style-name="P29">Java code can be found also to the left of a line of comments, such as on line 13 below:</text:p>
          </table:table-cell>
        </table:table-row>
      </table:table>
      <text:p text:style-name="P29"/>
      <table:table table:name="Table204" table:style-name="Table204">
        <table:table-column table:style-name="Table204.A"/>
        <table:table-column table:style-name="Table204.B"/>
        <table:table-row>
          <table:table-cell table:style-name="Table204.A1" office:value-type="string">
            <text:p text:style-name="P15"/>
          </table:table-cell>
          <table:table-cell table:style-name="Table204.A1" office:value-type="string">
            <text:p text:style-name="P15"><text:span text:style-name="T14">13: appFrame.setTitle("Empty window"); <text:s/></text:span><text:span text:style-name="T46">// +</text:span></text:p>
          </table:table-cell>
        </table:table-row>
      </table:table>
      <text:p text:style-name="P29"/>
      <table:table table:name="Table205" table:style-name="Table205">
        <table:table-column table:style-name="Table205.A"/>
        <table:table-column table:style-name="Table205.B"/>
        <table:table-row>
          <table:table-cell table:style-name="Table205.A1" office:value-type="string">
            <text:p text:style-name="P29"/>
          </table:table-cell>
          <table:table-cell table:style-name="Table205.A1" office:value-type="string">
            <text:p text:style-name="P15"><text:span text:style-name="T6">The chain of characters </text:span><text:span text:style-name="T14">"//"</text:span><text:span text:style-name="T6">, </text:span><text:span text:style-name="T14">"/*"</text:span><text:span text:style-name="T6"> or </text:span><text:span text:style-name="T14">"/**"</text:span><text:span text:style-name="T6"> indicates to Java that the information that follows is for documentation purposes only. Also note that the characters </text:span><text:span text:style-name="T16">"/**"</text:span><text:span text:style-name="T6"> can replace </text:span><text:span text:style-name="T16">"/*".</text:span></text:p>
          </table:table-cell>
        </table:table-row>
      </table:table>
      <text:p text:style-name="P18"/>
      <text:p text:style-name="P18"/>
      <table:table table:name="Table206" table:style-name="Table206">
        <table:table-column table:style-name="Table206.A"/>
        <table:table-row>
          <table:table-cell table:style-name="Table206.A1" office:value-type="string">
            <text:p text:style-name="P26"/>
          </table:table-cell>
        </table:table-row>
      </table:table>
      <text:h text:style-name="P114" text:outline-level="2">Conventions</text:h>
      <text:p text:style-name="P29"/>
      <table:table table:name="Table207" table:style-name="Table207">
        <table:table-column table:style-name="Table207.A"/>
        <table:table-column table:style-name="Table207.B"/>
        <table:table-row>
          <table:table-cell table:style-name="Table207.A1" office:value-type="string">
            <text:p text:style-name="P29"/>
          </table:table-cell>
          <table:table-cell table:style-name="Table207.A1" office:value-type="string">
            <text:p text:style-name="P29">As already mentioned, this book uses a series of development cycles (spirals). We start with a small Java application that is as simple as possible and gradually we add or modify the appropriate Java code. In order to better visualize the modifications performed in a chapter or to compare the current chapter with the previous chapter, we will use the following comments or conventions:</text:p>
          </table:table-cell>
        </table:table-row>
      </table:table>
      <text:p text:style-name="P15"/>
      <table:table table:name="Table208" table:style-name="Table208">
        <table:table-column table:style-name="Table208.A"/>
        <table:table-column table:style-name="Table208.B"/>
        <table:table-row>
          <table:table-cell table:style-name="Table208.A1" office:value-type="string">
            <text:p text:style-name="P59">// +</text:p>
          </table:table-cell>
          <table:table-cell table:style-name="Table208.A1" office:value-type="string">
            <text:p text:style-name="P15"><text:span text:style-name="T15">// +</text:span><text:span text:style-name="T14"> <text:s/>Addition of a new statement</text:span></text:p>
          </table:table-cell>
        </table:table-row>
      </table:table>
      <text:p text:style-name="P29"/>
      <table:table table:name="Table209" table:style-name="Table209">
        <table:table-column table:style-name="Table209.A"/>
        <table:table-column table:style-name="Table209.B"/>
        <table:table-row>
          <table:table-cell table:style-name="Table209.A1" office:value-type="string">
            <text:p text:style-name="P29"/>
          </table:table-cell>
          <table:table-cell table:style-name="Table209.A1" office:value-type="string">
            <text:p text:style-name="P29">For example:</text:p>
            <text:p text:style-name="P29"/>
            <text:p text:style-name="Standard"><text:span text:style-name="T14">13: appFrame.setTitle("Empty window"); <text:s/></text:span><text:span text:style-name="T46">// +</text:span></text:p>
            <text:p text:style-name="P15"><text:span text:style-name="T14">14: appFrame.setSize(400, 300); <text:s/></text:span><text:span text:style-name="T46">// +</text:span></text:p>
          </table:table-cell>
        </table:table-row>
      </table:table>
      <text:p text:style-name="P15"/>
      <table:table table:name="Table210" table:style-name="Table210">
        <table:table-column table:style-name="Table210.A"/>
        <table:table-column table:style-name="Table210.B"/>
        <table:table-row>
          <table:table-cell table:style-name="Table210.A1" office:value-type="string">
            <text:p text:style-name="P59">// &amp;</text:p>
          </table:table-cell>
          <table:table-cell table:style-name="Table210.A1" office:value-type="string">
            <text:p text:style-name="P15"><text:span text:style-name="T15">// &amp;</text:span><text:span text:style-name="T14"> <text:s/>Modification of a statement</text:span></text:p>
          </table:table-cell>
        </table:table-row>
      </table:table>
      <text:p text:style-name="P15"/>
      <table:table table:name="Table211" table:style-name="Table211">
        <table:table-column table:style-name="Table211.A"/>
        <table:table-column table:style-name="Table211.B"/>
        <table:table-row>
          <table:table-cell table:style-name="Table211.A1" office:value-type="string">
            <text:p text:style-name="P59">// -</text:p>
          </table:table-cell>
          <table:table-cell table:style-name="Table211.A1" office:value-type="string">
            <text:p text:style-name="P15"><text:span text:style-name="T15">// - <text:s/></text:span><text:span text:style-name="T14">Deletion of a statement</text:span></text:p>
          </table:table-cell>
        </table:table-row>
      </table:table>
      <text:p text:style-name="P29"/>
      <table:table table:name="Table212" table:style-name="Table212">
        <table:table-column table:style-name="Table212.A"/>
        <table:table-column table:style-name="Table212.B"/>
        <table:table-row>
          <table:table-cell table:style-name="Table212.A1" office:value-type="string">
            <text:p text:style-name="P29"/>
          </table:table-cell>
          <table:table-cell table:style-name="Table212.A1" office:value-type="string">
            <text:p text:style-name="P29">For example:</text:p>
            <text:p text:style-name="P29"/>
            <text:p text:style-name="P15"><text:span text:style-name="T14">19: </text:span><text:span text:style-name="T46">// Start.java</text:span><text:span text:style-name="T16"> </text:span><text:span text:style-name="T46">// -</text:span></text:p>
          </table:table-cell>
        </table:table-row>
      </table:table>
      <text:p text:style-name="P29"/>
      <table:table table:name="Table213" table:style-name="Table213">
        <table:table-column table:style-name="Table213.A"/>
        <table:table-column table:style-name="Table213.B"/>
        <table:table-row>
          <table:table-cell table:style-name="Table213.A1" office:value-type="string">
            <text:p text:style-name="P15"/>
          </table:table-cell>
          <table:table-cell table:style-name="Table213.A1" office:value-type="string">
            <text:p text:style-name="P15"><text:span text:style-name="T6">This comment signifies that the </text:span><text:span text:style-name="T16">Start </text:span><text:span text:style-name="T6">has been deleted from the application. Of course, in order, for Java, not to interpret what is found to the left of </text:span><text:span text:style-name="T16">"// -"</text:span><text:span text:style-name="T11">,</text:span><text:span text:style-name="T6"> it is manadtory to insert </text:span><text:span text:style-name="T14">"//" </text:span><text:span text:style-name="T6">at the beginning of the line.</text:span></text:p>
          </table:table-cell>
        </table:table-row>
      </table:table>
      <text:p text:style-name="P29"/>
      <table:table table:name="Table214" table:style-name="Table214">
        <table:table-column table:style-name="Table214.A"/>
        <table:table-column table:style-name="Table214.B"/>
        <table:table-row>
          <table:table-cell table:style-name="Table214.A1" office:value-type="string">
            <text:p text:style-name="P15"/>
          </table:table-cell>
          <table:table-cell table:style-name="Table214.A1" office:value-type="string">
            <text:p text:style-name="P141">Modifications Applicable to a Block of Statements</text:p>
            <text:p text:style-name="P142"/>
            <text:p text:style-name="P29">When a block of statements is added, we will use the following convention:</text:p>
          </table:table-cell>
        </table:table-row>
      </table:table>
      <text:p text:style-name="P15"/>
      <table:table table:name="Table215" table:style-name="Table215">
        <table:table-column table:style-name="Table215.A"/>
        <table:table-column table:style-name="Table215.B"/>
        <table:table-row>
          <table:table-cell table:style-name="Table215.A1" office:value-type="string">
            <text:p text:style-name="P59">// {+</text:p>
            <text:p text:style-name="P59"/>
            <text:p text:style-name="P59">...</text:p>
            <text:p text:style-name="P59"/>
            <text:p text:style-name="P59">// +}</text:p>
          </table:table-cell>
          <table:table-cell table:style-name="Table215.A1" office:value-type="string">
            <text:p text:style-name="P59">// {+</text:p>
            <text:p text:style-name="P59"/>
            <text:p text:style-name="P39">Added Java statements</text:p>
            <text:p text:style-name="P39"/>
            <text:p text:style-name="P59">// +}</text:p>
          </table:table-cell>
        </table:table-row>
      </table:table>
      <text:p text:style-name="P29"/>
      <table:table table:name="Table216" table:style-name="Table216">
        <table:table-column table:style-name="Table216.A"/>
        <table:table-column table:style-name="Table216.B"/>
        <table:table-row>
          <table:table-cell table:style-name="Table216.A1" office:value-type="string">
            <text:p text:style-name="P29"/>
          </table:table-cell>
          <table:table-cell table:style-name="Table216.A1" office:value-type="string">
            <text:p text:style-name="P15"><text:span text:style-name="T6">This way of proceeding avoids the insertion of </text:span><text:span text:style-name="T16">"// +"</text:span><text:span text:style-name="T6"> at the end of each added line.</text:span></text:p>
          </table:table-cell>
        </table:table-row>
      </table:table>
      <text:p text:style-name="P29"/>
      <table:table table:name="Table217" table:style-name="Table217">
        <table:table-column table:style-name="Table217.A"/>
        <table:table-column table:style-name="Table217.B"/>
        <table:table-row>
          <table:table-cell table:style-name="Table217.A1" office:value-type="string">
            <text:p text:style-name="P29"/>
          </table:table-cell>
          <table:table-cell table:style-name="Table217.A1" office:value-type="string">
            <text:p text:style-name="P29">The same thing applies to a block of statements requiring modification. Here is the convention that will be used in this situation:</text:p>
          </table:table-cell>
        </table:table-row>
      </table:table>
      <text:p text:style-name="P15"/>
      <table:table table:name="Table218" table:style-name="Table218">
        <table:table-column table:style-name="Table218.A"/>
        <table:table-column table:style-name="Table218.B"/>
        <table:table-row>
          <table:table-cell table:style-name="Table218.A1" office:value-type="string">
            <text:p text:style-name="P59">// {&amp;</text:p>
            <text:p text:style-name="P59"/>
            <text:p text:style-name="P59">...</text:p>
            <text:p text:style-name="P59"/>
            <text:p text:style-name="P59">// &amp;}</text:p>
          </table:table-cell>
          <table:table-cell table:style-name="Table218.A1" office:value-type="string">
            <text:p text:style-name="P59">// {&amp;</text:p>
            <text:p text:style-name="P59"/>
            <text:p text:style-name="P39">Modified Java statements</text:p>
            <text:p text:style-name="P39"/>
            <text:p text:style-name="P59">// &amp;}</text:p>
          </table:table-cell>
        </table:table-row>
      </table:table>
      <text:p text:style-name="P29"/>
      <table:table table:name="Table219" table:style-name="Table219">
        <table:table-column table:style-name="Table219.A"/>
        <table:table-column table:style-name="Table219.B"/>
        <table:table-row>
          <table:table-cell table:style-name="Table219.A1" office:value-type="string">
            <text:p text:style-name="P29"/>
          </table:table-cell>
          <table:table-cell table:style-name="Table219.A1" office:value-type="string">
            <text:p text:style-name="P29">Contrary to the addition or modification of Java statements, the deletion of lines will use the following convention:</text:p>
          </table:table-cell>
        </table:table-row>
      </table:table>
      <text:p text:style-name="P15"/>
      <table:table table:name="Table220" table:style-name="Table220">
        <table:table-column table:style-name="Table220.A"/>
        <table:table-column table:style-name="Table220.B"/>
        <table:table-row>
          <table:table-cell table:style-name="Table220.A1" office:value-type="string">
            <text:p text:style-name="P59">/* {-</text:p>
            <text:p text:style-name="P59"/>
            <text:p text:style-name="P59">...</text:p>
            <text:p text:style-name="P59"/>
            <text:p text:style-name="P59">-} */</text:p>
          </table:table-cell>
          <table:table-cell table:style-name="Table220.A1" office:value-type="string">
            <text:p text:style-name="P59">/* {-</text:p>
            <text:p text:style-name="P59"/>
            <text:p text:style-name="P39">Deleted Java statements</text:p>
            <text:p text:style-name="P39"/>
            <text:p text:style-name="P59">-} */</text:p>
          </table:table-cell>
        </table:table-row>
      </table:table>
      <text:p text:style-name="P29"/>
      <table:table table:name="Table221" table:style-name="Table221">
        <table:table-column table:style-name="Table221.A"/>
        <table:table-column table:style-name="Table221.B"/>
        <table:table-row>
          <table:table-cell table:style-name="Table221.A1" office:value-type="string">
            <text:p text:style-name="P29"/>
          </table:table-cell>
          <table:table-cell table:style-name="Table221.A1" office:value-type="string">
            <text:p text:style-name="P29">For the addition of a new class or the addition of code up to the end of a class, the following convention will be used: </text:p>
          </table:table-cell>
        </table:table-row>
      </table:table>
      <text:p text:style-name="P15"/>
      <table:table table:name="Table222" table:style-name="Table222">
        <table:table-column table:style-name="Table222.A"/>
        <table:table-column table:style-name="Table222.B"/>
        <table:table-row>
          <table:table-cell table:style-name="Table222.A1" office:value-type="string">
            <text:p text:style-name="P59">// {+}</text:p>
          </table:table-cell>
          <table:table-cell table:style-name="Table222.A1" office:value-type="string">
            <text:p text:style-name="P143"><text:span text:style-name="T15">// {+}</text:span><text:span text:style-name="T14"><text:tab/>Addition of new lines of Java code up to the end of the class</text:span></text:p>
          </table:table-cell>
        </table:table-row>
      </table:table>
      <text:p text:style-name="P29"/>
      <table:table table:name="Table223" table:style-name="Table223">
        <table:table-column table:style-name="Table223.A"/>
        <table:table-column table:style-name="Table223.B"/>
        <table:table-row>
          <table:table-cell table:style-name="Table223.A1" office:value-type="string">
            <text:p text:style-name="P29"/>
          </table:table-cell>
          <table:table-cell table:style-name="Table223.A1" office:value-type="string">
            <text:p text:style-name="P29">For example:</text:p>
            <text:p text:style-name="P29"/>
            <text:p text:style-name="P15"><text:span text:style-name="T14">18: </text:span><text:span text:style-name="T46">// {+}</text:span></text:p>
          </table:table-cell>
        </table:table-row>
      </table:table>
      <text:p text:style-name="P29"/>
      <table:table table:name="Table224" table:style-name="Table224">
        <table:table-column table:style-name="Table224.A"/>
        <table:table-column table:style-name="Table224.B"/>
        <table:table-row>
          <table:table-cell table:style-name="Table224.A1" office:value-type="string">
            <text:p text:style-name="P29"/>
          </table:table-cell>
          <table:table-cell table:style-name="Table224.A1" office:value-type="string">
            <text:p text:style-name="P15"><text:span text:style-name="T6">When </text:span><text:span text:style-name="T16">"// {+}"</text:span><text:span text:style-name="T6"> is placed on the first line above the definition of a class, this comment signifies that we are introducing a new clas</text:span></text:p>
          </table:table-cell>
        </table:table-row>
      </table:table>
      <text:p text:style-name="P144"/>
      <table:table table:name="Table225" table:style-name="Table225">
        <table:table-column table:style-name="Table225.A"/>
        <table:table-row>
          <table:table-cell table:style-name="Table225.A1" office:value-type="string">
            <text:p text:style-name="P18"/>
          </table:table-cell>
        </table:table-row>
      </table:table>
      <text:h text:style-name="P108" text:outline-level="3">Modification of the State of an Object</text:h>
      <text:p text:style-name="P18"/>
      <text:p text:style-name="P18"/>
      <table:table table:name="Table226" table:style-name="Table226">
        <table:table-column table:style-name="Table226.A"/>
        <table:table-row>
          <table:table-cell table:style-name="Table226.A1" office:value-type="string">
            <text:p text:style-name="P26"/>
          </table:table-cell>
        </table:table-row>
      </table:table>
      <text:h text:style-name="P53" text:outline-level="2"><text:span text:style-name="T8">title </text:span><text:span text:style-name="T7">Property</text:span></text:h>
      <text:p text:style-name="P29"/>
      <table:table table:name="Table227" table:style-name="Table227">
        <table:table-column table:style-name="Table227.A"/>
        <table:table-column table:style-name="Table227.B"/>
        <table:table-row>
          <table:table-cell table:style-name="Table227.A1" office:value-type="string">
            <text:p text:style-name="P29"/>
          </table:table-cell>
          <table:table-cell table:style-name="Table227.A1" office:value-type="string">
            <text:p text:style-name="P15"><text:span text:style-name="T6">Two statements have been added to the constructor of the </text:span><text:span text:style-name="T16">App</text:span><text:span text:style-name="T6"> class</text:span><text:span text:style-name="T11">.</text:span><text:span text:style-name="T6"> Line 13 below</text:span></text:p>
            <text:p text:style-name="P29"/>
            <text:p text:style-name="P15"><text:span text:style-name="T14">13: appFrame.setTitle("Empty window"); <text:s/></text:span><text:span text:style-name="T46">// +</text:span></text:p>
          </table:table-cell>
        </table:table-row>
      </table:table>
      <text:p text:style-name="P29"/>
      <table:table table:name="Table228" table:style-name="Table228">
        <table:table-column table:style-name="Table228.A"/>
        <table:table-column table:style-name="Table228.B"/>
        <table:table-row>
          <table:table-cell table:style-name="Table228.A1" office:value-type="string">
            <text:p text:style-name="P29"/>
          </table:table-cell>
          <table:table-cell table:style-name="Table228.A1" office:value-type="string">
            <text:p text:style-name="P15"><text:span text:style-name="T6">specifies a title for our application frame. In concrete terms, this statement modifies the state of the </text:span><text:span text:style-name="T16">title </text:span><text:span text:style-name="T6">property defined for the class </text:span><text:span text:style-name="T16">JFrame.</text:span><text:span text:style-name="T6"> Since this class is part of the inheritance hierarchy of the object </text:span><text:span text:style-name="T16">appFrame</text:span><text:span text:style-name="T6">,</text:span><text:span text:style-name="T16"> </text:span><text:span text:style-name="T6">it is therefore permitted to use the property.</text:span></text:p>
          </table:table-cell>
        </table:table-row>
      </table:table>
      <text:p text:style-name="P18"/>
      <text:p text:style-name="P18"/>
      <table:table table:name="Table229" table:style-name="Table229">
        <table:table-column table:style-name="Table229.A"/>
        <table:table-row>
          <table:table-cell table:style-name="Table229.A1" office:value-type="string">
            <text:p text:style-name="P26"/>
          </table:table-cell>
        </table:table-row>
      </table:table>
      <text:h text:style-name="P53" text:outline-level="2"><text:span text:style-name="T8">size </text:span><text:span text:style-name="T7">Property</text:span></text:h>
      <text:p text:style-name="P29"/>
      <table:table table:name="Table230" table:style-name="Table230">
        <table:table-column table:style-name="Table230.A"/>
        <table:table-column table:style-name="Table230.B"/>
        <table:table-row>
          <table:table-cell table:style-name="Table230.A1" office:value-type="string">
            <text:p text:style-name="P29"/>
          </table:table-cell>
          <table:table-cell table:style-name="Table230.A1" office:value-type="string">
            <text:p text:style-name="P15"><text:span text:style-name="T6">The same remark applies to the statement on line 14. Here, it is the </text:span><text:span text:style-name="T16">size </text:span><text:span text:style-name="T6">property defined for the </text:span><text:span text:style-name="T16">Component </text:span><text:span text:style-name="T6">class and consequently the public methods associated to this property are inherited from </text:span><text:span text:style-name="T16">Component.</text:span><text:span text:style-name="T6"> The method </text:span><text:span text:style-name="T16">setSize </text:span><text:span text:style-name="T6">allows us to redefine the width and height of the application frame. By default, during the construction of a frame object such as </text:span><text:span text:style-name="T16">appFrame</text:span><text:span text:style-name="T6">, the width and height of the frame are equal to zero. </text:span></text:p>
          </table:table-cell>
        </table:table-row>
      </table:table>
      <text:p text:style-name="P29"/>
      <table:table table:name="Table231" table:style-name="Table231">
        <table:table-column table:style-name="Table231.A"/>
        <table:table-column table:style-name="Table231.B"/>
        <table:table-row>
          <table:table-cell table:style-name="Table231.A1" office:value-type="string">
            <text:p text:style-name="P29"/>
          </table:table-cell>
          <table:table-cell table:style-name="Table231.A1" office:value-type="string">
            <text:p text:style-name="P15"><text:span text:style-name="T6">When these default values are in use, we obtain only the title bar of the frame. In the second situation, that is, when the </text:span><text:span text:style-name="T16">setSize </text:span><text:span text:style-name="T6">method is used, the application frame contains a space calculated in function of the values passed. These values correspond to a number of pixels. The width of the title bar of the window is adjusted to the width of the new size of the object.</text:span></text:p>
          </table:table-cell>
        </table:table-row>
      </table:table>
      <text:p text:style-name="P29"/>
      <table:table table:name="Table232" table:style-name="Table232">
        <table:table-column table:style-name="Table232.A"/>
        <table:table-column table:style-name="Table232.B"/>
        <table:table-row>
          <table:table-cell table:style-name="Table232.A1" office:value-type="string">
            <text:p text:style-name="P29"/>
          </table:table-cell>
          <table:table-cell table:style-name="Table232.A1" office:value-type="string">
            <text:p text:style-name="P29">In our example, when the execution of the program arrives to line 13, we are dealing with the modification of the property and not its creation. </text:p>
          </table:table-cell>
        </table:table-row>
      </table:table>
      <text:p text:style-name="P29"/>
      <table:table table:name="Table233" table:style-name="Table233">
        <table:table-column table:style-name="Table233.A"/>
        <table:table-column table:style-name="Table233.B"/>
        <table:table-row>
          <table:table-cell table:style-name="Table233.A1" office:value-type="string">
            <text:p text:style-name="P29"/>
          </table:table-cell>
          <table:table-cell table:style-name="Table233.A1" office:value-type="string">
            <text:p text:style-name="P15"><text:span text:style-name="T6">Please note that two integers are passed to the method </text:span><text:span text:style-name="T16">setSize</text:span><text:span text:style-name="T6">.</text:span><text:span text:style-name="T16"> </text:span><text:span text:style-name="T6">Since two </text:span><text:span text:style-name="T16">setSize </text:span><text:span text:style-name="T6">methods exist for the class </text:span><text:span text:style-name="T16">Component</text:span><text:span text:style-name="T6">:</text:span></text:p>
          </table:table-cell>
        </table:table-row>
      </table:table>
      <text:p text:style-name="P29"/>
      <table:table table:name="Table234" table:style-name="Table234">
        <table:table-column table:style-name="Table234.A"/>
        <table:table-column table:style-name="Table234.B"/>
        <table:table-row>
          <table:table-cell table:style-name="Table234.A1" office:value-type="string">
            <text:p text:style-name="P69"/>
          </table:table-cell>
          <table:table-cell table:style-name="Table234.A1" office:value-type="string">
            <text:p text:style-name="Standard"><text:span text:style-name="T15">public void</text:span><text:span text:style-name="T14"> setSize(Dimension d)</text:span></text:p>
            <text:p text:style-name="P145"/>
            <text:p text:style-name="Standard"><text:span text:style-name="T15">public void</text:span><text:span text:style-name="T14"> setSize(</text:span><text:span text:style-name="T15">int</text:span><text:span text:style-name="T14"> width, </text:span><text:span text:style-name="T15">int</text:span><text:span text:style-name="T14"> height)</text:span></text:p>
          </table:table-cell>
        </table:table-row>
      </table:table>
      <text:p text:style-name="P29"/>
      <table:table table:name="Table235" table:style-name="Table235">
        <table:table-column table:style-name="Table235.A"/>
        <table:table-column table:style-name="Table235.B"/>
        <table:table-row>
          <table:table-cell table:style-name="Table235.A1" office:value-type="string">
            <text:p text:style-name="P15"/>
          </table:table-cell>
          <table:table-cell table:style-name="Table235.A1" office:value-type="string">
            <text:p text:style-name="P29">the method parameters will determine which method Java will use. In our example, it is the second signature.</text:p>
          </table:table-cell>
        </table:table-row>
      </table:table>
      <text:p text:style-name="P29"/>
      <table:table table:name="Table236" table:style-name="Table236">
        <table:table-column table:style-name="Table236.A"/>
        <table:table-column table:style-name="Table236.B"/>
        <table:table-row>
          <table:table-cell table:style-name="Table236.A1" office:value-type="string">
            <text:p text:style-name="P29"/>
          </table:table-cell>
          <table:table-cell table:style-name="Table236.A1" office:value-type="string">
            <text:p text:style-name="P15"><text:span text:style-name="T6">By calling the </text:span><text:span text:style-name="T16">setSize </text:span><text:span text:style-name="T6">method in line 14</text:span></text:p>
            <text:p text:style-name="P29"/>
            <text:p text:style-name="P39">14: appFrame.setSize(400, 300); <text:s/>// +</text:p>
          </table:table-cell>
        </table:table-row>
      </table:table>
      <text:p text:style-name="P29"/>
      <table:table table:name="Table237" table:style-name="Table237">
        <table:table-column table:style-name="Table237.A"/>
        <table:table-column table:style-name="Table237.B"/>
        <table:table-row>
          <table:table-cell table:style-name="Table237.A1" office:value-type="string">
            <text:p text:style-name="P29"/>
          </table:table-cell>
          <table:table-cell table:style-name="Table237.A1" office:value-type="string">
            <text:p text:style-name="P15"><text:span text:style-name="T6">we pass the values 400 and 300 to the parameters of </text:span><text:span text:style-name="T16">setSize</text:span><text:span text:style-name="T6">. This method modifies the state of the </text:span><text:span text:style-name="T16">size </text:span><text:span text:style-name="T6">property</text:span><text:span text:style-name="T14"> </text:span><text:span text:style-name="T6">that is of </text:span><text:span text:style-name="T16">Dimension</text:span><text:span text:style-name="T6"> type</text:span><text:span text:style-name="T11">.</text:span><text:span text:style-name="T6"> In concrete terms, the </text:span><text:span text:style-name="T16">size </text:span><text:span text:style-name="T6">is determined by:</text:span></text:p>
          </table:table-cell>
        </table:table-row>
      </table:table>
      <text:p text:style-name="P29"/>
      <table:table table:name="Table238" table:style-name="Table238">
        <table:table-column table:style-name="Table238.A"/>
        <table:table-column table:style-name="Table238.B"/>
        <table:table-row>
          <table:table-cell table:style-name="Table238.A1" office:value-type="string">
            <text:p text:style-name="P55"/>
          </table:table-cell>
          <table:table-cell table:style-name="Table238.A1" office:value-type="string">
            <text:p text:style-name="P146"><text:span text:style-name="T6">- </text:span><text:span text:style-name="T16">width</text:span><text:span text:style-name="T6">:<text:tab/>frame width;</text:span></text:p>
            <text:p text:style-name="P146"><text:span text:style-name="T6">- </text:span><text:span text:style-name="T16">height</text:span><text:span text:style-name="T6">:<text:tab/>frame height.</text:span></text:p>
          </table:table-cell>
        </table:table-row>
      </table:table>
      <text:p text:style-name="Standard"/>
      <text:p text:style-name="P18"/>
      <text:p text:style-name="P36"/>
      <table:table table:name="Table239" table:style-name="Table239">
        <table:table-column table:style-name="Table239.A"/>
        <table:table-row>
          <table:table-cell table:style-name="Table239.A1" office:value-type="string">
            <text:p text:style-name="P36"/>
          </table:table-cell>
        </table:table-row>
      </table:table>
      <text:h text:style-name="P147" text:outline-level="3">Browser and Java Runtime Environment</text:h>
      <text:p text:style-name="P36"/>
      <text:p text:style-name="P36"/>
      <table:table table:name="Table240" table:style-name="Table240">
        <table:table-column table:style-name="Table240.A"/>
        <table:table-row>
          <table:table-cell table:style-name="Table240.A1" office:value-type="string">
            <text:p text:style-name="P148"/>
          </table:table-cell>
        </table:table-row>
      </table:table>
      <text:h text:style-name="P114" text:outline-level="2">General View</text:h>
      <text:p text:style-name="P149"/>
      <table:table table:name="Table241" table:style-name="Table241">
        <table:table-column table:style-name="Table241.A"/>
        <table:table-column table:style-name="Table241.B"/>
        <table:table-row>
          <table:table-cell table:style-name="Table241.A1" office:value-type="string">
            <text:p text:style-name="P35"><text:span text:style-name="T7">Applet</text:span><text:span text:style-name="T6">: collection of related Java classes that can be executed on an Internet browser.</text:span></text:p>
          </table:table-cell>
          <table:table-cell table:style-name="Table241.A1" office:value-type="string">
            <text:p text:style-name="P149">Generally speaking, we can define a Java applet as a collection of related classes that can be executed on an Internet browser. Applets are launched from an "html" page. The name of a “start” class is then specified in this page.</text:p>
          </table:table-cell>
        </table:table-row>
      </table:table>
      <text:p text:style-name="P15"/>
      <table:table table:name="Table242" table:style-name="Table242">
        <table:table-column table:style-name="Table242.A"/>
        <table:table-column table:style-name="Table242.B"/>
        <table:table-row>
          <table:table-cell table:style-name="Table242.A1" office:value-type="string">
            <text:p text:style-name="Standard"><text:span text:style-name="T7">Application</text:span><text:span text:style-name="T6">: collection of related Java classes that can be executed on a user’s computer.</text:span></text:p>
          </table:table-cell>
          <table:table-cell table:style-name="Table242.A1" office:value-type="string">
            <text:p text:style-name="P29">In relation to a standard Java application, it is only this “start” class that is modified. The major part of the underlying programming of other classes is identical. We will come back a little later to details of modifications to be done. Please note that in this book, the term application is a collection of related Java classes that permits the execution of a series of operations on a user’s computer.</text:p>
          </table:table-cell>
        </table:table-row>
      </table:table>
      <text:p text:style-name="P29"/>
      <table:table table:name="Table243" table:style-name="Table243">
        <table:table-column table:style-name="Table243.A"/>
        <table:table-column table:style-name="Table243.B"/>
        <table:table-row>
          <table:table-cell table:style-name="Table243.A1" office:value-type="string">
            <text:p text:style-name="P29"/>
          </table:table-cell>
          <table:table-cell table:style-name="Table243.A1" office:value-type="string">
            <text:p text:style-name="P15"><text:span text:style-name="T6">In order to recognize and execute statements that make up Java applets, a browser must be equipped with a Java Runtime Environment. <text:s/>Java runtime environment is a part of Java Standard Development Kit (</text:span><text:span text:style-name="T50">SDK</text:span><text:span text:style-name="T6">). <text:s text:c="2"/></text:span></text:p>
          </table:table-cell>
        </table:table-row>
      </table:table>
      <text:p text:style-name="P18"/>
      <text:p text:style-name="P122"/>
      <text:p text:style-name="P123"/>
      <text:p text:style-name="P124"/>
      <text:p text:style-name="P124"/>
      <text:p text:style-name="P124"/>
      <text:p text:style-name="P124"/>
      <text:p text:style-name="P124"/>
      <text:p text:style-name="P124"/>
      <table:table table:name="Table244" table:style-name="Table244">
        <table:table-column table:style-name="Table244.A"/>
        <table:table-row>
          <table:table-cell table:style-name="Table244.A1" office:value-type="string">
            <text:p text:style-name="P150"/>
          </table:table-cell>
        </table:table-row>
      </table:table>
      <text:h text:style-name="P151" text:outline-level="2">Applet / Server</text:h>
      <text:p text:style-name="P127"/>
      <table:table table:name="Table245" table:style-name="Table245">
        <table:table-column table:style-name="Table245.A"/>
        <table:table-column table:style-name="Table245.B"/>
        <table:table-row>
          <table:table-cell table:style-name="Table245.A1" office:value-type="string">
            <text:p text:style-name="P152"/>
          </table:table-cell>
          <table:table-cell table:style-name="Table245.A1" office:value-type="string">
            <text:p text:style-name="P127">To begin, we assume that an applet is located on a server connected to Internet. When an "html" file is referenced, the browser does a search for the file on the server in question. If the file is found, it is loaded and executed on the user’s browser.</text:p>
          </table:table-cell>
        </table:table-row>
      </table:table>
      <text:p text:style-name="P127"/>
      <table:table table:name="Table246" table:style-name="Table246">
        <table:table-column table:style-name="Table246.A"/>
        <table:table-column table:style-name="Table246.B"/>
        <table:table-row>
          <table:table-cell table:style-name="Table246.A1" office:value-type="string">
            <text:p text:style-name="P55"/>
          </table:table-cell>
          <table:table-cell table:style-name="Table246.A1" office:value-type="string">
            <text:p text:style-name="P15"><text:span text:style-name="T6">When an "html" page calls a Java applet, a second request takes place. This time, all the "</text:span><text:span text:style-name="T16">byte code</text:span><text:span text:style-name="T6">" files that are part of the applet are loaded. These files are located on the same server as the "html" page previously loaded.</text:span></text:p>
          </table:table-cell>
        </table:table-row>
      </table:table>
      <text:p text:style-name="P29"/>
      <table:table table:name="Table247" table:style-name="Table247">
        <table:table-column table:style-name="Table247.A"/>
        <table:table-column table:style-name="Table247.B"/>
        <table:table-row>
          <table:table-cell table:style-name="Table247.A1" office:value-type="string">
            <text:p text:style-name="P55"/>
          </table:table-cell>
          <table:table-cell table:style-name="Table247.A1" office:value-type="string">
            <text:p text:style-name="P15"><text:span text:style-name="T6">Since the loading of the applet may involve several classes, the time required for the load may be relatively long. To accelerate the process, all "</text:span><text:span text:style-name="T16">.class</text:span><text:span text:style-name="T6">" may be compressed into one file, called a </text:span><text:span text:style-name="T16">jar </text:span><text:span text:style-name="T6">file. Afterwards, the </text:span><text:span text:style-name="T16">jar </text:span><text:span text:style-name="T6">file is placed on the application server.</text:span></text:p>
          </table:table-cell>
        </table:table-row>
      </table:table>
      <text:p text:style-name="P29"/>
      <text:p text:style-name="P36"/>
      <table:table table:name="Table248" table:style-name="Table248">
        <table:table-column table:style-name="Table248.A"/>
        <table:table-row>
          <table:table-cell table:style-name="Table248.A1" office:value-type="string">
            <text:p text:style-name="P148"/>
          </table:table-cell>
        </table:table-row>
      </table:table>
      <text:h text:style-name="P53" text:outline-level="2"><text:span text:style-name="T7">HTML </text:span><text:span text:style-name="T8">Plugins</text:span></text:h>
      <text:p text:style-name="P149"/>
      <table:table table:name="Table249" table:style-name="Table249">
        <table:table-column table:style-name="Table249.A"/>
        <table:table-column table:style-name="Table249.B"/>
        <table:table-row>
          <table:table-cell table:style-name="Table249.A1" office:value-type="string">
            <text:p text:style-name="P153"/>
          </table:table-cell>
          <table:table-cell table:style-name="Table249.A1" office:value-type="string">
            <text:p text:style-name="P154"><text:span text:style-name="T6">As already mentioned, it is the </text:span><text:span text:style-name="T16">start.html</text:span><text:span text:style-name="T6"> file, located in the </text:span><text:span text:style-name="T16">classes </text:span><text:span text:style-name="T6">directory of each application that is loaded as the startup web page. When loaded, the page will trigger the loading and execution of the applet.</text:span></text:p>
          </table:table-cell>
        </table:table-row>
      </table:table>
      <text:p text:style-name="P29"/>
      <table:table table:name="Table250" table:style-name="Table250">
        <table:table-column table:style-name="Table250.A"/>
        <table:table-column table:style-name="Table250.B"/>
        <table:table-row>
          <table:table-cell table:style-name="Table250.A1" office:value-type="string">
            <text:p text:style-name="P55"/>
          </table:table-cell>
          <table:table-cell table:style-name="Table250.A1" office:value-type="string">
            <text:p text:style-name="P15"><text:span text:style-name="T6">In the </text:span><text:span text:style-name="T16">start.html </text:span><text:span text:style-name="T6">file,</text:span><text:span text:style-name="T16"> </text:span><text:span text:style-name="T6">a special section has been added in function of the particularities of the two major browsers on the market. Explorer interprets the following </text:span><text:span text:style-name="T16">OBJECT </text:span><text:span text:style-name="T6">block:</text:span></text:p>
          </table:table-cell>
        </table:table-row>
      </table:table>
      <text:p text:style-name="P29"/>
      <table:table table:name="Table251" table:style-name="Table251">
        <table:table-column table:style-name="Table251.A"/>
        <table:table-column table:style-name="Table251.B"/>
        <table:table-row>
          <table:table-cell table:style-name="Table251.A1" office:value-type="string">
            <text:p text:style-name="P15"/>
          </table:table-cell>
          <table:table-cell table:style-name="Table251.A1" office:value-type="string">
            <text:p text:style-name="P155">57: <text:s/>&lt;OBJECT classid="clsid:8AD9C840-044E-11D1-B3E9-00805F499D93"</text:p>
            <text:p text:style-name="P155">58: <text:s/>width="400"</text:p>
            <text:p text:style-name="P155">59: <text:s/>height="30"</text:p>
            <text:p text:style-name="P155">60: <text:s/>align="baseline"</text:p>
            <text:p text:style-name="P155">61: <text:s/>codebase="http://java.sun.com/j2se/1.4.2/download.html"&gt;</text:p>
            <text:p text:style-name="P155">62: <text:s/>&lt;PARAM NAME="code" VALUE="mBox.appForm.App.class"&gt;</text:p>
            <text:p text:style-name="P155">63: <text:s/>&lt;PARAM NAME="codebase" VALUE="."&gt;</text:p>
            <text:p text:style-name="P155">64: <text:s/>&lt;PARAM NAME="archive" VALUE="mbLib.jar"&gt;</text:p>
            <text:p text:style-name="P155">65: <text:s/>&lt;PARAM NAME="type" VALUE="application/x-java-applet;version=1.4"&gt;</text:p>
            <text:p text:style-name="P155">66:</text:p>
            <text:p text:style-name="P155">67: <text:s text:c="2"/>&lt;COMMENT&gt;</text:p>
            <text:p text:style-name="P155">68: <text:s text:c="4"/>&lt;EMBED</text:p>
            <text:p text:style-name="P155">69: <text:s text:c="6"/>type="application/x-java-applet;version=1.4"</text:p>
            <text:p text:style-name="P155">70: <text:s text:c="6"/>width="400"</text:p>
            <text:p text:style-name="P155">71: <text:s text:c="6"/>height="30"</text:p>
            <text:p text:style-name="P155">72: <text:s text:c="6"/>align="baseline"</text:p>
            <text:p text:style-name="P155">73: <text:s text:c="6"/>code="mBox.appForm.App.class"</text:p>
            <text:p text:style-name="P155">74: <text:s text:c="6"/>codebase="."</text:p>
            <text:p text:style-name="P155">75: <text:s text:c="6"/>archive="mbLib.jar"</text:p>
            <text:p text:style-name="P155">76: <text:s text:c="6"/>pluginspage="http://java.sun.com/j2se/1.4.2/download.html"&gt;</text:p>
            <text:p text:style-name="P155">77: <text:s text:c="4"/>&lt;/EMBED&gt;</text:p>
            <text:p text:style-name="P155">78: <text:s text:c="2"/>&lt;/COMMENT&gt;</text:p>
            <text:p text:style-name="P155">79:</text:p>
            <text:p text:style-name="P155">80: <text:s/>&lt;/OBJECT&gt;</text:p>
          </table:table-cell>
        </table:table-row>
      </table:table>
      <text:p text:style-name="P29"/>
      <table:table table:name="Table252" table:style-name="Table252">
        <table:table-column table:style-name="Table252.A"/>
        <table:table-column table:style-name="Table252.B"/>
        <table:table-row>
          <table:table-cell table:style-name="Table252.A1" office:value-type="string">
            <text:p text:style-name="P55"/>
          </table:table-cell>
          <table:table-cell table:style-name="Table252.A1" office:value-type="string">
            <text:p text:style-name="P15"><text:span text:style-name="T6">All instructions inside the </text:span><text:span text:style-name="T16">EMBED</text:span><text:span text:style-name="T6"> block (lines 68 to 77) are not recognized in Explorer. With Netscape, the contrary is true. In fact, in Netscape, </text:span><text:span text:style-name="T16">OBJECT </text:span><text:span text:style-name="T6">and </text:span><text:span text:style-name="T16">COMMENT </text:span><text:span text:style-name="T6">are not recognized.</text:span></text:p>
          </table:table-cell>
        </table:table-row>
      </table:table>
      <text:p text:style-name="P29"/>
      <table:table table:name="Table253" table:style-name="Table253">
        <table:table-column table:style-name="Table253.A"/>
        <table:table-column table:style-name="Table253.B"/>
        <table:table-row>
          <table:table-cell table:style-name="Table253.A1" office:value-type="string">
            <text:p text:style-name="P55"/>
          </table:table-cell>
          <table:table-cell table:style-name="Table253.A1" office:value-type="string">
            <text:p text:style-name="P15"><text:span text:style-name="T6">This section (lines 57 to 80) was specially introduced to use extra functionalities not available to basic browsers. It consists of using an application capable of doing additional work that the browser cannot do itself. <text:s/>This type of application is called a "</text:span><text:span text:style-name="T16">plugin</text:span><text:span text:style-name="T6">". </text:span></text:p>
          </table:table-cell>
        </table:table-row>
      </table:table>
      <text:p text:style-name="P29"/>
      <table:table table:name="Table254" table:style-name="Table254">
        <table:table-column table:style-name="Table254.A"/>
        <table:table-column table:style-name="Table254.B"/>
        <table:table-row>
          <table:table-cell table:style-name="Table254.A1" office:value-type="string">
            <text:p text:style-name="P55"/>
          </table:table-cell>
          <table:table-cell table:style-name="Table254.A1" office:value-type="string">
            <text:p text:style-name="P15"><text:span text:style-name="T6">In the example presented, you need to add, if it’s not already done, Java runtime environment to the browser. The browser then verifies if it already has this </text:span><text:span text:style-name="T16">plugin</text:span><text:span text:style-name="T6">. If not, it asks the user whether he wishes to load the </text:span><text:span text:style-name="T16">plugin </text:span><text:span text:style-name="T6">that can be found at the address specified in line 61 or 76. The address allows the user to download the Java Runtime Environment or Java SDK from the Sun Java server.</text:span></text:p>
          </table:table-cell>
        </table:table-row>
      </table:table>
      <text:p text:style-name="P29"/>
      <table:table table:name="Table255" table:style-name="Table255">
        <table:table-column table:style-name="Table255.A"/>
        <table:table-column table:style-name="Table255.B"/>
        <table:table-row>
          <table:table-cell table:style-name="Table255.A1" office:value-type="string">
            <text:p text:style-name="P55"/>
          </table:table-cell>
          <table:table-cell table:style-name="Table255.A1" office:value-type="string">
            <text:p text:style-name="P15"><text:span text:style-name="T6">The </text:span><text:span text:style-name="T16">type </text:span><text:span text:style-name="T6">parameter on lines 65 and 69 states that we wish to work with Java Runtime Environment or SDK version 1.4.</text:span></text:p>
          </table:table-cell>
        </table:table-row>
      </table:table>
      <text:p text:style-name="P29"/>
      <table:table table:name="Table256" table:style-name="Table256">
        <table:table-column table:style-name="Table256.A"/>
        <table:table-column table:style-name="Table256.B"/>
        <table:table-row>
          <table:table-cell table:style-name="Table256.A1" office:value-type="string">
            <text:p text:style-name="P55"/>
          </table:table-cell>
          <table:table-cell table:style-name="Table256.A1" office:value-type="string">
            <text:p text:style-name="P15"><text:span text:style-name="T6">It is on lines 64 and 75 that the </text:span><text:span text:style-name="T16">archive </text:span><text:span text:style-name="T6">parameter optionally indicates the name of the </text:span><text:span text:style-name="T16">jar </text:span><text:span text:style-name="T6">file. If the option to use </text:span><text:span text:style-name="T16">jar </text:span><text:span text:style-name="T6">files had not been used, all "</text:span><text:span text:style-name="T16">.class</text:span><text:span text:style-name="T6">" files would need to be placed on the server.</text:span></text:p>
          </table:table-cell>
        </table:table-row>
      </table:table>
      <text:p text:style-name="P29"/>
      <table:table table:name="Table257" table:style-name="Table257">
        <table:table-column table:style-name="Table257.A"/>
        <table:table-column table:style-name="Table257.B"/>
        <table:table-row>
          <table:table-cell table:style-name="Table257.A1" office:value-type="string">
            <text:p text:style-name="P55"/>
          </table:table-cell>
          <table:table-cell table:style-name="Table257.A1" office:value-type="string">
            <text:p text:style-name="P15"><text:span text:style-name="T6">In addition to the </text:span><text:span text:style-name="T16">jar </text:span><text:span text:style-name="T6">file</text:span><text:span text:style-name="T11">,</text:span><text:span text:style-name="T6"> the server must also have the basic </text:span><text:span text:style-name="T16">html </text:span><text:span text:style-name="T6">page. For example, the server could have the following directory </text:span><text:span text:style-name="T14">(</text:span><text:span text:style-name="T16">magicBoxes</text:span><text:span text:style-name="T14">)</text:span><text:span text:style-name="T16"> </text:span><text:span text:style-name="T6">and files:</text:span></text:p>
          </table:table-cell>
        </table:table-row>
      </table:table>
      <text:p text:style-name="P29"/>
      <table:table table:name="Table258" table:style-name="Table258">
        <table:table-column table:style-name="Table258.A"/>
        <table:table-column table:style-name="Table258.B"/>
        <table:table-row>
          <table:table-cell table:style-name="Table258.A1" office:value-type="string">
            <text:p text:style-name="P55"/>
          </table:table-cell>
          <table:table-cell table:style-name="Table258.A1" office:value-type="string">
            <text:p text:style-name="P156"><text:tab/>- magicBoxes</text:p>
            <text:p text:style-name="P157"><text:span text:style-name="T17"></text:span><text:span text:style-name="T6"><text:tab/>mb.jar</text:span></text:p>
            <text:p text:style-name="P157"><text:span text:style-name="T17"></text:span><text:span text:style-name="T6"><text:tab/>start.html</text:span></text:p>
          </table:table-cell>
        </table:table-row>
      </table:table>
      <text:p text:style-name="P29"/>
      <table:table table:name="Table259" table:style-name="Table259">
        <table:table-column table:style-name="Table259.A"/>
        <table:table-column table:style-name="Table259.B"/>
        <table:table-row>
          <table:table-cell table:style-name="Table259.A1" office:value-type="string">
            <text:p text:style-name="P55">It is the location of the class that launches the applet that is specified within the HTML file.</text:p>
          </table:table-cell>
          <table:table-cell table:style-name="Table259.A1" office:value-type="string">
            <text:p text:style-name="P56">As we have already mentioned, an applet, like a standard Java application, possesses a "launching" class (startup class). It is this class that is specified in the HTML file as shown in the following lines:</text:p>
            <text:p text:style-name="P56"/>
            <text:p text:style-name="P158">62: &lt;PARAM NAME="code" VALUE="mb.App.class"&gt;</text:p>
            <text:p text:style-name="P18"/>
            <text:p text:style-name="P18">or</text:p>
            <text:p text:style-name="P18"/>
            <text:p text:style-name="P159">73: code="mb.App.class"</text:p>
          </table:table-cell>
        </table:table-row>
      </table:table>
      <text:p text:style-name="P29"/>
      <table:table table:name="Table260" table:style-name="Table260">
        <table:table-column table:style-name="Table260.A"/>
        <table:table-column table:style-name="Table260.B"/>
        <table:table-row>
          <table:table-cell table:style-name="Table260.A1" office:value-type="string">
            <text:p text:style-name="P29"/>
          </table:table-cell>
          <table:table-cell table:style-name="Table260.A1" office:value-type="string">
            <text:p text:style-name="P15"><text:span text:style-name="T6">This part of the HTML code indicates the class name of the Java applet. In this example, it is the </text:span><text:span text:style-name="T16">App </text:span><text:span text:style-name="T6">class in the </text:span><text:span text:style-name="T50">mb</text:span><text:span text:style-name="T6"> package.</text:span></text:p>
          </table:table-cell>
        </table:table-row>
      </table:table>
      <text:p text:style-name="P29"/>
      <table:table table:name="Table261" table:style-name="Table261">
        <table:table-column table:style-name="Table261.A"/>
        <table:table-column table:style-name="Table261.B"/>
        <table:table-row>
          <table:table-cell table:style-name="Table261.A1" office:value-type="string">
            <text:p text:style-name="P55"/>
          </table:table-cell>
          <table:table-cell table:style-name="Table261.A1" office:value-type="string">
            <text:p text:style-name="P15"><text:span text:style-name="T6">The </text:span><text:span text:style-name="T16">width </text:span><text:span text:style-name="T6">and </text:span><text:span text:style-name="T16">height </text:span><text:span text:style-name="T6">properties on lines 58, 59, 70 and 71 define the width and height of the area used by the applet in the HTML page. In our example, it is a fictitious area used principally to display a message indicating the loading of the applet from a server.</text:span></text:p>
          </table:table-cell>
        </table:table-row>
      </table:table>
      <text:p text:style-name="P121"/>
      <table:table table:name="Table262" table:style-name="Table262">
        <table:table-column table:style-name="Table262.A"/>
        <table:table-row>
          <table:table-cell table:style-name="Table262.A1" office:value-type="string">
            <text:p text:style-name="P26"/>
          </table:table-cell>
        </table:table-row>
      </table:table>
      <text:h text:style-name="P114" text:outline-level="2">Data Access on Another Computer</text:h>
      <text:p text:style-name="P29"/>
      <table:table table:name="Table263" table:style-name="Table263">
        <table:table-column table:style-name="Table263.A"/>
        <table:table-column table:style-name="Table263.B"/>
        <table:table-row>
          <table:table-cell table:style-name="Table263.A1" office:value-type="string">
            <text:p text:style-name="P18">According to certain security permissions, Java may allow applets to read and write files on a user’s computer.</text:p>
          </table:table-cell>
          <table:table-cell table:style-name="Table263.A1" office:value-type="string">
            <text:p text:style-name="P29">Another important aspect concerns access of an applet to data on a user’s computer. Java security constraints prevent applets to have an unlimited access to files on a network. Even though Java allows, according to certain security permissions, reading and saving files on another computer, we must mention that in general and by default, applets do not have access to files on a user’s computer.</text:p>
          </table:table-cell>
        </table:table-row>
      </table:table>
      <text:p text:style-name="P29"/>
      <table:table table:name="Table264" table:style-name="Table264">
        <table:table-column table:style-name="Table264.A"/>
        <table:table-column table:style-name="Table264.B"/>
        <table:table-row>
          <table:table-cell table:style-name="Table264.A1" office:value-type="string">
            <text:p text:style-name="P29"/>
          </table:table-cell>
          <table:table-cell table:style-name="Table264.A1" office:value-type="string">
            <text:p text:style-name="P29">In concrete terms, a verification of the "byte code" files before being loaded on a user’s computer is performed in order to determine whether any Java conventions have been violated. For example, the code is checked to see if it accesses memory locations that contain other applications or files.</text:p>
          </table:table-cell>
        </table:table-row>
      </table:table>
      <text:p text:style-name="P18"/>
      <text:p text:style-name="P18"/>
      <table:table table:name="Table265" table:style-name="Table265">
        <table:table-column table:style-name="Table265.A"/>
        <table:table-row>
          <table:table-cell table:style-name="Table265.A1" office:value-type="string">
            <text:p text:style-name="P26"/>
          </table:table-cell>
        </table:table-row>
      </table:table>
      <text:h text:style-name="P53" text:outline-level="2"><text:span text:style-name="T7">Execution Norms of </text:span><text:span text:style-name="T8">Applets</text:span></text:h>
      <text:p text:style-name="P29"/>
      <table:table table:name="Table266" table:style-name="Table266">
        <table:table-column table:style-name="Table266.A"/>
        <table:table-column table:style-name="Table266.B"/>
        <table:table-row>
          <table:table-cell table:style-name="Table266.A1" office:value-type="string">
            <text:p text:style-name="P29"/>
          </table:table-cell>
          <table:table-cell table:style-name="Table266.A1" office:value-type="string">
            <text:p text:style-name="P15"><text:span text:style-name="T6">Many applet functions are contained in the class <text:s/></text:span><text:span text:style-name="T16">Applet</text:span><text:span text:style-name="T6">.</text:span><text:span text:style-name="T16"> </text:span><text:span text:style-name="T6">A rule requires the class that inherits from the </text:span><text:span text:style-name="T16">JApplet </text:span><text:span text:style-name="T6">class to include the methods </text:span><text:span text:style-name="T16">init</text:span><text:span text:style-name="T11">, </text:span><text:span text:style-name="T16">start</text:span><text:span text:style-name="T11">, </text:span><text:span text:style-name="T16">stop</text:span><text:span text:style-name="T6"> and </text:span><text:span text:style-name="T16">destroy </text:span><text:span text:style-name="T6">predefined in the class </text:span><text:span text:style-name="T16">Applet</text:span><text:span text:style-name="T6">. These methods need simply to be rewritten according to the required needs.</text:span></text:p>
          </table:table-cell>
        </table:table-row>
      </table:table>
      <text:p text:style-name="P29"/>
      <table:table table:name="Table267" table:style-name="Table267">
        <table:table-column table:style-name="Table267.A"/>
        <table:table-column table:style-name="Table267.B"/>
        <table:table-row>
          <table:table-cell table:style-name="Table267.A1" office:value-type="string">
            <text:p text:style-name="P29"/>
          </table:table-cell>
          <table:table-cell table:style-name="Table267.A1" office:value-type="string">
            <text:p text:style-name="P29">The order of execution of an applet is as follows:</text:p>
            <text:list text:style-name="WW8Num9">
              <text:list-item>
                <text:p text:style-name="P160">The constructor of the class that launches the applet;</text:p>
              </text:list-item>
              <text:list-item>
                <text:p text:style-name="P161"><text:span text:style-name="T6">Method </text:span><text:span text:style-name="T16">init</text:span><text:span text:style-name="T6">;</text:span></text:p>
              </text:list-item>
              <text:list-item>
                <text:p text:style-name="P161"><text:span text:style-name="T6">Method </text:span><text:span text:style-name="T16">start</text:span><text:span text:style-name="T6">;</text:span></text:p>
              </text:list-item>
              <text:list-item>
                <text:p text:style-name="P161"><text:span text:style-name="T6">Method </text:span><text:span text:style-name="T16">stop</text:span><text:span text:style-name="T6">;</text:span></text:p>
              </text:list-item>
              <text:list-item>
                <text:p text:style-name="P161"><text:span text:style-name="T6">Method </text:span><text:span text:style-name="T16">destroy</text:span><text:span text:style-name="T6">.</text:span></text:p>
              </text:list-item>
            </text:list>
          </table:table-cell>
        </table:table-row>
      </table:table>
      <text:p text:style-name="P29"/>
      <text:p text:style-name="P29"/>
      <table:table table:name="Table268" table:style-name="Table268">
        <table:table-column table:style-name="Table268.A"/>
        <table:table-column table:style-name="Table268.B"/>
        <table:table-row>
          <table:table-cell table:style-name="Table268.A1" office:value-type="string">
            <text:p text:style-name="P48"/>
          </table:table-cell>
          <table:table-cell table:style-name="Table268.A1" office:value-type="string">
            <text:p text:style-name="P15"><text:span text:style-name="T6">Immediately after the Java applet is loaded, the constructor of the class that launches the applet is executed. In our example, it is the </text:span><text:span text:style-name="T16">App </text:span><text:span text:style-name="T6">constructor:</text:span></text:p>
          </table:table-cell>
        </table:table-row>
      </table:table>
      <text:p text:style-name="P29"/>
      <table:table table:name="Table269" table:style-name="Table269">
        <table:table-column table:style-name="Table269.A"/>
        <table:table-column table:style-name="Table269.B"/>
        <table:table-row>
          <table:table-cell table:style-name="Table269.A1" office:value-type="string">
            <text:p text:style-name="P15"/>
          </table:table-cell>
          <table:table-cell table:style-name="Table269.A1" office:value-type="string">
            <text:p text:style-name="Standard"><text:span text:style-name="T14">10: </text:span><text:span text:style-name="T15">public</text:span><text:span text:style-name="T14"> App() {</text:span></text:p>
            <text:p text:style-name="Standard"><text:span text:style-name="T14">11: <text:s text:c="2"/></text:span><text:span text:style-name="T15">super</text:span><text:span text:style-name="T14">();</text:span></text:p>
            <text:p text:style-name="Standard"><text:span text:style-name="T14">12: <text:s text:c="2"/>appFrame = </text:span><text:span text:style-name="T15">new</text:span><text:span text:style-name="T14"> JFrame();</text:span></text:p>
            <text:p text:style-name="Standard"><text:span text:style-name="T14">13: <text:s text:c="2"/>appFrame.setTitle("Empty window"); <text:s/></text:span><text:span text:style-name="T46">// +</text:span></text:p>
            <text:p text:style-name="Standard"><text:span text:style-name="T14">14: <text:s text:c="2"/>appFrame.setSize(400, 300); <text:s/></text:span><text:span text:style-name="T46">// +</text:span></text:p>
            <text:p text:style-name="Standard"><text:span text:style-name="T14">15: <text:s text:c="2"/></text:span><text:span text:style-name="T46">// appFrame.setVisible(true);</text:span><text:span text:style-name="T14"> <text:s/></text:span><text:span text:style-name="T46">//-</text:span></text:p>
            <text:p text:style-name="P145">16: }</text:p>
          </table:table-cell>
        </table:table-row>
      </table:table>
      <text:p text:style-name="P29"/>
      <table:table table:name="Table270" table:style-name="Table270">
        <table:table-column table:style-name="Table270.A"/>
        <table:table-column table:style-name="Table270.B"/>
        <table:table-row>
          <table:table-cell table:style-name="Table270.A1" office:value-type="string">
            <text:p text:style-name="P29"/>
          </table:table-cell>
          <table:table-cell table:style-name="Table270.A1" office:value-type="string">
            <text:p text:style-name="P15"><text:span text:style-name="T6">Please note carefully that the following </text:span><text:span text:style-name="T16">main </text:span><text:span text:style-name="T6">method</text:span></text:p>
          </table:table-cell>
        </table:table-row>
      </table:table>
      <text:p text:style-name="P29"/>
      <table:table table:name="Table271" table:style-name="Table271">
        <table:table-column table:style-name="Table271.A"/>
        <table:table-column table:style-name="Table271.B"/>
        <table:table-row>
          <table:table-cell table:style-name="Table271.A1" office:value-type="string">
            <text:p text:style-name="P15"/>
          </table:table-cell>
          <table:table-cell table:style-name="Table271.A1" office:value-type="string">
            <text:p text:style-name="Standard"><text:span text:style-name="T48">37: </text:span><text:span text:style-name="T49">public static void</text:span><text:span text:style-name="T48"> main(String[] args) {</text:span></text:p>
            <text:p text:style-name="Standard"><text:span text:style-name="T48">38: <text:s text:c="2"/>App app = new App();</text:span><text:span text:style-name="T49"> <text:s/></text:span></text:p>
            <text:p text:style-name="Standard"><text:span text:style-name="T48">39:</text:span><text:span text:style-name="T49"> <text:s text:c="2"/></text:span><text:span text:style-name="T48">app.init();</text:span><text:span text:style-name="T49"> <text:s/></text:span></text:p>
            <text:p text:style-name="Standard"><text:span text:style-name="T48">40:</text:span><text:span text:style-name="T49"> <text:s text:c="2"/></text:span><text:span text:style-name="T48">app.start();</text:span><text:span text:style-name="T49"> <text:s/></text:span></text:p>
            <text:p text:style-name="P113">41: }</text:p>
          </table:table-cell>
        </table:table-row>
      </table:table>
      <text:p text:style-name="P29"/>
      <table:table table:name="Table272" table:style-name="Table272">
        <table:table-column table:style-name="Table272.A"/>
        <table:table-column table:style-name="Table272.B"/>
        <table:table-row>
          <table:table-cell table:style-name="Table272.A1" office:value-type="string">
            <text:p text:style-name="P29"/>
          </table:table-cell>
          <table:table-cell table:style-name="Table272.A1" office:value-type="string">
            <text:p text:style-name="P15"><text:span text:style-name="T6">is not used in the execution of applets since, contrary to the Java VM, the Java Runtime Environment included in browsers automatically calls the constructor of the launching class instead of calling the method </text:span><text:span text:style-name="T16">main</text:span><text:span text:style-name="T6">.</text:span><text:span text:style-name="T16"> </text:span><text:span text:style-name="T6">However, as we have already mentioned, in order to be able to also execute an applet as an application from a development tool, we recommend that you nevertheless include the </text:span><text:span text:style-name="T16">main </text:span><text:span text:style-name="T6">method like the one included in the </text:span><text:span text:style-name="T16">App </text:span><text:span text:style-name="T6">class.</text:span></text:p>
          </table:table-cell>
        </table:table-row>
      </table:table>
      <text:p text:style-name="P29"/>
      <table:table table:name="Table273" table:style-name="Table273">
        <table:table-column table:style-name="Table273.A"/>
        <table:table-column table:style-name="Table273.B"/>
        <table:table-row>
          <table:table-cell table:style-name="Table273.A1" office:value-type="string">
            <text:p text:style-name="P15"><text:span text:style-name="T6">The method </text:span><text:span text:style-name="T8">init</text:span><text:span text:style-name="T6">.</text:span></text:p>
          </table:table-cell>
          <table:table-cell table:style-name="Table273.A1" office:value-type="string">
            <text:p text:style-name="P15"><text:span text:style-name="T6">Once the execution of the </text:span><text:span text:style-name="T16">App </text:span><text:span text:style-name="T6">construction is terminated, the </text:span><text:span text:style-name="T16">init </text:span><text:span text:style-name="T6">method is then called. Its principal function consists of effecting certain initializations, such as redefining the size of the graphical interface, the creation of certain instances, initialization of certain parameters, the loading of images, and so on. In our example, we use the following </text:span><text:span text:style-name="T16">init </text:span><text:span text:style-name="T6">method:</text:span></text:p>
          </table:table-cell>
        </table:table-row>
      </table:table>
      <text:p text:style-name="P29"/>
      <table:table table:name="Table274" table:style-name="Table274">
        <table:table-column table:style-name="Table274.A"/>
        <table:table-column table:style-name="Table274.B"/>
        <table:table-row>
          <table:table-cell table:style-name="Table274.A1" office:value-type="string">
            <text:p text:style-name="P15"/>
          </table:table-cell>
          <table:table-cell table:style-name="Table274.A1" office:value-type="string">
            <text:p text:style-name="Standard"><text:span text:style-name="T14">21: </text:span><text:span text:style-name="T15">public void</text:span><text:span text:style-name="T14"> init() {</text:span></text:p>
            <text:p text:style-name="P145">22: <text:s text:c="2"/>appFrame.setLocation(80, 80);</text:p>
            <text:p text:style-name="P145">23: }</text:p>
          </table:table-cell>
        </table:table-row>
      </table:table>
      <text:p text:style-name="P29"/>
      <table:table table:name="Table275" table:style-name="Table275">
        <table:table-column table:style-name="Table275.A"/>
        <table:table-column table:style-name="Table275.B"/>
        <table:table-row>
          <table:table-cell table:style-name="Table275.A1" office:value-type="string">
            <text:p text:style-name="P29"/>
          </table:table-cell>
          <table:table-cell table:style-name="Table275.A1" office:value-type="string">
            <text:p text:style-name="P15"><text:span text:style-name="T6">Note that the developer must always include this method in the class that launches an applet, even if it doesn’t include any Java instructions. The same is true for the methods </text:span><text:span text:style-name="T16">start</text:span><text:span text:style-name="T6">, </text:span><text:span text:style-name="T16">stop </text:span><text:span text:style-name="T6">and </text:span><text:span text:style-name="T16">destroy</text:span><text:span text:style-name="T6">.</text:span></text:p>
          </table:table-cell>
        </table:table-row>
      </table:table>
      <text:p text:style-name="P29"/>
      <table:table table:name="Table276" table:style-name="Table276">
        <table:table-column table:style-name="Table276.A"/>
        <table:table-column table:style-name="Table276.B"/>
        <table:table-row>
          <table:table-cell table:style-name="Table276.A1" office:value-type="string">
            <text:p text:style-name="P15"><text:span text:style-name="T6">The method </text:span><text:span text:style-name="T8">start</text:span><text:span text:style-name="T6">.</text:span></text:p>
          </table:table-cell>
          <table:table-cell table:style-name="Table276.A1" office:value-type="string">
            <text:p text:style-name="P15"><text:span text:style-name="T6">After having terminated the execution of the method </text:span><text:span text:style-name="T16">init</text:span><text:span text:style-name="T6">, the browser proceeds to the execution of the method </text:span><text:span text:style-name="T16">start</text:span><text:span text:style-name="T6">. In our example, the </text:span><text:span text:style-name="T16">start</text:span><text:span text:style-name="T6"> method is as follows:</text:span></text:p>
          </table:table-cell>
        </table:table-row>
      </table:table>
      <text:p text:style-name="P29"/>
      <table:table table:name="Table277" table:style-name="Table277">
        <table:table-column table:style-name="Table277.A"/>
        <table:table-column table:style-name="Table277.B"/>
        <table:table-row>
          <table:table-cell table:style-name="Table277.A1" office:value-type="string">
            <text:p text:style-name="P15"/>
          </table:table-cell>
          <table:table-cell table:style-name="Table277.A1" office:value-type="string">
            <text:p text:style-name="Standard"><text:span text:style-name="T14">25: </text:span><text:span text:style-name="T15">public void</text:span><text:span text:style-name="T14"> start() {</text:span></text:p>
            <text:p text:style-name="P145">26: <text:s text:c="2"/>appFrame.setVisible(true);</text:p>
            <text:p text:style-name="P145">27: }</text:p>
          </table:table-cell>
        </table:table-row>
      </table:table>
      <text:p text:style-name="P55"/>
      <table:table table:name="Table278" table:style-name="Table278">
        <table:table-column table:style-name="Table278.A"/>
        <table:table-column table:style-name="Table278.B"/>
        <table:table-row>
          <table:table-cell table:style-name="Table278.A1" office:value-type="string">
            <text:p text:style-name="P29"/>
          </table:table-cell>
          <table:table-cell table:style-name="Table278.A1" office:value-type="string">
            <text:p text:style-name="P15"><text:span text:style-name="T6">Please also note that the </text:span><text:span text:style-name="T16">start </text:span><text:span text:style-name="T6">method can be invoked another time when the browser needs to restart an applet suspended after the </text:span><text:span text:style-name="T16">stop </text:span><text:span text:style-name="T6">method is executed. A stopping of the execution of an applet can occur when a user leaves a web page by clicking on another link. If the user returns to the page, the </text:span><text:span text:style-name="T16">start </text:span><text:span text:style-name="T6">method is then recalled. This constitutes a major difference between the </text:span><text:span text:style-name="T16">init </text:span><text:span text:style-name="T6">and </text:span><text:span text:style-name="T16">start </text:span><text:span text:style-name="T6">methods</text:span><text:span text:style-name="T16">.</text:span><text:span text:style-name="T6"> The </text:span><text:span text:style-name="T16">init </text:span><text:span text:style-name="T6">method is called only once during the lifecycle of the applet whereas the </text:span><text:span text:style-name="T16">start </text:span><text:span text:style-name="T6">method can be called more than once.</text:span></text:p>
          </table:table-cell>
        </table:table-row>
      </table:table>
      <text:p text:style-name="P29"/>
      <table:table table:name="Table279" table:style-name="Table279">
        <table:table-column table:style-name="Table279.A"/>
        <table:table-column table:style-name="Table279.B"/>
        <table:table-row>
          <table:table-cell table:style-name="Table279.A1" office:value-type="string">
            <text:p text:style-name="P29"/>
          </table:table-cell>
          <table:table-cell table:style-name="Table279.A1" office:value-type="string">
            <text:p text:style-name="P15"><text:span text:style-name="T6">Generally, the </text:span><text:span text:style-name="T16">start </text:span><text:span text:style-name="T6">method contains code that allows, among other things, to display or send messages to other objects. In our example, this method serves to restart the </text:span><text:span text:style-name="T16">setVisible </text:span><text:span text:style-name="T6">method allowing redisplaying of the application frame.</text:span></text:p>
          </table:table-cell>
        </table:table-row>
      </table:table>
      <text:p text:style-name="P29"/>
      <table:table table:name="Table280" table:style-name="Table280">
        <table:table-column table:style-name="Table280.A"/>
        <table:table-column table:style-name="Table280.B"/>
        <table:table-row>
          <table:table-cell table:style-name="Table280.A1" office:value-type="string">
            <text:p text:style-name="P15"><text:span text:style-name="T6">The method </text:span><text:span text:style-name="T8">stop</text:span><text:span text:style-name="T6">.</text:span></text:p>
          </table:table-cell>
          <table:table-cell table:style-name="Table280.A1" office:value-type="string">
            <text:p text:style-name="P15"><text:span text:style-name="T6">As previously mentioned, when a user leaves a page that contains an applet, the browser suspends the applet by invoking the method </text:span><text:span text:style-name="T16">stop</text:span><text:span text:style-name="T6">. The developer must include the </text:span><text:span text:style-name="T16">stop </text:span><text:span text:style-name="T6">method in the class that launches the applet. In our example, we have the following </text:span><text:span text:style-name="T16">stop </text:span><text:span text:style-name="T6">method:</text:span></text:p>
          </table:table-cell>
        </table:table-row>
      </table:table>
      <text:p text:style-name="P29"/>
      <table:table table:name="Table281" table:style-name="Table281">
        <table:table-column table:style-name="Table281.A"/>
        <table:table-column table:style-name="Table281.B"/>
        <table:table-row>
          <table:table-cell table:style-name="Table281.A1" office:value-type="string">
            <text:p text:style-name="P15"/>
          </table:table-cell>
          <table:table-cell table:style-name="Table281.A1" office:value-type="string">
            <text:p text:style-name="Standard"><text:span text:style-name="T14">29: </text:span><text:span text:style-name="T15">public void</text:span><text:span text:style-name="T14"> stop() {</text:span></text:p>
            <text:p text:style-name="P145">30: <text:s text:c="2"/>appFrame.setVisible(false);</text:p>
            <text:p text:style-name="P145">31: }</text:p>
          </table:table-cell>
        </table:table-row>
      </table:table>
      <text:p text:style-name="P29"/>
      <table:table table:name="Table282" table:style-name="Table282">
        <table:table-column table:style-name="Table282.A"/>
        <table:table-column table:style-name="Table282.B"/>
        <table:table-row>
          <table:table-cell table:style-name="Table282.A1" office:value-type="string">
            <text:p text:style-name="Standard"><text:span text:style-name="T6">The method </text:span><text:span text:style-name="T8">destroy</text:span><text:span text:style-name="T6">.</text:span></text:p>
          </table:table-cell>
          <table:table-cell table:style-name="Table282.A1" office:value-type="string">
            <text:p text:style-name="P15"><text:span text:style-name="T6">Finally, when an applet is no longer required, the </text:span><text:span text:style-name="T16">destroy </text:span><text:span text:style-name="T6">method allows, among other things, to liberate resources used by different objects. For example, it could be the closing of files in current use. </text:span></text:p>
          </table:table-cell>
        </table:table-row>
      </table:table>
      <text:p text:style-name="P29"/>
      <table:table table:name="Table283" table:style-name="Table283">
        <table:table-column table:style-name="Table283.A"/>
        <table:table-column table:style-name="Table283.B"/>
        <table:table-row>
          <table:table-cell table:style-name="Table283.A1" office:value-type="string">
            <text:p text:style-name="P29"/>
          </table:table-cell>
          <table:table-cell table:style-name="Table283.A1" office:value-type="string">
            <text:p text:style-name="P15"><text:span text:style-name="T6">Generally, an applet is no longer required when a user clicks on the "Back" button in the browser or when he closes the browser (</text:span><text:span text:style-name="T16">X</text:span><text:span text:style-name="T6"> button at the top right of the window or the options </text:span><text:span text:style-name="T16">Close</text:span><text:span text:style-name="T6"> or </text:span><text:span text:style-name="T16">Exit </text:span><text:span text:style-name="T6">in the </text:span><text:span text:style-name="T16">File </text:span><text:span text:style-name="T6">menu).</text:span></text:p>
          </table:table-cell>
        </table:table-row>
      </table:table>
      <text:p text:style-name="P29"/>
      <table:table table:name="Table284" table:style-name="Table284">
        <table:table-column table:style-name="Table284.A"/>
        <table:table-column table:style-name="Table284.B"/>
        <table:table-row>
          <table:table-cell table:style-name="Table284.A1" office:value-type="string">
            <text:p text:style-name="P29"/>
          </table:table-cell>
          <table:table-cell table:style-name="Table284.A1" office:value-type="string">
            <text:p text:style-name="P29">Without going into details, it is important to force the release of resources in the operating system of the user’s computer. Otherwise, too many resources in use may cause problems in the operation of the computer.</text:p>
          </table:table-cell>
        </table:table-row>
      </table:table>
      <text:p text:style-name="P29"/>
      <table:table table:name="Table285" table:style-name="Table285">
        <table:table-column table:style-name="Table285.A"/>
        <table:table-column table:style-name="Table285.B"/>
        <table:table-row>
          <table:table-cell table:style-name="Table285.A1" office:value-type="string">
            <text:p text:style-name="P29"/>
          </table:table-cell>
          <table:table-cell table:style-name="Table285.A1" office:value-type="string">
            <text:p text:style-name="P15"><text:span text:style-name="T6">The </text:span><text:span text:style-name="T16">destroy</text:span><text:span text:style-name="T14"> </text:span><text:span text:style-name="T6">method was conceived especially for Java applets. This method is consequently invoked automatically by the browser at the end of execution of an applet. In our example, we use the following </text:span><text:span text:style-name="T16">destroy </text:span><text:span text:style-name="T6">method:</text:span></text:p>
          </table:table-cell>
        </table:table-row>
      </table:table>
      <text:p text:style-name="P29"/>
      <table:table table:name="Table286" table:style-name="Table286">
        <table:table-column table:style-name="Table286.A"/>
        <table:table-column table:style-name="Table286.B"/>
        <table:table-row>
          <table:table-cell table:style-name="Table286.A1" office:value-type="string">
            <text:p text:style-name="P15"/>
          </table:table-cell>
          <table:table-cell table:style-name="Table286.A1" office:value-type="string">
            <text:p text:style-name="Standard"><text:span text:style-name="T14">33: </text:span><text:span text:style-name="T15">public void</text:span><text:span text:style-name="T14"> destroy() {</text:span></text:p>
            <text:p text:style-name="P145">34: <text:s text:c="2"/>appFrame.dispose();</text:p>
            <text:p text:style-name="P145">35: }</text:p>
          </table:table-cell>
        </table:table-row>
      </table:table>
      <text:p text:style-name="P29"/>
      <table:table table:name="Table287" table:style-name="Table287">
        <table:table-column table:style-name="Table287.A"/>
        <table:table-column table:style-name="Table287.B"/>
        <table:table-row>
          <table:table-cell table:style-name="Table287.A1" office:value-type="string">
            <text:p text:style-name="P29"/>
          </table:table-cell>
          <table:table-cell table:style-name="Table287.A1" office:value-type="string">
            <text:p text:style-name="P15"><text:span text:style-name="T6">The </text:span><text:span text:style-name="T16">dispose </text:span><text:span text:style-name="T6">method on line 34 liberates all operating system resources used by the object </text:span><text:span text:style-name="T16">appFrame</text:span><text:span text:style-name="T6">.</text:span></text:p>
          </table:table-cell>
        </table:table-row>
      </table:table>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
      <table:table table:name="Table288" table:style-name="Table288">
        <table:table-column table:style-name="Table288.A"/>
        <table:table-column table:style-name="Table288.B"/>
        <table:table-row>
          <table:table-cell table:style-name="Table288.A1" office:value-type="string">
            <text:h text:style-name="P162" text:outline-level="1">CHAPTER</text:h>
            <text:h text:style-name="P68" text:outline-level="1"><text:span text:style-name="T57"><text:s/></text:span><text:span text:style-name="T58"><text:s text:c="2"/></text:span><text:span text:style-name="T57">4 <text:s text:c="2"/></text:span></text:h>
            <text:p text:style-name="Standard"/>
            <text:p text:style-name="Standard"><text:s/></text:p>
          </table:table-cell>
          <table:table-cell table:style-name="Table288.A1" office:value-type="string">
            <text:h text:style-name="P70" text:outline-level="1"><text:s text:c="73"/></text:h>
            <text:p text:style-name="Standard"/>
            <text:p text:style-name="P163">Panel: Component and Container </text:p>
            <text:h text:style-name="P164" text:outline-level="1"/>
            <text:p text:style-name="Standard"/>
            <text:h text:style-name="P165" text:outline-level="1"/>
            <text:p text:style-name="P69"/>
            <text:h text:style-name="P164" text:outline-level="1">The principal frame of an application must, of course, contain different graphical elements. It can even contain other containers that themselves contain certain basic graphical components such as buttons.</text:h>
            <text:h text:style-name="P164" text:outline-level="1"/>
            <text:h text:style-name="P165" text:outline-level="1">One of these elements of an application frame is the panel. Generally, panels allow you to define certain application areas in which you can insert objects according to the needs established during the design process.</text:h>
          </table:table-cell>
        </table:table-row>
      </table:table>
      <text:p text:style-name="P166"/>
      <table:table table:name="Table289" table:style-name="Table289">
        <table:table-column table:style-name="Table289.A"/>
        <table:table-column table:style-name="Table289.B"/>
        <table:table-row>
          <table:table-cell table:style-name="Table289.A1" office:value-type="string">
            <text:p text:style-name="P166"/>
          </table:table-cell>
          <table:table-cell table:style-name="Table289.A1" office:value-type="string">
            <text:p text:style-name="P167">The first part of this chapter shows how to create the empty diagram panel. In this example, we will see, in detail, that the part of the application frame under the title bar will be entirely hidden by the new panel presented (diagram object).</text:p>
          </table:table-cell>
        </table:table-row>
      </table:table>
      <text:p text:style-name="P166"/>
      <table:table table:name="Table290" table:style-name="Table290">
        <table:table-column table:style-name="Table290.A"/>
        <table:table-column table:style-name="Table290.B"/>
        <table:table-row>
          <table:table-cell table:style-name="Table290.A1" office:value-type="string">
            <text:p text:style-name="P166"/>
          </table:table-cell>
          <table:table-cell table:style-name="Table290.A1" office:value-type="string">
            <text:p text:style-name="P166"><text:span text:style-name="T24">In the second section of the chapter (Part B), we continue to refine the development of our graphical user interface by defining a panel with a blue background situated inside the diagram that is now the object of the </text:span><text:span text:style-name="T59">Diagram</text:span><text:span text:style-name="T24"> class.</text:span></text:p>
          </table:table-cell>
        </table:table-row>
      </table:table>
      <text:p text:style-name="P166"/>
      <table:table table:name="Table291" table:style-name="Table291">
        <table:table-column table:style-name="Table291.A"/>
        <table:table-column table:style-name="Table291.B"/>
        <table:table-row>
          <table:table-cell table:style-name="Table291.A1" office:value-type="string">
            <text:p text:style-name="P166"/>
          </table:table-cell>
          <table:table-cell table:style-name="Table291.A1" office:value-type="string">
            <text:p text:style-name="P166"><text:span text:style-name="T24">Finally, the third section (Part C) ends the presentation of the concept of class specialization introduced in the previous section by creating the new </text:span><text:span text:style-name="T59">Box</text:span><text:span text:style-name="T24"> class. This section also shows how to create our own properties, in contrast with the previous chapters, where we used properties belonging to external classes defined by someone else.</text:span></text:p>
          </table:table-cell>
        </table:table-row>
      </table:table>
      <text:p text:style-name="P166"/>
      <text:p text:style-name="P168"><text:span text:style-name="T60">Part A</text:span><text:span text:style-name="T61">:<text:tab/>Relationship </text:span></text:p>
      <text:p text:style-name="P169"><text:tab/>Application Frame / Panel</text:p>
      <text:p text:style-name="P170"/>
      <text:p text:style-name="P170"/>
      <table:table table:name="Table292" table:style-name="Table292">
        <table:table-column table:style-name="Table292.A"/>
        <table:table-row>
          <table:table-cell table:style-name="Table292.A1" office:value-type="string">
            <text:p text:style-name="P171"/>
          </table:table-cell>
        </table:table-row>
      </table:table>
      <text:h text:style-name="P172" text:outline-level="3">Inheritance</text:h>
      <text:p text:style-name="P173"/>
      <table:table table:name="Table293" table:style-name="Table293">
        <table:table-column table:style-name="Table293.A"/>
        <table:table-column table:style-name="Table293.B"/>
        <table:table-row>
          <table:table-cell table:style-name="Table293.A1" office:value-type="string">
            <text:p text:style-name="P173"/>
          </table:table-cell>
          <table:table-cell table:style-name="Table293.A1" office:value-type="string">
            <text:p text:style-name="P173">As we can rapidly see, the <text:span text:style-name="T62">App </text:span>class presented in this section</text:p>
          </table:table-cell>
        </table:table-row>
      </table:table>
      <text:p text:style-name="P174"/>
      <table:table table:name="Table294" table:style-name="Table294">
        <table:table-column table:style-name="Table294.A"/>
        <table:table-column table:style-name="Table294.B"/>
        <table:table-row>
          <table:table-cell table:style-name="Table294.A1" office:value-type="string">
            <text:p text:style-name="P173"/>
          </table:table-cell>
          <table:table-cell table:style-name="Table294.A1" office:value-type="string">
            <text:p text:style-name="P171"><text:span text:style-name="T63">1: <text:s/></text:span><text:span text:style-name="T64">package</text:span><text:span text:style-name="T63"> mb;</text:span></text:p>
            <text:p text:style-name="P175">2:</text:p>
            <text:p text:style-name="P171"><text:span text:style-name="T63">3: <text:s/></text:span><text:span text:style-name="T64">import</text:span><text:span text:style-name="T63"> javax.swing.JApplet;</text:span></text:p>
            <text:p text:style-name="P171"><text:span text:style-name="T63">4: <text:s/></text:span><text:span text:style-name="T65">// import javax.swing.JFrame;</text:span><text:span text:style-name="T66"> <text:s/></text:span><text:span text:style-name="T65">// -</text:span></text:p>
            <text:p text:style-name="P171"><text:span text:style-name="T63">5: <text:s/></text:span><text:span text:style-name="T64">import</text:span><text:span text:style-name="T63"> mb.view.AppFrame; <text:s/></text:span><text:span text:style-name="T65">// +</text:span></text:p>
            <text:p text:style-name="P175">6:</text:p>
            <text:p text:style-name="P171"><text:span text:style-name="T63">7: <text:s/></text:span><text:span text:style-name="T64">public class</text:span><text:span text:style-name="T63"> App </text:span><text:span text:style-name="T64">extends</text:span><text:span text:style-name="T63"> JApplet {</text:span></text:p>
            <text:p text:style-name="P175">8:</text:p>
            <text:p text:style-name="P171"><text:span text:style-name="T63">9: <text:s text:c="3"/></text:span><text:span text:style-name="T64">private</text:span><text:span text:style-name="T63"> AppFrame appFrame; <text:s/></text:span><text:span text:style-name="T65">// &amp;</text:span></text:p>
            <text:p text:style-name="P175">10:</text:p>
            <text:p text:style-name="P171"><text:span text:style-name="T63">11: <text:s text:c="2"/></text:span><text:span text:style-name="T64">public</text:span><text:span text:style-name="T63"> App() {</text:span></text:p>
            <text:p text:style-name="P171"><text:span text:style-name="T63">12: <text:s text:c="4"/></text:span><text:span text:style-name="T64">super</text:span><text:span text:style-name="T63">();</text:span></text:p>
            <text:p text:style-name="P171"><text:span text:style-name="T63">13: <text:s text:c="4"/>appFrame = </text:span><text:span text:style-name="T64">new</text:span><text:span text:style-name="T63"> AppFrame(); <text:s/></text:span><text:span text:style-name="T65">// &amp;</text:span></text:p>
            <text:p text:style-name="P171"><text:span text:style-name="T63">14: <text:s text:c="4"/></text:span><text:span text:style-name="T65">// appFrame.setTitle("Empty window");</text:span><text:span text:style-name="T66"> <text:s/></text:span><text:span text:style-name="T65">// -</text:span></text:p>
            <text:p text:style-name="P171"><text:span text:style-name="T63">15: <text:s text:c="4"/></text:span><text:span text:style-name="T65">// appFrame.setSize(400, 300); <text:s/>// -</text:span></text:p>
            <text:p text:style-name="P175">16: <text:s text:c="2"/>}</text:p>
            <text:p text:style-name="P175">17:</text:p>
            <text:p text:style-name="P171"><text:span text:style-name="T63">18: <text:s text:c="2"/></text:span><text:span text:style-name="T64">public void</text:span><text:span text:style-name="T63"> init() {</text:span></text:p>
            <text:p text:style-name="P175">19: <text:s text:c="4"/>appFrame.setLocation(80, 80);</text:p>
            <text:p text:style-name="P175">20: <text:s text:c="2"/>}</text:p>
            <text:p text:style-name="P175">21:</text:p>
            <text:p text:style-name="P171"><text:span text:style-name="T63">22: <text:s text:c="2"/></text:span><text:span text:style-name="T64">public void</text:span><text:span text:style-name="T63"> start() {</text:span></text:p>
            <text:p text:style-name="P175">23: <text:s text:c="4"/>appFrame.setVisible(true);</text:p>
            <text:p text:style-name="P175">24: <text:s text:c="2"/>}</text:p>
            <text:p text:style-name="P175">25:</text:p>
            <text:p text:style-name="P171"><text:span text:style-name="T63">26: <text:s text:c="2"/></text:span><text:span text:style-name="T64">public void</text:span><text:span text:style-name="T63"> stop() {</text:span></text:p>
            <text:p text:style-name="P175">27: <text:s text:c="4"/>appFrame.setVisible(false);</text:p>
            <text:p text:style-name="P175">28: <text:s text:c="2"/>}</text:p>
            <text:p text:style-name="P175">29:</text:p>
            <text:p text:style-name="P171"><text:span text:style-name="T63">30: <text:s text:c="2"/></text:span><text:span text:style-name="T64">public void</text:span><text:span text:style-name="T63"> destroy() {</text:span></text:p>
            <text:p text:style-name="P175">31: <text:s text:c="4"/>appFrame.dispose();</text:p>
            <text:p text:style-name="P175">32: <text:s text:c="2"/>}</text:p>
            <text:p text:style-name="P175">33:</text:p>
            <text:p text:style-name="P171"><text:span text:style-name="T63">34: <text:s text:c="2"/></text:span><text:span text:style-name="T64">public static void</text:span><text:span text:style-name="T63"> main(String[] args) {</text:span></text:p>
            <text:p text:style-name="P171"><text:span text:style-name="T63">35: <text:s text:c="4"/>App app = new App();</text:span><text:span text:style-name="T64"> <text:s/></text:span></text:p>
            <text:p text:style-name="P171"><text:span text:style-name="T63">36:</text:span><text:span text:style-name="T64"> <text:s text:c="4"/></text:span><text:span text:style-name="T63">app.init();</text:span><text:span text:style-name="T64"> <text:s/></text:span></text:p>
            <text:p text:style-name="P171"><text:span text:style-name="T63">37:</text:span><text:span text:style-name="T64"> <text:s text:c="4"/></text:span><text:span text:style-name="T63">app.start();</text:span><text:span text:style-name="T64"> <text:s/></text:span></text:p>
            <text:p text:style-name="P175">38: <text:s text:c="2"/>}</text:p>
            <text:p text:style-name="P175">39:</text:p>
            <text:p text:style-name="P175">40: }</text:p>
          </table:table-cell>
        </table:table-row>
      </table:table>
      <text:p text:style-name="P173"/>
      <table:table table:name="Table295" table:style-name="Table295">
        <table:table-column table:style-name="Table295.A"/>
        <table:table-column table:style-name="Table295.B"/>
        <table:table-row>
          <table:table-cell table:style-name="Table295.A1" office:value-type="string">
            <text:p text:style-name="P170"/>
          </table:table-cell>
          <table:table-cell table:style-name="Table295.A1" office:value-type="string">
            <text:p text:style-name="P176">is very similar to the one presented in Part B of the previous chapter. On line 9, instead of defining the <text:span text:style-name="T62">appFrame </text:span>object of type <text:span text:style-name="T62">JFrame</text:span>, we assign rather the class type <text:span text:style-name="T62">AppFrame</text:span>. This class is the second class presented in this section:</text:p>
          </table:table-cell>
        </table:table-row>
      </table:table>
      <text:p text:style-name="P166"/>
      <table:table table:name="Table296" table:style-name="Table296">
        <table:table-column table:style-name="Table296.A"/>
        <table:table-column table:style-name="Table296.B"/>
        <table:table-row>
          <table:table-cell table:style-name="Table296.A1" office:value-type="string">
            <text:p text:style-name="P166"/>
          </table:table-cell>
          <table:table-cell table:style-name="Table296.A1" office:value-type="string">
            <text:p text:style-name="P170"><text:span text:style-name="T67">41: </text:span><text:span text:style-name="T68">// {+}</text:span></text:p>
            <text:p text:style-name="P177">42:</text:p>
            <text:p text:style-name="P170"><text:span text:style-name="T67">43: </text:span><text:span text:style-name="T69">package</text:span><text:span text:style-name="T67"> mb.view;</text:span></text:p>
            <text:p text:style-name="P177">44:</text:p>
            <text:p text:style-name="P170"><text:span text:style-name="T67">45: </text:span><text:span text:style-name="T69">import</text:span><text:span text:style-name="T67"> java.awt.Color;</text:span></text:p>
            <text:p text:style-name="P170"><text:span text:style-name="T67">46: </text:span><text:span text:style-name="T69">import</text:span><text:span text:style-name="T67"> java.awt.Container;</text:span></text:p>
            <text:p text:style-name="P170"><text:span text:style-name="T67">47: </text:span><text:span text:style-name="T69">import</text:span><text:span text:style-name="T67"> javax.swing.JFrame;</text:span></text:p>
            <text:p text:style-name="P170"><text:span text:style-name="T67">48: </text:span><text:span text:style-name="T69">import</text:span><text:span text:style-name="T67"> javax.swing.JPanel;</text:span></text:p>
            <text:p text:style-name="P177">49:</text:p>
            <text:p text:style-name="P170"><text:span text:style-name="T67">50: </text:span><text:span text:style-name="T69">public class</text:span><text:span text:style-name="T67"> AppFrame </text:span><text:span text:style-name="T69">extends</text:span><text:span text:style-name="T67"> JFrame {</text:span></text:p>
            <text:p text:style-name="P177">51:</text:p>
            <text:p text:style-name="P170"><text:span text:style-name="T67">52: <text:s text:c="2"/></text:span><text:span text:style-name="T69">private</text:span><text:span text:style-name="T67"> JPanel diagram;</text:span></text:p>
            <text:p text:style-name="P177">53:</text:p>
            <text:p text:style-name="P170"><text:span text:style-name="T67">54: <text:s text:c="2"/></text:span><text:span text:style-name="T69">public</text:span><text:span text:style-name="T67"> AppFrame() {</text:span></text:p>
            <text:p text:style-name="P170"><text:span text:style-name="T67">55: <text:s text:c="4"/></text:span><text:span text:style-name="T69">super</text:span><text:span text:style-name="T67">();</text:span></text:p>
            <text:p text:style-name="P170"><text:span text:style-name="T67">56: <text:s text:c="4"/>diagram = </text:span><text:span text:style-name="T69">new</text:span><text:span text:style-name="T67"> JPanel();</text:span></text:p>
            <text:p text:style-name="P177">57: <text:s text:c="4"/>diagram.setBackground(Color.white);</text:p>
            <text:p text:style-name="P177">58: <text:s text:c="4"/>this.setTitle("Empty Panel");</text:p>
            <text:p text:style-name="P177">59: <text:s text:c="4"/>this.setSize(400, 300);</text:p>
            <text:p text:style-name="P177">60: <text:s text:c="4"/>Container cp = this.getContentPane();</text:p>
            <text:p text:style-name="P177">61: <text:s text:c="4"/>cp.add(diagram);</text:p>
            <text:p text:style-name="P177">62: <text:s text:c="2"/>}</text:p>
            <text:p text:style-name="P177">63:</text:p>
            <text:p text:style-name="P178">64: }</text:p>
          </table:table-cell>
        </table:table-row>
      </table:table>
      <text:p text:style-name="P166"/>
      <table:table table:name="Table297" table:style-name="Table297">
        <table:table-column table:style-name="Table297.A"/>
        <table:table-column table:style-name="Table297.B"/>
        <table:table-row>
          <table:table-cell table:style-name="Table297.A1" office:value-type="string">
            <text:p text:style-name="P179"/>
          </table:table-cell>
          <table:table-cell table:style-name="Table297.A1" office:value-type="string">
            <text:p text:style-name="P166">Note that the <text:span text:style-name="T62">App </text:span>class contains an <text:span text:style-name="T62">import </text:span>statement in order to access the <text:span text:style-name="T62">AppFrame </text:span>class since both classes are not in the same package.</text:p>
          </table:table-cell>
        </table:table-row>
      </table:table>
      <text:p text:style-name="P166"/>
      <table:table table:name="Table298" table:style-name="Table298">
        <table:table-column table:style-name="Table298.A"/>
        <table:table-column table:style-name="Table298.B"/>
        <table:table-row>
          <table:table-cell table:style-name="Table298.A1" office:value-type="string">
            <text:p text:style-name="P179"/>
          </table:table-cell>
          <table:table-cell table:style-name="Table298.A1" office:value-type="string">
            <text:p text:style-name="P166">The new relationship established between the <text:span text:style-name="T62">AppFrame </text:span>and <text:span text:style-name="T62">JFrame </text:span>classes is effected by the keyword <text:span text:style-name="T62">extends </text:span>in the header of the class <text:span text:style-name="T62">AppFrame</text:span><text:span text:style-name="T70">:</text:span></text:p>
          </table:table-cell>
        </table:table-row>
      </table:table>
      <text:p text:style-name="P166"/>
      <table:table table:name="Table299" table:style-name="Table299">
        <table:table-column table:style-name="Table299.A"/>
        <table:table-column table:style-name="Table299.B"/>
        <table:table-row>
          <table:table-cell table:style-name="Table299.A1" office:value-type="string">
            <text:p text:style-name="P180"/>
          </table:table-cell>
          <table:table-cell table:style-name="Table299.A1" office:value-type="string">
            <text:p text:style-name="P166"><text:span text:style-name="T70">50: </text:span><text:span text:style-name="T71">public class</text:span><text:span text:style-name="T70"> AppFrame </text:span><text:span text:style-name="T71">extends</text:span><text:span text:style-name="T70"> JFrame</text:span></text:p>
          </table:table-cell>
        </table:table-row>
      </table:table>
      <text:p text:style-name="P166"/>
      <table:table table:name="Table300" table:style-name="Table300">
        <table:table-column table:style-name="Table300.A"/>
        <table:table-column table:style-name="Table300.B"/>
        <table:table-row>
          <table:table-cell table:style-name="Table300.A1" office:value-type="string">
            <text:p text:style-name="P170"/>
          </table:table-cell>
          <table:table-cell table:style-name="Table300.A1" office:value-type="string">
            <text:p text:style-name="P166">As already mentioned, in addition to being able to access its own attributes as well as its methods, the <text:span text:style-name="T62">AppFrame</text:span><text:span text:style-name="T70"> </text:span>class can, in the same way, use the properties and methods that the creators of the <text:span text:style-name="T62">JFrame</text:span><text:span text:style-name="T70"> </text:span>class (as well as all those contained in the inheritance hierarchy above <text:span text:style-name="T62">JFrame</text:span>) have made available:<text:span text:style-name="T62"> AppFrame </text:span><text:span text:style-name="T72"></text:span><text:span text:style-name="T62"> JFrame </text:span><text:span text:style-name="T72"></text:span><text:span text:style-name="T62"> Frame </text:span><text:span text:style-name="T72"></text:span><text:span text:style-name="T62"> Window </text:span><text:span text:style-name="T72"></text:span><text:span text:style-name="T62"> Container </text:span><text:span text:style-name="T72"></text:span><text:span text:style-name="T62"> Component </text:span><text:span text:style-name="T72"></text:span><text:span text:style-name="T62"> Object</text:span>.</text:p>
          </table:table-cell>
        </table:table-row>
      </table:table>
      <text:p text:style-name="P170"/>
      <table:table table:name="Table301" table:style-name="Table301">
        <table:table-column table:style-name="Table301.A"/>
        <table:table-column table:style-name="Table301.B"/>
        <table:table-row>
          <table:table-cell table:style-name="Table301.A1" office:value-type="string">
            <text:p text:style-name="P170"><text:span text:style-name="T73">Attention</text:span>: The words <text:span text:style-name="T1">appFrame </text:span>and <text:span text:style-name="T1">AppFrame </text:span>do not mean the same thing.</text:p>
          </table:table-cell>
          <table:table-cell table:style-name="Table301.A1" office:value-type="string">
            <text:p text:style-name="P166">The <text:span text:style-name="T62">AppFrame</text:span><text:span text:style-name="T70"> </text:span>class as well as the <text:span text:style-name="T62">appFrame</text:span><text:span text:style-name="T70"> </text:span>object of our example application are two things not be confused with each other.</text:p>
          </table:table-cell>
        </table:table-row>
      </table:table>
      <text:p text:style-name="P170"/>
      <text:p text:style-name="P170"/>
      <text:p text:style-name="P55"/>
      <table:table table:name="Table302" table:style-name="Table302">
        <table:table-column table:style-name="Table302.A"/>
        <table:table-row>
          <table:table-cell table:style-name="Table302.A1" office:value-type="string">
            <text:p text:style-name="P18"/>
          </table:table-cell>
        </table:table-row>
      </table:table>
      <text:h text:style-name="P108" text:outline-level="3">this</text:h>
      <text:p text:style-name="P29"/>
      <table:table table:name="Table303" table:style-name="Table303">
        <table:table-column table:style-name="Table303.A"/>
        <table:table-column table:style-name="Table303.B"/>
        <table:table-row>
          <table:table-cell table:style-name="Table303.A1" office:value-type="string">
            <text:p text:style-name="P29"/>
          </table:table-cell>
          <table:table-cell table:style-name="Table303.A1" office:value-type="string">
            <text:p text:style-name="P15"><text:span text:style-name="T6">As we saw in Chapter 1, in order to associate data and methods to a particular object, we must create this object from its class definition. In our example, it is the </text:span><text:span text:style-name="T16">AppFrame </text:span><text:span text:style-name="T6">constructor from the class of the same name that is used to create the application frame. Since the AppFrame object does not have a name within the </text:span><text:span text:style-name="T16">AppFrame </text:span><text:span text:style-name="T6">class, we consequently have the problem of establishing the relationship between the current class object and its methods</text:span><text:span text:style-name="T11">.</text:span></text:p>
          </table:table-cell>
        </table:table-row>
      </table:table>
      <text:p text:style-name="P15"/>
      <table:table table:name="Table304" table:style-name="Table304">
        <table:table-column table:style-name="Table304.A"/>
        <table:table-column table:style-name="Table304.B"/>
        <table:table-row>
          <table:table-cell table:style-name="Table304.A1" office:value-type="string">
            <text:p text:style-name="Standard"><text:span text:style-name="T7">this</text:span><text:span text:style-name="T6">: current object</text:span></text:p>
          </table:table-cell>
          <table:table-cell table:style-name="Table304.A1" office:value-type="string">
            <text:p text:style-name="P15"><text:span text:style-name="T6">To solve this problem and at the same time simplify the programming as much as possible, Java uses the keyword </text:span><text:span text:style-name="T16">this</text:span><text:span text:style-name="T6">. In our example, the object that is unknown within the definition of its class and that represents the current object, is replaced by the word </text:span><text:span text:style-name="T16">this</text:span><text:span text:style-name="T6">. The relationship between the object and a method is established only during the execution of statements such as in lines 58 and 59:</text:span></text:p>
          </table:table-cell>
        </table:table-row>
      </table:table>
      <text:p text:style-name="P29"/>
      <table:table table:name="Table305" table:style-name="Table305">
        <table:table-column table:style-name="Table305.A"/>
        <table:table-column table:style-name="Table305.B"/>
        <table:table-row>
          <table:table-cell table:style-name="Table305.A1" office:value-type="string">
            <text:p text:style-name="P15"/>
          </table:table-cell>
          <table:table-cell table:style-name="Table305.A1" office:value-type="string">
            <text:p text:style-name="P113">58: <text:s text:c="4"/>this.setTitle("Empty diagram");</text:p>
            <text:p text:style-name="P113">59: <text:s text:c="4"/>this.setSize(400, 300);</text:p>
          </table:table-cell>
        </table:table-row>
      </table:table>
      <text:p text:style-name="P170"/>
      <text:p text:style-name="P181"/>
      <text:p text:style-name="P182"/>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able:table table:name="Table306" table:style-name="Table306">
        <table:table-column table:style-name="Table306.A"/>
        <table:table-row>
          <table:table-cell table:style-name="Table306.A1" office:value-type="string">
            <text:p text:style-name="P125"/>
          </table:table-cell>
        </table:table-row>
      </table:table>
      <text:h text:style-name="P184" text:outline-level="3">Class Specialization</text:h>
      <text:p text:style-name="P185"/>
      <text:p text:style-name="P186"/>
      <table:table table:name="Table307" table:style-name="Table307">
        <table:table-column table:style-name="Table307.A"/>
        <table:table-column table:style-name="Table307.B"/>
        <table:table-row>
          <table:table-cell table:style-name="Table307.A1" office:value-type="string">
            <text:p text:style-name="P186"><text:span text:style-name="T73">Graphical user interfaces</text:span> such as frames are simple <text:span text:style-name="T73">containers</text:span>. These containers can "contain"<text:span text:style-name="T73"> other </text:span>containers like panels.</text:p>
          </table:table-cell>
          <table:table-cell table:style-name="Table307.A1" office:value-type="string">
            <text:p text:style-name="P128">Frames are, in a way, containers that can contain other graphical components. In the previous chapter we defined the first basic container that let us define the principal application frame. This container can obviously contain menus, images as well as other containers, such as panels.</text:p>
            <text:p text:style-name="P128"/>
            <text:p text:style-name="P128">Part B of the previous chapter defined the <text:span text:style-name="T62">App </text:span>class in the <text:span text:style-name="T62">package mb</text:span>. The goal of this class was simply to display an empty application frame (<text:span text:style-name="T62">appFrame</text:span> object). In this section, we will use the <text:span text:style-name="T62">AppFrame </text:span>class to separate the definition of the object (<text:span text:style-name="T62">AppFrame</text:span> class) from its display (<text:span text:style-name="T62">setVisible </text:span>method in the<text:span text:style-name="T62"> App </text:span>class). In a way, we want to specialize the <text:span text:style-name="T62">appFrame </text:span>object, previously of type <text:span text:style-name="T62">JFrame</text:span>. From now on, its type will correspond to the <text:span text:style-name="T62">AppFrame </text:span>class. This procedure allows a developer to specialize the definition of an object that is inherited from a predefined Java class: <text:s/><text:span text:style-name="T62">AppFrame </text:span><text:span text:style-name="T51"></text:span><text:span text:style-name="T50"> Jframe </text:span><text:span text:style-name="T51"></text:span><text:span text:style-name="T50"> Frame </text:span><text:span text:style-name="T51"></text:span><text:span text:style-name="T50"> <text:s/>Window</text:span><text:span text:style-name="T11"> </text:span><text:span text:style-name="T51"></text:span><text:span text:style-name="T11"> </text:span><text:span text:style-name="T50">Container</text:span><text:span text:style-name="T11"> </text:span><text:span text:style-name="T51"></text:span><text:span text:style-name="T50"> Component</text:span><text:span text:style-name="T11"> </text:span><text:span text:style-name="T51"></text:span><text:span text:style-name="T11"> </text:span><text:span text:style-name="T50">Object</text:span></text:p>
          </table:table-cell>
        </table:table-row>
      </table:table>
      <text:p text:style-name="P128"/>
      <table:table table:name="Table308" table:style-name="Table308">
        <table:table-column table:style-name="Table308.A"/>
        <table:table-column table:style-name="Table308.B"/>
        <table:table-row>
          <table:table-cell table:style-name="Table308.A1" office:value-type="string">
            <text:p text:style-name="P166"/>
          </table:table-cell>
          <table:table-cell table:style-name="Table308.A1" office:value-type="string">
            <text:p text:style-name="P166">The definition of the object <text:span text:style-name="T62">appFrame </text:span>(inside the class <text:span text:style-name="T62">AppFrame</text:span>) includes the creation of a panel that will eventually be added to the frame. In our example, line 52</text:p>
          </table:table-cell>
        </table:table-row>
      </table:table>
      <text:p text:style-name="P166"/>
      <table:table table:name="Table309" table:style-name="Table309">
        <table:table-column table:style-name="Table309.A"/>
        <table:table-column table:style-name="Table309.B"/>
        <table:table-row>
          <table:table-cell table:style-name="Table309.A1" office:value-type="string">
            <text:p text:style-name="P166"/>
          </table:table-cell>
          <table:table-cell table:style-name="Table309.A1" office:value-type="string">
            <text:p text:style-name="P166"><text:span text:style-name="T70">52: </text:span><text:span text:style-name="T71">private</text:span><text:span text:style-name="T70"> JPanel diagram;</text:span></text:p>
          </table:table-cell>
        </table:table-row>
      </table:table>
      <text:p text:style-name="P166"/>
      <table:table table:name="Table310" table:style-name="Table310">
        <table:table-column table:style-name="Table310.A"/>
        <table:table-column table:style-name="Table310.B"/>
        <table:table-row>
          <table:table-cell table:style-name="Table310.A1" office:value-type="string">
            <text:p text:style-name="P166"/>
          </table:table-cell>
          <table:table-cell table:style-name="Table310.A1" office:value-type="string">
            <text:p text:style-name="P166">defines an attribute of type <text:span text:style-name="T62">JPanel </text:span>with the name <text:span text:style-name="T62">diagram</text:span>.</text:p>
          </table:table-cell>
        </table:table-row>
      </table:table>
      <text:p text:style-name="P166"/>
      <table:table table:name="Table311" table:style-name="Table311">
        <table:table-column table:style-name="Table311.A"/>
        <table:table-column table:style-name="Table311.B"/>
        <table:table-row>
          <table:table-cell table:style-name="Table311.A1" office:value-type="string">
            <text:p text:style-name="P166"/>
          </table:table-cell>
          <table:table-cell table:style-name="Table311.A1" office:value-type="string">
            <text:p text:style-name="P166">Then, with line 56</text:p>
            <text:p text:style-name="P166"/>
            <text:p text:style-name="P166"><text:span text:style-name="T70">56: diagram = </text:span><text:span text:style-name="T71">new</text:span><text:span text:style-name="T70"> JPanel();</text:span></text:p>
          </table:table-cell>
        </table:table-row>
      </table:table>
      <text:p text:style-name="P166"/>
      <table:table table:name="Table312" table:style-name="Table312">
        <table:table-column table:style-name="Table312.A"/>
        <table:table-column table:style-name="Table312.B"/>
        <table:table-row>
          <table:table-cell table:style-name="Table312.A1" office:value-type="string">
            <text:p text:style-name="P166"/>
          </table:table-cell>
          <table:table-cell table:style-name="Table312.A1" office:value-type="string">
            <text:p text:style-name="P166">an object of type <text:span text:style-name="T62">JPanel </text:span>is created. Its reference is assigned to the attribute <text:span text:style-name="T62">diagram</text:span>. The inheritance hierarchy of the <text:span text:style-name="T62">diagram </text:span>object is: <text:s/><text:span text:style-name="T34">JPanel </text:span><text:span text:style-name="T72"></text:span><text:span text:style-name="T34"> JComponent </text:span><text:span text:style-name="T72"></text:span><text:span text:style-name="T34"> Container </text:span><text:span text:style-name="T72"></text:span><text:span text:style-name="T34"> Component </text:span><text:span text:style-name="T72"></text:span><text:span text:style-name="T34"> Object</text:span>.</text:p>
          </table:table-cell>
        </table:table-row>
      </table:table>
      <text:p text:style-name="P166"/>
      <table:table table:name="Table313" table:style-name="Table313">
        <table:table-column table:style-name="Table313.A"/>
        <table:table-column table:style-name="Table313.B"/>
        <table:table-row>
          <table:table-cell table:style-name="Table313.A1" office:value-type="string">
            <text:p text:style-name="P166"/>
          </table:table-cell>
          <table:table-cell table:style-name="Table313.A1" office:value-type="string">
            <text:p text:style-name="P166">Generally, panels are principally used to group certain graphical components such as buttons, check boxes, labels or text fields. As we have already mentioned, panels are added inside other containers such as our application frame.</text:p>
          </table:table-cell>
        </table:table-row>
      </table:table>
      <text:p text:style-name="P166"/>
      <text:p text:style-name="P166"/>
      <text:p text:style-name="P166"/>
      <text:p text:style-name="P187"/>
      <text:p text:style-name="P188"/>
      <text:p text:style-name="P188"/>
      <table:table table:name="Table314" table:style-name="Table314">
        <table:table-column table:style-name="Table314.A"/>
        <table:table-row>
          <table:table-cell table:style-name="Table314.A1" office:value-type="string">
            <text:p text:style-name="P189"/>
          </table:table-cell>
        </table:table-row>
      </table:table>
      <text:h text:style-name="P190" text:outline-level="3">Frame Predefined Panels</text:h>
      <text:p text:style-name="P191"/>
      <table:table table:name="Table315" table:style-name="Table315">
        <table:table-column table:style-name="Table315.A"/>
        <table:table-column table:style-name="Table315.B"/>
        <table:table-row>
          <table:table-cell table:style-name="Table315.A1" office:value-type="string">
            <text:p text:style-name="P192"/>
          </table:table-cell>
          <table:table-cell table:style-name="Table315.A1" office:value-type="string">
            <text:p text:style-name="P191">The <text:span text:style-name="T62">AppFrame</text:span> class header creates an inheritance relationship with the <text:span text:style-name="T62">JFrame </text:span>class as follows:</text:p>
          </table:table-cell>
        </table:table-row>
      </table:table>
      <text:p text:style-name="P170"/>
      <table:table table:name="Table316" table:style-name="Table316">
        <table:table-column table:style-name="Table316.A"/>
        <table:table-column table:style-name="Table316.B"/>
        <table:table-row>
          <table:table-cell table:style-name="Table316.A1" office:value-type="string">
            <text:p text:style-name="P170"/>
          </table:table-cell>
          <table:table-cell table:style-name="Table316.A1" office:value-type="string">
            <text:p text:style-name="P170"><text:span text:style-name="T70">50: </text:span><text:span text:style-name="T71">public class</text:span><text:span text:style-name="T70"> AppFrame </text:span><text:span text:style-name="T71">extends</text:span><text:span text:style-name="T70"> JFrame</text:span></text:p>
          </table:table-cell>
        </table:table-row>
      </table:table>
      <text:p text:style-name="P170"/>
      <table:table table:name="Table317" table:style-name="Table317">
        <table:table-column table:style-name="Table317.A"/>
        <table:table-column table:style-name="Table317.B"/>
        <table:table-row>
          <table:table-cell table:style-name="Table317.A1" office:value-type="string">
            <text:p text:style-name="P170"/>
          </table:table-cell>
          <table:table-cell table:style-name="Table317.A1" office:value-type="string">
            <text:p text:style-name="P166">The inheritance relationship created with the <text:span text:style-name="T62">JFrame </text:span>produces a particular instance structure. Java automatically adds a container to <text:span text:style-name="T62">appFrame</text:span>. In reality, this container must be the only container associated to an object (such as <text:span text:style-name="T62">appFrame</text:span>) inherited from <text:span text:style-name="T62">JFrame</text:span>. This container references an instance defined from the class <text:span text:style-name="T62">JRootPane</text:span>. The internal architecture of the <text:span text:style-name="T62">appFrame </text:span>object is defined as follows:</text:p>
          </table:table-cell>
        </table:table-row>
      </table:table>
      <text:p text:style-name="P170"/>
      <table:table table:name="Table318" table:style-name="Table318">
        <table:table-column table:style-name="Table318.A"/>
        <table:table-column table:style-name="Table318.B"/>
        <table:table-row>
          <table:table-cell table:style-name="Table318.A1" office:value-type="string">
            <text:p text:style-name="P170">An object defined from a class whose parent is <text:span text:style-name="T24">JFrame </text:span>inherits one and only one container. This container is an instance of the class <text:span text:style-name="T24">JRootPane</text:span><text:span text:style-name="T1">.</text:span></text:p>
          </table:table-cell>
          <table:table-cell table:style-name="Table318.A1" office:value-type="string">
            <text:p text:style-name="P193">-<text:tab/><text:span text:style-name="T62">appFrame</text:span> object inherits from <text:span text:style-name="T62">JFrame</text:span></text:p>
            <text:p text:style-name="P194">- <text:tab/>composed of the unique container defined according to <text:span text:style-name="T62">JRootPane</text:span> that is composed of</text:p>
            <text:p text:style-name="P195">-<text:tab/><text:span text:style-name="T62">glassPane </text:span>component</text:p>
            <text:p text:style-name="P195">-<text:tab/><text:span text:style-name="T62">layeredPane </text:span>component that is composed of</text:p>
            <text:p text:style-name="P196">-<text:tab/>[<text:span text:style-name="T62">menuBar</text:span>] component</text:p>
            <text:p text:style-name="P197">-<text:tab/><text:span text:style-name="T62">contentPane </text:span>component</text:p>
          </table:table-cell>
        </table:table-row>
      </table:table>
      <text:p text:style-name="P180"/>
      <table:table table:name="Table319" table:style-name="Table319">
        <table:table-column table:style-name="Table319.A"/>
        <table:table-column table:style-name="Table319.B"/>
        <table:table-row>
          <table:table-cell table:style-name="Table319.A1" office:value-type="string">
            <text:p text:style-name="P170"/>
          </table:table-cell>
          <table:table-cell table:style-name="Table319.A1" office:value-type="string">
            <text:p text:style-name="P166">The object defined according to the <text:span text:style-name="T62">JRootPane </text:span>class corresponds to a panel that covers the same graphical space occupied by <text:span text:style-name="T62">appFrame</text:span>, except for the space occupied by the title bar of the frame.</text:p>
          </table:table-cell>
        </table:table-row>
      </table:table>
      <text:p text:style-name="P180"/>
      <table:table table:name="Table320" table:style-name="Table320">
        <table:table-column table:style-name="Table320.A"/>
        <table:table-column table:style-name="Table320.B"/>
        <table:table-row>
          <table:table-cell table:style-name="Table320.A1" office:value-type="string">
            <text:p text:style-name="P170"/>
          </table:table-cell>
          <table:table-cell table:style-name="Table320.A1" office:value-type="string">
            <text:p text:style-name="P166"><text:span text:style-name="T62">JRootPane </text:span>itself is composed of two objects or panel components: <text:span text:style-name="T62">glassPane </text:span>and <text:span text:style-name="T62">layeredPane</text:span>. In concrete terms, they are two distinct panels displayed when needed in the same graphical space occupied by the object of the <text:span text:style-name="T62">JRootPane </text:span>class. By default, <text:span text:style-name="T62">glassPane </text:span>is not displayed. <text:s/>When <text:span text:style-name="T62">glassPane </text:span>is displayed, it is placed above <text:span text:style-name="T62">layeredPane</text:span><text:span text:style-name="T1">.</text:span> In this book, we do not require the use of <text:span text:style-name="T62">glassPane</text:span>. In general, we can say that <text:span text:style-name="T62">glassPane </text:span>allows the addition of some special graphical effects.</text:p>
          </table:table-cell>
        </table:table-row>
      </table:table>
      <text:p text:style-name="P170"/>
      <table:table table:name="Table321" table:style-name="Table321">
        <table:table-column table:style-name="Table321.A"/>
        <table:table-column table:style-name="Table321.B"/>
        <table:table-row>
          <table:table-cell table:style-name="Table321.A1" office:value-type="string">
            <text:p text:style-name="P170"/>
          </table:table-cell>
          <table:table-cell table:style-name="Table321.A1" office:value-type="string">
            <text:p text:style-name="P166">In our example application, it is the subcomponent <text:span text:style-name="T62">layeredPane </text:span>that is used in the space occupied by the object defined according to the <text:span text:style-name="T62">JRootPane </text:span>class<text:span text:style-name="T62">.</text:span> The <text:span text:style-name="T62">layeredPane </text:span>object is in fact a container organized in such a way that each component added within it overlaps the other components previously added. For example, in future chapters we will dynamically add a box using a simple click of the mouse on the diagram. When another box is added by clicking on the diagram space just to the left of the first box, a part of the first box is covered by this second, new box.</text:p>
          </table:table-cell>
        </table:table-row>
      </table:table>
      <text:p text:style-name="P170"/>
      <table:table table:name="Table322" table:style-name="Table322">
        <table:table-column table:style-name="Table322.A"/>
        <table:table-column table:style-name="Table322.B"/>
        <table:table-row>
          <table:table-cell table:style-name="Table322.A1" office:value-type="string">
            <text:p text:style-name="P170"/>
          </table:table-cell>
          <table:table-cell table:style-name="Table322.A1" office:value-type="string">
            <text:p text:style-name="P166">Since the <text:span text:style-name="T62">menuBar </text:span>component is not used for the moment in our example application, the <text:span text:style-name="T62">contentPane </text:span>component occupies, by default, all the space occupied by <text:span text:style-name="T62">layeredPane</text:span>. If <text:span text:style-name="T62">menuBar </text:span>had been used, it would be found at the top of <text:span text:style-name="T62">layeredPane</text:span>. The <text:span text:style-name="T62">contentPane </text:span>object would then occupy the rest of the available space. Please note that the <text:span text:style-name="T62">contentPane </text:span>panel (like all panel objects) is in fact an object defined according to the characteristics of the <text:span text:style-name="T62">Container </text:span>class.</text:p>
          </table:table-cell>
        </table:table-row>
      </table:table>
      <text:p text:style-name="P170"/>
      <table:table table:name="Table323" table:style-name="Table323">
        <table:table-column table:style-name="Table323.A"/>
        <table:table-column table:style-name="Table323.B"/>
        <table:table-row>
          <table:table-cell table:style-name="Table323.A1" office:value-type="string">
            <text:p text:style-name="P170"/>
          </table:table-cell>
          <table:table-cell table:style-name="Table323.A1" office:value-type="string">
            <text:p text:style-name="P166">In order to respect and follow the rules of creation associated with the <text:span text:style-name="T62">JFrame </text:span>class, all graphical components that are part of <text:span text:style-name="T62">layeredPane </text:span>must be added to <text:span text:style-name="T62">contentPane</text:span>. For example, in order to be able to add the <text:span text:style-name="T62">diagram </text:span>panel to the frame of our application (<text:span text:style-name="T62">appFrame</text:span>), the following two statements are used:</text:p>
          </table:table-cell>
        </table:table-row>
      </table:table>
      <text:p text:style-name="P170"/>
      <table:table table:name="Table324" table:style-name="Table324">
        <table:table-column table:style-name="Table324.A"/>
        <table:table-column table:style-name="Table324.B"/>
        <table:table-row>
          <table:table-cell table:style-name="Table324.A1" office:value-type="string">
            <text:p text:style-name="P170"/>
          </table:table-cell>
          <table:table-cell table:style-name="Table324.A1" office:value-type="string">
            <text:p text:style-name="P198">60: Container cp = this.getContentPane();</text:p>
            <text:p text:style-name="P198">61: cp.add(diagram);</text:p>
          </table:table-cell>
        </table:table-row>
      </table:table>
      <text:p text:style-name="P170"/>
      <table:table table:name="Table325" table:style-name="Table325">
        <table:table-column table:style-name="Table325.A"/>
        <table:table-column table:style-name="Table325.B"/>
        <table:table-row>
          <table:table-cell table:style-name="Table325.A1" office:value-type="string">
            <text:p text:style-name="P170"/>
          </table:table-cell>
          <table:table-cell table:style-name="Table325.A1" office:value-type="string">
            <text:p text:style-name="P166">On line 60, we obtain the reference to the <text:span text:style-name="T62">contentPane </text:span>object.<text:span text:style-name="T62"> </text:span>On line 61, the panel <text:span text:style-name="T62">diagram </text:span>is finally added to the panel <text:span text:style-name="T62">contentPane</text:span>.</text:p>
          </table:table-cell>
        </table:table-row>
      </table:table>
      <text:p text:style-name="P170"/>
      <table:table table:name="Table326" table:style-name="Table326">
        <table:table-column table:style-name="Table326.A"/>
        <table:table-column table:style-name="Table326.B"/>
        <table:table-row>
          <table:table-cell table:style-name="Table326.A1" office:value-type="string">
            <text:p text:style-name="P170"/>
          </table:table-cell>
          <table:table-cell table:style-name="Table326.A1" office:value-type="string">
            <text:p text:style-name="P166">In general, we should always add graphical components to <text:span text:style-name="T62">contentPane </text:span>instead of <text:span text:style-name="T62">appFrame </text:span>because an object that inherits from <text:span text:style-name="T62">JFrame </text:span>must contain only one child component that is automatically defined by Java according to the rules of the <text:span text:style-name="T62">JRootPane </text:span>class.<text:span text:style-name="T62"> </text:span>On the other hand, we should only reference directly an object like <text:span text:style-name="T62">appFrame </text:span>when we wish to modify its properties such as visibility, title or size:</text:p>
          </table:table-cell>
        </table:table-row>
      </table:table>
      <text:p text:style-name="P170"/>
      <table:table table:name="Table327" table:style-name="Table327">
        <table:table-column table:style-name="Table327.A"/>
        <table:table-column table:style-name="Table327.B"/>
        <table:table-row>
          <table:table-cell table:style-name="Table327.A1" office:value-type="string">
            <text:p text:style-name="P170"/>
          </table:table-cell>
          <table:table-cell table:style-name="Table327.A1" office:value-type="string">
            <text:p text:style-name="P166"><text:span text:style-name="T70">23: appFrame.setVisible(</text:span><text:span text:style-name="T71">true</text:span><text:span text:style-name="T70">);</text:span></text:p>
            <text:p text:style-name="P198"/>
            <text:p text:style-name="P198">58: this.setTitle("Empty Panel");</text:p>
            <text:p text:style-name="P198">59: this.setSize(400, 300);</text:p>
          </table:table-cell>
        </table:table-row>
      </table:table>
      <text:p text:style-name="P170"/>
      <table:table table:name="Table328" table:style-name="Table328">
        <table:table-column table:style-name="Table328.A"/>
        <table:table-column table:style-name="Table328.B"/>
        <table:table-row>
          <table:table-cell table:style-name="Table328.A1" office:value-type="string">
            <text:p text:style-name="P170"/>
          </table:table-cell>
          <table:table-cell table:style-name="Table328.A1" office:value-type="string">
            <text:p text:style-name="P166">As we have already mentioned, the keyword <text:span text:style-name="T62">this </text:span>in lines 58 and 59 references the current object during execution. In our example, since these statements are located within the <text:span text:style-name="T62">AppFrame </text:span>constructor, the current object is <text:span text:style-name="T62">appFrame </text:span>referenced in the <text:span text:style-name="T62">App </text:span>class:</text:p>
          </table:table-cell>
        </table:table-row>
      </table:table>
      <text:p text:style-name="P170"/>
      <table:table table:name="Table329" table:style-name="Table329">
        <table:table-column table:style-name="Table329.A"/>
        <table:table-column table:style-name="Table329.B"/>
        <table:table-row>
          <table:table-cell table:style-name="Table329.A1" office:value-type="string">
            <text:p text:style-name="P170"/>
          </table:table-cell>
          <table:table-cell table:style-name="Table329.A1" office:value-type="string">
            <text:p text:style-name="P170"><text:span text:style-name="T70">9: <text:s/></text:span><text:span text:style-name="T71">private</text:span><text:span text:style-name="T70"> AppFrame appFrame; <text:s/></text:span><text:span text:style-name="T74">// &amp;</text:span></text:p>
            <text:p text:style-name="P199"/>
            <text:p text:style-name="P170"><text:span text:style-name="T70">13: appFrame = </text:span><text:span text:style-name="T71">new</text:span><text:span text:style-name="T70"> AppFrame(); <text:s/></text:span><text:span text:style-name="T74">// &amp;</text:span></text:p>
          </table:table-cell>
        </table:table-row>
      </table:table>
      <text:p text:style-name="P180"/>
      <text:p text:style-name="P180"/>
      <text:p text:style-name="P180"/>
      <table:table table:name="Table330" table:style-name="Table330">
        <table:table-column table:style-name="Table330.A"/>
        <table:table-row>
          <table:table-cell table:style-name="Table330.A1" office:value-type="string">
            <text:p text:style-name="P170"/>
          </table:table-cell>
        </table:table-row>
      </table:table>
      <text:h text:style-name="P200" text:outline-level="3">Class Constants</text:h>
      <text:p text:style-name="P166"/>
      <table:table table:name="Table331" table:style-name="Table331">
        <table:table-column table:style-name="Table331.A"/>
        <table:table-column table:style-name="Table331.B"/>
        <table:table-row>
          <table:table-cell table:style-name="Table331.A1" office:value-type="string">
            <text:p text:style-name="P180"/>
          </table:table-cell>
          <table:table-cell table:style-name="Table331.A1" office:value-type="string">
            <text:p text:style-name="P166">The <text:span text:style-name="T62">setBackground </text:span>method in line 57</text:p>
          </table:table-cell>
        </table:table-row>
      </table:table>
      <text:p text:style-name="P166"/>
      <table:table table:name="Table332" table:style-name="Table332">
        <table:table-column table:style-name="Table332.A"/>
        <table:table-column table:style-name="Table332.B"/>
        <table:table-row>
          <table:table-cell table:style-name="Table332.A1" office:value-type="string">
            <text:p text:style-name="P170"/>
          </table:table-cell>
          <table:table-cell table:style-name="Table332.A1" office:value-type="string">
            <text:p text:style-name="P199">57: diagram.setBackground(Color.white);</text:p>
          </table:table-cell>
        </table:table-row>
      </table:table>
      <text:p text:style-name="P170"/>
      <table:table table:name="Table333" table:style-name="Table333">
        <table:table-column table:style-name="Table333.A"/>
        <table:table-column table:style-name="Table333.B"/>
        <table:table-row>
          <table:table-cell table:style-name="Table333.A1" office:value-type="string">
            <text:p text:style-name="P170"/>
          </table:table-cell>
          <table:table-cell table:style-name="Table333.A1" office:value-type="string">
            <text:p text:style-name="P166">Assigns the white color to the background of the newly defined panel. In concrete terms, this assignment modifies the state of the property <text:span text:style-name="T62">background </text:span>from the <text:span text:style-name="T62">Component </text:span>class.<text:span text:style-name="T70"> </text:span></text:p>
          </table:table-cell>
        </table:table-row>
      </table:table>
      <text:p text:style-name="P170"/>
      <text:p text:style-name="P170"/>
      <table:table table:name="Table334" table:style-name="Table334">
        <table:table-column table:style-name="Table334.A"/>
        <table:table-row>
          <table:table-cell table:style-name="Table334.A1" office:value-type="string">
            <text:p text:style-name="P201"/>
          </table:table-cell>
        </table:table-row>
      </table:table>
      <text:h text:style-name="P202" text:outline-level="1"><text:span text:style-name="T75">final</text:span><text:span text:style-name="T76"> and </text:span><text:span text:style-name="T75">static </text:span><text:span text:style-name="T76">Modifiers</text:span></text:h>
      <text:p text:style-name="P180"/>
      <table:table table:name="Table335" table:style-name="Table335">
        <table:table-column table:style-name="Table335.A"/>
        <table:table-column table:style-name="Table335.B"/>
        <table:table-row>
          <table:table-cell table:style-name="Table335.A1" office:value-type="string">
            <text:p text:style-name="P180">With <text:span text:style-name="T24">final</text:span>, the concept of variable is replaced by the term <text:span text:style-name="T73">constant</text:span>. This definition signifies that the value assigned cannot be changed afterwards.</text:p>
          </table:table-cell>
          <table:table-cell table:style-name="Table335.A1" office:value-type="string">
            <text:p text:style-name="P203">In the definition of the attributes of a class, when the keyword <text:span text:style-name="T62">final</text:span> <text:s/>is used, we are saying that we are dealing with a constant rather than a variable. Therefore, the value given to the constant will be permanently assigned.</text:p>
            <text:p text:style-name="P180"/>
            <text:p text:style-name="P203">Note that the value passed, in our example, to the method <text:span text:style-name="T62">setBackground </text:span>corresponds to a constant. Here is the header of the attribute <text:span text:style-name="T62">white </text:span>defined in the <text:span text:style-name="T62">Color </text:span>class:</text:p>
          </table:table-cell>
        </table:table-row>
      </table:table>
      <text:p text:style-name="P166"/>
      <table:table table:name="Table336" table:style-name="Table336">
        <table:table-column table:style-name="Table336.A"/>
        <table:table-column table:style-name="Table336.B"/>
        <table:table-row>
          <table:table-cell table:style-name="Table336.A1" office:value-type="string">
            <text:p text:style-name="P170"/>
          </table:table-cell>
          <table:table-cell table:style-name="Table336.A1" office:value-type="string">
            <text:p text:style-name="P166"><text:span text:style-name="T71">public static final</text:span><text:span text:style-name="T70"> Color white;</text:span></text:p>
          </table:table-cell>
        </table:table-row>
      </table:table>
      <text:p text:style-name="P170"/>
      <table:table table:name="Table337" table:style-name="Table337">
        <table:table-column table:style-name="Table337.A"/>
        <table:table-column table:style-name="Table337.B"/>
        <table:table-row>
          <table:table-cell table:style-name="Table337.A1" office:value-type="string">
            <text:p text:style-name="P170">With <text:span text:style-name="T24">static</text:span>, we have an attribute of a class and not an object attribute.</text:p>
          </table:table-cell>
          <table:table-cell table:style-name="Table337.A1" office:value-type="string">
            <text:p text:style-name="P166">The keyword <text:span text:style-name="T62">static </text:span>signifies that the constant <text:span text:style-name="T62">white </text:span>will not be a constant associated to each defined object, but rather shall be a class constant, common to all objects that will use it. In general, the reference to a constant at the class level must respect the following syntax:</text:p>
          </table:table-cell>
        </table:table-row>
      </table:table>
      <text:p text:style-name="P166"/>
      <table:table table:name="Table338" table:style-name="Table338">
        <table:table-column table:style-name="Table338.A"/>
        <table:table-column table:style-name="Table338.B"/>
        <table:table-row>
          <table:table-cell table:style-name="Table338.A1" office:value-type="string">
            <text:p text:style-name="P166"/>
          </table:table-cell>
          <table:table-cell table:style-name="Table338.A1" office:value-type="string">
            <text:p text:style-name="P198">&lt;Class name&gt;.&lt;CONSTANT NAME&gt;</text:p>
          </table:table-cell>
        </table:table-row>
      </table:table>
      <text:p text:style-name="P166"/>
      <table:table table:name="Table339" table:style-name="Table339">
        <table:table-column table:style-name="Table339.A"/>
        <table:table-column table:style-name="Table339.B"/>
        <table:table-row>
          <table:table-cell table:style-name="Table339.A1" office:value-type="string">
            <text:p text:style-name="P170">According to the established standards, all the characters of a <text:span text:style-name="T73">constant</text:span> must be in <text:span text:style-name="T73">uppercase letters</text:span>.</text:p>
          </table:table-cell>
          <table:table-cell table:style-name="Table339.A1" office:value-type="string">
            <text:p text:style-name="P166">Note that the constant in our example should have been defined in uppercase letters (<text:span text:style-name="T62">WHITE</text:span>) in order to respect Java language standards. This transgression to the norms comes from Java developers at Sun! <text:s/>Every rule has an exception.</text:p>
          </table:table-cell>
        </table:table-row>
      </table:table>
      <text:p text:style-name="P170"/>
      <text:p text:style-name="P204"/>
      <text:p text:style-name="P205"><text:span text:style-name="T60">Part B</text:span><text:span text:style-name="T61">:<text:tab/>Class Development Structure</text:span></text:p>
      <text:p text:style-name="P169"><text:tab/>and </text:p>
      <text:p text:style-name="P169"><text:tab/>Layout Manager</text:p>
      <text:p text:style-name="P170"/>
      <text:p text:style-name="P170"/>
      <text:p text:style-name="P180"/>
      <table:table table:name="Table340" table:style-name="Table340">
        <table:table-column table:style-name="Table340.A"/>
        <table:table-row>
          <table:table-cell table:style-name="Table340.A1" office:value-type="string">
            <text:p text:style-name="P170"/>
          </table:table-cell>
        </table:table-row>
      </table:table>
      <text:h text:style-name="P206" text:outline-level="3"><text:span text:style-name="T77">Class Specialization (1</text:span><text:span text:style-name="T78">st</text:span><text:span text:style-name="T77"> Part)</text:span></text:h>
      <text:p text:style-name="P166"/>
      <table:table table:name="Table341" table:style-name="Table341">
        <table:table-column table:style-name="Table341.A"/>
        <table:table-column table:style-name="Table341.B"/>
        <table:table-row>
          <table:table-cell table:style-name="Table341.A1" office:value-type="string">
            <text:p text:style-name="P203"/>
          </table:table-cell>
          <table:table-cell table:style-name="Table341.A1" office:value-type="string">
            <text:p text:style-name="P203">In the preceding section, instead of defining the <text:span text:style-name="T62">appFrame </text:span>object of type <text:span text:style-name="T62">JFrame </text:span>and including it in the class <text:span text:style-name="T62">App</text:span>, we have chosen to define the class <text:span text:style-name="T62">AppFrame</text:span> that inherits from <text:span text:style-name="T62">JFrame</text:span>.<text:span text:style-name="T62"> </text:span>This allows the code encapsulation of the object <text:span text:style-name="T62">appFrame</text:span>.</text:p>
          </table:table-cell>
        </table:table-row>
      </table:table>
      <text:p text:style-name="P166"/>
      <table:table table:name="Table342" table:style-name="Table342">
        <table:table-column table:style-name="Table342.A"/>
        <table:table-column table:style-name="Table342.B"/>
        <table:table-row>
          <table:table-cell table:style-name="Table342.A1" office:value-type="string">
            <text:p text:style-name="P170"/>
          </table:table-cell>
          <table:table-cell table:style-name="Table342.A1" office:value-type="string">
            <text:p text:style-name="P203">The <text:span text:style-name="T62">appFrame</text:span> object is no longer a standard object of type <text:span text:style-name="T62">JFrame </text:span>but is now an object of type <text:span text:style-name="T62">AppFrame </text:span>with all the specific definitions contained in the <text:span text:style-name="T62">AppFrame </text:span>class. This specific code allows the definition of the attribute <text:span text:style-name="T62">diagram </text:span>and modification of the properties <text:span text:style-name="T62">title </text:span>and <text:span text:style-name="T62">size</text:span>.</text:p>
          </table:table-cell>
        </table:table-row>
      </table:table>
      <text:p text:style-name="P166"/>
      <table:table table:name="Table343" table:style-name="Table343">
        <table:table-column table:style-name="Table343.A"/>
        <table:table-column table:style-name="Table343.B"/>
        <table:table-row>
          <table:table-cell table:style-name="Table343.A1" office:value-type="string">
            <text:p text:style-name="P203"/>
          </table:table-cell>
          <table:table-cell table:style-name="Table343.A1" office:value-type="string">
            <text:p text:style-name="P203">If we continue our analysis of the code presented, we notice in the <text:span text:style-name="T62">AppFrame </text:span>class of Part A of this chapter that the <text:span text:style-name="T62">diagram </text:span>object,<text:span text:style-name="T62"> </text:span>of type <text:span text:style-name="T62">JPanel</text:span>,<text:span text:style-name="T62"> </text:span>also contains customized code:</text:p>
          </table:table-cell>
        </table:table-row>
      </table:table>
      <text:p text:style-name="P166"/>
      <table:table table:name="Table344" table:style-name="Table344">
        <table:table-column table:style-name="Table344.A"/>
        <table:table-column table:style-name="Table344.B"/>
        <table:table-row>
          <table:table-cell table:style-name="Table344.A1" office:value-type="string">
            <text:p text:style-name="P170"/>
          </table:table-cell>
          <table:table-cell table:style-name="Table344.A1" office:value-type="string">
            <text:p text:style-name="P207">57: diagram.setBackground(Color.white);</text:p>
          </table:table-cell>
        </table:table-row>
      </table:table>
      <text:p text:style-name="P166"/>
      <table:table table:name="Table345" table:style-name="Table345">
        <table:table-column table:style-name="Table345.A"/>
        <table:table-column table:style-name="Table345.B"/>
        <table:table-row>
          <table:table-cell table:style-name="Table345.A1" office:value-type="string">
            <text:p text:style-name="P203"/>
          </table:table-cell>
          <table:table-cell table:style-name="Table345.A1" office:value-type="string">
            <text:p text:style-name="P203">This statement permits to customize the object of type <text:span text:style-name="T62">JPanel</text:span>. In order to allow for more customization flexibility, we introduce in this <text:s/>section the new class <text:span text:style-name="T62">Diagram</text:span>:</text:p>
          </table:table-cell>
        </table:table-row>
      </table:table>
      <text:p text:style-name="P166"/>
      <table:table table:name="Table346" table:style-name="Table346">
        <table:table-column table:style-name="Table346.A"/>
        <table:table-column table:style-name="Table346.B"/>
        <table:table-row>
          <table:table-cell table:style-name="Table346.A1" office:value-type="string">
            <text:p text:style-name="P170"/>
          </table:table-cell>
          <table:table-cell table:style-name="Table346.A1" office:value-type="string">
            <text:p text:style-name="P170"><text:span text:style-name="T70">64: </text:span><text:span text:style-name="T71">package</text:span><text:span text:style-name="T70"> mb.model;</text:span></text:p>
            <text:p text:style-name="P199">65:</text:p>
            <text:p text:style-name="P170"><text:span text:style-name="T70">66: </text:span><text:span text:style-name="T71">import</text:span><text:span text:style-name="T70"> java.awt.Color;</text:span></text:p>
            <text:p text:style-name="P170"><text:span text:style-name="T70">67: </text:span><text:span text:style-name="T71">import</text:span><text:span text:style-name="T70"> javax.swing.JPanel;</text:span></text:p>
            <text:p text:style-name="P199">68:</text:p>
            <text:p text:style-name="P170"><text:span text:style-name="T70">69: </text:span><text:span text:style-name="T71">public class</text:span><text:span text:style-name="T70"> Diagram </text:span><text:span text:style-name="T71">extends</text:span><text:span text:style-name="T70"> JPanel {</text:span></text:p>
            <text:p text:style-name="P199">70:</text:p>
            <text:p text:style-name="P170"><text:span text:style-name="T70">71: <text:s text:c="2"/></text:span><text:span text:style-name="T71">private</text:span><text:span text:style-name="T70"> JPanel box;</text:span></text:p>
            <text:p text:style-name="P199">72:</text:p>
            <text:p text:style-name="P170"><text:span text:style-name="T70">73: <text:s text:c="2"/></text:span><text:span text:style-name="T71">public</text:span><text:span text:style-name="T70"> Diagram() {</text:span></text:p>
            <text:p text:style-name="P170"><text:span text:style-name="T70">74: <text:s text:c="4"/></text:span><text:span text:style-name="T71">super</text:span><text:span text:style-name="T70">();</text:span></text:p>
            <text:p text:style-name="P170"><text:span text:style-name="T70">75: <text:s text:c="4"/>box = </text:span><text:span text:style-name="T71">new</text:span><text:span text:style-name="T70"> JPanel();</text:span></text:p>
            <text:p text:style-name="P199">76: <text:s text:c="4"/>box.setBackground(Color.blue);</text:p>
            <text:p text:style-name="P199">77: <text:s text:c="4"/>box.setSize(100, 50);</text:p>
            <text:p text:style-name="P199">78: <text:s text:c="4"/>box.setLocation(40, 20);</text:p>
            <text:p text:style-name="P199">79: <text:s text:c="4"/>this.setBackground(Color.white);</text:p>
            <text:p text:style-name="P170"><text:span text:style-name="T70">80: <text:s text:c="4"/>this.setLayout(</text:span><text:span text:style-name="T71">null</text:span><text:span text:style-name="T70">);</text:span></text:p>
            <text:p text:style-name="P199">81: <text:s text:c="4"/>this.add(box);</text:p>
            <text:p text:style-name="P199">82: <text:s text:c="2"/>}</text:p>
            <text:p text:style-name="P199">83:</text:p>
            <text:p text:style-name="P199">84: }</text:p>
          </table:table-cell>
        </table:table-row>
      </table:table>
      <text:p text:style-name="P166"/>
      <table:table table:name="Table347" table:style-name="Table347">
        <table:table-column table:style-name="Table347.A"/>
        <table:table-column table:style-name="Table347.B"/>
        <table:table-row>
          <table:table-cell table:style-name="Table347.A1" office:value-type="string">
            <text:p text:style-name="P203"/>
          </table:table-cell>
          <table:table-cell table:style-name="Table347.A1" office:value-type="string">
            <text:p text:style-name="P203">Line 57, previously shown, has been moved to line 79. Note that lines 76 to 78 will also be moved in the future (Part C) in a new class, since these lines also contain customization, this time at the level of the <text:span text:style-name="T62">box</text:span> object.</text:p>
          </table:table-cell>
        </table:table-row>
      </table:table>
      <text:p text:style-name="P180"/>
      <text:p text:style-name="P180"/>
      <text:p text:style-name="P180"/>
      <table:table table:name="Table348" table:style-name="Table348">
        <table:table-column table:style-name="Table348.A"/>
        <table:table-row>
          <table:table-cell table:style-name="Table348.A1" office:value-type="string">
            <text:p text:style-name="P170"/>
          </table:table-cell>
        </table:table-row>
      </table:table>
      <text:h text:style-name="P206" text:outline-level="3"><text:span text:style-name="T77">Division of an Application into </text:span><text:span text:style-name="T79">Packages</text:span></text:h>
      <text:p text:style-name="P166"/>
      <table:table table:name="Table349" table:style-name="Table349">
        <table:table-column table:style-name="Table349.A"/>
        <table:table-column table:style-name="Table349.B"/>
        <table:table-row>
          <table:table-cell table:style-name="Table349.A1" office:value-type="string">
            <text:p text:style-name="P203"/>
          </table:table-cell>
          <table:table-cell table:style-name="Table349.A1" office:value-type="string">
            <text:p text:style-name="P203">A good habit to acquire when developing software consists of grouping classes of similar nature. In our example, we group the classes that serve to create graphical user interfaces in the <text:span text:style-name="T62">package mb.view</text:span>. Therefore, the <text:span text:style-name="T62">AppFrame </text:span>class is part of this <text:span text:style-name="T62">package</text:span>. However, the <text:span text:style-name="T62">Diagram </text:span>class is rather part of the classes that serve to define the "model" or the internal structure of a particular graphical component. These classes are stored in the <text:span text:style-name="T62">package mb.model</text:span>.</text:p>
          </table:table-cell>
        </table:table-row>
      </table:table>
      <text:p text:style-name="P166"/>
      <table:table table:name="Table350" table:style-name="Table350">
        <table:table-column table:style-name="Table350.A"/>
        <table:table-column table:style-name="Table350.B"/>
        <table:table-row>
          <table:table-cell table:style-name="Table350.A1" office:value-type="string">
            <text:p text:style-name="P170"/>
          </table:table-cell>
          <table:table-cell table:style-name="Table350.A1" office:value-type="string">
            <text:p text:style-name="P203">The following statements determine in which <text:span text:style-name="T62">package </text:span>the underlying classes are located:</text:p>
          </table:table-cell>
        </table:table-row>
      </table:table>
      <text:p text:style-name="P166"/>
      <table:table table:name="Table351" table:style-name="Table351">
        <table:table-column table:style-name="Table351.A"/>
        <table:table-column table:style-name="Table351.B"/>
        <table:table-row>
          <table:table-cell table:style-name="Table351.A1" office:value-type="string">
            <text:p text:style-name="P203"/>
          </table:table-cell>
          <table:table-cell table:style-name="Table351.A1" office:value-type="string">
            <text:p text:style-name="P203"><text:span text:style-name="T70">1: <text:s/></text:span><text:span text:style-name="T71">package</text:span><text:span text:style-name="T70"> mb;</text:span></text:p>
            <text:p text:style-name="P208"/>
            <text:p text:style-name="P203"><text:span text:style-name="T70">38: </text:span><text:span text:style-name="T71">package</text:span><text:span text:style-name="T70"> mb.view;</text:span></text:p>
            <text:p text:style-name="P208"/>
            <text:p text:style-name="P203"><text:span text:style-name="T70">64: </text:span><text:span text:style-name="T71">package</text:span><text:span text:style-name="T70"> mb.model;</text:span></text:p>
          </table:table-cell>
        </table:table-row>
      </table:table>
      <text:p text:style-name="P166"/>
      <table:table table:name="Table352" table:style-name="Table352">
        <table:table-column table:style-name="Table352.A"/>
        <table:table-column table:style-name="Table352.B"/>
        <table:table-row>
          <table:table-cell table:style-name="Table352.A1" office:value-type="string">
            <text:p text:style-name="P170"/>
          </table:table-cell>
          <table:table-cell table:style-name="Table352.A1" office:value-type="string">
            <text:p text:style-name="P203">Since the class <text:span text:style-name="T62">AppFrame </text:span>uses the <text:span text:style-name="T62">diagram </text:span>object defined in another <text:span text:style-name="T62">package</text:span>, it is therefore necessary to use the following <text:span text:style-name="T62">import </text:span>statement</text:p>
          </table:table-cell>
        </table:table-row>
      </table:table>
      <text:p text:style-name="P166"/>
      <table:table table:name="Table353" table:style-name="Table353">
        <table:table-column table:style-name="Table353.A"/>
        <table:table-column table:style-name="Table353.B"/>
        <table:table-row>
          <table:table-cell table:style-name="Table353.A1" office:value-type="string">
            <text:p text:style-name="P203"/>
          </table:table-cell>
          <table:table-cell table:style-name="Table353.A1" office:value-type="string">
            <text:p text:style-name="P203"><text:span text:style-name="T70">44: </text:span><text:span text:style-name="T71">import</text:span><text:span text:style-name="T70"> mb.model.Diagram; <text:s/></text:span><text:span text:style-name="T62">// +</text:span></text:p>
          </table:table-cell>
        </table:table-row>
      </table:table>
      <text:p text:style-name="P166"/>
      <table:table table:name="Table354" table:style-name="Table354">
        <table:table-column table:style-name="Table354.A"/>
        <table:table-column table:style-name="Table354.B"/>
        <table:table-row>
          <table:table-cell table:style-name="Table354.A1" office:value-type="string">
            <text:p text:style-name="P170"/>
          </table:table-cell>
          <table:table-cell table:style-name="Table354.A1" office:value-type="string">
            <text:p text:style-name="P180">to access the <text:span text:style-name="T62">Diagram class</text:span>.</text:p>
          </table:table-cell>
        </table:table-row>
      </table:table>
      <text:p text:style-name="P166"/>
      <table:table table:name="Table355" table:style-name="Table355">
        <table:table-column table:style-name="Table355.A"/>
        <table:table-column table:style-name="Table355.B"/>
        <table:table-row>
          <table:table-cell table:style-name="Table355.A1" office:value-type="string">
            <text:p text:style-name="P203"/>
          </table:table-cell>
          <table:table-cell table:style-name="Table355.A1" office:value-type="string">
            <text:p text:style-name="P203">Also note that the <text:span text:style-name="T62">import </text:span>statements on lines 45 and 48 of the preceding section have been moved into the <text:span text:style-name="T62">Diagram </text:span>class:</text:p>
          </table:table-cell>
        </table:table-row>
      </table:table>
      <text:p text:style-name="P166"/>
      <table:table table:name="Table356" table:style-name="Table356">
        <table:table-column table:style-name="Table356.A"/>
        <table:table-column table:style-name="Table356.B"/>
        <table:table-row>
          <table:table-cell table:style-name="Table356.A1" office:value-type="string">
            <text:p text:style-name="P170"/>
          </table:table-cell>
          <table:table-cell table:style-name="Table356.A1" office:value-type="string">
            <text:p text:style-name="P209"><text:span text:style-name="T70">66: </text:span><text:span text:style-name="T71">import</text:span><text:span text:style-name="T70"> java.awt.Color;</text:span></text:p>
            <text:p text:style-name="P209"><text:span text:style-name="T70">67: </text:span><text:span text:style-name="T71">import</text:span><text:span text:style-name="T70"> javax.swing.JPanel;</text:span></text:p>
          </table:table-cell>
        </table:table-row>
      </table:table>
      <text:p text:style-name="P180"/>
      <text:p text:style-name="P180"/>
      <text:p text:style-name="P180"/>
      <table:table table:name="Table357" table:style-name="Table357">
        <table:table-column table:style-name="Table357.A"/>
        <table:table-row>
          <table:table-cell table:style-name="Table357.A1" office:value-type="string">
            <text:p text:style-name="P170"/>
          </table:table-cell>
        </table:table-row>
      </table:table>
      <text:h text:style-name="P206" text:outline-level="3"><text:span text:style-name="T79">location </text:span><text:span text:style-name="T77">Property</text:span></text:h>
      <text:p text:style-name="P166"/>
      <table:table table:name="Table358" table:style-name="Table358">
        <table:table-column table:style-name="Table358.A"/>
        <table:table-column table:style-name="Table358.B"/>
        <table:table-row>
          <table:table-cell table:style-name="Table358.A1" office:value-type="string">
            <text:p text:style-name="P203"/>
          </table:table-cell>
          <table:table-cell table:style-name="Table358.A1" office:value-type="string">
            <text:p text:style-name="P203">The statement in line 78</text:p>
          </table:table-cell>
        </table:table-row>
      </table:table>
      <text:p text:style-name="P166"/>
      <table:table table:name="Table359" table:style-name="Table359">
        <table:table-column table:style-name="Table359.A"/>
        <table:table-column table:style-name="Table359.B"/>
        <table:table-row>
          <table:table-cell table:style-name="Table359.A1" office:value-type="string">
            <text:p text:style-name="P170"/>
          </table:table-cell>
          <table:table-cell table:style-name="Table359.A1" office:value-type="string">
            <text:p text:style-name="P207">78: box.setLocation(40, 20);</text:p>
          </table:table-cell>
        </table:table-row>
      </table:table>
      <text:p text:style-name="P166"/>
      <table:table table:name="Table360" table:style-name="Table360">
        <table:table-column table:style-name="Table360.A"/>
        <table:table-column table:style-name="Table360.B"/>
        <table:table-row>
          <table:table-cell table:style-name="Table360.A1" office:value-type="string">
            <text:p text:style-name="P203"/>
          </table:table-cell>
          <table:table-cell table:style-name="Table360.A1" office:value-type="string">
            <text:p text:style-name="P203">uses the method <text:span text:style-name="T62">setLocation </text:span>in order to modify the default values associated with the property <text:span text:style-name="T62">location</text:span>. This property saves the coordinates of the <text:span text:style-name="T62">box</text:span><text:span text:style-name="T1"> </text:span>panel<text:span text:style-name="T62"> </text:span>to <text:span text:style-name="T62">x</text:span> = 40 and <text:span text:style-name="T62">y</text:span> = 20 from the top left corner of its container (<text:span text:style-name="T62">diagram </text:span>object).</text:p>
          </table:table-cell>
        </table:table-row>
      </table:table>
      <text:p text:style-name="P180"/>
      <text:p text:style-name="P180"/>
      <text:p text:style-name="P180"/>
      <table:table table:name="Table361" table:style-name="Table361">
        <table:table-column table:style-name="Table361.A"/>
        <table:table-row>
          <table:table-cell table:style-name="Table361.A1" office:value-type="string">
            <text:p text:style-name="P170"/>
          </table:table-cell>
        </table:table-row>
      </table:table>
      <text:h text:style-name="P200" text:outline-level="3">Layout Managers</text:h>
      <text:p text:style-name="P170"/>
      <table:table table:name="Table362" table:style-name="Table362">
        <table:table-column table:style-name="Table362.A"/>
        <table:table-column table:style-name="Table362.B"/>
        <table:table-row>
          <table:table-cell table:style-name="Table362.A1" office:value-type="string">
            <text:p text:style-name="P170"/>
          </table:table-cell>
          <table:table-cell table:style-name="Table362.A1" office:value-type="string">
            <text:p text:style-name="P166">The graphical components offered with Java allow the development of graphical user interfaces that can work on any platform. These components allow a developer, among other things, to use graphical user interface layout managers that are capable of properly placing graphical components (for example, buttons, menus, and text fields) within graphical containers. As we have seen, these containers can be panels or frames.</text:p>
          </table:table-cell>
        </table:table-row>
      </table:table>
      <text:p text:style-name="P170"/>
      <table:table table:name="Table363" table:style-name="Table363">
        <table:table-column table:style-name="Table363.A"/>
        <table:table-column table:style-name="Table363.B"/>
        <table:table-row>
          <table:table-cell table:style-name="Table363.A1" office:value-type="string">
            <text:p text:style-name="P210">Layout managers:</text:p>
            <text:p text:style-name="P211">Created principally to eliminate the different sizes of components from one platform to another.</text:p>
          </table:table-cell>
          <table:table-cell table:style-name="Table363.A1" office:value-type="string">
            <text:p text:style-name="P176">Layout managers were created because of the different sizes of graphical components between platforms. Their goal is to eliminate the need to make assumptions on the various graphical components used as well as needing to know the size of containers and components. Consequently, positioning by value is not recommended.</text:p>
          </table:table-cell>
        </table:table-row>
      </table:table>
      <text:p text:style-name="P170"/>
      <text:p text:style-name="P170"/>
      <table:table table:name="Table364" table:style-name="Table364">
        <table:table-column table:style-name="Table364.A"/>
        <table:table-row>
          <table:table-cell table:style-name="Table364.A1" office:value-type="string">
            <text:p text:style-name="P201"/>
          </table:table-cell>
        </table:table-row>
      </table:table>
      <text:h text:style-name="P202" text:outline-level="1"><text:span text:style-name="T75">BorderLayout </text:span><text:span text:style-name="T76">Layout Manager</text:span></text:h>
      <text:p text:style-name="P180"/>
      <table:table table:name="Table365" table:style-name="Table365">
        <table:table-column table:style-name="Table365.A"/>
        <table:table-column table:style-name="Table365.B"/>
        <table:table-row>
          <table:table-cell table:style-name="Table365.A1" office:value-type="string">
            <text:p text:style-name="P166"/>
          </table:table-cell>
          <table:table-cell table:style-name="Table365.A1" office:value-type="string">
            <text:p text:style-name="P166">The class <text:span text:style-name="T62">AppFrame </text:span>possesses an inheritance relationship with the class <text:span text:style-name="T62">JFrame</text:span>. This class was conceived to use by default the layout manager <text:span text:style-name="T62">BorderLayout</text:span>.</text:p>
          </table:table-cell>
        </table:table-row>
      </table:table>
      <text:p text:style-name="P170"/>
      <table:table table:name="Table366" table:style-name="Table366">
        <table:table-column table:style-name="Table366.A"/>
        <table:table-column table:style-name="Table366.B"/>
        <table:table-row>
          <table:table-cell table:style-name="Table366.A1" office:value-type="string">
            <text:p text:style-name="P166"/>
          </table:table-cell>
          <table:table-cell table:style-name="Table366.A1" office:value-type="string">
            <text:p text:style-name="P166">Easy to use, this layout manager uses five regions where it is possible to place graphical components. <text:s/>These five regions correspond to space oriented geographical regions: <text:s/>North, West, South, East, Center. </text:p>
          </table:table-cell>
        </table:table-row>
      </table:table>
      <text:p text:style-name="P170"/>
      <table:table table:name="Table367" table:style-name="Table367">
        <table:table-column table:style-name="Table367.A"/>
        <table:table-column table:style-name="Table367.B"/>
        <table:table-row>
          <table:table-cell table:style-name="Table367.A1" office:value-type="string">
            <text:p text:style-name="P170"/>
          </table:table-cell>
          <table:table-cell table:style-name="Table367.A1" office:value-type="string">
            <text:p text:style-name="P166">For example, within a frame, a panel can be located in the central region and buttons in the region above (<text:span text:style-name="T34">North</text:span>) or below (<text:span text:style-name="T62">South</text:span>).</text:p>
          </table:table-cell>
        </table:table-row>
      </table:table>
      <text:p text:style-name="P166"/>
      <table:table table:name="Table368" table:style-name="Table368">
        <table:table-column table:style-name="Table368.A"/>
        <table:table-column table:style-name="Table368.B"/>
        <table:table-row>
          <table:table-cell table:style-name="Table368.A1" office:value-type="string">
            <text:p text:style-name="P170">The components used in a <text:span text:style-name="T73">container</text:span> can use <text:span text:style-name="T73">other layout managers </text:span></text:p>
            <text:p text:style-name="P170">other than the one used by the container.</text:p>
          </table:table-cell>
          <table:table-cell table:style-name="Table368.A1" office:value-type="string">
            <text:p text:style-name="P166">If we push our example a little farther, it is possible that the panel occupying the center region uses another layout manager. Generally, we can say that several layout managers can be used to build a container such as the one of the object <text:span text:style-name="T62">appFrame</text:span>.</text:p>
            <text:p text:style-name="P166"/>
            <text:p text:style-name="P166">When we analyze different statements in our application, we do not find any explicit references to the layout manager <text:span text:style-name="T62">BorderLayout</text:span>. When no reference is mentioned, Java determines which manager to use.</text:p>
          </table:table-cell>
        </table:table-row>
      </table:table>
      <text:p text:style-name="P166"/>
      <table:table table:name="Table369" table:style-name="Table369">
        <table:table-column table:style-name="Table369.A"/>
        <table:table-column table:style-name="Table369.B"/>
        <table:table-row>
          <table:table-cell table:style-name="Table369.A1" office:value-type="string">
            <text:p text:style-name="P166"/>
          </table:table-cell>
          <table:table-cell table:style-name="Table369.A1" office:value-type="string">
            <text:p text:style-name="P166">When the panel <text:span text:style-name="T62">diagram </text:span>is inserted in the frame with the following statement</text:p>
          </table:table-cell>
        </table:table-row>
      </table:table>
      <text:p text:style-name="P166"/>
      <table:table table:name="Table370" table:style-name="Table370">
        <table:table-column table:style-name="Table370.A"/>
        <table:table-column table:style-name="Table370.B"/>
        <table:table-row>
          <table:table-cell table:style-name="Table370.A1" office:value-type="string">
            <text:p text:style-name="P170"/>
          </table:table-cell>
          <table:table-cell table:style-name="Table370.A1" office:value-type="string">
            <text:p text:style-name="P198">57: cp.add(diagram);</text:p>
          </table:table-cell>
        </table:table-row>
      </table:table>
      <text:p text:style-name="P166"/>
      <table:table table:name="Table371" table:style-name="Table371">
        <table:table-column table:style-name="Table371.A"/>
        <table:table-column table:style-name="Table371.B"/>
        <table:table-row>
          <table:table-cell table:style-name="Table371.A1" office:value-type="string">
            <text:p text:style-name="P166"/>
          </table:table-cell>
          <table:table-cell table:style-name="Table371.A1" office:value-type="string">
            <text:p text:style-name="P166">Java uses the manager <text:span text:style-name="T62">BorderLayout </text:span>to proceed to an adequate graphical positioning. In such a situation, the center region is used. Since the other regions are not used, the space occupied by these becomes minimal. The center region therefore occupies the major part of the space available to the frame.</text:p>
          </table:table-cell>
        </table:table-row>
      </table:table>
      <text:p text:style-name="P170"/>
      <text:p text:style-name="P170"/>
      <text:p text:style-name="P170"/>
      <text:p text:style-name="P170"/>
      <text:p text:style-name="P181"/>
      <table:table table:name="Table372" table:style-name="Table372">
        <table:table-column table:style-name="Table372.A"/>
        <table:table-row>
          <table:table-cell table:style-name="Table372.A1" office:value-type="string">
            <text:p text:style-name="P212"/>
          </table:table-cell>
        </table:table-row>
      </table:table>
      <text:h text:style-name="P202" text:outline-level="1"><text:span text:style-name="T75">layout </text:span><text:span text:style-name="T76">Property</text:span></text:h>
      <text:p text:style-name="P191"/>
      <table:table table:name="Table373" table:style-name="Table373">
        <table:table-column table:style-name="Table373.A"/>
        <table:table-column table:style-name="Table373.B"/>
        <table:table-row>
          <table:table-cell table:style-name="Table373.A1" office:value-type="string">
            <text:p text:style-name="P191"/>
          </table:table-cell>
          <table:table-cell table:style-name="Table373.A1" office:value-type="string">
            <text:p text:style-name="P191">It is the method <text:span text:style-name="T62">setLayout </text:span>that explicitly determines which layout manager a container must use. For example, we could have explicitly associated the panel <text:span text:style-name="T62">contentPane </text:span>to the layout manager <text:span text:style-name="T62">BorderLayout </text:span>in the following way:</text:p>
          </table:table-cell>
        </table:table-row>
      </table:table>
      <text:p text:style-name="P166"/>
      <table:table table:name="Table374" table:style-name="Table374">
        <table:table-column table:style-name="Table374.A"/>
        <table:table-column table:style-name="Table374.B"/>
        <table:table-row>
          <table:table-cell table:style-name="Table374.A1" office:value-type="string">
            <text:p text:style-name="P166"/>
          </table:table-cell>
          <table:table-cell table:style-name="Table374.A1" office:value-type="string">
            <text:p text:style-name="P166"><text:span text:style-name="T70">cp.setLayout(</text:span><text:span text:style-name="T71">new</text:span><text:span text:style-name="T70"> BorderLayout());</text:span></text:p>
          </table:table-cell>
        </table:table-row>
      </table:table>
      <text:p text:style-name="P166"/>
      <table:table table:name="Table375" table:style-name="Table375">
        <table:table-column table:style-name="Table375.A"/>
        <table:table-column table:style-name="Table375.B"/>
        <table:table-row>
          <table:table-cell table:style-name="Table375.A1" office:value-type="string">
            <text:p text:style-name="P203"/>
          </table:table-cell>
          <table:table-cell table:style-name="Table375.A1" office:value-type="string">
            <text:p text:style-name="P203">The <text:span text:style-name="T62">diagram </text:span>panel uses the following method <text:span text:style-name="T62">setLayout </text:span>in order to explicitly determine which layout manager shall be used when graphical components will be placed inside the diagram.</text:p>
          </table:table-cell>
        </table:table-row>
      </table:table>
      <text:p text:style-name="P166"/>
      <table:table table:name="Table376" table:style-name="Table376">
        <table:table-column table:style-name="Table376.A"/>
        <table:table-column table:style-name="Table376.B"/>
        <table:table-row>
          <table:table-cell table:style-name="Table376.A1" office:value-type="string">
            <text:p text:style-name="P170"/>
          </table:table-cell>
          <table:table-cell table:style-name="Table376.A1" office:value-type="string">
            <text:p text:style-name="P180"><text:span text:style-name="T70">80: this.setLayout(</text:span><text:span text:style-name="T71">null</text:span><text:span text:style-name="T70">);</text:span></text:p>
          </table:table-cell>
        </table:table-row>
      </table:table>
      <text:p text:style-name="P166"/>
      <table:table table:name="Table377" table:style-name="Table377">
        <table:table-column table:style-name="Table377.A"/>
        <table:table-column table:style-name="Table377.B"/>
        <table:table-row>
          <table:table-cell table:style-name="Table377.A1" office:value-type="string">
            <text:p text:style-name="P203"/>
          </table:table-cell>
          <table:table-cell table:style-name="Table377.A1" office:value-type="string">
            <text:p text:style-name="P203">The term <text:span text:style-name="T62">null </text:span>associated to the property <text:span text:style-name="T62">layout </text:span>specifies that no particular layout manager will be used. Consequently, graphical components inserted in the container <text:span text:style-name="T62">diagram </text:span>will need to use a relative coordinate <text:span text:style-name="T62">x </text:span>and <text:span text:style-name="T62">y </text:span>starting from the top left corner of the container. This allows you to preserve the position as well as the size of the object even if the size of the container changes.</text:p>
          </table:table-cell>
        </table:table-row>
      </table:table>
      <text:p text:style-name="P166"/>
      <table:table table:name="Table378" table:style-name="Table378">
        <table:table-column table:style-name="Table378.A"/>
        <table:table-column table:style-name="Table378.B"/>
        <table:table-row>
          <table:table-cell table:style-name="Table378.A1" office:value-type="string">
            <text:p text:style-name="P170"/>
          </table:table-cell>
          <table:table-cell table:style-name="Table378.A1" office:value-type="string">
            <text:p text:style-name="P203">The following statement positions the new panel named <text:span text:style-name="T62">box </text:span>inside the panel <text:span text:style-name="T62">diagram</text:span>:</text:p>
          </table:table-cell>
        </table:table-row>
      </table:table>
      <text:p text:style-name="P166"/>
      <table:table table:name="Table379" table:style-name="Table379">
        <table:table-column table:style-name="Table379.A"/>
        <table:table-column table:style-name="Table379.B"/>
        <table:table-row>
          <table:table-cell table:style-name="Table379.A1" office:value-type="string">
            <text:p text:style-name="P203"/>
          </table:table-cell>
          <table:table-cell table:style-name="Table379.A1" office:value-type="string">
            <text:p text:style-name="P208">81: this.add(box);</text:p>
          </table:table-cell>
        </table:table-row>
      </table:table>
      <text:p text:style-name="P166"/>
      <table:table table:name="Table380" table:style-name="Table380">
        <table:table-column table:style-name="Table380.A"/>
        <table:table-column table:style-name="Table380.B"/>
        <table:table-row>
          <table:table-cell table:style-name="Table380.A1" office:value-type="string">
            <text:p text:style-name="P170"/>
          </table:table-cell>
          <table:table-cell table:style-name="Table380.A1" office:value-type="string">
            <text:p text:style-name="P180">The following <text:span text:style-name="T62">setLocation </text:span>method</text:p>
          </table:table-cell>
        </table:table-row>
      </table:table>
      <text:p text:style-name="P166"/>
      <table:table table:name="Table381" table:style-name="Table381">
        <table:table-column table:style-name="Table381.A"/>
        <table:table-column table:style-name="Table381.B"/>
        <table:table-row>
          <table:table-cell table:style-name="Table381.A1" office:value-type="string">
            <text:p text:style-name="P203"/>
          </table:table-cell>
          <table:table-cell table:style-name="Table381.A1" office:value-type="string">
            <text:p text:style-name="P213">78: box.setLocation(40, 20);</text:p>
          </table:table-cell>
        </table:table-row>
      </table:table>
      <text:p text:style-name="P166"/>
      <table:table table:name="Table382" table:style-name="Table382">
        <table:table-column table:style-name="Table382.A"/>
        <table:table-column table:style-name="Table382.B"/>
        <table:table-row>
          <table:table-cell table:style-name="Table382.A1" office:value-type="string">
            <text:p text:style-name="P170"/>
          </table:table-cell>
          <table:table-cell table:style-name="Table382.A1" office:value-type="string">
            <text:p text:style-name="P203">determines the position of the top left corner of the panel <text:span text:style-name="T62">box </text:span>(relative position <text:span text:style-name="T62">x </text:span>=<text:span text:style-name="T70"> </text:span>40 and <text:span text:style-name="T62">y </text:span>=<text:span text:style-name="T70"> </text:span>20) with respect to of the <text:span text:style-name="T62">diagram </text:span>panel (<text:span text:style-name="T62">x </text:span>=<text:span text:style-name="T70"> </text:span>0 and <text:span text:style-name="T62">y </text:span>=<text:span text:style-name="T70"> </text:span>0). The size of the <text:span text:style-name="T62">box </text:span>panel is specified in line 77:</text:p>
          </table:table-cell>
        </table:table-row>
      </table:table>
      <text:p text:style-name="P166"/>
      <table:table table:name="Table383" table:style-name="Table383">
        <table:table-column table:style-name="Table383.A"/>
        <table:table-column table:style-name="Table383.B"/>
        <table:table-row>
          <table:table-cell table:style-name="Table383.A1" office:value-type="string">
            <text:p text:style-name="P203"/>
          </table:table-cell>
          <table:table-cell table:style-name="Table383.A1" office:value-type="string">
            <text:p text:style-name="P208">77: box.setSize(100, 50);</text:p>
          </table:table-cell>
        </table:table-row>
      </table:table>
      <text:p text:style-name="P166"/>
      <text:p text:style-name="P204"/>
      <text:p text:style-name="P205"><text:span text:style-name="T60">Part C</text:span><text:span text:style-name="T61">:<text:tab/>Definition of Properties</text:span></text:p>
      <text:p text:style-name="P170"/>
      <text:p text:style-name="P170"/>
      <text:p text:style-name="P180"/>
      <table:table table:name="Table384" table:style-name="Table384">
        <table:table-column table:style-name="Table384.A"/>
        <table:table-row>
          <table:table-cell table:style-name="Table384.A1" office:value-type="string">
            <text:p text:style-name="P170"/>
          </table:table-cell>
        </table:table-row>
      </table:table>
      <text:h text:style-name="P200" text:outline-level="3">Definition and Assigning of Attributes</text:h>
      <text:p text:style-name="P166"/>
      <table:table table:name="Table385" table:style-name="Table385">
        <table:table-column table:style-name="Table385.A"/>
        <table:table-column table:style-name="Table385.B"/>
        <table:table-row>
          <table:table-cell table:style-name="Table385.A1" office:value-type="string">
            <text:p text:style-name="P170"/>
          </table:table-cell>
          <table:table-cell table:style-name="Table385.A1" office:value-type="string">
            <text:p text:style-name="P180">Line 8 of our example</text:p>
          </table:table-cell>
        </table:table-row>
      </table:table>
      <text:p text:style-name="P166"/>
      <table:table table:name="Table386" table:style-name="Table386">
        <table:table-column table:style-name="Table386.A"/>
        <table:table-column table:style-name="Table386.B"/>
        <table:table-row>
          <table:table-cell table:style-name="Table386.A1" office:value-type="string">
            <text:p text:style-name="P208"/>
          </table:table-cell>
          <table:table-cell table:style-name="Table386.A1" office:value-type="string">
            <text:p text:style-name="P203"><text:span text:style-name="T48">8: </text:span><text:span text:style-name="T49">private</text:span><text:span text:style-name="T48"> AppFrame appFrame = </text:span></text:p>
            <text:p text:style-name="P203"><text:span text:style-name="T48"><text:s text:c="5"/></text:span><text:span text:style-name="T49">new</text:span><text:span text:style-name="T48"> AppFrame(); </text:span><text:span text:style-name="T54">// &amp;</text:span></text:p>
          </table:table-cell>
        </table:table-row>
      </table:table>
      <text:p text:style-name="P166"/>
      <table:table table:name="Table387" table:style-name="Table387">
        <table:table-column table:style-name="Table387.A"/>
        <table:table-column table:style-name="Table387.B"/>
        <table:table-row>
          <table:table-cell table:style-name="Table387.A1" office:value-type="string">
            <text:p text:style-name="P170"/>
          </table:table-cell>
          <table:table-cell table:style-name="Table387.A1" office:value-type="string">
            <text:p text:style-name="P203">defines the attribute <text:span text:style-name="T62">diagram </text:span>and immediately associates to it the reference to the newly created object. This statement replaces the two statements of the example in Part B:</text:p>
          </table:table-cell>
        </table:table-row>
      </table:table>
      <text:p text:style-name="P166"/>
      <table:table table:name="Table388" table:style-name="Table388">
        <table:table-column table:style-name="Table388.A"/>
        <table:table-column table:style-name="Table388.B"/>
        <table:table-row>
          <table:table-cell table:style-name="Table388.A1" office:value-type="string">
            <text:p text:style-name="P203"/>
          </table:table-cell>
          <table:table-cell table:style-name="Table388.A1" office:value-type="string">
            <text:p text:style-name="P203"><text:span text:style-name="T48">8: <text:s/></text:span><text:span text:style-name="T49">private</text:span><text:span text:style-name="T48"> AppFrame appFrame;</text:span></text:p>
            <text:p text:style-name="P214"/>
            <text:p text:style-name="P203"><text:span text:style-name="T48">12: appFrame = </text:span><text:span text:style-name="T49">new</text:span><text:span text:style-name="T48"> AppFrame ();</text:span></text:p>
          </table:table-cell>
        </table:table-row>
      </table:table>
      <text:p text:style-name="P166"/>
      <table:table table:name="Table389" table:style-name="Table389">
        <table:table-column table:style-name="Table389.A"/>
        <table:table-column table:style-name="Table389.B"/>
        <table:table-row>
          <table:table-cell table:style-name="Table389.A1" office:value-type="string">
            <text:p text:style-name="P170"/>
          </table:table-cell>
          <table:table-cell table:style-name="Table389.A1" office:value-type="string">
            <text:p text:style-name="P203">The same remarks apply in this section to the definitions of the following attributes:</text:p>
          </table:table-cell>
        </table:table-row>
      </table:table>
      <text:p text:style-name="P166"/>
      <table:table table:name="Table390" table:style-name="Table390">
        <table:table-column table:style-name="Table390.A"/>
        <table:table-column table:style-name="Table390.B"/>
        <table:table-row>
          <table:table-cell table:style-name="Table390.A1" office:value-type="string">
            <text:p text:style-name="P203"/>
          </table:table-cell>
          <table:table-cell table:style-name="Table390.A1" office:value-type="string">
            <text:p text:style-name="P203"><text:span text:style-name="T48">46: </text:span><text:span text:style-name="T49">private</text:span><text:span text:style-name="T48"> Diagram diagram = </text:span></text:p>
            <text:p text:style-name="P203"><text:span text:style-name="T48"><text:s text:c="6"/></text:span><text:span text:style-name="T49">new</text:span><text:span text:style-name="T48"> Diagram(); <text:s/></text:span><text:span text:style-name="T54">// &amp;</text:span></text:p>
            <text:p text:style-name="P214"/>
            <text:p text:style-name="P203"><text:span text:style-name="T48">66: </text:span><text:span text:style-name="T49">private</text:span><text:span text:style-name="T48"> Box box = </text:span><text:span text:style-name="T49">new</text:span><text:span text:style-name="T48"> Box(); <text:s/></text:span><text:span text:style-name="T54">// &amp;</text:span></text:p>
          </table:table-cell>
        </table:table-row>
      </table:table>
      <text:p text:style-name="P180"/>
      <text:p text:style-name="P180"/>
      <text:p text:style-name="P180"/>
      <table:table table:name="Table391" table:style-name="Table391">
        <table:table-column table:style-name="Table391.A"/>
        <table:table-row>
          <table:table-cell table:style-name="Table391.A1" office:value-type="string">
            <text:p text:style-name="P170"/>
          </table:table-cell>
        </table:table-row>
      </table:table>
      <text:h text:style-name="P206" text:outline-level="3"><text:span text:style-name="T77">Class Specialization (2</text:span><text:span text:style-name="T78">nd</text:span><text:span text:style-name="T77"> Part)</text:span></text:h>
      <text:p text:style-name="P166"/>
      <table:table table:name="Table392" table:style-name="Table392">
        <table:table-column table:style-name="Table392.A"/>
        <table:table-column table:style-name="Table392.B"/>
        <table:table-row>
          <table:table-cell table:style-name="Table392.A1" office:value-type="string">
            <text:p text:style-name="P170"/>
          </table:table-cell>
          <table:table-cell table:style-name="Table392.A1" office:value-type="string">
            <text:p text:style-name="P203">In Part B, we saw that the code applied to an object immediately after its construction may be contained in a separately defined class. This implies that an inheritance relationship needs to be established between this new class and a predefined Java class.</text:p>
          </table:table-cell>
        </table:table-row>
      </table:table>
      <text:p text:style-name="P166"/>
      <table:table table:name="Table393" table:style-name="Table393">
        <table:table-column table:style-name="Table393.A"/>
        <table:table-column table:style-name="Table393.B"/>
        <table:table-row>
          <table:table-cell table:style-name="Table393.A1" office:value-type="string">
            <text:p text:style-name="P203"/>
          </table:table-cell>
          <table:table-cell table:style-name="Table393.A1" office:value-type="string">
            <text:p text:style-name="P203">According to this application class development principle, we continue our example by defining the class <text:span text:style-name="T62">Box</text:span>. Therefore the attribute <text:span text:style-name="T62">box </text:span>is no longer explicitly of the type <text:span text:style-name="T62">JPanel </text:span>(predefined Java class) as in the example in the previous section:</text:p>
          </table:table-cell>
        </table:table-row>
      </table:table>
      <text:p text:style-name="P166"/>
      <table:table table:name="Table394" table:style-name="Table394">
        <table:table-column table:style-name="Table394.A"/>
        <table:table-column table:style-name="Table394.B"/>
        <table:table-row>
          <table:table-cell table:style-name="Table394.A1" office:value-type="string">
            <text:p text:style-name="P199"/>
          </table:table-cell>
          <table:table-cell table:style-name="Table394.A1" office:value-type="string">
            <text:p text:style-name="P180"><text:span text:style-name="T70">71: </text:span><text:span text:style-name="T71">private</text:span><text:span text:style-name="T70"> JPanel box;</text:span></text:p>
          </table:table-cell>
        </table:table-row>
      </table:table>
      <text:p text:style-name="P166"/>
      <table:table table:name="Table395" table:style-name="Table395">
        <table:table-column table:style-name="Table395.A"/>
        <table:table-column table:style-name="Table395.B"/>
        <table:table-row>
          <table:table-cell table:style-name="Table395.A1" office:value-type="string">
            <text:p text:style-name="P203"/>
          </table:table-cell>
          <table:table-cell table:style-name="Table395.A1" office:value-type="string">
            <text:p text:style-name="P203">but rather of the type <text:span text:style-name="T62">Box</text:span><text:span text:style-name="T70">:</text:span></text:p>
          </table:table-cell>
        </table:table-row>
      </table:table>
      <text:p text:style-name="P166"/>
      <table:table table:name="Table396" table:style-name="Table396">
        <table:table-column table:style-name="Table396.A"/>
        <table:table-column table:style-name="Table396.B"/>
        <table:table-row>
          <table:table-cell table:style-name="Table396.A1" office:value-type="string">
            <text:p text:style-name="P199"/>
          </table:table-cell>
          <table:table-cell table:style-name="Table396.A1" office:value-type="string">
            <text:p text:style-name="P180"><text:span text:style-name="T70">66: </text:span><text:span text:style-name="T71">private</text:span><text:span text:style-name="T70"> Box box = </text:span><text:span text:style-name="T71">new</text:span><text:span text:style-name="T70"> Box(); <text:s/></text:span><text:span text:style-name="T62">// &amp;</text:span></text:p>
          </table:table-cell>
        </table:table-row>
      </table:table>
      <text:p text:style-name="P166"/>
      <table:table table:name="Table397" table:style-name="Table397">
        <table:table-column table:style-name="Table397.A"/>
        <table:table-column table:style-name="Table397.B"/>
        <table:table-row>
          <table:table-cell table:style-name="Table397.A1" office:value-type="string">
            <text:p text:style-name="P203"/>
          </table:table-cell>
          <table:table-cell table:style-name="Table397.A1" office:value-type="string">
            <text:p text:style-name="P203">The <text:span text:style-name="T62">Box </text:span>class serves to define the second application oriented panel in our graphical user interface. Note that in the last section the following statements</text:p>
          </table:table-cell>
        </table:table-row>
      </table:table>
      <text:p text:style-name="P166"/>
      <table:table table:name="Table398" table:style-name="Table398">
        <table:table-column table:style-name="Table398.A"/>
        <table:table-column table:style-name="Table398.B"/>
        <table:table-row>
          <table:table-cell table:style-name="Table398.A1" office:value-type="string">
            <text:p text:style-name="P170"/>
          </table:table-cell>
          <table:table-cell table:style-name="Table398.A1" office:value-type="string">
            <text:p text:style-name="P213">76: box.setBackground(Color.blue);</text:p>
            <text:p text:style-name="P213">77: box.setSize(100, 50);</text:p>
            <text:p text:style-name="P207">78: box.setLocation(40, 20);</text:p>
          </table:table-cell>
        </table:table-row>
      </table:table>
      <text:p text:style-name="P166"/>
      <table:table table:name="Table399" table:style-name="Table399">
        <table:table-column table:style-name="Table399.A"/>
        <table:table-column table:style-name="Table399.B"/>
        <table:table-row>
          <table:table-cell table:style-name="Table399.A1" office:value-type="string">
            <text:p text:style-name="P203"/>
          </table:table-cell>
          <table:table-cell table:style-name="Table399.A1" office:value-type="string">
            <text:p text:style-name="P203">were moved, in the example presented in this section, to the constructor of the object <text:span text:style-name="T62">box</text:span> :</text:p>
          </table:table-cell>
        </table:table-row>
      </table:table>
      <text:p text:style-name="P166"/>
      <table:table table:name="Table400" table:style-name="Table400">
        <table:table-column table:style-name="Table400.A"/>
        <table:table-column table:style-name="Table400.B"/>
        <table:table-row>
          <table:table-cell table:style-name="Table400.A1" office:value-type="string">
            <text:p text:style-name="P203"/>
          </table:table-cell>
          <table:table-cell table:style-name="Table400.A1" office:value-type="string">
            <text:p text:style-name="P213">92: this.setSize(100, 50);</text:p>
            <text:p text:style-name="P213">93: this.setColor(Color.yellow);</text:p>
            <text:p text:style-name="P213">94: this.setLocation(40, 20);</text:p>
          </table:table-cell>
        </table:table-row>
      </table:table>
      <text:p text:style-name="P166"/>
      <table:table table:name="Table401" table:style-name="Table401">
        <table:table-column table:style-name="Table401.A"/>
        <table:table-column table:style-name="Table401.B"/>
        <table:table-row>
          <table:table-cell table:style-name="Table401.A1" office:value-type="string">
            <text:p text:style-name="P203"/>
          </table:table-cell>
          <table:table-cell table:style-name="Table401.A1" office:value-type="string">
            <text:p text:style-name="P203">Also note that the constructor of the object <text:span text:style-name="T62">box </text:span>calls, on line 93, the method <text:span text:style-name="T62">setColor </text:span>instead of using directly the method <text:span text:style-name="T62">setBackground</text:span>.</text:p>
          </table:table-cell>
        </table:table-row>
      </table:table>
      <text:p text:style-name="P166"/>
      <table:table table:name="Table402" table:style-name="Table402">
        <table:table-column table:style-name="Table402.A"/>
        <table:table-column table:style-name="Table402.B"/>
        <table:table-row>
          <table:table-cell table:style-name="Table402.A1" office:value-type="string">
            <text:p text:style-name="P203"/>
          </table:table-cell>
          <table:table-cell table:style-name="Table402.A1" office:value-type="string">
            <text:p text:style-name="P203">This modification introduces and defines an application oriented property concept.</text:p>
          </table:table-cell>
        </table:table-row>
      </table:table>
      <text:p text:style-name="P180"/>
      <text:p text:style-name="P180"/>
      <text:p text:style-name="P180"/>
      <table:table table:name="Table403" table:style-name="Table403">
        <table:table-column table:style-name="Table403.A"/>
        <table:table-row>
          <table:table-cell table:style-name="Table403.A1" office:value-type="string">
            <text:p text:style-name="P170"/>
          </table:table-cell>
        </table:table-row>
      </table:table>
      <text:h text:style-name="P215" text:outline-level="3">Properties</text:h>
      <text:p text:style-name="P166"/>
      <table:table table:name="Table404" table:style-name="Table404">
        <table:table-column table:style-name="Table404.A"/>
        <table:table-column table:style-name="Table404.B"/>
        <table:table-row>
          <table:table-cell table:style-name="Table404.A1" office:value-type="string">
            <text:p text:style-name="P170"/>
          </table:table-cell>
          <table:table-cell table:style-name="Table404.A1" office:value-type="string">
            <text:p text:style-name="P203">In Chapter 3, we introduced the fundamental concept of property. Afterwards, we showed the existence of the property <text:span text:style-name="T62">visible </text:span>located in the Java class named <text:span text:style-name="T62">Component</text:span>.</text:p>
          </table:table-cell>
        </table:table-row>
      </table:table>
      <text:p text:style-name="P166"/>
      <table:table table:name="Table405" table:style-name="Table405">
        <table:table-column table:style-name="Table405.A"/>
        <table:table-column table:style-name="Table405.B"/>
        <table:table-row>
          <table:table-cell table:style-name="Table405.A1" office:value-type="string">
            <text:p text:style-name="P180">The declaration of the attribute of a property is optional.</text:p>
          </table:table-cell>
          <table:table-cell table:style-name="Table405.A1" office:value-type="string">
            <text:p text:style-name="P203">We mentioned that a property is in fact a private attribute with <text:span text:style-name="T62">get</text:span> and <text:span text:style-name="T62">set</text:span> methods. In the example presented in this section, we define the property <text:span text:style-name="T62">color </text:span>inside the class <text:span text:style-name="T62">Box</text:span>. Note that by analyzing the code of the class <text:span text:style-name="T62">Box</text:span>,<text:span text:style-name="T62"> </text:span>we do not find the attribute named <text:span text:style-name="T62">color</text:span>. The method <text:span text:style-name="T62">setColor </text:span>calls the method <text:span text:style-name="T62">setBackground</text:span></text:p>
          </table:table-cell>
        </table:table-row>
      </table:table>
      <text:p text:style-name="P166"/>
      <table:table table:name="Table406" table:style-name="Table406">
        <table:table-column table:style-name="Table406.A"/>
        <table:table-column table:style-name="Table406.B"/>
        <table:table-row>
          <table:table-cell table:style-name="Table406.A1" office:value-type="string">
            <text:p text:style-name="P199"/>
          </table:table-cell>
          <table:table-cell table:style-name="Table406.A1" office:value-type="string">
            <text:p text:style-name="P207">102: this.setBackground(aColor);</text:p>
          </table:table-cell>
        </table:table-row>
      </table:table>
      <text:p text:style-name="P166"/>
      <table:table table:name="Table407" table:style-name="Table407">
        <table:table-column table:style-name="Table407.A"/>
        <table:table-column table:style-name="Table407.B"/>
        <table:table-row>
          <table:table-cell table:style-name="Table407.A1" office:value-type="string">
            <text:p text:style-name="P203"/>
          </table:table-cell>
          <table:table-cell table:style-name="Table407.A1" office:value-type="string">
            <text:p text:style-name="P203">to directly color the panel background. In this case, we do not need to define the following attribute</text:p>
          </table:table-cell>
        </table:table-row>
      </table:table>
      <text:p text:style-name="P166"/>
      <table:table table:name="Table408" table:style-name="Table408">
        <table:table-column table:style-name="Table408.A"/>
        <table:table-column table:style-name="Table408.B"/>
        <table:table-row>
          <table:table-cell table:style-name="Table408.A1" office:value-type="string">
            <text:p text:style-name="P199"/>
          </table:table-cell>
          <table:table-cell table:style-name="Table408.A1" office:value-type="string">
            <text:p text:style-name="P216"><text:span text:style-name="T80">private</text:span><text:span text:style-name="T81"> Color color;</text:span></text:p>
          </table:table-cell>
        </table:table-row>
      </table:table>
      <text:p text:style-name="P166"/>
      <table:table table:name="Table409" table:style-name="Table409">
        <table:table-column table:style-name="Table409.A"/>
        <table:table-column table:style-name="Table409.B"/>
        <table:table-row>
          <table:table-cell table:style-name="Table409.A1" office:value-type="string">
            <text:p text:style-name="P203"/>
          </table:table-cell>
          <table:table-cell table:style-name="Table409.A1" office:value-type="string">
            <text:p text:style-name="P203">because the inherited method <text:span text:style-name="T62">setBackground </text:span>applies directly the color received, by way of its parameter, to the background of the panel object. Even if the attribute <text:span text:style-name="T62">color </text:span>is not defined, we can still talk about the property <text:span text:style-name="T62">color</text:span>.</text:p>
          </table:table-cell>
        </table:table-row>
      </table:table>
      <text:p text:style-name="P170"/>
      <text:p text:style-name="P170"/>
      <table:table table:name="Table410" table:style-name="Table410">
        <table:table-column table:style-name="Table410.A"/>
        <table:table-row>
          <table:table-cell table:style-name="Table410.A1" office:value-type="string">
            <text:p text:style-name="P201"/>
          </table:table-cell>
        </table:table-row>
      </table:table>
      <text:h text:style-name="P217" text:outline-level="2">JavaBeans</text:h>
      <text:p text:style-name="P170"/>
      <table:table table:name="Table411" table:style-name="Table411">
        <table:table-column table:style-name="Table411.A"/>
        <table:table-column table:style-name="Table411.B"/>
        <table:table-row>
          <table:table-cell table:style-name="Table411.A1" office:value-type="string">
            <text:p text:style-name="P180">A property = </text:p>
            <text:p text:style-name="P218"><text:span text:style-name="T62">get</text:span> and <text:span text:style-name="T62">set</text:span> methods </text:p>
            <text:p text:style-name="P218"/>
          </table:table-cell>
          <table:table-cell table:style-name="Table411.A1" office:value-type="string">
            <text:p text:style-name="P166">We have just seen that a property is in reality a state of an object that is saved in an attribute of a component. <text:s/>In most cases this attribute is explicitly added to the component. <text:s/>Note that we also call components "JavaBeans". In its simplest form, a JavaBean is a class that respects the following characteristics:</text:p>
          </table:table-cell>
        </table:table-row>
      </table:table>
      <text:p text:style-name="P166"/>
      <table:table table:name="Table412" table:style-name="Table412">
        <table:table-column table:style-name="Table412.A"/>
        <table:table-column table:style-name="Table412.B"/>
        <table:table-row>
          <table:table-cell table:style-name="Table412.A1" office:value-type="string">
            <text:p text:style-name="P166"/>
          </table:table-cell>
          <table:table-cell table:style-name="Table412.A1" office:value-type="string">
            <text:p text:style-name="P219"><text:tab/>1-<text:tab/>The class is public;</text:p>
          </table:table-cell>
        </table:table-row>
      </table:table>
      <text:p text:style-name="P166"/>
      <table:table table:name="Table413" table:style-name="Table413">
        <table:table-column table:style-name="Table413.A"/>
        <table:table-column table:style-name="Table413.B"/>
        <table:table-row>
          <table:table-cell table:style-name="Table413.A1" office:value-type="string">
            <text:p text:style-name="P166"/>
          </table:table-cell>
          <table:table-cell table:style-name="Table413.A1" office:value-type="string">
            <text:p text:style-name="P220"><text:tab/>2-<text:tab/>The default (no parameters) constructor is public. </text:p>
            <text:p text:style-name="P221"><text:tab/>Of course, the component can contain other constructors.</text:p>
          </table:table-cell>
        </table:table-row>
      </table:table>
      <text:p text:style-name="P166"/>
      <table:table table:name="Table414" table:style-name="Table414">
        <table:table-column table:style-name="Table414.A"/>
        <table:table-column table:style-name="Table414.B"/>
        <table:table-row>
          <table:table-cell table:style-name="Table414.A1" office:value-type="string">
            <text:p text:style-name="P170"/>
          </table:table-cell>
          <table:table-cell table:style-name="Table414.A1" office:value-type="string">
            <text:p text:style-name="P222"><text:tab/>3-<text:tab/>The properties make reference to auxiliary or special public methods <text:span text:style-name="T70">("</text:span><text:span text:style-name="T62">is</text:span><text:span text:style-name="T70">", "</text:span><text:span text:style-name="T62">get</text:span><text:span text:style-name="T70">" </text:span>and<text:span text:style-name="T70"> "</text:span><text:span text:style-name="T62">set</text:span><text:span text:style-name="T70">") </text:span>that must respect programming rules described below.</text:p>
          </table:table-cell>
        </table:table-row>
      </table:table>
      <text:p text:style-name="P170"/>
      <table:table table:name="Table415" table:style-name="Table415">
        <table:table-column table:style-name="Table415.A"/>
        <table:table-column table:style-name="Table415.B"/>
        <table:table-row>
          <table:table-cell table:style-name="Table415.A1" office:value-type="string">
            <text:p text:style-name="P170">Only </text:p>
            <text:p text:style-name="P170">auxiliary public methods can modify the state of a </text:p>
            <text:p text:style-name="P170">property.</text:p>
          </table:table-cell>
          <table:table-cell table:style-name="Table415.A1" office:value-type="string">
            <text:p text:style-name="P166">When an attribute of a property exists, its header contains the modifier <text:span text:style-name="T62">private</text:span>. Therefore the consultation or modification of the state of a property can only be performed by the use of auxiliary methods. Of course, the <text:span text:style-name="T62">public</text:span><text:span text:style-name="T70"> </text:span>modifier shall be connected to the header (signature) of these methods underlying the property.</text:p>
          </table:table-cell>
        </table:table-row>
      </table:table>
      <text:p text:style-name="P170"/>
      <table:table table:name="Table416" table:style-name="Table416">
        <table:table-column table:style-name="Table416.A"/>
        <table:table-column table:style-name="Table416.B"/>
        <table:table-row>
          <table:table-cell table:style-name="Table416.A1" office:value-type="string">
            <text:p text:style-name="P170"><text:span text:style-name="T73">Reading</text:span> of the state of a property: methods "<text:span text:style-name="T24">is</text:span>" (boolean type) or "<text:span text:style-name="T24">get</text:span>".</text:p>
          </table:table-cell>
          <table:table-cell table:style-name="Table416.A1" office:value-type="string">
            <text:p text:style-name="P176">The method that reads the value of the property state must follow the syntax below:</text:p>
            <text:p text:style-name="P170"/>
            <text:p text:style-name="P223">get&lt;Name of property&gt;</text:p>
          </table:table-cell>
        </table:table-row>
      </table:table>
      <text:p text:style-name="P170"/>
      <table:table table:name="Table417" table:style-name="Table417">
        <table:table-column table:style-name="Table417.A"/>
        <table:table-column table:style-name="Table417.B"/>
        <table:table-row>
          <table:table-cell table:style-name="Table417.A1" office:value-type="string">
            <text:p text:style-name="P170"/>
          </table:table-cell>
          <table:table-cell table:style-name="Table417.A1" office:value-type="string">
            <text:p text:style-name="P176">Note that a property of type <text:span text:style-name="T62">boolean </text:span>uses the following syntax:</text:p>
            <text:p text:style-name="P166"/>
            <text:p text:style-name="P198">is&lt;Name of property&gt;</text:p>
          </table:table-cell>
        </table:table-row>
      </table:table>
      <text:p text:style-name="P170"/>
      <table:table table:name="Table418" table:style-name="Table418">
        <table:table-column table:style-name="Table418.A"/>
        <table:table-column table:style-name="Table418.B"/>
        <table:table-row>
          <table:table-cell table:style-name="Table418.A1" office:value-type="string">
            <text:p text:style-name="P166"/>
          </table:table-cell>
          <table:table-cell table:style-name="Table418.A1" office:value-type="string">
            <text:p text:style-name="P166">A standard header (signature) corresponds to each auxiliary method. The "reading" methods <text:span text:style-name="T70">("</text:span><text:span text:style-name="T62">is</text:span><text:span text:style-name="T70">"</text:span> or <text:span text:style-name="T70">"</text:span><text:span text:style-name="T62">get</text:span><text:span text:style-name="T70">") </text:span>do not use any parameters and return an object of type identical to that of the attribute used to define the property (if the attribute is explicitly used). For example, see the header of the method <text:span text:style-name="T62">getColor</text:span><text:span text:style-name="T70"> </text:span>on line 97:</text:p>
          </table:table-cell>
        </table:table-row>
      </table:table>
      <text:p text:style-name="P166"/>
      <table:table table:name="Table419" table:style-name="Table419">
        <table:table-column table:style-name="Table419.A"/>
        <table:table-column table:style-name="Table419.B"/>
        <table:table-row>
          <table:table-cell table:style-name="Table419.A1" office:value-type="string">
            <text:p text:style-name="P166"/>
          </table:table-cell>
          <table:table-cell table:style-name="Table419.A1" office:value-type="string">
            <text:p text:style-name="P166"><text:span text:style-name="T70">97: </text:span><text:span text:style-name="T71">public</text:span><text:span text:style-name="T70"> Color getColor() {</text:span></text:p>
          </table:table-cell>
        </table:table-row>
      </table:table>
      <text:p text:style-name="P166"/>
      <table:table table:name="Table420" table:style-name="Table420">
        <table:table-column table:style-name="Table420.A"/>
        <table:table-column table:style-name="Table420.B"/>
        <table:table-row>
          <table:table-cell table:style-name="Table420.A1" office:value-type="string">
            <text:p text:style-name="P170">Modification or <text:span text:style-name="T73">writing</text:span> of the state of a property: method "<text:span text:style-name="T24">set</text:span>".</text:p>
          </table:table-cell>
          <table:table-cell table:style-name="Table420.A1" office:value-type="string">
            <text:p text:style-name="P176">As for the method that serves to modify the property state, its syntax is defined as follows:</text:p>
            <text:p text:style-name="P170"/>
            <text:p text:style-name="P207">set&lt;Name of property&gt;</text:p>
          </table:table-cell>
        </table:table-row>
      </table:table>
      <text:p text:style-name="P170"/>
      <table:table table:name="Table421" table:style-name="Table421">
        <table:table-column table:style-name="Table421.A"/>
        <table:table-column table:style-name="Table421.B"/>
        <table:table-row>
          <table:table-cell table:style-name="Table421.A1" office:value-type="string">
            <text:p text:style-name="P170">A property is composed of a private attribute as well as public methods beginning with the prefixes <text:span text:style-name="T24">get</text:span><text:span text:style-name="T73"> (</text:span><text:span text:style-name="T24">is</text:span><text:span text:style-name="T73">)</text:span> or <text:span text:style-name="T24">set</text:span>.</text:p>
          </table:table-cell>
          <table:table-cell table:style-name="Table421.A1" office:value-type="string">
            <text:p text:style-name="P166">Please note that the first letter of the name of an attribute of a property is a lowercase letter. In methods, the first character of the name of the property serving as suffix of the method name becomes uppercase.</text:p>
            <text:p text:style-name="P166"/>
            <text:p text:style-name="P166">In the class <text:span text:style-name="T62">Box</text:span><text:span text:style-name="T70">,</text:span> the method <text:span text:style-name="T62">setColor</text:span> is used to change the box color. This method, as well as all other "<text:span text:style-name="T62">set</text:span>" methods, do not return any values and consequently contain the modifier <text:span text:style-name="T62">void</text:span><text:span text:style-name="T1">.</text:span> The header of the method <text:span text:style-name="T62">setColor</text:span> therefore is as follows:</text:p>
          </table:table-cell>
        </table:table-row>
      </table:table>
      <text:p text:style-name="P170"/>
      <table:table table:name="Table422" table:style-name="Table422">
        <table:table-column table:style-name="Table422.A"/>
        <table:table-column table:style-name="Table422.B"/>
        <table:table-row>
          <table:table-cell table:style-name="Table422.A1" office:value-type="string">
            <text:p text:style-name="P170"/>
          </table:table-cell>
          <table:table-cell table:style-name="Table422.A1" office:value-type="string">
            <text:p text:style-name="P170"><text:span text:style-name="T70">101: </text:span><text:span text:style-name="T71">public void </text:span><text:span text:style-name="T70">setColor(Color aColor) {</text:span></text:p>
          </table:table-cell>
        </table:table-row>
      </table:table>
      <text:p text:style-name="P170"/>
      <table:table table:name="Table423" table:style-name="Table423">
        <table:table-column table:style-name="Table423.A"/>
        <table:table-column table:style-name="Table423.B"/>
        <table:table-row>
          <table:table-cell table:style-name="Table423.A1" office:value-type="string">
            <text:p text:style-name="P170">The class of the parameter of the method "<text:span text:style-name="T24">set</text:span>" is equal to the type of the property.</text:p>
          </table:table-cell>
          <table:table-cell table:style-name="Table423.A1" office:value-type="string">
            <text:p text:style-name="P166">A method parameter is a local variable. A local variable scope lies inside the method within it is defined. Any parameter name could have been used. The type associated to the parameter corresponds to the property type.</text:p>
          </table:table-cell>
        </table:table-row>
      </table:table>
      <text:p text:style-name="P170"/>
      <table:table table:name="Table424" table:style-name="Table424">
        <table:table-column table:style-name="Table424.A"/>
        <table:table-column table:style-name="Table424.B"/>
        <table:table-row>
          <table:table-cell table:style-name="Table424.A1" office:value-type="string">
            <text:p text:style-name="P170"><text:span text:style-name="T73">Read only </text:span>property: no method "<text:span text:style-name="T24">set</text:span>".</text:p>
          </table:table-cell>
          <table:table-cell table:style-name="Table424.A1" office:value-type="string">
            <text:p text:style-name="P166">Like the attribute that serves to save the state of a property, the methods <text:span text:style-name="T70">"</text:span><text:span text:style-name="T62">is</text:span><text:span text:style-name="T70">", "</text:span><text:span text:style-name="T62">get</text:span><text:span text:style-name="T70">" </text:span>and<text:span text:style-name="T70"> "</text:span><text:span text:style-name="T62">set</text:span><text:span text:style-name="T70">"</text:span> are also optional. If a property is read only, it is permitted not to define the method <text:span text:style-name="T70">"</text:span><text:span text:style-name="T62">set</text:span><text:span text:style-name="T70">".</text:span> Inversely, when circumstances dictate that a property only makes sense during a write operation, the method <text:span text:style-name="T70">"</text:span><text:span text:style-name="T62">get</text:span><text:span text:style-name="T70">"</text:span> <text:span text:style-name="T70">("</text:span><text:span text:style-name="T62">is</text:span><text:span text:style-name="T70">") </text:span>can also be undefined. <text:s/>However, one of the three public methods must be defined in order to have a property.</text:p>
          </table:table-cell>
        </table:table-row>
      </table:table>
      <text:p text:style-name="P180"/>
      <text:p text:style-name="P180"/>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180"/>
      <table:table table:name="Table425" table:style-name="Table425">
        <table:table-column table:style-name="Table425.A"/>
        <table:table-column table:style-name="Table425.B"/>
        <table:table-row>
          <table:table-cell table:style-name="Table425.A1" office:value-type="string">
            <text:h text:style-name="P162" text:outline-level="1">CHAPTER</text:h>
            <text:h text:style-name="P68" text:outline-level="1"><text:span text:style-name="T57"><text:s/></text:span><text:span text:style-name="T58"><text:s text:c="2"/></text:span><text:span text:style-name="T57">5 <text:s text:c="2"/></text:span></text:h>
            <text:p text:style-name="Standard"/>
            <text:p text:style-name="Standard"><text:s/></text:p>
          </table:table-cell>
          <table:table-cell table:style-name="Table425.A1" office:value-type="string">
            <text:h text:style-name="P70" text:outline-level="1"><text:s text:c="73"/></text:h>
            <text:p text:style-name="Standard"/>
            <text:p text:style-name="P163">Events</text:p>
            <text:h text:style-name="P164" text:outline-level="1"/>
            <text:p text:style-name="Standard"/>
            <text:h text:style-name="P165" text:outline-level="1"/>
            <text:p text:style-name="P69"/>
            <text:h text:style-name="P164" text:outline-level="1">This chapter uses the basic graphical user interface presented in the previous chapter, in order to introduce the mouse actions on the interface.</text:h>
            <text:h text:style-name="P164" text:outline-level="1"/>
            <text:h text:style-name="P164" text:outline-level="1">In concrete terms, the goal of this chapter is to make it possible to click, with the left mouse button, on the displayed box and change its color from yellow to red and vice-versa.</text:h>
            <text:p text:style-name="P225"/>
            <text:h text:style-name="P165" text:outline-level="1">Working with events such as those presented in this chapter requires control mechanisms adapted to each type of event.</text:h>
          </table:table-cell>
        </table:table-row>
      </table:table>
      <text:p text:style-name="P166"/>
      <text:p text:style-name="P166"/>
      <text:p text:style-name="P226"/>
      <table:table table:name="Table426" table:style-name="Table426">
        <table:table-column table:style-name="Table426.A"/>
        <table:table-row>
          <table:table-cell table:style-name="Table426.A1" office:value-type="string">
            <text:p text:style-name="P170"/>
          </table:table-cell>
        </table:table-row>
      </table:table>
      <text:p text:style-name="P227">New Java Programming Elements</text:p>
      <text:p text:style-name="P180"/>
      <table:table table:name="Table427" table:style-name="Table427">
        <table:table-column table:style-name="Table427.A"/>
        <table:table-column table:style-name="Table427.B"/>
        <table:table-row>
          <table:table-cell table:style-name="Table427.A1" office:value-type="string">
            <text:p text:style-name="P170"/>
          </table:table-cell>
          <table:table-cell table:style-name="Table427.A1" office:value-type="string">
            <text:p text:style-name="P166">This chapter will begin by presenting new Java programming elements. We discuss them because they are used in the example presented in this chapter, whose goal is to introduce the fundamental mechanism of event control.</text:p>
          </table:table-cell>
        </table:table-row>
      </table:table>
      <text:p text:style-name="P170"/>
      <text:p text:style-name="P170"/>
      <table:table table:name="Table428" table:style-name="Table428">
        <table:table-column table:style-name="Table428.A"/>
        <table:table-row>
          <table:table-cell table:style-name="Table428.A1" office:value-type="string">
            <text:p text:style-name="P201"/>
          </table:table-cell>
        </table:table-row>
      </table:table>
      <text:h text:style-name="P228" text:outline-level="2"><text:span text:style-name="T73">Optional Use of the Keyword </text:span><text:span text:style-name="T24">this</text:span></text:h>
      <text:p text:style-name="P166"/>
      <table:table table:name="Table429" table:style-name="Table429">
        <table:table-column table:style-name="Table429.A"/>
        <table:table-column table:style-name="Table429.B"/>
        <table:table-row>
          <table:table-cell table:style-name="Table429.A1" office:value-type="string">
            <text:p text:style-name="P166"/>
          </table:table-cell>
          <table:table-cell table:style-name="Table429.A1" office:value-type="string">
            <text:p text:style-name="P166">The keyword <text:span text:style-name="T62">this</text:span> is a reference to the current class object. However, it can be omitted, as shown in the following line:</text:p>
          </table:table-cell>
        </table:table-row>
      </table:table>
      <text:p text:style-name="P166"/>
      <table:table table:name="Table430" table:style-name="Table430">
        <table:table-column table:style-name="Table430.A"/>
        <table:table-column table:style-name="Table430.B"/>
        <table:table-row>
          <table:table-cell table:style-name="Table430.A1" office:value-type="string">
            <text:p text:style-name="P166"/>
          </table:table-cell>
          <table:table-cell table:style-name="Table430.A1" office:value-type="string">
            <text:p text:style-name="P166"><text:span text:style-name="T70">181:</text:span><text:span text:style-name="T71"> return</text:span><text:span text:style-name="T70"> selected;</text:span></text:p>
          </table:table-cell>
        </table:table-row>
      </table:table>
      <text:p text:style-name="P166"/>
      <table:table table:name="Table431" table:style-name="Table431">
        <table:table-column table:style-name="Table431.A"/>
        <table:table-column table:style-name="Table431.B"/>
        <table:table-row>
          <table:table-cell table:style-name="Table431.A1" office:value-type="string">
            <text:p text:style-name="P166"/>
          </table:table-cell>
          <table:table-cell table:style-name="Table431.A1" office:value-type="string">
            <text:p text:style-name="P166">In the above example, we could have used the keyword <text:span text:style-name="T62">this </text:span>as follows:</text:p>
          </table:table-cell>
        </table:table-row>
      </table:table>
      <text:p text:style-name="P166"/>
      <table:table table:name="Table432" table:style-name="Table432">
        <table:table-column table:style-name="Table432.A"/>
        <table:table-column table:style-name="Table432.B"/>
        <table:table-row>
          <table:table-cell table:style-name="Table432.A1" office:value-type="string">
            <text:p text:style-name="P166"/>
          </table:table-cell>
          <table:table-cell table:style-name="Table432.A1" office:value-type="string">
            <text:p text:style-name="P166"><text:span text:style-name="T71">return this</text:span><text:span text:style-name="T70">.selected;</text:span></text:p>
          </table:table-cell>
        </table:table-row>
      </table:table>
      <text:p text:style-name="P166"/>
      <table:table table:name="Table433" table:style-name="Table433">
        <table:table-column table:style-name="Table433.A"/>
        <table:table-column table:style-name="Table433.B"/>
        <table:table-row>
          <table:table-cell table:style-name="Table433.A1" office:value-type="string">
            <text:p text:style-name="P166"/>
          </table:table-cell>
          <table:table-cell table:style-name="Table433.A1" office:value-type="string">
            <text:p text:style-name="P166">In general, class attributes and methods can be accessed without using the keyword <text:span text:style-name="T62">this</text:span> since this reference is implicit when located within the class itself.</text:p>
          </table:table-cell>
        </table:table-row>
      </table:table>
      <text:p text:style-name="P166"/>
      <table:table table:name="Table434" table:style-name="Table434">
        <table:table-column table:style-name="Table434.A"/>
        <table:table-column table:style-name="Table434.B"/>
        <table:table-row>
          <table:table-cell table:style-name="Table434.A1" office:value-type="string">
            <text:p text:style-name="P166"/>
          </table:table-cell>
          <table:table-cell table:style-name="Table434.A1" office:value-type="string">
            <text:p text:style-name="P166">Also note that if we use the same name for class attributes and method parameters, the presence of <text:span text:style-name="T62">this</text:span> inside methods becomes essential in order to distinguish the attributes from the parameters. For example, here is the class <text:span text:style-name="T62">Tool</text:span> that defines the attribute <text:span text:style-name="T62">name</text:span> with its constructor whose parameter is also <text:span text:style-name="T62">name</text:span>. In order to distinguish between these two, the presence of the keyword <text:span text:style-name="T62">this</text:span> is necessary.</text:p>
          </table:table-cell>
        </table:table-row>
      </table:table>
      <text:p text:style-name="P166"/>
      <table:table table:name="Table435" table:style-name="Table435">
        <table:table-column table:style-name="Table435.A"/>
        <table:table-column table:style-name="Table435.B"/>
        <table:table-row>
          <table:table-cell table:style-name="Table435.A1" office:value-type="string">
            <text:p text:style-name="P166"/>
          </table:table-cell>
          <table:table-cell table:style-name="Table435.A1" office:value-type="string">
            <text:p text:style-name="P166"><text:span text:style-name="T71">public class</text:span><text:span text:style-name="T70"> Tool {</text:span></text:p>
            <text:p text:style-name="P166"><text:span text:style-name="T70"><text:s text:c="2"/></text:span><text:span text:style-name="T71">private</text:span><text:span text:style-name="T70"> String name = "";</text:span></text:p>
            <text:p text:style-name="P198"/>
            <text:p text:style-name="P166"><text:span text:style-name="T70"><text:s text:c="2"/></text:span><text:span text:style-name="T71">public</text:span><text:span text:style-name="T70"> Tool(String name) {</text:span></text:p>
            <text:p text:style-name="P166"><text:span text:style-name="T70"><text:s text:c="4"/></text:span><text:span text:style-name="T71">super</text:span><text:span text:style-name="T70">();</text:span></text:p>
            <text:p text:style-name="P166"><text:span text:style-name="T70"><text:s text:c="4"/></text:span><text:span text:style-name="T71">this</text:span><text:span text:style-name="T70">.name = name;</text:span></text:p>
            <text:p text:style-name="P198"><text:s text:c="2"/>}</text:p>
            <text:p text:style-name="P198">}</text:p>
          </table:table-cell>
        </table:table-row>
      </table:table>
      <text:p text:style-name="P170"/>
      <table:table table:name="Table436" table:style-name="Table436">
        <table:table-column table:style-name="Table436.A"/>
        <table:table-column table:style-name="Table436.B"/>
        <table:table-row>
          <table:table-cell table:style-name="Table436.A1" office:value-type="string">
            <text:p text:style-name="P170"/>
          </table:table-cell>
          <table:table-cell table:style-name="Table436.A1" office:value-type="string">
            <text:p text:style-name="P166">Another way to name a method parameter that is used to update an attribute is to use the same name as the attribute preceded by the lowercase letter "<text:span text:style-name="T62">a</text:span>". The first character of the attribute is then written in uppercase. In our example, the class <text:span text:style-name="T62">Tool</text:span> could be defined in the following way:</text:p>
          </table:table-cell>
        </table:table-row>
        <table:table-row>
          <table:table-cell table:style-name="Table436.A1" office:value-type="string">
            <text:p text:style-name="P170"/>
          </table:table-cell>
          <table:table-cell table:style-name="Table436.A1" office:value-type="string">
            <text:p text:style-name="P166"><text:span text:style-name="T71">public class</text:span><text:span text:style-name="T70"> Tool {</text:span></text:p>
            <text:p text:style-name="P166"><text:span text:style-name="T70"><text:s text:c="2"/></text:span><text:span text:style-name="T71">private</text:span><text:span text:style-name="T70"> String name = "";</text:span></text:p>
            <text:p text:style-name="P198"/>
            <text:p text:style-name="P166"><text:span text:style-name="T70"><text:s text:c="2"/></text:span><text:span text:style-name="T71">public</text:span><text:span text:style-name="T70"> Tool(String aName) {</text:span></text:p>
            <text:p text:style-name="P166"><text:span text:style-name="T70"><text:s text:c="4"/></text:span><text:span text:style-name="T71">super</text:span><text:span text:style-name="T70">();</text:span></text:p>
            <text:p text:style-name="P198"><text:s text:c="4"/>name = aName;</text:p>
            <text:p text:style-name="P198"><text:s text:c="2"/>}</text:p>
            <text:p text:style-name="P198">}</text:p>
          </table:table-cell>
        </table:table-row>
      </table:table>
      <text:p text:style-name="P170"/>
      <text:p text:style-name="P170"/>
      <table:table table:name="Table437" table:style-name="Table437">
        <table:table-column table:style-name="Table437.A"/>
        <table:table-row>
          <table:table-cell table:style-name="Table437.A1" office:value-type="string">
            <text:p text:style-name="P201"/>
          </table:table-cell>
        </table:table-row>
      </table:table>
      <text:h text:style-name="P217" text:outline-level="2">Optional Use of the Class Name</text:h>
      <text:p text:style-name="P166"/>
      <table:table table:name="Table438" table:style-name="Table438">
        <table:table-column table:style-name="Table438.A"/>
        <table:table-column table:style-name="Table438.B"/>
        <table:table-row>
          <table:table-cell table:style-name="Table438.A1" office:value-type="string">
            <text:p text:style-name="P166"/>
          </table:table-cell>
          <table:table-cell table:style-name="Table438.A1" office:value-type="string">
            <text:p text:style-name="P166">Like the keyword <text:span text:style-name="T62">this</text:span>, the class name that precedes the reference to one of its attributes or constants defined using the modifier <text:span text:style-name="T62">static</text:span>, can be omitted. For example, in the following statement:</text:p>
          </table:table-cell>
        </table:table-row>
      </table:table>
      <text:p text:style-name="P166"/>
      <table:table table:name="Table439" table:style-name="Table439">
        <table:table-column table:style-name="Table439.A"/>
        <table:table-column table:style-name="Table439.B"/>
        <table:table-row>
          <table:table-cell table:style-name="Table439.A1" office:value-type="string">
            <text:p text:style-name="P166"/>
          </table:table-cell>
          <table:table-cell table:style-name="Table439.A1" office:value-type="string">
            <text:p text:style-name="P166"><text:span text:style-name="T70">187: </text:span><text:span text:style-name="T71">this</text:span><text:span text:style-name="T70">.setBackground(SELECTION_COLOR);</text:span></text:p>
          </table:table-cell>
        </table:table-row>
      </table:table>
      <text:p text:style-name="P166"/>
      <table:table table:name="Table440" table:style-name="Table440">
        <table:table-column table:style-name="Table440.A"/>
        <table:table-column table:style-name="Table440.B"/>
        <table:table-row>
          <table:table-cell table:style-name="Table440.A1" office:value-type="string">
            <text:p text:style-name="P166"/>
          </table:table-cell>
          <table:table-cell table:style-name="Table440.A1" office:value-type="string">
            <text:p text:style-name="P166">we could have used the class name <text:span text:style-name="T62">Box </text:span>as follows:</text:p>
            <text:p text:style-name="P166"/>
            <text:p text:style-name="P166"><text:span text:style-name="T71">this</text:span><text:span text:style-name="T70">.setBackground(Box.SELECTION_COLOR);</text:span></text:p>
          </table:table-cell>
        </table:table-row>
      </table:table>
      <text:p text:style-name="P166"/>
      <table:table table:name="Table441" table:style-name="Table441">
        <table:table-column table:style-name="Table441.A"/>
        <table:table-column table:style-name="Table441.B"/>
        <table:table-row>
          <table:table-cell table:style-name="Table441.A1" office:value-type="string">
            <text:p text:style-name="P166"/>
          </table:table-cell>
          <table:table-cell table:style-name="Table441.A1" office:value-type="string">
            <text:p text:style-name="P166">In general, attributes, constants and methods defined with the modifier <text:span text:style-name="T62">static </text:span>can be accessed without using the name of the defining class since this reference is implicit inside the class itself.</text:p>
          </table:table-cell>
        </table:table-row>
      </table:table>
      <text:p text:style-name="P166"/>
      <text:p text:style-name="P170"/>
      <table:table table:name="Table442" table:style-name="Table442">
        <table:table-column table:style-name="Table442.A"/>
        <table:table-row>
          <table:table-cell table:style-name="Table442.A1" office:value-type="string">
            <text:p text:style-name="P201"/>
          </table:table-cell>
        </table:table-row>
      </table:table>
      <text:h text:style-name="P217" text:outline-level="2">Sending Messages between Objects</text:h>
      <text:p text:style-name="P166"/>
      <table:table table:name="Table443" table:style-name="Table443">
        <table:table-column table:style-name="Table443.A"/>
        <table:table-column table:style-name="Table443.B"/>
        <table:table-row>
          <table:table-cell table:style-name="Table443.A1" office:value-type="string">
            <text:p text:style-name="P170"><text:span text:style-name="T73">Message</text:span> or parameter of a method.</text:p>
          </table:table-cell>
          <table:table-cell table:style-name="Table443.A1" office:value-type="string">
            <text:p text:style-name="P166">Objects must send messages among themselves in order to communicate with each other. Technically, we are talking about parameters (or arguments) associated to a method.</text:p>
          </table:table-cell>
        </table:table-row>
      </table:table>
      <text:p text:style-name="P170"/>
      <table:table table:name="Table444" table:style-name="Table444">
        <table:table-column table:style-name="Table444.A"/>
        <table:table-column table:style-name="Table444.B"/>
        <table:table-row>
          <table:table-cell table:style-name="Table444.A1" office:value-type="string">
            <text:p text:style-name="P166"/>
          </table:table-cell>
          <table:table-cell table:style-name="Table444.A1" office:value-type="string">
            <text:p text:style-name="P166">Contrary to the <text:span text:style-name="T62">main </text:span>method equipped with the modifier <text:span text:style-name="T62">void</text:span>, the following <text:span text:style-name="T62">isSelected</text:span><text:span text:style-name="T70"> </text:span>method</text:p>
            <text:p text:style-name="P166"/>
            <text:p text:style-name="P170"><text:span text:style-name="T70">180: </text:span><text:span text:style-name="T71">public boolean</text:span><text:span text:style-name="T70"> isSelected(){</text:span></text:p>
            <text:p text:style-name="P170"><text:span text:style-name="T70">181: <text:s text:c="2"/></text:span><text:span text:style-name="T71">return</text:span><text:span text:style-name="T70"> selected;</text:span></text:p>
            <text:p text:style-name="P198">182: }</text:p>
          </table:table-cell>
        </table:table-row>
      </table:table>
      <text:p text:style-name="P166"/>
      <table:table table:name="Table445" table:style-name="Table445">
        <table:table-column table:style-name="Table445.A"/>
        <table:table-column table:style-name="Table445.B"/>
        <table:table-row>
          <table:table-cell table:style-name="Table445.A1" office:value-type="string">
            <text:p text:style-name="P170">It is the statement <text:span text:style-name="T1">return</text:span> that transmits an object reference or simple type value to the caller.</text:p>
          </table:table-cell>
          <table:table-cell table:style-name="Table445.A1" office:value-type="string">
            <text:p text:style-name="P166">contains in its header (line 180) the type of the returned value, preceding the name of the method. In this example, it is the data type <text:span text:style-name="T62">boolean</text:span>. The boolean value returned is sent by the keyword <text:span text:style-name="T62">return </text:span>in line 181. The value of the boolean attribute <text:span text:style-name="T62">selected</text:span><text:span text:style-name="T70"> </text:span>is returned to an expression such as the one in line 121 below:</text:p>
          </table:table-cell>
        </table:table-row>
      </table:table>
      <text:p text:style-name="P166"/>
      <table:table table:name="Table446" table:style-name="Table446">
        <table:table-column table:style-name="Table446.A"/>
        <table:table-column table:style-name="Table446.B"/>
        <table:table-row>
          <table:table-cell table:style-name="Table446.A1" office:value-type="string">
            <text:p text:style-name="P166"/>
          </table:table-cell>
          <table:table-cell table:style-name="Table446.A1" office:value-type="string">
            <text:p text:style-name="P198">121: box.setSelected(!box.isSelected());</text:p>
          </table:table-cell>
        </table:table-row>
      </table:table>
      <text:p text:style-name="P166"/>
      <table:table table:name="Table447" table:style-name="Table447">
        <table:table-column table:style-name="Table447.A"/>
        <table:table-column table:style-name="Table447.B"/>
        <table:table-row>
          <table:table-cell table:style-name="Table447.A1" office:value-type="string">
            <text:p text:style-name="P166"/>
          </table:table-cell>
          <table:table-cell table:style-name="Table447.A1" office:value-type="string">
            <text:p text:style-name="P166">The exclamation point "<text:span text:style-name="T70">!</text:span>",<text:span text:style-name="T70"> </text:span>which constitutes the first character inside the parentheses of the <text:span text:style-name="T62">setSelected </text:span>method<text:span text:style-name="T1">,</text:span> obtains the negation of the returned boolean value. For example, if the method <text:span text:style-name="T62">isSelected </text:span>returns the value <text:span text:style-name="T62">true</text:span>, it is the value <text:span text:style-name="T62">false </text:span>that will be passed as a parameter to the method <text:span text:style-name="T62">setSelected.</text:span></text:p>
          </table:table-cell>
        </table:table-row>
      </table:table>
      <text:p text:style-name="P166"/>
      <table:table table:name="Table448" table:style-name="Table448">
        <table:table-column table:style-name="Table448.A"/>
        <table:table-column table:style-name="Table448.B"/>
        <table:table-row>
          <table:table-cell table:style-name="Table448.A1" office:value-type="string">
            <text:p text:style-name="P166"/>
          </table:table-cell>
          <table:table-cell table:style-name="Table448.A1" office:value-type="string">
            <text:p text:style-name="P229">In line 184:</text:p>
            <text:p text:style-name="P230"/>
            <text:p text:style-name="P170"><text:span text:style-name="T82">184: </text:span><text:span text:style-name="T83">public void</text:span><text:span text:style-name="T82"> setSelected(</text:span></text:p>
            <text:p text:style-name="P170"><text:span text:style-name="T82"><text:s text:c="7"/></text:span><text:span text:style-name="T83">boolean</text:span><text:span text:style-name="T82"> aSelected) {</text:span></text:p>
          </table:table-cell>
        </table:table-row>
      </table:table>
      <text:p text:style-name="P166"/>
      <table:table table:name="Table449" table:style-name="Table449">
        <table:table-column table:style-name="Table449.A"/>
        <table:table-column table:style-name="Table449.B"/>
        <table:table-row>
          <table:table-cell table:style-name="Table449.A1" office:value-type="string">
            <text:p text:style-name="P166"/>
          </table:table-cell>
          <table:table-cell table:style-name="Table449.A1" office:value-type="string">
            <text:p text:style-name="P166">we see, in the parameter of the method <text:span text:style-name="T62">setSelected</text:span>, the declaration of the argument of type boolean <text:span text:style-name="T62">aSelected</text:span>. It is the passage of a value from a calling instruction, such as the one in line 121, that allows the use of a new value in the parameter <text:span text:style-name="T62">aSelected</text:span>.</text:p>
          </table:table-cell>
        </table:table-row>
      </table:table>
      <text:p text:style-name="P170"/>
      <table:table table:name="Table450" table:style-name="Table450">
        <table:table-column table:style-name="Table450.A"/>
        <table:table-column table:style-name="Table450.B"/>
        <table:table-row>
          <table:table-cell table:style-name="Table450.A1" office:value-type="string">
            <text:p text:style-name="P170">A variable is not necessarily a class attribute.</text:p>
          </table:table-cell>
          <table:table-cell table:style-name="Table450.A1" office:value-type="string">
            <text:p text:style-name="P166">Note that the parameter <text:span text:style-name="T62">aSelected </text:span>is a local variable, and not an attribute, since its scope of access does not pass the boundaries of the method <text:span text:style-name="T62">setSelected</text:span>. The definition of an attribute is rather located in the scope of the class and outside its methods.</text:p>
          </table:table-cell>
        </table:table-row>
      </table:table>
      <text:p text:style-name="P170"/>
      <text:p text:style-name="P170"/>
      <table:table table:name="Table451" table:style-name="Table451">
        <table:table-column table:style-name="Table451.A"/>
        <table:table-row>
          <table:table-cell table:style-name="Table451.A1" office:value-type="string">
            <text:p text:style-name="P201"/>
          </table:table-cell>
        </table:table-row>
      </table:table>
      <text:h text:style-name="P217" text:outline-level="2">Assignment Statement</text:h>
      <text:p text:style-name="P166"/>
      <table:table table:name="Table452" table:style-name="Table452">
        <table:table-column table:style-name="Table452.A"/>
        <table:table-column table:style-name="Table452.B"/>
        <table:table-row>
          <table:table-cell table:style-name="Table452.A1" office:value-type="string">
            <text:p text:style-name="P180"/>
          </table:table-cell>
          <table:table-cell table:style-name="Table452.A1" office:value-type="string">
            <text:p text:style-name="P176">In Part C of the previous chapter we introduced the concept of assigning objects or values to attributes during the definition of attributes. We have, among other things, shown the assignment of an object to the variable <text:span text:style-name="T62">cp </text:span>as follows:</text:p>
          </table:table-cell>
        </table:table-row>
      </table:table>
      <text:p text:style-name="P170"/>
      <table:table table:name="Table453" table:style-name="Table453">
        <table:table-column table:style-name="Table453.A"/>
        <table:table-column table:style-name="Table453.B"/>
        <table:table-row>
          <table:table-cell table:style-name="Table453.A1" office:value-type="string">
            <text:p text:style-name="P170"/>
          </table:table-cell>
          <table:table-cell table:style-name="Table453.A1" office:value-type="string">
            <text:p text:style-name="P170"><text:span text:style-name="T70">53: Container cp = </text:span><text:span text:style-name="T71">this</text:span><text:span text:style-name="T70">.getContentPane();</text:span></text:p>
          </table:table-cell>
        </table:table-row>
      </table:table>
      <text:p text:style-name="P170"/>
      <table:table table:name="Table454" table:style-name="Table454">
        <table:table-column table:style-name="Table454.A"/>
        <table:table-column table:style-name="Table454.B"/>
        <table:table-row>
          <table:table-cell table:style-name="Table454.A1" office:value-type="string">
            <text:p text:style-name="P170"/>
          </table:table-cell>
          <table:table-cell table:style-name="Table454.A1" office:value-type="string">
            <text:p text:style-name="P166">In this chapter, we will show other assignment statements. For example:</text:p>
          </table:table-cell>
        </table:table-row>
      </table:table>
      <text:p text:style-name="P170"/>
      <table:table table:name="Table455" table:style-name="Table455">
        <table:table-column table:style-name="Table455.A"/>
        <table:table-column table:style-name="Table455.B"/>
        <table:table-row>
          <table:table-cell table:style-name="Table455.A1" office:value-type="string">
            <text:p text:style-name="P231"/>
          </table:table-cell>
          <table:table-cell table:style-name="Table455.A1" office:value-type="string">
            <text:p text:style-name="P170"><text:span text:style-name="T48">152: </text:span><text:span text:style-name="T49">private</text:span><text:span text:style-name="T48"> Color currentColor = </text:span></text:p>
            <text:p text:style-name="P170"><text:span text:style-name="T48"><text:s text:c="7"/>Color.yellow; <text:s/></text:span><text:span text:style-name="T54">// +</text:span></text:p>
            <text:p text:style-name="P170"><text:span text:style-name="T48">153: </text:span><text:span text:style-name="T49">private boolean</text:span><text:span text:style-name="T48"> selected = false; <text:s/></text:span><text:span text:style-name="T54">// +</text:span></text:p>
          </table:table-cell>
        </table:table-row>
      </table:table>
      <text:p text:style-name="P170"/>
      <table:table table:name="Table456" table:style-name="Table456">
        <table:table-column table:style-name="Table456.A"/>
        <table:table-column table:style-name="Table456.B"/>
        <table:table-row>
          <table:table-cell table:style-name="Table456.A1" office:value-type="string">
            <text:p text:style-name="P180">We can assign an object or a value to an attribute during its declaration.</text:p>
          </table:table-cell>
          <table:table-cell table:style-name="Table456.A1" office:value-type="string">
            <text:p text:style-name="P166">The first statement declares the attribute <text:span text:style-name="T62">currentColor </text:span>and initializes this object with the reference to the constant <text:span text:style-name="T62">yellow</text:span><text:span text:style-name="T70"> </text:span>that is part of the class <text:span text:style-name="T62">Color</text:span>.<text:span text:style-name="T1"> </text:span>The second statement declares the attribute <text:span text:style-name="T62">selected </text:span>and initializes it with the value <text:span text:style-name="T62">false</text:span>.</text:p>
          </table:table-cell>
        </table:table-row>
      </table:table>
      <text:p text:style-name="P166"/>
      <table:table table:name="Table457" table:style-name="Table457">
        <table:table-column table:style-name="Table457.A"/>
        <table:table-column table:style-name="Table457.B"/>
        <table:table-row>
          <table:table-cell table:style-name="Table457.A1" office:value-type="string">
            <text:p text:style-name="P166"/>
          </table:table-cell>
          <table:table-cell table:style-name="Table457.A1" office:value-type="string">
            <text:p text:style-name="P166">The assignment statement can also be used inside a method (for example <text:span text:style-name="T62">setCurrentColor</text:span><text:span text:style-name="T70">) </text:span>as shown in line 170 below:</text:p>
          </table:table-cell>
        </table:table-row>
      </table:table>
      <text:p text:style-name="P166"/>
      <table:table table:name="Table458" table:style-name="Table458">
        <table:table-column table:style-name="Table458.A"/>
        <table:table-column table:style-name="Table458.B"/>
        <table:table-row>
          <table:table-cell table:style-name="Table458.A1" office:value-type="string">
            <text:p text:style-name="P166"/>
          </table:table-cell>
          <table:table-cell table:style-name="Table458.A1" office:value-type="string">
            <text:p text:style-name="P198">170: currentColor = aColor;</text:p>
          </table:table-cell>
        </table:table-row>
      </table:table>
      <text:p text:style-name="P166"/>
      <table:table table:name="Table459" table:style-name="Table459">
        <table:table-column table:style-name="Table459.A"/>
        <table:table-column table:style-name="Table459.B"/>
        <table:table-row>
          <table:table-cell table:style-name="Table459.A1" office:value-type="string">
            <text:p text:style-name="P166"/>
          </table:table-cell>
          <table:table-cell table:style-name="Table459.A1" office:value-type="string">
            <text:p text:style-name="P166">Here, we assign the object <text:span text:style-name="T70">aColor</text:span>, received as parameter, to the attribute <text:span text:style-name="T62">currentColor</text:span>. </text:p>
          </table:table-cell>
        </table:table-row>
      </table:table>
      <text:p text:style-name="P166"/>
      <text:p text:style-name="P170"/>
      <table:table table:name="Table460" table:style-name="Table460">
        <table:table-column table:style-name="Table460.A"/>
        <table:table-row>
          <table:table-cell table:style-name="Table460.A1" office:value-type="string">
            <text:p text:style-name="P201"/>
          </table:table-cell>
        </table:table-row>
      </table:table>
      <text:h text:style-name="P228" text:outline-level="2"><text:span text:style-name="T24">if </text:span><text:span text:style-name="T73">Statement</text:span></text:h>
      <text:p text:style-name="P166"/>
      <table:table table:name="Table461" table:style-name="Table461">
        <table:table-column table:style-name="Table461.A"/>
        <table:table-column table:style-name="Table461.B"/>
        <table:table-row>
          <table:table-cell table:style-name="Table461.A1" office:value-type="string">
            <text:p text:style-name="P170"/>
          </table:table-cell>
          <table:table-cell table:style-name="Table461.A1" office:value-type="string">
            <text:p text:style-name="P166">In the "<text:span text:style-name="T62">if</text:span>" <text:s/>statement, a boolean expression is evaluated. If the result is true, a certain group of statements is executed; if the result is false, another group of statements is executed.</text:p>
            <text:p text:style-name="P166"/>
            <text:p text:style-name="P166">Lines 186 to 191 show an example of the "<text:span text:style-name="T62">if</text:span>" statement:</text:p>
          </table:table-cell>
        </table:table-row>
      </table:table>
      <text:p text:style-name="P170"/>
      <table:table table:name="Table462" table:style-name="Table462">
        <table:table-column table:style-name="Table462.A"/>
        <table:table-column table:style-name="Table462.B"/>
        <table:table-row>
          <table:table-cell table:style-name="Table462.A1" office:value-type="string">
            <text:p text:style-name="P170"/>
          </table:table-cell>
          <table:table-cell table:style-name="Table462.A1" office:value-type="string">
            <text:p text:style-name="P166"><text:span text:style-name="T70">186: </text:span><text:span text:style-name="T71">if</text:span><text:span text:style-name="T70"> (selected) {</text:span></text:p>
            <text:p text:style-name="P166"><text:span text:style-name="T70">187: <text:s text:c="2"/></text:span><text:span text:style-name="T71">this</text:span><text:span text:style-name="T70">.setBackground(SELECTION_COLOR);</text:span></text:p>
            <text:p text:style-name="P198">188: }</text:p>
            <text:p text:style-name="P166"><text:span text:style-name="T70">189: </text:span><text:span text:style-name="T71">else</text:span><text:span text:style-name="T70"> {</text:span></text:p>
            <text:p text:style-name="P166"><text:span text:style-name="T70">190: <text:s text:c="2"/></text:span><text:span text:style-name="T71">this</text:span><text:span text:style-name="T70">.setBackground(currentColor);</text:span></text:p>
            <text:p text:style-name="P198">191: }</text:p>
          </table:table-cell>
        </table:table-row>
      </table:table>
      <text:p text:style-name="P170"/>
      <table:table table:name="Table463" table:style-name="Table463">
        <table:table-column table:style-name="Table463.A"/>
        <table:table-column table:style-name="Table463.B"/>
        <table:table-row>
          <table:table-cell table:style-name="Table463.A1" office:value-type="string">
            <text:p text:style-name="P170"/>
          </table:table-cell>
          <table:table-cell table:style-name="Table463.A1" office:value-type="string">
            <text:p text:style-name="P166">In line 186, the value of the boolean attribute <text:span text:style-name="T62">selected</text:span>,<text:span text:style-name="T62"> </text:span>in parentheses, is evaluated. If the evaluation of this simple expression corresponds to the value <text:span text:style-name="T62">true</text:span>, line 187 will be executed; otherwise, line 190, which is part of the <text:span text:style-name="T62">else </text:span>clause, will receive control of the execution. Note that the <text:span text:style-name="T62">else </text:span>part of the <text:span text:style-name="T62">if </text:span>statement is optional, as shown in the following lines of code:</text:p>
          </table:table-cell>
        </table:table-row>
      </table:table>
      <text:p text:style-name="P170"/>
      <table:table table:name="Table464" table:style-name="Table464">
        <table:table-column table:style-name="Table464.A"/>
        <table:table-column table:style-name="Table464.B"/>
        <table:table-row>
          <table:table-cell table:style-name="Table464.A1" office:value-type="string">
            <text:p text:style-name="P170"/>
          </table:table-cell>
          <table:table-cell table:style-name="Table464.A1" office:value-type="string">
            <text:p text:style-name="P166"><text:span text:style-name="T70">169: </text:span><text:span text:style-name="T71">if</text:span><text:span text:style-name="T70"> (aColor != SELECTION_COLOR) {</text:span></text:p>
            <text:p text:style-name="P198">170: <text:s text:c="2"/>currentColor = aColor;</text:p>
            <text:p text:style-name="P166"><text:span text:style-name="T70">171: <text:s text:c="2"/></text:span><text:span text:style-name="T71">this</text:span><text:span text:style-name="T70">.setBackground(aColor);</text:span></text:p>
            <text:p text:style-name="P199">172: }</text:p>
          </table:table-cell>
        </table:table-row>
      </table:table>
      <text:p text:style-name="P170"/>
      <table:table table:name="Table465" table:style-name="Table465">
        <table:table-column table:style-name="Table465.A"/>
        <table:table-column table:style-name="Table465.B"/>
        <table:table-row>
          <table:table-cell table:style-name="Table465.A1" office:value-type="string">
            <text:p text:style-name="P170"/>
          </table:table-cell>
          <table:table-cell table:style-name="Table465.A1" office:value-type="string">
            <text:p text:style-name="P166">If more than one statement exists in the "<text:span text:style-name="T34">true</text:span>" or "<text:span text:style-name="T34">false</text:span>" part, the lines of code must be grouped with braces "{}"<text:span text:style-name="T70"> </text:span>like those shown in previous examples. For reasons of clarity and potential maintenance, it is suggested to always use the braces even if you have only one statement in the true or false part of a conditional statement.</text:p>
          </table:table-cell>
        </table:table-row>
      </table:table>
      <text:p text:style-name="P170"/>
      <text:p text:style-name="P232"/>
      <text:p text:style-name="P233"/>
      <text:p text:style-name="P233"/>
      <table:table table:name="Table466" table:style-name="Table466">
        <table:table-column table:style-name="Table466.A"/>
        <table:table-row>
          <table:table-cell table:style-name="Table466.A1" office:value-type="string">
            <text:p text:style-name="P201"/>
          </table:table-cell>
        </table:table-row>
      </table:table>
      <text:h text:style-name="P228" text:outline-level="2"><text:span text:style-name="T24">repaint </text:span><text:span text:style-name="T73">Method</text:span></text:h>
      <text:p text:style-name="P166"/>
      <table:table table:name="Table467" table:style-name="Table467">
        <table:table-column table:style-name="Table467.A"/>
        <table:table-column table:style-name="Table467.B"/>
        <table:table-row>
          <table:table-cell table:style-name="Table467.A1" office:value-type="string">
            <text:p text:style-name="P170"/>
          </table:table-cell>
          <table:table-cell table:style-name="Table467.A1" office:value-type="string">
            <text:p text:style-name="P166">The use of the method <text:span text:style-name="T62">repaint </text:span>such as in line 173</text:p>
          </table:table-cell>
        </table:table-row>
      </table:table>
      <text:p text:style-name="P170"/>
      <table:table table:name="Table468" table:style-name="Table468">
        <table:table-column table:style-name="Table468.A"/>
        <table:table-column table:style-name="Table468.B"/>
        <table:table-row>
          <table:table-cell table:style-name="Table468.A1" office:value-type="string">
            <text:p text:style-name="P180"/>
          </table:table-cell>
          <table:table-cell table:style-name="Table468.A1" office:value-type="string">
            <text:p text:style-name="P170"><text:span text:style-name="T70">173: </text:span><text:span text:style-name="T71">this</text:span><text:span text:style-name="T70">.repaint();</text:span></text:p>
          </table:table-cell>
        </table:table-row>
      </table:table>
      <text:p text:style-name="P170"/>
      <table:table table:name="Table469" table:style-name="Table469">
        <table:table-column table:style-name="Table469.A"/>
        <table:table-column table:style-name="Table469.B"/>
        <table:table-row>
          <table:table-cell table:style-name="Table469.A1" office:value-type="string">
            <text:p text:style-name="P180"/>
          </table:table-cell>
          <table:table-cell table:style-name="Table469.A1" office:value-type="string">
            <text:p text:style-name="P166">is sometimes useful in order to force Java to redisplay a container. Note that the method <text:span text:style-name="T62">repaint</text:span>,<text:span text:style-name="T62"> </text:span>in our example, is inherited from the <text:span text:style-name="T62">Container</text:span> class.</text:p>
          </table:table-cell>
        </table:table-row>
      </table:table>
      <text:p text:style-name="P170"/>
      <text:p text:style-name="P170"/>
      <text:p text:style-name="P170"/>
      <table:table table:name="Table470" table:style-name="Table470">
        <table:table-column table:style-name="Table470.A"/>
        <table:table-row>
          <table:table-cell table:style-name="Table470.A1" office:value-type="string">
            <text:p text:style-name="P170"/>
          </table:table-cell>
        </table:table-row>
      </table:table>
      <text:h text:style-name="P200" text:outline-level="3">Specification versus Implementation</text:h>
      <text:p text:style-name="P170"/>
      <table:table table:name="Table471" table:style-name="Table471">
        <table:table-column table:style-name="Table471.A"/>
        <table:table-column table:style-name="Table471.B"/>
        <table:table-row>
          <table:table-cell table:style-name="Table471.A1" office:value-type="string">
            <text:p text:style-name="P166"/>
          </table:table-cell>
          <table:table-cell table:style-name="Table471.A1" office:value-type="string">
            <text:p text:style-name="P166">As we saw in Chapter 1, a class is composed of, among other things, public methods. It is these methods that allow access to the private attributes of an object. For example, the class <text:span text:style-name="T62">Box </text:span>presented in this chapter contains the following public methods:</text:p>
          </table:table-cell>
        </table:table-row>
      </table:table>
      <text:p text:style-name="P166"/>
      <table:table table:name="Table472" table:style-name="Table472">
        <table:table-column table:style-name="Table472.A"/>
        <table:table-column table:style-name="Table472.B"/>
        <table:table-row>
          <table:table-cell table:style-name="Table472.A1" office:value-type="string">
            <text:p text:style-name="P180"/>
          </table:table-cell>
          <table:table-cell table:style-name="Table472.A1" office:value-type="string">
            <text:p text:style-name="P234"><text:span text:style-name="T71">public</text:span><text:span text:style-name="T70"> Box()</text:span></text:p>
            <text:p text:style-name="P235"/>
            <text:p text:style-name="P234"><text:span text:style-name="T71">public </text:span><text:span text:style-name="T70">Color getCurrentColor()</text:span></text:p>
            <text:p text:style-name="P234"><text:span text:style-name="T71">public void</text:span><text:span text:style-name="T70"> setCurrentColor(Color aColor)</text:span></text:p>
            <text:p text:style-name="P236"><text:span text:style-name="T71">public boolean</text:span><text:span text:style-name="T70"> isSelected()</text:span></text:p>
            <text:p text:style-name="P236"><text:span text:style-name="T71">public void</text:span><text:span text:style-name="T70"> setSelected(</text:span><text:span text:style-name="T71">boolean</text:span><text:span text:style-name="T70"> aselected)</text:span></text:p>
          </table:table-cell>
        </table:table-row>
      </table:table>
      <text:p text:style-name="P170"/>
      <table:table table:name="Table473" table:style-name="Table473">
        <table:table-column table:style-name="Table473.A"/>
        <table:table-column table:style-name="Table473.B"/>
        <table:table-row>
          <table:table-cell table:style-name="Table473.A1" office:value-type="string">
            <text:p text:style-name="P180">The <text:span text:style-name="T73">specification </text:span>of a class = <text:span text:style-name="T73">header</text:span> of the public methods of the class.</text:p>
            <text:p text:style-name="P180"/>
            <text:p text:style-name="P180"/>
            <text:p text:style-name="P180">The <text:span text:style-name="T73">implementation </text:span>= <text:span text:style-name="T73">internal code</text:span> located within the braces "{}" of the methods.</text:p>
          </table:table-cell>
          <table:table-cell table:style-name="Table473.A1" office:value-type="string">
            <text:p text:style-name="P166">These method headers (signatures) are part of the "specification" of the class <text:span text:style-name="T62">Box</text:span>. A developer wanting to use the class <text:span text:style-name="T62">Box </text:span>does not need to understand the code that is part of the "implementation" or execution logic of the methods. All that he needs to know is the class specification.</text:p>
            <text:p text:style-name="P166"/>
            <text:p text:style-name="P166">For example, the internal code of the method <text:span text:style-name="T62">setCurrentColor </text:span><text:span text:style-name="T70">(Color aColor)</text:span></text:p>
          </table:table-cell>
        </table:table-row>
        <table:table-row>
          <table:table-cell table:style-name="Table473.A1" office:value-type="string">
            <text:p text:style-name="P180"/>
          </table:table-cell>
          <table:table-cell table:style-name="Table473.A1" office:value-type="string">
            <text:p text:style-name="P166"><text:span text:style-name="T70">169: </text:span><text:span text:style-name="T71">if</text:span><text:span text:style-name="T70"> (aColor != SELECTION_COLOR) {</text:span></text:p>
            <text:p text:style-name="P198">170: <text:s text:c="2"/>currentColor = aColor;</text:p>
            <text:p text:style-name="P166"><text:span text:style-name="T70">171: <text:s text:c="2"/></text:span><text:span text:style-name="T71">this</text:span><text:span text:style-name="T70">.setBackground(aColor);</text:span></text:p>
            <text:p text:style-name="P207">172: }</text:p>
            <text:p text:style-name="P180"><text:span text:style-name="T70">173: </text:span><text:span text:style-name="T71">this</text:span><text:span text:style-name="T70">.repaint();</text:span></text:p>
          </table:table-cell>
        </table:table-row>
      </table:table>
      <text:p text:style-name="P180"/>
      <table:table table:name="Table474" table:style-name="Table474">
        <table:table-column table:style-name="Table474.A"/>
        <table:table-column table:style-name="Table474.B"/>
        <table:table-row>
          <table:table-cell table:style-name="Table474.A1" office:value-type="string">
            <text:p text:style-name="P180"/>
          </table:table-cell>
          <table:table-cell table:style-name="Table474.A1" office:value-type="string">
            <text:p text:style-name="P180">does not have to be known to external users.</text:p>
          </table:table-cell>
        </table:table-row>
      </table:table>
      <text:p text:style-name="P237"/>
      <table:table table:name="Table475" table:style-name="Table475">
        <table:table-column table:style-name="Table475.A"/>
        <table:table-row>
          <table:table-cell table:style-name="Table475.A1" office:value-type="string">
            <text:p text:style-name="P201"/>
          </table:table-cell>
        </table:table-row>
      </table:table>
      <text:h text:style-name="P217" text:outline-level="2">Inheritance of Class Specification and Implementation</text:h>
      <text:p text:style-name="P166"/>
      <table:table table:name="Table476" table:style-name="Table476">
        <table:table-column table:style-name="Table476.A"/>
        <table:table-column table:style-name="Table476.B"/>
        <table:table-row>
          <table:table-cell table:style-name="Table476.A1" office:value-type="string">
            <text:p text:style-name="P166"/>
          </table:table-cell>
          <table:table-cell table:style-name="Table476.A1" office:value-type="string">
            <text:p text:style-name="P166">The following line</text:p>
            <text:p text:style-name="P166"/>
            <text:p text:style-name="P170"><text:span text:style-name="T70">45: </text:span><text:span text:style-name="T71">public class</text:span><text:span text:style-name="T70"> AppFrame </text:span><text:span text:style-name="T71">extends</text:span><text:span text:style-name="T70"> JFrame</text:span></text:p>
            <text:p text:style-name="P170"><text:span text:style-name="T70"><text:s text:c="6"/></text:span><text:span text:style-name="T71">implements</text:span><text:span text:style-name="T70"> WindowListener { <text:s/></text:span><text:span text:style-name="T62">// &amp;</text:span></text:p>
          </table:table-cell>
        </table:table-row>
      </table:table>
      <text:p text:style-name="P166"/>
      <table:table table:name="Table477" table:style-name="Table477">
        <table:table-column table:style-name="Table477.A"/>
        <table:table-column table:style-name="Table477.B"/>
        <table:table-row>
          <table:table-cell table:style-name="Table477.A1" office:value-type="string">
            <text:p text:style-name="P180">The keyword <text:span text:style-name="T73">extends</text:span> allows the inheritance of the class specification and implementation.</text:p>
          </table:table-cell>
          <table:table-cell table:style-name="Table477.A1" office:value-type="string">
            <text:p text:style-name="P166">shows an inheritance relationship between the class <text:span text:style-name="T62">AppFrame </text:span>of our application with the predefined Java class <text:span text:style-name="T62">JFrame</text:span>.</text:p>
            <text:p text:style-name="P238"/>
            <text:p text:style-name="P166">As we have already seen, this simple inheritance relationship is established by the keyword <text:span text:style-name="T62">extends</text:span>. In our example, this relationship allows the <text:span text:style-name="T62">AppFrame </text:span>class to inherit the specifications and implementations of its ancestor classes.</text:p>
          </table:table-cell>
        </table:table-row>
      </table:table>
      <text:p text:style-name="P180"/>
      <text:p text:style-name="P170"/>
      <table:table table:name="Table478" table:style-name="Table478">
        <table:table-column table:style-name="Table478.A"/>
        <table:table-row>
          <table:table-cell table:style-name="Table478.A1" office:value-type="string">
            <text:p text:style-name="P201"/>
          </table:table-cell>
        </table:table-row>
      </table:table>
      <text:h text:style-name="P217" text:outline-level="2">Inheritance by "Contract"</text:h>
      <text:p text:style-name="P166"/>
      <table:table table:name="Table479" table:style-name="Table479">
        <table:table-column table:style-name="Table479.A"/>
        <table:table-column table:style-name="Table479.B"/>
        <table:table-row>
          <table:table-cell table:style-name="Table479.A1" office:value-type="string">
            <text:p text:style-name="P166"/>
          </table:table-cell>
          <table:table-cell table:style-name="Table479.A1" office:value-type="string">
            <text:p text:style-name="P166">The second part of the statement on line 45 shown previously starts by the keyword <text:span text:style-name="T62">implements </text:span>followed by the name of one or several Java "<text:span text:style-name="T34">interfaces</text:span>".</text:p>
          </table:table-cell>
        </table:table-row>
      </table:table>
      <text:p text:style-name="P166"/>
      <table:table table:name="Table480" table:style-name="Table480">
        <table:table-column table:style-name="Table480.A"/>
        <table:table-column table:style-name="Table480.B"/>
        <table:table-row>
          <table:table-cell table:style-name="Table480.A1" office:value-type="string">
            <text:p text:style-name="P180">The <text:span text:style-name="T73">management of events</text:span> is done by the Java mechanism called "<text:span text:style-name="T34">interface</text:span>".</text:p>
          </table:table-cell>
          <table:table-cell table:style-name="Table480.A1" office:value-type="string">
            <text:p text:style-name="P203">The term Java interface must not be confused with the concept of graphical user interfaces. </text:p>
          </table:table-cell>
        </table:table-row>
        <table:table-row>
          <table:table-cell table:style-name="Table480.A1" office:value-type="string">
            <text:p text:style-name="P180"/>
          </table:table-cell>
          <table:table-cell table:style-name="Table480.A1" office:value-type="string">
            <text:p text:style-name="P203">For example, the click of the mouse inside the box of our example application is considered to be an event, since a predetermined action, predicted by the creators of the application, is produced. </text:p>
          </table:table-cell>
        </table:table-row>
      </table:table>
      <text:p text:style-name="P180"/>
      <table:table table:name="Table481" table:style-name="Table481">
        <table:table-column table:style-name="Table481.A"/>
        <table:table-column table:style-name="Table481.B"/>
        <table:table-row>
          <table:table-cell table:style-name="Table481.A1" office:value-type="string">
            <text:p text:style-name="P203"/>
          </table:table-cell>
          <table:table-cell table:style-name="Table481.A1" office:value-type="string">
            <text:p text:style-name="P203">In concrete terms, we can say that the developer passes an agreement or contract with Java. This agreement permits him to use the mechanisms associated with the Java interfaces. In this way, the developer must of course respect the Java demands that will be imposed on him.</text:p>
          </table:table-cell>
        </table:table-row>
      </table:table>
      <text:p text:style-name="P203"/>
      <table:table table:name="Table482" table:style-name="Table482">
        <table:table-column table:style-name="Table482.A"/>
        <table:table-column table:style-name="Table482.B"/>
        <table:table-row>
          <table:table-cell table:style-name="Table482.A1" office:value-type="string">
            <text:p text:style-name="P203"/>
          </table:table-cell>
          <table:table-cell table:style-name="Table482.A1" office:value-type="string">
            <text:p text:style-name="P203">For example, the Java interface <text:span text:style-name="T62">WindowListener </text:span>used in line 45 contains the following seven specifications:</text:p>
          </table:table-cell>
        </table:table-row>
      </table:table>
      <text:p text:style-name="P203"/>
      <table:table table:name="Table483" table:style-name="Table483">
        <table:table-column table:style-name="Table483.A"/>
        <table:table-column table:style-name="Table483.B"/>
        <table:table-row>
          <table:table-cell table:style-name="Table483.A1" office:value-type="string">
            <text:p text:style-name="P203"/>
          </table:table-cell>
          <table:table-cell table:style-name="Table483.A1" office:value-type="string">
            <text:p text:style-name="P180"><text:span text:style-name="T49">public void</text:span><text:span text:style-name="T48"> </text:span><text:span text:style-name="T49">abstract</text:span><text:span text:style-name="T48"> </text:span></text:p>
            <text:p text:style-name="P239"><text:s text:c="2"/>windowOpened(WindowEvent e);</text:p>
            <text:p text:style-name="P203"><text:span text:style-name="T49">public void</text:span><text:span text:style-name="T48"> </text:span><text:span text:style-name="T49">abstract</text:span><text:span text:style-name="T48"> </text:span></text:p>
            <text:p text:style-name="P214"><text:s text:c="2"/>windowClosing(WindowEvent e);</text:p>
            <text:p text:style-name="P203"><text:span text:style-name="T49">public void</text:span><text:span text:style-name="T48"> </text:span><text:span text:style-name="T49">abstract</text:span><text:span text:style-name="T48"> </text:span></text:p>
            <text:p text:style-name="P214"><text:s text:c="2"/>windowClosed(WindowEvent e);</text:p>
            <text:p text:style-name="P180"><text:span text:style-name="T49">public void</text:span><text:span text:style-name="T48"> </text:span><text:span text:style-name="T49">abstract</text:span><text:span text:style-name="T48"> </text:span></text:p>
            <text:p text:style-name="P239"><text:s text:c="2"/>windowIconified(WindowEvent e);</text:p>
            <text:p text:style-name="P180"><text:span text:style-name="T49">public void</text:span><text:span text:style-name="T48"> </text:span><text:span text:style-name="T49">abstract</text:span><text:span text:style-name="T48"> </text:span></text:p>
            <text:p text:style-name="P239"><text:s text:c="2"/>windowDeiconified (WindowEvent e);</text:p>
            <text:p text:style-name="P203"><text:span text:style-name="T49">public void</text:span><text:span text:style-name="T48"> </text:span><text:span text:style-name="T49">abstract</text:span><text:span text:style-name="T48"> </text:span></text:p>
            <text:p text:style-name="P214"><text:s text:c="2"/>windowActivated(WindowEvent e);</text:p>
            <text:p text:style-name="P203"><text:span text:style-name="T49">public void</text:span><text:span text:style-name="T48"> </text:span><text:span text:style-name="T49">abstract</text:span><text:span text:style-name="T48"> </text:span></text:p>
            <text:p text:style-name="P214"><text:s text:c="2"/>windowDeactivated(WindowEvent e);</text:p>
          </table:table-cell>
        </table:table-row>
      </table:table>
      <text:p text:style-name="P203"/>
      <table:table table:name="Table484" table:style-name="Table484">
        <table:table-column table:style-name="Table484.A"/>
        <table:table-column table:style-name="Table484.B"/>
        <table:table-row>
          <table:table-cell table:style-name="Table484.A1" office:value-type="string">
            <text:p text:style-name="P180">It is the developer that must handle the implementation of abstract methods related to Java interfaces.</text:p>
          </table:table-cell>
          <table:table-cell table:style-name="Table484.A1" office:value-type="string">
            <text:p text:style-name="P203">The contract between the developer and Java consists of including all the methods in the class that implements the Java interface. In reality, as far as the Java interfaces are concerned, these methods do not need to contain any lines of code. It is the role of the developer to write the code in function of the event needs. To respond to these needs, the developer must, of course, previously learn at exactly which moment these methods will be executed.</text:p>
          </table:table-cell>
        </table:table-row>
      </table:table>
      <text:p text:style-name="P203"/>
      <table:table table:name="Table485" table:style-name="Table485">
        <table:table-column table:style-name="Table485.A"/>
        <table:table-column table:style-name="Table485.B"/>
        <table:table-row>
          <table:table-cell table:style-name="Table485.A1" office:value-type="string">
            <text:p text:style-name="P203"/>
          </table:table-cell>
          <table:table-cell table:style-name="Table485.A1" office:value-type="string">
            <text:p text:style-name="P203">If we consult the definition of the methods that are part of Java interfaces, we find the modifier <text:span text:style-name="T62">abstract</text:span>.<text:span text:style-name="T70"> </text:span>It is this modifier that indicates that there is no implementation part in the <text:span text:style-name="T62">abstract</text:span> method.</text:p>
          </table:table-cell>
        </table:table-row>
      </table:table>
      <text:p text:style-name="P203"/>
      <table:table table:name="Table486" table:style-name="Table486">
        <table:table-column table:style-name="Table486.A"/>
        <table:table-column table:style-name="Table486.B"/>
        <table:table-row>
          <table:table-cell table:style-name="Table486.A1" office:value-type="string">
            <text:p text:style-name="P180">All methods of the Java interface must be included in the class that implements the interface.</text:p>
          </table:table-cell>
          <table:table-cell table:style-name="Table486.A1" office:value-type="string">
            <text:p text:style-name="P203">In our example application, it is only the method <text:span text:style-name="T62">windowClosing </text:span>of the class <text:span text:style-name="T62">AppFrame </text:span>that contains specific code allowing a reaction to an action of the mouse on the application frame (a click on on the close button X of the frame). Even if no particular action is expected during the execution of the other methods of the Java interface <text:span text:style-name="T62">WindowListener</text:span>, we must still include them in the class <text:span text:style-name="T62">AppFrame</text:span>. Otherwise, Java will signal an error during compilation.</text:p>
          </table:table-cell>
        </table:table-row>
      </table:table>
      <text:p text:style-name="P203"/>
      <text:p text:style-name="Standard"/>
      <table:table table:name="Table487" table:style-name="Table487">
        <table:table-column table:style-name="Table487.A"/>
        <table:table-column table:style-name="Table487.B"/>
        <table:table-row>
          <table:table-cell table:style-name="Table487.A1" office:value-type="string">
            <text:p text:style-name="P180">When an event occurs, Java creates an object associated to it.</text:p>
          </table:table-cell>
          <table:table-cell table:style-name="Table487.A1" office:value-type="string">
            <text:p text:style-name="P203">During the execution of the application and when a user clicks with the mouse on the close button of the frame, Java intervenes by creating an object from the class <text:span text:style-name="T62">WindowEvent</text:span>. This object is sent to the method <text:span text:style-name="T62">windowClosing </text:span>and the method is then executed:</text:p>
          </table:table-cell>
        </table:table-row>
      </table:table>
      <text:p text:style-name="P203"/>
      <table:table table:name="Table488" table:style-name="Table488">
        <table:table-column table:style-name="Table488.A"/>
        <table:table-column table:style-name="Table488.B"/>
        <table:table-row>
          <table:table-cell table:style-name="Table488.A1" office:value-type="string">
            <text:p text:style-name="P203"/>
          </table:table-cell>
          <table:table-cell table:style-name="Table488.A1" office:value-type="string">
            <text:p text:style-name="P170"><text:span text:style-name="T70">69: </text:span><text:span text:style-name="T71">public void</text:span><text:span text:style-name="T70"> windowClosing(WindowEvent e) {</text:span></text:p>
            <text:p text:style-name="P170"><text:span text:style-name="T70">70: <text:s text:c="2"/></text:span><text:span text:style-name="T71">this</text:span><text:span text:style-name="T70">.exit();</text:span></text:p>
            <text:p text:style-name="P208">71: }</text:p>
          </table:table-cell>
        </table:table-row>
      </table:table>
      <text:p text:style-name="P203"/>
      <table:table table:name="Table489" table:style-name="Table489">
        <table:table-column table:style-name="Table489.A"/>
        <table:table-column table:style-name="Table489.B"/>
        <table:table-row>
          <table:table-cell table:style-name="Table489.A1" office:value-type="string">
            <text:p text:style-name="P203"/>
          </table:table-cell>
          <table:table-cell table:style-name="Table489.A1" office:value-type="string">
            <text:p text:style-name="P203">The method <text:span text:style-name="T62">exit </text:span>in the class <text:span text:style-name="T62">AppFrame </text:span>is then called. Its first instruction is as follows:</text:p>
          </table:table-cell>
        </table:table-row>
      </table:table>
      <text:p text:style-name="P203"/>
      <table:table table:name="Table490" table:style-name="Table490">
        <table:table-column table:style-name="Table490.A"/>
        <table:table-column table:style-name="Table490.B"/>
        <table:table-row>
          <table:table-cell table:style-name="Table490.A1" office:value-type="string">
            <text:p text:style-name="P203"/>
          </table:table-cell>
          <table:table-cell table:style-name="Table490.A1" office:value-type="string">
            <text:p text:style-name="P208">61: this.dispose();</text:p>
          </table:table-cell>
        </table:table-row>
      </table:table>
      <text:p text:style-name="P203"/>
      <table:table table:name="Table491" table:style-name="Table491">
        <table:table-column table:style-name="Table491.A"/>
        <table:table-column table:style-name="Table491.B"/>
        <table:table-row>
          <table:table-cell table:style-name="Table491.A1" office:value-type="string">
            <text:p text:style-name="P203"/>
          </table:table-cell>
          <table:table-cell table:style-name="Table491.A1" office:value-type="string">
            <text:p text:style-name="P203">The <text:span text:style-name="T62">dispose </text:span>method deletes the resources associated to the application frame. According to the inheritance hierarchy of our example, the method <text:span text:style-name="T62">dispose </text:span>comes from the class <text:span text:style-name="T62">Frame</text:span>.</text:p>
            <text:p text:style-name="P203"/>
            <text:p text:style-name="P203">After the execution of the method <text:span text:style-name="T62">dispose</text:span>,<text:span text:style-name="T62"> </text:span>the following instruction is finally executed:</text:p>
          </table:table-cell>
        </table:table-row>
      </table:table>
      <text:p text:style-name="P203"/>
      <table:table table:name="Table492" table:style-name="Table492">
        <table:table-column table:style-name="Table492.A"/>
        <table:table-column table:style-name="Table492.B"/>
        <table:table-row>
          <table:table-cell table:style-name="Table492.A1" office:value-type="string">
            <text:p text:style-name="P203"/>
          </table:table-cell>
          <table:table-cell table:style-name="Table492.A1" office:value-type="string">
            <text:p text:style-name="P208">62: System.exit(0);</text:p>
          </table:table-cell>
        </table:table-row>
      </table:table>
      <text:p text:style-name="P203"/>
      <table:table table:name="Table493" table:style-name="Table493">
        <table:table-column table:style-name="Table493.A"/>
        <table:table-column table:style-name="Table493.B"/>
        <table:table-row>
          <table:table-cell table:style-name="Table493.A1" office:value-type="string">
            <text:p text:style-name="P203"/>
          </table:table-cell>
          <table:table-cell table:style-name="Table493.A1" office:value-type="string">
            <text:p text:style-name="P203">The class <text:span text:style-name="T62">System </text:span>contains several useful methods in the development of applications. This class is found in the <text:span text:style-name="T62">package java.lang</text:span>. The method <text:span text:style-name="T62">exit </text:span>of this class stops the execution of the Java virtual machine (VM). The argument indicates a status code indicating the normal or abnormal functioning of the application. According to the standards, a status other than zero indicates an abnormal end.</text:p>
          </table:table-cell>
        </table:table-row>
      </table:table>
      <text:p text:style-name="P203"/>
      <table:table table:name="Table494" table:style-name="Table494">
        <table:table-column table:style-name="Table494.A"/>
        <table:table-column table:style-name="Table494.B"/>
        <table:table-row>
          <table:table-cell table:style-name="Table494.A1" office:value-type="string">
            <text:p text:style-name="P203"/>
          </table:table-cell>
          <table:table-cell table:style-name="Table494.A1" office:value-type="string">
            <text:p text:style-name="P203">The statement in line 51</text:p>
            <text:p text:style-name="P203"/>
            <text:p text:style-name="P203"><text:span text:style-name="T70">51: </text:span><text:span text:style-name="T71">this</text:span><text:span text:style-name="T70">.addWindowListener(</text:span><text:span text:style-name="T71">this</text:span><text:span text:style-name="T70">); <text:s/></text:span><text:span text:style-name="T62">// +</text:span></text:p>
          </table:table-cell>
        </table:table-row>
      </table:table>
      <text:p text:style-name="P203"/>
      <table:table table:name="Table495" table:style-name="Table495">
        <table:table-column table:style-name="Table495.A"/>
        <table:table-column table:style-name="Table495.B"/>
        <table:table-row>
          <table:table-cell table:style-name="Table495.A1" office:value-type="string">
            <text:p text:style-name="P203"/>
          </table:table-cell>
          <table:table-cell table:style-name="Table495.A1" office:value-type="string">
            <text:p text:style-name="P203">inserts the application frame object in a collection of objects susceptible to react to a click of the mouse. When an action of the mouse occurs on this object, Java looks to see if the object is part of the objects associated to the Java interface <text:span text:style-name="T62">WindowListener</text:span>.</text:p>
          </table:table-cell>
        </table:table-row>
      </table:table>
      <text:p text:style-name="P170"/>
      <table:table table:name="Table496" table:style-name="Table496">
        <table:table-column table:style-name="Table496.A"/>
        <table:table-column table:style-name="Table496.B"/>
        <table:table-row>
          <table:table-cell table:style-name="Table496.A1" office:value-type="string">
            <text:p text:style-name="P170"/>
          </table:table-cell>
          <table:table-cell table:style-name="Table496.A1" office:value-type="string">
            <text:p text:style-name="P166">If we look more closely, we see that the keyword <text:span text:style-name="T62">this </text:span>appears in two places in the statement of line 51. The first time, <text:span text:style-name="T62">this </text:span>makes reference to the current object of the <text:span text:style-name="T62">AppFrame</text:span><text:span text:style-name="T70"> </text:span>class, or <text:span text:style-name="T62">appFrame</text:span><text:span text:style-name="T70"> </text:span>in the <text:span text:style-name="T34">App</text:span> class.<text:span text:style-name="T62"> </text:span>In this case, <text:span text:style-name="T62">this </text:span>corresponds to the "source" of the event, that is to say on which object the event shall be applied.</text:p>
          </table:table-cell>
        </table:table-row>
      </table:table>
      <text:p text:style-name="P170"/>
      <table:table table:name="Table497" table:style-name="Table497">
        <table:table-column table:style-name="Table497.A"/>
        <table:table-column table:style-name="Table497.B"/>
        <table:table-row>
          <table:table-cell table:style-name="Table497.A1" office:value-type="string">
            <text:p text:style-name="P170"/>
          </table:table-cell>
          <table:table-cell table:style-name="Table497.A1" office:value-type="string">
            <text:p text:style-name="P166">In the second case, <text:span text:style-name="T34">this</text:span> is the "destination" of the event. In concrete terms, the object created by Java for an event must be sent to different methods of the class that implements the Java interface. This destination of the event corresponds in our example to the current class object. In other words, the second <text:span text:style-name="T34">this</text:span> determines the destination object that will decide how to react to an event on the source object. <text:s/>The source and destination objects do not have to be necessarily the same objects.</text:p>
          </table:table-cell>
        </table:table-row>
      </table:table>
      <text:p text:style-name="P170"/>
      <text:p text:style-name="P170"/>
      <table:table table:name="Table498" table:style-name="Table498">
        <table:table-column table:style-name="Table498.A"/>
        <table:table-row>
          <table:table-cell table:style-name="Table498.A1" office:value-type="string">
            <text:p text:style-name="P201"/>
          </table:table-cell>
        </table:table-row>
      </table:table>
      <text:h text:style-name="P228" text:outline-level="2"><text:span text:style-name="T73">Java Interface </text:span><text:span text:style-name="T24">MouseListener</text:span></text:h>
      <text:p text:style-name="P170"/>
      <table:table table:name="Table499" table:style-name="Table499">
        <table:table-column table:style-name="Table499.A"/>
        <table:table-column table:style-name="Table499.B"/>
        <table:table-row>
          <table:table-cell table:style-name="Table499.A1" office:value-type="string">
            <text:p text:style-name="P170"/>
          </table:table-cell>
          <table:table-cell table:style-name="Table499.A1" office:value-type="string">
            <text:p text:style-name="P166">The term <text:span text:style-name="T62">MouseListener</text:span> used in the class <text:span text:style-name="T62">Diagram</text:span></text:p>
          </table:table-cell>
        </table:table-row>
      </table:table>
      <text:p text:style-name="P170"/>
      <table:table table:name="Table500" table:style-name="Table500">
        <table:table-column table:style-name="Table500.A"/>
        <table:table-column table:style-name="Table500.B"/>
        <table:table-row>
          <table:table-cell table:style-name="Table500.A1" office:value-type="string">
            <text:p text:style-name="P170"/>
          </table:table-cell>
          <table:table-cell table:style-name="Table500.A1" office:value-type="string">
            <text:p text:style-name="P170"><text:span text:style-name="T70">102: </text:span><text:span text:style-name="T71">public class</text:span><text:span text:style-name="T70"> Diagram </text:span><text:span text:style-name="T71">extends</text:span><text:span text:style-name="T70"> JPanel</text:span></text:p>
            <text:p text:style-name="P170"><text:span text:style-name="T70"><text:s text:c="6"/></text:span><text:span text:style-name="T71">implements</text:span><text:span text:style-name="T70"> MouseListener { <text:s/></text:span><text:span text:style-name="T62">// &amp;</text:span></text:p>
          </table:table-cell>
        </table:table-row>
      </table:table>
      <text:p text:style-name="P170"/>
      <table:table table:name="Table501" table:style-name="Table501">
        <table:table-column table:style-name="Table501.A"/>
        <table:table-column table:style-name="Table501.B"/>
        <table:table-row>
          <table:table-cell table:style-name="Table501.A1" office:value-type="string">
            <text:p text:style-name="P170"/>
          </table:table-cell>
          <table:table-cell table:style-name="Table501.A1" office:value-type="string">
            <text:p text:style-name="P166">constitutes the second Java interface used in our example application. Remarks made with respect to the Java interface <text:span text:style-name="T62">WindowListener </text:span>also apply to <text:span text:style-name="T62">MouseListener</text:span>. What differentiates these two Java interfaces is the nature of the events. In the first case, <text:span text:style-name="T62">WindowListener </text:span>reacts to events in relation to window actions applied to the object <text:span text:style-name="T62">appFrame</text:span>. The example that we saw consisted of a closing action of the application using the method <text:span text:style-name="T62">windowClosing.</text:span></text:p>
          </table:table-cell>
        </table:table-row>
      </table:table>
      <text:p text:style-name="P170"/>
      <table:table table:name="Table502" table:style-name="Table502">
        <table:table-column table:style-name="Table502.A"/>
        <table:table-column table:style-name="Table502.B"/>
        <table:table-row>
          <table:table-cell table:style-name="Table502.A1" office:value-type="string">
            <text:p text:style-name="P170"/>
          </table:table-cell>
          <table:table-cell table:style-name="Table502.A1" office:value-type="string">
            <text:p text:style-name="P166">As for the Java interface <text:span text:style-name="T62">MouseListener</text:span>, it reacts to a click of the mouse on the box object that is part of the <text:span text:style-name="T62">diagram</text:span> object. The <text:span text:style-name="T62">diagram box </text:span>is placed in the collection of objects of the Java interface <text:span text:style-name="T62">MouseListener</text:span>:</text:p>
          </table:table-cell>
        </table:table-row>
      </table:table>
      <text:p text:style-name="P170"/>
      <table:table table:name="Table503" table:style-name="Table503">
        <table:table-column table:style-name="Table503.A"/>
        <table:table-column table:style-name="Table503.B"/>
        <table:table-row>
          <table:table-cell table:style-name="Table503.A1" office:value-type="string">
            <text:p text:style-name="P170"/>
          </table:table-cell>
          <table:table-cell table:style-name="Table503.A1" office:value-type="string">
            <text:p text:style-name="P170"><text:span text:style-name="T70">108: box.addMouseListener(</text:span><text:span text:style-name="T71">this</text:span><text:span text:style-name="T70">); <text:s/></text:span><text:span text:style-name="T62">// +</text:span></text:p>
          </table:table-cell>
        </table:table-row>
      </table:table>
      <text:p text:style-name="P170"/>
      <table:table table:name="Table504" table:style-name="Table504">
        <table:table-column table:style-name="Table504.A"/>
        <table:table-column table:style-name="Table504.B"/>
        <table:table-row>
          <table:table-cell table:style-name="Table504.A1" office:value-type="string">
            <text:p text:style-name="P170">The execution of the methods of a Java interface is performed in a precise order.</text:p>
          </table:table-cell>
          <table:table-cell table:style-name="Table504.A1" office:value-type="string">
            <text:p text:style-name="P166">This association of the object <text:span text:style-name="T62">box </text:span>to the Java interface <text:span text:style-name="T62">MouseListener </text:span>indicates to Java the need to send an object of the <text:span text:style-name="T62">MouseEvent </text:span>type to the method <text:span text:style-name="T62">mousePressed </text:span>of the destination object <text:span text:style-name="T62">this </text:span>(<text:span text:style-name="T62">Diagram</text:span>), as soon as Java detects a click of the mouse on the <text:span text:style-name="T62">box </text:span>container. Note that in reality, a determined order intervenes in the execution of the different methods of Java interfaces. In Chapter 7, we will explain, with the help of an example, the implicit order of execution of different methods of the Java <text:span text:style-name="T62">MouseListener </text:span>interface.</text:p>
          </table:table-cell>
        </table:table-row>
      </table:table>
      <text:p text:style-name="P170"/>
      <text:p text:style-name="P170"/>
      <table:table table:name="Table505" table:style-name="Table505">
        <table:table-column table:style-name="Table505.A"/>
        <table:table-row>
          <table:table-cell table:style-name="Table505.A1" office:value-type="string">
            <text:p text:style-name="P201"/>
          </table:table-cell>
        </table:table-row>
      </table:table>
      <text:h text:style-name="P217" text:outline-level="2">In Summary</text:h>
      <text:p text:style-name="P166"/>
      <table:table table:name="Table506" table:style-name="Table506">
        <table:table-column table:style-name="Table506.A"/>
        <table:table-column table:style-name="Table506.B"/>
        <table:table-row>
          <table:table-cell table:style-name="Table506.A1" office:value-type="string">
            <text:p text:style-name="P203"/>
          </table:table-cell>
          <table:table-cell table:style-name="Table506.A1" office:value-type="string">
            <text:p text:style-name="P203">It is the keyword <text:span text:style-name="T62">extends</text:span><text:span text:style-name="T70"> </text:span>that allows the creation of an inheritance relationship. The specifications as well as the implementations belonging to the ancestors of the class are then inherited. In other words, data definitions are copied and methods are referenced. These references allow access, during the execution of the application, to the methods themselves.</text:p>
          </table:table-cell>
        </table:table-row>
      </table:table>
      <text:p text:style-name="P203"/>
      <table:table table:name="Table507" table:style-name="Table507">
        <table:table-column table:style-name="Table507.A"/>
        <table:table-column table:style-name="Table507.B"/>
        <table:table-row>
          <table:table-cell table:style-name="Table507.A1" office:value-type="string">
            <text:p text:style-name="P203"/>
          </table:table-cell>
          <table:table-cell table:style-name="Table507.A1" office:value-type="string">
            <text:p text:style-name="P203">In turn, the keyword <text:span text:style-name="T62">implements </text:span>allows the establishment of a link with Java interfaces. An agreement is passed between the developer and Java. All the methods included in the specification of the Java interface must be implemented. Four stages must then be traversed:</text:p>
          </table:table-cell>
        </table:table-row>
      </table:table>
      <text:p text:style-name="P203"/>
      <table:table table:name="Table508" table:style-name="Table508">
        <table:table-column table:style-name="Table508.A"/>
        <table:table-column table:style-name="Table508.B"/>
        <table:table-row>
          <table:table-cell table:style-name="Table508.A1" office:value-type="string">
            <text:p text:style-name="P180">4 stages of implementation of Java interfaces.</text:p>
          </table:table-cell>
          <table:table-cell table:style-name="Table508.A1" office:value-type="string">
            <text:p text:style-name="P240">1-<text:tab/>Include <text:span text:style-name="T62">import </text:span>statements in order to access the Java interfaces required as well as certain classes such as those defining the parameter type of the Java interface methods. For example :</text:p>
            <text:p text:style-name="P240"/>
            <text:p text:style-name="P241"><text:span text:style-name="T67"><text:tab/></text:span><text:span text:style-name="T63">40: </text:span><text:span text:style-name="T64">import</text:span><text:span text:style-name="T63"> java.awt.event.WindowListener; <text:s/></text:span><text:span text:style-name="T66">// +</text:span></text:p>
            <text:p text:style-name="P241"><text:span text:style-name="T63"><text:tab/>41: </text:span><text:span text:style-name="T64">import</text:span><text:span text:style-name="T63"> java.awt.event.WindowEvent; <text:s/></text:span><text:span text:style-name="T66">// +</text:span></text:p>
            <text:p text:style-name="P241"><text:span text:style-name="T63"><text:tab/>98: </text:span><text:span text:style-name="T64">import</text:span><text:span text:style-name="T63"> java.awt.event.MouseListener; <text:s/></text:span><text:span text:style-name="T66">// +</text:span></text:p>
            <text:p text:style-name="P241"><text:span text:style-name="T63"><text:tab/>99: </text:span><text:span text:style-name="T64">import</text:span><text:span text:style-name="T63"> java.awt.event.MouseEvent; <text:s/></text:span><text:span text:style-name="T66">// +</text:span></text:p>
          </table:table-cell>
        </table:table-row>
      </table:table>
      <text:p text:style-name="P203"/>
      <table:table table:name="Table509" table:style-name="Table509">
        <table:table-column table:style-name="Table509.A"/>
        <table:table-column table:style-name="Table509.B"/>
        <table:table-row>
          <table:table-cell table:style-name="Table509.A1" office:value-type="string">
            <text:p text:style-name="P203"/>
          </table:table-cell>
          <table:table-cell table:style-name="Table509.A1" office:value-type="string">
            <text:p text:style-name="P240">2-<text:tab/>Associate the Java interface to the class where the methods of the interface will be implemented. For example:</text:p>
            <text:p text:style-name="P240"/>
            <text:p text:style-name="P242"><text:span text:style-name="T67"><text:tab/></text:span><text:span text:style-name="T48">45: </text:span><text:span text:style-name="T49">public class</text:span><text:span text:style-name="T48"> AppFrame </text:span><text:span text:style-name="T49">extends</text:span><text:span text:style-name="T48"> JFrame</text:span></text:p>
            <text:p text:style-name="P242"><text:span text:style-name="T48"><text:tab/> <text:s text:c="5"/></text:span><text:span text:style-name="T49">implements</text:span><text:span text:style-name="T48"> WindowListener { <text:s/></text:span><text:span text:style-name="T54">// &amp;</text:span></text:p>
          </table:table-cell>
        </table:table-row>
      </table:table>
      <text:p text:style-name="P203"/>
      <table:table table:name="Table510" table:style-name="Table510">
        <table:table-column table:style-name="Table510.A"/>
        <table:table-column table:style-name="Table510.B"/>
        <table:table-row>
          <table:table-cell table:style-name="Table510.A1" office:value-type="string">
            <text:p text:style-name="P203"/>
          </table:table-cell>
          <table:table-cell table:style-name="Table510.A1" office:value-type="string">
            <text:p text:style-name="P240">3-<text:tab/>In order to establish a link between the source and the destination of the event, add the object (the left <text:span text:style-name="T34">this</text:span>) in a collection of objects susceptible of reacting to an event (by the right <text:span text:style-name="T34">this</text:span>) expected by the Java interface used. For example:</text:p>
            <text:p text:style-name="P240"/>
            <text:p text:style-name="P241"><text:span text:style-name="T67"><text:tab/></text:span><text:span text:style-name="T48">51: </text:span><text:span text:style-name="T49">this</text:span><text:span text:style-name="T48">.addWindowListener(</text:span><text:span text:style-name="T49">this</text:span><text:span text:style-name="T48">); <text:s/></text:span><text:span text:style-name="T54">// +</text:span></text:p>
          </table:table-cell>
        </table:table-row>
      </table:table>
      <text:p text:style-name="P203"/>
      <table:table table:name="Table511" table:style-name="Table511">
        <table:table-column table:style-name="Table511.A"/>
        <table:table-column table:style-name="Table511.B"/>
        <table:table-row>
          <table:table-cell table:style-name="Table511.A1" office:value-type="string">
            <text:p text:style-name="P203"/>
          </table:table-cell>
          <table:table-cell table:style-name="Table511.A1" office:value-type="string">
            <text:p text:style-name="P241">4-<text:tab/>Implement the methods that are part of the specification of the Java interface. </text:p>
            <text:p text:style-name="P241"/>
            <text:p text:style-name="P241"><text:tab/>Consequently, Java automatically creates a special object to identify the event that occurred. This new object serves as a parameter to different methods of the Java interface.</text:p>
          </table:table-cell>
        </table:table-row>
      </table:table>
      <text:p text:style-name="P203"/>
      <text:p text:style-name="P203"/>
      <text:p text:style-name="P170"/>
      <table:table table:name="Table512" table:style-name="Table512">
        <table:table-column table:style-name="Table512.A"/>
        <table:table-row>
          <table:table-cell table:style-name="Table512.A1" office:value-type="string">
            <text:p text:style-name="P170"/>
          </table:table-cell>
        </table:table-row>
      </table:table>
      <text:h text:style-name="P200" text:outline-level="3">Execution Trace</text:h>
      <text:p text:style-name="P166"/>
      <table:table table:name="Table513" table:style-name="Table513">
        <table:table-column table:style-name="Table513.A"/>
        <table:table-column table:style-name="Table513.B"/>
        <table:table-row>
          <table:table-cell table:style-name="Table513.A1" office:value-type="string">
            <text:p text:style-name="P166"/>
          </table:table-cell>
          <table:table-cell table:style-name="Table513.A1" office:value-type="string">
            <text:p text:style-name="P166">Here is a brief example of the principal stages of execution when someone decides to click on the yellow box in the diagram.</text:p>
          </table:table-cell>
        </table:table-row>
      </table:table>
      <text:p text:style-name="P166"/>
      <table:table table:name="Table514" table:style-name="Table514">
        <table:table-column table:style-name="Table514.A"/>
        <table:table-column table:style-name="Table514.B"/>
        <table:table-row>
          <table:table-cell table:style-name="Table514.A1" office:value-type="string">
            <text:p text:style-name="P166"/>
          </table:table-cell>
          <table:table-cell table:style-name="Table514.A1" office:value-type="string">
            <text:p text:style-name="P166">First, we take for granted that the source of the event has been defined and that the event has been linked to the object <text:span text:style-name="T62">box </text:span>in the following way:</text:p>
          </table:table-cell>
        </table:table-row>
      </table:table>
      <text:p text:style-name="P166"/>
      <table:table table:name="Table515" table:style-name="Table515">
        <table:table-column table:style-name="Table515.A"/>
        <table:table-column table:style-name="Table515.B"/>
        <table:table-row>
          <table:table-cell table:style-name="Table515.A1" office:value-type="string">
            <text:p text:style-name="P166"/>
          </table:table-cell>
          <table:table-cell table:style-name="Table515.A1" office:value-type="string">
            <text:p text:style-name="P166"><text:span text:style-name="T70">108: box.addMouseListener(</text:span><text:span text:style-name="T71">this</text:span><text:span text:style-name="T70">); <text:s/></text:span><text:span text:style-name="T62">// +</text:span></text:p>
          </table:table-cell>
        </table:table-row>
      </table:table>
      <text:p text:style-name="P166"/>
      <table:table table:name="Table516" table:style-name="Table516">
        <table:table-column table:style-name="Table516.A"/>
        <table:table-column table:style-name="Table516.B"/>
        <table:table-row>
          <table:table-cell table:style-name="Table516.A1" office:value-type="string">
            <text:p text:style-name="P166"/>
          </table:table-cell>
          <table:table-cell table:style-name="Table516.A1" office:value-type="string">
            <text:p text:style-name="P166">When the user decides to click on the yellow box rectangle, Java takes care of creating an object from the class <text:span text:style-name="T62">MouseEvent</text:span>. The object is then sent to the method <text:span text:style-name="T62">mousePressed</text:span></text:p>
          </table:table-cell>
        </table:table-row>
      </table:table>
      <text:p text:style-name="P166"/>
      <table:table table:name="Table517" table:style-name="Table517">
        <table:table-column table:style-name="Table517.A"/>
        <table:table-column table:style-name="Table517.B"/>
        <table:table-row>
          <table:table-cell table:style-name="Table517.A1" office:value-type="string">
            <text:p text:style-name="P166"/>
          </table:table-cell>
          <table:table-cell table:style-name="Table517.A1" office:value-type="string">
            <text:p text:style-name="P170"><text:span text:style-name="T70">120: </text:span><text:span text:style-name="T71">public void</text:span><text:span text:style-name="T70"> mousePressed(MouseEvent e) {</text:span></text:p>
            <text:p text:style-name="P199">121: <text:s text:c="2"/>box.setSelected(!box.isSelected());</text:p>
            <text:p text:style-name="P198">122: }</text:p>
            <text:p text:style-name="P198"/>
            <text:p text:style-name="P166">and Java executes the method.</text:p>
          </table:table-cell>
        </table:table-row>
      </table:table>
      <text:p text:style-name="P166"/>
      <table:table table:name="Table518" table:style-name="Table518">
        <table:table-column table:style-name="Table518.A"/>
        <table:table-column table:style-name="Table518.B"/>
        <table:table-row>
          <table:table-cell table:style-name="Table518.A1" office:value-type="string">
            <text:p text:style-name="P166"/>
          </table:table-cell>
          <table:table-cell table:style-name="Table518.A1" office:value-type="string">
            <text:p text:style-name="P166">Once Java has succeeded to start the method <text:span text:style-name="T62">mousePressed</text:span>, line 121 evaluates the result of the call to the method <text:span text:style-name="T62">isSelected</text:span>. The value <text:span text:style-name="T62">false </text:span>is returned and then transformed to <text:span text:style-name="T62">true </text:span>(by the negation operation represented by the character "<text:span text:style-name="T33">!</text:span>") before passing control to the method <text:span text:style-name="T62">setSelected</text:span><text:span text:style-name="T1">.</text:span></text:p>
          </table:table-cell>
        </table:table-row>
      </table:table>
      <text:p text:style-name="P166"/>
      <table:table table:name="Table519" table:style-name="Table519">
        <table:table-column table:style-name="Table519.A"/>
        <table:table-column table:style-name="Table519.B"/>
        <table:table-row>
          <table:table-cell table:style-name="Table519.A1" office:value-type="string">
            <text:p text:style-name="P166"/>
          </table:table-cell>
          <table:table-cell table:style-name="Table519.A1" office:value-type="string">
            <text:p text:style-name="P166">In line 185,</text:p>
            <text:p text:style-name="P166"/>
            <text:p text:style-name="P198">185: selected = aSelected;</text:p>
          </table:table-cell>
        </table:table-row>
      </table:table>
      <text:p text:style-name="P166"/>
      <table:table table:name="Table520" table:style-name="Table520">
        <table:table-column table:style-name="Table520.A"/>
        <table:table-column table:style-name="Table520.B"/>
        <table:table-row>
          <table:table-cell table:style-name="Table520.A1" office:value-type="string">
            <text:p text:style-name="P166"/>
          </table:table-cell>
          <table:table-cell table:style-name="Table520.A1" office:value-type="string">
            <text:p text:style-name="P166">the value of the boolean attribute <text:span text:style-name="T62">selected </text:span>passes from <text:span text:style-name="T62">false </text:span>to <text:span text:style-name="T62">true </text:span>due to the value <text:span text:style-name="T62">true </text:span>of the parameter <text:span text:style-name="T62">aSelected</text:span>.</text:p>
          </table:table-cell>
        </table:table-row>
      </table:table>
      <text:p text:style-name="P166"/>
      <table:table table:name="Table521" table:style-name="Table521">
        <table:table-column table:style-name="Table521.A"/>
        <table:table-column table:style-name="Table521.B"/>
        <table:table-row>
          <table:table-cell table:style-name="Table521.A1" office:value-type="string">
            <text:p text:style-name="P166"/>
          </table:table-cell>
          <table:table-cell table:style-name="Table521.A1" office:value-type="string">
            <text:p text:style-name="P166">Since the attribute <text:span text:style-name="T62">selected</text:span><text:span text:style-name="T70"> </text:span>is now equal to <text:span text:style-name="T62">true</text:span>, the result of the expression of the statement <text:span text:style-name="T62">if </text:span>in line 186</text:p>
            <text:p text:style-name="P166"/>
            <text:p text:style-name="P166"><text:span text:style-name="T70">186: </text:span><text:span text:style-name="T71">if</text:span><text:span text:style-name="T70"> (selected) {</text:span></text:p>
          </table:table-cell>
        </table:table-row>
      </table:table>
      <text:p text:style-name="P166"/>
      <table:table table:name="Table522" table:style-name="Table522">
        <table:table-column table:style-name="Table522.A"/>
        <table:table-column table:style-name="Table522.B"/>
        <table:table-row table:style-name="Table522.1">
          <table:table-cell table:style-name="Table522.A1" office:value-type="string">
            <text:p text:style-name="P166"/>
          </table:table-cell>
          <table:table-cell table:style-name="Table522.A1" office:value-type="string">
            <text:p text:style-name="P166">will have as effect to pass control to the true part of this statement. Therefore, line 187</text:p>
            <text:p text:style-name="P166"/>
            <text:p text:style-name="P166"><text:span text:style-name="T70">187: </text:span><text:span text:style-name="T71">this</text:span><text:span text:style-name="T70">.setBackground(SELECTION_COLOR);</text:span></text:p>
          </table:table-cell>
        </table:table-row>
      </table:table>
      <text:p text:style-name="P166"/>
      <table:table table:name="Table523" table:style-name="Table523">
        <table:table-column table:style-name="Table523.A"/>
        <table:table-column table:style-name="Table523.B"/>
        <table:table-row>
          <table:table-cell table:style-name="Table523.A1" office:value-type="string">
            <text:p text:style-name="P166"/>
          </table:table-cell>
          <table:table-cell table:style-name="Table523.A1" office:value-type="string">
            <text:p text:style-name="P166">will change the box color to red. In effect, this color corresponds to the value of the constant <text:span text:style-name="T62">SELECTION_COLOR </text:span>of line 148.</text:p>
          </table:table-cell>
        </table:table-row>
      </table:table>
      <text:p text:style-name="P166"/>
      <table:table table:name="Table524" table:style-name="Table524">
        <table:table-column table:style-name="Table524.A"/>
        <table:table-column table:style-name="Table524.B"/>
        <table:table-row>
          <table:table-cell table:style-name="Table524.A1" office:value-type="string">
            <text:p text:style-name="P166"/>
          </table:table-cell>
          <table:table-cell table:style-name="Table524.A1" office:value-type="string">
            <text:p text:style-name="P170"><text:span text:style-name="T48">148: </text:span><text:span text:style-name="T49">public static final </text:span><text:span text:style-name="T48">Color </text:span></text:p>
            <text:p text:style-name="P170"><text:span text:style-name="T48"><text:s text:c="7"/>SELECTION_COLOR = Color.red; <text:s/></text:span><text:span text:style-name="T54">// +</text:span></text:p>
          </table:table-cell>
        </table:table-row>
      </table:table>
      <text:p text:style-name="P166"/>
      <table:table table:name="Table525" table:style-name="Table525">
        <table:table-column table:style-name="Table525.A"/>
        <table:table-column table:style-name="Table525.B"/>
        <table:table-row>
          <table:table-cell table:style-name="Table525.A1" office:value-type="string">
            <text:p text:style-name="P166"/>
          </table:table-cell>
          <table:table-cell table:style-name="Table525.A1" office:value-type="string">
            <text:p text:style-name="P166">Afterwards, a second click of the mouse on the box turned red returns it to its original color, yellow. Another click and it will turn red again and so on…</text:p>
          </table:table-cell>
        </table:table-row>
      </table:table>
      <text:p text:style-name="P170"/>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76"/>
      <table:table table:name="Table526" table:style-name="Table526">
        <table:table-column table:style-name="Table526.A"/>
        <table:table-column table:style-name="Table526.B"/>
        <table:table-row>
          <table:table-cell table:style-name="Table526.A1" office:value-type="string">
            <text:h text:style-name="P162" text:outline-level="1">CHAPTER</text:h>
            <text:h text:style-name="P68" text:outline-level="1"><text:span text:style-name="T57"><text:s/></text:span><text:span text:style-name="T58"><text:s text:c="2"/></text:span><text:span text:style-name="T57">6 <text:s text:c="2"/></text:span></text:h>
            <text:p text:style-name="Standard"/>
            <text:p text:style-name="Standard"><text:s/></text:p>
          </table:table-cell>
          <table:table-cell table:style-name="Table526.A1" office:value-type="string">
            <text:h text:style-name="P70" text:outline-level="1"><text:s text:c="73"/></text:h>
            <text:p text:style-name="Standard"/>
            <text:p text:style-name="P163">Menus</text:p>
            <text:h text:style-name="P164" text:outline-level="1"/>
            <text:p text:style-name="Standard"/>
            <text:h text:style-name="P165" text:outline-level="1"/>
            <text:h text:style-name="P164" text:outline-level="1"/>
            <text:h text:style-name="P164" text:outline-level="1">Menus serve to group semantically related functions, according to the application logic.</text:h>
            <text:p text:style-name="P170"/>
            <text:h text:style-name="P165" text:outline-level="1">This chapter presents and adds this functionality to our basic graphical user interface of the preceding chapter.</text:h>
          </table:table-cell>
        </table:table-row>
      </table:table>
      <text:p text:style-name="P166"/>
      <table:table table:name="Table527" table:style-name="Table527">
        <table:table-column table:style-name="Table527.A"/>
        <table:table-column table:style-name="Table527.B"/>
        <table:table-row>
          <table:table-cell table:style-name="Table527.A1" office:value-type="string">
            <text:p text:style-name="P166"/>
          </table:table-cell>
          <table:table-cell table:style-name="Table527.A1" office:value-type="string">
            <text:p text:style-name="P166"><text:span text:style-name="T24">The menu bar of the sample application is composed of the following three menus: </text:span><text:span text:style-name="T62">File</text:span><text:span text:style-name="T1">,</text:span><text:span text:style-name="T62"> Edit </text:span><text:span text:style-name="T24">and</text:span><text:span text:style-name="T62"> View</text:span><text:span text:style-name="T24">.</text:span></text:p>
          </table:table-cell>
        </table:table-row>
      </table:table>
      <text:p text:style-name="P166"/>
      <table:table table:name="Table528" table:style-name="Table528">
        <table:table-column table:style-name="Table528.A"/>
        <table:table-column table:style-name="Table528.B"/>
        <table:table-row>
          <table:table-cell table:style-name="Table528.A1" office:value-type="string">
            <text:h text:style-name="P244" text:outline-level="7">File</text:h>
            <text:p text:style-name="P245"><text:tab/>Exit</text:p>
          </table:table-cell>
          <table:table-cell table:style-name="Table528.A1" office:value-type="string">
            <text:p text:style-name="P166"><text:span text:style-name="T24">The </text:span><text:span text:style-name="T62">File</text:span><text:span text:style-name="T74"> </text:span><text:span text:style-name="T24">menu has only one item, </text:span><text:span text:style-name="T62">Exit</text:span><text:span text:style-name="T24">, which terminates the application.</text:span></text:p>
          </table:table-cell>
        </table:table-row>
      </table:table>
      <text:p text:style-name="P166"/>
      <table:table table:name="Table529" table:style-name="Table529">
        <table:table-column table:style-name="Table529.A"/>
        <table:table-column table:style-name="Table529.B"/>
        <table:table-row>
          <table:table-cell table:style-name="Table529.A1" office:value-type="string">
            <text:h text:style-name="P244" text:outline-level="7">Edit</text:h>
            <text:p text:style-name="P245"><text:tab/>Select Box</text:p>
            <text:p text:style-name="P245"><text:tab/>Deselect Box</text:p>
          </table:table-cell>
          <table:table-cell table:style-name="Table529.A1" office:value-type="string">
            <text:p text:style-name="P166"><text:span text:style-name="T24">The </text:span><text:span text:style-name="T62">Edit</text:span><text:span text:style-name="T74"> </text:span><text:span text:style-name="T24">menu allows you to select the box with the menu item </text:span><text:span text:style-name="T62">Select Box</text:span><text:span text:style-name="T24">. The color of the box will become red. </text:span><text:span text:style-name="T62">Deselect Box</text:span><text:span text:style-name="T74"> </text:span><text:span text:style-name="T24">is the second item in this menu. With this option, the box assumes its original <text:s/>yellow color.</text:span></text:p>
          </table:table-cell>
        </table:table-row>
      </table:table>
      <text:p text:style-name="P166"/>
      <table:table table:name="Table530" table:style-name="Table530">
        <table:table-column table:style-name="Table530.A"/>
        <table:table-column table:style-name="Table530.B"/>
        <table:table-row>
          <table:table-cell table:style-name="Table530.A1" office:value-type="string">
            <text:h text:style-name="P244" text:outline-level="7">View</text:h>
            <text:p text:style-name="P245"><text:tab/>Hide Box</text:p>
            <text:p text:style-name="P245"><text:tab/>View Box</text:p>
          </table:table-cell>
          <table:table-cell table:style-name="Table530.A1" office:value-type="string">
            <text:p text:style-name="P166"><text:span text:style-name="T24">The </text:span><text:span text:style-name="T62">View</text:span><text:span text:style-name="T74"> </text:span><text:span text:style-name="T24">menu contains the item </text:span><text:span text:style-name="T62">Hide Box</text:span><text:span text:style-name="T74"> </text:span><text:span text:style-name="T24">that allows you to hide the box. The other menu item available is </text:span><text:span text:style-name="T62">View Box</text:span><text:span text:style-name="T73">,</text:span><text:span text:style-name="T74"> </text:span><text:span text:style-name="T24">which redisplays the box.</text:span></text:p>
          </table:table-cell>
        </table:table-row>
      </table:table>
      <text:p text:style-name="P166"/>
      <table:table table:name="Table531" table:style-name="Table531">
        <table:table-column table:style-name="Table531.A"/>
        <table:table-column table:style-name="Table531.B"/>
        <table:table-row>
          <table:table-cell table:style-name="Table531.A1" office:value-type="string">
            <text:p text:style-name="P167"/>
          </table:table-cell>
          <table:table-cell table:style-name="Table531.A1" office:value-type="string">
            <text:p text:style-name="P167">A new class added in this chapter extends the application of the preceding chapter with a menu bar and menu items.</text:p>
          </table:table-cell>
        </table:table-row>
      </table:table>
      <text:p text:style-name="P166"/>
      <table:table table:name="Table532" table:style-name="Table532">
        <table:table-column table:style-name="Table532.A"/>
        <table:table-column table:style-name="Table532.B"/>
        <table:table-row>
          <table:table-cell table:style-name="Table532.A1" office:value-type="string">
            <text:p text:style-name="P166"/>
          </table:table-cell>
          <table:table-cell table:style-name="Table532.A1" office:value-type="string">
            <text:p text:style-name="P166"><text:span text:style-name="T24">The classes App and Box have not been changed. The </text:span><text:span text:style-name="T62">Diagram </text:span><text:span text:style-name="T24">class contains a slight modification while the</text:span> <text:span text:style-name="T62">AppFrame</text:span><text:span text:style-name="T24"> class deserves particular attention. In addition, a new class is added,</text:span> <text:span text:style-name="T62">AppMenu</text:span><text:span text:style-name="T24">. This class will be at the heart of explanations in this chapter.</text:span></text:p>
          </table:table-cell>
        </table:table-row>
      </table:table>
      <text:p text:style-name="P170"/>
      <text:p text:style-name="P204"/>
      <table:table table:name="Table533" table:style-name="Table533">
        <table:table-column table:style-name="Table533.A"/>
        <table:table-row>
          <table:table-cell table:style-name="Table533.A1" office:value-type="string">
            <text:p text:style-name="P170"/>
          </table:table-cell>
        </table:table-row>
      </table:table>
      <text:h text:style-name="P200" text:outline-level="3">Relationship Menu Bar / Java Events</text:h>
      <text:p text:style-name="P170"/>
      <text:p text:style-name="P170"/>
      <table:table table:name="Table534" table:style-name="Table534">
        <table:table-column table:style-name="Table534.A"/>
        <table:table-row>
          <table:table-cell table:style-name="Table534.A1" office:value-type="string">
            <text:p text:style-name="P201"/>
          </table:table-cell>
        </table:table-row>
      </table:table>
      <text:h text:style-name="P228" text:outline-level="2"><text:span text:style-name="T73">Java Interface </text:span><text:span text:style-name="T24">ActionListener</text:span></text:h>
      <text:p text:style-name="P166"/>
      <table:table table:name="Table535" table:style-name="Table535">
        <table:table-column table:style-name="Table535.A"/>
        <table:table-column table:style-name="Table535.B"/>
        <table:table-row>
          <table:table-cell table:style-name="Table535.A1" office:value-type="string">
            <text:p text:style-name="P166"/>
          </table:table-cell>
          <table:table-cell table:style-name="Table535.A1" office:value-type="string">
            <text:p text:style-name="P166">The creation of the object <text:span text:style-name="T62">appMenu</text:span>, representing our menu bar, is done in line 47:</text:p>
            <text:p text:style-name="P166"/>
            <text:p text:style-name="P166"><text:span text:style-name="T48">47: </text:span><text:span text:style-name="T49">private</text:span><text:span text:style-name="T48"> AppMenu appMenu = </text:span></text:p>
            <text:p text:style-name="P166"><text:span text:style-name="T48"><text:s text:c="6"/></text:span><text:span text:style-name="T49">new</text:span><text:span text:style-name="T48"> AppMenu(</text:span><text:span text:style-name="T49">this</text:span><text:span text:style-name="T48">); <text:s/>// +</text:span></text:p>
          </table:table-cell>
        </table:table-row>
      </table:table>
      <text:p text:style-name="P166"/>
      <table:table table:name="Table536" table:style-name="Table536">
        <table:table-column table:style-name="Table536.A"/>
        <table:table-column table:style-name="Table536.B"/>
        <table:table-row>
          <table:table-cell table:style-name="Table536.A1" office:value-type="string">
            <text:p text:style-name="P166"/>
          </table:table-cell>
          <table:table-cell table:style-name="Table536.A1" office:value-type="string">
            <text:p text:style-name="P170">In line 100, in the header of the class <text:span text:style-name="T62">AppMenu</text:span>,</text:p>
            <text:p text:style-name="P166"/>
            <text:p text:style-name="P170"><text:span text:style-name="T48">100: </text:span><text:span text:style-name="T49">public class</text:span><text:span text:style-name="T48"> AppMenu </text:span><text:span text:style-name="T49">extends</text:span><text:span text:style-name="T48"> JMenuBar <text:s/></text:span></text:p>
            <text:p text:style-name="P166"><text:span text:style-name="T48"><text:s text:c="7"/></text:span><text:span text:style-name="T49">implements</text:span><text:span text:style-name="T48"> ActionListener {</text:span></text:p>
          </table:table-cell>
        </table:table-row>
      </table:table>
      <text:p text:style-name="P166"/>
      <table:table table:name="Table537" table:style-name="Table537">
        <table:table-column table:style-name="Table537.A"/>
        <table:table-column table:style-name="Table537.B"/>
        <table:table-row>
          <table:table-cell table:style-name="Table537.A1" office:value-type="string">
            <text:p text:style-name="P166"/>
          </table:table-cell>
          <table:table-cell table:style-name="Table537.A1" office:value-type="string">
            <text:p text:style-name="P166">a new Java interface named <text:span text:style-name="T62">ActionListener</text:span><text:span text:style-name="T70"> </text:span>is used. This interface triggers a particular action when one of the menu items is selected by a user.</text:p>
          </table:table-cell>
        </table:table-row>
      </table:table>
      <text:p text:style-name="P166"/>
      <table:table table:name="Table538" table:style-name="Table538">
        <table:table-column table:style-name="Table538.A"/>
        <table:table-column table:style-name="Table538.B"/>
        <table:table-row>
          <table:table-cell table:style-name="Table538.A1" office:value-type="string">
            <text:p text:style-name="P166"/>
          </table:table-cell>
          <table:table-cell table:style-name="Table538.A1" office:value-type="string">
            <text:p text:style-name="P166">The relationship between the menu item selection and execution of the required Java statements must, of course, be established by the developer. His role consists of implementing an event detection mechanism for the Java interface in question.</text:p>
          </table:table-cell>
        </table:table-row>
      </table:table>
      <text:p text:style-name="P166"/>
      <table:table table:name="Table539" table:style-name="Table539">
        <table:table-column table:style-name="Table539.A"/>
        <table:table-column table:style-name="Table539.B"/>
        <table:table-row>
          <table:table-cell table:style-name="Table539.A1" office:value-type="string">
            <text:p text:style-name="P180"/>
          </table:table-cell>
          <table:table-cell table:style-name="Table539.A1" office:value-type="string">
            <text:p text:style-name="P166">For example, the object <text:span text:style-name="T62">menuFileExit</text:span> below,</text:p>
          </table:table-cell>
        </table:table-row>
      </table:table>
      <text:p text:style-name="P166"/>
      <table:table table:name="Table540" table:style-name="Table540">
        <table:table-column table:style-name="Table540.A"/>
        <table:table-column table:style-name="Table540.B"/>
        <table:table-row>
          <table:table-cell table:style-name="Table540.A1" office:value-type="string">
            <text:p text:style-name="P180"/>
          </table:table-cell>
          <table:table-cell table:style-name="Table540.A1" office:value-type="string">
            <text:p text:style-name="P170"><text:span text:style-name="T70">109: </text:span><text:span text:style-name="T71">private</text:span><text:span text:style-name="T70"> JMenuItem menuFileExit = </text:span></text:p>
            <text:p text:style-name="P170"><text:span text:style-name="T70"><text:s text:c="7"/></text:span><text:span text:style-name="T71">new</text:span><text:span text:style-name="T70"> JMenuItem("Exit");</text:span></text:p>
          </table:table-cell>
        </table:table-row>
      </table:table>
      <text:p text:style-name="P166"/>
      <table:table table:name="Table541" table:style-name="Table541">
        <table:table-column table:style-name="Table541.A"/>
        <table:table-column table:style-name="Table541.B"/>
        <table:table-row>
          <table:table-cell table:style-name="Table541.A1" office:value-type="string">
            <text:p text:style-name="P170">Each menu item must be associated to the Java interface <text:span text:style-name="T1">ActionListener</text:span>.</text:p>
          </table:table-cell>
          <table:table-cell table:style-name="Table541.A1" office:value-type="string">
            <text:p text:style-name="P166">which corresponds to the menu item <text:span text:style-name="T62">Exit</text:span> in the <text:span text:style-name="T62">File </text:span>menu, is assigned a relationship with the Java interface <text:span text:style-name="T62">ActionListener</text:span> in the following way:</text:p>
            <text:p text:style-name="P246"/>
            <text:p text:style-name="P166"><text:span text:style-name="T70">122: menuFileExit.addActionListener(</text:span><text:span text:style-name="T71">this</text:span><text:span text:style-name="T70">);</text:span></text:p>
          </table:table-cell>
        </table:table-row>
      </table:table>
      <text:p text:style-name="P166"/>
      <table:table table:name="Table542" table:style-name="Table542">
        <table:table-column table:style-name="Table542.A"/>
        <table:table-column table:style-name="Table542.B"/>
        <table:table-row>
          <table:table-cell table:style-name="Table542.A1" office:value-type="string">
            <text:p text:style-name="P166"/>
          </table:table-cell>
          <table:table-cell table:style-name="Table542.A1" office:value-type="string">
            <text:p text:style-name="P166">This statement creates a reference between the menu item object and the Java interface <text:span text:style-name="T62">ActionListener </text:span>implemented in the <text:span text:style-name="T62">AppMenu </text:span>class.</text:p>
          </table:table-cell>
        </table:table-row>
      </table:table>
      <text:p text:style-name="P166"/>
      <table:table table:name="Table543" table:style-name="Table543">
        <table:table-column table:style-name="Table543.A"/>
        <table:table-column table:style-name="Table543.B"/>
        <table:table-row>
          <table:table-cell table:style-name="Table543.A1" office:value-type="string">
            <text:p text:style-name="P170"><text:span text:style-name="T73">ActionListener</text:span>: </text:p>
            <text:p text:style-name="P247"><text:tab/>When event occurs, Java sends an event object to the <text:span text:style-name="T1">actionPerformed </text:span>method.</text:p>
          </table:table-cell>
          <table:table-cell table:style-name="Table543.A1" office:value-type="string">
            <text:p text:style-name="P166">In general, when a menu item is selected, Java verifies if an event attached to the menu item needs to be triggered. In our case, an event is triggered by the <text:span text:style-name="T62">ActionListener</text:span> interface. Java automatically constructs an object from the class <text:span text:style-name="T62">ActionEvent</text:span> and this object serves as the parameter for the <text:span text:style-name="T62">actionPerformed</text:span> method.</text:p>
            <text:p text:style-name="P166"/>
          </table:table-cell>
        </table:table-row>
      </table:table>
      <text:p text:style-name="P166"/>
      <table:table table:name="Table544" table:style-name="Table544">
        <table:table-column table:style-name="Table544.A"/>
        <table:table-column table:style-name="Table544.B"/>
        <table:table-row>
          <table:table-cell table:style-name="Table544.A1" office:value-type="string">
            <text:p text:style-name="P166"/>
          </table:table-cell>
          <table:table-cell table:style-name="Table544.A1" office:value-type="string">
            <text:p text:style-name="P166">The first statement of the <text:span text:style-name="T62">actionPerformed </text:span>method is as follows:</text:p>
            <text:p text:style-name="P166"/>
            <text:p text:style-name="P198">169: String command = e.getActionCommand();</text:p>
          </table:table-cell>
        </table:table-row>
      </table:table>
      <text:p text:style-name="P166"/>
      <table:table table:name="Table545" table:style-name="Table545">
        <table:table-column table:style-name="Table545.A"/>
        <table:table-column table:style-name="Table545.B"/>
        <table:table-row>
          <table:table-cell table:style-name="Table545.A1" office:value-type="string">
            <text:p text:style-name="P180"/>
          </table:table-cell>
          <table:table-cell table:style-name="Table545.A1" office:value-type="string">
            <text:p text:style-name="P166">This statement calls the <text:span text:style-name="T62">getActionCommand</text:span><text:span text:style-name="T70"> </text:span>method of the object<text:span text:style-name="T70"> </text:span><text:span text:style-name="T62">e</text:span><text:span text:style-name="T70"> </text:span>that corresponds to the instance of the event triggered. The result of the <text:span text:style-name="T62">getActionCommand </text:span>method recognizes the name of the menu item as being the source of the event. This name is then stored in the <text:span text:style-name="T62">command</text:span> local variable.</text:p>
          </table:table-cell>
        </table:table-row>
      </table:table>
      <text:p text:style-name="P166"/>
      <text:p text:style-name="P170"/>
      <table:table table:name="Table546" table:style-name="Table546">
        <table:table-column table:style-name="Table546.A"/>
        <table:table-row>
          <table:table-cell table:style-name="Table546.A1" office:value-type="string">
            <text:p text:style-name="P201"/>
          </table:table-cell>
        </table:table-row>
      </table:table>
      <text:h text:style-name="P228" text:outline-level="2"><text:span text:style-name="T24">switch </text:span><text:span text:style-name="T73">Statement</text:span></text:h>
      <text:p text:style-name="P166"/>
      <table:table table:name="Table547" table:style-name="Table547">
        <table:table-column table:style-name="Table547.A"/>
        <table:table-column table:style-name="Table547.B"/>
        <table:table-row>
          <table:table-cell table:style-name="Table547.A1" office:value-type="string">
            <text:p text:style-name="P170"/>
          </table:table-cell>
          <table:table-cell table:style-name="Table547.A1" office:value-type="string">
            <text:p text:style-name="P166">The <text:span text:style-name="T62">actionPerformed</text:span> method uses a <text:span text:style-name="T62">switch </text:span>statement. Here is its general form:</text:p>
          </table:table-cell>
        </table:table-row>
      </table:table>
      <text:p text:style-name="P170"/>
      <table:table table:name="Table548" table:style-name="Table548">
        <table:table-column table:style-name="Table548.A"/>
        <table:table-column table:style-name="Table548.B"/>
        <table:table-row>
          <table:table-cell table:style-name="Table548.A1" office:value-type="string">
            <text:p text:style-name="P166"/>
          </table:table-cell>
          <table:table-cell table:style-name="Table548.A1" office:value-type="string">
            <text:p text:style-name="P198">switch (expression) {</text:p>
            <text:p text:style-name="P248"><text:s text:c="2"/>case CONSTANT_1:</text:p>
            <text:p text:style-name="P198"><text:s text:c="4"/>statement(s)</text:p>
            <text:p text:style-name="P248"><text:s text:c="2"/>case CONSTANT_2:</text:p>
            <text:p text:style-name="P198"><text:s text:c="4"/>statement(s)</text:p>
            <text:p text:style-name="P198"><text:s text:c="7"/>.</text:p>
            <text:p text:style-name="P198"><text:s text:c="7"/>.</text:p>
            <text:p text:style-name="P198"><text:s text:c="7"/>.</text:p>
            <text:p text:style-name="P248"><text:s text:c="2"/>case CONSTANT_N:</text:p>
            <text:p text:style-name="P198"><text:s text:c="4"/>statement(s)</text:p>
            <text:p text:style-name="P198"><text:s text:c="2"/>default:</text:p>
            <text:p text:style-name="P198"><text:s text:c="4"/>statement(s)</text:p>
            <text:p text:style-name="P198">}</text:p>
          </table:table-cell>
        </table:table-row>
      </table:table>
      <text:p text:style-name="P166"/>
      <table:table table:name="Table549" table:style-name="Table549">
        <table:table-column table:style-name="Table549.A"/>
        <table:table-column table:style-name="Table549.B"/>
        <table:table-row>
          <table:table-cell table:style-name="Table549.A1" office:value-type="string">
            <text:p text:style-name="P166">The <text:span text:style-name="T24">default</text:span><text:span text:style-name="T1"> </text:span>clause is optional.</text:p>
          </table:table-cell>
          <table:table-cell table:style-name="Table549.A1" office:value-type="string">
            <text:p text:style-name="P166">First, an expression is evaluated. After the evaluation, the obtained result is verified to see if it corresponds to the value of one of the <text:span text:style-name="T62">case </text:span>clauses. If not, the <text:span text:style-name="T62">default</text:span> clause is evaluated. Note that the <text:span text:style-name="T62">default</text:span> clause is optional. The constants used in the <text:span text:style-name="T62">case</text:span> clauses must be numerical.</text:p>
          </table:table-cell>
        </table:table-row>
      </table:table>
      <text:p text:style-name="P166"/>
      <table:table table:name="Table550" table:style-name="Table550">
        <table:table-column table:style-name="Table550.A"/>
        <table:table-column table:style-name="Table550.B"/>
        <table:table-row>
          <table:table-cell table:style-name="Table550.A1" office:value-type="string">
            <text:p text:style-name="P170">The <text:span text:style-name="T24">break </text:span>statement terminates the execution of the <text:span text:style-name="T24">switch </text:span>statement.</text:p>
          </table:table-cell>
          <table:table-cell table:style-name="Table550.A1" office:value-type="string">
            <text:p text:style-name="P166">When a <text:span text:style-name="T62">case</text:span> clause corresponds to the result of the evaluation of the expression of the <text:span text:style-name="T62">switch </text:span>statement,<text:span text:style-name="T62"> </text:span>the statements that follow this clause are executed. At the end of the execution of the last statement, the execution continues with the statements of the next <text:span text:style-name="T62">case</text:span> clause encountered, unless a <text:span text:style-name="T62">break</text:span> statement is found. Once a <text:span text:style-name="T62">break</text:span> clause is encountered, the execution of the <text:span text:style-name="T62">switch</text:span> clause terminates.</text:p>
          </table:table-cell>
        </table:table-row>
      </table:table>
      <text:p text:style-name="P166"/>
      <table:table table:name="Table551" table:style-name="Table551">
        <table:table-column table:style-name="Table551.A"/>
        <table:table-column table:style-name="Table551.B"/>
        <table:table-row>
          <table:table-cell table:style-name="Table551.A1" office:value-type="string">
            <text:p text:style-name="P166"/>
          </table:table-cell>
          <table:table-cell table:style-name="Table551.A1" office:value-type="string">
            <text:p text:style-name="P166">In our example, the instruction <text:span text:style-name="T62">switch</text:span> which begins on line 170:</text:p>
            <text:p text:style-name="P166"/>
            <text:p text:style-name="P166"><text:span text:style-name="T70">170: </text:span><text:span text:style-name="T71">switch</text:span><text:span text:style-name="T70"> (</text:span><text:span text:style-name="T71">this</text:span><text:span text:style-name="T70">.getMenuCommand(command)) {</text:span></text:p>
          </table:table-cell>
        </table:table-row>
      </table:table>
      <text:p text:style-name="P166"/>
      <table:table table:name="Table552" table:style-name="Table552">
        <table:table-column table:style-name="Table552.A"/>
        <table:table-column table:style-name="Table552.B"/>
        <table:table-row>
          <table:table-cell table:style-name="Table552.A1" office:value-type="string">
            <text:p text:style-name="P166"/>
          </table:table-cell>
          <table:table-cell table:style-name="Table552.A1" office:value-type="string">
            <text:p text:style-name="P166">contains the expression:</text:p>
            <text:p text:style-name="P166"/>
            <text:p text:style-name="P166"><text:span text:style-name="T71">this</text:span><text:span text:style-name="T70">.getMenuCommand(command)</text:span></text:p>
          </table:table-cell>
        </table:table-row>
      </table:table>
      <text:p text:style-name="P166"/>
      <table:table table:name="Table553" table:style-name="Table553">
        <table:table-column table:style-name="Table553.A"/>
        <table:table-column table:style-name="Table553.B"/>
        <table:table-row>
          <table:table-cell table:style-name="Table553.A1" office:value-type="string">
            <text:p text:style-name="P166"/>
          </table:table-cell>
          <table:table-cell table:style-name="Table553.A1" office:value-type="string">
            <text:p text:style-name="P166">The <text:span text:style-name="T62">command</text:span> parameter of the <text:span text:style-name="T62">getMenuCommand</text:span> method, as we have already seen, contains the name of the menu item. The method <text:span text:style-name="T62">getMenuCommand</text:span><text:span text:style-name="T70"> </text:span>in lines 158 to 166</text:p>
          </table:table-cell>
        </table:table-row>
      </table:table>
      <text:p text:style-name="P166"/>
      <table:table table:name="Table554" table:style-name="Table554">
        <table:table-column table:style-name="Table554.A"/>
        <table:table-column table:style-name="Table554.B"/>
        <table:table-row>
          <table:table-cell table:style-name="Table554.A1" office:value-type="string">
            <text:p text:style-name="P166"/>
          </table:table-cell>
          <table:table-cell table:style-name="Table554.A1" office:value-type="string">
            <text:p text:style-name="P170"><text:span text:style-name="T48">158: </text:span><text:span text:style-name="T49">private int</text:span><text:span text:style-name="T48"> getMenuCommand(</text:span></text:p>
            <text:p text:style-name="P249"><text:s text:c="7"/>String aCommand) {</text:p>
            <text:p text:style-name="P170"><text:span text:style-name="T48">159: <text:s text:c="2"/></text:span><text:span text:style-name="T49">int</text:span><text:span text:style-name="T48"> action = -1;</text:span></text:p>
            <text:p text:style-name="P170"><text:span text:style-name="T48">160: <text:s text:c="2"/></text:span><text:span text:style-name="T49">if</text:span><text:span text:style-name="T48"> <text:s text:c="5"/>(aCommand.equals("Exit"))</text:span></text:p>
            <text:p text:style-name="P249"><text:s text:c="14"/>action = EXIT;</text:p>
            <text:p text:style-name="P170"><text:span text:style-name="T48">161: <text:s text:c="2"/></text:span><text:span text:style-name="T49">else if</text:span><text:span text:style-name="T48"> (aCommand.equals("Select"))</text:span></text:p>
            <text:p text:style-name="P249"><text:s text:c="14"/>action = SELECT;</text:p>
            <text:p text:style-name="P170"><text:span text:style-name="T48">162: <text:s text:c="2"/></text:span><text:span text:style-name="T49">else if</text:span><text:span text:style-name="T48"> (aCommand.equals("Deselect")) </text:span></text:p>
            <text:p text:style-name="P249"><text:s text:c="14"/>action = DESELECT;</text:p>
            <text:p text:style-name="P170"><text:span text:style-name="T48">163: <text:s text:c="2"/></text:span><text:span text:style-name="T49">else if</text:span><text:span text:style-name="T48"> (aCommand.equals("Hide"))</text:span></text:p>
            <text:p text:style-name="P249"><text:s text:c="14"/>action = HIDE;</text:p>
            <text:p text:style-name="P170"><text:span text:style-name="T48">164: <text:s text:c="2"/></text:span><text:span text:style-name="T49">else if</text:span><text:span text:style-name="T48"> (aCommand.equals("Show"))</text:span></text:p>
            <text:p text:style-name="P249"><text:s text:c="14"/>action = SHOW;</text:p>
            <text:p text:style-name="P170"><text:span text:style-name="T48">165: <text:s text:c="2"/></text:span><text:span text:style-name="T49">return</text:span><text:span text:style-name="T48"> action;</text:span></text:p>
            <text:p text:style-name="P249">166: }</text:p>
          </table:table-cell>
        </table:table-row>
      </table:table>
      <text:p text:style-name="P166"/>
      <table:table table:name="Table555" table:style-name="Table555">
        <table:table-column table:style-name="Table555.A"/>
        <table:table-column table:style-name="Table555.B"/>
        <table:table-row>
          <table:table-cell table:style-name="Table555.A1" office:value-type="string">
            <text:p text:style-name="P166"/>
          </table:table-cell>
          <table:table-cell table:style-name="Table555.A1" office:value-type="string">
            <text:p text:style-name="P166">is called. This method returns, in line 165, an integer value corresponding to the menu item selected.</text:p>
          </table:table-cell>
        </table:table-row>
      </table:table>
      <text:p text:style-name="P166"/>
      <table:table table:name="Table556" table:style-name="Table556">
        <table:table-column table:style-name="Table556.A"/>
        <table:table-column table:style-name="Table556.B"/>
        <table:table-row>
          <table:table-cell table:style-name="Table556.A1" office:value-type="string">
            <text:p text:style-name="P166"/>
          </table:table-cell>
          <table:table-cell table:style-name="Table556.A1" office:value-type="string">
            <text:p text:style-name="P166">For example, if the item <text:span text:style-name="T62">Exit</text:span> of the <text:span text:style-name="T62">File</text:span> menu is selected, the expression of the <text:span text:style-name="T62">if </text:span>statement in line 160 would return the value <text:span text:style-name="T62">true </text:span>and the following statement</text:p>
            <text:p text:style-name="P166"/>
            <text:p text:style-name="P198">action = EXIT;</text:p>
            <text:p text:style-name="P166"/>
            <text:p text:style-name="P166">would be evaluated. Since the constant <text:span text:style-name="T62">EXIT</text:span> contains the value 1,</text:p>
          </table:table-cell>
        </table:table-row>
      </table:table>
      <text:p text:style-name="P166"/>
      <table:table table:name="Table557" table:style-name="Table557">
        <table:table-column table:style-name="Table557.A"/>
        <table:table-column table:style-name="Table557.B"/>
        <table:table-row>
          <table:table-cell table:style-name="Table557.A1" office:value-type="string">
            <text:p text:style-name="P166"/>
          </table:table-cell>
          <table:table-cell table:style-name="Table557.A1" office:value-type="string">
            <text:p text:style-name="P166"><text:span text:style-name="T70">102: </text:span><text:span text:style-name="T71">private static final int</text:span><text:span text:style-name="T70"> EXIT = 1;</text:span></text:p>
          </table:table-cell>
        </table:table-row>
      </table:table>
      <text:p text:style-name="P166"/>
      <table:table table:name="Table558" table:style-name="Table558">
        <table:table-column table:style-name="Table558.A"/>
        <table:table-column table:style-name="Table558.B"/>
        <table:table-row>
          <table:table-cell table:style-name="Table558.A1" office:value-type="string">
            <text:p text:style-name="P166"/>
          </table:table-cell>
          <table:table-cell table:style-name="Table558.A1" office:value-type="string">
            <text:p text:style-name="P166">the value returned by line 165, shown above, would be equal to 1.</text:p>
          </table:table-cell>
        </table:table-row>
      </table:table>
      <text:p text:style-name="P166"/>
      <table:table table:name="Table559" table:style-name="Table559">
        <table:table-column table:style-name="Table559.A"/>
        <table:table-column table:style-name="Table559.B"/>
        <table:table-row>
          <table:table-cell table:style-name="Table559.A1" office:value-type="string">
            <text:p text:style-name="P166"/>
          </table:table-cell>
          <table:table-cell table:style-name="Table559.A1" office:value-type="string">
            <text:p text:style-name="P166">Since the result of the method <text:span text:style-name="T62">getMenuCommand</text:span> corresponds to the value of the first <text:span text:style-name="T62">case </text:span>statement in line 171,</text:p>
            <text:p text:style-name="P166"/>
            <text:p text:style-name="P166"><text:span text:style-name="T70">171: </text:span><text:span text:style-name="T71">case</text:span><text:span text:style-name="T70"> EXIT:</text:span></text:p>
          </table:table-cell>
        </table:table-row>
      </table:table>
      <text:p text:style-name="P166"/>
      <table:table table:name="Table560" table:style-name="Table560">
        <table:table-column table:style-name="Table560.A"/>
        <table:table-column table:style-name="Table560.B"/>
        <table:table-row>
          <table:table-cell table:style-name="Table560.A1" office:value-type="string">
            <text:p text:style-name="P166"/>
          </table:table-cell>
          <table:table-cell table:style-name="Table560.A1" office:value-type="string">
            <text:p text:style-name="P166">the statement that follows the first <text:span text:style-name="T62">case </text:span>clause</text:p>
            <text:p text:style-name="P166"/>
            <text:p text:style-name="P198">172: appFrame.exit();</text:p>
          </table:table-cell>
        </table:table-row>
      </table:table>
      <text:p text:style-name="P166"/>
      <table:table table:name="Table561" table:style-name="Table561">
        <table:table-column table:style-name="Table561.A"/>
        <table:table-column table:style-name="Table561.B"/>
        <table:table-row>
          <table:table-cell table:style-name="Table561.A1" office:value-type="string">
            <text:p text:style-name="P166"/>
          </table:table-cell>
          <table:table-cell table:style-name="Table561.A1" office:value-type="string">
            <text:p text:style-name="P166">will then be executed. Note that the object <text:span text:style-name="T62">appFrame </text:span>corresponds to the application frame. In the next section, we will see how to obtain the reference to the application frame in the class <text:span text:style-name="T62">AppMenu</text:span><text:span text:style-name="T1">.</text:span></text:p>
          </table:table-cell>
        </table:table-row>
      </table:table>
      <text:p text:style-name="P166"/>
      <table:table table:name="Table562" table:style-name="Table562">
        <table:table-column table:style-name="Table562.A"/>
        <table:table-column table:style-name="Table562.B"/>
        <table:table-row>
          <table:table-cell table:style-name="Table562.A1" office:value-type="string">
            <text:p text:style-name="P170"/>
          </table:table-cell>
          <table:table-cell table:style-name="Table562.A1" office:value-type="string">
            <text:p text:style-name="P170">Afterwards, the <text:span text:style-name="T62">break</text:span> statement in line 173</text:p>
            <text:p text:style-name="P170"/>
            <text:p text:style-name="P199">173: break;</text:p>
            <text:p text:style-name="P170"/>
            <text:p text:style-name="P170">terminates the execution of the <text:span text:style-name="T62">switch </text:span>statement.</text:p>
          </table:table-cell>
        </table:table-row>
      </table:table>
      <text:p text:style-name="P170"/>
      <text:p text:style-name="P170"/>
      <text:p text:style-name="P170"/>
      <table:table table:name="Table563" table:style-name="Table563">
        <table:table-column table:style-name="Table563.A"/>
        <table:table-row>
          <table:table-cell table:style-name="Table563.A1" office:value-type="string">
            <text:p text:style-name="P170"/>
          </table:table-cell>
        </table:table-row>
      </table:table>
      <text:h text:style-name="P200" text:outline-level="3">Linking Objects</text:h>
      <text:p text:style-name="P170"/>
      <table:table table:name="Table564" table:style-name="Table564">
        <table:table-column table:style-name="Table564.A"/>
        <table:table-column table:style-name="Table564.B"/>
        <table:table-row>
          <table:table-cell table:style-name="Table564.A1" office:value-type="string">
            <text:p text:style-name="P170"/>
          </table:table-cell>
          <table:table-cell table:style-name="Table564.A1" office:value-type="string">
            <text:p text:style-name="P166">The simple fact of being able to modify the color of the displayed box from yellow to red through the menu item "Select Box" presupposes the existence of a functional link between the different objects in question. The application must be capable of linking objects between themselves. <text:s/>These objects are: the application frame, the menu bar, the "Select Box" menu item, the diagram, and the box. <text:s/>The menu bar and the diagram are part of the application frame. <text:s/>The "Select Box" menu item is part of the menu bar, and the box is part of the diagram.</text:p>
          </table:table-cell>
        </table:table-row>
      </table:table>
      <text:p text:style-name="P180"/>
      <table:table table:name="Table565" table:style-name="Table565">
        <table:table-column table:style-name="Table565.A"/>
        <table:table-column table:style-name="Table565.B"/>
        <table:table-row>
          <table:table-cell table:style-name="Table565.A1" office:value-type="string">
            <text:p text:style-name="P166"/>
          </table:table-cell>
          <table:table-cell table:style-name="Table565.A1" office:value-type="string">
            <text:p text:style-name="P166">The pursued goal consists of establishing a relationship between the object <text:span text:style-name="T62">menuEditSelect </text:span>and the object <text:span text:style-name="T62">box</text:span><text:span text:style-name="T70">.</text:span></text:p>
          </table:table-cell>
        </table:table-row>
      </table:table>
      <text:p text:style-name="P166"/>
      <table:table table:name="Table566" table:style-name="Table566">
        <table:table-column table:style-name="Table566.A"/>
        <table:table-column table:style-name="Table566.B"/>
        <table:table-row>
          <table:table-cell table:style-name="Table566.A1" office:value-type="string">
            <text:p text:style-name="P166"/>
          </table:table-cell>
          <table:table-cell table:style-name="Table566.A1" office:value-type="string">
            <text:p text:style-name="P166">The starting point is the object <text:span text:style-name="T62">menuEditSelect</text:span>, since it is on this object that an event happens. The end point is the object <text:span text:style-name="T62">box</text:span>, since it is its color that must change from yellow to red.</text:p>
          </table:table-cell>
        </table:table-row>
      </table:table>
      <text:p text:style-name="P166"/>
      <table:table table:name="Table567" table:style-name="Table567">
        <table:table-column table:style-name="Table567.A"/>
        <table:table-column table:style-name="Table567.B"/>
        <table:table-row>
          <table:table-cell table:style-name="Table567.A1" office:value-type="string">
            <text:p text:style-name="P166"/>
          </table:table-cell>
          <table:table-cell table:style-name="Table567.A1" office:value-type="string">
            <text:p text:style-name="P166">Given that the menu item in question is located in the class <text:span text:style-name="T62">AppMenu</text:span>, we automatically have access to <text:span text:style-name="T62">appMenu </text:span>because the <text:span text:style-name="T62">appMenu </text:span>object includes the object <text:span text:style-name="T62">menuEditSelect</text:span><text:span text:style-name="T1">.</text:span></text:p>
          </table:table-cell>
        </table:table-row>
      </table:table>
      <text:p text:style-name="P166"/>
      <table:table table:name="Table568" table:style-name="Table568">
        <table:table-column table:style-name="Table568.A"/>
        <table:table-column table:style-name="Table568.B"/>
        <table:table-row>
          <table:table-cell table:style-name="Table568.A1" office:value-type="string">
            <text:p text:style-name="P166"/>
          </table:table-cell>
          <table:table-cell table:style-name="Table568.A1" office:value-type="string">
            <text:p text:style-name="P166">The first real link to establish concerns the relationship between the objects <text:span text:style-name="T62">appMenu </text:span>and <text:span text:style-name="T62">appFrame</text:span><text:span text:style-name="T1">.</text:span> This link is established when the constructor of the class <text:span text:style-name="T62">AppMenu </text:span>is called:</text:p>
          </table:table-cell>
        </table:table-row>
      </table:table>
      <text:p text:style-name="P166"/>
      <table:table table:name="Table569" table:style-name="Table569">
        <table:table-column table:style-name="Table569.A"/>
        <table:table-column table:style-name="Table569.B"/>
        <table:table-row>
          <table:table-cell table:style-name="Table569.A1" office:value-type="string">
            <text:p text:style-name="P166"/>
          </table:table-cell>
          <table:table-cell table:style-name="Table569.A1" office:value-type="string">
            <text:p text:style-name="P170"><text:span text:style-name="T48">47: </text:span><text:span text:style-name="T49">private</text:span><text:span text:style-name="T48"> AppMenu appMenu = </text:span></text:p>
            <text:p text:style-name="P170"><text:span text:style-name="T48"><text:s text:c="6"/></text:span><text:span text:style-name="T49">new</text:span><text:span text:style-name="T48"> AppMenu(</text:span><text:span text:style-name="T49">this);</text:span></text:p>
          </table:table-cell>
        </table:table-row>
      </table:table>
      <text:p text:style-name="P166"/>
      <table:table table:name="Table570" table:style-name="Table570">
        <table:table-column table:style-name="Table570.A"/>
        <table:table-column table:style-name="Table570.B"/>
        <table:table-row>
          <table:table-cell table:style-name="Table570.A1" office:value-type="string">
            <text:p text:style-name="P166"/>
          </table:table-cell>
          <table:table-cell table:style-name="Table570.A1" office:value-type="string">
            <text:p text:style-name="P166">Contrary to all the constructors that we have seen to date, the reference to the object at the higher level (here, it is the object <text:span text:style-name="T62">appFrame </text:span>represented by the keyword <text:span text:style-name="T62">this</text:span>) is passed as a parameter since this frame object will be used by the menu object being built (<text:span text:style-name="T62">appMenu</text:span>).</text:p>
          </table:table-cell>
        </table:table-row>
      </table:table>
      <text:p text:style-name="P166"/>
      <table:table table:name="Table571" table:style-name="Table571">
        <table:table-column table:style-name="Table571.A"/>
        <table:table-column table:style-name="Table571.B"/>
        <table:table-row>
          <table:table-cell table:style-name="Table571.A1" office:value-type="string">
            <text:p text:style-name="P170"/>
          </table:table-cell>
          <table:table-cell table:style-name="Table571.A1" office:value-type="string">
            <text:p text:style-name="P166">To correctly use the menu bar, the object <text:span text:style-name="T62">appMenu </text:span>must effectively know the reference to the object <text:span text:style-name="T62">appFrame</text:span>, since it is this object, as the application frame, that includes the diagram object, and it is this object that allows access, in the end, to the <text:span text:style-name="T62">box</text:span> object.</text:p>
          </table:table-cell>
        </table:table-row>
      </table:table>
      <text:p text:style-name="P170"/>
      <table:table table:name="Table572" table:style-name="Table572">
        <table:table-column table:style-name="Table572.A"/>
        <table:table-column table:style-name="Table572.B"/>
        <table:table-row>
          <table:table-cell table:style-name="Table572.A1" office:value-type="string">
            <text:p text:style-name="P170"/>
          </table:table-cell>
          <table:table-cell table:style-name="Table572.A1" office:value-type="string">
            <text:p text:style-name="P166">The constructor <text:span text:style-name="T62">AppMenu </text:span>equipped with the parameter of <text:span text:style-name="T62">AppFrame </text:span>type is presented as follows:</text:p>
          </table:table-cell>
        </table:table-row>
      </table:table>
      <text:p text:style-name="P170"/>
      <table:table table:name="Table573" table:style-name="Table573">
        <table:table-column table:style-name="Table573.A"/>
        <table:table-column table:style-name="Table573.B"/>
        <table:table-row>
          <table:table-cell table:style-name="Table573.A1" office:value-type="string">
            <text:p text:style-name="P170"/>
          </table:table-cell>
          <table:table-cell table:style-name="Table573.A1" office:value-type="string">
            <text:p text:style-name="P170"><text:span text:style-name="T70">145: </text:span><text:span text:style-name="T71">public</text:span><text:span text:style-name="T70"> AppMenu(AppFrame aAppFrame) {</text:span></text:p>
            <text:p text:style-name="P170"><text:span text:style-name="T70">146: <text:s text:c="2"/></text:span><text:span text:style-name="T71">this</text:span><text:span text:style-name="T70">();</text:span></text:p>
            <text:p text:style-name="P199">147: <text:s text:c="2"/>this.setAppFrame(aAppFrame);</text:p>
            <text:p text:style-name="P199">148: }</text:p>
          </table:table-cell>
        </table:table-row>
      </table:table>
      <text:p text:style-name="P166"/>
      <table:table table:name="Table574" table:style-name="Table574">
        <table:table-column table:style-name="Table574.A"/>
        <table:table-column table:style-name="Table574.B"/>
        <table:table-row>
          <table:table-cell table:style-name="Table574.A1" office:value-type="string">
            <text:p text:style-name="P170">When the keyword <text:span text:style-name="T24">this</text:span> is used in a constructor, it refers to the class defining the constructor.</text:p>
          </table:table-cell>
          <table:table-cell table:style-name="Table574.A1" office:value-type="string">
            <text:p text:style-name="P166">The statement in line 146 shows an interesting particularity of the keyword <text:span text:style-name="T62">this</text:span><text:span text:style-name="T70"> </text:span>inside a constructor. In effect, when the keyword <text:span text:style-name="T62">this</text:span><text:span text:style-name="T70"> </text:span>is used inside a constructor as a method, it makes reference to the class constructor. In our example, line 146 calls the <text:span text:style-name="T62">AppMenu </text:span>default constructor that does not have parameters (lines 119 to 143).</text:p>
          </table:table-cell>
        </table:table-row>
      </table:table>
      <text:p text:style-name="P170"/>
      <table:table table:name="Table575" table:style-name="Table575">
        <table:table-column table:style-name="Table575.A"/>
        <table:table-column table:style-name="Table575.B"/>
        <table:table-row>
          <table:table-cell table:style-name="Table575.A1" office:value-type="string">
            <text:p text:style-name="P170"/>
          </table:table-cell>
          <table:table-cell table:style-name="Table575.A1" office:value-type="string">
            <text:p text:style-name="P166">Execution of the method <text:span text:style-name="T70">"</text:span><text:span text:style-name="T62">set</text:span><text:span text:style-name="T70">"</text:span> in line 147 allows us to save, in the property <text:span text:style-name="T62">appFrame</text:span>, the reference to the object passed as parameter in the constructor <text:span text:style-name="T62">AppMenu</text:span>. Afterwards, the property <text:span text:style-name="T62">appFrame </text:span>of the class <text:span text:style-name="T62">AppMenu </text:span>references the same object as the one used in the class <text:span text:style-name="T62">App</text:span>.</text:p>
          </table:table-cell>
        </table:table-row>
      </table:table>
      <text:p text:style-name="P170"/>
      <table:table table:name="Table576" table:style-name="Table576">
        <table:table-column table:style-name="Table576.A"/>
        <table:table-column table:style-name="Table576.B"/>
        <table:table-row>
          <table:table-cell table:style-name="Table576.A1" office:value-type="string">
            <text:p text:style-name="P170"/>
          </table:table-cell>
          <table:table-cell table:style-name="Table576.A1" office:value-type="string">
            <text:p text:style-name="P166">After having obtained the reference to the object <text:span text:style-name="T62">appFrame </text:span>in the <text:span text:style-name="T62">AppMenu</text:span> class, it will be possible to access the <text:span text:style-name="T62">diagram</text:span> <text:s/>object, since it is contained inside the object <text:span text:style-name="T62">appFrame</text:span>. In the same way, it will be possible to reach the object <text:span text:style-name="T62">box </text:span>since it itself is found to be contained inside the object <text:span text:style-name="T62">diagram</text:span>.</text:p>
          </table:table-cell>
        </table:table-row>
      </table:table>
      <text:p text:style-name="P170"/>
      <table:table table:name="Table577" table:style-name="Table577">
        <table:table-column table:style-name="Table577.A"/>
        <table:table-column table:style-name="Table577.B"/>
        <table:table-row>
          <table:table-cell table:style-name="Table577.A1" office:value-type="string">
            <text:p text:style-name="P170"/>
          </table:table-cell>
          <table:table-cell table:style-name="Table577.A1" office:value-type="string">
            <text:p text:style-name="P166">Even though the objects <text:span text:style-name="T62">box </text:span>and <text:span text:style-name="T62">diagram </text:span>are found inside the object <text:span text:style-name="T62">appFrame</text:span>, two <text:span text:style-name="T70">"</text:span><text:span text:style-name="T62">get</text:span><text:span text:style-name="T70">"</text:span> methods must nevertheless be used to find references to these objects, since the objects are in fact properties possessing the modifier private in their definitions:</text:p>
          </table:table-cell>
        </table:table-row>
      </table:table>
      <text:p text:style-name="P170"/>
      <table:table table:name="Table578" table:style-name="Table578">
        <table:table-column table:style-name="Table578.A"/>
        <table:table-column table:style-name="Table578.B"/>
        <table:table-row>
          <table:table-cell table:style-name="Table578.A1" office:value-type="string">
            <text:p text:style-name="P170"/>
          </table:table-cell>
          <table:table-cell table:style-name="Table578.A1" office:value-type="string">
            <text:p text:style-name="P170"><text:span text:style-name="T70">48: <text:s/></text:span><text:span text:style-name="T71">private</text:span><text:span text:style-name="T70"> Diagram diagram = </text:span><text:span text:style-name="T71">new</text:span><text:span text:style-name="T70"> Diagram();</text:span></text:p>
            <text:p text:style-name="P170"/>
            <text:p text:style-name="P170"><text:span text:style-name="T70">200: </text:span><text:span text:style-name="T71">private</text:span><text:span text:style-name="T70"> Box box = </text:span><text:span text:style-name="T71">new</text:span><text:span text:style-name="T70"> Box();</text:span></text:p>
          </table:table-cell>
        </table:table-row>
      </table:table>
      <text:p text:style-name="P170"/>
      <table:table table:name="Table579" table:style-name="Table579">
        <table:table-column table:style-name="Table579.A"/>
        <table:table-column table:style-name="Table579.B"/>
        <table:table-row>
          <table:table-cell table:style-name="Table579.A1" office:value-type="string">
            <text:p text:style-name="P170"/>
          </table:table-cell>
          <table:table-cell table:style-name="Table579.A1" office:value-type="string">
            <text:p text:style-name="P166">First, the method <text:span text:style-name="T62">getDiagram</text:span>, which is located inside the <text:span text:style-name="T62">AppFrame</text:span> class, obtains the reference to the object <text:span text:style-name="T62">diagram</text:span> :</text:p>
          </table:table-cell>
        </table:table-row>
      </table:table>
      <text:p text:style-name="P170"/>
      <table:table table:name="Table580" table:style-name="Table580">
        <table:table-column table:style-name="Table580.A"/>
        <table:table-column table:style-name="Table580.B"/>
        <table:table-row>
          <table:table-cell table:style-name="Table580.A1" office:value-type="string">
            <text:p text:style-name="P170"/>
          </table:table-cell>
          <table:table-cell table:style-name="Table580.A1" office:value-type="string">
            <text:p text:style-name="P170"><text:span text:style-name="T70">62: </text:span><text:span text:style-name="T71">public</text:span><text:span text:style-name="T70"> Diagram getDiagram() {</text:span></text:p>
            <text:p text:style-name="P170"><text:span text:style-name="T70">63: <text:s text:c="2"/></text:span><text:span text:style-name="T71">return</text:span><text:span text:style-name="T70"> diagram;</text:span></text:p>
            <text:p text:style-name="P199">64: }</text:p>
          </table:table-cell>
        </table:table-row>
      </table:table>
      <text:p text:style-name="P170"/>
      <table:table table:name="Table581" table:style-name="Table581">
        <table:table-column table:style-name="Table581.A"/>
        <table:table-column table:style-name="Table581.B"/>
        <table:table-row>
          <table:table-cell table:style-name="Table581.A1" office:value-type="string">
            <text:p text:style-name="P170"/>
          </table:table-cell>
          <table:table-cell table:style-name="Table581.A1" office:value-type="string">
            <text:p text:style-name="P166">Second, the reference to the object <text:span text:style-name="T62">box </text:span>comes from the method <text:span text:style-name="T62">getBox </text:span>located in the class <text:span text:style-name="T62">Diagram</text:span>:</text:p>
          </table:table-cell>
        </table:table-row>
      </table:table>
      <text:p text:style-name="P170"/>
      <table:table table:name="Table582" table:style-name="Table582">
        <table:table-column table:style-name="Table582.A"/>
        <table:table-column table:style-name="Table582.B"/>
        <table:table-row>
          <table:table-cell table:style-name="Table582.A1" office:value-type="string">
            <text:p text:style-name="P170"/>
          </table:table-cell>
          <table:table-cell table:style-name="Table582.A1" office:value-type="string">
            <text:p text:style-name="P170"><text:span text:style-name="T70">212: </text:span><text:span text:style-name="T71">public</text:span><text:span text:style-name="T70"> Box getBox() {</text:span></text:p>
            <text:p text:style-name="P170"><text:span text:style-name="T70">213: <text:s text:c="2"/></text:span><text:span text:style-name="T71">return</text:span><text:span text:style-name="T70"> this.box;</text:span></text:p>
            <text:p text:style-name="P199">214: }</text:p>
          </table:table-cell>
        </table:table-row>
      </table:table>
      <text:p text:style-name="P170"/>
      <table:table table:name="Table583" table:style-name="Table583">
        <table:table-column table:style-name="Table583.A"/>
        <table:table-column table:style-name="Table583.B"/>
        <table:table-row>
          <table:table-cell table:style-name="Table583.A1" office:value-type="string">
            <text:p text:style-name="P170"/>
          </table:table-cell>
          <table:table-cell table:style-name="Table583.A1" office:value-type="string">
            <text:p text:style-name="P170">Finally, it is the instruction in line 175</text:p>
          </table:table-cell>
        </table:table-row>
      </table:table>
      <text:p text:style-name="P170"/>
      <table:table table:name="Table584" table:style-name="Table584">
        <table:table-column table:style-name="Table584.A"/>
        <table:table-column table:style-name="Table584.B"/>
        <table:table-row>
          <table:table-cell table:style-name="Table584.A1" office:value-type="string">
            <text:p text:style-name="P170"/>
          </table:table-cell>
          <table:table-cell table:style-name="Table584.A1" office:value-type="string">
            <text:p text:style-name="P166"><text:span text:style-name="T84">175: appFrame.getDiagram().getBox().setSelected(</text:span><text:span text:style-name="T85">true</text:span><text:span text:style-name="T84">);</text:span></text:p>
          </table:table-cell>
        </table:table-row>
      </table:table>
      <text:p text:style-name="P170"/>
      <table:table table:name="Table585" table:style-name="Table585">
        <table:table-column table:style-name="Table585.A"/>
        <table:table-column table:style-name="Table585.B"/>
        <table:table-row>
          <table:table-cell table:style-name="Table585.A1" office:value-type="string">
            <text:p text:style-name="P170"/>
          </table:table-cell>
          <table:table-cell table:style-name="Table585.A1" office:value-type="string">
            <text:p text:style-name="P166">that allows in the end to modify the color of the <text:span text:style-name="T62">box</text:span> panel. The property <text:span text:style-name="T62">selected </text:span>associated with the object <text:span text:style-name="T62">box </text:span>becomes equal to <text:span text:style-name="T62">true</text:span>.<text:span text:style-name="T62"> </text:span>It is this indicator that tells us whether the object in question has just been selected (value <text:span text:style-name="T62">true</text:span>) or not (value <text:span text:style-name="T62">false</text:span>):</text:p>
          </table:table-cell>
        </table:table-row>
      </table:table>
      <text:p text:style-name="P170"/>
      <table:table table:name="Table586" table:style-name="Table586">
        <table:table-column table:style-name="Table586.A"/>
        <table:table-column table:style-name="Table586.B"/>
        <table:table-row>
          <table:table-cell table:style-name="Table586.A1" office:value-type="string">
            <text:p text:style-name="P170"/>
          </table:table-cell>
          <table:table-cell table:style-name="Table586.A1" office:value-type="string">
            <text:p text:style-name="P209"><text:span text:style-name="T48">273: </text:span><text:span text:style-name="T49">public void</text:span><text:span text:style-name="T48"> setSelected(</text:span></text:p>
            <text:p text:style-name="P209"><text:span text:style-name="T48"><text:s text:c="7"/></text:span><text:span text:style-name="T49">boolean</text:span><text:span text:style-name="T48"> aSelected) {</text:span></text:p>
            <text:p text:style-name="P250">274: <text:s text:c="2"/>selected = aSelected;</text:p>
            <text:p text:style-name="P209"><text:span text:style-name="T48">275: <text:s text:c="4"/></text:span><text:span text:style-name="T49">if</text:span><text:span text:style-name="T48"> (selected) {</text:span></text:p>
            <text:p text:style-name="P251">276: <text:s text:c="6"/>this.setBackground(SELECTION_COLOR);</text:p>
            <text:p text:style-name="P251">277: <text:s text:c="4"/>}</text:p>
            <text:p text:style-name="P209"><text:span text:style-name="T48">278: <text:s text:c="4"/></text:span><text:span text:style-name="T49">else</text:span><text:span text:style-name="T48"> {</text:span></text:p>
            <text:p text:style-name="P251">279: <text:s text:c="6"/>this.setBackground(currentColor);</text:p>
            <text:p text:style-name="P251">280: <text:s text:c="4"/>}</text:p>
            <text:p text:style-name="P251">281: <text:s text:c="4"/>this.repaint();</text:p>
            <text:p text:style-name="P250">282: <text:s text:c="2"/>}</text:p>
          </table:table-cell>
        </table:table-row>
      </table:table>
      <text:p text:style-name="P170"/>
      <table:table table:name="Table587" table:style-name="Table587">
        <table:table-column table:style-name="Table587.A"/>
        <table:table-column table:style-name="Table587.B"/>
        <table:table-row>
          <table:table-cell table:style-name="Table587.A1" office:value-type="string">
            <text:p text:style-name="P170"/>
          </table:table-cell>
          <table:table-cell table:style-name="Table587.A1" office:value-type="string">
            <text:p text:style-name="P166">The example presented in this section allowed us to present an efficient mechanism allowing to link, among themselves, different objects of an application. </text:p>
          </table:table-cell>
        </table:table-row>
      </table:table>
      <text:p text:style-name="P170"/>
      <text:p text:style-name="P170"/>
      <text:p text:style-name="P181"/>
      <text:p text:style-name="P189"/>
      <text:p text:style-name="P189"/>
      <text:p text:style-name="P189"/>
      <text:p text:style-name="P189"/>
      <text:p text:style-name="P189"/>
      <table:table table:name="Table588" table:style-name="Table588">
        <table:table-column table:style-name="Table588.A"/>
        <table:table-row>
          <table:table-cell table:style-name="Table588.A1" office:value-type="string">
            <text:p text:style-name="P192"/>
          </table:table-cell>
        </table:table-row>
      </table:table>
      <text:h text:style-name="P200" text:outline-level="3">Building the Menu Bar</text:h>
      <text:p text:style-name="P192"/>
      <table:table table:name="Table589" table:style-name="Table589">
        <table:table-column table:style-name="Table589.A"/>
        <table:table-column table:style-name="Table589.B"/>
        <table:table-row>
          <table:table-cell table:style-name="Table589.A1" office:value-type="string">
            <text:p text:style-name="P192"/>
          </table:table-cell>
          <table:table-cell table:style-name="Table589.A1" office:value-type="string">
            <text:p text:style-name="P191">Several instructions must be used in the construction of a menu bar. First, line 100</text:p>
          </table:table-cell>
        </table:table-row>
      </table:table>
      <text:p text:style-name="P170"/>
      <table:table table:name="Table590" table:style-name="Table590">
        <table:table-column table:style-name="Table590.A"/>
        <table:table-column table:style-name="Table590.B"/>
        <table:table-row>
          <table:table-cell table:style-name="Table590.A1" office:value-type="string">
            <text:p text:style-name="P170"/>
          </table:table-cell>
          <table:table-cell table:style-name="Table590.A1" office:value-type="string">
            <text:p text:style-name="P170"><text:span text:style-name="T70">100: </text:span><text:span text:style-name="T71">public class</text:span><text:span text:style-name="T70"> AppMenu </text:span><text:span text:style-name="T71">extends</text:span><text:span text:style-name="T70"> JMenuBar</text:span></text:p>
            <text:p text:style-name="P170"><text:span text:style-name="T70"><text:s text:c="7"/></text:span><text:span text:style-name="T71">implements</text:span><text:span text:style-name="T70"> ActionListener {</text:span></text:p>
          </table:table-cell>
        </table:table-row>
      </table:table>
      <text:p text:style-name="P170"/>
      <table:table table:name="Table591" table:style-name="Table591">
        <table:table-column table:style-name="Table591.A"/>
        <table:table-column table:style-name="Table591.B"/>
        <table:table-row>
          <table:table-cell table:style-name="Table591.A1" office:value-type="string">
            <text:p text:style-name="P166"/>
          </table:table-cell>
          <table:table-cell table:style-name="Table591.A1" office:value-type="string">
            <text:p text:style-name="P166">shows the inheritance relationship of the class <text:span text:style-name="T62">AppMenu</text:span> with its superclass <text:span text:style-name="T62">JMenuBar</text:span>.</text:p>
          </table:table-cell>
        </table:table-row>
      </table:table>
      <text:p text:style-name="P166"/>
      <table:table table:name="Table592" table:style-name="Table592">
        <table:table-column table:style-name="Table592.A"/>
        <table:table-column table:style-name="Table592.B"/>
        <table:table-row>
          <table:table-cell table:style-name="Table592.A1" office:value-type="string">
            <text:p text:style-name="P166"/>
          </table:table-cell>
          <table:table-cell table:style-name="Table592.A1" office:value-type="string">
            <text:p text:style-name="P166">The following attributes define the three menus of the application:</text:p>
          </table:table-cell>
        </table:table-row>
      </table:table>
      <text:p text:style-name="P166"/>
      <table:table table:name="Table593" table:style-name="Table593">
        <table:table-column table:style-name="Table593.A"/>
        <table:table-column table:style-name="Table593.B"/>
        <table:table-row>
          <table:table-cell table:style-name="Table593.A1" office:value-type="string">
            <text:p text:style-name="P170">Creation and designation of the menu objects.</text:p>
          </table:table-cell>
          <table:table-cell table:style-name="Table593.A1" office:value-type="string">
            <text:p text:style-name="P170"><text:span text:style-name="T48">108: </text:span><text:span text:style-name="T49">private</text:span><text:span text:style-name="T48"> Jmenu menuFile = </text:span></text:p>
            <text:p text:style-name="P170"><text:span text:style-name="T48"><text:s text:c="7"/></text:span><text:span text:style-name="T49">new</text:span><text:span text:style-name="T48"> JMenu("File");</text:span></text:p>
            <text:p text:style-name="P249"/>
            <text:p text:style-name="P170"><text:span text:style-name="T48">110: </text:span><text:span text:style-name="T49">private</text:span><text:span text:style-name="T48"> Jmenu menuEdit = </text:span></text:p>
            <text:p text:style-name="P170"><text:span text:style-name="T48"><text:s text:c="7"/></text:span><text:span text:style-name="T49">new</text:span><text:span text:style-name="T48"> JMenu("Edit");</text:span></text:p>
            <text:p text:style-name="P249"/>
            <text:p text:style-name="P170"><text:span text:style-name="T48">113: </text:span><text:span text:style-name="T49">private</text:span><text:span text:style-name="T48"> JMenu menuView = </text:span></text:p>
            <text:p text:style-name="P170"><text:span text:style-name="T48"><text:s text:c="7"/></text:span><text:span text:style-name="T49">new</text:span><text:span text:style-name="T48"> JMenu("View");</text:span></text:p>
          </table:table-cell>
        </table:table-row>
      </table:table>
      <text:p text:style-name="P166"/>
      <table:table table:name="Table594" table:style-name="Table594">
        <table:table-column table:style-name="Table594.A"/>
        <table:table-column table:style-name="Table594.B"/>
        <table:table-row>
          <table:table-cell table:style-name="Table594.A1" office:value-type="string">
            <text:p text:style-name="P166"/>
          </table:table-cell>
          <table:table-cell table:style-name="Table594.A1" office:value-type="string">
            <text:p text:style-name="P166">The parameters used with the constructor <text:span text:style-name="T62">JMenu </text:span>correspond to the names of different menus in the menu bar.</text:p>
          </table:table-cell>
        </table:table-row>
      </table:table>
      <text:p text:style-name="P166"/>
      <table:table table:name="Table595" table:style-name="Table595">
        <table:table-column table:style-name="Table595.A"/>
        <table:table-column table:style-name="Table595.B"/>
        <table:table-row>
          <table:table-cell table:style-name="Table595.A1" office:value-type="string">
            <text:p text:style-name="P166"/>
          </table:table-cell>
          <table:table-cell table:style-name="Table595.A1" office:value-type="string">
            <text:p text:style-name="P166">The five attributes that follow define the items of the menus located in the menus previously defined:</text:p>
          </table:table-cell>
        </table:table-row>
      </table:table>
      <text:p text:style-name="P166"/>
      <table:table table:name="Table596" table:style-name="Table596">
        <table:table-column table:style-name="Table596.A"/>
        <table:table-column table:style-name="Table596.B"/>
        <table:table-row>
          <table:table-cell table:style-name="Table596.A1" office:value-type="string">
            <text:p text:style-name="P170">Creation and designation of the menu item objects.</text:p>
          </table:table-cell>
          <table:table-cell table:style-name="Table596.A1" office:value-type="string">
            <text:p text:style-name="P170"><text:span text:style-name="T48">109: </text:span><text:span text:style-name="T49">private</text:span><text:span text:style-name="T48"> JMenuItem menuFileExit = </text:span></text:p>
            <text:p text:style-name="P170"><text:span text:style-name="T48"><text:s text:c="7"/></text:span><text:span text:style-name="T49">new</text:span><text:span text:style-name="T48"> JMenuItem("Exit");</text:span></text:p>
            <text:p text:style-name="P249"/>
            <text:p text:style-name="P170"><text:span text:style-name="T48">111: </text:span><text:span text:style-name="T49">private</text:span><text:span text:style-name="T48"> JMenuItem menuEditSelect = </text:span></text:p>
            <text:p text:style-name="P170"><text:span text:style-name="T48"><text:s text:c="7"/></text:span><text:span text:style-name="T49">new</text:span><text:span text:style-name="T48"> JMenuItem("Select Box ");</text:span></text:p>
            <text:p text:style-name="P249"/>
            <text:p text:style-name="P170"><text:span text:style-name="T48">112: </text:span><text:span text:style-name="T49">private</text:span><text:span text:style-name="T48"> JMenuItem menuEditDeselect = </text:span></text:p>
            <text:p text:style-name="P170"><text:span text:style-name="T48"><text:s text:c="7"/></text:span><text:span text:style-name="T49">new</text:span><text:span text:style-name="T48"> JMenuItem("Deselect Box ");</text:span></text:p>
            <text:p text:style-name="P249"/>
            <text:p text:style-name="P170"><text:span text:style-name="T48">114: </text:span><text:span text:style-name="T49">private</text:span><text:span text:style-name="T48"> JMenuItem menuViewHide = </text:span></text:p>
            <text:p text:style-name="P170"><text:span text:style-name="T48"><text:s text:c="7"/></text:span><text:span text:style-name="T49">new</text:span><text:span text:style-name="T48"> JMenuItem("Hide Box");</text:span></text:p>
            <text:p text:style-name="P249"/>
            <text:p text:style-name="P170"><text:span text:style-name="T48">115: </text:span><text:span text:style-name="T49">private</text:span><text:span text:style-name="T48"> JMenuItem menuViewShow = </text:span></text:p>
            <text:p text:style-name="P166"><text:span text:style-name="T48"><text:s text:c="7"/></text:span><text:span text:style-name="T49">new</text:span><text:span text:style-name="T48"> JMenuItem("Show Box");</text:span></text:p>
          </table:table-cell>
        </table:table-row>
      </table:table>
      <text:p text:style-name="P166"/>
      <table:table table:name="Table597" table:style-name="Table597">
        <table:table-column table:style-name="Table597.A"/>
        <table:table-column table:style-name="Table597.B"/>
        <table:table-row>
          <table:table-cell table:style-name="Table597.A1" office:value-type="string">
            <text:p text:style-name="P170">Designation of the action names of each menu item.</text:p>
          </table:table-cell>
          <table:table-cell table:style-name="Table597.A1" office:value-type="string">
            <text:p text:style-name="P166">The method <text:span text:style-name="T62">setActionCommand </text:span>used in each of the following menu items</text:p>
            <text:p text:style-name="P166"/>
            <text:p text:style-name="P249">121: menuFileExit.setActionCommand("Exit");</text:p>
          </table:table-cell>
        </table:table-row>
      </table:table>
      <text:p text:style-name="P166"/>
      <table:table table:name="Table598" table:style-name="Table598">
        <table:table-column table:style-name="Table598.A"/>
        <table:table-column table:style-name="Table598.B"/>
        <table:table-row>
          <table:table-cell table:style-name="Table598.A1" office:value-type="string">
            <text:p text:style-name="P166"/>
          </table:table-cell>
          <table:table-cell table:style-name="Table598.A1" office:value-type="string">
            <text:p text:style-name="P249">124: menuEditSelect.setActionCommand("Select");</text:p>
            <text:p text:style-name="P249"/>
            <text:p text:style-name="P249">126: menuEditDeselect.setActionCommand(</text:p>
            <text:p text:style-name="P249"><text:s text:c="7"/>"Deselect");</text:p>
            <text:p text:style-name="P249"/>
            <text:p text:style-name="P249">129: menuViewHide.setActionCommand("Hide");</text:p>
            <text:p text:style-name="P249"/>
            <text:p text:style-name="P250">131: menuViewShow.setActionCommand("Show");</text:p>
          </table:table-cell>
        </table:table-row>
      </table:table>
      <text:p text:style-name="P166"/>
      <table:table table:name="Table599" table:style-name="Table599">
        <table:table-column table:style-name="Table599.A"/>
        <table:table-column table:style-name="Table599.B"/>
        <table:table-row>
          <table:table-cell table:style-name="Table599.A1" office:value-type="string">
            <text:p text:style-name="P166"/>
          </table:table-cell>
          <table:table-cell table:style-name="Table599.A1" office:value-type="string">
            <text:p text:style-name="P166">gives an internal action name to each menu item. It is this preliminary identification of actions that allows the method <text:span text:style-name="T62">getActionCommand</text:span><text:span text:style-name="T70"> </text:span>in line 169</text:p>
          </table:table-cell>
        </table:table-row>
      </table:table>
      <text:p text:style-name="P166"/>
      <table:table table:name="Table600" table:style-name="Table600">
        <table:table-column table:style-name="Table600.A"/>
        <table:table-column table:style-name="Table600.B"/>
        <table:table-row>
          <table:table-cell table:style-name="Table600.A1" office:value-type="string">
            <text:p text:style-name="P166"/>
          </table:table-cell>
          <table:table-cell table:style-name="Table600.A1" office:value-type="string">
            <text:p text:style-name="Standard"><text:span text:style-name="T48">168: <text:s text:c="2"/></text:span><text:span text:style-name="T49">public void</text:span><text:span text:style-name="T48"> actionPerformed(</text:span></text:p>
            <text:p text:style-name="P113"><text:s text:c="9"/>ActionEvent e) {</text:p>
            <text:p text:style-name="P113">169: <text:s text:c="4"/>String command = e.getActionCommand();</text:p>
            <text:p text:style-name="Standard"><text:span text:style-name="T48">170: <text:s text:c="4"/></text:span><text:span text:style-name="T49">switch</text:span><text:span text:style-name="T48"> (this.getMenuCommand(command))</text:span></text:p>
            <text:p text:style-name="P113"><text:s text:c="9"/>{</text:p>
          </table:table-cell>
        </table:table-row>
      </table:table>
      <text:p text:style-name="P166"/>
      <table:table table:name="Table601" table:style-name="Table601">
        <table:table-column table:style-name="Table601.A"/>
        <table:table-column table:style-name="Table601.B"/>
        <table:table-row>
          <table:table-cell table:style-name="Table601.A1" office:value-type="string">
            <text:p text:style-name="P166"/>
          </table:table-cell>
          <table:table-cell table:style-name="Table601.A1" office:value-type="string">
            <text:p text:style-name="Standard"><text:span text:style-name="T48">158: <text:s text:c="2"/></text:span><text:span text:style-name="T49">private int</text:span><text:span text:style-name="T48"> getMenuCommand(</text:span></text:p>
            <text:p text:style-name="P113"><text:s text:c="9"/>String aCommand) {</text:p>
            <text:p text:style-name="Standard"><text:span text:style-name="T48">159: <text:s text:c="4"/></text:span><text:span text:style-name="T49">int</text:span><text:span text:style-name="T48"> action = -1;</text:span></text:p>
            <text:p text:style-name="Standard"><text:span text:style-name="T48">160: <text:s text:c="4"/></text:span><text:span text:style-name="T49">if</text:span><text:span text:style-name="T48"> <text:s text:c="5"/>(aCommand.equals("Exit"))</text:span></text:p>
            <text:p text:style-name="P113"><text:s text:c="11"/>action = EXIT;</text:p>
            <text:p text:style-name="Standard"><text:span text:style-name="T48">161: <text:s text:c="4"/></text:span><text:span text:style-name="T49">else if</text:span><text:span text:style-name="T48"> (aCommand.equals("Select"))</text:span></text:p>
            <text:p text:style-name="P113"><text:s text:c="11"/>action = SELECT;</text:p>
            <text:p text:style-name="Standard"><text:span text:style-name="T48">162: <text:s text:c="4"/></text:span><text:span text:style-name="T49">else if</text:span><text:span text:style-name="T48"> (aCommand.equals("Deselect"))</text:span></text:p>
            <text:p text:style-name="P113"><text:s text:c="11"/>action = DESELECT;</text:p>
            <text:p text:style-name="Standard"><text:span text:style-name="T48">163: <text:s text:c="4"/></text:span><text:span text:style-name="T49">else if</text:span><text:span text:style-name="T48"> (aCommand.equals("Hide")) </text:span></text:p>
            <text:p text:style-name="P113"><text:s text:c="11"/>action = HIDE;</text:p>
            <text:p text:style-name="Standard"><text:span text:style-name="T48">164: <text:s text:c="4"/></text:span><text:span text:style-name="T49">else if</text:span><text:span text:style-name="T48"> (aCommand.equals("Show")) </text:span></text:p>
            <text:p text:style-name="P113"><text:s text:c="11"/>action = SHOW;</text:p>
            <text:p text:style-name="Standard"><text:span text:style-name="T48">165: <text:s text:c="4"/></text:span><text:span text:style-name="T49">return</text:span><text:span text:style-name="T48"> action;</text:span></text:p>
            <text:p text:style-name="P113">166: <text:s text:c="2"/>}</text:p>
          </table:table-cell>
        </table:table-row>
      </table:table>
      <text:p text:style-name="P166"/>
      <text:p text:style-name="P166"/>
      <table:table table:name="Table602" table:style-name="Table602">
        <table:table-column table:style-name="Table602.A"/>
        <table:table-column table:style-name="Table602.B"/>
        <table:table-row>
          <table:table-cell table:style-name="Table602.A1" office:value-type="string">
            <text:p text:style-name="P166"/>
          </table:table-cell>
          <table:table-cell table:style-name="Table602.A1" office:value-type="string">
            <text:p text:style-name="P166">to identify which menu item an application user has just clicked on. For example, when a user decides to select the menu item "Select Box", the local variable <text:span text:style-name="T62">command </text:span>defined in line 169</text:p>
            <text:p text:style-name="P166">obtains the "Select" value from the <text:span text:style-name="T62">getActionCommand</text:span><text:span text:style-name="T70"> </text:span>method. <text:s/>Then in line 170, <text:s/>the method <text:span text:style-name="T62">getMenuCommand</text:span><text:span text:style-name="T70"> </text:span>returns the SELECT constant<text:span text:style-name="T70"> </text:span>defined in line 103 below:</text:p>
          </table:table-cell>
        </table:table-row>
      </table:table>
      <text:p text:style-name="P166"/>
      <table:table table:name="Table603" table:style-name="Table603">
        <table:table-column table:style-name="Table603.A"/>
        <table:table-column table:style-name="Table603.B"/>
        <table:table-row>
          <table:table-cell table:style-name="Table603.A1" office:value-type="string">
            <text:p text:style-name="P166"/>
          </table:table-cell>
          <table:table-cell table:style-name="Table603.A1" office:value-type="string">
            <text:p text:style-name="P166"><text:span text:style-name="T70">103: </text:span><text:span text:style-name="T71">private static final int</text:span><text:span text:style-name="T70"> SELECT = 2;</text:span></text:p>
          </table:table-cell>
        </table:table-row>
      </table:table>
      <text:p text:style-name="P166"/>
      <table:table table:name="Table604" table:style-name="Table604">
        <table:table-column table:style-name="Table604.A"/>
        <table:table-column table:style-name="Table604.B"/>
        <table:table-row>
          <table:table-cell table:style-name="Table604.A1" office:value-type="string">
            <text:p text:style-name="P166"/>
          </table:table-cell>
          <table:table-cell table:style-name="Table604.A1" office:value-type="string">
            <text:p text:style-name="P166">In addition, the following statements:</text:p>
          </table:table-cell>
        </table:table-row>
      </table:table>
      <text:p text:style-name="P166"/>
      <table:table table:name="Table605" table:style-name="Table605">
        <table:table-column table:style-name="Table605.A"/>
        <table:table-column table:style-name="Table605.B"/>
        <table:table-row>
          <table:table-cell table:style-name="Table605.A1" office:value-type="string">
            <text:p text:style-name="P180">Relationship of objects susceptible of reacting to an event according to the Java interface <text:span text:style-name="T1">ActionListener</text:span>.</text:p>
          </table:table-cell>
          <table:table-cell table:style-name="Table605.A1" office:value-type="string">
            <text:p text:style-name="P170"><text:span text:style-name="T70">122: menuFileExit.addActionListener(</text:span><text:span text:style-name="T71">this</text:span><text:span text:style-name="T70">);</text:span></text:p>
            <text:p text:style-name="P199"/>
            <text:p text:style-name="P170"><text:span text:style-name="T70">125: menuEditSelect.addActionListener(</text:span><text:span text:style-name="T71">this</text:span><text:span text:style-name="T70">);</text:span></text:p>
            <text:p text:style-name="P199"/>
            <text:p text:style-name="P170"><text:span text:style-name="T70">127: menuEditDeselect.addActionListener(</text:span><text:span text:style-name="T71">this</text:span><text:span text:style-name="T70">);</text:span></text:p>
            <text:p text:style-name="P199"/>
            <text:p text:style-name="P170"><text:span text:style-name="T70">130: menuViewHide.addActionListener(</text:span><text:span text:style-name="T71">this</text:span><text:span text:style-name="T70">);</text:span></text:p>
            <text:p text:style-name="P199"/>
            <text:p text:style-name="P166"><text:span text:style-name="T70">132: menuViewShow.addActionListener(</text:span><text:span text:style-name="T71">this</text:span><text:span text:style-name="T70">);</text:span></text:p>
          </table:table-cell>
        </table:table-row>
      </table:table>
      <text:p text:style-name="P166"/>
      <table:table table:name="Table606" table:style-name="Table606">
        <table:table-column table:style-name="Table606.A"/>
        <table:table-column table:style-name="Table606.B"/>
        <table:table-row>
          <table:table-cell table:style-name="Table606.A1" office:value-type="string">
            <text:p text:style-name="P166"/>
          </table:table-cell>
          <table:table-cell table:style-name="Table606.A1" office:value-type="string">
            <text:p text:style-name="P166">associate each menu item to the functionalities offered by the <text:span text:style-name="T62">ActionListener</text:span> Java interface. This means that at the moment where a user releases the mouse button that is positioned on one of the menu items, Java will send to the method <text:span text:style-name="T62">actionPerformed</text:span> an object corresponding to the event occurred. Then, the actions that correspond to the item selected will be executed.</text:p>
          </table:table-cell>
        </table:table-row>
      </table:table>
      <text:p text:style-name="P166"/>
      <table:table table:name="Table607" table:style-name="Table607">
        <table:table-column table:style-name="Table607.A"/>
        <table:table-column table:style-name="Table607.B"/>
        <table:table-row>
          <table:table-cell table:style-name="Table607.A1" office:value-type="string">
            <text:p text:style-name="P166"/>
          </table:table-cell>
          <table:table-cell table:style-name="Table607.A1" office:value-type="string">
            <text:p text:style-name="P166">The menu item in question corresponds to the "source" object. The object corresponding to the localization of the Java interface is called the "destination" object. For example, in line 122, the source object is <text:s text:c="2"/><text:span text:style-name="T62">menuFileExit</text:span> and the destination object is referenced by the keyword <text:span text:style-name="T62">this</text:span> <text:span text:style-name="T62">(appMenu)</text:span>.</text:p>
          </table:table-cell>
        </table:table-row>
      </table:table>
      <text:p text:style-name="P166"/>
      <table:table table:name="Table608" table:style-name="Table608">
        <table:table-column table:style-name="Table608.A"/>
        <table:table-column table:style-name="Table608.B"/>
        <table:table-row>
          <table:table-cell table:style-name="Table608.A1" office:value-type="string">
            <text:p text:style-name="P166"/>
          </table:table-cell>
          <table:table-cell table:style-name="Table608.A1" office:value-type="string">
            <text:p text:style-name="P166">The instructions that follow assign the menu items to the menus in which they belong:</text:p>
          </table:table-cell>
        </table:table-row>
      </table:table>
      <text:p text:style-name="P166"/>
      <table:table table:name="Table609" table:style-name="Table609">
        <table:table-column table:style-name="Table609.A"/>
        <table:table-column table:style-name="Table609.B"/>
        <table:table-row>
          <table:table-cell table:style-name="Table609.A1" office:value-type="string">
            <text:p text:style-name="P166">Link menu/item.</text:p>
          </table:table-cell>
          <table:table-cell table:style-name="Table609.A1" office:value-type="string">
            <text:p text:style-name="P199">134: menuFile.add(menuFileExit);</text:p>
            <text:p text:style-name="P199">135: menuEdit.add(menuEditSelect);</text:p>
            <text:p text:style-name="P199">136: menuEdit.add(menuEditDeselect);</text:p>
            <text:p text:style-name="P199">137: menuView.add(menuViewHide);</text:p>
            <text:p text:style-name="P198">138: menuView.add(menuViewShow);</text:p>
          </table:table-cell>
        </table:table-row>
      </table:table>
      <text:p text:style-name="P166"/>
      <table:table table:name="Table610" table:style-name="Table610">
        <table:table-column table:style-name="Table610.A"/>
        <table:table-column table:style-name="Table610.B"/>
        <table:table-row>
          <table:table-cell table:style-name="Table610.A1" office:value-type="string">
            <text:p text:style-name="P166"/>
          </table:table-cell>
          <table:table-cell table:style-name="Table610.A1" office:value-type="string">
            <text:p text:style-name="P166">Once the menus have been defined, all that remains is to assign them to the menu bar:</text:p>
          </table:table-cell>
        </table:table-row>
      </table:table>
      <text:p text:style-name="P166"/>
      <table:table table:name="Table611" table:style-name="Table611">
        <table:table-column table:style-name="Table611.A"/>
        <table:table-column table:style-name="Table611.B"/>
        <table:table-row>
          <table:table-cell table:style-name="Table611.A1" office:value-type="string">
            <text:p text:style-name="P180">Link menu bar/menu.</text:p>
          </table:table-cell>
          <table:table-cell table:style-name="Table611.A1" office:value-type="string">
            <text:p text:style-name="P199">140: this.add(menuFile);</text:p>
            <text:p text:style-name="P199">141: this.add(menuEdit);</text:p>
            <text:p text:style-name="P198">142: this.add(menuView);</text:p>
          </table:table-cell>
        </table:table-row>
      </table:table>
      <text:p text:style-name="P166"/>
      <table:table table:name="Table612" table:style-name="Table612">
        <table:table-column table:style-name="Table612.A"/>
        <table:table-column table:style-name="Table612.B"/>
        <table:table-row>
          <table:table-cell table:style-name="Table612.A1" office:value-type="string">
            <text:p text:style-name="P166"/>
          </table:table-cell>
          <table:table-cell table:style-name="Table612.A1" office:value-type="string">
            <text:p text:style-name="P166">Note that the menu bar is represented by the keyword <text:span text:style-name="T62">this</text:span>.</text:p>
          </table:table-cell>
        </table:table-row>
      </table:table>
      <text:p text:style-name="P166"/>
      <text:p text:style-name="P170"/>
      <text:p text:style-name="P181"/>
      <text:p text:style-name="P189"/>
      <text:p text:style-name="P189"/>
      <text:p text:style-name="P189"/>
      <text:p text:style-name="P189"/>
      <table:table table:name="Table613" table:style-name="Table613">
        <table:table-column table:style-name="Table613.A"/>
        <table:table-row>
          <table:table-cell table:style-name="Table613.A1" office:value-type="string">
            <text:p text:style-name="P192"/>
          </table:table-cell>
        </table:table-row>
      </table:table>
      <text:h text:style-name="P200" text:outline-level="3">Graphical Location of the Menu Bar</text:h>
      <text:p text:style-name="P192"/>
      <table:table table:name="Table614" table:style-name="Table614">
        <table:table-column table:style-name="Table614.A"/>
        <table:table-column table:style-name="Table614.B"/>
        <table:table-row>
          <table:table-cell table:style-name="Table614.A1" office:value-type="string">
            <text:p text:style-name="P191"/>
          </table:table-cell>
          <table:table-cell table:style-name="Table614.A1" office:value-type="string">
            <text:p text:style-name="P191">In Section A of Chapter 4, we showed a way in which an object like <text:span text:style-name="T1">appFrame</text:span>,<text:span text:style-name="T1"> </text:span>which inherits from the class <text:span text:style-name="T1">JFrame</text:span>,<text:span text:style-name="T1"> </text:span>is assigned the particular frame architecture. It is by way of the component <text:span text:style-name="T1">contentPane </text:span>that a bridge is established between the application frame and the container <text:span text:style-name="T1">diagram</text:span>.</text:p>
          </table:table-cell>
        </table:table-row>
      </table:table>
      <text:p text:style-name="P170"/>
      <table:table table:name="Table615" table:style-name="Table615">
        <table:table-column table:style-name="Table615.A"/>
        <table:table-column table:style-name="Table615.B"/>
        <table:table-row>
          <table:table-cell table:style-name="Table615.A1" office:value-type="string">
            <text:p text:style-name="P170"/>
          </table:table-cell>
          <table:table-cell table:style-name="Table615.A1" office:value-type="string">
            <text:p text:style-name="P166">In concrete terms, we used the object <text:span text:style-name="T62">cp </text:span>defined in line 56</text:p>
          </table:table-cell>
        </table:table-row>
      </table:table>
      <text:p text:style-name="P170"/>
      <table:table table:name="Table616" table:style-name="Table616">
        <table:table-column table:style-name="Table616.A"/>
        <table:table-column table:style-name="Table616.B"/>
        <table:table-row>
          <table:table-cell table:style-name="Table616.A1" office:value-type="string">
            <text:p text:style-name="P170"/>
          </table:table-cell>
          <table:table-cell table:style-name="Table616.A1" office:value-type="string">
            <text:p text:style-name="P199">56: Container cp = this.getContentPane();</text:p>
          </table:table-cell>
        </table:table-row>
      </table:table>
      <text:p text:style-name="P170"/>
      <table:table table:name="Table617" table:style-name="Table617">
        <table:table-column table:style-name="Table617.A"/>
        <table:table-column table:style-name="Table617.B"/>
        <table:table-row>
          <table:table-cell table:style-name="Table617.A1" office:value-type="string">
            <text:p text:style-name="P170"/>
          </table:table-cell>
          <table:table-cell table:style-name="Table617.A1" office:value-type="string">
            <text:p text:style-name="P166">to obtain the reference to the object <text:span text:style-name="T62">contentPane</text:span>. After obtaining this reference, we also showed how the panel <text:span text:style-name="T62">diagram </text:span>was added to the application frame:</text:p>
          </table:table-cell>
        </table:table-row>
      </table:table>
      <text:p text:style-name="P170"/>
      <table:table table:name="Table618" table:style-name="Table618">
        <table:table-column table:style-name="Table618.A"/>
        <table:table-column table:style-name="Table618.B"/>
        <table:table-row>
          <table:table-cell table:style-name="Table618.A1" office:value-type="string">
            <text:p text:style-name="P170"/>
          </table:table-cell>
          <table:table-cell table:style-name="Table618.A1" office:value-type="string">
            <text:p text:style-name="P199">57: cp.add(diagram);</text:p>
          </table:table-cell>
        </table:table-row>
      </table:table>
      <text:p text:style-name="P166"/>
      <table:table table:name="Table619" table:style-name="Table619">
        <table:table-column table:style-name="Table619.A"/>
        <table:table-column table:style-name="Table619.B"/>
        <table:table-row>
          <table:table-cell table:style-name="Table619.A1" office:value-type="string">
            <text:p text:style-name="P166"/>
          </table:table-cell>
          <table:table-cell table:style-name="Table619.A1" office:value-type="string">
            <text:p text:style-name="P166">The object <text:span text:style-name="T62">diagram </text:span>was placed, by the layout manager <text:span text:style-name="T62">BorderLayout</text:span>, in the central region of the application frame.</text:p>
          </table:table-cell>
        </table:table-row>
      </table:table>
      <text:p text:style-name="P166"/>
      <table:table table:name="Table620" table:style-name="Table620">
        <table:table-column table:style-name="Table620.A"/>
        <table:table-column table:style-name="Table620.B"/>
        <table:table-row>
          <table:table-cell table:style-name="Table620.A1" office:value-type="string">
            <text:p text:style-name="P170"/>
          </table:table-cell>
          <table:table-cell table:style-name="Table620.A1" office:value-type="string">
            <text:p text:style-name="P166">For the menu bar, the following statement</text:p>
          </table:table-cell>
        </table:table-row>
      </table:table>
      <text:p text:style-name="P170"/>
      <table:table table:name="Table621" table:style-name="Table621">
        <table:table-column table:style-name="Table621.A"/>
        <table:table-column table:style-name="Table621.B"/>
        <table:table-row>
          <table:table-cell table:style-name="Table621.A1" office:value-type="string">
            <text:p text:style-name="P170"/>
          </table:table-cell>
          <table:table-cell table:style-name="Table621.A1" office:value-type="string">
            <text:p text:style-name="P170"><text:span text:style-name="T70">53: this.setJMenuBar("this.appMenu"); <text:s/></text:span><text:span text:style-name="T62">// +</text:span></text:p>
          </table:table-cell>
        </table:table-row>
      </table:table>
      <text:p text:style-name="P170"/>
      <table:table table:name="Table622" table:style-name="Table622">
        <table:table-column table:style-name="Table622.A"/>
        <table:table-column table:style-name="Table622.B"/>
        <table:table-row>
          <table:table-cell table:style-name="Table622.A1" office:value-type="string">
            <text:p text:style-name="P170"/>
          </table:table-cell>
          <table:table-cell table:style-name="Table622.A1" office:value-type="string">
            <text:p text:style-name="P166">assigns the attribute <text:span text:style-name="T62">appMenu </text:span>to the property <text:span text:style-name="T62">jMenuBar </text:span>of the object <text:span text:style-name="T62">layeredPane</text:span>. The menu bar is then added above the space occupied by the object <text:span text:style-name="T62">layeredPane </text:span>(see Chapter 4, Part A).</text:p>
          </table:table-cell>
        </table:table-row>
      </table:table>
      <text:p text:style-name="P170"/>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Standard"/>
      <table:table table:name="Table623" table:style-name="Table623">
        <table:table-column table:style-name="Table623.A"/>
        <table:table-column table:style-name="Table623.B"/>
        <table:table-row>
          <table:table-cell table:style-name="Table623.A1" office:value-type="string">
            <text:h text:style-name="P162" text:outline-level="1">CHAPTER</text:h>
            <text:h text:style-name="P68" text:outline-level="1"><text:span text:style-name="T57"><text:s/></text:span><text:span text:style-name="T58"><text:s text:c="2"/></text:span><text:span text:style-name="T57">7 <text:s text:c="2"/></text:span></text:h>
            <text:p text:style-name="Standard"/>
            <text:p text:style-name="Standard"><text:s/></text:p>
          </table:table-cell>
          <table:table-cell table:style-name="Table623.A1" office:value-type="string">
            <text:h text:style-name="P70" text:outline-level="1"><text:s text:c="73"/></text:h>
            <text:p text:style-name="Standard"/>
            <text:p text:style-name="WW-Corps_20_de_20_texte_20_2">Dynamic Manipulation of Objects </text:p>
            <text:h text:style-name="P164" text:outline-level="1"/>
            <text:h text:style-name="P165" text:outline-level="1"/>
            <text:h text:style-name="P164" text:outline-level="1"/>
            <text:h text:style-name="P165" text:outline-level="1">The first part of this chapter explains how to allow a user to dynamically place a large number of boxes inside the diagram. This new functionality adds additional friendliness to the graphical user interface presented in Chapter 5. Recall that before, only one box was displayed, giving control to the user to select and deselect the box.</text:h>
          </table:table-cell>
        </table:table-row>
      </table:table>
      <text:p text:style-name="P170"/>
      <table:table table:name="Table624" table:style-name="Table624">
        <table:table-column table:style-name="Table624.A"/>
        <table:table-column table:style-name="Table624.B"/>
        <table:table-row>
          <table:table-cell table:style-name="Table624.A1" office:value-type="string">
            <text:p text:style-name="P166"/>
          </table:table-cell>
          <table:table-cell table:style-name="Table624.A1" office:value-type="string">
            <text:p text:style-name="P167">Here the user will have free choice to create as many boxes as she wishes. The boxes can be located anywhere in the diagram. Their size is fixed and will be the same size as the box size in Chapter 5.</text:p>
          </table:table-cell>
        </table:table-row>
      </table:table>
      <text:p text:style-name="P170"/>
      <table:table table:name="Table625" table:style-name="Table625">
        <table:table-column table:style-name="Table625.A"/>
        <table:table-column table:style-name="Table625.B"/>
        <table:table-row>
          <table:table-cell table:style-name="Table625.A1" office:value-type="string">
            <text:p text:style-name="P166"/>
          </table:table-cell>
          <table:table-cell table:style-name="Table625.A1" office:value-type="string">
            <text:p text:style-name="P166"><text:span text:style-name="T24">When a box is created, its color is yellow and when it is selected, its color becomes red. Clicking on a selected box returns its color to yellow.</text:span><text:span text:style-name="T86"> </text:span></text:p>
          </table:table-cell>
        </table:table-row>
      </table:table>
      <text:p text:style-name="P170"/>
      <table:table table:name="Table626" table:style-name="Table626">
        <table:table-column table:style-name="Table626.A"/>
        <table:table-column table:style-name="Table626.B"/>
        <table:table-row>
          <table:table-cell table:style-name="Table626.A1" office:value-type="string">
            <text:p text:style-name="P166"/>
          </table:table-cell>
          <table:table-cell table:style-name="Table626.A1" office:value-type="string">
            <text:p text:style-name="P167">In order to present new concepts as simply as possible, we have chosen to temporarily set aside, in the first section of this chapter, the adjoining code of the menu bar of Chapter 6.</text:p>
          </table:table-cell>
        </table:table-row>
      </table:table>
      <text:p text:style-name="P166"/>
      <table:table table:name="Table627" table:style-name="Table627">
        <table:table-column table:style-name="Table627.A"/>
        <table:table-column table:style-name="Table627.B"/>
        <table:table-row>
          <table:table-cell table:style-name="Table627.A1" office:value-type="string">
            <text:p text:style-name="P166"/>
          </table:table-cell>
          <table:table-cell table:style-name="Table627.A1" office:value-type="string">
            <text:p text:style-name="P167">After having explained the behavior of events coming from two different source objects (diagram and box), we will reintegrate, in the second part of this chapter, the menu bar presented in the previous chapter. Here, we must adjust several menu items so that the actions asked for can be applied not only to one box but also to all boxes in the diagram.</text:p>
          </table:table-cell>
        </table:table-row>
      </table:table>
      <text:p text:style-name="P166"/>
      <table:table table:name="Table628" table:style-name="Table628">
        <table:table-column table:style-name="Table628.A"/>
        <table:table-column table:style-name="Table628.B"/>
        <table:table-row>
          <table:table-cell table:style-name="Table628.A1" office:value-type="string">
            <text:p text:style-name="P166"/>
          </table:table-cell>
          <table:table-cell table:style-name="Table628.A1" office:value-type="string">
            <text:p text:style-name="P167">In addition, in the third part of this chapter we will show how to dynamically move a box in the graphical interface. Dragging the mouse while keeping the mouse button pressed will allow a user to move a box to a new location in the diagram. Two scrollbars are also added to the interface. These allow the diagram work area to be enlarged in the case where the space required on the screen is insufficient.</text:p>
          </table:table-cell>
        </table:table-row>
      </table:table>
      <text:p text:style-name="P166"/>
      <table:table table:name="Table629" table:style-name="Table629">
        <table:table-column table:style-name="Table629.A"/>
        <table:table-column table:style-name="Table629.B"/>
        <table:table-row>
          <table:table-cell table:style-name="Table629.A1" office:value-type="string">
            <text:p text:style-name="P166"/>
          </table:table-cell>
          <table:table-cell table:style-name="Table629.A1" office:value-type="string">
            <text:p text:style-name="P167">In order to completely display the box, we must use the scroll bar located at the extreme right of the diagram.</text:p>
          </table:table-cell>
        </table:table-row>
      </table:table>
      <text:p text:style-name="P204"/>
      <text:p text:style-name="P205"><text:span text:style-name="T60">Part A</text:span><text:span text:style-name="T61">:<text:tab/>Dynamic Creation of Objects and</text:span></text:p>
      <text:p text:style-name="P252">Their Association with Java<text:line-break/>Interfaces</text:p>
      <text:p text:style-name="P170"/>
      <text:p text:style-name="P170"/>
      <table:table table:name="Table630" table:style-name="Table630">
        <table:table-column table:style-name="Table630.A"/>
        <table:table-column table:style-name="Table630.B"/>
        <table:table-row>
          <table:table-cell table:style-name="Table630.A1" office:value-type="string">
            <text:p text:style-name="P166"/>
          </table:table-cell>
          <table:table-cell table:style-name="Table630.A1" office:value-type="string">
            <text:p text:style-name="P166">In comparison with the graphical user interface presented in Chapter 5, the list of classes used in this chapter increases user friendliness. The goal of this section consists of allowing a user to dynamically add an indeterminate number of boxes. The top left corner of each box created corresponds to the position of the mouse cursor inside the <text:span text:style-name="T62">diagram</text:span><text:span text:style-name="T70"> </text:span>panel. A box is created following a click of the mouse.</text:p>
          </table:table-cell>
        </table:table-row>
      </table:table>
      <text:p text:style-name="P166"/>
      <text:p text:style-name="P170"/>
      <text:p text:style-name="P170"/>
      <table:table table:name="Table631" table:style-name="Table631">
        <table:table-column table:style-name="Table631.A"/>
        <table:table-row>
          <table:table-cell table:style-name="Table631.A1" office:value-type="string">
            <text:p text:style-name="P170"/>
          </table:table-cell>
        </table:table-row>
      </table:table>
      <text:h text:style-name="P253" text:outline-level="3"><text:span text:style-name="T79">MouseListener </text:span><text:span text:style-name="T77">Interface</text:span></text:h>
      <text:p text:style-name="P170"/>
      <text:p text:style-name="P170"/>
      <table:table table:name="Table632" table:style-name="Table632">
        <table:table-column table:style-name="Table632.A"/>
        <table:table-row>
          <table:table-cell table:style-name="Table632.A1" office:value-type="string">
            <text:p text:style-name="P201"/>
          </table:table-cell>
        </table:table-row>
      </table:table>
      <text:h text:style-name="P217" text:outline-level="2">Source and Destination of Events</text:h>
      <text:p text:style-name="P170"/>
      <table:table table:name="Table633" table:style-name="Table633">
        <table:table-column table:style-name="Table633.A"/>
        <table:table-column table:style-name="Table633.B"/>
        <table:table-row>
          <table:table-cell table:style-name="Table633.A1" office:value-type="string">
            <text:p text:style-name="P166"/>
          </table:table-cell>
          <table:table-cell table:style-name="Table633.A1" office:value-type="string">
            <text:p text:style-name="P166">Since we wish that an action of the mouse triggers the creation of a box, we must of course use, as in Chapter 5, the <text:span text:style-name="T62">MouseListener</text:span><text:span text:style-name="T70"> </text:span>interface in the following way:</text:p>
          </table:table-cell>
        </table:table-row>
      </table:table>
      <text:p text:style-name="P166"/>
      <table:table table:name="Table634" table:style-name="Table634">
        <table:table-column table:style-name="Table634.A"/>
        <table:table-column table:style-name="Table634.B"/>
        <table:table-row>
          <table:table-cell table:style-name="Table634.A1" office:value-type="string">
            <text:p text:style-name="P166"/>
          </table:table-cell>
          <table:table-cell table:style-name="Table634.A1" office:value-type="string">
            <text:p text:style-name="P170"><text:span text:style-name="T70">90: </text:span><text:span text:style-name="T71">public class</text:span><text:span text:style-name="T70"> Diagram </text:span><text:span text:style-name="T71">extends</text:span><text:span text:style-name="T70"> JPanel </text:span></text:p>
            <text:p text:style-name="P166"><text:span text:style-name="T70"><text:s text:c="6"/></text:span><text:span text:style-name="T71">implements</text:span><text:span text:style-name="T70"> MouseListener {</text:span></text:p>
          </table:table-cell>
        </table:table-row>
      </table:table>
      <text:p text:style-name="P166"/>
      <table:table table:name="Table635" table:style-name="Table635">
        <table:table-column table:style-name="Table635.A"/>
        <table:table-column table:style-name="Table635.B"/>
        <table:table-row>
          <table:table-cell table:style-name="Table635.A1" office:value-type="string">
            <text:p text:style-name="P180"><text:span text:style-name="T73">First source of events</text:span>: the panel.</text:p>
          </table:table-cell>
          <table:table-cell table:style-name="Table635.A1" office:value-type="string">
            <text:p text:style-name="P166">In Chapter 5, a single object type was linked to the Java interface <text:span text:style-name="T62">MouseListener</text:span>. Here, we must associate two object types to the Java interface. First, we must predict the triggering of an event when a click of the mouse is performed on the panel <text:span text:style-name="T62">diagram</text:span>. This action will create a new box object in which its top left corner will be precisely located at the point in the diagram where the mouse was clicked. In concrete terms, it is the instruction in the following line that creates this first association:</text:p>
          </table:table-cell>
        </table:table-row>
      </table:table>
      <text:p text:style-name="P166"/>
      <table:table table:name="Table636" table:style-name="Table636">
        <table:table-column table:style-name="Table636.A"/>
        <table:table-column table:style-name="Table636.B"/>
        <table:table-row>
          <table:table-cell table:style-name="Table636.A1" office:value-type="string">
            <text:p text:style-name="P166"/>
          </table:table-cell>
          <table:table-cell table:style-name="Table636.A1" office:value-type="string">
            <text:p text:style-name="P166"><text:span text:style-name="T70">97: this.addMouseListener(</text:span><text:span text:style-name="T71">this</text:span><text:span text:style-name="T70">);</text:span></text:p>
          </table:table-cell>
        </table:table-row>
      </table:table>
      <text:p text:style-name="P166"/>
      <table:table table:name="Table637" table:style-name="Table637">
        <table:table-column table:style-name="Table637.A"/>
        <table:table-column table:style-name="Table637.B"/>
        <table:table-row>
          <table:table-cell table:style-name="Table637.A1" office:value-type="string">
            <text:p text:style-name="P180"><text:span text:style-name="T73">Second source of events</text:span>: the box.</text:p>
          </table:table-cell>
          <table:table-cell table:style-name="Table637.A1" office:value-type="string">
            <text:p text:style-name="P166">When a box is created and placed in the appropriate spot on the diagram panel, the application must then be able to detect another mouse action on the box. In order to create this new function, we must beforehand establish a link between each box in the graphical interface and the Java interface <text:span text:style-name="T62">MouseListener</text:span><text:span text:style-name="T1">.</text:span><text:span text:style-name="T62"> </text:span>It is line 113</text:p>
          </table:table-cell>
        </table:table-row>
      </table:table>
      <text:p text:style-name="P166"/>
      <table:table table:name="Table638" table:style-name="Table638">
        <table:table-column table:style-name="Table638.A"/>
        <table:table-column table:style-name="Table638.B"/>
        <table:table-row>
          <table:table-cell table:style-name="Table638.A1" office:value-type="string">
            <text:p text:style-name="P166"/>
          </table:table-cell>
          <table:table-cell table:style-name="Table638.A1" office:value-type="string">
            <text:p text:style-name="P166"><text:span text:style-name="T70">113: newBox.addMouseListener(</text:span><text:span text:style-name="T71">this</text:span><text:span text:style-name="T70">);</text:span></text:p>
          </table:table-cell>
        </table:table-row>
      </table:table>
      <text:p text:style-name="P166"/>
      <table:table table:name="Table639" table:style-name="Table639">
        <table:table-column table:style-name="Table639.A"/>
        <table:table-column table:style-name="Table639.B"/>
        <table:table-row>
          <table:table-cell table:style-name="Table639.A1" office:value-type="string">
            <text:p text:style-name="P166"/>
          </table:table-cell>
          <table:table-cell table:style-name="Table639.A1" office:value-type="string">
            <text:p text:style-name="P166">that allows the creation of this other source of events. In concrete terms, it is the object <text:span text:style-name="T62">newBox</text:span><text:span text:style-name="T70"> </text:span>that serves as the event source. </text:p>
          </table:table-cell>
        </table:table-row>
      </table:table>
      <text:p text:style-name="P166"/>
      <table:table table:name="Table640" table:style-name="Table640">
        <table:table-column table:style-name="Table640.A"/>
        <table:table-column table:style-name="Table640.B"/>
        <table:table-row>
          <table:table-cell table:style-name="Table640.A1" office:value-type="string">
            <text:p text:style-name="P170">The developer must specify the <text:span text:style-name="T73">destination</text:span> of event where the Java interface is used.</text:p>
          </table:table-cell>
          <table:table-cell table:style-name="Table640.A1" office:value-type="string">
            <text:p text:style-name="P166">As we saw in Chapter 5, two objects must be mentioned in order to create the association between an object and a Java interface. The implicated object (source of the event) must be indicated as well as the object (class) in which the Java interface is used (<text:span text:style-name="T33">this</text:span> of the <text:span text:style-name="T33">Diagram</text:span> class that implements<text:span text:style-name="T33"> MouseListener</text:span>). We have called the latter object the event destination.</text:p>
            <text:p text:style-name="P166"/>
            <text:p text:style-name="P166">A developer of the application must specify the location of the definition of the methods associated to the Java interface. It is the keyword <text:span text:style-name="T62">this</text:span><text:span text:style-name="T70"> </text:span>in line 113 that defines the destination of the current object that will handle a mouse event<text:span text:style-name="T62"> </text:span>when a click of the mouse occurs on a box in the diagram. The same remark applies in line 97. In this case, the destination is represented again by <text:span text:style-name="T62">this</text:span>.</text:p>
          </table:table-cell>
        </table:table-row>
      </table:table>
      <text:p text:style-name="P166"/>
      <table:table table:name="Table641" table:style-name="Table641">
        <table:table-column table:style-name="Table641.A"/>
        <table:table-column table:style-name="Table641.B"/>
        <table:table-row>
          <table:table-cell table:style-name="Table641.A1" office:value-type="string">
            <text:p text:style-name="P166"/>
          </table:table-cell>
          <table:table-cell table:style-name="Table641.A1" office:value-type="string">
            <text:p text:style-name="P166">As we have just seen, two sources of events have been defined, one on the diagram and the other on the box. They are mutually exclusive since, in our application, the background cannot come into conflict with the space used by a box.</text:p>
          </table:table-cell>
        </table:table-row>
      </table:table>
      <text:p text:style-name="P166"/>
      <table:table table:name="Table642" table:style-name="Table642">
        <table:table-column table:style-name="Table642.A"/>
        <table:table-column table:style-name="Table642.B"/>
        <table:table-row>
          <table:table-cell table:style-name="Table642.A1" office:value-type="string">
            <text:p text:style-name="P166"/>
          </table:table-cell>
          <table:table-cell table:style-name="Table642.A1" office:value-type="string">
            <text:p text:style-name="P166">In order to specify a particular process on a source of events to the detriment of another, we must verify the nature of the objects as shown in lines 121 and 124 below:</text:p>
          </table:table-cell>
        </table:table-row>
      </table:table>
      <text:p text:style-name="P166"/>
      <table:table table:name="Table643" table:style-name="Table643">
        <table:table-column table:style-name="Table643.A"/>
        <table:table-column table:style-name="Table643.B"/>
        <table:table-row>
          <table:table-cell table:style-name="Table643.A1" office:value-type="string">
            <text:p text:style-name="P180">Verification of the equality of two objects and verification of the belonging of one instance to one class.</text:p>
            <text:p text:style-name="P180"/>
            <text:p text:style-name="P180">The method <text:span text:style-name="T24">getSource</text:span> returns the source object of an event.</text:p>
          </table:table-cell>
          <table:table-cell table:style-name="Table643.A1" office:value-type="string">
            <text:p text:style-name="P166"><text:span text:style-name="T70">121: </text:span><text:span text:style-name="T71">if</text:span><text:span text:style-name="T70"> (e.getSource() == </text:span><text:span text:style-name="T71">this</text:span><text:span text:style-name="T70">) {</text:span></text:p>
            <text:p text:style-name="P199"/>
            <text:p text:style-name="P170"><text:span text:style-name="T70">124: </text:span><text:span text:style-name="T71">else if</text:span><text:span text:style-name="T70"> (e.getSource() </text:span><text:span text:style-name="T71">instanceof</text:span><text:span text:style-name="T70"> Box) {</text:span></text:p>
            <text:p text:style-name="P198"/>
            <text:p text:style-name="P166">The method <text:span text:style-name="T62">getSource</text:span><text:span text:style-name="T70"> </text:span>that we can see in the above lines returns the reference to the event source, i.e., to the object where the mouse event happened. For example, if the object is a box (instance of the class <text:span text:style-name="T62">Box</text:span><text:span text:style-name="T70">)</text:span>, the expression of the <text:span text:style-name="T62">if</text:span><text:span text:style-name="T70"> </text:span>statement in line 124 will return the boolean value <text:span text:style-name="T62">true</text:span><text:span text:style-name="T70"> </text:span>and the two statements below will be executed:</text:p>
            <text:p text:style-name="P166"/>
            <text:p text:style-name="P249">125: Box clickedBox = (Box) (e.getSource());</text:p>
            <text:p text:style-name="P250">126: clickedBox.setSelected(</text:p>
            <text:p text:style-name="P250"><text:s text:c="7"/>!(clickedBox.isSelected()));</text:p>
          </table:table-cell>
        </table:table-row>
      </table:table>
      <text:p text:style-name="P166"/>
      <table:table table:name="Table644" table:style-name="Table644">
        <table:table-column table:style-name="Table644.A"/>
        <table:table-column table:style-name="Table644.B"/>
        <table:table-row>
          <table:table-cell table:style-name="Table644.A1" office:value-type="string">
            <text:p text:style-name="P180">In the assignment statement, the type of expression evaluated can be changed before assigning it to an object.</text:p>
          </table:table-cell>
          <table:table-cell table:style-name="Table644.A1" office:value-type="string">
            <text:p text:style-name="P166">In line 125, even though the object that is the source of the event is an instance of the class <text:span text:style-name="T62">Box</text:span>, the method <text:span text:style-name="T62">getSource </text:span>nevertheless returns an object of type <text:span text:style-name="T62">Object </text:span>(class at the top of the inheritance hierarchy). Therefore, this object must be converted before its reference can be assigned to the object <text:span text:style-name="T62">clickedBox</text:span>. In effect, even if the object receiving an event is a box, the method <text:span text:style-name="T62">getSource </text:span>cannot cover all possible object types, thus it<text:span text:style-name="T70"> </text:span>does not return an object of type <text:span text:style-name="T62">Box</text:span>. It is up to the developer to force the conversion (called <text:span text:style-name="T1">casting</text:span> in Java).</text:p>
          </table:table-cell>
        </table:table-row>
      </table:table>
      <text:p text:style-name="P170"/>
      <table:table table:name="Table645" table:style-name="Table645">
        <table:table-column table:style-name="Table645.A"/>
        <table:table-column table:style-name="Table645.B"/>
        <table:table-row>
          <table:table-cell table:style-name="Table645.A1" office:value-type="string">
            <text:p text:style-name="P170"/>
          </table:table-cell>
          <table:table-cell table:style-name="Table645.A1" office:value-type="string">
            <text:p text:style-name="P166">To finish the handling of the mose event, in line 126 of our example, the boolean value of the property <text:span text:style-name="T62">selected</text:span>,<text:span text:style-name="T62"> </text:span>from the box at the origin of the event, is changed to its opposite value.</text:p>
          </table:table-cell>
        </table:table-row>
      </table:table>
      <text:p text:style-name="P170"/>
      <text:p text:style-name="P170"/>
      <table:table table:name="Table646" table:style-name="Table646">
        <table:table-column table:style-name="Table646.A"/>
        <table:table-row>
          <table:table-cell table:style-name="Table646.A1" office:value-type="string">
            <text:p text:style-name="P201"/>
          </table:table-cell>
        </table:table-row>
      </table:table>
      <text:h text:style-name="P228" text:outline-level="2"><text:span text:style-name="T73">Order of Methods of the Java Interface </text:span><text:span text:style-name="T24">MouseListener</text:span></text:h>
      <text:p text:style-name="P166"/>
      <table:table table:name="Table647" table:style-name="Table647">
        <table:table-column table:style-name="Table647.A"/>
        <table:table-column table:style-name="Table647.B"/>
        <table:table-row>
          <table:table-cell table:style-name="Table647.A1" office:value-type="string">
            <text:p text:style-name="P166"/>
          </table:table-cell>
          <table:table-cell table:style-name="Table647.A1" office:value-type="string">
            <text:p text:style-name="P166">Each method of the interface <text:span text:style-name="T62">MouseListener</text:span><text:span text:style-name="T70"> </text:span>possesses a predefined behaviour.</text:p>
          </table:table-cell>
        </table:table-row>
      </table:table>
      <text:p text:style-name="P166"/>
      <table:table table:name="Table648" table:style-name="Table648">
        <table:table-column table:style-name="Table648.A"/>
        <table:table-column table:style-name="Table648.B"/>
        <table:table-row>
          <table:table-cell table:style-name="Table648.A1" office:value-type="string">
            <text:p text:style-name="P167">mouseEntered</text:p>
            <text:p text:style-name="P167">mouseExited</text:p>
          </table:table-cell>
          <table:table-cell table:style-name="Table648.A1" office:value-type="string">
            <text:p text:style-name="P166">Once the mouse cursor (<text:span text:style-name="T73">without clicking</text:span>) is placed on the diagram, the method <text:span text:style-name="T62">mouseEntered</text:span><text:span text:style-name="T70"> </text:span>comes into play. If the cursor is then positioned on a box, the method <text:span text:style-name="T62">mouseExited</text:span><text:span text:style-name="T70"> </text:span>starts because of the passage from diagram to box. Afterwards, the method <text:span text:style-name="T62">mouseEntered </text:span>starts the second time because of the second source of events associated to the box. When the mouse leaves the box to return, by example, to the background of the diagram, the method <text:span text:style-name="T62">mouseExited </text:span>is executed once again.</text:p>
          </table:table-cell>
        </table:table-row>
      </table:table>
      <text:p text:style-name="P166"/>
      <table:table table:name="Table649" table:style-name="Table649">
        <table:table-column table:style-name="Table649.A"/>
        <table:table-column table:style-name="Table649.B"/>
        <table:table-row>
          <table:table-cell table:style-name="Table649.A1" office:value-type="string">
            <text:p text:style-name="P167">mousePressed</text:p>
          </table:table-cell>
          <table:table-cell table:style-name="Table649.A1" office:value-type="string">
            <text:p text:style-name="P166">Once a mouse action is performed, such as a click of the mouse on the diagram, the method <text:span text:style-name="T62">mousePressed</text:span><text:span text:style-name="T70"> </text:span>is triggered first. In our example, if the source of the event corresponds to the diagram as shown in line 121,</text:p>
          </table:table-cell>
        </table:table-row>
      </table:table>
      <text:p text:style-name="P166"/>
      <table:table table:name="Table650" table:style-name="Table650">
        <table:table-column table:style-name="Table650.A"/>
        <table:table-column table:style-name="Table650.B"/>
        <table:table-row>
          <table:table-cell table:style-name="Table650.A1" office:value-type="string">
            <text:p text:style-name="P166"/>
          </table:table-cell>
          <table:table-cell table:style-name="Table650.A1" office:value-type="string">
            <text:p text:style-name="P170"><text:span text:style-name="T70">121: </text:span><text:span text:style-name="T71">if</text:span><text:span text:style-name="T70"> (e.getSource() == </text:span><text:span text:style-name="T71">this</text:span><text:span text:style-name="T70">) {</text:span></text:p>
          </table:table-cell>
        </table:table-row>
      </table:table>
      <text:p text:style-name="P166"/>
      <table:table table:name="Table651" table:style-name="Table651">
        <table:table-column table:style-name="Table651.A"/>
        <table:table-column table:style-name="Table651.B"/>
        <table:table-row>
          <table:table-cell table:style-name="Table651.A1" office:value-type="string">
            <text:p text:style-name="P166"/>
          </table:table-cell>
          <table:table-cell table:style-name="Table651.A1" office:value-type="string">
            <text:p text:style-name="P166">the method <text:span text:style-name="T62">addNewBox </text:span>is triggered:</text:p>
          </table:table-cell>
        </table:table-row>
      </table:table>
      <text:p text:style-name="P166"/>
      <table:table table:name="Table652" table:style-name="Table652">
        <table:table-column table:style-name="Table652.A"/>
        <table:table-column table:style-name="Table652.B"/>
        <table:table-row>
          <table:table-cell table:style-name="Table652.A1" office:value-type="string">
            <text:p text:style-name="P166"/>
          </table:table-cell>
          <table:table-cell table:style-name="Table652.A1" office:value-type="string">
            <text:p text:style-name="P198">122: this.addNewBox(e.getPoint());</text:p>
          </table:table-cell>
        </table:table-row>
      </table:table>
      <text:p text:style-name="P166"/>
      <table:table table:name="Table653" table:style-name="Table653">
        <table:table-column table:style-name="Table653.A"/>
        <table:table-column table:style-name="Table653.B"/>
        <table:table-row>
          <table:table-cell table:style-name="Table653.A1" office:value-type="string">
            <text:p text:style-name="P166"/>
          </table:table-cell>
          <table:table-cell table:style-name="Table653.A1" office:value-type="string">
            <text:p text:style-name="P166">This method defines a new box on the diagram. As we have already seen, if the mouse click had been performed on a box instead of the diagram, the method <text:span text:style-name="T62">mousePressed</text:span><text:span text:style-name="T70"> </text:span>would have launched the execution of lines 125 and 126 below:</text:p>
          </table:table-cell>
        </table:table-row>
      </table:table>
      <text:p text:style-name="P166"/>
      <table:table table:name="Table654" table:style-name="Table654">
        <table:table-column table:style-name="Table654.A"/>
        <table:table-column table:style-name="Table654.B"/>
        <table:table-row>
          <table:table-cell table:style-name="Table654.A1" office:value-type="string">
            <text:p text:style-name="P166"/>
          </table:table-cell>
          <table:table-cell table:style-name="Table654.A1" office:value-type="string">
            <text:p text:style-name="P249">125: Box clickedBox = (Box) (e.getSource());</text:p>
            <text:p text:style-name="P249">126: clickedBox.setSelected(</text:p>
            <text:p text:style-name="P249"><text:s text:c="7"/>!(clickedBox.isSelected()));</text:p>
          </table:table-cell>
        </table:table-row>
      </table:table>
      <text:p text:style-name="P166"/>
      <table:table table:name="Table655" table:style-name="Table655">
        <table:table-column table:style-name="Table655.A"/>
        <table:table-column table:style-name="Table655.B"/>
        <table:table-row>
          <table:table-cell table:style-name="Table655.A1" office:value-type="string">
            <text:p text:style-name="P167">mouseReleased</text:p>
          </table:table-cell>
          <table:table-cell table:style-name="Table655.A1" office:value-type="string">
            <text:p text:style-name="P166">After the method <text:span text:style-name="T62">mousePressed</text:span>, it is the method <text:span text:style-name="T62">mouseReleased</text:span><text:span text:style-name="T70"> </text:span>that comes into function. This method corresponds to the release of the mouse button. </text:p>
          </table:table-cell>
        </table:table-row>
      </table:table>
      <text:p text:style-name="P170"/>
      <table:table table:name="Table656" table:style-name="Table656">
        <table:table-column table:style-name="Table656.A"/>
        <table:table-column table:style-name="Table656.B"/>
        <table:table-row>
          <table:table-cell table:style-name="Table656.A1" office:value-type="string">
            <text:p text:style-name="P225">mouseClicked</text:p>
          </table:table-cell>
          <table:table-cell table:style-name="Table656.A1" office:value-type="string">
            <text:p text:style-name="P166">Finally, it is the method <text:span text:style-name="T62">mouseClicked</text:span><text:span text:style-name="T70"> </text:span>that is invoked. <text:s/>It is a compound event consisting of <text:span text:style-name="T62">mousePressed</text:span> and <text:span text:style-name="T62">mouseReleased</text:span>.</text:p>
          </table:table-cell>
        </table:table-row>
      </table:table>
      <text:p text:style-name="P170"/>
      <text:p text:style-name="P170"/>
      <text:p text:style-name="P170"/>
      <table:table table:name="Table657" table:style-name="Table657">
        <table:table-column table:style-name="Table657.A"/>
        <table:table-row>
          <table:table-cell table:style-name="Table657.A1" office:value-type="string">
            <text:p text:style-name="P170"/>
          </table:table-cell>
        </table:table-row>
      </table:table>
      <text:h text:style-name="P215" text:outline-level="3">Definition of the Coordinates of Panels</text:h>
      <text:p text:style-name="P166"/>
      <table:table table:name="Table658" table:style-name="Table658">
        <table:table-column table:style-name="Table658.A"/>
        <table:table-column table:style-name="Table658.B"/>
        <table:table-row>
          <table:table-cell table:style-name="Table658.A1" office:value-type="string">
            <text:p text:style-name="P166"/>
          </table:table-cell>
          <table:table-cell table:style-name="Table658.A1" office:value-type="string">
            <text:p text:style-name="P166">It is by the method <text:span text:style-name="T62">addNewBox</text:span>,<text:span text:style-name="T70"> </text:span>called within the method <text:span text:style-name="T62">mousePressed</text:span>,</text:p>
            <text:p text:style-name="P166"/>
            <text:p text:style-name="P198">122: this.addNewBox(e.getPoint());</text:p>
          </table:table-cell>
        </table:table-row>
      </table:table>
      <text:p text:style-name="P166"/>
      <table:table table:name="Table659" table:style-name="Table659">
        <table:table-column table:style-name="Table659.A"/>
        <table:table-column table:style-name="Table659.B"/>
        <table:table-row>
          <table:table-cell table:style-name="Table659.A1" office:value-type="string">
            <text:p text:style-name="P166"/>
          </table:table-cell>
          <table:table-cell table:style-name="Table659.A1" office:value-type="string">
            <text:p text:style-name="P166">that a new object of type <text:span text:style-name="T62">Box</text:span><text:span text:style-name="T70"> </text:span>will be created.</text:p>
          </table:table-cell>
        </table:table-row>
      </table:table>
      <text:p text:style-name="P166"/>
      <table:table table:name="Table660" table:style-name="Table660">
        <table:table-column table:style-name="Table660.A"/>
        <table:table-column table:style-name="Table660.B"/>
        <table:table-row>
          <table:table-cell table:style-name="Table660.A1" office:value-type="string">
            <text:p text:style-name="P166"/>
          </table:table-cell>
          <table:table-cell table:style-name="Table660.A1" office:value-type="string">
            <text:p text:style-name="P166">The parameter of the method <text:span text:style-name="T62">addNewBox</text:span><text:span text:style-name="T70"> </text:span>uses the method <text:span text:style-name="T62">getPoint</text:span><text:span text:style-name="T70"> </text:span>that belongs to the external class <text:span text:style-name="T62">MouseEvent</text:span>. This method returns the <text:span text:style-name="T62">x</text:span><text:span text:style-name="T70"> </text:span>and <text:span text:style-name="T62">y</text:span><text:span text:style-name="T70"> </text:span>coordinates of the position of the mouse on the source object. In our example, it is the <text:span text:style-name="T62">diagram </text:span>panel that acts as the event source. The top left corner of the panel corresponds to the position <text:span text:style-name="T62">x</text:span><text:span text:style-name="T70"> = 0 </text:span>and <text:span text:style-name="T62">y</text:span><text:span text:style-name="T70"> = 0.</text:span></text:p>
          </table:table-cell>
        </table:table-row>
      </table:table>
      <text:p text:style-name="P166"/>
      <table:table table:name="Table661" table:style-name="Table661">
        <table:table-column table:style-name="Table661.A"/>
        <table:table-column table:style-name="Table661.B"/>
        <table:table-row>
          <table:table-cell table:style-name="Table661.A1" office:value-type="string">
            <text:p text:style-name="P166"/>
          </table:table-cell>
          <table:table-cell table:style-name="Table661.A1" office:value-type="string">
            <text:p text:style-name="P166">The coordinates returned by <text:span text:style-name="T62">getPoint </text:span>are in fact an object compatible with the property <text:span text:style-name="T62">point </text:span>of the class <text:span text:style-name="T62">MouseEvent</text:span>.<text:span text:style-name="T62"> </text:span>Since the method <text:span text:style-name="T62">addNewBox </text:span>in line 122 uses the method <text:span text:style-name="T62">getPoint </text:span>as its parameter, the definition of the parameter from a specification point of view must be of type <text:span text:style-name="T62">Point</text:span>, as we can see in line 110 below:</text:p>
          </table:table-cell>
        </table:table-row>
      </table:table>
      <text:p text:style-name="P166"/>
      <table:table table:name="Table662" table:style-name="Table662">
        <table:table-column table:style-name="Table662.A"/>
        <table:table-column table:style-name="Table662.B"/>
        <table:table-row>
          <table:table-cell table:style-name="Table662.A1" office:value-type="string">
            <text:p text:style-name="P170"/>
          </table:table-cell>
          <table:table-cell table:style-name="Table662.A1" office:value-type="string">
            <text:p text:style-name="P166"><text:span text:style-name="T70">110: </text:span><text:span text:style-name="T71">private void</text:span><text:span text:style-name="T70"> addNewBox(Point aPoint) {</text:span></text:p>
          </table:table-cell>
        </table:table-row>
      </table:table>
      <text:p text:style-name="P166"/>
      <table:table table:name="Table663" table:style-name="Table663">
        <table:table-column table:style-name="Table663.A"/>
        <table:table-column table:style-name="Table663.B"/>
        <table:table-row>
          <table:table-cell table:style-name="Table663.A1" office:value-type="string">
            <text:p text:style-name="P166"/>
          </table:table-cell>
          <table:table-cell table:style-name="Table663.A1" office:value-type="string">
            <text:p text:style-name="P166">In addition to the definition of the position relative to the diagram panel, what remains to be defined is the width as well as the height of the box. Since the data is fixed for all new boxes, these two values are stored in the <text:span text:style-name="T62">BOX_SIZE</text:span> constant:</text:p>
          </table:table-cell>
        </table:table-row>
      </table:table>
      <text:p text:style-name="P166"/>
      <table:table table:name="Table664" table:style-name="Table664">
        <table:table-column table:style-name="Table664.A"/>
        <table:table-column table:style-name="Table664.B"/>
        <table:table-row>
          <table:table-cell table:style-name="Table664.A1" office:value-type="string">
            <text:p text:style-name="P166"/>
          </table:table-cell>
          <table:table-cell table:style-name="Table664.A1" office:value-type="string">
            <text:p text:style-name="P170"><text:span text:style-name="T48">149: </text:span><text:span text:style-name="T49">public static final</text:span><text:span text:style-name="T48"> Dimension BOX_SIZE = </text:span></text:p>
            <text:p text:style-name="P170"><text:span text:style-name="T48"><text:s text:c="7"/></text:span><text:span text:style-name="T49">new</text:span><text:span text:style-name="T48"> Dimension(100, 50);</text:span></text:p>
          </table:table-cell>
        </table:table-row>
      </table:table>
      <text:p text:style-name="P170"/>
      <text:p text:style-name="P170"/>
      <table:table table:name="Table665" table:style-name="Table665">
        <table:table-column table:style-name="Table665.A"/>
        <table:table-row>
          <table:table-cell table:style-name="Table665.A1" office:value-type="string">
            <text:p text:style-name="P170"/>
          </table:table-cell>
        </table:table-row>
      </table:table>
      <text:h text:style-name="P215" text:outline-level="3">Object Recognition</text:h>
      <text:p text:style-name="P166"/>
      <table:table table:name="Table666" table:style-name="Table666">
        <table:table-column table:style-name="Table666.A"/>
        <table:table-column table:style-name="Table666.B"/>
        <table:table-row>
          <table:table-cell table:style-name="Table666.A1" office:value-type="string">
            <text:p text:style-name="P166"/>
          </table:table-cell>
          <table:table-cell table:style-name="Table666.A1" office:value-type="string">
            <text:p text:style-name="P166">In the example of our application, all new objects are of type <text:span text:style-name="T62">Box </text:span>and are created by the following statement:</text:p>
          </table:table-cell>
        </table:table-row>
      </table:table>
      <text:p text:style-name="P166"/>
      <table:table table:name="Table667" table:style-name="Table667">
        <table:table-column table:style-name="Table667.A"/>
        <table:table-column table:style-name="Table667.B"/>
        <table:table-row>
          <table:table-cell table:style-name="Table667.A1" office:value-type="string">
            <text:p text:style-name="P166"/>
          </table:table-cell>
          <table:table-cell table:style-name="Table667.A1" office:value-type="string">
            <text:p text:style-name="P166"><text:span text:style-name="T70">111: Box newBox = </text:span><text:span text:style-name="T71">new</text:span><text:span text:style-name="T70"> Box();</text:span></text:p>
          </table:table-cell>
        </table:table-row>
      </table:table>
      <text:p text:style-name="P166"/>
      <table:table table:name="Table668" table:style-name="Table668">
        <table:table-column table:style-name="Table668.A"/>
        <table:table-column table:style-name="Table668.B"/>
        <table:table-row>
          <table:table-cell table:style-name="Table668.A1" office:value-type="string">
            <text:p text:style-name="P166"/>
          </table:table-cell>
          <table:table-cell table:style-name="Table668.A1" office:value-type="string">
            <text:p text:style-name="P166">This statement uses the same name <text:span text:style-name="T62">newBox</text:span> for all new boxes. Will there be a problem regarding the object recognition?</text:p>
          </table:table-cell>
        </table:table-row>
      </table:table>
      <text:p text:style-name="P166"/>
      <table:table table:name="Table669" table:style-name="Table669">
        <table:table-column table:style-name="Table669.A"/>
        <table:table-column table:style-name="Table669.B"/>
        <table:table-row>
          <table:table-cell table:style-name="Table669.A1" office:value-type="string">
            <text:p text:style-name="P170"><text:span text:style-name="T24">getSource</text:span> allows the recognition of the object triggering the event.</text:p>
          </table:table-cell>
          <table:table-cell table:style-name="Table669.A1" office:value-type="string">
            <text:p text:style-name="P166">The answer is no, since the Java language gives us a way to obtain the reference to the object triggering the event. The method <text:span text:style-name="T62">getSource </text:span>is used to find the reference to the current object as is shown in line 125 below:</text:p>
            <text:p text:style-name="P166"/>
            <text:p text:style-name="P198">125: Box clickedBox = (Box) (e.getSource());</text:p>
          </table:table-cell>
        </table:table-row>
      </table:table>
      <text:p text:style-name="P166"/>
      <table:table table:name="Table670" table:style-name="Table670">
        <table:table-column table:style-name="Table670.A"/>
        <table:table-column table:style-name="Table670.B"/>
        <table:table-row>
          <table:table-cell table:style-name="Table670.A1" office:value-type="string">
            <text:p text:style-name="P166"/>
          </table:table-cell>
          <table:table-cell table:style-name="Table670.A1" office:value-type="string">
            <text:p text:style-name="P166">The name of the object has no importance, since the object that interests us in reality is the one in association with the event occurring during the last click of the mouse.</text:p>
          </table:table-cell>
        </table:table-row>
      </table:table>
      <text:p text:style-name="P166"/>
      <table:table table:name="Table671" table:style-name="Table671">
        <table:table-column table:style-name="Table671.A"/>
        <table:table-column table:style-name="Table671.B"/>
        <table:table-row>
          <table:table-cell table:style-name="Table671.A1" office:value-type="string">
            <text:p text:style-name="P170">An object that receives the reference of another object becomes that object.</text:p>
          </table:table-cell>
          <table:table-cell table:style-name="Table671.A1" office:value-type="string">
            <text:p text:style-name="P166">Once the object is recognized, we assign its reference to a temporary object named <text:span text:style-name="T62">clickedBox</text:span>. This object is in fact a local variable (local with the respect to the <text:span text:style-name="T48">addNewBox</text:span> method) in which its internal value corresponds to an object reference to the clicked box. Consequently, the same variable can contain different references at different times.</text:p>
          </table:table-cell>
        </table:table-row>
      </table:table>
      <text:p text:style-name="P166"/>
      <table:table table:name="Table672" table:style-name="Table672">
        <table:table-column table:style-name="Table672.A"/>
        <table:table-column table:style-name="Table672.B"/>
        <table:table-row>
          <table:table-cell table:style-name="Table672.A1" office:value-type="string">
            <text:p text:style-name="P166"/>
          </table:table-cell>
          <table:table-cell table:style-name="Table672.A1" office:value-type="string">
            <text:p text:style-name="P166">When another box will eventually be clicked upon, the value of <text:span text:style-name="T62">clickedBox</text:span><text:span text:style-name="T70"> </text:span>will be modified so that it can reference this other box. It is this recognition of the object that will allow the modification of the property <text:span text:style-name="T62">selected</text:span><text:span text:style-name="T70"> </text:span>during the execution of the following instruction:</text:p>
          </table:table-cell>
        </table:table-row>
      </table:table>
      <text:p text:style-name="P166"/>
      <table:table table:name="Table673" table:style-name="Table673">
        <table:table-column table:style-name="Table673.A"/>
        <table:table-column table:style-name="Table673.B"/>
        <table:table-row>
          <table:table-cell table:style-name="Table673.A1" office:value-type="string">
            <text:p text:style-name="P166"/>
          </table:table-cell>
          <table:table-cell table:style-name="Table673.A1" office:value-type="string">
            <text:p text:style-name="P249">126: clickedBox.setSelected(</text:p>
            <text:p text:style-name="P249"><text:s text:c="7"/>!(clickedBox.isSelected()));</text:p>
          </table:table-cell>
        </table:table-row>
      </table:table>
      <text:p text:style-name="P254"><text:span text:style-name="T60">Part B</text:span><text:span text:style-name="T61">:<text:tab/>Relationship Menu Bar/ Objects</text:span></text:p>
      <text:p text:style-name="P170"/>
      <text:p text:style-name="P170"/>
      <text:p text:style-name="P170"/>
      <table:table table:name="Table674" table:style-name="Table674">
        <table:table-column table:style-name="Table674.A"/>
        <table:table-column table:style-name="Table674.B"/>
        <table:table-row>
          <table:table-cell table:style-name="Table674.A1" office:value-type="string">
            <text:p text:style-name="P166"/>
          </table:table-cell>
          <table:table-cell table:style-name="Table674.A1" office:value-type="string">
            <text:p text:style-name="P166">In this second part of the chapter, our objective consists of applying the functionalities of the menu bar introduced in Chapter 6 to each box in the graphical interface. Principally, it consists of replacing the following instructions</text:p>
          </table:table-cell>
        </table:table-row>
      </table:table>
      <text:p text:style-name="P170"/>
      <table:table table:name="Table675" table:style-name="Table675">
        <table:table-column table:style-name="Table675.A"/>
        <table:table-column table:style-name="Table675.B"/>
        <table:table-row>
          <table:table-cell table:style-name="Table675.A1" office:value-type="string">
            <text:p text:style-name="P166"/>
          </table:table-cell>
          <table:table-cell table:style-name="Table675.A1" office:value-type="string">
            <text:p text:style-name="P249">175: appFrame.getDiagram().getBox().</text:p>
            <text:p text:style-name="P170"><text:span text:style-name="T48"><text:s text:c="7"/>setSelected(</text:span><text:span text:style-name="T49">true</text:span><text:span text:style-name="T48">);</text:span></text:p>
            <text:p text:style-name="P249"/>
            <text:p text:style-name="P249">178: appFrame.getDiagram().getBox().</text:p>
            <text:p text:style-name="P170"><text:span text:style-name="T48"><text:s text:c="7"/>setSelected(</text:span><text:span text:style-name="T49">false</text:span><text:span text:style-name="T48">);</text:span></text:p>
            <text:p text:style-name="P249"/>
            <text:p text:style-name="P249">181: appFrame.getDiagram().getBox().</text:p>
            <text:p text:style-name="P170"><text:span text:style-name="T48"><text:s text:c="7"/>setVisible(</text:span><text:span text:style-name="T49">false</text:span><text:span text:style-name="T48">);</text:span></text:p>
            <text:p text:style-name="P250"/>
            <text:p text:style-name="P250">184: appFrame.getDiagram().getBox().</text:p>
            <text:p text:style-name="P166"><text:span text:style-name="T48"><text:s text:c="7"/>setVisible(</text:span><text:span text:style-name="T49">true</text:span><text:span text:style-name="T48">);</text:span></text:p>
          </table:table-cell>
        </table:table-row>
      </table:table>
      <text:p text:style-name="P170"/>
      <table:table table:name="Table676" table:style-name="Table676">
        <table:table-column table:style-name="Table676.A"/>
        <table:table-column table:style-name="Table676.B"/>
        <table:table-row>
          <table:table-cell table:style-name="Table676.A1" office:value-type="string">
            <text:p text:style-name="P166"/>
          </table:table-cell>
          <table:table-cell table:style-name="Table676.A1" office:value-type="string">
            <text:p text:style-name="P166">by these:</text:p>
          </table:table-cell>
        </table:table-row>
      </table:table>
      <text:p text:style-name="P170"/>
      <table:table table:name="Table677" table:style-name="Table677">
        <table:table-column table:style-name="Table677.A"/>
        <table:table-column table:style-name="Table677.B"/>
        <table:table-row>
          <table:table-cell table:style-name="Table677.A1" office:value-type="string">
            <text:p text:style-name="P166"/>
          </table:table-cell>
          <table:table-cell table:style-name="Table677.A1" office:value-type="string">
            <text:p text:style-name="P249">165: appFrame.getDiagram().selectAllBoxes();</text:p>
            <text:p text:style-name="P249"/>
            <text:p text:style-name="P249">168: appFrame.getDiagram().deSelectAllBoxes();</text:p>
            <text:p text:style-name="P249"/>
            <text:p text:style-name="P249">171: appFrame.getDiagram().hideSelectedBoxes();</text:p>
            <text:p text:style-name="P249"/>
            <text:p text:style-name="P250">174: appFrame.getDiagram().showSelectedBoxes();</text:p>
          </table:table-cell>
        </table:table-row>
      </table:table>
      <text:p text:style-name="P170"/>
      <table:table table:name="Table678" table:style-name="Table678">
        <table:table-column table:style-name="Table678.A"/>
        <table:table-column table:style-name="Table678.B"/>
        <table:table-row>
          <table:table-cell table:style-name="Table678.A1" office:value-type="string">
            <text:p text:style-name="P166"/>
          </table:table-cell>
          <table:table-cell table:style-name="Table678.A1" office:value-type="string">
            <text:p text:style-name="P166">For example, in Chapter 6, the <text:span text:style-name="T33">Box</text:span> method <text:span text:style-name="T62">setSelected </text:span>used in line 175 was replaced by the <text:span text:style-name="T33">Diagram</text:span> method <text:span text:style-name="T62">selectAllBoxes</text:span>:</text:p>
          </table:table-cell>
        </table:table-row>
      </table:table>
      <text:p text:style-name="P170"/>
      <table:table table:name="Table679" table:style-name="Table679">
        <table:table-column table:style-name="Table679.A"/>
        <table:table-column table:style-name="Table679.B"/>
        <table:table-row>
          <table:table-cell table:style-name="Table679.A1" office:value-type="string">
            <text:p text:style-name="P166"/>
          </table:table-cell>
          <table:table-cell table:style-name="Table679.A1" office:value-type="string">
            <text:p text:style-name="P170"><text:span text:style-name="T48">210: </text:span><text:span text:style-name="T49">public void</text:span><text:span text:style-name="T48"> selectAllBoxes() {</text:span></text:p>
            <text:p text:style-name="P249">211: <text:s text:c="2"/>Component[] components =</text:p>
            <text:p text:style-name="P249"><text:s text:c="9"/>this.getComponents();</text:p>
            <text:p text:style-name="P249">212: <text:s text:c="2"/>Box box;</text:p>
            <text:p text:style-name="P170"><text:span text:style-name="T48">213: <text:s text:c="2"/></text:span><text:span text:style-name="T49">for</text:span><text:span text:style-name="T48"> (</text:span><text:span text:style-name="T49">int</text:span><text:span text:style-name="T48"> i = 0; </text:span></text:p>
            <text:p text:style-name="P249"><text:s text:c="12"/>i &lt; components.length; i++) {</text:p>
            <text:p text:style-name="P170"><text:span text:style-name="T48">214: <text:s text:c="4"/></text:span><text:span text:style-name="T49">if</text:span><text:span text:style-name="T48"> (components[i] </text:span><text:span text:style-name="T49">instanceof</text:span><text:span text:style-name="T48"> Box) {</text:span></text:p>
            <text:p text:style-name="P249">215: <text:s text:c="6"/>box = (Box) components[i];</text:p>
            <text:p text:style-name="P170"><text:span text:style-name="T48">216: <text:s text:c="6"/>box.setSelected(</text:span><text:span text:style-name="T49">true</text:span><text:span text:style-name="T48">);</text:span></text:p>
            <text:p text:style-name="P249">217: <text:s text:c="4"/>}</text:p>
            <text:p text:style-name="P249">218: <text:s text:c="2"/>}</text:p>
            <text:p text:style-name="P250">219: }</text:p>
          </table:table-cell>
        </table:table-row>
      </table:table>
      <text:p text:style-name="P170"/>
      <table:table table:name="Table680" table:style-name="Table680">
        <table:table-column table:style-name="Table680.A"/>
        <table:table-column table:style-name="Table680.B"/>
        <table:table-row>
          <table:table-cell table:style-name="Table680.A1" office:value-type="string">
            <text:p text:style-name="P166"/>
          </table:table-cell>
          <table:table-cell table:style-name="Table680.A1" office:value-type="string">
            <text:p text:style-name="P166">The methods <text:span text:style-name="T62">selectAllBoxes</text:span>,<text:span text:style-name="T62"> deSelectAllBoxes</text:span>,<text:span text:style-name="T62"> hideSelectedBoxes </text:span>and <text:span text:style-name="T62">showSelectedBoxes </text:span>contain a series of statements requiring more detailed explanations.</text:p>
          </table:table-cell>
        </table:table-row>
      </table:table>
      <text:p text:style-name="P232"/>
      <text:p text:style-name="P170"/>
      <table:table table:name="Table681" table:style-name="Table681">
        <table:table-column table:style-name="Table681.A"/>
        <table:table-row>
          <table:table-cell table:style-name="Table681.A1" office:value-type="string">
            <text:p text:style-name="P170"/>
          </table:table-cell>
        </table:table-row>
      </table:table>
      <text:h text:style-name="P215" text:outline-level="3">Arrays</text:h>
      <text:p text:style-name="P166"/>
      <table:table table:name="Table682" table:style-name="Table682">
        <table:table-column table:style-name="Table682.A"/>
        <table:table-column table:style-name="Table682.B"/>
        <table:table-row>
          <table:table-cell table:style-name="Table682.A1" office:value-type="string">
            <text:p text:style-name="P166"/>
          </table:table-cell>
          <table:table-cell table:style-name="Table682.A1" office:value-type="string">
            <text:p text:style-name="P166">In Chapter 1, we briefly introduced the array concet. It consisted of the array <text:span text:style-name="T62">args </text:span>serving as the parameter to the method <text:span text:style-name="T62">main</text:span>.</text:p>
          </table:table-cell>
        </table:table-row>
      </table:table>
      <text:p text:style-name="P166"/>
      <table:table table:name="Table683" table:style-name="Table683">
        <table:table-column table:style-name="Table683.A"/>
        <table:table-column table:style-name="Table683.B"/>
        <table:table-row>
          <table:table-cell table:style-name="Table683.A1" office:value-type="string">
            <text:p text:style-name="P166"/>
          </table:table-cell>
          <table:table-cell table:style-name="Table683.A1" office:value-type="string">
            <text:p text:style-name="P166">Generally, we can define an array as a collection of data or object references stored in its cells. Each object is called an element of the array. Each element must be of the same type.</text:p>
          </table:table-cell>
        </table:table-row>
      </table:table>
      <text:p text:style-name="P166"/>
      <table:table table:name="Table684" table:style-name="Table684">
        <table:table-column table:style-name="Table684.A"/>
        <table:table-column table:style-name="Table684.B"/>
        <table:table-row>
          <table:table-cell table:style-name="Table684.A1" office:value-type="string">
            <text:p text:style-name="P166"/>
          </table:table-cell>
          <table:table-cell table:style-name="Table684.A1" office:value-type="string">
            <text:p text:style-name="P166">Line 211</text:p>
            <text:p text:style-name="P166"/>
            <text:p text:style-name="P249">211: Component[] components = </text:p>
            <text:p text:style-name="P249"><text:s text:c="7"/>this.getComponents();</text:p>
          </table:table-cell>
        </table:table-row>
      </table:table>
      <text:p text:style-name="P166"/>
      <table:table table:name="Table685" table:style-name="Table685">
        <table:table-column table:style-name="Table685.A"/>
        <table:table-column table:style-name="Table685.B"/>
        <table:table-row>
          <table:table-cell table:style-name="Table685.A1" office:value-type="string">
            <text:p text:style-name="P170">In the example, the array <text:span text:style-name="T1">components </text:span>is also a <text:span text:style-name="T73">property</text:span>.</text:p>
          </table:table-cell>
          <table:table-cell table:style-name="Table685.A1" office:value-type="string">
            <text:p text:style-name="P166">defines a local variable called <text:span text:style-name="T62">components</text:span>. </text:p>
          </table:table-cell>
        </table:table-row>
      </table:table>
      <text:p text:style-name="P166"/>
      <table:table table:name="Table686" table:style-name="Table686">
        <table:table-column table:style-name="Table686.A"/>
        <table:table-column table:style-name="Table686.B"/>
        <table:table-row>
          <table:table-cell table:style-name="Table686.A1" office:value-type="string">
            <text:p text:style-name="P180">The numbering of the elements of an array begins with an index value of zero.</text:p>
          </table:table-cell>
          <table:table-cell table:style-name="Table686.A1" office:value-type="string">
            <text:p text:style-name="P166">The array belements are numbered, from the first element, using an index that starts with the number zero. </text:p>
            <text:p text:style-name="P166"/>
            <text:p text:style-name="P166">The number of elements that make up an array is called the size of the array. It is at the moment when the array is defined that its size is determined. In line 211, the method <text:span text:style-name="T62">getComponents </text:span>has as function to access each component of the container <text:span text:style-name="T62">this </text:span><text:span text:style-name="T70">(diagram) </text:span>and to insert the reference of each component (in sequential fashion) to the elements of the new array <text:span text:style-name="T62">components</text:span>.</text:p>
          </table:table-cell>
        </table:table-row>
      </table:table>
      <text:p text:style-name="P166"/>
      <table:table table:name="Table687" table:style-name="Table687">
        <table:table-column table:style-name="Table687.A"/>
        <table:table-column table:style-name="Table687.B"/>
        <table:table-row>
          <table:table-cell table:style-name="Table687.A1" office:value-type="string">
            <text:p text:style-name="P166"/>
          </table:table-cell>
          <table:table-cell table:style-name="Table687.A1" office:value-type="string">
            <text:p text:style-name="P166">Note that in our example, boxes represent the components. During the use of the method <text:span text:style-name="T62">add </text:span>in line 205</text:p>
          </table:table-cell>
        </table:table-row>
      </table:table>
      <text:p text:style-name="P166"/>
      <table:table table:name="Table688" table:style-name="Table688">
        <table:table-column table:style-name="Table688.A"/>
        <table:table-column table:style-name="Table688.B"/>
        <table:table-row>
          <table:table-cell table:style-name="Table688.A1" office:value-type="string">
            <text:p text:style-name="P166"/>
          </table:table-cell>
          <table:table-cell table:style-name="Table688.A1" office:value-type="string">
            <text:p text:style-name="P198">205: this.add(newBox);</text:p>
          </table:table-cell>
        </table:table-row>
      </table:table>
      <text:p text:style-name="P166"/>
      <table:table table:name="Table689" table:style-name="Table689">
        <table:table-column table:style-name="Table689.A"/>
        <table:table-column table:style-name="Table689.B"/>
        <table:table-row>
          <table:table-cell table:style-name="Table689.A1" office:value-type="string">
            <text:p text:style-name="P166"/>
          </table:table-cell>
          <table:table-cell table:style-name="Table689.A1" office:value-type="string">
            <text:p text:style-name="P166">the reference to the object <text:span text:style-name="T62">newBox </text:span>is then automatically added to the list of internal objects (components) that make up part of the container <text:span text:style-name="T62">this(</text:span><text:span text:style-name="T70">diagram</text:span><text:span text:style-name="T62">)</text:span>.</text:p>
          </table:table-cell>
        </table:table-row>
      </table:table>
      <text:p text:style-name="P166"/>
      <table:table table:name="Table690" table:style-name="Table690">
        <table:table-column table:style-name="Table690.A"/>
        <table:table-column table:style-name="Table690.B"/>
        <table:table-row>
          <table:table-cell table:style-name="Table690.A1" office:value-type="string">
            <text:p text:style-name="P166"/>
          </table:table-cell>
          <table:table-cell table:style-name="Table690.A1" office:value-type="string">
            <text:p text:style-name="P166">It is possible to determine the array size, as being equal to the value of the "N" boxes, where "N" is equal to the number of boxes in the container <text:span text:style-name="T62">diagram</text:span>.</text:p>
          </table:table-cell>
        </table:table-row>
      </table:table>
      <text:p text:style-name="P166"/>
      <table:table table:name="Table691" table:style-name="Table691">
        <table:table-column table:style-name="Table691.A"/>
        <table:table-column table:style-name="Table691.B"/>
        <table:table-row>
          <table:table-cell table:style-name="Table691.A1" office:value-type="string">
            <text:p text:style-name="P166"/>
          </table:table-cell>
          <table:table-cell table:style-name="Table691.A1" office:value-type="string">
            <text:p text:style-name="P166">Also according to our example, the type of the array <text:span text:style-name="T62">components </text:span>will be a type associated to the class <text:span text:style-name="T62">Component</text:span>.<text:span text:style-name="T62"> </text:span>Technically, the array type is written as follows:</text:p>
          </table:table-cell>
        </table:table-row>
      </table:table>
      <text:p text:style-name="P166"/>
      <table:table table:name="Table692" table:style-name="Table692">
        <table:table-column table:style-name="Table692.A"/>
        <table:table-column table:style-name="Table692.B"/>
        <table:table-row>
          <table:table-cell table:style-name="Table692.A1" office:value-type="string">
            <text:p text:style-name="P166"/>
          </table:table-cell>
          <table:table-cell table:style-name="Table692.A1" office:value-type="string">
            <text:p text:style-name="P198">211: Component[] ...</text:p>
          </table:table-cell>
        </table:table-row>
      </table:table>
      <text:p text:style-name="P166"/>
      <table:table table:name="Table693" table:style-name="Table693">
        <table:table-column table:style-name="Table693.A"/>
        <table:table-column table:style-name="Table693.B"/>
        <table:table-row>
          <table:table-cell table:style-name="Table693.A1" office:value-type="string">
            <text:p text:style-name="P166"/>
          </table:table-cell>
          <table:table-cell table:style-name="Table693.A1" office:value-type="string">
            <text:p text:style-name="P166">As for accessing one of the array elements, an expression must be evaluated that determines the index value. This value must correspond to a whole number. For example, the following line</text:p>
          </table:table-cell>
        </table:table-row>
      </table:table>
      <text:p text:style-name="P166"/>
      <table:table table:name="Table694" table:style-name="Table694">
        <table:table-column table:style-name="Table694.A"/>
        <table:table-column table:style-name="Table694.B"/>
        <table:table-row>
          <table:table-cell table:style-name="Table694.A1" office:value-type="string">
            <text:p text:style-name="P166"/>
          </table:table-cell>
          <table:table-cell table:style-name="Table694.A1" office:value-type="string">
            <text:p text:style-name="P166"><text:span text:style-name="T70">214: </text:span><text:span text:style-name="T71">if</text:span><text:span text:style-name="T70"> (components[i] </text:span><text:span text:style-name="T71">instanceof</text:span><text:span text:style-name="T70"> Box) {</text:span></text:p>
          </table:table-cell>
        </table:table-row>
      </table:table>
      <text:p text:style-name="P166"/>
      <table:table table:name="Table695" table:style-name="Table695">
        <table:table-column table:style-name="Table695.A"/>
        <table:table-column table:style-name="Table695.B"/>
        <table:table-row>
          <table:table-cell table:style-name="Table695.A1" office:value-type="string">
            <text:p text:style-name="P166"/>
          </table:table-cell>
          <table:table-cell table:style-name="Table695.A1" office:value-type="string">
            <text:p text:style-name="P166">accesses an element of the array <text:span text:style-name="T62">components </text:span>corresponding to the evaluation of the index variable <text:span text:style-name="T62">i</text:span>. For example, if this value is equal to 8, it will be the 9<text:span text:style-name="T87">th</text:span> element of the array.</text:p>
          </table:table-cell>
        </table:table-row>
      </table:table>
      <text:p text:style-name="P170"/>
      <text:p text:style-name="P180"/>
      <text:p text:style-name="P180"/>
      <table:table table:name="Table696" table:style-name="Table696">
        <table:table-column table:style-name="Table696.A"/>
        <table:table-row>
          <table:table-cell table:style-name="Table696.A1" office:value-type="string">
            <text:p text:style-name="P170"/>
          </table:table-cell>
        </table:table-row>
      </table:table>
      <text:h text:style-name="P253" text:outline-level="3"><text:span text:style-name="T79">for </text:span><text:span text:style-name="T77">Statement</text:span></text:h>
      <text:p text:style-name="P170"/>
      <text:p text:style-name="P170"/>
      <table:table table:name="Table697" table:style-name="Table697">
        <table:table-column table:style-name="Table697.A"/>
        <table:table-row>
          <table:table-cell table:style-name="Table697.A1" office:value-type="string">
            <text:p text:style-name="P201"/>
          </table:table-cell>
        </table:table-row>
      </table:table>
      <text:h text:style-name="P217" text:outline-level="2">Execution Loop</text:h>
      <text:p text:style-name="P170"/>
      <table:table table:name="Table698" table:style-name="Table698">
        <table:table-column table:style-name="Table698.A"/>
        <table:table-column table:style-name="Table698.B"/>
        <table:table-row>
          <table:table-cell table:style-name="Table698.A1" office:value-type="string">
            <text:p text:style-name="P166"/>
          </table:table-cell>
          <table:table-cell table:style-name="Table698.A1" office:value-type="string">
            <text:p text:style-name="P166">In our application, when a user triggers an action starting from the click on the menu item "Select Boxes", the following instruction is launched:</text:p>
          </table:table-cell>
        </table:table-row>
      </table:table>
      <text:p text:style-name="P170"/>
      <table:table table:name="Table699" table:style-name="Table699">
        <table:table-column table:style-name="Table699.A"/>
        <table:table-column table:style-name="Table699.B"/>
        <table:table-row>
          <table:table-cell table:style-name="Table699.A1" office:value-type="string">
            <text:p text:style-name="P166"/>
          </table:table-cell>
          <table:table-cell table:style-name="Table699.A1" office:value-type="string">
            <text:p text:style-name="P198">165: appFrame.getDiagram().selectAllBoxes();</text:p>
          </table:table-cell>
        </table:table-row>
      </table:table>
      <text:p text:style-name="P170"/>
      <table:table table:name="Table700" table:style-name="Table700">
        <table:table-column table:style-name="Table700.A"/>
        <table:table-column table:style-name="Table700.B"/>
        <table:table-row>
          <table:table-cell table:style-name="Table700.A1" office:value-type="string">
            <text:p text:style-name="P166"/>
          </table:table-cell>
          <table:table-cell table:style-name="Table700.A1" office:value-type="string">
            <text:p text:style-name="P166">In order to select all boxes in the diagram, it is necessary to execute one or several statements a certain number of times. In this context, here are the statements required to select only one box:</text:p>
          </table:table-cell>
        </table:table-row>
      </table:table>
      <text:p text:style-name="P166"/>
      <table:table table:name="Table701" table:style-name="Table701">
        <table:table-column table:style-name="Table701.A"/>
        <table:table-column table:style-name="Table701.B"/>
        <table:table-row>
          <table:table-cell table:style-name="Table701.A1" office:value-type="string">
            <text:p text:style-name="P166"/>
          </table:table-cell>
          <table:table-cell table:style-name="Table701.A1" office:value-type="string">
            <text:p text:style-name="P198">212: Box box;</text:p>
            <text:p text:style-name="P198"/>
            <text:p text:style-name="P198">215: box = (Box) components[i];</text:p>
            <text:p text:style-name="P166"><text:span text:style-name="T70">216: box.setSelected(</text:span><text:span text:style-name="T71">true</text:span><text:span text:style-name="T70">);</text:span></text:p>
          </table:table-cell>
        </table:table-row>
      </table:table>
      <text:p text:style-name="P166"/>
      <table:table table:name="Table702" table:style-name="Table702">
        <table:table-column table:style-name="Table702.A"/>
        <table:table-column table:style-name="Table702.B"/>
        <table:table-row>
          <table:table-cell table:style-name="Table702.A1" office:value-type="string">
            <text:p text:style-name="P166"/>
          </table:table-cell>
          <table:table-cell table:style-name="Table702.A1" office:value-type="string">
            <text:p text:style-name="P166">Line 212 creates a local variable for the method <text:span text:style-name="T62">selectAllBoxes </text:span>named <text:span text:style-name="T62">box</text:span>. As we have already mentioned, a local variable is not an attribute. The variable <text:span text:style-name="T62">box </text:span>does not exist outside of the method <text:span text:style-name="T62">selectAllBoxes </text:span>and it cannot at the same time play the role of an attribute coming from the <text:span text:style-name="T62">diagram</text:span> <text:s/>object.</text:p>
          </table:table-cell>
        </table:table-row>
      </table:table>
      <text:p text:style-name="P166"/>
      <table:table table:name="Table703" table:style-name="Table703">
        <table:table-column table:style-name="Table703.A"/>
        <table:table-column table:style-name="Table703.B"/>
        <table:table-row>
          <table:table-cell table:style-name="Table703.A1" office:value-type="string">
            <text:p text:style-name="P166"/>
          </table:table-cell>
          <table:table-cell table:style-name="Table703.A1" office:value-type="string">
            <text:p text:style-name="P166">Line 215 copies in the object <text:span text:style-name="T62">box </text:span>the reference to a box inserted in the array <text:span text:style-name="T62">components </text:span>according to the position corresponding to the value of the index variable <text:span text:style-name="T62">i</text:span>. The object <text:span text:style-name="T62">box </text:span>will become, at the same time, the referenced object.</text:p>
          </table:table-cell>
        </table:table-row>
      </table:table>
      <text:p text:style-name="P166"/>
      <table:table table:name="Table704" table:style-name="Table704">
        <table:table-column table:style-name="Table704.A"/>
        <table:table-column table:style-name="Table704.B"/>
        <table:table-row>
          <table:table-cell table:style-name="Table704.A1" office:value-type="string">
            <text:p text:style-name="P166"/>
          </table:table-cell>
          <table:table-cell table:style-name="Table704.A1" office:value-type="string">
            <text:p text:style-name="P166">After having obtained the reference to a particular box, all that remains is to call the method <text:span text:style-name="T62">setSelected </text:span>of the class <text:span text:style-name="T62">Box </text:span>in order to assign the value <text:span text:style-name="T62">true </text:span>to the property <text:span text:style-name="T62">selected </text:span>of the referenced object. This operation must be performed for all boxes in the interface. We must therefore create a loop using the <text:span text:style-name="T62">for </text:span>statement.</text:p>
          </table:table-cell>
        </table:table-row>
      </table:table>
      <text:p text:style-name="P166"/>
      <table:table table:name="Table705" table:style-name="Table705">
        <table:table-column table:style-name="Table705.A"/>
        <table:table-column table:style-name="Table705.B"/>
        <table:table-row>
          <table:table-cell table:style-name="Table705.A1" office:value-type="string">
            <text:p text:style-name="P166"/>
          </table:table-cell>
          <table:table-cell table:style-name="Table705.A1" office:value-type="string">
            <text:p text:style-name="P166">Here is the general syntax of the for statement:</text:p>
          </table:table-cell>
        </table:table-row>
      </table:table>
      <text:p text:style-name="P166"/>
      <table:table table:name="Table706" table:style-name="Table706">
        <table:table-column table:style-name="Table706.A"/>
        <table:table-column table:style-name="Table706.B"/>
        <table:table-row>
          <table:table-cell table:style-name="Table706.A1" office:value-type="string">
            <text:p text:style-name="P166"/>
          </table:table-cell>
          <table:table-cell table:style-name="Table706.A1" office:value-type="string">
            <text:p text:style-name="P255"><text:span text:style-name="T73">for</text:span> (initialization<text:span text:style-name="T73">; <text:s/></text:span>boolean expression<text:span text:style-name="T73">; <text:s/></text:span>counter) { </text:p>
            <text:p text:style-name="P256"><text:tab/>loop statements;</text:p>
            <text:p text:style-name="P257">}</text:p>
          </table:table-cell>
        </table:table-row>
      </table:table>
      <text:p text:style-name="P166"/>
      <table:table table:name="Table707" table:style-name="Table707">
        <table:table-column table:style-name="Table707.A"/>
        <table:table-column table:style-name="Table707.B"/>
        <table:table-row>
          <table:table-cell table:style-name="Table707.A1" office:value-type="string">
            <text:p text:style-name="P170">Initialization statements (1<text:span text:style-name="T87">st</text:span> block).</text:p>
          </table:table-cell>
          <table:table-cell table:style-name="Table707.A1" office:value-type="string">
            <text:p text:style-name="P166">Before beginning the execution of the statements of the <text:span text:style-name="T62">for </text:span>loop, it is necessary to start the execution of one or several initialization statements. These statements can be, in principle, any valid Java instruction. If there is more than one, they must be separated by commas. For example:</text:p>
          </table:table-cell>
        </table:table-row>
      </table:table>
      <text:p text:style-name="P166"/>
      <table:table table:name="Table708" table:style-name="Table708">
        <table:table-column table:style-name="Table708.A"/>
        <table:table-column table:style-name="Table708.B"/>
        <table:table-row>
          <table:table-cell table:style-name="Table708.A1" office:value-type="string">
            <text:p text:style-name="P166"/>
          </table:table-cell>
          <table:table-cell table:style-name="Table708.A1" office:value-type="string">
            <text:p text:style-name="P166">x = 5, y = 8;</text:p>
          </table:table-cell>
        </table:table-row>
      </table:table>
      <text:p text:style-name="P166"/>
      <table:table table:name="Table709" table:style-name="Table709">
        <table:table-column table:style-name="Table709.A"/>
        <table:table-column table:style-name="Table709.B"/>
        <table:table-row>
          <table:table-cell table:style-name="Table709.A1" office:value-type="string">
            <text:p text:style-name="P166"/>
          </table:table-cell>
          <table:table-cell table:style-name="Table709.A1" office:value-type="string">
            <text:p text:style-name="Standard">It is the character <text:span text:style-name="T6">"</text:span><text:span text:style-name="T62">;</text:span><text:span text:style-name="T6">"</text:span><text:span text:style-name="T70"> </text:span>that indicates the end of the first of the three <text:s/>blocks of the <text:span text:style-name="T1">for</text:span> statement header. Also note that the initialization statement block is executed only once.</text:p>
          </table:table-cell>
        </table:table-row>
      </table:table>
      <text:p text:style-name="P166"/>
      <table:table table:name="Table710" table:style-name="Table710">
        <table:table-column table:style-name="Table710.A"/>
        <table:table-column table:style-name="Table710.B"/>
        <table:table-row>
          <table:table-cell table:style-name="Table710.A1" office:value-type="string">
            <text:p text:style-name="P170">Boolean expression (2<text:span text:style-name="T87">nd</text:span> block).</text:p>
          </table:table-cell>
          <table:table-cell table:style-name="Table710.A1" office:value-type="string">
            <text:p text:style-name="P166">After the initialization stage, it is the <text:span text:style-name="T34">true</text:span> result of the boolean expression of the second block that determines if the <text:span text:style-name="T88">1</text:span>loop statements<text:span text:style-name="T88">1</text:span> should be executed. Like the first block, the second block also ends with a semi-colon <text:span text:style-name="T88">1</text:span><text:span text:style-name="T33">;</text:span><text:span text:style-name="T88">1</text:span>.</text:p>
          </table:table-cell>
        </table:table-row>
      </table:table>
      <text:p text:style-name="P166"/>
      <table:table table:name="Table711" table:style-name="Table711">
        <table:table-column table:style-name="Table711.A"/>
        <table:table-column table:style-name="Table711.B"/>
        <table:table-row>
          <table:table-cell table:style-name="Table711.A1" office:value-type="string">
            <text:p text:style-name="P170">Counter expressions (3<text:span text:style-name="T87">rd</text:span> block)</text:p>
          </table:table-cell>
          <table:table-cell table:style-name="Table711.A1" office:value-type="string">
            <text:p text:style-name="P166">When the results of the evaluation of the boolean expression is equal to <text:span text:style-name="T62">true</text:span>, the system executes the first time the statement(s) of the <text:span text:style-name="T62">for </text:span>loop. Once the last statement is executed, control is then passed to the third and last block. Generally, the instructions of the third block of the <text:span text:style-name="T62">for </text:span>statement are used to change the value of the index variable that controls, in the second block, the exiting of the loop.</text:p>
          </table:table-cell>
        </table:table-row>
      </table:table>
      <text:p text:style-name="P166"/>
      <table:table table:name="Table712" table:style-name="Table712">
        <table:table-column table:style-name="Table712.A"/>
        <table:table-column table:style-name="Table712.B"/>
        <table:table-row>
          <table:table-cell table:style-name="Table712.A1" office:value-type="string">
            <text:p text:style-name="P166"/>
          </table:table-cell>
          <table:table-cell table:style-name="Table712.A1" office:value-type="string">
            <text:p text:style-name="P166">Once the last of these statements has been executed, the control is given once again to the second block in order to reevaluate the expression. If the result is <text:span text:style-name="T62">true</text:span>,<text:span text:style-name="T62"> </text:span>a new cycle restarts. If the result is <text:span text:style-name="T62">false</text:span>,<text:span text:style-name="T62"> </text:span>the <text:span text:style-name="T62">for </text:span>statement is terminated and control is passed to the instruction that follows the <text:span text:style-name="T62">for </text:span>statement<text:span text:style-name="T1">.</text:span></text:p>
          </table:table-cell>
        </table:table-row>
      </table:table>
      <text:p text:style-name="P166"/>
      <table:table table:name="Table713" table:style-name="Table713">
        <table:table-column table:style-name="Table713.A"/>
        <table:table-column table:style-name="Table713.B"/>
        <table:table-row>
          <table:table-cell table:style-name="Table713.A1" office:value-type="string">
            <text:p text:style-name="P166"/>
          </table:table-cell>
          <table:table-cell table:style-name="Table713.A1" office:value-type="string">
            <text:p text:style-name="P166">In more concrete terms, here is an example of the <text:span text:style-name="T62">for </text:span>statement:</text:p>
          </table:table-cell>
        </table:table-row>
      </table:table>
      <text:p text:style-name="P166"/>
      <table:table table:name="Table714" table:style-name="Table714">
        <table:table-column table:style-name="Table714.A"/>
        <table:table-column table:style-name="Table714.B"/>
        <table:table-row>
          <table:table-cell table:style-name="Table714.A1" office:value-type="string">
            <text:p text:style-name="P166"/>
          </table:table-cell>
          <table:table-cell table:style-name="Table714.A1" office:value-type="string">
            <text:p text:style-name="P166"><text:span text:style-name="T48">213: </text:span><text:span text:style-name="T49">for</text:span><text:span text:style-name="T48"> (</text:span><text:span text:style-name="T49">int</text:span><text:span text:style-name="T48"> i = 0; </text:span></text:p>
            <text:p text:style-name="P250"><text:s text:c="7"/>i &lt; components.length; i++) {</text:p>
            <text:p text:style-name="P166"><text:span text:style-name="T48">214: <text:s text:c="2"/></text:span><text:span text:style-name="T49">if</text:span><text:span text:style-name="T48"> (components[i] </text:span><text:span text:style-name="T49">instanceof</text:span><text:span text:style-name="T48"> Box) {</text:span></text:p>
            <text:p text:style-name="P250">215: <text:s text:c="4"/>box = (Box) components[i];</text:p>
            <text:p text:style-name="P166"><text:span text:style-name="T48">216: <text:s text:c="4"/>box.setSelected(</text:span><text:span text:style-name="T49">true</text:span><text:span text:style-name="T48">);</text:span></text:p>
            <text:p text:style-name="P250">217: <text:s text:c="2"/>}</text:p>
            <text:p text:style-name="P250">218: }</text:p>
          </table:table-cell>
        </table:table-row>
      </table:table>
      <text:p text:style-name="P166"/>
      <table:table table:name="Table715" table:style-name="Table715">
        <table:table-column table:style-name="Table715.A"/>
        <table:table-column table:style-name="Table715.B"/>
        <table:table-row>
          <table:table-cell table:style-name="Table715.A1" office:value-type="string">
            <text:p text:style-name="P166"/>
          </table:table-cell>
          <table:table-cell table:style-name="Table715.A1" office:value-type="string">
            <text:p text:style-name="P166">The counter expression that is part of the third block of the preceding <text:span text:style-name="T62">for </text:span>block uses a new form of the assignment statement.</text:p>
          </table:table-cell>
        </table:table-row>
      </table:table>
      <text:p text:style-name="P170"/>
      <text:p text:style-name="P170"/>
      <table:table table:name="Table716" table:style-name="Table716">
        <table:table-column table:style-name="Table716.A"/>
        <table:table-row>
          <table:table-cell table:style-name="Table716.A1" office:value-type="string">
            <text:p text:style-name="P201"/>
          </table:table-cell>
        </table:table-row>
      </table:table>
      <text:h text:style-name="P228" text:outline-level="2"><text:span text:style-name="T24">++</text:span><text:span text:style-name="T73"> and </text:span><text:span text:style-name="T24">-- </text:span><text:span text:style-name="T73">Operators</text:span></text:h>
      <text:p text:style-name="P166"/>
      <table:table table:name="Table717" table:style-name="Table717">
        <table:table-column table:style-name="Table717.A"/>
        <table:table-column table:style-name="Table717.B"/>
        <table:table-row>
          <table:table-cell table:style-name="Table717.A1" office:value-type="string">
            <text:p text:style-name="P166"/>
          </table:table-cell>
          <table:table-cell table:style-name="Table717.A1" office:value-type="string">
            <text:p text:style-name="Standard">The operators <text:span text:style-name="T6">"</text:span><text:span text:style-name="T62">++</text:span><text:span text:style-name="T6">"</text:span> and <text:span text:style-name="T6">"</text:span><text:span text:style-name="T62">--</text:span><text:span text:style-name="T6">"</text:span> add or subtract 1 to or from the value contained in the variable associated to them. For example:</text:p>
          </table:table-cell>
        </table:table-row>
      </table:table>
      <text:p text:style-name="P166"/>
      <table:table table:name="Table718" table:style-name="Table718">
        <table:table-column table:style-name="Table718.A"/>
        <table:table-column table:style-name="Table718.B"/>
        <table:table-row>
          <table:table-cell table:style-name="Table718.A1" office:value-type="string">
            <text:p text:style-name="P166"/>
          </table:table-cell>
          <table:table-cell table:style-name="Table718.A1" office:value-type="string">
            <text:p text:style-name="P258">i++;</text:p>
          </table:table-cell>
        </table:table-row>
      </table:table>
      <text:p text:style-name="P166"/>
      <table:table table:name="Table719" table:style-name="Table719">
        <table:table-column table:style-name="Table719.A"/>
        <table:table-column table:style-name="Table719.B"/>
        <table:table-row>
          <table:table-cell table:style-name="Table719.A1" office:value-type="string">
            <text:p text:style-name="P166"/>
          </table:table-cell>
          <table:table-cell table:style-name="Table719.A1" office:value-type="string">
            <text:p text:style-name="P166">When the operator <text:span text:style-name="T6">"</text:span><text:span text:style-name="T62">++</text:span><text:span text:style-name="T6">"</text:span> is placed after the variable, the value of the variable is used before 1 is added to it. For example:</text:p>
          </table:table-cell>
        </table:table-row>
      </table:table>
      <text:p text:style-name="P166"/>
      <table:table table:name="Table720" table:style-name="Table720">
        <table:table-column table:style-name="Table720.A"/>
        <table:table-column table:style-name="Table720.B"/>
        <table:table-row>
          <table:table-cell table:style-name="Table720.A1" office:value-type="string">
            <text:p text:style-name="P166"/>
          </table:table-cell>
          <table:table-cell table:style-name="Table720.A1" office:value-type="string">
            <text:p text:style-name="P223">int a = 10;</text:p>
            <text:p text:style-name="P223">int b;</text:p>
            <text:p text:style-name="P223">b = a++;</text:p>
          </table:table-cell>
        </table:table-row>
      </table:table>
      <text:p text:style-name="P166"/>
      <table:table table:name="Table721" table:style-name="Table721">
        <table:table-column table:style-name="Table721.A"/>
        <table:table-column table:style-name="Table721.B"/>
        <table:table-row>
          <table:table-cell table:style-name="Table721.A1" office:value-type="string">
            <text:p text:style-name="P166"/>
          </table:table-cell>
          <table:table-cell table:style-name="Table721.A1" office:value-type="string">
            <text:p text:style-name="P166">After execution of the last line, the variable <text:span text:style-name="T62">a </text:span>is equal to 11 and <text:span text:style-name="T62">b </text:span>takes the value of 10. If the operator <text:span text:style-name="T6">"</text:span><text:span text:style-name="T62">++</text:span><text:span text:style-name="T6">"</text:span><text:span text:style-name="T70"> </text:span>had been placed before the variable <text:span text:style-name="T62">a</text:span>, its value would have been the same as in the above example, but <text:span text:style-name="T62">b </text:span>would have been equal to 11.</text:p>
          </table:table-cell>
        </table:table-row>
      </table:table>
      <text:p text:style-name="P166"/>
      <table:table table:name="Table722" table:style-name="Table722">
        <table:table-column table:style-name="Table722.A"/>
        <table:table-column table:style-name="Table722.B"/>
        <table:table-row>
          <table:table-cell table:style-name="Table722.A1" office:value-type="string">
            <text:p text:style-name="P166"/>
          </table:table-cell>
          <table:table-cell table:style-name="Table722.A1" office:value-type="string">
            <text:p text:style-name="P166">Note that the remarks of the preceding paragraph do not represent any source of confusion in regards to our example of the header of the <text:span text:style-name="T62">for </text:span>loop in line 213,</text:p>
          </table:table-cell>
        </table:table-row>
      </table:table>
      <text:p text:style-name="P166"/>
      <table:table table:name="Table723" table:style-name="Table723">
        <table:table-column table:style-name="Table723.A"/>
        <table:table-column table:style-name="Table723.B"/>
        <table:table-row>
          <table:table-cell table:style-name="Table723.A1" office:value-type="string">
            <text:p text:style-name="P166"/>
          </table:table-cell>
          <table:table-cell table:style-name="Table723.A1" office:value-type="string">
            <text:p text:style-name="P166"><text:span text:style-name="T48">213: </text:span><text:span text:style-name="T49">for</text:span><text:span text:style-name="T48"> (</text:span><text:span text:style-name="T49">int</text:span><text:span text:style-name="T48"> i = 0; </text:span></text:p>
            <text:p text:style-name="P250"><text:s text:c="7"/>i &lt; components.length; i++) {</text:p>
          </table:table-cell>
        </table:table-row>
      </table:table>
      <text:p text:style-name="P166"/>
      <table:table table:name="Table724" table:style-name="Table724">
        <table:table-column table:style-name="Table724.A"/>
        <table:table-column table:style-name="Table724.B"/>
        <table:table-row>
          <table:table-cell table:style-name="Table724.A1" office:value-type="string">
            <text:p text:style-name="P166"/>
          </table:table-cell>
          <table:table-cell table:style-name="Table724.A1" office:value-type="string">
            <text:p text:style-name="P166">since the expression <text:span text:style-name="T62">i++ </text:span>is not, for example, assigned to another index variable. We could have also written <text:span text:style-name="T62">++i </text:span>and obtained the same result.</text:p>
          </table:table-cell>
        </table:table-row>
      </table:table>
      <text:p text:style-name="P170"/>
      <text:p text:style-name="P181"/>
      <text:p text:style-name="P189"/>
      <text:p text:style-name="P189"/>
      <text:p text:style-name="P189"/>
      <text:p text:style-name="P189"/>
      <text:p text:style-name="P189"/>
      <text:p text:style-name="P189"/>
      <text:p text:style-name="P189"/>
      <table:table table:name="Table725" table:style-name="Table725">
        <table:table-column table:style-name="Table725.A"/>
        <table:table-row>
          <table:table-cell table:style-name="Table725.A1" office:value-type="string">
            <text:p text:style-name="P212"/>
          </table:table-cell>
        </table:table-row>
      </table:table>
      <text:h text:style-name="P217" text:outline-level="2">Scope of Variables</text:h>
      <text:p text:style-name="P191"/>
      <table:table table:name="Table726" table:style-name="Table726">
        <table:table-column table:style-name="Table726.A"/>
        <table:table-column table:style-name="Table726.B"/>
        <table:table-row>
          <table:table-cell table:style-name="Table726.A1" office:value-type="string">
            <text:p text:style-name="P191"/>
          </table:table-cell>
          <table:table-cell table:style-name="Table726.A1" office:value-type="string">
            <text:p text:style-name="P191">In the header of the first block of the <text:span text:style-name="T62">for </text:span>statement in line 213, we find the definition as well as the initialization of the index variable <text:span text:style-name="T62">i</text:span>. Since this variable is defined within the <text:span text:style-name="T62">for </text:span>statement<text:span text:style-name="T1">,</text:span> its scope or its duration will not go past the execution of the <text:span text:style-name="T1">for</text:span> statement.</text:p>
          </table:table-cell>
        </table:table-row>
      </table:table>
      <text:p text:style-name="P166"/>
      <table:table table:name="Table727" table:style-name="Table727">
        <table:table-column table:style-name="Table727.A"/>
        <table:table-column table:style-name="Table727.B"/>
        <table:table-row>
          <table:table-cell table:style-name="Table727.A1" office:value-type="string">
            <text:p text:style-name="P166"/>
          </table:table-cell>
          <table:table-cell table:style-name="Table727.A1" office:value-type="string">
            <text:p text:style-name="P166">Generally, it is the braces {} that govern the scope of the variables. For example, the array in line 211</text:p>
          </table:table-cell>
        </table:table-row>
      </table:table>
      <text:p text:style-name="P166"/>
      <table:table table:name="Table728" table:style-name="Table728">
        <table:table-column table:style-name="Table728.A"/>
        <table:table-column table:style-name="Table728.B"/>
        <table:table-row>
          <table:table-cell table:style-name="Table728.A1" office:value-type="string">
            <text:p text:style-name="P166"/>
          </table:table-cell>
          <table:table-cell table:style-name="Table728.A1" office:value-type="string">
            <text:p text:style-name="P249">211: Component[] components = </text:p>
            <text:p text:style-name="P249"><text:s text:c="7"/>this.getComponents();</text:p>
          </table:table-cell>
        </table:table-row>
      </table:table>
      <text:p text:style-name="P166"/>
      <table:table table:name="Table729" table:style-name="Table729">
        <table:table-column table:style-name="Table729.A"/>
        <table:table-column table:style-name="Table729.B"/>
        <table:table-row>
          <table:table-cell table:style-name="Table729.A1" office:value-type="string">
            <text:p text:style-name="P166"/>
          </table:table-cell>
          <table:table-cell table:style-name="Table729.A1" office:value-type="string">
            <text:p text:style-name="P166">can only be used within the method <text:span text:style-name="T62">selectAllBoxes</text:span>.</text:p>
          </table:table-cell>
        </table:table-row>
      </table:table>
      <text:p text:style-name="P170"/>
      <text:p text:style-name="P170"/>
      <table:table table:name="Table730" table:style-name="Table730">
        <table:table-column table:style-name="Table730.A"/>
        <table:table-row>
          <table:table-cell table:style-name="Table730.A1" office:value-type="string">
            <text:p text:style-name="P201"/>
          </table:table-cell>
        </table:table-row>
      </table:table>
      <text:h text:style-name="P217" text:outline-level="2">Size of Arrays</text:h>
      <text:p text:style-name="P166"/>
      <table:table table:name="Table731" table:style-name="Table731">
        <table:table-column table:style-name="Table731.A"/>
        <table:table-column table:style-name="Table731.B"/>
        <table:table-row>
          <table:table-cell table:style-name="Table731.A1" office:value-type="string">
            <text:p text:style-name="P166"/>
          </table:table-cell>
          <table:table-cell table:style-name="Table731.A1" office:value-type="string">
            <text:p text:style-name="P166">The second block of the above <text:span text:style-name="T62">for </text:span>statement contains the following boolean expression:</text:p>
          </table:table-cell>
        </table:table-row>
      </table:table>
      <text:p text:style-name="P166"/>
      <table:table table:name="Table732" table:style-name="Table732">
        <table:table-column table:style-name="Table732.A"/>
        <table:table-column table:style-name="Table732.B"/>
        <table:table-row>
          <table:table-cell table:style-name="Table732.A1" office:value-type="string">
            <text:p text:style-name="P166"/>
          </table:table-cell>
          <table:table-cell table:style-name="Table732.A1" office:value-type="string">
            <text:p text:style-name="P198">i &lt; components.length;</text:p>
          </table:table-cell>
        </table:table-row>
      </table:table>
      <text:p text:style-name="P166"/>
      <table:table table:name="Table733" table:style-name="Table733">
        <table:table-column table:style-name="Table733.A"/>
        <table:table-column table:style-name="Table733.B"/>
        <table:table-row>
          <table:table-cell table:style-name="Table733.A1" office:value-type="string">
            <text:p text:style-name="P166"/>
          </table:table-cell>
          <table:table-cell table:style-name="Table733.A1" office:value-type="string">
            <text:p text:style-name="P166">This expression verifies if all the boxes have been selected. When <text:span text:style-name="T62">i </text:span>is equal to the size of the array, the expression returns the boolean value <text:span text:style-name="T62">false </text:span>and the <text:span text:style-name="T62">for </text:span>statement is terminated. It is the <text:span text:style-name="T34">public</text:span> <text:span text:style-name="T62">final</text:span> attribute named <text:span text:style-name="T62">length</text:span>, which is contained in the object <text:span text:style-name="T62">components</text:span>, that allows us to know the size of the array. Note that because of its definition as a constant (<text:span text:style-name="T62">final</text:span>), the size of an array cannot be modified.</text:p>
          </table:table-cell>
        </table:table-row>
      </table:table>
      <text:p text:style-name="P166"/>
      <text:p text:style-name="P168"><text:span text:style-name="T60">Part C</text:span><text:span text:style-name="T61">:<text:tab/>Scroll Bars and the Dynamic</text:span></text:p>
      <text:p text:style-name="P169"><text:tab/>Displacement of Boxes</text:p>
      <text:p text:style-name="P170"/>
      <text:p text:style-name="P170"/>
      <text:p text:style-name="P170"/>
      <table:table table:name="Table734" table:style-name="Table734">
        <table:table-column table:style-name="Table734.A"/>
        <table:table-column table:style-name="Table734.B"/>
        <table:table-row>
          <table:table-cell table:style-name="Table734.A1" office:value-type="string">
            <text:p text:style-name="P166"/>
          </table:table-cell>
          <table:table-cell table:style-name="Table734.A1" office:value-type="string">
            <text:p text:style-name="P166">In the third and last part of this chapter, we continue our presentation concerning the dynamic manipulation of objects in the graphical user interface. Here, we concentrate mainly on the aspect of changing the position of a box in the diagram. However, we will begin by showing how to add more workspace despite the physical constraints imposed by the user's screen.</text:p>
          </table:table-cell>
        </table:table-row>
      </table:table>
      <text:p text:style-name="P180"/>
      <text:p text:style-name="P180"/>
      <text:p text:style-name="P180"/>
      <table:table table:name="Table735" table:style-name="Table735">
        <table:table-column table:style-name="Table735.A"/>
        <table:table-row>
          <table:table-cell table:style-name="Table735.A1" office:value-type="string">
            <text:p text:style-name="P170"/>
          </table:table-cell>
        </table:table-row>
      </table:table>
      <text:h text:style-name="P215" text:outline-level="3">Scroll Bar</text:h>
      <text:p text:style-name="P170"/>
      <table:table table:name="Table736" table:style-name="Table736">
        <table:table-column table:style-name="Table736.A"/>
        <table:table-column table:style-name="Table736.B"/>
        <table:table-row>
          <table:table-cell table:style-name="Table736.A1" office:value-type="string">
            <text:p text:style-name="P166"/>
          </table:table-cell>
          <table:table-cell table:style-name="Table736.A1" office:value-type="string">
            <text:p text:style-name="P166">Comparatively to the previous part, line 58 in this part,</text:p>
            <text:p text:style-name="P166"/>
            <text:p text:style-name="P166"><text:span text:style-name="T70">58: cp.add(</text:span><text:span text:style-name="T71">new</text:span><text:span text:style-name="T70"> JScrollPane(diagram));</text:span></text:p>
          </table:table-cell>
        </table:table-row>
      </table:table>
      <text:p text:style-name="P170"/>
      <table:table table:name="Table737" table:style-name="Table737">
        <table:table-column table:style-name="Table737.A"/>
        <table:table-column table:style-name="Table737.B"/>
        <table:table-row>
          <table:table-cell table:style-name="Table737.A1" office:value-type="string">
            <text:p text:style-name="P166"/>
          </table:table-cell>
          <table:table-cell table:style-name="Table737.A1" office:value-type="string">
            <text:p text:style-name="P166">in a way, enriches the functionality of the panel <text:span text:style-name="T62">diagram </text:span>before adding it to the application frame. In fact, the object <text:span text:style-name="T62">diagram </text:span>serves as the point of entry to the construction of a new object according to the definition of the class <text:span text:style-name="T62">JScrollPane</text:span>. It is this new object that is added to the panel <text:span text:style-name="T62">contentPane</text:span>.</text:p>
          </table:table-cell>
        </table:table-row>
      </table:table>
      <text:p text:style-name="P170"/>
      <table:table table:name="Table738" table:style-name="Table738">
        <table:table-column table:style-name="Table738.A"/>
        <table:table-column table:style-name="Table738.B"/>
        <table:table-row>
          <table:table-cell table:style-name="Table738.A1" office:value-type="string">
            <text:p text:style-name="P166"/>
          </table:table-cell>
          <table:table-cell table:style-name="Table738.A1" office:value-type="string">
            <text:p text:style-name="P166">In addition, the method <text:span text:style-name="T62">getPreferredSize </text:span>is explicitly defined in the class <text:span text:style-name="T62">Diagram</text:span>. It replaces (overrides) the method <text:span text:style-name="T62">getPreferredSize </text:span>inherited from the class <text:span text:style-name="T62">JComponent</text:span>:</text:p>
          </table:table-cell>
        </table:table-row>
      </table:table>
      <text:p text:style-name="P170"/>
      <table:table table:name="Table739" table:style-name="Table739">
        <table:table-column table:style-name="Table739.A"/>
        <table:table-column table:style-name="Table739.B"/>
        <table:table-row>
          <table:table-cell table:style-name="Table739.A1" office:value-type="string">
            <text:p text:style-name="P166"/>
          </table:table-cell>
          <table:table-cell table:style-name="Table739.A1" office:value-type="string">
            <text:p text:style-name="P170"><text:span text:style-name="T70">264: </text:span><text:span text:style-name="T71">public</text:span><text:span text:style-name="T70"> Dimension getPreferredSize() {</text:span></text:p>
            <text:p text:style-name="P170"><text:span text:style-name="T70">265: <text:s text:c="2"/></text:span><text:span text:style-name="T71">return new</text:span><text:span text:style-name="T70"> Dimension(1600, 1600);</text:span></text:p>
            <text:p text:style-name="P198">266: }</text:p>
          </table:table-cell>
        </table:table-row>
      </table:table>
      <text:p text:style-name="P170"/>
      <table:table table:name="Table740" table:style-name="Table740">
        <table:table-column table:style-name="Table740.A"/>
        <table:table-column table:style-name="Table740.B"/>
        <table:table-row>
          <table:table-cell table:style-name="Table740.A1" office:value-type="string">
            <text:p text:style-name="P166"/>
          </table:table-cell>
          <table:table-cell table:style-name="Table740.A1" office:value-type="string">
            <text:p text:style-name="P166">This definition included in the class <text:span text:style-name="T62">Diagram </text:span>allows the explicit enforcement of the size of the <text:span text:style-name="T62">diagram</text:span> container. Since <text:span text:style-name="T62">getPreferredSize </text:span>is defined in this way, it is no longer Java that determines by default the size of the <text:span text:style-name="T62">diagram</text:span> panel,<text:span text:style-name="T62"> </text:span>but rather this specialization (overriding) of the method <text:span text:style-name="T62">getPreferredSize </text:span>in the class <text:span text:style-name="T62">Diagram</text:span>.</text:p>
          </table:table-cell>
        </table:table-row>
      </table:table>
      <text:p text:style-name="P170"/>
      <table:table table:name="Table741" table:style-name="Table741">
        <table:table-column table:style-name="Table741.A"/>
        <table:table-column table:style-name="Table741.B"/>
        <table:table-row>
          <table:table-cell table:style-name="Table741.A1" office:value-type="string">
            <text:p text:style-name="P166"/>
          </table:table-cell>
          <table:table-cell table:style-name="Table741.A1" office:value-type="string">
            <text:p text:style-name="P166">This way of proceeding assigns a size of 1600 by 1600 pixels to the object <text:span text:style-name="T62">diagram </text:span>located inside <text:span text:style-name="T62">appFrame </text:span>that itself possesses a size of 600 by 400 (line 56).</text:p>
          </table:table-cell>
        </table:table-row>
      </table:table>
      <text:p text:style-name="P170"/>
      <table:table table:name="Table742" table:style-name="Table742">
        <table:table-column table:style-name="Table742.A"/>
        <table:table-column table:style-name="Table742.B"/>
        <table:table-row>
          <table:table-cell table:style-name="Table742.A1" office:value-type="string">
            <text:p text:style-name="P166"/>
          </table:table-cell>
          <table:table-cell table:style-name="Table742.A1" office:value-type="string">
            <text:p text:style-name="P166"><text:span text:style-name="T70">56: this.setSize(600, 400); <text:s/></text:span><text:span text:style-name="T62">// &amp;</text:span></text:p>
          </table:table-cell>
        </table:table-row>
      </table:table>
      <text:p text:style-name="P170"/>
      <table:table table:name="Table743" table:style-name="Table743">
        <table:table-column table:style-name="Table743.A"/>
        <table:table-column table:style-name="Table743.B"/>
        <table:table-row>
          <table:table-cell table:style-name="Table743.A1" office:value-type="string">
            <text:p text:style-name="P166"/>
          </table:table-cell>
          <table:table-cell table:style-name="Table743.A1" office:value-type="string">
            <text:p text:style-name="P166">Since the size of <text:span text:style-name="T62">diagram </text:span>is greater than the size of <text:span text:style-name="T62">appFrame</text:span>,<text:span text:style-name="T62"> </text:span>scroll bars are added to the right and below the frame of the graphical user interface.</text:p>
          </table:table-cell>
        </table:table-row>
      </table:table>
      <text:p text:style-name="P180"/>
      <text:p text:style-name="P180"/>
      <text:p text:style-name="P180"/>
      <table:table table:name="Table744" table:style-name="Table744">
        <table:table-column table:style-name="Table744.A"/>
        <table:table-row>
          <table:table-cell table:style-name="Table744.A1" office:value-type="string">
            <text:p text:style-name="P170"/>
          </table:table-cell>
        </table:table-row>
      </table:table>
      <text:h text:style-name="P215" text:outline-level="3">Dynamic Displacement of Boxes</text:h>
      <text:p text:style-name="P170"/>
      <text:p text:style-name="P170"/>
      <table:table table:name="Table745" table:style-name="Table745">
        <table:table-column table:style-name="Table745.A"/>
        <table:table-row>
          <table:table-cell table:style-name="Table745.A1" office:value-type="string">
            <text:p text:style-name="P201"/>
          </table:table-cell>
        </table:table-row>
      </table:table>
      <text:h text:style-name="P228" text:outline-level="2"><text:span text:style-name="T24">MouseMotionListener </text:span><text:span text:style-name="T73">Interface</text:span></text:h>
      <text:p text:style-name="P166"/>
      <table:table table:name="Table746" table:style-name="Table746">
        <table:table-column table:style-name="Table746.A"/>
        <table:table-column table:style-name="Table746.B"/>
        <table:table-row>
          <table:table-cell table:style-name="Table746.A1" office:value-type="string">
            <text:p text:style-name="P166"/>
          </table:table-cell>
          <table:table-cell table:style-name="Table746.A1" office:value-type="string">
            <text:p text:style-name="P166">The new Java interface <text:span text:style-name="T62">MouseMotionListener </text:span>used in the header of the class <text:span text:style-name="T62">Diagram</text:span>,</text:p>
          </table:table-cell>
        </table:table-row>
      </table:table>
      <text:p text:style-name="P166"/>
      <table:table table:name="Table747" table:style-name="Table747">
        <table:table-column table:style-name="Table747.A"/>
        <table:table-column table:style-name="Table747.B"/>
        <table:table-row>
          <table:table-cell table:style-name="Table747.A1" office:value-type="string">
            <text:p text:style-name="P166"/>
          </table:table-cell>
          <table:table-cell table:style-name="Table747.A1" office:value-type="string">
            <text:p text:style-name="P170"><text:span text:style-name="T48">193: </text:span><text:span text:style-name="T49">public class</text:span><text:span text:style-name="T48"> Diagram </text:span><text:span text:style-name="T49">extends</text:span><text:span text:style-name="T48"> JPanel </text:span></text:p>
            <text:p text:style-name="P170"><text:span text:style-name="T48"><text:s text:c="7"/></text:span><text:span text:style-name="T49">implements</text:span><text:span text:style-name="T48"> MouseListener,</text:span></text:p>
            <text:p text:style-name="P170"><text:span text:style-name="T48"><text:s text:c="18"/>MouseMotionListener { <text:s/></text:span><text:span text:style-name="T54">// &amp;</text:span></text:p>
          </table:table-cell>
        </table:table-row>
      </table:table>
      <text:p text:style-name="P166"/>
      <table:table table:name="Table748" table:style-name="Table748">
        <table:table-column table:style-name="Table748.A"/>
        <table:table-column table:style-name="Table748.B"/>
        <table:table-row>
          <table:table-cell table:style-name="Table748.A1" office:value-type="string">
            <text:p text:style-name="P166"/>
          </table:table-cell>
          <table:table-cell table:style-name="Table748.A1" office:value-type="string">
            <text:p text:style-name="P166">is at the origin of the mechanism allowing the displacement, with the help of the mouse, of any box in the diagram. Of course, the objects susceptible of reacting to an event associated to the Java interface <text:span text:style-name="T62">MouseMotionListener </text:span>must be linked to the interface as shown in line 210 below:</text:p>
          </table:table-cell>
        </table:table-row>
      </table:table>
      <text:p text:style-name="P170"/>
      <table:table table:name="Table749" table:style-name="Table749">
        <table:table-column table:style-name="Table749.A"/>
        <table:table-column table:style-name="Table749.B"/>
        <table:table-row>
          <table:table-cell table:style-name="Table749.A1" office:value-type="string">
            <text:p text:style-name="P245"/>
          </table:table-cell>
          <table:table-cell table:style-name="Table749.A1" office:value-type="string">
            <text:p text:style-name="P166"><text:span text:style-name="T70">210: newBox.addMouseMotionListener(</text:span><text:span text:style-name="T71">this</text:span><text:span text:style-name="T70">); <text:s/></text:span><text:span text:style-name="T62">// +</text:span></text:p>
          </table:table-cell>
        </table:table-row>
      </table:table>
      <text:p text:style-name="P166"/>
      <table:table table:name="Table750" table:style-name="Table750">
        <table:table-column table:style-name="Table750.A"/>
        <table:table-column table:style-name="Table750.B"/>
        <table:table-row>
          <table:table-cell table:style-name="Table750.A1" office:value-type="string">
            <text:p text:style-name="P170"><text:span text:style-name="T1">MouseMotionListener</text:span><text:span text:style-name="T73"> </text:span>methods:</text:p>
            <text:p text:style-name="P245"><text:tab/>- <text:span text:style-name="T1">mouseDragged</text:span>;</text:p>
            <text:p text:style-name="P245"><text:tab/>- <text:span text:style-name="T1">mouseMoved</text:span>.</text:p>
          </table:table-cell>
          <table:table-cell table:style-name="Table750.A1" office:value-type="string">
            <text:p text:style-name="P166">When an event of this nature occurs, Java creates an object according to the definitions contained in the class <text:span text:style-name="T62">MouseEvent</text:span>. This object is then sent to the methods <text:span text:style-name="T62">mouseDragged </text:span>and <text:span text:style-name="T62">mouseMoved </text:span>that are part of the interface <text:span text:style-name="T62">MouseMotionListener</text:span><text:span text:style-name="T1">.</text:span></text:p>
          </table:table-cell>
        </table:table-row>
      </table:table>
      <text:p text:style-name="P170"/>
      <table:table table:name="Table751" table:style-name="Table751">
        <table:table-column table:style-name="Table751.A"/>
        <table:table-column table:style-name="Table751.B"/>
        <table:table-row>
          <table:table-cell table:style-name="Table751.A1" office:value-type="string">
            <text:p text:style-name="P245"/>
          </table:table-cell>
          <table:table-cell table:style-name="Table751.A1" office:value-type="string">
            <text:p text:style-name="P166">The first thing to do when we wish to move a box consists of placing the mouse on a box and keeping it presses by holding the left mouse button down. Pressing the mouse button indicates to Java that an event was produced. Java creates an object from the definition of the class <text:span text:style-name="T62">MouseEvent</text:span><text:span text:style-name="T1">.</text:span> It is important to mention that the two interfaces, <text:span text:style-name="T62">MouseListener </text:span>and<text:span text:style-name="T62"> MouseMotionListener</text:span>, used in the <text:span text:style-name="T62">Diagram </text:span>class react to objects coming from the <text:span text:style-name="T62">MouseEvent</text:span> class.</text:p>
          </table:table-cell>
        </table:table-row>
      </table:table>
      <text:p text:style-name="P170"/>
      <table:table table:name="Table752" table:style-name="Table752">
        <table:table-column table:style-name="Table752.A"/>
        <table:table-column table:style-name="Table752.B"/>
        <table:table-row>
          <table:table-cell table:style-name="Table752.A1" office:value-type="string">
            <text:p text:style-name="P166"/>
          </table:table-cell>
          <table:table-cell table:style-name="Table752.A1" office:value-type="string">
            <text:p text:style-name="P166">First, it is the method <text:span text:style-name="T62">mousePressed </text:span>of the Java interface <text:span text:style-name="T62">MouseListener </text:span>that comes into play following a pressed click of the mouse. One of its instructions is as follows:</text:p>
          </table:table-cell>
        </table:table-row>
      </table:table>
      <text:p text:style-name="P170"/>
      <table:table table:name="Table753" table:style-name="Table753">
        <table:table-column table:style-name="Table753.A"/>
        <table:table-column table:style-name="Table753.B"/>
        <table:table-row>
          <table:table-cell table:style-name="Table753.A1" office:value-type="string">
            <text:p text:style-name="P166"/>
          </table:table-cell>
          <table:table-cell table:style-name="Table753.A1" office:value-type="string">
            <text:p text:style-name="P166"><text:span text:style-name="T70">276: mousePressed = e.getPoint(); <text:s/></text:span><text:span text:style-name="T62">// +</text:span></text:p>
          </table:table-cell>
        </table:table-row>
      </table:table>
      <text:p text:style-name="P170"/>
      <table:table table:name="Table754" table:style-name="Table754">
        <table:table-column table:style-name="Table754.A"/>
        <table:table-column table:style-name="Table754.B"/>
        <table:table-row>
          <table:table-cell table:style-name="Table754.A1" office:value-type="string">
            <text:p text:style-name="P166"/>
          </table:table-cell>
          <table:table-cell table:style-name="Table754.A1" office:value-type="string">
            <text:p text:style-name="P166">Note that the definition of the attribute <text:span text:style-name="T62">mousePressed </text:span>was previously done in line 197:</text:p>
          </table:table-cell>
        </table:table-row>
      </table:table>
      <text:p text:style-name="P170"/>
      <table:table table:name="Table755" table:style-name="Table755">
        <table:table-column table:style-name="Table755.A"/>
        <table:table-column table:style-name="Table755.B"/>
        <table:table-row>
          <table:table-cell table:style-name="Table755.A1" office:value-type="string">
            <text:p text:style-name="P166"/>
          </table:table-cell>
          <table:table-cell table:style-name="Table755.A1" office:value-type="string">
            <text:p text:style-name="P166"><text:span text:style-name="T48">197: </text:span><text:span text:style-name="T49">private</text:span><text:span text:style-name="T48"> Point mousePressed = </text:span></text:p>
            <text:p text:style-name="P166"><text:span text:style-name="T48"><text:s text:c="7"/></text:span><text:span text:style-name="T49">new</text:span><text:span text:style-name="T48"> Point(0, 0); <text:s/>// +</text:span></text:p>
          </table:table-cell>
        </table:table-row>
      </table:table>
      <text:p text:style-name="P170"/>
      <table:table table:name="Table756" table:style-name="Table756">
        <table:table-column table:style-name="Table756.A"/>
        <table:table-column table:style-name="Table756.B"/>
        <table:table-row>
          <table:table-cell table:style-name="Table756.A1" office:value-type="string">
            <text:p text:style-name="P166"/>
          </table:table-cell>
          <table:table-cell table:style-name="Table756.A1" office:value-type="string">
            <text:p text:style-name="P166">The instruction in line 276 saves the coordinates <text:span text:style-name="T62">x </text:span>and <text:span text:style-name="T62">y </text:span>located inside the box where we pressed clicked. Also note that the values of <text:span text:style-name="T62">x </text:span>and <text:span text:style-name="T62">y </text:span>are relative to the top left corner of <text:span text:style-name="T62">clickedBox </text:span>that corresponds to the point <text:span text:style-name="T62">x = 0</text:span> and <text:span text:style-name="T62">y = 0</text:span>.</text:p>
          </table:table-cell>
        </table:table-row>
      </table:table>
      <text:p text:style-name="P170"/>
      <table:table table:name="Table757" table:style-name="Table757">
        <table:table-column table:style-name="Table757.A"/>
        <table:table-column table:style-name="Table757.B"/>
        <table:table-row>
          <table:table-cell table:style-name="Table757.A1" office:value-type="string">
            <text:p text:style-name="P166"/>
          </table:table-cell>
          <table:table-cell table:style-name="Table757.A1" office:value-type="string">
            <text:p text:style-name="P166">Keeping the mouse button pressed followed by a slight displacement of the mouse allows Java to send the new object, similar to the one passed as a parameter to the <text:span text:style-name="T62">mousePressed</text:span> method, to the <text:span text:style-name="T62">mouseDragged </text:span>method of the <text:span text:style-name="T62">MouseMotionListener</text:span> Java interface<text:span text:style-name="T70">:</text:span></text:p>
          </table:table-cell>
        </table:table-row>
      </table:table>
      <text:p text:style-name="P170"/>
      <table:table table:name="Table758" table:style-name="Table758">
        <table:table-column table:style-name="Table758.A"/>
        <table:table-column table:style-name="Table758.B"/>
        <table:table-row>
          <table:table-cell table:style-name="Table758.A1" office:value-type="string">
            <text:p text:style-name="P166"/>
          </table:table-cell>
          <table:table-cell table:style-name="Table758.A1" office:value-type="string">
            <text:p text:style-name="P170"><text:span text:style-name="T48">286: </text:span><text:span text:style-name="T49">public void</text:span><text:span text:style-name="T48"> mouseDragged(MouseEvent e) {</text:span></text:p>
            <text:p text:style-name="P170"><text:span text:style-name="T48">287: <text:s text:c="2"/></text:span><text:span text:style-name="T49">if</text:span><text:span text:style-name="T48"> (e.getSource() </text:span><text:span text:style-name="T49">instanceof</text:span><text:span text:style-name="T48"> Box) {</text:span></text:p>
            <text:p text:style-name="P249">288: <text:s text:c="4"/>Box box = (Box) e.getSource();</text:p>
            <text:p text:style-name="P249">289: <text:s text:c="4"/>// box location (x, y) and size (r)</text:p>
            <text:p text:style-name="P249"><text:s text:c="9"/>// before the box has been dragged</text:p>
            <text:p text:style-name="P249">290: <text:s text:c="4"/>Rectangle r = box.getBounds();</text:p>
            <text:p text:style-name="P170"><text:span text:style-name="T48">291: <text:s text:c="4"/></text:span><text:span text:style-name="T49">int</text:span><text:span text:style-name="T48"> x = r.x + e.getX() –</text:span></text:p>
            <text:p text:style-name="P249"><text:s text:c="17"/>mousePressed.x;</text:p>
            <text:p text:style-name="P170"><text:span text:style-name="T48">292: <text:s text:c="4"/></text:span><text:span text:style-name="T49">int</text:span><text:span text:style-name="T48"> y = r.y + e.getY() – </text:span></text:p>
            <text:p text:style-name="P249"><text:s text:c="17"/>mousePressed.y;</text:p>
            <text:p text:style-name="P170"><text:span text:style-name="T48">293: <text:s text:c="4"/></text:span><text:span text:style-name="T49">if</text:span><text:span text:style-name="T48"> (x &lt; 0) x = 0;</text:span></text:p>
            <text:p text:style-name="P170"><text:span text:style-name="T48">294: <text:s text:c="4"/></text:span><text:span text:style-name="T49">if</text:span><text:span text:style-name="T48"> (y &lt; 0) y = 0;</text:span></text:p>
            <text:p text:style-name="P249">295: <text:s text:c="4"/>box.setLocation(x, y);</text:p>
            <text:p text:style-name="P249">296: <text:s text:c="2"/>}</text:p>
            <text:p text:style-name="P250">297: }</text:p>
          </table:table-cell>
        </table:table-row>
      </table:table>
      <text:p text:style-name="P170"/>
      <table:table table:name="Table759" table:style-name="Table759">
        <table:table-column table:style-name="Table759.A"/>
        <table:table-column table:style-name="Table759.B"/>
        <table:table-row>
          <table:table-cell table:style-name="Table759.A1" office:value-type="string">
            <text:p text:style-name="P166"/>
          </table:table-cell>
          <table:table-cell table:style-name="Table759.A1" office:value-type="string">
            <text:p text:style-name="P166">Line 287 allows first of all to verify if the selected object corresponds to an instance of the class <text:span text:style-name="T62">Box </text:span>and not to an instance of, for example, the class <text:span text:style-name="T62">Diagram</text:span>.</text:p>
          </table:table-cell>
        </table:table-row>
      </table:table>
      <text:p text:style-name="P170"/>
      <table:table table:name="Table760" table:style-name="Table760">
        <table:table-column table:style-name="Table760.A"/>
        <table:table-column table:style-name="Table760.B"/>
        <table:table-row>
          <table:table-cell table:style-name="Table760.A1" office:value-type="string">
            <text:p text:style-name="P166"/>
          </table:table-cell>
          <table:table-cell table:style-name="Table760.A1" office:value-type="string">
            <text:p text:style-name="P166">In line 288, we make a copy of the reference to the event source object. Note that obtaining the reference is important since it is this reference that will permit us to obtain the characteristics of the object in question before proceeding to its displacement.</text:p>
          </table:table-cell>
        </table:table-row>
      </table:table>
      <text:p text:style-name="P170"/>
      <table:table table:name="Table761" table:style-name="Table761">
        <table:table-column table:style-name="Table761.A"/>
        <table:table-column table:style-name="Table761.B"/>
        <table:table-row>
          <table:table-cell table:style-name="Table761.A1" office:value-type="string">
            <text:p text:style-name="P166"/>
          </table:table-cell>
          <table:table-cell table:style-name="Table761.A1" office:value-type="string">
            <text:p text:style-name="P166">In line 290, we save the values of the size and the location of the box before proceeding with its displacement in the <text:span text:style-name="T62">diagram</text:span>. Afterwards, lines 291 and 292 calculate the new coordinates <text:span text:style-name="T62">x </text:span>and <text:span text:style-name="T62">y </text:span>of the box.</text:p>
          </table:table-cell>
        </table:table-row>
      </table:table>
      <text:p text:style-name="P166"/>
      <table:table table:name="Table762" table:style-name="Table762">
        <table:table-column table:style-name="Table762.A"/>
        <table:table-column table:style-name="Table762.B"/>
        <table:table-row>
          <table:table-cell table:style-name="Table762.A1" office:value-type="string">
            <text:p text:style-name="P166"/>
          </table:table-cell>
          <table:table-cell table:style-name="Table762.A1" office:value-type="string">
            <text:p text:style-name="P166">Here is an example of a situation in which a box is located at the position (130, 450) relative to the top left corner of the <text:span text:style-name="T62">diagram</text:span> panel. A pressed click of the mouse is performed on the box at a position of (10, 40) relative to the top left corner. A displacement of the mouse is done corresponding to 50 graphical points to the right (on the <text:span text:style-name="T62">x</text:span>-axis). Here is the calculation of the value of <text:span text:style-name="T62">x</text:span><text:span text:style-name="T70">:</text:span></text:p>
          </table:table-cell>
        </table:table-row>
      </table:table>
      <text:p text:style-name="P166"/>
      <table:table table:name="Table763" table:style-name="Table763">
        <table:table-column table:style-name="Table763.A"/>
        <table:table-column table:style-name="Table763.B"/>
        <table:table-row>
          <table:table-cell table:style-name="Table763.A1" office:value-type="string">
            <text:p text:style-name="P166"/>
          </table:table-cell>
          <table:table-cell table:style-name="Table763.A1" office:value-type="string">
            <text:p text:style-name="P198">x = 130 + 50 – 10 = 170</text:p>
          </table:table-cell>
        </table:table-row>
      </table:table>
      <text:p text:style-name="P166"/>
      <table:table table:name="Table764" table:style-name="Table764">
        <table:table-column table:style-name="Table764.A"/>
        <table:table-column table:style-name="Table764.B"/>
        <table:table-row>
          <table:table-cell table:style-name="Table764.A1" office:value-type="string">
            <text:p text:style-name="P166"/>
          </table:table-cell>
          <table:table-cell table:style-name="Table764.A1" office:value-type="string">
            <text:p text:style-name="P166">In reality, the method <text:span text:style-name="T62">mouseDragged </text:span>is executed several times per second in order to give, in the end, the result associated to the variable <text:span text:style-name="T62">x </text:span>of our example. The calculation of <text:span text:style-name="T62">e.getX()</text:span><text:span text:style-name="T70"> </text:span>must be performed several times in order to be able to constantly redisplay the box, so that the user has the impression that it is a single displacement instead of successive displacements interspersed with as many redisplays of the box.</text:p>
          </table:table-cell>
        </table:table-row>
      </table:table>
      <text:p text:style-name="P166"/>
      <table:table table:name="Table765" table:style-name="Table765">
        <table:table-column table:style-name="Table765.A"/>
        <table:table-column table:style-name="Table765.B"/>
        <table:table-row>
          <table:table-cell table:style-name="Table765.A1" office:value-type="string">
            <text:p text:style-name="P166"/>
          </table:table-cell>
          <table:table-cell table:style-name="Table765.A1" office:value-type="string">
            <text:p text:style-name="P166">When the mouse cursor is placed outside the diagram (left and top only) and, the values of <text:span text:style-name="T62">x</text:span><text:span text:style-name="T70"> </text:span>or <text:span text:style-name="T62">y</text:span><text:span text:style-name="T70"> </text:span>can assume negative values. If this is the case, these values are brought back to zero by way of the instructions in lines 293 and 294.</text:p>
          </table:table-cell>
        </table:table-row>
      </table:table>
      <text:p text:style-name="P166"/>
      <table:table table:name="Table766" table:style-name="Table766">
        <table:table-column table:style-name="Table766.A"/>
        <table:table-column table:style-name="Table766.B"/>
        <table:table-row>
          <table:table-cell table:style-name="Table766.A1" office:value-type="string">
            <text:p text:style-name="P166"/>
          </table:table-cell>
          <table:table-cell table:style-name="Table766.A1" office:value-type="string">
            <text:p text:style-name="P166">Once the calculation of the new position of the box is terminated, the instruction on line 295 finally saves its new location, which in turn changes the box placement in the diagram.</text:p>
          </table:table-cell>
        </table:table-row>
      </table:table>
      <text:p text:style-name="P170"/>
      <text:p text:style-name="P170"/>
      <table:table table:name="Table767" table:style-name="Table767">
        <table:table-column table:style-name="Table767.A"/>
        <table:table-row>
          <table:table-cell table:style-name="Table767.A1" office:value-type="string">
            <text:p text:style-name="P201"/>
          </table:table-cell>
        </table:table-row>
      </table:table>
      <text:h text:style-name="P228" text:outline-level="2"><text:span text:style-name="T24">MouseMoved </text:span><text:span text:style-name="T73">Method</text:span></text:h>
      <text:p text:style-name="P166"/>
      <table:table table:name="Table768" table:style-name="Table768">
        <table:table-column table:style-name="Table768.A"/>
        <table:table-column table:style-name="Table768.B"/>
        <table:table-row>
          <table:table-cell table:style-name="Table768.A1" office:value-type="string">
            <text:p text:style-name="P166"/>
          </table:table-cell>
          <table:table-cell table:style-name="Table768.A1" office:value-type="string">
            <text:p text:style-name="P166">The <text:span text:style-name="T62">mouseMoved </text:span>method constitutes the second method that is part of the specifications of the <text:span text:style-name="T62">MouseMotionListener</text:span> interface<text:span text:style-name="T70">.</text:span> The example presented in this chapter does not contain any code associated to the <text:span text:style-name="T62">mouseMoved</text:span> method:</text:p>
          </table:table-cell>
        </table:table-row>
      </table:table>
      <text:p text:style-name="P170"/>
      <table:table table:name="Table769" table:style-name="Table769">
        <table:table-column table:style-name="Table769.A"/>
        <table:table-column table:style-name="Table769.B"/>
        <table:table-row>
          <table:table-cell table:style-name="Table769.A1" office:value-type="string">
            <text:p text:style-name="P166"/>
          </table:table-cell>
          <table:table-cell table:style-name="Table769.A1" office:value-type="string">
            <text:p text:style-name="P166"><text:span text:style-name="T70">299: </text:span><text:span text:style-name="T71">public void</text:span><text:span text:style-name="T70"> mouseMoved(MouseEvent e) {}</text:span></text:p>
          </table:table-cell>
        </table:table-row>
      </table:table>
      <text:p text:style-name="P170"/>
      <table:table table:name="Table770" table:style-name="Table770">
        <table:table-column table:style-name="Table770.A"/>
        <table:table-column table:style-name="Table770.B"/>
        <table:table-row>
          <table:table-cell table:style-name="Table770.A1" office:value-type="string">
            <text:p text:style-name="P166"/>
          </table:table-cell>
          <table:table-cell table:style-name="Table770.A1" office:value-type="string">
            <text:p text:style-name="P166">Nevertheless, we wish to mention that this method possesses characteristics of execution that greatly resembles those of the <text:span text:style-name="T62">mouseDragged</text:span> method. In the case of <text:span text:style-name="T62">mouseMoved</text:span>, simply place the mouse cursor in the space occupied by the object so that the method is executed. Therefore, the user does not need to press the mouse button as with the <text:span text:style-name="T62">mouseDragged</text:span> method.</text:p>
          </table:table-cell>
        </table:table-row>
      </table:table>
      <text:p text:style-name="P243"/>
      <text:p text:style-name="P243"/>
      <text:p text:style-name="P15"/>
      <table:table table:name="Table771" table:style-name="Table771">
        <table:table-column table:style-name="Table771.A"/>
        <table:table-column table:style-name="Table771.B"/>
        <table:table-row>
          <table:table-cell table:style-name="Table771.A1" office:value-type="string">
            <text:h text:style-name="P67" text:outline-level="1">CHAPTER</text:h>
            <text:h text:style-name="P68" text:outline-level="1"><text:span text:style-name="T89"><text:s text:c="3"/></text:span><text:span text:style-name="T22">8 <text:s text:c="2"/></text:span></text:h>
            <text:p text:style-name="Standard"/>
          </table:table-cell>
          <table:table-cell table:style-name="Table771.A1" office:value-type="string">
            <text:h text:style-name="P70" text:outline-level="1"><text:s text:c="73"/></text:h>
            <text:p text:style-name="Standard"/>
            <text:h text:style-name="P259" text:outline-level="1">Tool Bar</text:h>
            <text:h text:style-name="P72" text:outline-level="1"/>
            <text:p text:style-name="Standard"/>
            <text:p text:style-name="P260">During the design of graphical user interfaces, it is important to make a distinction between creating objects and using them. In order to represent this with an example, we have defined a tool bar that allows you to work according to one of the two modes below:</text:p>
            <text:p text:style-name="P261"/>
            <text:p text:style-name="Standard"><text:span text:style-name="T26">1-<text:tab/>The </text:span><text:span text:style-name="T7">"</text:span><text:span text:style-name="T26">selection</text:span><text:span text:style-name="T7">"</text:span><text:span text:style-name="T26"> mode (hand image)</text:span></text:p>
            <text:p text:style-name="P260"/>
            <text:p text:style-name="P262"><text:span text:style-name="T26">2-<text:tab/>The </text:span><text:span text:style-name="T7">"</text:span><text:span text:style-name="T26">add</text:span><text:span text:style-name="T7">"</text:span><text:span text:style-name="T26"> mode (box image)</text:span></text:p>
          </table:table-cell>
        </table:table-row>
      </table:table>
      <text:p text:style-name="P166"/>
      <table:table table:name="Table772" table:style-name="Table772">
        <table:table-column table:style-name="Table772.A"/>
        <table:table-column table:style-name="Table772.B"/>
        <table:table-row>
          <table:table-cell table:style-name="Table772.A1" office:value-type="string">
            <text:p text:style-name="P166"/>
          </table:table-cell>
          <table:table-cell table:style-name="Table772.A1" office:value-type="string">
            <text:p text:style-name="P260">In the "add" mode, that is, when a user clicks on the box image in the tool bar, he can add as many boxes as he wants anywhere in the diagram with a simple click of the mouse.</text:p>
          </table:table-cell>
        </table:table-row>
      </table:table>
      <text:p text:style-name="P166"/>
      <table:table table:name="Table773" table:style-name="Table773">
        <table:table-column table:style-name="Table773.A"/>
        <table:table-column table:style-name="Table773.B"/>
        <table:table-row>
          <table:table-cell table:style-name="Table773.A1" office:value-type="string">
            <text:p text:style-name="P166"/>
            <text:p text:style-name="Standard"/>
            <text:p text:style-name="Standard"/>
            <text:p text:style-name="Standard"/>
            <text:p text:style-name="Standard"/>
          </table:table-cell>
          <table:table-cell table:style-name="Table773.A1" office:value-type="string">
            <text:p text:style-name="P166"><text:span text:style-name="T26">In the other available mode, that is, when a user clicks on the hand image in the tool bar, he can move any box in the diagram to a destination of his choice. He can also reverse the "state" of selection of a box with a click of the mouse on the box. In addition, when the mouse is clicked on the diagram background and not on a box, all the boxes are </text:span><text:span text:style-name="T7">"</text:span><text:span text:style-name="T26">deselected</text:span><text:span text:style-name="T7">"</text:span><text:span text:style-name="T26">.</text:span></text:p>
          </table:table-cell>
        </table:table-row>
      </table:table>
      <text:p text:style-name="P166"/>
      <table:table table:name="Table774" table:style-name="Table774">
        <table:table-column table:style-name="Table774.A"/>
        <table:table-column table:style-name="Table774.B"/>
        <table:table-row>
          <table:table-cell table:style-name="Table774.A1" office:value-type="string">
            <text:p text:style-name="P166"/>
          </table:table-cell>
          <table:table-cell table:style-name="Table774.A1" office:value-type="string">
            <text:p text:style-name="P260">Of course, the two modes of the tool bar are mutually exclusive. </text:p>
          </table:table-cell>
        </table:table-row>
      </table:table>
      <text:p text:style-name="P263"/>
      <table:table table:name="Table775" table:style-name="Table775">
        <table:table-column table:style-name="Table775.A"/>
        <table:table-column table:style-name="Table775.B"/>
        <table:table-row>
          <table:table-cell table:style-name="Table775.A1" office:value-type="string">
            <text:p text:style-name="P166"/>
          </table:table-cell>
          <table:table-cell table:style-name="Table775.A1" office:value-type="string">
            <text:p text:style-name="P260">Note that the functionalities offered by the menu bar do not take into consideration the mode in which the graphical user interface is found.</text:p>
          </table:table-cell>
        </table:table-row>
      </table:table>
      <text:p text:style-name="P166"/>
      <table:table table:name="Table776" table:style-name="Table776">
        <table:table-column table:style-name="Table776.A"/>
        <table:table-column table:style-name="Table776.B"/>
        <table:table-row>
          <table:table-cell table:style-name="Table776.A1" office:value-type="string">
            <text:p text:style-name="P166"/>
          </table:table-cell>
          <table:table-cell table:style-name="Table776.A1" office:value-type="string">
            <text:p text:style-name="P260">Concerning the tool bar images, we had to place the icons of the tool bar in an appropriate area of the computer's external memory. Consequently, knowing that applications can be eventually moved to another machine or in another directory on the same machine, it seems important to show how to develop such systems without having to control directory paths within the programming. Rather, it is from the file that served to launch the application (or applet) that the system should dynamically establish the physical location of the other files, such as those used to display the icons of the tool bar in our example.</text:p>
          </table:table-cell>
        </table:table-row>
      </table:table>
      <text:p text:style-name="P166"/>
      <text:p text:style-name="P204"/>
      <table:table table:name="Table777" table:style-name="Table777">
        <table:table-column table:style-name="Table777.A"/>
        <table:table-row>
          <table:table-cell table:style-name="Table777.A1" office:value-type="string">
            <text:p text:style-name="P170"/>
          </table:table-cell>
        </table:table-row>
      </table:table>
      <text:h text:style-name="P264" text:outline-level="3">Specification and Creation of the Toolbar</text:h>
      <text:p text:style-name="P166"/>
      <table:table table:name="Table778" table:style-name="Table778">
        <table:table-column table:style-name="Table778.A"/>
        <table:table-column table:style-name="Table778.B"/>
        <table:table-row>
          <table:table-cell table:style-name="Table778.A1" office:value-type="string">
            <text:p text:style-name="P166"/>
          </table:table-cell>
          <table:table-cell table:style-name="Table778.A1" office:value-type="string">
            <text:p text:style-name="P166">The header of the new class <text:span text:style-name="T28">AppToolBar</text:span><text:span text:style-name="T33"> </text:span>in line 195</text:p>
          </table:table-cell>
        </table:table-row>
      </table:table>
      <text:p text:style-name="P166"/>
      <table:table table:name="Table779" table:style-name="Table779">
        <table:table-column table:style-name="Table779.A"/>
        <table:table-column table:style-name="Table779.B"/>
        <table:table-row>
          <table:table-cell table:style-name="Table779.A1" office:value-type="string">
            <text:p text:style-name="P166"/>
          </table:table-cell>
          <table:table-cell table:style-name="Table779.A1" office:value-type="string">
            <text:p text:style-name="P170"><text:span text:style-name="T33">195: </text:span><text:span text:style-name="T39">public class</text:span><text:span text:style-name="T33"> AppToolBar </text:span><text:span text:style-name="T39">extends</text:span><text:span text:style-name="T33"> JToolBar </text:span></text:p>
            <text:p text:style-name="P170"><text:span text:style-name="T33"><text:s text:c="7"/></text:span><text:span text:style-name="T39">implements</text:span><text:span text:style-name="T33"> ActionListener {</text:span></text:p>
          </table:table-cell>
        </table:table-row>
      </table:table>
      <text:p text:style-name="P166"/>
      <table:table table:name="Table780" table:style-name="Table780">
        <table:table-column table:style-name="Table780.A"/>
        <table:table-column table:style-name="Table780.B"/>
        <table:table-row>
          <table:table-cell table:style-name="Table780.A1" office:value-type="string">
            <text:p text:style-name="P166"/>
          </table:table-cell>
          <table:table-cell table:style-name="Table780.A1" office:value-type="string">
            <text:p text:style-name="P166">implements the interface <text:span text:style-name="T28">ActionListener</text:span>.</text:p>
          </table:table-cell>
        </table:table-row>
      </table:table>
      <text:p text:style-name="P166"/>
      <table:table table:name="Table781" table:style-name="Table781">
        <table:table-column table:style-name="Table781.A"/>
        <table:table-column table:style-name="Table781.B"/>
        <table:table-row>
          <table:table-cell table:style-name="Table781.A1" office:value-type="string">
            <text:p text:style-name="P265">Interface ActionListener: </text:p>
            <text:p text:style-name="P211">Only one method <text:span text:style-name="T35">actionPerformed</text:span>.</text:p>
          </table:table-cell>
          <table:table-cell table:style-name="Table781.A1" office:value-type="string">
            <text:p text:style-name="P166">As we have already seen in the previous chapter, the <text:span text:style-name="T28">ActionListener</text:span> interface<text:span text:style-name="T29">,</text:span><text:span text:style-name="T33"> </text:span>by way of its only method <text:span text:style-name="T28">actionPerformed</text:span><text:span text:style-name="T29">,</text:span><text:span text:style-name="T33"> </text:span>efficiently controls the event activity.</text:p>
          </table:table-cell>
        </table:table-row>
      </table:table>
      <text:p text:style-name="P170"/>
      <text:p text:style-name="P170"/>
      <table:table table:name="Table782" table:style-name="Table782">
        <table:table-column table:style-name="Table782.A"/>
        <table:table-row>
          <table:table-cell table:style-name="Table782.A1" office:value-type="string">
            <text:p text:style-name="P266"/>
          </table:table-cell>
        </table:table-row>
      </table:table>
      <text:h text:style-name="P267" text:outline-level="2">Definition and Relationship of the Components with the Tool Bar</text:h>
      <text:p text:style-name="P166"/>
      <table:table table:name="Table783" table:style-name="Table783">
        <table:table-column table:style-name="Table783.A"/>
        <table:table-column table:style-name="Table783.B"/>
        <table:table-row>
          <table:table-cell table:style-name="Table783.A1" office:value-type="string">
            <text:p text:style-name="P166"/>
          </table:table-cell>
          <table:table-cell table:style-name="Table783.A1" office:value-type="string">
            <text:p text:style-name="P166">In concrete fashion, we want one of the buttons available in the tool bar to trigger an event. The definition of the buttons is as follows:</text:p>
          </table:table-cell>
        </table:table-row>
      </table:table>
      <text:p text:style-name="P166"/>
      <table:table table:name="Table784" table:style-name="Table784">
        <table:table-column table:style-name="Table784.A"/>
        <table:table-column table:style-name="Table784.B"/>
        <table:table-row>
          <table:table-cell table:style-name="Table784.A1" office:value-type="string">
            <text:p text:style-name="P166"/>
          </table:table-cell>
          <table:table-cell table:style-name="Table784.A1" office:value-type="string">
            <text:p text:style-name="P170"><text:span text:style-name="T33">203: </text:span><text:span text:style-name="T39">private</text:span><text:span text:style-name="T33"> JButton selectButton = </text:span><text:span text:style-name="T39">new</text:span><text:span text:style-name="T33"> </text:span></text:p>
            <text:p text:style-name="P268"><text:s text:c="6"/>JButton(this.getImageIcon(SELECT_IMAGE));</text:p>
            <text:p text:style-name="P170"><text:span text:style-name="T33">204: </text:span><text:span text:style-name="T39">private </text:span><text:span text:style-name="T33">JButton boxButton <text:s text:c="3"/>= </text:span><text:span text:style-name="T39">new</text:span><text:span text:style-name="T33"> </text:span></text:p>
            <text:p text:style-name="P268"><text:s text:c="6"/>JButton(this.getImageIcon(BOX_IMAGE));</text:p>
          </table:table-cell>
        </table:table-row>
      </table:table>
      <text:p text:style-name="P166"/>
      <table:table table:name="Table785" table:style-name="Table785">
        <table:table-column table:style-name="Table785.A"/>
        <table:table-column table:style-name="Table785.B"/>
        <table:table-row>
          <table:table-cell table:style-name="Table785.A1" office:value-type="string">
            <text:p text:style-name="P166"/>
          </table:table-cell>
          <table:table-cell table:style-name="Table785.A1" office:value-type="string">
            <text:p text:style-name="P166">When constructing the buttons, we would like an image to be associated to each one. These images come from special files such as, for example, "<text:span text:style-name="T28">gif</text:span>" files. In our example, these are placed in a subdirectory called "<text:span text:style-name="T28">images</text:span>" under <text:span text:style-name="T34">classes/mb/config</text:span>. The file name as well as the lowest level directory are defined in the constants <text:span text:style-name="T28">SELECT_IMAGE</text:span> and <text:span text:style-name="T28">BOX_IMAGE </text:span>below:</text:p>
          </table:table-cell>
        </table:table-row>
      </table:table>
      <text:p text:style-name="P166"/>
      <table:table table:name="Table786" table:style-name="Table786">
        <table:table-column table:style-name="Table786.A"/>
        <table:table-column table:style-name="Table786.B"/>
        <table:table-row>
          <table:table-cell table:style-name="Table786.A1" office:value-type="string">
            <text:p text:style-name="P166"/>
          </table:table-cell>
          <table:table-cell table:style-name="Table786.A1" office:value-type="string">
            <text:p text:style-name="P170"><text:span text:style-name="T33">200: <text:s text:c="2"/></text:span><text:span text:style-name="T39">private static final</text:span><text:span text:style-name="T33"> String </text:span></text:p>
            <text:p text:style-name="P268"><text:s text:c="9"/>SELECT_IMAGE = </text:p>
            <text:p text:style-name="P268"><text:s text:c="9"/>"images/selectButton.gif";</text:p>
            <text:p text:style-name="P170"><text:span text:style-name="T33">201: <text:s text:c="2"/></text:span><text:span text:style-name="T39">private static final</text:span><text:span text:style-name="T33"> String </text:span></text:p>
            <text:p text:style-name="P268"><text:s text:c="9"/>BOX_IMAGE <text:s text:c="3"/>= </text:p>
            <text:p text:style-name="P268"><text:s text:c="9"/>"images/boxButton.gif";</text:p>
          </table:table-cell>
        </table:table-row>
      </table:table>
      <text:p text:style-name="P166"/>
      <table:table table:name="Table787" table:style-name="Table787">
        <table:table-column table:style-name="Table787.A"/>
        <table:table-column table:style-name="Table787.B"/>
        <table:table-row>
          <table:table-cell table:style-name="Table787.A1" office:value-type="string">
            <text:p text:style-name="P166"/>
          </table:table-cell>
          <table:table-cell table:style-name="Table787.A1" office:value-type="string">
            <text:p text:style-name="P166">The following code shows the general structure adopted in the example presented in this chapter.</text:p>
          </table:table-cell>
        </table:table-row>
      </table:table>
      <text:p text:style-name="P166"/>
      <text:p text:style-name="P226"/>
      <table:table table:name="Table788" table:style-name="Table788">
        <table:table-column table:style-name="Table788.A"/>
        <table:table-column table:style-name="Table788.B"/>
        <table:table-row>
          <table:table-cell table:style-name="Table788.A1" office:value-type="string">
            <text:p text:style-name="P166"/>
          </table:table-cell>
          <table:table-cell table:style-name="Table788.A1" office:value-type="string">
            <text:p text:style-name="P269">- magicBoxes</text:p>
            <text:p text:style-name="P269"><text:s text:c="2"/>- code</text:p>
            <text:p text:style-name="P270"><text:span text:style-name="T33"><text:s text:c="4"/></text:span><text:span text:style-name="T28">- </text:span><text:span text:style-name="T90">ch08</text:span></text:p>
            <text:p text:style-name="P170"><text:span text:style-name="T91"></text:span><text:span text:style-name="T33">src</text:span></text:p>
            <text:p text:style-name="P269"><text:s text:c="7"/>- mb</text:p>
            <text:p text:style-name="P170"><text:span text:style-name="T91"></text:span><text:span text:style-name="T33">App.java</text:span></text:p>
            <text:p text:style-name="P269"><text:s text:c="9"/>- view</text:p>
            <text:p text:style-name="P170"><text:span text:style-name="T91"></text:span><text:span text:style-name="T33">AppFrame.java</text:span></text:p>
            <text:p text:style-name="P170"><text:span text:style-name="T91"></text:span><text:span text:style-name="T33">AppMenu.java</text:span></text:p>
            <text:p text:style-name="P170"><text:span text:style-name="T91"></text:span><text:span text:style-name="T33">AppToolBar.java</text:span></text:p>
            <text:p text:style-name="P269"><text:s text:c="9"/>- model</text:p>
            <text:p text:style-name="P170"><text:span text:style-name="T91"></text:span><text:span text:style-name="T33">Box.java</text:span></text:p>
            <text:p text:style-name="P170"><text:span text:style-name="T91"></text:span><text:span text:style-name="T33">Diagram.java</text:span></text:p>
            <text:p text:style-name="P269"><text:s text:c="6"/>- classes</text:p>
            <text:p text:style-name="P269"><text:s text:c="8"/>- mb</text:p>
            <text:p text:style-name="P170"><text:span text:style-name="T91"></text:span><text:span text:style-name="T33">App.class</text:span></text:p>
            <text:p text:style-name="P269"><text:s text:c="10"/>- view</text:p>
            <text:p text:style-name="P170"><text:span text:style-name="T91"></text:span><text:span text:style-name="T33">AppFrame.class</text:span></text:p>
            <text:p text:style-name="P170"><text:span text:style-name="T91"></text:span><text:span text:style-name="T33">AppMenu.class</text:span></text:p>
            <text:p text:style-name="P170"><text:span text:style-name="T91"></text:span><text:span text:style-name="T33">AppToolBar.class</text:span></text:p>
            <text:p text:style-name="P269"><text:s text:c="12"/>- images</text:p>
            <text:p text:style-name="P170"><text:span text:style-name="T91"></text:span><text:span text:style-name="T33">selectButton.gif</text:span></text:p>
            <text:p text:style-name="P170"><text:span text:style-name="T91"></text:span><text:span text:style-name="T33">boxButton.gif</text:span></text:p>
            <text:p text:style-name="P269"><text:s text:c="10"/>- model</text:p>
            <text:p text:style-name="P170"><text:span text:style-name="T91"></text:span><text:span text:style-name="T33">Box.class</text:span></text:p>
            <text:p text:style-name="P170"><text:span text:style-name="T91"></text:span><text:span text:style-name="T33">Diagram.class</text:span></text:p>
          </table:table-cell>
        </table:table-row>
      </table:table>
      <text:p text:style-name="P170"/>
      <table:table table:name="Table789" table:style-name="Table789">
        <table:table-column table:style-name="Table789.A"/>
        <table:table-column table:style-name="Table789.B"/>
        <table:table-row>
          <table:table-cell table:style-name="Table789.A1" office:value-type="string">
            <text:p text:style-name="P170"/>
          </table:table-cell>
          <table:table-cell table:style-name="Table789.A1" office:value-type="string">
            <text:p text:style-name="P176">This structures shows, among other things, that the compiled files (<text:span text:style-name="T35">.</text:span><text:span text:style-name="T28">class</text:span>) are found below the <text:span text:style-name="T28">classes</text:span> directory<text:span text:style-name="T29">.</text:span> From this directory, we find the same subdirectory structure as used by the source files (<text:span text:style-name="T35">.</text:span><text:span text:style-name="T28">java</text:span>) starting with the <text:span text:style-name="T28">src</text:span><text:span text:style-name="T29"> </text:span>directory .</text:p>
          </table:table-cell>
        </table:table-row>
      </table:table>
      <text:p text:style-name="P170"/>
      <table:table table:name="Table790" table:style-name="Table790">
        <table:table-column table:style-name="Table790.A"/>
        <table:table-column table:style-name="Table790.B"/>
        <table:table-row>
          <table:table-cell table:style-name="Table790.A1" office:value-type="string">
            <text:p text:style-name="P170"/>
          </table:table-cell>
          <table:table-cell table:style-name="Table790.A1" office:value-type="string">
            <text:p text:style-name="P176">On line 203 previously shown, we saw that the definition of the button <text:span text:style-name="T28">selectButton </text:span>called the <text:span text:style-name="T28">getImageIcon </text:span>method below:</text:p>
          </table:table-cell>
        </table:table-row>
      </table:table>
      <text:p text:style-name="P170"/>
      <table:table table:name="Table791" table:style-name="Table791">
        <table:table-column table:style-name="Table791.A"/>
        <table:table-column table:style-name="Table791.B"/>
        <table:table-row>
          <table:table-cell table:style-name="Table791.A1" office:value-type="string">
            <text:p text:style-name="P170"/>
          </table:table-cell>
          <table:table-cell table:style-name="Table791.A1" office:value-type="string">
            <text:p text:style-name="P170"><text:span text:style-name="T33">237: </text:span><text:span text:style-name="T39">private </text:span><text:span text:style-name="T33">ImageIcon getImageIcon(</text:span></text:p>
            <text:p text:style-name="P268"><text:s text:c="7"/>String anImage) {</text:p>
            <text:p text:style-name="P170"><text:span text:style-name="T33">238: </text:span><text:span text:style-name="T39"><text:s text:c="2"/></text:span><text:span text:style-name="T33">URL url = </text:span></text:p>
            <text:p text:style-name="P268"><text:s text:c="9"/>this.getClass().getResource(anImage);</text:p>
            <text:p text:style-name="P268">239: <text:s text:c="2"/>ImageIcon imageIcon = </text:p>
            <text:p text:style-name="P170"><text:span text:style-name="T33"><text:s text:c="9"/></text:span><text:span text:style-name="T39">new</text:span><text:span text:style-name="T33"> ImageIcon(url);</text:span></text:p>
            <text:p text:style-name="P170"><text:span text:style-name="T33">240: <text:s text:c="2"/></text:span><text:span text:style-name="T39">return</text:span><text:span text:style-name="T33"> imageIcon;</text:span></text:p>
            <text:p text:style-name="P268">241: }</text:p>
          </table:table-cell>
        </table:table-row>
      </table:table>
      <text:p text:style-name="P170"/>
      <table:table table:name="Table792" table:style-name="Table792">
        <table:table-column table:style-name="Table792.A"/>
        <table:table-column table:style-name="Table792.B"/>
        <table:table-row>
          <table:table-cell table:style-name="Table792.A1" office:value-type="string">
            <text:p text:style-name="P170"/>
          </table:table-cell>
          <table:table-cell table:style-name="Table792.A1" office:value-type="string">
            <text:p text:style-name="P176">It is this method that obtains the real reference to an image resource that can be used by a Java development tool or as a web resource. In our example, as we have already mentioned, this resource corresponds to a "<text:span text:style-name="T28">gif</text:span>" file. </text:p>
          </table:table-cell>
        </table:table-row>
      </table:table>
      <text:p text:style-name="P170"/>
      <table:table table:name="Table793" table:style-name="Table793">
        <table:table-column table:style-name="Table793.A"/>
        <table:table-column table:style-name="Table793.B"/>
        <table:table-row>
          <table:table-cell table:style-name="Table793.A1" office:value-type="string">
            <text:p text:style-name="P170"/>
          </table:table-cell>
          <table:table-cell table:style-name="Table793.A1" office:value-type="string">
            <text:p text:style-name="P176">Since the method <text:span text:style-name="T28">getImageIcon </text:span>in line 203 uses as parameter the local directory path contained in the constant <text:span text:style-name="T28">SELECT_IMAGE</text:span><text:span text:style-name="T29">,</text:span> this way of proceeding forces us to place the folder "<text:span text:style-name="T28">images</text:span>" in the same folder (<text:span text:style-name="T28">view</text:span>) where the defining class of the method <text:span text:style-name="T28">getImageIcon </text:span>is located<text:span text:style-name="T29">,</text:span> that is, the class <text:span text:style-name="T28">AppToolBar</text:span><text:span text:style-name="T29">.</text:span></text:p>
          </table:table-cell>
        </table:table-row>
      </table:table>
      <text:p text:style-name="P170"/>
      <table:table table:name="Table794" table:style-name="Table794">
        <table:table-column table:style-name="Table794.A"/>
        <table:table-column table:style-name="Table794.B"/>
        <table:table-row>
          <table:table-cell table:style-name="Table794.A1" office:value-type="string">
            <text:p text:style-name="P170"/>
          </table:table-cell>
          <table:table-cell table:style-name="Table794.A1" office:value-type="string">
            <text:p text:style-name="P176">With this approach, any file used by the application can be dynamically located even if the application is moved to another computer or to another physical location on the same computer. In effect, it is the directory <text:span text:style-name="T28">classes </text:span>that serves as the base directory of the application. The displacement of this<text:span text:style-name="T28"> </text:span>directory has no effect on the execution of the application, regardless of whether the execution is launched from a development tool or from an Internet browser, as long as the folder "<text:span text:style-name="T28">images</text:span>" remains inside the <text:span text:style-name="T28">mb/view</text:span> folder<text:span text:style-name="T29">.</text:span></text:p>
          </table:table-cell>
        </table:table-row>
      </table:table>
      <text:p text:style-name="P170"/>
      <table:table table:name="Table795" table:style-name="Table795">
        <table:table-column table:style-name="Table795.A"/>
        <table:table-column table:style-name="Table795.B"/>
        <table:table-row>
          <table:table-cell table:style-name="Table795.A1" office:value-type="string">
            <text:p text:style-name="P170"/>
          </table:table-cell>
          <table:table-cell table:style-name="Table795.A1" office:value-type="string">
            <text:p text:style-name="P176">Two local variables are used within the method <text:span text:style-name="T28">getImageIcon</text:span>, <text:span text:style-name="T28">url </text:span>and <text:span text:style-name="T28">imageIcon</text:span><text:span text:style-name="T29">.</text:span> First, line 238 obtains the directory path of the file "<text:span text:style-name="T28">gif</text:span>". The method <text:span text:style-name="T28">getClass </text:span>obtains the directory path up to the class used to create the object <text:span text:style-name="T28">this </text:span>(<text:span text:style-name="T28">appToolBar</text:span>). In concrete terms, it is the following directory path:</text:p>
          </table:table-cell>
        </table:table-row>
      </table:table>
      <text:p text:style-name="P170"/>
      <table:table table:name="Table796" table:style-name="Table796">
        <table:table-column table:style-name="Table796.A"/>
        <table:table-column table:style-name="Table796.B"/>
        <table:table-row>
          <table:table-cell table:style-name="Table796.A1" office:value-type="string">
            <text:p text:style-name="P170"/>
          </table:table-cell>
          <table:table-cell table:style-name="Table796.A1" office:value-type="string">
            <text:p text:style-name="P271">…/magicBoxes/code/ch08/classes/mb/view/</text:p>
          </table:table-cell>
        </table:table-row>
      </table:table>
      <text:p text:style-name="P170"/>
      <table:table table:name="Table797" table:style-name="Table797">
        <table:table-column table:style-name="Table797.A"/>
        <table:table-column table:style-name="Table797.B"/>
        <table:table-row>
          <table:table-cell table:style-name="Table797.A1" office:value-type="string">
            <text:p text:style-name="P170"/>
          </table:table-cell>
          <table:table-cell table:style-name="Table797.A1" office:value-type="string">
            <text:p text:style-name="P176">It is the method <text:span text:style-name="T28">getResource </text:span>that then allows joining the contents of the constant <text:span text:style-name="T28">SELECT_IMAGE </text:span>(passed as parameter to the method <text:span text:style-name="T28">getImageIcon</text:span>) to the directory path obtained by the method <text:span text:style-name="T28">getClass</text:span><text:span text:style-name="T35">.</text:span> It is finally this address that serves as parameter to the constructor <text:span text:style-name="T28">ImageIcon(url)</text:span><text:span text:style-name="T90"> </text:span>in line 239 that consequently obtains the reference to the icon object. The image obtained then serves as reference during the construction of the button <text:span text:style-name="T28">selectButton </text:span>in line 203.</text:p>
          </table:table-cell>
        </table:table-row>
      </table:table>
      <text:p text:style-name="P170"/>
      <table:table table:name="Table798" table:style-name="Table798">
        <table:table-column table:style-name="Table798.A"/>
        <table:table-column table:style-name="Table798.B"/>
        <table:table-row>
          <table:table-cell table:style-name="Table798.A1" office:value-type="string">
            <text:p text:style-name="P170">It is always better to specify a relative directory path rather than an absolute reference.</text:p>
          </table:table-cell>
          <table:table-cell table:style-name="Table798.A1" office:value-type="string">
            <text:p text:style-name="P176">This dynamic search procedure of a directory path of a file shows us that it is not necessary to specify the entire directory path (absolute reference). Rather, it is recommended that you use the relative reference in order to provide applications as flexible as possible.</text:p>
            <text:p text:style-name="P176"/>
            <text:p text:style-name="P176">Once the object buttons of the tool bar have been defined, all that remains to do are the following three stages:</text:p>
          </table:table-cell>
        </table:table-row>
      </table:table>
      <text:p text:style-name="P203"/>
      <table:table table:name="Table799" table:style-name="Table799">
        <table:table-column table:style-name="Table799.A"/>
        <table:table-column table:style-name="Table799.B"/>
        <table:table-row>
          <table:table-cell table:style-name="Table799.A1" office:value-type="string">
            <text:p text:style-name="P180">3 stages necessary to the assignment of the buttons to the tool bar.</text:p>
          </table:table-cell>
          <table:table-cell table:style-name="Table799.A1" office:value-type="string">
            <text:p text:style-name="P240">1-<text:tab/>Designation of an action name for each of the buttons in the tool bar:</text:p>
            <text:p text:style-name="P272"/>
            <text:p text:style-name="P268">211: selectButton.setActionCommand("Select");</text:p>
            <text:p text:style-name="P170"/>
            <text:p text:style-name="P268">214: boxButton.setActionCommand("Box");</text:p>
          </table:table-cell>
        </table:table-row>
      </table:table>
      <text:p text:style-name="P170"/>
      <table:table table:name="Table800" table:style-name="Table800">
        <table:table-column table:style-name="Table800.A"/>
        <table:table-column table:style-name="Table800.B"/>
        <table:table-row>
          <table:table-cell table:style-name="Table800.A1" office:value-type="string">
            <text:p text:style-name="P170"/>
          </table:table-cell>
          <table:table-cell table:style-name="Table800.A1" office:value-type="string">
            <text:p text:style-name="P273">This internal designation will allow, in the <text:span text:style-name="T28">switch </text:span>statement of the method <text:span text:style-name="T28">actionPerformed</text:span><text:span text:style-name="T29">,</text:span></text:p>
          </table:table-cell>
        </table:table-row>
      </table:table>
      <text:p text:style-name="P170"/>
      <table:table table:name="Table801" table:style-name="Table801">
        <table:table-column table:style-name="Table801.A"/>
        <table:table-column table:style-name="Table801.B"/>
        <table:table-row>
          <table:table-cell table:style-name="Table801.A1" office:value-type="string">
            <text:p text:style-name="P170"/>
          </table:table-cell>
          <table:table-cell table:style-name="Table801.A1" office:value-type="string">
            <text:p text:style-name="P170"><text:span text:style-name="T33">250: </text:span><text:span text:style-name="T39">public void</text:span><text:span text:style-name="T33"> actionPerformed(ActionEvent e)</text:span></text:p>
            <text:p text:style-name="P268"><text:s text:c="5"/>{</text:p>
            <text:p text:style-name="P268">251: <text:s text:c="2"/>String command = e.getActionCommand();</text:p>
            <text:p text:style-name="P170"><text:span text:style-name="T33">252: <text:s text:c="2"/></text:span><text:span text:style-name="T39">switch</text:span><text:span text:style-name="T33"> (this.getCommand(command)) {</text:span></text:p>
            <text:p text:style-name="P170"><text:span text:style-name="T33">253: <text:s text:c="4"/></text:span><text:span text:style-name="T39">case</text:span><text:span text:style-name="T33"> SELECT:</text:span></text:p>
            <text:p text:style-name="P268">254: <text:s text:c="6"/>this.setSelectedButton(SELECT);</text:p>
            <text:p text:style-name="P170"><text:span text:style-name="T33">255: <text:s text:c="6"/></text:span><text:span text:style-name="T39">break</text:span><text:span text:style-name="T33">;</text:span></text:p>
            <text:p text:style-name="P170"><text:span text:style-name="T33">256: <text:s text:c="4"/></text:span><text:span text:style-name="T39">case</text:span><text:span text:style-name="T33"> BOX:</text:span></text:p>
            <text:p text:style-name="P268">257: <text:s text:c="6"/>this.setSelectedButton(BOX);</text:p>
            <text:p text:style-name="P170"><text:span text:style-name="T33">258: <text:s text:c="6"/></text:span><text:span text:style-name="T39">break</text:span><text:span text:style-name="T33">;</text:span></text:p>
            <text:p text:style-name="P268">259: <text:s text:c="2"/>}</text:p>
            <text:p text:style-name="P268">260: }</text:p>
          </table:table-cell>
        </table:table-row>
      </table:table>
      <text:p text:style-name="P170"/>
      <table:table table:name="Table802" table:style-name="Table802">
        <table:table-column table:style-name="Table802.A"/>
        <table:table-column table:style-name="Table802.B"/>
        <table:table-row>
          <table:table-cell table:style-name="Table802.A1" office:value-type="string">
            <text:p text:style-name="P170"/>
          </table:table-cell>
          <table:table-cell table:style-name="Table802.A1" office:value-type="string">
            <text:p text:style-name="P273">to recognize the source of the event on one of the tool bar buttons.</text:p>
          </table:table-cell>
        </table:table-row>
      </table:table>
      <text:p text:style-name="P203"/>
      <table:table table:name="Table803" table:style-name="Table803">
        <table:table-column table:style-name="Table803.A"/>
        <table:table-column table:style-name="Table803.B"/>
        <table:table-row>
          <table:table-cell table:style-name="Table803.A1" office:value-type="string">
            <text:p text:style-name="P203"/>
          </table:table-cell>
          <table:table-cell table:style-name="Table803.A1" office:value-type="string">
            <text:p text:style-name="P240">2-<text:tab/>Relationship of the tool bar buttons with the Java interface <text:span text:style-name="T28">ActionListener</text:span>:</text:p>
          </table:table-cell>
        </table:table-row>
      </table:table>
      <text:p text:style-name="P170"/>
      <table:table table:name="Table804" table:style-name="Table804">
        <table:table-column table:style-name="Table804.A"/>
        <table:table-column table:style-name="Table804.B"/>
        <table:table-row>
          <table:table-cell table:style-name="Table804.A1" office:value-type="string">
            <text:p text:style-name="P170"/>
          </table:table-cell>
          <table:table-cell table:style-name="Table804.A1" office:value-type="string">
            <text:p text:style-name="P170"><text:span text:style-name="T33">212: selectButton.addActionListener(</text:span><text:span text:style-name="T39">this</text:span><text:span text:style-name="T33">);</text:span></text:p>
            <text:p text:style-name="P268"/>
            <text:p text:style-name="P170"><text:span text:style-name="T33">215: boxButton.addActionListener(</text:span><text:span text:style-name="T39">this</text:span><text:span text:style-name="T33">);</text:span></text:p>
          </table:table-cell>
        </table:table-row>
      </table:table>
      <text:p text:style-name="P203"/>
      <text:p text:style-name="P203"/>
      <table:table table:name="Table805" table:style-name="Table805">
        <table:table-column table:style-name="Table805.A"/>
        <table:table-column table:style-name="Table805.B"/>
        <table:table-row>
          <table:table-cell table:style-name="Table805.A1" office:value-type="string">
            <text:p text:style-name="P203"/>
          </table:table-cell>
          <table:table-cell table:style-name="Table805.A1" office:value-type="string">
            <text:p text:style-name="P240"><text:span text:style-name="T92">3-<text:tab/></text:span>Assigning the buttons to the tool bar:</text:p>
          </table:table-cell>
        </table:table-row>
      </table:table>
      <text:p text:style-name="P170"/>
      <table:table table:name="Table806" table:style-name="Table806">
        <table:table-column table:style-name="Table806.A"/>
        <table:table-column table:style-name="Table806.B"/>
        <table:table-row>
          <table:table-cell table:style-name="Table806.A1" office:value-type="string">
            <text:p text:style-name="P170"/>
          </table:table-cell>
          <table:table-cell table:style-name="Table806.A1" office:value-type="string">
            <text:p text:style-name="P268">217: this.add(selectButton);</text:p>
            <text:p text:style-name="P268">218: this.add(boxButton);</text:p>
          </table:table-cell>
        </table:table-row>
      </table:table>
      <text:p text:style-name="P166"/>
      <text:p text:style-name="P170"/>
      <text:p text:style-name="P170"/>
      <table:table table:name="Table807" table:style-name="Table807">
        <table:table-column table:style-name="Table807.A"/>
        <table:table-row>
          <table:table-cell table:style-name="Table807.A1" office:value-type="string">
            <text:p text:style-name="P170"/>
          </table:table-cell>
        </table:table-row>
      </table:table>
      <text:h text:style-name="P264" text:outline-level="3">Properties</text:h>
      <text:p text:style-name="P170"/>
      <table:table table:name="Table808" table:style-name="Table808">
        <table:table-column table:style-name="Table808.A"/>
        <table:table-column table:style-name="Table808.B"/>
        <table:table-row>
          <table:table-cell table:style-name="Table808.A1" office:value-type="string">
            <text:p text:style-name="P170"/>
          </table:table-cell>
          <table:table-cell table:style-name="Table808.A1" office:value-type="string">
            <text:p text:style-name="P176">In Chapter 4, we introduced the concept of properties defined in a class. In order to understand better this fundamental concept, we wish to show in a more concrete fashion the adequate use of properties.</text:p>
          </table:table-cell>
        </table:table-row>
      </table:table>
      <text:p text:style-name="P170"/>
      <table:table table:name="Table809" table:style-name="Table809">
        <table:table-column table:style-name="Table809.A"/>
        <table:table-column table:style-name="Table809.B"/>
        <table:table-row>
          <table:table-cell table:style-name="Table809.A1" office:value-type="string">
            <text:p text:style-name="P170"/>
          </table:table-cell>
          <table:table-cell table:style-name="Table809.A1" office:value-type="string">
            <text:p text:style-name="P176">In our example application, the property <text:span text:style-name="T28">selectedButton </text:span>of the class <text:span text:style-name="T28">AppToolBar </text:span>is defined in the following way:</text:p>
          </table:table-cell>
        </table:table-row>
      </table:table>
      <text:p text:style-name="P170"/>
      <table:table table:name="Table810" table:style-name="Table810">
        <table:table-column table:style-name="Table810.A"/>
        <table:table-column table:style-name="Table810.B"/>
        <table:table-row>
          <table:table-cell table:style-name="Table810.A1" office:value-type="string">
            <text:p text:style-name="P170"/>
          </table:table-cell>
          <table:table-cell table:style-name="Table810.A1" office:value-type="string">
            <text:p text:style-name="P170"><text:span text:style-name="T33">206: </text:span><text:span text:style-name="T39">private int</text:span><text:span text:style-name="T33"> selectedButton = SELECT;</text:span></text:p>
            <text:p text:style-name="P268"/>
            <text:p text:style-name="P170"><text:span text:style-name="T33">221: </text:span><text:span text:style-name="T39">public int</text:span><text:span text:style-name="T33"> getSelectedButton() {</text:span></text:p>
            <text:p text:style-name="P170"><text:span text:style-name="T33">222: <text:s text:c="2"/></text:span><text:span text:style-name="T39">return</text:span><text:span text:style-name="T33"> selectedButton;</text:span></text:p>
            <text:p text:style-name="P268">223: }</text:p>
            <text:p text:style-name="P268">224:</text:p>
            <text:p text:style-name="P170"><text:span text:style-name="T33">225: </text:span><text:span text:style-name="T39">private void</text:span><text:span text:style-name="T33"> setSelectedButton(</text:span></text:p>
            <text:p text:style-name="P170"><text:span text:style-name="T33"><text:s text:c="7"/></text:span><text:span text:style-name="T39">int</text:span><text:span text:style-name="T33"> aButton) {</text:span></text:p>
            <text:p text:style-name="P268">226: <text:s text:c="2"/>selectedButton = aButton;</text:p>
            <text:p text:style-name="P170"><text:span text:style-name="T33">227: <text:s text:c="2"/></text:span><text:span text:style-name="T39">if</text:span><text:span text:style-name="T33"> (selectedButton == SELECT) {</text:span></text:p>
            <text:p text:style-name="P170"><text:span text:style-name="T33">228: <text:s text:c="4"/>selectButton.setSelected(</text:span><text:span text:style-name="T39">true</text:span><text:span text:style-name="T33">);</text:span></text:p>
            <text:p text:style-name="P170"><text:span text:style-name="T33">229: <text:s text:c="4"/>boxButton.setSelected(</text:span><text:span text:style-name="T39">false</text:span><text:span text:style-name="T33">);</text:span></text:p>
            <text:p text:style-name="P268">230: <text:s text:c="2"/>}</text:p>
            <text:p text:style-name="P170"><text:span text:style-name="T33">231: <text:s text:c="2"/></text:span><text:span text:style-name="T39">else if</text:span><text:span text:style-name="T33"> (selectedButton == BOX) {</text:span></text:p>
            <text:p text:style-name="P170"><text:span text:style-name="T33">232: <text:s text:c="4"/>boxButton.setSelected(</text:span><text:span text:style-name="T39">true</text:span><text:span text:style-name="T33">);</text:span></text:p>
            <text:p text:style-name="P170"><text:span text:style-name="T33">233: <text:s text:c="4"/>selectButton.setSelected(</text:span><text:span text:style-name="T39">false</text:span><text:span text:style-name="T33">);</text:span></text:p>
            <text:p text:style-name="P268">234: <text:s text:c="2"/>}</text:p>
            <text:p text:style-name="P274">235: }</text:p>
          </table:table-cell>
        </table:table-row>
      </table:table>
      <text:p text:style-name="P170"/>
      <table:table table:name="Table811" table:style-name="Table811">
        <table:table-column table:style-name="Table811.A"/>
        <table:table-column table:style-name="Table811.B"/>
        <table:table-row>
          <table:table-cell table:style-name="Table811.A1" office:value-type="string">
            <text:p text:style-name="P170"/>
          </table:table-cell>
          <table:table-cell table:style-name="Table811.A1" office:value-type="string">
            <text:p text:style-name="P176">The property <text:span text:style-name="T28">selectedButton </text:span>conserves a state relative to the current mode. Two states are possible:</text:p>
          </table:table-cell>
        </table:table-row>
      </table:table>
      <text:p text:style-name="P170"/>
      <table:table table:name="Table812" table:style-name="Table812">
        <table:table-column table:style-name="Table812.A"/>
        <table:table-column table:style-name="Table812.B"/>
        <table:table-row>
          <table:table-cell table:style-name="Table812.A1" office:value-type="string">
            <text:p text:style-name="P170"/>
          </table:table-cell>
          <table:table-cell table:style-name="Table812.A1" office:value-type="string">
            <text:p text:style-name="P275"><text:tab/><text:span text:style-name="T32">State</text:span><text:tab/><text:span text:style-name="T32">Description</text:span></text:p>
            <text:p text:style-name="P176"/>
            <text:p text:style-name="P276"><text:tab/>1<text:tab/>Mode “select”</text:p>
            <text:p text:style-name="P276"><text:tab/>2<text:tab/>Mode "add"</text:p>
          </table:table-cell>
        </table:table-row>
      </table:table>
      <text:p text:style-name="P170"/>
      <table:table table:name="Table813" table:style-name="Table813">
        <table:table-column table:style-name="Table813.A"/>
        <table:table-column table:style-name="Table813.B"/>
        <table:table-row>
          <table:table-cell table:style-name="Table813.A1" office:value-type="string">
            <text:p text:style-name="P170"/>
          </table:table-cell>
          <table:table-cell table:style-name="Table813.A1" office:value-type="string">
            <text:p text:style-name="P176">The values of the different states available are concretely defined by the following constants:</text:p>
          </table:table-cell>
        </table:table-row>
      </table:table>
      <text:p text:style-name="P170"/>
      <table:table table:name="Table814" table:style-name="Table814">
        <table:table-column table:style-name="Table814.A"/>
        <table:table-column table:style-name="Table814.B"/>
        <table:table-row>
          <table:table-cell table:style-name="Table814.A1" office:value-type="string">
            <text:p text:style-name="P170"/>
          </table:table-cell>
          <table:table-cell table:style-name="Table814.A1" office:value-type="string">
            <text:p text:style-name="P170"><text:span text:style-name="T33">197: </text:span><text:span text:style-name="T39">public static final int</text:span><text:span text:style-name="T33"> SELECT = 1;</text:span></text:p>
            <text:p text:style-name="P176"><text:span text:style-name="T33">198: </text:span><text:span text:style-name="T39">public static final int</text:span><text:span text:style-name="T33"> BOX <text:s text:c="3"/>= 2;</text:span></text:p>
          </table:table-cell>
        </table:table-row>
      </table:table>
      <text:p text:style-name="P170"/>
      <table:table table:name="Table815" table:style-name="Table815">
        <table:table-column table:style-name="Table815.A"/>
        <table:table-column table:style-name="Table815.B"/>
        <table:table-row>
          <table:table-cell table:style-name="Table815.A1" office:value-type="string">
            <text:p text:style-name="P170"/>
          </table:table-cell>
          <table:table-cell table:style-name="Table815.A1" office:value-type="string">
            <text:p text:style-name="P176">During the definition of the tool bar, line 206 initializes the property <text:span text:style-name="T28">selectedButton </text:span>to the state 1. If the user wishes to add some boxes, he must first click the box image in the tool bar. This action will in a way modify the state of the property <text:span text:style-name="T28">selectedButton</text:span> to the value 2<text:span text:style-name="T29">.</text:span></text:p>
          </table:table-cell>
        </table:table-row>
      </table:table>
      <text:p text:style-name="P170"/>
      <table:table table:name="Table816" table:style-name="Table816">
        <table:table-column table:style-name="Table816.A"/>
        <table:table-column table:style-name="Table816.B"/>
        <table:table-row>
          <table:table-cell table:style-name="Table816.A1" office:value-type="string">
            <text:p text:style-name="P170"/>
          </table:table-cell>
          <table:table-cell table:style-name="Table816.A1" office:value-type="string">
            <text:p text:style-name="P176">In more detail, an event is triggered by the execution of the <text:span text:style-name="T28">actionPerformed </text:span>method below:</text:p>
          </table:table-cell>
        </table:table-row>
      </table:table>
      <text:p text:style-name="P170"/>
      <table:table table:name="Table817" table:style-name="Table817">
        <table:table-column table:style-name="Table817.A"/>
        <table:table-column table:style-name="Table817.B"/>
        <table:table-row>
          <table:table-cell table:style-name="Table817.A1" office:value-type="string">
            <text:p text:style-name="P170"/>
          </table:table-cell>
          <table:table-cell table:style-name="Table817.A1" office:value-type="string">
            <text:p text:style-name="P170"><text:span text:style-name="T33">250: </text:span><text:span text:style-name="T39">public void</text:span><text:span text:style-name="T33"> actionPerformed(ActionEvent e)</text:span></text:p>
            <text:p text:style-name="P268"><text:s text:c="5"/>{</text:p>
            <text:p text:style-name="P268">251: <text:s text:c="2"/>String command = e.getActionCommand();</text:p>
            <text:p text:style-name="P170"><text:span text:style-name="T33">252: <text:s text:c="2"/></text:span><text:span text:style-name="T39">switch</text:span><text:span text:style-name="T33"> (this.getCommand(command)) {</text:span></text:p>
            <text:p text:style-name="P170"><text:span text:style-name="T33">253: <text:s text:c="4"/></text:span><text:span text:style-name="T39">case</text:span><text:span text:style-name="T33"> SELECT:</text:span></text:p>
            <text:p text:style-name="P268">254: <text:s text:c="6"/>this.setSelectedButton(SELECT);</text:p>
            <text:p text:style-name="P170"><text:span text:style-name="T33">255: <text:s text:c="6"/></text:span><text:span text:style-name="T39">break</text:span><text:span text:style-name="T33">;</text:span></text:p>
            <text:p text:style-name="P170"><text:span text:style-name="T33">256: <text:s text:c="4"/></text:span><text:span text:style-name="T39">case</text:span><text:span text:style-name="T33"> BOX:</text:span></text:p>
            <text:p text:style-name="P268">257: <text:s text:c="6"/>this.setSelectedButton(BOX);</text:p>
            <text:p text:style-name="P170"><text:span text:style-name="T33">258: <text:s text:c="6"/></text:span><text:span text:style-name="T39">break</text:span><text:span text:style-name="T33">;</text:span></text:p>
            <text:p text:style-name="P268">259: <text:s text:c="2"/>}</text:p>
            <text:p text:style-name="P271">260: }</text:p>
          </table:table-cell>
        </table:table-row>
      </table:table>
      <text:p text:style-name="P170"/>
      <table:table table:name="Table818" table:style-name="Table818">
        <table:table-column table:style-name="Table818.A"/>
        <table:table-column table:style-name="Table818.B"/>
        <table:table-row>
          <table:table-cell table:style-name="Table818.A1" office:value-type="string">
            <text:p text:style-name="P170"/>
          </table:table-cell>
          <table:table-cell table:style-name="Table818.A1" office:value-type="string">
            <text:p text:style-name="P176">The first statement of the <text:span text:style-name="T28">actionPerformed </text:span>method (line 251) saves, in the local variable <text:span text:style-name="T28">command</text:span><text:span text:style-name="T29">,</text:span> the value of the <text:span text:style-name="T28">actionCommand </text:span>property associated to the source object of the event. Since this object corresponds to the object <text:span text:style-name="T28">boxButton</text:span><text:span text:style-name="T29">,</text:span> it is significant to mention that its property <text:span text:style-name="T28">actionCommand</text:span> was first initialized to the string "Box" during the execution of the constructor of the toolbar:</text:p>
          </table:table-cell>
        </table:table-row>
      </table:table>
      <text:p text:style-name="P170"/>
      <table:table table:name="Table819" table:style-name="Table819">
        <table:table-column table:style-name="Table819.A"/>
        <table:table-column table:style-name="Table819.B"/>
        <table:table-row>
          <table:table-cell table:style-name="Table819.A1" office:value-type="string">
            <text:p text:style-name="P170"/>
          </table:table-cell>
          <table:table-cell table:style-name="Table819.A1" office:value-type="string">
            <text:p text:style-name="P271">214: boxButton.setActionCommand("Box");</text:p>
          </table:table-cell>
        </table:table-row>
      </table:table>
      <text:p text:style-name="P170"/>
      <table:table table:name="Table820" table:style-name="Table820">
        <table:table-column table:style-name="Table820.A"/>
        <table:table-column table:style-name="Table820.B"/>
        <table:table-row>
          <table:table-cell table:style-name="Table820.A1" office:value-type="string">
            <text:p text:style-name="P170"/>
          </table:table-cell>
          <table:table-cell table:style-name="Table820.A1" office:value-type="string">
            <text:p text:style-name="P176">In the second instruction of the <text:span text:style-name="T28">actionPerformed</text:span> method<text:span text:style-name="T29">,</text:span> the following switch statement</text:p>
          </table:table-cell>
        </table:table-row>
      </table:table>
      <text:p text:style-name="P170"/>
      <table:table table:name="Table821" table:style-name="Table821">
        <table:table-column table:style-name="Table821.A"/>
        <table:table-column table:style-name="Table821.B"/>
        <table:table-row>
          <table:table-cell table:style-name="Table821.A1" office:value-type="string">
            <text:p text:style-name="P170"/>
          </table:table-cell>
          <table:table-cell table:style-name="Table821.A1" office:value-type="string">
            <text:p text:style-name="P176"><text:span text:style-name="T33">252: </text:span><text:span text:style-name="T39">switch</text:span><text:span text:style-name="T33"> (this.getCommand(command)) {</text:span></text:p>
          </table:table-cell>
        </table:table-row>
      </table:table>
      <text:p text:style-name="P170"/>
      <table:table table:name="Table822" table:style-name="Table822">
        <table:table-column table:style-name="Table822.A"/>
        <table:table-column table:style-name="Table822.B"/>
        <table:table-row>
          <table:table-cell table:style-name="Table822.A1" office:value-type="string">
            <text:p text:style-name="P170"/>
          </table:table-cell>
          <table:table-cell table:style-name="Table822.A1" office:value-type="string">
            <text:p text:style-name="P176">calls the <text:span text:style-name="T28">getCommand </text:span>method below:</text:p>
          </table:table-cell>
        </table:table-row>
      </table:table>
      <text:p text:style-name="P170"/>
      <table:table table:name="Table823" table:style-name="Table823">
        <table:table-column table:style-name="Table823.A"/>
        <table:table-column table:style-name="Table823.B"/>
        <table:table-row>
          <table:table-cell table:style-name="Table823.A1" office:value-type="string">
            <text:p text:style-name="P170"/>
          </table:table-cell>
          <table:table-cell table:style-name="Table823.A1" office:value-type="string">
            <text:p text:style-name="P170"><text:span text:style-name="T33">243: </text:span><text:span text:style-name="T39">private int</text:span><text:span text:style-name="T33"> getCommand(String aCommand) {</text:span></text:p>
            <text:p text:style-name="P170"><text:span text:style-name="T33">244: <text:s text:c="2"/></text:span><text:span text:style-name="T39">int</text:span><text:span text:style-name="T33"> action = -1;</text:span></text:p>
            <text:p text:style-name="P170"><text:span text:style-name="T33">245: <text:s text:c="2"/></text:span><text:span text:style-name="T39">if</text:span><text:span text:style-name="T33"> (aCommand.equals("Select")) <text:s/></text:span></text:p>
            <text:p text:style-name="P268"><text:s text:c="9"/>action = SELECT;</text:p>
            <text:p text:style-name="P170"><text:span text:style-name="T33">246: <text:s text:c="2"/></text:span><text:span text:style-name="T39">else if</text:span><text:span text:style-name="T33">(aCommand.equals("Box")) </text:span></text:p>
            <text:p text:style-name="P268"><text:s text:c="9"/>action = BOX;</text:p>
            <text:p text:style-name="P170"><text:span text:style-name="T33">247: <text:s text:c="2"/></text:span><text:span text:style-name="T39">return</text:span><text:span text:style-name="T33"> action;</text:span></text:p>
            <text:p text:style-name="P271">248: }</text:p>
          </table:table-cell>
        </table:table-row>
      </table:table>
      <text:p text:style-name="P170"/>
      <table:table table:name="Table824" table:style-name="Table824">
        <table:table-column table:style-name="Table824.A"/>
        <table:table-column table:style-name="Table824.B"/>
        <table:table-row>
          <table:table-cell table:style-name="Table824.A1" office:value-type="string">
            <text:p text:style-name="P170"/>
          </table:table-cell>
          <table:table-cell table:style-name="Table824.A1" office:value-type="string">
            <text:p text:style-name="P176">The <text:span text:style-name="T28">getCommand </text:span>method receives the string "Box". Line 247 finally returns the value of the local variable <text:span text:style-name="T28">action</text:span><text:span text:style-name="T29">.</text:span><text:span text:style-name="T28"> </text:span>In our example, this variable is equal to 2 because of the assignment of the constant <text:span text:style-name="T28">BOX </text:span><text:span text:style-name="T29">to the</text:span><text:span text:style-name="T28"> action </text:span><text:span text:style-name="T29">variable</text:span> (line 246). </text:p>
          </table:table-cell>
        </table:table-row>
      </table:table>
      <text:p text:style-name="P170"/>
      <table:table table:name="Table825" table:style-name="Table825">
        <table:table-column table:style-name="Table825.A"/>
        <table:table-column table:style-name="Table825.B"/>
        <table:table-row>
          <table:table-cell table:style-name="Table825.A1" office:value-type="string">
            <text:p text:style-name="P170"/>
          </table:table-cell>
          <table:table-cell table:style-name="Table825.A1" office:value-type="string">
            <text:p text:style-name="P176">Since the value returned by the method <text:span text:style-name="T28">getCommand </text:span>is equal to 2, it is the second <text:span text:style-name="T28">case </text:span>statement of the <text:span text:style-name="T28">switch </text:span>statement in line 252 that will be executed:</text:p>
          </table:table-cell>
        </table:table-row>
      </table:table>
      <text:p text:style-name="P180"/>
      <table:table table:name="Table826" table:style-name="Table826">
        <table:table-column table:style-name="Table826.A"/>
        <table:table-column table:style-name="Table826.B"/>
        <table:table-row>
          <table:table-cell table:style-name="Table826.A1" office:value-type="string">
            <text:p text:style-name="P170"/>
          </table:table-cell>
          <table:table-cell table:style-name="Table826.A1" office:value-type="string">
            <text:p text:style-name="P170"><text:span text:style-name="T33">256: </text:span><text:span text:style-name="T39">case</text:span><text:span text:style-name="T33"> BOX:</text:span></text:p>
            <text:p text:style-name="P268">257: <text:s text:c="2"/>this.setSelectedButton(BOX);</text:p>
            <text:p text:style-name="P176"><text:span text:style-name="T33">258: <text:s text:c="2"/></text:span><text:span text:style-name="T39">break</text:span><text:span text:style-name="T33">;</text:span></text:p>
          </table:table-cell>
        </table:table-row>
      </table:table>
      <text:p text:style-name="P180"/>
      <table:table table:name="Table827" table:style-name="Table827">
        <table:table-column table:style-name="Table827.A"/>
        <table:table-column table:style-name="Table827.B"/>
        <table:table-row>
          <table:table-cell table:style-name="Table827.A1" office:value-type="string">
            <text:p text:style-name="P170"/>
          </table:table-cell>
          <table:table-cell table:style-name="Table827.A1" office:value-type="string">
            <text:p text:style-name="P176">In line 257, the value "2" is passed to the <text:span text:style-name="T28">setSelectedButton</text:span> method<text:span text:style-name="T35">.</text:span> The value of this parameter will allow the launching of the three statements below in the method <text:span text:style-name="T28">setSelectedButton</text:span>:</text:p>
          </table:table-cell>
        </table:table-row>
      </table:table>
      <text:p text:style-name="P170"/>
      <table:table table:name="Table828" table:style-name="Table828">
        <table:table-column table:style-name="Table828.A"/>
        <table:table-column table:style-name="Table828.B"/>
        <table:table-row>
          <table:table-cell table:style-name="Table828.A1" office:value-type="string">
            <text:p text:style-name="P170"/>
          </table:table-cell>
          <table:table-cell table:style-name="Table828.A1" office:value-type="string">
            <text:p text:style-name="P268">226: selectedButton = aButton;</text:p>
            <text:p text:style-name="P268"/>
            <text:p text:style-name="P170"><text:span text:style-name="T33">232: boxButton.setSelected(</text:span><text:span text:style-name="T39">true</text:span><text:span text:style-name="T33">);</text:span></text:p>
            <text:p text:style-name="P176"><text:span text:style-name="T33">233: selectButton.setSelected(</text:span><text:span text:style-name="T39">false</text:span><text:span text:style-name="T33">);</text:span></text:p>
          </table:table-cell>
        </table:table-row>
      </table:table>
      <text:p text:style-name="P170"/>
      <table:table table:name="Table829" table:style-name="Table829">
        <table:table-column table:style-name="Table829.A"/>
        <table:table-column table:style-name="Table829.B"/>
        <table:table-row>
          <table:table-cell table:style-name="Table829.A1" office:value-type="string">
            <text:p text:style-name="P170"/>
          </table:table-cell>
          <table:table-cell table:style-name="Table829.A1" office:value-type="string">
            <text:p text:style-name="P176">It is in line 226 that the current activity passes from state 1 (mode “select”) to state 2 (mode "add").</text:p>
          </table:table-cell>
        </table:table-row>
      </table:table>
      <text:p text:style-name="P170"/>
      <table:table table:name="Table830" table:style-name="Table830">
        <table:table-column table:style-name="Table830.A"/>
        <table:table-column table:style-name="Table830.B"/>
        <table:table-row>
          <table:table-cell table:style-name="Table830.A1" office:value-type="string">
            <text:p text:style-name="P170"/>
          </table:table-cell>
          <table:table-cell table:style-name="Table830.A1" office:value-type="string">
            <text:p text:style-name="P176">Lines 232 and 233 initialize the property <text:span text:style-name="T28">selected </text:span>associated to each button in the toolbar. Before the first click of the mouse on one of these toolbar objects, the property <text:span text:style-name="T28">selected </text:span>associated to each one was equal to <text:span text:style-name="T28">false </text:span>since no initialization in this sense had yet been effected.</text:p>
          </table:table-cell>
        </table:table-row>
      </table:table>
      <text:p text:style-name="P170"/>
      <table:table table:name="Table831" table:style-name="Table831">
        <table:table-column table:style-name="Table831.A"/>
        <table:table-column table:style-name="Table831.B"/>
        <table:table-row>
          <table:table-cell table:style-name="Table831.A1" office:value-type="string">
            <text:p text:style-name="P170"/>
          </table:table-cell>
          <table:table-cell table:style-name="Table831.A1" office:value-type="string">
            <text:p text:style-name="P176">Note that during the application startup, the first button to the left of the toolbar is the default mode selected by Java (light blue square around the image) even though the state of its property <text:span text:style-name="T28">selectedButton </text:span>is equal to <text:span text:style-name="T28">false</text:span><text:span text:style-name="T29">.</text:span> This way of proceeding implies from the part of the developer to initialize the state of the property <text:span text:style-name="T28">selectedButton </text:span>to the value “1”. If <text:span text:style-name="T28">selectedButton </text:span>was equal to “2”, the user could have immediately created boxes in the diagram even if the active button of the toolbar was the hand image.</text:p>
          </table:table-cell>
        </table:table-row>
      </table:table>
      <text:p text:style-name="P170"/>
      <table:table table:name="Table832" table:style-name="Table832">
        <table:table-column table:style-name="Table832.A"/>
        <table:table-column table:style-name="Table832.B"/>
        <table:table-row>
          <table:table-cell table:style-name="Table832.A1" office:value-type="string">
            <text:p text:style-name="P170"/>
          </table:table-cell>
          <table:table-cell table:style-name="Table832.A1" office:value-type="string">
            <text:p text:style-name="P176">In general, it is the value of the property <text:span text:style-name="T28">selected </text:span>that indicates the current state of the tool bar (light blue square around the image). At startup, unless the value of the property <text:span text:style-name="T28">selected </text:span>is changed, the first object added to the tool bar gives the illusion that it is the current state.</text:p>
          </table:table-cell>
        </table:table-row>
      </table:table>
      <text:p text:style-name="P180"/>
      <table:table table:name="Table833" table:style-name="Table833">
        <table:table-column table:style-name="Table833.A"/>
        <table:table-column table:style-name="Table833.B"/>
        <table:table-row>
          <table:table-cell table:style-name="Table833.A1" office:value-type="string">
            <text:p text:style-name="P170"/>
          </table:table-cell>
          <table:table-cell table:style-name="Table833.A1" office:value-type="string">
            <text:p text:style-name="P166">In our example, placing the <text:span text:style-name="T28">true</text:span><text:span text:style-name="T33"> </text:span>value in<text:span text:style-name="T33"> </text:span>the property <text:span text:style-name="T28">selected</text:span><text:span text:style-name="T33"> </text:span>of the button <text:span text:style-name="T28">selectButton</text:span><text:span text:style-name="T33"> </text:span>triggers the appearance of the button as if it was selected.</text:p>
          </table:table-cell>
        </table:table-row>
      </table:table>
      <text:p text:style-name="P170"/>
      <text:p text:style-name="P204"/>
      <table:table table:name="Table834" table:style-name="Table834">
        <table:table-column table:style-name="Table834.A"/>
        <table:table-row>
          <table:table-cell table:style-name="Table834.A1" office:value-type="string">
            <text:p text:style-name="P170"/>
          </table:table-cell>
        </table:table-row>
      </table:table>
      <text:h text:style-name="P277" text:outline-level="2">Positioning of the Tool Bar</text:h>
      <text:p text:style-name="P166"/>
      <table:table table:name="Table835" table:style-name="Table835">
        <table:table-column table:style-name="Table835.A"/>
        <table:table-column table:style-name="Table835.B"/>
        <table:table-row>
          <table:table-cell table:style-name="Table835.A1" office:value-type="string">
            <text:p text:style-name="P170">It is the layout manager <text:span text:style-name="T26">BoxLayout </text:span>that is used by default to position the objects inside the tool bar. </text:p>
          </table:table-cell>
          <table:table-cell table:style-name="Table835.A1" office:value-type="string">
            <text:p text:style-name="P166">The assigning of the objects <text:span text:style-name="T28">selectButton </text:span>and <text:span text:style-name="T28">boxButton </text:span>to the tool bar uses by default, in the <text:span text:style-name="T28">JToolBar</text:span> class<text:span text:style-name="T29">,</text:span> the layout manager <text:span text:style-name="T28">BoxLayout</text:span><text:span text:style-name="T29">.</text:span></text:p>
            <text:p text:style-name="P166"/>
            <text:p text:style-name="P166">This layout manager sequentially organizes the buttons of the tool bar in a line of equally sized components. The position of the objects in the tool bar is determined starting from the top left corner of the toolbar, from left to right and from top to bottom. This task is performed object by object (or <text:span text:style-name="T28">add</text:span><text:span text:style-name="T33"> </text:span>by <text:span text:style-name="T28">add</text:span>).</text:p>
          </table:table-cell>
        </table:table-row>
      </table:table>
      <text:p text:style-name="P166"/>
      <table:table table:name="Table836" table:style-name="Table836">
        <table:table-column table:style-name="Table836.A"/>
        <table:table-column table:style-name="Table836.B"/>
        <table:table-row>
          <table:table-cell table:style-name="Table836.A1" office:value-type="string">
            <text:p text:style-name="P166"/>
          </table:table-cell>
          <table:table-cell table:style-name="Table836.A1" office:value-type="string">
            <text:p text:style-name="P166">After the objects <text:span text:style-name="T28">selectButton </text:span>and <text:span text:style-name="T28">boxButton </text:span>are placed in the <text:span text:style-name="T28">appToolBar</text:span> object<text:span text:style-name="T29">,</text:span><text:span text:style-name="T33"> </text:span>the next step consists of placing the toolbar within the application frame, i.e., inside the <text:span text:style-name="T28">contentPane</text:span> object<text:span text:style-name="T29">.</text:span></text:p>
          </table:table-cell>
        </table:table-row>
      </table:table>
      <text:p text:style-name="P166"/>
      <table:table table:name="Table837" table:style-name="Table837">
        <table:table-column table:style-name="Table837.A"/>
        <table:table-column table:style-name="Table837.B"/>
        <table:table-row>
          <table:table-cell table:style-name="Table837.A1" office:value-type="string">
            <text:p text:style-name="P166"/>
          </table:table-cell>
          <table:table-cell table:style-name="Table837.A1" office:value-type="string">
            <text:p text:style-name="P166">Since <text:span text:style-name="T28">contentPane</text:span><text:span text:style-name="T29"> </text:span>uses by default <text:s/>the <text:span text:style-name="T28">BorderLayout </text:span><text:span text:style-name="T29">manager,</text:span><text:span text:style-name="T28"> </text:span>the statement in line 59</text:p>
          </table:table-cell>
        </table:table-row>
      </table:table>
      <text:p text:style-name="P166"/>
      <table:table table:name="Table838" table:style-name="Table838">
        <table:table-column table:style-name="Table838.A"/>
        <table:table-column table:style-name="Table838.B"/>
        <table:table-row>
          <table:table-cell table:style-name="Table838.A1" office:value-type="string">
            <text:p text:style-name="P166"/>
          </table:table-cell>
          <table:table-cell table:style-name="Table838.A1" office:value-type="string">
            <text:p text:style-name="P170"><text:span text:style-name="T33">59: cp.add(appToolBar, "North"); <text:s/></text:span><text:span text:style-name="T93">// +</text:span></text:p>
            <text:p text:style-name="P166"/>
            <text:p text:style-name="P166">positions the toolbar in the region "<text:span text:style-name="T28">North</text:span>" of <text:span text:style-name="T28">contentPane</text:span><text:span text:style-name="T29">.</text:span><text:span text:style-name="T28"> </text:span>Consequently, <text:span text:style-name="T29">the application frame,</text:span><text:span text:style-name="T28"> </text:span>after the following statements,</text:p>
          </table:table-cell>
        </table:table-row>
      </table:table>
      <text:p text:style-name="P166"/>
      <table:table table:name="Table839" table:style-name="Table839">
        <table:table-column table:style-name="Table839.A"/>
        <table:table-column table:style-name="Table839.B"/>
        <table:table-row>
          <table:table-cell table:style-name="Table839.A1" office:value-type="string">
            <text:p text:style-name="P166"/>
          </table:table-cell>
          <table:table-cell table:style-name="Table839.A1" office:value-type="string">
            <text:p text:style-name="P268">55: this.setJMenuBar(this.appMenu);</text:p>
            <text:p text:style-name="P268"/>
            <text:p text:style-name="P170"><text:span text:style-name="T33">59: cp.add(appToolBar, "North"); <text:s/></text:span><text:span text:style-name="T93">// +</text:span></text:p>
            <text:p text:style-name="P170"><text:span text:style-name="T33">60: cp.add(</text:span><text:span text:style-name="T39">new</text:span><text:span text:style-name="T33"> JScrollPane(diagram), </text:span></text:p>
            <text:p text:style-name="P170"><text:span text:style-name="T33"><text:s text:c="6"/>"Center"); <text:s/></text:span><text:span text:style-name="T93">// &amp;</text:span></text:p>
          </table:table-cell>
        </table:table-row>
      </table:table>
      <text:p text:style-name="P166"/>
      <table:table table:name="Table840" table:style-name="Table840">
        <table:table-column table:style-name="Table840.A"/>
        <table:table-column table:style-name="Table840.B"/>
        <table:table-row>
          <table:table-cell table:style-name="Table840.A1" office:value-type="string">
            <text:p text:style-name="P166"/>
          </table:table-cell>
          <table:table-cell table:style-name="Table840.A1" office:value-type="string">
            <text:p text:style-name="P166">contains now the menu bar and the content pane, which in turn consists of the tool bar in the north section and the diagram with two scroll bars in the center section. </text:p>
          </table:table-cell>
        </table:table-row>
      </table:table>
      <text:p text:style-name="P170"/>
      <text:p text:style-name="P170"/>
      <text:p text:style-name="P192"/>
      <table:table table:name="Table841" table:style-name="Table841">
        <table:table-column table:style-name="Table841.A"/>
        <table:table-row>
          <table:table-cell table:style-name="Table841.A1" office:value-type="string">
            <text:p text:style-name="P192"/>
          </table:table-cell>
        </table:table-row>
      </table:table>
      <text:h text:style-name="P267" text:outline-level="2">Relationship between the Tool Bar and the Application Frame</text:h>
      <text:p text:style-name="P191"/>
      <table:table table:name="Table842" table:style-name="Table842">
        <table:table-column table:style-name="Table842.A"/>
        <table:table-column table:style-name="Table842.B"/>
        <table:table-row>
          <table:table-cell table:style-name="Table842.A1" office:value-type="string">
            <text:p text:style-name="P191"/>
          </table:table-cell>
          <table:table-cell table:style-name="Table842.A1" office:value-type="string">
            <text:p text:style-name="P191">Since available diagram operations must be established in function of different modes offered by the tool bar (mode "add" or “select”), it is clear that a relationship must first be defined between the <text:span text:style-name="T28">diagram </text:span>and <text:span text:style-name="T28">appToolBar</text:span> objects<text:span text:style-name="T35">.</text:span> This relationship is made possible by the following statement:</text:p>
          </table:table-cell>
        </table:table-row>
      </table:table>
      <text:p text:style-name="P166"/>
      <table:table table:name="Table843" table:style-name="Table843">
        <table:table-column table:style-name="Table843.A"/>
        <table:table-column table:style-name="Table843.B"/>
        <table:table-row>
          <table:table-cell table:style-name="Table843.A1" office:value-type="string">
            <text:p text:style-name="P166"/>
          </table:table-cell>
          <table:table-cell table:style-name="Table843.A1" office:value-type="string">
            <text:p text:style-name="P170"><text:span text:style-name="T33">50: </text:span><text:span text:style-name="T39">private</text:span><text:span text:style-name="T33"> Diagram diagram = </text:span></text:p>
            <text:p text:style-name="P170"><text:span text:style-name="T33"><text:s text:c="6"/></text:span><text:span text:style-name="T39">new</text:span><text:span text:style-name="T33"> Diagram(appToolBar); <text:s/></text:span><text:span text:style-name="T93">// &amp;</text:span></text:p>
          </table:table-cell>
        </table:table-row>
      </table:table>
      <text:p text:style-name="P166"/>
      <table:table table:name="Table844" table:style-name="Table844">
        <table:table-column table:style-name="Table844.A"/>
        <table:table-column table:style-name="Table844.B"/>
        <table:table-row>
          <table:table-cell table:style-name="Table844.A1" office:value-type="string">
            <text:p text:style-name="P166"/>
          </table:table-cell>
          <table:table-cell table:style-name="Table844.A1" office:value-type="string">
            <text:p text:style-name="P166">It is the <text:span text:style-name="T34">Diagram</text:span> property <text:span text:style-name="T28">appToolBar </text:span>that receives this parameter<text:span text:style-name="T35"> </text:span>in the constructor of the diagram object:</text:p>
          </table:table-cell>
        </table:table-row>
      </table:table>
      <text:p text:style-name="P166"/>
      <text:p text:style-name="P166"/>
      <table:table table:name="Table845" table:style-name="Table845">
        <table:table-column table:style-name="Table845.A"/>
        <table:table-column table:style-name="Table845.B"/>
        <table:table-row>
          <table:table-cell table:style-name="Table845.A1" office:value-type="string">
            <text:p text:style-name="P166"/>
          </table:table-cell>
          <table:table-cell table:style-name="Table845.A1" office:value-type="string">
            <text:p text:style-name="P170"><text:span text:style-name="T33">289: </text:span><text:span text:style-name="T39">public</text:span><text:span text:style-name="T33"> Diagram(AppToolBar aAppToolBar) {</text:span></text:p>
            <text:p text:style-name="P170"><text:span text:style-name="T33">290: <text:s text:c="2"/></text:span><text:span text:style-name="T39">this</text:span><text:span text:style-name="T33">();</text:span></text:p>
            <text:p text:style-name="P268">291: <text:s text:c="2"/>this.setAppToolBar(aAppToolBar);</text:p>
            <text:p text:style-name="P268">292: }</text:p>
          </table:table-cell>
        </table:table-row>
      </table:table>
      <text:p text:style-name="P166"/>
      <table:table table:name="Table846" table:style-name="Table846">
        <table:table-column table:style-name="Table846.A"/>
        <table:table-column table:style-name="Table846.B"/>
        <table:table-row>
          <table:table-cell table:style-name="Table846.A1" office:value-type="string">
            <text:p text:style-name="P166"/>
          </table:table-cell>
          <table:table-cell table:style-name="Table846.A1" office:value-type="string">
            <text:p text:style-name="P166">The <text:span text:style-name="T28">setAppToolBar </text:span>method is invoked in line 291. This method is written as follows:</text:p>
          </table:table-cell>
        </table:table-row>
      </table:table>
      <text:p text:style-name="P166"/>
      <table:table table:name="Table847" table:style-name="Table847">
        <table:table-column table:style-name="Table847.A"/>
        <table:table-column table:style-name="Table847.B"/>
        <table:table-row>
          <table:table-cell table:style-name="Table847.A1" office:value-type="string">
            <text:p text:style-name="P166"/>
          </table:table-cell>
          <table:table-cell table:style-name="Table847.A1" office:value-type="string">
            <text:p text:style-name="P170"><text:span text:style-name="T33">298: </text:span><text:span text:style-name="T39">public void</text:span><text:span text:style-name="T33"> setAppToolBar(</text:span></text:p>
            <text:p text:style-name="P268"><text:s text:c="7"/>AppToolBar aAppToolBar) {</text:p>
            <text:p text:style-name="P268">299: <text:s text:c="2"/>appToolBar = aAppToolBar;</text:p>
            <text:p text:style-name="P268">300: }</text:p>
          </table:table-cell>
        </table:table-row>
      </table:table>
      <text:p text:style-name="P166"/>
      <table:table table:name="Table848" table:style-name="Table848">
        <table:table-column table:style-name="Table848.A"/>
        <table:table-column table:style-name="Table848.B"/>
        <table:table-row>
          <table:table-cell table:style-name="Table848.A1" office:value-type="string">
            <text:p text:style-name="P166"/>
          </table:table-cell>
          <table:table-cell table:style-name="Table848.A1" office:value-type="string">
            <text:p text:style-name="P166">This method assigns the tool bar object to the <text:span text:style-name="T28">appToolBar </text:span>property of the <text:span text:style-name="T34">Diagram</text:span> class<text:span text:style-name="T33">. </text:span>Once we have obtained this reference, we can then proceed to verification operations of the current mode such as those illustrated in the following lines:</text:p>
          </table:table-cell>
        </table:table-row>
      </table:table>
      <text:p text:style-name="P166"/>
      <table:table table:name="Table849" table:style-name="Table849">
        <table:table-column table:style-name="Table849.A"/>
        <table:table-column table:style-name="Table849.B"/>
        <table:table-row>
          <table:table-cell table:style-name="Table849.A1" office:value-type="string">
            <text:p text:style-name="P166"/>
          </table:table-cell>
          <table:table-cell table:style-name="Table849.A1" office:value-type="string">
            <text:p text:style-name="P170"><text:span text:style-name="T33">366: </text:span><text:span text:style-name="T39">if</text:span><text:span text:style-name="T33"> (appToolBar.getSelectedButton() == </text:span></text:p>
            <text:p text:style-name="P170"><text:span text:style-name="T33"><text:s text:c="9"/>AppToolBar.BOX) { <text:s/></text:span><text:span text:style-name="T93">// +</text:span></text:p>
            <text:p text:style-name="P170"><text:span text:style-name="T33">369: </text:span><text:span text:style-name="T39">else if</text:span><text:span text:style-name="T33"> (appToolBar.getSelectedButton() == </text:span></text:p>
            <text:p text:style-name="P170"><text:span text:style-name="T33"><text:s text:c="14"/>AppToolBar.SELECT) { <text:s/></text:span><text:span text:style-name="T93">// +</text:span></text:p>
            <text:p text:style-name="P170"><text:span text:style-name="T33">374: </text:span><text:span text:style-name="T39">if</text:span><text:span text:style-name="T33"> (appToolBar.getSelectedButton() == </text:span></text:p>
            <text:p text:style-name="P170"><text:span text:style-name="T33"><text:s text:c="9"/>AppToolBar.SELECT) { <text:s/></text:span><text:span text:style-name="T93">// +</text:span></text:p>
          </table:table-cell>
        </table:table-row>
      </table:table>
      <text:p text:style-name="P166"/>
      <table:table table:name="Table850" table:style-name="Table850">
        <table:table-column table:style-name="Table850.A"/>
        <table:table-column table:style-name="Table850.B"/>
        <table:table-row>
          <table:table-cell table:style-name="Table850.A1" office:value-type="string">
            <text:p text:style-name="P166"/>
          </table:table-cell>
          <table:table-cell table:style-name="Table850.A1" office:value-type="string">
            <text:p text:style-name="P166">These three operations allow us to recognize which activity a user really wants to perform. Without previously obtaining the reference to the tool bar object, it would have been impossible to verify the current mode in the <text:span text:style-name="T28">Diagram</text:span> class<text:span text:style-name="T29">.</text:span></text:p>
          </table:table-cell>
        </table:table-row>
      </table:table>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78"/>
      <table:table table:name="Table851" table:style-name="Table851">
        <table:table-column table:style-name="Table851.A"/>
        <table:table-column table:style-name="Table851.B"/>
        <table:table-row>
          <table:table-cell table:style-name="Table851.A1" office:value-type="string">
            <text:h text:style-name="P67" text:outline-level="1">CHAPTER</text:h>
            <text:h text:style-name="P68" text:outline-level="1"><text:span text:style-name="T89"><text:s text:c="3"/></text:span><text:span text:style-name="T22">9 <text:s/></text:span></text:h>
            <text:p text:style-name="Standard"/>
            <text:p text:style-name="Standard"><text:s/></text:p>
          </table:table-cell>
          <table:table-cell table:style-name="Table851.A1" office:value-type="string">
            <text:h text:style-name="P70" text:outline-level="1"><text:s text:c="73"/></text:h>
            <text:p text:style-name="Standard"/>
            <text:h text:style-name="P259" text:outline-level="1">About Window</text:h>
            <text:h text:style-name="P72" text:outline-level="1"/>
            <text:p text:style-name="Standard"/>
            <text:p text:style-name="P75">When developing graphical user interfaces, it is often useful to include a help menu. This menu is designed principally for novice users so that they can more easily familiarize themselves with the operations offered by the application (or applet).</text:p>
          </table:table-cell>
        </table:table-row>
      </table:table>
      <text:p text:style-name="P15"/>
      <table:table table:name="Table852" table:style-name="Table852">
        <table:table-column table:style-name="Table852.A"/>
        <table:table-column table:style-name="Table852.B"/>
        <table:table-row>
          <table:table-cell table:style-name="Table852.A1" office:value-type="string">
            <text:p text:style-name="P15"/>
          </table:table-cell>
          <table:table-cell table:style-name="Table852.A1" office:value-type="string">
            <text:p text:style-name="P75">Several items can make up this menu. In this chapter, we present the menu item “About...”. By clicking on this help menu item, we can see the application window named “About...”. This window is displayed over the principal frame of the application.</text:p>
          </table:table-cell>
        </table:table-row>
      </table:table>
      <text:p text:style-name="P166"/>
      <table:table table:name="Table853" table:style-name="Table853">
        <table:table-column table:style-name="Table853.A"/>
        <table:table-column table:style-name="Table853.B"/>
        <table:table-row>
          <table:table-cell table:style-name="Table853.A1" office:value-type="string">
            <text:p text:style-name="P166"/>
          </table:table-cell>
          <table:table-cell table:style-name="Table853.A1" office:value-type="string">
            <text:p text:style-name="P260">Inside this window, we see an image followed by several lines of text. The “OK” button allows you to close the window. As long as this button is not pressed, the use of other application functions is blocked.</text:p>
          </table:table-cell>
        </table:table-row>
      </table:table>
      <text:p text:style-name="P166"/>
      <table:table table:name="Table854" table:style-name="Table854">
        <table:table-column table:style-name="Table854.A"/>
        <table:table-column table:style-name="Table854.B"/>
        <table:table-row>
          <table:table-cell table:style-name="Table854.A1" office:value-type="string">
            <text:p text:style-name="P166"/>
          </table:table-cell>
          <table:table-cell table:style-name="Table854.A1" office:value-type="string">
            <text:p text:style-name="P260">In addition to adding the “Help” menu, we will add to the “Edit” menu the item named “Delete Selected Boxes”. Also, each box in the interface will have a title that can even be modified.</text:p>
          </table:table-cell>
        </table:table-row>
      </table:table>
      <text:p text:style-name="P170"/>
      <text:p text:style-name="P204"/>
      <table:table table:name="Table855" table:style-name="Table855">
        <table:table-column table:style-name="Table855.A"/>
        <table:table-row>
          <table:table-cell table:style-name="Table855.A1" office:value-type="string">
            <text:p text:style-name="P170"/>
          </table:table-cell>
        </table:table-row>
      </table:table>
      <text:h text:style-name="P279" text:outline-level="3">Maintaining the Menu Bar</text:h>
      <text:p text:style-name="P170"/>
      <text:p text:style-name="P170"/>
      <table:table table:name="Table856" table:style-name="Table856">
        <table:table-column table:style-name="Table856.A"/>
        <table:table-row>
          <table:table-cell table:style-name="Table856.A1" office:value-type="string">
            <text:p text:style-name="P266"/>
          </table:table-cell>
        </table:table-row>
      </table:table>
      <text:h text:style-name="P267" text:outline-level="2">Menu Item Constants</text:h>
      <text:p text:style-name="P166"/>
      <table:table table:name="Table857" table:style-name="Table857">
        <table:table-column table:style-name="Table857.A"/>
        <table:table-column table:style-name="Table857.B"/>
        <table:table-row>
          <table:table-cell table:style-name="Table857.A1" office:value-type="string">
            <text:p text:style-name="P166"/>
          </table:table-cell>
          <table:table-cell table:style-name="Table857.A1" office:value-type="string">
            <text:p text:style-name="P166">In the <text:span text:style-name="T28">AppMenu</text:span> class<text:span text:style-name="T29">,</text:span> we have modified the value of the menu item constants presented in the previous chapters. In order to include the menu items “About...” (“Help” menu) and “Delete Selected Boxes” (“Edit” menu), two additional constants <text:span text:style-name="T34">ABOUT</text:span> and <text:span text:style-name="T34">DELETE</text:span> were added and previous constants were modified with new numbers:</text:p>
          </table:table-cell>
        </table:table-row>
      </table:table>
      <text:p text:style-name="P166"/>
      <table:table table:name="Table858" table:style-name="Table858">
        <table:table-column table:style-name="Table858.A"/>
        <table:table-column table:style-name="Table858.B"/>
        <table:table-row>
          <table:table-cell table:style-name="Table858.A1" office:value-type="string">
            <text:p text:style-name="P166"/>
          </table:table-cell>
          <table:table-cell table:style-name="Table858.A1" office:value-type="string">
            <text:p text:style-name="P170"><text:span text:style-name="T94">95: <text:s/></text:span><text:span text:style-name="T95">private static final int</text:span><text:span text:style-name="T94"> EXIT <text:s text:c="4"/>= 11; <text:s/></text:span><text:span text:style-name="T96">// &amp;</text:span></text:p>
            <text:p text:style-name="P170"><text:span text:style-name="T94">96: <text:s/></text:span><text:span text:style-name="T95">private static final int</text:span><text:span text:style-name="T94"> SELECT <text:s text:c="2"/>= 21; <text:s/></text:span><text:span text:style-name="T96">// &amp;</text:span></text:p>
            <text:p text:style-name="P170"><text:span text:style-name="T94">97: <text:s/></text:span><text:span text:style-name="T95">private static final int</text:span><text:span text:style-name="T94"> DESELECT = 22; <text:s/></text:span><text:span text:style-name="T96">// &amp;</text:span></text:p>
            <text:p text:style-name="P170"><text:span text:style-name="T94">98: <text:s/></text:span><text:span text:style-name="T95">private static final int</text:span><text:span text:style-name="T94"> DELETE <text:s text:c="2"/>= 23; <text:s/></text:span><text:span text:style-name="T96">// +</text:span></text:p>
            <text:p text:style-name="P170"><text:span text:style-name="T94">99: <text:s/></text:span><text:span text:style-name="T95">private static final int</text:span><text:span text:style-name="T94"> HIDE <text:s text:c="4"/>= 31; <text:s/></text:span><text:span text:style-name="T96">// &amp;</text:span></text:p>
            <text:p text:style-name="P170"><text:span text:style-name="T94">100: </text:span><text:span text:style-name="T95">private static final int</text:span><text:span text:style-name="T94"> SHOW <text:s text:c="4"/>= 32; <text:s/></text:span><text:span text:style-name="T96">// &amp;</text:span></text:p>
            <text:p text:style-name="P170"><text:span text:style-name="T94">101: </text:span><text:span text:style-name="T95">private static final int</text:span><text:span text:style-name="T94"> ABOUT <text:s text:c="3"/>= 41; <text:s/></text:span><text:span text:style-name="T96">// +</text:span></text:p>
          </table:table-cell>
        </table:table-row>
      </table:table>
      <text:p text:style-name="P170"/>
      <text:p text:style-name="P170"/>
      <table:table table:name="Table859" table:style-name="Table859">
        <table:table-column table:style-name="Table859.A"/>
        <table:table-row>
          <table:table-cell table:style-name="Table859.A1" office:value-type="string">
            <text:p text:style-name="P266"/>
          </table:table-cell>
        </table:table-row>
      </table:table>
      <text:h text:style-name="P228" text:outline-level="2"><text:span text:style-name="T26">AppMenu </text:span><text:span text:style-name="T32">Constructor</text:span></text:h>
      <text:p text:style-name="P166"/>
      <table:table table:name="Table860" table:style-name="Table860">
        <table:table-column table:style-name="Table860.A"/>
        <table:table-column table:style-name="Table860.B"/>
        <table:table-row>
          <table:table-cell table:style-name="Table860.A1" office:value-type="string">
            <text:p text:style-name="P166"/>
          </table:table-cell>
          <table:table-cell table:style-name="Table860.A1" office:value-type="string">
            <text:p text:style-name="P166">Other than the constants, the addition of the menu items “About...” (“Help” menu) and “Delete Selected Boxes” (“Edit" menu) requires the additional code inside the menu bar constructor:</text:p>
          </table:table-cell>
        </table:table-row>
      </table:table>
      <text:p text:style-name="P166"/>
      <table:table table:name="Table861" table:style-name="Table861">
        <table:table-column table:style-name="Table861.A"/>
        <table:table-column table:style-name="Table861.B"/>
        <table:table-row>
          <table:table-cell table:style-name="Table861.A1" office:value-type="string">
            <text:p text:style-name="P166"/>
          </table:table-cell>
          <table:table-cell table:style-name="Table861.A1" office:value-type="string">
            <text:p text:style-name="P170"><text:span text:style-name="T33">108: </text:span><text:span text:style-name="T39">private</text:span><text:span text:style-name="T33"> JMenuItem menuEditDelete = </text:span></text:p>
            <text:p text:style-name="P170"><text:span text:style-name="T33"><text:s text:c="7"/></text:span><text:span text:style-name="T39">new</text:span><text:span text:style-name="T33"> JMenuItem ("</text:span></text:p>
            <text:p text:style-name="P170"><text:span text:style-name="T33"><text:s text:c="9"/>Delete Selected Boxes"); <text:s/></text:span><text:span text:style-name="T93">// +</text:span></text:p>
            <text:p text:style-name="P170"><text:span text:style-name="T33">112: </text:span><text:span text:style-name="T39">private</text:span><text:span text:style-name="T33"> JMenu menuHelp = </text:span></text:p>
            <text:p text:style-name="P170"><text:span text:style-name="T33"><text:s text:c="7"/></text:span><text:span text:style-name="T39">new </text:span><text:span text:style-name="T33">JMenu("Help"); <text:s/></text:span><text:span text:style-name="T93">// +</text:span></text:p>
            <text:p text:style-name="P170"><text:span text:style-name="T33">113: </text:span><text:span text:style-name="T39">private</text:span><text:span text:style-name="T33"> JMenuItem menuHelpAbout <text:s/>= </text:span></text:p>
            <text:p text:style-name="P170"><text:span text:style-name="T33"><text:s text:c="7"/></text:span><text:span text:style-name="T39">new </text:span><text:span text:style-name="T33">JMenuItem("About..."); <text:s/></text:span><text:span text:style-name="T93">// +</text:span></text:p>
            <text:p text:style-name="P268"/>
            <text:p text:style-name="P268">126: menuEditDelete.setActionCommand(</text:p>
            <text:p text:style-name="P170"><text:span text:style-name="T33"><text:s text:c="7"/>"Delete"); <text:s/></text:span><text:span text:style-name="T93">// +</text:span></text:p>
            <text:p text:style-name="P268">127: menuEditDelete.addActionListener(</text:p>
            <text:p text:style-name="P170"><text:span text:style-name="T33"><text:s text:c="7"/></text:span><text:span text:style-name="T39">this</text:span><text:span text:style-name="T33">); <text:s/></text:span><text:span text:style-name="T93">// +</text:span></text:p>
            <text:p text:style-name="P268"/>
            <text:p text:style-name="P268">134: menuHelpAbout.setActionCommand(</text:p>
            <text:p text:style-name="P170"><text:span text:style-name="T33"><text:s text:c="7"/>"About"); <text:s/></text:span><text:span text:style-name="T93">// +</text:span></text:p>
            <text:p text:style-name="P268">135: menuHelpAbout.addActionListener(</text:p>
            <text:p text:style-name="P170"><text:span text:style-name="T33"><text:s text:c="7"/></text:span><text:span text:style-name="T39">this</text:span><text:span text:style-name="T33">); <text:s/></text:span><text:span text:style-name="T93">// +</text:span></text:p>
            <text:p text:style-name="P268"/>
            <text:p text:style-name="P170"><text:span text:style-name="T33">140: menuEdit.addSeparator(); <text:s/></text:span><text:span text:style-name="T93">// +</text:span></text:p>
            <text:p text:style-name="P170"><text:span text:style-name="T33">141: menuEdit.add(menuEditDelete); <text:s/></text:span><text:span text:style-name="T93">// +</text:span></text:p>
            <text:p text:style-name="P268"/>
            <text:p text:style-name="P170"><text:span text:style-name="T33">144: menuHelp.add(menuHelpAbout); <text:s/></text:span><text:span text:style-name="T93">// +</text:span></text:p>
            <text:p text:style-name="P268"/>
            <text:p text:style-name="P170"><text:span text:style-name="T33">149: this.add(menuHelp); <text:s/></text:span><text:span text:style-name="T93">// +</text:span></text:p>
          </table:table-cell>
        </table:table-row>
      </table:table>
      <text:p text:style-name="P166"/>
      <table:table table:name="Table862" table:style-name="Table862">
        <table:table-column table:style-name="Table862.A"/>
        <table:table-column table:style-name="Table862.B"/>
        <table:table-row>
          <table:table-cell table:style-name="Table862.A1" office:value-type="string">
            <text:p text:style-name="P166"/>
          </table:table-cell>
          <table:table-cell table:style-name="Table862.A1" office:value-type="string">
            <text:p text:style-name="P166">The <text:span text:style-name="T28">addSeparator</text:span><text:span text:style-name="T33"> </text:span>method in line 140 adds a horizontal line between the menu items “Deselect Boxes” and “Delete Selected Boxes”. As for the other lines of code, those were discussed in Chapter 6.</text:p>
          </table:table-cell>
        </table:table-row>
      </table:table>
      <text:p text:style-name="P166"/>
      <text:p text:style-name="P170"/>
      <table:table table:name="Table863" table:style-name="Table863">
        <table:table-column table:style-name="Table863.A"/>
        <table:table-row>
          <table:table-cell table:style-name="Table863.A1" office:value-type="string">
            <text:p text:style-name="P266"/>
          </table:table-cell>
        </table:table-row>
      </table:table>
      <text:h text:style-name="P228" text:outline-level="2"><text:span text:style-name="T32">Method </text:span><text:span text:style-name="T26">getCommand</text:span></text:h>
      <text:p text:style-name="P166"/>
      <table:table table:name="Table864" table:style-name="Table864">
        <table:table-column table:style-name="Table864.A"/>
        <table:table-column table:style-name="Table864.B"/>
        <table:table-row>
          <table:table-cell table:style-name="Table864.A1" office:value-type="string">
            <text:p text:style-name="P166"/>
          </table:table-cell>
          <table:table-cell table:style-name="Table864.A1" office:value-type="string">
            <text:p text:style-name="P166">To include the menu items “About...” and “Delete Selected Boxes”, two new <text:span text:style-name="T28">if</text:span> statements were added (lines 184 and 187) inside the method <text:span text:style-name="T28">getCommand</text:span><text:span text:style-name="T33"> </text:span>below:</text:p>
          </table:table-cell>
        </table:table-row>
      </table:table>
      <text:p text:style-name="P166"/>
      <table:table table:name="Table865" table:style-name="Table865">
        <table:table-column table:style-name="Table865.A"/>
        <table:table-column table:style-name="Table865.B"/>
        <table:table-row>
          <table:table-cell table:style-name="Table865.A1" office:value-type="string">
            <text:p text:style-name="P166"/>
          </table:table-cell>
          <table:table-cell table:style-name="Table865.A1" office:value-type="string">
            <text:p text:style-name="P170"><text:span text:style-name="T33">179: </text:span><text:span text:style-name="T39">private int</text:span><text:span text:style-name="T33"> getCommand(String aCommand) { </text:span></text:p>
            <text:p text:style-name="P170"><text:span text:style-name="T33">180: <text:s text:c="2"/></text:span><text:span text:style-name="T39">int</text:span><text:span text:style-name="T33"> action = -1;</text:span></text:p>
            <text:p text:style-name="P170"><text:span text:style-name="T33">181: <text:s text:c="2"/></text:span><text:span text:style-name="T39">if</text:span><text:span text:style-name="T33"> <text:s text:c="5"/>(aCommand.equals("Exit"))</text:span></text:p>
            <text:p text:style-name="P268"><text:s text:c="9"/>action = EXIT;</text:p>
            <text:p text:style-name="P170"><text:span text:style-name="T33">182: <text:s text:c="2"/></text:span><text:span text:style-name="T39">else if</text:span><text:span text:style-name="T33"> (aCommand.equals("Select")) <text:s text:c="2"/></text:span></text:p>
            <text:p text:style-name="P268"><text:s text:c="9"/>action = SELECT;</text:p>
            <text:p text:style-name="P170"><text:span text:style-name="T33">183: <text:s text:c="2"/></text:span><text:span text:style-name="T39">else if</text:span><text:span text:style-name="T33"> (aCommand.equals("Deselect")) </text:span></text:p>
            <text:p text:style-name="P268"><text:s text:c="9"/>action = DESELECT;</text:p>
            <text:p text:style-name="P170"><text:span text:style-name="T33">184: <text:s text:c="2"/></text:span><text:span text:style-name="T39">else if</text:span><text:span text:style-name="T33"> (aCommand.equals("Delete")) <text:s/></text:span></text:p>
            <text:p text:style-name="P170"><text:span text:style-name="T33"><text:s text:c="9"/>action = DELETE; <text:s/></text:span><text:span text:style-name="T93">// +</text:span></text:p>
            <text:p text:style-name="P170"><text:span text:style-name="T33">185: <text:s text:c="2"/></text:span><text:span text:style-name="T39">else if</text:span><text:span text:style-name="T33"> (aCommand.equals("Hide"))</text:span></text:p>
            <text:p text:style-name="P268"><text:s text:c="9"/>action = HIDE;</text:p>
            <text:p text:style-name="P170"><text:span text:style-name="T33">186: <text:s text:c="2"/></text:span><text:span text:style-name="T39">else if</text:span><text:span text:style-name="T33"> (aCommand.equals("Show")) </text:span></text:p>
            <text:p text:style-name="P268"><text:s text:c="9"/>action = SHOW;</text:p>
            <text:p text:style-name="P170"><text:span text:style-name="T33">187: <text:s text:c="2"/></text:span><text:span text:style-name="T39">else if</text:span><text:span text:style-name="T33"> (aCommand.equals("About")) </text:span></text:p>
            <text:p text:style-name="P170"><text:span text:style-name="T33"><text:s text:c="9"/>action = ABOUT; <text:s/></text:span><text:span text:style-name="T93">// +</text:span></text:p>
            <text:p text:style-name="P170"><text:span text:style-name="T33">188: <text:s text:c="2"/></text:span><text:span text:style-name="T39">return</text:span><text:span text:style-name="T33"> action;</text:span></text:p>
            <text:p text:style-name="P268">189: }</text:p>
          </table:table-cell>
        </table:table-row>
      </table:table>
      <text:p text:style-name="P166"/>
      <table:table table:name="Table866" table:style-name="Table866">
        <table:table-column table:style-name="Table866.A"/>
        <table:table-column table:style-name="Table866.B"/>
        <table:table-row>
          <table:table-cell table:style-name="Table866.A1" office:value-type="string">
            <text:p text:style-name="P166"/>
          </table:table-cell>
          <table:table-cell table:style-name="Table866.A1" office:value-type="string">
            <text:p text:style-name="P166">Note that the keywords "<text:span text:style-name="T28">else if</text:span>" used on a single line is equivalent to the following, where the keywords are placed on two separate lines:</text:p>
          </table:table-cell>
        </table:table-row>
      </table:table>
      <text:p text:style-name="P166"/>
      <table:table table:name="Table867" table:style-name="Table867">
        <table:table-column table:style-name="Table867.A"/>
        <table:table-column table:style-name="Table867.B"/>
        <table:table-row>
          <table:table-cell table:style-name="Table867.A1" office:value-type="string">
            <text:p text:style-name="P166"/>
          </table:table-cell>
          <table:table-cell table:style-name="Table867.A1" office:value-type="string">
            <text:p text:style-name="P170"><text:span text:style-name="T97">if</text:span><text:span text:style-name="T98"> (aCommand.equals("Exit")) <text:s text:c="8"/>action = EXIT;</text:span></text:p>
            <text:p text:style-name="P280">else</text:p>
            <text:p text:style-name="P170"><text:span text:style-name="T98"><text:s text:c="2"/></text:span><text:span text:style-name="T97">if</text:span><text:span text:style-name="T98"> (aCommand.equals("Select")) <text:s text:c="4"/>action = SELECT;</text:span></text:p>
            <text:p text:style-name="P170"><text:span text:style-name="T98"><text:s text:c="2"/></text:span><text:span text:style-name="T97">else</text:span></text:p>
            <text:p text:style-name="P170"><text:span text:style-name="T98"><text:s text:c="4"/></text:span><text:span text:style-name="T97">if</text:span><text:span text:style-name="T98"> (aCommand.equals("Deselect")) action = DESELECT;</text:span></text:p>
            <text:p text:style-name="P170"><text:span text:style-name="T98"><text:s text:c="4"/></text:span><text:span text:style-name="T97">else</text:span></text:p>
            <text:p text:style-name="P170"><text:span text:style-name="T98"><text:s text:c="6"/></text:span><text:span text:style-name="T97">if</text:span><text:span text:style-name="T98"> (aCommand.equals("Delete")) action = DELETE;</text:span></text:p>
            <text:p text:style-name="P170"><text:span text:style-name="T98"><text:s text:c="6"/></text:span><text:span text:style-name="T97">else</text:span></text:p>
            <text:p text:style-name="P170"><text:span text:style-name="T98"><text:s text:c="8"/></text:span><text:span text:style-name="T97">if</text:span><text:span text:style-name="T98"> (aCommand.equals("Hide")) action = HIDE;</text:span></text:p>
            <text:p text:style-name="P170"><text:span text:style-name="T98"><text:s text:c="8"/></text:span><text:span text:style-name="T97">else</text:span></text:p>
            <text:p text:style-name="P170"><text:span text:style-name="T98"><text:s text:c="10"/></text:span><text:span text:style-name="T97">if</text:span><text:span text:style-name="T98"> (aCommand.equals("Show")) <text:s text:c="3"/>action = SHOW;</text:span></text:p>
            <text:p text:style-name="P170"><text:span text:style-name="T98"><text:s text:c="10"/></text:span><text:span text:style-name="T97">else</text:span></text:p>
            <text:p text:style-name="P170"><text:span text:style-name="T98"><text:s text:c="12"/></text:span><text:span text:style-name="T97">if</text:span><text:span text:style-name="T98"> (aCommand.equals("About")) action = ABOUT;</text:span></text:p>
          </table:table-cell>
        </table:table-row>
      </table:table>
      <text:p text:style-name="P166"/>
      <table:table table:name="Table868" table:style-name="Table868">
        <table:table-column table:style-name="Table868.A"/>
        <table:table-column table:style-name="Table868.B"/>
        <table:table-row>
          <table:table-cell table:style-name="Table868.A1" office:value-type="string">
            <text:p text:style-name="P166"/>
          </table:table-cell>
          <table:table-cell table:style-name="Table868.A1" office:value-type="string">
            <text:p text:style-name="P166">The choice of form to be used is left to developers, although we recommend "<text:span text:style-name="T28">else if</text:span>" statements on the same line when these are found inside several linked levels as previously shown in lines 181 to 187.</text:p>
          </table:table-cell>
        </table:table-row>
      </table:table>
      <text:p text:style-name="P166"/>
      <text:p text:style-name="P170"/>
      <table:table table:name="Table869" table:style-name="Table869">
        <table:table-column table:style-name="Table869.A"/>
        <table:table-row>
          <table:table-cell table:style-name="Table869.A1" office:value-type="string">
            <text:p text:style-name="P266"/>
          </table:table-cell>
        </table:table-row>
      </table:table>
      <text:h text:style-name="P228" text:outline-level="2"><text:span text:style-name="T32">Method </text:span><text:span text:style-name="T26">deleteSelectedBoxes</text:span></text:h>
      <text:p text:style-name="P166"/>
      <table:table table:name="Table870" table:style-name="Table870">
        <table:table-column table:style-name="Table870.A"/>
        <table:table-column table:style-name="Table870.B"/>
        <table:table-row>
          <table:table-cell table:style-name="Table870.A1" office:value-type="string">
            <text:p text:style-name="P166"/>
          </table:table-cell>
          <table:table-cell table:style-name="Table870.A1" office:value-type="string">
            <text:p text:style-name="P166">Two additional <text:span text:style-name="T28">case</text:span><text:span text:style-name="T33"> </text:span>clauses were inserted in the <text:span text:style-name="T28">switch</text:span><text:span text:style-name="T33"> </text:span>statement of the <text:span text:style-name="T28">actionPerformed</text:span> method:</text:p>
          </table:table-cell>
        </table:table-row>
      </table:table>
      <text:p text:style-name="P166"/>
      <table:table table:name="Table871" table:style-name="Table871">
        <table:table-column table:style-name="Table871.A"/>
        <table:table-column table:style-name="Table871.B"/>
        <table:table-row>
          <table:table-cell table:style-name="Table871.A1" office:value-type="string">
            <text:p text:style-name="P166"/>
          </table:table-cell>
          <table:table-cell table:style-name="Table871.A1" office:value-type="string">
            <text:p text:style-name="P170"><text:span text:style-name="T33">204: </text:span><text:span text:style-name="T39">case</text:span><text:span text:style-name="T33"> DELETE:</text:span></text:p>
            <text:p text:style-name="P268">205: <text:s text:c="2"/>appFrame.getDiagram().</text:p>
            <text:p text:style-name="P268"><text:s text:c="9"/>deleteSelectedBoxes();</text:p>
            <text:p text:style-name="P170"><text:span text:style-name="T33">206: <text:s text:c="2"/></text:span><text:span text:style-name="T39">break</text:span><text:span text:style-name="T33">;</text:span></text:p>
            <text:p text:style-name="P268"/>
            <text:p text:style-name="P170"><text:span text:style-name="T33">215: </text:span><text:span text:style-name="T39">case</text:span><text:span text:style-name="T33"> ABOUT:</text:span></text:p>
            <text:p text:style-name="P268">216: <text:s text:c="2"/>this.displayAbout();</text:p>
            <text:p text:style-name="P166"><text:span text:style-name="T33">217: <text:s text:c="2"/></text:span><text:span text:style-name="T39">break</text:span><text:span text:style-name="T33">;</text:span></text:p>
          </table:table-cell>
        </table:table-row>
      </table:table>
      <text:p text:style-name="P166"/>
      <table:table table:name="Table872" table:style-name="Table872">
        <table:table-column table:style-name="Table872.A"/>
        <table:table-column table:style-name="Table872.B"/>
        <table:table-row>
          <table:table-cell table:style-name="Table872.A1" office:value-type="string">
            <text:p text:style-name="P166"/>
          </table:table-cell>
          <table:table-cell table:style-name="Table872.A1" office:value-type="string">
            <text:p text:style-name="P166">The development of the <text:span text:style-name="T28">deleteSelectedBoxes</text:span> method<text:span text:style-name="T29">,</text:span><text:span text:style-name="T33"> </text:span>used in the <text:span text:style-name="T28">case</text:span><text:span text:style-name="T33"> </text:span>clause of line 205, essentially follows the same rules of design as those of the <text:span text:style-name="T28">hideSelectedBoxes</text:span><text:span text:style-name="T33"> </text:span>method in the <text:span text:style-name="T28">Diagram</text:span> class. The following lines show the method <text:span text:style-name="T28">deleteSelectedBoxes</text:span>,<text:span text:style-name="T33"> </text:span>which is<text:span text:style-name="T33"> </text:span>also located inside the <text:span text:style-name="T28">Diagram</text:span> class:</text:p>
          </table:table-cell>
        </table:table-row>
      </table:table>
      <text:p text:style-name="P166"/>
      <table:table table:name="Table873" table:style-name="Table873">
        <table:table-column table:style-name="Table873.A"/>
        <table:table-column table:style-name="Table873.B"/>
        <table:table-row>
          <table:table-cell table:style-name="Table873.A1" office:value-type="string">
            <text:p text:style-name="P166"/>
          </table:table-cell>
          <table:table-cell table:style-name="Table873.A1" office:value-type="string">
            <text:p text:style-name="P170"><text:span text:style-name="T33">498: </text:span><text:span text:style-name="T39">public void</text:span><text:span text:style-name="T33"> deleteSelectedBoxes() {</text:span></text:p>
            <text:p text:style-name="P268">499: <text:s text:c="2"/>Component[] components =</text:p>
            <text:p text:style-name="P268"><text:s text:c="9"/>this.getComponents();</text:p>
            <text:p text:style-name="P268">500: <text:s text:c="2"/>Box box;</text:p>
            <text:p text:style-name="P170"><text:span text:style-name="T33">501: <text:s text:c="2"/></text:span><text:span text:style-name="T39">for</text:span><text:span text:style-name="T33"> (</text:span><text:span text:style-name="T39">int</text:span><text:span text:style-name="T33"> i = 0; </text:span></text:p>
            <text:p text:style-name="P268"><text:s text:c="12"/>i &lt; components.length; i++) {</text:p>
            <text:p text:style-name="P170"><text:span text:style-name="T33">502: <text:s text:c="4"/></text:span><text:span text:style-name="T39">if</text:span><text:span text:style-name="T33"> (components[i] </text:span><text:span text:style-name="T39">instanceof</text:span><text:span text:style-name="T33"> Box) {</text:span></text:p>
            <text:p text:style-name="P268">503: <text:s text:c="6"/>box = (Box) components[i];</text:p>
            <text:p text:style-name="P170"><text:span text:style-name="T33">504: <text:s text:c="6"/></text:span><text:span text:style-name="T39">if</text:span><text:span text:style-name="T33"> (box.isSelected()) {</text:span></text:p>
            <text:p text:style-name="P268">505: <text:s text:c="8"/>this.remove(box);</text:p>
            <text:p text:style-name="P268">506: <text:s text:c="6"/>}</text:p>
            <text:p text:style-name="P268">507: <text:s text:c="4"/>}</text:p>
            <text:p text:style-name="P268">508: <text:s text:c="2"/>}</text:p>
            <text:p text:style-name="P268">509: <text:s text:c="2"/>this.repaint();</text:p>
            <text:p text:style-name="P268">510: }</text:p>
          </table:table-cell>
        </table:table-row>
      </table:table>
      <text:p text:style-name="P166"/>
      <table:table table:name="Table874" table:style-name="Table874">
        <table:table-column table:style-name="Table874.A"/>
        <table:table-column table:style-name="Table874.B"/>
        <table:table-row>
          <table:table-cell table:style-name="Table874.A1" office:value-type="string">
            <text:p text:style-name="P166"/>
          </table:table-cell>
          <table:table-cell table:style-name="Table874.A1" office:value-type="string">
            <text:p text:style-name="P166">The only difference in this method in comparison with the method <text:span text:style-name="T28">hideSelectedBoxes </text:span>is in line 505, where we replaced <text:span text:style-name="T33">box.setVisible(</text:span><text:span text:style-name="T39">false</text:span><text:span text:style-name="T33">) </text:span>with<text:span text:style-name="T33"> this.remove(box)</text:span>.</text:p>
          </table:table-cell>
        </table:table-row>
      </table:table>
      <text:p text:style-name="P166"/>
      <table:table table:name="Table875" table:style-name="Table875">
        <table:table-column table:style-name="Table875.A"/>
        <table:table-column table:style-name="Table875.B"/>
        <table:table-row>
          <table:table-cell table:style-name="Table875.A1" office:value-type="string">
            <text:p text:style-name="P170">The method <text:span text:style-name="T26">repaint</text:span><text:span text:style-name="T35"> </text:span>is used to redisplay the graphical user interface.</text:p>
          </table:table-cell>
          <table:table-cell table:style-name="Table875.A1" office:value-type="string">
            <text:p text:style-name="P166">The <text:span text:style-name="T28">remove</text:span><text:span text:style-name="T33"> </text:span>method in line 505 deletes the reference to the object <text:span text:style-name="T28">box</text:span><text:span text:style-name="T33"> </text:span>located inside the <text:span text:style-name="T28">diagram</text:span> object<text:span text:style-name="T35">.</text:span> Since the statement in line 505 is included within the <text:span text:style-name="T28">for </text:span>statement, all objects previously selected will be deleted. Since object references have been removed from the diagram, we must call the <text:span text:style-name="T28">repaint </text:span>method (line 509) to redisplay or refresh the diagram.</text:p>
          </table:table-cell>
        </table:table-row>
      </table:table>
      <text:p text:style-name="P170"/>
      <text:p text:style-name="P170"/>
      <table:table table:name="Table876" table:style-name="Table876">
        <table:table-column table:style-name="Table876.A"/>
        <table:table-row>
          <table:table-cell table:style-name="Table876.A1" office:value-type="string">
            <text:p text:style-name="P266"/>
          </table:table-cell>
        </table:table-row>
      </table:table>
      <text:h text:style-name="P228" text:outline-level="2"><text:span text:style-name="T32">Method </text:span><text:span text:style-name="T26">displayAbout</text:span></text:h>
      <text:p text:style-name="P166"/>
      <table:table table:name="Table877" table:style-name="Table877">
        <table:table-column table:style-name="Table877.A"/>
        <table:table-column table:style-name="Table877.B"/>
        <table:table-row>
          <table:table-cell table:style-name="Table877.A1" office:value-type="string">
            <text:p text:style-name="P166"/>
          </table:table-cell>
          <table:table-cell table:style-name="Table877.A1" office:value-type="string">
            <text:p text:style-name="P166">The method <text:span text:style-name="T28">displayAbout</text:span><text:span text:style-name="T33"> </text:span>is presented below:</text:p>
          </table:table-cell>
        </table:table-row>
      </table:table>
      <text:p text:style-name="P166"/>
      <table:table table:name="Table878" table:style-name="Table878">
        <table:table-column table:style-name="Table878.A"/>
        <table:table-column table:style-name="Table878.B"/>
        <table:table-row>
          <table:table-cell table:style-name="Table878.A1" office:value-type="string">
            <text:p text:style-name="P166"/>
          </table:table-cell>
          <table:table-cell table:style-name="Table878.A1" office:value-type="string">
            <text:p text:style-name="P170"><text:span text:style-name="T33">166: </text:span><text:span text:style-name="T39">private void</text:span><text:span text:style-name="T33"> displayAbout() {</text:span></text:p>
            <text:p text:style-name="P170"><text:span text:style-name="T33">167: <text:s text:c="2"/>AppAbout about = </text:span><text:span text:style-name="T39">new</text:span><text:span text:style-name="T33"> AppAbout(appFrame);</text:span></text:p>
            <text:p text:style-name="P268">168: <text:s text:c="2"/>Dimension aboutSize = </text:p>
            <text:p text:style-name="P268"><text:s text:c="9"/>about.getPreferredSize();</text:p>
            <text:p text:style-name="P268">169: <text:s text:c="2"/>Dimension frameSize = </text:p>
            <text:p text:style-name="P268"><text:s text:c="9"/>appFrame.getSize();</text:p>
            <text:p text:style-name="P268">170: <text:s text:c="2"/>Point frameLocation = </text:p>
            <text:p text:style-name="P268"><text:s text:c="9"/>appFrame.getLocation();</text:p>
            <text:p text:style-name="P170"><text:span text:style-name="T33">171: <text:s text:c="2"/></text:span><text:span text:style-name="T39">int</text:span><text:span text:style-name="T33"> x = ((frameSize.width – </text:span></text:p>
            <text:p text:style-name="P268"><text:s text:c="17"/>aboutSize.width) / 2) +</text:p>
            <text:p text:style-name="P268"><text:s text:c="17"/>frameLocation.x;</text:p>
            <text:p text:style-name="P170"><text:span text:style-name="T33">172: <text:s text:c="2"/></text:span><text:span text:style-name="T39">int</text:span><text:span text:style-name="T33"> y = ((frameSize.height – </text:span></text:p>
            <text:p text:style-name="P268"><text:s text:c="17"/>aboutSize.height) / 2) +</text:p>
            <text:p text:style-name="P268"><text:s text:c="17"/>frameLocation.y;</text:p>
            <text:p text:style-name="P268">173: <text:s text:c="2"/>about.setLocation(x, y);</text:p>
            <text:p text:style-name="P170"><text:span text:style-name="T33">174: <text:s text:c="2"/>about.setModal(</text:span><text:span text:style-name="T39">true</text:span><text:span text:style-name="T33">);</text:span></text:p>
            <text:p text:style-name="P170"><text:span text:style-name="T33">175: <text:s text:c="2"/>about.setVisible(</text:span><text:span text:style-name="T39">true</text:span><text:span text:style-name="T33">);</text:span></text:p>
            <text:p text:style-name="P258">176: }</text:p>
          </table:table-cell>
        </table:table-row>
      </table:table>
      <text:p text:style-name="P166"/>
      <table:table table:name="Table879" table:style-name="Table879">
        <table:table-column table:style-name="Table879.A"/>
        <table:table-column table:style-name="Table879.B"/>
        <table:table-row>
          <table:table-cell table:style-name="Table879.A1" office:value-type="string">
            <text:p text:style-name="P166"/>
          </table:table-cell>
          <table:table-cell table:style-name="Table879.A1" office:value-type="string">
            <text:p text:style-name="P166">First, line 167 defines the <text:span text:style-name="T28">about</text:span> local variable<text:span text:style-name="T29">.</text:span> We will return, in a future section, to the real use of this object.</text:p>
          </table:table-cell>
        </table:table-row>
      </table:table>
      <text:p text:style-name="P166"/>
      <table:table table:name="Table880" table:style-name="Table880">
        <table:table-column table:style-name="Table880.A"/>
        <table:table-column table:style-name="Table880.B"/>
        <table:table-row>
          <table:table-cell table:style-name="Table880.A1" office:value-type="string">
            <text:p text:style-name="P170">The method <text:span text:style-name="T26">getPreferredSize</text:span> gives the preferred size of a container according to the creators of the Java language.</text:p>
          </table:table-cell>
          <table:table-cell table:style-name="Table880.A1" office:value-type="string">
            <text:p text:style-name="P166">The <text:span text:style-name="T28">getPreferredSize</text:span><text:span text:style-name="T33"> </text:span>method in line 168 obtains the “preferred” size of the <text:span text:style-name="T34">about</text:span><text:span text:style-name="T99"> </text:span>container. In effect, the creators of the Java language have defined the preferred dimensions for each type of container. In our example, we obtain the preferred width as well as the height of the <text:span text:style-name="T28">about</text:span> window. The <text:span text:style-name="T28">aboutSize</text:span><text:span text:style-name="T33"> </text:span>local variable will then serve to calculate the coordinates <text:span text:style-name="T28">x </text:span>and <text:span text:style-name="T28">y </text:span>relative to the top left corner of the principal application window. On the following line, the <text:span text:style-name="T28">getSize</text:span><text:span text:style-name="T33"> </text:span>method is used to obtain the actual width and height of the application frame.</text:p>
          </table:table-cell>
        </table:table-row>
      </table:table>
      <text:p text:style-name="P166"/>
      <table:table table:name="Table881" table:style-name="Table881">
        <table:table-column table:style-name="Table881.A"/>
        <table:table-column table:style-name="Table881.B"/>
        <table:table-row>
          <table:table-cell table:style-name="Table881.A1" office:value-type="string">
            <text:p text:style-name="P166"/>
          </table:table-cell>
          <table:table-cell table:style-name="Table881.A1" office:value-type="string">
            <text:p text:style-name="P166">Lines 171 and 172 calculate the position of the about window with respect to the application window.</text:p>
          </table:table-cell>
        </table:table-row>
      </table:table>
      <text:p text:style-name="P166"/>
      <table:table table:name="Table882" table:style-name="Table882">
        <table:table-column table:style-name="Table882.A"/>
        <table:table-column table:style-name="Table882.B"/>
        <table:table-row>
          <table:table-cell table:style-name="Table882.A1" office:value-type="string">
            <text:p text:style-name="P166"/>
          </table:table-cell>
          <table:table-cell table:style-name="Table882.A1" office:value-type="string">
            <text:p text:style-name="P166">It is the instruction in line 173 that places the top left corner of the <text:span text:style-name="T28">about</text:span> window at the position <text:span text:style-name="T28">x</text:span><text:span text:style-name="T33"> </text:span>and <text:span text:style-name="T28">y</text:span><text:span text:style-name="T33"> </text:span>obtained by the above calculation.</text:p>
          </table:table-cell>
        </table:table-row>
      </table:table>
      <text:p text:style-name="P166"/>
      <table:table table:name="Table883" table:style-name="Table883">
        <table:table-column table:style-name="Table883.A"/>
        <table:table-column table:style-name="Table883.B"/>
        <table:table-row>
          <table:table-cell table:style-name="Table883.A1" office:value-type="string">
            <text:p text:style-name="P170">A window is <text:span text:style-name="T32">modal </text:span>when a user cannot access the other windows of the application.</text:p>
          </table:table-cell>
          <table:table-cell table:style-name="Table883.A1" office:value-type="string">
            <text:p text:style-name="P166">The <text:span text:style-name="T28">setModal</text:span><text:span text:style-name="T33"> </text:span>method in line 174 controls further operations once a window is displayed on the screen. In our example, we wish to force the user to close the window before he can do anything else. In concrete terms, by passing the parameter <text:span text:style-name="T28">true</text:span><text:span text:style-name="T33"> </text:span>to the <text:span text:style-name="T28">setModal</text:span> method<text:span text:style-name="T29">,</text:span> we restrict the use of the application functions until the user has pressed the button “OK”. We call this type of operation a modal window. Conversely, a window is said to be nonmodal when it can stay open at the same time as others while allowing a user to pass from one to the other.</text:p>
          </table:table-cell>
        </table:table-row>
      </table:table>
      <text:p text:style-name="P166"/>
      <table:table table:name="Table884" table:style-name="Table884">
        <table:table-column table:style-name="Table884.A"/>
        <table:table-column table:style-name="Table884.B"/>
        <table:table-row>
          <table:table-cell table:style-name="Table884.A1" office:value-type="string">
            <text:p text:style-name="P166"/>
          </table:table-cell>
          <table:table-cell table:style-name="Table884.A1" office:value-type="string">
            <text:p text:style-name="P166">The method <text:span text:style-name="T28">setVisible</text:span><text:span text:style-name="T33"> </text:span>in line 175 gives the value <text:span text:style-name="T28">true</text:span><text:span text:style-name="T33"> </text:span>to the property <text:span text:style-name="T28">visible</text:span><text:span text:style-name="T29">.</text:span><text:span text:style-name="T33"> </text:span>This change of value displays the about window on the user’s screen.</text:p>
          </table:table-cell>
        </table:table-row>
      </table:table>
      <text:p text:style-name="P170"/>
      <text:p text:style-name="P170"/>
      <text:p text:style-name="P170"/>
      <table:table table:name="Table885" table:style-name="Table885">
        <table:table-column table:style-name="Table885.A"/>
        <table:table-row>
          <table:table-cell table:style-name="Table885.A1" office:value-type="string">
            <text:p text:style-name="P170"/>
          </table:table-cell>
        </table:table-row>
      </table:table>
      <text:h text:style-name="P279" text:outline-level="3">Developing an Application Window</text:h>
      <text:p text:style-name="P170"/>
      <table:table table:name="Table886" table:style-name="Table886">
        <table:table-column table:style-name="Table886.A"/>
        <table:table-column table:style-name="Table886.B"/>
        <table:table-row>
          <table:table-cell table:style-name="Table886.A1" office:value-type="string">
            <text:p text:style-name="P170"/>
          </table:table-cell>
          <table:table-cell table:style-name="Table886.A1" office:value-type="string">
            <text:p text:style-name="P166">As we have already mentioned, the statement in line 167</text:p>
          </table:table-cell>
        </table:table-row>
      </table:table>
      <text:p text:style-name="P166"/>
      <table:table table:name="Table887" table:style-name="Table887">
        <table:table-column table:style-name="Table887.A"/>
        <table:table-column table:style-name="Table887.B"/>
        <table:table-row>
          <table:table-cell table:style-name="Table887.A1" office:value-type="string">
            <text:p text:style-name="P166"/>
          </table:table-cell>
          <table:table-cell table:style-name="Table887.A1" office:value-type="string">
            <text:p text:style-name="P166"><text:span text:style-name="T33">167: AppAbout about = </text:span><text:span text:style-name="T39">new</text:span><text:span text:style-name="T33"> AppAbout(appFrame);</text:span></text:p>
          </table:table-cell>
        </table:table-row>
      </table:table>
      <text:p text:style-name="P166"/>
      <table:table table:name="Table888" table:style-name="Table888">
        <table:table-column table:style-name="Table888.A"/>
        <table:table-column table:style-name="Table888.B"/>
        <table:table-row>
          <table:table-cell table:style-name="Table888.A1" office:value-type="string">
            <text:p text:style-name="P166"/>
          </table:table-cell>
          <table:table-cell table:style-name="Table888.A1" office:value-type="string">
            <text:p text:style-name="P166">permits to use the new class named <text:span text:style-name="T28">AppAbout</text:span><text:span text:style-name="T29">.</text:span><text:span text:style-name="T33"> </text:span>The header of the <text:span text:style-name="T28">AppAbout</text:span><text:span text:style-name="T33"> </text:span>class is as follows:</text:p>
          </table:table-cell>
        </table:table-row>
      </table:table>
      <text:p text:style-name="P166"/>
      <table:table table:name="Table889" table:style-name="Table889">
        <table:table-column table:style-name="Table889.A"/>
        <table:table-column table:style-name="Table889.B"/>
        <table:table-row>
          <table:table-cell table:style-name="Table889.A1" office:value-type="string">
            <text:p text:style-name="P166"/>
          </table:table-cell>
          <table:table-cell table:style-name="Table889.A1" office:value-type="string">
            <text:p text:style-name="P166"><text:span text:style-name="T33">234: </text:span><text:span text:style-name="T39">public class</text:span><text:span text:style-name="T33"> AppAbout </text:span><text:span text:style-name="T39">extends</text:span><text:span text:style-name="T33"> JDialog </text:span></text:p>
            <text:p text:style-name="P166"><text:span text:style-name="T33"><text:s text:c="7"/></text:span><text:span text:style-name="T39">implements</text:span><text:span text:style-name="T33"> ActionListener {</text:span></text:p>
          </table:table-cell>
        </table:table-row>
      </table:table>
      <text:p text:style-name="P166"/>
      <table:table table:name="Table890" table:style-name="Table890">
        <table:table-column table:style-name="Table890.A"/>
        <table:table-column table:style-name="Table890.B"/>
        <table:table-row>
          <table:table-cell table:style-name="Table890.A1" office:value-type="string">
            <text:p text:style-name="P166"/>
          </table:table-cell>
          <table:table-cell table:style-name="Table890.A1" office:value-type="string">
            <text:p text:style-name="P166">We can see an inheritance relationship with the class <text:span text:style-name="T28">JDialog</text:span><text:span text:style-name="T29">.</text:span> It is this class that defines the <text:span text:style-name="T28">about</text:span><text:span text:style-name="T33"> </text:span>object as a dialog window.</text:p>
          </table:table-cell>
        </table:table-row>
      </table:table>
      <text:p text:style-name="P166"/>
      <table:table table:name="Table891" table:style-name="Table891">
        <table:table-column table:style-name="Table891.A"/>
        <table:table-column table:style-name="Table891.B"/>
        <table:table-row>
          <table:table-cell table:style-name="Table891.A1" office:value-type="string">
            <text:p text:style-name="P166"/>
          </table:table-cell>
          <table:table-cell table:style-name="Table891.A1" office:value-type="string">
            <text:p text:style-name="P166">Before passing to details of the <text:span text:style-name="T28">about</text:span><text:span text:style-name="T33"> </text:span>window code, here are several important concepts related to the mechanism of exceptions that allow you to take charge of execution errors.</text:p>
          </table:table-cell>
        </table:table-row>
      </table:table>
      <text:p text:style-name="P170"/>
      <text:p text:style-name="P170"/>
      <table:table table:name="Table892" table:style-name="Table892">
        <table:table-column table:style-name="Table892.A"/>
        <table:table-row>
          <table:table-cell table:style-name="Table892.A1" office:value-type="string">
            <text:p text:style-name="P266"/>
          </table:table-cell>
        </table:table-row>
      </table:table>
      <text:h text:style-name="P267" text:outline-level="2">Exceptions</text:h>
      <text:p text:style-name="P166"/>
      <table:table table:name="Table893" table:style-name="Table893">
        <table:table-column table:style-name="Table893.A"/>
        <table:table-column table:style-name="Table893.B"/>
        <table:table-row>
          <table:table-cell table:style-name="Table893.A1" office:value-type="string">
            <text:p text:style-name="P166"/>
          </table:table-cell>
          <table:table-cell table:style-name="Table893.A1" office:value-type="string">
            <text:p text:style-name="P166">All programs are susceptible of having execution errors. Java has an efficient way of dealing with such error conditions by providing optional mechanisms for localizing and processing these particular situations. One of the available mechanisms with the Java language is the concept of exceptions. </text:p>
          </table:table-cell>
        </table:table-row>
      </table:table>
      <text:p text:style-name="P166"/>
      <table:table table:name="Table894" table:style-name="Table894">
        <table:table-column table:style-name="Table894.A"/>
        <table:table-column table:style-name="Table894.B"/>
        <table:table-row>
          <table:table-cell table:style-name="Table894.A1" office:value-type="string">
            <text:p text:style-name="P180">An exception is an object created by Java following an “uncommon” situation produced during the execution of an application.</text:p>
          </table:table-cell>
          <table:table-cell table:style-name="Table894.A1" office:value-type="string">
            <text:p text:style-name="P166">An exception is nothing more than an object created by Java following a situation deemed uncommon. In concrete terms, an exception occurs following the execution of a statement. Contrary to certain execution errors that are impossible to detect, exceptions can be detected and manipulated. When a mechanism of detection of exceptions has not been implemented, the application terminates abnormally. A message is then produced to indicate which exception has terminated the application and where.</text:p>
          </table:table-cell>
        </table:table-row>
      </table:table>
      <text:p text:style-name="P166"/>
      <table:table table:name="Table895" table:style-name="Table895">
        <table:table-column table:style-name="Table895.A"/>
        <table:table-column table:style-name="Table895.B"/>
        <table:table-row>
          <table:table-cell table:style-name="Table895.A1" office:value-type="string">
            <text:p text:style-name="P170">Two execution flows:</text:p>
            <text:p text:style-name="P245"><text:tab/>- the normal flow;</text:p>
            <text:p text:style-name="P281"><text:tab/>-<text:tab/>the execution flow of exceptions.</text:p>
          </table:table-cell>
          <table:table-cell table:style-name="Table895.A1" office:value-type="string">
            <text:p text:style-name="P166">The manipulation of exceptions is important in regards to the development of application software, because they permit the developer to divide the program according to the normal execution flow and according to the execution flow of exceptions.</text:p>
            <text:p text:style-name="P166"/>
            <text:p text:style-name="P166">To illustrate the mechanism of exceptions, here is an example:</text:p>
          </table:table-cell>
        </table:table-row>
      </table:table>
      <text:p text:style-name="P166"/>
      <table:table table:name="Table896" table:style-name="Table896">
        <table:table-column table:style-name="Table896.A"/>
        <table:table-column table:style-name="Table896.B"/>
        <table:table-row>
          <table:table-cell table:style-name="Table896.A1" office:value-type="string">
            <text:p text:style-name="P166"/>
          </table:table-cell>
          <table:table-cell table:style-name="Table896.A1" office:value-type="string">
            <text:p text:style-name="P170"><text:span text:style-name="T33">269: </text:span><text:span text:style-name="T39">public</text:span><text:span text:style-name="T33"> AppAbout(AppFrame parent) {</text:span></text:p>
            <text:p text:style-name="P170"><text:span text:style-name="T33"><text:s text:c="5"/></text:span><text:span text:style-name="T93">// different from the default constructor</text:span></text:p>
            <text:p text:style-name="P170"><text:span text:style-name="T33">270: <text:s text:c="2"/></text:span><text:span text:style-name="T39">super</text:span><text:span text:style-name="T33">(parent); <text:s/></text:span><text:span text:style-name="T93"><text:s text:c="26"/></text:span><text:span text:style-name="T33">271: <text:s text:c="2"/></text:span><text:span text:style-name="T39">try</text:span><text:span text:style-name="T33"> {</text:span></text:p>
            <text:p text:style-name="P268">272: <text:s text:c="4"/>this.init();</text:p>
            <text:p text:style-name="P268">273: <text:s text:c="2"/>}</text:p>
            <text:p text:style-name="P170"><text:span text:style-name="T33">274: <text:s text:c="2"/></text:span><text:span text:style-name="T39">catch</text:span><text:span text:style-name="T33"> (Exception e) {</text:span></text:p>
            <text:p text:style-name="P268">275: <text:s text:c="4"/>System.out.println(e.getMessage());</text:p>
            <text:p text:style-name="P268">276: <text:s text:c="2"/>}</text:p>
            <text:p text:style-name="P268">277: <text:s text:c="2"/>this.pack();</text:p>
            <text:p text:style-name="P258">278: }</text:p>
          </table:table-cell>
        </table:table-row>
      </table:table>
      <text:p text:style-name="P166"/>
      <table:table table:name="Table897" table:style-name="Table897">
        <table:table-column table:style-name="Table897.A"/>
        <table:table-column table:style-name="Table897.B"/>
        <table:table-row>
          <table:table-cell table:style-name="Table897.A1" office:value-type="string">
            <text:p text:style-name="P166"/>
          </table:table-cell>
          <table:table-cell table:style-name="Table897.A1" office:value-type="string">
            <text:p text:style-name="P166">This example makes reference to the constructor of the <text:span text:style-name="T28">AppAbout</text:span> class<text:span text:style-name="T29">.</text:span><text:span text:style-name="T33"> </text:span>When the execution of the constructor begins, line 270 calls the constructor of the parent class <text:span text:style-name="T28">JDialog</text:span><text:span text:style-name="T29">.</text:span></text:p>
          </table:table-cell>
        </table:table-row>
      </table:table>
      <text:p text:style-name="P166"/>
      <table:table table:name="Table898" table:style-name="Table898">
        <table:table-column table:style-name="Table898.A"/>
        <table:table-column table:style-name="Table898.B"/>
        <table:table-row>
          <table:table-cell table:style-name="Table898.A1" office:value-type="string">
            <text:p text:style-name="P166"/>
          </table:table-cell>
          <table:table-cell table:style-name="Table898.A1" office:value-type="string">
            <text:p text:style-name="P166">Different constructors of the <text:span text:style-name="T28">JDialog </text:span>class all require as parameter the reference to the frame object in which the dialog window will be displayed.</text:p>
          </table:table-cell>
        </table:table-row>
      </table:table>
      <text:p text:style-name="P166"/>
      <table:table table:name="Table899" table:style-name="Table899">
        <table:table-column table:style-name="Table899.A"/>
        <table:table-column table:style-name="Table899.B"/>
        <table:table-row>
          <table:table-cell table:style-name="Table899.A1" office:value-type="string">
            <text:p text:style-name="P170"/>
          </table:table-cell>
          <table:table-cell table:style-name="Table899.A1" office:value-type="string">
            <text:p text:style-name="P166">The statement <text:span text:style-name="T28">try</text:span><text:span text:style-name="T33"> </text:span>is then executed and if no exception is met in the execution of the method <text:span text:style-name="T28">init</text:span>,<text:span text:style-name="T33"> </text:span>the execution of the <text:span text:style-name="T28">try</text:span><text:span text:style-name="T33"> </text:span>statement ends and control is passed to the following statement, which is the execution of the method <text:span text:style-name="T28">pack </text:span>on line 277.</text:p>
          </table:table-cell>
        </table:table-row>
      </table:table>
      <text:p text:style-name="P166"/>
      <table:table table:name="Table900" table:style-name="Table900">
        <table:table-column table:style-name="Table900.A"/>
        <table:table-column table:style-name="Table900.B"/>
        <table:table-row>
          <table:table-cell table:style-name="Table900.A1" office:value-type="string">
            <text:p text:style-name="P170">Method <text:span text:style-name="T32">pack</text:span>: allows Java to calculate the “preferable” size of a container that itself is located in the interior of another container.</text:p>
          </table:table-cell>
          <table:table-cell table:style-name="Table900.A1" office:value-type="string">
            <text:p text:style-name="P166">Note that the method <text:span text:style-name="T28">pack </text:span>allows Java to calculate the preferable size of a window that itself is located inside another container. The calculated size is consequently smaller than the size of the first container.</text:p>
            <text:p text:style-name="P166"/>
            <text:p text:style-name="P166">As for the method <text:span text:style-name="T28">init</text:span><text:span text:style-name="T35">,</text:span> we will come back a little later on its characteristics.</text:p>
          </table:table-cell>
        </table:table-row>
      </table:table>
      <text:p text:style-name="P166"/>
      <table:table table:name="Table901" table:style-name="Table901">
        <table:table-column table:style-name="Table901.A"/>
        <table:table-column table:style-name="Table901.B"/>
        <table:table-row>
          <table:table-cell table:style-name="Table901.A1" office:value-type="string">
            <text:p text:style-name="P170">Each <text:span text:style-name="T26">catch</text:span> clause of a <text:span text:style-name="T26">try</text:span> statement manipulates a particular type of exception that occurred during the execution of one of the statements in the <text:span text:style-name="T26">try </text:span>block.</text:p>
          </table:table-cell>
          <table:table-cell table:style-name="Table901.A1" office:value-type="string">
            <text:p text:style-name="P166">Also note that the <text:span text:style-name="T28">catch</text:span><text:span text:style-name="T33"> </text:span>clause in line 274 is part of the <text:span text:style-name="T28">try </text:span>statement.<text:span text:style-name="T33"> </text:span>If an exception occurs during the execution of the method <text:span text:style-name="T28">init </text:span>called in line 272, the control of the execution flow is passed to the <text:span text:style-name="T28">catch </text:span>clause. Otherwise, the normal execution flow continues in line 277.</text:p>
            <text:p text:style-name="P166"/>
            <text:p text:style-name="P166">The syntax of the <text:span text:style-name="T28">catch</text:span><text:span text:style-name="T33"> </text:span>clause that is an integral part of the <text:span text:style-name="T28">try</text:span><text:span text:style-name="T33"> </text:span>statement is presented below:</text:p>
          </table:table-cell>
        </table:table-row>
      </table:table>
      <text:p text:style-name="P166"/>
      <table:table table:name="Table902" table:style-name="Table902">
        <table:table-column table:style-name="Table902.A"/>
        <table:table-column table:style-name="Table902.B"/>
        <table:table-row>
          <table:table-cell table:style-name="Table902.A1" office:value-type="string">
            <text:p text:style-name="P180"/>
          </table:table-cell>
          <table:table-cell table:style-name="Table902.A1" office:value-type="string">
            <text:p text:style-name="P258">catch (ExceptionClass localVariable)</text:p>
          </table:table-cell>
        </table:table-row>
      </table:table>
      <text:p text:style-name="P166"/>
      <table:table table:name="Table903" table:style-name="Table903">
        <table:table-column table:style-name="Table903.A"/>
        <table:table-column table:style-name="Table903.B"/>
        <table:table-row>
          <table:table-cell table:style-name="Table903.A1" office:value-type="string">
            <text:p text:style-name="P170">If the exception is an instance of the class indicated in the <text:span text:style-name="T100">catch</text:span><text:span text:style-name="T28"> </text:span>clause, the statements that are part of this clause will be executed.</text:p>
          </table:table-cell>
          <table:table-cell table:style-name="Table903.A1" office:value-type="string">
            <text:p text:style-name="P166">If the exception detected by Java is an instance of the class indicated in the <text:span text:style-name="T28">catch </text:span>clause, the statements that are part of this clause will be executed. In our example, a single statement is executed:</text:p>
            <text:p text:style-name="P166"/>
            <text:p text:style-name="P258">275: System.out.println(e.getMessage());</text:p>
            <text:p text:style-name="P258"/>
            <text:p text:style-name="P166">The method <text:span text:style-name="T28">getMessage</text:span><text:span text:style-name="T33"> </text:span>returns a text string that explains the cause of the exception. Note that this method is part of the class <text:span text:style-name="T28">Throwable</text:span><text:span text:style-name="T33"> </text:span>from which all exception objects are derived. </text:p>
          </table:table-cell>
        </table:table-row>
      </table:table>
      <text:p text:style-name="P166"/>
      <table:table table:name="Table904" table:style-name="Table904">
        <table:table-column table:style-name="Table904.A"/>
        <table:table-column table:style-name="Table904.B"/>
        <table:table-row>
          <table:table-cell table:style-name="Table904.A1" office:value-type="string">
            <text:p text:style-name="P166"/>
          </table:table-cell>
          <table:table-cell table:style-name="Table904.A1" office:value-type="string">
            <text:p text:style-name="P166">After the execution of the statement in line 275, Java returns control to the normal execution flow. In concrete terms, it is the statement following the <text:span text:style-name="T28">try </text:span>clause. In our example, the control is returned to the <text:span text:style-name="T28">pack</text:span><text:span text:style-name="T33"> </text:span>statement in line 277.</text:p>
          </table:table-cell>
        </table:table-row>
      </table:table>
      <text:p text:style-name="P166"/>
      <table:table table:name="Table905" table:style-name="Table905">
        <table:table-column table:style-name="Table905.A"/>
        <table:table-column table:style-name="Table905.B"/>
        <table:table-row>
          <table:table-cell table:style-name="Table905.A1" office:value-type="string">
            <text:p text:style-name="P166"/>
          </table:table-cell>
          <table:table-cell table:style-name="Table905.A1" office:value-type="string">
            <text:p text:style-name="P166">Note that several <text:span text:style-name="T28">catch</text:span><text:span text:style-name="T33"> </text:span>clauses can be part of a <text:span text:style-name="T28">try </text:span>statement.<text:span text:style-name="T33"> </text:span>It is the parameter class that determines which exception we are dealing with. This procedure permits the execution of statements in function of the type of exception produced.</text:p>
          </table:table-cell>
        </table:table-row>
      </table:table>
      <text:p text:style-name="P166"/>
      <table:table table:name="Table906" table:style-name="Table906">
        <table:table-column table:style-name="Table906.A"/>
        <table:table-column table:style-name="Table906.B"/>
        <table:table-row>
          <table:table-cell table:style-name="Table906.A1" office:value-type="string">
            <text:p text:style-name="P170">When an exception occurs outside of the <text:span text:style-name="T26">try </text:span>statement<text:span text:style-name="T35">, </text:span>Java has recourse to the calling method in order to verify, at a higher level, the possible existence of the <text:span text:style-name="T32">try </text:span>statement.</text:p>
          </table:table-cell>
          <table:table-cell table:style-name="Table906.A1" office:value-type="string">
            <text:p text:style-name="P166">When an exception is detected from a statement belonging to the normal execution flow but in which the exception is not an integral part of a <text:span text:style-name="T28">try </text:span>statement,<text:span text:style-name="T28"> </text:span>the control of the execution flow is passed to the method at the next higher level (calling method). In the event of a negative search result, this procedure is followed up to the <text:span text:style-name="T28">main</text:span> method<text:span text:style-name="T29">.</text:span> As a last resort, if no mechanism of detection of exceptions exists, the application terminates abnormally and an exception message is produced.</text:p>
          </table:table-cell>
        </table:table-row>
      </table:table>
      <text:p text:style-name="P166"/>
      <table:table table:name="Table907" table:style-name="Table907">
        <table:table-column table:style-name="Table907.A"/>
        <table:table-column table:style-name="Table907.B"/>
        <table:table-row>
          <table:table-cell table:style-name="Table907.A1" office:value-type="string">
            <text:p text:style-name="P166"/>
          </table:table-cell>
          <table:table-cell table:style-name="Table907.A1" office:value-type="string">
            <text:p text:style-name="P166">The following <text:span text:style-name="T28">init</text:span><text:span text:style-name="T33"> </text:span>method demonstrates this mechanism of the propagation of exceptions:</text:p>
          </table:table-cell>
        </table:table-row>
      </table:table>
      <text:p text:style-name="P166"/>
      <table:table table:name="Table908" table:style-name="Table908">
        <table:table-column table:style-name="Table908.A"/>
        <table:table-column table:style-name="Table908.B"/>
        <table:table-row>
          <table:table-cell table:style-name="Table908.A1" office:value-type="string">
            <text:p text:style-name="P166"/>
          </table:table-cell>
          <table:table-cell table:style-name="Table908.A1" office:value-type="string">
            <text:p text:style-name="P170"><text:span text:style-name="T33">280: </text:span><text:span text:style-name="T39">private void</text:span><text:span text:style-name="T33"> init() </text:span><text:span text:style-name="T39">throws</text:span><text:span text:style-name="T33"> Exception {</text:span></text:p>
            <text:p text:style-name="P268">281: <text:s text:c="2"/>this.setTitle("About...");</text:p>
            <text:p text:style-name="P170"><text:span text:style-name="T33">282: <text:s text:c="2"/>this.setResizable(</text:span><text:span text:style-name="T39">false</text:span><text:span text:style-name="T33">);</text:span></text:p>
            <text:p text:style-name="P268">283:</text:p>
            <text:p text:style-name="P268">284: <text:s text:c="2"/>Container cp = this.getContentPane();</text:p>
            <text:p text:style-name="P268">285: <text:s text:c="2"/>cp.setLayout(borderLayout1);</text:p>
            <text:p text:style-name="P268">286: <text:s text:c="2"/>cp.add(northPanel, "North");</text:p>
            <text:p text:style-name="P268">287: <text:s text:c="2"/>cp.add(southPanel, "South");</text:p>
            <text:p text:style-name="P268">288: <text:s text:c="2"/>cp.add(centerPanel, "Center");</text:p>
            <text:p text:style-name="P268">289: <text:s text:c="2"/>cp.add(westPanel, "West");</text:p>
            <text:p text:style-name="P268">290: <text:s text:c="2"/>cp.add(eastPanel, "East");</text:p>
            <text:p text:style-name="P268">291:</text:p>
            <text:p text:style-name="P268">292: <text:s text:c="2"/>centerPanel.setLayout(borderLayout2);</text:p>
            <text:p text:style-name="P268">293: <text:s text:c="2"/>centerPanel.add(imagePanel, "North");</text:p>
            <text:p text:style-name="P268">294: <text:s text:c="2"/>centerPanel.add(textPanel, "South");</text:p>
            <text:p text:style-name="P268">295:</text:p>
            <text:p text:style-name="P268">296: <text:s text:c="2"/>imagePanel.setBackground(Color.red);</text:p>
            <text:p text:style-name="P268">297: <text:s text:c="2"/>imagePanel.add(imageLabel);</text:p>
            <text:p text:style-name="P268">298:</text:p>
            <text:p text:style-name="P268">299: <text:s text:c="2"/>textPanel.setLayout(gridLayout);</text:p>
            <text:p text:style-name="P268">300: <text:s text:c="2"/>textPanel.setBackground(Color.orange);</text:p>
            <text:p text:style-name="P268">301: <text:s text:c="2"/>gridLayout.setRows(5);</text:p>
            <text:p text:style-name="P268">302: <text:s text:c="2"/>gridLayout.setColumns(1);</text:p>
            <text:p text:style-name="P268">303: <text:s text:c="2"/>label0.setText(empty);</text:p>
            <text:p text:style-name="P268">304: <text:s text:c="2"/>label1.setText(product);</text:p>
            <text:p text:style-name="P268">305: <text:s text:c="2"/>label2.setText(version);</text:p>
            <text:p text:style-name="P268">306: <text:s text:c="2"/>label3.setText(date);</text:p>
            <text:p text:style-name="P268">307: <text:s text:c="2"/>label4.setText(author);</text:p>
            <text:p text:style-name="P268">308: <text:s text:c="2"/>textPanel.add(label0);</text:p>
            <text:p text:style-name="P268">309: <text:s text:c="2"/>textPanel.add(label1);</text:p>
            <text:p text:style-name="P268">310: <text:s text:c="2"/>textPanel.add(label2);</text:p>
            <text:p text:style-name="P268">311: <text:s text:c="2"/>textPanel.add(label3);</text:p>
            <text:p text:style-name="P268">312: <text:s text:c="2"/>textPanel.add(label4);</text:p>
            <text:p text:style-name="P268">313:</text:p>
            <text:p text:style-name="P268">314: <text:s text:c="2"/>southPanel.setLayout(flowLayout);</text:p>
            <text:p text:style-name="P268">315: <text:s text:c="2"/>southPanel.add(button);</text:p>
            <text:p text:style-name="P170"><text:span text:style-name="T33">316: <text:s text:c="2"/>button.addActionListener(</text:span><text:span text:style-name="T39">this</text:span><text:span text:style-name="T33">);</text:span></text:p>
            <text:p text:style-name="P268">317: }</text:p>
          </table:table-cell>
        </table:table-row>
      </table:table>
      <text:p text:style-name="P166"/>
      <table:table table:name="Table909" table:style-name="Table909">
        <table:table-column table:style-name="Table909.A"/>
        <table:table-column table:style-name="Table909.B"/>
        <table:table-row>
          <table:table-cell table:style-name="Table909.A1" office:value-type="string">
            <text:p text:style-name="P166"/>
          </table:table-cell>
          <table:table-cell table:style-name="Table909.A1" office:value-type="string">
            <text:p text:style-name="P166">In this example, we see that no <text:span text:style-name="T28">try</text:span><text:span text:style-name="T33"> </text:span>statement is part of the internal code of the <text:span text:style-name="T28">init</text:span> method<text:span text:style-name="T29">.</text:span> When an exception occurs, control is then returned to the calling method, which is the <text:span text:style-name="T28">AppAbout</text:span> constructor<text:span text:style-name="T35">.</text:span></text:p>
          </table:table-cell>
        </table:table-row>
      </table:table>
      <text:p text:style-name="P166"/>
      <table:table table:name="Table910" table:style-name="Table910">
        <table:table-column table:style-name="Table910.A"/>
        <table:table-column table:style-name="Table910.B"/>
        <table:table-row>
          <table:table-cell table:style-name="Table910.A1" office:value-type="string">
            <text:p text:style-name="P166"/>
          </table:table-cell>
          <table:table-cell table:style-name="Table910.A1" office:value-type="string">
            <text:p text:style-name="P166">Note that the Java language demands a developer to explicitly declares, in the header of his methods, if he wants to propagate the treatment of exceptions to the calling context. For example, the header of the following <text:span text:style-name="T28">init</text:span><text:span text:style-name="T33"> </text:span>method</text:p>
          </table:table-cell>
        </table:table-row>
      </table:table>
      <text:p text:style-name="P166"/>
      <table:table table:name="Table911" table:style-name="Table911">
        <table:table-column table:style-name="Table911.A"/>
        <table:table-column table:style-name="Table911.B"/>
        <table:table-row>
          <table:table-cell table:style-name="Table911.A1" office:value-type="string">
            <text:p text:style-name="P166"/>
          </table:table-cell>
          <table:table-cell table:style-name="Table911.A1" office:value-type="string">
            <text:p text:style-name="P170"><text:span text:style-name="T33">280: </text:span><text:span text:style-name="T39">private void</text:span><text:span text:style-name="T33"> init() </text:span><text:span text:style-name="T39">throws</text:span><text:span text:style-name="T33"> Exception {</text:span></text:p>
          </table:table-cell>
        </table:table-row>
      </table:table>
      <text:p text:style-name="P166"/>
      <table:table table:name="Table912" table:style-name="Table912">
        <table:table-column table:style-name="Table912.A"/>
        <table:table-column table:style-name="Table912.B"/>
        <table:table-row>
          <table:table-cell table:style-name="Table912.A1" office:value-type="string">
            <text:p text:style-name="P166"/>
          </table:table-cell>
          <table:table-cell table:style-name="Table912.A1" office:value-type="string">
            <text:p text:style-name="P166">contains the word <text:span text:style-name="T28">throws</text:span><text:span text:style-name="T33"> </text:span>that forces the calling context to either catches or throws exceptions. In our case, given that no <text:span text:style-name="T28">try</text:span><text:span text:style-name="T33"> </text:span>statement is part of the <text:span text:style-name="T28">init</text:span> method<text:span text:style-name="T29">,</text:span> Java will propagate the analysis of the exceptions to the <text:span text:style-name="T28">AppAbout</text:span> constructor<text:span text:style-name="T29">.</text:span> The adjacent code under one of the <text:span text:style-name="T28">catch</text:span><text:span text:style-name="T33"> </text:span>clauses will be executed since <text:span text:style-name="T28">throws </text:span>demands the use of the <text:span text:style-name="T28">try catch</text:span> sequence in the context of the calling method. In our example, this context is defined in lines 271 to 276.</text:p>
          </table:table-cell>
        </table:table-row>
      </table:table>
      <text:p text:style-name="P166"/>
      <table:table table:name="Table913" table:style-name="Table913">
        <table:table-column table:style-name="Table913.A"/>
        <table:table-column table:style-name="Table913.B"/>
        <table:table-row>
          <table:table-cell table:style-name="Table913.A1" office:value-type="string">
            <text:p text:style-name="P166"/>
          </table:table-cell>
          <table:table-cell table:style-name="Table913.A1" office:value-type="string">
            <text:p text:style-name="P166">Several exception classes can be part of the verification. Here, in the <text:span text:style-name="T28">init</text:span> method<text:span text:style-name="T29">,</text:span> we have used just one because it encloses, by its higher hierarchical position, several other exception classes. In effect, we could have declared the classes located below the <text:span text:style-name="T28">Exception </text:span>class.</text:p>
          </table:table-cell>
        </table:table-row>
      </table:table>
      <text:p text:style-name="P166"/>
      <table:table table:name="Table914" table:style-name="Table914">
        <table:table-column table:style-name="Table914.A"/>
        <table:table-column table:style-name="Table914.B"/>
        <table:table-row>
          <table:table-cell table:style-name="Table914.A1" office:value-type="string">
            <text:p text:style-name="P180"/>
          </table:table-cell>
          <table:table-cell table:style-name="Table914.A1" office:value-type="string">
            <text:p text:style-name="P166">Note that an exception mechanism has been added inside the method <text:span text:style-name="T28">getImageIcon</text:span><text:span text:style-name="T90"> </text:span><text:span text:style-name="T29">within</text:span><text:span text:style-name="T90"> </text:span>the <text:span text:style-name="T28">AppToolBar</text:span> class of the preceding chapter. Here is this method used in this chapter<text:span text:style-name="T33">:</text:span></text:p>
          </table:table-cell>
        </table:table-row>
      </table:table>
      <text:p text:style-name="P166"/>
      <table:table table:name="Table915" table:style-name="Table915">
        <table:table-column table:style-name="Table915.A"/>
        <table:table-column table:style-name="Table915.B"/>
        <table:table-row>
          <table:table-cell table:style-name="Table915.A1" office:value-type="string">
            <text:p text:style-name="P180"/>
          </table:table-cell>
          <table:table-cell table:style-name="Table915.A1" office:value-type="string">
            <text:p text:style-name="P170"><text:span text:style-name="T33">391: </text:span><text:span text:style-name="T39">private </text:span><text:span text:style-name="T33">ImageIcon getImageIcon(</text:span></text:p>
            <text:p text:style-name="P268"><text:s text:c="7"/>String anImage) {</text:p>
            <text:p text:style-name="P170"><text:span text:style-name="T33">392: <text:s text:c="2"/></text:span><text:span text:style-name="T93">// {+</text:span></text:p>
            <text:p text:style-name="P170"><text:span text:style-name="T33">393: </text:span><text:span text:style-name="T39"><text:s text:c="2"/></text:span><text:span text:style-name="T33">URL url = </text:span><text:span text:style-name="T39">null</text:span><text:span text:style-name="T33">;</text:span></text:p>
            <text:p text:style-name="P170"><text:span text:style-name="T33">394: <text:s text:c="2"/>ImageIcon imageIcon = </text:span><text:span text:style-name="T39">null</text:span><text:span text:style-name="T33">;</text:span></text:p>
            <text:p text:style-name="P170"><text:span text:style-name="T33">395: <text:s text:c="2"/></text:span><text:span text:style-name="T39">try </text:span><text:span text:style-name="T33">{</text:span></text:p>
            <text:p text:style-name="P170"><text:span text:style-name="T33">396: <text:s text:c="2"/></text:span><text:span text:style-name="T93">// +}</text:span></text:p>
            <text:p text:style-name="P170"><text:span text:style-name="T33">397: </text:span><text:span text:style-name="T39"><text:s text:c="4"/></text:span><text:span text:style-name="T33">url =</text:span></text:p>
            <text:p text:style-name="P268"><text:s text:c="10"/>this.getClass().getResource(anImage);</text:p>
            <text:p text:style-name="P170"><text:span text:style-name="T33">398: <text:s text:c="4"/>imageIcon = </text:span><text:span text:style-name="T39">new</text:span><text:span text:style-name="T33"> ImageIcon(url);</text:span></text:p>
            <text:p text:style-name="P170"><text:span text:style-name="T33">399: <text:s text:c="2"/></text:span><text:span text:style-name="T93">// {+</text:span></text:p>
            <text:p text:style-name="P268">400: <text:s text:c="2"/>}</text:p>
            <text:p text:style-name="P170"><text:span text:style-name="T33">401: <text:s text:c="2"/></text:span><text:span text:style-name="T39">catch </text:span><text:span text:style-name="T33">(Exception e) {</text:span></text:p>
            <text:p text:style-name="P268">402: <text:s text:c="4"/>System.out.println(e.getMessage() + </text:p>
            <text:p text:style-name="P268"><text:s text:c="11"/>" // no URL");</text:p>
            <text:p text:style-name="P268">403: <text:s text:c="2"/>}</text:p>
            <text:p text:style-name="P170"><text:span text:style-name="T33">404: <text:s text:c="2"/></text:span><text:span text:style-name="T93">// +}</text:span></text:p>
            <text:p text:style-name="P170"><text:span text:style-name="T33">405: <text:s text:c="2"/></text:span><text:span text:style-name="T39">return</text:span><text:span text:style-name="T33"> imageIcon;</text:span></text:p>
            <text:p text:style-name="P268">406: }</text:p>
          </table:table-cell>
        </table:table-row>
      </table:table>
      <text:p text:style-name="P166"/>
      <table:table table:name="Table916" table:style-name="Table916">
        <table:table-column table:style-name="Table916.A"/>
        <table:table-column table:style-name="Table916.B"/>
        <table:table-row>
          <table:table-cell table:style-name="Table916.A1" office:value-type="string">
            <text:p text:style-name="P180"/>
          </table:table-cell>
          <table:table-cell table:style-name="Table916.A1" office:value-type="string">
            <text:p text:style-name="P166">This method is also used in identical fashion inside the <text:span text:style-name="T28">AppAbout</text:span> class<text:span text:style-name="T29">.</text:span></text:p>
          </table:table-cell>
        </table:table-row>
      </table:table>
      <text:p text:style-name="P170"/>
      <text:p text:style-name="P170"/>
      <table:table table:name="Table917" table:style-name="Table917">
        <table:table-column table:style-name="Table917.A"/>
        <table:table-row>
          <table:table-cell table:style-name="Table917.A1" office:value-type="string">
            <text:p text:style-name="P266"/>
          </table:table-cell>
        </table:table-row>
      </table:table>
      <text:h text:style-name="P267" text:outline-level="2">Details of the About Window</text:h>
      <text:p text:style-name="P166"/>
      <table:table table:name="Table918" table:style-name="Table918">
        <table:table-column table:style-name="Table918.A"/>
        <table:table-column table:style-name="Table918.B"/>
        <table:table-row>
          <table:table-cell table:style-name="Table918.A1" office:value-type="string">
            <text:p text:style-name="P180"/>
          </table:table-cell>
          <table:table-cell table:style-name="Table918.A1" office:value-type="string">
            <text:p text:style-name="P166">Line 281 below:</text:p>
            <text:p text:style-name="P166"/>
            <text:p text:style-name="P268">281: this.setTitle("About...");</text:p>
          </table:table-cell>
        </table:table-row>
      </table:table>
      <text:p text:style-name="P166"/>
      <table:table table:name="Table919" table:style-name="Table919">
        <table:table-column table:style-name="Table919.A"/>
        <table:table-column table:style-name="Table919.B"/>
        <table:table-row>
          <table:table-cell table:style-name="Table919.A1" office:value-type="string">
            <text:p text:style-name="P180"/>
          </table:table-cell>
          <table:table-cell table:style-name="Table919.A1" office:value-type="string">
            <text:p text:style-name="P166">Gives the title “About...” to the <text:span text:style-name="T28">about</text:span> window represented by the object <text:span text:style-name="T28">this </text:span><text:span text:style-name="T33">(</text:span><text:span text:style-name="T28">about</text:span><text:span text:style-name="T33">)</text:span><text:span text:style-name="T35">.</text:span> The value <text:span text:style-name="T28">false</text:span><text:span text:style-name="T33"> </text:span>passed to the method <text:span text:style-name="T28">setResizable</text:span><text:span text:style-name="T33"> </text:span>in the following line</text:p>
          </table:table-cell>
        </table:table-row>
      </table:table>
      <text:p text:style-name="P166"/>
      <table:table table:name="Table920" table:style-name="Table920">
        <table:table-column table:style-name="Table920.A"/>
        <table:table-column table:style-name="Table920.B"/>
        <table:table-row>
          <table:table-cell table:style-name="Table920.A1" office:value-type="string">
            <text:p text:style-name="P180"/>
          </table:table-cell>
          <table:table-cell table:style-name="Table920.A1" office:value-type="string">
            <text:p text:style-name="P170"><text:span text:style-name="T33">282: this.setResizable(</text:span><text:span text:style-name="T39">false</text:span><text:span text:style-name="T33">);</text:span></text:p>
          </table:table-cell>
        </table:table-row>
      </table:table>
      <text:p text:style-name="P166"/>
      <table:table table:name="Table921" table:style-name="Table921">
        <table:table-column table:style-name="Table921.A"/>
        <table:table-column table:style-name="Table921.B"/>
        <table:table-row>
          <table:table-cell table:style-name="Table921.A1" office:value-type="string">
            <text:p text:style-name="P180"/>
          </table:table-cell>
          <table:table-cell table:style-name="Table921.A1" office:value-type="string">
            <text:p text:style-name="P166">prevents the user to modify the size of the window. Seven objects of the <text:span text:style-name="T28">JPanel </text:span>class are defined in the application window:</text:p>
          </table:table-cell>
        </table:table-row>
      </table:table>
      <text:p text:style-name="P166"/>
      <table:table table:name="Table922" table:style-name="Table922">
        <table:table-column table:style-name="Table922.A"/>
        <table:table-column table:style-name="Table922.B"/>
        <table:table-row>
          <table:table-cell table:style-name="Table922.A1" office:value-type="string">
            <text:p text:style-name="P180"/>
          </table:table-cell>
          <table:table-cell table:style-name="Table922.A1" office:value-type="string">
            <text:p text:style-name="P170"><text:span text:style-name="T33">244: </text:span><text:span text:style-name="T39">private</text:span><text:span text:style-name="T33"> JPanel northPanel <text:s/>= </text:span><text:span text:style-name="T39">new</text:span><text:span text:style-name="T33"> JPanel();</text:span></text:p>
            <text:p text:style-name="P170"><text:span text:style-name="T33">245: </text:span><text:span text:style-name="T39">private</text:span><text:span text:style-name="T33"> JPanel southPanel <text:s/>= </text:span><text:span text:style-name="T39">new</text:span><text:span text:style-name="T33"> JPanel();</text:span></text:p>
            <text:p text:style-name="P170"><text:span text:style-name="T33">246: </text:span><text:span text:style-name="T39">private</text:span><text:span text:style-name="T33"> JPanel centerPanel = </text:span><text:span text:style-name="T39">new</text:span><text:span text:style-name="T33"> JPanel();</text:span></text:p>
            <text:p text:style-name="P170"><text:span text:style-name="T33">247: </text:span><text:span text:style-name="T39">private</text:span><text:span text:style-name="T33"> JPanel westPanel <text:s text:c="2"/>= </text:span><text:span text:style-name="T39">new</text:span><text:span text:style-name="T33"> JPanel();</text:span></text:p>
            <text:p text:style-name="P170"><text:span text:style-name="T33">248: </text:span><text:span text:style-name="T39">private</text:span><text:span text:style-name="T33"> JPanel eastPanel <text:s text:c="2"/>= </text:span><text:span text:style-name="T39">new</text:span><text:span text:style-name="T33"> JPanel();</text:span></text:p>
            <text:p text:style-name="P268">249:</text:p>
            <text:p text:style-name="P170"><text:span text:style-name="T33">250: </text:span><text:span text:style-name="T39">private</text:span><text:span text:style-name="T33"> JPanel imagePanel <text:s/>= </text:span><text:span text:style-name="T39">new</text:span><text:span text:style-name="T33"> JPanel();</text:span></text:p>
            <text:p text:style-name="P170"><text:span text:style-name="T33">251: </text:span><text:span text:style-name="T39">private</text:span><text:span text:style-name="T33"> JPanel textPanel <text:s text:c="2"/>= </text:span><text:span text:style-name="T39">new</text:span><text:span text:style-name="T33"> JPanel();</text:span></text:p>
          </table:table-cell>
        </table:table-row>
      </table:table>
      <text:p text:style-name="P166"/>
      <table:table table:name="Table923" table:style-name="Table923">
        <table:table-column table:style-name="Table923.A"/>
        <table:table-column table:style-name="Table923.B"/>
        <table:table-row>
          <table:table-cell table:style-name="Table923.A1" office:value-type="string">
            <text:p text:style-name="P180"/>
          </table:table-cell>
          <table:table-cell table:style-name="Table923.A1" office:value-type="string">
            <text:p text:style-name="P166">The <text:span text:style-name="T28">JPanel </text:span>class is nothing other than a graphical container, used often to define window regions.</text:p>
          </table:table-cell>
        </table:table-row>
      </table:table>
      <text:p text:style-name="P166"/>
      <table:table table:name="Table924" table:style-name="Table924">
        <table:table-column table:style-name="Table924.A"/>
        <table:table-column table:style-name="Table924.B"/>
        <table:table-row>
          <table:table-cell table:style-name="Table924.A1" office:value-type="string">
            <text:p text:style-name="P180"/>
          </table:table-cell>
          <table:table-cell table:style-name="Table924.A1" office:value-type="string">
            <text:p text:style-name="P166">Line 285</text:p>
            <text:p text:style-name="P166"/>
            <text:p text:style-name="P258">285: cp.setLayout(borderLayout1);</text:p>
          </table:table-cell>
        </table:table-row>
      </table:table>
      <text:p text:style-name="P166"/>
      <table:table table:name="Table925" table:style-name="Table925">
        <table:table-column table:style-name="Table925.A"/>
        <table:table-column table:style-name="Table925.B"/>
        <table:table-row>
          <table:table-cell table:style-name="Table925.A1" office:value-type="string">
            <text:p text:style-name="P180"/>
          </table:table-cell>
          <table:table-cell table:style-name="Table925.A1" office:value-type="string">
            <text:p text:style-name="P166">assigns the layout manager <text:span text:style-name="T28">BorderLayout </text:span>to the <text:span text:style-name="T28">cp</text:span> object<text:span text:style-name="T29">.</text:span> The reference to <text:span text:style-name="T28">BorderLayout </text:span>is produced by the previously defined object <text:span text:style-name="T28">borderLayout1</text:span><text:span text:style-name="T33">:</text:span></text:p>
          </table:table-cell>
        </table:table-row>
      </table:table>
      <text:p text:style-name="P166"/>
      <table:table table:name="Table926" table:style-name="Table926">
        <table:table-column table:style-name="Table926.A"/>
        <table:table-column table:style-name="Table926.B"/>
        <table:table-row>
          <table:table-cell table:style-name="Table926.A1" office:value-type="string">
            <text:p text:style-name="P180"/>
          </table:table-cell>
          <table:table-cell table:style-name="Table926.A1" office:value-type="string">
            <text:p text:style-name="P170"><text:span text:style-name="T33">264: </text:span><text:span text:style-name="T39">private</text:span><text:span text:style-name="T33"> BorderLayout borderLayout1 = </text:span></text:p>
            <text:p text:style-name="P170"><text:span text:style-name="T33"><text:s text:c="7"/></text:span><text:span text:style-name="T39">new</text:span><text:span text:style-name="T33"> BorderLayout();</text:span></text:p>
          </table:table-cell>
        </table:table-row>
      </table:table>
      <text:p text:style-name="P166"/>
      <table:table table:name="Table927" table:style-name="Table927">
        <table:table-column table:style-name="Table927.A"/>
        <table:table-column table:style-name="Table927.B"/>
        <table:table-row>
          <table:table-cell table:style-name="Table927.A1" office:value-type="string">
            <text:p text:style-name="P180"/>
          </table:table-cell>
          <table:table-cell table:style-name="Table927.A1" office:value-type="string">
            <text:p text:style-name="P166">Once the layout manager has been defined, it is then possible to assign a panel space to each region of the window:</text:p>
          </table:table-cell>
        </table:table-row>
      </table:table>
      <text:p text:style-name="P166"/>
      <table:table table:name="Table928" table:style-name="Table928">
        <table:table-column table:style-name="Table928.A"/>
        <table:table-column table:style-name="Table928.B"/>
        <table:table-row>
          <table:table-cell table:style-name="Table928.A1" office:value-type="string">
            <text:p text:style-name="P180"/>
          </table:table-cell>
          <table:table-cell table:style-name="Table928.A1" office:value-type="string">
            <text:p text:style-name="P268">286: cp.add(northPanel, "North");</text:p>
            <text:p text:style-name="P268">287: cp.add(southPanel, "South");</text:p>
            <text:p text:style-name="P268">288: cp.add(centerPanel, "Center");</text:p>
            <text:p text:style-name="P268">289: cp.add(westPanel, "West");</text:p>
            <text:p text:style-name="P258">290: cp.add(eastPanel, "East");</text:p>
          </table:table-cell>
        </table:table-row>
      </table:table>
      <text:p text:style-name="P166"/>
      <table:table table:name="Table929" table:style-name="Table929">
        <table:table-column table:style-name="Table929.A"/>
        <table:table-column table:style-name="Table929.B"/>
        <table:table-row>
          <table:table-cell table:style-name="Table929.A1" office:value-type="string">
            <text:p text:style-name="P180"/>
          </table:table-cell>
          <table:table-cell table:style-name="Table929.A1" office:value-type="string">
            <text:p text:style-name="P166">This allows, among other things, to surround the border surface of the window with a gray color. The button “OK” occupies the <text:span text:style-name="T28">SOUTH </text:span><text:span text:style-name="T29">region.</text:span> In order to be able to insert an image and some text above the button, it is necessary to explode the zone <text:span text:style-name="T34">CENTER</text:span> region once more, by way of the layout manager <text:span text:style-name="T28">BorderLayout</text:span>:</text:p>
          </table:table-cell>
        </table:table-row>
      </table:table>
      <text:p text:style-name="P166"/>
      <table:table table:name="Table930" table:style-name="Table930">
        <table:table-column table:style-name="Table930.A"/>
        <table:table-column table:style-name="Table930.B"/>
        <table:table-row>
          <table:table-cell table:style-name="Table930.A1" office:value-type="string">
            <text:p text:style-name="P180"/>
          </table:table-cell>
          <table:table-cell table:style-name="Table930.A1" office:value-type="string">
            <text:p text:style-name="P258">292: centerPanel.setLayout(borderLayout2);</text:p>
          </table:table-cell>
        </table:table-row>
      </table:table>
      <text:p text:style-name="P166"/>
      <table:table table:name="Table931" table:style-name="Table931">
        <table:table-column table:style-name="Table931.A"/>
        <table:table-column table:style-name="Table931.B"/>
        <table:table-row>
          <table:table-cell table:style-name="Table931.A1" office:value-type="string">
            <text:p text:style-name="P180"/>
          </table:table-cell>
          <table:table-cell table:style-name="Table931.A1" office:value-type="string">
            <text:p text:style-name="P166">The <text:span text:style-name="T28">borderLayout2 </text:span>object has been previously defined in the following way:</text:p>
          </table:table-cell>
        </table:table-row>
      </table:table>
      <text:p text:style-name="P166"/>
      <table:table table:name="Table932" table:style-name="Table932">
        <table:table-column table:style-name="Table932.A"/>
        <table:table-column table:style-name="Table932.B"/>
        <table:table-row>
          <table:table-cell table:style-name="Table932.A1" office:value-type="string">
            <text:p text:style-name="P180"/>
          </table:table-cell>
          <table:table-cell table:style-name="Table932.A1" office:value-type="string">
            <text:p text:style-name="P170"><text:span text:style-name="T33">265: </text:span><text:span text:style-name="T39">private</text:span><text:span text:style-name="T33"> BorderLayout borderLayout2 =</text:span></text:p>
            <text:p text:style-name="P170"><text:span text:style-name="T33"><text:s text:c="7"/></text:span><text:span text:style-name="T39">new</text:span><text:span text:style-name="T33"> BorderLayout();</text:span></text:p>
          </table:table-cell>
        </table:table-row>
      </table:table>
      <text:p text:style-name="P166"/>
      <table:table table:name="Table933" table:style-name="Table933">
        <table:table-column table:style-name="Table933.A"/>
        <table:table-column table:style-name="Table933.B"/>
        <table:table-row>
          <table:table-cell table:style-name="Table933.A1" office:value-type="string">
            <text:p text:style-name="P180"/>
          </table:table-cell>
          <table:table-cell table:style-name="Table933.A1" office:value-type="string">
            <text:p text:style-name="P166">The image will consequently occupy the <text:span text:style-name="T28">NORTH</text:span> and the text the <text:span text:style-name="T28">SOUTH </text:span>region:</text:p>
          </table:table-cell>
        </table:table-row>
      </table:table>
      <text:p text:style-name="P166"/>
      <table:table table:name="Table934" table:style-name="Table934">
        <table:table-column table:style-name="Table934.A"/>
        <table:table-column table:style-name="Table934.B"/>
        <table:table-row>
          <table:table-cell table:style-name="Table934.A1" office:value-type="string">
            <text:p text:style-name="P180"/>
          </table:table-cell>
          <table:table-cell table:style-name="Table934.A1" office:value-type="string">
            <text:p text:style-name="P268">293: centerPanel.add(imagePanel, "North");</text:p>
            <text:p text:style-name="P268">294: centerPanel.add(textPanel, "South");</text:p>
          </table:table-cell>
        </table:table-row>
      </table:table>
      <text:p text:style-name="P166"/>
      <table:table table:name="Table935" table:style-name="Table935">
        <table:table-column table:style-name="Table935.A"/>
        <table:table-column table:style-name="Table935.B"/>
        <table:table-row>
          <table:table-cell table:style-name="Table935.A1" office:value-type="string">
            <text:p text:style-name="P180"/>
          </table:table-cell>
          <table:table-cell table:style-name="Table935.A1" office:value-type="string">
            <text:p text:style-name="P166">The background of the container used for the image is then colored red:</text:p>
          </table:table-cell>
        </table:table-row>
      </table:table>
      <text:p text:style-name="P166"/>
      <table:table table:name="Table936" table:style-name="Table936">
        <table:table-column table:style-name="Table936.A"/>
        <table:table-column table:style-name="Table936.B"/>
        <table:table-row>
          <table:table-cell table:style-name="Table936.A1" office:value-type="string">
            <text:p text:style-name="P180"/>
          </table:table-cell>
          <table:table-cell table:style-name="Table936.A1" office:value-type="string">
            <text:p text:style-name="P258">296: imagePanel.setBackground(Color.red);</text:p>
          </table:table-cell>
        </table:table-row>
      </table:table>
      <text:p text:style-name="P166"/>
      <table:table table:name="Table937" table:style-name="Table937">
        <table:table-column table:style-name="Table937.A"/>
        <table:table-column table:style-name="Table937.B"/>
        <table:table-row>
          <table:table-cell table:style-name="Table937.A1" office:value-type="string">
            <text:p text:style-name="P166"/>
          </table:table-cell>
          <table:table-cell table:style-name="Table937.A1" office:value-type="string">
            <text:p text:style-name="P166">The next step now consists of incorporating the image to the container <text:span text:style-name="T28">imagePanel</text:span><text:span text:style-name="T33">:</text:span></text:p>
            <text:p text:style-name="P166"/>
            <text:p text:style-name="P258">297: imagePanel.add(imageLabel);</text:p>
          </table:table-cell>
        </table:table-row>
      </table:table>
      <text:p text:style-name="P166"/>
      <table:table table:name="Table938" table:style-name="Table938">
        <table:table-column table:style-name="Table938.A"/>
        <table:table-column table:style-name="Table938.B"/>
        <table:table-row>
          <table:table-cell table:style-name="Table938.A1" office:value-type="string">
            <text:p text:style-name="P166"/>
          </table:table-cell>
          <table:table-cell table:style-name="Table938.A1" office:value-type="string">
            <text:p text:style-name="P166">This image references the object <text:span text:style-name="T28">imageLabel </text:span>below:</text:p>
          </table:table-cell>
        </table:table-row>
      </table:table>
      <text:p text:style-name="P166"/>
      <table:table table:name="Table939" table:style-name="Table939">
        <table:table-column table:style-name="Table939.A"/>
        <table:table-column table:style-name="Table939.B"/>
        <table:table-row>
          <table:table-cell table:style-name="Table939.A1" office:value-type="string">
            <text:p text:style-name="P166"/>
          </table:table-cell>
          <table:table-cell table:style-name="Table939.A1" office:value-type="string">
            <text:p text:style-name="P170"><text:span text:style-name="T33">260: </text:span><text:span text:style-name="T39">private</text:span><text:span text:style-name="T33"> JLabel imageLabel = </text:span></text:p>
            <text:p text:style-name="P170"><text:span text:style-name="T33"><text:s text:c="7"/></text:span><text:span text:style-name="T39">new</text:span><text:span text:style-name="T33"> JLabel(imageIcon);</text:span></text:p>
          </table:table-cell>
        </table:table-row>
      </table:table>
      <text:p text:style-name="P166"/>
      <table:table table:name="Table940" table:style-name="Table940">
        <table:table-column table:style-name="Table940.A"/>
        <table:table-column table:style-name="Table940.B"/>
        <table:table-row>
          <table:table-cell table:style-name="Table940.A1" office:value-type="string">
            <text:p text:style-name="P166"/>
          </table:table-cell>
          <table:table-cell table:style-name="Table940.A1" office:value-type="string">
            <text:p text:style-name="P166">The <text:span text:style-name="T28">JLabel </text:span>class allows you to define objects that serve as display zones for text or images. Consequently, the definition of the <text:span text:style-name="T28">imageLabel</text:span> object, container of the image, itself references the <text:span text:style-name="T28">imageIcon</text:span> object<text:span text:style-name="T29">.</text:span><text:span text:style-name="T28"> </text:span>It is the latter object that finally permits us to establish the relationship with the real image in the constant <text:span text:style-name="T28">IMAGE_PATH</text:span>:</text:p>
          </table:table-cell>
        </table:table-row>
      </table:table>
      <text:p text:style-name="P166"/>
      <table:table table:name="Table941" table:style-name="Table941">
        <table:table-column table:style-name="Table941.A"/>
        <table:table-column table:style-name="Table941.B"/>
        <table:table-row>
          <table:table-cell table:style-name="Table941.A1" office:value-type="string">
            <text:p text:style-name="P166"/>
          </table:table-cell>
          <table:table-cell table:style-name="Table941.A1" office:value-type="string">
            <text:p text:style-name="P170"><text:span text:style-name="T33">253: </text:span><text:span text:style-name="T39">private</text:span><text:span text:style-name="T33"> ImageIcon imageIcon =</text:span></text:p>
            <text:p text:style-name="P170"><text:span text:style-name="T39"><text:s text:c="7"/></text:span><text:span text:style-name="T33">this.getImageIcon(IMAGE_PATH);</text:span></text:p>
            <text:p text:style-name="P282"/>
            <text:p text:style-name="P170"><text:span text:style-name="T33">236: </text:span><text:span text:style-name="T39">private static final</text:span><text:span text:style-name="T33"> String IMAGE_PATH =</text:span></text:p>
            <text:p text:style-name="P268"><text:s text:c="7"/>"images/aboutMagic.gif";</text:p>
          </table:table-cell>
        </table:table-row>
      </table:table>
      <text:p text:style-name="P166"/>
      <table:table table:name="Table942" table:style-name="Table942">
        <table:table-column table:style-name="Table942.A"/>
        <table:table-column table:style-name="Table942.B"/>
        <table:table-row>
          <table:table-cell table:style-name="Table942.A1" office:value-type="string">
            <text:p text:style-name="P170">Layout manager <text:span text:style-name="T26">GridLayout</text:span>.</text:p>
          </table:table-cell>
          <table:table-cell table:style-name="Table942.A1" office:value-type="string">
            <text:p text:style-name="P166">The <text:span text:style-name="T28">textPanel </text:span>object is used to permit the display of five lines of text below the image. This container uses the layout manager <text:span text:style-name="T28">GridLayout</text:span><text:span text:style-name="T33">:</text:span></text:p>
          </table:table-cell>
        </table:table-row>
      </table:table>
      <text:p text:style-name="P166"/>
      <table:table table:name="Table943" table:style-name="Table943">
        <table:table-column table:style-name="Table943.A"/>
        <table:table-column table:style-name="Table943.B"/>
        <table:table-row>
          <table:table-cell table:style-name="Table943.A1" office:value-type="string">
            <text:p text:style-name="P166"/>
          </table:table-cell>
          <table:table-cell table:style-name="Table943.A1" office:value-type="string">
            <text:p text:style-name="P170"><text:span text:style-name="T33">266: </text:span><text:span text:style-name="T39">private</text:span><text:span text:style-name="T33"> GridLayout gridLayout =</text:span></text:p>
            <text:p text:style-name="P170"><text:span text:style-name="T33"><text:s text:c="7"/></text:span><text:span text:style-name="T39">new</text:span><text:span text:style-name="T33"> GridLayout();</text:span></text:p>
            <text:p text:style-name="P268"/>
            <text:p text:style-name="P258">299: textPanel.setLayout(gridLayout);</text:p>
          </table:table-cell>
        </table:table-row>
      </table:table>
      <text:p text:style-name="P166"/>
      <table:table table:name="Table944" table:style-name="Table944">
        <table:table-column table:style-name="Table944.A"/>
        <table:table-column table:style-name="Table944.B"/>
        <table:table-row>
          <table:table-cell table:style-name="Table944.A1" office:value-type="string">
            <text:p text:style-name="P180"/>
          </table:table-cell>
          <table:table-cell table:style-name="Table944.A1" office:value-type="string">
            <text:p text:style-name="P166">The layout manager <text:span text:style-name="T28">GridLayout </text:span>helps to organize the contents of the <text:span text:style-name="T28">textPanel </text:span>object according to a grid of cells of equal size, where each cell itself is a component or container. The position of the objects inside <text:span text:style-name="T28">textPanel </text:span>is effected starting from the top left corner of <text:span text:style-name="T28">textPanel</text:span>, from left to right (column by column) and from top to bottom (line by line). This task is done object by object (or <text:span text:style-name="T34">add</text:span> by <text:span text:style-name="T34">add</text:span>). The background of the container is first colored orange and a grid of five lines by one column is prepared:</text:p>
          </table:table-cell>
        </table:table-row>
      </table:table>
      <text:p text:style-name="P166"/>
      <table:table table:name="Table945" table:style-name="Table945">
        <table:table-column table:style-name="Table945.A"/>
        <table:table-column table:style-name="Table945.B"/>
        <table:table-row>
          <table:table-cell table:style-name="Table945.A1" office:value-type="string">
            <text:p text:style-name="P180"/>
          </table:table-cell>
          <table:table-cell table:style-name="Table945.A1" office:value-type="string">
            <text:p text:style-name="P268">300: textPanel.setBackground(Color.orange);</text:p>
            <text:p text:style-name="P268">301: gridLayout.setRows(5);</text:p>
            <text:p text:style-name="P258">302: gridLayout.setColumns(1);</text:p>
          </table:table-cell>
        </table:table-row>
      </table:table>
      <text:p text:style-name="P166"/>
      <table:table table:name="Table946" table:style-name="Table946">
        <table:table-column table:style-name="Table946.A"/>
        <table:table-column table:style-name="Table946.B"/>
        <table:table-row>
          <table:table-cell table:style-name="Table946.A1" office:value-type="string">
            <text:p text:style-name="P180"/>
          </table:table-cell>
          <table:table-cell table:style-name="Table946.A1" office:value-type="string">
            <text:p text:style-name="P166">In order to place text inside the <text:span text:style-name="T28">textPanel</text:span> container<text:span text:style-name="T29">,</text:span><text:span text:style-name="T33"> </text:span>five objects of type <text:span text:style-name="T28">JLabel </text:span>are defined beforehand:</text:p>
          </table:table-cell>
        </table:table-row>
      </table:table>
      <text:p text:style-name="P166"/>
      <table:table table:name="Table947" table:style-name="Table947">
        <table:table-column table:style-name="Table947.A"/>
        <table:table-column table:style-name="Table947.B"/>
        <table:table-row>
          <table:table-cell table:style-name="Table947.A1" office:value-type="string">
            <text:p text:style-name="P180"/>
          </table:table-cell>
          <table:table-cell table:style-name="Table947.A1" office:value-type="string">
            <text:p text:style-name="P170"><text:span text:style-name="T33">255: </text:span><text:span text:style-name="T39">private</text:span><text:span text:style-name="T33"> JLabel label0 = </text:span><text:span text:style-name="T39">new</text:span><text:span text:style-name="T33"> JLabel();</text:span></text:p>
            <text:p text:style-name="P170"><text:span text:style-name="T33">256: </text:span><text:span text:style-name="T39">private</text:span><text:span text:style-name="T33"> JLabel label1 = </text:span><text:span text:style-name="T39">new</text:span><text:span text:style-name="T33"> JLabel();</text:span></text:p>
            <text:p text:style-name="P170"><text:span text:style-name="T33">257: </text:span><text:span text:style-name="T39">private</text:span><text:span text:style-name="T33"> JLabel label2 = </text:span><text:span text:style-name="T39">new</text:span><text:span text:style-name="T33"> JLabel();</text:span></text:p>
            <text:p text:style-name="P170"><text:span text:style-name="T33">258: </text:span><text:span text:style-name="T39">private</text:span><text:span text:style-name="T33"> JLabel label3 = </text:span><text:span text:style-name="T39">new</text:span><text:span text:style-name="T33"> JLabel();</text:span></text:p>
            <text:p text:style-name="P166"><text:span text:style-name="T33">259: </text:span><text:span text:style-name="T39">private</text:span><text:span text:style-name="T33"> JLabel label4 = </text:span><text:span text:style-name="T39">new</text:span><text:span text:style-name="T33"> JLabel();</text:span></text:p>
          </table:table-cell>
        </table:table-row>
      </table:table>
      <text:p text:style-name="P166"/>
      <table:table table:name="Table948" table:style-name="Table948">
        <table:table-column table:style-name="Table948.A"/>
        <table:table-column table:style-name="Table948.B"/>
        <table:table-row>
          <table:table-cell table:style-name="Table948.A1" office:value-type="string">
            <text:p text:style-name="P180"/>
          </table:table-cell>
          <table:table-cell table:style-name="Table948.A1" office:value-type="string">
            <text:p text:style-name="P166">As we have already mentioned, the <text:span text:style-name="T28">JLabel </text:span>class allows the definition of objects that serve as a display zone for text or images. In this context, we wish to display the following text strings<text:span text:style-name="T33">:</text:span></text:p>
          </table:table-cell>
        </table:table-row>
      </table:table>
      <text:p text:style-name="P166"/>
      <table:table table:name="Table949" table:style-name="Table949">
        <table:table-column table:style-name="Table949.A"/>
        <table:table-column table:style-name="Table949.B"/>
        <table:table-row>
          <table:table-cell table:style-name="Table949.A1" office:value-type="string">
            <text:p text:style-name="P180"/>
          </table:table-cell>
          <table:table-cell table:style-name="Table949.A1" office:value-type="string">
            <text:p text:style-name="P170"><text:span text:style-name="T94">238: </text:span><text:span text:style-name="T95">private</text:span><text:span text:style-name="T94"> String empty <text:s text:c="2"/>= "";</text:span></text:p>
            <text:p text:style-name="P170"><text:span text:style-name="T94">239: </text:span><text:span text:style-name="T95">private</text:span><text:span text:style-name="T94"> String product = " Magic Boxes";</text:span></text:p>
            <text:p text:style-name="P170"><text:span text:style-name="T94">240: </text:span><text:span text:style-name="T95">private</text:span><text:span text:style-name="T94"> String version = " Java";</text:span></text:p>
            <text:p text:style-name="P170"><text:span text:style-name="T94">241: </text:span><text:span text:style-name="T95">private</text:span><text:span text:style-name="T94"> String date <text:s text:c="3"/>= " 1997 - 2004";</text:span></text:p>
            <text:p text:style-name="P166"><text:span text:style-name="T94">242: </text:span><text:span text:style-name="T95">private</text:span><text:span text:style-name="T94"> String author <text:s/>= " Dzenan Ridjanovic";</text:span></text:p>
          </table:table-cell>
        </table:table-row>
      </table:table>
      <text:p text:style-name="P166"/>
      <table:table table:name="Table950" table:style-name="Table950">
        <table:table-column table:style-name="Table950.A"/>
        <table:table-column table:style-name="Table950.B"/>
        <table:table-row>
          <table:table-cell table:style-name="Table950.A1" office:value-type="string">
            <text:p text:style-name="P180"/>
          </table:table-cell>
          <table:table-cell table:style-name="Table950.A1" office:value-type="string">
            <text:p text:style-name="P166">It is the <text:span text:style-name="T28">setText</text:span><text:span text:style-name="T29"> </text:span>method that assigns text to the five containers of type <text:span text:style-name="T28">JLabel</text:span><text:span text:style-name="T29"> </text:span>previously presented:</text:p>
          </table:table-cell>
        </table:table-row>
      </table:table>
      <text:p text:style-name="P166"/>
      <table:table table:name="Table951" table:style-name="Table951">
        <table:table-column table:style-name="Table951.A"/>
        <table:table-column table:style-name="Table951.B"/>
        <table:table-row>
          <table:table-cell table:style-name="Table951.A1" office:value-type="string">
            <text:p text:style-name="P180"/>
          </table:table-cell>
          <table:table-cell table:style-name="Table951.A1" office:value-type="string">
            <text:p text:style-name="P268">303: label0.setText(empty);</text:p>
            <text:p text:style-name="P268">304: label1.setText(product);</text:p>
            <text:p text:style-name="P268">305: label2.setText(version);</text:p>
            <text:p text:style-name="P268">306: label3.setText(date);</text:p>
            <text:p text:style-name="P258">307: label4.setText(author);</text:p>
          </table:table-cell>
        </table:table-row>
      </table:table>
      <text:p text:style-name="P166"/>
      <table:table table:name="Table952" table:style-name="Table952">
        <table:table-column table:style-name="Table952.A"/>
        <table:table-column table:style-name="Table952.B"/>
        <table:table-row>
          <table:table-cell table:style-name="Table952.A1" office:value-type="string">
            <text:p text:style-name="P180"/>
          </table:table-cell>
          <table:table-cell table:style-name="Table952.A1" office:value-type="string">
            <text:p text:style-name="P166">Once the assignment of labels is complete, all that remains to do is to add them to the <text:span text:style-name="T28">textPanel</text:span> container:</text:p>
          </table:table-cell>
        </table:table-row>
      </table:table>
      <text:p text:style-name="P166"/>
      <table:table table:name="Table953" table:style-name="Table953">
        <table:table-column table:style-name="Table953.A"/>
        <table:table-column table:style-name="Table953.B"/>
        <table:table-row>
          <table:table-cell table:style-name="Table953.A1" office:value-type="string">
            <text:p text:style-name="P166"/>
          </table:table-cell>
          <table:table-cell table:style-name="Table953.A1" office:value-type="string">
            <text:p text:style-name="P268">308: textPanel.add(label0);</text:p>
            <text:p text:style-name="P268">309: textPanel.add(label1);</text:p>
            <text:p text:style-name="P268">310: textPanel.add(label2);</text:p>
            <text:p text:style-name="P268">311: textPanel.add(label3);</text:p>
            <text:p text:style-name="P258">312: textPanel.add(label4);</text:p>
          </table:table-cell>
        </table:table-row>
      </table:table>
      <text:p text:style-name="P170"/>
      <table:table table:name="Table954" table:style-name="Table954">
        <table:table-column table:style-name="Table954.A"/>
        <table:table-column table:style-name="Table954.B"/>
        <table:table-row>
          <table:table-cell table:style-name="Table954.A1" office:value-type="string">
            <text:p text:style-name="P170">Layout manager <text:span text:style-name="T26">FlowLayout</text:span>.</text:p>
          </table:table-cell>
          <table:table-cell table:style-name="Table954.A1" office:value-type="string">
            <text:p text:style-name="P166">Although the <text:span text:style-name="T28">southPanel </text:span>object occupies, inside the <text:span text:style-name="T28">cp </text:span>object (<text:span text:style-name="T28">contentPane</text:span>), the <text:span text:style-name="T28">SOUTH </text:span>region organized by the layout manager <text:span text:style-name="T28">BorderLayout</text:span><text:span text:style-name="T29">,</text:span><text:span text:style-name="T28"> </text:span>the following statement assigns to this south region a new layout manager, <text:span text:style-name="T28">FlowLayout</text:span>:</text:p>
          </table:table-cell>
        </table:table-row>
      </table:table>
      <text:p text:style-name="P166"/>
      <table:table table:name="Table955" table:style-name="Table955">
        <table:table-column table:style-name="Table955.A"/>
        <table:table-column table:style-name="Table955.B"/>
        <table:table-row>
          <table:table-cell table:style-name="Table955.A1" office:value-type="string">
            <text:p text:style-name="P166"/>
          </table:table-cell>
          <table:table-cell table:style-name="Table955.A1" office:value-type="string">
            <text:p text:style-name="P258">314: southPanel.setLayout(flowLayout);</text:p>
          </table:table-cell>
        </table:table-row>
      </table:table>
      <text:p text:style-name="P166"/>
      <table:table table:name="Table956" table:style-name="Table956">
        <table:table-column table:style-name="Table956.A"/>
        <table:table-column table:style-name="Table956.B"/>
        <table:table-row>
          <table:table-cell table:style-name="Table956.A1" office:value-type="string">
            <text:p text:style-name="P166"/>
          </table:table-cell>
          <table:table-cell table:style-name="Table956.A1" office:value-type="string">
            <text:p text:style-name="P166">Note that the <text:span text:style-name="T28">flowLayout </text:span>object references the layout manager <text:span text:style-name="T28">FlowLayout</text:span><text:span text:style-name="T33"> </text:span>in the following fashion:</text:p>
          </table:table-cell>
        </table:table-row>
      </table:table>
      <text:p text:style-name="P166"/>
      <table:table table:name="Table957" table:style-name="Table957">
        <table:table-column table:style-name="Table957.A"/>
        <table:table-column table:style-name="Table957.B"/>
        <table:table-row>
          <table:table-cell table:style-name="Table957.A1" office:value-type="string">
            <text:p text:style-name="P166"/>
          </table:table-cell>
          <table:table-cell table:style-name="Table957.A1" office:value-type="string">
            <text:p text:style-name="P170"><text:span text:style-name="T33">267: </text:span><text:span text:style-name="T39">private</text:span><text:span text:style-name="T33"> FlowLayout flowLayout =</text:span></text:p>
            <text:p text:style-name="P170"><text:span text:style-name="T33"><text:s text:c="7"/></text:span><text:span text:style-name="T39">new</text:span><text:span text:style-name="T33"> FlowLayout();</text:span></text:p>
          </table:table-cell>
        </table:table-row>
      </table:table>
      <text:p text:style-name="P166"/>
      <table:table table:name="Table958" table:style-name="Table958">
        <table:table-column table:style-name="Table958.A"/>
        <table:table-column table:style-name="Table958.B"/>
        <table:table-row>
          <table:table-cell table:style-name="Table958.A1" office:value-type="string">
            <text:p text:style-name="P166"/>
          </table:table-cell>
          <table:table-cell table:style-name="Table958.A1" office:value-type="string">
            <text:p text:style-name="P166">With <text:span text:style-name="T28">FlowLayout</text:span><text:span text:style-name="T29">,</text:span> the components are placed one by one (while being centered), from left to right and from bottom to top. The manager uses the <text:span text:style-name="T28">preferredSize </text:span>method to calculate the size of the components. It puts on one line as many components as possible; then, it changes line and continues the display. By default, the alignment is done from the center of the line. Generally, <text:span text:style-name="T28">FlowLayout </text:span>is principally used for the display of buttons.</text:p>
          </table:table-cell>
        </table:table-row>
      </table:table>
      <text:p text:style-name="P166"/>
      <table:table table:name="Table959" table:style-name="Table959">
        <table:table-column table:style-name="Table959.A"/>
        <table:table-column table:style-name="Table959.B"/>
        <table:table-row>
          <table:table-cell table:style-name="Table959.A1" office:value-type="string">
            <text:p text:style-name="P166"/>
          </table:table-cell>
          <table:table-cell table:style-name="Table959.A1" office:value-type="string">
            <text:p text:style-name="P166">The button <text:span text:style-name="T28">button</text:span><text:span text:style-name="T29">,</text:span><text:span text:style-name="T28"> </text:span>used in our about window example, references an object of the <text:span text:style-name="T28">JButton</text:span> class:</text:p>
          </table:table-cell>
        </table:table-row>
      </table:table>
      <text:p text:style-name="P166"/>
      <table:table table:name="Table960" table:style-name="Table960">
        <table:table-column table:style-name="Table960.A"/>
        <table:table-column table:style-name="Table960.B"/>
        <table:table-row>
          <table:table-cell table:style-name="Table960.A1" office:value-type="string">
            <text:p text:style-name="P166"/>
          </table:table-cell>
          <table:table-cell table:style-name="Table960.A1" office:value-type="string">
            <text:p text:style-name="P170"><text:span text:style-name="T33">262: </text:span><text:span text:style-name="T39">private</text:span><text:span text:style-name="T33"> JButton button = </text:span></text:p>
            <text:p text:style-name="P170"><text:span text:style-name="T33"><text:s text:c="7"/></text:span><text:span text:style-name="T39">new</text:span><text:span text:style-name="T33"> JButton("OK");</text:span></text:p>
          </table:table-cell>
        </table:table-row>
      </table:table>
      <text:p text:style-name="P166"/>
      <table:table table:name="Table961" table:style-name="Table961">
        <table:table-column table:style-name="Table961.A"/>
        <table:table-column table:style-name="Table961.B"/>
        <table:table-row>
          <table:table-cell table:style-name="Table961.A1" office:value-type="string">
            <text:p text:style-name="P166"/>
          </table:table-cell>
          <table:table-cell table:style-name="Table961.A1" office:value-type="string">
            <text:p text:style-name="P166">The label “OK” is immediately assigned to the button. The following line adds the object <text:span text:style-name="T28">button </text:span>to the <text:span text:style-name="T28">southPanel </text:span>container that is managed, as we have seen, by the rules of <text:span text:style-name="T28">FlowLayout</text:span><text:span text:style-name="T29">.</text:span></text:p>
          </table:table-cell>
        </table:table-row>
      </table:table>
      <text:p text:style-name="P166"/>
      <table:table table:name="Table962" table:style-name="Table962">
        <table:table-column table:style-name="Table962.A"/>
        <table:table-column table:style-name="Table962.B"/>
        <table:table-row>
          <table:table-cell table:style-name="Table962.A1" office:value-type="string">
            <text:p text:style-name="P166"/>
          </table:table-cell>
          <table:table-cell table:style-name="Table962.A1" office:value-type="string">
            <text:p text:style-name="P258">315: southPanel.add(button);</text:p>
          </table:table-cell>
        </table:table-row>
      </table:table>
      <text:p text:style-name="P166"/>
      <table:table table:name="Table963" table:style-name="Table963">
        <table:table-column table:style-name="Table963.A"/>
        <table:table-column table:style-name="Table963.B"/>
        <table:table-row>
          <table:table-cell table:style-name="Table963.A1" office:value-type="string">
            <text:p text:style-name="P166"/>
          </table:table-cell>
          <table:table-cell table:style-name="Table963.A1" office:value-type="string">
            <text:p text:style-name="P166">In order to permit a click of the mouse on the button “OK” to close the about window, we must use a mechanism that manages events. In concrete terms, this is done by implementing the interface <text:span text:style-name="T28">ActionListener </text:span>in the class <text:span text:style-name="T28">AppAbout </text:span>as follows:</text:p>
          </table:table-cell>
        </table:table-row>
      </table:table>
      <text:p text:style-name="P166"/>
      <table:table table:name="Table964" table:style-name="Table964">
        <table:table-column table:style-name="Table964.A"/>
        <table:table-column table:style-name="Table964.B"/>
        <table:table-row>
          <table:table-cell table:style-name="Table964.A1" office:value-type="string">
            <text:p text:style-name="P166"/>
          </table:table-cell>
          <table:table-cell table:style-name="Table964.A1" office:value-type="string">
            <text:p text:style-name="P170"><text:span text:style-name="T33">234: </text:span><text:span text:style-name="T39">public class</text:span><text:span text:style-name="T33"> AppAbout </text:span><text:span text:style-name="T39">extends</text:span><text:span text:style-name="T33"> JDialog</text:span></text:p>
            <text:p text:style-name="P170"><text:span text:style-name="T33"><text:s text:c="7"/></text:span><text:span text:style-name="T39">implements</text:span><text:span text:style-name="T33"> ActionListener {</text:span></text:p>
          </table:table-cell>
        </table:table-row>
      </table:table>
      <text:p text:style-name="P166"/>
      <table:table table:name="Table965" table:style-name="Table965">
        <table:table-column table:style-name="Table965.A"/>
        <table:table-column table:style-name="Table965.B"/>
        <table:table-row>
          <table:table-cell table:style-name="Table965.A1" office:value-type="string">
            <text:p text:style-name="P166"/>
          </table:table-cell>
          <table:table-cell table:style-name="Table965.A1" office:value-type="string">
            <text:p text:style-name="P166">The statement in the following line</text:p>
          </table:table-cell>
        </table:table-row>
      </table:table>
      <text:p text:style-name="P166"/>
      <table:table table:name="Table966" table:style-name="Table966">
        <table:table-column table:style-name="Table966.A"/>
        <table:table-column table:style-name="Table966.B"/>
        <table:table-row>
          <table:table-cell table:style-name="Table966.A1" office:value-type="string">
            <text:p text:style-name="P166"/>
          </table:table-cell>
          <table:table-cell table:style-name="Table966.A1" office:value-type="string">
            <text:p text:style-name="P166"><text:span text:style-name="T33">316: button.addActionListener(</text:span><text:span text:style-name="T39">this</text:span><text:span text:style-name="T33">);</text:span></text:p>
          </table:table-cell>
        </table:table-row>
      </table:table>
      <text:p text:style-name="P166"/>
      <table:table table:name="Table967" table:style-name="Table967">
        <table:table-column table:style-name="Table967.A"/>
        <table:table-column table:style-name="Table967.B"/>
        <table:table-row>
          <table:table-cell table:style-name="Table967.A1" office:value-type="string">
            <text:p text:style-name="P166"/>
          </table:table-cell>
          <table:table-cell table:style-name="Table967.A1" office:value-type="string">
            <text:p text:style-name="P166">specifies the object <text:span text:style-name="T28">button </text:span>as a source of events that will be treated by the methods of the <text:span text:style-name="T28">ActionListener</text:span> interface,<text:span text:style-name="T28"> </text:span>which are located in the object <text:span text:style-name="T28">this (about)</text:span><text:span text:style-name="T29">.</text:span></text:p>
          </table:table-cell>
        </table:table-row>
      </table:table>
      <text:p text:style-name="P166"/>
      <table:table table:name="Table968" table:style-name="Table968">
        <table:table-column table:style-name="Table968.A"/>
        <table:table-column table:style-name="Table968.B"/>
        <table:table-row>
          <table:table-cell table:style-name="Table968.A1" office:value-type="string">
            <text:p text:style-name="P166"/>
          </table:table-cell>
          <table:table-cell table:style-name="Table968.A1" office:value-type="string">
            <text:p text:style-name="P166">When a click of the mouse is detected, Java creates an instance of the <text:span text:style-name="T28">ActionEvent </text:span>class and sends it to the <text:span text:style-name="T28">actionPerformed </text:span>method below:</text:p>
          </table:table-cell>
        </table:table-row>
      </table:table>
      <text:p text:style-name="P166"/>
      <table:table table:name="Table969" table:style-name="Table969">
        <table:table-column table:style-name="Table969.A"/>
        <table:table-column table:style-name="Table969.B"/>
        <table:table-row>
          <table:table-cell table:style-name="Table969.A1" office:value-type="string">
            <text:p text:style-name="P166"/>
          </table:table-cell>
          <table:table-cell table:style-name="Table969.A1" office:value-type="string">
            <text:p text:style-name="P170"><text:span text:style-name="T33">332: </text:span><text:span text:style-name="T39">public void</text:span><text:span text:style-name="T33"> actionPerformed(ActionEvent e)</text:span></text:p>
            <text:p text:style-name="P268"><text:s text:c="5"/>{</text:p>
            <text:p text:style-name="P170"><text:span text:style-name="T33">333: <text:s text:c="2"/></text:span><text:span text:style-name="T39">if</text:span><text:span text:style-name="T33"> (e.getSource() == button) {</text:span></text:p>
            <text:p text:style-name="P170"><text:span text:style-name="T33">334: <text:s text:c="4"/>this.setVisible(</text:span><text:span text:style-name="T39">false</text:span><text:span text:style-name="T33">);</text:span></text:p>
            <text:p text:style-name="P268">335: <text:s text:c="4"/>this.dispose();</text:p>
            <text:p text:style-name="P268">336: <text:s text:c="2"/>}</text:p>
            <text:p text:style-name="P268">337: }</text:p>
          </table:table-cell>
        </table:table-row>
      </table:table>
      <text:p text:style-name="P166"/>
      <table:table table:name="Table970" table:style-name="Table970">
        <table:table-column table:style-name="Table970.A"/>
        <table:table-column table:style-name="Table970.B"/>
        <table:table-row>
          <table:table-cell table:style-name="Table970.A1" office:value-type="string">
            <text:p text:style-name="P166"/>
          </table:table-cell>
          <table:table-cell table:style-name="Table970.A1" office:value-type="string">
            <text:p text:style-name="P166">In the <text:span text:style-name="T28">actionPerformed</text:span> method<text:span text:style-name="T29">,</text:span><text:span text:style-name="T28"> </text:span>line 333 verifies if the source of the event corresponds to the <text:span text:style-name="T28">button</text:span> object<text:span text:style-name="T29">.</text:span> If yes, the following line assigns the <text:span text:style-name="T28">false</text:span><text:span text:style-name="T33"> </text:span>value to the property <text:span text:style-name="T28">visible</text:span><text:span text:style-name="T29">.</text:span> Next, the <text:span text:style-name="T28">dispose </text:span>method is executed. This method disposes all resources assigned to the about window<text:span text:style-name="T28"> </text:span>and is always in liaison with the operating system of the user’s computer.</text:p>
          </table:table-cell>
        </table:table-row>
      </table:table>
      <text:p text:style-name="P166"/>
      <text:p text:style-name="P166"/>
      <text:p text:style-name="P170"/>
      <table:table table:name="Table971" table:style-name="Table971">
        <table:table-column table:style-name="Table971.A"/>
        <table:table-row>
          <table:table-cell table:style-name="Table971.A1" office:value-type="string">
            <text:p text:style-name="P192"/>
          </table:table-cell>
        </table:table-row>
      </table:table>
      <text:h text:style-name="P279" text:outline-level="3">Box Title</text:h>
      <text:p text:style-name="P192"/>
      <table:table table:name="Table972" table:style-name="Table972">
        <table:table-column table:style-name="Table972.A"/>
        <table:table-column table:style-name="Table972.B"/>
        <table:table-row>
          <table:table-cell table:style-name="Table972.A1" office:value-type="string">
            <text:p text:style-name="P192"/>
          </table:table-cell>
          <table:table-cell table:style-name="Table972.A1" office:value-type="string">
            <text:p text:style-name="P191">The following lines</text:p>
          </table:table-cell>
        </table:table-row>
      </table:table>
      <text:p text:style-name="P170"/>
      <table:table table:name="Table973" table:style-name="Table973">
        <table:table-column table:style-name="Table973.A"/>
        <table:table-column table:style-name="Table973.B"/>
        <table:table-row>
          <table:table-cell table:style-name="Table973.A1" office:value-type="string">
            <text:p text:style-name="P170"/>
          </table:table-cell>
          <table:table-cell table:style-name="Table973.A1" office:value-type="string">
            <text:p text:style-name="P170"><text:span text:style-name="T33">597: </text:span><text:span text:style-name="T39">public static final</text:span><text:span text:style-name="T33"> Color TITLE_COLOR = </text:span></text:p>
            <text:p text:style-name="P170"><text:span text:style-name="T33"><text:s text:c="7"/>Color.white; <text:s/></text:span><text:span text:style-name="T93">// +</text:span></text:p>
            <text:p text:style-name="P170"><text:span text:style-name="T33">598: </text:span><text:span text:style-name="T39">public static final</text:span><text:span text:style-name="T33"> String TITLE_TEXT = </text:span></text:p>
            <text:p text:style-name="P170"><text:span text:style-name="T33"><text:s text:c="7"/>"Box"; <text:s/></text:span><text:span text:style-name="T93">// +</text:span></text:p>
            <text:p text:style-name="P283"/>
            <text:p text:style-name="P170"><text:span text:style-name="T33">603: </text:span><text:span text:style-name="T39">private</text:span><text:span text:style-name="T33"> JTextField titleText = </text:span></text:p>
            <text:p text:style-name="P170"><text:span text:style-name="T33"><text:s text:c="7"/></text:span><text:span text:style-name="T39">new</text:span><text:span text:style-name="T33"> JTextField(TITLE_TEXT); <text:s/></text:span><text:span text:style-name="T93">// +</text:span></text:p>
            <text:p text:style-name="P283"/>
            <text:p text:style-name="P268">611: titleText.setBackground(TITLE_COLOR);</text:p>
            <text:p text:style-name="P170"><text:span text:style-name="T33">612: this.setLayout(</text:span><text:span text:style-name="T39">new</text:span><text:span text:style-name="T33"> BorderLayout());</text:span></text:p>
            <text:p text:style-name="P268">613: this.add(titleText, "North");</text:p>
            <text:p text:style-name="P268">614: this.doLayout();</text:p>
          </table:table-cell>
        </table:table-row>
      </table:table>
      <text:p text:style-name="P170"/>
      <table:table table:name="Table974" table:style-name="Table974">
        <table:table-column table:style-name="Table974.A"/>
        <table:table-column table:style-name="Table974.B"/>
        <table:table-row>
          <table:table-cell table:style-name="Table974.A1" office:value-type="string">
            <text:p text:style-name="P170"/>
          </table:table-cell>
          <table:table-cell table:style-name="Table974.A1" office:value-type="string">
            <text:p text:style-name="P166">were added to the <text:span text:style-name="T28">Box</text:span> class<text:span text:style-name="T29">.</text:span><text:span text:style-name="T28"> </text:span>First, on line 611, a white background is defined in the zone of the box that will eventually be used for the title. Next, the layout manager <text:span text:style-name="T28">BorderLayout </text:span>is defined to determine, on the line that follows, the position of the title inside the box, which will be in the <text:span text:style-name="T28">North </text:span><text:span text:style-name="T29">region.</text:span> A default title is contained in the object <text:span text:style-name="T28">TITLE_TEXT</text:span><text:span text:style-name="T29">.</text:span> The <text:span text:style-name="T28">doLayout </text:span>method on line 614 shows the title inside the box.</text:p>
          </table:table-cell>
        </table:table-row>
      </table:table>
      <text:p text:style-name="P180"/>
      <table:table table:name="Table975" table:style-name="Table975">
        <table:table-column table:style-name="Table975.A"/>
        <table:table-column table:style-name="Table975.B"/>
        <table:table-row>
          <table:table-cell table:style-name="Table975.A1" office:value-type="string">
            <text:p text:style-name="P170"/>
          </table:table-cell>
          <table:table-cell table:style-name="Table975.A1" office:value-type="string">
            <text:p text:style-name="P166">Once the box is defined and displayed, it will be possible to modify its title. Consequently, with a simple click of the mouse in the space occupied by the title, a cursor appears and we can modify the title easily. <text:s/>By a double click, we can select a box title and erase it completely.</text:p>
          </table:table-cell>
        </table:table-row>
      </table:table>
      <text:p text:style-name="P166"/>
      <text:p text:style-name="P166"/>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15"/>
      <table:table table:name="Table976" table:style-name="Table976">
        <table:table-column table:style-name="Table976.A"/>
        <table:table-column table:style-name="Table976.B"/>
        <table:table-row>
          <table:table-cell table:style-name="Table976.A1" office:value-type="string">
            <text:h text:style-name="P67" text:outline-level="1">CHAPTER</text:h>
            <text:h text:style-name="P68" text:outline-level="1"><text:span text:style-name="T89"><text:s/></text:span><text:span text:style-name="T22">10 <text:s/></text:span></text:h>
            <text:p text:style-name="Standard"/>
            <text:p text:style-name="Standard"><text:s/></text:p>
          </table:table-cell>
          <table:table-cell table:style-name="Table976.A1" office:value-type="string">
            <text:h text:style-name="P70" text:outline-level="1"><text:s text:c="73"/></text:h>
            <text:p text:style-name="Standard"/>
            <text:h text:style-name="P71" text:outline-level="1">International Application</text:h>
            <text:p text:style-name="Standard"/>
            <text:h text:style-name="P72" text:outline-level="1"/>
            <text:p text:style-name="Standard"/>
            <text:p text:style-name="P75">The development of software in function of the language of users can constitute an important constraint for software development.</text:p>
          </table:table-cell>
        </table:table-row>
      </table:table>
      <text:p text:style-name="P166"/>
      <table:table table:name="Table977" table:style-name="Table977">
        <table:table-column table:style-name="Table977.A"/>
        <table:table-column table:style-name="Table977.B"/>
        <table:table-row>
          <table:table-cell table:style-name="Table977.A1" office:value-type="string">
            <text:p text:style-name="P166"/>
          </table:table-cell>
          <table:table-cell table:style-name="Table977.A1" office:value-type="string">
            <text:p text:style-name="P260">In the example presented in this chapter, we wish to show how to develop international versions of our application (applet). Despite the small number of natural languages used, the concepts presented here can nevertheless be easily applied to any cultural community.</text:p>
          </table:table-cell>
        </table:table-row>
      </table:table>
      <text:p text:style-name="P166"/>
      <table:table table:name="Table978" table:style-name="Table978">
        <table:table-column table:style-name="Table978.A"/>
        <table:table-column table:style-name="Table978.B"/>
        <table:table-row>
          <table:table-cell table:style-name="Table978.A1" office:value-type="string">
            <text:p text:style-name="P166"/>
          </table:table-cell>
          <table:table-cell table:style-name="Table978.A1" office:value-type="string">
            <text:p text:style-name="P166"><text:span text:style-name="T26">It is the use of </text:span><text:span text:style-name="T93">Locale</text:span><text:span text:style-name="T26"> class in Java that determines the display language. Once this is established, we will need to develop a class per cultural community of users that we want to support.</text:span></text:p>
          </table:table-cell>
        </table:table-row>
      </table:table>
      <text:p text:style-name="P166"/>
      <table:table table:name="Table979" table:style-name="Table979">
        <table:table-column table:style-name="Table979.A"/>
        <table:table-column table:style-name="Table979.B"/>
        <table:table-row>
          <table:table-cell table:style-name="Table979.A1" office:value-type="string">
            <text:p text:style-name="P166"/>
          </table:table-cell>
          <table:table-cell table:style-name="Table979.A1" office:value-type="string">
            <text:p text:style-name="P260">To complement the idea of developing international applications, we will also present an extra functionality: tool tips below the each item in the tool bar, a mechanism that is greatly appreciated by less experienced users.</text:p>
          </table:table-cell>
        </table:table-row>
      </table:table>
      <text:p text:style-name="P170"/>
      <text:p text:style-name="P204"/>
      <table:table table:name="Table980" table:style-name="Table980">
        <table:table-column table:style-name="Table980.A"/>
        <table:table-row>
          <table:table-cell table:style-name="Table980.A1" office:value-type="string">
            <text:p text:style-name="P170"/>
          </table:table-cell>
        </table:table-row>
      </table:table>
      <text:h text:style-name="P279" text:outline-level="3">Personalizing the Display of Graphical User Interfaces According to User Language</text:h>
      <text:p text:style-name="P170"/>
      <text:p text:style-name="P170"/>
      <table:table table:name="Table981" table:style-name="Table981">
        <table:table-column table:style-name="Table981.A"/>
        <table:table-row>
          <table:table-cell table:style-name="Table981.A1" office:value-type="string">
            <text:p text:style-name="P266"/>
          </table:table-cell>
        </table:table-row>
      </table:table>
      <text:h text:style-name="P267" text:outline-level="2">Developing Classes by User Type</text:h>
      <text:p text:style-name="P166"/>
      <table:table table:name="Table982" table:style-name="Table982">
        <table:table-column table:style-name="Table982.A"/>
        <table:table-column table:style-name="Table982.B"/>
        <table:table-row>
          <table:table-cell table:style-name="Table982.A1" office:value-type="string">
            <text:p text:style-name="P166"/>
          </table:table-cell>
          <table:table-cell table:style-name="Table982.A1" office:value-type="string">
            <text:p text:style-name="P166">It regularly happens that the development of graphical user interfaces created for a large number of users requires a certain specialization by user type. For example, the language of the user can require a different display of the names of menu items.</text:p>
          </table:table-cell>
        </table:table-row>
      </table:table>
      <text:p text:style-name="P166"/>
      <table:table table:name="Table983" table:style-name="Table983">
        <table:table-column table:style-name="Table983.A"/>
        <table:table-column table:style-name="Table983.B"/>
        <table:table-row>
          <table:table-cell table:style-name="Table983.A1" office:value-type="string">
            <text:p text:style-name="P166"/>
          </table:table-cell>
          <table:table-cell table:style-name="Table983.A1" office:value-type="string">
            <text:p text:style-name="P166">This linguistic characteristic of the user presupposes at first glance the existence of conditional statements in order to be able to use the proper designation in function of the language of a targeted group. In order to overcome this constraint of country, region, or culture of a user, Java offers a selection mechanism of classes depending on the natural language.</text:p>
          </table:table-cell>
        </table:table-row>
      </table:table>
      <text:p text:style-name="P166"/>
      <table:table table:name="Table984" table:style-name="Table984">
        <table:table-column table:style-name="Table984.A"/>
        <table:table-column table:style-name="Table984.B"/>
        <table:table-row>
          <table:table-cell table:style-name="Table984.A1" office:value-type="string">
            <text:p text:style-name="P166"/>
          </table:table-cell>
          <table:table-cell table:style-name="Table984.A1" office:value-type="string">
            <text:p text:style-name="P166">In our example, we have chosen to group all the words displayed in the graphical user interface when an application or applet will be destined to an Anglophone user. These words are contained in <text:span text:style-name="T101">key=value</text:span> pairs<text:span text:style-name="T28"> </text:span>in the file <text:span text:style-name="T28">StringRes_en.properties</text:span>:</text:p>
          </table:table-cell>
        </table:table-row>
      </table:table>
      <text:p text:style-name="P166"/>
      <table:table table:name="Table985" table:style-name="Table985">
        <table:table-column table:style-name="Table985.A"/>
        <table:table-column table:style-name="Table985.B"/>
        <table:table-row>
          <table:table-cell table:style-name="Table985.A1" office:value-type="string">
            <text:p text:style-name="P166"/>
          </table:table-cell>
          <table:table-cell table:style-name="Table985.A1" office:value-type="string">
            <text:p text:style-name="P285">about=About...</text:p>
            <text:p text:style-name="P286">aboutTitle=About</text:p>
            <text:p text:style-name="P286">appTitle=Magic Boxes</text:p>
            <text:p text:style-name="P286">author=Dzenan Ridjanovic</text:p>
            <text:p text:style-name="P286">boxTip=Create a box.</text:p>
            <text:p text:style-name="P286">boxTitle=Box</text:p>
            <text:p text:style-name="P286">date=1997 - 2005</text:p>
            <text:p text:style-name="P286">deleteSelectedBoxes=Delete Selected Boxes</text:p>
            <text:p text:style-name="P286">deselectBoxes=Deselect Boxes</text:p>
            <text:p text:style-name="P286">edit=Edit</text:p>
            <text:p text:style-name="P286">exit=Exit</text:p>
            <text:p text:style-name="P286">file=File</text:p>
            <text:p text:style-name="P286">help=Help</text:p>
            <text:p text:style-name="P286">hideSelectedBoxes=Hide Selected Boxes</text:p>
            <text:p text:style-name="P286">ok=OK</text:p>
            <text:p text:style-name="P286">empty=</text:p>
            <text:p text:style-name="P286">product=Magic Boxes</text:p>
            <text:p text:style-name="P286">selectBoxes=Select Boxes</text:p>
            <text:p text:style-name="P286">selectTip=Select a box.</text:p>
            <text:p text:style-name="P286">showSelectedBoxes=Show Selected Boxes</text:p>
            <text:p text:style-name="P286">version=Java</text:p>
            <text:p text:style-name="P286">view=View</text:p>
          </table:table-cell>
        </table:table-row>
        <table:table-row>
          <table:table-cell table:style-name="Table985.A1" office:value-type="string">
            <text:p text:style-name="P166"/>
          </table:table-cell>
          <table:table-cell table:style-name="Table985.A1" office:value-type="string">
            <text:p text:style-name="P287"/>
          </table:table-cell>
        </table:table-row>
      </table:table>
      <text:p text:style-name="P166"/>
      <table:table table:name="Table986" table:style-name="Table986">
        <table:table-column table:style-name="Table986.A"/>
        <table:table-column table:style-name="Table986.B"/>
        <table:table-row>
          <table:table-cell table:style-name="Table986.A1" office:value-type="string">
            <text:p text:style-name="P166"/>
          </table:table-cell>
          <table:table-cell table:style-name="Table986.A1" office:value-type="string">
            <text:p text:style-name="P166">On the other hand, in the case of a Francophone user, we will use the file <text:span text:style-name="T28">StringRes_fr.properties</text:span>:</text:p>
          </table:table-cell>
        </table:table-row>
      </table:table>
      <text:p text:style-name="P166"/>
      <table:table table:name="Table987" table:style-name="Table987">
        <table:table-column table:style-name="Table987.A"/>
        <table:table-column table:style-name="Table987.B"/>
        <table:table-row>
          <table:table-cell table:style-name="Table987.A1" office:value-type="string">
            <text:p text:style-name="P166"/>
          </table:table-cell>
          <table:table-cell table:style-name="Table987.A1" office:value-type="string">
            <text:p text:style-name="P285">about=À propos de...</text:p>
            <text:p text:style-name="P286">aboutTitle=À propos de</text:p>
            <text:p text:style-name="P286">appTitle=Boîtes magiques</text:p>
            <text:p text:style-name="P286">author=Dzenan Ridjanovic</text:p>
            <text:p text:style-name="P286">boxTip=Créer une boîte.</text:p>
            <text:p text:style-name="P286">boxTitle=Boîte</text:p>
            <text:p text:style-name="P286">date=1997 - 2005</text:p>
            <text:p text:style-name="P286">deleteSelectedBoxes=Supprimer les boîtes sélectionnées</text:p>
            <text:p text:style-name="P286">deselectBoxes=Désélectionner les boîtes</text:p>
            <text:p text:style-name="P286">edit=Édition</text:p>
            <text:p text:style-name="P286">exit=Sortie</text:p>
            <text:p text:style-name="P286">file=Fichier</text:p>
            <text:p text:style-name="P286">help=Aide</text:p>
            <text:p text:style-name="P286">hideSelectedBoxes=Cacher les boîtes sélectionnées</text:p>
            <text:p text:style-name="P286">ok=OK</text:p>
            <text:p text:style-name="P286">empty=</text:p>
            <text:p text:style-name="P286">product=Boîtes magiques</text:p>
            <text:p text:style-name="P286">selectBoxes=Sélectionner les boîtes</text:p>
            <text:p text:style-name="P286">selectTip=Sélectionner une boîte.</text:p>
            <text:p text:style-name="P286">showSelectedBoxes=Montrer les boîtes sélectionnées</text:p>
            <text:p text:style-name="P286">version=Java</text:p>
            <text:p text:style-name="P286">view=Vue</text:p>
          </table:table-cell>
        </table:table-row>
      </table:table>
      <text:p text:style-name="P166"/>
      <table:table table:name="Table988" table:style-name="Table988">
        <table:table-column table:style-name="Table988.A"/>
        <table:table-column table:style-name="Table988.B"/>
        <table:table-row>
          <table:table-cell table:style-name="Table988.A1" office:value-type="string">
            <text:p text:style-name="P166"/>
          </table:table-cell>
          <table:table-cell table:style-name="Table988.A1" office:value-type="string">
            <text:p text:style-name="P166">Finally, in the case of a user from Bosnia and Herzegovina, we will use the file <text:s/><text:span text:style-name="T28">StringRes_ba.properties</text:span><text:span text:style-name="T102">:</text:span></text:p>
          </table:table-cell>
        </table:table-row>
      </table:table>
      <text:p text:style-name="P166"/>
      <table:table table:name="Table989" table:style-name="Table989">
        <table:table-column table:style-name="Table989.A"/>
        <table:table-column table:style-name="Table989.B"/>
        <table:table-row>
          <table:table-cell table:style-name="Table989.A1" office:value-type="string">
            <text:p text:style-name="P166"/>
          </table:table-cell>
          <table:table-cell table:style-name="Table989.A1" office:value-type="string">
            <text:p text:style-name="P288">about=O...</text:p>
            <text:p text:style-name="P286">aboutTitle=O</text:p>
            <text:p text:style-name="P286">appTitle=Magi\u010dne kutije</text:p>
            <text:p text:style-name="P286">author=D\u017eenan Ri\u0111anovi\u0107</text:p>
            <text:p text:style-name="P286">boxTip=Kreiraj kutiju.</text:p>
            <text:p text:style-name="P286">boxTitle=Kutija</text:p>
            <text:p text:style-name="P286">date=1997 - 2005</text:p>
            <text:p text:style-name="P286">deleteSelectedBoxes=Izbri\u0161i izabrane kutije</text:p>
            <text:p text:style-name="P286">deselectBoxes=Anuliraj izabrane kutije</text:p>
            <text:p text:style-name="P286">edit=Edicija</text:p>
            <text:p text:style-name="P286">exit=Izlaz</text:p>
            <text:p text:style-name="P286">file=Datoteka</text:p>
            <text:p text:style-name="P286">help=Pomo\u0107</text:p>
            <text:p text:style-name="P286">hideSelectedBoxes=Sakrij izabrane kutije</text:p>
            <text:p text:style-name="P286">ok=OK</text:p>
            <text:p text:style-name="P286">empty=</text:p>
            <text:p text:style-name="P286">product=Magi\u010dne kutije</text:p>
            <text:p text:style-name="P286">selectBoxes=Izaberi kutije</text:p>
            <text:p text:style-name="P286">selectTip=Izaberi kutiju.</text:p>
            <text:p text:style-name="P286">showSelectedBoxes=Poka\u017ei izabrane kutije</text:p>
            <text:p text:style-name="P286">version=Java</text:p>
            <text:p text:style-name="P286">view=Pogled</text:p>
          </table:table-cell>
        </table:table-row>
      </table:table>
      <text:p text:style-name="P166"/>
      <table:table table:name="Table990" table:style-name="Table990">
        <table:table-column table:style-name="Table990.A"/>
        <table:table-column table:style-name="Table990.B"/>
        <table:table-row>
          <table:table-cell table:style-name="Table990.A1" office:value-type="string">
            <text:p text:style-name="P166"/>
          </table:table-cell>
          <table:table-cell table:style-name="Table990.A1" office:value-type="string">
            <text:p text:style-name="P166">Special characters are defined by Unicode (<text:span text:style-name="T34">\u</text:span>) sequences: <text:line-break/><text:line-break/>Ć: \u0106<text:line-break/>ć: \u0107<text:line-break/>Č: \u010c<text:line-break/>č: \u010d<text:line-break/>Đ: \u0110<text:line-break/>đ: \u0111<text:line-break/>Š: \u0160<text:line-break/>š: \u0161<text:line-break/>Ž: \u017d<text:line-break/>ž: \u017e<text:line-break/><text:line-break/>My name, Dženan Riđanović, becomes then "D\u017eenan Ri\u0111anovi\u0107".<text:line-break/><text:line-break/>For more information, consult <text:a xlink:type="simple" xlink:href="http://www.unicode.org/"><text:span text:style-name="Internet_20_link">www.unicode.org</text:span></text:a>.</text:p>
          </table:table-cell>
        </table:table-row>
      </table:table>
      <text:p text:style-name="P166"/>
      <table:table table:name="Table991" table:style-name="Table991">
        <table:table-column table:style-name="Table991.A"/>
        <table:table-column table:style-name="Table991.B"/>
        <table:table-row>
          <table:table-cell table:style-name="Table991.A1" office:value-type="string">
            <text:p text:style-name="P166"/>
          </table:table-cell>
          <table:table-cell table:style-name="Table991.A1" office:value-type="string">
            <text:p text:style-name="P166">A default file is also created, <text:span text:style-name="T28">StringRes.properties</text:span><text:span text:style-name="T29">.</text:span> This file is identical to <text:span text:style-name="T28">StringRes_en.properties</text:span><text:span text:style-name="T29">.</text:span> </text:p>
          </table:table-cell>
        </table:table-row>
      </table:table>
      <text:p text:style-name="P166"/>
      <table:table table:name="Table992" table:style-name="Table992">
        <table:table-column table:style-name="Table992.A"/>
        <table:table-column table:style-name="Table992.B"/>
        <table:table-row>
          <table:table-cell table:style-name="Table992.A1" office:value-type="string">
            <text:p text:style-name="P166"/>
          </table:table-cell>
          <table:table-cell table:style-name="Table992.A1" office:value-type="string">
            <text:p text:style-name="P166">For each file there is a corresponding class that handles the file. The <text:span text:style-name="T28">StringRes </text:span>class will be used when the type of user does not correspond to one of the three types available (<text:span text:style-name="T28">StringRes_en</text:span>, <text:span text:style-name="T28">StringRes_fr</text:span><text:span text:style-name="T35">, </text:span><text:span text:style-name="T29">and</text:span><text:span text:style-name="T28"> StringRes_ba</text:span>).</text:p>
          </table:table-cell>
        </table:table-row>
      </table:table>
      <text:p text:style-name="P170"/>
      <text:p text:style-name="P170"/>
      <table:table table:name="Table993" table:style-name="Table993">
        <table:table-column table:style-name="Table993.A"/>
        <table:table-row>
          <table:table-cell table:style-name="Table993.A1" office:value-type="string">
            <text:p text:style-name="P266"/>
          </table:table-cell>
        </table:table-row>
      </table:table>
      <text:h text:style-name="P267" text:outline-level="2">Identifying the User Type</text:h>
      <text:p text:style-name="P166"/>
      <table:table table:name="Table994" table:style-name="Table994">
        <table:table-column table:style-name="Table994.A"/>
        <table:table-column table:style-name="Table994.B"/>
        <table:table-row>
          <table:table-cell table:style-name="Table994.A1" office:value-type="string">
            <text:p text:style-name="P166"/>
          </table:table-cell>
          <table:table-cell table:style-name="Table994.A1" office:value-type="string">
            <text:p text:style-name="P166">In several places inside our application, we call the method <text:span text:style-name="T28">getPara </text:span>to obtain application parameters. For example, we have the following statement:</text:p>
          </table:table-cell>
        </table:table-row>
      </table:table>
      <text:p text:style-name="P166"/>
      <table:table table:name="Table995" table:style-name="Table995">
        <table:table-column table:style-name="Table995.A"/>
        <table:table-column table:style-name="Table995.B"/>
        <table:table-row>
          <table:table-cell table:style-name="Table995.A1" office:value-type="string">
            <text:p text:style-name="P166"/>
          </table:table-cell>
          <table:table-cell table:style-name="Table995.A1" office:value-type="string">
            <text:p text:style-name="P170"><text:span text:style-name="T33">52: </text:span><text:span text:style-name="T39">private</text:span><text:span text:style-name="T33"> Para para = Para.getPara();</text:span></text:p>
          </table:table-cell>
        </table:table-row>
      </table:table>
      <text:p text:style-name="P166"/>
      <table:table table:name="Table996" table:style-name="Table996">
        <table:table-column table:style-name="Table996.A"/>
        <table:table-column table:style-name="Table996.B"/>
        <table:table-row>
          <table:table-cell table:style-name="Table996.A1" office:value-type="string">
            <text:p text:style-name="P166"/>
          </table:table-cell>
          <table:table-cell table:style-name="Table996.A1" office:value-type="string">
            <text:p text:style-name="P166">The <text:span text:style-name="T28">getPara </text:span>method is consequently defined in the <text:span text:style-name="T28">Para </text:span>class.</text:p>
          </table:table-cell>
        </table:table-row>
      </table:table>
      <text:p text:style-name="P166"/>
      <text:p text:style-name="P166"/>
      <table:table table:name="Table997" table:style-name="Table997">
        <table:table-column table:style-name="Table997.A"/>
        <table:table-column table:style-name="Table997.B"/>
        <table:table-row>
          <table:table-cell table:style-name="Table997.A1" office:value-type="string">
            <text:p text:style-name="P166"/>
          </table:table-cell>
          <table:table-cell table:style-name="Table997.A1" office:value-type="string">
            <text:p text:style-name="P170">The specification of the natural language used is done in line 736. In this case, the new Locale object is created with the parameter "ba". Several constants are available in the class Locale for different natural languages. For example, we have the following constants:</text:p>
            <text:p text:style-name="P170"/>
            <text:p text:style-name="P170">- CHINESE;</text:p>
            <text:p text:style-name="P170">- FRENCH;</text:p>
            <text:p text:style-name="P170">- GERMAN;</text:p>
            <text:p text:style-name="P170">- ITALIAN;</text:p>
            <text:p text:style-name="P170">- KOREAN;</text:p>
            <text:p text:style-name="P170">- SIMPLIFIED_CHINESE;</text:p>
            <text:p text:style-name="P170">- TRADITIONAL_CHINESE.</text:p>
          </table:table-cell>
        </table:table-row>
      </table:table>
      <text:p text:style-name="P166"/>
      <table:table table:name="Table998" table:style-name="Table998">
        <table:table-column table:style-name="Table998.A"/>
        <table:table-column table:style-name="Table998.B"/>
        <table:table-row>
          <table:table-cell table:style-name="Table998.A1" office:value-type="string">
            <text:p text:style-name="P166"/>
          </table:table-cell>
          <table:table-cell table:style-name="Table998.A1" office:value-type="string">
            <text:p text:style-name="P166">Note that it is the <text:span text:style-name="T28">locale </text:span>object that is used to receive the definition of the geographical, political or cultural region of an eventual user. Two constructors are offered to define an object of type <text:span text:style-name="T28">Locale</text:span>:</text:p>
          </table:table-cell>
        </table:table-row>
      </table:table>
      <text:p text:style-name="P166"/>
      <table:table table:name="Table999" table:style-name="Table999">
        <table:table-column table:style-name="Table999.A"/>
        <table:table-column table:style-name="Table999.B"/>
        <table:table-row>
          <table:table-cell table:style-name="Table999.A1" office:value-type="string">
            <text:p text:style-name="P166"/>
          </table:table-cell>
          <table:table-cell table:style-name="Table999.A1" office:value-type="string">
            <text:p text:style-name="P271">Locale(String language)</text:p>
            <text:p text:style-name="P271">Locale(String language, String country) </text:p>
          </table:table-cell>
        </table:table-row>
      </table:table>
      <text:p text:style-name="P166"/>
      <table:table table:name="Table1000" table:style-name="Table1000">
        <table:table-column table:style-name="Table1000.A"/>
        <table:table-column table:style-name="Table1000.B"/>
        <table:table-row>
          <table:table-cell table:style-name="Table1000.A1" office:value-type="string">
            <text:p text:style-name="P166"/>
          </table:table-cell>
          <table:table-cell table:style-name="Table1000.A1" office:value-type="string">
            <text:p text:style-name="P166">The first argument of the two constructors corresponds to a language code. For example, it is "<text:span text:style-name="T28">fr</text:span>" for a Francophone user and "<text:span text:style-name="T28">en</text:span>" for an Anglophone user. The second parameter corresponds to a country code. </text:p>
          </table:table-cell>
        </table:table-row>
      </table:table>
      <text:p text:style-name="P166"/>
      <text:p text:style-name="P166"/>
      <text:p text:style-name="P166"/>
      <table:table table:name="Table1001" table:style-name="Table1001">
        <table:table-column table:style-name="Table1001.A"/>
        <table:table-column table:style-name="Table1001.B"/>
        <table:table-row>
          <table:table-cell table:style-name="Table1001.A1" office:value-type="string">
            <text:p text:style-name="P289"/>
          </table:table-cell>
          <table:table-cell table:style-name="Table1001.A1" office:value-type="string">
            <text:p text:style-name="P170"><text:span text:style-name="T103">718: </text:span><text:span text:style-name="T104">package</text:span><text:span text:style-name="T103"> mb.config;</text:span></text:p>
            <text:p text:style-name="P287">719:</text:p>
            <text:p text:style-name="P170"><text:span text:style-name="T103">720: </text:span><text:span text:style-name="T104">import</text:span><text:span text:style-name="T103"> java.util.Locale;</text:span></text:p>
            <text:p text:style-name="P170"><text:span text:style-name="T103">721: </text:span><text:span text:style-name="T104">import</text:span><text:span text:style-name="T103"> java.util.ResourceBundle;</text:span></text:p>
            <text:p text:style-name="P170"><text:span text:style-name="T103">722: </text:span><text:span text:style-name="T104">import</text:span><text:span text:style-name="T103"> java.util.MissingResourceException;</text:span></text:p>
            <text:p text:style-name="P170"><text:span text:style-name="T103">723: </text:span><text:span text:style-name="T104">import</text:span><text:span text:style-name="T103"> javax.swing.ImageIcon;</text:span></text:p>
            <text:p text:style-name="P170"><text:span text:style-name="T103">724: </text:span><text:span text:style-name="T104">import</text:span><text:span text:style-name="T103"> java.net.URL;</text:span></text:p>
            <text:p text:style-name="P287">725:</text:p>
            <text:p text:style-name="P170"><text:span text:style-name="T103">726: </text:span><text:span text:style-name="T104">public class</text:span><text:span text:style-name="T103"> Para {</text:span></text:p>
            <text:p text:style-name="P287">727:</text:p>
            <text:p text:style-name="P170"><text:span text:style-name="T103">728: <text:s text:c="2"/></text:span><text:span text:style-name="T104">private</text:span><text:span text:style-name="T103"> </text:span><text:span text:style-name="T104">static</text:span><text:span text:style-name="T103"> Para para;</text:span></text:p>
            <text:p text:style-name="P287">729:</text:p>
            <text:p text:style-name="P170"><text:span text:style-name="T103">730: <text:s text:c="2"/></text:span><text:span text:style-name="T104">private static</text:span><text:span text:style-name="T103"> Locale locale;</text:span></text:p>
            <text:p text:style-name="P170"><text:span text:style-name="T103">731: <text:s text:c="2"/></text:span><text:span text:style-name="T104">private static</text:span><text:span text:style-name="T103"> ResourceBundle interStringDispenser;</text:span></text:p>
            <text:p text:style-name="P287">732:</text:p>
            <text:p text:style-name="P287">733: <text:s text:c="2"/>{</text:p>
            <text:p text:style-name="P170"><text:span text:style-name="T103">734: <text:s text:c="4"/></text:span><text:span text:style-name="T104">try</text:span><text:span text:style-name="T103"> {</text:span></text:p>
            <text:p text:style-name="P287">735: <text:s text:c="6"/><text:span text:style-name="T26">// locale = new Locale("ba");</text:span></text:p>
            <text:p text:style-name="P170"><text:span text:style-name="T103">736: <text:s text:c="6"/></text:span><text:span text:style-name="T105">locale = Locale.ENGLISH;</text:span></text:p>
            <text:p text:style-name="P170"><text:span text:style-name="T103">737: <text:s text:c="6"/></text:span><text:span text:style-name="T106">// locale = Locale.FRENCH;</text:span></text:p>
            <text:p text:style-name="P287">738: <text:s text:c="6"/>interStringDispenser = </text:p>
            <text:p text:style-name="P287"><text:s text:c="13"/>ResourceBundle.getBundle("mb/config.StringRes", locale);</text:p>
            <text:p text:style-name="P287">739: <text:s text:c="4"/>}</text:p>
            <text:p text:style-name="P170"><text:span text:style-name="T103">740: <text:s text:c="4"/></text:span><text:span text:style-name="T104">catch</text:span><text:span text:style-name="T103"> (Exception e) {</text:span></text:p>
            <text:p text:style-name="P287">741: <text:s text:c="6"/>System.out.println(e.getMessage());</text:p>
            <text:p text:style-name="P287">742: <text:s text:c="4"/>}</text:p>
            <text:p text:style-name="P287">743: <text:s text:c="2"/>}</text:p>
            <text:p text:style-name="P287">744:</text:p>
            <text:p text:style-name="P170"><text:span text:style-name="T103">745: <text:s text:c="2"/></text:span><text:span text:style-name="T104">private</text:span><text:span text:style-name="T103"> Para() {</text:span></text:p>
            <text:p text:style-name="P287">746: <text:s text:c="4"/>super();</text:p>
            <text:p text:style-name="P287">747: <text:s text:c="2"/>}</text:p>
            <text:p text:style-name="P287">748:</text:p>
            <text:p text:style-name="P170"><text:span text:style-name="T103">749: <text:s text:c="2"/></text:span><text:span text:style-name="T104">public static</text:span><text:span text:style-name="T103"> Para getPara() {</text:span></text:p>
            <text:p text:style-name="P170"><text:span text:style-name="T103">750: <text:s text:c="4"/></text:span><text:span text:style-name="T104">if</text:span><text:span text:style-name="T103"> (para == </text:span><text:span text:style-name="T104">null</text:span><text:span text:style-name="T103">) {</text:span></text:p>
            <text:p text:style-name="P170"><text:span text:style-name="T103">751: <text:s text:c="6"/>para = </text:span><text:span text:style-name="T104">new</text:span><text:span text:style-name="T103"> Para();</text:span></text:p>
            <text:p text:style-name="P287">752: <text:s text:c="4"/>}</text:p>
            <text:p text:style-name="P170"><text:span text:style-name="T103">753: <text:s text:c="4"/></text:span><text:span text:style-name="T104">return</text:span><text:span text:style-name="T103"> para;</text:span></text:p>
            <text:p text:style-name="P287">754: <text:s text:c="2"/>}</text:p>
            <text:p text:style-name="P287">755:</text:p>
            <text:p text:style-name="P170"><text:span text:style-name="T103">756: <text:s text:c="2"/></text:span><text:span text:style-name="T104">public </text:span><text:span text:style-name="T103">String getT(String key) {</text:span></text:p>
            <text:p text:style-name="P170"><text:span text:style-name="T103">757: <text:s text:c="4"/>String lookFor = </text:span><text:span text:style-name="T104">null</text:span><text:span text:style-name="T103">;</text:span></text:p>
            <text:p text:style-name="P170"><text:span text:style-name="T103">758: <text:s text:c="4"/></text:span><text:span text:style-name="T104">try</text:span><text:span text:style-name="T103"> {</text:span></text:p>
            <text:p text:style-name="P287">759: <text:s text:c="6"/>lookFor = interStringDispenser.getString(key);</text:p>
            <text:p text:style-name="P287">760: <text:s text:c="4"/>}</text:p>
            <text:p text:style-name="P170"><text:span text:style-name="T103">761: <text:s text:c="4"/></text:span><text:span text:style-name="T104">catch</text:span><text:span text:style-name="T103"> (MissingResourceException e) {</text:span></text:p>
            <text:p text:style-name="P287">762: <text:s text:c="6"/>System.out.println(e.getMessage() + </text:p>
            <text:p text:style-name="P287"><text:s text:c="13"/>" // Missing string: " + key);</text:p>
            <text:p text:style-name="P287">763: <text:s text:c="6"/>lookFor = "Missing string: " + key;</text:p>
            <text:p text:style-name="P287">764: <text:s text:c="4"/>}</text:p>
            <text:p text:style-name="P170"><text:span text:style-name="T103">765: <text:s text:c="4"/></text:span><text:span text:style-name="T104">return</text:span><text:span text:style-name="T103"> lookFor;</text:span></text:p>
            <text:p text:style-name="P287">766: <text:s text:c="2"/>}</text:p>
            <text:p text:style-name="P287"/>
            <text:p text:style-name="P170"><text:span text:style-name="T103">767: <text:s text:c="2"/></text:span><text:span text:style-name="T104">public </text:span><text:span text:style-name="T103">ImageIcon getImageIcon(String anImage) {</text:span></text:p>
            <text:p text:style-name="P170"><text:span text:style-name="T103">768: <text:s text:c="4"/>URL url = </text:span><text:span text:style-name="T104">null</text:span><text:span text:style-name="T103">;</text:span></text:p>
            <text:p text:style-name="P170"><text:span text:style-name="T103">769: <text:s text:c="4"/>ImageIcon imageIcon = </text:span><text:span text:style-name="T104">null</text:span><text:span text:style-name="T103">;</text:span></text:p>
            <text:p text:style-name="P170"><text:span text:style-name="T103">770: <text:s text:c="4"/></text:span><text:span text:style-name="T104">try</text:span><text:span text:style-name="T103"> {</text:span></text:p>
            <text:p text:style-name="P287">771: <text:s text:c="6"/>url = this.getClass().getResource(anImage);</text:p>
            <text:p text:style-name="P170"><text:span text:style-name="T103">772: <text:s text:c="6"/>imageIcon = </text:span><text:span text:style-name="T104">new</text:span><text:span text:style-name="T103"> ImageIcon(url);</text:span></text:p>
            <text:p text:style-name="P287">773: <text:s text:c="4"/>}</text:p>
            <text:p text:style-name="P170"><text:span text:style-name="T103">774: <text:s text:c="4"/></text:span><text:span text:style-name="T104">catch</text:span><text:span text:style-name="T103"> (Exception e) {</text:span></text:p>
            <text:p text:style-name="P287">775: <text:s text:c="6"/>System.out.println(e.getMessage() + " // no URL");</text:p>
            <text:p text:style-name="P287">776: <text:s text:c="4"/>}</text:p>
            <text:p text:style-name="P170"><text:span text:style-name="T103">777: <text:s text:c="4"/></text:span><text:span text:style-name="T104">return</text:span><text:span text:style-name="T103"> imageIcon;</text:span></text:p>
            <text:p text:style-name="P287">778: <text:s text:c="2"/>}</text:p>
            <text:p text:style-name="P287">779:</text:p>
            <text:p text:style-name="P287">780: }</text:p>
            <text:p text:style-name="P287">781:</text:p>
          </table:table-cell>
        </table:table-row>
      </table:table>
      <text:p text:style-name="P166"/>
      <text:p text:style-name="P166"/>
      <text:p text:style-name="P166"/>
      <table:table table:name="Table1002" table:style-name="Table1002">
        <table:table-column table:style-name="Table1002.A"/>
        <table:table-column table:style-name="Table1002.B"/>
        <table:table-row>
          <table:table-cell table:style-name="Table1002.A1" office:value-type="string">
            <text:p text:style-name="P166"/>
          </table:table-cell>
          <table:table-cell table:style-name="Table1002.A1" office:value-type="string">
            <text:p text:style-name="P166">In line 738, the <text:span text:style-name="T28">getBundle</text:span> method<text:span text:style-name="T29">,</text:span><text:span text:style-name="T28"> </text:span>in the predefined Java class <text:span text:style-name="T28">ResourceBundle</text:span><text:span text:style-name="T29">,</text:span><text:span text:style-name="T28"> </text:span>obtains the reference to the class relative to the name of the base class (<text:span text:style-name="T28">StringRes</text:span>) concatenated with the character “_” and the value of the object <text:span text:style-name="T28">locale</text:span><text:span text:style-name="T29">.</text:span> In our example, since it is a bosnian user, the <text:span text:style-name="T28">interStringDispenser </text:span>object of type <text:span text:style-name="T28">ResourceBundle </text:span>will obtain the reference to the <text:span text:style-name="T28">StringRes_ba</text:span> class that uses the <text:span text:style-name="T28">StringRes_ba.properties</text:span> file.</text:p>
          </table:table-cell>
        </table:table-row>
      </table:table>
      <text:p text:style-name="P166"/>
      <table:table table:name="Table1003" table:style-name="Table1003">
        <table:table-column table:style-name="Table1003.A"/>
        <table:table-column table:style-name="Table1003.B"/>
        <table:table-row>
          <table:table-cell table:style-name="Table1003.A1" office:value-type="string">
            <text:p text:style-name="P166"/>
          </table:table-cell>
          <table:table-cell table:style-name="Table1003.A1" office:value-type="string">
            <text:p text:style-name="P166">The <text:span text:style-name="T28">getBundle </text:span>method triggers a search for the existence of the language class. If this class does not exist, the second parameter previously presented is removed from the name of the class sought and a new search is started. The same procedure applies to the first parameter and so on. Here are the different suffixes that are looked for: </text:p>
          </table:table-cell>
        </table:table-row>
      </table:table>
      <text:p text:style-name="P166"/>
      <table:table table:name="Table1004" table:style-name="Table1004">
        <table:table-column table:style-name="Table1004.A"/>
        <table:table-column table:style-name="Table1004.B"/>
        <table:table-row>
          <table:table-cell table:style-name="Table1004.A1" office:value-type="string">
            <text:p text:style-name="P166"/>
          </table:table-cell>
          <table:table-cell table:style-name="Table1004.A1" office:value-type="string">
            <text:p text:style-name="P258">1- Base class + "_" + language + "_" + country</text:p>
            <text:p text:style-name="P258">2- Base class + "_" + language</text:p>
            <text:p text:style-name="P258">3- Base class</text:p>
          </table:table-cell>
        </table:table-row>
      </table:table>
      <text:p text:style-name="P166"/>
      <table:table table:name="Table1005" table:style-name="Table1005">
        <table:table-column table:style-name="Table1005.A"/>
        <table:table-column table:style-name="Table1005.B"/>
        <table:table-row>
          <table:table-cell table:style-name="Table1005.A1" office:value-type="string">
            <text:p text:style-name="P166"/>
          </table:table-cell>
          <table:table-cell table:style-name="Table1005.A1" office:value-type="string">
            <text:p text:style-name="P166">In our example, the search of the class should correspond to the second search level, as there is no class with a country name. If the type of user is not "<text:span text:style-name="T28">en</text:span>", "<text:span text:style-name="T28">fr</text:span>" or "<text:span text:style-name="T28">ba</text:span>", the class used will correspond to the base class <text:span text:style-name="T28">StringRes</text:span><text:span text:style-name="T29">.</text:span><text:span text:style-name="T28"> </text:span>Note that the name of the local directory path<text:span text:style-name="T102"> </text:span><text:span text:style-name="T33">mb/config</text:span> is inserted before the name of the base class as shown in the example in line 738.</text:p>
          </table:table-cell>
        </table:table-row>
      </table:table>
      <text:p text:style-name="P170"/>
      <text:p text:style-name="P170"/>
      <table:table table:name="Table1006" table:style-name="Table1006">
        <table:table-column table:style-name="Table1006.A"/>
        <table:table-row>
          <table:table-cell table:style-name="Table1006.A1" office:value-type="string">
            <text:p text:style-name="P266"/>
          </table:table-cell>
        </table:table-row>
      </table:table>
      <text:h text:style-name="P267" text:outline-level="2">Using the Language Class of the User</text:h>
      <text:p text:style-name="P166"/>
      <table:table table:name="Table1007" table:style-name="Table1007">
        <table:table-column table:style-name="Table1007.A"/>
        <table:table-column table:style-name="Table1007.B"/>
        <table:table-row>
          <table:table-cell table:style-name="Table1007.A1" office:value-type="string">
            <text:p text:style-name="P166"/>
          </table:table-cell>
          <table:table-cell table:style-name="Table1007.A1" office:value-type="string">
            <text:p text:style-name="P166">After having built the name of the class underlying the language of the user specified in line 736, we can now use the <text:span text:style-name="T28">getT </text:span>method of the <text:span text:style-name="T28">Para </text:span>class to find the name of the text value that corresponds to a given key. For example, the key "<text:span text:style-name="T28">file</text:span>" corresponds to the menu "<text:span text:style-name="T33">File</text:span>" in the <text:span text:style-name="T28">StringRes_en.properties</text:span> file (Anglophone user) as well as the menu "<text:span text:style-name="T33">Fichier</text:span>" in the <text:span text:style-name="T28">StringRes_fr.properties</text:span> file <text:s/>(Francophone user). In more concrete terms, in our example application, the following line of code</text:p>
          </table:table-cell>
        </table:table-row>
      </table:table>
      <text:p text:style-name="P166"/>
      <table:table table:name="Table1008" table:style-name="Table1008">
        <table:table-column table:style-name="Table1008.A"/>
        <table:table-column table:style-name="Table1008.B"/>
        <table:table-row>
          <table:table-cell table:style-name="Table1008.A1" office:value-type="string">
            <text:p text:style-name="P166"/>
          </table:table-cell>
          <table:table-cell table:style-name="Table1008.A1" office:value-type="string">
            <text:p text:style-name="P258">57: appTitle = para.getT("appTitle");</text:p>
          </table:table-cell>
        </table:table-row>
      </table:table>
      <text:p text:style-name="P166"/>
      <table:table table:name="Table1009" table:style-name="Table1009">
        <table:table-column table:style-name="Table1009.A"/>
        <table:table-column table:style-name="Table1009.B"/>
        <table:table-row>
          <table:table-cell table:style-name="Table1009.A1" office:value-type="string">
            <text:p text:style-name="P166"/>
          </table:table-cell>
          <table:table-cell table:style-name="Table1009.A1" office:value-type="string">
            <text:p text:style-name="P166">calls the method <text:span text:style-name="T28">getT</text:span><text:span text:style-name="T29">.</text:span> By assuming that we are dealing with an Anglophone user, the following statement</text:p>
          </table:table-cell>
        </table:table-row>
      </table:table>
      <text:p text:style-name="P166"/>
      <table:table table:name="Table1010" table:style-name="Table1010">
        <table:table-column table:style-name="Table1010.A"/>
        <table:table-column table:style-name="Table1010.B"/>
        <table:table-row>
          <table:table-cell table:style-name="Table1010.A1" office:value-type="string">
            <text:p text:style-name="P166"/>
          </table:table-cell>
          <table:table-cell table:style-name="Table1010.A1" office:value-type="string">
            <text:p text:style-name="P268">759: lookFor = </text:p>
            <text:p text:style-name="P268"><text:s text:c="7"/>interStringDispenser.getString(key);</text:p>
          </table:table-cell>
        </table:table-row>
      </table:table>
      <text:p text:style-name="P166"/>
      <table:table table:name="Table1011" table:style-name="Table1011">
        <table:table-column table:style-name="Table1011.A"/>
        <table:table-column table:style-name="Table1011.B"/>
        <table:table-row>
          <table:table-cell table:style-name="Table1011.A1" office:value-type="string">
            <text:p text:style-name="P166"/>
          </table:table-cell>
          <table:table-cell table:style-name="Table1011.A1" office:value-type="string">
            <text:p text:style-name="P166">will begin a search in the <text:span text:style-name="T28">StringRes_en.properties</text:span> file<text:span text:style-name="T29">.</text:span> The value returned to the <text:span text:style-name="T28">lookFor </text:span>object then corresponds to the character chain "<text:span text:style-name="T33">Magic Boxes</text:span>".</text:p>
          </table:table-cell>
        </table:table-row>
      </table:table>
      <text:p text:style-name="P166"/>
      <table:table table:name="Table1012" table:style-name="Table1012">
        <table:table-column table:style-name="Table1012.A"/>
        <table:table-column table:style-name="Table1012.B"/>
        <table:table-row>
          <table:table-cell table:style-name="Table1012.A1" office:value-type="string">
            <text:p text:style-name="P166"/>
          </table:table-cell>
          <table:table-cell table:style-name="Table1012.A1" office:value-type="string">
            <text:p text:style-name="P166">The code in the previous chapter has been modified in order to use this new mechanism of personalization according to a natural language. For example, in the <text:span text:style-name="T28">Box </text:span>class we find the following lines:</text:p>
          </table:table-cell>
        </table:table-row>
      </table:table>
      <text:p text:style-name="P166"/>
      <table:table table:name="Table1013" table:style-name="Table1013">
        <table:table-column table:style-name="Table1013.A"/>
        <table:table-column table:style-name="Table1013.B"/>
        <table:table-row>
          <table:table-cell table:style-name="Table1013.A1" office:value-type="string">
            <text:p text:style-name="P166"/>
          </table:table-cell>
          <table:table-cell table:style-name="Table1013.A1" office:value-type="string">
            <text:p text:style-name="P170"><text:span text:style-name="T33">659: </text:span><text:span text:style-name="T39">private static</text:span><text:span text:style-name="T33"> String boxTitle;</text:span></text:p>
            <text:p text:style-name="P268">660:</text:p>
            <text:p text:style-name="P268">661: {</text:p>
            <text:p text:style-name="P268">662: <text:s text:c="2"/>boxTitle = para.getT("boxTitle");</text:p>
            <text:p text:style-name="P258">663: }</text:p>
            <text:p text:style-name="P258"/>
            <text:p text:style-name="P170"><text:span text:style-name="T33">674: </text:span><text:span text:style-name="T39">private</text:span><text:span text:style-name="T33"> JTextField titleText = </text:span></text:p>
            <text:p text:style-name="P170"><text:span text:style-name="T33"><text:s text:c="7"/></text:span><text:span text:style-name="T39">new</text:span><text:span text:style-name="T33"> JTextField(boxTitle);</text:span></text:p>
          </table:table-cell>
        </table:table-row>
      </table:table>
      <text:p text:style-name="P166"/>
      <table:table table:name="Table1014" table:style-name="Table1014">
        <table:table-column table:style-name="Table1014.A"/>
        <table:table-column table:style-name="Table1014.B"/>
        <table:table-row>
          <table:table-cell table:style-name="Table1014.A1" office:value-type="string">
            <text:p text:style-name="P166"/>
          </table:table-cell>
          <table:table-cell table:style-name="Table1014.A1" office:value-type="string">
            <text:p text:style-name="P166">Line 674 corresponds to the following two lines in Chapter 9:</text:p>
          </table:table-cell>
        </table:table-row>
      </table:table>
      <text:p text:style-name="P166"/>
      <table:table table:name="Table1015" table:style-name="Table1015">
        <table:table-column table:style-name="Table1015.A"/>
        <table:table-column table:style-name="Table1015.B"/>
        <table:table-row>
          <table:table-cell table:style-name="Table1015.A1" office:value-type="string">
            <text:p text:style-name="P166"/>
          </table:table-cell>
          <table:table-cell table:style-name="Table1015.A1" office:value-type="string">
            <text:p text:style-name="P170"><text:span text:style-name="T33">598: </text:span><text:span text:style-name="T39">public static final</text:span><text:span text:style-name="T33"> String TITLE_TEXT =</text:span></text:p>
            <text:p text:style-name="P268"><text:s text:c="7"/>"Box";</text:p>
            <text:p text:style-name="P258"/>
            <text:p text:style-name="P170"><text:span text:style-name="T33">603: </text:span><text:span text:style-name="T39">private</text:span><text:span text:style-name="T33"> JTextField titleText = </text:span></text:p>
            <text:p text:style-name="P170"><text:span text:style-name="T33"><text:s text:c="7"/></text:span><text:span text:style-name="T39">new</text:span><text:span text:style-name="T33"> JTextField(TITLE_TEXT);</text:span></text:p>
          </table:table-cell>
        </table:table-row>
      </table:table>
      <text:p text:style-name="P170"/>
      <text:p text:style-name="P170"/>
      <text:p text:style-name="P170"/>
      <table:table table:name="Table1016" table:style-name="Table1016">
        <table:table-column table:style-name="Table1016.A"/>
        <table:table-row>
          <table:table-cell table:style-name="Table1016.A1" office:value-type="string">
            <text:p text:style-name="P170"/>
          </table:table-cell>
        </table:table-row>
      </table:table>
      <text:h text:style-name="P279" text:outline-level="3">Tool Tips</text:h>
      <text:p text:style-name="P170"/>
      <table:table table:name="Table1017" table:style-name="Table1017">
        <table:table-column table:style-name="Table1017.A"/>
        <table:table-column table:style-name="Table1017.B"/>
        <table:table-row>
          <table:table-cell table:style-name="Table1017.A1" office:value-type="string">
            <text:p text:style-name="P166"/>
          </table:table-cell>
          <table:table-cell table:style-name="Table1017.A1" office:value-type="string">
            <text:p text:style-name="P166">In the tool bar, the tool tips mechanism has been put in place. For example, when the cursor is placed on the box image box, a tool tip appears. This functionality is added to the button <text:span text:style-name="T28">boxButton </text:span>in the following way:</text:p>
          </table:table-cell>
        </table:table-row>
      </table:table>
      <text:p text:style-name="P166"/>
      <table:table table:name="Table1018" table:style-name="Table1018">
        <table:table-column table:style-name="Table1018.A"/>
        <table:table-column table:style-name="Table1018.B"/>
        <table:table-row>
          <table:table-cell table:style-name="Table1018.A1" office:value-type="string">
            <text:p text:style-name="P166"/>
          </table:table-cell>
          <table:table-cell table:style-name="Table1018.A1" office:value-type="string">
            <text:p text:style-name="P268">444: boxButton.setToolTipText(boxTip);</text:p>
          </table:table-cell>
        </table:table-row>
      </table:table>
      <text:p text:style-name="P166"/>
      <table:table table:name="Table1019" table:style-name="Table1019">
        <table:table-column table:style-name="Table1019.A"/>
        <table:table-column table:style-name="Table1019.B"/>
        <table:table-row>
          <table:table-cell table:style-name="Table1019.A1" office:value-type="string">
            <text:p text:style-name="P166"/>
          </table:table-cell>
          <table:table-cell table:style-name="Table1019.A1" office:value-type="string">
            <text:p text:style-name="P166">It consists simply of defining the <text:span text:style-name="T28">toolTipText </text:span>property with the description contained in the <text:span text:style-name="T28">boxTip </text:span>object in the following way:</text:p>
          </table:table-cell>
        </table:table-row>
      </table:table>
      <text:p text:style-name="P166"/>
      <table:table table:name="Table1020" table:style-name="Table1020">
        <table:table-column table:style-name="Table1020.A"/>
        <table:table-column table:style-name="Table1020.B"/>
        <table:table-row>
          <table:table-cell table:style-name="Table1020.A1" office:value-type="string">
            <text:p text:style-name="P166"/>
          </table:table-cell>
          <table:table-cell table:style-name="Table1020.A1" office:value-type="string">
            <text:p text:style-name="P170"><text:span text:style-name="T33">412: </text:span><text:span text:style-name="T39">private static</text:span><text:span text:style-name="T33"> String boxTip;</text:span></text:p>
            <text:p text:style-name="P268"/>
            <text:p text:style-name="P258">416: boxTip = para.getT("boxTip");</text:p>
          </table:table-cell>
        </table:table-row>
      </table:table>
      <text:p text:style-name="P166"/>
      <text:p text:style-name="P232"/>
      <text:p text:style-name="P233"/>
      <text:p text:style-name="P232"/>
      <table:table table:name="Table1021" table:style-name="Table1021">
        <table:table-column table:style-name="Table1021.A"/>
        <table:table-row>
          <table:table-cell table:style-name="Table1021.A1" office:value-type="string">
            <text:p text:style-name="P170"/>
          </table:table-cell>
        </table:table-row>
      </table:table>
      <text:h text:style-name="P279" text:outline-level="3">Grouping Utility Files</text:h>
      <text:p text:style-name="P166"/>
      <table:table table:name="Table1022" table:style-name="Table1022">
        <table:table-column table:style-name="Table1022.A"/>
        <table:table-column table:style-name="Table1022.B"/>
        <table:table-row>
          <table:table-cell table:style-name="Table1022.A1" office:value-type="string">
            <text:p text:style-name="P180"/>
          </table:table-cell>
          <table:table-cell table:style-name="Table1022.A1" office:value-type="string">
            <text:p text:style-name="P166">It is the method <text:span text:style-name="T28">getPara</text:span></text:p>
          </table:table-cell>
        </table:table-row>
      </table:table>
      <text:p text:style-name="P166"/>
      <table:table table:name="Table1023" table:style-name="Table1023">
        <table:table-column table:style-name="Table1023.A"/>
        <table:table-column table:style-name="Table1023.B"/>
        <table:table-row>
          <table:table-cell table:style-name="Table1023.A1" office:value-type="string">
            <text:p text:style-name="P180"/>
          </table:table-cell>
          <table:table-cell table:style-name="Table1023.A1" office:value-type="string">
            <text:p text:style-name="P166"><text:span text:style-name="T39">private</text:span><text:span text:style-name="T33"> Para para = Para.getPara();</text:span></text:p>
          </table:table-cell>
        </table:table-row>
      </table:table>
      <text:p text:style-name="P166"/>
      <table:table table:name="Table1024" table:style-name="Table1024">
        <table:table-column table:style-name="Table1024.A"/>
        <table:table-column table:style-name="Table1024.B"/>
        <table:table-row>
          <table:table-cell table:style-name="Table1024.A1" office:value-type="string">
            <text:p text:style-name="P180"/>
          </table:table-cell>
          <table:table-cell table:style-name="Table1024.A1" office:value-type="string">
            <text:p text:style-name="P203">that obtains the reference to an object defined by the <text:span text:style-name="T28">Para</text:span> class<text:span text:style-name="T29">.</text:span> Note that this object is created only once during the execution of the application. Therefore, it is only when its reference is equal to the null value that the <text:span text:style-name="T28">para </text:span>object is created, as the <text:span text:style-name="T28">getPara </text:span>method below shows:</text:p>
          </table:table-cell>
        </table:table-row>
      </table:table>
      <text:p text:style-name="P166"/>
      <table:table table:name="Table1025" table:style-name="Table1025">
        <table:table-column table:style-name="Table1025.A"/>
        <table:table-column table:style-name="Table1025.B"/>
        <table:table-row>
          <table:table-cell table:style-name="Table1025.A1" office:value-type="string">
            <text:p text:style-name="P180"/>
          </table:table-cell>
          <table:table-cell table:style-name="Table1025.A1" office:value-type="string">
            <text:p text:style-name="P170"><text:span text:style-name="T33">749: </text:span><text:span text:style-name="T39">public static</text:span><text:span text:style-name="T33"> Para getPara() {</text:span></text:p>
            <text:p text:style-name="P170"><text:span text:style-name="T33">750: <text:s text:c="2"/></text:span><text:span text:style-name="T39">if</text:span><text:span text:style-name="T33"> (para == </text:span><text:span text:style-name="T39">null</text:span><text:span text:style-name="T33">) {</text:span></text:p>
            <text:p text:style-name="P170"><text:span text:style-name="T33">751: <text:s text:c="4"/>para = </text:span><text:span text:style-name="T39">new</text:span><text:span text:style-name="T33"> Para();</text:span></text:p>
            <text:p text:style-name="P268">752: <text:s text:c="2"/>}</text:p>
            <text:p text:style-name="P170"><text:span text:style-name="T33">753: <text:s text:c="2"/></text:span><text:span text:style-name="T39">return</text:span><text:span text:style-name="T33"> para;</text:span></text:p>
            <text:p text:style-name="P274">754: }</text:p>
          </table:table-cell>
        </table:table-row>
      </table:table>
      <text:p text:style-name="P166"/>
      <table:table table:name="Table1026" table:style-name="Table1026">
        <table:table-column table:style-name="Table1026.A"/>
        <table:table-column table:style-name="Table1026.B"/>
        <table:table-row>
          <table:table-cell table:style-name="Table1026.A1" office:value-type="string">
            <text:p text:style-name="P180"/>
          </table:table-cell>
          <table:table-cell table:style-name="Table1026.A1" office:value-type="string">
            <text:p text:style-name="P203">Since the <text:span text:style-name="T28">Para </text:span>class is used in almost all classes, it might be useful to group all the utility files of the application under the directory path of the <text:span text:style-name="T28">Para</text:span> class<text:span text:style-name="T29">.</text:span><text:span text:style-name="T28"> </text:span>As we saw in the previous chapter, several classes can call utility files such as the "<text:span text:style-name="T28">gif</text:span>" files. In our example, it is the classes <text:span text:style-name="T28">AppAbout </text:span>and <text:span text:style-name="T28">AppToolBar</text:span><text:span text:style-name="T29">.</text:span> In order to avoid finding ourselves with "<text:span text:style-name="T28">gif</text:span>" files inside several <text:span text:style-name="T28">packages</text:span>, we have grouped those in the folder <text:span text:style-name="T28">images </text:span>below the folder <text:span text:style-name="T28">mb/config</text:span><text:span text:style-name="T29">.</text:span></text:p>
          </table:table-cell>
        </table:table-row>
      </table:table>
      <text:p text:style-name="P180"/>
      <text:p text:style-name="P290"/>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91">Instructions</text:p>
      <text:p text:style-name="P292"/>
      <text:p text:style-name="P293">Install:</text:p>
      <text:p text:style-name="WW-Texte_20_brut"/>
      <text:p text:style-name="P294">1. download Java J2SE SDK from <text:a xlink:type="simple" xlink:href="http://java.sun.com/"><text:span text:style-name="T2">http://java.sun.com</text:span></text:a><text:a xlink:type="simple" xlink:href="http://java.sun.com/j2se/1.5.0/download.html"><text:span text:style-name="T107">;</text:span></text:a></text:p>
      <text:p text:style-name="P295"/>
      <text:p text:style-name="WW-Texte_20_brut">2. install SDK on C:\sdk;</text:p>
      <text:p text:style-name="WW-Texte_20_brut"/>
      <text:p text:style-name="P294">3. create JAVA_HOME environment variable; <text:s/>consult for help from <text:a xlink:type="simple" xlink:href="http://www.windows-help.net/WindowsXP/howto-04.html"><text:span text:style-name="T2">http://www.windows-help.net/WindowsXP/howto-04.html</text:span></text:a>;</text:p>
      <text:p text:style-name="P294"/>
      <text:p text:style-name="P294">4. use compile.bat to compile;</text:p>
      <text:p text:style-name="P294"/>
      <text:p text:style-name="P294">5. use execute.bat to execute the main method;</text:p>
      <text:p text:style-name="P294"/>
      <text:p text:style-name="P294">6. use jar.bat to produce jar file;</text:p>
      <text:p text:style-name="P294"/>
      <text:p text:style-name="P294">7. use executeJar.bat to execute the main method (jar file is required);</text:p>
      <text:p text:style-name="P294"/>
      <text:p text:style-name="P294">8. use applet.bat to execute the applet version (jar file is required);</text:p>
      <text:p text:style-name="WW-Texte_20_brut"/>
      <text:p text:style-name="P294">9. use Eclipse from <text:a xlink:type="simple" xlink:href="http://www.eclipse.org/"><text:span text:style-name="T2">http://www.eclipse.org</text:span></text:a> to edit the code </text:p>
      <text:p text:style-name="P294"><text:s text:c="3"/>(import a project for each spiral: <text:s/><text:span text:style-name="T1">File/Import... Existing Project into Workspace</text:span>);</text:p>
      <text:p text:style-name="WW-Texte_20_brut"/>
      <text:p text:style-name="P294">10. learn more about Java from <text:a xlink:type="simple" xlink:href="http://www.ecs.soton.ac.uk/~dem/teaching/adultevening/introjava/"><text:span text:style-name="T2">http://www.ecs.soton.ac.uk/~dem/teaching/adultevening/introjava/</text:span></text:a>.</text:p>
      <text:p text:style-name="WW-Texte_20_brut"/>
      <text:p text:style-name="WW-Texte_20_brut">All batch (.bat) files can be found both in src and classes directories </text:p>
      <text:p text:style-name="WW-Texte_20_brut">(Eclipse copies them from src to classes).</text:p>
      <text:p text:style-name="WW-Texte_20_brut"/>
      <text:p text:style-name="P296">Compile:</text:p>
      <text:p text:style-name="WW-Texte_20_brut"/>
      <text:p text:style-name="WW-Texte_20_brut">%JAVA_HOME%\bin\javac.exe -sourcepath @in.txt -d ../classes</text:p>
      <text:p text:style-name="WW-Texte_20_brut">PAUSE</text:p>
      <text:p text:style-name="WW-Texte_20_brut"/>
      <text:p text:style-name="WW-Texte_20_brut">in.txt (the class with the main method must be declared twice):</text:p>
      <text:p text:style-name="WW-Texte_20_brut"/>
      <text:p text:style-name="WW-Texte_20_brut">mb\App.java</text:p>
      <text:p text:style-name="WW-Texte_20_brut"/>
      <text:p text:style-name="WW-Texte_20_brut">mb\App.java</text:p>
      <text:p text:style-name="WW-Texte_20_brut"/>
      <text:p text:style-name="WW-Texte_20_brut">mb\view\AppAbout.java</text:p>
      <text:p text:style-name="WW-Texte_20_brut">mb\view\AppFrame.java</text:p>
      <text:p text:style-name="WW-Texte_20_brut">mb\view\AppMenu.java</text:p>
      <text:p text:style-name="WW-Texte_20_brut">mb\view\AppToolBar.java</text:p>
      <text:p text:style-name="WW-Texte_20_brut"/>
      <text:p text:style-name="WW-Texte_20_brut">mb\model\Box.java</text:p>
      <text:p text:style-name="WW-Texte_20_brut">mb\model\Diagram.java</text:p>
      <text:p text:style-name="WW-Texte_20_brut"/>
      <text:p text:style-name="WW-Texte_20_brut">mb\config\Para.java</text:p>
      <text:p text:style-name="WW-Texte_20_brut">mb\config\StringRes.java</text:p>
      <text:p text:style-name="WW-Texte_20_brut">mb\config\StringRes_ba.java</text:p>
      <text:p text:style-name="WW-Texte_20_brut">mb\config\StringRes_en.java</text:p>
      <text:p text:style-name="WW-Texte_20_brut">mb\config\StringRes_fr.java</text:p>
      <text:p text:style-name="WW-Texte_20_brut"/>
      <text:p text:style-name="P296">Execute:</text:p>
      <text:p text:style-name="WW-Texte_20_brut"/>
      <text:p text:style-name="WW-Texte_20_brut">%JAVA_HOME%\bin\java.exe mb.App</text:p>
      <text:p text:style-name="WW-Texte_20_brut"/>
      <text:p text:style-name="P296">Jar:</text:p>
      <text:p text:style-name="WW-Texte_20_brut"/>
      <text:p text:style-name="WW-Texte_20_brut">%JAVA_HOME%\bin\jar.exe cvf mb.jar mb</text:p>
      <text:p text:style-name="WW-Texte_20_brut">PAUSE</text:p>
      <text:p text:style-name="WW-Texte_20_brut"/>
      <text:p text:style-name="P296">Execute with jar:</text:p>
      <text:p text:style-name="WW-Texte_20_brut"/>
      <text:p text:style-name="WW-Texte_20_brut">%JAVA_HOME%\bin\java.exe -classpath mb.jar mb.App</text:p>
      <text:p text:style-name="WW-Texte_20_brut"/>
      <text:p text:style-name="P296">Execute applet:</text:p>
      <text:p text:style-name="WW-Texte_20_brut"/>
      <text:p text:style-name="WW-Texte_20_brut">%JAVA_HOME%\bin\appletviewer.exe start.html</text:p>
      <text:p text:style-name="WW-Texte_20_brut"/>
      <text:p text:style-name="WW-Texte_20_brut"/>
      <text:p text:style-name="P291">Links</text:p>
      <text:p text:style-name="P292"/>
      <text:p text:style-name="P296">Eclipse</text:p>
      <text:p text:style-name="WW-Texte_20_brut"/>
      <text:p text:style-name="WW-Texte_20_brut"><text:a xlink:type="simple" xlink:href="http://www.onjava.com/pub/a/onjava/2002/12/11/eclipse.html"><text:span text:style-name="T2">http://www.onjava.com/pub/a/onjava/2002/12/11/eclipse.html</text:span></text:a></text:p>
      <text:p text:style-name="WW-Texte_20_brut"><text:a xlink:type="simple" xlink:href="http://www.3plus4software.de/eclipse/index_en.html"><text:span text:style-name="T2">http://www.3plus4software.de/eclipse/index_en.html</text:span></text:a></text:p>
      <text:p text:style-name="WW-Texte_20_brut"/>
      <text:p text:style-name="WW-Texte_20_brut"/>
      <text:p text:style-name="P296">Java Compiling Services</text:p>
      <text:p text:style-name="WW-Texte_20_brut"/>
      <text:p text:style-name="WW-Texte_20_brut"><text:a xlink:type="simple" xlink:href="http://www.innovation.ch/java/java_compile.html"><text:span text:style-name="T2">http://www.innovation.ch/java/java_compile.html</text:span></text:a></text:p>
      <text:p text:style-name="WW-Texte_20_brut"><text:a xlink:type="simple" xlink:href="http://javaboutique.internet.com/compiler.html"><text:span text:style-name="T2">http://javaboutique.internet.com/compiler.html</text:span></text:a></text:p>
      <text:p text:style-name="WW-Texte_20_brut"/>
      <text:p text:style-name="WW-Texte_20_brut"/>
      <text:p text:style-name="P296">Java Courses</text:p>
      <text:p text:style-name="WW-Texte_20_brut"/>
      <text:p text:style-name="WW-Texte_20_brut"><text:a xlink:type="simple" xlink:href="http://www.ecs.soton.ac.uk/~dem/teaching/adultevening/introjava/"><text:span text:style-name="T2">http://www.ecs.soton.ac.uk/~dem/teaching/adultevening/introjava/</text:span></text:a></text:p>
      <text:p text:style-name="WW-Texte_20_brut"><text:a xlink:type="simple" xlink:href="http://www.cafeaulait.org/course/"><text:span text:style-name="T2">http://www.cafeaulait.org/course/</text:span></text:a></text:p>
      <text:p text:style-name="WW-Texte_20_brut"/>
      <text:p text:style-name="WW-Texte_20_brut"/>
      <text:p text:style-name="P296">Java Download Page</text:p>
      <text:p text:style-name="WW-Texte_20_brut"/>
      <text:p text:style-name="WW-Texte_20_brut"><text:a xlink:type="simple" xlink:href="http://java.sun.com/j2se/1.4.2/download.html"><text:span text:style-name="T2">http://java.sun.com/j2se/1.4.2/download.html</text:span></text:a><text:a xlink:type="simple" xlink:href="http://java.sun.com/j2se/1.4.2/download.html"><text:span text:style-name="T107">,</text:span></text:a></text:p>
      <text:p text:style-name="WW-Texte_20_brut"><text:a xlink:type="simple" xlink:href="http://java.sun.com/j2se/1.5.0/download.html"><text:span text:style-name="T2">http://java.sun.com/j2se/1.5.0/download.html</text:span></text:a></text:p>
      <text:p text:style-name="WW-Texte_20_brut"/>
      <text:p text:style-name="WW-Texte_20_brut"/>
      <text:p text:style-name="P296">Java Home Page</text:p>
      <text:p text:style-name="WW-Texte_20_brut"/>
      <text:p text:style-name="WW-Texte_20_brut"><text:a xlink:type="simple" xlink:href="http://java.sun.com/"><text:span text:style-name="T2">http://java.sun.com</text:span></text:a></text:p>
      <text:p text:style-name="WW-Texte_20_brut"/>
      <text:p text:style-name="WW-Texte_20_brut"/>
      <text:p text:style-name="P296">Java Swing</text:p>
      <text:p text:style-name="WW-Texte_20_brut"/>
      <text:p text:style-name="WW-Texte_20_brut"><text:a xlink:type="simple" xlink:href="http://javafaq.nu/java/free-swing-book/index.shtml"><text:span text:style-name="T2">http://javafaq.nu/java/free-swing-book/index.shtml</text:span></text:a></text:p>
      <text:p text:style-name="WW-Texte_20_brut"><text:a xlink:type="simple" xlink:href="http://www.cse.ucsc.edu/~mcnab/"><text:span text:style-name="T2">http://www.cse.ucsc.edu/~mcnab/</text:span></text:a></text:p>
      <text:p text:style-name="WW-Texte_20_brut"><text:a xlink:type="simple" xlink:href="http://www.cs.cf.ac.uk/Dave/HCI/HCI_Handout_CALLER/node6.html"><text:span text:style-name="T2">http://www.cs.cf.ac.uk/Dave/HCI/HCI_Handout_CALLER/node6.html</text:span></text:a></text:p>
      <text:p text:style-name="WW-Texte_20_brut"/>
      <text:p text:style-name="WW-Texte_20_brut"/>
      <text:p text:style-name="P296">Java Tutorial</text:p>
      <text:p text:style-name="WW-Texte_20_brut"/>
      <text:p text:style-name="WW-Texte_20_brut"><text:a xlink:type="simple" xlink:href="http://java.sun.com/docs/books/tutorial/getStarted/index.html"><text:span text:style-name="T2">http://java.sun.com/docs/books/tutorial/getStarted/index.html</text:span></text:a></text:p>
      <text:p text:style-name="WW-Texte_20_brut"/>
      <text:p text:style-name="WW-Texte_20_brut"/>
      <text:p text:style-name="P296">Java Virtual Machine</text:p>
      <text:p text:style-name="WW-Texte_20_brut"/>
      <text:p text:style-name="WW-Texte_20_brut"><text:a xlink:type="simple" xlink:href="http://javafaq.nu/java/free-introduction-java-book/c1-s3.shtml"><text:span text:style-name="T2">http://javafaq.nu/java/free-introduction-java-book/c1-s3.shtml</text:span></text:a></text:p>
      <text:p text:style-name="WW-Texte_20_brut"/>
      <text:p text:style-name="WW-Texte_20_brut"/>
      <text:p text:style-name="P296">JBuilder</text:p>
      <text:p text:style-name="WW-Texte_20_brut"/>
      <text:p text:style-name="WW-Texte_20_brut"><text:a xlink:type="simple" xlink:href="http://www.borland.com/products/downloads/download_jbuilder.html#"><text:span text:style-name="T2">http://www.borland.com/products/downloads/download_jbuilder.html#</text:span></text:a></text:p>
      <text:p text:style-name="WW-Texte_20_brut"/>
      <text:p text:style-name="WW-Texte_20_brut"/>
      <text:p text:style-name="P296">Magic Boxes</text:p>
      <text:p text:style-name="WW-Texte_20_brut"/>
      <text:p text:style-name="WW-Texte_20_brut"><text:a xlink:type="simple" xlink:href="http://drdb.fsa.ulaval.ca/mb/"><text:span text:style-name="T2">http://drdb.fsa.ulaval.ca/mb/</text:span></text:a></text:p>
      <text:p text:style-name="WW-Texte_20_brut"/>
      <text:p text:style-name="P297">Unicode</text:p>
      <text:p text:style-name="P298"/>
      <text:p text:style-name="P298"><text:span text:style-name="T108">http://</text:span><text:a xlink:type="simple" xlink:href="http://www.unicode.org/"><text:span text:style-name="T2">www.unicode.org</text:span></text:a><text:span text:style-name="T108">/</text:span></text:p>
      <text:p text:style-name="WW-Texte_20_brut"/>
      <text:p text:style-name="P296">Web</text:p>
      <text:p text:style-name="WW-Texte_20_brut"/>
      <text:p text:style-name="WW-Texte_20_brut"><text:a xlink:type="simple" xlink:href="http://www.ansa.co.uk/ANSATech/96/Training/172101.pdf"><text:span text:style-name="T2">http://www.ansa.co.uk/ANSATech/96/Training/172101.pdf</text:span></text:a></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ahoma1"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text-align="justify" style:justify-single-word="false"/>
    </style:style>
    <style:style style:name="Heading_20_1" style:display-name="Heading 1" style:family="paragraph" style:parent-style-name="Standard" style:next-style-name="Standard" style:class="text" style:default-outline-level="1">
      <style:paragraph-properties fo:keep-with-next="always">
        <style:tab-stops>
          <style:tab-stop style:position="4.922in"/>
        </style:tab-stops>
      </style:paragraph-properties>
      <style:text-properties fo:font-size="20pt" fo:font-weight="bold" style:font-size-asian="20pt" style:font-weight-asian="bold"/>
    </style:style>
    <style:style style:name="Heading_20_2" style:display-name="Heading 2" style:family="paragraph" style:parent-style-name="Standard" style:next-style-name="Standard" style:class="text" style:default-outline-level="2">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default-outline-level="3">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fo:font-size="12pt" fo:language="en" fo:country="US" fo:font-weight="bold" style:font-size-asian="12pt" style:font-weight-asian="bold"/>
    </style:style>
    <style:style style:name="Heading_20_7" style:display-name="Heading 7" style:family="paragraph" style:parent-style-name="Standard" style:next-style-name="Standard" style:class="text" style:default-outline-level="7">
      <style:paragraph-properties fo:text-align="justify" style:justify-single-word="false" fo:keep-with-next="always"/>
      <style:text-properties fo:font-weight="bold"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Style_20_courrier" style:display-name="Style courrier" style:family="paragraph" style:parent-style-name="Standard">
      <style:paragraph-properties fo:text-align="justify" style:justify-single-word="false"/>
      <style:text-properties style:font-name="Courier" fo:font-style="italic" style:font-style-asian="italic" style:font-name-complex="Courier" style:font-style-complex="italic"/>
    </style:style>
    <style:style style:name="WW-Corps_20_de_20_texte_20_3" style:display-name="WW-Corps de texte 3" style:family="paragraph" style:parent-style-name="Standard">
      <style:text-properties fo:font-weight="bold" style:font-weight-asian="bold" style:font-weight-complex="bold"/>
    </style:style>
    <style:style style:name="WW-Corps_20_de_20_texte_20_2" style:display-name="WW-Corps de texte 2" style:family="paragraph" style:parent-style-name="Standard">
      <style:paragraph-properties fo:orphans="2" fo:widows="2"/>
      <style:text-properties fo:font-size="21pt" fo:language="en" fo:country="US" fo:font-weight="bold" style:font-size-asian="21pt" style:font-weight-asian="bold"/>
    </style:style>
    <style:style style:name="WW-Texte_20_brut" style:display-name="WW-Texte brut" style:family="paragraph" style:parent-style-name="Standard">
      <style:text-properties style:font-name="Courier New" fo:font-size="10pt" style:font-size-asian="10pt" style:font-name-complex="Courier New" style:font-size-complex="10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WW-Police_20_par_20_défaut" style:display-name="WW-Police par défaut" style:family="text"/>
    <style:style style:name="WW8Num4z0" style:family="text">
      <style:text-properties fo:font-weight="bold" style:font-weight-asian="bold"/>
    </style:style>
    <style:style style:name="WW8Num3z0" style:family="text">
      <style:text-properties style:font-name="Symbol" style:font-name-complex="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4" text:consecutive-numbering="true">
      <text:list-level-style-bullet text:level="1" text:style-name="WW8Num4z0" style:num-suffix="." text:bullet-char="-">
        <style:list-level-properties text:min-label-width="0.25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suffix="-" style:num-format="1" text:start-value="2">
        <style:list-level-properties text:space-before="0.2465in" text:min-label-width="0.25in"/>
      </text:list-level-style-number>
      <text:list-level-style-number text:level="2" style:num-suffix="." style:num-format="a" style:num-letter-sync="true">
        <style:list-level-properties text:space-before="0.7465in" text:min-label-width="0.25in"/>
      </text:list-level-style-number>
      <text:list-level-style-number text:level="3" style:num-suffix="." style:num-format="i">
        <style:list-level-properties text:min-label-width="1.4965in" text:min-label-distance="0.1252in" fo:text-align="end"/>
      </text:list-level-style-number>
      <text:list-level-style-number text:level="4" style:num-suffix="." style:num-format="1">
        <style:list-level-properties text:space-before="1.7465in" text:min-label-width="0.25in"/>
      </text:list-level-style-number>
      <text:list-level-style-number text:level="5" style:num-suffix="." style:num-format="a" style:num-letter-sync="true">
        <style:list-level-properties text:space-before="2.2465in" text:min-label-width="0.25in"/>
      </text:list-level-style-number>
      <text:list-level-style-number text:level="6" style:num-suffix="." style:num-format="i">
        <style:list-level-properties text:min-label-width="2.9965in" text:min-label-distance="0.1252in" fo:text-align="end"/>
      </text:list-level-style-number>
      <text:list-level-style-number text:level="7" style:num-suffix="." style:num-format="1">
        <style:list-level-properties text:space-before="3.2465in" text:min-label-width="0.25in"/>
      </text:list-level-style-number>
      <text:list-level-style-number text:level="8" style:num-suffix="." style:num-format="a" style:num-letter-sync="true">
        <style:list-level-properties text:space-before="3.7465in" text:min-label-width="0.25in"/>
      </text:list-level-style-number>
      <text:list-level-style-number text:level="9" style:num-suffix="." style:num-format="i">
        <style:list-level-properties text:min-label-width="4.496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format="1">
        <style:list-level-properties text:space-before="0.4898in"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zenan Ridjanovic</meta:initial-creator>
    <meta:creation-date>2007-10-19T17:22:13</meta:creation-date>
    <dc:creator>Dzenan Ridjanovic</dc:creator>
    <dc:date>2007-10-19T17:34:41</dc:date>
    <dc:language>en-US</dc:language>
    <meta:editing-cycles>15</meta:editing-cycles>
    <meta:editing-duration>PT12M28S</meta:editing-duration>
    <meta:user-defined meta:name="Info 1"/>
    <meta:user-defined meta:name="Info 2"/>
    <meta:user-defined meta:name="Info 3"/>
    <meta:user-defined meta:name="Info 4"/>
    <meta:document-statistic meta:table-count="1026" meta:image-count="0" meta:object-count="0" meta:page-count="135" meta:paragraph-count="2440" meta:word-count="31439" meta:character-count="198411"/>
  </office:meta>
</office:document-meta>
</file>